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17cm"/>
    </style:style>
    <style:style style:name="co2" style:family="table-column">
      <style:table-column-properties fo:break-before="auto" style:column-width="0.462cm"/>
    </style:style>
    <style:style style:name="co3" style:family="table-column">
      <style:table-column-properties fo:break-before="auto" style:column-width="1.988cm"/>
    </style:style>
    <style:style style:name="co4" style:family="table-column">
      <style:table-column-properties fo:break-before="auto" style:column-width="5.256cm"/>
    </style:style>
    <style:style style:name="co5" style:family="table-column">
      <style:table-column-properties fo:break-before="auto" style:column-width="2.258cm"/>
    </style:style>
    <style:style style:name="co6" style:family="table-column">
      <style:table-column-properties fo:break-before="auto" style:column-width="0.572cm"/>
    </style:style>
    <style:style style:name="co7" style:family="table-column">
      <style:table-column-properties fo:break-before="auto" style:column-width="0.898cm"/>
    </style:style>
    <style:style style:name="co8" style:family="table-column">
      <style:table-column-properties fo:break-before="auto" style:column-width="2.723cm"/>
    </style:style>
    <style:style style:name="co9" style:family="table-column">
      <style:table-column-properties fo:break-before="auto" style:column-width="7.437cm"/>
    </style:style>
    <style:style style:name="co10" style:family="table-column">
      <style:table-column-properties fo:break-before="auto" style:column-width="4.766cm"/>
    </style:style>
    <style:style style:name="co11" style:family="table-column">
      <style:table-column-properties fo:break-before="auto" style:column-width="0.407cm"/>
    </style:style>
    <style:style style:name="co12" style:family="table-column">
      <style:table-column-properties fo:break-before="auto" style:column-width="0.707cm"/>
    </style:style>
    <style:style style:name="co13" style:family="table-column">
      <style:table-column-properties fo:break-before="auto" style:column-width="0.543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1.762cm" fo:break-before="auto" style:use-optimal-row-height="fals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9.135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4.001cm" fo:break-before="auto" style:use-optimal-row-height="true"/>
    </style:style>
    <style:style style:name="ro17" style:family="table-row">
      <style:table-row-properties style:row-height="13.873cm" fo:break-before="auto" style:use-optimal-row-height="true"/>
    </style:style>
    <style:style style:name="ro18" style:family="table-row">
      <style:table-row-properties style:row-height="5.581cm" fo:break-before="auto" style:use-optimal-row-height="true"/>
    </style:style>
    <style:style style:name="ro19" style:family="table-row">
      <style:table-row-properties style:row-height="5.976cm" fo:break-before="auto" style:use-optimal-row-height="true"/>
    </style:style>
    <style:style style:name="ro20" style:family="table-row">
      <style:table-row-properties style:row-height="7.16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7.95cm" fo:break-before="auto" style:use-optimal-row-height="true"/>
    </style:style>
    <style:style style:name="ro23" style:family="table-row">
      <style:table-row-properties style:row-height="6.765cm" fo:break-before="auto" style:use-optimal-row-height="true"/>
    </style:style>
    <style:style style:name="ro24" style:family="table-row">
      <style:table-row-properties style:row-height="20.191cm" fo:break-before="auto" style:use-optimal-row-height="true"/>
    </style:style>
    <style:style style:name="ro25" style:family="table-row">
      <style:table-row-properties style:row-height="35.594cm" fo:break-before="auto" style:use-optimal-row-height="true"/>
    </style:style>
    <style:style style:name="ro26" style:family="table-row">
      <style:table-row-properties style:row-height="11.109cm" fo:break-before="auto" style:use-optimal-row-height="true"/>
    </style:style>
    <style:style style:name="ro27" style:family="table-row">
      <style:table-row-properties style:row-height="10.319cm" fo:break-before="auto" style:use-optimal-row-height="true"/>
    </style:style>
    <style:style style:name="ro28" style:family="table-row">
      <style:table-row-properties style:row-height="13.083cm" fo:break-before="auto" style:use-optimal-row-height="true"/>
    </style:style>
    <style:style style:name="ro29" style:family="table-row">
      <style:table-row-properties style:row-height="8.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data-style-name="N0">
      <style:table-cell-properties style:vertical-align="top"/>
    </style:style>
  </office:automatic-styles>
  <office:body>
    <office:spreadsheet>
      <table:calculation-settings table:automatic-find-labels="false" table:use-regular-expressions="false" table:use-wildcards="true"/>
      <table:table table:name="Skill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5" table:default-cell-style-name="Default"/>
        <table:table-column table:style-name="co6" table:default-cell-style-name="Default"/>
        <table:table-column table:style-name="co5" table:default-cell-style-name="Default"/>
        <table:table-row table:style-name="ro1">
          <table:table-cell office:value-type="string" calcext:value-type="string">
            <text:p>Grp</text:p>
          </table:table-cell>
          <table:table-cell office:value-type="string" calcext:value-type="string">
            <text:p>Skill</text:p>
          </table:table-cell>
          <table:table-cell office:value-type="string" calcext:value-type="string">
            <text:p>Spec</text:p>
          </table:table-cell>
          <table:table-cell/>
          <table:table-cell office:value-type="string" calcext:value-type="string">
            <text:p>ID</text:p>
          </table:table-cell>
          <table:table-cell/>
          <table:table-cell office:value-type="string" calcext:value-type="string">
            <text:p>Name</text:p>
          </table:table-cell>
          <table:table-cell/>
          <table:table-cell office:value-type="string" calcext:value-type="string">
            <text:p>Type</text:p>
          </table:table-cell>
          <table:table-cell/>
          <table:table-cell office:value-type="string" calcext:value-type="string">
            <text:p>Base</text:p>
          </table:table-cell>
          <table: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p>
          </table:table-cell>
          <table:table-cell table:formula="of:=1000000*[.A2]+1000*[.B2]+[.C2]" office:value-type="float" office:value="1000000" calcext:value-type="float">
            <text:p>1000000</text:p>
          </table:table-cell>
          <table:table-cell office:value-type="string" calcext:value-type="string">
            <text:p>, '</text:p>
          </table:table-cell>
          <table:table-cell office:value-type="string" calcext:value-type="string">
            <text:p>Athletik</text:p>
          </table:table-cell>
          <table:table-cell office:value-type="string" calcext:value-type="string">
            <text:p>', '</text:p>
          </table:table-cell>
          <table:table-cell table:formula="of:=IF(MOD([.E2];1000)=0;&quot;A&quot;;&quot;P&quot;)" office:value-type="string" office:string-value="A" calcext:value-type="string">
            <text:p>A</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table:formula="of:=CONCATENATE([.D2];[.E2];[.F2];[.G2];[.H2];[.I2];[.J2];[.K2];[.L2])" office:value-type="string" office:string-value="(1000000, 'Athletik', 'A', 1)," calcext:value-type="string">
            <text:p>(1000000, 'Athletik', 'A', 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1000*[.B3]+[.C3]" office:value-type="float" office:value="1001000" calcext:value-type="float">
            <text:p>1001000</text:p>
          </table:table-cell>
          <table:table-cell office:value-type="string" calcext:value-type="string">
            <text:p>, '</text:p>
          </table:table-cell>
          <table:table-cell office:value-type="string" calcext:value-type="string">
            <text:p>Klettern</text:p>
          </table:table-cell>
          <table:table-cell office:value-type="string" calcext:value-type="string">
            <text:p>', '</text:p>
          </table:table-cell>
          <table:table-cell table:formula="of:=IF(MOD([.E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3];[.E3];[.F3];[.G3];[.H3];[.I3];[.J3];[.K3];[.L3])" office:value-type="string" office:string-value="(1001000, 'Klettern', 'A', 0)," calcext:value-type="string">
            <text:p>(1001000, 'Klettern', 'A', 0),</text:p>
          </table:table-cell>
        </table:table-row>
        <table:table-row table:style-name="ro1">
          <table:table-cell table:number-columns-repeated="3" office:value-type="float" office:value="1" calcext:value-type="float">
            <text:p>1</text:p>
          </table:table-cell>
          <table:table-cell office:value-type="string" calcext:value-type="string">
            <text:p>(</text:p>
          </table:table-cell>
          <table:table-cell table:formula="of:=1000000*[.A4]+1000*[.B4]+[.C4]" office:value-type="float" office:value="1001001" calcext:value-type="float">
            <text:p>1001001</text:p>
          </table:table-cell>
          <table:table-cell office:value-type="string" calcext:value-type="string">
            <text:p>, '</text:p>
          </table:table-cell>
          <table:table-cell office:value-type="string" calcext:value-type="string">
            <text:p>Hochgebirgsklettern</text:p>
          </table:table-cell>
          <table:table-cell office:value-type="string" calcext:value-type="string">
            <text:p>', '</text:p>
          </table:table-cell>
          <table:table-cell table:formula="of:=IF(MOD([.E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4];[.E4];[.F4];[.G4];[.H4];[.I4];[.J4];[.K4];[.L4])" office:value-type="string" office:string-value="(1001001, 'Hochgebirgsklettern', 'P', 0)," calcext:value-type="string">
            <text:p>(1001001, 'Hochgebirgsklettern', 'P', 0),</text:p>
          </table:table-cell>
        </table:table-row>
        <table:table-row table:style-name="ro1">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1000*[.B5]+[.C5]" office:value-type="float" office:value="1001002" calcext:value-type="float">
            <text:p>1001002</text:p>
          </table:table-cell>
          <table:table-cell office:value-type="string" calcext:value-type="string">
            <text:p>, '</text:p>
          </table:table-cell>
          <table:table-cell office:value-type="string" calcext:value-type="string">
            <text:p>Fassadenklettern</text:p>
          </table:table-cell>
          <table:table-cell office:value-type="string" calcext:value-type="string">
            <text:p>', '</text:p>
          </table:table-cell>
          <table:table-cell table:formula="of:=IF(MOD([.E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5];[.E5];[.F5];[.G5];[.H5];[.I5];[.J5];[.K5];[.L5])" office:value-type="string" office:string-value="(1001002, 'Fassadenklettern', 'P', 0)," calcext:value-type="string">
            <text:p>(1001002, 'Fassadenklettern', 'P', 0),</text:p>
          </table:table-cell>
        </table:table-row>
        <table:table-row table:style-name="ro1">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1000*[.B6]+[.C6]" office:value-type="float" office:value="1001003" calcext:value-type="float">
            <text:p>1001003</text:p>
          </table:table-cell>
          <table:table-cell office:value-type="string" calcext:value-type="string">
            <text:p>, '</text:p>
          </table:table-cell>
          <table:table-cell office:value-type="string" calcext:value-type="string">
            <text:p>Höhlenklettern</text:p>
          </table:table-cell>
          <table:table-cell office:value-type="string" calcext:value-type="string">
            <text:p>', '</text:p>
          </table:table-cell>
          <table:table-cell table:formula="of:=IF(MOD([.E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6];[.E6];[.F6];[.G6];[.H6];[.I6];[.J6];[.K6];[.L6])" office:value-type="string" office:string-value="(1001003, 'Höhlenklettern', 'P', 0)," calcext:value-type="string">
            <text:p>(1001003, 'Höhlenklettern', 'P', 0),</text:p>
          </table:table-cell>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7]+1000*[.B7]+[.C7]" office:value-type="float" office:value="1001004" calcext:value-type="float">
            <text:p>1001004</text:p>
          </table:table-cell>
          <table:table-cell office:value-type="string" calcext:value-type="string">
            <text:p>, '</text:p>
          </table:table-cell>
          <table:table-cell office:value-type="string" calcext:value-type="string">
            <text:p>Freiklettern</text:p>
          </table:table-cell>
          <table:table-cell office:value-type="string" calcext:value-type="string">
            <text:p>', '</text:p>
          </table:table-cell>
          <table:table-cell table:formula="of:=IF(MOD([.E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7];[.E7];[.F7];[.G7];[.H7];[.I7];[.J7];[.K7];[.L7])" office:value-type="string" office:string-value="(1001004, 'Freiklettern', 'P', 0)," calcext:value-type="string">
            <text:p>(1001004, 'Freiklettern', 'P', 0),</text:p>
          </table:table-cell>
        </table:table-row>
        <table:table-row table:style-name="ro1">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8]+1000*[.B8]+[.C8]" office:value-type="float" office:value="1001005" calcext:value-type="float">
            <text:p>1001005</text:p>
          </table:table-cell>
          <table:table-cell office:value-type="string" calcext:value-type="string">
            <text:p>, '</text:p>
          </table:table-cell>
          <table:table-cell office:value-type="string" calcext:value-type="string">
            <text:p>Technisches Klettern</text:p>
          </table:table-cell>
          <table:table-cell office:value-type="string" calcext:value-type="string">
            <text:p>', '</text:p>
          </table:table-cell>
          <table:table-cell table:formula="of:=IF(MOD([.E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8];[.E8];[.F8];[.G8];[.H8];[.I8];[.J8];[.K8];[.L8])" office:value-type="string" office:string-value="(1001005, 'Technisches Klettern', 'P', 0)," calcext:value-type="string">
            <text:p>(1001005, 'Technisches Klettern', 'P', 0),</text:p>
          </table:table-cell>
        </table:table-row>
        <table:table-row table:style-name="ro1">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9]+1000*[.B9]+[.C9]" office:value-type="float" office:value="1001006" calcext:value-type="float">
            <text:p>1001006</text:p>
          </table:table-cell>
          <table:table-cell office:value-type="string" calcext:value-type="string">
            <text:p>, '</text:p>
          </table:table-cell>
          <table:table-cell office:value-type="string" calcext:value-type="string">
            <text:p>Höhenrettung</text:p>
          </table:table-cell>
          <table:table-cell office:value-type="string" calcext:value-type="string">
            <text:p>', '</text:p>
          </table:table-cell>
          <table:table-cell table:formula="of:=IF(MOD([.E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9];[.E9];[.F9];[.G9];[.H9];[.I9];[.J9];[.K9];[.L9])" office:value-type="string" office:string-value="(1001006, 'Höhenrettung', 'P', 0)," calcext:value-type="string">
            <text:p>(1001006, 'Höhenrettung', 'P', 0),</text:p>
          </table:table-cell>
        </table:table-row>
        <table:table-row table:style-name="ro1">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10]+1000*[.B10]+[.C10]" office:value-type="float" office:value="1001007" calcext:value-type="float">
            <text:p>1001007</text:p>
          </table:table-cell>
          <table:table-cell office:value-type="string" calcext:value-type="string">
            <text:p>, '</text:p>
          </table:table-cell>
          <table:table-cell office:value-type="string" calcext:value-type="string">
            <text:p>Bouldern</text:p>
          </table:table-cell>
          <table:table-cell office:value-type="string" calcext:value-type="string">
            <text:p>', '</text:p>
          </table:table-cell>
          <table:table-cell table:formula="of:=IF(MOD([.E10];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0];[.E10];[.F10];[.G10];[.H10];[.I10];[.J10];[.K10];[.L10])" office:value-type="string" office:string-value="(1001007, 'Bouldern', 'P', 0)," calcext:value-type="string">
            <text:p>(1001007, 'Bouldern', 'P', 0),</text:p>
          </table:table-cell>
        </table:table-row>
        <table:table-row table:style-name="ro1">
          <table:table-cell table:number-columns-repeated="2"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11]+1000*[.B11]+[.C11]" office:value-type="float" office:value="1001008" calcext:value-type="float">
            <text:p>1001008</text:p>
          </table:table-cell>
          <table:table-cell office:value-type="string" calcext:value-type="string">
            <text:p>, '</text:p>
          </table:table-cell>
          <table:table-cell office:value-type="string" calcext:value-type="string">
            <text:p>Parcour</text:p>
          </table:table-cell>
          <table:table-cell office:value-type="string" calcext:value-type="string">
            <text:p>', '</text:p>
          </table:table-cell>
          <table:table-cell table:formula="of:=IF(MOD([.E11];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1];[.E11];[.F11];[.G11];[.H11];[.I11];[.J11];[.K11];[.L11])" office:value-type="string" office:string-value="(1001008, 'Parcour', 'P', 0)," calcext:value-type="string">
            <text:p>(1001008, 'Parcour', 'P', 0),</text:p>
          </table:table-cell>
        </table:table-row>
        <table:table-row table:style-name="ro1">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12]+1000*[.B12]+[.C12]" office:value-type="float" office:value="1001009" calcext:value-type="float">
            <text:p>1001009</text:p>
          </table:table-cell>
          <table:table-cell office:value-type="string" calcext:value-type="string">
            <text:p>, '</text:p>
          </table:table-cell>
          <table:table-cell office:value-type="string" calcext:value-type="string">
            <text:p>Canyoning</text:p>
          </table:table-cell>
          <table:table-cell office:value-type="string" calcext:value-type="string">
            <text:p>', '</text:p>
          </table:table-cell>
          <table:table-cell table:formula="of:=IF(MOD([.E12];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2];[.E12];[.F12];[.G12];[.H12];[.I12];[.J12];[.K12];[.L12])" office:value-type="string" office:string-value="(1001009, 'Canyoning', 'P', 0)," calcext:value-type="string">
            <text:p>(1001009, 'Canyoning',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000*[.B13]+[.C13]" office:value-type="float" office:value="1002000" calcext:value-type="float">
            <text:p>1002000</text:p>
          </table:table-cell>
          <table:table-cell office:value-type="string" calcext:value-type="string">
            <text:p>, '</text:p>
          </table:table-cell>
          <table:table-cell office:value-type="string" calcext:value-type="string">
            <text:p>Laufen</text:p>
          </table:table-cell>
          <table:table-cell office:value-type="string" calcext:value-type="string">
            <text:p>', '</text:p>
          </table:table-cell>
          <table:table-cell table:formula="of:=IF(MOD([.E1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3];[.E13];[.F13];[.G13];[.H13];[.I13];[.J13];[.K13];[.L13])" office:value-type="string" office:string-value="(1002000, 'Laufen', 'A', 0)," calcext:value-type="string">
            <text:p>(1002000, 'Laufen', 'A',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1000*[.B14]+[.C14]" office:value-type="float" office:value="1002001" calcext:value-type="float">
            <text:p>1002001</text:p>
          </table:table-cell>
          <table:table-cell office:value-type="string" calcext:value-type="string">
            <text:p>, '</text:p>
          </table:table-cell>
          <table:table-cell office:value-type="string" calcext:value-type="string">
            <text:p>Sprinten</text:p>
          </table:table-cell>
          <table:table-cell office:value-type="string" calcext:value-type="string">
            <text:p>', '</text:p>
          </table:table-cell>
          <table:table-cell table:formula="of:=IF(MOD([.E1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4];[.E14];[.F14];[.G14];[.H14];[.I14];[.J14];[.K14];[.L14])" office:value-type="string" office:string-value="(1002001, 'Sprinten', 'P', 0)," calcext:value-type="string">
            <text:p>(1002001, 'Sprinten', 'P', 0),</text:p>
          </table:table-cell>
        </table:table-row>
        <table:table-row table:style-name="ro1">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text:p>
          </table:table-cell>
          <table:table-cell table:formula="of:=1000000*[.A15]+1000*[.B15]+[.C15]" office:value-type="float" office:value="1002002" calcext:value-type="float">
            <text:p>1002002</text:p>
          </table:table-cell>
          <table:table-cell office:value-type="string" calcext:value-type="string">
            <text:p>, '</text:p>
          </table:table-cell>
          <table:table-cell office:value-type="string" calcext:value-type="string">
            <text:p>Langstreckenlauf</text:p>
          </table:table-cell>
          <table:table-cell office:value-type="string" calcext:value-type="string">
            <text:p>', '</text:p>
          </table:table-cell>
          <table:table-cell table:formula="of:=IF(MOD([.E1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5];[.E15];[.F15];[.G15];[.H15];[.I15];[.J15];[.K15];[.L15])" office:value-type="string" office:string-value="(1002002, 'Langstreckenlauf', 'P', 0)," calcext:value-type="string">
            <text:p>(1002002, 'Langstrecke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6]+1000*[.B16]+[.C16]" office:value-type="float" office:value="1002003" calcext:value-type="float">
            <text:p>1002003</text:p>
          </table:table-cell>
          <table:table-cell office:value-type="string" calcext:value-type="string">
            <text:p>, '</text:p>
          </table:table-cell>
          <table:table-cell office:value-type="string" calcext:value-type="string">
            <text:p>Marathonlauf</text:p>
          </table:table-cell>
          <table:table-cell office:value-type="string" calcext:value-type="string">
            <text:p>', '</text:p>
          </table:table-cell>
          <table:table-cell table:formula="of:=IF(MOD([.E1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6];[.E16];[.F16];[.G16];[.H16];[.I16];[.J16];[.K16];[.L16])" office:value-type="string" office:string-value="(1002003, 'Marathonlauf', 'P', 0)," calcext:value-type="string">
            <text:p>(1002003, 'Maratho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17]+1000*[.B17]+[.C17]" office:value-type="float" office:value="1002004" calcext:value-type="float">
            <text:p>1002004</text:p>
          </table:table-cell>
          <table:table-cell office:value-type="string" calcext:value-type="string">
            <text:p>, '</text:p>
          </table:table-cell>
          <table:table-cell office:value-type="string" calcext:value-type="string">
            <text:p>Joggen</text:p>
          </table:table-cell>
          <table:table-cell office:value-type="string" calcext:value-type="string">
            <text:p>', '</text:p>
          </table:table-cell>
          <table:table-cell table:formula="of:=IF(MOD([.E1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7];[.E17];[.F17];[.G17];[.H17];[.I17];[.J17];[.K17];[.L17])" office:value-type="string" office:string-value="(1002004, 'Joggen', 'P', 0)," calcext:value-type="string">
            <text:p>(1002004, 'Jogge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18]+1000*[.B18]+[.C18]" office:value-type="float" office:value="1002005" calcext:value-type="float">
            <text:p>1002005</text:p>
          </table:table-cell>
          <table:table-cell office:value-type="string" calcext:value-type="string">
            <text:p>, '</text:p>
          </table:table-cell>
          <table:table-cell office:value-type="string" calcext:value-type="string">
            <text:p>Wandern</text:p>
          </table:table-cell>
          <table:table-cell office:value-type="string" calcext:value-type="string">
            <text:p>', '</text:p>
          </table:table-cell>
          <table:table-cell table:formula="of:=IF(MOD([.E1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8];[.E18];[.F18];[.G18];[.H18];[.I18];[.J18];[.K18];[.L18])" office:value-type="string" office:string-value="(1002005, 'Wandern', 'P', 0)," calcext:value-type="string">
            <text:p>(1002005, 'Wander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19]+1000*[.B19]+[.C19]" office:value-type="float" office:value="1002006" calcext:value-type="float">
            <text:p>1002006</text:p>
          </table:table-cell>
          <table:table-cell office:value-type="string" calcext:value-type="string">
            <text:p>, '</text:p>
          </table:table-cell>
          <table:table-cell office:value-type="string" calcext:value-type="string">
            <text:p>Marschieren</text:p>
          </table:table-cell>
          <table:table-cell office:value-type="string" calcext:value-type="string">
            <text:p>', '</text:p>
          </table:table-cell>
          <table:table-cell table:formula="of:=IF(MOD([.E1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9];[.E19];[.F19];[.G19];[.H19];[.I19];[.J19];[.K19];[.L19])" office:value-type="string" office:string-value="(1002006, 'Marschieren', 'P', 0)," calcext:value-type="string">
            <text:p>(1002006, 'Marschier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0]+1000*[.B20]+[.C20]" office:value-type="float" office:value="1003000" calcext:value-type="float">
            <text:p>1003000</text:p>
          </table:table-cell>
          <table:table-cell office:value-type="string" calcext:value-type="string">
            <text:p>, '</text:p>
          </table:table-cell>
          <table:table-cell office:value-type="string" calcext:value-type="string">
            <text:p>Schwimmen</text:p>
          </table:table-cell>
          <table:table-cell office:value-type="string" calcext:value-type="string">
            <text:p>', '</text:p>
          </table:table-cell>
          <table:table-cell table:formula="of:=IF(MOD([.E20];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20];[.E20];[.F20];[.G20];[.H20];[.I20];[.J20];[.K20];[.L20])" office:value-type="string" office:string-value="(1003000, 'Schwimmen', 'A', 0)," calcext:value-type="string">
            <text:p>(1003000, 'Schwimmen', 'A',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1]+1000*[.B21]+[.C21]" office:value-type="float" office:value="1003001" calcext:value-type="float">
            <text:p>1003001</text:p>
          </table:table-cell>
          <table:table-cell office:value-type="string" calcext:value-type="string">
            <text:p>, '</text:p>
          </table:table-cell>
          <table:table-cell office:value-type="string" calcext:value-type="string">
            <text:p>Langstreckenschwimmen</text:p>
          </table:table-cell>
          <table:table-cell office:value-type="string" calcext:value-type="string">
            <text:p>', '</text:p>
          </table:table-cell>
          <table:table-cell table:formula="of:=IF(MOD([.E21];1000)=0;&quot;A&quot;;&quot;P&quot;)" office:value-type="string" office:string-value="P" calcext:value-type="string">
            <text:p>P</text:p>
          </table:table-cell>
          <table:table-cell office:value-type="string" calcext:value-type="string">
            <text:p>', </text:p>
          </table:table-cell>
          <table:table-cell table:formula="of:=IF(MOD([.E21];1000000)=0;1;0)" office:value-type="float" office:value="0" calcext:value-type="float">
            <text:p>0</text:p>
          </table:table-cell>
          <table:table-cell office:value-type="string" calcext:value-type="string">
            <text:p>),</text:p>
          </table:table-cell>
          <table:table-cell table:formula="of:=CONCATENATE([.D21];[.E21];[.F21];[.G21];[.H21];[.I21];[.J21];[.K21];[.L21])" office:value-type="string" office:string-value="(1003001, 'Langstreckenschwimmen', 'P', 0)," calcext:value-type="string">
            <text:p>(1003001, 'Langstrecken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1000*[.B22]+[.C22]" office:value-type="float" office:value="1003002" calcext:value-type="float">
            <text:p>1003002</text:p>
          </table:table-cell>
          <table:table-cell office:value-type="string" calcext:value-type="string">
            <text:p>, '</text:p>
          </table:table-cell>
          <table:table-cell office:value-type="string" calcext:value-type="string">
            <text:p>Rettungsschwimmen</text:p>
          </table:table-cell>
          <table:table-cell office:value-type="string" calcext:value-type="string">
            <text:p>', '</text:p>
          </table:table-cell>
          <table:table-cell table:formula="of:=IF(MOD([.E22];1000)=0;&quot;A&quot;;&quot;P&quot;)" office:value-type="string" office:string-value="P" calcext:value-type="string">
            <text:p>P</text:p>
          </table:table-cell>
          <table:table-cell office:value-type="string" calcext:value-type="string">
            <text:p>', </text:p>
          </table:table-cell>
          <table:table-cell table:formula="of:=IF(MOD([.E22];1000000)=0;1;0)" office:value-type="float" office:value="0" calcext:value-type="float">
            <text:p>0</text:p>
          </table:table-cell>
          <table:table-cell office:value-type="string" calcext:value-type="string">
            <text:p>),</text:p>
          </table:table-cell>
          <table:table-cell table:formula="of:=CONCATENATE([.D22];[.E22];[.F22];[.G22];[.H22];[.I22];[.J22];[.K22];[.L22])" office:value-type="string" office:string-value="(1003002, 'Rettungsschwimmen', 'P', 0)," calcext:value-type="string">
            <text:p>(1003002, 'Rettungsschwimmen', 'P', 0),</text:p>
          </table:table-cell>
        </table:table-row>
        <table:table-row table:style-name="ro1">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text:p>
          </table:table-cell>
          <table:table-cell table:formula="of:=1000000*[.A23]+1000*[.B23]+[.C23]" office:value-type="float" office:value="1003003" calcext:value-type="float">
            <text:p>1003003</text:p>
          </table:table-cell>
          <table:table-cell office:value-type="string" calcext:value-type="string">
            <text:p>, '</text:p>
          </table:table-cell>
          <table:table-cell office:value-type="string" calcext:value-type="string">
            <text:p>Brustschwimmen</text:p>
          </table:table-cell>
          <table:table-cell office:value-type="string" calcext:value-type="string">
            <text:p>', '</text:p>
          </table:table-cell>
          <table:table-cell table:formula="of:=IF(MOD([.E23];1000)=0;&quot;A&quot;;&quot;P&quot;)" office:value-type="string" office:string-value="P" calcext:value-type="string">
            <text:p>P</text:p>
          </table:table-cell>
          <table:table-cell office:value-type="string" calcext:value-type="string">
            <text:p>', </text:p>
          </table:table-cell>
          <table:table-cell table:formula="of:=IF(MOD([.E23];1000000)=0;1;0)" office:value-type="float" office:value="0" calcext:value-type="float">
            <text:p>0</text:p>
          </table:table-cell>
          <table:table-cell office:value-type="string" calcext:value-type="string">
            <text:p>),</text:p>
          </table:table-cell>
          <table:table-cell table:formula="of:=CONCATENATE([.D23];[.E23];[.F23];[.G23];[.H23];[.I23];[.J23];[.K23];[.L23])" office:value-type="string" office:string-value="(1003003, 'Brustschwimmen', 'P', 0)," calcext:value-type="string">
            <text:p>(1003003, 'Brust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4]+1000*[.B24]+[.C24]" office:value-type="float" office:value="1003004" calcext:value-type="float">
            <text:p>1003004</text:p>
          </table:table-cell>
          <table:table-cell office:value-type="string" calcext:value-type="string">
            <text:p>, '</text:p>
          </table:table-cell>
          <table:table-cell office:value-type="string" calcext:value-type="string">
            <text:p>Kraulen</text:p>
          </table:table-cell>
          <table:table-cell office:value-type="string" calcext:value-type="string">
            <text:p>', '</text:p>
          </table:table-cell>
          <table:table-cell table:formula="of:=IF(MOD([.E24];1000)=0;&quot;A&quot;;&quot;P&quot;)" office:value-type="string" office:string-value="P" calcext:value-type="string">
            <text:p>P</text:p>
          </table:table-cell>
          <table:table-cell office:value-type="string" calcext:value-type="string">
            <text:p>', </text:p>
          </table:table-cell>
          <table:table-cell table:formula="of:=IF(MOD([.E24];1000000)=0;1;0)" office:value-type="float" office:value="0" calcext:value-type="float">
            <text:p>0</text:p>
          </table:table-cell>
          <table:table-cell office:value-type="string" calcext:value-type="string">
            <text:p>),</text:p>
          </table:table-cell>
          <table:table-cell table:formula="of:=CONCATENATE([.D24];[.E24];[.F24];[.G24];[.H24];[.I24];[.J24];[.K24];[.L24])" office:value-type="string" office:string-value="(1003004, 'Kraulen', 'P', 0)," calcext:value-type="string">
            <text:p>(1003004, 'Kraul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5]+1000*[.B25]+[.C25]" office:value-type="float" office:value="1003005" calcext:value-type="float">
            <text:p>1003005</text:p>
          </table:table-cell>
          <table:table-cell office:value-type="string" calcext:value-type="string">
            <text:p>, '</text:p>
          </table:table-cell>
          <table:table-cell office:value-type="string" calcext:value-type="string">
            <text:p>Flossen</text:p>
          </table:table-cell>
          <table:table-cell office:value-type="string" calcext:value-type="string">
            <text:p>', '</text:p>
          </table:table-cell>
          <table:table-cell table:formula="of:=IF(MOD([.E25];1000)=0;&quot;A&quot;;&quot;P&quot;)" office:value-type="string" office:string-value="P" calcext:value-type="string">
            <text:p>P</text:p>
          </table:table-cell>
          <table:table-cell office:value-type="string" calcext:value-type="string">
            <text:p>', </text:p>
          </table:table-cell>
          <table:table-cell table:formula="of:=IF(MOD([.E25];1000000)=0;1;0)" office:value-type="float" office:value="0" calcext:value-type="float">
            <text:p>0</text:p>
          </table:table-cell>
          <table:table-cell office:value-type="string" calcext:value-type="string">
            <text:p>),</text:p>
          </table:table-cell>
          <table:table-cell table:formula="of:=CONCATENATE([.D25];[.E25];[.F25];[.G25];[.H25];[.I25];[.J25];[.K25];[.L25])" office:value-type="string" office:string-value="(1003005, 'Flossen', 'P', 0)," calcext:value-type="string">
            <text:p>(1003005, 'Floss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6]+1000*[.B26]+[.C26]" office:value-type="float" office:value="1003006" calcext:value-type="float">
            <text:p>1003006</text:p>
          </table:table-cell>
          <table:table-cell office:value-type="string" calcext:value-type="string">
            <text:p>, '</text:p>
          </table:table-cell>
          <table:table-cell office:value-type="string" calcext:value-type="string">
            <text:p>Tauchen</text:p>
          </table:table-cell>
          <table:table-cell office:value-type="string" calcext:value-type="string">
            <text:p>', '</text:p>
          </table:table-cell>
          <table:table-cell table:formula="of:=IF(MOD([.E26];1000)=0;&quot;A&quot;;&quot;P&quot;)" office:value-type="string" office:string-value="P" calcext:value-type="string">
            <text:p>P</text:p>
          </table:table-cell>
          <table:table-cell office:value-type="string" calcext:value-type="string">
            <text:p>', </text:p>
          </table:table-cell>
          <table:table-cell table:formula="of:=IF(MOD([.E26];1000000)=0;1;0)" office:value-type="float" office:value="0" calcext:value-type="float">
            <text:p>0</text:p>
          </table:table-cell>
          <table:table-cell office:value-type="string" calcext:value-type="string">
            <text:p>),</text:p>
          </table:table-cell>
          <table:table-cell table:formula="of:=CONCATENATE([.D26];[.E26];[.F26];[.G26];[.H26];[.I26];[.J26];[.K26];[.L26])" office:value-type="string" office:string-value="(1003006, 'Tauchen', 'P', 0)," calcext:value-type="string">
            <text:p>(1003006, '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27]+1000*[.B27]+[.C27]" office:value-type="float" office:value="1003007" calcext:value-type="float">
            <text:p>1003007</text:p>
          </table:table-cell>
          <table:table-cell office:value-type="string" calcext:value-type="string">
            <text:p>, '</text:p>
          </table:table-cell>
          <table:table-cell office:value-type="string" calcext:value-type="string">
            <text:p>Freitauchen</text:p>
          </table:table-cell>
          <table:table-cell office:value-type="string" calcext:value-type="string">
            <text:p>', '</text:p>
          </table:table-cell>
          <table:table-cell table:formula="of:=IF(MOD([.E27];1000)=0;&quot;A&quot;;&quot;P&quot;)" office:value-type="string" office:string-value="P" calcext:value-type="string">
            <text:p>P</text:p>
          </table:table-cell>
          <table:table-cell office:value-type="string" calcext:value-type="string">
            <text:p>', </text:p>
          </table:table-cell>
          <table:table-cell table:formula="of:=IF(MOD([.E27];1000000)=0;1;0)" office:value-type="float" office:value="0" calcext:value-type="float">
            <text:p>0</text:p>
          </table:table-cell>
          <table:table-cell office:value-type="string" calcext:value-type="string">
            <text:p>),</text:p>
          </table:table-cell>
          <table:table-cell table:formula="of:=CONCATENATE([.D27];[.E27];[.F27];[.G27];[.H27];[.I27];[.J27];[.K27];[.L27])" office:value-type="string" office:string-value="(1003007, 'Freitauchen', 'P', 0)," calcext:value-type="string">
            <text:p>(1003007, 'Frei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28]+1000*[.B28]+[.C28]" office:value-type="float" office:value="1003008" calcext:value-type="float">
            <text:p>1003008</text:p>
          </table:table-cell>
          <table:table-cell office:value-type="string" calcext:value-type="string">
            <text:p>, '</text:p>
          </table:table-cell>
          <table:table-cell office:value-type="string" calcext:value-type="string">
            <text:p>Gerätetauchen</text:p>
          </table:table-cell>
          <table:table-cell office:value-type="string" calcext:value-type="string">
            <text:p>', '</text:p>
          </table:table-cell>
          <table:table-cell table:formula="of:=IF(MOD([.E28];1000)=0;&quot;A&quot;;&quot;P&quot;)" office:value-type="string" office:string-value="P" calcext:value-type="string">
            <text:p>P</text:p>
          </table:table-cell>
          <table:table-cell office:value-type="string" calcext:value-type="string">
            <text:p>', </text:p>
          </table:table-cell>
          <table:table-cell table:formula="of:=IF(MOD([.E28];1000000)=0;1;0)" office:value-type="float" office:value="0" calcext:value-type="float">
            <text:p>0</text:p>
          </table:table-cell>
          <table:table-cell office:value-type="string" calcext:value-type="string">
            <text:p>),</text:p>
          </table:table-cell>
          <table:table-cell table:formula="of:=CONCATENATE([.D28];[.E28];[.F28];[.G28];[.H28];[.I28];[.J28];[.K28];[.L28])" office:value-type="string" office:string-value="(1003008, 'Gerätetauchen', 'P', 0)," calcext:value-type="string">
            <text:p>(1003008, 'Geräte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29]+1000*[.B29]+[.C29]" office:value-type="float" office:value="1003009" calcext:value-type="float">
            <text:p>1003009</text:p>
          </table:table-cell>
          <table:table-cell office:value-type="string" calcext:value-type="string">
            <text:p>, '</text:p>
          </table:table-cell>
          <table:table-cell office:value-type="string" calcext:value-type="string">
            <text:p>Schnorcheln</text:p>
          </table:table-cell>
          <table:table-cell office:value-type="string" calcext:value-type="string">
            <text:p>', '</text:p>
          </table:table-cell>
          <table:table-cell table:formula="of:=IF(MOD([.E29];1000)=0;&quot;A&quot;;&quot;P&quot;)" office:value-type="string" office:string-value="P" calcext:value-type="string">
            <text:p>P</text:p>
          </table:table-cell>
          <table:table-cell office:value-type="string" calcext:value-type="string">
            <text:p>', </text:p>
          </table:table-cell>
          <table:table-cell table:formula="of:=IF(MOD([.E29];1000000)=0;1;0)" office:value-type="float" office:value="0" calcext:value-type="float">
            <text:p>0</text:p>
          </table:table-cell>
          <table:table-cell office:value-type="string" calcext:value-type="string">
            <text:p>),</text:p>
          </table:table-cell>
          <table:table-cell table:formula="of:=CONCATENATE([.D29];[.E29];[.F29];[.G29];[.H29];[.I29];[.J29];[.K29];[.L29])" office:value-type="string" office:string-value="(1003009, 'Schnorcheln', 'P', 0)," calcext:value-type="string">
            <text:p>(1003009, 'Schnorchel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0]+1000*[.B30]+[.C30]" office:value-type="float" office:value="1004000" calcext:value-type="float">
            <text:p>1004000</text:p>
          </table:table-cell>
          <table:table-cell office:value-type="string" calcext:value-type="string">
            <text:p>, '</text:p>
          </table:table-cell>
          <table:table-cell office:value-type="string" calcext:value-type="string">
            <text:p>Reiten</text:p>
          </table:table-cell>
          <table:table-cell office:value-type="string" calcext:value-type="string">
            <text:p>', '</text:p>
          </table:table-cell>
          <table:table-cell table:formula="of:=IF(MOD([.E30];1000)=0;&quot;A&quot;;&quot;P&quot;)" office:value-type="string" office:string-value="A" calcext:value-type="string">
            <text:p>A</text:p>
          </table:table-cell>
          <table:table-cell office:value-type="string" calcext:value-type="string">
            <text:p>', </text:p>
          </table:table-cell>
          <table:table-cell table:formula="of:=IF(MOD([.E30];1000000)=0;1;0)" office:value-type="float" office:value="0" calcext:value-type="float">
            <text:p>0</text:p>
          </table:table-cell>
          <table:table-cell office:value-type="string" calcext:value-type="string">
            <text:p>),</text:p>
          </table:table-cell>
          <table:table-cell table:formula="of:=CONCATENATE([.D30];[.E30];[.F30];[.G30];[.H30];[.I30];[.J30];[.K30];[.L30])" office:value-type="string" office:string-value="(1004000, 'Reiten', 'A', 0)," calcext:value-type="string">
            <text:p>(1004000, 'Reiten', 'A',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1]+1000*[.B31]+[.C31]" office:value-type="float" office:value="1004001" calcext:value-type="float">
            <text:p>1004001</text:p>
          </table:table-cell>
          <table:table-cell office:value-type="string" calcext:value-type="string">
            <text:p>, '</text:p>
          </table:table-cell>
          <table:table-cell office:value-type="string" calcext:value-type="string">
            <text:p>Rennreiten</text:p>
          </table:table-cell>
          <table:table-cell office:value-type="string" calcext:value-type="string">
            <text:p>', '</text:p>
          </table:table-cell>
          <table:table-cell table:formula="of:=IF(MOD([.E31];1000)=0;&quot;A&quot;;&quot;P&quot;)" office:value-type="string" office:string-value="P" calcext:value-type="string">
            <text:p>P</text:p>
          </table:table-cell>
          <table:table-cell office:value-type="string" calcext:value-type="string">
            <text:p>', </text:p>
          </table:table-cell>
          <table:table-cell table:formula="of:=IF(MOD([.E31];1000000)=0;1;0)" office:value-type="float" office:value="0" calcext:value-type="float">
            <text:p>0</text:p>
          </table:table-cell>
          <table:table-cell office:value-type="string" calcext:value-type="string">
            <text:p>),</text:p>
          </table:table-cell>
          <table:table-cell table:formula="of:=CONCATENATE([.D31];[.E31];[.F31];[.G31];[.H31];[.I31];[.J31];[.K31];[.L31])" office:value-type="string" office:string-value="(1004001, 'Rennreiten', 'P', 0)," calcext:value-type="string">
            <text:p>(1004001, 'Renn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2]+1000*[.B32]+[.C32]" office:value-type="float" office:value="1004002" calcext:value-type="float">
            <text:p>1004002</text:p>
          </table:table-cell>
          <table:table-cell office:value-type="string" calcext:value-type="string">
            <text:p>, '</text:p>
          </table:table-cell>
          <table:table-cell office:value-type="string" calcext:value-type="string">
            <text:p>Dressurreiten</text:p>
          </table:table-cell>
          <table:table-cell office:value-type="string" calcext:value-type="string">
            <text:p>', '</text:p>
          </table:table-cell>
          <table:table-cell table:formula="of:=IF(MOD([.E32];1000)=0;&quot;A&quot;;&quot;P&quot;)" office:value-type="string" office:string-value="P" calcext:value-type="string">
            <text:p>P</text:p>
          </table:table-cell>
          <table:table-cell office:value-type="string" calcext:value-type="string">
            <text:p>', </text:p>
          </table:table-cell>
          <table:table-cell table:formula="of:=IF(MOD([.E32];1000000)=0;1;0)" office:value-type="float" office:value="0" calcext:value-type="float">
            <text:p>0</text:p>
          </table:table-cell>
          <table:table-cell office:value-type="string" calcext:value-type="string">
            <text:p>),</text:p>
          </table:table-cell>
          <table:table-cell table:formula="of:=CONCATENATE([.D32];[.E32];[.F32];[.G32];[.H32];[.I32];[.J32];[.K32];[.L32])" office:value-type="string" office:string-value="(1004002, 'Dressurreiten', 'P', 0)," calcext:value-type="string">
            <text:p>(1004002, 'Dressur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3]+1000*[.B33]+[.C33]" office:value-type="float" office:value="1004003" calcext:value-type="float">
            <text:p>1004003</text:p>
          </table:table-cell>
          <table:table-cell office:value-type="string" calcext:value-type="string">
            <text:p>, '</text:p>
          </table:table-cell>
          <table:table-cell office:value-type="string" calcext:value-type="string">
            <text:p>Zureiten</text:p>
          </table:table-cell>
          <table:table-cell office:value-type="string" calcext:value-type="string">
            <text:p>', '</text:p>
          </table:table-cell>
          <table:table-cell table:formula="of:=IF(MOD([.E33];1000)=0;&quot;A&quot;;&quot;P&quot;)" office:value-type="string" office:string-value="P" calcext:value-type="string">
            <text:p>P</text:p>
          </table:table-cell>
          <table:table-cell office:value-type="string" calcext:value-type="string">
            <text:p>', </text:p>
          </table:table-cell>
          <table:table-cell table:formula="of:=IF(MOD([.E33];1000000)=0;1;0)" office:value-type="float" office:value="0" calcext:value-type="float">
            <text:p>0</text:p>
          </table:table-cell>
          <table:table-cell office:value-type="string" calcext:value-type="string">
            <text:p>),</text:p>
          </table:table-cell>
          <table:table-cell table:formula="of:=CONCATENATE([.D33];[.E33];[.F33];[.G33];[.H33];[.I33];[.J33];[.K33];[.L33])" office:value-type="string" office:string-value="(1004003, 'Zureiten', 'P', 0)," calcext:value-type="string">
            <text:p>(1004003, 'Zureiten', 'P', 0),</text:p>
          </table:table-cell>
        </table:table-row>
        <table:table-row table:style-name="ro1">
          <table:table-cell office:value-type="float" office:value="1" calcext:value-type="float">
            <text:p>1</text:p>
          </table:table-cell>
          <table:table-cell table:number-columns-repeated="2" office:value-type="float" office:value="4" calcext:value-type="float">
            <text:p>4</text:p>
          </table:table-cell>
          <table:table-cell office:value-type="string" calcext:value-type="string">
            <text:p>(</text:p>
          </table:table-cell>
          <table:table-cell table:formula="of:=1000000*[.A34]+1000*[.B34]+[.C34]" office:value-type="float" office:value="1004004" calcext:value-type="float">
            <text:p>1004004</text:p>
          </table:table-cell>
          <table:table-cell office:value-type="string" calcext:value-type="string">
            <text:p>, '</text:p>
          </table:table-cell>
          <table:table-cell office:value-type="string" calcext:value-type="string">
            <text:p>Reitpferde</text:p>
          </table:table-cell>
          <table:table-cell office:value-type="string" calcext:value-type="string">
            <text:p>', '</text:p>
          </table:table-cell>
          <table:table-cell table:formula="of:=IF(MOD([.E34];1000)=0;&quot;A&quot;;&quot;P&quot;)" office:value-type="string" office:string-value="P" calcext:value-type="string">
            <text:p>P</text:p>
          </table:table-cell>
          <table:table-cell office:value-type="string" calcext:value-type="string">
            <text:p>', </text:p>
          </table:table-cell>
          <table:table-cell table:formula="of:=IF(MOD([.E34];1000000)=0;1;0)" office:value-type="float" office:value="0" calcext:value-type="float">
            <text:p>0</text:p>
          </table:table-cell>
          <table:table-cell office:value-type="string" calcext:value-type="string">
            <text:p>),</text:p>
          </table:table-cell>
          <table:table-cell table:formula="of:=CONCATENATE([.D34];[.E34];[.F34];[.G34];[.H34];[.I34];[.J34];[.K34];[.L34])" office:value-type="string" office:string-value="(1004004, 'Reitpferde', 'P', 0)," calcext:value-type="string">
            <text:p>(1004004, 'Reitpferde',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5]+1000*[.B35]+[.C35]" office:value-type="float" office:value="1004005" calcext:value-type="float">
            <text:p>1004005</text:p>
          </table:table-cell>
          <table:table-cell office:value-type="string" calcext:value-type="string">
            <text:p>, '</text:p>
          </table:table-cell>
          <table:table-cell office:value-type="string" calcext:value-type="string">
            <text:p>Reitoliphanten</text:p>
          </table:table-cell>
          <table:table-cell office:value-type="string" calcext:value-type="string">
            <text:p>', '</text:p>
          </table:table-cell>
          <table:table-cell table:formula="of:=IF(MOD([.E35];1000)=0;&quot;A&quot;;&quot;P&quot;)" office:value-type="string" office:string-value="P" calcext:value-type="string">
            <text:p>P</text:p>
          </table:table-cell>
          <table:table-cell office:value-type="string" calcext:value-type="string">
            <text:p>', </text:p>
          </table:table-cell>
          <table:table-cell table:formula="of:=IF(MOD([.E35];1000000)=0;1;0)" office:value-type="float" office:value="0" calcext:value-type="float">
            <text:p>0</text:p>
          </table:table-cell>
          <table:table-cell office:value-type="string" calcext:value-type="string">
            <text:p>),</text:p>
          </table:table-cell>
          <table:table-cell table:formula="of:=CONCATENATE([.D35];[.E35];[.F35];[.G35];[.H35];[.I35];[.J35];[.K35];[.L35])" office:value-type="string" office:string-value="(1004005, 'Reitoliphanten', 'P', 0)," calcext:value-type="string">
            <text:p>(1004005, 'Reitoliphanten',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6]+1000*[.B36]+[.C36]" office:value-type="float" office:value="1005000" calcext:value-type="float">
            <text:p>1005000</text:p>
          </table:table-cell>
          <table:table-cell office:value-type="string" calcext:value-type="string">
            <text:p>, '</text:p>
          </table:table-cell>
          <table:table-cell office:value-type="string" calcext:value-type="string">
            <text:p>Fliegen</text:p>
          </table:table-cell>
          <table:table-cell office:value-type="string" calcext:value-type="string">
            <text:p>', '</text:p>
          </table:table-cell>
          <table:table-cell table:formula="of:=IF(MOD([.E36];1000)=0;&quot;A&quot;;&quot;P&quot;)" office:value-type="string" office:string-value="A" calcext:value-type="string">
            <text:p>A</text:p>
          </table:table-cell>
          <table:table-cell office:value-type="string" calcext:value-type="string">
            <text:p>', </text:p>
          </table:table-cell>
          <table:table-cell table:formula="of:=IF(MOD([.E36];1000000)=0;1;0)" office:value-type="float" office:value="0" calcext:value-type="float">
            <text:p>0</text:p>
          </table:table-cell>
          <table:table-cell office:value-type="string" calcext:value-type="string">
            <text:p>),</text:p>
          </table:table-cell>
          <table:table-cell table:formula="of:=CONCATENATE([.D36];[.E36];[.F36];[.G36];[.H36];[.I36];[.J36];[.K36];[.L36])" office:value-type="string" office:string-value="(1005000, 'Fliegen', 'A', 0)," calcext:value-type="string">
            <text:p>(1005000, 'Fliegen', 'A',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7]+1000*[.B37]+[.C37]" office:value-type="float" office:value="1005001" calcext:value-type="float">
            <text:p>1005001</text:p>
          </table:table-cell>
          <table:table-cell office:value-type="string" calcext:value-type="string">
            <text:p>, '</text:p>
          </table:table-cell>
          <table:table-cell office:value-type="string" calcext:value-type="string">
            <text:p>Flügel</text:p>
          </table:table-cell>
          <table:table-cell office:value-type="string" calcext:value-type="string">
            <text:p>', '</text:p>
          </table:table-cell>
          <table:table-cell table:formula="of:=IF(MOD([.E37];1000)=0;&quot;A&quot;;&quot;P&quot;)" office:value-type="string" office:string-value="P" calcext:value-type="string">
            <text:p>P</text:p>
          </table:table-cell>
          <table:table-cell office:value-type="string" calcext:value-type="string">
            <text:p>', </text:p>
          </table:table-cell>
          <table:table-cell table:formula="of:=IF(MOD([.E37];1000000)=0;1;0)" office:value-type="float" office:value="0" calcext:value-type="float">
            <text:p>0</text:p>
          </table:table-cell>
          <table:table-cell office:value-type="string" calcext:value-type="string">
            <text:p>),</text:p>
          </table:table-cell>
          <table:table-cell table:formula="of:=CONCATENATE([.D37];[.E37];[.F37];[.G37];[.H37];[.I37];[.J37];[.K37];[.L37])" office:value-type="string" office:string-value="(1005001, 'Flügel', 'P', 0)," calcext:value-type="string">
            <text:p>(1005001, 'Flügel',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8]+1000*[.B38]+[.C38]" office:value-type="float" office:value="1005002" calcext:value-type="float">
            <text:p>1005002</text:p>
          </table:table-cell>
          <table:table-cell office:value-type="string" calcext:value-type="string">
            <text:p>, '</text:p>
          </table:table-cell>
          <table:table-cell office:value-type="string" calcext:value-type="string">
            <text:p>Fallschirm</text:p>
          </table:table-cell>
          <table:table-cell office:value-type="string" calcext:value-type="string">
            <text:p>', '</text:p>
          </table:table-cell>
          <table:table-cell table:formula="of:=IF(MOD([.E38];1000)=0;&quot;A&quot;;&quot;P&quot;)" office:value-type="string" office:string-value="P" calcext:value-type="string">
            <text:p>P</text:p>
          </table:table-cell>
          <table:table-cell office:value-type="string" calcext:value-type="string">
            <text:p>', </text:p>
          </table:table-cell>
          <table:table-cell table:formula="of:=IF(MOD([.E38];1000000)=0;1;0)" office:value-type="float" office:value="0" calcext:value-type="float">
            <text:p>0</text:p>
          </table:table-cell>
          <table:table-cell office:value-type="string" calcext:value-type="string">
            <text:p>),</text:p>
          </table:table-cell>
          <table:table-cell table:formula="of:=CONCATENATE([.D38];[.E38];[.F38];[.G38];[.H38];[.I38];[.J38];[.K38];[.L38])" office:value-type="string" office:string-value="(1005002, 'Fallschirm', 'P', 0)," calcext:value-type="string">
            <text:p>(1005002, 'Fall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9]+1000*[.B39]+[.C39]" office:value-type="float" office:value="1005003" calcext:value-type="float">
            <text:p>1005003</text:p>
          </table:table-cell>
          <table:table-cell office:value-type="string" calcext:value-type="string">
            <text:p>, '</text:p>
          </table:table-cell>
          <table:table-cell office:value-type="string" calcext:value-type="string">
            <text:p>Gleitschirm</text:p>
          </table:table-cell>
          <table:table-cell office:value-type="string" calcext:value-type="string">
            <text:p>', '</text:p>
          </table:table-cell>
          <table:table-cell table:formula="of:=IF(MOD([.E39];1000)=0;&quot;A&quot;;&quot;P&quot;)" office:value-type="string" office:string-value="P" calcext:value-type="string">
            <text:p>P</text:p>
          </table:table-cell>
          <table:table-cell office:value-type="string" calcext:value-type="string">
            <text:p>', </text:p>
          </table:table-cell>
          <table:table-cell table:formula="of:=IF(MOD([.E39];1000000)=0;1;0)" office:value-type="float" office:value="0" calcext:value-type="float">
            <text:p>0</text:p>
          </table:table-cell>
          <table:table-cell office:value-type="string" calcext:value-type="string">
            <text:p>),</text:p>
          </table:table-cell>
          <table:table-cell table:formula="of:=CONCATENATE([.D39];[.E39];[.F39];[.G39];[.H39];[.I39];[.J39];[.K39];[.L39])" office:value-type="string" office:string-value="(1005003, 'Gleitschirm', 'P', 0)," calcext:value-type="string">
            <text:p>(1005003, 'Gleit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40]+1000*[.B40]+[.C40]" office:value-type="float" office:value="1005004" calcext:value-type="float">
            <text:p>1005004</text:p>
          </table:table-cell>
          <table:table-cell office:value-type="string" calcext:value-type="string">
            <text:p>, '</text:p>
          </table:table-cell>
          <table:table-cell office:value-type="string" calcext:value-type="string">
            <text:p>Hängegleiter</text:p>
          </table:table-cell>
          <table:table-cell office:value-type="string" calcext:value-type="string">
            <text:p>', '</text:p>
          </table:table-cell>
          <table:table-cell table:formula="of:=IF(MOD([.E40];1000)=0;&quot;A&quot;;&quot;P&quot;)" office:value-type="string" office:string-value="P" calcext:value-type="string">
            <text:p>P</text:p>
          </table:table-cell>
          <table:table-cell office:value-type="string" calcext:value-type="string">
            <text:p>', </text:p>
          </table:table-cell>
          <table:table-cell table:formula="of:=IF(MOD([.E40];1000000)=0;1;0)" office:value-type="float" office:value="0" calcext:value-type="float">
            <text:p>0</text:p>
          </table:table-cell>
          <table:table-cell office:value-type="string" calcext:value-type="string">
            <text:p>),</text:p>
          </table:table-cell>
          <table:table-cell table:formula="of:=CONCATENATE([.D40];[.E40];[.F40];[.G40];[.H40];[.I40];[.J40];[.K40];[.L40])" office:value-type="string" office:string-value="(1005004, 'Hängegleiter', 'P', 0)," calcext:value-type="string">
            <text:p>(1005004, 'Hängegleiter', 'P', 0),</text:p>
          </table:table-cell>
        </table:table-row>
        <table:table-row table:style-name="ro1">
          <table:table-cell office:value-type="float" office:value="1" calcext:value-type="float">
            <text:p>1</text:p>
          </table:table-cell>
          <table:table-cell table:number-columns-repeated="2" office:value-type="float" office:value="5" calcext:value-type="float">
            <text:p>5</text:p>
          </table:table-cell>
          <table:table-cell office:value-type="string" calcext:value-type="string">
            <text:p>(</text:p>
          </table:table-cell>
          <table:table-cell table:formula="of:=1000000*[.A41]+1000*[.B41]+[.C41]" office:value-type="float" office:value="1005005" calcext:value-type="float">
            <text:p>1005005</text:p>
          </table:table-cell>
          <table:table-cell office:value-type="string" calcext:value-type="string">
            <text:p>, '</text:p>
          </table:table-cell>
          <table:table-cell office:value-type="string" calcext:value-type="string">
            <text:p>Wingsuits</text:p>
          </table:table-cell>
          <table:table-cell office:value-type="string" calcext:value-type="string">
            <text:p>', '</text:p>
          </table:table-cell>
          <table:table-cell table:formula="of:=IF(MOD([.E41];1000)=0;&quot;A&quot;;&quot;P&quot;)" office:value-type="string" office:string-value="P" calcext:value-type="string">
            <text:p>P</text:p>
          </table:table-cell>
          <table:table-cell office:value-type="string" calcext:value-type="string">
            <text:p>', </text:p>
          </table:table-cell>
          <table:table-cell table:formula="of:=IF(MOD([.E41];1000000)=0;1;0)" office:value-type="float" office:value="0" calcext:value-type="float">
            <text:p>0</text:p>
          </table:table-cell>
          <table:table-cell office:value-type="string" calcext:value-type="string">
            <text:p>),</text:p>
          </table:table-cell>
          <table:table-cell table:formula="of:=CONCATENATE([.D41];[.E41];[.F41];[.G41];[.H41];[.I41];[.J41];[.K41];[.L41])" office:value-type="string" office:string-value="(1005005, 'Wingsuits', 'P', 0)," calcext:value-type="string">
            <text:p>(1005005, 'Wingsuits',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42]+1000*[.B42]+[.C42]" office:value-type="float" office:value="1005006" calcext:value-type="float">
            <text:p>1005006</text:p>
          </table:table-cell>
          <table:table-cell office:value-type="string" calcext:value-type="string">
            <text:p>, '</text:p>
          </table:table-cell>
          <table:table-cell office:value-type="string" calcext:value-type="string">
            <text:p>Orbitalsprung</text:p>
          </table:table-cell>
          <table:table-cell office:value-type="string" calcext:value-type="string">
            <text:p>', '</text:p>
          </table:table-cell>
          <table:table-cell table:formula="of:=IF(MOD([.E42];1000)=0;&quot;A&quot;;&quot;P&quot;)" office:value-type="string" office:string-value="P" calcext:value-type="string">
            <text:p>P</text:p>
          </table:table-cell>
          <table:table-cell office:value-type="string" calcext:value-type="string">
            <text:p>', </text:p>
          </table:table-cell>
          <table:table-cell table:formula="of:=IF(MOD([.E42];1000000)=0;1;0)" office:value-type="float" office:value="0" calcext:value-type="float">
            <text:p>0</text:p>
          </table:table-cell>
          <table:table-cell office:value-type="string" calcext:value-type="string">
            <text:p>),</text:p>
          </table:table-cell>
          <table:table-cell table:formula="of:=CONCATENATE([.D42];[.E42];[.F42];[.G42];[.H42];[.I42];[.J42];[.K42];[.L42])" office:value-type="string" office:string-value="(1005006, 'Orbitalsprung', 'P', 0)," calcext:value-type="string">
            <text:p>(1005006, 'Orbitalsprung',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43]+1000*[.B43]+[.C43]" office:value-type="float" office:value="1005007" calcext:value-type="float">
            <text:p>1005007</text:p>
          </table:table-cell>
          <table:table-cell office:value-type="string" calcext:value-type="string">
            <text:p>, '</text:p>
          </table:table-cell>
          <table:table-cell office:value-type="string" calcext:value-type="string">
            <text:p>Ultra HALO Sprung</text:p>
          </table:table-cell>
          <table:table-cell office:value-type="string" calcext:value-type="string">
            <text:p>', '</text:p>
          </table:table-cell>
          <table:table-cell table:formula="of:=IF(MOD([.E43];1000)=0;&quot;A&quot;;&quot;P&quot;)" office:value-type="string" office:string-value="P" calcext:value-type="string">
            <text:p>P</text:p>
          </table:table-cell>
          <table:table-cell office:value-type="string" calcext:value-type="string">
            <text:p>', </text:p>
          </table:table-cell>
          <table:table-cell table:formula="of:=IF(MOD([.E43];1000000)=0;1;0)" office:value-type="float" office:value="0" calcext:value-type="float">
            <text:p>0</text:p>
          </table:table-cell>
          <table:table-cell office:value-type="string" calcext:value-type="string">
            <text:p>),</text:p>
          </table:table-cell>
          <table:table-cell table:formula="of:=CONCATENATE([.D43];[.E43];[.F43];[.G43];[.H43];[.I43];[.J43];[.K43];[.L43])" office:value-type="string" office:string-value="(1005007, 'Ultra HALO Sprung', 'P', 0)," calcext:value-type="string">
            <text:p>(1005007, 'Ultra HALO Sprung',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44]+1000*[.B44]+[.C44]" office:value-type="float" office:value="1006000" calcext:value-type="float">
            <text:p>1006000</text:p>
          </table:table-cell>
          <table:table-cell office:value-type="string" calcext:value-type="string">
            <text:p>, '</text:p>
          </table:table-cell>
          <table:table-cell office:value-type="string" calcext:value-type="string">
            <text:p>Überleben</text:p>
          </table:table-cell>
          <table:table-cell office:value-type="string" calcext:value-type="string">
            <text:p>', '</text:p>
          </table:table-cell>
          <table:table-cell table:formula="of:=IF(MOD([.E44];1000)=0;&quot;A&quot;;&quot;P&quot;)" office:value-type="string" office:string-value="A" calcext:value-type="string">
            <text:p>A</text:p>
          </table:table-cell>
          <table:table-cell office:value-type="string" calcext:value-type="string">
            <text:p>', </text:p>
          </table:table-cell>
          <table:table-cell table:formula="of:=IF(MOD([.E44];1000000)=0;1;0)" office:value-type="float" office:value="0" calcext:value-type="float">
            <text:p>0</text:p>
          </table:table-cell>
          <table:table-cell office:value-type="string" calcext:value-type="string">
            <text:p>),</text:p>
          </table:table-cell>
          <table:table-cell table:formula="of:=CONCATENATE([.D44];[.E44];[.F44];[.G44];[.H44];[.I44];[.J44];[.K44];[.L44])" office:value-type="string" office:string-value="(1006000, 'Überleben', 'A', 0)," calcext:value-type="string">
            <text:p>(1006000, 'Überleben', 'A',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45]+1000*[.B45]+[.C45]" office:value-type="float" office:value="1006001" calcext:value-type="float">
            <text:p>1006001</text:p>
          </table:table-cell>
          <table:table-cell office:value-type="string" calcext:value-type="string">
            <text:p>, '</text:p>
          </table:table-cell>
          <table:table-cell office:value-type="string" calcext:value-type="string">
            <text:p>Jagen</text:p>
          </table:table-cell>
          <table:table-cell office:value-type="string" calcext:value-type="string">
            <text:p>', '</text:p>
          </table:table-cell>
          <table:table-cell table:formula="of:=IF(MOD([.E45];1000)=0;&quot;A&quot;;&quot;P&quot;)" office:value-type="string" office:string-value="P" calcext:value-type="string">
            <text:p>P</text:p>
          </table:table-cell>
          <table:table-cell office:value-type="string" calcext:value-type="string">
            <text:p>', </text:p>
          </table:table-cell>
          <table:table-cell table:formula="of:=IF(MOD([.E45];1000000)=0;1;0)" office:value-type="float" office:value="0" calcext:value-type="float">
            <text:p>0</text:p>
          </table:table-cell>
          <table:table-cell office:value-type="string" calcext:value-type="string">
            <text:p>),</text:p>
          </table:table-cell>
          <table:table-cell table:formula="of:=CONCATENATE([.D45];[.E45];[.F45];[.G45];[.H45];[.I45];[.J45];[.K45];[.L45])" office:value-type="string" office:string-value="(1006001, 'Jagen', 'P', 0)," calcext:value-type="string">
            <text:p>(1006001, 'Jage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46]+1000*[.B46]+[.C46]" office:value-type="float" office:value="1006002" calcext:value-type="float">
            <text:p>1006002</text:p>
          </table:table-cell>
          <table:table-cell office:value-type="string" calcext:value-type="string">
            <text:p>, '</text:p>
          </table:table-cell>
          <table:table-cell office:value-type="string" calcext:value-type="string">
            <text:p>Angeln</text:p>
          </table:table-cell>
          <table:table-cell office:value-type="string" calcext:value-type="string">
            <text:p>', '</text:p>
          </table:table-cell>
          <table:table-cell table:formula="of:=IF(MOD([.E46];1000)=0;&quot;A&quot;;&quot;P&quot;)" office:value-type="string" office:string-value="P" calcext:value-type="string">
            <text:p>P</text:p>
          </table:table-cell>
          <table:table-cell office:value-type="string" calcext:value-type="string">
            <text:p>', </text:p>
          </table:table-cell>
          <table:table-cell table:formula="of:=IF(MOD([.E46];1000000)=0;1;0)" office:value-type="float" office:value="0" calcext:value-type="float">
            <text:p>0</text:p>
          </table:table-cell>
          <table:table-cell office:value-type="string" calcext:value-type="string">
            <text:p>),</text:p>
          </table:table-cell>
          <table:table-cell table:formula="of:=CONCATENATE([.D46];[.E46];[.F46];[.G46];[.H46];[.I46];[.J46];[.K46];[.L46])" office:value-type="string" office:string-value="(1006002, 'Angeln', 'P', 0)," calcext:value-type="string">
            <text:p>(1006002, 'Angel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47]+1000*[.B47]+[.C47]" office:value-type="float" office:value="1006003" calcext:value-type="float">
            <text:p>1006003</text:p>
          </table:table-cell>
          <table:table-cell office:value-type="string" calcext:value-type="string">
            <text:p>, '</text:p>
          </table:table-cell>
          <table:table-cell office:value-type="string" calcext:value-type="string">
            <text:p>Nahrungssuche</text:p>
          </table:table-cell>
          <table:table-cell office:value-type="string" calcext:value-type="string">
            <text:p>', '</text:p>
          </table:table-cell>
          <table:table-cell table:formula="of:=IF(MOD([.E47];1000)=0;&quot;A&quot;;&quot;P&quot;)" office:value-type="string" office:string-value="P" calcext:value-type="string">
            <text:p>P</text:p>
          </table:table-cell>
          <table:table-cell office:value-type="string" calcext:value-type="string">
            <text:p>', </text:p>
          </table:table-cell>
          <table:table-cell table:formula="of:=IF(MOD([.E47];1000000)=0;1;0)" office:value-type="float" office:value="0" calcext:value-type="float">
            <text:p>0</text:p>
          </table:table-cell>
          <table:table-cell office:value-type="string" calcext:value-type="string">
            <text:p>),</text:p>
          </table:table-cell>
          <table:table-cell table:formula="of:=CONCATENATE([.D47];[.E47];[.F47];[.G47];[.H47];[.I47];[.J47];[.K47];[.L47])" office:value-type="string" office:string-value="(1006003, 'Nahrungssuche', 'P', 0)," calcext:value-type="string">
            <text:p>(1006003, 'Nahrungssuche',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48]+1000*[.B48]+[.C48]" office:value-type="float" office:value="1006004" calcext:value-type="float">
            <text:p>1006004</text:p>
          </table:table-cell>
          <table:table-cell office:value-type="string" calcext:value-type="string">
            <text:p>, '</text:p>
          </table:table-cell>
          <table:table-cell office:value-type="string" calcext:value-type="string">
            <text:p>Unterschlupf finden</text:p>
          </table:table-cell>
          <table:table-cell office:value-type="string" calcext:value-type="string">
            <text:p>', '</text:p>
          </table:table-cell>
          <table:table-cell table:formula="of:=IF(MOD([.E48];1000)=0;&quot;A&quot;;&quot;P&quot;)" office:value-type="string" office:string-value="P" calcext:value-type="string">
            <text:p>P</text:p>
          </table:table-cell>
          <table:table-cell office:value-type="string" calcext:value-type="string">
            <text:p>', </text:p>
          </table:table-cell>
          <table:table-cell table:formula="of:=IF(MOD([.E48];1000000)=0;1;0)" office:value-type="float" office:value="0" calcext:value-type="float">
            <text:p>0</text:p>
          </table:table-cell>
          <table:table-cell office:value-type="string" calcext:value-type="string">
            <text:p>),</text:p>
          </table:table-cell>
          <table:table-cell table:formula="of:=CONCATENATE([.D48];[.E48];[.F48];[.G48];[.H48];[.I48];[.J48];[.K48];[.L48])" office:value-type="string" office:string-value="(1006004, 'Unterschlupf finden', 'P', 0)," calcext:value-type="string">
            <text:p>(1006004, 'Unterschlupf finden', 'P', 0),</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table:formula="of:=1000000*[.A49]+1000*[.B49]+[.C49]" office:value-type="float" office:value="2000000" calcext:value-type="float">
            <text:p>2000000</text:p>
          </table:table-cell>
          <table:table-cell office:value-type="string" calcext:value-type="string">
            <text:p>, '</text:p>
          </table:table-cell>
          <table:table-cell office:value-type="string" calcext:value-type="string">
            <text:p>Korperbeherrschung</text:p>
          </table:table-cell>
          <table:table-cell office:value-type="string" calcext:value-type="string">
            <text:p>', '</text:p>
          </table:table-cell>
          <table:table-cell table:formula="of:=IF(MOD([.E49];1000)=0;&quot;A&quot;;&quot;P&quot;)" office:value-type="string" office:string-value="A" calcext:value-type="string">
            <text:p>A</text:p>
          </table:table-cell>
          <table:table-cell office:value-type="string" calcext:value-type="string">
            <text:p>', </text:p>
          </table:table-cell>
          <table:table-cell table:formula="of:=IF(MOD([.E49];1000000)=0;1;0)" office:value-type="float" office:value="1" calcext:value-type="float">
            <text:p>1</text:p>
          </table:table-cell>
          <table:table-cell office:value-type="string" calcext:value-type="string">
            <text:p>),</text:p>
          </table:table-cell>
          <table:table-cell table:formula="of:=CONCATENATE([.D49];[.E49];[.F49];[.G49];[.H49];[.I49];[.J49];[.K49];[.L49])" office:value-type="string" office:string-value="(2000000, 'Korperbeherrschung', 'A', 1)," calcext:value-type="string">
            <text:p>(2000000, 'Korperbeherrschung', 'A', 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0]+1000*[.B50]+[.C50]" office:value-type="float" office:value="2001000" calcext:value-type="float">
            <text:p>2001000</text:p>
          </table:table-cell>
          <table:table-cell office:value-type="string" calcext:value-type="string">
            <text:p>, '</text:p>
          </table:table-cell>
          <table:table-cell office:value-type="string" calcext:value-type="string">
            <text:p>Balancieren</text:p>
          </table:table-cell>
          <table:table-cell office:value-type="string" calcext:value-type="string">
            <text:p>', '</text:p>
          </table:table-cell>
          <table:table-cell table:formula="of:=IF(MOD([.E50];1000)=0;&quot;A&quot;;&quot;P&quot;)" office:value-type="string" office:string-value="A" calcext:value-type="string">
            <text:p>A</text:p>
          </table:table-cell>
          <table:table-cell office:value-type="string" calcext:value-type="string">
            <text:p>', </text:p>
          </table:table-cell>
          <table:table-cell table:formula="of:=IF(MOD([.E50];1000000)=0;1;0)" office:value-type="float" office:value="0" calcext:value-type="float">
            <text:p>0</text:p>
          </table:table-cell>
          <table:table-cell office:value-type="string" calcext:value-type="string">
            <text:p>),</text:p>
          </table:table-cell>
          <table:table-cell table:formula="of:=CONCATENATE([.D50];[.E50];[.F50];[.G50];[.H50];[.I50];[.J50];[.K50];[.L50])" office:value-type="string" office:string-value="(2001000, 'Balancieren', 'A', 0)," calcext:value-type="string">
            <text:p>(2001000, 'Balancieren', 'A', 0),</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text:p>
          </table:table-cell>
          <table:table-cell table:formula="of:=1000000*[.A51]+1000*[.B51]+[.C51]" office:value-type="float" office:value="2001001" calcext:value-type="float">
            <text:p>2001001</text:p>
          </table:table-cell>
          <table:table-cell office:value-type="string" calcext:value-type="string">
            <text:p>, '</text:p>
          </table:table-cell>
          <table:table-cell office:value-type="string" calcext:value-type="string">
            <text:p>Hochseil</text:p>
          </table:table-cell>
          <table:table-cell office:value-type="string" calcext:value-type="string">
            <text:p>', '</text:p>
          </table:table-cell>
          <table:table-cell table:formula="of:=IF(MOD([.E51];1000)=0;&quot;A&quot;;&quot;P&quot;)" office:value-type="string" office:string-value="P" calcext:value-type="string">
            <text:p>P</text:p>
          </table:table-cell>
          <table:table-cell office:value-type="string" calcext:value-type="string">
            <text:p>', </text:p>
          </table:table-cell>
          <table:table-cell table:formula="of:=IF(MOD([.E51];1000000)=0;1;0)" office:value-type="float" office:value="0" calcext:value-type="float">
            <text:p>0</text:p>
          </table:table-cell>
          <table:table-cell office:value-type="string" calcext:value-type="string">
            <text:p>),</text:p>
          </table:table-cell>
          <table:table-cell table:formula="of:=CONCATENATE([.D51];[.E51];[.F51];[.G51];[.H51];[.I51];[.J51];[.K51];[.L51])" office:value-type="string" office:string-value="(2001001, 'Hochseil', 'P', 0)," calcext:value-type="string">
            <text:p>(2001001, 'Hochseil', 'P', 0),</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2]+1000*[.B52]+[.C52]" office:value-type="float" office:value="2001002" calcext:value-type="float">
            <text:p>2001002</text:p>
          </table:table-cell>
          <table:table-cell office:value-type="string" calcext:value-type="string">
            <text:p>, '</text:p>
          </table:table-cell>
          <table:table-cell office:value-type="string" calcext:value-type="string">
            <text:p>Gleichgewicht halten</text:p>
          </table:table-cell>
          <table:table-cell office:value-type="string" calcext:value-type="string">
            <text:p>', '</text:p>
          </table:table-cell>
          <table:table-cell table:formula="of:=IF(MOD([.E52];1000)=0;&quot;A&quot;;&quot;P&quot;)" office:value-type="string" office:string-value="P" calcext:value-type="string">
            <text:p>P</text:p>
          </table:table-cell>
          <table:table-cell office:value-type="string" calcext:value-type="string">
            <text:p>', </text:p>
          </table:table-cell>
          <table:table-cell table:formula="of:=IF(MOD([.E52];1000000)=0;1;0)" office:value-type="float" office:value="0" calcext:value-type="float">
            <text:p>0</text:p>
          </table:table-cell>
          <table:table-cell office:value-type="string" calcext:value-type="string">
            <text:p>),</text:p>
          </table:table-cell>
          <table:table-cell table:formula="of:=CONCATENATE([.D52];[.E52];[.F52];[.G52];[.H52];[.I52];[.J52];[.K52];[.L52])" office:value-type="string" office:string-value="(2001002, 'Gleichgewicht halten', 'P', 0)," calcext:value-type="string">
            <text:p>(2001002, 'Gleichgewicht halten', 'P', 0),</text:p>
          </table:table-cell>
        </table:table-row>
        <table:table-row table:style-name="ro1">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3]+1000*[.B53]+[.C53]" office:value-type="float" office:value="2002000" calcext:value-type="float">
            <text:p>2002000</text:p>
          </table:table-cell>
          <table:table-cell office:value-type="string" calcext:value-type="string">
            <text:p>, '</text:p>
          </table:table-cell>
          <table:table-cell office:value-type="string" calcext:value-type="string">
            <text:p>Fallen</text:p>
          </table:table-cell>
          <table:table-cell office:value-type="string" calcext:value-type="string">
            <text:p>', '</text:p>
          </table:table-cell>
          <table:table-cell table:formula="of:=IF(MOD([.E53];1000)=0;&quot;A&quot;;&quot;P&quot;)" office:value-type="string" office:string-value="A" calcext:value-type="string">
            <text:p>A</text:p>
          </table:table-cell>
          <table:table-cell office:value-type="string" calcext:value-type="string">
            <text:p>', </text:p>
          </table:table-cell>
          <table:table-cell table:formula="of:=IF(MOD([.E53];1000000)=0;1;0)" office:value-type="float" office:value="0" calcext:value-type="float">
            <text:p>0</text:p>
          </table:table-cell>
          <table:table-cell office:value-type="string" calcext:value-type="string">
            <text:p>),</text:p>
          </table:table-cell>
          <table:table-cell table:formula="of:=CONCATENATE([.D53];[.E53];[.F53];[.G53];[.H53];[.I53];[.J53];[.K53];[.L53])" office:value-type="string" office:string-value="(2002000, 'Fallen', 'A', 0)," calcext:value-type="string">
            <text:p>(2002000, 'Fallen', 'A', 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4]+1000*[.B54]+[.C54]" office:value-type="float" office:value="2002001" calcext:value-type="float">
            <text:p>2002001</text:p>
          </table:table-cell>
          <table:table-cell office:value-type="string" calcext:value-type="string">
            <text:p>, '</text:p>
          </table:table-cell>
          <table:table-cell office:value-type="string" calcext:value-type="string">
            <text:p>Abrollen</text:p>
          </table:table-cell>
          <table:table-cell office:value-type="string" calcext:value-type="string">
            <text:p>', '</text:p>
          </table:table-cell>
          <table:table-cell table:formula="of:=IF(MOD([.E54];1000)=0;&quot;A&quot;;&quot;P&quot;)" office:value-type="string" office:string-value="P" calcext:value-type="string">
            <text:p>P</text:p>
          </table:table-cell>
          <table:table-cell office:value-type="string" calcext:value-type="string">
            <text:p>', </text:p>
          </table:table-cell>
          <table:table-cell table:formula="of:=IF(MOD([.E54];1000000)=0;1;0)" office:value-type="float" office:value="0" calcext:value-type="float">
            <text:p>0</text:p>
          </table:table-cell>
          <table:table-cell office:value-type="string" calcext:value-type="string">
            <text:p>),</text:p>
          </table:table-cell>
          <table:table-cell table:formula="of:=CONCATENATE([.D54];[.E54];[.F54];[.G54];[.H54];[.I54];[.J54];[.K54];[.L54])" office:value-type="string" office:string-value="(2002001, 'Abrollen', 'P', 0)," calcext:value-type="string">
            <text:p>(2002001, 'Abrollen', 'P', 0),</text:p>
          </table:table-cell>
        </table:table-row>
        <table:table-row table:style-name="ro1">
          <table:table-cell table:number-columns-repeated="3" office:value-type="float" office:value="2" calcext:value-type="float">
            <text:p>2</text:p>
          </table:table-cell>
          <table:table-cell office:value-type="string" calcext:value-type="string">
            <text:p>(</text:p>
          </table:table-cell>
          <table:table-cell table:formula="of:=1000000*[.A55]+1000*[.B55]+[.C55]" office:value-type="float" office:value="2002002" calcext:value-type="float">
            <text:p>2002002</text:p>
          </table:table-cell>
          <table:table-cell office:value-type="string" calcext:value-type="string">
            <text:p>, '</text:p>
          </table:table-cell>
          <table:table-cell office:value-type="string" calcext:value-type="string">
            <text:p>Abfedern</text:p>
          </table:table-cell>
          <table:table-cell office:value-type="string" calcext:value-type="string">
            <text:p>', '</text:p>
          </table:table-cell>
          <table:table-cell table:formula="of:=IF(MOD([.E55];1000)=0;&quot;A&quot;;&quot;P&quot;)" office:value-type="string" office:string-value="P" calcext:value-type="string">
            <text:p>P</text:p>
          </table:table-cell>
          <table:table-cell office:value-type="string" calcext:value-type="string">
            <text:p>', </text:p>
          </table:table-cell>
          <table:table-cell table:formula="of:=IF(MOD([.E55];1000000)=0;1;0)" office:value-type="float" office:value="0" calcext:value-type="float">
            <text:p>0</text:p>
          </table:table-cell>
          <table:table-cell office:value-type="string" calcext:value-type="string">
            <text:p>),</text:p>
          </table:table-cell>
          <table:table-cell table:formula="of:=CONCATENATE([.D55];[.E55];[.F55];[.G55];[.H55];[.I55];[.J55];[.K55];[.L55])" office:value-type="string" office:string-value="(2002002, 'Abfedern', 'P', 0)," calcext:value-type="string">
            <text:p>(2002002, 'Abfedern',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6]+1000*[.B56]+[.C56]" office:value-type="float" office:value="2003000" calcext:value-type="float">
            <text:p>2003000</text:p>
          </table:table-cell>
          <table:table-cell office:value-type="string" calcext:value-type="string">
            <text:p>, '</text:p>
          </table:table-cell>
          <table:table-cell office:value-type="string" calcext:value-type="string">
            <text:p>Tanzen</text:p>
          </table:table-cell>
          <table:table-cell office:value-type="string" calcext:value-type="string">
            <text:p>', '</text:p>
          </table:table-cell>
          <table:table-cell table:formula="of:=IF(MOD([.E56];1000)=0;&quot;A&quot;;&quot;P&quot;)" office:value-type="string" office:string-value="A" calcext:value-type="string">
            <text:p>A</text:p>
          </table:table-cell>
          <table:table-cell office:value-type="string" calcext:value-type="string">
            <text:p>', </text:p>
          </table:table-cell>
          <table:table-cell table:formula="of:=IF(MOD([.E56];1000000)=0;1;0)" office:value-type="float" office:value="0" calcext:value-type="float">
            <text:p>0</text:p>
          </table:table-cell>
          <table:table-cell office:value-type="string" calcext:value-type="string">
            <text:p>),</text:p>
          </table:table-cell>
          <table:table-cell table:formula="of:=CONCATENATE([.D56];[.E56];[.F56];[.G56];[.H56];[.I56];[.J56];[.K56];[.L56])" office:value-type="string" office:string-value="(2003000, 'Tanzen', 'A', 0)," calcext:value-type="string">
            <text:p>(2003000, 'Tanzen', 'A',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7]+1000*[.B57]+[.C57]" office:value-type="float" office:value="2003001" calcext:value-type="float">
            <text:p>2003001</text:p>
          </table:table-cell>
          <table:table-cell office:value-type="string" calcext:value-type="string">
            <text:p>, '</text:p>
          </table:table-cell>
          <table:table-cell office:value-type="string" calcext:value-type="string">
            <text:p>Choreographie</text:p>
          </table:table-cell>
          <table:table-cell office:value-type="string" calcext:value-type="string">
            <text:p>', '</text:p>
          </table:table-cell>
          <table:table-cell table:formula="of:=IF(MOD([.E57];1000)=0;&quot;A&quot;;&quot;P&quot;)" office:value-type="string" office:string-value="P" calcext:value-type="string">
            <text:p>P</text:p>
          </table:table-cell>
          <table:table-cell office:value-type="string" calcext:value-type="string">
            <text:p>', </text:p>
          </table:table-cell>
          <table:table-cell table:formula="of:=IF(MOD([.E57];1000000)=0;1;0)" office:value-type="float" office:value="0" calcext:value-type="float">
            <text:p>0</text:p>
          </table:table-cell>
          <table:table-cell office:value-type="string" calcext:value-type="string">
            <text:p>),</text:p>
          </table:table-cell>
          <table:table-cell table:formula="of:=CONCATENATE([.D57];[.E57];[.F57];[.G57];[.H57];[.I57];[.J57];[.K57];[.L57])" office:value-type="string" office:string-value="(2003001, 'Choreographie', 'P', 0)," calcext:value-type="string">
            <text:p>(2003001, 'Choreographie',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1000*[.B58]+[.C58]" office:value-type="float" office:value="2003002" calcext:value-type="float">
            <text:p>2003002</text:p>
          </table:table-cell>
          <table:table-cell office:value-type="string" calcext:value-type="string">
            <text:p>, '</text:p>
          </table:table-cell>
          <table:table-cell office:value-type="string" calcext:value-type="string">
            <text:p>Höfische Tänze</text:p>
          </table:table-cell>
          <table:table-cell office:value-type="string" calcext:value-type="string">
            <text:p>', '</text:p>
          </table:table-cell>
          <table:table-cell table:formula="of:=IF(MOD([.E58];1000)=0;&quot;A&quot;;&quot;P&quot;)" office:value-type="string" office:string-value="P" calcext:value-type="string">
            <text:p>P</text:p>
          </table:table-cell>
          <table:table-cell office:value-type="string" calcext:value-type="string">
            <text:p>', </text:p>
          </table:table-cell>
          <table:table-cell table:formula="of:=IF(MOD([.E58];1000000)=0;1;0)" office:value-type="float" office:value="0" calcext:value-type="float">
            <text:p>0</text:p>
          </table:table-cell>
          <table:table-cell office:value-type="string" calcext:value-type="string">
            <text:p>),</text:p>
          </table:table-cell>
          <table:table-cell table:formula="of:=CONCATENATE([.D58];[.E58];[.F58];[.G58];[.H58];[.I58];[.J58];[.K58];[.L58])" office:value-type="string" office:string-value="(2003002, 'Höfische Tänze', 'P', 0)," calcext:value-type="string">
            <text:p>(2003002, 'Höfische Tänze', 'P', 0),</text:p>
          </table:table-cell>
        </table:table-row>
        <table:table-row table:style-name="ro1">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ext:p>
          </table:table-cell>
          <table:table-cell table:formula="of:=1000000*[.A59]+1000*[.B59]+[.C59]" office:value-type="float" office:value="2003003" calcext:value-type="float">
            <text:p>2003003</text:p>
          </table:table-cell>
          <table:table-cell office:value-type="string" calcext:value-type="string">
            <text:p>, '</text:p>
          </table:table-cell>
          <table:table-cell office:value-type="string" calcext:value-type="string">
            <text:p>Tango</text:p>
          </table:table-cell>
          <table:table-cell office:value-type="string" calcext:value-type="string">
            <text:p>', '</text:p>
          </table:table-cell>
          <table:table-cell table:formula="of:=IF(MOD([.E59];1000)=0;&quot;A&quot;;&quot;P&quot;)" office:value-type="string" office:string-value="P" calcext:value-type="string">
            <text:p>P</text:p>
          </table:table-cell>
          <table:table-cell office:value-type="string" calcext:value-type="string">
            <text:p>', </text:p>
          </table:table-cell>
          <table:table-cell table:formula="of:=IF(MOD([.E59];1000000)=0;1;0)" office:value-type="float" office:value="0" calcext:value-type="float">
            <text:p>0</text:p>
          </table:table-cell>
          <table:table-cell office:value-type="string" calcext:value-type="string">
            <text:p>),</text:p>
          </table:table-cell>
          <table:table-cell table:formula="of:=CONCATENATE([.D59];[.E59];[.F59];[.G59];[.H59];[.I59];[.J59];[.K59];[.L59])" office:value-type="string" office:string-value="(2003003, 'Tango', 'P', 0)," calcext:value-type="string">
            <text:p>(2003003, 'Tango',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0]+1000*[.B60]+[.C60]" office:value-type="float" office:value="2003004" calcext:value-type="float">
            <text:p>2003004</text:p>
          </table:table-cell>
          <table:table-cell office:value-type="string" calcext:value-type="string">
            <text:p>, '</text:p>
          </table:table-cell>
          <table:table-cell office:value-type="string" calcext:value-type="string">
            <text:p>Rock &amp;#039;n&amp;#039; Roll</text:p>
          </table:table-cell>
          <table:table-cell office:value-type="string" calcext:value-type="string">
            <text:p>', '</text:p>
          </table:table-cell>
          <table:table-cell table:formula="of:=IF(MOD([.E60];1000)=0;&quot;A&quot;;&quot;P&quot;)" office:value-type="string" office:string-value="P" calcext:value-type="string">
            <text:p>P</text:p>
          </table:table-cell>
          <table:table-cell office:value-type="string" calcext:value-type="string">
            <text:p>', </text:p>
          </table:table-cell>
          <table:table-cell table:formula="of:=IF(MOD([.E60];1000000)=0;1;0)" office:value-type="float" office:value="0" calcext:value-type="float">
            <text:p>0</text:p>
          </table:table-cell>
          <table:table-cell office:value-type="string" calcext:value-type="string">
            <text:p>),</text:p>
          </table:table-cell>
          <table:table-cell table:formula="of:=CONCATENATE([.D60];[.E60];[.F60];[.G60];[.H60];[.I60];[.J60];[.K60];[.L60])" office:value-type="string" office:string-value="(2003004, 'Rock &amp;#039;n&amp;#039; Roll', 'P', 0)," calcext:value-type="string">
            <text:p>(2003004, 'Rock &amp;#039;n&amp;#039; Roll',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1]+1000*[.B61]+[.C61]" office:value-type="float" office:value="2003005" calcext:value-type="float">
            <text:p>2003005</text:p>
          </table:table-cell>
          <table:table-cell office:value-type="string" calcext:value-type="string">
            <text:p>, '</text:p>
          </table:table-cell>
          <table:table-cell office:value-type="string" calcext:value-type="string">
            <text:p>Walzer</text:p>
          </table:table-cell>
          <table:table-cell office:value-type="string" calcext:value-type="string">
            <text:p>', '</text:p>
          </table:table-cell>
          <table:table-cell table:formula="of:=IF(MOD([.E61];1000)=0;&quot;A&quot;;&quot;P&quot;)" office:value-type="string" office:string-value="P" calcext:value-type="string">
            <text:p>P</text:p>
          </table:table-cell>
          <table:table-cell office:value-type="string" calcext:value-type="string">
            <text:p>', </text:p>
          </table:table-cell>
          <table:table-cell table:formula="of:=IF(MOD([.E61];1000000)=0;1;0)" office:value-type="float" office:value="0" calcext:value-type="float">
            <text:p>0</text:p>
          </table:table-cell>
          <table:table-cell office:value-type="string" calcext:value-type="string">
            <text:p>),</text:p>
          </table:table-cell>
          <table:table-cell table:formula="of:=CONCATENATE([.D61];[.E61];[.F61];[.G61];[.H61];[.I61];[.J61];[.K61];[.L61])" office:value-type="string" office:string-value="(2003005, 'Walzer', 'P', 0)," calcext:value-type="string">
            <text:p>(2003005, 'Walzer',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2]+1000*[.B62]+[.C62]" office:value-type="float" office:value="2003006" calcext:value-type="float">
            <text:p>2003006</text:p>
          </table:table-cell>
          <table:table-cell office:value-type="string" calcext:value-type="string">
            <text:p>, '</text:p>
          </table:table-cell>
          <table:table-cell office:value-type="string" calcext:value-type="string">
            <text:p>Samba</text:p>
          </table:table-cell>
          <table:table-cell office:value-type="string" calcext:value-type="string">
            <text:p>', '</text:p>
          </table:table-cell>
          <table:table-cell table:formula="of:=IF(MOD([.E62];1000)=0;&quot;A&quot;;&quot;P&quot;)" office:value-type="string" office:string-value="P" calcext:value-type="string">
            <text:p>P</text:p>
          </table:table-cell>
          <table:table-cell office:value-type="string" calcext:value-type="string">
            <text:p>', </text:p>
          </table:table-cell>
          <table:table-cell table:formula="of:=IF(MOD([.E62];1000000)=0;1;0)" office:value-type="float" office:value="0" calcext:value-type="float">
            <text:p>0</text:p>
          </table:table-cell>
          <table:table-cell office:value-type="string" calcext:value-type="string">
            <text:p>),</text:p>
          </table:table-cell>
          <table:table-cell table:formula="of:=CONCATENATE([.D62];[.E62];[.F62];[.G62];[.H62];[.I62];[.J62];[.K62];[.L62])" office:value-type="string" office:string-value="(2003006, 'Samba', 'P', 0)," calcext:value-type="string">
            <text:p>(2003006, 'Samb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3]+1000*[.B63]+[.C63]" office:value-type="float" office:value="2003007" calcext:value-type="float">
            <text:p>2003007</text:p>
          </table:table-cell>
          <table:table-cell office:value-type="string" calcext:value-type="string">
            <text:p>, '</text:p>
          </table:table-cell>
          <table:table-cell office:value-type="string" calcext:value-type="string">
            <text:p>Salsa</text:p>
          </table:table-cell>
          <table:table-cell office:value-type="string" calcext:value-type="string">
            <text:p>', '</text:p>
          </table:table-cell>
          <table:table-cell table:formula="of:=IF(MOD([.E63];1000)=0;&quot;A&quot;;&quot;P&quot;)" office:value-type="string" office:string-value="P" calcext:value-type="string">
            <text:p>P</text:p>
          </table:table-cell>
          <table:table-cell office:value-type="string" calcext:value-type="string">
            <text:p>', </text:p>
          </table:table-cell>
          <table:table-cell table:formula="of:=IF(MOD([.E63];1000000)=0;1;0)" office:value-type="float" office:value="0" calcext:value-type="float">
            <text:p>0</text:p>
          </table:table-cell>
          <table:table-cell office:value-type="string" calcext:value-type="string">
            <text:p>),</text:p>
          </table:table-cell>
          <table:table-cell table:formula="of:=CONCATENATE([.D63];[.E63];[.F63];[.G63];[.H63];[.I63];[.J63];[.K63];[.L63])" office:value-type="string" office:string-value="(2003007, 'Salsa', 'P', 0)," calcext:value-type="string">
            <text:p>(2003007, 'Sals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4]+1000*[.B64]+[.C64]" office:value-type="float" office:value="2003008" calcext:value-type="float">
            <text:p>2003008</text:p>
          </table:table-cell>
          <table:table-cell office:value-type="string" calcext:value-type="string">
            <text:p>, '</text:p>
          </table:table-cell>
          <table:table-cell office:value-type="string" calcext:value-type="string">
            <text:p>Hip-Hop</text:p>
          </table:table-cell>
          <table:table-cell office:value-type="string" calcext:value-type="string">
            <text:p>', '</text:p>
          </table:table-cell>
          <table:table-cell table:formula="of:=IF(MOD([.E64];1000)=0;&quot;A&quot;;&quot;P&quot;)" office:value-type="string" office:string-value="P" calcext:value-type="string">
            <text:p>P</text:p>
          </table:table-cell>
          <table:table-cell office:value-type="string" calcext:value-type="string">
            <text:p>', </text:p>
          </table:table-cell>
          <table:table-cell table:formula="of:=IF(MOD([.E64];1000000)=0;1;0)" office:value-type="float" office:value="0" calcext:value-type="float">
            <text:p>0</text:p>
          </table:table-cell>
          <table:table-cell office:value-type="string" calcext:value-type="string">
            <text:p>),</text:p>
          </table:table-cell>
          <table:table-cell table:formula="of:=CONCATENATE([.D64];[.E64];[.F64];[.G64];[.H64];[.I64];[.J64];[.K64];[.L64])" office:value-type="string" office:string-value="(2003008, 'Hip-Hop', 'P', 0)," calcext:value-type="string">
            <text:p>(2003008, 'Hip-Hop',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5]+1000*[.B65]+[.C65]" office:value-type="float" office:value="2003009" calcext:value-type="float">
            <text:p>2003009</text:p>
          </table:table-cell>
          <table:table-cell office:value-type="string" calcext:value-type="string">
            <text:p>, '</text:p>
          </table:table-cell>
          <table:table-cell office:value-type="string" calcext:value-type="string">
            <text:p>Ballett</text:p>
          </table:table-cell>
          <table:table-cell office:value-type="string" calcext:value-type="string">
            <text:p>', '</text:p>
          </table:table-cell>
          <table:table-cell table:formula="of:=IF(MOD([.E65];1000)=0;&quot;A&quot;;&quot;P&quot;)" office:value-type="string" office:string-value="P" calcext:value-type="string">
            <text:p>P</text:p>
          </table:table-cell>
          <table:table-cell office:value-type="string" calcext:value-type="string">
            <text:p>', </text:p>
          </table:table-cell>
          <table:table-cell table:formula="of:=IF(MOD([.E65];1000000)=0;1;0)" office:value-type="float" office:value="0" calcext:value-type="float">
            <text:p>0</text:p>
          </table:table-cell>
          <table:table-cell office:value-type="string" calcext:value-type="string">
            <text:p>),</text:p>
          </table:table-cell>
          <table:table-cell table:formula="of:=CONCATENATE([.D65];[.E65];[.F65];[.G65];[.H65];[.I65];[.J65];[.K65];[.L65])" office:value-type="string" office:string-value="(2003009, 'Ballett', 'P', 0)," calcext:value-type="string">
            <text:p>(2003009, 'Ballett',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6]+1000*[.B66]+[.C66]" office:value-type="float" office:value="2003010" calcext:value-type="float">
            <text:p>2003010</text:p>
          </table:table-cell>
          <table:table-cell office:value-type="string" calcext:value-type="string">
            <text:p>, '</text:p>
          </table:table-cell>
          <table:table-cell office:value-type="string" calcext:value-type="string">
            <text:p>Stepptanz</text:p>
          </table:table-cell>
          <table:table-cell office:value-type="string" calcext:value-type="string">
            <text:p>', '</text:p>
          </table:table-cell>
          <table:table-cell table:formula="of:=IF(MOD([.E66];1000)=0;&quot;A&quot;;&quot;P&quot;)" office:value-type="string" office:string-value="P" calcext:value-type="string">
            <text:p>P</text:p>
          </table:table-cell>
          <table:table-cell office:value-type="string" calcext:value-type="string">
            <text:p>', </text:p>
          </table:table-cell>
          <table:table-cell table:formula="of:=IF(MOD([.E66];1000000)=0;1;0)" office:value-type="float" office:value="0" calcext:value-type="float">
            <text:p>0</text:p>
          </table:table-cell>
          <table:table-cell office:value-type="string" calcext:value-type="string">
            <text:p>),</text:p>
          </table:table-cell>
          <table:table-cell table:formula="of:=CONCATENATE([.D66];[.E66];[.F66];[.G66];[.H66];[.I66];[.J66];[.K66];[.L66])" office:value-type="string" office:string-value="(2003010, 'Stepptanz', 'P', 0)," calcext:value-type="string">
            <text:p>(2003010, 'Stepptanz',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7]+1000*[.B67]+[.C67]" office:value-type="float" office:value="2003011" calcext:value-type="float">
            <text:p>2003011</text:p>
          </table:table-cell>
          <table:table-cell office:value-type="string" calcext:value-type="string">
            <text:p>, '</text:p>
          </table:table-cell>
          <table:table-cell office:value-type="string" calcext:value-type="string">
            <text:p>Orientalischer Tanz</text:p>
          </table:table-cell>
          <table:table-cell office:value-type="string" calcext:value-type="string">
            <text:p>', '</text:p>
          </table:table-cell>
          <table:table-cell table:formula="of:=IF(MOD([.E67];1000)=0;&quot;A&quot;;&quot;P&quot;)" office:value-type="string" office:string-value="P" calcext:value-type="string">
            <text:p>P</text:p>
          </table:table-cell>
          <table:table-cell office:value-type="string" calcext:value-type="string">
            <text:p>', </text:p>
          </table:table-cell>
          <table:table-cell table:formula="of:=IF(MOD([.E67];1000000)=0;1;0)" office:value-type="float" office:value="0" calcext:value-type="float">
            <text:p>0</text:p>
          </table:table-cell>
          <table:table-cell office:value-type="string" calcext:value-type="string">
            <text:p>),</text:p>
          </table:table-cell>
          <table:table-cell table:formula="of:=CONCATENATE([.D67];[.E67];[.F67];[.G67];[.H67];[.I67];[.J67];[.K67];[.L67])" office:value-type="string" office:string-value="(2003011, 'Orientalischer Tanz', 'P', 0)," calcext:value-type="string">
            <text:p>(2003011, 'Orientalischer Tanz', 'P',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8]+1000*[.B68]+[.C68]" office:value-type="float" office:value="2004000" calcext:value-type="float">
            <text:p>2004000</text:p>
          </table:table-cell>
          <table:table-cell office:value-type="string" calcext:value-type="string">
            <text:p>, '</text:p>
          </table:table-cell>
          <table:table-cell office:value-type="string" calcext:value-type="string">
            <text:p>0G-Manöver</text:p>
          </table:table-cell>
          <table:table-cell office:value-type="string" calcext:value-type="string">
            <text:p>', '</text:p>
          </table:table-cell>
          <table:table-cell table:formula="of:=IF(MOD([.E68];1000)=0;&quot;A&quot;;&quot;P&quot;)" office:value-type="string" office:string-value="A" calcext:value-type="string">
            <text:p>A</text:p>
          </table:table-cell>
          <table:table-cell office:value-type="string" calcext:value-type="string">
            <text:p>', </text:p>
          </table:table-cell>
          <table:table-cell table:formula="of:=IF(MOD([.E68];1000000)=0;1;0)" office:value-type="float" office:value="0" calcext:value-type="float">
            <text:p>0</text:p>
          </table:table-cell>
          <table:table-cell office:value-type="string" calcext:value-type="string">
            <text:p>),</text:p>
          </table:table-cell>
          <table:table-cell table:formula="of:=CONCATENATE([.D68];[.E68];[.F68];[.G68];[.H68];[.I68];[.J68];[.K68];[.L68])" office:value-type="string" office:string-value="(2004000, '0G-Manöver', 'A', 0)," calcext:value-type="string">
            <text:p>(2004000, '0G-Manöver', 'A',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69]+1000*[.B69]+[.C69]" office:value-type="float" office:value="2004001" calcext:value-type="float">
            <text:p>2004001</text:p>
          </table:table-cell>
          <table:table-cell office:value-type="string" calcext:value-type="string">
            <text:p>, '</text:p>
          </table:table-cell>
          <table:table-cell office:value-type="string" calcext:value-type="string">
            <text:p>EVA-Operationen</text:p>
          </table:table-cell>
          <table:table-cell office:value-type="string" calcext:value-type="string">
            <text:p>', '</text:p>
          </table:table-cell>
          <table:table-cell table:formula="of:=IF(MOD([.E69];1000)=0;&quot;A&quot;;&quot;P&quot;)" office:value-type="string" office:string-value="P" calcext:value-type="string">
            <text:p>P</text:p>
          </table:table-cell>
          <table:table-cell office:value-type="string" calcext:value-type="string">
            <text:p>', </text:p>
          </table:table-cell>
          <table:table-cell table:formula="of:=IF(MOD([.E69];1000000)=0;1;0)" office:value-type="float" office:value="0" calcext:value-type="float">
            <text:p>0</text:p>
          </table:table-cell>
          <table:table-cell office:value-type="string" calcext:value-type="string">
            <text:p>),</text:p>
          </table:table-cell>
          <table:table-cell table:formula="of:=CONCATENATE([.D69];[.E69];[.F69];[.G69];[.H69];[.I69];[.J69];[.K69];[.L69])" office:value-type="string" office:string-value="(2004001, 'EVA-Operationen', 'P', 0)," calcext:value-type="string">
            <text:p>(2004001, 'EVA-Operationen', 'P', 0),</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text:p>
          </table:table-cell>
          <table:table-cell table:formula="of:=1000000*[.A70]+1000*[.B70]+[.C70]" office:value-type="float" office:value="3000000" calcext:value-type="float">
            <text:p>3000000</text:p>
          </table:table-cell>
          <table:table-cell office:value-type="string" calcext:value-type="string">
            <text:p>, '</text:p>
          </table:table-cell>
          <table:table-cell office:value-type="string" calcext:value-type="string">
            <text:p>Fingerfertigkeit</text:p>
          </table:table-cell>
          <table:table-cell office:value-type="string" calcext:value-type="string">
            <text:p>', '</text:p>
          </table:table-cell>
          <table:table-cell table:formula="of:=IF(MOD([.E70];1000)=0;&quot;A&quot;;&quot;P&quot;)" office:value-type="string" office:string-value="A" calcext:value-type="string">
            <text:p>A</text:p>
          </table:table-cell>
          <table:table-cell office:value-type="string" calcext:value-type="string">
            <text:p>', </text:p>
          </table:table-cell>
          <table:table-cell table:formula="of:=IF(MOD([.E70];1000000)=0;1;0)" office:value-type="float" office:value="1" calcext:value-type="float">
            <text:p>1</text:p>
          </table:table-cell>
          <table:table-cell office:value-type="string" calcext:value-type="string">
            <text:p>),</text:p>
          </table:table-cell>
          <table:table-cell table:formula="of:=CONCATENATE([.D70];[.E70];[.F70];[.G70];[.H70];[.I70];[.J70];[.K70];[.L70])" office:value-type="string" office:string-value="(3000000, 'Fingerfertigkeit', 'A', 1)," calcext:value-type="string">
            <text:p>(3000000, 'Fingerfertigkeit', 'A', 1),</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1]+1000*[.B71]+[.C71]" office:value-type="float" office:value="3001000" calcext:value-type="float">
            <text:p>3001000</text:p>
          </table:table-cell>
          <table:table-cell office:value-type="string" calcext:value-type="string">
            <text:p>, '</text:p>
          </table:table-cell>
          <table:table-cell office:value-type="string" calcext:value-type="string">
            <text:p>Darts</text:p>
          </table:table-cell>
          <table:table-cell office:value-type="string" calcext:value-type="string">
            <text:p>', '</text:p>
          </table:table-cell>
          <table:table-cell table:formula="of:=IF(MOD([.E71];1000)=0;&quot;A&quot;;&quot;P&quot;)" office:value-type="string" office:string-value="A" calcext:value-type="string">
            <text:p>A</text:p>
          </table:table-cell>
          <table:table-cell office:value-type="string" calcext:value-type="string">
            <text:p>', </text:p>
          </table:table-cell>
          <table:table-cell table:formula="of:=IF(MOD([.E71];1000000)=0;1;0)" office:value-type="float" office:value="0" calcext:value-type="float">
            <text:p>0</text:p>
          </table:table-cell>
          <table:table-cell office:value-type="string" calcext:value-type="string">
            <text:p>),</text:p>
          </table:table-cell>
          <table:table-cell table:formula="of:=CONCATENATE([.D71];[.E71];[.F71];[.G71];[.H71];[.I71];[.J71];[.K71];[.L71])" office:value-type="string" office:string-value="(3001000, 'Darts', 'A', 0)," calcext:value-type="string">
            <text:p>(3001000, 'Darts', 'A', 0),</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2]+1000*[.B72]+[.C72]" office:value-type="float" office:value="3002000" calcext:value-type="float">
            <text:p>3002000</text:p>
          </table:table-cell>
          <table:table-cell office:value-type="string" calcext:value-type="string">
            <text:p>, '</text:p>
          </table:table-cell>
          <table:table-cell office:value-type="string" calcext:value-type="string">
            <text:p>Billard</text:p>
          </table:table-cell>
          <table:table-cell office:value-type="string" calcext:value-type="string">
            <text:p>', '</text:p>
          </table:table-cell>
          <table:table-cell table:formula="of:=IF(MOD([.E72];1000)=0;&quot;A&quot;;&quot;P&quot;)" office:value-type="string" office:string-value="A" calcext:value-type="string">
            <text:p>A</text:p>
          </table:table-cell>
          <table:table-cell office:value-type="string" calcext:value-type="string">
            <text:p>', </text:p>
          </table:table-cell>
          <table:table-cell table:formula="of:=IF(MOD([.E72];1000000)=0;1;0)" office:value-type="float" office:value="0" calcext:value-type="float">
            <text:p>0</text:p>
          </table:table-cell>
          <table:table-cell office:value-type="string" calcext:value-type="string">
            <text:p>),</text:p>
          </table:table-cell>
          <table:table-cell table:formula="of:=CONCATENATE([.D72];[.E72];[.F72];[.G72];[.H72];[.I72];[.J72];[.K72];[.L72])" office:value-type="string" office:string-value="(3002000, 'Billard', 'A', 0)," calcext:value-type="string">
            <text:p>(3002000, 'Billard', 'A', 0),</text:p>
          </table:table-cell>
        </table:table-row>
        <table:table-row table:style-name="ro1">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3]+1000*[.B73]+[.C73]" office:value-type="float" office:value="3003000" calcext:value-type="float">
            <text:p>3003000</text:p>
          </table:table-cell>
          <table:table-cell office:value-type="string" calcext:value-type="string">
            <text:p>, '</text:p>
          </table:table-cell>
          <table:table-cell office:value-type="string" calcext:value-type="string">
            <text:p>Bowling</text:p>
          </table:table-cell>
          <table:table-cell office:value-type="string" calcext:value-type="string">
            <text:p>', '</text:p>
          </table:table-cell>
          <table:table-cell table:formula="of:=IF(MOD([.E73];1000)=0;&quot;A&quot;;&quot;P&quot;)" office:value-type="string" office:string-value="A" calcext:value-type="string">
            <text:p>A</text:p>
          </table:table-cell>
          <table:table-cell office:value-type="string" calcext:value-type="string">
            <text:p>', </text:p>
          </table:table-cell>
          <table:table-cell table:formula="of:=IF(MOD([.E73];1000000)=0;1;0)" office:value-type="float" office:value="0" calcext:value-type="float">
            <text:p>0</text:p>
          </table:table-cell>
          <table:table-cell office:value-type="string" calcext:value-type="string">
            <text:p>),</text:p>
          </table:table-cell>
          <table:table-cell table:formula="of:=CONCATENATE([.D73];[.E73];[.F73];[.G73];[.H73];[.I73];[.J73];[.K73];[.L73])" office:value-type="string" office:string-value="(3003000, 'Bowling', 'A', 0)," calcext:value-type="string">
            <text:p>(3003000, 'Bowling', 'A', 0),</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text:p>
          </table:table-cell>
          <table:table-cell table:formula="of:=1000000*[.A74]+1000*[.B74]+[.C74]" office:value-type="float" office:value="4000000" calcext:value-type="float">
            <text:p>4000000</text:p>
          </table:table-cell>
          <table:table-cell office:value-type="string" calcext:value-type="string">
            <text:p>, '</text:p>
          </table:table-cell>
          <table:table-cell office:value-type="string" calcext:value-type="string">
            <text:p>Taschenspielerei</text:p>
          </table:table-cell>
          <table:table-cell office:value-type="string" calcext:value-type="string">
            <text:p>', '</text:p>
          </table:table-cell>
          <table:table-cell table:formula="of:=IF(MOD([.E74];1000)=0;&quot;A&quot;;&quot;P&quot;)" office:value-type="string" office:string-value="A" calcext:value-type="string">
            <text:p>A</text:p>
          </table:table-cell>
          <table:table-cell office:value-type="string" calcext:value-type="string">
            <text:p>', </text:p>
          </table:table-cell>
          <table:table-cell table:formula="of:=IF(MOD([.E74];1000000)=0;1;0)" office:value-type="float" office:value="1" calcext:value-type="float">
            <text:p>1</text:p>
          </table:table-cell>
          <table:table-cell office:value-type="string" calcext:value-type="string">
            <text:p>),</text:p>
          </table:table-cell>
          <table:table-cell table:formula="of:=CONCATENATE([.D74];[.E74];[.F74];[.G74];[.H74];[.I74];[.J74];[.K74];[.L74])" office:value-type="string" office:string-value="(4000000, 'Taschenspielerei', 'A', 1)," calcext:value-type="string">
            <text:p>(4000000, 'Taschenspielerei', 'A', 1),</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5]+1000*[.B75]+[.C75]" office:value-type="float" office:value="4001000" calcext:value-type="float">
            <text:p>4001000</text:p>
          </table:table-cell>
          <table:table-cell office:value-type="string" calcext:value-type="string">
            <text:p>, '</text:p>
          </table:table-cell>
          <table:table-cell office:value-type="string" calcext:value-type="string">
            <text:p>Kartentricks</text:p>
          </table:table-cell>
          <table:table-cell office:value-type="string" calcext:value-type="string">
            <text:p>', '</text:p>
          </table:table-cell>
          <table:table-cell table:formula="of:=IF(MOD([.E75];1000)=0;&quot;A&quot;;&quot;P&quot;)" office:value-type="string" office:string-value="A" calcext:value-type="string">
            <text:p>A</text:p>
          </table:table-cell>
          <table:table-cell office:value-type="string" calcext:value-type="string">
            <text:p>', </text:p>
          </table:table-cell>
          <table:table-cell table:formula="of:=IF(MOD([.E75];1000000)=0;1;0)" office:value-type="float" office:value="0" calcext:value-type="float">
            <text:p>0</text:p>
          </table:table-cell>
          <table:table-cell office:value-type="string" calcext:value-type="string">
            <text:p>),</text:p>
          </table:table-cell>
          <table:table-cell table:formula="of:=CONCATENATE([.D75];[.E75];[.F75];[.G75];[.H75];[.I75];[.J75];[.K75];[.L75])" office:value-type="string" office:string-value="(4001000, 'Kartentricks', 'A', 0)," calcext:value-type="string">
            <text:p>(4001000, 'Kartentricks', 'A', 0),</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6]+1000*[.B76]+[.C76]" office:value-type="float" office:value="4002000" calcext:value-type="float">
            <text:p>4002000</text:p>
          </table:table-cell>
          <table:table-cell office:value-type="string" calcext:value-type="string">
            <text:p>, '</text:p>
          </table:table-cell>
          <table:table-cell office:value-type="string" calcext:value-type="string">
            <text:p>Jonglieren</text:p>
          </table:table-cell>
          <table:table-cell office:value-type="string" calcext:value-type="string">
            <text:p>', '</text:p>
          </table:table-cell>
          <table:table-cell table:formula="of:=IF(MOD([.E76];1000)=0;&quot;A&quot;;&quot;P&quot;)" office:value-type="string" office:string-value="A" calcext:value-type="string">
            <text:p>A</text:p>
          </table:table-cell>
          <table:table-cell office:value-type="string" calcext:value-type="string">
            <text:p>', </text:p>
          </table:table-cell>
          <table:table-cell table:formula="of:=IF(MOD([.E76];1000000)=0;1;0)" office:value-type="float" office:value="0" calcext:value-type="float">
            <text:p>0</text:p>
          </table:table-cell>
          <table:table-cell office:value-type="string" calcext:value-type="string">
            <text:p>),</text:p>
          </table:table-cell>
          <table:table-cell table:formula="of:=CONCATENATE([.D76];[.E76];[.F76];[.G76];[.H76];[.I76];[.J76];[.K76];[.L76])" office:value-type="string" office:string-value="(4002000, 'Jonglieren', 'A', 0)," calcext:value-type="string">
            <text:p>(4002000, 'Jonglieren', 'A', 0),</text:p>
          </table:table-cell>
        </table:table-row>
        <table:table-row table:style-name="ro1">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7]+1000*[.B77]+[.C77]" office:value-type="float" office:value="4003000" calcext:value-type="float">
            <text:p>4003000</text:p>
          </table:table-cell>
          <table:table-cell office:value-type="string" calcext:value-type="string">
            <text:p>, '</text:p>
          </table:table-cell>
          <table:table-cell office:value-type="string" calcext:value-type="string">
            <text:p>Falschspiel</text:p>
          </table:table-cell>
          <table:table-cell office:value-type="string" calcext:value-type="string">
            <text:p>', '</text:p>
          </table:table-cell>
          <table:table-cell table:formula="of:=IF(MOD([.E77];1000)=0;&quot;A&quot;;&quot;P&quot;)" office:value-type="string" office:string-value="A" calcext:value-type="string">
            <text:p>A</text:p>
          </table:table-cell>
          <table:table-cell office:value-type="string" calcext:value-type="string">
            <text:p>', </text:p>
          </table:table-cell>
          <table:table-cell table:formula="of:=IF(MOD([.E77];1000000)=0;1;0)" office:value-type="float" office:value="0" calcext:value-type="float">
            <text:p>0</text:p>
          </table:table-cell>
          <table:table-cell office:value-type="string" calcext:value-type="string">
            <text:p>),</text:p>
          </table:table-cell>
          <table:table-cell table:formula="of:=CONCATENATE([.D77];[.E77];[.F77];[.G77];[.H77];[.I77];[.J77];[.K77];[.L77])" office:value-type="string" office:string-value="(4003000, 'Falschspiel', 'A', 0)," calcext:value-type="string">
            <text:p>(4003000, 'Falschspiel', 'A', 0),</text:p>
          </table:table-cell>
        </table:table-row>
        <table:table-row table:style-name="ro1">
          <table:table-cell table:number-columns-repeated="2"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8]+1000*[.B78]+[.C78]" office:value-type="float" office:value="4004000" calcext:value-type="float">
            <text:p>4004000</text:p>
          </table:table-cell>
          <table:table-cell office:value-type="string" calcext:value-type="string">
            <text:p>, '</text:p>
          </table:table-cell>
          <table:table-cell office:value-type="string" calcext:value-type="string">
            <text:p>Taschendiebstahl</text:p>
          </table:table-cell>
          <table:table-cell office:value-type="string" calcext:value-type="string">
            <text:p>', '</text:p>
          </table:table-cell>
          <table:table-cell table:formula="of:=IF(MOD([.E78];1000)=0;&quot;A&quot;;&quot;P&quot;)" office:value-type="string" office:string-value="A" calcext:value-type="string">
            <text:p>A</text:p>
          </table:table-cell>
          <table:table-cell office:value-type="string" calcext:value-type="string">
            <text:p>', </text:p>
          </table:table-cell>
          <table:table-cell table:formula="of:=IF(MOD([.E78];1000000)=0;1;0)" office:value-type="float" office:value="0" calcext:value-type="float">
            <text:p>0</text:p>
          </table:table-cell>
          <table:table-cell office:value-type="string" calcext:value-type="string">
            <text:p>),</text:p>
          </table:table-cell>
          <table:table-cell table:formula="of:=CONCATENATE([.D78];[.E78];[.F78];[.G78];[.H78];[.I78];[.J78];[.K78];[.L78])" office:value-type="string" office:string-value="(4004000, 'Taschendiebstahl', 'A', 0)," calcext:value-type="string">
            <text:p>(4004000, 'Taschendiebstahl', 'A', 0),</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79]+1000*[.B79]+[.C79]" office:value-type="float" office:value="4005000" calcext:value-type="float">
            <text:p>4005000</text:p>
          </table:table-cell>
          <table:table-cell office:value-type="string" calcext:value-type="string">
            <text:p>, '</text:p>
          </table:table-cell>
          <table:table-cell office:value-type="string" calcext:value-type="string">
            <text:p>Schlösser knacken</text:p>
          </table:table-cell>
          <table:table-cell office:value-type="string" calcext:value-type="string">
            <text:p>', '</text:p>
          </table:table-cell>
          <table:table-cell table:formula="of:=IF(MOD([.E79];1000)=0;&quot;A&quot;;&quot;P&quot;)" office:value-type="string" office:string-value="A" calcext:value-type="string">
            <text:p>A</text:p>
          </table:table-cell>
          <table:table-cell office:value-type="string" calcext:value-type="string">
            <text:p>', </text:p>
          </table:table-cell>
          <table:table-cell table:formula="of:=IF(MOD([.E79];1000000)=0;1;0)" office:value-type="float" office:value="0" calcext:value-type="float">
            <text:p>0</text:p>
          </table:table-cell>
          <table:table-cell office:value-type="string" calcext:value-type="string">
            <text:p>),</text:p>
          </table:table-cell>
          <table:table-cell table:formula="of:=CONCATENATE([.D79];[.E79];[.F79];[.G79];[.H79];[.I79];[.J79];[.K79];[.L79])" office:value-type="string" office:string-value="(4005000, 'Schlösser knacken', 'A', 0)," calcext:value-type="string">
            <text:p>(4005000, 'Schlösser knacken', 'A', 0),</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text:p>
          </table:table-cell>
          <table:table-cell table:formula="of:=1000000*[.A80]+1000*[.B80]+[.C80]" office:value-type="float" office:value="5000000" calcext:value-type="float">
            <text:p>5000000</text:p>
          </table:table-cell>
          <table:table-cell office:value-type="string" calcext:value-type="string">
            <text:p>, '</text:p>
          </table:table-cell>
          <table:table-cell office:value-type="string" calcext:value-type="string">
            <text:p>Fahren</text:p>
          </table:table-cell>
          <table:table-cell office:value-type="string" calcext:value-type="string">
            <text:p>', '</text:p>
          </table:table-cell>
          <table:table-cell table:formula="of:=IF(MOD([.E80];1000)=0;&quot;A&quot;;&quot;P&quot;)" office:value-type="string" office:string-value="A" calcext:value-type="string">
            <text:p>A</text:p>
          </table:table-cell>
          <table:table-cell office:value-type="string" calcext:value-type="string">
            <text:p>', </text:p>
          </table:table-cell>
          <table:table-cell table:formula="of:=IF(MOD([.E80];1000000)=0;1;0)" office:value-type="float" office:value="1" calcext:value-type="float">
            <text:p>1</text:p>
          </table:table-cell>
          <table:table-cell office:value-type="string" calcext:value-type="string">
            <text:p>),</text:p>
          </table:table-cell>
          <table:table-cell table:formula="of:=CONCATENATE([.D80];[.E80];[.F80];[.G80];[.H80];[.I80];[.J80];[.K80];[.L80])" office:value-type="string" office:string-value="(5000000, 'Fahren', 'A', 1)," calcext:value-type="string">
            <text:p>(5000000, 'Fahren', 'A', 1),</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81]+1000*[.B81]+[.C81]" office:value-type="float" office:value="5001000" calcext:value-type="float">
            <text:p>5001000</text:p>
          </table:table-cell>
          <table:table-cell office:value-type="string" calcext:value-type="string">
            <text:p>, '</text:p>
          </table:table-cell>
          <table:table-cell office:value-type="string" calcext:value-type="string">
            <text:p>Fahren (Zweirad)</text:p>
          </table:table-cell>
          <table:table-cell office:value-type="string" calcext:value-type="string">
            <text:p>', '</text:p>
          </table:table-cell>
          <table:table-cell table:formula="of:=IF(MOD([.E81];1000)=0;&quot;A&quot;;&quot;P&quot;)" office:value-type="string" office:string-value="A" calcext:value-type="string">
            <text:p>A</text:p>
          </table:table-cell>
          <table:table-cell office:value-type="string" calcext:value-type="string">
            <text:p>', </text:p>
          </table:table-cell>
          <table:table-cell table:formula="of:=IF(MOD([.E81];1000000)=0;1;0)" office:value-type="float" office:value="0" calcext:value-type="float">
            <text:p>0</text:p>
          </table:table-cell>
          <table:table-cell office:value-type="string" calcext:value-type="string">
            <text:p>),</text:p>
          </table:table-cell>
          <table:table-cell table:formula="of:=CONCATENATE([.D81];[.E81];[.F81];[.G81];[.H81];[.I81];[.J81];[.K81];[.L81])" office:value-type="string" office:string-value="(5001000, 'Fahren (Zweirad)', 'A', 0)," calcext:value-type="string">
            <text:p>(5001000, 'Fahren (Zweirad)', 'A', 0),</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82]+1000*[.B82]+[.C82]" office:value-type="float" office:value="5002000" calcext:value-type="float">
            <text:p>5002000</text:p>
          </table:table-cell>
          <table:table-cell office:value-type="string" calcext:value-type="string">
            <text:p>, '</text:p>
          </table:table-cell>
          <table:table-cell office:value-type="string" calcext:value-type="string">
            <text:p>Fahren (Radfahrzeug)</text:p>
          </table:table-cell>
          <table:table-cell office:value-type="string" calcext:value-type="string">
            <text:p>', '</text:p>
          </table:table-cell>
          <table:table-cell table:formula="of:=IF(MOD([.E82];1000)=0;&quot;A&quot;;&quot;P&quot;)" office:value-type="string" office:string-value="A" calcext:value-type="string">
            <text:p>A</text:p>
          </table:table-cell>
          <table:table-cell office:value-type="string" calcext:value-type="string">
            <text:p>', </text:p>
          </table:table-cell>
          <table:table-cell table:formula="of:=IF(MOD([.E82];1000000)=0;1;0)" office:value-type="float" office:value="0" calcext:value-type="float">
            <text:p>0</text:p>
          </table:table-cell>
          <table:table-cell office:value-type="string" calcext:value-type="string">
            <text:p>),</text:p>
          </table:table-cell>
          <table:table-cell table:formula="of:=CONCATENATE([.D82];[.E82];[.F82];[.G82];[.H82];[.I82];[.J82];[.K82];[.L82])" office:value-type="string" office:string-value="(5002000, 'Fahren (Radfahrzeug)', 'A', 0)," calcext:value-type="string">
            <text:p>(5002000, 'Fahren (Radfahrzeug)', 'A', 0),</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83]+1000*[.B83]+[.C83]" office:value-type="float" office:value="5003000" calcext:value-type="float">
            <text:p>5003000</text:p>
          </table:table-cell>
          <table:table-cell office:value-type="string" calcext:value-type="string">
            <text:p>, '</text:p>
          </table:table-cell>
          <table:table-cell office:value-type="string" calcext:value-type="string">
            <text:p>Fahren (Kettenfahrzeug)</text:p>
          </table:table-cell>
          <table:table-cell office:value-type="string" calcext:value-type="string">
            <text:p>', '</text:p>
          </table:table-cell>
          <table:table-cell table:formula="of:=IF(MOD([.E83];1000)=0;&quot;A&quot;;&quot;P&quot;)" office:value-type="string" office:string-value="A" calcext:value-type="string">
            <text:p>A</text:p>
          </table:table-cell>
          <table:table-cell office:value-type="string" calcext:value-type="string">
            <text:p>', </text:p>
          </table:table-cell>
          <table:table-cell table:formula="of:=IF(MOD([.E83];1000000)=0;1;0)" office:value-type="float" office:value="0" calcext:value-type="float">
            <text:p>0</text:p>
          </table:table-cell>
          <table:table-cell office:value-type="string" calcext:value-type="string">
            <text:p>),</text:p>
          </table:table-cell>
          <table:table-cell table:formula="of:=CONCATENATE([.D83];[.E83];[.F83];[.G83];[.H83];[.I83];[.J83];[.K83];[.L83])" office:value-type="string" office:string-value="(5003000, 'Fahren (Kettenfahrzeug)', 'A', 0)," calcext:value-type="string">
            <text:p>(5003000, 'Fahren (Kettenfahrzeug)', 'A', 0),</text:p>
          </table:table-cell>
        </table:table-row>
        <table:table-row table:style-name="ro1">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84]+1000*[.B84]+[.C84]" office:value-type="float" office:value="5004000" calcext:value-type="float">
            <text:p>5004000</text:p>
          </table:table-cell>
          <table:table-cell office:value-type="string" calcext:value-type="string">
            <text:p>, '</text:p>
          </table:table-cell>
          <table:table-cell office:value-type="string" calcext:value-type="string">
            <text:p>Fahren (Schweber)</text:p>
          </table:table-cell>
          <table:table-cell office:value-type="string" calcext:value-type="string">
            <text:p>', '</text:p>
          </table:table-cell>
          <table:table-cell table:formula="of:=IF(MOD([.E84];1000)=0;&quot;A&quot;;&quot;P&quot;)" office:value-type="string" office:string-value="A" calcext:value-type="string">
            <text:p>A</text:p>
          </table:table-cell>
          <table:table-cell office:value-type="string" calcext:value-type="string">
            <text:p>', </text:p>
          </table:table-cell>
          <table:table-cell table:formula="of:=IF(MOD([.E84];1000000)=0;1;0)" office:value-type="float" office:value="0" calcext:value-type="float">
            <text:p>0</text:p>
          </table:table-cell>
          <table:table-cell office:value-type="string" calcext:value-type="string">
            <text:p>),</text:p>
          </table:table-cell>
          <table:table-cell table:formula="of:=CONCATENATE([.D84];[.E84];[.F84];[.G84];[.H84];[.I84];[.J84];[.K84];[.L84])" office:value-type="string" office:string-value="(5004000, 'Fahren (Schweber)', 'A', 0)," calcext:value-type="string">
            <text:p>(5004000, 'Fahren (Schweber)', 'A', 0),</text:p>
          </table:table-cell>
        </table:table-row>
        <table:table-row table:style-name="ro1">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85]+1000*[.B85]+[.C85]" office:value-type="float" office:value="5005000" calcext:value-type="float">
            <text:p>5005000</text:p>
          </table:table-cell>
          <table:table-cell office:value-type="string" calcext:value-type="string">
            <text:p>, '</text:p>
          </table:table-cell>
          <table:table-cell office:value-type="string" calcext:value-type="string">
            <text:p>Fahren (Schienenfahrzeug)</text:p>
          </table:table-cell>
          <table:table-cell office:value-type="string" calcext:value-type="string">
            <text:p>', '</text:p>
          </table:table-cell>
          <table:table-cell table:formula="of:=IF(MOD([.E85];1000)=0;&quot;A&quot;;&quot;P&quot;)" office:value-type="string" office:string-value="A" calcext:value-type="string">
            <text:p>A</text:p>
          </table:table-cell>
          <table:table-cell office:value-type="string" calcext:value-type="string">
            <text:p>', </text:p>
          </table:table-cell>
          <table:table-cell table:formula="of:=IF(MOD([.E85];1000000)=0;1;0)" office:value-type="float" office:value="0" calcext:value-type="float">
            <text:p>0</text:p>
          </table:table-cell>
          <table:table-cell office:value-type="string" calcext:value-type="string">
            <text:p>),</text:p>
          </table:table-cell>
          <table:table-cell table:formula="of:=CONCATENATE([.D85];[.E85];[.F85];[.G85];[.H85];[.I85];[.J85];[.K85];[.L85])" office:value-type="string" office:string-value="(5005000, 'Fahren (Schienenfahrzeug)', 'A', 0)," calcext:value-type="string">
            <text:p>(5005000, 'Fahren (Schienenfahrzeug)', 'A', 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86]+1000*[.B86]+[.C86]" office:value-type="float" office:value="5006000" calcext:value-type="float">
            <text:p>5006000</text:p>
          </table:table-cell>
          <table:table-cell office:value-type="string" calcext:value-type="string">
            <text:p>, '</text:p>
          </table:table-cell>
          <table:table-cell office:value-type="string" calcext:value-type="string">
            <text:p>Fahren (Boot)</text:p>
          </table:table-cell>
          <table:table-cell office:value-type="string" calcext:value-type="string">
            <text:p>', '</text:p>
          </table:table-cell>
          <table:table-cell table:formula="of:=IF(MOD([.E86];1000)=0;&quot;A&quot;;&quot;P&quot;)" office:value-type="string" office:string-value="A" calcext:value-type="string">
            <text:p>A</text:p>
          </table:table-cell>
          <table:table-cell office:value-type="string" calcext:value-type="string">
            <text:p>', </text:p>
          </table:table-cell>
          <table:table-cell table:formula="of:=IF(MOD([.E86];1000000)=0;1;0)" office:value-type="float" office:value="0" calcext:value-type="float">
            <text:p>0</text:p>
          </table:table-cell>
          <table:table-cell office:value-type="string" calcext:value-type="string">
            <text:p>),</text:p>
          </table:table-cell>
          <table:table-cell table:formula="of:=CONCATENATE([.D86];[.E86];[.F86];[.G86];[.H86];[.I86];[.J86];[.K86];[.L86])" office:value-type="string" office:string-value="(5006000, 'Fahren (Boot)', 'A', 0)," calcext:value-type="string">
            <text:p>(5006000, 'Fahren (Boot)', 'A', 0),</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87]+1000*[.B87]+[.C87]" office:value-type="float" office:value="5007000" calcext:value-type="float">
            <text:p>5007000</text:p>
          </table:table-cell>
          <table:table-cell office:value-type="string" calcext:value-type="string">
            <text:p>, '</text:p>
          </table:table-cell>
          <table:table-cell office:value-type="string" calcext:value-type="string">
            <text:p>Fahren (Schiff)</text:p>
          </table:table-cell>
          <table:table-cell office:value-type="string" calcext:value-type="string">
            <text:p>', '</text:p>
          </table:table-cell>
          <table:table-cell table:formula="of:=IF(MOD([.E87];1000)=0;&quot;A&quot;;&quot;P&quot;)" office:value-type="string" office:string-value="A" calcext:value-type="string">
            <text:p>A</text:p>
          </table:table-cell>
          <table:table-cell office:value-type="string" calcext:value-type="string">
            <text:p>', </text:p>
          </table:table-cell>
          <table:table-cell table:formula="of:=IF(MOD([.E87];1000000)=0;1;0)" office:value-type="float" office:value="0" calcext:value-type="float">
            <text:p>0</text:p>
          </table:table-cell>
          <table:table-cell office:value-type="string" calcext:value-type="string">
            <text:p>),</text:p>
          </table:table-cell>
          <table:table-cell table:formula="of:=CONCATENATE([.D87];[.E87];[.F87];[.G87];[.H87];[.I87];[.J87];[.K87];[.L87])" office:value-type="string" office:string-value="(5007000, 'Fahren (Schiff)', 'A', 0)," calcext:value-type="string">
            <text:p>(5007000, 'Fahren (Schiff)', 'A',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88]+1000*[.B88]+[.C88]" office:value-type="float" office:value="5999001" calcext:value-type="float">
            <text:p>5999001</text:p>
          </table:table-cell>
          <table:table-cell office:value-type="string" calcext:value-type="string">
            <text:p>, '</text:p>
          </table:table-cell>
          <table:table-cell office:value-type="string" calcext:value-type="string">
            <text:p>Off-Roading</text:p>
          </table:table-cell>
          <table:table-cell office:value-type="string" calcext:value-type="string">
            <text:p>', '</text:p>
          </table:table-cell>
          <table:table-cell table:formula="of:=IF(MOD([.E88];1000)=0;&quot;A&quot;;&quot;P&quot;)" office:value-type="string" office:string-value="P" calcext:value-type="string">
            <text:p>P</text:p>
          </table:table-cell>
          <table:table-cell office:value-type="string" calcext:value-type="string">
            <text:p>', </text:p>
          </table:table-cell>
          <table:table-cell table:formula="of:=IF(MOD([.E88];1000000)=0;1;0)" office:value-type="float" office:value="0" calcext:value-type="float">
            <text:p>0</text:p>
          </table:table-cell>
          <table:table-cell office:value-type="string" calcext:value-type="string">
            <text:p>),</text:p>
          </table:table-cell>
          <table:table-cell table:formula="of:=CONCATENATE([.D88];[.E88];[.F88];[.G88];[.H88];[.I88];[.J88];[.K88];[.L88])" office:value-type="string" office:string-value="(5999001, 'Off-Roading', 'P', 0)," calcext:value-type="string">
            <text:p>(5999001, 'Off-Roading',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89]+1000*[.B89]+[.C89]" office:value-type="float" office:value="5999002" calcext:value-type="float">
            <text:p>5999002</text:p>
          </table:table-cell>
          <table:table-cell office:value-type="string" calcext:value-type="string">
            <text:p>, '</text:p>
          </table:table-cell>
          <table:table-cell office:value-type="string" calcext:value-type="string">
            <text:p>Stadtverkehr</text:p>
          </table:table-cell>
          <table:table-cell office:value-type="string" calcext:value-type="string">
            <text:p>', '</text:p>
          </table:table-cell>
          <table:table-cell table:formula="of:=IF(MOD([.E89];1000)=0;&quot;A&quot;;&quot;P&quot;)" office:value-type="string" office:string-value="P" calcext:value-type="string">
            <text:p>P</text:p>
          </table:table-cell>
          <table:table-cell office:value-type="string" calcext:value-type="string">
            <text:p>', </text:p>
          </table:table-cell>
          <table:table-cell table:formula="of:=IF(MOD([.E89];1000000)=0;1;0)" office:value-type="float" office:value="0" calcext:value-type="float">
            <text:p>0</text:p>
          </table:table-cell>
          <table:table-cell office:value-type="string" calcext:value-type="string">
            <text:p>),</text:p>
          </table:table-cell>
          <table:table-cell table:formula="of:=CONCATENATE([.D89];[.E89];[.F89];[.G89];[.H89];[.I89];[.J89];[.K89];[.L89])" office:value-type="string" office:string-value="(5999002, 'Stadtverkehr', 'P', 0)," calcext:value-type="string">
            <text:p>(5999002, 'Stadtverkehr',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90]+1000*[.B90]+[.C90]" office:value-type="float" office:value="5999003" calcext:value-type="float">
            <text:p>5999003</text:p>
          </table:table-cell>
          <table:table-cell office:value-type="string" calcext:value-type="string">
            <text:p>, '</text:p>
          </table:table-cell>
          <table:table-cell office:value-type="string" calcext:value-type="string">
            <text:p>Baumaschinen</text:p>
          </table:table-cell>
          <table:table-cell office:value-type="string" calcext:value-type="string">
            <text:p>', '</text:p>
          </table:table-cell>
          <table:table-cell table:formula="of:=IF(MOD([.E90];1000)=0;&quot;A&quot;;&quot;P&quot;)" office:value-type="string" office:string-value="P" calcext:value-type="string">
            <text:p>P</text:p>
          </table:table-cell>
          <table:table-cell office:value-type="string" calcext:value-type="string">
            <text:p>', </text:p>
          </table:table-cell>
          <table:table-cell table:formula="of:=IF(MOD([.E90];1000000)=0;1;0)" office:value-type="float" office:value="0" calcext:value-type="float">
            <text:p>0</text:p>
          </table:table-cell>
          <table:table-cell office:value-type="string" calcext:value-type="string">
            <text:p>),</text:p>
          </table:table-cell>
          <table:table-cell table:formula="of:=CONCATENATE([.D90];[.E90];[.F90];[.G90];[.H90];[.I90];[.J90];[.K90];[.L90])" office:value-type="string" office:string-value="(5999003, 'Baumaschinen', 'P', 0)," calcext:value-type="string">
            <text:p>(5999003, 'Baumaschi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91]+1000*[.B91]+[.C91]" office:value-type="float" office:value="5999004" calcext:value-type="float">
            <text:p>5999004</text:p>
          </table:table-cell>
          <table:table-cell office:value-type="string" calcext:value-type="string">
            <text:p>, '</text:p>
          </table:table-cell>
          <table:table-cell office:value-type="string" calcext:value-type="string">
            <text:p>Rennen</text:p>
          </table:table-cell>
          <table:table-cell office:value-type="string" calcext:value-type="string">
            <text:p>', '</text:p>
          </table:table-cell>
          <table:table-cell table:formula="of:=IF(MOD([.E91];1000)=0;&quot;A&quot;;&quot;P&quot;)" office:value-type="string" office:string-value="P" calcext:value-type="string">
            <text:p>P</text:p>
          </table:table-cell>
          <table:table-cell office:value-type="string" calcext:value-type="string">
            <text:p>', </text:p>
          </table:table-cell>
          <table:table-cell table:formula="of:=IF(MOD([.E91];1000000)=0;1;0)" office:value-type="float" office:value="0" calcext:value-type="float">
            <text:p>0</text:p>
          </table:table-cell>
          <table:table-cell office:value-type="string" calcext:value-type="string">
            <text:p>),</text:p>
          </table:table-cell>
          <table:table-cell table:formula="of:=CONCATENATE([.D91];[.E91];[.F91];[.G91];[.H91];[.I91];[.J91];[.K91];[.L91])" office:value-type="string" office:string-value="(5999004, 'Rennen', 'P', 0)," calcext:value-type="string">
            <text:p>(5999004, 'Ren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92]+1000*[.B92]+[.C92]" office:value-type="float" office:value="5999005" calcext:value-type="float">
            <text:p>5999005</text:p>
          </table:table-cell>
          <table:table-cell office:value-type="string" calcext:value-type="string">
            <text:p>, '</text:p>
          </table:table-cell>
          <table:table-cell office:value-type="string" calcext:value-type="string">
            <text:p>Rallyes</text:p>
          </table:table-cell>
          <table:table-cell office:value-type="string" calcext:value-type="string">
            <text:p>', '</text:p>
          </table:table-cell>
          <table:table-cell table:formula="of:=IF(MOD([.E92];1000)=0;&quot;A&quot;;&quot;P&quot;)" office:value-type="string" office:string-value="P" calcext:value-type="string">
            <text:p>P</text:p>
          </table:table-cell>
          <table:table-cell office:value-type="string" calcext:value-type="string">
            <text:p>', </text:p>
          </table:table-cell>
          <table:table-cell table:formula="of:=IF(MOD([.E92];1000000)=0;1;0)" office:value-type="float" office:value="0" calcext:value-type="float">
            <text:p>0</text:p>
          </table:table-cell>
          <table:table-cell office:value-type="string" calcext:value-type="string">
            <text:p>),</text:p>
          </table:table-cell>
          <table:table-cell table:formula="of:=CONCATENATE([.D92];[.E92];[.F92];[.G92];[.H92];[.I92];[.J92];[.K92];[.L92])" office:value-type="string" office:string-value="(5999005, 'Rallyes', 'P', 0)," calcext:value-type="string">
            <text:p>(5999005, 'Rallyes',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6" calcext:value-type="float">
            <text:p>6</text:p>
          </table:table-cell>
          <table:table-cell office:value-type="string" calcext:value-type="string">
            <text:p>(</text:p>
          </table:table-cell>
          <table:table-cell table:formula="of:=1000000*[.A93]+1000*[.B93]+[.C93]" office:value-type="float" office:value="5999006" calcext:value-type="float">
            <text:p>5999006</text:p>
          </table:table-cell>
          <table:table-cell office:value-type="string" calcext:value-type="string">
            <text:p>, '</text:p>
          </table:table-cell>
          <table:table-cell office:value-type="string" calcext:value-type="string">
            <text:p>Schwertransporte</text:p>
          </table:table-cell>
          <table:table-cell office:value-type="string" calcext:value-type="string">
            <text:p>', '</text:p>
          </table:table-cell>
          <table:table-cell table:formula="of:=IF(MOD([.E93];1000)=0;&quot;A&quot;;&quot;P&quot;)" office:value-type="string" office:string-value="P" calcext:value-type="string">
            <text:p>P</text:p>
          </table:table-cell>
          <table:table-cell office:value-type="string" calcext:value-type="string">
            <text:p>', </text:p>
          </table:table-cell>
          <table:table-cell table:formula="of:=IF(MOD([.E93];1000000)=0;1;0)" office:value-type="float" office:value="0" calcext:value-type="float">
            <text:p>0</text:p>
          </table:table-cell>
          <table:table-cell office:value-type="string" calcext:value-type="string">
            <text:p>),</text:p>
          </table:table-cell>
          <table:table-cell table:formula="of:=CONCATENATE([.D93];[.E93];[.F93];[.G93];[.H93];[.I93];[.J93];[.K93];[.L93])" office:value-type="string" office:string-value="(5999006, 'Schwertransporte', 'P', 0)," calcext:value-type="string">
            <text:p>(5999006, 'Schwertransporte',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7" calcext:value-type="float">
            <text:p>7</text:p>
          </table:table-cell>
          <table:table-cell office:value-type="string" calcext:value-type="string">
            <text:p>(</text:p>
          </table:table-cell>
          <table:table-cell table:formula="of:=1000000*[.A94]+1000*[.B94]+[.C94]" office:value-type="float" office:value="5999007" calcext:value-type="float">
            <text:p>5999007</text:p>
          </table:table-cell>
          <table:table-cell office:value-type="string" calcext:value-type="string">
            <text:p>, '</text:p>
          </table:table-cell>
          <table:table-cell office:value-type="string" calcext:value-type="string">
            <text:p>Küstenschiffahrt</text:p>
          </table:table-cell>
          <table:table-cell office:value-type="string" calcext:value-type="string">
            <text:p>', '</text:p>
          </table:table-cell>
          <table:table-cell table:formula="of:=IF(MOD([.E94];1000)=0;&quot;A&quot;;&quot;P&quot;)" office:value-type="string" office:string-value="P" calcext:value-type="string">
            <text:p>P</text:p>
          </table:table-cell>
          <table:table-cell office:value-type="string" calcext:value-type="string">
            <text:p>', </text:p>
          </table:table-cell>
          <table:table-cell table:formula="of:=IF(MOD([.E94];1000000)=0;1;0)" office:value-type="float" office:value="0" calcext:value-type="float">
            <text:p>0</text:p>
          </table:table-cell>
          <table:table-cell office:value-type="string" calcext:value-type="string">
            <text:p>),</text:p>
          </table:table-cell>
          <table:table-cell table:formula="of:=CONCATENATE([.D94];[.E94];[.F94];[.G94];[.H94];[.I94];[.J94];[.K94];[.L94])" office:value-type="string" office:string-value="(5999007, 'Küstenschiffahrt', 'P', 0)," calcext:value-type="string">
            <text:p>(5999007, 'Küsten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8" calcext:value-type="float">
            <text:p>8</text:p>
          </table:table-cell>
          <table:table-cell office:value-type="string" calcext:value-type="string">
            <text:p>(</text:p>
          </table:table-cell>
          <table:table-cell table:formula="of:=1000000*[.A95]+1000*[.B95]+[.C95]" office:value-type="float" office:value="5999008" calcext:value-type="float">
            <text:p>5999008</text:p>
          </table:table-cell>
          <table:table-cell office:value-type="string" calcext:value-type="string">
            <text:p>, '</text:p>
          </table:table-cell>
          <table:table-cell office:value-type="string" calcext:value-type="string">
            <text:p>Flussschiffahrt</text:p>
          </table:table-cell>
          <table:table-cell office:value-type="string" calcext:value-type="string">
            <text:p>', '</text:p>
          </table:table-cell>
          <table:table-cell table:formula="of:=IF(MOD([.E95];1000)=0;&quot;A&quot;;&quot;P&quot;)" office:value-type="string" office:string-value="P" calcext:value-type="string">
            <text:p>P</text:p>
          </table:table-cell>
          <table:table-cell office:value-type="string" calcext:value-type="string">
            <text:p>', </text:p>
          </table:table-cell>
          <table:table-cell table:formula="of:=IF(MOD([.E95];1000000)=0;1;0)" office:value-type="float" office:value="0" calcext:value-type="float">
            <text:p>0</text:p>
          </table:table-cell>
          <table:table-cell office:value-type="string" calcext:value-type="string">
            <text:p>),</text:p>
          </table:table-cell>
          <table:table-cell table:formula="of:=CONCATENATE([.D95];[.E95];[.F95];[.G95];[.H95];[.I95];[.J95];[.K95];[.L95])" office:value-type="string" office:string-value="(5999008, 'Flussschiffahrt', 'P', 0)," calcext:value-type="string">
            <text:p>(5999008, 'Fluss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9" calcext:value-type="float">
            <text:p>9</text:p>
          </table:table-cell>
          <table:table-cell office:value-type="string" calcext:value-type="string">
            <text:p>(</text:p>
          </table:table-cell>
          <table:table-cell table:formula="of:=1000000*[.A96]+1000*[.B96]+[.C96]" office:value-type="float" office:value="5999009" calcext:value-type="float">
            <text:p>5999009</text:p>
          </table:table-cell>
          <table:table-cell office:value-type="string" calcext:value-type="string">
            <text:p>, '</text:p>
          </table:table-cell>
          <table:table-cell office:value-type="string" calcext:value-type="string">
            <text:p>Seeschifffahrt</text:p>
          </table:table-cell>
          <table:table-cell office:value-type="string" calcext:value-type="string">
            <text:p>', '</text:p>
          </table:table-cell>
          <table:table-cell table:formula="of:=IF(MOD([.E96];1000)=0;&quot;A&quot;;&quot;P&quot;)" office:value-type="string" office:string-value="P" calcext:value-type="string">
            <text:p>P</text:p>
          </table:table-cell>
          <table:table-cell office:value-type="string" calcext:value-type="string">
            <text:p>', </text:p>
          </table:table-cell>
          <table:table-cell table:formula="of:=IF(MOD([.E96];1000000)=0;1;0)" office:value-type="float" office:value="0" calcext:value-type="float">
            <text:p>0</text:p>
          </table:table-cell>
          <table:table-cell office:value-type="string" calcext:value-type="string">
            <text:p>),</text:p>
          </table:table-cell>
          <table:table-cell table:formula="of:=CONCATENATE([.D96];[.E96];[.F96];[.G96];[.H96];[.I96];[.J96];[.K96];[.L96])" office:value-type="string" office:string-value="(5999009, 'Seeschifffahrt', 'P', 0)," calcext:value-type="string">
            <text:p>(5999009, 'Seeschif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0" calcext:value-type="float">
            <text:p>10</text:p>
          </table:table-cell>
          <table:table-cell office:value-type="string" calcext:value-type="string">
            <text:p>(</text:p>
          </table:table-cell>
          <table:table-cell table:formula="of:=1000000*[.A97]+1000*[.B97]+[.C97]" office:value-type="float" office:value="5999010" calcext:value-type="float">
            <text:p>5999010</text:p>
          </table:table-cell>
          <table:table-cell office:value-type="string" calcext:value-type="string">
            <text:p>, '</text:p>
          </table:table-cell>
          <table:table-cell office:value-type="string" calcext:value-type="string">
            <text:p>Segeln</text:p>
          </table:table-cell>
          <table:table-cell office:value-type="string" calcext:value-type="string">
            <text:p>', '</text:p>
          </table:table-cell>
          <table:table-cell table:formula="of:=IF(MOD([.E97];1000)=0;&quot;A&quot;;&quot;P&quot;)" office:value-type="string" office:string-value="P" calcext:value-type="string">
            <text:p>P</text:p>
          </table:table-cell>
          <table:table-cell office:value-type="string" calcext:value-type="string">
            <text:p>', </text:p>
          </table:table-cell>
          <table:table-cell table:formula="of:=IF(MOD([.E97];1000000)=0;1;0)" office:value-type="float" office:value="0" calcext:value-type="float">
            <text:p>0</text:p>
          </table:table-cell>
          <table:table-cell office:value-type="string" calcext:value-type="string">
            <text:p>),</text:p>
          </table:table-cell>
          <table:table-cell table:formula="of:=CONCATENATE([.D97];[.E97];[.F97];[.G97];[.H97];[.I97];[.J97];[.K97];[.L97])" office:value-type="string" office:string-value="(5999010, 'Segeln', 'P', 0)," calcext:value-type="string">
            <text:p>(5999010, 'Segeln', 'P', 0),</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text:p>
          </table:table-cell>
          <table:table-cell table:formula="of:=1000000*[.A98]+1000*[.B98]+[.C98]" office:value-type="float" office:value="6000000" calcext:value-type="float">
            <text:p>6000000</text:p>
          </table:table-cell>
          <table:table-cell office:value-type="string" calcext:value-type="string">
            <text:p>, '</text:p>
          </table:table-cell>
          <table:table-cell office:value-type="string" calcext:value-type="string">
            <text:p>Pilot</text:p>
          </table:table-cell>
          <table:table-cell office:value-type="string" calcext:value-type="string">
            <text:p>', '</text:p>
          </table:table-cell>
          <table:table-cell table:formula="of:=IF(MOD([.E98];1000)=0;&quot;A&quot;;&quot;P&quot;)" office:value-type="string" office:string-value="A" calcext:value-type="string">
            <text:p>A</text:p>
          </table:table-cell>
          <table:table-cell office:value-type="string" calcext:value-type="string">
            <text:p>', </text:p>
          </table:table-cell>
          <table:table-cell table:formula="of:=IF(MOD([.E98];1000000)=0;1;0)" office:value-type="float" office:value="1" calcext:value-type="float">
            <text:p>1</text:p>
          </table:table-cell>
          <table:table-cell office:value-type="string" calcext:value-type="string">
            <text:p>),</text:p>
          </table:table-cell>
          <table:table-cell table:formula="of:=CONCATENATE([.D98];[.E98];[.F98];[.G98];[.H98];[.I98];[.J98];[.K98];[.L98])" office:value-type="string" office:string-value="(6000000, 'Pilot', 'A', 1)," calcext:value-type="string">
            <text:p>(6000000, 'Pilot', 'A', 1),</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99]+1000*[.B99]+[.C99]" office:value-type="float" office:value="6001000" calcext:value-type="float">
            <text:p>6001000</text:p>
          </table:table-cell>
          <table:table-cell office:value-type="string" calcext:value-type="string">
            <text:p>, '</text:p>
          </table:table-cell>
          <table:table-cell office:value-type="string" calcext:value-type="string">
            <text:p>Pilot (Flugzeug)</text:p>
          </table:table-cell>
          <table:table-cell office:value-type="string" calcext:value-type="string">
            <text:p>', '</text:p>
          </table:table-cell>
          <table:table-cell table:formula="of:=IF(MOD([.E99];1000)=0;&quot;A&quot;;&quot;P&quot;)" office:value-type="string" office:string-value="A" calcext:value-type="string">
            <text:p>A</text:p>
          </table:table-cell>
          <table:table-cell office:value-type="string" calcext:value-type="string">
            <text:p>', </text:p>
          </table:table-cell>
          <table:table-cell table:formula="of:=IF(MOD([.E99];1000000)=0;1;0)" office:value-type="float" office:value="0" calcext:value-type="float">
            <text:p>0</text:p>
          </table:table-cell>
          <table:table-cell office:value-type="string" calcext:value-type="string">
            <text:p>),</text:p>
          </table:table-cell>
          <table:table-cell table:formula="of:=CONCATENATE([.D99];[.E99];[.F99];[.G99];[.H99];[.I99];[.J99];[.K99];[.L99])" office:value-type="string" office:string-value="(6001000, 'Pilot (Flugzeug)', 'A', 0)," calcext:value-type="string">
            <text:p>(6001000, 'Pilot (Flugzeug)', 'A', 0),</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00]+1000*[.B100]+[.C100]" office:value-type="float" office:value="6002000" calcext:value-type="float">
            <text:p>6002000</text:p>
          </table:table-cell>
          <table:table-cell office:value-type="string" calcext:value-type="string">
            <text:p>, '</text:p>
          </table:table-cell>
          <table:table-cell office:value-type="string" calcext:value-type="string">
            <text:p>Pilot (Helikopter)</text:p>
          </table:table-cell>
          <table:table-cell office:value-type="string" calcext:value-type="string">
            <text:p>', '</text:p>
          </table:table-cell>
          <table:table-cell table:formula="of:=IF(MOD([.E100];1000)=0;&quot;A&quot;;&quot;P&quot;)" office:value-type="string" office:string-value="A" calcext:value-type="string">
            <text:p>A</text:p>
          </table:table-cell>
          <table:table-cell office:value-type="string" calcext:value-type="string">
            <text:p>', </text:p>
          </table:table-cell>
          <table:table-cell table:formula="of:=IF(MOD([.E100];1000000)=0;1;0)" office:value-type="float" office:value="0" calcext:value-type="float">
            <text:p>0</text:p>
          </table:table-cell>
          <table:table-cell office:value-type="string" calcext:value-type="string">
            <text:p>),</text:p>
          </table:table-cell>
          <table:table-cell table:formula="of:=CONCATENATE([.D100];[.E100];[.F100];[.G100];[.H100];[.I100];[.J100];[.K100];[.L100])" office:value-type="string" office:string-value="(6002000, 'Pilot (Helikopter)', 'A', 0)," calcext:value-type="string">
            <text:p>(6002000, 'Pilot (Helikopter)', 'A', 0),</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01]+1000*[.B101]+[.C101]" office:value-type="float" office:value="6003000" calcext:value-type="float">
            <text:p>6003000</text:p>
          </table:table-cell>
          <table:table-cell office:value-type="string" calcext:value-type="string">
            <text:p>, '</text:p>
          </table:table-cell>
          <table:table-cell office:value-type="string" calcext:value-type="string">
            <text:p>Pilot (Vektorschub)</text:p>
          </table:table-cell>
          <table:table-cell office:value-type="string" calcext:value-type="string">
            <text:p>', '</text:p>
          </table:table-cell>
          <table:table-cell table:formula="of:=IF(MOD([.E101];1000)=0;&quot;A&quot;;&quot;P&quot;)" office:value-type="string" office:string-value="A" calcext:value-type="string">
            <text:p>A</text:p>
          </table:table-cell>
          <table:table-cell office:value-type="string" calcext:value-type="string">
            <text:p>', </text:p>
          </table:table-cell>
          <table:table-cell table:formula="of:=IF(MOD([.E101];1000000)=0;1;0)" office:value-type="float" office:value="0" calcext:value-type="float">
            <text:p>0</text:p>
          </table:table-cell>
          <table:table-cell office:value-type="string" calcext:value-type="string">
            <text:p>),</text:p>
          </table:table-cell>
          <table:table-cell table:formula="of:=CONCATENATE([.D101];[.E101];[.F101];[.G101];[.H101];[.I101];[.J101];[.K101];[.L101])" office:value-type="string" office:string-value="(6003000, 'Pilot (Vektorschub)', 'A', 0)," calcext:value-type="string">
            <text:p>(6003000, 'Pilot (Vektorschub)', 'A', 0),</text:p>
          </table:table-cell>
        </table:table-row>
        <table:table-row table:style-name="ro1">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02]+1000*[.B102]+[.C102]" office:value-type="float" office:value="6004000" calcext:value-type="float">
            <text:p>6004000</text:p>
          </table:table-cell>
          <table:table-cell office:value-type="string" calcext:value-type="string">
            <text:p>, '</text:p>
          </table:table-cell>
          <table:table-cell office:value-type="string" calcext:value-type="string">
            <text:p>Pilot (U-Boot)</text:p>
          </table:table-cell>
          <table:table-cell office:value-type="string" calcext:value-type="string">
            <text:p>', '</text:p>
          </table:table-cell>
          <table:table-cell table:formula="of:=IF(MOD([.E102];1000)=0;&quot;A&quot;;&quot;P&quot;)" office:value-type="string" office:string-value="A" calcext:value-type="string">
            <text:p>A</text:p>
          </table:table-cell>
          <table:table-cell office:value-type="string" calcext:value-type="string">
            <text:p>', </text:p>
          </table:table-cell>
          <table:table-cell table:formula="of:=IF(MOD([.E102];1000000)=0;1;0)" office:value-type="float" office:value="0" calcext:value-type="float">
            <text:p>0</text:p>
          </table:table-cell>
          <table:table-cell office:value-type="string" calcext:value-type="string">
            <text:p>),</text:p>
          </table:table-cell>
          <table:table-cell table:formula="of:=CONCATENATE([.D102];[.E102];[.F102];[.G102];[.H102];[.I102];[.J102];[.K102];[.L102])" office:value-type="string" office:string-value="(6004000, 'Pilot (U-Boot)', 'A', 0)," calcext:value-type="string">
            <text:p>(6004000, 'Pilot (U-Boot)', 'A', 0),</text:p>
          </table:table-cell>
        </table:table-row>
        <table:table-row table:style-name="ro1">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03]+1000*[.B103]+[.C103]" office:value-type="float" office:value="6005000" calcext:value-type="float">
            <text:p>6005000</text:p>
          </table:table-cell>
          <table:table-cell office:value-type="string" calcext:value-type="string">
            <text:p>, '</text:p>
          </table:table-cell>
          <table:table-cell office:value-type="string" calcext:value-type="string">
            <text:p>Pilot (Raumschiff)</text:p>
          </table:table-cell>
          <table:table-cell office:value-type="string" calcext:value-type="string">
            <text:p>', '</text:p>
          </table:table-cell>
          <table:table-cell table:formula="of:=IF(MOD([.E103];1000)=0;&quot;A&quot;;&quot;P&quot;)" office:value-type="string" office:string-value="A" calcext:value-type="string">
            <text:p>A</text:p>
          </table:table-cell>
          <table:table-cell office:value-type="string" calcext:value-type="string">
            <text:p>', </text:p>
          </table:table-cell>
          <table:table-cell table:formula="of:=IF(MOD([.E103];1000000)=0;1;0)" office:value-type="float" office:value="0" calcext:value-type="float">
            <text:p>0</text:p>
          </table:table-cell>
          <table:table-cell office:value-type="string" calcext:value-type="string">
            <text:p>),</text:p>
          </table:table-cell>
          <table:table-cell table:formula="of:=CONCATENATE([.D103];[.E103];[.F103];[.G103];[.H103];[.I103];[.J103];[.K103];[.L103])" office:value-type="string" office:string-value="(6005000, 'Pilot (Raumschiff)', 'A', 0)," calcext:value-type="string">
            <text:p>(6005000, 'Pilot (Raumschiff)', 'A',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04]+1000*[.B104]+[.C104]" office:value-type="float" office:value="6999001" calcext:value-type="float">
            <text:p>6999001</text:p>
          </table:table-cell>
          <table:table-cell office:value-type="string" calcext:value-type="string">
            <text:p>, '</text:p>
          </table:table-cell>
          <table:table-cell office:value-type="string" calcext:value-type="string">
            <text:p>Kampfmanöver</text:p>
          </table:table-cell>
          <table:table-cell office:value-type="string" calcext:value-type="string">
            <text:p>', '</text:p>
          </table:table-cell>
          <table:table-cell table:formula="of:=IF(MOD([.E104];1000)=0;&quot;A&quot;;&quot;P&quot;)" office:value-type="string" office:string-value="P" calcext:value-type="string">
            <text:p>P</text:p>
          </table:table-cell>
          <table:table-cell office:value-type="string" calcext:value-type="string">
            <text:p>', </text:p>
          </table:table-cell>
          <table:table-cell table:formula="of:=IF(MOD([.E104];1000000)=0;1;0)" office:value-type="float" office:value="0" calcext:value-type="float">
            <text:p>0</text:p>
          </table:table-cell>
          <table:table-cell office:value-type="string" calcext:value-type="string">
            <text:p>),</text:p>
          </table:table-cell>
          <table:table-cell table:formula="of:=CONCATENATE([.D104];[.E104];[.F104];[.G104];[.H104];[.I104];[.J104];[.K104];[.L104])" office:value-type="string" office:string-value="(6999001, 'Kampfmanöver', 'P', 0)," calcext:value-type="string">
            <text:p>(6999001, 'Kampf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05]+1000*[.B105]+[.C105]" office:value-type="float" office:value="6999002" calcext:value-type="float">
            <text:p>6999002</text:p>
          </table:table-cell>
          <table:table-cell office:value-type="string" calcext:value-type="string">
            <text:p>, '</text:p>
          </table:table-cell>
          <table:table-cell office:value-type="string" calcext:value-type="string">
            <text:p>Ausweichmanöver</text:p>
          </table:table-cell>
          <table:table-cell office:value-type="string" calcext:value-type="string">
            <text:p>', '</text:p>
          </table:table-cell>
          <table:table-cell table:formula="of:=IF(MOD([.E105];1000)=0;&quot;A&quot;;&quot;P&quot;)" office:value-type="string" office:string-value="P" calcext:value-type="string">
            <text:p>P</text:p>
          </table:table-cell>
          <table:table-cell office:value-type="string" calcext:value-type="string">
            <text:p>', </text:p>
          </table:table-cell>
          <table:table-cell table:formula="of:=IF(MOD([.E105];1000000)=0;1;0)" office:value-type="float" office:value="0" calcext:value-type="float">
            <text:p>0</text:p>
          </table:table-cell>
          <table:table-cell office:value-type="string" calcext:value-type="string">
            <text:p>),</text:p>
          </table:table-cell>
          <table:table-cell table:formula="of:=CONCATENATE([.D105];[.E105];[.F105];[.G105];[.H105];[.I105];[.J105];[.K105];[.L105])" office:value-type="string" office:string-value="(6999002, 'Ausweichmanöver', 'P', 0)," calcext:value-type="string">
            <text:p>(6999002, 'Ausweich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106]+1000*[.B106]+[.C106]" office:value-type="float" office:value="6999003" calcext:value-type="float">
            <text:p>6999003</text:p>
          </table:table-cell>
          <table:table-cell office:value-type="string" calcext:value-type="string">
            <text:p>, '</text:p>
          </table:table-cell>
          <table:table-cell office:value-type="string" calcext:value-type="string">
            <text:p>Docking</text:p>
          </table:table-cell>
          <table:table-cell office:value-type="string" calcext:value-type="string">
            <text:p>', '</text:p>
          </table:table-cell>
          <table:table-cell table:formula="of:=IF(MOD([.E106];1000)=0;&quot;A&quot;;&quot;P&quot;)" office:value-type="string" office:string-value="P" calcext:value-type="string">
            <text:p>P</text:p>
          </table:table-cell>
          <table:table-cell office:value-type="string" calcext:value-type="string">
            <text:p>', </text:p>
          </table:table-cell>
          <table:table-cell table:formula="of:=IF(MOD([.E106];1000000)=0;1;0)" office:value-type="float" office:value="0" calcext:value-type="float">
            <text:p>0</text:p>
          </table:table-cell>
          <table:table-cell office:value-type="string" calcext:value-type="string">
            <text:p>),</text:p>
          </table:table-cell>
          <table:table-cell table:formula="of:=CONCATENATE([.D106];[.E106];[.F106];[.G106];[.H106];[.I106];[.J106];[.K106];[.L106])" office:value-type="string" office:string-value="(6999003, 'Docking', 'P', 0)," calcext:value-type="string">
            <text:p>(6999003, 'Docking',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107]+1000*[.B107]+[.C107]" office:value-type="float" office:value="6999004" calcext:value-type="float">
            <text:p>6999004</text:p>
          </table:table-cell>
          <table:table-cell office:value-type="string" calcext:value-type="string">
            <text:p>, '</text:p>
          </table:table-cell>
          <table:table-cell office:value-type="string" calcext:value-type="string">
            <text:p>Planetare Landungen</text:p>
          </table:table-cell>
          <table:table-cell office:value-type="string" calcext:value-type="string">
            <text:p>', '</text:p>
          </table:table-cell>
          <table:table-cell table:formula="of:=IF(MOD([.E107];1000)=0;&quot;A&quot;;&quot;P&quot;)" office:value-type="string" office:string-value="P" calcext:value-type="string">
            <text:p>P</text:p>
          </table:table-cell>
          <table:table-cell office:value-type="string" calcext:value-type="string">
            <text:p>', </text:p>
          </table:table-cell>
          <table:table-cell table:formula="of:=IF(MOD([.E107];1000000)=0;1;0)" office:value-type="float" office:value="0" calcext:value-type="float">
            <text:p>0</text:p>
          </table:table-cell>
          <table:table-cell office:value-type="string" calcext:value-type="string">
            <text:p>),</text:p>
          </table:table-cell>
          <table:table-cell table:formula="of:=CONCATENATE([.D107];[.E107];[.F107];[.G107];[.H107];[.I107];[.J107];[.K107];[.L107])" office:value-type="string" office:string-value="(6999004, 'Planetare Landungen', 'P', 0)," calcext:value-type="string">
            <text:p>(6999004, 'Planetare Landungen',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108]+1000*[.B108]+[.C108]" office:value-type="float" office:value="6999005" calcext:value-type="float">
            <text:p>6999005</text:p>
          </table:table-cell>
          <table:table-cell office:value-type="string" calcext:value-type="string">
            <text:p>, '</text:p>
          </table:table-cell>
          <table:table-cell office:value-type="string" calcext:value-type="string">
            <text:p>Tiefflug</text:p>
          </table:table-cell>
          <table:table-cell office:value-type="string" calcext:value-type="string">
            <text:p>', '</text:p>
          </table:table-cell>
          <table:table-cell table:formula="of:=IF(MOD([.E108];1000)=0;&quot;A&quot;;&quot;P&quot;)" office:value-type="string" office:string-value="P" calcext:value-type="string">
            <text:p>P</text:p>
          </table:table-cell>
          <table:table-cell office:value-type="string" calcext:value-type="string">
            <text:p>', </text:p>
          </table:table-cell>
          <table:table-cell table:formula="of:=IF(MOD([.E108];1000000)=0;1;0)" office:value-type="float" office:value="0" calcext:value-type="float">
            <text:p>0</text:p>
          </table:table-cell>
          <table:table-cell office:value-type="string" calcext:value-type="string">
            <text:p>),</text:p>
          </table:table-cell>
          <table:table-cell table:formula="of:=CONCATENATE([.D108];[.E108];[.F108];[.G108];[.H108];[.I108];[.J108];[.K108];[.L108])" office:value-type="string" office:string-value="(6999005, 'Tiefflug', 'P', 0)," calcext:value-type="string">
            <text:p>(6999005, 'Tiefflug',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0" calcext:value-type="float">
            <text:p>0</text:p>
          </table:table-cell>
          <table:table-cell office:value-type="string" calcext:value-type="string">
            <text:p>(</text:p>
          </table:table-cell>
          <table:table-cell table:formula="of:=1000000*[.A109]+1000*[.B109]+[.C109]" office:value-type="float" office:value="6800000" calcext:value-type="float">
            <text:p>6800000</text:p>
          </table:table-cell>
          <table:table-cell office:value-type="string" calcext:value-type="string">
            <text:p>, '</text:p>
          </table:table-cell>
          <table:table-cell office:value-type="string" calcext:value-type="string">
            <text:p>Navigation</text:p>
          </table:table-cell>
          <table:table-cell office:value-type="string" calcext:value-type="string">
            <text:p>', '</text:p>
          </table:table-cell>
          <table:table-cell table:formula="of:=IF(MOD([.E109];1000)=0;&quot;A&quot;;&quot;P&quot;)" office:value-type="string" office:string-value="A" calcext:value-type="string">
            <text:p>A</text:p>
          </table:table-cell>
          <table:table-cell office:value-type="string" calcext:value-type="string">
            <text:p>', </text:p>
          </table:table-cell>
          <table:table-cell table:formula="of:=IF(MOD([.E109];1000000)=0;1;0)" office:value-type="float" office:value="0" calcext:value-type="float">
            <text:p>0</text:p>
          </table:table-cell>
          <table:table-cell office:value-type="string" calcext:value-type="string">
            <text:p>),</text:p>
          </table:table-cell>
          <table:table-cell table:formula="of:=CONCATENATE([.D109];[.E109];[.F109];[.G109];[.H109];[.I109];[.J109];[.K109];[.L109])" office:value-type="string" office:string-value="(6800000, 'Navigation', 'A', 0)," calcext:value-type="string">
            <text:p>(6800000, 'Navigation', 'A',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text:p>
          </table:table-cell>
          <table:table-cell table:formula="of:=1000000*[.A110]+1000*[.B110]+[.C110]" office:value-type="float" office:value="6800001" calcext:value-type="float">
            <text:p>6800001</text:p>
          </table:table-cell>
          <table:table-cell office:value-type="string" calcext:value-type="string">
            <text:p>, '</text:p>
          </table:table-cell>
          <table:table-cell office:value-type="string" calcext:value-type="string">
            <text:p>Karten lesen</text:p>
          </table:table-cell>
          <table:table-cell office:value-type="string" calcext:value-type="string">
            <text:p>', '</text:p>
          </table:table-cell>
          <table:table-cell table:formula="of:=IF(MOD([.E110];1000)=0;&quot;A&quot;;&quot;P&quot;)" office:value-type="string" office:string-value="P" calcext:value-type="string">
            <text:p>P</text:p>
          </table:table-cell>
          <table:table-cell office:value-type="string" calcext:value-type="string">
            <text:p>', </text:p>
          </table:table-cell>
          <table:table-cell table:formula="of:=IF(MOD([.E110];1000000)=0;1;0)" office:value-type="float" office:value="0" calcext:value-type="float">
            <text:p>0</text:p>
          </table:table-cell>
          <table:table-cell office:value-type="string" calcext:value-type="string">
            <text:p>),</text:p>
          </table:table-cell>
          <table:table-cell table:formula="of:=CONCATENATE([.D110];[.E110];[.F110];[.G110];[.H110];[.I110];[.J110];[.K110];[.L110])" office:value-type="string" office:string-value="(6800001, 'Karten lesen', 'P', 0)," calcext:value-type="string">
            <text:p>(6800001, 'Karten lesen',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text:p>
          </table:table-cell>
          <table:table-cell table:formula="of:=1000000*[.A111]+1000*[.B111]+[.C111]" office:value-type="float" office:value="6800002" calcext:value-type="float">
            <text:p>6800002</text:p>
          </table:table-cell>
          <table:table-cell office:value-type="string" calcext:value-type="string">
            <text:p>, '</text:p>
          </table:table-cell>
          <table:table-cell office:value-type="string" calcext:value-type="string">
            <text:p>Routenplanung</text:p>
          </table:table-cell>
          <table:table-cell office:value-type="string" calcext:value-type="string">
            <text:p>', '</text:p>
          </table:table-cell>
          <table:table-cell table:formula="of:=IF(MOD([.E111];1000)=0;&quot;A&quot;;&quot;P&quot;)" office:value-type="string" office:string-value="P" calcext:value-type="string">
            <text:p>P</text:p>
          </table:table-cell>
          <table:table-cell office:value-type="string" calcext:value-type="string">
            <text:p>', </text:p>
          </table:table-cell>
          <table:table-cell table:formula="of:=IF(MOD([.E111];1000000)=0;1;0)" office:value-type="float" office:value="0" calcext:value-type="float">
            <text:p>0</text:p>
          </table:table-cell>
          <table:table-cell office:value-type="string" calcext:value-type="string">
            <text:p>),</text:p>
          </table:table-cell>
          <table:table-cell table:formula="of:=CONCATENATE([.D111];[.E111];[.F111];[.G111];[.H111];[.I111];[.J111];[.K111];[.L111])" office:value-type="string" office:string-value="(6800002, 'Routenplanung', 'P', 0)," calcext:value-type="string">
            <text:p>(6800002, 'Routenplanung',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0" calcext:value-type="float">
            <text:p>0</text:p>
          </table:table-cell>
          <table:table-cell office:value-type="string" calcext:value-type="string">
            <text:p>(</text:p>
          </table:table-cell>
          <table:table-cell table:formula="of:=1000000*[.A112]+1000*[.B112]+[.C112]" office:value-type="float" office:value="6900000" calcext:value-type="float">
            <text:p>6900000</text:p>
          </table:table-cell>
          <table:table-cell office:value-type="string" calcext:value-type="string">
            <text:p>, '</text:p>
          </table:table-cell>
          <table:table-cell office:value-type="string" calcext:value-type="string">
            <text:p>Astrogation</text:p>
          </table:table-cell>
          <table:table-cell office:value-type="string" calcext:value-type="string">
            <text:p>', '</text:p>
          </table:table-cell>
          <table:table-cell table:formula="of:=IF(MOD([.E112];1000)=0;&quot;A&quot;;&quot;P&quot;)" office:value-type="string" office:string-value="A" calcext:value-type="string">
            <text:p>A</text:p>
          </table:table-cell>
          <table:table-cell office:value-type="string" calcext:value-type="string">
            <text:p>', </text:p>
          </table:table-cell>
          <table:table-cell table:formula="of:=IF(MOD([.E112];1000000)=0;1;0)" office:value-type="float" office:value="0" calcext:value-type="float">
            <text:p>0</text:p>
          </table:table-cell>
          <table:table-cell office:value-type="string" calcext:value-type="string">
            <text:p>),</text:p>
          </table:table-cell>
          <table:table-cell table:formula="of:=CONCATENATE([.D112];[.E112];[.F112];[.G112];[.H112];[.I112];[.J112];[.K112];[.L112])" office:value-type="string" office:string-value="(6900000, 'Astrogation', 'A', 0)," calcext:value-type="string">
            <text:p>(6900000, 'Astrogation', 'A',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text:p>
          </table:table-cell>
          <table:table-cell table:formula="of:=1000000*[.A113]+1000*[.B113]+[.C113]" office:value-type="float" office:value="6900001" calcext:value-type="float">
            <text:p>6900001</text:p>
          </table:table-cell>
          <table:table-cell office:value-type="string" calcext:value-type="string">
            <text:p>, '</text:p>
          </table:table-cell>
          <table:table-cell office:value-type="string" calcext:value-type="string">
            <text:p>Torverbindungen</text:p>
          </table:table-cell>
          <table:table-cell office:value-type="string" calcext:value-type="string">
            <text:p>', '</text:p>
          </table:table-cell>
          <table:table-cell table:formula="of:=IF(MOD([.E113];1000)=0;&quot;A&quot;;&quot;P&quot;)" office:value-type="string" office:string-value="P" calcext:value-type="string">
            <text:p>P</text:p>
          </table:table-cell>
          <table:table-cell office:value-type="string" calcext:value-type="string">
            <text:p>', </text:p>
          </table:table-cell>
          <table:table-cell table:formula="of:=IF(MOD([.E113];1000000)=0;1;0)" office:value-type="float" office:value="0" calcext:value-type="float">
            <text:p>0</text:p>
          </table:table-cell>
          <table:table-cell office:value-type="string" calcext:value-type="string">
            <text:p>),</text:p>
          </table:table-cell>
          <table:table-cell table:formula="of:=CONCATENATE([.D113];[.E113];[.F113];[.G113];[.H113];[.I113];[.J113];[.K113];[.L113])" office:value-type="string" office:string-value="(6900001, 'Torverbindungen', 'P', 0)," calcext:value-type="string">
            <text:p>(6900001, 'Torverbindung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text:p>
          </table:table-cell>
          <table:table-cell table:formula="of:=1000000*[.A114]+1000*[.B114]+[.C114]" office:value-type="float" office:value="6900002" calcext:value-type="float">
            <text:p>6900002</text:p>
          </table:table-cell>
          <table:table-cell office:value-type="string" calcext:value-type="string">
            <text:p>, '</text:p>
          </table:table-cell>
          <table:table-cell office:value-type="string" calcext:value-type="string">
            <text:p>Orbitale</text:p>
          </table:table-cell>
          <table:table-cell office:value-type="string" calcext:value-type="string">
            <text:p>', '</text:p>
          </table:table-cell>
          <table:table-cell table:formula="of:=IF(MOD([.E114];1000)=0;&quot;A&quot;;&quot;P&quot;)" office:value-type="string" office:string-value="P" calcext:value-type="string">
            <text:p>P</text:p>
          </table:table-cell>
          <table:table-cell office:value-type="string" calcext:value-type="string">
            <text:p>', </text:p>
          </table:table-cell>
          <table:table-cell table:formula="of:=IF(MOD([.E114];1000000)=0;1;0)" office:value-type="float" office:value="0" calcext:value-type="float">
            <text:p>0</text:p>
          </table:table-cell>
          <table:table-cell office:value-type="string" calcext:value-type="string">
            <text:p>),</text:p>
          </table:table-cell>
          <table:table-cell table:formula="of:=CONCATENATE([.D114];[.E114];[.F114];[.G114];[.H114];[.I114];[.J114];[.K114];[.L114])" office:value-type="string" office:string-value="(6900002, 'Orbitale', 'P', 0)," calcext:value-type="string">
            <text:p>(6900002, 'Orbitale',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3" calcext:value-type="float">
            <text:p>3</text:p>
          </table:table-cell>
          <table:table-cell office:value-type="string" calcext:value-type="string">
            <text:p>(</text:p>
          </table:table-cell>
          <table:table-cell table:formula="of:=1000000*[.A115]+1000*[.B115]+[.C115]" office:value-type="float" office:value="6900003" calcext:value-type="float">
            <text:p>6900003</text:p>
          </table:table-cell>
          <table:table-cell office:value-type="string" calcext:value-type="string">
            <text:p>, '</text:p>
          </table:table-cell>
          <table:table-cell office:value-type="string" calcext:value-type="string">
            <text:p>Sprungrouten</text:p>
          </table:table-cell>
          <table:table-cell office:value-type="string" calcext:value-type="string">
            <text:p>', '</text:p>
          </table:table-cell>
          <table:table-cell table:formula="of:=IF(MOD([.E115];1000)=0;&quot;A&quot;;&quot;P&quot;)" office:value-type="string" office:string-value="P" calcext:value-type="string">
            <text:p>P</text:p>
          </table:table-cell>
          <table:table-cell office:value-type="string" calcext:value-type="string">
            <text:p>', </text:p>
          </table:table-cell>
          <table:table-cell table:formula="of:=IF(MOD([.E115];1000000)=0;1;0)" office:value-type="float" office:value="0" calcext:value-type="float">
            <text:p>0</text:p>
          </table:table-cell>
          <table:table-cell office:value-type="string" calcext:value-type="string">
            <text:p>),</text:p>
          </table:table-cell>
          <table:table-cell table:formula="of:=CONCATENATE([.D115];[.E115];[.F115];[.G115];[.H115];[.I115];[.J115];[.K115];[.L115])" office:value-type="string" office:string-value="(6900003, 'Sprungrouten', 'P', 0)," calcext:value-type="string">
            <text:p>(6900003, 'Sprungrout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4" calcext:value-type="float">
            <text:p>4</text:p>
          </table:table-cell>
          <table:table-cell office:value-type="string" calcext:value-type="string">
            <text:p>(</text:p>
          </table:table-cell>
          <table:table-cell table:formula="of:=1000000*[.A116]+1000*[.B116]+[.C116]" office:value-type="float" office:value="6900004" calcext:value-type="float">
            <text:p>6900004</text:p>
          </table:table-cell>
          <table:table-cell office:value-type="string" calcext:value-type="string">
            <text:p>, '</text:p>
          </table:table-cell>
          <table:table-cell office:value-type="string" calcext:value-type="string">
            <text:p>Gefechtsastrogation</text:p>
          </table:table-cell>
          <table:table-cell office:value-type="string" calcext:value-type="string">
            <text:p>', '</text:p>
          </table:table-cell>
          <table:table-cell table:formula="of:=IF(MOD([.E116];1000)=0;&quot;A&quot;;&quot;P&quot;)" office:value-type="string" office:string-value="P" calcext:value-type="string">
            <text:p>P</text:p>
          </table:table-cell>
          <table:table-cell office:value-type="string" calcext:value-type="string">
            <text:p>', </text:p>
          </table:table-cell>
          <table:table-cell table:formula="of:=IF(MOD([.E116];1000000)=0;1;0)" office:value-type="float" office:value="0" calcext:value-type="float">
            <text:p>0</text:p>
          </table:table-cell>
          <table:table-cell office:value-type="string" calcext:value-type="string">
            <text:p>),</text:p>
          </table:table-cell>
          <table:table-cell table:formula="of:=CONCATENATE([.D116];[.E116];[.F116];[.G116];[.H116];[.I116];[.J116];[.K116];[.L116])" office:value-type="string" office:string-value="(6900004, 'Gefechtsastrogation', 'P', 0)," calcext:value-type="string">
            <text:p>(6900004, 'Gefechtsastrogation', 'P', 0),</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ext:p>
          </table:table-cell>
          <table:table-cell table:formula="of:=1000000*[.A117]+1000*[.B117]+[.C117]" office:value-type="float" office:value="7000000" calcext:value-type="float">
            <text:p>7000000</text:p>
          </table:table-cell>
          <table:table-cell office:value-type="string" calcext:value-type="string">
            <text:p>, '</text:p>
          </table:table-cell>
          <table:table-cell office:value-type="string" calcext:value-type="string">
            <text:p>Unbewaffneter Nahkampf</text:p>
          </table:table-cell>
          <table:table-cell office:value-type="string" calcext:value-type="string">
            <text:p>', '</text:p>
          </table:table-cell>
          <table:table-cell table:formula="of:=IF(MOD([.E117];1000)=0;&quot;A&quot;;&quot;P&quot;)" office:value-type="string" office:string-value="A" calcext:value-type="string">
            <text:p>A</text:p>
          </table:table-cell>
          <table:table-cell office:value-type="string" calcext:value-type="string">
            <text:p>', </text:p>
          </table:table-cell>
          <table:table-cell table:formula="of:=IF(MOD([.E117];1000000)=0;1;0)" office:value-type="float" office:value="1" calcext:value-type="float">
            <text:p>1</text:p>
          </table:table-cell>
          <table:table-cell office:value-type="string" calcext:value-type="string">
            <text:p>),</text:p>
          </table:table-cell>
          <table:table-cell table:formula="of:=CONCATENATE([.D117];[.E117];[.F117];[.G117];[.H117];[.I117];[.J117];[.K117];[.L117])" office:value-type="string" office:string-value="(7000000, 'Unbewaffneter Nahkampf', 'A', 1)," calcext:value-type="string">
            <text:p>(7000000, 'Unbewaffneter Nahkampf', 'A', 1),</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18]+1000*[.B118]+[.C118]" office:value-type="float" office:value="7001000" calcext:value-type="float">
            <text:p>7001000</text:p>
          </table:table-cell>
          <table:table-cell office:value-type="string" calcext:value-type="string">
            <text:p>, '</text:p>
          </table:table-cell>
          <table:table-cell office:value-type="string" calcext:value-type="string">
            <text:p>Raufen</text:p>
          </table:table-cell>
          <table:table-cell office:value-type="string" calcext:value-type="string">
            <text:p>', '</text:p>
          </table:table-cell>
          <table:table-cell table:formula="of:=IF(MOD([.E118];1000)=0;&quot;A&quot;;&quot;P&quot;)" office:value-type="string" office:string-value="A" calcext:value-type="string">
            <text:p>A</text:p>
          </table:table-cell>
          <table:table-cell office:value-type="string" calcext:value-type="string">
            <text:p>', </text:p>
          </table:table-cell>
          <table:table-cell table:formula="of:=IF(MOD([.E118];1000000)=0;1;0)" office:value-type="float" office:value="0" calcext:value-type="float">
            <text:p>0</text:p>
          </table:table-cell>
          <table:table-cell office:value-type="string" calcext:value-type="string">
            <text:p>),</text:p>
          </table:table-cell>
          <table:table-cell table:formula="of:=CONCATENATE([.D118];[.E118];[.F118];[.G118];[.H118];[.I118];[.J118];[.K118];[.L118])" office:value-type="string" office:string-value="(7001000, 'Raufen', 'A', 0)," calcext:value-type="string">
            <text:p>(7001000, 'Raufen', 'A', 0),</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19]+1000*[.B119]+[.C119]" office:value-type="float" office:value="7002000" calcext:value-type="float">
            <text:p>7002000</text:p>
          </table:table-cell>
          <table:table-cell office:value-type="string" calcext:value-type="string">
            <text:p>, '</text:p>
          </table:table-cell>
          <table:table-cell office:value-type="string" calcext:value-type="string">
            <text:p>Kneipenschlägerei</text:p>
          </table:table-cell>
          <table:table-cell office:value-type="string" calcext:value-type="string">
            <text:p>', '</text:p>
          </table:table-cell>
          <table:table-cell table:formula="of:=IF(MOD([.E119];1000)=0;&quot;A&quot;;&quot;P&quot;)" office:value-type="string" office:string-value="A" calcext:value-type="string">
            <text:p>A</text:p>
          </table:table-cell>
          <table:table-cell office:value-type="string" calcext:value-type="string">
            <text:p>', </text:p>
          </table:table-cell>
          <table:table-cell table:formula="of:=IF(MOD([.E119];1000000)=0;1;0)" office:value-type="float" office:value="0" calcext:value-type="float">
            <text:p>0</text:p>
          </table:table-cell>
          <table:table-cell office:value-type="string" calcext:value-type="string">
            <text:p>),</text:p>
          </table:table-cell>
          <table:table-cell table:formula="of:=CONCATENATE([.D119];[.E119];[.F119];[.G119];[.H119];[.I119];[.J119];[.K119];[.L119])" office:value-type="string" office:string-value="(7002000, 'Kneipenschlägerei', 'A', 0)," calcext:value-type="string">
            <text:p>(7002000, 'Kneipenschlägerei', 'A', 0),</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20]+1000*[.B120]+[.C120]" office:value-type="float" office:value="7003000" calcext:value-type="float">
            <text:p>7003000</text:p>
          </table:table-cell>
          <table:table-cell office:value-type="string" calcext:value-type="string">
            <text:p>, '</text:p>
          </table:table-cell>
          <table:table-cell office:value-type="string" calcext:value-type="string">
            <text:p>Kampfsport (Judo)</text:p>
          </table:table-cell>
          <table:table-cell office:value-type="string" calcext:value-type="string">
            <text:p>', '</text:p>
          </table:table-cell>
          <table:table-cell table:formula="of:=IF(MOD([.E120];1000)=0;&quot;A&quot;;&quot;P&quot;)" office:value-type="string" office:string-value="A" calcext:value-type="string">
            <text:p>A</text:p>
          </table:table-cell>
          <table:table-cell office:value-type="string" calcext:value-type="string">
            <text:p>', </text:p>
          </table:table-cell>
          <table:table-cell table:formula="of:=IF(MOD([.E120];1000000)=0;1;0)" office:value-type="float" office:value="0" calcext:value-type="float">
            <text:p>0</text:p>
          </table:table-cell>
          <table:table-cell office:value-type="string" calcext:value-type="string">
            <text:p>),</text:p>
          </table:table-cell>
          <table:table-cell table:formula="of:=CONCATENATE([.D120];[.E120];[.F120];[.G120];[.H120];[.I120];[.J120];[.K120];[.L120])" office:value-type="string" office:string-value="(7003000, 'Kampfsport (Judo)', 'A', 0)," calcext:value-type="string">
            <text:p>(7003000, 'Kampfsport (Judo)', 'A', 0),</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21]+1000*[.B121]+[.C121]" office:value-type="float" office:value="7004000" calcext:value-type="float">
            <text:p>7004000</text:p>
          </table:table-cell>
          <table:table-cell office:value-type="string" calcext:value-type="string">
            <text:p>, '</text:p>
          </table:table-cell>
          <table:table-cell office:value-type="string" calcext:value-type="string">
            <text:p>Kampfsport (Karate)</text:p>
          </table:table-cell>
          <table:table-cell office:value-type="string" calcext:value-type="string">
            <text:p>', '</text:p>
          </table:table-cell>
          <table:table-cell table:formula="of:=IF(MOD([.E121];1000)=0;&quot;A&quot;;&quot;P&quot;)" office:value-type="string" office:string-value="A" calcext:value-type="string">
            <text:p>A</text:p>
          </table:table-cell>
          <table:table-cell office:value-type="string" calcext:value-type="string">
            <text:p>', </text:p>
          </table:table-cell>
          <table:table-cell table:formula="of:=IF(MOD([.E121];1000000)=0;1;0)" office:value-type="float" office:value="0" calcext:value-type="float">
            <text:p>0</text:p>
          </table:table-cell>
          <table:table-cell office:value-type="string" calcext:value-type="string">
            <text:p>),</text:p>
          </table:table-cell>
          <table:table-cell table:formula="of:=CONCATENATE([.D121];[.E121];[.F121];[.G121];[.H121];[.I121];[.J121];[.K121];[.L121])" office:value-type="string" office:string-value="(7004000, 'Kampfsport (Karate)', 'A', 0)," calcext:value-type="string">
            <text:p>(7004000, 'Kampfsport (Karate)', 'A', 0),</text:p>
          </table:table-cell>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22]+1000*[.B122]+[.C122]" office:value-type="float" office:value="7005000" calcext:value-type="float">
            <text:p>7005000</text:p>
          </table:table-cell>
          <table:table-cell office:value-type="string" calcext:value-type="string">
            <text:p>, '</text:p>
          </table:table-cell>
          <table:table-cell office:value-type="string" calcext:value-type="string">
            <text:p>Kampfsport (Boxen)</text:p>
          </table:table-cell>
          <table:table-cell office:value-type="string" calcext:value-type="string">
            <text:p>', '</text:p>
          </table:table-cell>
          <table:table-cell table:formula="of:=IF(MOD([.E122];1000)=0;&quot;A&quot;;&quot;P&quot;)" office:value-type="string" office:string-value="A" calcext:value-type="string">
            <text:p>A</text:p>
          </table:table-cell>
          <table:table-cell office:value-type="string" calcext:value-type="string">
            <text:p>', </text:p>
          </table:table-cell>
          <table:table-cell table:formula="of:=IF(MOD([.E122];1000000)=0;1;0)" office:value-type="float" office:value="0" calcext:value-type="float">
            <text:p>0</text:p>
          </table:table-cell>
          <table:table-cell office:value-type="string" calcext:value-type="string">
            <text:p>),</text:p>
          </table:table-cell>
          <table:table-cell table:formula="of:=CONCATENATE([.D122];[.E122];[.F122];[.G122];[.H122];[.I122];[.J122];[.K122];[.L122])" office:value-type="string" office:string-value="(7005000, 'Kampfsport (Boxen)', 'A', 0)," calcext:value-type="string">
            <text:p>(7005000, 'Kampfsport (Boxen)', 'A', 0),</text:p>
          </table:table-cell>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123]+1000*[.B123]+[.C123]" office:value-type="float" office:value="7006000" calcext:value-type="float">
            <text:p>7006000</text:p>
          </table:table-cell>
          <table:table-cell office:value-type="string" calcext:value-type="string">
            <text:p>, '</text:p>
          </table:table-cell>
          <table:table-cell office:value-type="string" calcext:value-type="string">
            <text:p>Kampfstil (Lann Marfach)</text:p>
          </table:table-cell>
          <table:table-cell office:value-type="string" calcext:value-type="string">
            <text:p>', '</text:p>
          </table:table-cell>
          <table:table-cell table:formula="of:=IF(MOD([.E123];1000)=0;&quot;A&quot;;&quot;P&quot;)" office:value-type="string" office:string-value="A" calcext:value-type="string">
            <text:p>A</text:p>
          </table:table-cell>
          <table:table-cell office:value-type="string" calcext:value-type="string">
            <text:p>', </text:p>
          </table:table-cell>
          <table:table-cell table:formula="of:=IF(MOD([.E123];1000000)=0;1;0)" office:value-type="float" office:value="0" calcext:value-type="float">
            <text:p>0</text:p>
          </table:table-cell>
          <table:table-cell office:value-type="string" calcext:value-type="string">
            <text:p>),</text:p>
          </table:table-cell>
          <table:table-cell table:formula="of:=CONCATENATE([.D123];[.E123];[.F123];[.G123];[.H123];[.I123];[.J123];[.K123];[.L123])" office:value-type="string" office:string-value="(7006000, 'Kampfstil (Lann Marfach)', 'A', 0)," calcext:value-type="string">
            <text:p>(7006000, 'Kampfstil (Lann Marfach)', 'A', 0),</text:p>
          </table:table-cell>
        </table:table-row>
        <table:table-row table:style-name="ro1">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124]+1000*[.B124]+[.C124]" office:value-type="float" office:value="7007000" calcext:value-type="float">
            <text:p>7007000</text:p>
          </table:table-cell>
          <table:table-cell office:value-type="string" calcext:value-type="string">
            <text:p>, '</text:p>
          </table:table-cell>
          <table:table-cell office:value-type="string" calcext:value-type="string">
            <text:p>Kampfstil (Sambo)</text:p>
          </table:table-cell>
          <table:table-cell office:value-type="string" calcext:value-type="string">
            <text:p>', '</text:p>
          </table:table-cell>
          <table:table-cell table:formula="of:=IF(MOD([.E124];1000)=0;&quot;A&quot;;&quot;P&quot;)" office:value-type="string" office:string-value="A" calcext:value-type="string">
            <text:p>A</text:p>
          </table:table-cell>
          <table:table-cell office:value-type="string" calcext:value-type="string">
            <text:p>', </text:p>
          </table:table-cell>
          <table:table-cell table:formula="of:=IF(MOD([.E124];1000000)=0;1;0)" office:value-type="float" office:value="0" calcext:value-type="float">
            <text:p>0</text:p>
          </table:table-cell>
          <table:table-cell office:value-type="string" calcext:value-type="string">
            <text:p>),</text:p>
          </table:table-cell>
          <table:table-cell table:formula="of:=CONCATENATE([.D124];[.E124];[.F124];[.G124];[.H124];[.I124];[.J124];[.K124];[.L124])" office:value-type="string" office:string-value="(7007000, 'Kampfstil (Sambo)', 'A', 0)," calcext:value-type="string">
            <text:p>(7007000, 'Kampfstil (Sambo)', 'A', 0),</text:p>
          </table:table-cell>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125]+1000*[.B125]+[.C125]" office:value-type="float" office:value="7008000" calcext:value-type="float">
            <text:p>7008000</text:p>
          </table:table-cell>
          <table:table-cell office:value-type="string" calcext:value-type="string">
            <text:p>, '</text:p>
          </table:table-cell>
          <table:table-cell office:value-type="string" calcext:value-type="string">
            <text:p>Kampfstil (Krav Maga)</text:p>
          </table:table-cell>
          <table:table-cell office:value-type="string" calcext:value-type="string">
            <text:p>', '</text:p>
          </table:table-cell>
          <table:table-cell table:formula="of:=IF(MOD([.E125];1000)=0;&quot;A&quot;;&quot;P&quot;)" office:value-type="string" office:string-value="A" calcext:value-type="string">
            <text:p>A</text:p>
          </table:table-cell>
          <table:table-cell office:value-type="string" calcext:value-type="string">
            <text:p>', </text:p>
          </table:table-cell>
          <table:table-cell table:formula="of:=IF(MOD([.E125];1000000)=0;1;0)" office:value-type="float" office:value="0" calcext:value-type="float">
            <text:p>0</text:p>
          </table:table-cell>
          <table:table-cell office:value-type="string" calcext:value-type="string">
            <text:p>),</text:p>
          </table:table-cell>
          <table:table-cell table:formula="of:=CONCATENATE([.D125];[.E125];[.F125];[.G125];[.H125];[.I125];[.J125];[.K125];[.L125])" office:value-type="string" office:string-value="(7008000, 'Kampfstil (Krav Maga)', 'A', 0)," calcext:value-type="string">
            <text:p>(7008000, 'Kampfstil (Krav Maga)', 'A', 0),</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126]+1000*[.B126]+[.C126]" office:value-type="float" office:value="7009000" calcext:value-type="float">
            <text:p>7009000</text:p>
          </table:table-cell>
          <table:table-cell office:value-type="string" calcext:value-type="string">
            <text:p>, '</text:p>
          </table:table-cell>
          <table:table-cell office:value-type="string" calcext:value-type="string">
            <text:p>Kampfkunst (Kung Fu)</text:p>
          </table:table-cell>
          <table:table-cell office:value-type="string" calcext:value-type="string">
            <text:p>', '</text:p>
          </table:table-cell>
          <table:table-cell table:formula="of:=IF(MOD([.E126];1000)=0;&quot;A&quot;;&quot;P&quot;)" office:value-type="string" office:string-value="A" calcext:value-type="string">
            <text:p>A</text:p>
          </table:table-cell>
          <table:table-cell office:value-type="string" calcext:value-type="string">
            <text:p>', </text:p>
          </table:table-cell>
          <table:table-cell table:formula="of:=IF(MOD([.E126];1000000)=0;1;0)" office:value-type="float" office:value="0" calcext:value-type="float">
            <text:p>0</text:p>
          </table:table-cell>
          <table:table-cell office:value-type="string" calcext:value-type="string">
            <text:p>),</text:p>
          </table:table-cell>
          <table:table-cell table:formula="of:=CONCATENATE([.D126];[.E126];[.F126];[.G126];[.H126];[.I126];[.J126];[.K126];[.L126])" office:value-type="string" office:string-value="(7009000, 'Kampfkunst (Kung Fu)', 'A', 0)," calcext:value-type="string">
            <text:p>(7009000, 'Kampfkunst (Kung Fu)', 'A', 0),</text:p>
          </table:table-cell>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127]+1000*[.B127]+[.C127]" office:value-type="float" office:value="7010000" calcext:value-type="float">
            <text:p>7010000</text:p>
          </table:table-cell>
          <table:table-cell office:value-type="string" calcext:value-type="string">
            <text:p>, '</text:p>
          </table:table-cell>
          <table:table-cell office:value-type="string" calcext:value-type="string">
            <text:p>Kampfkunst (Capoeira)</text:p>
          </table:table-cell>
          <table:table-cell office:value-type="string" calcext:value-type="string">
            <text:p>', '</text:p>
          </table:table-cell>
          <table:table-cell table:formula="of:=IF(MOD([.E127];1000)=0;&quot;A&quot;;&quot;P&quot;)" office:value-type="string" office:string-value="A" calcext:value-type="string">
            <text:p>A</text:p>
          </table:table-cell>
          <table:table-cell office:value-type="string" calcext:value-type="string">
            <text:p>', </text:p>
          </table:table-cell>
          <table:table-cell table:formula="of:=IF(MOD([.E127];1000000)=0;1;0)" office:value-type="float" office:value="0" calcext:value-type="float">
            <text:p>0</text:p>
          </table:table-cell>
          <table:table-cell office:value-type="string" calcext:value-type="string">
            <text:p>),</text:p>
          </table:table-cell>
          <table:table-cell table:formula="of:=CONCATENATE([.D127];[.E127];[.F127];[.G127];[.H127];[.I127];[.J127];[.K127];[.L127])" office:value-type="string" office:string-value="(7010000, 'Kampfkunst (Capoeira)', 'A', 0)," calcext:value-type="string">
            <text:p>(7010000, 'Kampfkunst (Capoeira)', 'A', 0),</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office:value-type="string" calcext:value-type="string">
            <text:p>(</text:p>
          </table:table-cell>
          <table:table-cell table:formula="of:=1000000*[.A128]+1000*[.B128]+[.C128]" office:value-type="float" office:value="8000000" calcext:value-type="float">
            <text:p>8000000</text:p>
          </table:table-cell>
          <table:table-cell office:value-type="string" calcext:value-type="string">
            <text:p>, '</text:p>
          </table:table-cell>
          <table:table-cell office:value-type="string" calcext:value-type="string">
            <text:p>Hiebwaffen</text:p>
          </table:table-cell>
          <table:table-cell office:value-type="string" calcext:value-type="string">
            <text:p>', '</text:p>
          </table:table-cell>
          <table:table-cell table:formula="of:=IF(MOD([.E128];1000)=0;&quot;A&quot;;&quot;P&quot;)" office:value-type="string" office:string-value="A" calcext:value-type="string">
            <text:p>A</text:p>
          </table:table-cell>
          <table:table-cell office:value-type="string" calcext:value-type="string">
            <text:p>', </text:p>
          </table:table-cell>
          <table:table-cell table:formula="of:=IF(MOD([.E128];1000000)=0;1;0)" office:value-type="float" office:value="1" calcext:value-type="float">
            <text:p>1</text:p>
          </table:table-cell>
          <table:table-cell office:value-type="string" calcext:value-type="string">
            <text:p>),</text:p>
          </table:table-cell>
          <table:table-cell table:formula="of:=CONCATENATE([.D128];[.E128];[.F128];[.G128];[.H128];[.I128];[.J128];[.K128];[.L128])" office:value-type="string" office:string-value="(8000000, 'Hiebwaffen', 'A', 1)," calcext:value-type="string">
            <text:p>(8000000, 'Hiebwaffen', 'A', 1),</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29]+1000*[.B129]+[.C129]" office:value-type="float" office:value="8001000" calcext:value-type="float">
            <text:p>8001000</text:p>
          </table:table-cell>
          <table:table-cell office:value-type="string" calcext:value-type="string">
            <text:p>, '</text:p>
          </table:table-cell>
          <table:table-cell office:value-type="string" calcext:value-type="string">
            <text:p>Improvisierte Hiebwaffen</text:p>
          </table:table-cell>
          <table:table-cell office:value-type="string" calcext:value-type="string">
            <text:p>', '</text:p>
          </table:table-cell>
          <table:table-cell table:formula="of:=IF(MOD([.E129];1000)=0;&quot;A&quot;;&quot;P&quot;)" office:value-type="string" office:string-value="A" calcext:value-type="string">
            <text:p>A</text:p>
          </table:table-cell>
          <table:table-cell office:value-type="string" calcext:value-type="string">
            <text:p>', </text:p>
          </table:table-cell>
          <table:table-cell table:formula="of:=IF(MOD([.E129];1000000)=0;1;0)" office:value-type="float" office:value="0" calcext:value-type="float">
            <text:p>0</text:p>
          </table:table-cell>
          <table:table-cell office:value-type="string" calcext:value-type="string">
            <text:p>),</text:p>
          </table:table-cell>
          <table:table-cell table:formula="of:=CONCATENATE([.D129];[.E129];[.F129];[.G129];[.H129];[.I129];[.J129];[.K129];[.L129])" office:value-type="string" office:string-value="(8001000, 'Improvisierte Hiebwaffen', 'A', 0)," calcext:value-type="string">
            <text:p>(8001000, 'Improvisierte Hiebwaffen', 'A', 0),</text:p>
          </table:table-cell>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text:p>
          </table:table-cell>
          <table:table-cell table:formula="of:=1000000*[.A130]+1000*[.B130]+[.C130]" office:value-type="float" office:value="8001001" calcext:value-type="float">
            <text:p>8001001</text:p>
          </table:table-cell>
          <table:table-cell office:value-type="string" calcext:value-type="string">
            <text:p>, '</text:p>
          </table:table-cell>
          <table:table-cell office:value-type="string" calcext:value-type="string">
            <text:p>2" Schraubenschlüssel</text:p>
          </table:table-cell>
          <table:table-cell office:value-type="string" calcext:value-type="string">
            <text:p>', '</text:p>
          </table:table-cell>
          <table:table-cell table:formula="of:=IF(MOD([.E130];1000)=0;&quot;A&quot;;&quot;P&quot;)" office:value-type="string" office:string-value="P" calcext:value-type="string">
            <text:p>P</text:p>
          </table:table-cell>
          <table:table-cell office:value-type="string" calcext:value-type="string">
            <text:p>', </text:p>
          </table:table-cell>
          <table:table-cell table:formula="of:=IF(MOD([.E130];1000000)=0;1;0)" office:value-type="float" office:value="0" calcext:value-type="float">
            <text:p>0</text:p>
          </table:table-cell>
          <table:table-cell office:value-type="string" calcext:value-type="string">
            <text:p>),</text:p>
          </table:table-cell>
          <table:table-cell table:formula="of:=CONCATENATE([.D130];[.E130];[.F130];[.G131];[.H130];[.I130];[.J130];[.K130];[.L130])" office:value-type="string" office:string-value="(8001001, 'Kurzstöcke', 'P', 0)," calcext:value-type="string">
            <text:p>(8001001, 'Kurzstöcke', 'P', 0),</text:p>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1000*[.B131]+[.C131]" office:value-type="float" office:value="8002000" calcext:value-type="float">
            <text:p>8002000</text:p>
          </table:table-cell>
          <table:table-cell office:value-type="string" calcext:value-type="string">
            <text:p>, '</text:p>
          </table:table-cell>
          <table:table-cell office:value-type="string" calcext:value-type="string">
            <text:p>Kurzstöcke</text:p>
          </table:table-cell>
          <table:table-cell office:value-type="string" calcext:value-type="string">
            <text:p>', '</text:p>
          </table:table-cell>
          <table:table-cell table:formula="of:=IF(MOD([.E131];1000)=0;&quot;A&quot;;&quot;P&quot;)" office:value-type="string" office:string-value="A" calcext:value-type="string">
            <text:p>A</text:p>
          </table:table-cell>
          <table:table-cell office:value-type="string" calcext:value-type="string">
            <text:p>', </text:p>
          </table:table-cell>
          <table:table-cell table:formula="of:=IF(MOD([.E131];1000000)=0;1;0)" office:value-type="float" office:value="0" calcext:value-type="float">
            <text:p>0</text:p>
          </table:table-cell>
          <table:table-cell office:value-type="string" calcext:value-type="string">
            <text:p>),</text:p>
          </table:table-cell>
          <table:table-cell table:formula="of:=CONCATENATE([.D131];[.E131];[.F131];[.G132];[.H131];[.I131];[.J131];[.K131];[.L131])" office:value-type="string" office:string-value="(8002000, 'Teleskopschlagstock', 'A', 0)," calcext:value-type="string">
            <text:p>(8002000, 'Teleskopschlagstock', 'A', 0),</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32]+1000*[.B132]+[.C132]" office:value-type="float" office:value="8003000" calcext:value-type="float">
            <text:p>8003000</text:p>
          </table:table-cell>
          <table:table-cell office:value-type="string" calcext:value-type="string">
            <text:p>, '</text:p>
          </table:table-cell>
          <table:table-cell office:value-type="string" calcext:value-type="string">
            <text:p>Teleskopschlagstock</text:p>
          </table:table-cell>
          <table:table-cell office:value-type="string" calcext:value-type="string">
            <text:p>', '</text:p>
          </table:table-cell>
          <table:table-cell table:formula="of:=IF(MOD([.E132];1000)=0;&quot;A&quot;;&quot;P&quot;)" office:value-type="string" office:string-value="A" calcext:value-type="string">
            <text:p>A</text:p>
          </table:table-cell>
          <table:table-cell office:value-type="string" calcext:value-type="string">
            <text:p>', </text:p>
          </table:table-cell>
          <table:table-cell table:formula="of:=IF(MOD([.E132];1000000)=0;1;0)" office:value-type="float" office:value="0" calcext:value-type="float">
            <text:p>0</text:p>
          </table:table-cell>
          <table:table-cell office:value-type="string" calcext:value-type="string">
            <text:p>),</text:p>
          </table:table-cell>
          <table:table-cell table:formula="of:=CONCATENATE([.D132];[.E132];[.F132];[.G133];[.H132];[.I132];[.J132];[.K132];[.L132])" office:value-type="string" office:string-value="(8003000, 'Beile und Äxte', 'A', 0)," calcext:value-type="string">
            <text:p>(8003000, 'Beile und Äxte',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33]+1000*[.B133]+[.C133]" office:value-type="float" office:value="8004000" calcext:value-type="float">
            <text:p>8004000</text:p>
          </table:table-cell>
          <table:table-cell office:value-type="string" calcext:value-type="string">
            <text:p>, '</text:p>
          </table:table-cell>
          <table:table-cell office:value-type="string" calcext:value-type="string">
            <text:p>Beile und Äxte</text:p>
          </table:table-cell>
          <table:table-cell office:value-type="string" calcext:value-type="string">
            <text:p>', '</text:p>
          </table:table-cell>
          <table:table-cell table:formula="of:=IF(MOD([.E133];1000)=0;&quot;A&quot;;&quot;P&quot;)" office:value-type="string" office:string-value="A" calcext:value-type="string">
            <text:p>A</text:p>
          </table:table-cell>
          <table:table-cell office:value-type="string" calcext:value-type="string">
            <text:p>', </text:p>
          </table:table-cell>
          <table:table-cell table:formula="of:=IF(MOD([.E133];1000000)=0;1;0)" office:value-type="float" office:value="0" calcext:value-type="float">
            <text:p>0</text:p>
          </table:table-cell>
          <table:table-cell office:value-type="string" calcext:value-type="string">
            <text:p>),</text:p>
          </table:table-cell>
          <table:table-cell table:formula="of:=CONCATENATE([.D133];[.E133];[.F133];[.G136];[.H133];[.I133];[.J133];[.K133];[.L133])" office:value-type="string" office:string-value="(8004000, 'Hammer', 'A', 0)," calcext:value-type="string">
            <text:p>(8004000, 'Hammer',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134]+1000*[.B134]+[.C134]" office:value-type="float" office:value="8004001" calcext:value-type="float">
            <text:p>8004001</text:p>
          </table:table-cell>
          <table:table-cell office:value-type="string" calcext:value-type="string">
            <text:p>, '</text:p>
          </table:table-cell>
          <table:table-cell office:value-type="string" calcext:value-type="string">
            <text:p>Streitaxt</text:p>
          </table:table-cell>
          <table:table-cell office:value-type="string" calcext:value-type="string">
            <text:p>', '</text:p>
          </table:table-cell>
          <table:table-cell table:formula="of:=IF(MOD([.E134];1000)=0;&quot;A&quot;;&quot;P&quot;)" office:value-type="string" office:string-value="P" calcext:value-type="string">
            <text:p>P</text:p>
          </table:table-cell>
          <table:table-cell office:value-type="string" calcext:value-type="string">
            <text:p>', </text:p>
          </table:table-cell>
          <table:table-cell table:formula="of:=IF(MOD([.E134];1000000)=0;1;0)" office:value-type="float" office:value="0" calcext:value-type="float">
            <text:p>0</text:p>
          </table:table-cell>
          <table:table-cell office:value-type="string" calcext:value-type="string">
            <text:p>),</text:p>
          </table:table-cell>
          <table:table-cell table:formula="of:=CONCATENATE([.D134];[.E134];[.F134];[.G137];[.H134];[.I134];[.J134];[.K134];[.L134])" office:value-type="string" office:string-value="(8004001, 'Vorschlaghammer', 'P', 0)," calcext:value-type="string">
            <text:p>(8004001, 'Vorschlaghammer', 'P',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135]+1000*[.B135]+[.C135]" office:value-type="float" office:value="8004002" calcext:value-type="float">
            <text:p>8004002</text:p>
          </table:table-cell>
          <table:table-cell office:value-type="string" calcext:value-type="string">
            <text:p>, '</text:p>
          </table:table-cell>
          <table:table-cell office:value-type="string" calcext:value-type="string">
            <text:p>Holzfälleraxt</text:p>
          </table:table-cell>
          <table:table-cell office:value-type="string" calcext:value-type="string">
            <text:p>', '</text:p>
          </table:table-cell>
          <table:table-cell table:formula="of:=IF(MOD([.E135];1000)=0;&quot;A&quot;;&quot;P&quot;)" office:value-type="string" office:string-value="P" calcext:value-type="string">
            <text:p>P</text:p>
          </table:table-cell>
          <table:table-cell office:value-type="string" calcext:value-type="string">
            <text:p>', </text:p>
          </table:table-cell>
          <table:table-cell table:formula="of:=IF(MOD([.E135];1000000)=0;1;0)" office:value-type="float" office:value="0" calcext:value-type="float">
            <text:p>0</text:p>
          </table:table-cell>
          <table:table-cell office:value-type="string" calcext:value-type="string">
            <text:p>),</text:p>
          </table:table-cell>
          <table:table-cell table:formula="of:=CONCATENATE([.D135];[.E135];[.F135];[.G138];[.H135];[.I135];[.J135];[.K135];[.L135])" office:value-type="string" office:string-value="(8004002, 'Streitkolben', 'P', 0)," calcext:value-type="string">
            <text:p>(8004002, 'Streitkolben',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36]+1000*[.B136]+[.C136]" office:value-type="float" office:value="8005000" calcext:value-type="float">
            <text:p>8005000</text:p>
          </table:table-cell>
          <table:table-cell office:value-type="string" calcext:value-type="string">
            <text:p>, '</text:p>
          </table:table-cell>
          <table:table-cell office:value-type="string" calcext:value-type="string">
            <text:p>Hammer</text:p>
          </table:table-cell>
          <table:table-cell office:value-type="string" calcext:value-type="string">
            <text:p>', '</text:p>
          </table:table-cell>
          <table:table-cell table:formula="of:=IF(MOD([.E136];1000)=0;&quot;A&quot;;&quot;P&quot;)" office:value-type="string" office:string-value="A" calcext:value-type="string">
            <text:p>A</text:p>
          </table:table-cell>
          <table:table-cell office:value-type="string" calcext:value-type="string">
            <text:p>', </text:p>
          </table:table-cell>
          <table:table-cell table:formula="of:=IF(MOD([.E136];1000000)=0;1;0)" office:value-type="float" office:value="0" calcext:value-type="float">
            <text:p>0</text:p>
          </table:table-cell>
          <table:table-cell office:value-type="string" calcext:value-type="string">
            <text:p>),</text:p>
          </table:table-cell>
          <table:table-cell table:formula="of:=CONCATENATE([.D136];[.E136];[.F136];[.G130];[.H136];[.I136];[.J136];[.K136];[.L136])" office:value-type="string" office:string-value="(8005000, '2&quot; Schraubenschlüssel', 'A', 0)," calcext:value-type="string">
            <text:p>(8005000, '2" Schraubenschlüssel', 'A',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137]+1000*[.B137]+[.C137]" office:value-type="float" office:value="8005001" calcext:value-type="float">
            <text:p>8005001</text:p>
          </table:table-cell>
          <table:table-cell office:value-type="string" calcext:value-type="string">
            <text:p>, '</text:p>
          </table:table-cell>
          <table:table-cell office:value-type="string" calcext:value-type="string">
            <text:p>Vorschlaghammer</text:p>
          </table:table-cell>
          <table:table-cell office:value-type="string" calcext:value-type="string">
            <text:p>', '</text:p>
          </table:table-cell>
          <table:table-cell table:formula="of:=IF(MOD([.E137];1000)=0;&quot;A&quot;;&quot;P&quot;)" office:value-type="string" office:string-value="P" calcext:value-type="string">
            <text:p>P</text:p>
          </table:table-cell>
          <table:table-cell office:value-type="string" calcext:value-type="string">
            <text:p>', </text:p>
          </table:table-cell>
          <table:table-cell table:formula="of:=IF(MOD([.E137];1000000)=0;1;0)" office:value-type="float" office:value="0" calcext:value-type="float">
            <text:p>0</text:p>
          </table:table-cell>
          <table:table-cell office:value-type="string" calcext:value-type="string">
            <text:p>),</text:p>
          </table:table-cell>
          <table:table-cell table:formula="of:=CONCATENATE([.D137];[.E137];[.F137];[.G130];[.H137];[.I137];[.J137];[.K137];[.L137])" office:value-type="string" office:string-value="(8005001, '2&quot; Schraubenschlüssel', 'P', 0)," calcext:value-type="string">
            <text:p>(8005001, '2" Schraubenschlüssel',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138]+1000*[.B138]+[.C138]" office:value-type="float" office:value="8005002" calcext:value-type="float">
            <text:p>8005002</text:p>
          </table:table-cell>
          <table:table-cell office:value-type="string" calcext:value-type="string">
            <text:p>, '</text:p>
          </table:table-cell>
          <table:table-cell office:value-type="string" calcext:value-type="string">
            <text:p>Streitkolben</text:p>
          </table:table-cell>
          <table:table-cell office:value-type="string" calcext:value-type="string">
            <text:p>', '</text:p>
          </table:table-cell>
          <table:table-cell table:formula="of:=IF(MOD([.E138];1000)=0;&quot;A&quot;;&quot;P&quot;)" office:value-type="string" office:string-value="P" calcext:value-type="string">
            <text:p>P</text:p>
          </table:table-cell>
          <table:table-cell office:value-type="string" calcext:value-type="string">
            <text:p>', </text:p>
          </table:table-cell>
          <table:table-cell table:formula="of:=IF(MOD([.E138];1000000)=0;1;0)" office:value-type="float" office:value="0" calcext:value-type="float">
            <text:p>0</text:p>
          </table:table-cell>
          <table:table-cell office:value-type="string" calcext:value-type="string">
            <text:p>),</text:p>
          </table:table-cell>
          <table:table-cell table:formula="of:=CONCATENATE([.D138];[.E138];[.F138];[.G139];[.H138];[.I138];[.J138];[.K138];[.L138])" office:value-type="string" office:string-value="(8005002, 'Kriegshammer', 'P', 0)," calcext:value-type="string">
            <text:p>(8005002, 'Kriegshammer',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139]+1000*[.B139]+[.C139]" office:value-type="float" office:value="8005003" calcext:value-type="float">
            <text:p>8005003</text:p>
          </table:table-cell>
          <table:table-cell office:value-type="string" calcext:value-type="string">
            <text:p>, '</text:p>
          </table:table-cell>
          <table:table-cell office:value-type="string" calcext:value-type="string">
            <text:p>Kriegshammer</text:p>
          </table:table-cell>
          <table:table-cell office:value-type="string" calcext:value-type="string">
            <text:p>', '</text:p>
          </table:table-cell>
          <table:table-cell table:formula="of:=IF(MOD([.E139];1000)=0;&quot;A&quot;;&quot;P&quot;)" office:value-type="string" office:string-value="P" calcext:value-type="string">
            <text:p>P</text:p>
          </table:table-cell>
          <table:table-cell office:value-type="string" calcext:value-type="string">
            <text:p>', </text:p>
          </table:table-cell>
          <table:table-cell table:formula="of:=IF(MOD([.E139];1000000)=0;1;0)" office:value-type="float" office:value="0" calcext:value-type="float">
            <text:p>0</text:p>
          </table:table-cell>
          <table:table-cell office:value-type="string" calcext:value-type="string">
            <text:p>),</text:p>
          </table:table-cell>
          <table:table-cell table:formula="of:=CONCATENATE([.D139];[.E139];[.F139];[.G136];[.H139];[.I139];[.J139];[.K139];[.L139])" office:value-type="string" office:string-value="(8005003, 'Hammer', 'P', 0)," calcext:value-type="string">
            <text:p>(8005003, 'Hammer', 'P', 0),</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ext:p>
          </table:table-cell>
          <table:table-cell table:formula="of:=1000000*[.A140]+1000*[.B140]+[.C140]" office:value-type="float" office:value="9000000" calcext:value-type="float">
            <text:p>9000000</text:p>
          </table:table-cell>
          <table:table-cell office:value-type="string" calcext:value-type="string">
            <text:p>, '</text:p>
          </table:table-cell>
          <table:table-cell office:value-type="string" calcext:value-type="string">
            <text:p>Klingenwaffen</text:p>
          </table:table-cell>
          <table:table-cell office:value-type="string" calcext:value-type="string">
            <text:p>', '</text:p>
          </table:table-cell>
          <table:table-cell table:formula="of:=IF(MOD([.E140];1000)=0;&quot;A&quot;;&quot;P&quot;)" office:value-type="string" office:string-value="A" calcext:value-type="string">
            <text:p>A</text:p>
          </table:table-cell>
          <table:table-cell office:value-type="string" calcext:value-type="string">
            <text:p>', </text:p>
          </table:table-cell>
          <table:table-cell table:formula="of:=IF(MOD([.E140];1000000)=0;1;0)" office:value-type="float" office:value="1" calcext:value-type="float">
            <text:p>1</text:p>
          </table:table-cell>
          <table:table-cell office:value-type="string" calcext:value-type="string">
            <text:p>),</text:p>
          </table:table-cell>
          <table:table-cell table:formula="of:=CONCATENATE([.D140];[.E140];[.F140];[.G137];[.H140];[.I140];[.J140];[.K140];[.L140])" office:value-type="string" office:string-value="(9000000, 'Vorschlaghammer', 'A', 1)," calcext:value-type="string">
            <text:p>(9000000, 'Vorschlaghammer', 'A', 1),</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41]+1000*[.B141]+[.C141]" office:value-type="float" office:value="9001000" calcext:value-type="float">
            <text:p>9001000</text:p>
          </table:table-cell>
          <table:table-cell office:value-type="string" calcext:value-type="string">
            <text:p>, '</text:p>
          </table:table-cell>
          <table:table-cell office:value-type="string" calcext:value-type="string">
            <text:p>Messer und Dolche</text:p>
          </table:table-cell>
          <table:table-cell office:value-type="string" calcext:value-type="string">
            <text:p>', '</text:p>
          </table:table-cell>
          <table:table-cell table:formula="of:=IF(MOD([.E141];1000)=0;&quot;A&quot;;&quot;P&quot;)" office:value-type="string" office:string-value="A" calcext:value-type="string">
            <text:p>A</text:p>
          </table:table-cell>
          <table:table-cell office:value-type="string" calcext:value-type="string">
            <text:p>', </text:p>
          </table:table-cell>
          <table:table-cell table:formula="of:=IF(MOD([.E141];1000000)=0;1;0)" office:value-type="float" office:value="0" calcext:value-type="float">
            <text:p>0</text:p>
          </table:table-cell>
          <table:table-cell office:value-type="string" calcext:value-type="string">
            <text:p>),</text:p>
          </table:table-cell>
          <table:table-cell table:formula="of:=CONCATENATE([.D141];[.E141];[.F141];[.G138];[.H141];[.I141];[.J141];[.K141];[.L141])" office:value-type="string" office:string-value="(9001000, 'Streitkolben', 'A', 0)," calcext:value-type="string">
            <text:p>(9001000, 'Streitkolben',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42]+1000*[.B142]+[.C142]" office:value-type="float" office:value="9002000" calcext:value-type="float">
            <text:p>9002000</text:p>
          </table:table-cell>
          <table:table-cell office:value-type="string" calcext:value-type="string">
            <text:p>, '</text:p>
          </table:table-cell>
          <table:table-cell office:value-type="string" calcext:value-type="string">
            <text:p>Schwerter</text:p>
          </table:table-cell>
          <table:table-cell office:value-type="string" calcext:value-type="string">
            <text:p>', '</text:p>
          </table:table-cell>
          <table:table-cell table:formula="of:=IF(MOD([.E142];1000)=0;&quot;A&quot;;&quot;P&quot;)" office:value-type="string" office:string-value="A" calcext:value-type="string">
            <text:p>A</text:p>
          </table:table-cell>
          <table:table-cell office:value-type="string" calcext:value-type="string">
            <text:p>', </text:p>
          </table:table-cell>
          <table:table-cell table:formula="of:=IF(MOD([.E142];1000000)=0;1;0)" office:value-type="float" office:value="0" calcext:value-type="float">
            <text:p>0</text:p>
          </table:table-cell>
          <table:table-cell office:value-type="string" calcext:value-type="string">
            <text:p>),</text:p>
          </table:table-cell>
          <table:table-cell table:formula="of:=CONCATENATE([.D142];[.E142];[.F142];[.G142];[.H142];[.I142];[.J142];[.K142];[.L142])" office:value-type="string" office:string-value="(9002000, 'Schwerter', 'A', 0)," calcext:value-type="string">
            <text:p>(9002000, 'Schwerter',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3]+1000*[.B143]+[.C143]" office:value-type="float" office:value="9002001" calcext:value-type="float">
            <text:p>9002001</text:p>
          </table:table-cell>
          <table:table-cell office:value-type="string" calcext:value-type="string">
            <text:p>, '</text:p>
          </table:table-cell>
          <table:table-cell office:value-type="string" calcext:value-type="string">
            <text:p>Kurzschwert</text:p>
          </table:table-cell>
          <table:table-cell office:value-type="string" calcext:value-type="string">
            <text:p>', '</text:p>
          </table:table-cell>
          <table:table-cell table:formula="of:=IF(MOD([.E143];1000)=0;&quot;A&quot;;&quot;P&quot;)" office:value-type="string" office:string-value="P" calcext:value-type="string">
            <text:p>P</text:p>
          </table:table-cell>
          <table:table-cell office:value-type="string" calcext:value-type="string">
            <text:p>', </text:p>
          </table:table-cell>
          <table:table-cell table:formula="of:=IF(MOD([.E143];1000000)=0;1;0)" office:value-type="float" office:value="0" calcext:value-type="float">
            <text:p>0</text:p>
          </table:table-cell>
          <table:table-cell office:value-type="string" calcext:value-type="string">
            <text:p>),</text:p>
          </table:table-cell>
          <table:table-cell table:formula="of:=CONCATENATE([.D143];[.E143];[.F143];[.G143];[.H143];[.I143];[.J143];[.K143];[.L143])" office:value-type="string" office:string-value="(9002001, 'Kurzschwert', 'P', 0)," calcext:value-type="string">
            <text:p>(9002001, 'Kurzschwert', 'P', 0),</text:p>
          </table:table-cell>
        </table:table-row>
        <table:table-row table:style-name="ro1">
          <table:table-cell office:value-type="float" office:value="9" calcext:value-type="float">
            <text:p>9</text:p>
          </table:table-cell>
          <table:table-cell table:number-columns-repeated="2" office:value-type="float" office:value="2" calcext:value-type="float">
            <text:p>2</text:p>
          </table:table-cell>
          <table:table-cell office:value-type="string" calcext:value-type="string">
            <text:p>(</text:p>
          </table:table-cell>
          <table:table-cell table:formula="of:=1000000*[.A144]+1000*[.B144]+[.C144]" office:value-type="float" office:value="9002002" calcext:value-type="float">
            <text:p>9002002</text:p>
          </table:table-cell>
          <table:table-cell office:value-type="string" calcext:value-type="string">
            <text:p>, '</text:p>
          </table:table-cell>
          <table:table-cell office:value-type="string" calcext:value-type="string">
            <text:p>Langschwert</text:p>
          </table:table-cell>
          <table:table-cell office:value-type="string" calcext:value-type="string">
            <text:p>', '</text:p>
          </table:table-cell>
          <table:table-cell table:formula="of:=IF(MOD([.E144];1000)=0;&quot;A&quot;;&quot;P&quot;)" office:value-type="string" office:string-value="P" calcext:value-type="string">
            <text:p>P</text:p>
          </table:table-cell>
          <table:table-cell office:value-type="string" calcext:value-type="string">
            <text:p>', </text:p>
          </table:table-cell>
          <table:table-cell table:formula="of:=IF(MOD([.E144];1000000)=0;1;0)" office:value-type="float" office:value="0" calcext:value-type="float">
            <text:p>0</text:p>
          </table:table-cell>
          <table:table-cell office:value-type="string" calcext:value-type="string">
            <text:p>),</text:p>
          </table:table-cell>
          <table:table-cell table:formula="of:=CONCATENATE([.D144];[.E144];[.F144];[.G144];[.H144];[.I144];[.J144];[.K144];[.L144])" office:value-type="string" office:string-value="(9002002, 'Langschwert', 'P', 0)," calcext:value-type="string">
            <text:p>(9002002, 'Langschwert', 'P',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45]+1000*[.B145]+[.C145]" office:value-type="float" office:value="9002003" calcext:value-type="float">
            <text:p>9002003</text:p>
          </table:table-cell>
          <table:table-cell office:value-type="string" calcext:value-type="string">
            <text:p>, '</text:p>
          </table:table-cell>
          <table:table-cell office:value-type="string" calcext:value-type="string">
            <text:p>Zweihänder</text:p>
          </table:table-cell>
          <table:table-cell office:value-type="string" calcext:value-type="string">
            <text:p>', '</text:p>
          </table:table-cell>
          <table:table-cell table:formula="of:=IF(MOD([.E145];1000)=0;&quot;A&quot;;&quot;P&quot;)" office:value-type="string" office:string-value="P" calcext:value-type="string">
            <text:p>P</text:p>
          </table:table-cell>
          <table:table-cell office:value-type="string" calcext:value-type="string">
            <text:p>', </text:p>
          </table:table-cell>
          <table:table-cell table:formula="of:=IF(MOD([.E145];1000000)=0;1;0)" office:value-type="float" office:value="0" calcext:value-type="float">
            <text:p>0</text:p>
          </table:table-cell>
          <table:table-cell office:value-type="string" calcext:value-type="string">
            <text:p>),</text:p>
          </table:table-cell>
          <table:table-cell table:formula="of:=CONCATENATE([.D145];[.E145];[.F145];[.G145];[.H145];[.I145];[.J145];[.K145];[.L145])" office:value-type="string" office:string-value="(9002003, 'Zweihänder', 'P', 0)," calcext:value-type="string">
            <text:p>(9002003, 'Zweihänd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46]+1000*[.B146]+[.C146]" office:value-type="float" office:value="9003000" calcext:value-type="float">
            <text:p>9003000</text:p>
          </table:table-cell>
          <table:table-cell office:value-type="string" calcext:value-type="string">
            <text:p>, '</text:p>
          </table:table-cell>
          <table:table-cell office:value-type="string" calcext:value-type="string">
            <text:p>Säbel und Krummschwerter</text:p>
          </table:table-cell>
          <table:table-cell office:value-type="string" calcext:value-type="string">
            <text:p>', '</text:p>
          </table:table-cell>
          <table:table-cell table:formula="of:=IF(MOD([.E146];1000)=0;&quot;A&quot;;&quot;P&quot;)" office:value-type="string" office:string-value="A" calcext:value-type="string">
            <text:p>A</text:p>
          </table:table-cell>
          <table:table-cell office:value-type="string" calcext:value-type="string">
            <text:p>', </text:p>
          </table:table-cell>
          <table:table-cell table:formula="of:=IF(MOD([.E146];1000000)=0;1;0)" office:value-type="float" office:value="0" calcext:value-type="float">
            <text:p>0</text:p>
          </table:table-cell>
          <table:table-cell office:value-type="string" calcext:value-type="string">
            <text:p>),</text:p>
          </table:table-cell>
          <table:table-cell table:formula="of:=CONCATENATE([.D146];[.E146];[.F146];[.G146];[.H146];[.I146];[.J146];[.K146];[.L146])" office:value-type="string" office:string-value="(9003000, 'Säbel und Krummschwerter', 'A', 0)," calcext:value-type="string">
            <text:p>(9003000, 'Säbel und Krummschwerter', 'A',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47]+1000*[.B147]+[.C147]" office:value-type="float" office:value="9003001" calcext:value-type="float">
            <text:p>9003001</text:p>
          </table:table-cell>
          <table:table-cell office:value-type="string" calcext:value-type="string">
            <text:p>, '</text:p>
          </table:table-cell>
          <table:table-cell office:value-type="string" calcext:value-type="string">
            <text:p>Entermesser</text:p>
          </table:table-cell>
          <table:table-cell office:value-type="string" calcext:value-type="string">
            <text:p>', '</text:p>
          </table:table-cell>
          <table:table-cell table:formula="of:=IF(MOD([.E147];1000)=0;&quot;A&quot;;&quot;P&quot;)" office:value-type="string" office:string-value="P" calcext:value-type="string">
            <text:p>P</text:p>
          </table:table-cell>
          <table:table-cell office:value-type="string" calcext:value-type="string">
            <text:p>', </text:p>
          </table:table-cell>
          <table:table-cell table:formula="of:=IF(MOD([.E147];1000000)=0;1;0)" office:value-type="float" office:value="0" calcext:value-type="float">
            <text:p>0</text:p>
          </table:table-cell>
          <table:table-cell office:value-type="string" calcext:value-type="string">
            <text:p>),</text:p>
          </table:table-cell>
          <table:table-cell table:formula="of:=CONCATENATE([.D147];[.E147];[.F147];[.G147];[.H147];[.I147];[.J147];[.K147];[.L147])" office:value-type="string" office:string-value="(9003001, 'Entermesser', 'P', 0)," calcext:value-type="string">
            <text:p>(9003001, 'Entermess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148]+1000*[.B148]+[.C148]" office:value-type="float" office:value="9003002" calcext:value-type="float">
            <text:p>9003002</text:p>
          </table:table-cell>
          <table:table-cell office:value-type="string" calcext:value-type="string">
            <text:p>, '</text:p>
          </table:table-cell>
          <table:table-cell office:value-type="string" calcext:value-type="string">
            <text:p>Katana</text:p>
          </table:table-cell>
          <table:table-cell office:value-type="string" calcext:value-type="string">
            <text:p>', '</text:p>
          </table:table-cell>
          <table:table-cell table:formula="of:=IF(MOD([.E148];1000)=0;&quot;A&quot;;&quot;P&quot;)" office:value-type="string" office:string-value="P" calcext:value-type="string">
            <text:p>P</text:p>
          </table:table-cell>
          <table:table-cell office:value-type="string" calcext:value-type="string">
            <text:p>', </text:p>
          </table:table-cell>
          <table:table-cell table:formula="of:=IF(MOD([.E148];1000000)=0;1;0)" office:value-type="float" office:value="0" calcext:value-type="float">
            <text:p>0</text:p>
          </table:table-cell>
          <table:table-cell office:value-type="string" calcext:value-type="string">
            <text:p>),</text:p>
          </table:table-cell>
          <table:table-cell table:formula="of:=CONCATENATE([.D148];[.E148];[.F148];[.G148];[.H148];[.I148];[.J148];[.K148];[.L148])" office:value-type="string" office:string-value="(9003002, 'Katana', 'P', 0)," calcext:value-type="string">
            <text:p>(9003002, 'Katana', 'P', 0),</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ext:p>
          </table:table-cell>
          <table:table-cell table:formula="of:=1000000*[.A149]+1000*[.B149]+[.C149]" office:value-type="float" office:value="10000000" calcext:value-type="float">
            <text:p>10000000</text:p>
          </table:table-cell>
          <table:table-cell office:value-type="string" calcext:value-type="string">
            <text:p>, '</text:p>
          </table:table-cell>
          <table:table-cell office:value-type="string" calcext:value-type="string">
            <text:p>Stangenwaffen</text:p>
          </table:table-cell>
          <table:table-cell office:value-type="string" calcext:value-type="string">
            <text:p>', '</text:p>
          </table:table-cell>
          <table:table-cell table:formula="of:=IF(MOD([.E149];1000)=0;&quot;A&quot;;&quot;P&quot;)" office:value-type="string" office:string-value="A" calcext:value-type="string">
            <text:p>A</text:p>
          </table:table-cell>
          <table:table-cell office:value-type="string" calcext:value-type="string">
            <text:p>', </text:p>
          </table:table-cell>
          <table:table-cell table:formula="of:=IF(MOD([.E149];1000000)=0;1;0)" office:value-type="float" office:value="1" calcext:value-type="float">
            <text:p>1</text:p>
          </table:table-cell>
          <table:table-cell office:value-type="string" calcext:value-type="string">
            <text:p>),</text:p>
          </table:table-cell>
          <table:table-cell table:formula="of:=CONCATENATE([.D149];[.E149];[.F149];[.G149];[.H149];[.I149];[.J149];[.K149];[.L149])" office:value-type="string" office:string-value="(10000000, 'Stangenwaffen', 'A', 1)," calcext:value-type="string">
            <text:p>(10000000, 'Stangenwaffen', 'A', 1),</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0]+1000*[.B150]+[.C150]" office:value-type="float" office:value="10001000" calcext:value-type="float">
            <text:p>10001000</text:p>
          </table:table-cell>
          <table:table-cell office:value-type="string" calcext:value-type="string">
            <text:p>, '</text:p>
          </table:table-cell>
          <table:table-cell office:value-type="string" calcext:value-type="string">
            <text:p>Kampfstäbe</text:p>
          </table:table-cell>
          <table:table-cell office:value-type="string" calcext:value-type="string">
            <text:p>', '</text:p>
          </table:table-cell>
          <table:table-cell table:formula="of:=IF(MOD([.E150];1000)=0;&quot;A&quot;;&quot;P&quot;)" office:value-type="string" office:string-value="A" calcext:value-type="string">
            <text:p>A</text:p>
          </table:table-cell>
          <table:table-cell office:value-type="string" calcext:value-type="string">
            <text:p>', </text:p>
          </table:table-cell>
          <table:table-cell table:formula="of:=IF(MOD([.E150];1000000)=0;1;0)" office:value-type="float" office:value="0" calcext:value-type="float">
            <text:p>0</text:p>
          </table:table-cell>
          <table:table-cell office:value-type="string" calcext:value-type="string">
            <text:p>),</text:p>
          </table:table-cell>
          <table:table-cell table:formula="of:=CONCATENATE([.D150];[.E150];[.F150];[.G150];[.H150];[.I150];[.J150];[.K150];[.L150])" office:value-type="string" office:string-value="(10001000, 'Kampfstäbe', 'A', 0)," calcext:value-type="string">
            <text:p>(10001000, 'Kampfstäbe', 'A', 0),</text:p>
          </table:table-cell>
        </table:table-row>
        <table:table-row table:style-name="ro1">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text:p>
          </table:table-cell>
          <table:table-cell table:formula="of:=1000000*[.A151]+1000*[.B151]+[.C151]" office:value-type="float" office:value="10001001" calcext:value-type="float">
            <text:p>10001001</text:p>
          </table:table-cell>
          <table:table-cell office:value-type="string" calcext:value-type="string">
            <text:p>, '</text:p>
          </table:table-cell>
          <table:table-cell office:value-type="string" calcext:value-type="string">
            <text:p>Schockstab</text:p>
          </table:table-cell>
          <table:table-cell office:value-type="string" calcext:value-type="string">
            <text:p>', '</text:p>
          </table:table-cell>
          <table:table-cell table:formula="of:=IF(MOD([.E151];1000)=0;&quot;A&quot;;&quot;P&quot;)" office:value-type="string" office:string-value="P" calcext:value-type="string">
            <text:p>P</text:p>
          </table:table-cell>
          <table:table-cell office:value-type="string" calcext:value-type="string">
            <text:p>', </text:p>
          </table:table-cell>
          <table:table-cell table:formula="of:=IF(MOD([.E151];1000000)=0;1;0)" office:value-type="float" office:value="0" calcext:value-type="float">
            <text:p>0</text:p>
          </table:table-cell>
          <table:table-cell office:value-type="string" calcext:value-type="string">
            <text:p>),</text:p>
          </table:table-cell>
          <table:table-cell table:formula="of:=CONCATENATE([.D151];[.E151];[.F151];[.G151];[.H151];[.I151];[.J151];[.K151];[.L151])" office:value-type="string" office:string-value="(10001001, 'Schockstab', 'P', 0)," calcext:value-type="string">
            <text:p>(10001001, 'Schockstab', 'P', 0),</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52]+1000*[.B152]+[.C152]" office:value-type="float" office:value="10001002" calcext:value-type="float">
            <text:p>10001002</text:p>
          </table:table-cell>
          <table:table-cell office:value-type="string" calcext:value-type="string">
            <text:p>, '</text:p>
          </table:table-cell>
          <table:table-cell office:value-type="string" calcext:value-type="string">
            <text:p>Teleskopstab</text:p>
          </table:table-cell>
          <table:table-cell office:value-type="string" calcext:value-type="string">
            <text:p>', '</text:p>
          </table:table-cell>
          <table:table-cell table:formula="of:=IF(MOD([.E152];1000)=0;&quot;A&quot;;&quot;P&quot;)" office:value-type="string" office:string-value="P" calcext:value-type="string">
            <text:p>P</text:p>
          </table:table-cell>
          <table:table-cell office:value-type="string" calcext:value-type="string">
            <text:p>', </text:p>
          </table:table-cell>
          <table:table-cell table:formula="of:=IF(MOD([.E152];1000000)=0;1;0)" office:value-type="float" office:value="0" calcext:value-type="float">
            <text:p>0</text:p>
          </table:table-cell>
          <table:table-cell office:value-type="string" calcext:value-type="string">
            <text:p>),</text:p>
          </table:table-cell>
          <table:table-cell table:formula="of:=CONCATENATE([.D152];[.E152];[.F152];[.G152];[.H152];[.I152];[.J152];[.K152];[.L152])" office:value-type="string" office:string-value="(10001002, 'Teleskopstab', 'P', 0)," calcext:value-type="string">
            <text:p>(10001002, 'Teleskopstab', 'P', 0),</text:p>
          </table:table-cell>
        </table:table-row>
        <table:table-row table:style-name="ro1">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53]+1000*[.B153]+[.C153]" office:value-type="float" office:value="10002000" calcext:value-type="float">
            <text:p>10002000</text:p>
          </table:table-cell>
          <table:table-cell office:value-type="string" calcext:value-type="string">
            <text:p>, '</text:p>
          </table:table-cell>
          <table:table-cell office:value-type="string" calcext:value-type="string">
            <text:p>Hellebarde</text:p>
          </table:table-cell>
          <table:table-cell office:value-type="string" calcext:value-type="string">
            <text:p>', '</text:p>
          </table:table-cell>
          <table:table-cell table:formula="of:=IF(MOD([.E153];1000)=0;&quot;A&quot;;&quot;P&quot;)" office:value-type="string" office:string-value="A" calcext:value-type="string">
            <text:p>A</text:p>
          </table:table-cell>
          <table:table-cell office:value-type="string" calcext:value-type="string">
            <text:p>', </text:p>
          </table:table-cell>
          <table:table-cell table:formula="of:=IF(MOD([.E153];1000000)=0;1;0)" office:value-type="float" office:value="0" calcext:value-type="float">
            <text:p>0</text:p>
          </table:table-cell>
          <table:table-cell office:value-type="string" calcext:value-type="string">
            <text:p>),</text:p>
          </table:table-cell>
          <table:table-cell table:formula="of:=CONCATENATE([.D153];[.E153];[.F153];[.G153];[.H153];[.I153];[.J153];[.K153];[.L153])" office:value-type="string" office:string-value="(10002000, 'Hellebarde', 'A', 0)," calcext:value-type="string">
            <text:p>(10002000, 'Hellebarde', 'A', 0),</text:p>
          </table:table-cell>
        </table:table-row>
        <table:table-row table:style-name="ro1">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54]+1000*[.B154]+[.C154]" office:value-type="float" office:value="10003000" calcext:value-type="float">
            <text:p>10003000</text:p>
          </table:table-cell>
          <table:table-cell office:value-type="string" calcext:value-type="string">
            <text:p>, '</text:p>
          </table:table-cell>
          <table:table-cell office:value-type="string" calcext:value-type="string">
            <text:p>Speere</text:p>
          </table:table-cell>
          <table:table-cell office:value-type="string" calcext:value-type="string">
            <text:p>', '</text:p>
          </table:table-cell>
          <table:table-cell table:formula="of:=IF(MOD([.E154];1000)=0;&quot;A&quot;;&quot;P&quot;)" office:value-type="string" office:string-value="A" calcext:value-type="string">
            <text:p>A</text:p>
          </table:table-cell>
          <table:table-cell office:value-type="string" calcext:value-type="string">
            <text:p>', </text:p>
          </table:table-cell>
          <table:table-cell table:formula="of:=IF(MOD([.E154];1000000)=0;1;0)" office:value-type="float" office:value="0" calcext:value-type="float">
            <text:p>0</text:p>
          </table:table-cell>
          <table:table-cell office:value-type="string" calcext:value-type="string">
            <text:p>),</text:p>
          </table:table-cell>
          <table:table-cell table:formula="of:=CONCATENATE([.D154];[.E154];[.F154];[.G154];[.H154];[.I154];[.J154];[.K154];[.L154])" office:value-type="string" office:string-value="(10003000, 'Speere', 'A', 0)," calcext:value-type="string">
            <text:p>(10003000, 'Speere', 'A', 0),</text:p>
          </table:table-cell>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55]+1000*[.B155]+[.C155]" office:value-type="float" office:value="10004000" calcext:value-type="float">
            <text:p>10004000</text:p>
          </table:table-cell>
          <table:table-cell office:value-type="string" calcext:value-type="string">
            <text:p>, '</text:p>
          </table:table-cell>
          <table:table-cell office:value-type="string" calcext:value-type="string">
            <text:p>Gleven</text:p>
          </table:table-cell>
          <table:table-cell office:value-type="string" calcext:value-type="string">
            <text:p>', '</text:p>
          </table:table-cell>
          <table:table-cell table:formula="of:=IF(MOD([.E155];1000)=0;&quot;A&quot;;&quot;P&quot;)" office:value-type="string" office:string-value="A" calcext:value-type="string">
            <text:p>A</text:p>
          </table:table-cell>
          <table:table-cell office:value-type="string" calcext:value-type="string">
            <text:p>', </text:p>
          </table:table-cell>
          <table:table-cell table:formula="of:=IF(MOD([.E155];1000000)=0;1;0)" office:value-type="float" office:value="0" calcext:value-type="float">
            <text:p>0</text:p>
          </table:table-cell>
          <table:table-cell office:value-type="string" calcext:value-type="string">
            <text:p>),</text:p>
          </table:table-cell>
          <table:table-cell table:formula="of:=CONCATENATE([.D155];[.E155];[.F155];[.G155];[.H155];[.I155];[.J155];[.K155];[.L155])" office:value-type="string" office:string-value="(10004000, 'Gleven', 'A', 0)," calcext:value-type="string">
            <text:p>(10004000, 'Gleven', 'A', 0),</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office:value-type="string" calcext:value-type="string">
            <text:p>(</text:p>
          </table:table-cell>
          <table:table-cell table:formula="of:=1000000*[.A156]+1000*[.B156]+[.C156]" office:value-type="float" office:value="11000000" calcext:value-type="float">
            <text:p>11000000</text:p>
          </table:table-cell>
          <table:table-cell office:value-type="string" calcext:value-type="string">
            <text:p>, '</text:p>
          </table:table-cell>
          <table:table-cell office:value-type="string" calcext:value-type="string">
            <text:p>Peitschen</text:p>
          </table:table-cell>
          <table:table-cell office:value-type="string" calcext:value-type="string">
            <text:p>', '</text:p>
          </table:table-cell>
          <table:table-cell table:formula="of:=IF(MOD([.E156];1000)=0;&quot;A&quot;;&quot;P&quot;)" office:value-type="string" office:string-value="A" calcext:value-type="string">
            <text:p>A</text:p>
          </table:table-cell>
          <table:table-cell office:value-type="string" calcext:value-type="string">
            <text:p>', </text:p>
          </table:table-cell>
          <table:table-cell table:formula="of:=IF(MOD([.E156];1000000)=0;1;0)" office:value-type="float" office:value="1" calcext:value-type="float">
            <text:p>1</text:p>
          </table:table-cell>
          <table:table-cell office:value-type="string" calcext:value-type="string">
            <text:p>),</text:p>
          </table:table-cell>
          <table:table-cell table:formula="of:=CONCATENATE([.D156];[.E156];[.F156];[.G156];[.H156];[.I156];[.J156];[.K156];[.L156])" office:value-type="string" office:string-value="(11000000, 'Peitschen', 'A', 1)," calcext:value-type="string">
            <text:p>(11000000, 'Peitschen', 'A', 1),</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text:p>
          </table:table-cell>
          <table:table-cell table:formula="of:=1000000*[.A157]+1000*[.B157]+[.C157]" office:value-type="float" office:value="12000000" calcext:value-type="float">
            <text:p>12000000</text:p>
          </table:table-cell>
          <table:table-cell office:value-type="string" calcext:value-type="string">
            <text:p>, '</text:p>
          </table:table-cell>
          <table:table-cell office:value-type="string" calcext:value-type="string">
            <text:p>Wurfwaffen</text:p>
          </table:table-cell>
          <table:table-cell office:value-type="string" calcext:value-type="string">
            <text:p>', '</text:p>
          </table:table-cell>
          <table:table-cell table:formula="of:=IF(MOD([.E157];1000)=0;&quot;A&quot;;&quot;P&quot;)" office:value-type="string" office:string-value="A" calcext:value-type="string">
            <text:p>A</text:p>
          </table:table-cell>
          <table:table-cell office:value-type="string" calcext:value-type="string">
            <text:p>', </text:p>
          </table:table-cell>
          <table:table-cell table:formula="of:=IF(MOD([.E157];1000000)=0;1;0)" office:value-type="float" office:value="1" calcext:value-type="float">
            <text:p>1</text:p>
          </table:table-cell>
          <table:table-cell office:value-type="string" calcext:value-type="string">
            <text:p>),</text:p>
          </table:table-cell>
          <table:table-cell table:formula="of:=CONCATENATE([.D157];[.E157];[.F157];[.G157];[.H157];[.I157];[.J157];[.K157];[.L157])" office:value-type="string" office:string-value="(12000000, 'Wurfwaffen', 'A', 1)," calcext:value-type="string">
            <text:p>(12000000, 'Wurfwaffen', 'A', 1),</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8]+1000*[.B158]+[.C158]" office:value-type="float" office:value="12001000" calcext:value-type="float">
            <text:p>12001000</text:p>
          </table:table-cell>
          <table:table-cell office:value-type="string" calcext:value-type="string">
            <text:p>, '</text:p>
          </table:table-cell>
          <table:table-cell office:value-type="string" calcext:value-type="string">
            <text:p>Granaten</text:p>
          </table:table-cell>
          <table:table-cell office:value-type="string" calcext:value-type="string">
            <text:p>', '</text:p>
          </table:table-cell>
          <table:table-cell table:formula="of:=IF(MOD([.E158];1000)=0;&quot;A&quot;;&quot;P&quot;)" office:value-type="string" office:string-value="A" calcext:value-type="string">
            <text:p>A</text:p>
          </table:table-cell>
          <table:table-cell office:value-type="string" calcext:value-type="string">
            <text:p>', </text:p>
          </table:table-cell>
          <table:table-cell table:formula="of:=IF(MOD([.E158];1000000)=0;1;0)" office:value-type="float" office:value="0" calcext:value-type="float">
            <text:p>0</text:p>
          </table:table-cell>
          <table:table-cell office:value-type="string" calcext:value-type="string">
            <text:p>),</text:p>
          </table:table-cell>
          <table:table-cell table:formula="of:=CONCATENATE([.D158];[.E158];[.F158];[.G158];[.H158];[.I158];[.J158];[.K158];[.L158])" office:value-type="string" office:string-value="(12001000, 'Granaten', 'A', 0)," calcext:value-type="string">
            <text:p>(12001000, 'Granaten', 'A', 0),</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text:p>
          </table:table-cell>
          <table:table-cell table:formula="of:=1000000*[.A159]+1000*[.B159]+[.C159]" office:value-type="float" office:value="12001001" calcext:value-type="float">
            <text:p>12001001</text:p>
          </table:table-cell>
          <table:table-cell office:value-type="string" calcext:value-type="string">
            <text:p>, '</text:p>
          </table:table-cell>
          <table:table-cell office:value-type="string" calcext:value-type="string">
            <text:p>Handgranaten</text:p>
          </table:table-cell>
          <table:table-cell office:value-type="string" calcext:value-type="string">
            <text:p>', '</text:p>
          </table:table-cell>
          <table:table-cell table:formula="of:=IF(MOD([.E159];1000)=0;&quot;A&quot;;&quot;P&quot;)" office:value-type="string" office:string-value="P" calcext:value-type="string">
            <text:p>P</text:p>
          </table:table-cell>
          <table:table-cell office:value-type="string" calcext:value-type="string">
            <text:p>', </text:p>
          </table:table-cell>
          <table:table-cell table:formula="of:=IF(MOD([.E159];1000000)=0;1;0)" office:value-type="float" office:value="0" calcext:value-type="float">
            <text:p>0</text:p>
          </table:table-cell>
          <table:table-cell office:value-type="string" calcext:value-type="string">
            <text:p>),</text:p>
          </table:table-cell>
          <table:table-cell table:formula="of:=CONCATENATE([.D159];[.E159];[.F159];[.G159];[.H159];[.I159];[.J159];[.K159];[.L159])" office:value-type="string" office:string-value="(12001001, 'Handgranaten', 'P', 0)," calcext:value-type="string">
            <text:p>(12001001, 'Hand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60]+1000*[.B160]+[.C160]" office:value-type="float" office:value="12001002" calcext:value-type="float">
            <text:p>12001002</text:p>
          </table:table-cell>
          <table:table-cell office:value-type="string" calcext:value-type="string">
            <text:p>, '</text:p>
          </table:table-cell>
          <table:table-cell office:value-type="string" calcext:value-type="string">
            <text:p>Rauchgranaten</text:p>
          </table:table-cell>
          <table:table-cell office:value-type="string" calcext:value-type="string">
            <text:p>', '</text:p>
          </table:table-cell>
          <table:table-cell table:formula="of:=IF(MOD([.E160];1000)=0;&quot;A&quot;;&quot;P&quot;)" office:value-type="string" office:string-value="P" calcext:value-type="string">
            <text:p>P</text:p>
          </table:table-cell>
          <table:table-cell office:value-type="string" calcext:value-type="string">
            <text:p>', </text:p>
          </table:table-cell>
          <table:table-cell table:formula="of:=IF(MOD([.E160];1000000)=0;1;0)" office:value-type="float" office:value="0" calcext:value-type="float">
            <text:p>0</text:p>
          </table:table-cell>
          <table:table-cell office:value-type="string" calcext:value-type="string">
            <text:p>),</text:p>
          </table:table-cell>
          <table:table-cell table:formula="of:=CONCATENATE([.D160];[.E160];[.F160];[.G160];[.H160];[.I160];[.J160];[.K160];[.L160])" office:value-type="string" office:string-value="(12001002, 'Rauchgranaten', 'P', 0)," calcext:value-type="string">
            <text:p>(12001002, 'Rauch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161]+1000*[.B161]+[.C161]" office:value-type="float" office:value="12001003" calcext:value-type="float">
            <text:p>12001003</text:p>
          </table:table-cell>
          <table:table-cell office:value-type="string" calcext:value-type="string">
            <text:p>, '</text:p>
          </table:table-cell>
          <table:table-cell office:value-type="string" calcext:value-type="string">
            <text:p>Betäubungsgranaten</text:p>
          </table:table-cell>
          <table:table-cell office:value-type="string" calcext:value-type="string">
            <text:p>', '</text:p>
          </table:table-cell>
          <table:table-cell table:formula="of:=IF(MOD([.E161];1000)=0;&quot;A&quot;;&quot;P&quot;)" office:value-type="string" office:string-value="P" calcext:value-type="string">
            <text:p>P</text:p>
          </table:table-cell>
          <table:table-cell office:value-type="string" calcext:value-type="string">
            <text:p>', </text:p>
          </table:table-cell>
          <table:table-cell table:formula="of:=IF(MOD([.E161];1000000)=0;1;0)" office:value-type="float" office:value="0" calcext:value-type="float">
            <text:p>0</text:p>
          </table:table-cell>
          <table:table-cell office:value-type="string" calcext:value-type="string">
            <text:p>),</text:p>
          </table:table-cell>
          <table:table-cell table:formula="of:=CONCATENATE([.D161];[.E161];[.F161];[.G161];[.H161];[.I161];[.J161];[.K161];[.L161])" office:value-type="string" office:string-value="(12001003, 'Betäubungsgranaten', 'P', 0)," calcext:value-type="string">
            <text:p>(12001003, 'Betäubungsgranaten', 'P', 0),</text:p>
          </table:table-cell>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2]+1000*[.B162]+[.C162]" office:value-type="float" office:value="12002000" calcext:value-type="float">
            <text:p>12002000</text:p>
          </table:table-cell>
          <table:table-cell office:value-type="string" calcext:value-type="string">
            <text:p>, '</text:p>
          </table:table-cell>
          <table:table-cell office:value-type="string" calcext:value-type="string">
            <text:p>Wurfmesser</text:p>
          </table:table-cell>
          <table:table-cell office:value-type="string" calcext:value-type="string">
            <text:p>', '</text:p>
          </table:table-cell>
          <table:table-cell table:formula="of:=IF(MOD([.E162];1000)=0;&quot;A&quot;;&quot;P&quot;)" office:value-type="string" office:string-value="A" calcext:value-type="string">
            <text:p>A</text:p>
          </table:table-cell>
          <table:table-cell office:value-type="string" calcext:value-type="string">
            <text:p>', </text:p>
          </table:table-cell>
          <table:table-cell table:formula="of:=IF(MOD([.E162];1000000)=0;1;0)" office:value-type="float" office:value="0" calcext:value-type="float">
            <text:p>0</text:p>
          </table:table-cell>
          <table:table-cell office:value-type="string" calcext:value-type="string">
            <text:p>),</text:p>
          </table:table-cell>
          <table:table-cell table:formula="of:=CONCATENATE([.D162];[.E162];[.F162];[.G162];[.H162];[.I162];[.J162];[.K162];[.L162])" office:value-type="string" office:string-value="(12002000, 'Wurfmesser', 'A', 0)," calcext:value-type="string">
            <text:p>(12002000, 'Wurfmesser', 'A', 0),</text:p>
          </table:table-cell>
        </table:table-row>
        <table:table-row table:style-name="ro1">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3]+1000*[.B163]+[.C163]" office:value-type="float" office:value="12003000" calcext:value-type="float">
            <text:p>12003000</text:p>
          </table:table-cell>
          <table:table-cell office:value-type="string" calcext:value-type="string">
            <text:p>, '</text:p>
          </table:table-cell>
          <table:table-cell office:value-type="string" calcext:value-type="string">
            <text:p>Tomahawks</text:p>
          </table:table-cell>
          <table:table-cell office:value-type="string" calcext:value-type="string">
            <text:p>', '</text:p>
          </table:table-cell>
          <table:table-cell table:formula="of:=IF(MOD([.E163];1000)=0;&quot;A&quot;;&quot;P&quot;)" office:value-type="string" office:string-value="A" calcext:value-type="string">
            <text:p>A</text:p>
          </table:table-cell>
          <table:table-cell office:value-type="string" calcext:value-type="string">
            <text:p>', </text:p>
          </table:table-cell>
          <table:table-cell table:formula="of:=IF(MOD([.E163];1000000)=0;1;0)" office:value-type="float" office:value="0" calcext:value-type="float">
            <text:p>0</text:p>
          </table:table-cell>
          <table:table-cell office:value-type="string" calcext:value-type="string">
            <text:p>),</text:p>
          </table:table-cell>
          <table:table-cell table:formula="of:=CONCATENATE([.D163];[.E163];[.F163];[.G162];[.H163];[.I163];[.J163];[.K163];[.L163])" office:value-type="string" office:string-value="(12003000, 'Wurfmesser', 'A', 0)," calcext:value-type="string">
            <text:p>(12003000, 'Wurfmesser', 'A', 0),</text:p>
          </table:table-cell>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64]+1000*[.B164]+[.C164]" office:value-type="float" office:value="12004000" calcext:value-type="float">
            <text:p>12004000</text:p>
          </table:table-cell>
          <table:table-cell office:value-type="string" calcext:value-type="string">
            <text:p>, '</text:p>
          </table:table-cell>
          <table:table-cell office:value-type="string" calcext:value-type="string">
            <text:p>Wurfsterne</text:p>
          </table:table-cell>
          <table:table-cell office:value-type="string" calcext:value-type="string">
            <text:p>', '</text:p>
          </table:table-cell>
          <table:table-cell table:formula="of:=IF(MOD([.E164];1000)=0;&quot;A&quot;;&quot;P&quot;)" office:value-type="string" office:string-value="A" calcext:value-type="string">
            <text:p>A</text:p>
          </table:table-cell>
          <table:table-cell office:value-type="string" calcext:value-type="string">
            <text:p>', </text:p>
          </table:table-cell>
          <table:table-cell table:formula="of:=IF(MOD([.E164];1000000)=0;1;0)" office:value-type="float" office:value="0" calcext:value-type="float">
            <text:p>0</text:p>
          </table:table-cell>
          <table:table-cell office:value-type="string" calcext:value-type="string">
            <text:p>),</text:p>
          </table:table-cell>
          <table:table-cell table:formula="of:=CONCATENATE([.D164];[.E164];[.F164];[.G163];[.H164];[.I164];[.J164];[.K164];[.L164])" office:value-type="string" office:string-value="(12004000, 'Tomahawks', 'A', 0)," calcext:value-type="string">
            <text:p>(12004000, 'Tomahawks', 'A', 0),</text:p>
          </table:table-cell>
        </table:table-row>
        <table:table-row table:style-name="ro1">
          <table:table-cell office:value-type="float" office:value="12" calcext:value-type="float">
            <text:p>1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65]+1000*[.B165]+[.C165]" office:value-type="float" office:value="12005000" calcext:value-type="float">
            <text:p>12005000</text:p>
          </table:table-cell>
          <table:table-cell office:value-type="string" calcext:value-type="string">
            <text:p>, '</text:p>
          </table:table-cell>
          <table:table-cell office:value-type="string" calcext:value-type="string">
            <text:p>Wurfnetz</text:p>
          </table:table-cell>
          <table:table-cell office:value-type="string" calcext:value-type="string">
            <text:p>', '</text:p>
          </table:table-cell>
          <table:table-cell table:formula="of:=IF(MOD([.E165];1000)=0;&quot;A&quot;;&quot;P&quot;)" office:value-type="string" office:string-value="A" calcext:value-type="string">
            <text:p>A</text:p>
          </table:table-cell>
          <table:table-cell office:value-type="string" calcext:value-type="string">
            <text:p>', </text:p>
          </table:table-cell>
          <table:table-cell table:formula="of:=IF(MOD([.E165];1000000)=0;1;0)" office:value-type="float" office:value="0" calcext:value-type="float">
            <text:p>0</text:p>
          </table:table-cell>
          <table:table-cell office:value-type="string" calcext:value-type="string">
            <text:p>),</text:p>
          </table:table-cell>
          <table:table-cell table:formula="of:=CONCATENATE([.D165];[.E165];[.F165];[.G164];[.H165];[.I165];[.J165];[.K165];[.L165])" office:value-type="string" office:string-value="(12005000, 'Wurfsterne', 'A', 0)," calcext:value-type="string">
            <text:p>(12005000, 'Wurfsterne', 'A', 0),</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office:value-type="string" calcext:value-type="string">
            <text:p>(</text:p>
          </table:table-cell>
          <table:table-cell table:formula="of:=1000000*[.A166]+1000*[.B166]+[.C166]" office:value-type="float" office:value="13000000" calcext:value-type="float">
            <text:p>13000000</text:p>
          </table:table-cell>
          <table:table-cell office:value-type="string" calcext:value-type="string">
            <text:p>, '</text:p>
          </table:table-cell>
          <table:table-cell office:value-type="string" calcext:value-type="string">
            <text:p>Schleudern</text:p>
          </table:table-cell>
          <table:table-cell office:value-type="string" calcext:value-type="string">
            <text:p>', '</text:p>
          </table:table-cell>
          <table:table-cell table:formula="of:=IF(MOD([.E166];1000)=0;&quot;A&quot;;&quot;P&quot;)" office:value-type="string" office:string-value="A" calcext:value-type="string">
            <text:p>A</text:p>
          </table:table-cell>
          <table:table-cell office:value-type="string" calcext:value-type="string">
            <text:p>', </text:p>
          </table:table-cell>
          <table:table-cell table:formula="of:=IF(MOD([.E166];1000000)=0;1;0)" office:value-type="float" office:value="1" calcext:value-type="float">
            <text:p>1</text:p>
          </table:table-cell>
          <table:table-cell office:value-type="string" calcext:value-type="string">
            <text:p>),</text:p>
          </table:table-cell>
          <table:table-cell table:formula="of:=CONCATENATE([.D166];[.E166];[.F166];[.G165];[.H166];[.I166];[.J166];[.K166];[.L166])" office:value-type="string" office:string-value="(13000000, 'Wurfnetz', 'A', 1)," calcext:value-type="string">
            <text:p>(13000000, 'Wurfnetz', 'A', 1),</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67]+1000*[.B167]+[.C167]" office:value-type="float" office:value="13001000" calcext:value-type="float">
            <text:p>13001000</text:p>
          </table:table-cell>
          <table:table-cell office:value-type="string" calcext:value-type="string">
            <text:p>, '</text:p>
          </table:table-cell>
          <table:table-cell office:value-type="string" calcext:value-type="string">
            <text:p>Bola</text:p>
          </table:table-cell>
          <table:table-cell office:value-type="string" calcext:value-type="string">
            <text:p>', '</text:p>
          </table:table-cell>
          <table:table-cell table:formula="of:=IF(MOD([.E167];1000)=0;&quot;A&quot;;&quot;P&quot;)" office:value-type="string" office:string-value="A" calcext:value-type="string">
            <text:p>A</text:p>
          </table:table-cell>
          <table:table-cell office:value-type="string" calcext:value-type="string">
            <text:p>', </text:p>
          </table:table-cell>
          <table:table-cell table:formula="of:=IF(MOD([.E167];1000000)=0;1;0)" office:value-type="float" office:value="0" calcext:value-type="float">
            <text:p>0</text:p>
          </table:table-cell>
          <table:table-cell office:value-type="string" calcext:value-type="string">
            <text:p>),</text:p>
          </table:table-cell>
          <table:table-cell table:formula="of:=CONCATENATE([.D167];[.E167];[.F167];[.G167];[.H167];[.I167];[.J167];[.K167];[.L167])" office:value-type="string" office:string-value="(13001000, 'Bola', 'A', 0)," calcext:value-type="string">
            <text:p>(13001000, 'Bola', 'A', 0),</text:p>
          </table:table-cell>
        </table:table-row>
        <table:table-row table:style-name="ro1">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8]+1000*[.B168]+[.C168]" office:value-type="float" office:value="13002000" calcext:value-type="float">
            <text:p>13002000</text:p>
          </table:table-cell>
          <table:table-cell office:value-type="string" calcext:value-type="string">
            <text:p>, '</text:p>
          </table:table-cell>
          <table:table-cell office:value-type="string" calcext:value-type="string">
            <text:p>Diskus</text:p>
          </table:table-cell>
          <table:table-cell office:value-type="string" calcext:value-type="string">
            <text:p>', '</text:p>
          </table:table-cell>
          <table:table-cell table:formula="of:=IF(MOD([.E168];1000)=0;&quot;A&quot;;&quot;P&quot;)" office:value-type="string" office:string-value="A" calcext:value-type="string">
            <text:p>A</text:p>
          </table:table-cell>
          <table:table-cell office:value-type="string" calcext:value-type="string">
            <text:p>', </text:p>
          </table:table-cell>
          <table:table-cell table:formula="of:=IF(MOD([.E168];1000000)=0;1;0)" office:value-type="float" office:value="0" calcext:value-type="float">
            <text:p>0</text:p>
          </table:table-cell>
          <table:table-cell office:value-type="string" calcext:value-type="string">
            <text:p>),</text:p>
          </table:table-cell>
          <table:table-cell table:formula="of:=CONCATENATE([.D168];[.E168];[.F168];[.G168];[.H168];[.I168];[.J168];[.K168];[.L168])" office:value-type="string" office:string-value="(13002000, 'Diskus', 'A', 0)," calcext:value-type="string">
            <text:p>(13002000, 'Diskus', 'A', 0),</text:p>
          </table:table-cell>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9]+1000*[.B169]+[.C169]" office:value-type="float" office:value="13003000" calcext:value-type="float">
            <text:p>13003000</text:p>
          </table:table-cell>
          <table:table-cell office:value-type="string" calcext:value-type="string">
            <text:p>, '</text:p>
          </table:table-cell>
          <table:table-cell office:value-type="string" calcext:value-type="string">
            <text:p>Lasso</text:p>
          </table:table-cell>
          <table:table-cell office:value-type="string" calcext:value-type="string">
            <text:p>', '</text:p>
          </table:table-cell>
          <table:table-cell table:formula="of:=IF(MOD([.E169];1000)=0;&quot;A&quot;;&quot;P&quot;)" office:value-type="string" office:string-value="A" calcext:value-type="string">
            <text:p>A</text:p>
          </table:table-cell>
          <table:table-cell office:value-type="string" calcext:value-type="string">
            <text:p>', </text:p>
          </table:table-cell>
          <table:table-cell table:formula="of:=IF(MOD([.E169];1000000)=0;1;0)" office:value-type="float" office:value="0" calcext:value-type="float">
            <text:p>0</text:p>
          </table:table-cell>
          <table:table-cell office:value-type="string" calcext:value-type="string">
            <text:p>),</text:p>
          </table:table-cell>
          <table:table-cell table:formula="of:=CONCATENATE([.D169];[.E169];[.F169];[.G169];[.H169];[.I169];[.J169];[.K169];[.L169])" office:value-type="string" office:string-value="(13003000, 'Lasso', 'A', 0)," calcext:value-type="string">
            <text:p>(13003000, 'Lasso', 'A', 0),</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text:p>
          </table:table-cell>
          <table:table-cell table:formula="of:=1000000*[.A170]+1000*[.B170]+[.C170]" office:value-type="float" office:value="14000000" calcext:value-type="float">
            <text:p>14000000</text:p>
          </table:table-cell>
          <table:table-cell office:value-type="string" calcext:value-type="string">
            <text:p>, '</text:p>
          </table:table-cell>
          <table:table-cell office:value-type="string" calcext:value-type="string">
            <text:p>Bögen</text:p>
          </table:table-cell>
          <table:table-cell office:value-type="string" calcext:value-type="string">
            <text:p>', '</text:p>
          </table:table-cell>
          <table:table-cell table:formula="of:=IF(MOD([.E170];1000)=0;&quot;A&quot;;&quot;P&quot;)" office:value-type="string" office:string-value="A" calcext:value-type="string">
            <text:p>A</text:p>
          </table:table-cell>
          <table:table-cell office:value-type="string" calcext:value-type="string">
            <text:p>', </text:p>
          </table:table-cell>
          <table:table-cell table:formula="of:=IF(MOD([.E170];1000000)=0;1;0)" office:value-type="float" office:value="1" calcext:value-type="float">
            <text:p>1</text:p>
          </table:table-cell>
          <table:table-cell office:value-type="string" calcext:value-type="string">
            <text:p>),</text:p>
          </table:table-cell>
          <table:table-cell table:formula="of:=CONCATENATE([.D170];[.E170];[.F170];[.G170];[.H170];[.I170];[.J170];[.K170];[.L170])" office:value-type="string" office:string-value="(14000000, 'Bögen', 'A', 1)," calcext:value-type="string">
            <text:p>(14000000, 'Bögen', 'A', 1),</text:p>
          </table:table-cell>
        </table:table-row>
        <table:table-row table:style-name="ro1">
          <table:table-cell office:value-type="float" office:value="15" calcext:value-type="float">
            <text:p>15</text:p>
          </table:table-cell>
          <table:table-cell table:number-columns-repeated="2" office:value-type="float" office:value="0" calcext:value-type="float">
            <text:p>0</text:p>
          </table:table-cell>
          <table:table-cell office:value-type="string" calcext:value-type="string">
            <text:p>(</text:p>
          </table:table-cell>
          <table:table-cell table:formula="of:=1000000*[.A171]+1000*[.B171]+[.C171]" office:value-type="float" office:value="15000000" calcext:value-type="float">
            <text:p>15000000</text:p>
          </table:table-cell>
          <table:table-cell office:value-type="string" calcext:value-type="string">
            <text:p>, '</text:p>
          </table:table-cell>
          <table:table-cell office:value-type="string" calcext:value-type="string">
            <text:p>Pistolen und Revolver</text:p>
          </table:table-cell>
          <table:table-cell office:value-type="string" calcext:value-type="string">
            <text:p>', '</text:p>
          </table:table-cell>
          <table:table-cell table:formula="of:=IF(MOD([.E171];1000)=0;&quot;A&quot;;&quot;P&quot;)" office:value-type="string" office:string-value="A" calcext:value-type="string">
            <text:p>A</text:p>
          </table:table-cell>
          <table:table-cell office:value-type="string" calcext:value-type="string">
            <text:p>', </text:p>
          </table:table-cell>
          <table:table-cell table:formula="of:=IF(MOD([.E171];1000000)=0;1;0)" office:value-type="float" office:value="1" calcext:value-type="float">
            <text:p>1</text:p>
          </table:table-cell>
          <table:table-cell office:value-type="string" calcext:value-type="string">
            <text:p>),</text:p>
          </table:table-cell>
          <table:table-cell table:formula="of:=CONCATENATE([.D171];[.E171];[.F171];[.G171];[.H171];[.I171];[.J171];[.K171];[.L171])" office:value-type="string" office:string-value="(15000000, 'Pistolen und Revolver', 'A', 1)," calcext:value-type="string">
            <text:p>(15000000, 'Pistolen und Revolver', 'A', 1),</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72]+1000*[.B172]+[.C172]" office:value-type="float" office:value="15001000" calcext:value-type="float">
            <text:p>15001000</text:p>
          </table:table-cell>
          <table:table-cell office:value-type="string" calcext:value-type="string">
            <text:p>, '</text:p>
          </table:table-cell>
          <table:table-cell office:value-type="string" calcext:value-type="string">
            <text:p>Pistolen</text:p>
          </table:table-cell>
          <table:table-cell office:value-type="string" calcext:value-type="string">
            <text:p>', '</text:p>
          </table:table-cell>
          <table:table-cell table:formula="of:=IF(MOD([.E172];1000)=0;&quot;A&quot;;&quot;P&quot;)" office:value-type="string" office:string-value="A" calcext:value-type="string">
            <text:p>A</text:p>
          </table:table-cell>
          <table:table-cell office:value-type="string" calcext:value-type="string">
            <text:p>', </text:p>
          </table:table-cell>
          <table:table-cell table:formula="of:=IF(MOD([.E172];1000000)=0;1;0)" office:value-type="float" office:value="0" calcext:value-type="float">
            <text:p>0</text:p>
          </table:table-cell>
          <table:table-cell office:value-type="string" calcext:value-type="string">
            <text:p>),</text:p>
          </table:table-cell>
          <table:table-cell table:formula="of:=CONCATENATE([.D172];[.E172];[.F172];[.G172];[.H172];[.I172];[.J172];[.K172];[.L172])" office:value-type="string" office:string-value="(15001000, 'Pistolen', 'A', 0)," calcext:value-type="string">
            <text:p>(15001000, 'Pistolen', 'A', 0),</text:p>
          </table:table-cell>
        </table:table-row>
        <table:table-row table:style-name="ro1">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text:p>
          </table:table-cell>
          <table:table-cell table:formula="of:=1000000*[.A173]+1000*[.B173]+[.C173]" office:value-type="float" office:value="15001001" calcext:value-type="float">
            <text:p>15001001</text:p>
          </table:table-cell>
          <table:table-cell office:value-type="string" calcext:value-type="string">
            <text:p>, '</text:p>
          </table:table-cell>
          <table:table-cell office:value-type="string" calcext:value-type="string">
            <text:p>OMG Alpha 9mm</text:p>
          </table:table-cell>
          <table:table-cell office:value-type="string" calcext:value-type="string">
            <text:p>', '</text:p>
          </table:table-cell>
          <table:table-cell table:formula="of:=IF(MOD([.E173];1000)=0;&quot;A&quot;;&quot;P&quot;)" office:value-type="string" office:string-value="P" calcext:value-type="string">
            <text:p>P</text:p>
          </table:table-cell>
          <table:table-cell office:value-type="string" calcext:value-type="string">
            <text:p>', </text:p>
          </table:table-cell>
          <table:table-cell table:formula="of:=IF(MOD([.E173];1000000)=0;1;0)" office:value-type="float" office:value="0" calcext:value-type="float">
            <text:p>0</text:p>
          </table:table-cell>
          <table:table-cell office:value-type="string" calcext:value-type="string">
            <text:p>),</text:p>
          </table:table-cell>
          <table:table-cell table:formula="of:=CONCATENATE([.D173];[.E173];[.F173];[.G173];[.H173];[.I173];[.J173];[.K173];[.L173])" office:value-type="string" office:string-value="(15001001, 'OMG Alpha 9mm', 'P', 0)," calcext:value-type="string">
            <text:p>(15001001, 'OMG Alpha 9mm', 'P',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74]+1000*[.B174]+[.C174]" office:value-type="float" office:value="15002000" calcext:value-type="float">
            <text:p>15002000</text:p>
          </table:table-cell>
          <table:table-cell office:value-type="string" calcext:value-type="string">
            <text:p>, '</text:p>
          </table:table-cell>
          <table:table-cell office:value-type="string" calcext:value-type="string">
            <text:p>Revolver</text:p>
          </table:table-cell>
          <table:table-cell office:value-type="string" calcext:value-type="string">
            <text:p>', '</text:p>
          </table:table-cell>
          <table:table-cell table:formula="of:=IF(MOD([.E174];1000)=0;&quot;A&quot;;&quot;P&quot;)" office:value-type="string" office:string-value="A" calcext:value-type="string">
            <text:p>A</text:p>
          </table:table-cell>
          <table:table-cell office:value-type="string" calcext:value-type="string">
            <text:p>', </text:p>
          </table:table-cell>
          <table:table-cell table:formula="of:=IF(MOD([.E174];1000000)=0;1;0)" office:value-type="float" office:value="0" calcext:value-type="float">
            <text:p>0</text:p>
          </table:table-cell>
          <table:table-cell office:value-type="string" calcext:value-type="string">
            <text:p>),</text:p>
          </table:table-cell>
          <table:table-cell table:formula="of:=CONCATENATE([.D174];[.E174];[.F174];[.G174];[.H174];[.I174];[.J174];[.K174];[.L174])" office:value-type="string" office:string-value="(15002000, 'Revolver', 'A', 0)," calcext:value-type="string">
            <text:p>(15002000, 'Revolver', 'A',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75]+1000*[.B175]+[.C175]" office:value-type="float" office:value="15002001" calcext:value-type="float">
            <text:p>15002001</text:p>
          </table:table-cell>
          <table:table-cell office:value-type="string" calcext:value-type="string">
            <text:p>, '</text:p>
          </table:table-cell>
          <table:table-cell office:value-type="string" calcext:value-type="string">
            <text:p>Paratec Ursus .357</text:p>
          </table:table-cell>
          <table:table-cell office:value-type="string" calcext:value-type="string">
            <text:p>', '</text:p>
          </table:table-cell>
          <table:table-cell table:formula="of:=IF(MOD([.E175];1000)=0;&quot;A&quot;;&quot;P&quot;)" office:value-type="string" office:string-value="P" calcext:value-type="string">
            <text:p>P</text:p>
          </table:table-cell>
          <table:table-cell office:value-type="string" calcext:value-type="string">
            <text:p>', </text:p>
          </table:table-cell>
          <table:table-cell table:formula="of:=IF(MOD([.E175];1000000)=0;1;0)" office:value-type="float" office:value="0" calcext:value-type="float">
            <text:p>0</text:p>
          </table:table-cell>
          <table:table-cell office:value-type="string" calcext:value-type="string">
            <text:p>),</text:p>
          </table:table-cell>
          <table:table-cell table:formula="of:=CONCATENATE([.D175];[.E175];[.F175];[.G175];[.H175];[.I175];[.J175];[.K175];[.L175])" office:value-type="string" office:string-value="(15002001, 'Paratec Ursus .357', 'P', 0)," calcext:value-type="string">
            <text:p>(15002001, 'Paratec Ursus .357', 'P',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76]+1000*[.B176]+[.C176]" office:value-type="float" office:value="15003000" calcext:value-type="float">
            <text:p>15003000</text:p>
          </table:table-cell>
          <table:table-cell office:value-type="string" calcext:value-type="string">
            <text:p>, '</text:p>
          </table:table-cell>
          <table:table-cell office:value-type="string" calcext:value-type="string">
            <text:p>Maschinenpistolen</text:p>
          </table:table-cell>
          <table:table-cell office:value-type="string" calcext:value-type="string">
            <text:p>', '</text:p>
          </table:table-cell>
          <table:table-cell table:formula="of:=IF(MOD([.E176];1000)=0;&quot;A&quot;;&quot;P&quot;)" office:value-type="string" office:string-value="A" calcext:value-type="string">
            <text:p>A</text:p>
          </table:table-cell>
          <table:table-cell office:value-type="string" calcext:value-type="string">
            <text:p>', </text:p>
          </table:table-cell>
          <table:table-cell table:formula="of:=IF(MOD([.E176];1000000)=0;1;0)" office:value-type="float" office:value="0" calcext:value-type="float">
            <text:p>0</text:p>
          </table:table-cell>
          <table:table-cell office:value-type="string" calcext:value-type="string">
            <text:p>),</text:p>
          </table:table-cell>
          <table:table-cell table:formula="of:=CONCATENATE([.D176];[.E176];[.F176];[.G176];[.H176];[.I176];[.J176];[.K176];[.L176])" office:value-type="string" office:string-value="(15003000, 'Maschinenpistolen', 'A', 0)," calcext:value-type="string">
            <text:p>(15003000, 'Maschinenpistolen', 'A',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77]+1000*[.B177]+[.C177]" office:value-type="float" office:value="15003001" calcext:value-type="float">
            <text:p>15003001</text:p>
          </table:table-cell>
          <table:table-cell office:value-type="string" calcext:value-type="string">
            <text:p>, '</text:p>
          </table:table-cell>
          <table:table-cell office:value-type="string" calcext:value-type="string">
            <text:p>SMI Cadenca 9mm</text:p>
          </table:table-cell>
          <table:table-cell office:value-type="string" calcext:value-type="string">
            <text:p>', '</text:p>
          </table:table-cell>
          <table:table-cell table:formula="of:=IF(MOD([.E177];1000)=0;&quot;A&quot;;&quot;P&quot;)" office:value-type="string" office:string-value="P" calcext:value-type="string">
            <text:p>P</text:p>
          </table:table-cell>
          <table:table-cell office:value-type="string" calcext:value-type="string">
            <text:p>', </text:p>
          </table:table-cell>
          <table:table-cell table:formula="of:=IF(MOD([.E177];1000000)=0;1;0)" office:value-type="float" office:value="0" calcext:value-type="float">
            <text:p>0</text:p>
          </table:table-cell>
          <table:table-cell office:value-type="string" calcext:value-type="string">
            <text:p>),</text:p>
          </table:table-cell>
          <table:table-cell table:formula="of:=CONCATENATE([.D177];[.E177];[.F177];[.G177];[.H177];[.I177];[.J177];[.K177];[.L177])" office:value-type="string" office:string-value="(15003001, 'SMI Cadenca 9mm', 'P', 0)," calcext:value-type="string">
            <text:p>(15003001, 'SMI Cadenca 9mm',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78]+1000*[.B178]+[.C178]" office:value-type="float" office:value="15999001" calcext:value-type="float">
            <text:p>15999001</text:p>
          </table:table-cell>
          <table:table-cell office:value-type="string" calcext:value-type="string">
            <text:p>, '</text:p>
          </table:table-cell>
          <table:table-cell office:value-type="string" calcext:value-type="string">
            <text:p>Schnellziehen</text:p>
          </table:table-cell>
          <table:table-cell office:value-type="string" calcext:value-type="string">
            <text:p>', '</text:p>
          </table:table-cell>
          <table:table-cell table:formula="of:=IF(MOD([.E178];1000)=0;&quot;A&quot;;&quot;P&quot;)" office:value-type="string" office:string-value="P" calcext:value-type="string">
            <text:p>P</text:p>
          </table:table-cell>
          <table:table-cell office:value-type="string" calcext:value-type="string">
            <text:p>', </text:p>
          </table:table-cell>
          <table:table-cell table:formula="of:=IF(MOD([.E178];1000000)=0;1;0)" office:value-type="float" office:value="0" calcext:value-type="float">
            <text:p>0</text:p>
          </table:table-cell>
          <table:table-cell office:value-type="string" calcext:value-type="string">
            <text:p>),</text:p>
          </table:table-cell>
          <table:table-cell table:formula="of:=CONCATENATE([.D178];[.E178];[.F178];[.G178];[.H178];[.I178];[.J178];[.K178];[.L178])" office:value-type="string" office:string-value="(15999001, 'Schnellziehen', 'P', 0)," calcext:value-type="string">
            <text:p>(15999001, 'Schnellziehen',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79]+1000*[.B179]+[.C179]" office:value-type="float" office:value="15999002" calcext:value-type="float">
            <text:p>15999002</text:p>
          </table:table-cell>
          <table:table-cell office:value-type="string" calcext:value-type="string">
            <text:p>, '</text:p>
          </table:table-cell>
          <table:table-cell office:value-type="string" calcext:value-type="string">
            <text:p>Schalldämpfer</text:p>
          </table:table-cell>
          <table:table-cell office:value-type="string" calcext:value-type="string">
            <text:p>', '</text:p>
          </table:table-cell>
          <table:table-cell table:formula="of:=IF(MOD([.E179];1000)=0;&quot;A&quot;;&quot;P&quot;)" office:value-type="string" office:string-value="P" calcext:value-type="string">
            <text:p>P</text:p>
          </table:table-cell>
          <table:table-cell office:value-type="string" calcext:value-type="string">
            <text:p>', </text:p>
          </table:table-cell>
          <table:table-cell table:formula="of:=IF(MOD([.E179];1000000)=0;1;0)" office:value-type="float" office:value="0" calcext:value-type="float">
            <text:p>0</text:p>
          </table:table-cell>
          <table:table-cell office:value-type="string" calcext:value-type="string">
            <text:p>),</text:p>
          </table:table-cell>
          <table:table-cell table:formula="of:=CONCATENATE([.D179];[.E179];[.F179];[.G179];[.H179];[.I179];[.J179];[.K179];[.L179])" office:value-type="string" office:string-value="(15999002, 'Schalldämpfer', 'P', 0)," calcext:value-type="string">
            <text:p>(15999002, 'Schalldämpfer', 'P', 0),</text:p>
          </table:table-cell>
        </table:table-row>
        <table:table-row table:style-name="ro1">
          <table:table-cell office:value-type="float" office:value="16" calcext:value-type="float">
            <text:p>16</text:p>
          </table:table-cell>
          <table:table-cell/>
          <table:table-cell office:value-type="float" office:value="0" calcext:value-type="float">
            <text:p>0</text:p>
          </table:table-cell>
          <table:table-cell office:value-type="string" calcext:value-type="string">
            <text:p>(</text:p>
          </table:table-cell>
          <table:table-cell table:formula="of:=1000000*[.A180]+1000*[.B180]+[.C180]" office:value-type="float" office:value="16000000" calcext:value-type="float">
            <text:p>16000000</text:p>
          </table:table-cell>
          <table:table-cell office:value-type="string" calcext:value-type="string">
            <text:p>, '</text:p>
          </table:table-cell>
          <table:table-cell office:value-type="string" calcext:value-type="string">
            <text:p>Gewehre</text:p>
          </table:table-cell>
          <table:table-cell office:value-type="string" calcext:value-type="string">
            <text:p>', '</text:p>
          </table:table-cell>
          <table:table-cell table:formula="of:=IF(MOD([.E180];1000)=0;&quot;A&quot;;&quot;P&quot;)" office:value-type="string" office:string-value="A" calcext:value-type="string">
            <text:p>A</text:p>
          </table:table-cell>
          <table:table-cell office:value-type="string" calcext:value-type="string">
            <text:p>', </text:p>
          </table:table-cell>
          <table:table-cell table:formula="of:=IF(MOD([.E180];1000000)=0;1;0)" office:value-type="float" office:value="1" calcext:value-type="float">
            <text:p>1</text:p>
          </table:table-cell>
          <table:table-cell office:value-type="string" calcext:value-type="string">
            <text:p>),</text:p>
          </table:table-cell>
          <table:table-cell table:formula="of:=CONCATENATE([.D180];[.E180];[.F180];[.G180];[.H180];[.I180];[.J180];[.K180];[.L180])" office:value-type="string" office:string-value="(16000000, 'Gewehre', 'A', 1)," calcext:value-type="string">
            <text:p>(16000000, 'Gewehre', 'A', 1),</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1]+1000*[.B181]+[.C181]" office:value-type="float" office:value="16001000" calcext:value-type="float">
            <text:p>16001000</text:p>
          </table:table-cell>
          <table:table-cell office:value-type="string" calcext:value-type="string">
            <text:p>, '</text:p>
          </table:table-cell>
          <table:table-cell office:value-type="string" calcext:value-type="string">
            <text:p>Schroflinten</text:p>
          </table:table-cell>
          <table:table-cell office:value-type="string" calcext:value-type="string">
            <text:p>', '</text:p>
          </table:table-cell>
          <table:table-cell table:formula="of:=IF(MOD([.E181];1000)=0;&quot;A&quot;;&quot;P&quot;)" office:value-type="string" office:string-value="A" calcext:value-type="string">
            <text:p>A</text:p>
          </table:table-cell>
          <table:table-cell office:value-type="string" calcext:value-type="string">
            <text:p>', </text:p>
          </table:table-cell>
          <table:table-cell table:formula="of:=IF(MOD([.E181];1000000)=0;1;0)" office:value-type="float" office:value="0" calcext:value-type="float">
            <text:p>0</text:p>
          </table:table-cell>
          <table:table-cell office:value-type="string" calcext:value-type="string">
            <text:p>),</text:p>
          </table:table-cell>
          <table:table-cell table:formula="of:=CONCATENATE([.D181];[.E181];[.F181];[.G181];[.H181];[.I181];[.J181];[.K181];[.L181])" office:value-type="string" office:string-value="(16001000, 'Schroflinten', 'A', 0)," calcext:value-type="string">
            <text:p>(16001000, 'Schroflinten', 'A', 0),</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2]+1000*[.B182]+[.C182]" office:value-type="float" office:value="16002000" calcext:value-type="float">
            <text:p>16002000</text:p>
          </table:table-cell>
          <table:table-cell office:value-type="string" calcext:value-type="string">
            <text:p>, '</text:p>
          </table:table-cell>
          <table:table-cell office:value-type="string" calcext:value-type="string">
            <text:p>Flinten</text:p>
          </table:table-cell>
          <table:table-cell office:value-type="string" calcext:value-type="string">
            <text:p>', '</text:p>
          </table:table-cell>
          <table:table-cell table:formula="of:=IF(MOD([.E182];1000)=0;&quot;A&quot;;&quot;P&quot;)" office:value-type="string" office:string-value="A" calcext:value-type="string">
            <text:p>A</text:p>
          </table:table-cell>
          <table:table-cell office:value-type="string" calcext:value-type="string">
            <text:p>', </text:p>
          </table:table-cell>
          <table:table-cell table:formula="of:=IF(MOD([.E182];1000000)=0;1;0)" office:value-type="float" office:value="0" calcext:value-type="float">
            <text:p>0</text:p>
          </table:table-cell>
          <table:table-cell office:value-type="string" calcext:value-type="string">
            <text:p>),</text:p>
          </table:table-cell>
          <table:table-cell table:formula="of:=CONCATENATE([.D182];[.E182];[.F182];[.G182];[.H182];[.I182];[.J182];[.K182];[.L182])" office:value-type="string" office:string-value="(16002000, 'Flinten', 'A', 0)," calcext:value-type="string">
            <text:p>(16002000, 'Flinten', 'A', 0),</text:p>
          </table:table-cell>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83]+1000*[.B183]+[.C183]" office:value-type="float" office:value="16003000" calcext:value-type="float">
            <text:p>16003000</text:p>
          </table:table-cell>
          <table:table-cell office:value-type="string" calcext:value-type="string">
            <text:p>, '</text:p>
          </table:table-cell>
          <table:table-cell office:value-type="string" calcext:value-type="string">
            <text:p>Scharfschützengewehre</text:p>
          </table:table-cell>
          <table:table-cell office:value-type="string" calcext:value-type="string">
            <text:p>', '</text:p>
          </table:table-cell>
          <table:table-cell table:formula="of:=IF(MOD([.E183];1000)=0;&quot;A&quot;;&quot;P&quot;)" office:value-type="string" office:string-value="A" calcext:value-type="string">
            <text:p>A</text:p>
          </table:table-cell>
          <table:table-cell office:value-type="string" calcext:value-type="string">
            <text:p>', </text:p>
          </table:table-cell>
          <table:table-cell table:formula="of:=IF(MOD([.E183];1000000)=0;1;0)" office:value-type="float" office:value="0" calcext:value-type="float">
            <text:p>0</text:p>
          </table:table-cell>
          <table:table-cell office:value-type="string" calcext:value-type="string">
            <text:p>),</text:p>
          </table:table-cell>
          <table:table-cell table:formula="of:=CONCATENATE([.D183];[.E183];[.F183];[.G183];[.H183];[.I183];[.J183];[.K183];[.L183])" office:value-type="string" office:string-value="(16003000, 'Scharfschützengewehre', 'A', 0)," calcext:value-type="string">
            <text:p>(16003000, 'Scharfschützengewehre', 'A', 0),</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84]+1000*[.B184]+[.C184]" office:value-type="float" office:value="16004000" calcext:value-type="float">
            <text:p>16004000</text:p>
          </table:table-cell>
          <table:table-cell office:value-type="string" calcext:value-type="string">
            <text:p>, '</text:p>
          </table:table-cell>
          <table:table-cell office:value-type="string" calcext:value-type="string">
            <text:p>Sturmgewehre</text:p>
          </table:table-cell>
          <table:table-cell office:value-type="string" calcext:value-type="string">
            <text:p>', '</text:p>
          </table:table-cell>
          <table:table-cell table:formula="of:=IF(MOD([.E184];1000)=0;&quot;A&quot;;&quot;P&quot;)" office:value-type="string" office:string-value="A" calcext:value-type="string">
            <text:p>A</text:p>
          </table:table-cell>
          <table:table-cell office:value-type="string" calcext:value-type="string">
            <text:p>', </text:p>
          </table:table-cell>
          <table:table-cell table:formula="of:=IF(MOD([.E184];1000000)=0;1;0)" office:value-type="float" office:value="0" calcext:value-type="float">
            <text:p>0</text:p>
          </table:table-cell>
          <table:table-cell office:value-type="string" calcext:value-type="string">
            <text:p>),</text:p>
          </table:table-cell>
          <table:table-cell table:formula="of:=CONCATENATE([.D184];[.E184];[.F184];[.G184];[.H184];[.I184];[.J184];[.K184];[.L184])" office:value-type="string" office:string-value="(16004000, 'Sturmgewehre', 'A', 0)," calcext:value-type="string">
            <text:p>(16004000, 'Sturmgewehre', 'A', 0),</text:p>
          </table:table-cell>
        </table:table-row>
        <table:table-row table:style-name="ro1">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85]+1000*[.B185]+[.C185]" office:value-type="float" office:value="16005000" calcext:value-type="float">
            <text:p>16005000</text:p>
          </table:table-cell>
          <table:table-cell office:value-type="string" calcext:value-type="string">
            <text:p>, '</text:p>
          </table:table-cell>
          <table:table-cell office:value-type="string" calcext:value-type="string">
            <text:p>Armbrüste</text:p>
          </table:table-cell>
          <table:table-cell office:value-type="string" calcext:value-type="string">
            <text:p>', '</text:p>
          </table:table-cell>
          <table:table-cell table:formula="of:=IF(MOD([.E185];1000)=0;&quot;A&quot;;&quot;P&quot;)" office:value-type="string" office:string-value="A" calcext:value-type="string">
            <text:p>A</text:p>
          </table:table-cell>
          <table:table-cell office:value-type="string" calcext:value-type="string">
            <text:p>', </text:p>
          </table:table-cell>
          <table:table-cell table:formula="of:=IF(MOD([.E185];1000000)=0;1;0)" office:value-type="float" office:value="0" calcext:value-type="float">
            <text:p>0</text:p>
          </table:table-cell>
          <table:table-cell office:value-type="string" calcext:value-type="string">
            <text:p>),</text:p>
          </table:table-cell>
          <table:table-cell table:formula="of:=CONCATENATE([.D185];[.E185];[.F185];[.G185];[.H185];[.I185];[.J185];[.K185];[.L185])" office:value-type="string" office:string-value="(16005000, 'Armbrüste', 'A', 0)," calcext:value-type="string">
            <text:p>(16005000, 'Armbrüste', 'A', 0),</text:p>
          </table:table-cell>
        </table:table-row>
        <table:table-row table:style-name="ro1">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text:p>
          </table:table-cell>
          <table:table-cell table:formula="of:=1000000*[.A186]+1000*[.B186]+[.C186]" office:value-type="float" office:value="17000000" calcext:value-type="float">
            <text:p>17000000</text:p>
          </table:table-cell>
          <table:table-cell office:value-type="string" calcext:value-type="string">
            <text:p>, '</text:p>
          </table:table-cell>
          <table:table-cell office:value-type="string" calcext:value-type="string">
            <text:p>Strahlenwaffen</text:p>
          </table:table-cell>
          <table:table-cell office:value-type="string" calcext:value-type="string">
            <text:p>', '</text:p>
          </table:table-cell>
          <table:table-cell table:formula="of:=IF(MOD([.E186];1000)=0;&quot;A&quot;;&quot;P&quot;)" office:value-type="string" office:string-value="A" calcext:value-type="string">
            <text:p>A</text:p>
          </table:table-cell>
          <table:table-cell office:value-type="string" calcext:value-type="string">
            <text:p>', </text:p>
          </table:table-cell>
          <table:table-cell table:formula="of:=IF(MOD([.E186];1000000)=0;1;0)" office:value-type="float" office:value="1" calcext:value-type="float">
            <text:p>1</text:p>
          </table:table-cell>
          <table:table-cell office:value-type="string" calcext:value-type="string">
            <text:p>),</text:p>
          </table:table-cell>
          <table:table-cell table:formula="of:=CONCATENATE([.D186];[.E186];[.F186];[.G186];[.H186];[.I186];[.J186];[.K186];[.L186])" office:value-type="string" office:string-value="(17000000, 'Strahlenwaffen', 'A', 1)," calcext:value-type="string">
            <text:p>(17000000, 'Strahlenwaffen', 'A', 1),</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7]+1000*[.B187]+[.C187]" office:value-type="float" office:value="17001000" calcext:value-type="float">
            <text:p>17001000</text:p>
          </table:table-cell>
          <table:table-cell office:value-type="string" calcext:value-type="string">
            <text:p>, '</text:p>
          </table:table-cell>
          <table:table-cell office:value-type="string" calcext:value-type="string">
            <text:p>Strahlenpistolen</text:p>
          </table:table-cell>
          <table:table-cell office:value-type="string" calcext:value-type="string">
            <text:p>', '</text:p>
          </table:table-cell>
          <table:table-cell table:formula="of:=IF(MOD([.E187];1000)=0;&quot;A&quot;;&quot;P&quot;)" office:value-type="string" office:string-value="A" calcext:value-type="string">
            <text:p>A</text:p>
          </table:table-cell>
          <table:table-cell office:value-type="string" calcext:value-type="string">
            <text:p>', </text:p>
          </table:table-cell>
          <table:table-cell table:formula="of:=IF(MOD([.E187];1000000)=0;1;0)" office:value-type="float" office:value="0" calcext:value-type="float">
            <text:p>0</text:p>
          </table:table-cell>
          <table:table-cell office:value-type="string" calcext:value-type="string">
            <text:p>),</text:p>
          </table:table-cell>
          <table:table-cell table:formula="of:=CONCATENATE([.D187];[.E187];[.F187];[.G187];[.H187];[.I187];[.J187];[.K187];[.L187])" office:value-type="string" office:string-value="(17001000, 'Strahlenpistolen', 'A', 0)," calcext:value-type="string">
            <text:p>(17001000, 'Strahlenpistolen', 'A', 0),</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8]+1000*[.B188]+[.C188]" office:value-type="float" office:value="17002000" calcext:value-type="float">
            <text:p>17002000</text:p>
          </table:table-cell>
          <table:table-cell office:value-type="string" calcext:value-type="string">
            <text:p>, '</text:p>
          </table:table-cell>
          <table:table-cell office:value-type="string" calcext:value-type="string">
            <text:p>Strahlengewehre</text:p>
          </table:table-cell>
          <table:table-cell office:value-type="string" calcext:value-type="string">
            <text:p>', '</text:p>
          </table:table-cell>
          <table:table-cell table:formula="of:=IF(MOD([.E188];1000)=0;&quot;A&quot;;&quot;P&quot;)" office:value-type="string" office:string-value="A" calcext:value-type="string">
            <text:p>A</text:p>
          </table:table-cell>
          <table:table-cell office:value-type="string" calcext:value-type="string">
            <text:p>', </text:p>
          </table:table-cell>
          <table:table-cell table:formula="of:=IF(MOD([.E188];1000000)=0;1;0)" office:value-type="float" office:value="0" calcext:value-type="float">
            <text:p>0</text:p>
          </table:table-cell>
          <table:table-cell office:value-type="string" calcext:value-type="string">
            <text:p>),</text:p>
          </table:table-cell>
          <table:table-cell table:formula="of:=CONCATENATE([.D188];[.E188];[.F188];[.G188];[.H188];[.I188];[.J188];[.K188];[.L188])" office:value-type="string" office:string-value="(17002000, 'Strahlengewehre', 'A', 0)," calcext:value-type="string">
            <text:p>(17002000, 'Strahlengewehre', 'A', 0),</text:p>
          </table:table-cell>
        </table:table-row>
        <table:table-row table:style-name="ro1">
          <table:table-cell office:value-type="float" office:value="18" calcext:value-type="float">
            <text:p>18</text:p>
          </table:table-cell>
          <table:table-cell table:number-columns-repeated="2" office:value-type="float" office:value="0" calcext:value-type="float">
            <text:p>0</text:p>
          </table:table-cell>
          <table:table-cell office:value-type="string" calcext:value-type="string">
            <text:p>(</text:p>
          </table:table-cell>
          <table:table-cell table:formula="of:=1000000*[.A189]+1000*[.B189]+[.C189]" office:value-type="float" office:value="18000000" calcext:value-type="float">
            <text:p>18000000</text:p>
          </table:table-cell>
          <table:table-cell office:value-type="string" calcext:value-type="string">
            <text:p>, '</text:p>
          </table:table-cell>
          <table:table-cell office:value-type="string" calcext:value-type="string">
            <text:p>Schwere Waffen</text:p>
          </table:table-cell>
          <table:table-cell office:value-type="string" calcext:value-type="string">
            <text:p>', '</text:p>
          </table:table-cell>
          <table:table-cell table:formula="of:=IF(MOD([.E189];1000)=0;&quot;A&quot;;&quot;P&quot;)" office:value-type="string" office:string-value="A" calcext:value-type="string">
            <text:p>A</text:p>
          </table:table-cell>
          <table:table-cell office:value-type="string" calcext:value-type="string">
            <text:p>', </text:p>
          </table:table-cell>
          <table:table-cell table:formula="of:=IF(MOD([.E189];1000000)=0;1;0)" office:value-type="float" office:value="1" calcext:value-type="float">
            <text:p>1</text:p>
          </table:table-cell>
          <table:table-cell office:value-type="string" calcext:value-type="string">
            <text:p>),</text:p>
          </table:table-cell>
          <table:table-cell table:formula="of:=CONCATENATE([.D189];[.E189];[.F189];[.G189];[.H189];[.I189];[.J189];[.K189];[.L189])" office:value-type="string" office:string-value="(18000000, 'Schwere Waffen', 'A', 1)," calcext:value-type="string">
            <text:p>(18000000, 'Schwere Waffen', 'A', 1),</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0]+1000*[.B190]+[.C190]" office:value-type="float" office:value="18001000" calcext:value-type="float">
            <text:p>18001000</text:p>
          </table:table-cell>
          <table:table-cell office:value-type="string" calcext:value-type="string">
            <text:p>, '</text:p>
          </table:table-cell>
          <table:table-cell office:value-type="string" calcext:value-type="string">
            <text:p>Maschinengewehre</text:p>
          </table:table-cell>
          <table:table-cell office:value-type="string" calcext:value-type="string">
            <text:p>', '</text:p>
          </table:table-cell>
          <table:table-cell table:formula="of:=IF(MOD([.E190];1000)=0;&quot;A&quot;;&quot;P&quot;)" office:value-type="string" office:string-value="A" calcext:value-type="string">
            <text:p>A</text:p>
          </table:table-cell>
          <table:table-cell office:value-type="string" calcext:value-type="string">
            <text:p>', </text:p>
          </table:table-cell>
          <table:table-cell table:formula="of:=IF(MOD([.E190];1000000)=0;1;0)" office:value-type="float" office:value="0" calcext:value-type="float">
            <text:p>0</text:p>
          </table:table-cell>
          <table:table-cell office:value-type="string" calcext:value-type="string">
            <text:p>),</text:p>
          </table:table-cell>
          <table:table-cell table:formula="of:=CONCATENATE([.D190];[.E190];[.F190];[.G190];[.H190];[.I190];[.J190];[.K190];[.L190])" office:value-type="string" office:string-value="(18001000, 'Maschinengewehre', 'A', 0)," calcext:value-type="string">
            <text:p>(18001000, 'Maschinengewehre', 'A', 0),</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1]+1000*[.B191]+[.C191]" office:value-type="float" office:value="18002000" calcext:value-type="float">
            <text:p>18002000</text:p>
          </table:table-cell>
          <table:table-cell office:value-type="string" calcext:value-type="string">
            <text:p>, '</text:p>
          </table:table-cell>
          <table:table-cell office:value-type="string" calcext:value-type="string">
            <text:p>Maschinenkanonen</text:p>
          </table:table-cell>
          <table:table-cell office:value-type="string" calcext:value-type="string">
            <text:p>', '</text:p>
          </table:table-cell>
          <table:table-cell table:formula="of:=IF(MOD([.E191];1000)=0;&quot;A&quot;;&quot;P&quot;)" office:value-type="string" office:string-value="A" calcext:value-type="string">
            <text:p>A</text:p>
          </table:table-cell>
          <table:table-cell office:value-type="string" calcext:value-type="string">
            <text:p>', </text:p>
          </table:table-cell>
          <table:table-cell table:formula="of:=IF(MOD([.E191];1000000)=0;1;0)" office:value-type="float" office:value="0" calcext:value-type="float">
            <text:p>0</text:p>
          </table:table-cell>
          <table:table-cell office:value-type="string" calcext:value-type="string">
            <text:p>),</text:p>
          </table:table-cell>
          <table:table-cell table:formula="of:=CONCATENATE([.D191];[.E191];[.F191];[.G191];[.H191];[.I191];[.J191];[.K191];[.L191])" office:value-type="string" office:string-value="(18002000, 'Maschinenkanonen', 'A', 0)," calcext:value-type="string">
            <text:p>(18002000, 'Maschinenkanonen', 'A', 0),</text:p>
          </table:table-cell>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2]+1000*[.B192]+[.C192]" office:value-type="float" office:value="18003000" calcext:value-type="float">
            <text:p>18003000</text:p>
          </table:table-cell>
          <table:table-cell office:value-type="string" calcext:value-type="string">
            <text:p>, '</text:p>
          </table:table-cell>
          <table:table-cell office:value-type="string" calcext:value-type="string">
            <text:p>Raketenwerfer</text:p>
          </table:table-cell>
          <table:table-cell office:value-type="string" calcext:value-type="string">
            <text:p>', '</text:p>
          </table:table-cell>
          <table:table-cell table:formula="of:=IF(MOD([.E192];1000)=0;&quot;A&quot;;&quot;P&quot;)" office:value-type="string" office:string-value="A" calcext:value-type="string">
            <text:p>A</text:p>
          </table:table-cell>
          <table:table-cell office:value-type="string" calcext:value-type="string">
            <text:p>', </text:p>
          </table:table-cell>
          <table:table-cell table:formula="of:=IF(MOD([.E192];1000000)=0;1;0)" office:value-type="float" office:value="0" calcext:value-type="float">
            <text:p>0</text:p>
          </table:table-cell>
          <table:table-cell office:value-type="string" calcext:value-type="string">
            <text:p>),</text:p>
          </table:table-cell>
          <table:table-cell table:formula="of:=CONCATENATE([.D192];[.E192];[.F192];[.G192];[.H192];[.I192];[.J192];[.K192];[.L192])" office:value-type="string" office:string-value="(18003000, 'Raketenwerfer', 'A', 0)," calcext:value-type="string">
            <text:p>(18003000, 'Raketenwerfer', 'A', 0),</text:p>
          </table:table-cell>
        </table:table-row>
        <table:table-row table:style-name="ro1">
          <table:table-cell office:value-type="float" office:value="18" calcext:value-type="float">
            <text:p>1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3]+1000*[.B193]+[.C193]" office:value-type="float" office:value="18004000" calcext:value-type="float">
            <text:p>18004000</text:p>
          </table:table-cell>
          <table:table-cell office:value-type="string" calcext:value-type="string">
            <text:p>, '</text:p>
          </table:table-cell>
          <table:table-cell office:value-type="string" calcext:value-type="string">
            <text:p>Granatwerfer</text:p>
          </table:table-cell>
          <table:table-cell office:value-type="string" calcext:value-type="string">
            <text:p>', '</text:p>
          </table:table-cell>
          <table:table-cell table:formula="of:=IF(MOD([.E193];1000)=0;&quot;A&quot;;&quot;P&quot;)" office:value-type="string" office:string-value="A" calcext:value-type="string">
            <text:p>A</text:p>
          </table:table-cell>
          <table:table-cell office:value-type="string" calcext:value-type="string">
            <text:p>', </text:p>
          </table:table-cell>
          <table:table-cell table:formula="of:=IF(MOD([.E193];1000000)=0;1;0)" office:value-type="float" office:value="0" calcext:value-type="float">
            <text:p>0</text:p>
          </table:table-cell>
          <table:table-cell office:value-type="string" calcext:value-type="string">
            <text:p>),</text:p>
          </table:table-cell>
          <table:table-cell table:formula="of:=CONCATENATE([.D193];[.E193];[.F193];[.G193];[.H193];[.I193];[.J193];[.K193];[.L193])" office:value-type="string" office:string-value="(18004000, 'Granatwerfer', 'A', 0)," calcext:value-type="string">
            <text:p>(18004000, 'Granatwerfer', 'A', 0),</text:p>
          </table:table-cell>
        </table:table-row>
        <table:table-row table:style-name="ro1">
          <table:table-cell office:value-type="float" office:value="19" calcext:value-type="float">
            <text:p>19</text:p>
          </table:table-cell>
          <table:table-cell table:number-columns-repeated="2" office:value-type="float" office:value="0" calcext:value-type="float">
            <text:p>0</text:p>
          </table:table-cell>
          <table:table-cell office:value-type="string" calcext:value-type="string">
            <text:p>(</text:p>
          </table:table-cell>
          <table:table-cell table:formula="of:=1000000*[.A194]+1000*[.B194]+[.C194]" office:value-type="float" office:value="19000000" calcext:value-type="float">
            <text:p>19000000</text:p>
          </table:table-cell>
          <table:table-cell office:value-type="string" calcext:value-type="string">
            <text:p>, '</text:p>
          </table:table-cell>
          <table:table-cell office:value-type="string" calcext:value-type="string">
            <text:p>Geschütze</text:p>
          </table:table-cell>
          <table:table-cell office:value-type="string" calcext:value-type="string">
            <text:p>', '</text:p>
          </table:table-cell>
          <table:table-cell table:formula="of:=IF(MOD([.E194];1000)=0;&quot;A&quot;;&quot;P&quot;)" office:value-type="string" office:string-value="A" calcext:value-type="string">
            <text:p>A</text:p>
          </table:table-cell>
          <table:table-cell office:value-type="string" calcext:value-type="string">
            <text:p>', </text:p>
          </table:table-cell>
          <table:table-cell table:formula="of:=IF(MOD([.E194];1000000)=0;1;0)" office:value-type="float" office:value="1" calcext:value-type="float">
            <text:p>1</text:p>
          </table:table-cell>
          <table:table-cell office:value-type="string" calcext:value-type="string">
            <text:p>),</text:p>
          </table:table-cell>
          <table:table-cell table:formula="of:=CONCATENATE([.D194];[.E194];[.F194];[.G194];[.H194];[.I194];[.J194];[.K194];[.L194])" office:value-type="string" office:string-value="(19000000, 'Geschütze', 'A', 1)," calcext:value-type="string">
            <text:p>(19000000, 'Geschütze', 'A', 1),</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5]+1000*[.B195]+[.C195]" office:value-type="float" office:value="19001000" calcext:value-type="float">
            <text:p>19001000</text:p>
          </table:table-cell>
          <table:table-cell office:value-type="string" calcext:value-type="string">
            <text:p>, '</text:p>
          </table:table-cell>
          <table:table-cell office:value-type="string" calcext:value-type="string">
            <text:p>Kanonen</text:p>
          </table:table-cell>
          <table:table-cell office:value-type="string" calcext:value-type="string">
            <text:p>', '</text:p>
          </table:table-cell>
          <table:table-cell table:formula="of:=IF(MOD([.E195];1000)=0;&quot;A&quot;;&quot;P&quot;)" office:value-type="string" office:string-value="A" calcext:value-type="string">
            <text:p>A</text:p>
          </table:table-cell>
          <table:table-cell office:value-type="string" calcext:value-type="string">
            <text:p>', </text:p>
          </table:table-cell>
          <table:table-cell table:formula="of:=IF(MOD([.E195];1000000)=0;1;0)" office:value-type="float" office:value="0" calcext:value-type="float">
            <text:p>0</text:p>
          </table:table-cell>
          <table:table-cell office:value-type="string" calcext:value-type="string">
            <text:p>),</text:p>
          </table:table-cell>
          <table:table-cell table:formula="of:=CONCATENATE([.D195];[.E195];[.F195];[.G195];[.H195];[.I195];[.J195];[.K195];[.L195])" office:value-type="string" office:string-value="(19001000, 'Kanonen', 'A', 0)," calcext:value-type="string">
            <text:p>(19001000, 'Kanonen', 'A', 0),</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6]+1000*[.B196]+[.C196]" office:value-type="float" office:value="19002000" calcext:value-type="float">
            <text:p>19002000</text:p>
          </table:table-cell>
          <table:table-cell office:value-type="string" calcext:value-type="string">
            <text:p>, '</text:p>
          </table:table-cell>
          <table:table-cell office:value-type="string" calcext:value-type="string">
            <text:p>Autokanonen</text:p>
          </table:table-cell>
          <table:table-cell office:value-type="string" calcext:value-type="string">
            <text:p>', '</text:p>
          </table:table-cell>
          <table:table-cell table:formula="of:=IF(MOD([.E196];1000)=0;&quot;A&quot;;&quot;P&quot;)" office:value-type="string" office:string-value="A" calcext:value-type="string">
            <text:p>A</text:p>
          </table:table-cell>
          <table:table-cell office:value-type="string" calcext:value-type="string">
            <text:p>', </text:p>
          </table:table-cell>
          <table:table-cell table:formula="of:=IF(MOD([.E196];1000000)=0;1;0)" office:value-type="float" office:value="0" calcext:value-type="float">
            <text:p>0</text:p>
          </table:table-cell>
          <table:table-cell office:value-type="string" calcext:value-type="string">
            <text:p>),</text:p>
          </table:table-cell>
          <table:table-cell table:formula="of:=CONCATENATE([.D196];[.E196];[.F196];[.G196];[.H196];[.I196];[.J196];[.K196];[.L196])" office:value-type="string" office:string-value="(19002000, 'Autokanonen', 'A', 0)," calcext:value-type="string">
            <text:p>(19002000, 'Autokanonen', 'A', 0),</text:p>
          </table:table-cell>
        </table:table-row>
        <table:table-row table:style-name="ro1">
          <table:table-cell office:value-type="float" office:value="19" calcext:value-type="float">
            <text:p>1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7]+1000*[.B197]+[.C197]" office:value-type="float" office:value="19003000" calcext:value-type="float">
            <text:p>19003000</text:p>
          </table:table-cell>
          <table:table-cell office:value-type="string" calcext:value-type="string">
            <text:p>, '</text:p>
          </table:table-cell>
          <table:table-cell office:value-type="string" calcext:value-type="string">
            <text:p>Partikelbeschleuniger</text:p>
          </table:table-cell>
          <table:table-cell office:value-type="string" calcext:value-type="string">
            <text:p>', '</text:p>
          </table:table-cell>
          <table:table-cell table:formula="of:=IF(MOD([.E197];1000)=0;&quot;A&quot;;&quot;P&quot;)" office:value-type="string" office:string-value="A" calcext:value-type="string">
            <text:p>A</text:p>
          </table:table-cell>
          <table:table-cell office:value-type="string" calcext:value-type="string">
            <text:p>', </text:p>
          </table:table-cell>
          <table:table-cell table:formula="of:=IF(MOD([.E197];1000000)=0;1;0)" office:value-type="float" office:value="0" calcext:value-type="float">
            <text:p>0</text:p>
          </table:table-cell>
          <table:table-cell office:value-type="string" calcext:value-type="string">
            <text:p>),</text:p>
          </table:table-cell>
          <table:table-cell table:formula="of:=CONCATENATE([.D197];[.E197];[.F197];[.G197];[.H197];[.I197];[.J197];[.K197];[.L197])" office:value-type="string" office:string-value="(19003000, 'Partikelbeschleuniger', 'A', 0)," calcext:value-type="string">
            <text:p>(19003000, 'Partikelbeschleuniger', 'A', 0),</text:p>
          </table:table-cell>
        </table:table-row>
        <table:table-row table:style-name="ro1">
          <table:table-cell office:value-type="float" office:value="19" calcext:value-type="float">
            <text:p>1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8]+1000*[.B198]+[.C198]" office:value-type="float" office:value="19004000" calcext:value-type="float">
            <text:p>19004000</text:p>
          </table:table-cell>
          <table:table-cell office:value-type="string" calcext:value-type="string">
            <text:p>, '</text:p>
          </table:table-cell>
          <table:table-cell office:value-type="string" calcext:value-type="string">
            <text:p>Massetreiber</text:p>
          </table:table-cell>
          <table:table-cell office:value-type="string" calcext:value-type="string">
            <text:p>', '</text:p>
          </table:table-cell>
          <table:table-cell table:formula="of:=IF(MOD([.E198];1000)=0;&quot;A&quot;;&quot;P&quot;)" office:value-type="string" office:string-value="A" calcext:value-type="string">
            <text:p>A</text:p>
          </table:table-cell>
          <table:table-cell office:value-type="string" calcext:value-type="string">
            <text:p>', </text:p>
          </table:table-cell>
          <table:table-cell table:formula="of:=IF(MOD([.E198];1000000)=0;1;0)" office:value-type="float" office:value="0" calcext:value-type="float">
            <text:p>0</text:p>
          </table:table-cell>
          <table:table-cell office:value-type="string" calcext:value-type="string">
            <text:p>),</text:p>
          </table:table-cell>
          <table:table-cell table:formula="of:=CONCATENATE([.D198];[.E198];[.F198];[.G198];[.H198];[.I198];[.J198];[.K198];[.L198])" office:value-type="string" office:string-value="(19004000, 'Massetreiber', 'A', 0)," calcext:value-type="string">
            <text:p>(19004000, 'Massetreiber', 'A', 0),</text:p>
          </table:table-cell>
        </table:table-row>
        <table:table-row table:style-name="ro1">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99]+1000*[.B199]+[.C199]" office:value-type="float" office:value="19005000" calcext:value-type="float">
            <text:p>19005000</text:p>
          </table:table-cell>
          <table:table-cell office:value-type="string" calcext:value-type="string">
            <text:p>, '</text:p>
          </table:table-cell>
          <table:table-cell office:value-type="string" calcext:value-type="string">
            <text:p>Lasergeschütze</text:p>
          </table:table-cell>
          <table:table-cell office:value-type="string" calcext:value-type="string">
            <text:p>', '</text:p>
          </table:table-cell>
          <table:table-cell table:formula="of:=IF(MOD([.E199];1000)=0;&quot;A&quot;;&quot;P&quot;)" office:value-type="string" office:string-value="A" calcext:value-type="string">
            <text:p>A</text:p>
          </table:table-cell>
          <table:table-cell office:value-type="string" calcext:value-type="string">
            <text:p>', </text:p>
          </table:table-cell>
          <table:table-cell table:formula="of:=IF(MOD([.E199];1000000)=0;1;0)" office:value-type="float" office:value="0" calcext:value-type="float">
            <text:p>0</text:p>
          </table:table-cell>
          <table:table-cell office:value-type="string" calcext:value-type="string">
            <text:p>),</text:p>
          </table:table-cell>
          <table:table-cell table:formula="of:=CONCATENATE([.D199];[.E199];[.F199];[.G199];[.H199];[.I199];[.J199];[.K199];[.L199])" office:value-type="string" office:string-value="(19005000, 'Lasergeschütze', 'A', 0)," calcext:value-type="string">
            <text:p>(19005000, 'Lasergeschütze', 'A', 0),</text:p>
          </table:table-cell>
        </table:table-row>
        <table:table-row table:style-name="ro1">
          <table:table-cell office:value-type="float" office:value="19" calcext:value-type="float">
            <text:p>1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00]+1000*[.B200]+[.C200]" office:value-type="float" office:value="19006000" calcext:value-type="float">
            <text:p>19006000</text:p>
          </table:table-cell>
          <table:table-cell office:value-type="string" calcext:value-type="string">
            <text:p>, '</text:p>
          </table:table-cell>
          <table:table-cell office:value-type="string" calcext:value-type="string">
            <text:p>Plasmageschütze</text:p>
          </table:table-cell>
          <table:table-cell office:value-type="string" calcext:value-type="string">
            <text:p>', '</text:p>
          </table:table-cell>
          <table:table-cell table:formula="of:=IF(MOD([.E200];1000)=0;&quot;A&quot;;&quot;P&quot;)" office:value-type="string" office:string-value="A" calcext:value-type="string">
            <text:p>A</text:p>
          </table:table-cell>
          <table:table-cell office:value-type="string" calcext:value-type="string">
            <text:p>', </text:p>
          </table:table-cell>
          <table:table-cell table:formula="of:=IF(MOD([.E200];1000000)=0;1;0)" office:value-type="float" office:value="0" calcext:value-type="float">
            <text:p>0</text:p>
          </table:table-cell>
          <table:table-cell office:value-type="string" calcext:value-type="string">
            <text:p>),</text:p>
          </table:table-cell>
          <table:table-cell table:formula="of:=CONCATENATE([.D200];[.E200];[.F200];[.G200];[.H200];[.I200];[.J200];[.K200];[.L200])" office:value-type="string" office:string-value="(19006000, 'Plasmageschütze', 'A', 0)," calcext:value-type="string">
            <text:p>(19006000, 'Plasmageschütze', 'A', 0),</text:p>
          </table:table-cell>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01]+1000*[.B201]+[.C201]" office:value-type="float" office:value="19007000" calcext:value-type="float">
            <text:p>19007000</text:p>
          </table:table-cell>
          <table:table-cell office:value-type="string" calcext:value-type="string">
            <text:p>, '</text:p>
          </table:table-cell>
          <table:table-cell office:value-type="string" calcext:value-type="string">
            <text:p>Raketensysteme</text:p>
          </table:table-cell>
          <table:table-cell office:value-type="string" calcext:value-type="string">
            <text:p>', '</text:p>
          </table:table-cell>
          <table:table-cell table:formula="of:=IF(MOD([.E201];1000)=0;&quot;A&quot;;&quot;P&quot;)" office:value-type="string" office:string-value="A" calcext:value-type="string">
            <text:p>A</text:p>
          </table:table-cell>
          <table:table-cell office:value-type="string" calcext:value-type="string">
            <text:p>', </text:p>
          </table:table-cell>
          <table:table-cell table:formula="of:=IF(MOD([.E201];1000000)=0;1;0)" office:value-type="float" office:value="0" calcext:value-type="float">
            <text:p>0</text:p>
          </table:table-cell>
          <table:table-cell office:value-type="string" calcext:value-type="string">
            <text:p>),</text:p>
          </table:table-cell>
          <table:table-cell table:formula="of:=CONCATENATE([.D201];[.E201];[.F201];[.G201];[.H201];[.I201];[.J201];[.K201];[.L201])" office:value-type="string" office:string-value="(19007000, 'Raketensysteme', 'A', 0)," calcext:value-type="string">
            <text:p>(19007000, 'Raketensysteme', 'A', 0),</text:p>
          </table:table-cell>
        </table:table-row>
        <table:table-row table:style-name="ro1">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text:p>
          </table:table-cell>
          <table:table-cell table:formula="of:=1000000*[.A202]+1000*[.B202]+[.C202]" office:value-type="float" office:value="20000000" calcext:value-type="float">
            <text:p>20000000</text:p>
          </table:table-cell>
          <table:table-cell office:value-type="string" calcext:value-type="string">
            <text:p>, '</text:p>
          </table:table-cell>
          <table:table-cell office:value-type="string" calcext:value-type="string">
            <text:p>Sprühwaffen</text:p>
          </table:table-cell>
          <table:table-cell office:value-type="string" calcext:value-type="string">
            <text:p>', '</text:p>
          </table:table-cell>
          <table:table-cell table:formula="of:=IF(MOD([.E202];1000)=0;&quot;A&quot;;&quot;P&quot;)" office:value-type="string" office:string-value="A" calcext:value-type="string">
            <text:p>A</text:p>
          </table:table-cell>
          <table:table-cell office:value-type="string" calcext:value-type="string">
            <text:p>', </text:p>
          </table:table-cell>
          <table:table-cell table:formula="of:=IF(MOD([.E202];1000000)=0;1;0)" office:value-type="float" office:value="1" calcext:value-type="float">
            <text:p>1</text:p>
          </table:table-cell>
          <table:table-cell office:value-type="string" calcext:value-type="string">
            <text:p>),</text:p>
          </table:table-cell>
          <table:table-cell table:formula="of:=CONCATENATE([.D202];[.E202];[.F202];[.G202];[.H202];[.I202];[.J202];[.K202];[.L202])" office:value-type="string" office:string-value="(20000000, 'Sprühwaffen', 'A', 1)," calcext:value-type="string">
            <text:p>(20000000, 'Sprühwaffen', 'A', 1),</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3]+1000*[.B203]+[.C203]" office:value-type="float" office:value="20001000" calcext:value-type="float">
            <text:p>20001000</text:p>
          </table:table-cell>
          <table:table-cell office:value-type="string" calcext:value-type="string">
            <text:p>, '</text:p>
          </table:table-cell>
          <table:table-cell office:value-type="string" calcext:value-type="string">
            <text:p>Flammenwerfer</text:p>
          </table:table-cell>
          <table:table-cell office:value-type="string" calcext:value-type="string">
            <text:p>', '</text:p>
          </table:table-cell>
          <table:table-cell table:formula="of:=IF(MOD([.E203];1000)=0;&quot;A&quot;;&quot;P&quot;)" office:value-type="string" office:string-value="A" calcext:value-type="string">
            <text:p>A</text:p>
          </table:table-cell>
          <table:table-cell office:value-type="string" calcext:value-type="string">
            <text:p>', </text:p>
          </table:table-cell>
          <table:table-cell table:formula="of:=IF(MOD([.E203];1000000)=0;1;0)" office:value-type="float" office:value="0" calcext:value-type="float">
            <text:p>0</text:p>
          </table:table-cell>
          <table:table-cell office:value-type="string" calcext:value-type="string">
            <text:p>),</text:p>
          </table:table-cell>
          <table:table-cell table:formula="of:=CONCATENATE([.D203];[.E203];[.F203];[.G203];[.H203];[.I203];[.J203];[.K203];[.L203])" office:value-type="string" office:string-value="(20001000, 'Flammenwerfer', 'A', 0)," calcext:value-type="string">
            <text:p>(20001000, 'Flammenwerfer', 'A', 0),</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04]+1000*[.B204]+[.C204]" office:value-type="float" office:value="20002000" calcext:value-type="float">
            <text:p>20002000</text:p>
          </table:table-cell>
          <table:table-cell office:value-type="string" calcext:value-type="string">
            <text:p>, '</text:p>
          </table:table-cell>
          <table:table-cell office:value-type="string" calcext:value-type="string">
            <text:p>Sandstrahler</text:p>
          </table:table-cell>
          <table:table-cell office:value-type="string" calcext:value-type="string">
            <text:p>', '</text:p>
          </table:table-cell>
          <table:table-cell table:formula="of:=IF(MOD([.E204];1000)=0;&quot;A&quot;;&quot;P&quot;)" office:value-type="string" office:string-value="A" calcext:value-type="string">
            <text:p>A</text:p>
          </table:table-cell>
          <table:table-cell office:value-type="string" calcext:value-type="string">
            <text:p>', </text:p>
          </table:table-cell>
          <table:table-cell table:formula="of:=IF(MOD([.E204];1000000)=0;1;0)" office:value-type="float" office:value="0" calcext:value-type="float">
            <text:p>0</text:p>
          </table:table-cell>
          <table:table-cell office:value-type="string" calcext:value-type="string">
            <text:p>),</text:p>
          </table:table-cell>
          <table:table-cell table:formula="of:=CONCATENATE([.D204];[.E204];[.F204];[.G204];[.H204];[.I204];[.J204];[.K204];[.L204])" office:value-type="string" office:string-value="(20002000, 'Sandstrahler', 'A', 0)," calcext:value-type="string">
            <text:p>(20002000, 'Sandstrahler', 'A', 0),</text:p>
          </table:table-cell>
        </table:table-row>
        <table:table-row table:style-name="ro1">
          <table:table-cell office:value-type="float" office:value="21" calcext:value-type="float">
            <text:p>21</text:p>
          </table:table-cell>
          <table:table-cell table:number-columns-repeated="2" office:value-type="float" office:value="0" calcext:value-type="float">
            <text:p>0</text:p>
          </table:table-cell>
          <table:table-cell office:value-type="string" calcext:value-type="string">
            <text:p>(</text:p>
          </table:table-cell>
          <table:table-cell table:formula="of:=1000000*[.A205]+1000*[.B205]+[.C205]" office:value-type="float" office:value="21000000" calcext:value-type="float">
            <text:p>21000000</text:p>
          </table:table-cell>
          <table:table-cell office:value-type="string" calcext:value-type="string">
            <text:p>, '</text:p>
          </table:table-cell>
          <table:table-cell office:value-type="string" calcext:value-type="string">
            <text:p>Handwerk</text:p>
          </table:table-cell>
          <table:table-cell office:value-type="string" calcext:value-type="string">
            <text:p>', '</text:p>
          </table:table-cell>
          <table:table-cell table:formula="of:=IF(MOD([.E205];1000)=0;&quot;A&quot;;&quot;P&quot;)" office:value-type="string" office:string-value="A" calcext:value-type="string">
            <text:p>A</text:p>
          </table:table-cell>
          <table:table-cell office:value-type="string" calcext:value-type="string">
            <text:p>', </text:p>
          </table:table-cell>
          <table:table-cell table:formula="of:=IF(MOD([.E205];1000000)=0;1;0)" office:value-type="float" office:value="1" calcext:value-type="float">
            <text:p>1</text:p>
          </table:table-cell>
          <table:table-cell office:value-type="string" calcext:value-type="string">
            <text:p>),</text:p>
          </table:table-cell>
          <table:table-cell table:formula="of:=CONCATENATE([.D205];[.E205];[.F205];[.G205];[.H205];[.I205];[.J205];[.K205];[.L205])" office:value-type="string" office:string-value="(21000000, 'Handwerk', 'A', 1)," calcext:value-type="string">
            <text:p>(21000000, 'Handwerk', 'A', 1),</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6]+1000*[.B206]+[.C206]" office:value-type="float" office:value="21001000" calcext:value-type="float">
            <text:p>21001000</text:p>
          </table:table-cell>
          <table:table-cell office:value-type="string" calcext:value-type="string">
            <text:p>, '</text:p>
          </table:table-cell>
          <table:table-cell office:value-type="string" calcext:value-type="string">
            <text:p>Metallbau</text:p>
          </table:table-cell>
          <table:table-cell office:value-type="string" calcext:value-type="string">
            <text:p>', '</text:p>
          </table:table-cell>
          <table:table-cell table:formula="of:=IF(MOD([.E206];1000)=0;&quot;A&quot;;&quot;P&quot;)" office:value-type="string" office:string-value="A" calcext:value-type="string">
            <text:p>A</text:p>
          </table:table-cell>
          <table:table-cell office:value-type="string" calcext:value-type="string">
            <text:p>', </text:p>
          </table:table-cell>
          <table:table-cell table:formula="of:=IF(MOD([.E206];1000000)=0;1;0)" office:value-type="float" office:value="0" calcext:value-type="float">
            <text:p>0</text:p>
          </table:table-cell>
          <table:table-cell office:value-type="string" calcext:value-type="string">
            <text:p>),</text:p>
          </table:table-cell>
          <table:table-cell table:formula="of:=CONCATENATE([.D206];[.E206];[.F206];[.G206];[.H206];[.I206];[.J206];[.K206];[.L206])" office:value-type="string" office:string-value="(21001000, 'Metallbau', 'A', 0)," calcext:value-type="string">
            <text:p>(21001000, 'Metallbau', 'A', 0),</text:p>
          </table:table-cell>
        </table:table-row>
        <table:table-row table:style-name="ro1">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text:p>
          </table:table-cell>
          <table:table-cell table:formula="of:=1000000*[.A207]+1000*[.B207]+[.C207]" office:value-type="float" office:value="21001001" calcext:value-type="float">
            <text:p>21001001</text:p>
          </table:table-cell>
          <table:table-cell office:value-type="string" calcext:value-type="string">
            <text:p>, '</text:p>
          </table:table-cell>
          <table:table-cell office:value-type="string" calcext:value-type="string">
            <text:p>Schweißen</text:p>
          </table:table-cell>
          <table:table-cell office:value-type="string" calcext:value-type="string">
            <text:p>', '</text:p>
          </table:table-cell>
          <table:table-cell table:formula="of:=IF(MOD([.E207];1000)=0;&quot;A&quot;;&quot;P&quot;)" office:value-type="string" office:string-value="P" calcext:value-type="string">
            <text:p>P</text:p>
          </table:table-cell>
          <table:table-cell office:value-type="string" calcext:value-type="string">
            <text:p>', </text:p>
          </table:table-cell>
          <table:table-cell table:formula="of:=IF(MOD([.E207];1000000)=0;1;0)" office:value-type="float" office:value="0" calcext:value-type="float">
            <text:p>0</text:p>
          </table:table-cell>
          <table:table-cell office:value-type="string" calcext:value-type="string">
            <text:p>),</text:p>
          </table:table-cell>
          <table:table-cell table:formula="of:=CONCATENATE([.D207];[.E207];[.F207];[.G207];[.H207];[.I207];[.J207];[.K207];[.L207])" office:value-type="string" office:string-value="(21001001, 'Schweißen', 'P', 0)," calcext:value-type="string">
            <text:p>(21001001, 'Schweiß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08]+1000*[.B208]+[.C208]" office:value-type="float" office:value="21001002" calcext:value-type="float">
            <text:p>21001002</text:p>
          </table:table-cell>
          <table:table-cell office:value-type="string" calcext:value-type="string">
            <text:p>, '</text:p>
          </table:table-cell>
          <table:table-cell office:value-type="string" calcext:value-type="string">
            <text:p>Schmieden</text:p>
          </table:table-cell>
          <table:table-cell office:value-type="string" calcext:value-type="string">
            <text:p>', '</text:p>
          </table:table-cell>
          <table:table-cell table:formula="of:=IF(MOD([.E208];1000)=0;&quot;A&quot;;&quot;P&quot;)" office:value-type="string" office:string-value="P" calcext:value-type="string">
            <text:p>P</text:p>
          </table:table-cell>
          <table:table-cell office:value-type="string" calcext:value-type="string">
            <text:p>', </text:p>
          </table:table-cell>
          <table:table-cell table:formula="of:=IF(MOD([.E208];1000000)=0;1;0)" office:value-type="float" office:value="0" calcext:value-type="float">
            <text:p>0</text:p>
          </table:table-cell>
          <table:table-cell office:value-type="string" calcext:value-type="string">
            <text:p>),</text:p>
          </table:table-cell>
          <table:table-cell table:formula="of:=CONCATENATE([.D208];[.E208];[.F208];[.G208];[.H208];[.I208];[.J208];[.K208];[.L208])" office:value-type="string" office:string-value="(21001002, 'Schmieden', 'P', 0)," calcext:value-type="string">
            <text:p>(21001002, 'Schmie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09]+1000*[.B209]+[.C209]" office:value-type="float" office:value="21001003" calcext:value-type="float">
            <text:p>21001003</text:p>
          </table:table-cell>
          <table:table-cell office:value-type="string" calcext:value-type="string">
            <text:p>, '</text:p>
          </table:table-cell>
          <table:table-cell office:value-type="string" calcext:value-type="string">
            <text:p>Brennschneiden</text:p>
          </table:table-cell>
          <table:table-cell office:value-type="string" calcext:value-type="string">
            <text:p>', '</text:p>
          </table:table-cell>
          <table:table-cell table:formula="of:=IF(MOD([.E209];1000)=0;&quot;A&quot;;&quot;P&quot;)" office:value-type="string" office:string-value="P" calcext:value-type="string">
            <text:p>P</text:p>
          </table:table-cell>
          <table:table-cell office:value-type="string" calcext:value-type="string">
            <text:p>', </text:p>
          </table:table-cell>
          <table:table-cell table:formula="of:=IF(MOD([.E209];1000000)=0;1;0)" office:value-type="float" office:value="0" calcext:value-type="float">
            <text:p>0</text:p>
          </table:table-cell>
          <table:table-cell office:value-type="string" calcext:value-type="string">
            <text:p>),</text:p>
          </table:table-cell>
          <table:table-cell table:formula="of:=CONCATENATE([.D209];[.E209];[.F209];[.G209];[.H209];[.I209];[.J209];[.K209];[.L209])" office:value-type="string" office:string-value="(21001003, 'Brennschneiden', 'P', 0)," calcext:value-type="string">
            <text:p>(21001003, 'Brennschnei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10]+1000*[.B210]+[.C210]" office:value-type="float" office:value="21001004" calcext:value-type="float">
            <text:p>21001004</text:p>
          </table:table-cell>
          <table:table-cell office:value-type="string" calcext:value-type="string">
            <text:p>, '</text:p>
          </table:table-cell>
          <table:table-cell office:value-type="string" calcext:value-type="string">
            <text:p>Prägen</text:p>
          </table:table-cell>
          <table:table-cell office:value-type="string" calcext:value-type="string">
            <text:p>', '</text:p>
          </table:table-cell>
          <table:table-cell table:formula="of:=IF(MOD([.E210];1000)=0;&quot;A&quot;;&quot;P&quot;)" office:value-type="string" office:string-value="P" calcext:value-type="string">
            <text:p>P</text:p>
          </table:table-cell>
          <table:table-cell office:value-type="string" calcext:value-type="string">
            <text:p>', </text:p>
          </table:table-cell>
          <table:table-cell table:formula="of:=IF(MOD([.E210];1000000)=0;1;0)" office:value-type="float" office:value="0" calcext:value-type="float">
            <text:p>0</text:p>
          </table:table-cell>
          <table:table-cell office:value-type="string" calcext:value-type="string">
            <text:p>),</text:p>
          </table:table-cell>
          <table:table-cell table:formula="of:=CONCATENATE([.D210];[.E210];[.F210];[.G210];[.H210];[.I210];[.J210];[.K210];[.L210])" office:value-type="string" office:string-value="(21001004, 'Prägen', 'P', 0)," calcext:value-type="string">
            <text:p>(21001004, 'Präg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11]+1000*[.B211]+[.C211]" office:value-type="float" office:value="21001005" calcext:value-type="float">
            <text:p>21001005</text:p>
          </table:table-cell>
          <table:table-cell office:value-type="string" calcext:value-type="string">
            <text:p>, '</text:p>
          </table:table-cell>
          <table:table-cell office:value-type="string" calcext:value-type="string">
            <text:p>Löten</text:p>
          </table:table-cell>
          <table:table-cell office:value-type="string" calcext:value-type="string">
            <text:p>', '</text:p>
          </table:table-cell>
          <table:table-cell table:formula="of:=IF(MOD([.E211];1000)=0;&quot;A&quot;;&quot;P&quot;)" office:value-type="string" office:string-value="P" calcext:value-type="string">
            <text:p>P</text:p>
          </table:table-cell>
          <table:table-cell office:value-type="string" calcext:value-type="string">
            <text:p>', </text:p>
          </table:table-cell>
          <table:table-cell table:formula="of:=IF(MOD([.E211];1000000)=0;1;0)" office:value-type="float" office:value="0" calcext:value-type="float">
            <text:p>0</text:p>
          </table:table-cell>
          <table:table-cell office:value-type="string" calcext:value-type="string">
            <text:p>),</text:p>
          </table:table-cell>
          <table:table-cell table:formula="of:=CONCATENATE([.D211];[.E211];[.F211];[.G211];[.H211];[.I211];[.J211];[.K211];[.L211])" office:value-type="string" office:string-value="(21001005, 'Löten', 'P', 0)," calcext:value-type="string">
            <text:p>(21001005, 'Löt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12]+1000*[.B212]+[.C212]" office:value-type="float" office:value="21001006" calcext:value-type="float">
            <text:p>21001006</text:p>
          </table:table-cell>
          <table:table-cell office:value-type="string" calcext:value-type="string">
            <text:p>, '</text:p>
          </table:table-cell>
          <table:table-cell office:value-type="string" calcext:value-type="string">
            <text:p>Drehen</text:p>
          </table:table-cell>
          <table:table-cell office:value-type="string" calcext:value-type="string">
            <text:p>', '</text:p>
          </table:table-cell>
          <table:table-cell table:formula="of:=IF(MOD([.E212];1000)=0;&quot;A&quot;;&quot;P&quot;)" office:value-type="string" office:string-value="P" calcext:value-type="string">
            <text:p>P</text:p>
          </table:table-cell>
          <table:table-cell office:value-type="string" calcext:value-type="string">
            <text:p>', </text:p>
          </table:table-cell>
          <table:table-cell table:formula="of:=IF(MOD([.E212];1000000)=0;1;0)" office:value-type="float" office:value="0" calcext:value-type="float">
            <text:p>0</text:p>
          </table:table-cell>
          <table:table-cell office:value-type="string" calcext:value-type="string">
            <text:p>),</text:p>
          </table:table-cell>
          <table:table-cell table:formula="of:=CONCATENATE([.D212];[.E212];[.F212];[.G212];[.H212];[.I212];[.J212];[.K212];[.L212])" office:value-type="string" office:string-value="(21001006, 'Drehen', 'P', 0)," calcext:value-type="string">
            <text:p>(21001006, 'Dreh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13]+1000*[.B213]+[.C213]" office:value-type="float" office:value="21001007" calcext:value-type="float">
            <text:p>21001007</text:p>
          </table:table-cell>
          <table:table-cell office:value-type="string" calcext:value-type="string">
            <text:p>, '</text:p>
          </table:table-cell>
          <table:table-cell office:value-type="string" calcext:value-type="string">
            <text:p>Fräsen</text:p>
          </table:table-cell>
          <table:table-cell office:value-type="string" calcext:value-type="string">
            <text:p>', '</text:p>
          </table:table-cell>
          <table:table-cell table:formula="of:=IF(MOD([.E213];1000)=0;&quot;A&quot;;&quot;P&quot;)" office:value-type="string" office:string-value="P" calcext:value-type="string">
            <text:p>P</text:p>
          </table:table-cell>
          <table:table-cell office:value-type="string" calcext:value-type="string">
            <text:p>', </text:p>
          </table:table-cell>
          <table:table-cell table:formula="of:=IF(MOD([.E213];1000000)=0;1;0)" office:value-type="float" office:value="0" calcext:value-type="float">
            <text:p>0</text:p>
          </table:table-cell>
          <table:table-cell office:value-type="string" calcext:value-type="string">
            <text:p>),</text:p>
          </table:table-cell>
          <table:table-cell table:formula="of:=CONCATENATE([.D213];[.E213];[.F213];[.G213];[.H213];[.I213];[.J213];[.K213];[.L213])" office:value-type="string" office:string-value="(21001007, 'Fräsen', 'P', 0)," calcext:value-type="string">
            <text:p>(21001007, 'Fräs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14]+1000*[.B214]+[.C214]" office:value-type="float" office:value="21001008" calcext:value-type="float">
            <text:p>21001008</text:p>
          </table:table-cell>
          <table:table-cell office:value-type="string" calcext:value-type="string">
            <text:p>, '</text:p>
          </table:table-cell>
          <table:table-cell office:value-type="string" calcext:value-type="string">
            <text:p>Schleifen</text:p>
          </table:table-cell>
          <table:table-cell office:value-type="string" calcext:value-type="string">
            <text:p>', '</text:p>
          </table:table-cell>
          <table:table-cell table:formula="of:=IF(MOD([.E214];1000)=0;&quot;A&quot;;&quot;P&quot;)" office:value-type="string" office:string-value="P" calcext:value-type="string">
            <text:p>P</text:p>
          </table:table-cell>
          <table:table-cell office:value-type="string" calcext:value-type="string">
            <text:p>', </text:p>
          </table:table-cell>
          <table:table-cell table:formula="of:=IF(MOD([.E214];1000000)=0;1;0)" office:value-type="float" office:value="0" calcext:value-type="float">
            <text:p>0</text:p>
          </table:table-cell>
          <table:table-cell office:value-type="string" calcext:value-type="string">
            <text:p>),</text:p>
          </table:table-cell>
          <table:table-cell table:formula="of:=CONCATENATE([.D214];[.E214];[.F214];[.G214];[.H214];[.I214];[.J214];[.K214];[.L214])" office:value-type="string" office:string-value="(21001008, 'Schleifen', 'P', 0)," calcext:value-type="string">
            <text:p>(21001008, 'Schleif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15]+1000*[.B215]+[.C215]" office:value-type="float" office:value="21001009" calcext:value-type="float">
            <text:p>21001009</text:p>
          </table:table-cell>
          <table:table-cell office:value-type="string" calcext:value-type="string">
            <text:p>, '</text:p>
          </table:table-cell>
          <table:table-cell office:value-type="string" calcext:value-type="string">
            <text:p>Polieren</text:p>
          </table:table-cell>
          <table:table-cell office:value-type="string" calcext:value-type="string">
            <text:p>', '</text:p>
          </table:table-cell>
          <table:table-cell table:formula="of:=IF(MOD([.E215];1000)=0;&quot;A&quot;;&quot;P&quot;)" office:value-type="string" office:string-value="P" calcext:value-type="string">
            <text:p>P</text:p>
          </table:table-cell>
          <table:table-cell office:value-type="string" calcext:value-type="string">
            <text:p>', </text:p>
          </table:table-cell>
          <table:table-cell table:formula="of:=IF(MOD([.E215];1000000)=0;1;0)" office:value-type="float" office:value="0" calcext:value-type="float">
            <text:p>0</text:p>
          </table:table-cell>
          <table:table-cell office:value-type="string" calcext:value-type="string">
            <text:p>),</text:p>
          </table:table-cell>
          <table:table-cell table:formula="of:=CONCATENATE([.D215];[.E215];[.F215];[.G215];[.H215];[.I215];[.J215];[.K215];[.L215])" office:value-type="string" office:string-value="(21001009, 'Polieren', 'P', 0)," calcext:value-type="string">
            <text:p>(21001009, 'Polieren',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16]+1000*[.B216]+[.C216]" office:value-type="float" office:value="21002000" calcext:value-type="float">
            <text:p>21002000</text:p>
          </table:table-cell>
          <table:table-cell office:value-type="string" calcext:value-type="string">
            <text:p>, '</text:p>
          </table:table-cell>
          <table:table-cell office:value-type="string" calcext:value-type="string">
            <text:p>Elektronik</text:p>
          </table:table-cell>
          <table:table-cell office:value-type="string" calcext:value-type="string">
            <text:p>', '</text:p>
          </table:table-cell>
          <table:table-cell table:formula="of:=IF(MOD([.E216];1000)=0;&quot;A&quot;;&quot;P&quot;)" office:value-type="string" office:string-value="A" calcext:value-type="string">
            <text:p>A</text:p>
          </table:table-cell>
          <table:table-cell office:value-type="string" calcext:value-type="string">
            <text:p>', </text:p>
          </table:table-cell>
          <table:table-cell table:formula="of:=IF(MOD([.E216];1000000)=0;1;0)" office:value-type="float" office:value="0" calcext:value-type="float">
            <text:p>0</text:p>
          </table:table-cell>
          <table:table-cell office:value-type="string" calcext:value-type="string">
            <text:p>),</text:p>
          </table:table-cell>
          <table:table-cell table:formula="of:=CONCATENATE([.D216];[.E216];[.F216];[.G216];[.H216];[.I216];[.J216];[.K216];[.L216])" office:value-type="string" office:string-value="(21002000, 'Elektronik', 'A', 0)," calcext:value-type="string">
            <text:p>(21002000, 'Elektronik', 'A',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17]+1000*[.B217]+[.C217]" office:value-type="float" office:value="21002001" calcext:value-type="float">
            <text:p>21002001</text:p>
          </table:table-cell>
          <table:table-cell office:value-type="string" calcext:value-type="string">
            <text:p>, '</text:p>
          </table:table-cell>
          <table:table-cell office:value-type="string" calcext:value-type="string">
            <text:p>Hochspannungstechnik</text:p>
          </table:table-cell>
          <table:table-cell office:value-type="string" calcext:value-type="string">
            <text:p>', '</text:p>
          </table:table-cell>
          <table:table-cell table:formula="of:=IF(MOD([.E217];1000)=0;&quot;A&quot;;&quot;P&quot;)" office:value-type="string" office:string-value="P" calcext:value-type="string">
            <text:p>P</text:p>
          </table:table-cell>
          <table:table-cell office:value-type="string" calcext:value-type="string">
            <text:p>', </text:p>
          </table:table-cell>
          <table:table-cell table:formula="of:=IF(MOD([.E217];1000000)=0;1;0)" office:value-type="float" office:value="0" calcext:value-type="float">
            <text:p>0</text:p>
          </table:table-cell>
          <table:table-cell office:value-type="string" calcext:value-type="string">
            <text:p>),</text:p>
          </table:table-cell>
          <table:table-cell table:formula="of:=CONCATENATE([.D217];[.E217];[.F217];[.G217];[.H217];[.I217];[.J217];[.K217];[.L217])" office:value-type="string" office:string-value="(21002001, 'Hochspannungstechnik', 'P', 0)," calcext:value-type="string">
            <text:p>(21002001, 'Hochspannungstechnik', 'P', 0),</text:p>
          </table:table-cell>
        </table:table-row>
        <table:table-row table:style-name="ro1">
          <table:table-cell office:value-type="float" office:value="21" calcext:value-type="float">
            <text:p>21</text:p>
          </table:table-cell>
          <table:table-cell table:number-columns-repeated="2" office:value-type="float" office:value="2" calcext:value-type="float">
            <text:p>2</text:p>
          </table:table-cell>
          <table:table-cell office:value-type="string" calcext:value-type="string">
            <text:p>(</text:p>
          </table:table-cell>
          <table:table-cell table:formula="of:=1000000*[.A218]+1000*[.B218]+[.C218]" office:value-type="float" office:value="21002002" calcext:value-type="float">
            <text:p>21002002</text:p>
          </table:table-cell>
          <table:table-cell office:value-type="string" calcext:value-type="string">
            <text:p>, '</text:p>
          </table:table-cell>
          <table:table-cell office:value-type="string" calcext:value-type="string">
            <text:p>Automatisierungssysteme</text:p>
          </table:table-cell>
          <table:table-cell office:value-type="string" calcext:value-type="string">
            <text:p>', '</text:p>
          </table:table-cell>
          <table:table-cell table:formula="of:=IF(MOD([.E218];1000)=0;&quot;A&quot;;&quot;P&quot;)" office:value-type="string" office:string-value="P" calcext:value-type="string">
            <text:p>P</text:p>
          </table:table-cell>
          <table:table-cell office:value-type="string" calcext:value-type="string">
            <text:p>', </text:p>
          </table:table-cell>
          <table:table-cell table:formula="of:=IF(MOD([.E218];1000000)=0;1;0)" office:value-type="float" office:value="0" calcext:value-type="float">
            <text:p>0</text:p>
          </table:table-cell>
          <table:table-cell office:value-type="string" calcext:value-type="string">
            <text:p>),</text:p>
          </table:table-cell>
          <table:table-cell table:formula="of:=CONCATENATE([.D218];[.E218];[.F218];[.G218];[.H218];[.I218];[.J218];[.K218];[.L218])" office:value-type="string" office:string-value="(21002002, 'Automatisierungssysteme', 'P', 0)," calcext:value-type="string">
            <text:p>(21002002, 'Automatisierungssystem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19]+1000*[.B219]+[.C219]" office:value-type="float" office:value="21002003" calcext:value-type="float">
            <text:p>21002003</text:p>
          </table:table-cell>
          <table:table-cell office:value-type="string" calcext:value-type="string">
            <text:p>, '</text:p>
          </table:table-cell>
          <table:table-cell office:value-type="string" calcext:value-type="string">
            <text:p>Antriebstechnik</text:p>
          </table:table-cell>
          <table:table-cell office:value-type="string" calcext:value-type="string">
            <text:p>', '</text:p>
          </table:table-cell>
          <table:table-cell table:formula="of:=IF(MOD([.E219];1000)=0;&quot;A&quot;;&quot;P&quot;)" office:value-type="string" office:string-value="P" calcext:value-type="string">
            <text:p>P</text:p>
          </table:table-cell>
          <table:table-cell office:value-type="string" calcext:value-type="string">
            <text:p>', </text:p>
          </table:table-cell>
          <table:table-cell table:formula="of:=IF(MOD([.E219];1000000)=0;1;0)" office:value-type="float" office:value="0" calcext:value-type="float">
            <text:p>0</text:p>
          </table:table-cell>
          <table:table-cell office:value-type="string" calcext:value-type="string">
            <text:p>),</text:p>
          </table:table-cell>
          <table:table-cell table:formula="of:=CONCATENATE([.D219];[.E219];[.F219];[.G219];[.H219];[.I219];[.J219];[.K219];[.L219])" office:value-type="string" office:string-value="(21002003, 'Antriebstechnik', 'P', 0)," calcext:value-type="string">
            <text:p>(21002003, 'Antrieb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20]+1000*[.B220]+[.C220]" office:value-type="float" office:value="21002004" calcext:value-type="float">
            <text:p>21002004</text:p>
          </table:table-cell>
          <table:table-cell office:value-type="string" calcext:value-type="string">
            <text:p>, '</text:p>
          </table:table-cell>
          <table:table-cell office:value-type="string" calcext:value-type="string">
            <text:p>Robotik</text:p>
          </table:table-cell>
          <table:table-cell office:value-type="string" calcext:value-type="string">
            <text:p>', '</text:p>
          </table:table-cell>
          <table:table-cell table:formula="of:=IF(MOD([.E220];1000)=0;&quot;A&quot;;&quot;P&quot;)" office:value-type="string" office:string-value="P" calcext:value-type="string">
            <text:p>P</text:p>
          </table:table-cell>
          <table:table-cell office:value-type="string" calcext:value-type="string">
            <text:p>', </text:p>
          </table:table-cell>
          <table:table-cell table:formula="of:=IF(MOD([.E220];1000000)=0;1;0)" office:value-type="float" office:value="0" calcext:value-type="float">
            <text:p>0</text:p>
          </table:table-cell>
          <table:table-cell office:value-type="string" calcext:value-type="string">
            <text:p>),</text:p>
          </table:table-cell>
          <table:table-cell table:formula="of:=CONCATENATE([.D220];[.E220];[.F220];[.G220];[.H220];[.I220];[.J220];[.K220];[.L220])" office:value-type="string" office:string-value="(21002004, 'Robotik', 'P', 0)," calcext:value-type="string">
            <text:p>(21002004, 'Robot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21]+1000*[.B221]+[.C221]" office:value-type="float" office:value="21002005" calcext:value-type="float">
            <text:p>21002005</text:p>
          </table:table-cell>
          <table:table-cell office:value-type="string" calcext:value-type="string">
            <text:p>, '</text:p>
          </table:table-cell>
          <table:table-cell office:value-type="string" calcext:value-type="string">
            <text:p>Sensortechnik</text:p>
          </table:table-cell>
          <table:table-cell office:value-type="string" calcext:value-type="string">
            <text:p>', '</text:p>
          </table:table-cell>
          <table:table-cell table:formula="of:=IF(MOD([.E221];1000)=0;&quot;A&quot;;&quot;P&quot;)" office:value-type="string" office:string-value="P" calcext:value-type="string">
            <text:p>P</text:p>
          </table:table-cell>
          <table:table-cell office:value-type="string" calcext:value-type="string">
            <text:p>', </text:p>
          </table:table-cell>
          <table:table-cell table:formula="of:=IF(MOD([.E221];1000000)=0;1;0)" office:value-type="float" office:value="0" calcext:value-type="float">
            <text:p>0</text:p>
          </table:table-cell>
          <table:table-cell office:value-type="string" calcext:value-type="string">
            <text:p>),</text:p>
          </table:table-cell>
          <table:table-cell table:formula="of:=CONCATENATE([.D221];[.E221];[.F221];[.G221];[.H221];[.I221];[.J221];[.K221];[.L221])" office:value-type="string" office:string-value="(21002005, 'Sensortechnik', 'P', 0)," calcext:value-type="string">
            <text:p>(21002005, 'Sensor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22]+1000*[.B222]+[.C222]" office:value-type="float" office:value="21002006" calcext:value-type="float">
            <text:p>21002006</text:p>
          </table:table-cell>
          <table:table-cell office:value-type="string" calcext:value-type="string">
            <text:p>, '</text:p>
          </table:table-cell>
          <table:table-cell office:value-type="string" calcext:value-type="string">
            <text:p>Mikrocontroller</text:p>
          </table:table-cell>
          <table:table-cell office:value-type="string" calcext:value-type="string">
            <text:p>', '</text:p>
          </table:table-cell>
          <table:table-cell table:formula="of:=IF(MOD([.E222];1000)=0;&quot;A&quot;;&quot;P&quot;)" office:value-type="string" office:string-value="P" calcext:value-type="string">
            <text:p>P</text:p>
          </table:table-cell>
          <table:table-cell office:value-type="string" calcext:value-type="string">
            <text:p>', </text:p>
          </table:table-cell>
          <table:table-cell table:formula="of:=IF(MOD([.E222];1000000)=0;1;0)" office:value-type="float" office:value="0" calcext:value-type="float">
            <text:p>0</text:p>
          </table:table-cell>
          <table:table-cell office:value-type="string" calcext:value-type="string">
            <text:p>),</text:p>
          </table:table-cell>
          <table:table-cell table:formula="of:=CONCATENATE([.D222];[.E222];[.F222];[.G222];[.H222];[.I222];[.J222];[.K222];[.L222])" office:value-type="string" office:string-value="(21002006, 'Mikrocontroller', 'P', 0)," calcext:value-type="string">
            <text:p>(21002006, 'Mikrocontroller',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223]+1000*[.B223]+[.C223]" office:value-type="float" office:value="21002007" calcext:value-type="float">
            <text:p>21002007</text:p>
          </table:table-cell>
          <table:table-cell office:value-type="string" calcext:value-type="string">
            <text:p>, '</text:p>
          </table:table-cell>
          <table:table-cell office:value-type="string" calcext:value-type="string">
            <text:p>Schaltkreise</text:p>
          </table:table-cell>
          <table:table-cell office:value-type="string" calcext:value-type="string">
            <text:p>', '</text:p>
          </table:table-cell>
          <table:table-cell table:formula="of:=IF(MOD([.E223];1000)=0;&quot;A&quot;;&quot;P&quot;)" office:value-type="string" office:string-value="P" calcext:value-type="string">
            <text:p>P</text:p>
          </table:table-cell>
          <table:table-cell office:value-type="string" calcext:value-type="string">
            <text:p>', </text:p>
          </table:table-cell>
          <table:table-cell table:formula="of:=IF(MOD([.E223];1000000)=0;1;0)" office:value-type="float" office:value="0" calcext:value-type="float">
            <text:p>0</text:p>
          </table:table-cell>
          <table:table-cell office:value-type="string" calcext:value-type="string">
            <text:p>),</text:p>
          </table:table-cell>
          <table:table-cell table:formula="of:=CONCATENATE([.D223];[.E223];[.F223];[.G223];[.H223];[.I223];[.J223];[.K223];[.L223])" office:value-type="string" office:string-value="(21002007, 'Schaltkreise', 'P', 0)," calcext:value-type="string">
            <text:p>(21002007, 'Schaltkreis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224]+1000*[.B224]+[.C224]" office:value-type="float" office:value="21002008" calcext:value-type="float">
            <text:p>21002008</text:p>
          </table:table-cell>
          <table:table-cell office:value-type="string" calcext:value-type="string">
            <text:p>, '</text:p>
          </table:table-cell>
          <table:table-cell office:value-type="string" calcext:value-type="string">
            <text:p>Sicherheitstechnik</text:p>
          </table:table-cell>
          <table:table-cell office:value-type="string" calcext:value-type="string">
            <text:p>', '</text:p>
          </table:table-cell>
          <table:table-cell table:formula="of:=IF(MOD([.E224];1000)=0;&quot;A&quot;;&quot;P&quot;)" office:value-type="string" office:string-value="P" calcext:value-type="string">
            <text:p>P</text:p>
          </table:table-cell>
          <table:table-cell office:value-type="string" calcext:value-type="string">
            <text:p>', </text:p>
          </table:table-cell>
          <table:table-cell table:formula="of:=IF(MOD([.E224];1000000)=0;1;0)" office:value-type="float" office:value="0" calcext:value-type="float">
            <text:p>0</text:p>
          </table:table-cell>
          <table:table-cell office:value-type="string" calcext:value-type="string">
            <text:p>),</text:p>
          </table:table-cell>
          <table:table-cell table:formula="of:=CONCATENATE([.D224];[.E224];[.F224];[.G224];[.H224];[.I224];[.J224];[.K224];[.L224])" office:value-type="string" office:string-value="(21002008, 'Sicherheitstechnik', 'P', 0)," calcext:value-type="string">
            <text:p>(21002008, 'Sicherheit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225]+1000*[.B225]+[.C225]" office:value-type="float" office:value="21002009" calcext:value-type="float">
            <text:p>21002009</text:p>
          </table:table-cell>
          <table:table-cell office:value-type="string" calcext:value-type="string">
            <text:p>, '</text:p>
          </table:table-cell>
          <table:table-cell office:value-type="string" calcext:value-type="string">
            <text:p>Energietechnik</text:p>
          </table:table-cell>
          <table:table-cell office:value-type="string" calcext:value-type="string">
            <text:p>', '</text:p>
          </table:table-cell>
          <table:table-cell table:formula="of:=IF(MOD([.E225];1000)=0;&quot;A&quot;;&quot;P&quot;)" office:value-type="string" office:string-value="P" calcext:value-type="string">
            <text:p>P</text:p>
          </table:table-cell>
          <table:table-cell office:value-type="string" calcext:value-type="string">
            <text:p>', </text:p>
          </table:table-cell>
          <table:table-cell table:formula="of:=IF(MOD([.E225];1000000)=0;1;0)" office:value-type="float" office:value="0" calcext:value-type="float">
            <text:p>0</text:p>
          </table:table-cell>
          <table:table-cell office:value-type="string" calcext:value-type="string">
            <text:p>),</text:p>
          </table:table-cell>
          <table:table-cell table:formula="of:=CONCATENATE([.D225];[.E225];[.F225];[.G225];[.H225];[.I225];[.J225];[.K225];[.L225])" office:value-type="string" office:string-value="(21002009, 'Energietechnik', 'P', 0)," calcext:value-type="string">
            <text:p>(21002009, 'Energietechnik',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26]+1000*[.B226]+[.C226]" office:value-type="float" office:value="21003000" calcext:value-type="float">
            <text:p>21003000</text:p>
          </table:table-cell>
          <table:table-cell office:value-type="string" calcext:value-type="string">
            <text:p>, '</text:p>
          </table:table-cell>
          <table:table-cell office:value-type="string" calcext:value-type="string">
            <text:p>Reaktortechnik</text:p>
          </table:table-cell>
          <table:table-cell office:value-type="string" calcext:value-type="string">
            <text:p>', '</text:p>
          </table:table-cell>
          <table:table-cell table:formula="of:=IF(MOD([.E226];1000)=0;&quot;A&quot;;&quot;P&quot;)" office:value-type="string" office:string-value="A" calcext:value-type="string">
            <text:p>A</text:p>
          </table:table-cell>
          <table:table-cell office:value-type="string" calcext:value-type="string">
            <text:p>', </text:p>
          </table:table-cell>
          <table:table-cell table:formula="of:=IF(MOD([.E226];1000000)=0;1;0)" office:value-type="float" office:value="0" calcext:value-type="float">
            <text:p>0</text:p>
          </table:table-cell>
          <table:table-cell office:value-type="string" calcext:value-type="string">
            <text:p>),</text:p>
          </table:table-cell>
          <table:table-cell table:formula="of:=CONCATENATE([.D226];[.E226];[.F226];[.G226];[.H226];[.I226];[.J226];[.K226];[.L226])" office:value-type="string" office:string-value="(21003000, 'Reaktortechnik', 'A', 0)," calcext:value-type="string">
            <text:p>(21003000, 'Reaktortechnik', 'A',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27]+1000*[.B227]+[.C227]" office:value-type="float" office:value="21003001" calcext:value-type="float">
            <text:p>21003001</text:p>
          </table:table-cell>
          <table:table-cell office:value-type="string" calcext:value-type="string">
            <text:p>, '</text:p>
          </table:table-cell>
          <table:table-cell office:value-type="string" calcext:value-type="string">
            <text:p>Fusionsreaktoren</text:p>
          </table:table-cell>
          <table:table-cell office:value-type="string" calcext:value-type="string">
            <text:p>', '</text:p>
          </table:table-cell>
          <table:table-cell table:formula="of:=IF(MOD([.E227];1000)=0;&quot;A&quot;;&quot;P&quot;)" office:value-type="string" office:string-value="P" calcext:value-type="string">
            <text:p>P</text:p>
          </table:table-cell>
          <table:table-cell office:value-type="string" calcext:value-type="string">
            <text:p>', </text:p>
          </table:table-cell>
          <table:table-cell table:formula="of:=IF(MOD([.E227];1000000)=0;1;0)" office:value-type="float" office:value="0" calcext:value-type="float">
            <text:p>0</text:p>
          </table:table-cell>
          <table:table-cell office:value-type="string" calcext:value-type="string">
            <text:p>),</text:p>
          </table:table-cell>
          <table:table-cell table:formula="of:=CONCATENATE([.D227];[.E227];[.F227];[.G227];[.H227];[.I227];[.J227];[.K227];[.L227])" office:value-type="string" office:string-value="(21003001, 'Fusionsreaktoren', 'P', 0)," calcext:value-type="string">
            <text:p>(21003001, 'Fusions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8]+1000*[.B228]+[.C228]" office:value-type="float" office:value="21003002" calcext:value-type="float">
            <text:p>21003002</text:p>
          </table:table-cell>
          <table:table-cell office:value-type="string" calcext:value-type="string">
            <text:p>, '</text:p>
          </table:table-cell>
          <table:table-cell office:value-type="string" calcext:value-type="string">
            <text:p>Kernreaktoren</text:p>
          </table:table-cell>
          <table:table-cell office:value-type="string" calcext:value-type="string">
            <text:p>', '</text:p>
          </table:table-cell>
          <table:table-cell table:formula="of:=IF(MOD([.E228];1000)=0;&quot;A&quot;;&quot;P&quot;)" office:value-type="string" office:string-value="P" calcext:value-type="string">
            <text:p>P</text:p>
          </table:table-cell>
          <table:table-cell office:value-type="string" calcext:value-type="string">
            <text:p>', </text:p>
          </table:table-cell>
          <table:table-cell table:formula="of:=IF(MOD([.E228];1000000)=0;1;0)" office:value-type="float" office:value="0" calcext:value-type="float">
            <text:p>0</text:p>
          </table:table-cell>
          <table:table-cell office:value-type="string" calcext:value-type="string">
            <text:p>),</text:p>
          </table:table-cell>
          <table:table-cell table:formula="of:=CONCATENATE([.D228];[.E228];[.F228];[.G228];[.H228];[.I228];[.J228];[.K228];[.L228])" office:value-type="string" office:string-value="(21003002, 'Kernreaktoren', 'P', 0)," calcext:value-type="string">
            <text:p>(21003002, 'Kernreaktoren', 'P', 0),</text:p>
          </table:table-cell>
        </table:table-row>
        <table:table-row table:style-name="ro1">
          <table:table-cell office:value-type="float" office:value="21" calcext:value-type="float">
            <text:p>21</text:p>
          </table:table-cell>
          <table:table-cell table:number-columns-repeated="2" office:value-type="float" office:value="3" calcext:value-type="float">
            <text:p>3</text:p>
          </table:table-cell>
          <table:table-cell office:value-type="string" calcext:value-type="string">
            <text:p>(</text:p>
          </table:table-cell>
          <table:table-cell table:formula="of:=1000000*[.A229]+1000*[.B229]+[.C229]" office:value-type="float" office:value="21003003" calcext:value-type="float">
            <text:p>21003003</text:p>
          </table:table-cell>
          <table:table-cell office:value-type="string" calcext:value-type="string">
            <text:p>, '</text:p>
          </table:table-cell>
          <table:table-cell office:value-type="string" calcext:value-type="string">
            <text:p>Antimateriereaktoren</text:p>
          </table:table-cell>
          <table:table-cell office:value-type="string" calcext:value-type="string">
            <text:p>', '</text:p>
          </table:table-cell>
          <table:table-cell table:formula="of:=IF(MOD([.E229];1000)=0;&quot;A&quot;;&quot;P&quot;)" office:value-type="string" office:string-value="P" calcext:value-type="string">
            <text:p>P</text:p>
          </table:table-cell>
          <table:table-cell office:value-type="string" calcext:value-type="string">
            <text:p>', </text:p>
          </table:table-cell>
          <table:table-cell table:formula="of:=IF(MOD([.E229];1000000)=0;1;0)" office:value-type="float" office:value="0" calcext:value-type="float">
            <text:p>0</text:p>
          </table:table-cell>
          <table:table-cell office:value-type="string" calcext:value-type="string">
            <text:p>),</text:p>
          </table:table-cell>
          <table:table-cell table:formula="of:=CONCATENATE([.D229];[.E229];[.F229];[.G229];[.H229];[.I229];[.J229];[.K229];[.L229])" office:value-type="string" office:string-value="(21003003, 'Antimateriereaktoren', 'P', 0)," calcext:value-type="string">
            <text:p>(21003003, 'Antimaterie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30]+1000*[.B230]+[.C230]" office:value-type="float" office:value="21003004" calcext:value-type="float">
            <text:p>21003004</text:p>
          </table:table-cell>
          <table:table-cell office:value-type="string" calcext:value-type="string">
            <text:p>, '</text:p>
          </table:table-cell>
          <table:table-cell office:value-type="string" calcext:value-type="string">
            <text:p>Energieverteilung</text:p>
          </table:table-cell>
          <table:table-cell office:value-type="string" calcext:value-type="string">
            <text:p>', '</text:p>
          </table:table-cell>
          <table:table-cell table:formula="of:=IF(MOD([.E230];1000)=0;&quot;A&quot;;&quot;P&quot;)" office:value-type="string" office:string-value="P" calcext:value-type="string">
            <text:p>P</text:p>
          </table:table-cell>
          <table:table-cell office:value-type="string" calcext:value-type="string">
            <text:p>', </text:p>
          </table:table-cell>
          <table:table-cell table:formula="of:=IF(MOD([.E230];1000000)=0;1;0)" office:value-type="float" office:value="0" calcext:value-type="float">
            <text:p>0</text:p>
          </table:table-cell>
          <table:table-cell office:value-type="string" calcext:value-type="string">
            <text:p>),</text:p>
          </table:table-cell>
          <table:table-cell table:formula="of:=CONCATENATE([.D230];[.E230];[.F230];[.G230];[.H230];[.I230];[.J230];[.K230];[.L230])" office:value-type="string" office:string-value="(21003004, 'Energieverteilung', 'P', 0)," calcext:value-type="string">
            <text:p>(21003004, 'Energieverteilung',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31]+1000*[.B231]+[.C231]" office:value-type="float" office:value="21003005" calcext:value-type="float">
            <text:p>21003005</text:p>
          </table:table-cell>
          <table:table-cell office:value-type="string" calcext:value-type="string">
            <text:p>, '</text:p>
          </table:table-cell>
          <table:table-cell office:value-type="string" calcext:value-type="string">
            <text:p>Kühlsysteme </text:p>
          </table:table-cell>
          <table:table-cell office:value-type="string" calcext:value-type="string">
            <text:p>', '</text:p>
          </table:table-cell>
          <table:table-cell table:formula="of:=IF(MOD([.E231];1000)=0;&quot;A&quot;;&quot;P&quot;)" office:value-type="string" office:string-value="P" calcext:value-type="string">
            <text:p>P</text:p>
          </table:table-cell>
          <table:table-cell office:value-type="string" calcext:value-type="string">
            <text:p>', </text:p>
          </table:table-cell>
          <table:table-cell table:formula="of:=IF(MOD([.E231];1000000)=0;1;0)" office:value-type="float" office:value="0" calcext:value-type="float">
            <text:p>0</text:p>
          </table:table-cell>
          <table:table-cell office:value-type="string" calcext:value-type="string">
            <text:p>),</text:p>
          </table:table-cell>
          <table:table-cell table:formula="of:=CONCATENATE([.D231];[.E231];[.F231];[.G231];[.H231];[.I231];[.J231];[.K231];[.L231])" office:value-type="string" office:string-value="(21003005, 'Kühlsysteme ', 'P', 0)," calcext:value-type="string">
            <text:p>(21003005, 'Kühlsysteme ',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32]+1000*[.B232]+[.C232]" office:value-type="float" office:value="21003006" calcext:value-type="float">
            <text:p>21003006</text:p>
          </table:table-cell>
          <table:table-cell office:value-type="string" calcext:value-type="string">
            <text:p>, '</text:p>
          </table:table-cell>
          <table:table-cell office:value-type="string" calcext:value-type="string">
            <text:p>Energetische Abschirmung</text:p>
          </table:table-cell>
          <table:table-cell office:value-type="string" calcext:value-type="string">
            <text:p>', '</text:p>
          </table:table-cell>
          <table:table-cell table:formula="of:=IF(MOD([.E232];1000)=0;&quot;A&quot;;&quot;P&quot;)" office:value-type="string" office:string-value="P" calcext:value-type="string">
            <text:p>P</text:p>
          </table:table-cell>
          <table:table-cell office:value-type="string" calcext:value-type="string">
            <text:p>', </text:p>
          </table:table-cell>
          <table:table-cell table:formula="of:=IF(MOD([.E232];1000000)=0;1;0)" office:value-type="float" office:value="0" calcext:value-type="float">
            <text:p>0</text:p>
          </table:table-cell>
          <table:table-cell office:value-type="string" calcext:value-type="string">
            <text:p>),</text:p>
          </table:table-cell>
          <table:table-cell table:formula="of:=CONCATENATE([.D232];[.E232];[.F232];[.G232];[.H232];[.I232];[.J232];[.K232];[.L232])" office:value-type="string" office:string-value="(21003006, 'Energetische Abschirmung', 'P', 0)," calcext:value-type="string">
            <text:p>(21003006, 'Energetische Abschirmung',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33]+1000*[.B233]+[.C233]" office:value-type="float" office:value="21004000" calcext:value-type="float">
            <text:p>21004000</text:p>
          </table:table-cell>
          <table:table-cell office:value-type="string" calcext:value-type="string">
            <text:p>, '</text:p>
          </table:table-cell>
          <table:table-cell office:value-type="string" calcext:value-type="string">
            <text:p>Umweltsystemtechnik</text:p>
          </table:table-cell>
          <table:table-cell office:value-type="string" calcext:value-type="string">
            <text:p>', '</text:p>
          </table:table-cell>
          <table:table-cell table:formula="of:=IF(MOD([.E233];1000)=0;&quot;A&quot;;&quot;P&quot;)" office:value-type="string" office:string-value="A" calcext:value-type="string">
            <text:p>A</text:p>
          </table:table-cell>
          <table:table-cell office:value-type="string" calcext:value-type="string">
            <text:p>', </text:p>
          </table:table-cell>
          <table:table-cell table:formula="of:=IF(MOD([.E233];1000000)=0;1;0)" office:value-type="float" office:value="0" calcext:value-type="float">
            <text:p>0</text:p>
          </table:table-cell>
          <table:table-cell office:value-type="string" calcext:value-type="string">
            <text:p>),</text:p>
          </table:table-cell>
          <table:table-cell table:formula="of:=CONCATENATE([.D233];[.E233];[.F233];[.G233];[.H233];[.I233];[.J233];[.K233];[.L233])" office:value-type="string" office:string-value="(21004000, 'Umweltsystemtechnik', 'A', 0)," calcext:value-type="string">
            <text:p>(21004000, 'Umweltsystemtechnik', 'A',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234]+1000*[.B234]+[.C234]" office:value-type="float" office:value="21004001" calcext:value-type="float">
            <text:p>21004001</text:p>
          </table:table-cell>
          <table:table-cell office:value-type="string" calcext:value-type="string">
            <text:p>, '</text:p>
          </table:table-cell>
          <table:table-cell office:value-type="string" calcext:value-type="string">
            <text:p>Lebenserhaltungssysteme</text:p>
          </table:table-cell>
          <table:table-cell office:value-type="string" calcext:value-type="string">
            <text:p>', '</text:p>
          </table:table-cell>
          <table:table-cell table:formula="of:=IF(MOD([.E234];1000)=0;&quot;A&quot;;&quot;P&quot;)" office:value-type="string" office:string-value="P" calcext:value-type="string">
            <text:p>P</text:p>
          </table:table-cell>
          <table:table-cell office:value-type="string" calcext:value-type="string">
            <text:p>', </text:p>
          </table:table-cell>
          <table:table-cell table:formula="of:=IF(MOD([.E234];1000000)=0;1;0)" office:value-type="float" office:value="0" calcext:value-type="float">
            <text:p>0</text:p>
          </table:table-cell>
          <table:table-cell office:value-type="string" calcext:value-type="string">
            <text:p>),</text:p>
          </table:table-cell>
          <table:table-cell table:formula="of:=CONCATENATE([.D234];[.E234];[.F234];[.G234];[.H234];[.I234];[.J234];[.K234];[.L234])" office:value-type="string" office:string-value="(21004001, 'Lebenserhaltungssysteme', 'P', 0)," calcext:value-type="string">
            <text:p>(21004001, 'Lebenserhaltungssysteme',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235]+1000*[.B235]+[.C235]" office:value-type="float" office:value="21004002" calcext:value-type="float">
            <text:p>21004002</text:p>
          </table:table-cell>
          <table:table-cell office:value-type="string" calcext:value-type="string">
            <text:p>, '</text:p>
          </table:table-cell>
          <table:table-cell office:value-type="string" calcext:value-type="string">
            <text:p>Klimanlagen</text:p>
          </table:table-cell>
          <table:table-cell office:value-type="string" calcext:value-type="string">
            <text:p>', '</text:p>
          </table:table-cell>
          <table:table-cell table:formula="of:=IF(MOD([.E235];1000)=0;&quot;A&quot;;&quot;P&quot;)" office:value-type="string" office:string-value="P" calcext:value-type="string">
            <text:p>P</text:p>
          </table:table-cell>
          <table:table-cell office:value-type="string" calcext:value-type="string">
            <text:p>', </text:p>
          </table:table-cell>
          <table:table-cell table:formula="of:=IF(MOD([.E235];1000000)=0;1;0)" office:value-type="float" office:value="0" calcext:value-type="float">
            <text:p>0</text:p>
          </table:table-cell>
          <table:table-cell office:value-type="string" calcext:value-type="string">
            <text:p>),</text:p>
          </table:table-cell>
          <table:table-cell table:formula="of:=CONCATENATE([.D235];[.E235];[.F235];[.G235];[.H235];[.I235];[.J235];[.K235];[.L235])" office:value-type="string" office:string-value="(21004002, 'Klimanlagen', 'P', 0)," calcext:value-type="string">
            <text:p>(21004002, 'Klimanlagen',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236]+1000*[.B236]+[.C236]" office:value-type="float" office:value="21004003" calcext:value-type="float">
            <text:p>21004003</text:p>
          </table:table-cell>
          <table:table-cell office:value-type="string" calcext:value-type="string">
            <text:p>, '</text:p>
          </table:table-cell>
          <table:table-cell office:value-type="string" calcext:value-type="string">
            <text:p>Wasseraufbereitungsanlagen</text:p>
          </table:table-cell>
          <table:table-cell office:value-type="string" calcext:value-type="string">
            <text:p>', '</text:p>
          </table:table-cell>
          <table:table-cell table:formula="of:=IF(MOD([.E236];1000)=0;&quot;A&quot;;&quot;P&quot;)" office:value-type="string" office:string-value="P" calcext:value-type="string">
            <text:p>P</text:p>
          </table:table-cell>
          <table:table-cell office:value-type="string" calcext:value-type="string">
            <text:p>', </text:p>
          </table:table-cell>
          <table:table-cell table:formula="of:=IF(MOD([.E236];1000000)=0;1;0)" office:value-type="float" office:value="0" calcext:value-type="float">
            <text:p>0</text:p>
          </table:table-cell>
          <table:table-cell office:value-type="string" calcext:value-type="string">
            <text:p>),</text:p>
          </table:table-cell>
          <table:table-cell table:formula="of:=CONCATENATE([.D236];[.E236];[.F236];[.G236];[.H236];[.I236];[.J236];[.K236];[.L236])" office:value-type="string" office:string-value="(21004003, 'Wasseraufbereitungsanlagen', 'P', 0)," calcext:value-type="string">
            <text:p>(21004003, 'Wasseraufbereitungsanlagen', 'P', 0),</text:p>
          </table:table-cell>
        </table:table-row>
        <table:table-row table:style-name="ro1">
          <table:table-cell office:value-type="float" office:value="21" calcext:value-type="float">
            <text:p>21</text:p>
          </table:table-cell>
          <table:table-cell table:number-columns-repeated="2" office:value-type="float" office:value="4" calcext:value-type="float">
            <text:p>4</text:p>
          </table:table-cell>
          <table:table-cell office:value-type="string" calcext:value-type="string">
            <text:p>(</text:p>
          </table:table-cell>
          <table:table-cell table:formula="of:=1000000*[.A237]+1000*[.B237]+[.C237]" office:value-type="float" office:value="21004004" calcext:value-type="float">
            <text:p>21004004</text:p>
          </table:table-cell>
          <table:table-cell office:value-type="string" calcext:value-type="string">
            <text:p>, '</text:p>
          </table:table-cell>
          <table:table-cell office:value-type="string" calcext:value-type="string">
            <text:p>Hyroponische Anlagen</text:p>
          </table:table-cell>
          <table:table-cell office:value-type="string" calcext:value-type="string">
            <text:p>', '</text:p>
          </table:table-cell>
          <table:table-cell table:formula="of:=IF(MOD([.E237];1000)=0;&quot;A&quot;;&quot;P&quot;)" office:value-type="string" office:string-value="P" calcext:value-type="string">
            <text:p>P</text:p>
          </table:table-cell>
          <table:table-cell office:value-type="string" calcext:value-type="string">
            <text:p>', </text:p>
          </table:table-cell>
          <table:table-cell table:formula="of:=IF(MOD([.E237];1000000)=0;1;0)" office:value-type="float" office:value="0" calcext:value-type="float">
            <text:p>0</text:p>
          </table:table-cell>
          <table:table-cell office:value-type="string" calcext:value-type="string">
            <text:p>),</text:p>
          </table:table-cell>
          <table:table-cell table:formula="of:=CONCATENATE([.D237];[.E237];[.F237];[.G237];[.H237];[.I237];[.J237];[.K237];[.L237])" office:value-type="string" office:string-value="(21004004, 'Hyroponische Anlagen', 'P', 0)," calcext:value-type="string">
            <text:p>(21004004, 'Hyroponische Anlag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238]+1000*[.B238]+[.C238]" office:value-type="float" office:value="21005000" calcext:value-type="float">
            <text:p>21005000</text:p>
          </table:table-cell>
          <table:table-cell office:value-type="string" calcext:value-type="string">
            <text:p>, '</text:p>
          </table:table-cell>
          <table:table-cell office:value-type="string" calcext:value-type="string">
            <text:p>Schiffssysteme</text:p>
          </table:table-cell>
          <table:table-cell office:value-type="string" calcext:value-type="string">
            <text:p>', '</text:p>
          </table:table-cell>
          <table:table-cell table:formula="of:=IF(MOD([.E238];1000)=0;&quot;A&quot;;&quot;P&quot;)" office:value-type="string" office:string-value="A" calcext:value-type="string">
            <text:p>A</text:p>
          </table:table-cell>
          <table:table-cell office:value-type="string" calcext:value-type="string">
            <text:p>', </text:p>
          </table:table-cell>
          <table:table-cell table:formula="of:=IF(MOD([.E238];1000000)=0;1;0)" office:value-type="float" office:value="0" calcext:value-type="float">
            <text:p>0</text:p>
          </table:table-cell>
          <table:table-cell office:value-type="string" calcext:value-type="string">
            <text:p>),</text:p>
          </table:table-cell>
          <table:table-cell table:formula="of:=CONCATENATE([.D238];[.E238];[.F238];[.G238];[.H238];[.I238];[.J238];[.K238];[.L238])" office:value-type="string" office:string-value="(21005000, 'Schiffssysteme', 'A', 0)," calcext:value-type="string">
            <text:p>(21005000, 'Schiffssysteme', 'A',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239]+1000*[.B239]+[.C239]" office:value-type="float" office:value="21005001" calcext:value-type="float">
            <text:p>21005001</text:p>
          </table:table-cell>
          <table:table-cell office:value-type="string" calcext:value-type="string">
            <text:p>, '</text:p>
          </table:table-cell>
          <table:table-cell office:value-type="string" calcext:value-type="string">
            <text:p>Fergusson-Generatoren</text:p>
          </table:table-cell>
          <table:table-cell office:value-type="string" calcext:value-type="string">
            <text:p>', '</text:p>
          </table:table-cell>
          <table:table-cell table:formula="of:=IF(MOD([.E239];1000)=0;&quot;A&quot;;&quot;P&quot;)" office:value-type="string" office:string-value="P" calcext:value-type="string">
            <text:p>P</text:p>
          </table:table-cell>
          <table:table-cell office:value-type="string" calcext:value-type="string">
            <text:p>', </text:p>
          </table:table-cell>
          <table:table-cell table:formula="of:=IF(MOD([.E239];1000000)=0;1;0)" office:value-type="float" office:value="0" calcext:value-type="float">
            <text:p>0</text:p>
          </table:table-cell>
          <table:table-cell office:value-type="string" calcext:value-type="string">
            <text:p>),</text:p>
          </table:table-cell>
          <table:table-cell table:formula="of:=CONCATENATE([.D239];[.E239];[.F239];[.G239];[.H239];[.I239];[.J239];[.K239];[.L239])" office:value-type="string" office:string-value="(21005001, 'Fergusson-Generatoren', 'P', 0)," calcext:value-type="string">
            <text:p>(21005001, 'Fergusson-Genera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240]+1000*[.B240]+[.C240]" office:value-type="float" office:value="21005002" calcext:value-type="float">
            <text:p>21005002</text:p>
          </table:table-cell>
          <table:table-cell office:value-type="string" calcext:value-type="string">
            <text:p>, '</text:p>
          </table:table-cell>
          <table:table-cell office:value-type="string" calcext:value-type="string">
            <text:p>Fergusson-Feld-Fokus-Projektoren</text:p>
          </table:table-cell>
          <table:table-cell office:value-type="string" calcext:value-type="string">
            <text:p>', '</text:p>
          </table:table-cell>
          <table:table-cell table:formula="of:=IF(MOD([.E240];1000)=0;&quot;A&quot;;&quot;P&quot;)" office:value-type="string" office:string-value="P" calcext:value-type="string">
            <text:p>P</text:p>
          </table:table-cell>
          <table:table-cell office:value-type="string" calcext:value-type="string">
            <text:p>', </text:p>
          </table:table-cell>
          <table:table-cell table:formula="of:=IF(MOD([.E240];1000000)=0;1;0)" office:value-type="float" office:value="0" calcext:value-type="float">
            <text:p>0</text:p>
          </table:table-cell>
          <table:table-cell office:value-type="string" calcext:value-type="string">
            <text:p>),</text:p>
          </table:table-cell>
          <table:table-cell table:formula="of:=CONCATENATE([.D240];[.E240];[.F240];[.G240];[.H240];[.I240];[.J240];[.K240];[.L240])" office:value-type="string" office:string-value="(21005002, 'Fergusson-Feld-Fokus-Projektoren', 'P', 0)," calcext:value-type="string">
            <text:p>(21005002, 'Fergusson-Feld-Fokus-Projek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241]+1000*[.B241]+[.C241]" office:value-type="float" office:value="21005003" calcext:value-type="float">
            <text:p>21005003</text:p>
          </table:table-cell>
          <table:table-cell office:value-type="string" calcext:value-type="string">
            <text:p>, '</text:p>
          </table:table-cell>
          <table:table-cell office:value-type="string" calcext:value-type="string">
            <text:p>Kontexttranslatorsystem</text:p>
          </table:table-cell>
          <table:table-cell office:value-type="string" calcext:value-type="string">
            <text:p>', '</text:p>
          </table:table-cell>
          <table:table-cell table:formula="of:=IF(MOD([.E241];1000)=0;&quot;A&quot;;&quot;P&quot;)" office:value-type="string" office:string-value="P" calcext:value-type="string">
            <text:p>P</text:p>
          </table:table-cell>
          <table:table-cell office:value-type="string" calcext:value-type="string">
            <text:p>', </text:p>
          </table:table-cell>
          <table:table-cell table:formula="of:=IF(MOD([.E241];1000000)=0;1;0)" office:value-type="float" office:value="0" calcext:value-type="float">
            <text:p>0</text:p>
          </table:table-cell>
          <table:table-cell office:value-type="string" calcext:value-type="string">
            <text:p>),</text:p>
          </table:table-cell>
          <table:table-cell table:formula="of:=CONCATENATE([.D241];[.E241];[.F241];[.G241];[.H241];[.I241];[.J241];[.K241];[.L241])" office:value-type="string" office:string-value="(21005003, 'Kontexttranslatorsystem', 'P', 0)," calcext:value-type="string">
            <text:p>(21005003, 'Kontexttranslatorsystem',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242]+1000*[.B242]+[.C242]" office:value-type="float" office:value="21005004" calcext:value-type="float">
            <text:p>21005004</text:p>
          </table:table-cell>
          <table:table-cell office:value-type="string" calcext:value-type="string">
            <text:p>, '</text:p>
          </table:table-cell>
          <table:table-cell office:value-type="string" calcext:value-type="string">
            <text:p>Extraspatialantriebe</text:p>
          </table:table-cell>
          <table:table-cell office:value-type="string" calcext:value-type="string">
            <text:p>', '</text:p>
          </table:table-cell>
          <table:table-cell table:formula="of:=IF(MOD([.E242];1000)=0;&quot;A&quot;;&quot;P&quot;)" office:value-type="string" office:string-value="P" calcext:value-type="string">
            <text:p>P</text:p>
          </table:table-cell>
          <table:table-cell office:value-type="string" calcext:value-type="string">
            <text:p>', </text:p>
          </table:table-cell>
          <table:table-cell table:formula="of:=IF(MOD([.E242];1000000)=0;1;0)" office:value-type="float" office:value="0" calcext:value-type="float">
            <text:p>0</text:p>
          </table:table-cell>
          <table:table-cell office:value-type="string" calcext:value-type="string">
            <text:p>),</text:p>
          </table:table-cell>
          <table:table-cell table:formula="of:=CONCATENATE([.D242];[.E242];[.F242];[.G242];[.H242];[.I242];[.J242];[.K242];[.L242])" office:value-type="string" office:string-value="(21005004, 'Extraspatialantriebe', 'P', 0)," calcext:value-type="string">
            <text:p>(21005004, 'Extraspatialantriebe', 'P', 0),</text:p>
          </table:table-cell>
        </table:table-row>
        <table:table-row table:style-name="ro1">
          <table:table-cell office:value-type="float" office:value="21" calcext:value-type="float">
            <text:p>21</text:p>
          </table:table-cell>
          <table:table-cell table:number-columns-repeated="2" office:value-type="float" office:value="5" calcext:value-type="float">
            <text:p>5</text:p>
          </table:table-cell>
          <table:table-cell office:value-type="string" calcext:value-type="string">
            <text:p>(</text:p>
          </table:table-cell>
          <table:table-cell table:formula="of:=1000000*[.A243]+1000*[.B243]+[.C243]" office:value-type="float" office:value="21005005" calcext:value-type="float">
            <text:p>21005005</text:p>
          </table:table-cell>
          <table:table-cell office:value-type="string" calcext:value-type="string">
            <text:p>, '</text:p>
          </table:table-cell>
          <table:table-cell office:value-type="string" calcext:value-type="string">
            <text:p>Schildgeneratoren</text:p>
          </table:table-cell>
          <table:table-cell office:value-type="string" calcext:value-type="string">
            <text:p>', '</text:p>
          </table:table-cell>
          <table:table-cell table:formula="of:=IF(MOD([.E243];1000)=0;&quot;A&quot;;&quot;P&quot;)" office:value-type="string" office:string-value="P" calcext:value-type="string">
            <text:p>P</text:p>
          </table:table-cell>
          <table:table-cell office:value-type="string" calcext:value-type="string">
            <text:p>', </text:p>
          </table:table-cell>
          <table:table-cell table:formula="of:=IF(MOD([.E243];1000000)=0;1;0)" office:value-type="float" office:value="0" calcext:value-type="float">
            <text:p>0</text:p>
          </table:table-cell>
          <table:table-cell office:value-type="string" calcext:value-type="string">
            <text:p>),</text:p>
          </table:table-cell>
          <table:table-cell table:formula="of:=CONCATENATE([.D243];[.E243];[.F243];[.G243];[.H243];[.I243];[.J243];[.K243];[.L243])" office:value-type="string" office:string-value="(21005005, 'Schildgeneratoren', 'P', 0)," calcext:value-type="string">
            <text:p>(21005005, 'Schildgenera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44]+1000*[.B244]+[.C244]" office:value-type="float" office:value="21006000" calcext:value-type="float">
            <text:p>21006000</text:p>
          </table:table-cell>
          <table:table-cell office:value-type="string" calcext:value-type="string">
            <text:p>, '</text:p>
          </table:table-cell>
          <table:table-cell office:value-type="string" calcext:value-type="string">
            <text:p>Fahrzeugtechnik</text:p>
          </table:table-cell>
          <table:table-cell office:value-type="string" calcext:value-type="string">
            <text:p>', '</text:p>
          </table:table-cell>
          <table:table-cell table:formula="of:=IF(MOD([.E244];1000)=0;&quot;A&quot;;&quot;P&quot;)" office:value-type="string" office:string-value="A" calcext:value-type="string">
            <text:p>A</text:p>
          </table:table-cell>
          <table:table-cell office:value-type="string" calcext:value-type="string">
            <text:p>', </text:p>
          </table:table-cell>
          <table:table-cell table:formula="of:=IF(MOD([.E244];1000000)=0;1;0)" office:value-type="float" office:value="0" calcext:value-type="float">
            <text:p>0</text:p>
          </table:table-cell>
          <table:table-cell office:value-type="string" calcext:value-type="string">
            <text:p>),</text:p>
          </table:table-cell>
          <table:table-cell table:formula="of:=CONCATENATE([.D244];[.E244];[.F244];[.G244];[.H244];[.I244];[.J244];[.K244];[.L244])" office:value-type="string" office:string-value="(21006000, 'Fahrzeugtechnik', 'A', 0)," calcext:value-type="string">
            <text:p>(21006000, 'Fahrzeugtechnik', 'A',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245]+1000*[.B245]+[.C245]" office:value-type="float" office:value="21006001" calcext:value-type="float">
            <text:p>21006001</text:p>
          </table:table-cell>
          <table:table-cell office:value-type="string" calcext:value-type="string">
            <text:p>, '</text:p>
          </table:table-cell>
          <table:table-cell office:value-type="string" calcext:value-type="string">
            <text:p>Beleuchtungseinrichtungen</text:p>
          </table:table-cell>
          <table:table-cell office:value-type="string" calcext:value-type="string">
            <text:p>', '</text:p>
          </table:table-cell>
          <table:table-cell table:formula="of:=IF(MOD([.E245];1000)=0;&quot;A&quot;;&quot;P&quot;)" office:value-type="string" office:string-value="P" calcext:value-type="string">
            <text:p>P</text:p>
          </table:table-cell>
          <table:table-cell office:value-type="string" calcext:value-type="string">
            <text:p>', </text:p>
          </table:table-cell>
          <table:table-cell table:formula="of:=IF(MOD([.E245];1000000)=0;1;0)" office:value-type="float" office:value="0" calcext:value-type="float">
            <text:p>0</text:p>
          </table:table-cell>
          <table:table-cell office:value-type="string" calcext:value-type="string">
            <text:p>),</text:p>
          </table:table-cell>
          <table:table-cell table:formula="of:=CONCATENATE([.D245];[.E245];[.F245];[.G245];[.H245];[.I245];[.J245];[.K245];[.L245])" office:value-type="string" office:string-value="(21006001, 'Beleuchtungseinrichtungen', 'P', 0)," calcext:value-type="string">
            <text:p>(21006001, 'Beleuchtungseinrichtung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246]+1000*[.B246]+[.C246]" office:value-type="float" office:value="21006002" calcext:value-type="float">
            <text:p>21006002</text:p>
          </table:table-cell>
          <table:table-cell office:value-type="string" calcext:value-type="string">
            <text:p>, '</text:p>
          </table:table-cell>
          <table:table-cell office:value-type="string" calcext:value-type="string">
            <text:p>Motoren</text:p>
          </table:table-cell>
          <table:table-cell office:value-type="string" calcext:value-type="string">
            <text:p>', '</text:p>
          </table:table-cell>
          <table:table-cell table:formula="of:=IF(MOD([.E246];1000)=0;&quot;A&quot;;&quot;P&quot;)" office:value-type="string" office:string-value="P" calcext:value-type="string">
            <text:p>P</text:p>
          </table:table-cell>
          <table:table-cell office:value-type="string" calcext:value-type="string">
            <text:p>', </text:p>
          </table:table-cell>
          <table:table-cell table:formula="of:=IF(MOD([.E246];1000000)=0;1;0)" office:value-type="float" office:value="0" calcext:value-type="float">
            <text:p>0</text:p>
          </table:table-cell>
          <table:table-cell office:value-type="string" calcext:value-type="string">
            <text:p>),</text:p>
          </table:table-cell>
          <table:table-cell table:formula="of:=CONCATENATE([.D246];[.E246];[.F246];[.G246];[.H246];[.I246];[.J246];[.K246];[.L246])" office:value-type="string" office:string-value="(21006002, 'Motoren', 'P', 0)," calcext:value-type="string">
            <text:p>(21006002, 'Mo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247]+1000*[.B247]+[.C247]" office:value-type="float" office:value="21006003" calcext:value-type="float">
            <text:p>21006003</text:p>
          </table:table-cell>
          <table:table-cell office:value-type="string" calcext:value-type="string">
            <text:p>, '</text:p>
          </table:table-cell>
          <table:table-cell office:value-type="string" calcext:value-type="string">
            <text:p>Antriebssysteme</text:p>
          </table:table-cell>
          <table:table-cell office:value-type="string" calcext:value-type="string">
            <text:p>', '</text:p>
          </table:table-cell>
          <table:table-cell table:formula="of:=IF(MOD([.E247];1000)=0;&quot;A&quot;;&quot;P&quot;)" office:value-type="string" office:string-value="P" calcext:value-type="string">
            <text:p>P</text:p>
          </table:table-cell>
          <table:table-cell office:value-type="string" calcext:value-type="string">
            <text:p>', </text:p>
          </table:table-cell>
          <table:table-cell table:formula="of:=IF(MOD([.E247];1000000)=0;1;0)" office:value-type="float" office:value="0" calcext:value-type="float">
            <text:p>0</text:p>
          </table:table-cell>
          <table:table-cell office:value-type="string" calcext:value-type="string">
            <text:p>),</text:p>
          </table:table-cell>
          <table:table-cell table:formula="of:=CONCATENATE([.D247];[.E247];[.F247];[.G247];[.H247];[.I247];[.J247];[.K247];[.L247])" office:value-type="string" office:string-value="(21006003, 'Antriebssysteme', 'P', 0)," calcext:value-type="string">
            <text:p>(21006003, 'Antriebssysteme',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248]+1000*[.B248]+[.C248]" office:value-type="float" office:value="21006004" calcext:value-type="float">
            <text:p>21006004</text:p>
          </table:table-cell>
          <table:table-cell office:value-type="string" calcext:value-type="string">
            <text:p>, '</text:p>
          </table:table-cell>
          <table:table-cell office:value-type="string" calcext:value-type="string">
            <text:p>Fahrzeugelektronik</text:p>
          </table:table-cell>
          <table:table-cell office:value-type="string" calcext:value-type="string">
            <text:p>', '</text:p>
          </table:table-cell>
          <table:table-cell table:formula="of:=IF(MOD([.E248];1000)=0;&quot;A&quot;;&quot;P&quot;)" office:value-type="string" office:string-value="P" calcext:value-type="string">
            <text:p>P</text:p>
          </table:table-cell>
          <table:table-cell office:value-type="string" calcext:value-type="string">
            <text:p>', </text:p>
          </table:table-cell>
          <table:table-cell table:formula="of:=IF(MOD([.E248];1000000)=0;1;0)" office:value-type="float" office:value="0" calcext:value-type="float">
            <text:p>0</text:p>
          </table:table-cell>
          <table:table-cell office:value-type="string" calcext:value-type="string">
            <text:p>),</text:p>
          </table:table-cell>
          <table:table-cell table:formula="of:=CONCATENATE([.D248];[.E248];[.F248];[.G248];[.H248];[.I248];[.J248];[.K248];[.L248])" office:value-type="string" office:string-value="(21006004, 'Fahrzeugelektronik', 'P', 0)," calcext:value-type="string">
            <text:p>(21006004, 'Fahrzeugelektronik',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249]+1000*[.B249]+[.C249]" office:value-type="float" office:value="21006005" calcext:value-type="float">
            <text:p>21006005</text:p>
          </table:table-cell>
          <table:table-cell office:value-type="string" calcext:value-type="string">
            <text:p>, '</text:p>
          </table:table-cell>
          <table:table-cell office:value-type="string" calcext:value-type="string">
            <text:p>Hydrauliksysteme</text:p>
          </table:table-cell>
          <table:table-cell office:value-type="string" calcext:value-type="string">
            <text:p>', '</text:p>
          </table:table-cell>
          <table:table-cell table:formula="of:=IF(MOD([.E249];1000)=0;&quot;A&quot;;&quot;P&quot;)" office:value-type="string" office:string-value="P" calcext:value-type="string">
            <text:p>P</text:p>
          </table:table-cell>
          <table:table-cell office:value-type="string" calcext:value-type="string">
            <text:p>', </text:p>
          </table:table-cell>
          <table:table-cell table:formula="of:=IF(MOD([.E249];1000000)=0;1;0)" office:value-type="float" office:value="0" calcext:value-type="float">
            <text:p>0</text:p>
          </table:table-cell>
          <table:table-cell office:value-type="string" calcext:value-type="string">
            <text:p>),</text:p>
          </table:table-cell>
          <table:table-cell table:formula="of:=CONCATENATE([.D249];[.E249];[.F249];[.G249];[.H249];[.I249];[.J249];[.K249];[.L249])" office:value-type="string" office:string-value="(21006005, 'Hydrauliksysteme', 'P', 0)," calcext:value-type="string">
            <text:p>(21006005, 'Hydrauliksysteme', 'P', 0),</text:p>
          </table:table-cell>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50]+1000*[.B250]+[.C250]" office:value-type="float" office:value="21007000" calcext:value-type="float">
            <text:p>21007000</text:p>
          </table:table-cell>
          <table:table-cell office:value-type="string" calcext:value-type="string">
            <text:p>, '</text:p>
          </table:table-cell>
          <table:table-cell office:value-type="string" calcext:value-type="string">
            <text:p>Hoch- und Tiefbau</text:p>
          </table:table-cell>
          <table:table-cell office:value-type="string" calcext:value-type="string">
            <text:p>', '</text:p>
          </table:table-cell>
          <table:table-cell table:formula="of:=IF(MOD([.E250];1000)=0;&quot;A&quot;;&quot;P&quot;)" office:value-type="string" office:string-value="A" calcext:value-type="string">
            <text:p>A</text:p>
          </table:table-cell>
          <table:table-cell office:value-type="string" calcext:value-type="string">
            <text:p>', </text:p>
          </table:table-cell>
          <table:table-cell table:formula="of:=IF(MOD([.E250];1000000)=0;1;0)" office:value-type="float" office:value="0" calcext:value-type="float">
            <text:p>0</text:p>
          </table:table-cell>
          <table:table-cell office:value-type="string" calcext:value-type="string">
            <text:p>),</text:p>
          </table:table-cell>
          <table:table-cell table:formula="of:=CONCATENATE([.D250];[.E250];[.F250];[.G250];[.H250];[.I250];[.J250];[.K250];[.L250])" office:value-type="string" office:string-value="(21007000, 'Hoch- und Tiefbau', 'A', 0)," calcext:value-type="string">
            <text:p>(21007000, 'Hoch- und Tiefbau', 'A', 0),</text:p>
          </table:table-cell>
        </table:table-row>
        <table:table-row table:style-name="ro1">
          <table:table-cell office:value-type="float" office:value="21" calcext:value-type="float">
            <text:p>21</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251]+1000*[.B251]+[.C251]" office:value-type="float" office:value="21008000" calcext:value-type="float">
            <text:p>21008000</text:p>
          </table:table-cell>
          <table:table-cell office:value-type="string" calcext:value-type="string">
            <text:p>, '</text:p>
          </table:table-cell>
          <table:table-cell office:value-type="string" calcext:value-type="string">
            <text:p>Holzbau</text:p>
          </table:table-cell>
          <table:table-cell office:value-type="string" calcext:value-type="string">
            <text:p>', '</text:p>
          </table:table-cell>
          <table:table-cell table:formula="of:=IF(MOD([.E251];1000)=0;&quot;A&quot;;&quot;P&quot;)" office:value-type="string" office:string-value="A" calcext:value-type="string">
            <text:p>A</text:p>
          </table:table-cell>
          <table:table-cell office:value-type="string" calcext:value-type="string">
            <text:p>', </text:p>
          </table:table-cell>
          <table:table-cell table:formula="of:=IF(MOD([.E251];1000000)=0;1;0)" office:value-type="float" office:value="0" calcext:value-type="float">
            <text:p>0</text:p>
          </table:table-cell>
          <table:table-cell office:value-type="string" calcext:value-type="string">
            <text:p>),</text:p>
          </table:table-cell>
          <table:table-cell table:formula="of:=CONCATENATE([.D251];[.E251];[.F251];[.G251];[.H251];[.I251];[.J251];[.K251];[.L251])" office:value-type="string" office:string-value="(21008000, 'Holzbau', 'A', 0)," calcext:value-type="string">
            <text:p>(21008000, 'Holzbau', 'A', 0),</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252]+1000*[.B252]+[.C252]" office:value-type="float" office:value="21009000" calcext:value-type="float">
            <text:p>21009000</text:p>
          </table:table-cell>
          <table:table-cell office:value-type="string" calcext:value-type="string">
            <text:p>, '</text:p>
          </table:table-cell>
          <table:table-cell office:value-type="string" calcext:value-type="string">
            <text:p>Malen und Zeichnen</text:p>
          </table:table-cell>
          <table:table-cell office:value-type="string" calcext:value-type="string">
            <text:p>', '</text:p>
          </table:table-cell>
          <table:table-cell table:formula="of:=IF(MOD([.E252];1000)=0;&quot;A&quot;;&quot;P&quot;)" office:value-type="string" office:string-value="A" calcext:value-type="string">
            <text:p>A</text:p>
          </table:table-cell>
          <table:table-cell office:value-type="string" calcext:value-type="string">
            <text:p>', </text:p>
          </table:table-cell>
          <table:table-cell table:formula="of:=IF(MOD([.E252];1000000)=0;1;0)" office:value-type="float" office:value="0" calcext:value-type="float">
            <text:p>0</text:p>
          </table:table-cell>
          <table:table-cell office:value-type="string" calcext:value-type="string">
            <text:p>),</text:p>
          </table:table-cell>
          <table:table-cell table:formula="of:=CONCATENATE([.D252];[.E252];[.F252];[.G252];[.H252];[.I252];[.J252];[.K252];[.L252])" office:value-type="string" office:string-value="(21009000, 'Malen und Zeichnen', 'A', 0)," calcext:value-type="string">
            <text:p>(21009000, 'Malen und Zeichne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253]+1000*[.B253]+[.C253]" office:value-type="float" office:value="21010000" calcext:value-type="float">
            <text:p>21010000</text:p>
          </table:table-cell>
          <table:table-cell office:value-type="string" calcext:value-type="string">
            <text:p>, '</text:p>
          </table:table-cell>
          <table:table-cell office:value-type="string" calcext:value-type="string">
            <text:p>Grafik und Design</text:p>
          </table:table-cell>
          <table:table-cell office:value-type="string" calcext:value-type="string">
            <text:p>', '</text:p>
          </table:table-cell>
          <table:table-cell table:formula="of:=IF(MOD([.E253];1000)=0;&quot;A&quot;;&quot;P&quot;)" office:value-type="string" office:string-value="A" calcext:value-type="string">
            <text:p>A</text:p>
          </table:table-cell>
          <table:table-cell office:value-type="string" calcext:value-type="string">
            <text:p>', </text:p>
          </table:table-cell>
          <table:table-cell table:formula="of:=IF(MOD([.E253];1000000)=0;1;0)" office:value-type="float" office:value="0" calcext:value-type="float">
            <text:p>0</text:p>
          </table:table-cell>
          <table:table-cell office:value-type="string" calcext:value-type="string">
            <text:p>),</text:p>
          </table:table-cell>
          <table:table-cell table:formula="of:=CONCATENATE([.D253];[.E253];[.F253];[.G253];[.H253];[.I253];[.J253];[.K253];[.L253])" office:value-type="string" office:string-value="(21010000, 'Grafik und Design', 'A', 0)," calcext:value-type="string">
            <text:p>(21010000, 'Grafik und Desig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254]+1000*[.B254]+[.C254]" office:value-type="float" office:value="21010001" calcext:value-type="float">
            <text:p>21010001</text:p>
          </table:table-cell>
          <table:table-cell office:value-type="string" calcext:value-type="string">
            <text:p>, '</text:p>
          </table:table-cell>
          <table:table-cell office:value-type="string" calcext:value-type="string">
            <text:p>Illustration</text:p>
          </table:table-cell>
          <table:table-cell office:value-type="string" calcext:value-type="string">
            <text:p>', '</text:p>
          </table:table-cell>
          <table:table-cell table:formula="of:=IF(MOD([.E254];1000)=0;&quot;A&quot;;&quot;P&quot;)" office:value-type="string" office:string-value="P" calcext:value-type="string">
            <text:p>P</text:p>
          </table:table-cell>
          <table:table-cell office:value-type="string" calcext:value-type="string">
            <text:p>', </text:p>
          </table:table-cell>
          <table:table-cell table:formula="of:=IF(MOD([.E254];1000000)=0;1;0)" office:value-type="float" office:value="0" calcext:value-type="float">
            <text:p>0</text:p>
          </table:table-cell>
          <table:table-cell office:value-type="string" calcext:value-type="string">
            <text:p>),</text:p>
          </table:table-cell>
          <table:table-cell table:formula="of:=CONCATENATE([.D254];[.E254];[.F254];[.G254];[.H254];[.I254];[.J254];[.K254];[.L254])" office:value-type="string" office:string-value="(21010001, 'Illustration', 'P', 0)," calcext:value-type="string">
            <text:p>(21010001, 'Illustratio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table:formula="of:=1000000*[.A255]+1000*[.B255]+[.C255]" office:value-type="float" office:value="21010002" calcext:value-type="float">
            <text:p>21010002</text:p>
          </table:table-cell>
          <table:table-cell office:value-type="string" calcext:value-type="string">
            <text:p>, '</text:p>
          </table:table-cell>
          <table:table-cell office:value-type="string" calcext:value-type="string">
            <text:p>Cartoons</text:p>
          </table:table-cell>
          <table:table-cell office:value-type="string" calcext:value-type="string">
            <text:p>', '</text:p>
          </table:table-cell>
          <table:table-cell table:formula="of:=IF(MOD([.E255];1000)=0;&quot;A&quot;;&quot;P&quot;)" office:value-type="string" office:string-value="P" calcext:value-type="string">
            <text:p>P</text:p>
          </table:table-cell>
          <table:table-cell office:value-type="string" calcext:value-type="string">
            <text:p>', </text:p>
          </table:table-cell>
          <table:table-cell table:formula="of:=IF(MOD([.E255];1000000)=0;1;0)" office:value-type="float" office:value="0" calcext:value-type="float">
            <text:p>0</text:p>
          </table:table-cell>
          <table:table-cell office:value-type="string" calcext:value-type="string">
            <text:p>),</text:p>
          </table:table-cell>
          <table:table-cell table:formula="of:=CONCATENATE([.D255];[.E255];[.F255];[.G255];[.H255];[.I255];[.J255];[.K255];[.L255])" office:value-type="string" office:string-value="(21010002, 'Cartoons', 'P', 0)," calcext:value-type="string">
            <text:p>(21010002, 'Cartoons',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text:p>
          </table:table-cell>
          <table:table-cell table:formula="of:=1000000*[.A256]+1000*[.B256]+[.C256]" office:value-type="float" office:value="21010003" calcext:value-type="float">
            <text:p>21010003</text:p>
          </table:table-cell>
          <table:table-cell office:value-type="string" calcext:value-type="string">
            <text:p>, '</text:p>
          </table:table-cell>
          <table:table-cell office:value-type="string" calcext:value-type="string">
            <text:p>Kalligraphie</text:p>
          </table:table-cell>
          <table:table-cell office:value-type="string" calcext:value-type="string">
            <text:p>', '</text:p>
          </table:table-cell>
          <table:table-cell table:formula="of:=IF(MOD([.E256];1000)=0;&quot;A&quot;;&quot;P&quot;)" office:value-type="string" office:string-value="P" calcext:value-type="string">
            <text:p>P</text:p>
          </table:table-cell>
          <table:table-cell office:value-type="string" calcext:value-type="string">
            <text:p>', </text:p>
          </table:table-cell>
          <table:table-cell table:formula="of:=IF(MOD([.E256];1000000)=0;1;0)" office:value-type="float" office:value="0" calcext:value-type="float">
            <text:p>0</text:p>
          </table:table-cell>
          <table:table-cell office:value-type="string" calcext:value-type="string">
            <text:p>),</text:p>
          </table:table-cell>
          <table:table-cell table:formula="of:=CONCATENATE([.D256];[.E256];[.F256];[.G256];[.H256];[.I256];[.J256];[.K256];[.L256])" office:value-type="string" office:string-value="(21010003, 'Kalligraphie', 'P', 0)," calcext:value-type="string">
            <text:p>(21010003, 'Kalligraphie',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text:p>
          </table:table-cell>
          <table:table-cell table:formula="of:=1000000*[.A257]+1000*[.B257]+[.C257]" office:value-type="float" office:value="21010004" calcext:value-type="float">
            <text:p>21010004</text:p>
          </table:table-cell>
          <table:table-cell office:value-type="string" calcext:value-type="string">
            <text:p>, '</text:p>
          </table:table-cell>
          <table:table-cell office:value-type="string" calcext:value-type="string">
            <text:p>Heraldische Kunst</text:p>
          </table:table-cell>
          <table:table-cell office:value-type="string" calcext:value-type="string">
            <text:p>', '</text:p>
          </table:table-cell>
          <table:table-cell table:formula="of:=IF(MOD([.E257];1000)=0;&quot;A&quot;;&quot;P&quot;)" office:value-type="string" office:string-value="P" calcext:value-type="string">
            <text:p>P</text:p>
          </table:table-cell>
          <table:table-cell office:value-type="string" calcext:value-type="string">
            <text:p>', </text:p>
          </table:table-cell>
          <table:table-cell table:formula="of:=IF(MOD([.E257];1000000)=0;1;0)" office:value-type="float" office:value="0" calcext:value-type="float">
            <text:p>0</text:p>
          </table:table-cell>
          <table:table-cell office:value-type="string" calcext:value-type="string">
            <text:p>),</text:p>
          </table:table-cell>
          <table:table-cell table:formula="of:=CONCATENATE([.D257];[.E257];[.F257];[.G257];[.H257];[.I257];[.J257];[.K257];[.L257])" office:value-type="string" office:string-value="(21010004, 'Heraldische Kunst', 'P', 0)," calcext:value-type="string">
            <text:p>(21010004, 'Heraldische Kunst',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text:p>
          </table:table-cell>
          <table:table-cell table:formula="of:=1000000*[.A258]+1000*[.B258]+[.C258]" office:value-type="float" office:value="21010005" calcext:value-type="float">
            <text:p>21010005</text:p>
          </table:table-cell>
          <table:table-cell office:value-type="string" calcext:value-type="string">
            <text:p>, '</text:p>
          </table:table-cell>
          <table:table-cell office:value-type="string" calcext:value-type="string">
            <text:p>Technisches Zeichnen</text:p>
          </table:table-cell>
          <table:table-cell office:value-type="string" calcext:value-type="string">
            <text:p>', '</text:p>
          </table:table-cell>
          <table:table-cell table:formula="of:=IF(MOD([.E258];1000)=0;&quot;A&quot;;&quot;P&quot;)" office:value-type="string" office:string-value="P" calcext:value-type="string">
            <text:p>P</text:p>
          </table:table-cell>
          <table:table-cell office:value-type="string" calcext:value-type="string">
            <text:p>', </text:p>
          </table:table-cell>
          <table:table-cell table:formula="of:=IF(MOD([.E258];1000000)=0;1;0)" office:value-type="float" office:value="0" calcext:value-type="float">
            <text:p>0</text:p>
          </table:table-cell>
          <table:table-cell office:value-type="string" calcext:value-type="string">
            <text:p>),</text:p>
          </table:table-cell>
          <table:table-cell table:formula="of:=CONCATENATE([.D258];[.E258];[.F258];[.G258];[.H258];[.I258];[.J258];[.K258];[.L258])" office:value-type="string" office:string-value="(21010005, 'Technisches Zeichnen', 'P', 0)," calcext:value-type="string">
            <text:p>(21010005, 'Technisches Zeichne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text:p>
          </table:table-cell>
          <table:table-cell table:formula="of:=1000000*[.A259]+1000*[.B259]+[.C259]" office:value-type="float" office:value="21010006" calcext:value-type="float">
            <text:p>21010006</text:p>
          </table:table-cell>
          <table:table-cell office:value-type="string" calcext:value-type="string">
            <text:p>, '</text:p>
          </table:table-cell>
          <table:table-cell office:value-type="string" calcext:value-type="string">
            <text:p>Computer Aided Design (CAD)</text:p>
          </table:table-cell>
          <table:table-cell office:value-type="string" calcext:value-type="string">
            <text:p>', '</text:p>
          </table:table-cell>
          <table:table-cell table:formula="of:=IF(MOD([.E259];1000)=0;&quot;A&quot;;&quot;P&quot;)" office:value-type="string" office:string-value="P" calcext:value-type="string">
            <text:p>P</text:p>
          </table:table-cell>
          <table:table-cell office:value-type="string" calcext:value-type="string">
            <text:p>', </text:p>
          </table:table-cell>
          <table:table-cell table:formula="of:=IF(MOD([.E259];1000000)=0;1;0)" office:value-type="float" office:value="0" calcext:value-type="float">
            <text:p>0</text:p>
          </table:table-cell>
          <table:table-cell office:value-type="string" calcext:value-type="string">
            <text:p>),</text:p>
          </table:table-cell>
          <table:table-cell table:formula="of:=CONCATENATE([.D259];[.E259];[.F259];[.G259];[.H259];[.I259];[.J259];[.K259];[.L259])" office:value-type="string" office:string-value="(21010006, 'Computer Aided Design (CAD)', 'P', 0)," calcext:value-type="string">
            <text:p>(21010006, 'Computer Aided Design (CAD)',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p>
          </table:table-cell>
          <table:table-cell table:formula="of:=1000000*[.A260]+1000*[.B260]+[.C260]" office:value-type="float" office:value="21010007" calcext:value-type="float">
            <text:p>21010007</text:p>
          </table:table-cell>
          <table:table-cell office:value-type="string" calcext:value-type="string">
            <text:p>, '</text:p>
          </table:table-cell>
          <table:table-cell office:value-type="string" calcext:value-type="string">
            <text:p>Ölmalerei</text:p>
          </table:table-cell>
          <table:table-cell office:value-type="string" calcext:value-type="string">
            <text:p>', '</text:p>
          </table:table-cell>
          <table:table-cell table:formula="of:=IF(MOD([.E260];1000)=0;&quot;A&quot;;&quot;P&quot;)" office:value-type="string" office:string-value="P" calcext:value-type="string">
            <text:p>P</text:p>
          </table:table-cell>
          <table:table-cell office:value-type="string" calcext:value-type="string">
            <text:p>', </text:p>
          </table:table-cell>
          <table:table-cell table:formula="of:=IF(MOD([.E260];1000000)=0;1;0)" office:value-type="float" office:value="0" calcext:value-type="float">
            <text:p>0</text:p>
          </table:table-cell>
          <table:table-cell office:value-type="string" calcext:value-type="string">
            <text:p>),</text:p>
          </table:table-cell>
          <table:table-cell table:formula="of:=CONCATENATE([.D260];[.E260];[.F260];[.G260];[.H260];[.I260];[.J260];[.K260];[.L260])" office:value-type="string" office:string-value="(21010007, 'Ölmalerei', 'P', 0)," calcext:value-type="string">
            <text:p>(21010007, 'Öl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text:p>
          </table:table-cell>
          <table:table-cell table:formula="of:=1000000*[.A261]+1000*[.B261]+[.C261]" office:value-type="float" office:value="21010008" calcext:value-type="float">
            <text:p>21010008</text:p>
          </table:table-cell>
          <table:table-cell office:value-type="string" calcext:value-type="string">
            <text:p>, '</text:p>
          </table:table-cell>
          <table:table-cell office:value-type="string" calcext:value-type="string">
            <text:p>Aquarell</text:p>
          </table:table-cell>
          <table:table-cell office:value-type="string" calcext:value-type="string">
            <text:p>', '</text:p>
          </table:table-cell>
          <table:table-cell table:formula="of:=IF(MOD([.E261];1000)=0;&quot;A&quot;;&quot;P&quot;)" office:value-type="string" office:string-value="P" calcext:value-type="string">
            <text:p>P</text:p>
          </table:table-cell>
          <table:table-cell office:value-type="string" calcext:value-type="string">
            <text:p>', </text:p>
          </table:table-cell>
          <table:table-cell table:formula="of:=IF(MOD([.E261];1000000)=0;1;0)" office:value-type="float" office:value="0" calcext:value-type="float">
            <text:p>0</text:p>
          </table:table-cell>
          <table:table-cell office:value-type="string" calcext:value-type="string">
            <text:p>),</text:p>
          </table:table-cell>
          <table:table-cell table:formula="of:=CONCATENATE([.D261];[.E261];[.F261];[.G261];[.H261];[.I261];[.J261];[.K261];[.L261])" office:value-type="string" office:string-value="(21010008, 'Aquarell', 'P', 0)," calcext:value-type="string">
            <text:p>(21010008, 'Aquarel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ext:p>
          </table:table-cell>
          <table:table-cell table:formula="of:=1000000*[.A262]+1000*[.B262]+[.C262]" office:value-type="float" office:value="21010009" calcext:value-type="float">
            <text:p>21010009</text:p>
          </table:table-cell>
          <table:table-cell office:value-type="string" calcext:value-type="string">
            <text:p>, '</text:p>
          </table:table-cell>
          <table:table-cell office:value-type="string" calcext:value-type="string">
            <text:p>Landschaftsmalerei</text:p>
          </table:table-cell>
          <table:table-cell office:value-type="string" calcext:value-type="string">
            <text:p>', '</text:p>
          </table:table-cell>
          <table:table-cell table:formula="of:=IF(MOD([.E262];1000)=0;&quot;A&quot;;&quot;P&quot;)" office:value-type="string" office:string-value="P" calcext:value-type="string">
            <text:p>P</text:p>
          </table:table-cell>
          <table:table-cell office:value-type="string" calcext:value-type="string">
            <text:p>', </text:p>
          </table:table-cell>
          <table:table-cell table:formula="of:=IF(MOD([.E262];1000000)=0;1;0)" office:value-type="float" office:value="0" calcext:value-type="float">
            <text:p>0</text:p>
          </table:table-cell>
          <table:table-cell office:value-type="string" calcext:value-type="string">
            <text:p>),</text:p>
          </table:table-cell>
          <table:table-cell table:formula="of:=CONCATENATE([.D262];[.E262];[.F262];[.G262];[.H262];[.I262];[.J262];[.K262];[.L262])" office:value-type="string" office:string-value="(21010009, 'Landschaftsmalerei', 'P', 0)," calcext:value-type="string">
            <text:p>(21010009, 'Landschaftsmalerei', 'P', 0),</text:p>
          </table:table-cell>
        </table:table-row>
        <table:table-row table:style-name="ro1">
          <table:table-cell office:value-type="float" office:value="21" calcext:value-type="float">
            <text:p>21</text:p>
          </table:table-cell>
          <table:table-cell table:number-columns-repeated="2" office:value-type="float" office:value="10" calcext:value-type="float">
            <text:p>10</text:p>
          </table:table-cell>
          <table:table-cell office:value-type="string" calcext:value-type="string">
            <text:p>(</text:p>
          </table:table-cell>
          <table:table-cell table:formula="of:=1000000*[.A263]+1000*[.B263]+[.C263]" office:value-type="float" office:value="21010010" calcext:value-type="float">
            <text:p>21010010</text:p>
          </table:table-cell>
          <table:table-cell office:value-type="string" calcext:value-type="string">
            <text:p>, '</text:p>
          </table:table-cell>
          <table:table-cell office:value-type="string" calcext:value-type="string">
            <text:p>Portraitmalerei</text:p>
          </table:table-cell>
          <table:table-cell office:value-type="string" calcext:value-type="string">
            <text:p>', '</text:p>
          </table:table-cell>
          <table:table-cell table:formula="of:=IF(MOD([.E263];1000)=0;&quot;A&quot;;&quot;P&quot;)" office:value-type="string" office:string-value="P" calcext:value-type="string">
            <text:p>P</text:p>
          </table:table-cell>
          <table:table-cell office:value-type="string" calcext:value-type="string">
            <text:p>', </text:p>
          </table:table-cell>
          <table:table-cell table:formula="of:=IF(MOD([.E263];1000000)=0;1;0)" office:value-type="float" office:value="0" calcext:value-type="float">
            <text:p>0</text:p>
          </table:table-cell>
          <table:table-cell office:value-type="string" calcext:value-type="string">
            <text:p>),</text:p>
          </table:table-cell>
          <table:table-cell table:formula="of:=CONCATENATE([.D263];[.E263];[.F263];[.G263];[.H263];[.I263];[.J263];[.K263];[.L263])" office:value-type="string" office:string-value="(21010010, 'Portraitmalerei', 'P', 0)," calcext:value-type="string">
            <text:p>(21010010, 'Portrait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p>
          </table:table-cell>
          <table:table-cell table:formula="of:=1000000*[.A264]+1000*[.B264]+[.C264]" office:value-type="float" office:value="21010011" calcext:value-type="float">
            <text:p>21010011</text:p>
          </table:table-cell>
          <table:table-cell office:value-type="string" calcext:value-type="string">
            <text:p>, '</text:p>
          </table:table-cell>
          <table:table-cell office:value-type="string" calcext:value-type="string">
            <text:p>Manga Stil</text:p>
          </table:table-cell>
          <table:table-cell office:value-type="string" calcext:value-type="string">
            <text:p>', '</text:p>
          </table:table-cell>
          <table:table-cell table:formula="of:=IF(MOD([.E264];1000)=0;&quot;A&quot;;&quot;P&quot;)" office:value-type="string" office:string-value="P" calcext:value-type="string">
            <text:p>P</text:p>
          </table:table-cell>
          <table:table-cell office:value-type="string" calcext:value-type="string">
            <text:p>', </text:p>
          </table:table-cell>
          <table:table-cell table:formula="of:=IF(MOD([.E264];1000000)=0;1;0)" office:value-type="float" office:value="0" calcext:value-type="float">
            <text:p>0</text:p>
          </table:table-cell>
          <table:table-cell office:value-type="string" calcext:value-type="string">
            <text:p>),</text:p>
          </table:table-cell>
          <table:table-cell table:formula="of:=CONCATENATE([.D264];[.E264];[.F264];[.G264];[.H264];[.I264];[.J264];[.K264];[.L264])" office:value-type="string" office:string-value="(21010011, 'Manga Stil', 'P', 0)," calcext:value-type="string">
            <text:p>(21010011, 'Manga Sti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text:p>
          </table:table-cell>
          <table:table-cell table:formula="of:=1000000*[.A265]+1000*[.B265]+[.C265]" office:value-type="float" office:value="21010012" calcext:value-type="float">
            <text:p>21010012</text:p>
          </table:table-cell>
          <table:table-cell office:value-type="string" calcext:value-type="string">
            <text:p>, '</text:p>
          </table:table-cell>
          <table:table-cell office:value-type="string" calcext:value-type="string">
            <text:p>Graphic Novel Stil</text:p>
          </table:table-cell>
          <table:table-cell office:value-type="string" calcext:value-type="string">
            <text:p>', '</text:p>
          </table:table-cell>
          <table:table-cell table:formula="of:=IF(MOD([.E265];1000)=0;&quot;A&quot;;&quot;P&quot;)" office:value-type="string" office:string-value="P" calcext:value-type="string">
            <text:p>P</text:p>
          </table:table-cell>
          <table:table-cell office:value-type="string" calcext:value-type="string">
            <text:p>', </text:p>
          </table:table-cell>
          <table:table-cell table:formula="of:=IF(MOD([.E265];1000000)=0;1;0)" office:value-type="float" office:value="0" calcext:value-type="float">
            <text:p>0</text:p>
          </table:table-cell>
          <table:table-cell office:value-type="string" calcext:value-type="string">
            <text:p>),</text:p>
          </table:table-cell>
          <table:table-cell table:formula="of:=CONCATENATE([.D265];[.E265];[.F265];[.G265];[.H265];[.I265];[.J265];[.K265];[.L265])" office:value-type="string" office:string-value="(21010012, 'Graphic Novel Stil', 'P', 0)," calcext:value-type="string">
            <text:p>(21010012, 'Graphic Novel Stil', 'P', 0),</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ext:p>
          </table:table-cell>
          <table:table-cell table:formula="of:=1000000*[.A266]+1000*[.B266]+[.C266]" office:value-type="float" office:value="21011000" calcext:value-type="float">
            <text:p>21011000</text:p>
          </table:table-cell>
          <table:table-cell office:value-type="string" calcext:value-type="string">
            <text:p>, '</text:p>
          </table:table-cell>
          <table:table-cell office:value-type="string" calcext:value-type="string">
            <text:p>Fotographie</text:p>
          </table:table-cell>
          <table:table-cell office:value-type="string" calcext:value-type="string">
            <text:p>', '</text:p>
          </table:table-cell>
          <table:table-cell table:formula="of:=IF(MOD([.E266];1000)=0;&quot;A&quot;;&quot;P&quot;)" office:value-type="string" office:string-value="A" calcext:value-type="string">
            <text:p>A</text:p>
          </table:table-cell>
          <table:table-cell office:value-type="string" calcext:value-type="string">
            <text:p>', </text:p>
          </table:table-cell>
          <table:table-cell table:formula="of:=IF(MOD([.E266];1000000)=0;1;0)" office:value-type="float" office:value="0" calcext:value-type="float">
            <text:p>0</text:p>
          </table:table-cell>
          <table:table-cell office:value-type="string" calcext:value-type="string">
            <text:p>),</text:p>
          </table:table-cell>
          <table:table-cell table:formula="of:=CONCATENATE([.D266];[.E266];[.F266];[.G266];[.H266];[.I266];[.J266];[.K266];[.L266])" office:value-type="string" office:string-value="(21011000, 'Fotographie', 'A', 0)," calcext:value-type="string">
            <text:p>(21011000, 'Fotographie', 'A', 0),</text:p>
          </table:table-cell>
        </table:table-row>
        <table:table-row table:style-name="ro1">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p>
          </table:table-cell>
          <table:table-cell table:formula="of:=1000000*[.A267]+1000*[.B267]+[.C267]" office:value-type="float" office:value="21012000" calcext:value-type="float">
            <text:p>21012000</text:p>
          </table:table-cell>
          <table:table-cell office:value-type="string" calcext:value-type="string">
            <text:p>, '</text:p>
          </table:table-cell>
          <table:table-cell office:value-type="string" calcext:value-type="string">
            <text:p>Videographie</text:p>
          </table:table-cell>
          <table:table-cell office:value-type="string" calcext:value-type="string">
            <text:p>', '</text:p>
          </table:table-cell>
          <table:table-cell table:formula="of:=IF(MOD([.E267];1000)=0;&quot;A&quot;;&quot;P&quot;)" office:value-type="string" office:string-value="A" calcext:value-type="string">
            <text:p>A</text:p>
          </table:table-cell>
          <table:table-cell office:value-type="string" calcext:value-type="string">
            <text:p>', </text:p>
          </table:table-cell>
          <table:table-cell table:formula="of:=IF(MOD([.E267];1000000)=0;1;0)" office:value-type="float" office:value="0" calcext:value-type="float">
            <text:p>0</text:p>
          </table:table-cell>
          <table:table-cell office:value-type="string" calcext:value-type="string">
            <text:p>),</text:p>
          </table:table-cell>
          <table:table-cell table:formula="of:=CONCATENATE([.D267];[.E267];[.F267];[.G267];[.H267];[.I267];[.J267];[.K267];[.L267])" office:value-type="string" office:string-value="(21012000, 'Videographie', 'A', 0)," calcext:value-type="string">
            <text:p>(21012000, 'Videographie',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text:p>
          </table:table-cell>
          <table:table-cell table:formula="of:=1000000*[.A268]+1000*[.B268]+[.C268]" office:value-type="float" office:value="21013000" calcext:value-type="float">
            <text:p>21013000</text:p>
          </table:table-cell>
          <table:table-cell office:value-type="string" calcext:value-type="string">
            <text:p>, '</text:p>
          </table:table-cell>
          <table:table-cell office:value-type="string" calcext:value-type="string">
            <text:p>Modellieren</text:p>
          </table:table-cell>
          <table:table-cell office:value-type="string" calcext:value-type="string">
            <text:p>', '</text:p>
          </table:table-cell>
          <table:table-cell table:formula="of:=IF(MOD([.E268];1000)=0;&quot;A&quot;;&quot;P&quot;)" office:value-type="string" office:string-value="A" calcext:value-type="string">
            <text:p>A</text:p>
          </table:table-cell>
          <table:table-cell office:value-type="string" calcext:value-type="string">
            <text:p>', </text:p>
          </table:table-cell>
          <table:table-cell table:formula="of:=IF(MOD([.E268];1000000)=0;1;0)" office:value-type="float" office:value="0" calcext:value-type="float">
            <text:p>0</text:p>
          </table:table-cell>
          <table:table-cell office:value-type="string" calcext:value-type="string">
            <text:p>),</text:p>
          </table:table-cell>
          <table:table-cell table:formula="of:=CONCATENATE([.D268];[.E268];[.F268];[.G268];[.H268];[.I268];[.J268];[.K268];[.L268])" office:value-type="string" office:string-value="(21013000, 'Modellieren', 'A', 0)," calcext:value-type="string">
            <text:p>(21013000, 'Modellieren',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269]+1000*[.B269]+[.C269]" office:value-type="float" office:value="21013001" calcext:value-type="float">
            <text:p>21013001</text:p>
          </table:table-cell>
          <table:table-cell office:value-type="string" calcext:value-type="string">
            <text:p>, '</text:p>
          </table:table-cell>
          <table:table-cell office:value-type="string" calcext:value-type="string">
            <text:p>Töpferei</text:p>
          </table:table-cell>
          <table:table-cell office:value-type="string" calcext:value-type="string">
            <text:p>', '</text:p>
          </table:table-cell>
          <table:table-cell table:formula="of:=IF(MOD([.E269];1000)=0;&quot;A&quot;;&quot;P&quot;)" office:value-type="string" office:string-value="P" calcext:value-type="string">
            <text:p>P</text:p>
          </table:table-cell>
          <table:table-cell office:value-type="string" calcext:value-type="string">
            <text:p>', </text:p>
          </table:table-cell>
          <table:table-cell table:formula="of:=IF(MOD([.E269];1000000)=0;1;0)" office:value-type="float" office:value="0" calcext:value-type="float">
            <text:p>0</text:p>
          </table:table-cell>
          <table:table-cell office:value-type="string" calcext:value-type="string">
            <text:p>),</text:p>
          </table:table-cell>
          <table:table-cell table:formula="of:=CONCATENATE([.D269];[.E269];[.F269];[.G269];[.H269];[.I269];[.J269];[.K269];[.L269])" office:value-type="string" office:string-value="(21013001, 'Töpferei', 'P', 0)," calcext:value-type="string">
            <text:p>(21013001, 'Töpf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ext:p>
          </table:table-cell>
          <table:table-cell table:formula="of:=1000000*[.A270]+1000*[.B270]+[.C270]" office:value-type="float" office:value="21013002" calcext:value-type="float">
            <text:p>21013002</text:p>
          </table:table-cell>
          <table:table-cell office:value-type="string" calcext:value-type="string">
            <text:p>, '</text:p>
          </table:table-cell>
          <table:table-cell office:value-type="string" calcext:value-type="string">
            <text:p>Steinmetzkunst</text:p>
          </table:table-cell>
          <table:table-cell office:value-type="string" calcext:value-type="string">
            <text:p>', '</text:p>
          </table:table-cell>
          <table:table-cell table:formula="of:=IF(MOD([.E270];1000)=0;&quot;A&quot;;&quot;P&quot;)" office:value-type="string" office:string-value="P" calcext:value-type="string">
            <text:p>P</text:p>
          </table:table-cell>
          <table:table-cell office:value-type="string" calcext:value-type="string">
            <text:p>', </text:p>
          </table:table-cell>
          <table:table-cell table:formula="of:=IF(MOD([.E270];1000000)=0;1;0)" office:value-type="float" office:value="0" calcext:value-type="float">
            <text:p>0</text:p>
          </table:table-cell>
          <table:table-cell office:value-type="string" calcext:value-type="string">
            <text:p>),</text:p>
          </table:table-cell>
          <table:table-cell table:formula="of:=CONCATENATE([.D270];[.E270];[.F270];[.G270];[.H270];[.I270];[.J270];[.K270];[.L270])" office:value-type="string" office:string-value="(21013002, 'Steinmetzkunst', 'P', 0)," calcext:value-type="string">
            <text:p>(21013002, 'Steinmetzkunst',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ext:p>
          </table:table-cell>
          <table:table-cell table:formula="of:=1000000*[.A271]+1000*[.B271]+[.C271]" office:value-type="float" office:value="21013003" calcext:value-type="float">
            <text:p>21013003</text:p>
          </table:table-cell>
          <table:table-cell office:value-type="string" calcext:value-type="string">
            <text:p>, '</text:p>
          </table:table-cell>
          <table:table-cell office:value-type="string" calcext:value-type="string">
            <text:p>Schnitzhandwerk</text:p>
          </table:table-cell>
          <table:table-cell office:value-type="string" calcext:value-type="string">
            <text:p>', '</text:p>
          </table:table-cell>
          <table:table-cell table:formula="of:=IF(MOD([.E271];1000)=0;&quot;A&quot;;&quot;P&quot;)" office:value-type="string" office:string-value="P" calcext:value-type="string">
            <text:p>P</text:p>
          </table:table-cell>
          <table:table-cell office:value-type="string" calcext:value-type="string">
            <text:p>', </text:p>
          </table:table-cell>
          <table:table-cell table:formula="of:=IF(MOD([.E271];1000000)=0;1;0)" office:value-type="float" office:value="0" calcext:value-type="float">
            <text:p>0</text:p>
          </table:table-cell>
          <table:table-cell office:value-type="string" calcext:value-type="string">
            <text:p>),</text:p>
          </table:table-cell>
          <table:table-cell table:formula="of:=CONCATENATE([.D271];[.E271];[.F271];[.G271];[.H271];[.I271];[.J271];[.K271];[.L271])" office:value-type="string" office:string-value="(21013003, 'Schnitzhandwerk', 'P', 0)," calcext:value-type="string">
            <text:p>(21013003, 'Schnitzhandwerk',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text:p>
          </table:table-cell>
          <table:table-cell table:formula="of:=1000000*[.A272]+1000*[.B272]+[.C272]" office:value-type="float" office:value="21013004" calcext:value-type="float">
            <text:p>21013004</text:p>
          </table:table-cell>
          <table:table-cell office:value-type="string" calcext:value-type="string">
            <text:p>, '</text:p>
          </table:table-cell>
          <table:table-cell office:value-type="string" calcext:value-type="string">
            <text:p>Maskenbildnerei</text:p>
          </table:table-cell>
          <table:table-cell office:value-type="string" calcext:value-type="string">
            <text:p>', '</text:p>
          </table:table-cell>
          <table:table-cell table:formula="of:=IF(MOD([.E272];1000)=0;&quot;A&quot;;&quot;P&quot;)" office:value-type="string" office:string-value="P" calcext:value-type="string">
            <text:p>P</text:p>
          </table:table-cell>
          <table:table-cell office:value-type="string" calcext:value-type="string">
            <text:p>', </text:p>
          </table:table-cell>
          <table:table-cell table:formula="of:=IF(MOD([.E272];1000000)=0;1;0)" office:value-type="float" office:value="0" calcext:value-type="float">
            <text:p>0</text:p>
          </table:table-cell>
          <table:table-cell office:value-type="string" calcext:value-type="string">
            <text:p>),</text:p>
          </table:table-cell>
          <table:table-cell table:formula="of:=CONCATENATE([.D272];[.E272];[.F272];[.G272];[.H272];[.I272];[.J272];[.K272];[.L272])" office:value-type="string" office:string-value="(21013004, 'Maskenbildnerei', 'P', 0)," calcext:value-type="string">
            <text:p>(21013004, 'Maskenbildn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text:p>
          </table:table-cell>
          <table:table-cell table:formula="of:=1000000*[.A273]+1000*[.B273]+[.C273]" office:value-type="float" office:value="21013005" calcext:value-type="float">
            <text:p>21013005</text:p>
          </table:table-cell>
          <table:table-cell office:value-type="string" calcext:value-type="string">
            <text:p>, '</text:p>
          </table:table-cell>
          <table:table-cell office:value-type="string" calcext:value-type="string">
            <text:p>3D-Druck</text:p>
          </table:table-cell>
          <table:table-cell office:value-type="string" calcext:value-type="string">
            <text:p>', '</text:p>
          </table:table-cell>
          <table:table-cell table:formula="of:=IF(MOD([.E273];1000)=0;&quot;A&quot;;&quot;P&quot;)" office:value-type="string" office:string-value="P" calcext:value-type="string">
            <text:p>P</text:p>
          </table:table-cell>
          <table:table-cell office:value-type="string" calcext:value-type="string">
            <text:p>', </text:p>
          </table:table-cell>
          <table:table-cell table:formula="of:=IF(MOD([.E273];1000000)=0;1;0)" office:value-type="float" office:value="0" calcext:value-type="float">
            <text:p>0</text:p>
          </table:table-cell>
          <table:table-cell office:value-type="string" calcext:value-type="string">
            <text:p>),</text:p>
          </table:table-cell>
          <table:table-cell table:formula="of:=CONCATENATE([.D273];[.E273];[.F273];[.G273];[.H273];[.I273];[.J273];[.K273];[.L273])" office:value-type="string" office:string-value="(21013005, '3D-Druck', 'P', 0)," calcext:value-type="string">
            <text:p>(21013005, '3D-Druck', 'P', 0),</text:p>
          </table:table-cell>
        </table:table-row>
        <table:table-row table:style-name="ro1">
          <table:table-cell office:value-type="float" office:value="21" calcext:value-type="float">
            <text:p>21</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text:p>
          </table:table-cell>
          <table:table-cell table:formula="of:=1000000*[.A274]+1000*[.B274]+[.C274]" office:value-type="float" office:value="21014000" calcext:value-type="float">
            <text:p>21014000</text:p>
          </table:table-cell>
          <table:table-cell office:value-type="string" calcext:value-type="string">
            <text:p>, '</text:p>
          </table:table-cell>
          <table:table-cell office:value-type="string" calcext:value-type="string">
            <text:p>Kochen</text:p>
          </table:table-cell>
          <table:table-cell office:value-type="string" calcext:value-type="string">
            <text:p>', '</text:p>
          </table:table-cell>
          <table:table-cell table:formula="of:=IF(MOD([.E274];1000)=0;&quot;A&quot;;&quot;P&quot;)" office:value-type="string" office:string-value="A" calcext:value-type="string">
            <text:p>A</text:p>
          </table:table-cell>
          <table:table-cell office:value-type="string" calcext:value-type="string">
            <text:p>', </text:p>
          </table:table-cell>
          <table:table-cell table:formula="of:=IF(MOD([.E274];1000000)=0;1;0)" office:value-type="float" office:value="0" calcext:value-type="float">
            <text:p>0</text:p>
          </table:table-cell>
          <table:table-cell office:value-type="string" calcext:value-type="string">
            <text:p>),</text:p>
          </table:table-cell>
          <table:table-cell table:formula="of:=CONCATENATE([.D274];[.E274];[.F274];[.G274];[.H274];[.I274];[.J274];[.K274];[.L274])" office:value-type="string" office:string-value="(21014000, 'Kochen', 'A', 0)," calcext:value-type="string">
            <text:p>(21014000, 'Kochen', 'A', 0),</text:p>
          </table:table-cell>
        </table:table-row>
        <table:table-row table:style-name="ro1">
          <table:table-cell office:value-type="float" office:value="21" calcext:value-type="float">
            <text:p>2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p>
          </table:table-cell>
          <table:table-cell table:formula="of:=1000000*[.A275]+1000*[.B275]+[.C275]" office:value-type="float" office:value="21015000" calcext:value-type="float">
            <text:p>21015000</text:p>
          </table:table-cell>
          <table:table-cell office:value-type="string" calcext:value-type="string">
            <text:p>, '</text:p>
          </table:table-cell>
          <table:table-cell office:value-type="string" calcext:value-type="string">
            <text:p>Backen</text:p>
          </table:table-cell>
          <table:table-cell office:value-type="string" calcext:value-type="string">
            <text:p>', '</text:p>
          </table:table-cell>
          <table:table-cell table:formula="of:=IF(MOD([.E275];1000)=0;&quot;A&quot;;&quot;P&quot;)" office:value-type="string" office:string-value="A" calcext:value-type="string">
            <text:p>A</text:p>
          </table:table-cell>
          <table:table-cell office:value-type="string" calcext:value-type="string">
            <text:p>', </text:p>
          </table:table-cell>
          <table:table-cell table:formula="of:=IF(MOD([.E275];1000000)=0;1;0)" office:value-type="float" office:value="0" calcext:value-type="float">
            <text:p>0</text:p>
          </table:table-cell>
          <table:table-cell office:value-type="string" calcext:value-type="string">
            <text:p>),</text:p>
          </table:table-cell>
          <table:table-cell table:formula="of:=CONCATENATE([.D275];[.E275];[.F275];[.G275];[.H275];[.I275];[.J275];[.K275];[.L275])" office:value-type="string" office:string-value="(21015000, 'Backen', 'A', 0)," calcext:value-type="string">
            <text:p>(21015000, 'Backen', 'A', 0),</text:p>
          </table:table-cell>
        </table:table-row>
        <table:table-row table:style-name="ro1">
          <table:table-cell office:value-type="float" office:value="22" calcext:value-type="float">
            <text:p>22</text:p>
          </table:table-cell>
          <table:table-cell table:number-columns-repeated="2" office:value-type="float" office:value="0" calcext:value-type="float">
            <text:p>0</text:p>
          </table:table-cell>
          <table:table-cell office:value-type="string" calcext:value-type="string">
            <text:p>(</text:p>
          </table:table-cell>
          <table:table-cell table:formula="of:=1000000*[.A276]+1000*[.B276]+[.C276]" office:value-type="float" office:value="22000000" calcext:value-type="float">
            <text:p>22000000</text:p>
          </table:table-cell>
          <table:table-cell office:value-type="string" calcext:value-type="string">
            <text:p>, '</text:p>
          </table:table-cell>
          <table:table-cell office:value-type="string" calcext:value-type="string">
            <text:p>Musizieren</text:p>
          </table:table-cell>
          <table:table-cell office:value-type="string" calcext:value-type="string">
            <text:p>', '</text:p>
          </table:table-cell>
          <table:table-cell table:formula="of:=IF(MOD([.E276];1000)=0;&quot;A&quot;;&quot;P&quot;)" office:value-type="string" office:string-value="A" calcext:value-type="string">
            <text:p>A</text:p>
          </table:table-cell>
          <table:table-cell office:value-type="string" calcext:value-type="string">
            <text:p>', </text:p>
          </table:table-cell>
          <table:table-cell table:formula="of:=IF(MOD([.E276];1000000)=0;1;0)" office:value-type="float" office:value="1" calcext:value-type="float">
            <text:p>1</text:p>
          </table:table-cell>
          <table:table-cell office:value-type="string" calcext:value-type="string">
            <text:p>),</text:p>
          </table:table-cell>
          <table:table-cell table:formula="of:=CONCATENATE([.D276];[.E276];[.F276];[.G276];[.H276];[.I276];[.J276];[.K276];[.L276])" office:value-type="string" office:string-value="(22000000, 'Musizieren', 'A', 1)," calcext:value-type="string">
            <text:p>(22000000, 'Musizieren', 'A', 1),</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77]+1000*[.B277]+[.C277]" office:value-type="float" office:value="22001000" calcext:value-type="float">
            <text:p>22001000</text:p>
          </table:table-cell>
          <table:table-cell office:value-type="string" calcext:value-type="string">
            <text:p>, '</text:p>
          </table:table-cell>
          <table:table-cell office:value-type="string" calcext:value-type="string">
            <text:p>Singen</text:p>
          </table:table-cell>
          <table:table-cell office:value-type="string" calcext:value-type="string">
            <text:p>', '</text:p>
          </table:table-cell>
          <table:table-cell table:formula="of:=IF(MOD([.E277];1000)=0;&quot;A&quot;;&quot;P&quot;)" office:value-type="string" office:string-value="A" calcext:value-type="string">
            <text:p>A</text:p>
          </table:table-cell>
          <table:table-cell office:value-type="string" calcext:value-type="string">
            <text:p>', </text:p>
          </table:table-cell>
          <table:table-cell table:formula="of:=IF(MOD([.E277];1000000)=0;1;0)" office:value-type="float" office:value="0" calcext:value-type="float">
            <text:p>0</text:p>
          </table:table-cell>
          <table:table-cell office:value-type="string" calcext:value-type="string">
            <text:p>),</text:p>
          </table:table-cell>
          <table:table-cell table:formula="of:=CONCATENATE([.D277];[.E277];[.F277];[.G277];[.H277];[.I277];[.J277];[.K277];[.L277])" office:value-type="string" office:string-value="(22001000, 'Singen', 'A', 0)," calcext:value-type="string">
            <text:p>(22001000, 'Singen', 'A', 0),</text:p>
          </table:table-cell>
        </table:table-row>
        <table:table-row table:style-name="ro1">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text:p>
          </table:table-cell>
          <table:table-cell table:formula="of:=1000000*[.A278]+1000*[.B278]+[.C278]" office:value-type="float" office:value="22001001" calcext:value-type="float">
            <text:p>22001001</text:p>
          </table:table-cell>
          <table:table-cell office:value-type="string" calcext:value-type="string">
            <text:p>, '</text:p>
          </table:table-cell>
          <table:table-cell office:value-type="string" calcext:value-type="string">
            <text:p>Chorgesang</text:p>
          </table:table-cell>
          <table:table-cell office:value-type="string" calcext:value-type="string">
            <text:p>', '</text:p>
          </table:table-cell>
          <table:table-cell table:formula="of:=IF(MOD([.E278];1000)=0;&quot;A&quot;;&quot;P&quot;)" office:value-type="string" office:string-value="P" calcext:value-type="string">
            <text:p>P</text:p>
          </table:table-cell>
          <table:table-cell office:value-type="string" calcext:value-type="string">
            <text:p>', </text:p>
          </table:table-cell>
          <table:table-cell table:formula="of:=IF(MOD([.E278];1000000)=0;1;0)" office:value-type="float" office:value="0" calcext:value-type="float">
            <text:p>0</text:p>
          </table:table-cell>
          <table:table-cell office:value-type="string" calcext:value-type="string">
            <text:p>),</text:p>
          </table:table-cell>
          <table:table-cell table:formula="of:=CONCATENATE([.D278];[.E278];[.F278];[.G278];[.H278];[.I278];[.J278];[.K278];[.L278])" office:value-type="string" office:string-value="(22001001, 'Chorgesang', 'P', 0)," calcext:value-type="string">
            <text:p>(22001001, 'Chorgesa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79]+1000*[.B279]+[.C279]" office:value-type="float" office:value="22001002" calcext:value-type="float">
            <text:p>22001002</text:p>
          </table:table-cell>
          <table:table-cell office:value-type="string" calcext:value-type="string">
            <text:p>, '</text:p>
          </table:table-cell>
          <table:table-cell office:value-type="string" calcext:value-type="string">
            <text:p>Rap</text:p>
          </table:table-cell>
          <table:table-cell office:value-type="string" calcext:value-type="string">
            <text:p>', '</text:p>
          </table:table-cell>
          <table:table-cell table:formula="of:=IF(MOD([.E279];1000)=0;&quot;A&quot;;&quot;P&quot;)" office:value-type="string" office:string-value="P" calcext:value-type="string">
            <text:p>P</text:p>
          </table:table-cell>
          <table:table-cell office:value-type="string" calcext:value-type="string">
            <text:p>', </text:p>
          </table:table-cell>
          <table:table-cell table:formula="of:=IF(MOD([.E279];1000000)=0;1;0)" office:value-type="float" office:value="0" calcext:value-type="float">
            <text:p>0</text:p>
          </table:table-cell>
          <table:table-cell office:value-type="string" calcext:value-type="string">
            <text:p>),</text:p>
          </table:table-cell>
          <table:table-cell table:formula="of:=CONCATENATE([.D279];[.E279];[.F279];[.G279];[.H279];[.I279];[.J279];[.K279];[.L279])" office:value-type="string" office:string-value="(22001002, 'Rap', 'P', 0)," calcext:value-type="string">
            <text:p>(22001002, 'Rap',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80]+1000*[.B280]+[.C280]" office:value-type="float" office:value="22001003" calcext:value-type="float">
            <text:p>22001003</text:p>
          </table:table-cell>
          <table:table-cell office:value-type="string" calcext:value-type="string">
            <text:p>, '</text:p>
          </table:table-cell>
          <table:table-cell office:value-type="string" calcext:value-type="string">
            <text:p>Jodeln</text:p>
          </table:table-cell>
          <table:table-cell office:value-type="string" calcext:value-type="string">
            <text:p>', '</text:p>
          </table:table-cell>
          <table:table-cell table:formula="of:=IF(MOD([.E280];1000)=0;&quot;A&quot;;&quot;P&quot;)" office:value-type="string" office:string-value="P" calcext:value-type="string">
            <text:p>P</text:p>
          </table:table-cell>
          <table:table-cell office:value-type="string" calcext:value-type="string">
            <text:p>', </text:p>
          </table:table-cell>
          <table:table-cell table:formula="of:=IF(MOD([.E280];1000000)=0;1;0)" office:value-type="float" office:value="0" calcext:value-type="float">
            <text:p>0</text:p>
          </table:table-cell>
          <table:table-cell office:value-type="string" calcext:value-type="string">
            <text:p>),</text:p>
          </table:table-cell>
          <table:table-cell table:formula="of:=CONCATENATE([.D280];[.E280];[.F280];[.G280];[.H280];[.I280];[.J280];[.K280];[.L280])" office:value-type="string" office:string-value="(22001003, 'Jodeln', 'P', 0)," calcext:value-type="string">
            <text:p>(22001003, 'Jodel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81]+1000*[.B281]+[.C281]" office:value-type="float" office:value="22001004" calcext:value-type="float">
            <text:p>22001004</text:p>
          </table:table-cell>
          <table:table-cell office:value-type="string" calcext:value-type="string">
            <text:p>, '</text:p>
          </table:table-cell>
          <table:table-cell office:value-type="string" calcext:value-type="string">
            <text:p>Beatboxing</text:p>
          </table:table-cell>
          <table:table-cell office:value-type="string" calcext:value-type="string">
            <text:p>', '</text:p>
          </table:table-cell>
          <table:table-cell table:formula="of:=IF(MOD([.E281];1000)=0;&quot;A&quot;;&quot;P&quot;)" office:value-type="string" office:string-value="P" calcext:value-type="string">
            <text:p>P</text:p>
          </table:table-cell>
          <table:table-cell office:value-type="string" calcext:value-type="string">
            <text:p>', </text:p>
          </table:table-cell>
          <table:table-cell table:formula="of:=IF(MOD([.E281];1000000)=0;1;0)" office:value-type="float" office:value="0" calcext:value-type="float">
            <text:p>0</text:p>
          </table:table-cell>
          <table:table-cell office:value-type="string" calcext:value-type="string">
            <text:p>),</text:p>
          </table:table-cell>
          <table:table-cell table:formula="of:=CONCATENATE([.D281];[.E281];[.F281];[.G281];[.H281];[.I281];[.J281];[.K281];[.L281])" office:value-type="string" office:string-value="(22001004, 'Beatboxing', 'P', 0)," calcext:value-type="string">
            <text:p>(22001004, 'Beatboxi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82]+1000*[.B282]+[.C282]" office:value-type="float" office:value="22001005" calcext:value-type="float">
            <text:p>22001005</text:p>
          </table:table-cell>
          <table:table-cell office:value-type="string" calcext:value-type="string">
            <text:p>, '</text:p>
          </table:table-cell>
          <table:table-cell office:value-type="string" calcext:value-type="string">
            <text:p>A Capella</text:p>
          </table:table-cell>
          <table:table-cell office:value-type="string" calcext:value-type="string">
            <text:p>', '</text:p>
          </table:table-cell>
          <table:table-cell table:formula="of:=IF(MOD([.E282];1000)=0;&quot;A&quot;;&quot;P&quot;)" office:value-type="string" office:string-value="P" calcext:value-type="string">
            <text:p>P</text:p>
          </table:table-cell>
          <table:table-cell office:value-type="string" calcext:value-type="string">
            <text:p>', </text:p>
          </table:table-cell>
          <table:table-cell table:formula="of:=IF(MOD([.E282];1000000)=0;1;0)" office:value-type="float" office:value="0" calcext:value-type="float">
            <text:p>0</text:p>
          </table:table-cell>
          <table:table-cell office:value-type="string" calcext:value-type="string">
            <text:p>),</text:p>
          </table:table-cell>
          <table:table-cell table:formula="of:=CONCATENATE([.D282];[.E282];[.F282];[.G282];[.H282];[.I282];[.J282];[.K282];[.L282])" office:value-type="string" office:string-value="(22001005, 'A Capella', 'P', 0)," calcext:value-type="string">
            <text:p>(22001005, 'A Capella',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83]+1000*[.B283]+[.C283]" office:value-type="float" office:value="22001006" calcext:value-type="float">
            <text:p>22001006</text:p>
          </table:table-cell>
          <table:table-cell office:value-type="string" calcext:value-type="string">
            <text:p>, '</text:p>
          </table:table-cell>
          <table:table-cell office:value-type="string" calcext:value-type="string">
            <text:p>Sopran</text:p>
          </table:table-cell>
          <table:table-cell office:value-type="string" calcext:value-type="string">
            <text:p>', '</text:p>
          </table:table-cell>
          <table:table-cell table:formula="of:=IF(MOD([.E283];1000)=0;&quot;A&quot;;&quot;P&quot;)" office:value-type="string" office:string-value="P" calcext:value-type="string">
            <text:p>P</text:p>
          </table:table-cell>
          <table:table-cell office:value-type="string" calcext:value-type="string">
            <text:p>', </text:p>
          </table:table-cell>
          <table:table-cell table:formula="of:=IF(MOD([.E283];1000000)=0;1;0)" office:value-type="float" office:value="0" calcext:value-type="float">
            <text:p>0</text:p>
          </table:table-cell>
          <table:table-cell office:value-type="string" calcext:value-type="string">
            <text:p>),</text:p>
          </table:table-cell>
          <table:table-cell table:formula="of:=CONCATENATE([.D283];[.E283];[.F283];[.G283];[.H283];[.I283];[.J283];[.K283];[.L283])" office:value-type="string" office:string-value="(22001006, 'Sopran', 'P', 0)," calcext:value-type="string">
            <text:p>(22001006, 'Sopra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84]+1000*[.B284]+[.C284]" office:value-type="float" office:value="22001007" calcext:value-type="float">
            <text:p>22001007</text:p>
          </table:table-cell>
          <table:table-cell office:value-type="string" calcext:value-type="string">
            <text:p>, '</text:p>
          </table:table-cell>
          <table:table-cell office:value-type="string" calcext:value-type="string">
            <text:p>Alt</text:p>
          </table:table-cell>
          <table:table-cell office:value-type="string" calcext:value-type="string">
            <text:p>', '</text:p>
          </table:table-cell>
          <table:table-cell table:formula="of:=IF(MOD([.E284];1000)=0;&quot;A&quot;;&quot;P&quot;)" office:value-type="string" office:string-value="P" calcext:value-type="string">
            <text:p>P</text:p>
          </table:table-cell>
          <table:table-cell office:value-type="string" calcext:value-type="string">
            <text:p>', </text:p>
          </table:table-cell>
          <table:table-cell table:formula="of:=IF(MOD([.E284];1000000)=0;1;0)" office:value-type="float" office:value="0" calcext:value-type="float">
            <text:p>0</text:p>
          </table:table-cell>
          <table:table-cell office:value-type="string" calcext:value-type="string">
            <text:p>),</text:p>
          </table:table-cell>
          <table:table-cell table:formula="of:=CONCATENATE([.D284];[.E284];[.F284];[.G284];[.H284];[.I284];[.J284];[.K284];[.L284])" office:value-type="string" office:string-value="(22001007, 'Alt', 'P', 0)," calcext:value-type="string">
            <text:p>(22001007, 'Alt',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85]+1000*[.B285]+[.C285]" office:value-type="float" office:value="22001008" calcext:value-type="float">
            <text:p>22001008</text:p>
          </table:table-cell>
          <table:table-cell office:value-type="string" calcext:value-type="string">
            <text:p>, '</text:p>
          </table:table-cell>
          <table:table-cell office:value-type="string" calcext:value-type="string">
            <text:p>Tenor</text:p>
          </table:table-cell>
          <table:table-cell office:value-type="string" calcext:value-type="string">
            <text:p>', '</text:p>
          </table:table-cell>
          <table:table-cell table:formula="of:=IF(MOD([.E285];1000)=0;&quot;A&quot;;&quot;P&quot;)" office:value-type="string" office:string-value="P" calcext:value-type="string">
            <text:p>P</text:p>
          </table:table-cell>
          <table:table-cell office:value-type="string" calcext:value-type="string">
            <text:p>', </text:p>
          </table:table-cell>
          <table:table-cell table:formula="of:=IF(MOD([.E285];1000000)=0;1;0)" office:value-type="float" office:value="0" calcext:value-type="float">
            <text:p>0</text:p>
          </table:table-cell>
          <table:table-cell office:value-type="string" calcext:value-type="string">
            <text:p>),</text:p>
          </table:table-cell>
          <table:table-cell table:formula="of:=CONCATENATE([.D285];[.E285];[.F285];[.G285];[.H285];[.I285];[.J285];[.K285];[.L285])" office:value-type="string" office:string-value="(22001008, 'Tenor', 'P', 0)," calcext:value-type="string">
            <text:p>(22001008, 'Tenor',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86]+1000*[.B286]+[.C286]" office:value-type="float" office:value="22001009" calcext:value-type="float">
            <text:p>22001009</text:p>
          </table:table-cell>
          <table:table-cell office:value-type="string" calcext:value-type="string">
            <text:p>, '</text:p>
          </table:table-cell>
          <table:table-cell office:value-type="string" calcext:value-type="string">
            <text:p>Bass</text:p>
          </table:table-cell>
          <table:table-cell office:value-type="string" calcext:value-type="string">
            <text:p>', '</text:p>
          </table:table-cell>
          <table:table-cell table:formula="of:=IF(MOD([.E286];1000)=0;&quot;A&quot;;&quot;P&quot;)" office:value-type="string" office:string-value="P" calcext:value-type="string">
            <text:p>P</text:p>
          </table:table-cell>
          <table:table-cell office:value-type="string" calcext:value-type="string">
            <text:p>', </text:p>
          </table:table-cell>
          <table:table-cell table:formula="of:=IF(MOD([.E286];1000000)=0;1;0)" office:value-type="float" office:value="0" calcext:value-type="float">
            <text:p>0</text:p>
          </table:table-cell>
          <table:table-cell office:value-type="string" calcext:value-type="string">
            <text:p>),</text:p>
          </table:table-cell>
          <table:table-cell table:formula="of:=CONCATENATE([.D286];[.E286];[.F286];[.G286];[.H286];[.I286];[.J286];[.K286];[.L286])" office:value-type="string" office:string-value="(22001009, 'Bass', 'P', 0)," calcext:value-type="string">
            <text:p>(22001009, 'Bass',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87]+1000*[.B287]+[.C287]" office:value-type="float" office:value="22002000" calcext:value-type="float">
            <text:p>22002000</text:p>
          </table:table-cell>
          <table:table-cell office:value-type="string" calcext:value-type="string">
            <text:p>, '</text:p>
          </table:table-cell>
          <table:table-cell office:value-type="string" calcext:value-type="string">
            <text:p>Saiteninstrumente</text:p>
          </table:table-cell>
          <table:table-cell office:value-type="string" calcext:value-type="string">
            <text:p>', '</text:p>
          </table:table-cell>
          <table:table-cell table:formula="of:=IF(MOD([.E287];1000)=0;&quot;A&quot;;&quot;P&quot;)" office:value-type="string" office:string-value="A" calcext:value-type="string">
            <text:p>A</text:p>
          </table:table-cell>
          <table:table-cell office:value-type="string" calcext:value-type="string">
            <text:p>', </text:p>
          </table:table-cell>
          <table:table-cell table:formula="of:=IF(MOD([.E287];1000000)=0;1;0)" office:value-type="float" office:value="0" calcext:value-type="float">
            <text:p>0</text:p>
          </table:table-cell>
          <table:table-cell office:value-type="string" calcext:value-type="string">
            <text:p>),</text:p>
          </table:table-cell>
          <table:table-cell table:formula="of:=CONCATENATE([.D287];[.E287];[.F287];[.G287];[.H287];[.I287];[.J287];[.K287];[.L287])" office:value-type="string" office:string-value="(22002000, 'Saiteninstrumente', 'A', 0)," calcext:value-type="string">
            <text:p>(22002000, 'Saiteninstrumente', 'A',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88]+1000*[.B288]+[.C288]" office:value-type="float" office:value="22002001" calcext:value-type="float">
            <text:p>22002001</text:p>
          </table:table-cell>
          <table:table-cell office:value-type="string" calcext:value-type="string">
            <text:p>, '</text:p>
          </table:table-cell>
          <table:table-cell office:value-type="string" calcext:value-type="string">
            <text:p>Gitarre</text:p>
          </table:table-cell>
          <table:table-cell office:value-type="string" calcext:value-type="string">
            <text:p>', '</text:p>
          </table:table-cell>
          <table:table-cell table:formula="of:=IF(MOD([.E288];1000)=0;&quot;A&quot;;&quot;P&quot;)" office:value-type="string" office:string-value="P" calcext:value-type="string">
            <text:p>P</text:p>
          </table:table-cell>
          <table:table-cell office:value-type="string" calcext:value-type="string">
            <text:p>', </text:p>
          </table:table-cell>
          <table:table-cell table:formula="of:=IF(MOD([.E288];1000000)=0;1;0)" office:value-type="float" office:value="0" calcext:value-type="float">
            <text:p>0</text:p>
          </table:table-cell>
          <table:table-cell office:value-type="string" calcext:value-type="string">
            <text:p>),</text:p>
          </table:table-cell>
          <table:table-cell table:formula="of:=CONCATENATE([.D288];[.E288];[.F288];[.G288];[.H288];[.I288];[.J288];[.K288];[.L288])" office:value-type="string" office:string-value="(22002001, 'Gitarre', 'P', 0)," calcext:value-type="string">
            <text:p>(22002001, 'Gitarre', 'P', 0),</text:p>
          </table:table-cell>
        </table:table-row>
        <table:table-row table:style-name="ro1">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text:p>
          </table:table-cell>
          <table:table-cell table:formula="of:=1000000*[.A289]+1000*[.B289]+[.C289]" office:value-type="float" office:value="22002002" calcext:value-type="float">
            <text:p>22002002</text:p>
          </table:table-cell>
          <table:table-cell office:value-type="string" calcext:value-type="string">
            <text:p>, '</text:p>
          </table:table-cell>
          <table:table-cell office:value-type="string" calcext:value-type="string">
            <text:p>Harfe</text:p>
          </table:table-cell>
          <table:table-cell office:value-type="string" calcext:value-type="string">
            <text:p>', '</text:p>
          </table:table-cell>
          <table:table-cell table:formula="of:=IF(MOD([.E289];1000)=0;&quot;A&quot;;&quot;P&quot;)" office:value-type="string" office:string-value="P" calcext:value-type="string">
            <text:p>P</text:p>
          </table:table-cell>
          <table:table-cell office:value-type="string" calcext:value-type="string">
            <text:p>', </text:p>
          </table:table-cell>
          <table:table-cell table:formula="of:=IF(MOD([.E289];1000000)=0;1;0)" office:value-type="float" office:value="0" calcext:value-type="float">
            <text:p>0</text:p>
          </table:table-cell>
          <table:table-cell office:value-type="string" calcext:value-type="string">
            <text:p>),</text:p>
          </table:table-cell>
          <table:table-cell table:formula="of:=CONCATENATE([.D289];[.E289];[.F289];[.G289];[.H289];[.I289];[.J289];[.K289];[.L289])" office:value-type="string" office:string-value="(22002002, 'Harfe', 'P', 0)," calcext:value-type="string">
            <text:p>(22002002, 'Harf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90]+1000*[.B290]+[.C290]" office:value-type="float" office:value="22002003" calcext:value-type="float">
            <text:p>22002003</text:p>
          </table:table-cell>
          <table:table-cell office:value-type="string" calcext:value-type="string">
            <text:p>, '</text:p>
          </table:table-cell>
          <table:table-cell office:value-type="string" calcext:value-type="string">
            <text:p>Mandoline</text:p>
          </table:table-cell>
          <table:table-cell office:value-type="string" calcext:value-type="string">
            <text:p>', '</text:p>
          </table:table-cell>
          <table:table-cell table:formula="of:=IF(MOD([.E290];1000)=0;&quot;A&quot;;&quot;P&quot;)" office:value-type="string" office:string-value="P" calcext:value-type="string">
            <text:p>P</text:p>
          </table:table-cell>
          <table:table-cell office:value-type="string" calcext:value-type="string">
            <text:p>', </text:p>
          </table:table-cell>
          <table:table-cell table:formula="of:=IF(MOD([.E290];1000000)=0;1;0)" office:value-type="float" office:value="0" calcext:value-type="float">
            <text:p>0</text:p>
          </table:table-cell>
          <table:table-cell office:value-type="string" calcext:value-type="string">
            <text:p>),</text:p>
          </table:table-cell>
          <table:table-cell table:formula="of:=CONCATENATE([.D290];[.E290];[.F290];[.G290];[.H290];[.I290];[.J290];[.K290];[.L290])" office:value-type="string" office:string-value="(22002003, 'Mandoline', 'P', 0)," calcext:value-type="string">
            <text:p>(22002003, 'Mandolin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91]+1000*[.B291]+[.C291]" office:value-type="float" office:value="22002004" calcext:value-type="float">
            <text:p>22002004</text:p>
          </table:table-cell>
          <table:table-cell office:value-type="string" calcext:value-type="string">
            <text:p>, '</text:p>
          </table:table-cell>
          <table:table-cell office:value-type="string" calcext:value-type="string">
            <text:p>Banjo</text:p>
          </table:table-cell>
          <table:table-cell office:value-type="string" calcext:value-type="string">
            <text:p>', '</text:p>
          </table:table-cell>
          <table:table-cell table:formula="of:=IF(MOD([.E291];1000)=0;&quot;A&quot;;&quot;P&quot;)" office:value-type="string" office:string-value="P" calcext:value-type="string">
            <text:p>P</text:p>
          </table:table-cell>
          <table:table-cell office:value-type="string" calcext:value-type="string">
            <text:p>', </text:p>
          </table:table-cell>
          <table:table-cell table:formula="of:=IF(MOD([.E291];1000000)=0;1;0)" office:value-type="float" office:value="0" calcext:value-type="float">
            <text:p>0</text:p>
          </table:table-cell>
          <table:table-cell office:value-type="string" calcext:value-type="string">
            <text:p>),</text:p>
          </table:table-cell>
          <table:table-cell table:formula="of:=CONCATENATE([.D291];[.E291];[.F291];[.G291];[.H291];[.I291];[.J291];[.K291];[.L291])" office:value-type="string" office:string-value="(22002004, 'Banjo', 'P', 0)," calcext:value-type="string">
            <text:p>(22002004, 'Banjo',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92]+1000*[.B292]+[.C292]" office:value-type="float" office:value="22002005" calcext:value-type="float">
            <text:p>22002005</text:p>
          </table:table-cell>
          <table:table-cell office:value-type="string" calcext:value-type="string">
            <text:p>, '</text:p>
          </table:table-cell>
          <table:table-cell office:value-type="string" calcext:value-type="string">
            <text:p>Bassgitarre</text:p>
          </table:table-cell>
          <table:table-cell office:value-type="string" calcext:value-type="string">
            <text:p>', '</text:p>
          </table:table-cell>
          <table:table-cell table:formula="of:=IF(MOD([.E292];1000)=0;&quot;A&quot;;&quot;P&quot;)" office:value-type="string" office:string-value="P" calcext:value-type="string">
            <text:p>P</text:p>
          </table:table-cell>
          <table:table-cell office:value-type="string" calcext:value-type="string">
            <text:p>', </text:p>
          </table:table-cell>
          <table:table-cell table:formula="of:=IF(MOD([.E292];1000000)=0;1;0)" office:value-type="float" office:value="0" calcext:value-type="float">
            <text:p>0</text:p>
          </table:table-cell>
          <table:table-cell office:value-type="string" calcext:value-type="string">
            <text:p>),</text:p>
          </table:table-cell>
          <table:table-cell table:formula="of:=CONCATENATE([.D292];[.E292];[.F292];[.G292];[.H292];[.I292];[.J292];[.K292];[.L292])" office:value-type="string" office:string-value="(22002005, 'Bassgitarre', 'P', 0)," calcext:value-type="string">
            <text:p>(22002005, 'Bassgitarr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93]+1000*[.B293]+[.C293]" office:value-type="float" office:value="22002006" calcext:value-type="float">
            <text:p>22002006</text:p>
          </table:table-cell>
          <table:table-cell office:value-type="string" calcext:value-type="string">
            <text:p>, '</text:p>
          </table:table-cell>
          <table:table-cell office:value-type="string" calcext:value-type="string">
            <text:p>E-Gitarre</text:p>
          </table:table-cell>
          <table:table-cell office:value-type="string" calcext:value-type="string">
            <text:p>', '</text:p>
          </table:table-cell>
          <table:table-cell table:formula="of:=IF(MOD([.E293];1000)=0;&quot;A&quot;;&quot;P&quot;)" office:value-type="string" office:string-value="P" calcext:value-type="string">
            <text:p>P</text:p>
          </table:table-cell>
          <table:table-cell office:value-type="string" calcext:value-type="string">
            <text:p>', </text:p>
          </table:table-cell>
          <table:table-cell table:formula="of:=IF(MOD([.E293];1000000)=0;1;0)" office:value-type="float" office:value="0" calcext:value-type="float">
            <text:p>0</text:p>
          </table:table-cell>
          <table:table-cell office:value-type="string" calcext:value-type="string">
            <text:p>),</text:p>
          </table:table-cell>
          <table:table-cell table:formula="of:=CONCATENATE([.D293];[.E293];[.F293];[.G293];[.H293];[.I293];[.J293];[.K293];[.L293])" office:value-type="string" office:string-value="(22002006, 'E-Gitarre', 'P', 0)," calcext:value-type="string">
            <text:p>(22002006, 'E-Gitarr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94]+1000*[.B294]+[.C294]" office:value-type="float" office:value="22003000" calcext:value-type="float">
            <text:p>22003000</text:p>
          </table:table-cell>
          <table:table-cell office:value-type="string" calcext:value-type="string">
            <text:p>, '</text:p>
          </table:table-cell>
          <table:table-cell office:value-type="string" calcext:value-type="string">
            <text:p>Streichinstrumente</text:p>
          </table:table-cell>
          <table:table-cell office:value-type="string" calcext:value-type="string">
            <text:p>', '</text:p>
          </table:table-cell>
          <table:table-cell table:formula="of:=IF(MOD([.E294];1000)=0;&quot;A&quot;;&quot;P&quot;)" office:value-type="string" office:string-value="A" calcext:value-type="string">
            <text:p>A</text:p>
          </table:table-cell>
          <table:table-cell office:value-type="string" calcext:value-type="string">
            <text:p>', </text:p>
          </table:table-cell>
          <table:table-cell table:formula="of:=IF(MOD([.E294];1000000)=0;1;0)" office:value-type="float" office:value="0" calcext:value-type="float">
            <text:p>0</text:p>
          </table:table-cell>
          <table:table-cell office:value-type="string" calcext:value-type="string">
            <text:p>),</text:p>
          </table:table-cell>
          <table:table-cell table:formula="of:=CONCATENATE([.D294];[.E294];[.F294];[.G294];[.H294];[.I294];[.J294];[.K294];[.L294])" office:value-type="string" office:string-value="(22003000, 'Streichinstrumente', 'A', 0)," calcext:value-type="string">
            <text:p>(22003000, 'Streichinstrumente', 'A',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95]+1000*[.B295]+[.C295]" office:value-type="float" office:value="22003001" calcext:value-type="float">
            <text:p>22003001</text:p>
          </table:table-cell>
          <table:table-cell office:value-type="string" calcext:value-type="string">
            <text:p>, '</text:p>
          </table:table-cell>
          <table:table-cell office:value-type="string" calcext:value-type="string">
            <text:p>Geige</text:p>
          </table:table-cell>
          <table:table-cell office:value-type="string" calcext:value-type="string">
            <text:p>', '</text:p>
          </table:table-cell>
          <table:table-cell table:formula="of:=IF(MOD([.E295];1000)=0;&quot;A&quot;;&quot;P&quot;)" office:value-type="string" office:string-value="P" calcext:value-type="string">
            <text:p>P</text:p>
          </table:table-cell>
          <table:table-cell office:value-type="string" calcext:value-type="string">
            <text:p>', </text:p>
          </table:table-cell>
          <table:table-cell table:formula="of:=IF(MOD([.E295];1000000)=0;1;0)" office:value-type="float" office:value="0" calcext:value-type="float">
            <text:p>0</text:p>
          </table:table-cell>
          <table:table-cell office:value-type="string" calcext:value-type="string">
            <text:p>),</text:p>
          </table:table-cell>
          <table:table-cell table:formula="of:=CONCATENATE([.D295];[.E295];[.F295];[.G295];[.H295];[.I295];[.J295];[.K295];[.L295])" office:value-type="string" office:string-value="(22003001, 'Geige', 'P', 0)," calcext:value-type="string">
            <text:p>(22003001, 'Geig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96]+1000*[.B296]+[.C296]" office:value-type="float" office:value="22003002" calcext:value-type="float">
            <text:p>22003002</text:p>
          </table:table-cell>
          <table:table-cell office:value-type="string" calcext:value-type="string">
            <text:p>, '</text:p>
          </table:table-cell>
          <table:table-cell office:value-type="string" calcext:value-type="string">
            <text:p>Violine</text:p>
          </table:table-cell>
          <table:table-cell office:value-type="string" calcext:value-type="string">
            <text:p>', '</text:p>
          </table:table-cell>
          <table:table-cell table:formula="of:=IF(MOD([.E296];1000)=0;&quot;A&quot;;&quot;P&quot;)" office:value-type="string" office:string-value="P" calcext:value-type="string">
            <text:p>P</text:p>
          </table:table-cell>
          <table:table-cell office:value-type="string" calcext:value-type="string">
            <text:p>', </text:p>
          </table:table-cell>
          <table:table-cell table:formula="of:=IF(MOD([.E296];1000000)=0;1;0)" office:value-type="float" office:value="0" calcext:value-type="float">
            <text:p>0</text:p>
          </table:table-cell>
          <table:table-cell office:value-type="string" calcext:value-type="string">
            <text:p>),</text:p>
          </table:table-cell>
          <table:table-cell table:formula="of:=CONCATENATE([.D296];[.E296];[.F296];[.G296];[.H296];[.I296];[.J296];[.K296];[.L296])" office:value-type="string" office:string-value="(22003002, 'Violine', 'P', 0)," calcext:value-type="string">
            <text:p>(22003002, 'Violine', 'P', 0),</text:p>
          </table:table-cell>
        </table:table-row>
        <table:table-row table:style-name="ro1">
          <table:table-cell office:value-type="float" office:value="22" calcext:value-type="float">
            <text:p>22</text:p>
          </table:table-cell>
          <table:table-cell table:number-columns-repeated="2" office:value-type="float" office:value="3" calcext:value-type="float">
            <text:p>3</text:p>
          </table:table-cell>
          <table:table-cell office:value-type="string" calcext:value-type="string">
            <text:p>(</text:p>
          </table:table-cell>
          <table:table-cell table:formula="of:=1000000*[.A297]+1000*[.B297]+[.C297]" office:value-type="float" office:value="22003003" calcext:value-type="float">
            <text:p>22003003</text:p>
          </table:table-cell>
          <table:table-cell office:value-type="string" calcext:value-type="string">
            <text:p>, '</text:p>
          </table:table-cell>
          <table:table-cell office:value-type="string" calcext:value-type="string">
            <text:p>Cello</text:p>
          </table:table-cell>
          <table:table-cell office:value-type="string" calcext:value-type="string">
            <text:p>', '</text:p>
          </table:table-cell>
          <table:table-cell table:formula="of:=IF(MOD([.E297];1000)=0;&quot;A&quot;;&quot;P&quot;)" office:value-type="string" office:string-value="P" calcext:value-type="string">
            <text:p>P</text:p>
          </table:table-cell>
          <table:table-cell office:value-type="string" calcext:value-type="string">
            <text:p>', </text:p>
          </table:table-cell>
          <table:table-cell table:formula="of:=IF(MOD([.E297];1000000)=0;1;0)" office:value-type="float" office:value="0" calcext:value-type="float">
            <text:p>0</text:p>
          </table:table-cell>
          <table:table-cell office:value-type="string" calcext:value-type="string">
            <text:p>),</text:p>
          </table:table-cell>
          <table:table-cell table:formula="of:=CONCATENATE([.D297];[.E297];[.F297];[.G297];[.H297];[.I297];[.J297];[.K297];[.L297])" office:value-type="string" office:string-value="(22003003, 'Cello', 'P', 0)," calcext:value-type="string">
            <text:p>(22003003, 'Cello',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98]+1000*[.B298]+[.C298]" office:value-type="float" office:value="22003004" calcext:value-type="float">
            <text:p>22003004</text:p>
          </table:table-cell>
          <table:table-cell office:value-type="string" calcext:value-type="string">
            <text:p>, '</text:p>
          </table:table-cell>
          <table:table-cell office:value-type="string" calcext:value-type="string">
            <text:p>Kontrabass</text:p>
          </table:table-cell>
          <table:table-cell office:value-type="string" calcext:value-type="string">
            <text:p>', '</text:p>
          </table:table-cell>
          <table:table-cell table:formula="of:=IF(MOD([.E298];1000)=0;&quot;A&quot;;&quot;P&quot;)" office:value-type="string" office:string-value="P" calcext:value-type="string">
            <text:p>P</text:p>
          </table:table-cell>
          <table:table-cell office:value-type="string" calcext:value-type="string">
            <text:p>', </text:p>
          </table:table-cell>
          <table:table-cell table:formula="of:=IF(MOD([.E298];1000000)=0;1;0)" office:value-type="float" office:value="0" calcext:value-type="float">
            <text:p>0</text:p>
          </table:table-cell>
          <table:table-cell office:value-type="string" calcext:value-type="string">
            <text:p>),</text:p>
          </table:table-cell>
          <table:table-cell table:formula="of:=CONCATENATE([.D298];[.E298];[.F298];[.G298];[.H298];[.I298];[.J298];[.K298];[.L298])" office:value-type="string" office:string-value="(22003004, 'Kontrabass', 'P', 0)," calcext:value-type="string">
            <text:p>(22003004, 'Kontrabass',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99]+1000*[.B299]+[.C299]" office:value-type="float" office:value="22004000" calcext:value-type="float">
            <text:p>22004000</text:p>
          </table:table-cell>
          <table:table-cell office:value-type="string" calcext:value-type="string">
            <text:p>, '</text:p>
          </table:table-cell>
          <table:table-cell office:value-type="string" calcext:value-type="string">
            <text:p>Blasinstrumente</text:p>
          </table:table-cell>
          <table:table-cell office:value-type="string" calcext:value-type="string">
            <text:p>', '</text:p>
          </table:table-cell>
          <table:table-cell table:formula="of:=IF(MOD([.E299];1000)=0;&quot;A&quot;;&quot;P&quot;)" office:value-type="string" office:string-value="A" calcext:value-type="string">
            <text:p>A</text:p>
          </table:table-cell>
          <table:table-cell office:value-type="string" calcext:value-type="string">
            <text:p>', </text:p>
          </table:table-cell>
          <table:table-cell table:formula="of:=IF(MOD([.E299];1000000)=0;1;0)" office:value-type="float" office:value="0" calcext:value-type="float">
            <text:p>0</text:p>
          </table:table-cell>
          <table:table-cell office:value-type="string" calcext:value-type="string">
            <text:p>),</text:p>
          </table:table-cell>
          <table:table-cell table:formula="of:=CONCATENATE([.D299];[.E299];[.F299];[.G299];[.H299];[.I299];[.J299];[.K299];[.L299])" office:value-type="string" office:string-value="(22004000, 'Blasinstrumente', 'A', 0)," calcext:value-type="string">
            <text:p>(22004000, 'Blasinstrumente', 'A',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00]+1000*[.B300]+[.C300]" office:value-type="float" office:value="22004001" calcext:value-type="float">
            <text:p>22004001</text:p>
          </table:table-cell>
          <table:table-cell office:value-type="string" calcext:value-type="string">
            <text:p>, '</text:p>
          </table:table-cell>
          <table:table-cell office:value-type="string" calcext:value-type="string">
            <text:p>Flöte</text:p>
          </table:table-cell>
          <table:table-cell office:value-type="string" calcext:value-type="string">
            <text:p>', '</text:p>
          </table:table-cell>
          <table:table-cell table:formula="of:=IF(MOD([.E300];1000)=0;&quot;A&quot;;&quot;P&quot;)" office:value-type="string" office:string-value="P" calcext:value-type="string">
            <text:p>P</text:p>
          </table:table-cell>
          <table:table-cell office:value-type="string" calcext:value-type="string">
            <text:p>', </text:p>
          </table:table-cell>
          <table:table-cell table:formula="of:=IF(MOD([.E300];1000000)=0;1;0)" office:value-type="float" office:value="0" calcext:value-type="float">
            <text:p>0</text:p>
          </table:table-cell>
          <table:table-cell office:value-type="string" calcext:value-type="string">
            <text:p>),</text:p>
          </table:table-cell>
          <table:table-cell table:formula="of:=CONCATENATE([.D300];[.E300];[.F300];[.G300];[.H300];[.I300];[.J300];[.K300];[.L300])" office:value-type="string" office:string-value="(22004001, 'Flöte', 'P', 0)," calcext:value-type="string">
            <text:p>(22004001, '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01]+1000*[.B301]+[.C301]" office:value-type="float" office:value="22004002" calcext:value-type="float">
            <text:p>22004002</text:p>
          </table:table-cell>
          <table:table-cell office:value-type="string" calcext:value-type="string">
            <text:p>, '</text:p>
          </table:table-cell>
          <table:table-cell office:value-type="string" calcext:value-type="string">
            <text:p>Querflöte</text:p>
          </table:table-cell>
          <table:table-cell office:value-type="string" calcext:value-type="string">
            <text:p>', '</text:p>
          </table:table-cell>
          <table:table-cell table:formula="of:=IF(MOD([.E301];1000)=0;&quot;A&quot;;&quot;P&quot;)" office:value-type="string" office:string-value="P" calcext:value-type="string">
            <text:p>P</text:p>
          </table:table-cell>
          <table:table-cell office:value-type="string" calcext:value-type="string">
            <text:p>', </text:p>
          </table:table-cell>
          <table:table-cell table:formula="of:=IF(MOD([.E301];1000000)=0;1;0)" office:value-type="float" office:value="0" calcext:value-type="float">
            <text:p>0</text:p>
          </table:table-cell>
          <table:table-cell office:value-type="string" calcext:value-type="string">
            <text:p>),</text:p>
          </table:table-cell>
          <table:table-cell table:formula="of:=CONCATENATE([.D301];[.E301];[.F301];[.G301];[.H301];[.I301];[.J301];[.K301];[.L301])" office:value-type="string" office:string-value="(22004002, 'Querflöte', 'P', 0)," calcext:value-type="string">
            <text:p>(22004002, 'Quer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02]+1000*[.B302]+[.C302]" office:value-type="float" office:value="22004003" calcext:value-type="float">
            <text:p>22004003</text:p>
          </table:table-cell>
          <table:table-cell office:value-type="string" calcext:value-type="string">
            <text:p>, '</text:p>
          </table:table-cell>
          <table:table-cell office:value-type="string" calcext:value-type="string">
            <text:p>Klarinette</text:p>
          </table:table-cell>
          <table:table-cell office:value-type="string" calcext:value-type="string">
            <text:p>', '</text:p>
          </table:table-cell>
          <table:table-cell table:formula="of:=IF(MOD([.E302];1000)=0;&quot;A&quot;;&quot;P&quot;)" office:value-type="string" office:string-value="P" calcext:value-type="string">
            <text:p>P</text:p>
          </table:table-cell>
          <table:table-cell office:value-type="string" calcext:value-type="string">
            <text:p>', </text:p>
          </table:table-cell>
          <table:table-cell table:formula="of:=IF(MOD([.E302];1000000)=0;1;0)" office:value-type="float" office:value="0" calcext:value-type="float">
            <text:p>0</text:p>
          </table:table-cell>
          <table:table-cell office:value-type="string" calcext:value-type="string">
            <text:p>),</text:p>
          </table:table-cell>
          <table:table-cell table:formula="of:=CONCATENATE([.D302];[.E302];[.F302];[.G302];[.H302];[.I302];[.J302];[.K302];[.L302])" office:value-type="string" office:string-value="(22004003, 'Klarinette', 'P', 0)," calcext:value-type="string">
            <text:p>(22004003, 'Klarinette', 'P', 0),</text:p>
          </table:table-cell>
        </table:table-row>
        <table:table-row table:style-name="ro1">
          <table:table-cell office:value-type="float" office:value="22" calcext:value-type="float">
            <text:p>22</text:p>
          </table:table-cell>
          <table:table-cell table:number-columns-repeated="2" office:value-type="float" office:value="4" calcext:value-type="float">
            <text:p>4</text:p>
          </table:table-cell>
          <table:table-cell office:value-type="string" calcext:value-type="string">
            <text:p>(</text:p>
          </table:table-cell>
          <table:table-cell table:formula="of:=1000000*[.A303]+1000*[.B303]+[.C303]" office:value-type="float" office:value="22004004" calcext:value-type="float">
            <text:p>22004004</text:p>
          </table:table-cell>
          <table:table-cell office:value-type="string" calcext:value-type="string">
            <text:p>, '</text:p>
          </table:table-cell>
          <table:table-cell office:value-type="string" calcext:value-type="string">
            <text:p>Oboe</text:p>
          </table:table-cell>
          <table:table-cell office:value-type="string" calcext:value-type="string">
            <text:p>', '</text:p>
          </table:table-cell>
          <table:table-cell table:formula="of:=IF(MOD([.E303];1000)=0;&quot;A&quot;;&quot;P&quot;)" office:value-type="string" office:string-value="P" calcext:value-type="string">
            <text:p>P</text:p>
          </table:table-cell>
          <table:table-cell office:value-type="string" calcext:value-type="string">
            <text:p>', </text:p>
          </table:table-cell>
          <table:table-cell table:formula="of:=IF(MOD([.E303];1000000)=0;1;0)" office:value-type="float" office:value="0" calcext:value-type="float">
            <text:p>0</text:p>
          </table:table-cell>
          <table:table-cell office:value-type="string" calcext:value-type="string">
            <text:p>),</text:p>
          </table:table-cell>
          <table:table-cell table:formula="of:=CONCATENATE([.D303];[.E303];[.F303];[.G303];[.H303];[.I303];[.J303];[.K303];[.L303])" office:value-type="string" office:string-value="(22004004, 'Oboe', 'P', 0)," calcext:value-type="string">
            <text:p>(22004004, 'Obo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04]+1000*[.B304]+[.C304]" office:value-type="float" office:value="22004005" calcext:value-type="float">
            <text:p>22004005</text:p>
          </table:table-cell>
          <table:table-cell office:value-type="string" calcext:value-type="string">
            <text:p>, '</text:p>
          </table:table-cell>
          <table:table-cell office:value-type="string" calcext:value-type="string">
            <text:p>Fagott</text:p>
          </table:table-cell>
          <table:table-cell office:value-type="string" calcext:value-type="string">
            <text:p>', '</text:p>
          </table:table-cell>
          <table:table-cell table:formula="of:=IF(MOD([.E304];1000)=0;&quot;A&quot;;&quot;P&quot;)" office:value-type="string" office:string-value="P" calcext:value-type="string">
            <text:p>P</text:p>
          </table:table-cell>
          <table:table-cell office:value-type="string" calcext:value-type="string">
            <text:p>', </text:p>
          </table:table-cell>
          <table:table-cell table:formula="of:=IF(MOD([.E304];1000000)=0;1;0)" office:value-type="float" office:value="0" calcext:value-type="float">
            <text:p>0</text:p>
          </table:table-cell>
          <table:table-cell office:value-type="string" calcext:value-type="string">
            <text:p>),</text:p>
          </table:table-cell>
          <table:table-cell table:formula="of:=CONCATENATE([.D304];[.E304];[.F304];[.G304];[.H304];[.I304];[.J304];[.K304];[.L304])" office:value-type="string" office:string-value="(22004005, 'Fagott', 'P', 0)," calcext:value-type="string">
            <text:p>(22004005, 'Fagott',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05]+1000*[.B305]+[.C305]" office:value-type="float" office:value="22004006" calcext:value-type="float">
            <text:p>22004006</text:p>
          </table:table-cell>
          <table:table-cell office:value-type="string" calcext:value-type="string">
            <text:p>, '</text:p>
          </table:table-cell>
          <table:table-cell office:value-type="string" calcext:value-type="string">
            <text:p>Saxophon</text:p>
          </table:table-cell>
          <table:table-cell office:value-type="string" calcext:value-type="string">
            <text:p>', '</text:p>
          </table:table-cell>
          <table:table-cell table:formula="of:=IF(MOD([.E305];1000)=0;&quot;A&quot;;&quot;P&quot;)" office:value-type="string" office:string-value="P" calcext:value-type="string">
            <text:p>P</text:p>
          </table:table-cell>
          <table:table-cell office:value-type="string" calcext:value-type="string">
            <text:p>', </text:p>
          </table:table-cell>
          <table:table-cell table:formula="of:=IF(MOD([.E305];1000000)=0;1;0)" office:value-type="float" office:value="0" calcext:value-type="float">
            <text:p>0</text:p>
          </table:table-cell>
          <table:table-cell office:value-type="string" calcext:value-type="string">
            <text:p>),</text:p>
          </table:table-cell>
          <table:table-cell table:formula="of:=CONCATENATE([.D305];[.E305];[.F305];[.G305];[.H305];[.I305];[.J305];[.K305];[.L305])" office:value-type="string" office:string-value="(22004006, 'Saxophon', 'P', 0)," calcext:value-type="string">
            <text:p>(22004006, 'Saxopho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306]+1000*[.B306]+[.C306]" office:value-type="float" office:value="22004007" calcext:value-type="float">
            <text:p>22004007</text:p>
          </table:table-cell>
          <table:table-cell office:value-type="string" calcext:value-type="string">
            <text:p>, '</text:p>
          </table:table-cell>
          <table:table-cell office:value-type="string" calcext:value-type="string">
            <text:p>Trompete</text:p>
          </table:table-cell>
          <table:table-cell office:value-type="string" calcext:value-type="string">
            <text:p>', '</text:p>
          </table:table-cell>
          <table:table-cell table:formula="of:=IF(MOD([.E306];1000)=0;&quot;A&quot;;&quot;P&quot;)" office:value-type="string" office:string-value="P" calcext:value-type="string">
            <text:p>P</text:p>
          </table:table-cell>
          <table:table-cell office:value-type="string" calcext:value-type="string">
            <text:p>', </text:p>
          </table:table-cell>
          <table:table-cell table:formula="of:=IF(MOD([.E306];1000000)=0;1;0)" office:value-type="float" office:value="0" calcext:value-type="float">
            <text:p>0</text:p>
          </table:table-cell>
          <table:table-cell office:value-type="string" calcext:value-type="string">
            <text:p>),</text:p>
          </table:table-cell>
          <table:table-cell table:formula="of:=CONCATENATE([.D306];[.E306];[.F306];[.G306];[.H306];[.I306];[.J306];[.K306];[.L306])" office:value-type="string" office:string-value="(22004007, 'Trompete', 'P', 0)," calcext:value-type="string">
            <text:p>(22004007, 'Trompe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307]+1000*[.B307]+[.C307]" office:value-type="float" office:value="22004008" calcext:value-type="float">
            <text:p>22004008</text:p>
          </table:table-cell>
          <table:table-cell office:value-type="string" calcext:value-type="string">
            <text:p>, '</text:p>
          </table:table-cell>
          <table:table-cell office:value-type="string" calcext:value-type="string">
            <text:p>Posaune</text:p>
          </table:table-cell>
          <table:table-cell office:value-type="string" calcext:value-type="string">
            <text:p>', '</text:p>
          </table:table-cell>
          <table:table-cell table:formula="of:=IF(MOD([.E307];1000)=0;&quot;A&quot;;&quot;P&quot;)" office:value-type="string" office:string-value="P" calcext:value-type="string">
            <text:p>P</text:p>
          </table:table-cell>
          <table:table-cell office:value-type="string" calcext:value-type="string">
            <text:p>', </text:p>
          </table:table-cell>
          <table:table-cell table:formula="of:=IF(MOD([.E307];1000000)=0;1;0)" office:value-type="float" office:value="0" calcext:value-type="float">
            <text:p>0</text:p>
          </table:table-cell>
          <table:table-cell office:value-type="string" calcext:value-type="string">
            <text:p>),</text:p>
          </table:table-cell>
          <table:table-cell table:formula="of:=CONCATENATE([.D307];[.E307];[.F307];[.G307];[.H307];[.I307];[.J307];[.K307];[.L307])" office:value-type="string" office:string-value="(22004008, 'Posaune', 'P', 0)," calcext:value-type="string">
            <text:p>(22004008, 'Posaun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308]+1000*[.B308]+[.C308]" office:value-type="float" office:value="22004009" calcext:value-type="float">
            <text:p>22004009</text:p>
          </table:table-cell>
          <table:table-cell office:value-type="string" calcext:value-type="string">
            <text:p>, '</text:p>
          </table:table-cell>
          <table:table-cell office:value-type="string" calcext:value-type="string">
            <text:p>Horn</text:p>
          </table:table-cell>
          <table:table-cell office:value-type="string" calcext:value-type="string">
            <text:p>', '</text:p>
          </table:table-cell>
          <table:table-cell table:formula="of:=IF(MOD([.E308];1000)=0;&quot;A&quot;;&quot;P&quot;)" office:value-type="string" office:string-value="P" calcext:value-type="string">
            <text:p>P</text:p>
          </table:table-cell>
          <table:table-cell office:value-type="string" calcext:value-type="string">
            <text:p>', </text:p>
          </table:table-cell>
          <table:table-cell table:formula="of:=IF(MOD([.E308];1000000)=0;1;0)" office:value-type="float" office:value="0" calcext:value-type="float">
            <text:p>0</text:p>
          </table:table-cell>
          <table:table-cell office:value-type="string" calcext:value-type="string">
            <text:p>),</text:p>
          </table:table-cell>
          <table:table-cell table:formula="of:=CONCATENATE([.D308];[.E308];[.F308];[.G308];[.H308];[.I308];[.J308];[.K308];[.L308])" office:value-type="string" office:string-value="(22004009, 'Horn', 'P', 0)," calcext:value-type="string">
            <text:p>(22004009, 'Hor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309]+1000*[.B309]+[.C309]" office:value-type="float" office:value="22004010" calcext:value-type="float">
            <text:p>22004010</text:p>
          </table:table-cell>
          <table:table-cell office:value-type="string" calcext:value-type="string">
            <text:p>, '</text:p>
          </table:table-cell>
          <table:table-cell office:value-type="string" calcext:value-type="string">
            <text:p>Tuba</text:p>
          </table:table-cell>
          <table:table-cell office:value-type="string" calcext:value-type="string">
            <text:p>', '</text:p>
          </table:table-cell>
          <table:table-cell table:formula="of:=IF(MOD([.E309];1000)=0;&quot;A&quot;;&quot;P&quot;)" office:value-type="string" office:string-value="P" calcext:value-type="string">
            <text:p>P</text:p>
          </table:table-cell>
          <table:table-cell office:value-type="string" calcext:value-type="string">
            <text:p>', </text:p>
          </table:table-cell>
          <table:table-cell table:formula="of:=IF(MOD([.E309];1000000)=0;1;0)" office:value-type="float" office:value="0" calcext:value-type="float">
            <text:p>0</text:p>
          </table:table-cell>
          <table:table-cell office:value-type="string" calcext:value-type="string">
            <text:p>),</text:p>
          </table:table-cell>
          <table:table-cell table:formula="of:=CONCATENATE([.D309];[.E309];[.F309];[.G309];[.H309];[.I309];[.J309];[.K309];[.L309])" office:value-type="string" office:string-value="(22004010, 'Tuba', 'P', 0)," calcext:value-type="string">
            <text:p>(22004010, 'Tuba',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10]+1000*[.B310]+[.C310]" office:value-type="float" office:value="22005000" calcext:value-type="float">
            <text:p>22005000</text:p>
          </table:table-cell>
          <table:table-cell office:value-type="string" calcext:value-type="string">
            <text:p>, '</text:p>
          </table:table-cell>
          <table:table-cell office:value-type="string" calcext:value-type="string">
            <text:p>Tasteninstrumente</text:p>
          </table:table-cell>
          <table:table-cell office:value-type="string" calcext:value-type="string">
            <text:p>', '</text:p>
          </table:table-cell>
          <table:table-cell table:formula="of:=IF(MOD([.E310];1000)=0;&quot;A&quot;;&quot;P&quot;)" office:value-type="string" office:string-value="A" calcext:value-type="string">
            <text:p>A</text:p>
          </table:table-cell>
          <table:table-cell office:value-type="string" calcext:value-type="string">
            <text:p>', </text:p>
          </table:table-cell>
          <table:table-cell table:formula="of:=IF(MOD([.E310];1000000)=0;1;0)" office:value-type="float" office:value="0" calcext:value-type="float">
            <text:p>0</text:p>
          </table:table-cell>
          <table:table-cell office:value-type="string" calcext:value-type="string">
            <text:p>),</text:p>
          </table:table-cell>
          <table:table-cell table:formula="of:=CONCATENATE([.D310];[.E310];[.F310];[.G310];[.H310];[.I310];[.J310];[.K310];[.L310])" office:value-type="string" office:string-value="(22005000, 'Tasteninstrumente', 'A', 0)," calcext:value-type="string">
            <text:p>(22005000, 'Tasteninstrumente', 'A',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11]+1000*[.B311]+[.C311]" office:value-type="float" office:value="22005001" calcext:value-type="float">
            <text:p>22005001</text:p>
          </table:table-cell>
          <table:table-cell office:value-type="string" calcext:value-type="string">
            <text:p>, '</text:p>
          </table:table-cell>
          <table:table-cell office:value-type="string" calcext:value-type="string">
            <text:p>Klavier</text:p>
          </table:table-cell>
          <table:table-cell office:value-type="string" calcext:value-type="string">
            <text:p>', '</text:p>
          </table:table-cell>
          <table:table-cell table:formula="of:=IF(MOD([.E311];1000)=0;&quot;A&quot;;&quot;P&quot;)" office:value-type="string" office:string-value="P" calcext:value-type="string">
            <text:p>P</text:p>
          </table:table-cell>
          <table:table-cell office:value-type="string" calcext:value-type="string">
            <text:p>', </text:p>
          </table:table-cell>
          <table:table-cell table:formula="of:=IF(MOD([.E311];1000000)=0;1;0)" office:value-type="float" office:value="0" calcext:value-type="float">
            <text:p>0</text:p>
          </table:table-cell>
          <table:table-cell office:value-type="string" calcext:value-type="string">
            <text:p>),</text:p>
          </table:table-cell>
          <table:table-cell table:formula="of:=CONCATENATE([.D311];[.E311];[.F311];[.G311];[.H311];[.I311];[.J311];[.K311];[.L311])" office:value-type="string" office:string-value="(22005001, 'Klavier', 'P', 0)," calcext:value-type="string">
            <text:p>(22005001, 'Klavier',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12]+1000*[.B312]+[.C312]" office:value-type="float" office:value="22005002" calcext:value-type="float">
            <text:p>22005002</text:p>
          </table:table-cell>
          <table:table-cell office:value-type="string" calcext:value-type="string">
            <text:p>, '</text:p>
          </table:table-cell>
          <table:table-cell office:value-type="string" calcext:value-type="string">
            <text:p>Orgel</text:p>
          </table:table-cell>
          <table:table-cell office:value-type="string" calcext:value-type="string">
            <text:p>', '</text:p>
          </table:table-cell>
          <table:table-cell table:formula="of:=IF(MOD([.E312];1000)=0;&quot;A&quot;;&quot;P&quot;)" office:value-type="string" office:string-value="P" calcext:value-type="string">
            <text:p>P</text:p>
          </table:table-cell>
          <table:table-cell office:value-type="string" calcext:value-type="string">
            <text:p>', </text:p>
          </table:table-cell>
          <table:table-cell table:formula="of:=IF(MOD([.E312];1000000)=0;1;0)" office:value-type="float" office:value="0" calcext:value-type="float">
            <text:p>0</text:p>
          </table:table-cell>
          <table:table-cell office:value-type="string" calcext:value-type="string">
            <text:p>),</text:p>
          </table:table-cell>
          <table:table-cell table:formula="of:=CONCATENATE([.D312];[.E312];[.F312];[.G312];[.H312];[.I312];[.J312];[.K312];[.L312])" office:value-type="string" office:string-value="(22005002, 'Orgel', 'P', 0)," calcext:value-type="string">
            <text:p>(22005002, 'Orgel',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13]+1000*[.B313]+[.C313]" office:value-type="float" office:value="22005003" calcext:value-type="float">
            <text:p>22005003</text:p>
          </table:table-cell>
          <table:table-cell office:value-type="string" calcext:value-type="string">
            <text:p>, '</text:p>
          </table:table-cell>
          <table:table-cell office:value-type="string" calcext:value-type="string">
            <text:p>Akkordeon</text:p>
          </table:table-cell>
          <table:table-cell office:value-type="string" calcext:value-type="string">
            <text:p>', '</text:p>
          </table:table-cell>
          <table:table-cell table:formula="of:=IF(MOD([.E313];1000)=0;&quot;A&quot;;&quot;P&quot;)" office:value-type="string" office:string-value="P" calcext:value-type="string">
            <text:p>P</text:p>
          </table:table-cell>
          <table:table-cell office:value-type="string" calcext:value-type="string">
            <text:p>', </text:p>
          </table:table-cell>
          <table:table-cell table:formula="of:=IF(MOD([.E313];1000000)=0;1;0)" office:value-type="float" office:value="0" calcext:value-type="float">
            <text:p>0</text:p>
          </table:table-cell>
          <table:table-cell office:value-type="string" calcext:value-type="string">
            <text:p>),</text:p>
          </table:table-cell>
          <table:table-cell table:formula="of:=CONCATENATE([.D313];[.E313];[.F313];[.G313];[.H313];[.I313];[.J313];[.K313];[.L313])" office:value-type="string" office:string-value="(22005003, 'Akkordeon', 'P', 0)," calcext:value-type="string">
            <text:p>(22005003, 'Akkordeon',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14]+1000*[.B314]+[.C314]" office:value-type="float" office:value="22005004" calcext:value-type="float">
            <text:p>22005004</text:p>
          </table:table-cell>
          <table:table-cell office:value-type="string" calcext:value-type="string">
            <text:p>, '</text:p>
          </table:table-cell>
          <table:table-cell office:value-type="string" calcext:value-type="string">
            <text:p>Keyboard</text:p>
          </table:table-cell>
          <table:table-cell office:value-type="string" calcext:value-type="string">
            <text:p>', '</text:p>
          </table:table-cell>
          <table:table-cell table:formula="of:=IF(MOD([.E314];1000)=0;&quot;A&quot;;&quot;P&quot;)" office:value-type="string" office:string-value="P" calcext:value-type="string">
            <text:p>P</text:p>
          </table:table-cell>
          <table:table-cell office:value-type="string" calcext:value-type="string">
            <text:p>', </text:p>
          </table:table-cell>
          <table:table-cell table:formula="of:=IF(MOD([.E314];1000000)=0;1;0)" office:value-type="float" office:value="0" calcext:value-type="float">
            <text:p>0</text:p>
          </table:table-cell>
          <table:table-cell office:value-type="string" calcext:value-type="string">
            <text:p>),</text:p>
          </table:table-cell>
          <table:table-cell table:formula="of:=CONCATENATE([.D314];[.E314];[.F314];[.G314];[.H314];[.I314];[.J314];[.K314];[.L314])" office:value-type="string" office:string-value="(22005004, 'Keyboard', 'P', 0)," calcext:value-type="string">
            <text:p>(22005004, 'Keyboard',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315]+1000*[.B315]+[.C315]" office:value-type="float" office:value="22006000" calcext:value-type="float">
            <text:p>22006000</text:p>
          </table:table-cell>
          <table:table-cell office:value-type="string" calcext:value-type="string">
            <text:p>, '</text:p>
          </table:table-cell>
          <table:table-cell office:value-type="string" calcext:value-type="string">
            <text:p>Schlaginstrumente</text:p>
          </table:table-cell>
          <table:table-cell office:value-type="string" calcext:value-type="string">
            <text:p>', '</text:p>
          </table:table-cell>
          <table:table-cell table:formula="of:=IF(MOD([.E315];1000)=0;&quot;A&quot;;&quot;P&quot;)" office:value-type="string" office:string-value="A" calcext:value-type="string">
            <text:p>A</text:p>
          </table:table-cell>
          <table:table-cell office:value-type="string" calcext:value-type="string">
            <text:p>', </text:p>
          </table:table-cell>
          <table:table-cell table:formula="of:=IF(MOD([.E315];1000000)=0;1;0)" office:value-type="float" office:value="0" calcext:value-type="float">
            <text:p>0</text:p>
          </table:table-cell>
          <table:table-cell office:value-type="string" calcext:value-type="string">
            <text:p>),</text:p>
          </table:table-cell>
          <table:table-cell table:formula="of:=CONCATENATE([.D315];[.E315];[.F315];[.G315];[.H315];[.I315];[.J315];[.K315];[.L315])" office:value-type="string" office:string-value="(22006000, 'Schlaginstrumente', 'A', 0)," calcext:value-type="string">
            <text:p>(22006000, 'Schlaginstrumente', 'A',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316]+1000*[.B316]+[.C316]" office:value-type="float" office:value="22006001" calcext:value-type="float">
            <text:p>22006001</text:p>
          </table:table-cell>
          <table:table-cell office:value-type="string" calcext:value-type="string">
            <text:p>, '</text:p>
          </table:table-cell>
          <table:table-cell office:value-type="string" calcext:value-type="string">
            <text:p>Schlagzeug</text:p>
          </table:table-cell>
          <table:table-cell office:value-type="string" calcext:value-type="string">
            <text:p>', '</text:p>
          </table:table-cell>
          <table:table-cell table:formula="of:=IF(MOD([.E316];1000)=0;&quot;A&quot;;&quot;P&quot;)" office:value-type="string" office:string-value="P" calcext:value-type="string">
            <text:p>P</text:p>
          </table:table-cell>
          <table:table-cell office:value-type="string" calcext:value-type="string">
            <text:p>', </text:p>
          </table:table-cell>
          <table:table-cell table:formula="of:=IF(MOD([.E316];1000000)=0;1;0)" office:value-type="float" office:value="0" calcext:value-type="float">
            <text:p>0</text:p>
          </table:table-cell>
          <table:table-cell office:value-type="string" calcext:value-type="string">
            <text:p>),</text:p>
          </table:table-cell>
          <table:table-cell table:formula="of:=CONCATENATE([.D316];[.E316];[.F316];[.G316];[.H316];[.I316];[.J316];[.K316];[.L316])" office:value-type="string" office:string-value="(22006001, 'Schlagzeug', 'P', 0)," calcext:value-type="string">
            <text:p>(22006001, 'Schlagzeug',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317]+1000*[.B317]+[.C317]" office:value-type="float" office:value="22006002" calcext:value-type="float">
            <text:p>22006002</text:p>
          </table:table-cell>
          <table:table-cell office:value-type="string" calcext:value-type="string">
            <text:p>, '</text:p>
          </table:table-cell>
          <table:table-cell office:value-type="string" calcext:value-type="string">
            <text:p>Pauke</text:p>
          </table:table-cell>
          <table:table-cell office:value-type="string" calcext:value-type="string">
            <text:p>', '</text:p>
          </table:table-cell>
          <table:table-cell table:formula="of:=IF(MOD([.E317];1000)=0;&quot;A&quot;;&quot;P&quot;)" office:value-type="string" office:string-value="P" calcext:value-type="string">
            <text:p>P</text:p>
          </table:table-cell>
          <table:table-cell office:value-type="string" calcext:value-type="string">
            <text:p>', </text:p>
          </table:table-cell>
          <table:table-cell table:formula="of:=IF(MOD([.E317];1000000)=0;1;0)" office:value-type="float" office:value="0" calcext:value-type="float">
            <text:p>0</text:p>
          </table:table-cell>
          <table:table-cell office:value-type="string" calcext:value-type="string">
            <text:p>),</text:p>
          </table:table-cell>
          <table:table-cell table:formula="of:=CONCATENATE([.D317];[.E317];[.F317];[.G317];[.H317];[.I317];[.J317];[.K317];[.L317])" office:value-type="string" office:string-value="(22006002, 'Pauke', 'P', 0)," calcext:value-type="string">
            <text:p>(22006002, 'Pauke',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318]+1000*[.B318]+[.C318]" office:value-type="float" office:value="22006003" calcext:value-type="float">
            <text:p>22006003</text:p>
          </table:table-cell>
          <table:table-cell office:value-type="string" calcext:value-type="string">
            <text:p>, '</text:p>
          </table:table-cell>
          <table:table-cell office:value-type="string" calcext:value-type="string">
            <text:p>Bongos</text:p>
          </table:table-cell>
          <table:table-cell office:value-type="string" calcext:value-type="string">
            <text:p>', '</text:p>
          </table:table-cell>
          <table:table-cell table:formula="of:=IF(MOD([.E318];1000)=0;&quot;A&quot;;&quot;P&quot;)" office:value-type="string" office:string-value="P" calcext:value-type="string">
            <text:p>P</text:p>
          </table:table-cell>
          <table:table-cell office:value-type="string" calcext:value-type="string">
            <text:p>', </text:p>
          </table:table-cell>
          <table:table-cell table:formula="of:=IF(MOD([.E318];1000000)=0;1;0)" office:value-type="float" office:value="0" calcext:value-type="float">
            <text:p>0</text:p>
          </table:table-cell>
          <table:table-cell office:value-type="string" calcext:value-type="string">
            <text:p>),</text:p>
          </table:table-cell>
          <table:table-cell table:formula="of:=CONCATENATE([.D318];[.E318];[.F318];[.G318];[.H318];[.I318];[.J318];[.K318];[.L318])" office:value-type="string" office:string-value="(22006003, 'Bongos', 'P', 0)," calcext:value-type="string">
            <text:p>(22006003, 'Bongos',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319]+1000*[.B319]+[.C319]" office:value-type="float" office:value="22006004" calcext:value-type="float">
            <text:p>22006004</text:p>
          </table:table-cell>
          <table:table-cell office:value-type="string" calcext:value-type="string">
            <text:p>, '</text:p>
          </table:table-cell>
          <table:table-cell office:value-type="string" calcext:value-type="string">
            <text:p>Xylophon</text:p>
          </table:table-cell>
          <table:table-cell office:value-type="string" calcext:value-type="string">
            <text:p>', '</text:p>
          </table:table-cell>
          <table:table-cell table:formula="of:=IF(MOD([.E319];1000)=0;&quot;A&quot;;&quot;P&quot;)" office:value-type="string" office:string-value="P" calcext:value-type="string">
            <text:p>P</text:p>
          </table:table-cell>
          <table:table-cell office:value-type="string" calcext:value-type="string">
            <text:p>', </text:p>
          </table:table-cell>
          <table:table-cell table:formula="of:=IF(MOD([.E319];1000000)=0;1;0)" office:value-type="float" office:value="0" calcext:value-type="float">
            <text:p>0</text:p>
          </table:table-cell>
          <table:table-cell office:value-type="string" calcext:value-type="string">
            <text:p>),</text:p>
          </table:table-cell>
          <table:table-cell table:formula="of:=CONCATENATE([.D319];[.E319];[.F319];[.G319];[.H319];[.I319];[.J319];[.K319];[.L319])" office:value-type="string" office:string-value="(22006004, 'Xylophon', 'P', 0)," calcext:value-type="string">
            <text:p>(22006004, 'Xylophon',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320]+1000*[.B320]+[.C320]" office:value-type="float" office:value="22006005" calcext:value-type="float">
            <text:p>22006005</text:p>
          </table:table-cell>
          <table:table-cell office:value-type="string" calcext:value-type="string">
            <text:p>, '</text:p>
          </table:table-cell>
          <table:table-cell office:value-type="string" calcext:value-type="string">
            <text:p>Glockenspiel</text:p>
          </table:table-cell>
          <table:table-cell office:value-type="string" calcext:value-type="string">
            <text:p>', '</text:p>
          </table:table-cell>
          <table:table-cell table:formula="of:=IF(MOD([.E320];1000)=0;&quot;A&quot;;&quot;P&quot;)" office:value-type="string" office:string-value="P" calcext:value-type="string">
            <text:p>P</text:p>
          </table:table-cell>
          <table:table-cell office:value-type="string" calcext:value-type="string">
            <text:p>', </text:p>
          </table:table-cell>
          <table:table-cell table:formula="of:=IF(MOD([.E320];1000000)=0;1;0)" office:value-type="float" office:value="0" calcext:value-type="float">
            <text:p>0</text:p>
          </table:table-cell>
          <table:table-cell office:value-type="string" calcext:value-type="string">
            <text:p>),</text:p>
          </table:table-cell>
          <table:table-cell table:formula="of:=CONCATENATE([.D320];[.E320];[.F320];[.G320];[.H320];[.I320];[.J320];[.K320];[.L320])" office:value-type="string" office:string-value="(22006005, 'Glockenspiel', 'P', 0)," calcext:value-type="string">
            <text:p>(22006005, 'Glockenspiel', 'P', 0),</text:p>
          </table:table-cell>
        </table:table-row>
        <table:table-row table:style-name="ro1">
          <table:table-cell office:value-type="float" office:value="22" calcext:value-type="float">
            <text:p>22</text:p>
          </table:table-cell>
          <table:table-cell table:number-columns-repeated="2" office:value-type="float" office:value="6" calcext:value-type="float">
            <text:p>6</text:p>
          </table:table-cell>
          <table:table-cell office:value-type="string" calcext:value-type="string">
            <text:p>(</text:p>
          </table:table-cell>
          <table:table-cell table:formula="of:=1000000*[.A321]+1000*[.B321]+[.C321]" office:value-type="float" office:value="22006006" calcext:value-type="float">
            <text:p>22006006</text:p>
          </table:table-cell>
          <table:table-cell office:value-type="string" calcext:value-type="string">
            <text:p>, '</text:p>
          </table:table-cell>
          <table:table-cell office:value-type="string" calcext:value-type="string">
            <text:p>Marimbaphon</text:p>
          </table:table-cell>
          <table:table-cell office:value-type="string" calcext:value-type="string">
            <text:p>', '</text:p>
          </table:table-cell>
          <table:table-cell table:formula="of:=IF(MOD([.E321];1000)=0;&quot;A&quot;;&quot;P&quot;)" office:value-type="string" office:string-value="P" calcext:value-type="string">
            <text:p>P</text:p>
          </table:table-cell>
          <table:table-cell office:value-type="string" calcext:value-type="string">
            <text:p>', </text:p>
          </table:table-cell>
          <table:table-cell table:formula="of:=IF(MOD([.E321];1000000)=0;1;0)" office:value-type="float" office:value="0" calcext:value-type="float">
            <text:p>0</text:p>
          </table:table-cell>
          <table:table-cell office:value-type="string" calcext:value-type="string">
            <text:p>),</text:p>
          </table:table-cell>
          <table:table-cell table:formula="of:=CONCATENATE([.D321];[.E321];[.F321];[.G321];[.H321];[.I321];[.J321];[.K321];[.L321])" office:value-type="string" office:string-value="(22006006, 'Marimbaphon', 'P', 0)," calcext:value-type="string">
            <text:p>(22006006, 'Marimbaphon', 'P', 0),</text:p>
          </table:table-cell>
        </table:table-row>
        <table:table-row table:style-name="ro1">
          <table:table-cell office:value-type="float" office:value="23" calcext:value-type="float">
            <text:p>23</text:p>
          </table:table-cell>
          <table:table-cell table:number-columns-repeated="2" office:value-type="float" office:value="0" calcext:value-type="float">
            <text:p>0</text:p>
          </table:table-cell>
          <table:table-cell office:value-type="string" calcext:value-type="string">
            <text:p>(</text:p>
          </table:table-cell>
          <table:table-cell table:formula="of:=1000000*[.A322]+1000*[.B322]+[.C322]" office:value-type="float" office:value="23000000" calcext:value-type="float">
            <text:p>23000000</text:p>
          </table:table-cell>
          <table:table-cell office:value-type="string" calcext:value-type="string">
            <text:p>, '</text:p>
          </table:table-cell>
          <table:table-cell office:value-type="string" calcext:value-type="string">
            <text:p>Medizin</text:p>
          </table:table-cell>
          <table:table-cell office:value-type="string" calcext:value-type="string">
            <text:p>', '</text:p>
          </table:table-cell>
          <table:table-cell table:formula="of:=IF(MOD([.E322];1000)=0;&quot;A&quot;;&quot;P&quot;)" office:value-type="string" office:string-value="A" calcext:value-type="string">
            <text:p>A</text:p>
          </table:table-cell>
          <table:table-cell office:value-type="string" calcext:value-type="string">
            <text:p>', </text:p>
          </table:table-cell>
          <table:table-cell table:formula="of:=IF(MOD([.E322];1000000)=0;1;0)" office:value-type="float" office:value="1" calcext:value-type="float">
            <text:p>1</text:p>
          </table:table-cell>
          <table:table-cell office:value-type="string" calcext:value-type="string">
            <text:p>),</text:p>
          </table:table-cell>
          <table:table-cell table:formula="of:=CONCATENATE([.D322];[.E322];[.F322];[.G322];[.H322];[.I322];[.J322];[.K322];[.L322])" office:value-type="string" office:string-value="(23000000, 'Medizin', 'A', 1)," calcext:value-type="string">
            <text:p>(23000000, 'Medizin', 'A', 1),</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23]+1000*[.B323]+[.C323]" office:value-type="float" office:value="23001000" calcext:value-type="float">
            <text:p>23001000</text:p>
          </table:table-cell>
          <table:table-cell office:value-type="string" calcext:value-type="string">
            <text:p>, '</text:p>
          </table:table-cell>
          <table:table-cell office:value-type="string" calcext:value-type="string">
            <text:p>Erste-Hilfe</text:p>
          </table:table-cell>
          <table:table-cell office:value-type="string" calcext:value-type="string">
            <text:p>', '</text:p>
          </table:table-cell>
          <table:table-cell table:formula="of:=IF(MOD([.E323];1000)=0;&quot;A&quot;;&quot;P&quot;)" office:value-type="string" office:string-value="A" calcext:value-type="string">
            <text:p>A</text:p>
          </table:table-cell>
          <table:table-cell office:value-type="string" calcext:value-type="string">
            <text:p>', </text:p>
          </table:table-cell>
          <table:table-cell table:formula="of:=IF(MOD([.E323];1000000)=0;1;0)" office:value-type="float" office:value="0" calcext:value-type="float">
            <text:p>0</text:p>
          </table:table-cell>
          <table:table-cell office:value-type="string" calcext:value-type="string">
            <text:p>),</text:p>
          </table:table-cell>
          <table:table-cell table:formula="of:=CONCATENATE([.D323];[.E323];[.F323];[.G323];[.H323];[.I323];[.J323];[.K323];[.L323])" office:value-type="string" office:string-value="(23001000, 'Erste-Hilfe', 'A', 0)," calcext:value-type="string">
            <text:p>(23001000, 'Erste-Hilf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324]+1000*[.B324]+[.C324]" office:value-type="float" office:value="23002000" calcext:value-type="float">
            <text:p>23002000</text:p>
          </table:table-cell>
          <table:table-cell office:value-type="string" calcext:value-type="string">
            <text:p>, '</text:p>
          </table:table-cell>
          <table:table-cell office:value-type="string" calcext:value-type="string">
            <text:p>Medizinische Diagnose</text:p>
          </table:table-cell>
          <table:table-cell office:value-type="string" calcext:value-type="string">
            <text:p>', '</text:p>
          </table:table-cell>
          <table:table-cell table:formula="of:=IF(MOD([.E324];1000)=0;&quot;A&quot;;&quot;P&quot;)" office:value-type="string" office:string-value="A" calcext:value-type="string">
            <text:p>A</text:p>
          </table:table-cell>
          <table:table-cell office:value-type="string" calcext:value-type="string">
            <text:p>', </text:p>
          </table:table-cell>
          <table:table-cell table:formula="of:=IF(MOD([.E324];1000000)=0;1;0)" office:value-type="float" office:value="0" calcext:value-type="float">
            <text:p>0</text:p>
          </table:table-cell>
          <table:table-cell office:value-type="string" calcext:value-type="string">
            <text:p>),</text:p>
          </table:table-cell>
          <table:table-cell table:formula="of:=CONCATENATE([.D324];[.E324];[.F324];[.G324];[.H324];[.I324];[.J324];[.K324];[.L324])" office:value-type="string" office:string-value="(23002000, 'Medizinische Diagnose', 'A', 0)," calcext:value-type="string">
            <text:p>(23002000, 'Medizinische Diagnos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325]+1000*[.B325]+[.C325]" office:value-type="float" office:value="23002001" calcext:value-type="float">
            <text:p>23002001</text:p>
          </table:table-cell>
          <table:table-cell office:value-type="string" calcext:value-type="string">
            <text:p>, '</text:p>
          </table:table-cell>
          <table:table-cell office:value-type="string" calcext:value-type="string">
            <text:p>Inspektion (Ansehen)</text:p>
          </table:table-cell>
          <table:table-cell office:value-type="string" calcext:value-type="string">
            <text:p>', '</text:p>
          </table:table-cell>
          <table:table-cell table:formula="of:=IF(MOD([.E325];1000)=0;&quot;A&quot;;&quot;P&quot;)" office:value-type="string" office:string-value="P" calcext:value-type="string">
            <text:p>P</text:p>
          </table:table-cell>
          <table:table-cell office:value-type="string" calcext:value-type="string">
            <text:p>', </text:p>
          </table:table-cell>
          <table:table-cell table:formula="of:=IF(MOD([.E325];1000000)=0;1;0)" office:value-type="float" office:value="0" calcext:value-type="float">
            <text:p>0</text:p>
          </table:table-cell>
          <table:table-cell office:value-type="string" calcext:value-type="string">
            <text:p>),</text:p>
          </table:table-cell>
          <table:table-cell table:formula="of:=CONCATENATE([.D325];[.E325];[.F325];[.G325];[.H325];[.I325];[.J325];[.K325];[.L325])" office:value-type="string" office:string-value="(23002001, 'Inspektion (Ansehen)', 'P', 0)," calcext:value-type="string">
            <text:p>(23002001, 'Inspektion (Ansehen)', 'P', 0),</text:p>
          </table:table-cell>
        </table:table-row>
        <table:table-row table:style-name="ro1">
          <table:table-cell office:value-type="float" office:value="23" calcext:value-type="float">
            <text:p>23</text:p>
          </table:table-cell>
          <table:table-cell table:number-columns-repeated="2" office:value-type="float" office:value="2" calcext:value-type="float">
            <text:p>2</text:p>
          </table:table-cell>
          <table:table-cell office:value-type="string" calcext:value-type="string">
            <text:p>(</text:p>
          </table:table-cell>
          <table:table-cell table:formula="of:=1000000*[.A326]+1000*[.B326]+[.C326]" office:value-type="float" office:value="23002002" calcext:value-type="float">
            <text:p>23002002</text:p>
          </table:table-cell>
          <table:table-cell office:value-type="string" calcext:value-type="string">
            <text:p>, '</text:p>
          </table:table-cell>
          <table:table-cell office:value-type="string" calcext:value-type="string">
            <text:p>Palpatation (Abtasten)</text:p>
          </table:table-cell>
          <table:table-cell office:value-type="string" calcext:value-type="string">
            <text:p>', '</text:p>
          </table:table-cell>
          <table:table-cell table:formula="of:=IF(MOD([.E326];1000)=0;&quot;A&quot;;&quot;P&quot;)" office:value-type="string" office:string-value="P" calcext:value-type="string">
            <text:p>P</text:p>
          </table:table-cell>
          <table:table-cell office:value-type="string" calcext:value-type="string">
            <text:p>', </text:p>
          </table:table-cell>
          <table:table-cell table:formula="of:=IF(MOD([.E326];1000000)=0;1;0)" office:value-type="float" office:value="0" calcext:value-type="float">
            <text:p>0</text:p>
          </table:table-cell>
          <table:table-cell office:value-type="string" calcext:value-type="string">
            <text:p>),</text:p>
          </table:table-cell>
          <table:table-cell table:formula="of:=CONCATENATE([.D326];[.E326];[.F326];[.G326];[.H326];[.I326];[.J326];[.K326];[.L326])" office:value-type="string" office:string-value="(23002002, 'Palpatation (Abtasten)', 'P', 0)," calcext:value-type="string">
            <text:p>(23002002, 'Palpatation (Abtast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327]+1000*[.B327]+[.C327]" office:value-type="float" office:value="23002003" calcext:value-type="float">
            <text:p>23002003</text:p>
          </table:table-cell>
          <table:table-cell office:value-type="string" calcext:value-type="string">
            <text:p>, '</text:p>
          </table:table-cell>
          <table:table-cell office:value-type="string" calcext:value-type="string">
            <text:p>Perkussion (Abklopfen)</text:p>
          </table:table-cell>
          <table:table-cell office:value-type="string" calcext:value-type="string">
            <text:p>', '</text:p>
          </table:table-cell>
          <table:table-cell table:formula="of:=IF(MOD([.E327];1000)=0;&quot;A&quot;;&quot;P&quot;)" office:value-type="string" office:string-value="P" calcext:value-type="string">
            <text:p>P</text:p>
          </table:table-cell>
          <table:table-cell office:value-type="string" calcext:value-type="string">
            <text:p>', </text:p>
          </table:table-cell>
          <table:table-cell table:formula="of:=IF(MOD([.E327];1000000)=0;1;0)" office:value-type="float" office:value="0" calcext:value-type="float">
            <text:p>0</text:p>
          </table:table-cell>
          <table:table-cell office:value-type="string" calcext:value-type="string">
            <text:p>),</text:p>
          </table:table-cell>
          <table:table-cell table:formula="of:=CONCATENATE([.D327];[.E327];[.F327];[.G327];[.H327];[.I327];[.J327];[.K327];[.L327])" office:value-type="string" office:string-value="(23002003, 'Perkussion (Abklopfen)', 'P', 0)," calcext:value-type="string">
            <text:p>(23002003, 'Perkussion (Abklopf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328]+1000*[.B328]+[.C328]" office:value-type="float" office:value="23002004" calcext:value-type="float">
            <text:p>23002004</text:p>
          </table:table-cell>
          <table:table-cell office:value-type="string" calcext:value-type="string">
            <text:p>, '</text:p>
          </table:table-cell>
          <table:table-cell office:value-type="string" calcext:value-type="string">
            <text:p>Auskulation (Abhören)</text:p>
          </table:table-cell>
          <table:table-cell office:value-type="string" calcext:value-type="string">
            <text:p>', '</text:p>
          </table:table-cell>
          <table:table-cell table:formula="of:=IF(MOD([.E328];1000)=0;&quot;A&quot;;&quot;P&quot;)" office:value-type="string" office:string-value="P" calcext:value-type="string">
            <text:p>P</text:p>
          </table:table-cell>
          <table:table-cell office:value-type="string" calcext:value-type="string">
            <text:p>', </text:p>
          </table:table-cell>
          <table:table-cell table:formula="of:=IF(MOD([.E328];1000000)=0;1;0)" office:value-type="float" office:value="0" calcext:value-type="float">
            <text:p>0</text:p>
          </table:table-cell>
          <table:table-cell office:value-type="string" calcext:value-type="string">
            <text:p>),</text:p>
          </table:table-cell>
          <table:table-cell table:formula="of:=CONCATENATE([.D328];[.E328];[.F328];[.G328];[.H328];[.I328];[.J328];[.K328];[.L328])" office:value-type="string" office:string-value="(23002004, 'Auskulation (Abhören)', 'P', 0)," calcext:value-type="string">
            <text:p>(23002004, 'Auskulation (Abhör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329]+1000*[.B329]+[.C329]" office:value-type="float" office:value="23002005" calcext:value-type="float">
            <text:p>23002005</text:p>
          </table:table-cell>
          <table:table-cell office:value-type="string" calcext:value-type="string">
            <text:p>, '</text:p>
          </table:table-cell>
          <table:table-cell office:value-type="string" calcext:value-type="string">
            <text:p>Laboruntersuchung</text:p>
          </table:table-cell>
          <table:table-cell office:value-type="string" calcext:value-type="string">
            <text:p>', '</text:p>
          </table:table-cell>
          <table:table-cell table:formula="of:=IF(MOD([.E329];1000)=0;&quot;A&quot;;&quot;P&quot;)" office:value-type="string" office:string-value="P" calcext:value-type="string">
            <text:p>P</text:p>
          </table:table-cell>
          <table:table-cell office:value-type="string" calcext:value-type="string">
            <text:p>', </text:p>
          </table:table-cell>
          <table:table-cell table:formula="of:=IF(MOD([.E329];1000000)=0;1;0)" office:value-type="float" office:value="0" calcext:value-type="float">
            <text:p>0</text:p>
          </table:table-cell>
          <table:table-cell office:value-type="string" calcext:value-type="string">
            <text:p>),</text:p>
          </table:table-cell>
          <table:table-cell table:formula="of:=CONCATENATE([.D329];[.E329];[.F329];[.G329];[.H329];[.I329];[.J329];[.K329];[.L329])" office:value-type="string" office:string-value="(23002005, 'Laboruntersuchung', 'P', 0)," calcext:value-type="string">
            <text:p>(23002005, 'Labor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330]+1000*[.B330]+[.C330]" office:value-type="float" office:value="23002006" calcext:value-type="float">
            <text:p>23002006</text:p>
          </table:table-cell>
          <table:table-cell office:value-type="string" calcext:value-type="string">
            <text:p>, '</text:p>
          </table:table-cell>
          <table:table-cell office:value-type="string" calcext:value-type="string">
            <text:p>Blutanalyse</text:p>
          </table:table-cell>
          <table:table-cell office:value-type="string" calcext:value-type="string">
            <text:p>', '</text:p>
          </table:table-cell>
          <table:table-cell table:formula="of:=IF(MOD([.E330];1000)=0;&quot;A&quot;;&quot;P&quot;)" office:value-type="string" office:string-value="P" calcext:value-type="string">
            <text:p>P</text:p>
          </table:table-cell>
          <table:table-cell office:value-type="string" calcext:value-type="string">
            <text:p>', </text:p>
          </table:table-cell>
          <table:table-cell table:formula="of:=IF(MOD([.E330];1000000)=0;1;0)" office:value-type="float" office:value="0" calcext:value-type="float">
            <text:p>0</text:p>
          </table:table-cell>
          <table:table-cell office:value-type="string" calcext:value-type="string">
            <text:p>),</text:p>
          </table:table-cell>
          <table:table-cell table:formula="of:=CONCATENATE([.D330];[.E330];[.F330];[.G330];[.H330];[.I330];[.J330];[.K330];[.L330])" office:value-type="string" office:string-value="(23002006, 'Blutanalyse', 'P', 0)," calcext:value-type="string">
            <text:p>(23002006, 'Blut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331]+1000*[.B331]+[.C331]" office:value-type="float" office:value="23002007" calcext:value-type="float">
            <text:p>23002007</text:p>
          </table:table-cell>
          <table:table-cell office:value-type="string" calcext:value-type="string">
            <text:p>, '</text:p>
          </table:table-cell>
          <table:table-cell office:value-type="string" calcext:value-type="string">
            <text:p>Urinanalyse</text:p>
          </table:table-cell>
          <table:table-cell office:value-type="string" calcext:value-type="string">
            <text:p>', '</text:p>
          </table:table-cell>
          <table:table-cell table:formula="of:=IF(MOD([.E331];1000)=0;&quot;A&quot;;&quot;P&quot;)" office:value-type="string" office:string-value="P" calcext:value-type="string">
            <text:p>P</text:p>
          </table:table-cell>
          <table:table-cell office:value-type="string" calcext:value-type="string">
            <text:p>', </text:p>
          </table:table-cell>
          <table:table-cell table:formula="of:=IF(MOD([.E331];1000000)=0;1;0)" office:value-type="float" office:value="0" calcext:value-type="float">
            <text:p>0</text:p>
          </table:table-cell>
          <table:table-cell office:value-type="string" calcext:value-type="string">
            <text:p>),</text:p>
          </table:table-cell>
          <table:table-cell table:formula="of:=CONCATENATE([.D331];[.E331];[.F331];[.G331];[.H331];[.I331];[.J331];[.K331];[.L331])" office:value-type="string" office:string-value="(23002007, 'Urinanalyse', 'P', 0)," calcext:value-type="string">
            <text:p>(23002007, 'Urin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332]+1000*[.B332]+[.C332]" office:value-type="float" office:value="23002008" calcext:value-type="float">
            <text:p>23002008</text:p>
          </table:table-cell>
          <table:table-cell office:value-type="string" calcext:value-type="string">
            <text:p>, '</text:p>
          </table:table-cell>
          <table:table-cell office:value-type="string" calcext:value-type="string">
            <text:p>Mikrobiologische Tests</text:p>
          </table:table-cell>
          <table:table-cell office:value-type="string" calcext:value-type="string">
            <text:p>', '</text:p>
          </table:table-cell>
          <table:table-cell table:formula="of:=IF(MOD([.E332];1000)=0;&quot;A&quot;;&quot;P&quot;)" office:value-type="string" office:string-value="P" calcext:value-type="string">
            <text:p>P</text:p>
          </table:table-cell>
          <table:table-cell office:value-type="string" calcext:value-type="string">
            <text:p>', </text:p>
          </table:table-cell>
          <table:table-cell table:formula="of:=IF(MOD([.E332];1000000)=0;1;0)" office:value-type="float" office:value="0" calcext:value-type="float">
            <text:p>0</text:p>
          </table:table-cell>
          <table:table-cell office:value-type="string" calcext:value-type="string">
            <text:p>),</text:p>
          </table:table-cell>
          <table:table-cell table:formula="of:=CONCATENATE([.D332];[.E332];[.F332];[.G332];[.H332];[.I332];[.J332];[.K332];[.L332])" office:value-type="string" office:string-value="(23002008, 'Mikrobiologische Tests', 'P', 0)," calcext:value-type="string">
            <text:p>(23002008, 'Mikrobiolog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333]+1000*[.B333]+[.C333]" office:value-type="float" office:value="23002009" calcext:value-type="float">
            <text:p>23002009</text:p>
          </table:table-cell>
          <table:table-cell office:value-type="string" calcext:value-type="string">
            <text:p>, '</text:p>
          </table:table-cell>
          <table:table-cell office:value-type="string" calcext:value-type="string">
            <text:p>Genetische Tests</text:p>
          </table:table-cell>
          <table:table-cell office:value-type="string" calcext:value-type="string">
            <text:p>', '</text:p>
          </table:table-cell>
          <table:table-cell table:formula="of:=IF(MOD([.E333];1000)=0;&quot;A&quot;;&quot;P&quot;)" office:value-type="string" office:string-value="P" calcext:value-type="string">
            <text:p>P</text:p>
          </table:table-cell>
          <table:table-cell office:value-type="string" calcext:value-type="string">
            <text:p>', </text:p>
          </table:table-cell>
          <table:table-cell table:formula="of:=IF(MOD([.E333];1000000)=0;1;0)" office:value-type="float" office:value="0" calcext:value-type="float">
            <text:p>0</text:p>
          </table:table-cell>
          <table:table-cell office:value-type="string" calcext:value-type="string">
            <text:p>),</text:p>
          </table:table-cell>
          <table:table-cell table:formula="of:=CONCATENATE([.D333];[.E333];[.F333];[.G333];[.H333];[.I333];[.J333];[.K333];[.L333])" office:value-type="string" office:string-value="(23002009, 'Genetische Tests', 'P', 0)," calcext:value-type="string">
            <text:p>(23002009, 'Genet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334]+1000*[.B334]+[.C334]" office:value-type="float" office:value="23002010" calcext:value-type="float">
            <text:p>23002010</text:p>
          </table:table-cell>
          <table:table-cell office:value-type="string" calcext:value-type="string">
            <text:p>, '</text:p>
          </table:table-cell>
          <table:table-cell office:value-type="string" calcext:value-type="string">
            <text:p>Bildgebende Diagnostik</text:p>
          </table:table-cell>
          <table:table-cell office:value-type="string" calcext:value-type="string">
            <text:p>', '</text:p>
          </table:table-cell>
          <table:table-cell table:formula="of:=IF(MOD([.E334];1000)=0;&quot;A&quot;;&quot;P&quot;)" office:value-type="string" office:string-value="P" calcext:value-type="string">
            <text:p>P</text:p>
          </table:table-cell>
          <table:table-cell office:value-type="string" calcext:value-type="string">
            <text:p>', </text:p>
          </table:table-cell>
          <table:table-cell table:formula="of:=IF(MOD([.E334];1000000)=0;1;0)" office:value-type="float" office:value="0" calcext:value-type="float">
            <text:p>0</text:p>
          </table:table-cell>
          <table:table-cell office:value-type="string" calcext:value-type="string">
            <text:p>),</text:p>
          </table:table-cell>
          <table:table-cell table:formula="of:=CONCATENATE([.D334];[.E334];[.F334];[.G334];[.H334];[.I334];[.J334];[.K334];[.L334])" office:value-type="string" office:string-value="(23002010, 'Bildgebende Diagnostik', 'P', 0)," calcext:value-type="string">
            <text:p>(23002010, 'Bildgebend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335]+1000*[.B335]+[.C335]" office:value-type="float" office:value="23002011" calcext:value-type="float">
            <text:p>23002011</text:p>
          </table:table-cell>
          <table:table-cell office:value-type="string" calcext:value-type="string">
            <text:p>, '</text:p>
          </table:table-cell>
          <table:table-cell office:value-type="string" calcext:value-type="string">
            <text:p>Röntgenuntersuchung</text:p>
          </table:table-cell>
          <table:table-cell office:value-type="string" calcext:value-type="string">
            <text:p>', '</text:p>
          </table:table-cell>
          <table:table-cell table:formula="of:=IF(MOD([.E335];1000)=0;&quot;A&quot;;&quot;P&quot;)" office:value-type="string" office:string-value="P" calcext:value-type="string">
            <text:p>P</text:p>
          </table:table-cell>
          <table:table-cell office:value-type="string" calcext:value-type="string">
            <text:p>', </text:p>
          </table:table-cell>
          <table:table-cell table:formula="of:=IF(MOD([.E335];1000000)=0;1;0)" office:value-type="float" office:value="0" calcext:value-type="float">
            <text:p>0</text:p>
          </table:table-cell>
          <table:table-cell office:value-type="string" calcext:value-type="string">
            <text:p>),</text:p>
          </table:table-cell>
          <table:table-cell table:formula="of:=CONCATENATE([.D335];[.E335];[.F335];[.G335];[.H335];[.I335];[.J335];[.K335];[.L335])" office:value-type="string" office:string-value="(23002011, 'Röntgenuntersuchung', 'P', 0)," calcext:value-type="string">
            <text:p>(23002011, 'Röntgen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336]+1000*[.B336]+[.C336]" office:value-type="float" office:value="23002012" calcext:value-type="float">
            <text:p>23002012</text:p>
          </table:table-cell>
          <table:table-cell office:value-type="string" calcext:value-type="string">
            <text:p>, '</text:p>
          </table:table-cell>
          <table:table-cell office:value-type="string" calcext:value-type="string">
            <text:p>Computertomographie (CT(</text:p>
          </table:table-cell>
          <table:table-cell office:value-type="string" calcext:value-type="string">
            <text:p>', '</text:p>
          </table:table-cell>
          <table:table-cell table:formula="of:=IF(MOD([.E336];1000)=0;&quot;A&quot;;&quot;P&quot;)" office:value-type="string" office:string-value="P" calcext:value-type="string">
            <text:p>P</text:p>
          </table:table-cell>
          <table:table-cell office:value-type="string" calcext:value-type="string">
            <text:p>', </text:p>
          </table:table-cell>
          <table:table-cell table:formula="of:=IF(MOD([.E336];1000000)=0;1;0)" office:value-type="float" office:value="0" calcext:value-type="float">
            <text:p>0</text:p>
          </table:table-cell>
          <table:table-cell office:value-type="string" calcext:value-type="string">
            <text:p>),</text:p>
          </table:table-cell>
          <table:table-cell table:formula="of:=CONCATENATE([.D336];[.E336];[.F336];[.G336];[.H336];[.I336];[.J336];[.K336];[.L336])" office:value-type="string" office:string-value="(23002012, 'Computertomographie (CT(', 'P', 0)," calcext:value-type="string">
            <text:p>(23002012, 'Computertomographie (C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337]+1000*[.B337]+[.C337]" office:value-type="float" office:value="23002013" calcext:value-type="float">
            <text:p>23002013</text:p>
          </table:table-cell>
          <table:table-cell office:value-type="string" calcext:value-type="string">
            <text:p>, '</text:p>
          </table:table-cell>
          <table:table-cell office:value-type="string" calcext:value-type="string">
            <text:p>Magnetresonanztomographie (MRT)</text:p>
          </table:table-cell>
          <table:table-cell office:value-type="string" calcext:value-type="string">
            <text:p>', '</text:p>
          </table:table-cell>
          <table:table-cell table:formula="of:=IF(MOD([.E337];1000)=0;&quot;A&quot;;&quot;P&quot;)" office:value-type="string" office:string-value="P" calcext:value-type="string">
            <text:p>P</text:p>
          </table:table-cell>
          <table:table-cell office:value-type="string" calcext:value-type="string">
            <text:p>', </text:p>
          </table:table-cell>
          <table:table-cell table:formula="of:=IF(MOD([.E337];1000000)=0;1;0)" office:value-type="float" office:value="0" calcext:value-type="float">
            <text:p>0</text:p>
          </table:table-cell>
          <table:table-cell office:value-type="string" calcext:value-type="string">
            <text:p>),</text:p>
          </table:table-cell>
          <table:table-cell table:formula="of:=CONCATENATE([.D337];[.E337];[.F337];[.G337];[.H337];[.I337];[.J337];[.K337];[.L337])" office:value-type="string" office:string-value="(23002013, 'Magnetresonanztomographie (MRT)', 'P', 0)," calcext:value-type="string">
            <text:p>(23002013, 'Magnetresonanztomographie (MR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338]+1000*[.B338]+[.C338]" office:value-type="float" office:value="23002014" calcext:value-type="float">
            <text:p>23002014</text:p>
          </table:table-cell>
          <table:table-cell office:value-type="string" calcext:value-type="string">
            <text:p>, '</text:p>
          </table:table-cell>
          <table:table-cell office:value-type="string" calcext:value-type="string">
            <text:p>Ultraschalluntersuchung</text:p>
          </table:table-cell>
          <table:table-cell office:value-type="string" calcext:value-type="string">
            <text:p>', '</text:p>
          </table:table-cell>
          <table:table-cell table:formula="of:=IF(MOD([.E338];1000)=0;&quot;A&quot;;&quot;P&quot;)" office:value-type="string" office:string-value="P" calcext:value-type="string">
            <text:p>P</text:p>
          </table:table-cell>
          <table:table-cell office:value-type="string" calcext:value-type="string">
            <text:p>', </text:p>
          </table:table-cell>
          <table:table-cell table:formula="of:=IF(MOD([.E338];1000000)=0;1;0)" office:value-type="float" office:value="0" calcext:value-type="float">
            <text:p>0</text:p>
          </table:table-cell>
          <table:table-cell office:value-type="string" calcext:value-type="string">
            <text:p>),</text:p>
          </table:table-cell>
          <table:table-cell table:formula="of:=CONCATENATE([.D338];[.E338];[.F338];[.G338];[.H338];[.I338];[.J338];[.K338];[.L338])" office:value-type="string" office:string-value="(23002014, 'Ultraschalluntersuchung', 'P', 0)," calcext:value-type="string">
            <text:p>(23002014, 'Ultraschall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339]+1000*[.B339]+[.C339]" office:value-type="float" office:value="23002015" calcext:value-type="float">
            <text:p>23002015</text:p>
          </table:table-cell>
          <table:table-cell office:value-type="string" calcext:value-type="string">
            <text:p>, '</text:p>
          </table:table-cell>
          <table:table-cell office:value-type="string" calcext:value-type="string">
            <text:p>Positronenemmissionstomographie (PET)</text:p>
          </table:table-cell>
          <table:table-cell office:value-type="string" calcext:value-type="string">
            <text:p>', '</text:p>
          </table:table-cell>
          <table:table-cell table:formula="of:=IF(MOD([.E339];1000)=0;&quot;A&quot;;&quot;P&quot;)" office:value-type="string" office:string-value="P" calcext:value-type="string">
            <text:p>P</text:p>
          </table:table-cell>
          <table:table-cell office:value-type="string" calcext:value-type="string">
            <text:p>', </text:p>
          </table:table-cell>
          <table:table-cell table:formula="of:=IF(MOD([.E339];1000000)=0;1;0)" office:value-type="float" office:value="0" calcext:value-type="float">
            <text:p>0</text:p>
          </table:table-cell>
          <table:table-cell office:value-type="string" calcext:value-type="string">
            <text:p>),</text:p>
          </table:table-cell>
          <table:table-cell table:formula="of:=CONCATENATE([.D339];[.E339];[.F339];[.G339];[.H339];[.I339];[.J339];[.K339];[.L339])" office:value-type="string" office:string-value="(23002015, 'Positronenemmissionstomographie (PET)', 'P', 0)," calcext:value-type="string">
            <text:p>(23002015, 'Positronenemmissionstomographie (PE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340]+1000*[.B340]+[.C340]" office:value-type="float" office:value="23002016" calcext:value-type="float">
            <text:p>23002016</text:p>
          </table:table-cell>
          <table:table-cell office:value-type="string" calcext:value-type="string">
            <text:p>, '</text:p>
          </table:table-cell>
          <table:table-cell office:value-type="string" calcext:value-type="string">
            <text:p>Endoskopie</text:p>
          </table:table-cell>
          <table:table-cell office:value-type="string" calcext:value-type="string">
            <text:p>', '</text:p>
          </table:table-cell>
          <table:table-cell table:formula="of:=IF(MOD([.E340];1000)=0;&quot;A&quot;;&quot;P&quot;)" office:value-type="string" office:string-value="P" calcext:value-type="string">
            <text:p>P</text:p>
          </table:table-cell>
          <table:table-cell office:value-type="string" calcext:value-type="string">
            <text:p>', </text:p>
          </table:table-cell>
          <table:table-cell table:formula="of:=IF(MOD([.E340];1000000)=0;1;0)" office:value-type="float" office:value="0" calcext:value-type="float">
            <text:p>0</text:p>
          </table:table-cell>
          <table:table-cell office:value-type="string" calcext:value-type="string">
            <text:p>),</text:p>
          </table:table-cell>
          <table:table-cell table:formula="of:=CONCATENATE([.D340];[.E340];[.F340];[.G340];[.H340];[.I340];[.J340];[.K340];[.L340])" office:value-type="string" office:string-value="(23002016, 'Endoskopie', 'P', 0)," calcext:value-type="string">
            <text:p>(23002016, 'Endoskopi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341]+1000*[.B341]+[.C341]" office:value-type="float" office:value="23002017" calcext:value-type="float">
            <text:p>23002017</text:p>
          </table:table-cell>
          <table:table-cell office:value-type="string" calcext:value-type="string">
            <text:p>, '</text:p>
          </table:table-cell>
          <table:table-cell office:value-type="string" calcext:value-type="string">
            <text:p>Funktionelle Diagnostik</text:p>
          </table:table-cell>
          <table:table-cell office:value-type="string" calcext:value-type="string">
            <text:p>', '</text:p>
          </table:table-cell>
          <table:table-cell table:formula="of:=IF(MOD([.E341];1000)=0;&quot;A&quot;;&quot;P&quot;)" office:value-type="string" office:string-value="P" calcext:value-type="string">
            <text:p>P</text:p>
          </table:table-cell>
          <table:table-cell office:value-type="string" calcext:value-type="string">
            <text:p>', </text:p>
          </table:table-cell>
          <table:table-cell table:formula="of:=IF(MOD([.E341];1000000)=0;1;0)" office:value-type="float" office:value="0" calcext:value-type="float">
            <text:p>0</text:p>
          </table:table-cell>
          <table:table-cell office:value-type="string" calcext:value-type="string">
            <text:p>),</text:p>
          </table:table-cell>
          <table:table-cell table:formula="of:=CONCATENATE([.D341];[.E341];[.F341];[.G341];[.H341];[.I341];[.J341];[.K341];[.L341])" office:value-type="string" office:string-value="(23002017, 'Funktionelle Diagnostik', 'P', 0)," calcext:value-type="string">
            <text:p>(23002017, 'Funktionell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342]+1000*[.B342]+[.C342]" office:value-type="float" office:value="23002018" calcext:value-type="float">
            <text:p>23002018</text:p>
          </table:table-cell>
          <table:table-cell office:value-type="string" calcext:value-type="string">
            <text:p>, '</text:p>
          </table:table-cell>
          <table:table-cell office:value-type="string" calcext:value-type="string">
            <text:p>Elektrokardiogramm (EKG)</text:p>
          </table:table-cell>
          <table:table-cell office:value-type="string" calcext:value-type="string">
            <text:p>', '</text:p>
          </table:table-cell>
          <table:table-cell table:formula="of:=IF(MOD([.E342];1000)=0;&quot;A&quot;;&quot;P&quot;)" office:value-type="string" office:string-value="P" calcext:value-type="string">
            <text:p>P</text:p>
          </table:table-cell>
          <table:table-cell office:value-type="string" calcext:value-type="string">
            <text:p>', </text:p>
          </table:table-cell>
          <table:table-cell table:formula="of:=IF(MOD([.E342];1000000)=0;1;0)" office:value-type="float" office:value="0" calcext:value-type="float">
            <text:p>0</text:p>
          </table:table-cell>
          <table:table-cell office:value-type="string" calcext:value-type="string">
            <text:p>),</text:p>
          </table:table-cell>
          <table:table-cell table:formula="of:=CONCATENATE([.D342];[.E342];[.F342];[.G342];[.H342];[.I342];[.J342];[.K342];[.L342])" office:value-type="string" office:string-value="(23002018, 'Elektrokardiogramm (EKG)', 'P', 0)," calcext:value-type="string">
            <text:p>(23002018, 'Elektrokardiogramm (EK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343]+1000*[.B343]+[.C343]" office:value-type="float" office:value="23002019" calcext:value-type="float">
            <text:p>23002019</text:p>
          </table:table-cell>
          <table:table-cell office:value-type="string" calcext:value-type="string">
            <text:p>, '</text:p>
          </table:table-cell>
          <table:table-cell office:value-type="string" calcext:value-type="string">
            <text:p>Elektroenzephalogramm (EEG)</text:p>
          </table:table-cell>
          <table:table-cell office:value-type="string" calcext:value-type="string">
            <text:p>', '</text:p>
          </table:table-cell>
          <table:table-cell table:formula="of:=IF(MOD([.E343];1000)=0;&quot;A&quot;;&quot;P&quot;)" office:value-type="string" office:string-value="P" calcext:value-type="string">
            <text:p>P</text:p>
          </table:table-cell>
          <table:table-cell office:value-type="string" calcext:value-type="string">
            <text:p>', </text:p>
          </table:table-cell>
          <table:table-cell table:formula="of:=IF(MOD([.E343];1000000)=0;1;0)" office:value-type="float" office:value="0" calcext:value-type="float">
            <text:p>0</text:p>
          </table:table-cell>
          <table:table-cell office:value-type="string" calcext:value-type="string">
            <text:p>),</text:p>
          </table:table-cell>
          <table:table-cell table:formula="of:=CONCATENATE([.D343];[.E343];[.F343];[.G343];[.H343];[.I343];[.J343];[.K343];[.L343])" office:value-type="string" office:string-value="(23002019, 'Elektroenzephalogramm (EEG)', 'P', 0)," calcext:value-type="string">
            <text:p>(23002019, 'Elektroenzephalogramm (EE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344]+1000*[.B344]+[.C344]" office:value-type="float" office:value="23002020" calcext:value-type="float">
            <text:p>23002020</text:p>
          </table:table-cell>
          <table:table-cell office:value-type="string" calcext:value-type="string">
            <text:p>, '</text:p>
          </table:table-cell>
          <table:table-cell office:value-type="string" calcext:value-type="string">
            <text:p>Lungenfunktionsprüfung</text:p>
          </table:table-cell>
          <table:table-cell office:value-type="string" calcext:value-type="string">
            <text:p>', '</text:p>
          </table:table-cell>
          <table:table-cell table:formula="of:=IF(MOD([.E344];1000)=0;&quot;A&quot;;&quot;P&quot;)" office:value-type="string" office:string-value="P" calcext:value-type="string">
            <text:p>P</text:p>
          </table:table-cell>
          <table:table-cell office:value-type="string" calcext:value-type="string">
            <text:p>', </text:p>
          </table:table-cell>
          <table:table-cell table:formula="of:=IF(MOD([.E344];1000000)=0;1;0)" office:value-type="float" office:value="0" calcext:value-type="float">
            <text:p>0</text:p>
          </table:table-cell>
          <table:table-cell office:value-type="string" calcext:value-type="string">
            <text:p>),</text:p>
          </table:table-cell>
          <table:table-cell table:formula="of:=CONCATENATE([.D344];[.E344];[.F344];[.G344];[.H344];[.I344];[.J344];[.K344];[.L344])" office:value-type="string" office:string-value="(23002020, 'Lungenfunktionsprüfung', 'P', 0)," calcext:value-type="string">
            <text:p>(23002020, 'Lungenfunktionsprüf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345]+1000*[.B345]+[.C345]" office:value-type="float" office:value="23002021" calcext:value-type="float">
            <text:p>23002021</text:p>
          </table:table-cell>
          <table:table-cell office:value-type="string" calcext:value-type="string">
            <text:p>, '</text:p>
          </table:table-cell>
          <table:table-cell office:value-type="string" calcext:value-type="string">
            <text:p>Sehtest</text:p>
          </table:table-cell>
          <table:table-cell office:value-type="string" calcext:value-type="string">
            <text:p>', '</text:p>
          </table:table-cell>
          <table:table-cell table:formula="of:=IF(MOD([.E345];1000)=0;&quot;A&quot;;&quot;P&quot;)" office:value-type="string" office:string-value="P" calcext:value-type="string">
            <text:p>P</text:p>
          </table:table-cell>
          <table:table-cell office:value-type="string" calcext:value-type="string">
            <text:p>', </text:p>
          </table:table-cell>
          <table:table-cell table:formula="of:=IF(MOD([.E345];1000000)=0;1;0)" office:value-type="float" office:value="0" calcext:value-type="float">
            <text:p>0</text:p>
          </table:table-cell>
          <table:table-cell office:value-type="string" calcext:value-type="string">
            <text:p>),</text:p>
          </table:table-cell>
          <table:table-cell table:formula="of:=CONCATENATE([.D345];[.E345];[.F345];[.G345];[.H345];[.I345];[.J345];[.K345];[.L345])" office:value-type="string" office:string-value="(23002021, 'Sehtest', 'P', 0)," calcext:value-type="string">
            <text:p>(23002021, 'Sehtes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346]+1000*[.B346]+[.C346]" office:value-type="float" office:value="23002022" calcext:value-type="float">
            <text:p>23002022</text:p>
          </table:table-cell>
          <table:table-cell office:value-type="string" calcext:value-type="string">
            <text:p>, '</text:p>
          </table:table-cell>
          <table:table-cell office:value-type="string" calcext:value-type="string">
            <text:p>Hörtest</text:p>
          </table:table-cell>
          <table:table-cell office:value-type="string" calcext:value-type="string">
            <text:p>', '</text:p>
          </table:table-cell>
          <table:table-cell table:formula="of:=IF(MOD([.E346];1000)=0;&quot;A&quot;;&quot;P&quot;)" office:value-type="string" office:string-value="P" calcext:value-type="string">
            <text:p>P</text:p>
          </table:table-cell>
          <table:table-cell office:value-type="string" calcext:value-type="string">
            <text:p>', </text:p>
          </table:table-cell>
          <table:table-cell table:formula="of:=IF(MOD([.E346];1000000)=0;1;0)" office:value-type="float" office:value="0" calcext:value-type="float">
            <text:p>0</text:p>
          </table:table-cell>
          <table:table-cell office:value-type="string" calcext:value-type="string">
            <text:p>),</text:p>
          </table:table-cell>
          <table:table-cell table:formula="of:=CONCATENATE([.D346];[.E346];[.F346];[.G346];[.H346];[.I346];[.J346];[.K346];[.L346])" office:value-type="string" office:string-value="(23002022, 'Hörtest', 'P', 0)," calcext:value-type="string">
            <text:p>(23002022, 'Hörtest',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347]+1000*[.B347]+[.C347]" office:value-type="float" office:value="23003000" calcext:value-type="float">
            <text:p>23003000</text:p>
          </table:table-cell>
          <table:table-cell office:value-type="string" calcext:value-type="string">
            <text:p>, '</text:p>
          </table:table-cell>
          <table:table-cell office:value-type="string" calcext:value-type="string">
            <text:p>Medizinische Behandlung</text:p>
          </table:table-cell>
          <table:table-cell office:value-type="string" calcext:value-type="string">
            <text:p>', '</text:p>
          </table:table-cell>
          <table:table-cell table:formula="of:=IF(MOD([.E347];1000)=0;&quot;A&quot;;&quot;P&quot;)" office:value-type="string" office:string-value="A" calcext:value-type="string">
            <text:p>A</text:p>
          </table:table-cell>
          <table:table-cell office:value-type="string" calcext:value-type="string">
            <text:p>', </text:p>
          </table:table-cell>
          <table:table-cell table:formula="of:=IF(MOD([.E347];1000000)=0;1;0)" office:value-type="float" office:value="0" calcext:value-type="float">
            <text:p>0</text:p>
          </table:table-cell>
          <table:table-cell office:value-type="string" calcext:value-type="string">
            <text:p>),</text:p>
          </table:table-cell>
          <table:table-cell table:formula="of:=CONCATENATE([.D347];[.E347];[.F347];[.G347];[.H347];[.I347];[.J347];[.K347];[.L347])" office:value-type="string" office:string-value="(23003000, 'Medizinische Behandlung', 'A', 0)," calcext:value-type="string">
            <text:p>(23003000, 'Medizinische Behandlung', 'A',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348]+1000*[.B348]+[.C348]" office:value-type="float" office:value="23003001" calcext:value-type="float">
            <text:p>23003001</text:p>
          </table:table-cell>
          <table:table-cell office:value-type="string" calcext:value-type="string">
            <text:p>, '</text:p>
          </table:table-cell>
          <table:table-cell office:value-type="string" calcext:value-type="string">
            <text:p>Medikamentengabe</text:p>
          </table:table-cell>
          <table:table-cell office:value-type="string" calcext:value-type="string">
            <text:p>', '</text:p>
          </table:table-cell>
          <table:table-cell table:formula="of:=IF(MOD([.E348];1000)=0;&quot;A&quot;;&quot;P&quot;)" office:value-type="string" office:string-value="P" calcext:value-type="string">
            <text:p>P</text:p>
          </table:table-cell>
          <table:table-cell office:value-type="string" calcext:value-type="string">
            <text:p>', </text:p>
          </table:table-cell>
          <table:table-cell table:formula="of:=IF(MOD([.E348];1000000)=0;1;0)" office:value-type="float" office:value="0" calcext:value-type="float">
            <text:p>0</text:p>
          </table:table-cell>
          <table:table-cell office:value-type="string" calcext:value-type="string">
            <text:p>),</text:p>
          </table:table-cell>
          <table:table-cell table:formula="of:=CONCATENATE([.D348];[.E348];[.F348];[.G348];[.H348];[.I348];[.J348];[.K348];[.L348])" office:value-type="string" office:string-value="(23003001, 'Medikamentengabe', 'P', 0)," calcext:value-type="string">
            <text:p>(23003001, 'Medikamentengab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349]+1000*[.B349]+[.C349]" office:value-type="float" office:value="23003002" calcext:value-type="float">
            <text:p>23003002</text:p>
          </table:table-cell>
          <table:table-cell office:value-type="string" calcext:value-type="string">
            <text:p>, '</text:p>
          </table:table-cell>
          <table:table-cell office:value-type="string" calcext:value-type="string">
            <text:p>Wärmetherapie</text:p>
          </table:table-cell>
          <table:table-cell office:value-type="string" calcext:value-type="string">
            <text:p>', '</text:p>
          </table:table-cell>
          <table:table-cell table:formula="of:=IF(MOD([.E349];1000)=0;&quot;A&quot;;&quot;P&quot;)" office:value-type="string" office:string-value="P" calcext:value-type="string">
            <text:p>P</text:p>
          </table:table-cell>
          <table:table-cell office:value-type="string" calcext:value-type="string">
            <text:p>', </text:p>
          </table:table-cell>
          <table:table-cell table:formula="of:=IF(MOD([.E349];1000000)=0;1;0)" office:value-type="float" office:value="0" calcext:value-type="float">
            <text:p>0</text:p>
          </table:table-cell>
          <table:table-cell office:value-type="string" calcext:value-type="string">
            <text:p>),</text:p>
          </table:table-cell>
          <table:table-cell table:formula="of:=CONCATENATE([.D349];[.E349];[.F349];[.G349];[.H349];[.I349];[.J349];[.K349];[.L349])" office:value-type="string" office:string-value="(23003002, 'Wärmetherapie', 'P', 0)," calcext:value-type="string">
            <text:p>(23003002, 'Wärmetherapie', 'P', 0),</text:p>
          </table:table-cell>
        </table:table-row>
        <table:table-row table:style-name="ro1">
          <table:table-cell office:value-type="float" office:value="23" calcext:value-type="float">
            <text:p>23</text:p>
          </table:table-cell>
          <table:table-cell table:number-columns-repeated="2" office:value-type="float" office:value="3" calcext:value-type="float">
            <text:p>3</text:p>
          </table:table-cell>
          <table:table-cell office:value-type="string" calcext:value-type="string">
            <text:p>(</text:p>
          </table:table-cell>
          <table:table-cell table:formula="of:=1000000*[.A350]+1000*[.B350]+[.C350]" office:value-type="float" office:value="23003003" calcext:value-type="float">
            <text:p>23003003</text:p>
          </table:table-cell>
          <table:table-cell office:value-type="string" calcext:value-type="string">
            <text:p>, '</text:p>
          </table:table-cell>
          <table:table-cell office:value-type="string" calcext:value-type="string">
            <text:p>Kältetherapie</text:p>
          </table:table-cell>
          <table:table-cell office:value-type="string" calcext:value-type="string">
            <text:p>', '</text:p>
          </table:table-cell>
          <table:table-cell table:formula="of:=IF(MOD([.E350];1000)=0;&quot;A&quot;;&quot;P&quot;)" office:value-type="string" office:string-value="P" calcext:value-type="string">
            <text:p>P</text:p>
          </table:table-cell>
          <table:table-cell office:value-type="string" calcext:value-type="string">
            <text:p>', </text:p>
          </table:table-cell>
          <table:table-cell table:formula="of:=IF(MOD([.E350];1000000)=0;1;0)" office:value-type="float" office:value="0" calcext:value-type="float">
            <text:p>0</text:p>
          </table:table-cell>
          <table:table-cell office:value-type="string" calcext:value-type="string">
            <text:p>),</text:p>
          </table:table-cell>
          <table:table-cell table:formula="of:=CONCATENATE([.D350];[.E350];[.F350];[.G350];[.H350];[.I350];[.J350];[.K350];[.L350])" office:value-type="string" office:string-value="(23003003, 'Kältetherapie', 'P', 0)," calcext:value-type="string">
            <text:p>(23003003, 'Kälte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351]+1000*[.B351]+[.C351]" office:value-type="float" office:value="23003004" calcext:value-type="float">
            <text:p>23003004</text:p>
          </table:table-cell>
          <table:table-cell office:value-type="string" calcext:value-type="string">
            <text:p>, '</text:p>
          </table:table-cell>
          <table:table-cell office:value-type="string" calcext:value-type="string">
            <text:p>Physiotherapie</text:p>
          </table:table-cell>
          <table:table-cell office:value-type="string" calcext:value-type="string">
            <text:p>', '</text:p>
          </table:table-cell>
          <table:table-cell table:formula="of:=IF(MOD([.E351];1000)=0;&quot;A&quot;;&quot;P&quot;)" office:value-type="string" office:string-value="P" calcext:value-type="string">
            <text:p>P</text:p>
          </table:table-cell>
          <table:table-cell office:value-type="string" calcext:value-type="string">
            <text:p>', </text:p>
          </table:table-cell>
          <table:table-cell table:formula="of:=IF(MOD([.E351];1000000)=0;1;0)" office:value-type="float" office:value="0" calcext:value-type="float">
            <text:p>0</text:p>
          </table:table-cell>
          <table:table-cell office:value-type="string" calcext:value-type="string">
            <text:p>),</text:p>
          </table:table-cell>
          <table:table-cell table:formula="of:=CONCATENATE([.D351];[.E351];[.F351];[.G351];[.H351];[.I351];[.J351];[.K351];[.L351])" office:value-type="string" office:string-value="(23003004, 'Physiotherapie', 'P', 0)," calcext:value-type="string">
            <text:p>(23003004, 'Physio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352]+1000*[.B352]+[.C352]" office:value-type="float" office:value="23003005" calcext:value-type="float">
            <text:p>23003005</text:p>
          </table:table-cell>
          <table:table-cell office:value-type="string" calcext:value-type="string">
            <text:p>, '</text:p>
          </table:table-cell>
          <table:table-cell office:value-type="string" calcext:value-type="string">
            <text:p>Logopädie</text:p>
          </table:table-cell>
          <table:table-cell office:value-type="string" calcext:value-type="string">
            <text:p>', '</text:p>
          </table:table-cell>
          <table:table-cell table:formula="of:=IF(MOD([.E352];1000)=0;&quot;A&quot;;&quot;P&quot;)" office:value-type="string" office:string-value="P" calcext:value-type="string">
            <text:p>P</text:p>
          </table:table-cell>
          <table:table-cell office:value-type="string" calcext:value-type="string">
            <text:p>', </text:p>
          </table:table-cell>
          <table:table-cell table:formula="of:=IF(MOD([.E352];1000000)=0;1;0)" office:value-type="float" office:value="0" calcext:value-type="float">
            <text:p>0</text:p>
          </table:table-cell>
          <table:table-cell office:value-type="string" calcext:value-type="string">
            <text:p>),</text:p>
          </table:table-cell>
          <table:table-cell table:formula="of:=CONCATENATE([.D352];[.E352];[.F352];[.G352];[.H352];[.I352];[.J352];[.K352];[.L352])" office:value-type="string" office:string-value="(23003005, 'Logopädie', 'P', 0)," calcext:value-type="string">
            <text:p>(23003005, 'Logopäd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353]+1000*[.B353]+[.C353]" office:value-type="float" office:value="23003006" calcext:value-type="float">
            <text:p>23003006</text:p>
          </table:table-cell>
          <table:table-cell office:value-type="string" calcext:value-type="string">
            <text:p>, '</text:p>
          </table:table-cell>
          <table:table-cell office:value-type="string" calcext:value-type="string">
            <text:p>Ernährungsberatung</text:p>
          </table:table-cell>
          <table:table-cell office:value-type="string" calcext:value-type="string">
            <text:p>', '</text:p>
          </table:table-cell>
          <table:table-cell table:formula="of:=IF(MOD([.E353];1000)=0;&quot;A&quot;;&quot;P&quot;)" office:value-type="string" office:string-value="P" calcext:value-type="string">
            <text:p>P</text:p>
          </table:table-cell>
          <table:table-cell office:value-type="string" calcext:value-type="string">
            <text:p>', </text:p>
          </table:table-cell>
          <table:table-cell table:formula="of:=IF(MOD([.E353];1000000)=0;1;0)" office:value-type="float" office:value="0" calcext:value-type="float">
            <text:p>0</text:p>
          </table:table-cell>
          <table:table-cell office:value-type="string" calcext:value-type="string">
            <text:p>),</text:p>
          </table:table-cell>
          <table:table-cell table:formula="of:=CONCATENATE([.D353];[.E353];[.F353];[.G353];[.H353];[.I353];[.J353];[.K353];[.L353])" office:value-type="string" office:string-value="(23003006, 'Ernährungsberatung', 'P', 0)," calcext:value-type="string">
            <text:p>(23003006, 'Ernährungsberatung',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354]+1000*[.B354]+[.C354]" office:value-type="float" office:value="23003007" calcext:value-type="float">
            <text:p>23003007</text:p>
          </table:table-cell>
          <table:table-cell office:value-type="string" calcext:value-type="string">
            <text:p>, '</text:p>
          </table:table-cell>
          <table:table-cell office:value-type="string" calcext:value-type="string">
            <text:p>Akupunktur</text:p>
          </table:table-cell>
          <table:table-cell office:value-type="string" calcext:value-type="string">
            <text:p>', '</text:p>
          </table:table-cell>
          <table:table-cell table:formula="of:=IF(MOD([.E354];1000)=0;&quot;A&quot;;&quot;P&quot;)" office:value-type="string" office:string-value="P" calcext:value-type="string">
            <text:p>P</text:p>
          </table:table-cell>
          <table:table-cell office:value-type="string" calcext:value-type="string">
            <text:p>', </text:p>
          </table:table-cell>
          <table:table-cell table:formula="of:=IF(MOD([.E354];1000000)=0;1;0)" office:value-type="float" office:value="0" calcext:value-type="float">
            <text:p>0</text:p>
          </table:table-cell>
          <table:table-cell office:value-type="string" calcext:value-type="string">
            <text:p>),</text:p>
          </table:table-cell>
          <table:table-cell table:formula="of:=CONCATENATE([.D354];[.E354];[.F354];[.G354];[.H354];[.I354];[.J354];[.K354];[.L354])" office:value-type="string" office:string-value="(23003007, 'Akupunktur', 'P', 0)," calcext:value-type="string">
            <text:p>(23003007, 'Akupunkt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355]+1000*[.B355]+[.C355]" office:value-type="float" office:value="23003008" calcext:value-type="float">
            <text:p>23003008</text:p>
          </table:table-cell>
          <table:table-cell office:value-type="string" calcext:value-type="string">
            <text:p>, '</text:p>
          </table:table-cell>
          <table:table-cell office:value-type="string" calcext:value-type="string">
            <text:p>Akupressur</text:p>
          </table:table-cell>
          <table:table-cell office:value-type="string" calcext:value-type="string">
            <text:p>', '</text:p>
          </table:table-cell>
          <table:table-cell table:formula="of:=IF(MOD([.E355];1000)=0;&quot;A&quot;;&quot;P&quot;)" office:value-type="string" office:string-value="P" calcext:value-type="string">
            <text:p>P</text:p>
          </table:table-cell>
          <table:table-cell office:value-type="string" calcext:value-type="string">
            <text:p>', </text:p>
          </table:table-cell>
          <table:table-cell table:formula="of:=IF(MOD([.E355];1000000)=0;1;0)" office:value-type="float" office:value="0" calcext:value-type="float">
            <text:p>0</text:p>
          </table:table-cell>
          <table:table-cell office:value-type="string" calcext:value-type="string">
            <text:p>),</text:p>
          </table:table-cell>
          <table:table-cell table:formula="of:=CONCATENATE([.D355];[.E355];[.F355];[.G355];[.H355];[.I355];[.J355];[.K355];[.L355])" office:value-type="string" office:string-value="(23003008, 'Akupressur', 'P', 0)," calcext:value-type="string">
            <text:p>(23003008, 'Akupress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356]+1000*[.B356]+[.C356]" office:value-type="float" office:value="23003009" calcext:value-type="float">
            <text:p>23003009</text:p>
          </table:table-cell>
          <table:table-cell office:value-type="string" calcext:value-type="string">
            <text:p>, '</text:p>
          </table:table-cell>
          <table:table-cell office:value-type="string" calcext:value-type="string">
            <text:p>Gentherapie</text:p>
          </table:table-cell>
          <table:table-cell office:value-type="string" calcext:value-type="string">
            <text:p>', '</text:p>
          </table:table-cell>
          <table:table-cell table:formula="of:=IF(MOD([.E356];1000)=0;&quot;A&quot;;&quot;P&quot;)" office:value-type="string" office:string-value="P" calcext:value-type="string">
            <text:p>P</text:p>
          </table:table-cell>
          <table:table-cell office:value-type="string" calcext:value-type="string">
            <text:p>', </text:p>
          </table:table-cell>
          <table:table-cell table:formula="of:=IF(MOD([.E356];1000000)=0;1;0)" office:value-type="float" office:value="0" calcext:value-type="float">
            <text:p>0</text:p>
          </table:table-cell>
          <table:table-cell office:value-type="string" calcext:value-type="string">
            <text:p>),</text:p>
          </table:table-cell>
          <table:table-cell table:formula="of:=CONCATENATE([.D356];[.E356];[.F356];[.G356];[.H356];[.I356];[.J356];[.K356];[.L356])" office:value-type="string" office:string-value="(23003009, 'Gentherapie', 'P', 0)," calcext:value-type="string">
            <text:p>(23003009, 'Gentherap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57]+1000*[.B357]+[.C357]" office:value-type="float" office:value="23004000" calcext:value-type="float">
            <text:p>23004000</text:p>
          </table:table-cell>
          <table:table-cell office:value-type="string" calcext:value-type="string">
            <text:p>, '</text:p>
          </table:table-cell>
          <table:table-cell office:value-type="string" calcext:value-type="string">
            <text:p>Chirurgie</text:p>
          </table:table-cell>
          <table:table-cell office:value-type="string" calcext:value-type="string">
            <text:p>', '</text:p>
          </table:table-cell>
          <table:table-cell table:formula="of:=IF(MOD([.E357];1000)=0;&quot;A&quot;;&quot;P&quot;)" office:value-type="string" office:string-value="A" calcext:value-type="string">
            <text:p>A</text:p>
          </table:table-cell>
          <table:table-cell office:value-type="string" calcext:value-type="string">
            <text:p>', </text:p>
          </table:table-cell>
          <table:table-cell table:formula="of:=IF(MOD([.E357];1000000)=0;1;0)" office:value-type="float" office:value="0" calcext:value-type="float">
            <text:p>0</text:p>
          </table:table-cell>
          <table:table-cell office:value-type="string" calcext:value-type="string">
            <text:p>),</text:p>
          </table:table-cell>
          <table:table-cell table:formula="of:=CONCATENATE([.D357];[.E357];[.F357];[.G357];[.H357];[.I357];[.J357];[.K357];[.L357])" office:value-type="string" office:string-value="(23004000, 'Chirurgie', 'A', 0)," calcext:value-type="string">
            <text:p>(23004000, 'Chirurgie', 'A',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58]+1000*[.B358]+[.C358]" office:value-type="float" office:value="23004001" calcext:value-type="float">
            <text:p>23004001</text:p>
          </table:table-cell>
          <table:table-cell office:value-type="string" calcext:value-type="string">
            <text:p>, '</text:p>
          </table:table-cell>
          <table:table-cell office:value-type="string" calcext:value-type="string">
            <text:p>Mikrochirurgie</text:p>
          </table:table-cell>
          <table:table-cell office:value-type="string" calcext:value-type="string">
            <text:p>', '</text:p>
          </table:table-cell>
          <table:table-cell table:formula="of:=IF(MOD([.E358];1000)=0;&quot;A&quot;;&quot;P&quot;)" office:value-type="string" office:string-value="P" calcext:value-type="string">
            <text:p>P</text:p>
          </table:table-cell>
          <table:table-cell office:value-type="string" calcext:value-type="string">
            <text:p>', </text:p>
          </table:table-cell>
          <table:table-cell table:formula="of:=IF(MOD([.E358];1000000)=0;1;0)" office:value-type="float" office:value="0" calcext:value-type="float">
            <text:p>0</text:p>
          </table:table-cell>
          <table:table-cell office:value-type="string" calcext:value-type="string">
            <text:p>),</text:p>
          </table:table-cell>
          <table:table-cell table:formula="of:=CONCATENATE([.D358];[.E358];[.F358];[.G358];[.H358];[.I358];[.J358];[.K358];[.L358])" office:value-type="string" office:string-value="(23004001, 'Mikrochirurgie', 'P', 0)," calcext:value-type="string">
            <text:p>(23004001, 'Mik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59]+1000*[.B359]+[.C359]" office:value-type="float" office:value="23004002" calcext:value-type="float">
            <text:p>23004002</text:p>
          </table:table-cell>
          <table:table-cell office:value-type="string" calcext:value-type="string">
            <text:p>, '</text:p>
          </table:table-cell>
          <table:table-cell office:value-type="string" calcext:value-type="string">
            <text:p>Nanochirurgie</text:p>
          </table:table-cell>
          <table:table-cell office:value-type="string" calcext:value-type="string">
            <text:p>', '</text:p>
          </table:table-cell>
          <table:table-cell table:formula="of:=IF(MOD([.E359];1000)=0;&quot;A&quot;;&quot;P&quot;)" office:value-type="string" office:string-value="P" calcext:value-type="string">
            <text:p>P</text:p>
          </table:table-cell>
          <table:table-cell office:value-type="string" calcext:value-type="string">
            <text:p>', </text:p>
          </table:table-cell>
          <table:table-cell table:formula="of:=IF(MOD([.E359];1000000)=0;1;0)" office:value-type="float" office:value="0" calcext:value-type="float">
            <text:p>0</text:p>
          </table:table-cell>
          <table:table-cell office:value-type="string" calcext:value-type="string">
            <text:p>),</text:p>
          </table:table-cell>
          <table:table-cell table:formula="of:=CONCATENATE([.D359];[.E359];[.F359];[.G359];[.H359];[.I359];[.J359];[.K359];[.L359])" office:value-type="string" office:string-value="(23004002, 'Nanochirurgie', 'P', 0)," calcext:value-type="string">
            <text:p>(23004002, 'Nan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60]+1000*[.B360]+[.C360]" office:value-type="float" office:value="23004003" calcext:value-type="float">
            <text:p>23004003</text:p>
          </table:table-cell>
          <table:table-cell office:value-type="string" calcext:value-type="string">
            <text:p>, '</text:p>
          </table:table-cell>
          <table:table-cell office:value-type="string" calcext:value-type="string">
            <text:p>Plastische Chirurgie</text:p>
          </table:table-cell>
          <table:table-cell office:value-type="string" calcext:value-type="string">
            <text:p>', '</text:p>
          </table:table-cell>
          <table:table-cell table:formula="of:=IF(MOD([.E360];1000)=0;&quot;A&quot;;&quot;P&quot;)" office:value-type="string" office:string-value="P" calcext:value-type="string">
            <text:p>P</text:p>
          </table:table-cell>
          <table:table-cell office:value-type="string" calcext:value-type="string">
            <text:p>', </text:p>
          </table:table-cell>
          <table:table-cell table:formula="of:=IF(MOD([.E360];1000000)=0;1;0)" office:value-type="float" office:value="0" calcext:value-type="float">
            <text:p>0</text:p>
          </table:table-cell>
          <table:table-cell office:value-type="string" calcext:value-type="string">
            <text:p>),</text:p>
          </table:table-cell>
          <table:table-cell table:formula="of:=CONCATENATE([.D360];[.E360];[.F360];[.G360];[.H360];[.I360];[.J360];[.K360];[.L360])" office:value-type="string" office:string-value="(23004003, 'Plastische Chirurgie', 'P', 0)," calcext:value-type="string">
            <text:p>(23004003, 'Plastische Chirurgie', 'P', 0),</text:p>
          </table:table-cell>
        </table:table-row>
        <table:table-row table:style-name="ro1">
          <table:table-cell office:value-type="float" office:value="23" calcext:value-type="float">
            <text:p>23</text:p>
          </table:table-cell>
          <table:table-cell table:number-columns-repeated="2" office:value-type="float" office:value="4" calcext:value-type="float">
            <text:p>4</text:p>
          </table:table-cell>
          <table:table-cell office:value-type="string" calcext:value-type="string">
            <text:p>(</text:p>
          </table:table-cell>
          <table:table-cell table:formula="of:=1000000*[.A361]+1000*[.B361]+[.C361]" office:value-type="float" office:value="23004004" calcext:value-type="float">
            <text:p>23004004</text:p>
          </table:table-cell>
          <table:table-cell office:value-type="string" calcext:value-type="string">
            <text:p>, '</text:p>
          </table:table-cell>
          <table:table-cell office:value-type="string" calcext:value-type="string">
            <text:p>Neurochirurgie</text:p>
          </table:table-cell>
          <table:table-cell office:value-type="string" calcext:value-type="string">
            <text:p>', '</text:p>
          </table:table-cell>
          <table:table-cell table:formula="of:=IF(MOD([.E361];1000)=0;&quot;A&quot;;&quot;P&quot;)" office:value-type="string" office:string-value="P" calcext:value-type="string">
            <text:p>P</text:p>
          </table:table-cell>
          <table:table-cell office:value-type="string" calcext:value-type="string">
            <text:p>', </text:p>
          </table:table-cell>
          <table:table-cell table:formula="of:=IF(MOD([.E361];1000000)=0;1;0)" office:value-type="float" office:value="0" calcext:value-type="float">
            <text:p>0</text:p>
          </table:table-cell>
          <table:table-cell office:value-type="string" calcext:value-type="string">
            <text:p>),</text:p>
          </table:table-cell>
          <table:table-cell table:formula="of:=CONCATENATE([.D361];[.E361];[.F361];[.G361];[.H361];[.I361];[.J361];[.K361];[.L361])" office:value-type="string" office:string-value="(23004004, 'Neurochirurgie', 'P', 0)," calcext:value-type="string">
            <text:p>(23004004, 'Neu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62]+1000*[.B362]+[.C362]" office:value-type="float" office:value="23004005" calcext:value-type="float">
            <text:p>23004005</text:p>
          </table:table-cell>
          <table:table-cell office:value-type="string" calcext:value-type="string">
            <text:p>, '</text:p>
          </table:table-cell>
          <table:table-cell office:value-type="string" calcext:value-type="string">
            <text:p>Thoraxchirurgie</text:p>
          </table:table-cell>
          <table:table-cell office:value-type="string" calcext:value-type="string">
            <text:p>', '</text:p>
          </table:table-cell>
          <table:table-cell table:formula="of:=IF(MOD([.E362];1000)=0;&quot;A&quot;;&quot;P&quot;)" office:value-type="string" office:string-value="P" calcext:value-type="string">
            <text:p>P</text:p>
          </table:table-cell>
          <table:table-cell office:value-type="string" calcext:value-type="string">
            <text:p>', </text:p>
          </table:table-cell>
          <table:table-cell table:formula="of:=IF(MOD([.E362];1000000)=0;1;0)" office:value-type="float" office:value="0" calcext:value-type="float">
            <text:p>0</text:p>
          </table:table-cell>
          <table:table-cell office:value-type="string" calcext:value-type="string">
            <text:p>),</text:p>
          </table:table-cell>
          <table:table-cell table:formula="of:=CONCATENATE([.D362];[.E362];[.F362];[.G362];[.H362];[.I362];[.J362];[.K362];[.L362])" office:value-type="string" office:string-value="(23004005, 'Thoraxchirurgie', 'P', 0)," calcext:value-type="string">
            <text:p>(23004005, 'Thorax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63]+1000*[.B363]+[.C363]" office:value-type="float" office:value="23004006" calcext:value-type="float">
            <text:p>23004006</text:p>
          </table:table-cell>
          <table:table-cell office:value-type="string" calcext:value-type="string">
            <text:p>, '</text:p>
          </table:table-cell>
          <table:table-cell office:value-type="string" calcext:value-type="string">
            <text:p>Endoskopische Eingriffe</text:p>
          </table:table-cell>
          <table:table-cell office:value-type="string" calcext:value-type="string">
            <text:p>', '</text:p>
          </table:table-cell>
          <table:table-cell table:formula="of:=IF(MOD([.E363];1000)=0;&quot;A&quot;;&quot;P&quot;)" office:value-type="string" office:string-value="P" calcext:value-type="string">
            <text:p>P</text:p>
          </table:table-cell>
          <table:table-cell office:value-type="string" calcext:value-type="string">
            <text:p>', </text:p>
          </table:table-cell>
          <table:table-cell table:formula="of:=IF(MOD([.E363];1000000)=0;1;0)" office:value-type="float" office:value="0" calcext:value-type="float">
            <text:p>0</text:p>
          </table:table-cell>
          <table:table-cell office:value-type="string" calcext:value-type="string">
            <text:p>),</text:p>
          </table:table-cell>
          <table:table-cell table:formula="of:=CONCATENATE([.D363];[.E363];[.F363];[.G363];[.H363];[.I363];[.J363];[.K363];[.L363])" office:value-type="string" office:string-value="(23004006, 'Endoskopische Eingriffe', 'P', 0)," calcext:value-type="string">
            <text:p>(23004006, 'Endoskopische Eingriff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64]+1000*[.B364]+[.C364]" office:value-type="float" office:value="23005001" calcext:value-type="float">
            <text:p>23005001</text:p>
          </table:table-cell>
          <table:table-cell office:value-type="string" calcext:value-type="string">
            <text:p>, '</text:p>
          </table:table-cell>
          <table:table-cell office:value-type="string" calcext:value-type="string">
            <text:p>Allgemeinmedizin</text:p>
          </table:table-cell>
          <table:table-cell office:value-type="string" calcext:value-type="string">
            <text:p>', '</text:p>
          </table:table-cell>
          <table:table-cell table:formula="of:=IF(MOD([.E364];1000)=0;&quot;A&quot;;&quot;P&quot;)" office:value-type="string" office:string-value="P" calcext:value-type="string">
            <text:p>P</text:p>
          </table:table-cell>
          <table:table-cell office:value-type="string" calcext:value-type="string">
            <text:p>', </text:p>
          </table:table-cell>
          <table:table-cell table:formula="of:=IF(MOD([.E364];1000000)=0;1;0)" office:value-type="float" office:value="0" calcext:value-type="float">
            <text:p>0</text:p>
          </table:table-cell>
          <table:table-cell office:value-type="string" calcext:value-type="string">
            <text:p>),</text:p>
          </table:table-cell>
          <table:table-cell table:formula="of:=CONCATENATE([.D364];[.E364];[.F364];[.G364];[.H364];[.I364];[.J364];[.K364];[.L364])" office:value-type="string" office:string-value="(23005001, 'Allgemeinmedizin', 'P', 0)," calcext:value-type="string">
            <text:p>(23005001, 'Allgemein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65]+1000*[.B365]+[.C365]" office:value-type="float" office:value="23005002" calcext:value-type="float">
            <text:p>23005002</text:p>
          </table:table-cell>
          <table:table-cell office:value-type="string" calcext:value-type="string">
            <text:p>, '</text:p>
          </table:table-cell>
          <table:table-cell office:value-type="string" calcext:value-type="string">
            <text:p>Innere Medizin</text:p>
          </table:table-cell>
          <table:table-cell office:value-type="string" calcext:value-type="string">
            <text:p>', '</text:p>
          </table:table-cell>
          <table:table-cell table:formula="of:=IF(MOD([.E365];1000)=0;&quot;A&quot;;&quot;P&quot;)" office:value-type="string" office:string-value="P" calcext:value-type="string">
            <text:p>P</text:p>
          </table:table-cell>
          <table:table-cell office:value-type="string" calcext:value-type="string">
            <text:p>', </text:p>
          </table:table-cell>
          <table:table-cell table:formula="of:=IF(MOD([.E365];1000000)=0;1;0)" office:value-type="float" office:value="0" calcext:value-type="float">
            <text:p>0</text:p>
          </table:table-cell>
          <table:table-cell office:value-type="string" calcext:value-type="string">
            <text:p>),</text:p>
          </table:table-cell>
          <table:table-cell table:formula="of:=CONCATENATE([.D365];[.E365];[.F365];[.G365];[.H365];[.I365];[.J365];[.K365];[.L365])" office:value-type="string" office:string-value="(23005002, 'Innere Medizin', 'P', 0)," calcext:value-type="string">
            <text:p>(23005002, 'Innere 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66]+1000*[.B366]+[.C366]" office:value-type="float" office:value="23005003" calcext:value-type="float">
            <text:p>23005003</text:p>
          </table:table-cell>
          <table:table-cell office:value-type="string" calcext:value-type="string">
            <text:p>, '</text:p>
          </table:table-cell>
          <table:table-cell office:value-type="string" calcext:value-type="string">
            <text:p>Kardiologie</text:p>
          </table:table-cell>
          <table:table-cell office:value-type="string" calcext:value-type="string">
            <text:p>', '</text:p>
          </table:table-cell>
          <table:table-cell table:formula="of:=IF(MOD([.E366];1000)=0;&quot;A&quot;;&quot;P&quot;)" office:value-type="string" office:string-value="P" calcext:value-type="string">
            <text:p>P</text:p>
          </table:table-cell>
          <table:table-cell office:value-type="string" calcext:value-type="string">
            <text:p>', </text:p>
          </table:table-cell>
          <table:table-cell table:formula="of:=IF(MOD([.E366];1000000)=0;1;0)" office:value-type="float" office:value="0" calcext:value-type="float">
            <text:p>0</text:p>
          </table:table-cell>
          <table:table-cell office:value-type="string" calcext:value-type="string">
            <text:p>),</text:p>
          </table:table-cell>
          <table:table-cell table:formula="of:=CONCATENATE([.D366];[.E366];[.F366];[.G366];[.H366];[.I366];[.J366];[.K366];[.L366])" office:value-type="string" office:string-value="(23005003, 'Kardiologie', 'P', 0)," calcext:value-type="string">
            <text:p>(23005003, 'Kar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67]+1000*[.B367]+[.C367]" office:value-type="float" office:value="23005004" calcext:value-type="float">
            <text:p>23005004</text:p>
          </table:table-cell>
          <table:table-cell office:value-type="string" calcext:value-type="string">
            <text:p>, '</text:p>
          </table:table-cell>
          <table:table-cell office:value-type="string" calcext:value-type="string">
            <text:p>Pneumologie</text:p>
          </table:table-cell>
          <table:table-cell office:value-type="string" calcext:value-type="string">
            <text:p>', '</text:p>
          </table:table-cell>
          <table:table-cell table:formula="of:=IF(MOD([.E367];1000)=0;&quot;A&quot;;&quot;P&quot;)" office:value-type="string" office:string-value="P" calcext:value-type="string">
            <text:p>P</text:p>
          </table:table-cell>
          <table:table-cell office:value-type="string" calcext:value-type="string">
            <text:p>', </text:p>
          </table:table-cell>
          <table:table-cell table:formula="of:=IF(MOD([.E367];1000000)=0;1;0)" office:value-type="float" office:value="0" calcext:value-type="float">
            <text:p>0</text:p>
          </table:table-cell>
          <table:table-cell office:value-type="string" calcext:value-type="string">
            <text:p>),</text:p>
          </table:table-cell>
          <table:table-cell table:formula="of:=CONCATENATE([.D367];[.E367];[.F367];[.G367];[.H367];[.I367];[.J367];[.K367];[.L367])" office:value-type="string" office:string-value="(23005004, 'Pneumologie', 'P', 0)," calcext:value-type="string">
            <text:p>(23005004, 'Pneumologie', 'P', 0),</text:p>
          </table:table-cell>
        </table:table-row>
        <table:table-row table:style-name="ro1">
          <table:table-cell office:value-type="float" office:value="23" calcext:value-type="float">
            <text:p>23</text:p>
          </table:table-cell>
          <table:table-cell table:number-columns-repeated="2" office:value-type="float" office:value="5" calcext:value-type="float">
            <text:p>5</text:p>
          </table:table-cell>
          <table:table-cell office:value-type="string" calcext:value-type="string">
            <text:p>(</text:p>
          </table:table-cell>
          <table:table-cell table:formula="of:=1000000*[.A368]+1000*[.B368]+[.C368]" office:value-type="float" office:value="23005005" calcext:value-type="float">
            <text:p>23005005</text:p>
          </table:table-cell>
          <table:table-cell office:value-type="string" calcext:value-type="string">
            <text:p>, '</text:p>
          </table:table-cell>
          <table:table-cell office:value-type="string" calcext:value-type="string">
            <text:p>Gastroenterologie</text:p>
          </table:table-cell>
          <table:table-cell office:value-type="string" calcext:value-type="string">
            <text:p>', '</text:p>
          </table:table-cell>
          <table:table-cell table:formula="of:=IF(MOD([.E368];1000)=0;&quot;A&quot;;&quot;P&quot;)" office:value-type="string" office:string-value="P" calcext:value-type="string">
            <text:p>P</text:p>
          </table:table-cell>
          <table:table-cell office:value-type="string" calcext:value-type="string">
            <text:p>', </text:p>
          </table:table-cell>
          <table:table-cell table:formula="of:=IF(MOD([.E368];1000000)=0;1;0)" office:value-type="float" office:value="0" calcext:value-type="float">
            <text:p>0</text:p>
          </table:table-cell>
          <table:table-cell office:value-type="string" calcext:value-type="string">
            <text:p>),</text:p>
          </table:table-cell>
          <table:table-cell table:formula="of:=CONCATENATE([.D368];[.E368];[.F368];[.G368];[.H368];[.I368];[.J368];[.K368];[.L368])" office:value-type="string" office:string-value="(23005005, 'Gastroenterologie', 'P', 0)," calcext:value-type="string">
            <text:p>(23005005, 'Gastroente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369]+1000*[.B369]+[.C369]" office:value-type="float" office:value="23005006" calcext:value-type="float">
            <text:p>23005006</text:p>
          </table:table-cell>
          <table:table-cell office:value-type="string" calcext:value-type="string">
            <text:p>, '</text:p>
          </table:table-cell>
          <table:table-cell office:value-type="string" calcext:value-type="string">
            <text:p>Hepatologie</text:p>
          </table:table-cell>
          <table:table-cell office:value-type="string" calcext:value-type="string">
            <text:p>', '</text:p>
          </table:table-cell>
          <table:table-cell table:formula="of:=IF(MOD([.E369];1000)=0;&quot;A&quot;;&quot;P&quot;)" office:value-type="string" office:string-value="P" calcext:value-type="string">
            <text:p>P</text:p>
          </table:table-cell>
          <table:table-cell office:value-type="string" calcext:value-type="string">
            <text:p>', </text:p>
          </table:table-cell>
          <table:table-cell table:formula="of:=IF(MOD([.E369];1000000)=0;1;0)" office:value-type="float" office:value="0" calcext:value-type="float">
            <text:p>0</text:p>
          </table:table-cell>
          <table:table-cell office:value-type="string" calcext:value-type="string">
            <text:p>),</text:p>
          </table:table-cell>
          <table:table-cell table:formula="of:=CONCATENATE([.D369];[.E369];[.F369];[.G369];[.H369];[.I369];[.J369];[.K369];[.L369])" office:value-type="string" office:string-value="(23005006, 'Hepatologie', 'P', 0)," calcext:value-type="string">
            <text:p>(23005006, 'Hep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370]+1000*[.B370]+[.C370]" office:value-type="float" office:value="23005007" calcext:value-type="float">
            <text:p>23005007</text:p>
          </table:table-cell>
          <table:table-cell office:value-type="string" calcext:value-type="string">
            <text:p>, '</text:p>
          </table:table-cell>
          <table:table-cell office:value-type="string" calcext:value-type="string">
            <text:p>Nephrologie</text:p>
          </table:table-cell>
          <table:table-cell office:value-type="string" calcext:value-type="string">
            <text:p>', '</text:p>
          </table:table-cell>
          <table:table-cell table:formula="of:=IF(MOD([.E370];1000)=0;&quot;A&quot;;&quot;P&quot;)" office:value-type="string" office:string-value="P" calcext:value-type="string">
            <text:p>P</text:p>
          </table:table-cell>
          <table:table-cell office:value-type="string" calcext:value-type="string">
            <text:p>', </text:p>
          </table:table-cell>
          <table:table-cell table:formula="of:=IF(MOD([.E370];1000000)=0;1;0)" office:value-type="float" office:value="0" calcext:value-type="float">
            <text:p>0</text:p>
          </table:table-cell>
          <table:table-cell office:value-type="string" calcext:value-type="string">
            <text:p>),</text:p>
          </table:table-cell>
          <table:table-cell table:formula="of:=CONCATENATE([.D370];[.E370];[.F370];[.G370];[.H370];[.I370];[.J370];[.K370];[.L370])" office:value-type="string" office:string-value="(23005007, 'Nephrologie', 'P', 0)," calcext:value-type="string">
            <text:p>(23005007, 'Neph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table:formula="of:=1000000*[.A371]+1000*[.B371]+[.C371]" office:value-type="float" office:value="23005008" calcext:value-type="float">
            <text:p>23005008</text:p>
          </table:table-cell>
          <table:table-cell office:value-type="string" calcext:value-type="string">
            <text:p>, '</text:p>
          </table:table-cell>
          <table:table-cell office:value-type="string" calcext:value-type="string">
            <text:p>Endokrinologie</text:p>
          </table:table-cell>
          <table:table-cell office:value-type="string" calcext:value-type="string">
            <text:p>', '</text:p>
          </table:table-cell>
          <table:table-cell table:formula="of:=IF(MOD([.E371];1000)=0;&quot;A&quot;;&quot;P&quot;)" office:value-type="string" office:string-value="P" calcext:value-type="string">
            <text:p>P</text:p>
          </table:table-cell>
          <table:table-cell office:value-type="string" calcext:value-type="string">
            <text:p>', </text:p>
          </table:table-cell>
          <table:table-cell table:formula="of:=IF(MOD([.E371];1000000)=0;1;0)" office:value-type="float" office:value="0" calcext:value-type="float">
            <text:p>0</text:p>
          </table:table-cell>
          <table:table-cell office:value-type="string" calcext:value-type="string">
            <text:p>),</text:p>
          </table:table-cell>
          <table:table-cell table:formula="of:=CONCATENATE([.D371];[.E371];[.F371];[.G371];[.H371];[.I371];[.J371];[.K371];[.L371])" office:value-type="string" office:string-value="(23005008, 'Endokrinologie', 'P', 0)," calcext:value-type="string">
            <text:p>(23005008, 'Endokrin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table:formula="of:=1000000*[.A372]+1000*[.B372]+[.C372]" office:value-type="float" office:value="23005009" calcext:value-type="float">
            <text:p>23005009</text:p>
          </table:table-cell>
          <table:table-cell office:value-type="string" calcext:value-type="string">
            <text:p>, '</text:p>
          </table:table-cell>
          <table:table-cell office:value-type="string" calcext:value-type="string">
            <text:p>Rheumatologie</text:p>
          </table:table-cell>
          <table:table-cell office:value-type="string" calcext:value-type="string">
            <text:p>', '</text:p>
          </table:table-cell>
          <table:table-cell table:formula="of:=IF(MOD([.E372];1000)=0;&quot;A&quot;;&quot;P&quot;)" office:value-type="string" office:string-value="P" calcext:value-type="string">
            <text:p>P</text:p>
          </table:table-cell>
          <table:table-cell office:value-type="string" calcext:value-type="string">
            <text:p>', </text:p>
          </table:table-cell>
          <table:table-cell table:formula="of:=IF(MOD([.E372];1000000)=0;1;0)" office:value-type="float" office:value="0" calcext:value-type="float">
            <text:p>0</text:p>
          </table:table-cell>
          <table:table-cell office:value-type="string" calcext:value-type="string">
            <text:p>),</text:p>
          </table:table-cell>
          <table:table-cell table:formula="of:=CONCATENATE([.D372];[.E372];[.F372];[.G372];[.H372];[.I372];[.J372];[.K372];[.L372])" office:value-type="string" office:string-value="(23005009, 'Rheumatologie', 'P', 0)," calcext:value-type="string">
            <text:p>(23005009, 'Rheu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ext:p>
          </table:table-cell>
          <table:table-cell table:formula="of:=1000000*[.A373]+1000*[.B373]+[.C373]" office:value-type="float" office:value="23005010" calcext:value-type="float">
            <text:p>23005010</text:p>
          </table:table-cell>
          <table:table-cell office:value-type="string" calcext:value-type="string">
            <text:p>, '</text:p>
          </table:table-cell>
          <table:table-cell office:value-type="string" calcext:value-type="string">
            <text:p>Hämatologie</text:p>
          </table:table-cell>
          <table:table-cell office:value-type="string" calcext:value-type="string">
            <text:p>', '</text:p>
          </table:table-cell>
          <table:table-cell table:formula="of:=IF(MOD([.E373];1000)=0;&quot;A&quot;;&quot;P&quot;)" office:value-type="string" office:string-value="P" calcext:value-type="string">
            <text:p>P</text:p>
          </table:table-cell>
          <table:table-cell office:value-type="string" calcext:value-type="string">
            <text:p>', </text:p>
          </table:table-cell>
          <table:table-cell table:formula="of:=IF(MOD([.E373];1000000)=0;1;0)" office:value-type="float" office:value="0" calcext:value-type="float">
            <text:p>0</text:p>
          </table:table-cell>
          <table:table-cell office:value-type="string" calcext:value-type="string">
            <text:p>),</text:p>
          </table:table-cell>
          <table:table-cell table:formula="of:=CONCATENATE([.D373];[.E373];[.F373];[.G373];[.H373];[.I373];[.J373];[.K373];[.L373])" office:value-type="string" office:string-value="(23005010, 'Hämatologie', 'P', 0)," calcext:value-type="string">
            <text:p>(23005010, 'Hä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text:p>
          </table:table-cell>
          <table:table-cell table:formula="of:=1000000*[.A374]+1000*[.B374]+[.C374]" office:value-type="float" office:value="23005011" calcext:value-type="float">
            <text:p>23005011</text:p>
          </table:table-cell>
          <table:table-cell office:value-type="string" calcext:value-type="string">
            <text:p>, '</text:p>
          </table:table-cell>
          <table:table-cell office:value-type="string" calcext:value-type="string">
            <text:p>Onkologie</text:p>
          </table:table-cell>
          <table:table-cell office:value-type="string" calcext:value-type="string">
            <text:p>', '</text:p>
          </table:table-cell>
          <table:table-cell table:formula="of:=IF(MOD([.E374];1000)=0;&quot;A&quot;;&quot;P&quot;)" office:value-type="string" office:string-value="P" calcext:value-type="string">
            <text:p>P</text:p>
          </table:table-cell>
          <table:table-cell office:value-type="string" calcext:value-type="string">
            <text:p>', </text:p>
          </table:table-cell>
          <table:table-cell table:formula="of:=IF(MOD([.E374];1000000)=0;1;0)" office:value-type="float" office:value="0" calcext:value-type="float">
            <text:p>0</text:p>
          </table:table-cell>
          <table:table-cell office:value-type="string" calcext:value-type="string">
            <text:p>),</text:p>
          </table:table-cell>
          <table:table-cell table:formula="of:=CONCATENATE([.D374];[.E374];[.F374];[.G374];[.H374];[.I374];[.J374];[.K374];[.L374])" office:value-type="string" office:string-value="(23005011, 'Onkologie', 'P', 0)," calcext:value-type="string">
            <text:p>(23005011, 'On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p>
          </table:table-cell>
          <table:table-cell table:formula="of:=1000000*[.A375]+1000*[.B375]+[.C375]" office:value-type="float" office:value="23005012" calcext:value-type="float">
            <text:p>23005012</text:p>
          </table:table-cell>
          <table:table-cell office:value-type="string" calcext:value-type="string">
            <text:p>, '</text:p>
          </table:table-cell>
          <table:table-cell office:value-type="string" calcext:value-type="string">
            <text:p>Infektiologie</text:p>
          </table:table-cell>
          <table:table-cell office:value-type="string" calcext:value-type="string">
            <text:p>', '</text:p>
          </table:table-cell>
          <table:table-cell table:formula="of:=IF(MOD([.E375];1000)=0;&quot;A&quot;;&quot;P&quot;)" office:value-type="string" office:string-value="P" calcext:value-type="string">
            <text:p>P</text:p>
          </table:table-cell>
          <table:table-cell office:value-type="string" calcext:value-type="string">
            <text:p>', </text:p>
          </table:table-cell>
          <table:table-cell table:formula="of:=IF(MOD([.E375];1000000)=0;1;0)" office:value-type="float" office:value="0" calcext:value-type="float">
            <text:p>0</text:p>
          </table:table-cell>
          <table:table-cell office:value-type="string" calcext:value-type="string">
            <text:p>),</text:p>
          </table:table-cell>
          <table:table-cell table:formula="of:=CONCATENATE([.D375];[.E375];[.F375];[.G375];[.H375];[.I375];[.J375];[.K375];[.L375])" office:value-type="string" office:string-value="(23005012, 'Infektiologie', 'P', 0)," calcext:value-type="string">
            <text:p>(23005012, 'Infekt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text:p>
          </table:table-cell>
          <table:table-cell table:formula="of:=1000000*[.A376]+1000*[.B376]+[.C376]" office:value-type="float" office:value="23005013" calcext:value-type="float">
            <text:p>23005013</text:p>
          </table:table-cell>
          <table:table-cell office:value-type="string" calcext:value-type="string">
            <text:p>, '</text:p>
          </table:table-cell>
          <table:table-cell office:value-type="string" calcext:value-type="string">
            <text:p>Neurologie</text:p>
          </table:table-cell>
          <table:table-cell office:value-type="string" calcext:value-type="string">
            <text:p>', '</text:p>
          </table:table-cell>
          <table:table-cell table:formula="of:=IF(MOD([.E376];1000)=0;&quot;A&quot;;&quot;P&quot;)" office:value-type="string" office:string-value="P" calcext:value-type="string">
            <text:p>P</text:p>
          </table:table-cell>
          <table:table-cell office:value-type="string" calcext:value-type="string">
            <text:p>', </text:p>
          </table:table-cell>
          <table:table-cell table:formula="of:=IF(MOD([.E376];1000000)=0;1;0)" office:value-type="float" office:value="0" calcext:value-type="float">
            <text:p>0</text:p>
          </table:table-cell>
          <table:table-cell office:value-type="string" calcext:value-type="string">
            <text:p>),</text:p>
          </table:table-cell>
          <table:table-cell table:formula="of:=CONCATENATE([.D376];[.E376];[.F376];[.G376];[.H376];[.I376];[.J376];[.K376];[.L376])" office:value-type="string" office:string-value="(23005013, 'Neurologie', 'P', 0)," calcext:value-type="string">
            <text:p>(23005013, 'Ne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text:p>
          </table:table-cell>
          <table:table-cell table:formula="of:=1000000*[.A377]+1000*[.B377]+[.C377]" office:value-type="float" office:value="23005014" calcext:value-type="float">
            <text:p>23005014</text:p>
          </table:table-cell>
          <table:table-cell office:value-type="string" calcext:value-type="string">
            <text:p>, '</text:p>
          </table:table-cell>
          <table:table-cell office:value-type="string" calcext:value-type="string">
            <text:p>Psychiatrie</text:p>
          </table:table-cell>
          <table:table-cell office:value-type="string" calcext:value-type="string">
            <text:p>', '</text:p>
          </table:table-cell>
          <table:table-cell table:formula="of:=IF(MOD([.E377];1000)=0;&quot;A&quot;;&quot;P&quot;)" office:value-type="string" office:string-value="P" calcext:value-type="string">
            <text:p>P</text:p>
          </table:table-cell>
          <table:table-cell office:value-type="string" calcext:value-type="string">
            <text:p>', </text:p>
          </table:table-cell>
          <table:table-cell table:formula="of:=IF(MOD([.E377];1000000)=0;1;0)" office:value-type="float" office:value="0" calcext:value-type="float">
            <text:p>0</text:p>
          </table:table-cell>
          <table:table-cell office:value-type="string" calcext:value-type="string">
            <text:p>),</text:p>
          </table:table-cell>
          <table:table-cell table:formula="of:=CONCATENATE([.D377];[.E377];[.F377];[.G377];[.H377];[.I377];[.J377];[.K377];[.L377])" office:value-type="string" office:string-value="(23005014, 'Psychiatrie', 'P', 0)," calcext:value-type="string">
            <text:p>(23005014, 'Psych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text:p>
          </table:table-cell>
          <table:table-cell table:formula="of:=1000000*[.A378]+1000*[.B378]+[.C378]" office:value-type="float" office:value="23005015" calcext:value-type="float">
            <text:p>23005015</text:p>
          </table:table-cell>
          <table:table-cell office:value-type="string" calcext:value-type="string">
            <text:p>, '</text:p>
          </table:table-cell>
          <table:table-cell office:value-type="string" calcext:value-type="string">
            <text:p>Psychotherapie</text:p>
          </table:table-cell>
          <table:table-cell office:value-type="string" calcext:value-type="string">
            <text:p>', '</text:p>
          </table:table-cell>
          <table:table-cell table:formula="of:=IF(MOD([.E378];1000)=0;&quot;A&quot;;&quot;P&quot;)" office:value-type="string" office:string-value="P" calcext:value-type="string">
            <text:p>P</text:p>
          </table:table-cell>
          <table:table-cell office:value-type="string" calcext:value-type="string">
            <text:p>', </text:p>
          </table:table-cell>
          <table:table-cell table:formula="of:=IF(MOD([.E378];1000000)=0;1;0)" office:value-type="float" office:value="0" calcext:value-type="float">
            <text:p>0</text:p>
          </table:table-cell>
          <table:table-cell office:value-type="string" calcext:value-type="string">
            <text:p>),</text:p>
          </table:table-cell>
          <table:table-cell table:formula="of:=CONCATENATE([.D378];[.E378];[.F378];[.G378];[.H378];[.I378];[.J378];[.K378];[.L378])" office:value-type="string" office:string-value="(23005015, 'Psychotherapie', 'P', 0)," calcext:value-type="string">
            <text:p>(23005015, 'Psychotherap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text:p>
          </table:table-cell>
          <table:table-cell table:formula="of:=1000000*[.A379]+1000*[.B379]+[.C379]" office:value-type="float" office:value="23005016" calcext:value-type="float">
            <text:p>23005016</text:p>
          </table:table-cell>
          <table:table-cell office:value-type="string" calcext:value-type="string">
            <text:p>, '</text:p>
          </table:table-cell>
          <table:table-cell office:value-type="string" calcext:value-type="string">
            <text:p>Pädiatrie</text:p>
          </table:table-cell>
          <table:table-cell office:value-type="string" calcext:value-type="string">
            <text:p>', '</text:p>
          </table:table-cell>
          <table:table-cell table:formula="of:=IF(MOD([.E379];1000)=0;&quot;A&quot;;&quot;P&quot;)" office:value-type="string" office:string-value="P" calcext:value-type="string">
            <text:p>P</text:p>
          </table:table-cell>
          <table:table-cell office:value-type="string" calcext:value-type="string">
            <text:p>', </text:p>
          </table:table-cell>
          <table:table-cell table:formula="of:=IF(MOD([.E379];1000000)=0;1;0)" office:value-type="float" office:value="0" calcext:value-type="float">
            <text:p>0</text:p>
          </table:table-cell>
          <table:table-cell office:value-type="string" calcext:value-type="string">
            <text:p>),</text:p>
          </table:table-cell>
          <table:table-cell table:formula="of:=CONCATENATE([.D379];[.E379];[.F379];[.G379];[.H379];[.I379];[.J379];[.K379];[.L379])" office:value-type="string" office:string-value="(23005016, 'Pädiatrie', 'P', 0)," calcext:value-type="string">
            <text:p>(23005016, 'Päd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text:p>
          </table:table-cell>
          <table:table-cell table:formula="of:=1000000*[.A380]+1000*[.B380]+[.C380]" office:value-type="float" office:value="23005017" calcext:value-type="float">
            <text:p>23005017</text:p>
          </table:table-cell>
          <table:table-cell office:value-type="string" calcext:value-type="string">
            <text:p>, '</text:p>
          </table:table-cell>
          <table:table-cell office:value-type="string" calcext:value-type="string">
            <text:p>Geriatrie</text:p>
          </table:table-cell>
          <table:table-cell office:value-type="string" calcext:value-type="string">
            <text:p>', '</text:p>
          </table:table-cell>
          <table:table-cell table:formula="of:=IF(MOD([.E380];1000)=0;&quot;A&quot;;&quot;P&quot;)" office:value-type="string" office:string-value="P" calcext:value-type="string">
            <text:p>P</text:p>
          </table:table-cell>
          <table:table-cell office:value-type="string" calcext:value-type="string">
            <text:p>', </text:p>
          </table:table-cell>
          <table:table-cell table:formula="of:=IF(MOD([.E380];1000000)=0;1;0)" office:value-type="float" office:value="0" calcext:value-type="float">
            <text:p>0</text:p>
          </table:table-cell>
          <table:table-cell office:value-type="string" calcext:value-type="string">
            <text:p>),</text:p>
          </table:table-cell>
          <table:table-cell table:formula="of:=CONCATENATE([.D380];[.E380];[.F380];[.G380];[.H380];[.I380];[.J380];[.K380];[.L380])" office:value-type="string" office:string-value="(23005017, 'Geriatrie', 'P', 0)," calcext:value-type="string">
            <text:p>(23005017, 'Ger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text:p>
          </table:table-cell>
          <table:table-cell table:formula="of:=1000000*[.A381]+1000*[.B381]+[.C381]" office:value-type="float" office:value="23005018" calcext:value-type="float">
            <text:p>23005018</text:p>
          </table:table-cell>
          <table:table-cell office:value-type="string" calcext:value-type="string">
            <text:p>, '</text:p>
          </table:table-cell>
          <table:table-cell office:value-type="string" calcext:value-type="string">
            <text:p>Ophthalmologie</text:p>
          </table:table-cell>
          <table:table-cell office:value-type="string" calcext:value-type="string">
            <text:p>', '</text:p>
          </table:table-cell>
          <table:table-cell table:formula="of:=IF(MOD([.E381];1000)=0;&quot;A&quot;;&quot;P&quot;)" office:value-type="string" office:string-value="P" calcext:value-type="string">
            <text:p>P</text:p>
          </table:table-cell>
          <table:table-cell office:value-type="string" calcext:value-type="string">
            <text:p>', </text:p>
          </table:table-cell>
          <table:table-cell table:formula="of:=IF(MOD([.E381];1000000)=0;1;0)" office:value-type="float" office:value="0" calcext:value-type="float">
            <text:p>0</text:p>
          </table:table-cell>
          <table:table-cell office:value-type="string" calcext:value-type="string">
            <text:p>),</text:p>
          </table:table-cell>
          <table:table-cell table:formula="of:=CONCATENATE([.D381];[.E381];[.F381];[.G381];[.H381];[.I381];[.J381];[.K381];[.L381])" office:value-type="string" office:string-value="(23005018, 'Ophthalmologie', 'P', 0)," calcext:value-type="string">
            <text:p>(23005018, 'Ophthalm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text:p>
          </table:table-cell>
          <table:table-cell table:formula="of:=1000000*[.A382]+1000*[.B382]+[.C382]" office:value-type="float" office:value="23005019" calcext:value-type="float">
            <text:p>23005019</text:p>
          </table:table-cell>
          <table:table-cell office:value-type="string" calcext:value-type="string">
            <text:p>, '</text:p>
          </table:table-cell>
          <table:table-cell office:value-type="string" calcext:value-type="string">
            <text:p>Phoniatrie</text:p>
          </table:table-cell>
          <table:table-cell office:value-type="string" calcext:value-type="string">
            <text:p>', '</text:p>
          </table:table-cell>
          <table:table-cell table:formula="of:=IF(MOD([.E382];1000)=0;&quot;A&quot;;&quot;P&quot;)" office:value-type="string" office:string-value="P" calcext:value-type="string">
            <text:p>P</text:p>
          </table:table-cell>
          <table:table-cell office:value-type="string" calcext:value-type="string">
            <text:p>', </text:p>
          </table:table-cell>
          <table:table-cell table:formula="of:=IF(MOD([.E382];1000000)=0;1;0)" office:value-type="float" office:value="0" calcext:value-type="float">
            <text:p>0</text:p>
          </table:table-cell>
          <table:table-cell office:value-type="string" calcext:value-type="string">
            <text:p>),</text:p>
          </table:table-cell>
          <table:table-cell table:formula="of:=CONCATENATE([.D382];[.E382];[.F382];[.G382];[.H382];[.I382];[.J382];[.K382];[.L382])" office:value-type="string" office:string-value="(23005019, 'Phoniatrie', 'P', 0)," calcext:value-type="string">
            <text:p>(23005019, 'Phon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text:p>
          </table:table-cell>
          <table:table-cell table:formula="of:=1000000*[.A383]+1000*[.B383]+[.C383]" office:value-type="float" office:value="23005020" calcext:value-type="float">
            <text:p>23005020</text:p>
          </table:table-cell>
          <table:table-cell office:value-type="string" calcext:value-type="string">
            <text:p>, '</text:p>
          </table:table-cell>
          <table:table-cell office:value-type="string" calcext:value-type="string">
            <text:p>Pädaudiologie</text:p>
          </table:table-cell>
          <table:table-cell office:value-type="string" calcext:value-type="string">
            <text:p>', '</text:p>
          </table:table-cell>
          <table:table-cell table:formula="of:=IF(MOD([.E383];1000)=0;&quot;A&quot;;&quot;P&quot;)" office:value-type="string" office:string-value="P" calcext:value-type="string">
            <text:p>P</text:p>
          </table:table-cell>
          <table:table-cell office:value-type="string" calcext:value-type="string">
            <text:p>', </text:p>
          </table:table-cell>
          <table:table-cell table:formula="of:=IF(MOD([.E383];1000000)=0;1;0)" office:value-type="float" office:value="0" calcext:value-type="float">
            <text:p>0</text:p>
          </table:table-cell>
          <table:table-cell office:value-type="string" calcext:value-type="string">
            <text:p>),</text:p>
          </table:table-cell>
          <table:table-cell table:formula="of:=CONCATENATE([.D383];[.E383];[.F383];[.G383];[.H383];[.I383];[.J383];[.K383];[.L383])" office:value-type="string" office:string-value="(23005020, 'Pädaudiologie', 'P', 0)," calcext:value-type="string">
            <text:p>(23005020, 'Pädau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text:p>
          </table:table-cell>
          <table:table-cell table:formula="of:=1000000*[.A384]+1000*[.B384]+[.C384]" office:value-type="float" office:value="23005021" calcext:value-type="float">
            <text:p>23005021</text:p>
          </table:table-cell>
          <table:table-cell office:value-type="string" calcext:value-type="string">
            <text:p>, '</text:p>
          </table:table-cell>
          <table:table-cell office:value-type="string" calcext:value-type="string">
            <text:p>Urologie</text:p>
          </table:table-cell>
          <table:table-cell office:value-type="string" calcext:value-type="string">
            <text:p>', '</text:p>
          </table:table-cell>
          <table:table-cell table:formula="of:=IF(MOD([.E384];1000)=0;&quot;A&quot;;&quot;P&quot;)" office:value-type="string" office:string-value="P" calcext:value-type="string">
            <text:p>P</text:p>
          </table:table-cell>
          <table:table-cell office:value-type="string" calcext:value-type="string">
            <text:p>', </text:p>
          </table:table-cell>
          <table:table-cell table:formula="of:=IF(MOD([.E384];1000000)=0;1;0)" office:value-type="float" office:value="0" calcext:value-type="float">
            <text:p>0</text:p>
          </table:table-cell>
          <table:table-cell office:value-type="string" calcext:value-type="string">
            <text:p>),</text:p>
          </table:table-cell>
          <table:table-cell table:formula="of:=CONCATENATE([.D384];[.E384];[.F384];[.G384];[.H384];[.I384];[.J384];[.K384];[.L384])" office:value-type="string" office:string-value="(23005021, 'Urologie', 'P', 0)," calcext:value-type="string">
            <text:p>(23005021, '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text:p>
          </table:table-cell>
          <table:table-cell table:formula="of:=1000000*[.A385]+1000*[.B385]+[.C385]" office:value-type="float" office:value="23005022" calcext:value-type="float">
            <text:p>23005022</text:p>
          </table:table-cell>
          <table:table-cell office:value-type="string" calcext:value-type="string">
            <text:p>, '</text:p>
          </table:table-cell>
          <table:table-cell office:value-type="string" calcext:value-type="string">
            <text:p>Gynäkologie</text:p>
          </table:table-cell>
          <table:table-cell office:value-type="string" calcext:value-type="string">
            <text:p>', '</text:p>
          </table:table-cell>
          <table:table-cell table:formula="of:=IF(MOD([.E385];1000)=0;&quot;A&quot;;&quot;P&quot;)" office:value-type="string" office:string-value="P" calcext:value-type="string">
            <text:p>P</text:p>
          </table:table-cell>
          <table:table-cell office:value-type="string" calcext:value-type="string">
            <text:p>', </text:p>
          </table:table-cell>
          <table:table-cell table:formula="of:=IF(MOD([.E385];1000000)=0;1;0)" office:value-type="float" office:value="0" calcext:value-type="float">
            <text:p>0</text:p>
          </table:table-cell>
          <table:table-cell office:value-type="string" calcext:value-type="string">
            <text:p>),</text:p>
          </table:table-cell>
          <table:table-cell table:formula="of:=CONCATENATE([.D385];[.E385];[.F385];[.G385];[.H385];[.I385];[.J385];[.K385];[.L385])" office:value-type="string" office:string-value="(23005022, 'Gynäkologie', 'P', 0)," calcext:value-type="string">
            <text:p>(23005022, 'Gynä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text:p>
          </table:table-cell>
          <table:table-cell table:formula="of:=1000000*[.A386]+1000*[.B386]+[.C386]" office:value-type="float" office:value="23005023" calcext:value-type="float">
            <text:p>23005023</text:p>
          </table:table-cell>
          <table:table-cell office:value-type="string" calcext:value-type="string">
            <text:p>, '</text:p>
          </table:table-cell>
          <table:table-cell office:value-type="string" calcext:value-type="string">
            <text:p>Dermatologie</text:p>
          </table:table-cell>
          <table:table-cell office:value-type="string" calcext:value-type="string">
            <text:p>', '</text:p>
          </table:table-cell>
          <table:table-cell table:formula="of:=IF(MOD([.E386];1000)=0;&quot;A&quot;;&quot;P&quot;)" office:value-type="string" office:string-value="P" calcext:value-type="string">
            <text:p>P</text:p>
          </table:table-cell>
          <table:table-cell office:value-type="string" calcext:value-type="string">
            <text:p>', </text:p>
          </table:table-cell>
          <table:table-cell table:formula="of:=IF(MOD([.E386];1000000)=0;1;0)" office:value-type="float" office:value="0" calcext:value-type="float">
            <text:p>0</text:p>
          </table:table-cell>
          <table:table-cell office:value-type="string" calcext:value-type="string">
            <text:p>),</text:p>
          </table:table-cell>
          <table:table-cell table:formula="of:=CONCATENATE([.D386];[.E386];[.F386];[.G386];[.H386];[.I386];[.J386];[.K386];[.L386])" office:value-type="string" office:string-value="(23005023, 'Dermatologie', 'P', 0)," calcext:value-type="string">
            <text:p>(23005023, 'Der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text:p>
          </table:table-cell>
          <table:table-cell table:formula="of:=1000000*[.A387]+1000*[.B387]+[.C387]" office:value-type="float" office:value="23005024" calcext:value-type="float">
            <text:p>23005024</text:p>
          </table:table-cell>
          <table:table-cell office:value-type="string" calcext:value-type="string">
            <text:p>, '</text:p>
          </table:table-cell>
          <table:table-cell office:value-type="string" calcext:value-type="string">
            <text:p>Radiologie</text:p>
          </table:table-cell>
          <table:table-cell office:value-type="string" calcext:value-type="string">
            <text:p>', '</text:p>
          </table:table-cell>
          <table:table-cell table:formula="of:=IF(MOD([.E387];1000)=0;&quot;A&quot;;&quot;P&quot;)" office:value-type="string" office:string-value="P" calcext:value-type="string">
            <text:p>P</text:p>
          </table:table-cell>
          <table:table-cell office:value-type="string" calcext:value-type="string">
            <text:p>', </text:p>
          </table:table-cell>
          <table:table-cell table:formula="of:=IF(MOD([.E387];1000000)=0;1;0)" office:value-type="float" office:value="0" calcext:value-type="float">
            <text:p>0</text:p>
          </table:table-cell>
          <table:table-cell office:value-type="string" calcext:value-type="string">
            <text:p>),</text:p>
          </table:table-cell>
          <table:table-cell table:formula="of:=CONCATENATE([.D387];[.E387];[.F387];[.G387];[.H387];[.I387];[.J387];[.K387];[.L387])" office:value-type="string" office:string-value="(23005024, 'Radiologie', 'P', 0)," calcext:value-type="string">
            <text:p>(23005024, 'Ra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5" calcext:value-type="float">
            <text:p>25</text:p>
          </table:table-cell>
          <table:table-cell office:value-type="string" calcext:value-type="string">
            <text:p>(</text:p>
          </table:table-cell>
          <table:table-cell table:formula="of:=1000000*[.A388]+1000*[.B388]+[.C388]" office:value-type="float" office:value="23005025" calcext:value-type="float">
            <text:p>23005025</text:p>
          </table:table-cell>
          <table:table-cell office:value-type="string" calcext:value-type="string">
            <text:p>, '</text:p>
          </table:table-cell>
          <table:table-cell office:value-type="string" calcext:value-type="string">
            <text:p>Pathologie</text:p>
          </table:table-cell>
          <table:table-cell office:value-type="string" calcext:value-type="string">
            <text:p>', '</text:p>
          </table:table-cell>
          <table:table-cell table:formula="of:=IF(MOD([.E388];1000)=0;&quot;A&quot;;&quot;P&quot;)" office:value-type="string" office:string-value="P" calcext:value-type="string">
            <text:p>P</text:p>
          </table:table-cell>
          <table:table-cell office:value-type="string" calcext:value-type="string">
            <text:p>', </text:p>
          </table:table-cell>
          <table:table-cell table:formula="of:=IF(MOD([.E388];1000000)=0;1;0)" office:value-type="float" office:value="0" calcext:value-type="float">
            <text:p>0</text:p>
          </table:table-cell>
          <table:table-cell office:value-type="string" calcext:value-type="string">
            <text:p>),</text:p>
          </table:table-cell>
          <table:table-cell table:formula="of:=CONCATENATE([.D388];[.E388];[.F388];[.G388];[.H388];[.I388];[.J388];[.K388];[.L388])" office:value-type="string" office:string-value="(23005025, 'Pathologie', 'P', 0)," calcext:value-type="string">
            <text:p>(23005025, 'Path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text:p>
          </table:table-cell>
          <table:table-cell table:formula="of:=1000000*[.A389]+1000*[.B389]+[.C389]" office:value-type="float" office:value="23005026" calcext:value-type="float">
            <text:p>23005026</text:p>
          </table:table-cell>
          <table:table-cell office:value-type="string" calcext:value-type="string">
            <text:p>, '</text:p>
          </table:table-cell>
          <table:table-cell office:value-type="string" calcext:value-type="string">
            <text:p>Rechtsmedizin</text:p>
          </table:table-cell>
          <table:table-cell office:value-type="string" calcext:value-type="string">
            <text:p>', '</text:p>
          </table:table-cell>
          <table:table-cell table:formula="of:=IF(MOD([.E389];1000)=0;&quot;A&quot;;&quot;P&quot;)" office:value-type="string" office:string-value="P" calcext:value-type="string">
            <text:p>P</text:p>
          </table:table-cell>
          <table:table-cell office:value-type="string" calcext:value-type="string">
            <text:p>', </text:p>
          </table:table-cell>
          <table:table-cell table:formula="of:=IF(MOD([.E389];1000000)=0;1;0)" office:value-type="float" office:value="0" calcext:value-type="float">
            <text:p>0</text:p>
          </table:table-cell>
          <table:table-cell office:value-type="string" calcext:value-type="string">
            <text:p>),</text:p>
          </table:table-cell>
          <table:table-cell table:formula="of:=CONCATENATE([.D389];[.E389];[.F389];[.G389];[.H389];[.I389];[.J389];[.K389];[.L389])" office:value-type="string" office:string-value="(23005026, 'Rechtsmedizin', 'P', 0)," calcext:value-type="string">
            <text:p>(23005026, 'Rech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text:p>
          </table:table-cell>
          <table:table-cell table:formula="of:=1000000*[.A390]+1000*[.B390]+[.C390]" office:value-type="float" office:value="23005027" calcext:value-type="float">
            <text:p>23005027</text:p>
          </table:table-cell>
          <table:table-cell office:value-type="string" calcext:value-type="string">
            <text:p>, '</text:p>
          </table:table-cell>
          <table:table-cell office:value-type="string" calcext:value-type="string">
            <text:p>Arbeitsmedizin</text:p>
          </table:table-cell>
          <table:table-cell office:value-type="string" calcext:value-type="string">
            <text:p>', '</text:p>
          </table:table-cell>
          <table:table-cell table:formula="of:=IF(MOD([.E390];1000)=0;&quot;A&quot;;&quot;P&quot;)" office:value-type="string" office:string-value="P" calcext:value-type="string">
            <text:p>P</text:p>
          </table:table-cell>
          <table:table-cell office:value-type="string" calcext:value-type="string">
            <text:p>', </text:p>
          </table:table-cell>
          <table:table-cell table:formula="of:=IF(MOD([.E390];1000000)=0;1;0)" office:value-type="float" office:value="0" calcext:value-type="float">
            <text:p>0</text:p>
          </table:table-cell>
          <table:table-cell office:value-type="string" calcext:value-type="string">
            <text:p>),</text:p>
          </table:table-cell>
          <table:table-cell table:formula="of:=CONCATENATE([.D390];[.E390];[.F390];[.G390];[.H390];[.I390];[.J390];[.K390];[.L390])" office:value-type="string" office:string-value="(23005027, 'Arbeitsmedizin', 'P', 0)," calcext:value-type="string">
            <text:p>(23005027, 'Arbei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text:p>
          </table:table-cell>
          <table:table-cell table:formula="of:=1000000*[.A391]+1000*[.B391]+[.C391]" office:value-type="float" office:value="23005028" calcext:value-type="float">
            <text:p>23005028</text:p>
          </table:table-cell>
          <table:table-cell office:value-type="string" calcext:value-type="string">
            <text:p>, '</text:p>
          </table:table-cell>
          <table:table-cell office:value-type="string" calcext:value-type="string">
            <text:p>Sportmedizin</text:p>
          </table:table-cell>
          <table:table-cell office:value-type="string" calcext:value-type="string">
            <text:p>', '</text:p>
          </table:table-cell>
          <table:table-cell table:formula="of:=IF(MOD([.E391];1000)=0;&quot;A&quot;;&quot;P&quot;)" office:value-type="string" office:string-value="P" calcext:value-type="string">
            <text:p>P</text:p>
          </table:table-cell>
          <table:table-cell office:value-type="string" calcext:value-type="string">
            <text:p>', </text:p>
          </table:table-cell>
          <table:table-cell table:formula="of:=IF(MOD([.E391];1000000)=0;1;0)" office:value-type="float" office:value="0" calcext:value-type="float">
            <text:p>0</text:p>
          </table:table-cell>
          <table:table-cell office:value-type="string" calcext:value-type="string">
            <text:p>),</text:p>
          </table:table-cell>
          <table:table-cell table:formula="of:=CONCATENATE([.D391];[.E391];[.F391];[.G391];[.H391];[.I391];[.J391];[.K391];[.L391])" office:value-type="string" office:string-value="(23005028, 'Sportmedizin', 'P', 0)," calcext:value-type="string">
            <text:p>(23005028, 'Sport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text:p>
          </table:table-cell>
          <table:table-cell table:formula="of:=1000000*[.A392]+1000*[.B392]+[.C392]" office:value-type="float" office:value="23005029" calcext:value-type="float">
            <text:p>23005029</text:p>
          </table:table-cell>
          <table:table-cell office:value-type="string" calcext:value-type="string">
            <text:p>, '</text:p>
          </table:table-cell>
          <table:table-cell office:value-type="string" calcext:value-type="string">
            <text:p>Notfallmedizin</text:p>
          </table:table-cell>
          <table:table-cell office:value-type="string" calcext:value-type="string">
            <text:p>', '</text:p>
          </table:table-cell>
          <table:table-cell table:formula="of:=IF(MOD([.E392];1000)=0;&quot;A&quot;;&quot;P&quot;)" office:value-type="string" office:string-value="P" calcext:value-type="string">
            <text:p>P</text:p>
          </table:table-cell>
          <table:table-cell office:value-type="string" calcext:value-type="string">
            <text:p>', </text:p>
          </table:table-cell>
          <table:table-cell table:formula="of:=IF(MOD([.E392];1000000)=0;1;0)" office:value-type="float" office:value="0" calcext:value-type="float">
            <text:p>0</text:p>
          </table:table-cell>
          <table:table-cell office:value-type="string" calcext:value-type="string">
            <text:p>),</text:p>
          </table:table-cell>
          <table:table-cell table:formula="of:=CONCATENATE([.D392];[.E392];[.F392];[.G392];[.H392];[.I392];[.J392];[.K392];[.L392])" office:value-type="string" office:string-value="(23005029, 'Notfallmedizin', 'P', 0)," calcext:value-type="string">
            <text:p>(23005029, 'Notfall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text:p>
          </table:table-cell>
          <table:table-cell table:formula="of:=1000000*[.A393]+1000*[.B393]+[.C393]" office:value-type="float" office:value="23005030" calcext:value-type="float">
            <text:p>23005030</text:p>
          </table:table-cell>
          <table:table-cell office:value-type="string" calcext:value-type="string">
            <text:p>, '</text:p>
          </table:table-cell>
          <table:table-cell office:value-type="string" calcext:value-type="string">
            <text:p>Palliativmedizin</text:p>
          </table:table-cell>
          <table:table-cell office:value-type="string" calcext:value-type="string">
            <text:p>', '</text:p>
          </table:table-cell>
          <table:table-cell table:formula="of:=IF(MOD([.E393];1000)=0;&quot;A&quot;;&quot;P&quot;)" office:value-type="string" office:string-value="P" calcext:value-type="string">
            <text:p>P</text:p>
          </table:table-cell>
          <table:table-cell office:value-type="string" calcext:value-type="string">
            <text:p>', </text:p>
          </table:table-cell>
          <table:table-cell table:formula="of:=IF(MOD([.E393];1000000)=0;1;0)" office:value-type="float" office:value="0" calcext:value-type="float">
            <text:p>0</text:p>
          </table:table-cell>
          <table:table-cell office:value-type="string" calcext:value-type="string">
            <text:p>),</text:p>
          </table:table-cell>
          <table:table-cell table:formula="of:=CONCATENATE([.D393];[.E393];[.F393];[.G393];[.H393];[.I393];[.J393];[.K393];[.L393])" office:value-type="string" office:string-value="(23005030, 'Palliativmedizin', 'P', 0)," calcext:value-type="string">
            <text:p>(23005030, 'Palliativ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1" calcext:value-type="float">
            <text:p>31</text:p>
          </table:table-cell>
          <table:table-cell office:value-type="string" calcext:value-type="string">
            <text:p>(</text:p>
          </table:table-cell>
          <table:table-cell table:formula="of:=1000000*[.A394]+1000*[.B394]+[.C394]" office:value-type="float" office:value="23005031" calcext:value-type="float">
            <text:p>23005031</text:p>
          </table:table-cell>
          <table:table-cell office:value-type="string" calcext:value-type="string">
            <text:p>, '</text:p>
          </table:table-cell>
          <table:table-cell office:value-type="string" calcext:value-type="string">
            <text:p>Prosthetik</text:p>
          </table:table-cell>
          <table:table-cell office:value-type="string" calcext:value-type="string">
            <text:p>', '</text:p>
          </table:table-cell>
          <table:table-cell table:formula="of:=IF(MOD([.E394];1000)=0;&quot;A&quot;;&quot;P&quot;)" office:value-type="string" office:string-value="P" calcext:value-type="string">
            <text:p>P</text:p>
          </table:table-cell>
          <table:table-cell office:value-type="string" calcext:value-type="string">
            <text:p>', </text:p>
          </table:table-cell>
          <table:table-cell table:formula="of:=IF(MOD([.E394];1000000)=0;1;0)" office:value-type="float" office:value="0" calcext:value-type="float">
            <text:p>0</text:p>
          </table:table-cell>
          <table:table-cell office:value-type="string" calcext:value-type="string">
            <text:p>),</text:p>
          </table:table-cell>
          <table:table-cell table:formula="of:=CONCATENATE([.D394];[.E394];[.F394];[.G394];[.H394];[.I394];[.J394];[.K394];[.L394])" office:value-type="string" office:string-value="(23005031, 'Prosthetik', 'P', 0)," calcext:value-type="string">
            <text:p>(23005031, 'Prosthetik',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2" calcext:value-type="float">
            <text:p>32</text:p>
          </table:table-cell>
          <table:table-cell office:value-type="string" calcext:value-type="string">
            <text:p>(</text:p>
          </table:table-cell>
          <table:table-cell table:formula="of:=1000000*[.A395]+1000*[.B395]+[.C395]" office:value-type="float" office:value="23005032" calcext:value-type="float">
            <text:p>23005032</text:p>
          </table:table-cell>
          <table:table-cell office:value-type="string" calcext:value-type="string">
            <text:p>, '</text:p>
          </table:table-cell>
          <table:table-cell office:value-type="string" calcext:value-type="string">
            <text:p>Mensch-Maschine-Integration</text:p>
          </table:table-cell>
          <table:table-cell office:value-type="string" calcext:value-type="string">
            <text:p>', '</text:p>
          </table:table-cell>
          <table:table-cell table:formula="of:=IF(MOD([.E395];1000)=0;&quot;A&quot;;&quot;P&quot;)" office:value-type="string" office:string-value="P" calcext:value-type="string">
            <text:p>P</text:p>
          </table:table-cell>
          <table:table-cell office:value-type="string" calcext:value-type="string">
            <text:p>', </text:p>
          </table:table-cell>
          <table:table-cell table:formula="of:=IF(MOD([.E395];1000000)=0;1;0)" office:value-type="float" office:value="0" calcext:value-type="float">
            <text:p>0</text:p>
          </table:table-cell>
          <table:table-cell office:value-type="string" calcext:value-type="string">
            <text:p>),</text:p>
          </table:table-cell>
          <table:table-cell table:formula="of:=CONCATENATE([.D395];[.E395];[.F395];[.G395];[.H395];[.I395];[.J395];[.K395];[.L395])" office:value-type="string" office:string-value="(23005032, 'Mensch-Maschine-Integration', 'P', 0)," calcext:value-type="string">
            <text:p>(23005032, 'Mensch-Maschine-Integration', 'P', 0),</text:p>
          </table:table-cell>
        </table:table-row>
        <table:table-row table:style-name="ro1">
          <table:table-cell office:value-type="float" office:value="24" calcext:value-type="float">
            <text:p>24</text:p>
          </table:table-cell>
          <table:table-cell table:number-columns-repeated="2" office:value-type="float" office:value="0" calcext:value-type="float">
            <text:p>0</text:p>
          </table:table-cell>
          <table:table-cell office:value-type="string" calcext:value-type="string">
            <text:p>(</text:p>
          </table:table-cell>
          <table:table-cell table:formula="of:=1000000*[.A396]+1000*[.B396]+[.C396]" office:value-type="float" office:value="24000000" calcext:value-type="float">
            <text:p>24000000</text:p>
          </table:table-cell>
          <table:table-cell office:value-type="string" calcext:value-type="string">
            <text:p>, '</text:p>
          </table:table-cell>
          <table:table-cell office:value-type="string" calcext:value-type="string">
            <text:p>Recherche</text:p>
          </table:table-cell>
          <table:table-cell office:value-type="string" calcext:value-type="string">
            <text:p>', '</text:p>
          </table:table-cell>
          <table:table-cell table:formula="of:=IF(MOD([.E396];1000)=0;&quot;A&quot;;&quot;P&quot;)" office:value-type="string" office:string-value="A" calcext:value-type="string">
            <text:p>A</text:p>
          </table:table-cell>
          <table:table-cell office:value-type="string" calcext:value-type="string">
            <text:p>', </text:p>
          </table:table-cell>
          <table:table-cell table:formula="of:=IF(MOD([.E396];1000000)=0;1;0)" office:value-type="float" office:value="1" calcext:value-type="float">
            <text:p>1</text:p>
          </table:table-cell>
          <table:table-cell office:value-type="string" calcext:value-type="string">
            <text:p>),</text:p>
          </table:table-cell>
          <table:table-cell table:formula="of:=CONCATENATE([.D396];[.E396];[.F396];[.G396];[.H396];[.I396];[.J396];[.K396];[.L396])" office:value-type="string" office:string-value="(24000000, 'Recherche', 'A', 1)," calcext:value-type="string">
            <text:p>(24000000, 'Recherche', 'A', 1),</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97]+1000*[.B397]+[.C397]" office:value-type="float" office:value="24001000" calcext:value-type="float">
            <text:p>24001000</text:p>
          </table:table-cell>
          <table:table-cell office:value-type="string" calcext:value-type="string">
            <text:p>, '</text:p>
          </table:table-cell>
          <table:table-cell office:value-type="string" calcext:value-type="string">
            <text:p>Computernutzung</text:p>
          </table:table-cell>
          <table:table-cell office:value-type="string" calcext:value-type="string">
            <text:p>', '</text:p>
          </table:table-cell>
          <table:table-cell table:formula="of:=IF(MOD([.E397];1000)=0;&quot;A&quot;;&quot;P&quot;)" office:value-type="string" office:string-value="A" calcext:value-type="string">
            <text:p>A</text:p>
          </table:table-cell>
          <table:table-cell office:value-type="string" calcext:value-type="string">
            <text:p>', </text:p>
          </table:table-cell>
          <table:table-cell table:formula="of:=IF(MOD([.E397];1000000)=0;1;0)" office:value-type="float" office:value="0" calcext:value-type="float">
            <text:p>0</text:p>
          </table:table-cell>
          <table:table-cell office:value-type="string" calcext:value-type="string">
            <text:p>),</text:p>
          </table:table-cell>
          <table:table-cell table:formula="of:=CONCATENATE([.D397];[.E397];[.F397];[.G397];[.H397];[.I397];[.J397];[.K397];[.L397])" office:value-type="string" office:string-value="(24001000, 'Computernutzung', 'A', 0)," calcext:value-type="string">
            <text:p>(24001000, 'Computernutzung', 'A', 0),</text:p>
          </table:table-cell>
        </table:table-row>
        <table:table-row table:style-name="ro1">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text:p>
          </table:table-cell>
          <table:table-cell table:formula="of:=1000000*[.A398]+1000*[.B398]+[.C398]" office:value-type="float" office:value="24001001" calcext:value-type="float">
            <text:p>24001001</text:p>
          </table:table-cell>
          <table:table-cell office:value-type="string" calcext:value-type="string">
            <text:p>, '</text:p>
          </table:table-cell>
          <table:table-cell office:value-type="string" calcext:value-type="string">
            <text:p>Datenanalyse</text:p>
          </table:table-cell>
          <table:table-cell office:value-type="string" calcext:value-type="string">
            <text:p>', '</text:p>
          </table:table-cell>
          <table:table-cell table:formula="of:=IF(MOD([.E398];1000)=0;&quot;A&quot;;&quot;P&quot;)" office:value-type="string" office:string-value="P" calcext:value-type="string">
            <text:p>P</text:p>
          </table:table-cell>
          <table:table-cell office:value-type="string" calcext:value-type="string">
            <text:p>', </text:p>
          </table:table-cell>
          <table:table-cell table:formula="of:=IF(MOD([.E398];1000000)=0;1;0)" office:value-type="float" office:value="0" calcext:value-type="float">
            <text:p>0</text:p>
          </table:table-cell>
          <table:table-cell office:value-type="string" calcext:value-type="string">
            <text:p>),</text:p>
          </table:table-cell>
          <table:table-cell table:formula="of:=CONCATENATE([.D398];[.E398];[.F398];[.G398];[.H398];[.I398];[.J398];[.K398];[.L398])" office:value-type="string" office:string-value="(24001001, 'Datenanalyse', 'P', 0)," calcext:value-type="string">
            <text:p>(24001001, 'Datenanalyse',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399]+1000*[.B399]+[.C399]" office:value-type="float" office:value="24001002" calcext:value-type="float">
            <text:p>24001002</text:p>
          </table:table-cell>
          <table:table-cell office:value-type="string" calcext:value-type="string">
            <text:p>, '</text:p>
          </table:table-cell>
          <table:table-cell office:value-type="string" calcext:value-type="string">
            <text:p>Programmierung</text:p>
          </table:table-cell>
          <table:table-cell office:value-type="string" calcext:value-type="string">
            <text:p>', '</text:p>
          </table:table-cell>
          <table:table-cell table:formula="of:=IF(MOD([.E399];1000)=0;&quot;A&quot;;&quot;P&quot;)" office:value-type="string" office:string-value="P" calcext:value-type="string">
            <text:p>P</text:p>
          </table:table-cell>
          <table:table-cell office:value-type="string" calcext:value-type="string">
            <text:p>', </text:p>
          </table:table-cell>
          <table:table-cell table:formula="of:=IF(MOD([.E399];1000000)=0;1;0)" office:value-type="float" office:value="0" calcext:value-type="float">
            <text:p>0</text:p>
          </table:table-cell>
          <table:table-cell office:value-type="string" calcext:value-type="string">
            <text:p>),</text:p>
          </table:table-cell>
          <table:table-cell table:formula="of:=CONCATENATE([.D399];[.E399];[.F399];[.G399];[.H399];[.I399];[.J399];[.K399];[.L399])" office:value-type="string" office:string-value="(24001002, 'Programmierung', 'P', 0)," calcext:value-type="string">
            <text:p>(24001002, 'Programmierung',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400]+1000*[.B400]+[.C400]" office:value-type="float" office:value="24001003" calcext:value-type="float">
            <text:p>24001003</text:p>
          </table:table-cell>
          <table:table-cell office:value-type="string" calcext:value-type="string">
            <text:p>, '</text:p>
          </table:table-cell>
          <table:table-cell office:value-type="string" calcext:value-type="string">
            <text:p>Hacking</text:p>
          </table:table-cell>
          <table:table-cell office:value-type="string" calcext:value-type="string">
            <text:p>', '</text:p>
          </table:table-cell>
          <table:table-cell table:formula="of:=IF(MOD([.E400];1000)=0;&quot;A&quot;;&quot;P&quot;)" office:value-type="string" office:string-value="P" calcext:value-type="string">
            <text:p>P</text:p>
          </table:table-cell>
          <table:table-cell office:value-type="string" calcext:value-type="string">
            <text:p>', </text:p>
          </table:table-cell>
          <table:table-cell table:formula="of:=IF(MOD([.E400];1000000)=0;1;0)" office:value-type="float" office:value="0" calcext:value-type="float">
            <text:p>0</text:p>
          </table:table-cell>
          <table:table-cell office:value-type="string" calcext:value-type="string">
            <text:p>),</text:p>
          </table:table-cell>
          <table:table-cell table:formula="of:=CONCATENATE([.D400];[.E400];[.F400];[.G400];[.H400];[.I400];[.J400];[.K400];[.L400])" office:value-type="string" office:string-value="(24001003, 'Hacking', 'P', 0)," calcext:value-type="string">
            <text:p>(24001003, 'Hacking',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401]+1000*[.B401]+[.C401]" office:value-type="float" office:value="24002000" calcext:value-type="float">
            <text:p>24002000</text:p>
          </table:table-cell>
          <table:table-cell office:value-type="string" calcext:value-type="string">
            <text:p>, '</text:p>
          </table:table-cell>
          <table:table-cell office:value-type="string" calcext:value-type="string">
            <text:p>Sensorsysteme</text:p>
          </table:table-cell>
          <table:table-cell office:value-type="string" calcext:value-type="string">
            <text:p>', '</text:p>
          </table:table-cell>
          <table:table-cell table:formula="of:=IF(MOD([.E401];1000)=0;&quot;A&quot;;&quot;P&quot;)" office:value-type="string" office:string-value="A" calcext:value-type="string">
            <text:p>A</text:p>
          </table:table-cell>
          <table:table-cell office:value-type="string" calcext:value-type="string">
            <text:p>', </text:p>
          </table:table-cell>
          <table:table-cell table:formula="of:=IF(MOD([.E401];1000000)=0;1;0)" office:value-type="float" office:value="0" calcext:value-type="float">
            <text:p>0</text:p>
          </table:table-cell>
          <table:table-cell office:value-type="string" calcext:value-type="string">
            <text:p>),</text:p>
          </table:table-cell>
          <table:table-cell table:formula="of:=CONCATENATE([.D401];[.E401];[.F401];[.G401];[.H401];[.I401];[.J401];[.K401];[.L401])" office:value-type="string" office:string-value="(24002000, 'Sensorsysteme', 'A', 0)," calcext:value-type="string">
            <text:p>(24002000, 'Sensorsysteme', 'A',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402]+1000*[.B402]+[.C402]" office:value-type="float" office:value="24002001" calcext:value-type="float">
            <text:p>24002001</text:p>
          </table:table-cell>
          <table:table-cell office:value-type="string" calcext:value-type="string">
            <text:p>, '</text:p>
          </table:table-cell>
          <table:table-cell office:value-type="string" calcext:value-type="string">
            <text:p>Radar</text:p>
          </table:table-cell>
          <table:table-cell office:value-type="string" calcext:value-type="string">
            <text:p>', '</text:p>
          </table:table-cell>
          <table:table-cell table:formula="of:=IF(MOD([.E402];1000)=0;&quot;A&quot;;&quot;P&quot;)" office:value-type="string" office:string-value="P" calcext:value-type="string">
            <text:p>P</text:p>
          </table:table-cell>
          <table:table-cell office:value-type="string" calcext:value-type="string">
            <text:p>', </text:p>
          </table:table-cell>
          <table:table-cell table:formula="of:=IF(MOD([.E402];1000000)=0;1;0)" office:value-type="float" office:value="0" calcext:value-type="float">
            <text:p>0</text:p>
          </table:table-cell>
          <table:table-cell office:value-type="string" calcext:value-type="string">
            <text:p>),</text:p>
          </table:table-cell>
          <table:table-cell table:formula="of:=CONCATENATE([.D402];[.E402];[.F402];[.G402];[.H402];[.I402];[.J402];[.K402];[.L402])" office:value-type="string" office:string-value="(24002001, 'Radar', 'P', 0)," calcext:value-type="string">
            <text:p>(24002001, 'Radar', 'P', 0),</text:p>
          </table:table-cell>
        </table:table-row>
        <table:table-row table:style-name="ro1">
          <table:table-cell office:value-type="float" office:value="24" calcext:value-type="float">
            <text:p>24</text:p>
          </table:table-cell>
          <table:table-cell table:number-columns-repeated="2" office:value-type="float" office:value="2" calcext:value-type="float">
            <text:p>2</text:p>
          </table:table-cell>
          <table:table-cell office:value-type="string" calcext:value-type="string">
            <text:p>(</text:p>
          </table:table-cell>
          <table:table-cell table:formula="of:=1000000*[.A403]+1000*[.B403]+[.C403]" office:value-type="float" office:value="24002002" calcext:value-type="float">
            <text:p>24002002</text:p>
          </table:table-cell>
          <table:table-cell office:value-type="string" calcext:value-type="string">
            <text:p>, '</text:p>
          </table:table-cell>
          <table:table-cell office:value-type="string" calcext:value-type="string">
            <text:p>Sonar</text:p>
          </table:table-cell>
          <table:table-cell office:value-type="string" calcext:value-type="string">
            <text:p>', '</text:p>
          </table:table-cell>
          <table:table-cell table:formula="of:=IF(MOD([.E403];1000)=0;&quot;A&quot;;&quot;P&quot;)" office:value-type="string" office:string-value="P" calcext:value-type="string">
            <text:p>P</text:p>
          </table:table-cell>
          <table:table-cell office:value-type="string" calcext:value-type="string">
            <text:p>', </text:p>
          </table:table-cell>
          <table:table-cell table:formula="of:=IF(MOD([.E403];1000000)=0;1;0)" office:value-type="float" office:value="0" calcext:value-type="float">
            <text:p>0</text:p>
          </table:table-cell>
          <table:table-cell office:value-type="string" calcext:value-type="string">
            <text:p>),</text:p>
          </table:table-cell>
          <table:table-cell table:formula="of:=CONCATENATE([.D403];[.E403];[.F403];[.G403];[.H403];[.I403];[.J403];[.K403];[.L403])" office:value-type="string" office:string-value="(24002002, 'Sonar', 'P', 0)," calcext:value-type="string">
            <text:p>(24002002, 'Son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404]+1000*[.B404]+[.C404]" office:value-type="float" office:value="24002003" calcext:value-type="float">
            <text:p>24002003</text:p>
          </table:table-cell>
          <table:table-cell office:value-type="string" calcext:value-type="string">
            <text:p>, '</text:p>
          </table:table-cell>
          <table:table-cell office:value-type="string" calcext:value-type="string">
            <text:p>Lidar</text:p>
          </table:table-cell>
          <table:table-cell office:value-type="string" calcext:value-type="string">
            <text:p>', '</text:p>
          </table:table-cell>
          <table:table-cell table:formula="of:=IF(MOD([.E404];1000)=0;&quot;A&quot;;&quot;P&quot;)" office:value-type="string" office:string-value="P" calcext:value-type="string">
            <text:p>P</text:p>
          </table:table-cell>
          <table:table-cell office:value-type="string" calcext:value-type="string">
            <text:p>', </text:p>
          </table:table-cell>
          <table:table-cell table:formula="of:=IF(MOD([.E404];1000000)=0;1;0)" office:value-type="float" office:value="0" calcext:value-type="float">
            <text:p>0</text:p>
          </table:table-cell>
          <table:table-cell office:value-type="string" calcext:value-type="string">
            <text:p>),</text:p>
          </table:table-cell>
          <table:table-cell table:formula="of:=CONCATENATE([.D404];[.E404];[.F404];[.G404];[.H404];[.I404];[.J404];[.K404];[.L404])" office:value-type="string" office:string-value="(24002003, 'Lidar', 'P', 0)," calcext:value-type="string">
            <text:p>(24002003, 'Lid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405]+1000*[.B405]+[.C405]" office:value-type="float" office:value="24002004" calcext:value-type="float">
            <text:p>24002004</text:p>
          </table:table-cell>
          <table:table-cell office:value-type="string" calcext:value-type="string">
            <text:p>, '</text:p>
          </table:table-cell>
          <table:table-cell office:value-type="string" calcext:value-type="string">
            <text:p>Optische Sensoren</text:p>
          </table:table-cell>
          <table:table-cell office:value-type="string" calcext:value-type="string">
            <text:p>', '</text:p>
          </table:table-cell>
          <table:table-cell table:formula="of:=IF(MOD([.E405];1000)=0;&quot;A&quot;;&quot;P&quot;)" office:value-type="string" office:string-value="P" calcext:value-type="string">
            <text:p>P</text:p>
          </table:table-cell>
          <table:table-cell office:value-type="string" calcext:value-type="string">
            <text:p>', </text:p>
          </table:table-cell>
          <table:table-cell table:formula="of:=IF(MOD([.E405];1000000)=0;1;0)" office:value-type="float" office:value="0" calcext:value-type="float">
            <text:p>0</text:p>
          </table:table-cell>
          <table:table-cell office:value-type="string" calcext:value-type="string">
            <text:p>),</text:p>
          </table:table-cell>
          <table:table-cell table:formula="of:=CONCATENATE([.D405];[.E405];[.F405];[.G405];[.H405];[.I405];[.J405];[.K405];[.L405])" office:value-type="string" office:string-value="(24002004, 'Optische Sensoren', 'P', 0)," calcext:value-type="string">
            <text:p>(24002004, 'Optische 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406]+1000*[.B406]+[.C406]" office:value-type="float" office:value="24002005" calcext:value-type="float">
            <text:p>24002005</text:p>
          </table:table-cell>
          <table:table-cell office:value-type="string" calcext:value-type="string">
            <text:p>, '</text:p>
          </table:table-cell>
          <table:table-cell office:value-type="string" calcext:value-type="string">
            <text:p>Spektrometer</text:p>
          </table:table-cell>
          <table:table-cell office:value-type="string" calcext:value-type="string">
            <text:p>', '</text:p>
          </table:table-cell>
          <table:table-cell table:formula="of:=IF(MOD([.E406];1000)=0;&quot;A&quot;;&quot;P&quot;)" office:value-type="string" office:string-value="P" calcext:value-type="string">
            <text:p>P</text:p>
          </table:table-cell>
          <table:table-cell office:value-type="string" calcext:value-type="string">
            <text:p>', </text:p>
          </table:table-cell>
          <table:table-cell table:formula="of:=IF(MOD([.E406];1000000)=0;1;0)" office:value-type="float" office:value="0" calcext:value-type="float">
            <text:p>0</text:p>
          </table:table-cell>
          <table:table-cell office:value-type="string" calcext:value-type="string">
            <text:p>),</text:p>
          </table:table-cell>
          <table:table-cell table:formula="of:=CONCATENATE([.D406];[.E406];[.F406];[.G406];[.H406];[.I406];[.J406];[.K406];[.L406])" office:value-type="string" office:string-value="(24002005, 'Spektrometer', 'P', 0)," calcext:value-type="string">
            <text:p>(24002005, 'Spektromete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407]+1000*[.B407]+[.C407]" office:value-type="float" office:value="24002006" calcext:value-type="float">
            <text:p>24002006</text:p>
          </table:table-cell>
          <table:table-cell office:value-type="string" calcext:value-type="string">
            <text:p>, '</text:p>
          </table:table-cell>
          <table:table-cell office:value-type="string" calcext:value-type="string">
            <text:p>Strahlungsdetektoren</text:p>
          </table:table-cell>
          <table:table-cell office:value-type="string" calcext:value-type="string">
            <text:p>', '</text:p>
          </table:table-cell>
          <table:table-cell table:formula="of:=IF(MOD([.E407];1000)=0;&quot;A&quot;;&quot;P&quot;)" office:value-type="string" office:string-value="P" calcext:value-type="string">
            <text:p>P</text:p>
          </table:table-cell>
          <table:table-cell office:value-type="string" calcext:value-type="string">
            <text:p>', </text:p>
          </table:table-cell>
          <table:table-cell table:formula="of:=IF(MOD([.E407];1000000)=0;1;0)" office:value-type="float" office:value="0" calcext:value-type="float">
            <text:p>0</text:p>
          </table:table-cell>
          <table:table-cell office:value-type="string" calcext:value-type="string">
            <text:p>),</text:p>
          </table:table-cell>
          <table:table-cell table:formula="of:=CONCATENATE([.D407];[.E407];[.F407];[.G407];[.H407];[.I407];[.J407];[.K407];[.L407])" office:value-type="string" office:string-value="(24002006, 'Strahlungsdetektoren', 'P', 0)," calcext:value-type="string">
            <text:p>(24002006, 'Strahlungsdetekt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408]+1000*[.B408]+[.C408]" office:value-type="float" office:value="24002007" calcext:value-type="float">
            <text:p>24002007</text:p>
          </table:table-cell>
          <table:table-cell office:value-type="string" calcext:value-type="string">
            <text:p>, '</text:p>
          </table:table-cell>
          <table:table-cell office:value-type="string" calcext:value-type="string">
            <text:p>Extraspatialsensoren</text:p>
          </table:table-cell>
          <table:table-cell office:value-type="string" calcext:value-type="string">
            <text:p>', '</text:p>
          </table:table-cell>
          <table:table-cell table:formula="of:=IF(MOD([.E408];1000)=0;&quot;A&quot;;&quot;P&quot;)" office:value-type="string" office:string-value="P" calcext:value-type="string">
            <text:p>P</text:p>
          </table:table-cell>
          <table:table-cell office:value-type="string" calcext:value-type="string">
            <text:p>', </text:p>
          </table:table-cell>
          <table:table-cell table:formula="of:=IF(MOD([.E408];1000000)=0;1;0)" office:value-type="float" office:value="0" calcext:value-type="float">
            <text:p>0</text:p>
          </table:table-cell>
          <table:table-cell office:value-type="string" calcext:value-type="string">
            <text:p>),</text:p>
          </table:table-cell>
          <table:table-cell table:formula="of:=CONCATENATE([.D408];[.E408];[.F408];[.G408];[.H408];[.I408];[.J408];[.K408];[.L408])" office:value-type="string" office:string-value="(24002007, 'Extraspatialsensoren', 'P', 0)," calcext:value-type="string">
            <text:p>(24002007, 'Extraspatial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409]+1000*[.B409]+[.C409]" office:value-type="float" office:value="24002008" calcext:value-type="float">
            <text:p>24002008</text:p>
          </table:table-cell>
          <table:table-cell office:value-type="string" calcext:value-type="string">
            <text:p>, '</text:p>
          </table:table-cell>
          <table:table-cell office:value-type="string" calcext:value-type="string">
            <text:p>Biosensoren</text:p>
          </table:table-cell>
          <table:table-cell office:value-type="string" calcext:value-type="string">
            <text:p>', '</text:p>
          </table:table-cell>
          <table:table-cell table:formula="of:=IF(MOD([.E409];1000)=0;&quot;A&quot;;&quot;P&quot;)" office:value-type="string" office:string-value="P" calcext:value-type="string">
            <text:p>P</text:p>
          </table:table-cell>
          <table:table-cell office:value-type="string" calcext:value-type="string">
            <text:p>', </text:p>
          </table:table-cell>
          <table:table-cell table:formula="of:=IF(MOD([.E409];1000000)=0;1;0)" office:value-type="float" office:value="0" calcext:value-type="float">
            <text:p>0</text:p>
          </table:table-cell>
          <table:table-cell office:value-type="string" calcext:value-type="string">
            <text:p>),</text:p>
          </table:table-cell>
          <table:table-cell table:formula="of:=CONCATENATE([.D409];[.E409];[.F409];[.G409];[.H409];[.I409];[.J409];[.K409];[.L409])" office:value-type="string" office:string-value="(24002008, 'Biosensoren', 'P', 0)," calcext:value-type="string">
            <text:p>(24002008, 'Bio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410]+1000*[.B410]+[.C410]" office:value-type="float" office:value="24002009" calcext:value-type="float">
            <text:p>24002009</text:p>
          </table:table-cell>
          <table:table-cell office:value-type="string" calcext:value-type="string">
            <text:p>, '</text:p>
          </table:table-cell>
          <table:table-cell office:value-type="string" calcext:value-type="string">
            <text:p>Gravitonsensoren</text:p>
          </table:table-cell>
          <table:table-cell office:value-type="string" calcext:value-type="string">
            <text:p>', '</text:p>
          </table:table-cell>
          <table:table-cell table:formula="of:=IF(MOD([.E410];1000)=0;&quot;A&quot;;&quot;P&quot;)" office:value-type="string" office:string-value="P" calcext:value-type="string">
            <text:p>P</text:p>
          </table:table-cell>
          <table:table-cell office:value-type="string" calcext:value-type="string">
            <text:p>', </text:p>
          </table:table-cell>
          <table:table-cell table:formula="of:=IF(MOD([.E410];1000000)=0;1;0)" office:value-type="float" office:value="0" calcext:value-type="float">
            <text:p>0</text:p>
          </table:table-cell>
          <table:table-cell office:value-type="string" calcext:value-type="string">
            <text:p>),</text:p>
          </table:table-cell>
          <table:table-cell table:formula="of:=CONCATENATE([.D410];[.E410];[.F410];[.G410];[.H410];[.I410];[.J410];[.K410];[.L410])" office:value-type="string" office:string-value="(24002009, 'Gravitonsensoren', 'P', 0)," calcext:value-type="string">
            <text:p>(24002009, 'Graviton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411]+1000*[.B411]+[.C411]" office:value-type="float" office:value="24002010" calcext:value-type="float">
            <text:p>24002010</text:p>
          </table:table-cell>
          <table:table-cell office:value-type="string" calcext:value-type="string">
            <text:p>, '</text:p>
          </table:table-cell>
          <table:table-cell office:value-type="string" calcext:value-type="string">
            <text:p>Multispektralanalysen</text:p>
          </table:table-cell>
          <table:table-cell office:value-type="string" calcext:value-type="string">
            <text:p>', '</text:p>
          </table:table-cell>
          <table:table-cell table:formula="of:=IF(MOD([.E411];1000)=0;&quot;A&quot;;&quot;P&quot;)" office:value-type="string" office:string-value="P" calcext:value-type="string">
            <text:p>P</text:p>
          </table:table-cell>
          <table:table-cell office:value-type="string" calcext:value-type="string">
            <text:p>', </text:p>
          </table:table-cell>
          <table:table-cell table:formula="of:=IF(MOD([.E411];1000000)=0;1;0)" office:value-type="float" office:value="0" calcext:value-type="float">
            <text:p>0</text:p>
          </table:table-cell>
          <table:table-cell office:value-type="string" calcext:value-type="string">
            <text:p>),</text:p>
          </table:table-cell>
          <table:table-cell table:formula="of:=CONCATENATE([.D411];[.E411];[.F411];[.G411];[.H411];[.I411];[.J411];[.K411];[.L411])" office:value-type="string" office:string-value="(24002010, 'Multispektralanalysen', 'P', 0)," calcext:value-type="string">
            <text:p>(24002010, 'Multispektral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412]+1000*[.B412]+[.C412]" office:value-type="float" office:value="24003000" calcext:value-type="float">
            <text:p>24003000</text:p>
          </table:table-cell>
          <table:table-cell office:value-type="string" calcext:value-type="string">
            <text:p>, '</text:p>
          </table:table-cell>
          <table:table-cell office:value-type="string" calcext:value-type="string">
            <text:p>Laborarbeit</text:p>
          </table:table-cell>
          <table:table-cell office:value-type="string" calcext:value-type="string">
            <text:p>', '</text:p>
          </table:table-cell>
          <table:table-cell table:formula="of:=IF(MOD([.E412];1000)=0;&quot;A&quot;;&quot;P&quot;)" office:value-type="string" office:string-value="A" calcext:value-type="string">
            <text:p>A</text:p>
          </table:table-cell>
          <table:table-cell office:value-type="string" calcext:value-type="string">
            <text:p>', </text:p>
          </table:table-cell>
          <table:table-cell table:formula="of:=IF(MOD([.E412];1000000)=0;1;0)" office:value-type="float" office:value="0" calcext:value-type="float">
            <text:p>0</text:p>
          </table:table-cell>
          <table:table-cell office:value-type="string" calcext:value-type="string">
            <text:p>),</text:p>
          </table:table-cell>
          <table:table-cell table:formula="of:=CONCATENATE([.D412];[.E412];[.F412];[.G412];[.H412];[.I412];[.J412];[.K412];[.L412])" office:value-type="string" office:string-value="(24003000, 'Laborarbeit', 'A', 0)," calcext:value-type="string">
            <text:p>(24003000, 'Laborarbeit', 'A',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413]+1000*[.B413]+[.C413]" office:value-type="float" office:value="24003001" calcext:value-type="float">
            <text:p>24003001</text:p>
          </table:table-cell>
          <table:table-cell office:value-type="string" calcext:value-type="string">
            <text:p>, '</text:p>
          </table:table-cell>
          <table:table-cell office:value-type="string" calcext:value-type="string">
            <text:p>Chemische Analysen</text:p>
          </table:table-cell>
          <table:table-cell office:value-type="string" calcext:value-type="string">
            <text:p>', '</text:p>
          </table:table-cell>
          <table:table-cell table:formula="of:=IF(MOD([.E413];1000)=0;&quot;A&quot;;&quot;P&quot;)" office:value-type="string" office:string-value="P" calcext:value-type="string">
            <text:p>P</text:p>
          </table:table-cell>
          <table:table-cell office:value-type="string" calcext:value-type="string">
            <text:p>', </text:p>
          </table:table-cell>
          <table:table-cell table:formula="of:=IF(MOD([.E413];1000000)=0;1;0)" office:value-type="float" office:value="0" calcext:value-type="float">
            <text:p>0</text:p>
          </table:table-cell>
          <table:table-cell office:value-type="string" calcext:value-type="string">
            <text:p>),</text:p>
          </table:table-cell>
          <table:table-cell table:formula="of:=CONCATENATE([.D413];[.E413];[.F413];[.G413];[.H413];[.I413];[.J413];[.K413];[.L413])" office:value-type="string" office:string-value="(24003001, 'Chemische Analysen', 'P', 0)," calcext:value-type="string">
            <text:p>(24003001, 'Chemische 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414]+1000*[.B414]+[.C414]" office:value-type="float" office:value="24003002" calcext:value-type="float">
            <text:p>24003002</text:p>
          </table:table-cell>
          <table:table-cell office:value-type="string" calcext:value-type="string">
            <text:p>, '</text:p>
          </table:table-cell>
          <table:table-cell office:value-type="string" calcext:value-type="string">
            <text:p>Mikroskopie</text:p>
          </table:table-cell>
          <table:table-cell office:value-type="string" calcext:value-type="string">
            <text:p>', '</text:p>
          </table:table-cell>
          <table:table-cell table:formula="of:=IF(MOD([.E414];1000)=0;&quot;A&quot;;&quot;P&quot;)" office:value-type="string" office:string-value="P" calcext:value-type="string">
            <text:p>P</text:p>
          </table:table-cell>
          <table:table-cell office:value-type="string" calcext:value-type="string">
            <text:p>', </text:p>
          </table:table-cell>
          <table:table-cell table:formula="of:=IF(MOD([.E414];1000000)=0;1;0)" office:value-type="float" office:value="0" calcext:value-type="float">
            <text:p>0</text:p>
          </table:table-cell>
          <table:table-cell office:value-type="string" calcext:value-type="string">
            <text:p>),</text:p>
          </table:table-cell>
          <table:table-cell table:formula="of:=CONCATENATE([.D414];[.E414];[.F414];[.G414];[.H414];[.I414];[.J414];[.K414];[.L414])" office:value-type="string" office:string-value="(24003002, 'Mikroskopie', 'P', 0)," calcext:value-type="string">
            <text:p>(24003002, 'Mikroskopie', 'P', 0),</text:p>
          </table:table-cell>
        </table:table-row>
        <table:table-row table:style-name="ro1">
          <table:table-cell office:value-type="float" office:value="24" calcext:value-type="float">
            <text:p>24</text:p>
          </table:table-cell>
          <table:table-cell table:number-columns-repeated="2" office:value-type="float" office:value="3" calcext:value-type="float">
            <text:p>3</text:p>
          </table:table-cell>
          <table:table-cell office:value-type="string" calcext:value-type="string">
            <text:p>(</text:p>
          </table:table-cell>
          <table:table-cell table:formula="of:=1000000*[.A415]+1000*[.B415]+[.C415]" office:value-type="float" office:value="24003003" calcext:value-type="float">
            <text:p>24003003</text:p>
          </table:table-cell>
          <table:table-cell office:value-type="string" calcext:value-type="string">
            <text:p>, '</text:p>
          </table:table-cell>
          <table:table-cell office:value-type="string" calcext:value-type="string">
            <text:p>Forensische Analytik</text:p>
          </table:table-cell>
          <table:table-cell office:value-type="string" calcext:value-type="string">
            <text:p>', '</text:p>
          </table:table-cell>
          <table:table-cell table:formula="of:=IF(MOD([.E415];1000)=0;&quot;A&quot;;&quot;P&quot;)" office:value-type="string" office:string-value="P" calcext:value-type="string">
            <text:p>P</text:p>
          </table:table-cell>
          <table:table-cell office:value-type="string" calcext:value-type="string">
            <text:p>', </text:p>
          </table:table-cell>
          <table:table-cell table:formula="of:=IF(MOD([.E415];1000000)=0;1;0)" office:value-type="float" office:value="0" calcext:value-type="float">
            <text:p>0</text:p>
          </table:table-cell>
          <table:table-cell office:value-type="string" calcext:value-type="string">
            <text:p>),</text:p>
          </table:table-cell>
          <table:table-cell table:formula="of:=CONCATENATE([.D415];[.E415];[.F415];[.G415];[.H415];[.I415];[.J415];[.K415];[.L415])" office:value-type="string" office:string-value="(24003003, 'Forensische Analytik', 'P', 0)," calcext:value-type="string">
            <text:p>(24003003, 'Forensische Analyt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416]+1000*[.B416]+[.C416]" office:value-type="float" office:value="24003004" calcext:value-type="float">
            <text:p>24003004</text:p>
          </table:table-cell>
          <table:table-cell office:value-type="string" calcext:value-type="string">
            <text:p>, '</text:p>
          </table:table-cell>
          <table:table-cell office:value-type="string" calcext:value-type="string">
            <text:p>Spektroskopie</text:p>
          </table:table-cell>
          <table:table-cell office:value-type="string" calcext:value-type="string">
            <text:p>', '</text:p>
          </table:table-cell>
          <table:table-cell table:formula="of:=IF(MOD([.E416];1000)=0;&quot;A&quot;;&quot;P&quot;)" office:value-type="string" office:string-value="P" calcext:value-type="string">
            <text:p>P</text:p>
          </table:table-cell>
          <table:table-cell office:value-type="string" calcext:value-type="string">
            <text:p>', </text:p>
          </table:table-cell>
          <table:table-cell table:formula="of:=IF(MOD([.E416];1000000)=0;1;0)" office:value-type="float" office:value="0" calcext:value-type="float">
            <text:p>0</text:p>
          </table:table-cell>
          <table:table-cell office:value-type="string" calcext:value-type="string">
            <text:p>),</text:p>
          </table:table-cell>
          <table:table-cell table:formula="of:=CONCATENATE([.D416];[.E416];[.F416];[.G416];[.H416];[.I416];[.J416];[.K416];[.L416])" office:value-type="string" office:string-value="(24003004, 'Spektroskopie', 'P', 0)," calcext:value-type="string">
            <text:p>(24003004, 'Spektroskop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417]+1000*[.B417]+[.C417]" office:value-type="float" office:value="24003005" calcext:value-type="float">
            <text:p>24003005</text:p>
          </table:table-cell>
          <table:table-cell office:value-type="string" calcext:value-type="string">
            <text:p>, '</text:p>
          </table:table-cell>
          <table:table-cell office:value-type="string" calcext:value-type="string">
            <text:p>Wissenschaftliche Methodik</text:p>
          </table:table-cell>
          <table:table-cell office:value-type="string" calcext:value-type="string">
            <text:p>', '</text:p>
          </table:table-cell>
          <table:table-cell table:formula="of:=IF(MOD([.E417];1000)=0;&quot;A&quot;;&quot;P&quot;)" office:value-type="string" office:string-value="P" calcext:value-type="string">
            <text:p>P</text:p>
          </table:table-cell>
          <table:table-cell office:value-type="string" calcext:value-type="string">
            <text:p>', </text:p>
          </table:table-cell>
          <table:table-cell table:formula="of:=IF(MOD([.E417];1000000)=0;1;0)" office:value-type="float" office:value="0" calcext:value-type="float">
            <text:p>0</text:p>
          </table:table-cell>
          <table:table-cell office:value-type="string" calcext:value-type="string">
            <text:p>),</text:p>
          </table:table-cell>
          <table:table-cell table:formula="of:=CONCATENATE([.D417];[.E417];[.F417];[.G417];[.H417];[.I417];[.J417];[.K417];[.L417])" office:value-type="string" office:string-value="(24003005, 'Wissenschaftliche Methodik', 'P', 0)," calcext:value-type="string">
            <text:p>(24003005, 'Wissenschaftliche Method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418]+1000*[.B418]+[.C418]" office:value-type="float" office:value="24003006" calcext:value-type="float">
            <text:p>24003006</text:p>
          </table:table-cell>
          <table:table-cell office:value-type="string" calcext:value-type="string">
            <text:p>, '</text:p>
          </table:table-cell>
          <table:table-cell office:value-type="string" calcext:value-type="string">
            <text:p>Sprengstoffe</text:p>
          </table:table-cell>
          <table:table-cell office:value-type="string" calcext:value-type="string">
            <text:p>', '</text:p>
          </table:table-cell>
          <table:table-cell table:formula="of:=IF(MOD([.E418];1000)=0;&quot;A&quot;;&quot;P&quot;)" office:value-type="string" office:string-value="P" calcext:value-type="string">
            <text:p>P</text:p>
          </table:table-cell>
          <table:table-cell office:value-type="string" calcext:value-type="string">
            <text:p>', </text:p>
          </table:table-cell>
          <table:table-cell table:formula="of:=IF(MOD([.E418];1000000)=0;1;0)" office:value-type="float" office:value="0" calcext:value-type="float">
            <text:p>0</text:p>
          </table:table-cell>
          <table:table-cell office:value-type="string" calcext:value-type="string">
            <text:p>),</text:p>
          </table:table-cell>
          <table:table-cell table:formula="of:=CONCATENATE([.D418];[.E418];[.F418];[.G418];[.H418];[.I418];[.J418];[.K418];[.L418])" office:value-type="string" office:string-value="(24003006, 'Sprengstoffe', 'P', 0)," calcext:value-type="string">
            <text:p>(24003006, 'Sprengstoff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419]+1000*[.B419]+[.C419]" office:value-type="float" office:value="24003007" calcext:value-type="float">
            <text:p>24003007</text:p>
          </table:table-cell>
          <table:table-cell office:value-type="string" calcext:value-type="string">
            <text:p>, '</text:p>
          </table:table-cell>
          <table:table-cell office:value-type="string" calcext:value-type="string">
            <text:p>Pharmazie</text:p>
          </table:table-cell>
          <table:table-cell office:value-type="string" calcext:value-type="string">
            <text:p>', '</text:p>
          </table:table-cell>
          <table:table-cell table:formula="of:=IF(MOD([.E419];1000)=0;&quot;A&quot;;&quot;P&quot;)" office:value-type="string" office:string-value="P" calcext:value-type="string">
            <text:p>P</text:p>
          </table:table-cell>
          <table:table-cell office:value-type="string" calcext:value-type="string">
            <text:p>', </text:p>
          </table:table-cell>
          <table:table-cell table:formula="of:=IF(MOD([.E419];1000000)=0;1;0)" office:value-type="float" office:value="0" calcext:value-type="float">
            <text:p>0</text:p>
          </table:table-cell>
          <table:table-cell office:value-type="string" calcext:value-type="string">
            <text:p>),</text:p>
          </table:table-cell>
          <table:table-cell table:formula="of:=CONCATENATE([.D419];[.E419];[.F419];[.G419];[.H419];[.I419];[.J419];[.K419];[.L419])" office:value-type="string" office:string-value="(24003007, 'Pharmazie', 'P', 0)," calcext:value-type="string">
            <text:p>(24003007, 'Pharmaz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420]+1000*[.B420]+[.C420]" office:value-type="float" office:value="24003008" calcext:value-type="float">
            <text:p>24003008</text:p>
          </table:table-cell>
          <table:table-cell office:value-type="string" calcext:value-type="string">
            <text:p>, '</text:p>
          </table:table-cell>
          <table:table-cell office:value-type="string" calcext:value-type="string">
            <text:p>Drogenherstellung</text:p>
          </table:table-cell>
          <table:table-cell office:value-type="string" calcext:value-type="string">
            <text:p>', '</text:p>
          </table:table-cell>
          <table:table-cell table:formula="of:=IF(MOD([.E420];1000)=0;&quot;A&quot;;&quot;P&quot;)" office:value-type="string" office:string-value="P" calcext:value-type="string">
            <text:p>P</text:p>
          </table:table-cell>
          <table:table-cell office:value-type="string" calcext:value-type="string">
            <text:p>', </text:p>
          </table:table-cell>
          <table:table-cell table:formula="of:=IF(MOD([.E420];1000000)=0;1;0)" office:value-type="float" office:value="0" calcext:value-type="float">
            <text:p>0</text:p>
          </table:table-cell>
          <table:table-cell office:value-type="string" calcext:value-type="string">
            <text:p>),</text:p>
          </table:table-cell>
          <table:table-cell table:formula="of:=CONCATENATE([.D420];[.E420];[.F420];[.G420];[.H420];[.I420];[.J420];[.K420];[.L420])" office:value-type="string" office:string-value="(24003008, 'Drogenherstellung', 'P', 0)," calcext:value-type="string">
            <text:p>(24003008, 'Drogenherstell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421]+1000*[.B421]+[.C421]" office:value-type="float" office:value="24004000" calcext:value-type="float">
            <text:p>24004000</text:p>
          </table:table-cell>
          <table:table-cell office:value-type="string" calcext:value-type="string">
            <text:p>, '</text:p>
          </table:table-cell>
          <table:table-cell office:value-type="string" calcext:value-type="string">
            <text:p>Archäologie</text:p>
          </table:table-cell>
          <table:table-cell office:value-type="string" calcext:value-type="string">
            <text:p>', '</text:p>
          </table:table-cell>
          <table:table-cell table:formula="of:=IF(MOD([.E421];1000)=0;&quot;A&quot;;&quot;P&quot;)" office:value-type="string" office:string-value="A" calcext:value-type="string">
            <text:p>A</text:p>
          </table:table-cell>
          <table:table-cell office:value-type="string" calcext:value-type="string">
            <text:p>', </text:p>
          </table:table-cell>
          <table:table-cell table:formula="of:=IF(MOD([.E421];1000000)=0;1;0)" office:value-type="float" office:value="0" calcext:value-type="float">
            <text:p>0</text:p>
          </table:table-cell>
          <table:table-cell office:value-type="string" calcext:value-type="string">
            <text:p>),</text:p>
          </table:table-cell>
          <table:table-cell table:formula="of:=CONCATENATE([.D421];[.E421];[.F421];[.G421];[.H421];[.I421];[.J421];[.K421];[.L421])" office:value-type="string" office:string-value="(24004000, 'Archäologie', 'A', 0)," calcext:value-type="string">
            <text:p>(24004000, 'Archäologie', 'A',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422]+1000*[.B422]+[.C422]" office:value-type="float" office:value="24004001" calcext:value-type="float">
            <text:p>24004001</text:p>
          </table:table-cell>
          <table:table-cell office:value-type="string" calcext:value-type="string">
            <text:p>, '</text:p>
          </table:table-cell>
          <table:table-cell office:value-type="string" calcext:value-type="string">
            <text:p>Ausgrabungsvorbereitung</text:p>
          </table:table-cell>
          <table:table-cell office:value-type="string" calcext:value-type="string">
            <text:p>', '</text:p>
          </table:table-cell>
          <table:table-cell table:formula="of:=IF(MOD([.E422];1000)=0;&quot;A&quot;;&quot;P&quot;)" office:value-type="string" office:string-value="P" calcext:value-type="string">
            <text:p>P</text:p>
          </table:table-cell>
          <table:table-cell office:value-type="string" calcext:value-type="string">
            <text:p>', </text:p>
          </table:table-cell>
          <table:table-cell table:formula="of:=IF(MOD([.E422];1000000)=0;1;0)" office:value-type="float" office:value="0" calcext:value-type="float">
            <text:p>0</text:p>
          </table:table-cell>
          <table:table-cell office:value-type="string" calcext:value-type="string">
            <text:p>),</text:p>
          </table:table-cell>
          <table:table-cell table:formula="of:=CONCATENATE([.D422];[.E422];[.F422];[.G422];[.H422];[.I422];[.J422];[.K422];[.L422])" office:value-type="string" office:string-value="(24004001, 'Ausgrabungsvorbereitung', 'P', 0)," calcext:value-type="string">
            <text:p>(24004001, 'Ausgrabungsvorbereit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423]+1000*[.B423]+[.C423]" office:value-type="float" office:value="24004002" calcext:value-type="float">
            <text:p>24004002</text:p>
          </table:table-cell>
          <table:table-cell office:value-type="string" calcext:value-type="string">
            <text:p>, '</text:p>
          </table:table-cell>
          <table:table-cell office:value-type="string" calcext:value-type="string">
            <text:p>Funddokumentation</text:p>
          </table:table-cell>
          <table:table-cell office:value-type="string" calcext:value-type="string">
            <text:p>', '</text:p>
          </table:table-cell>
          <table:table-cell table:formula="of:=IF(MOD([.E423];1000)=0;&quot;A&quot;;&quot;P&quot;)" office:value-type="string" office:string-value="P" calcext:value-type="string">
            <text:p>P</text:p>
          </table:table-cell>
          <table:table-cell office:value-type="string" calcext:value-type="string">
            <text:p>', </text:p>
          </table:table-cell>
          <table:table-cell table:formula="of:=IF(MOD([.E423];1000000)=0;1;0)" office:value-type="float" office:value="0" calcext:value-type="float">
            <text:p>0</text:p>
          </table:table-cell>
          <table:table-cell office:value-type="string" calcext:value-type="string">
            <text:p>),</text:p>
          </table:table-cell>
          <table:table-cell table:formula="of:=CONCATENATE([.D423];[.E423];[.F423];[.G423];[.H423];[.I423];[.J423];[.K423];[.L423])" office:value-type="string" office:string-value="(24004002, 'Funddokumentation', 'P', 0)," calcext:value-type="string">
            <text:p>(24004002, 'Funddokumentation', 'P', 0),</text:p>
          </table:table-cell>
        </table:table-row>
        <table:table-row table:style-name="ro1">
          <table:table-cell office:value-type="float" office:value="25" calcext:value-type="float">
            <text:p>25</text:p>
          </table:table-cell>
          <table:table-cell table:number-columns-repeated="2" office:value-type="float" office:value="0" calcext:value-type="float">
            <text:p>0</text:p>
          </table:table-cell>
          <table:table-cell office:value-type="string" calcext:value-type="string">
            <text:p>(</text:p>
          </table:table-cell>
          <table:table-cell table:formula="of:=1000000*[.A424]+1000*[.B424]+[.C424]" office:value-type="float" office:value="25000000" calcext:value-type="float">
            <text:p>25000000</text:p>
          </table:table-cell>
          <table:table-cell office:value-type="string" calcext:value-type="string">
            <text:p>, '</text:p>
          </table:table-cell>
          <table:table-cell office:value-type="string" calcext:value-type="string">
            <text:p>Phys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24];1000000)=0;1;0)" office:value-type="float" office:value="1" calcext:value-type="float">
            <text:p>1</text:p>
          </table:table-cell>
          <table:table-cell office:value-type="string" calcext:value-type="string">
            <text:p>),</text:p>
          </table:table-cell>
          <table:table-cell table:formula="of:=CONCATENATE([.D424];[.E424];[.F424];[.G424];[.H424];[.I424];[.J424];[.K424];[.L424])" office:value-type="string" office:string-value="(25000000, 'Physik', 'P', 1)," calcext:value-type="string">
            <text:p>(25000000, 'Physik', 'P', 1),</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25]+1000*[.B425]+[.C425]" office:value-type="float" office:value="25000001" calcext:value-type="float">
            <text:p>25000001</text:p>
          </table:table-cell>
          <table:table-cell office:value-type="string" calcext:value-type="string">
            <text:p>, '</text:p>
          </table:table-cell>
          <table:table-cell office:value-type="string" calcext:value-type="string">
            <text:p>Mechanik</text:p>
          </table:table-cell>
          <table:table-cell office:value-type="string" calcext:value-type="string">
            <text:p>', '</text:p>
          </table:table-cell>
          <table:table-cell table:formula="of:=IF(MOD([.E425];1000)=0;&quot;A&quot;;&quot;P&quot;)" office:value-type="string" office:string-value="P" calcext:value-type="string">
            <text:p>P</text:p>
          </table:table-cell>
          <table:table-cell office:value-type="string" calcext:value-type="string">
            <text:p>', </text:p>
          </table:table-cell>
          <table:table-cell table:formula="of:=IF(MOD([.E425];1000000)=0;1;0)" office:value-type="float" office:value="0" calcext:value-type="float">
            <text:p>0</text:p>
          </table:table-cell>
          <table:table-cell office:value-type="string" calcext:value-type="string">
            <text:p>),</text:p>
          </table:table-cell>
          <table:table-cell table:formula="of:=CONCATENATE([.D425];[.E425];[.F425];[.G425];[.H425];[.I425];[.J425];[.K425];[.L425])" office:value-type="string" office:string-value="(25000001, 'Mechanik', 'P', 0)," calcext:value-type="string">
            <text:p>(25000001, '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26]+1000*[.B426]+[.C426]" office:value-type="float" office:value="25000002" calcext:value-type="float">
            <text:p>25000002</text:p>
          </table:table-cell>
          <table:table-cell office:value-type="string" calcext:value-type="string">
            <text:p>, '</text:p>
          </table:table-cell>
          <table:table-cell office:value-type="string" calcext:value-type="string">
            <text:p>Statik</text:p>
          </table:table-cell>
          <table:table-cell office:value-type="string" calcext:value-type="string">
            <text:p>', '</text:p>
          </table:table-cell>
          <table:table-cell table:formula="of:=IF(MOD([.E426];1000)=0;&quot;A&quot;;&quot;P&quot;)" office:value-type="string" office:string-value="P" calcext:value-type="string">
            <text:p>P</text:p>
          </table:table-cell>
          <table:table-cell office:value-type="string" calcext:value-type="string">
            <text:p>', </text:p>
          </table:table-cell>
          <table:table-cell table:formula="of:=IF(MOD([.E426];1000000)=0;1;0)" office:value-type="float" office:value="0" calcext:value-type="float">
            <text:p>0</text:p>
          </table:table-cell>
          <table:table-cell office:value-type="string" calcext:value-type="string">
            <text:p>),</text:p>
          </table:table-cell>
          <table:table-cell table:formula="of:=CONCATENATE([.D426];[.E426];[.F426];[.G426];[.H426];[.I426];[.J426];[.K426];[.L426])" office:value-type="string" office:string-value="(25000002, 'Statik', 'P', 0)," calcext:value-type="string">
            <text:p>(25000002, 'Sta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27]+1000*[.B427]+[.C427]" office:value-type="float" office:value="25000003" calcext:value-type="float">
            <text:p>25000003</text:p>
          </table:table-cell>
          <table:table-cell office:value-type="string" calcext:value-type="string">
            <text:p>, '</text:p>
          </table:table-cell>
          <table:table-cell office:value-type="string" calcext:value-type="string">
            <text:p>Dynamik</text:p>
          </table:table-cell>
          <table:table-cell office:value-type="string" calcext:value-type="string">
            <text:p>', '</text:p>
          </table:table-cell>
          <table:table-cell table:formula="of:=IF(MOD([.E427];1000)=0;&quot;A&quot;;&quot;P&quot;)" office:value-type="string" office:string-value="P" calcext:value-type="string">
            <text:p>P</text:p>
          </table:table-cell>
          <table:table-cell office:value-type="string" calcext:value-type="string">
            <text:p>', </text:p>
          </table:table-cell>
          <table:table-cell table:formula="of:=IF(MOD([.E427];1000000)=0;1;0)" office:value-type="float" office:value="0" calcext:value-type="float">
            <text:p>0</text:p>
          </table:table-cell>
          <table:table-cell office:value-type="string" calcext:value-type="string">
            <text:p>),</text:p>
          </table:table-cell>
          <table:table-cell table:formula="of:=CONCATENATE([.D427];[.E427];[.F427];[.G427];[.H427];[.I427];[.J427];[.K427];[.L427])" office:value-type="string" office:string-value="(25000003, 'Dynamik', 'P', 0)," calcext:value-type="string">
            <text:p>(25000003, '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28]+1000*[.B428]+[.C428]" office:value-type="float" office:value="25000004" calcext:value-type="float">
            <text:p>25000004</text:p>
          </table:table-cell>
          <table:table-cell office:value-type="string" calcext:value-type="string">
            <text:p>, '</text:p>
          </table:table-cell>
          <table:table-cell office:value-type="string" calcext:value-type="string">
            <text:p>Aerodynamik</text:p>
          </table:table-cell>
          <table:table-cell office:value-type="string" calcext:value-type="string">
            <text:p>', '</text:p>
          </table:table-cell>
          <table:table-cell table:formula="of:=IF(MOD([.E428];1000)=0;&quot;A&quot;;&quot;P&quot;)" office:value-type="string" office:string-value="P" calcext:value-type="string">
            <text:p>P</text:p>
          </table:table-cell>
          <table:table-cell office:value-type="string" calcext:value-type="string">
            <text:p>', </text:p>
          </table:table-cell>
          <table:table-cell table:formula="of:=IF(MOD([.E428];1000000)=0;1;0)" office:value-type="float" office:value="0" calcext:value-type="float">
            <text:p>0</text:p>
          </table:table-cell>
          <table:table-cell office:value-type="string" calcext:value-type="string">
            <text:p>),</text:p>
          </table:table-cell>
          <table:table-cell table:formula="of:=CONCATENATE([.D428];[.E428];[.F428];[.G428];[.H428];[.I428];[.J428];[.K428];[.L428])" office:value-type="string" office:string-value="(25000004, 'Aerodynamik', 'P', 0)," calcext:value-type="string">
            <text:p>(25000004, 'Aer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29]+1000*[.B429]+[.C429]" office:value-type="float" office:value="25000005" calcext:value-type="float">
            <text:p>25000005</text:p>
          </table:table-cell>
          <table:table-cell office:value-type="string" calcext:value-type="string">
            <text:p>, '</text:p>
          </table:table-cell>
          <table:table-cell office:value-type="string" calcext:value-type="string">
            <text:p>Thermodynamik</text:p>
          </table:table-cell>
          <table:table-cell office:value-type="string" calcext:value-type="string">
            <text:p>', '</text:p>
          </table:table-cell>
          <table:table-cell table:formula="of:=IF(MOD([.E429];1000)=0;&quot;A&quot;;&quot;P&quot;)" office:value-type="string" office:string-value="P" calcext:value-type="string">
            <text:p>P</text:p>
          </table:table-cell>
          <table:table-cell office:value-type="string" calcext:value-type="string">
            <text:p>', </text:p>
          </table:table-cell>
          <table:table-cell table:formula="of:=IF(MOD([.E429];1000000)=0;1;0)" office:value-type="float" office:value="0" calcext:value-type="float">
            <text:p>0</text:p>
          </table:table-cell>
          <table:table-cell office:value-type="string" calcext:value-type="string">
            <text:p>),</text:p>
          </table:table-cell>
          <table:table-cell table:formula="of:=CONCATENATE([.D429];[.E429];[.F429];[.G429];[.H429];[.I429];[.J429];[.K429];[.L429])" office:value-type="string" office:string-value="(25000005, 'Thermodynamik', 'P', 0)," calcext:value-type="string">
            <text:p>(25000005, 'Therm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30]+1000*[.B430]+[.C430]" office:value-type="float" office:value="25000006" calcext:value-type="float">
            <text:p>25000006</text:p>
          </table:table-cell>
          <table:table-cell office:value-type="string" calcext:value-type="string">
            <text:p>, '</text:p>
          </table:table-cell>
          <table:table-cell office:value-type="string" calcext:value-type="string">
            <text:p>Elektromagnetismus</text:p>
          </table:table-cell>
          <table:table-cell office:value-type="string" calcext:value-type="string">
            <text:p>', '</text:p>
          </table:table-cell>
          <table:table-cell table:formula="of:=IF(MOD([.E430];1000)=0;&quot;A&quot;;&quot;P&quot;)" office:value-type="string" office:string-value="P" calcext:value-type="string">
            <text:p>P</text:p>
          </table:table-cell>
          <table:table-cell office:value-type="string" calcext:value-type="string">
            <text:p>', </text:p>
          </table:table-cell>
          <table:table-cell table:formula="of:=IF(MOD([.E430];1000000)=0;1;0)" office:value-type="float" office:value="0" calcext:value-type="float">
            <text:p>0</text:p>
          </table:table-cell>
          <table:table-cell office:value-type="string" calcext:value-type="string">
            <text:p>),</text:p>
          </table:table-cell>
          <table:table-cell table:formula="of:=CONCATENATE([.D430];[.E430];[.F430];[.G430];[.H430];[.I430];[.J430];[.K430];[.L430])" office:value-type="string" office:string-value="(25000006, 'Elektromagnetismus', 'P', 0)," calcext:value-type="string">
            <text:p>(25000006, 'Elektromagnetismus',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31]+1000*[.B431]+[.C431]" office:value-type="float" office:value="25000007" calcext:value-type="float">
            <text:p>25000007</text:p>
          </table:table-cell>
          <table:table-cell office:value-type="string" calcext:value-type="string">
            <text:p>, '</text:p>
          </table:table-cell>
          <table:table-cell office:value-type="string" calcext:value-type="string">
            <text:p>Optik</text:p>
          </table:table-cell>
          <table:table-cell office:value-type="string" calcext:value-type="string">
            <text:p>', '</text:p>
          </table:table-cell>
          <table:table-cell table:formula="of:=IF(MOD([.E431];1000)=0;&quot;A&quot;;&quot;P&quot;)" office:value-type="string" office:string-value="P" calcext:value-type="string">
            <text:p>P</text:p>
          </table:table-cell>
          <table:table-cell office:value-type="string" calcext:value-type="string">
            <text:p>', </text:p>
          </table:table-cell>
          <table:table-cell table:formula="of:=IF(MOD([.E431];1000000)=0;1;0)" office:value-type="float" office:value="0" calcext:value-type="float">
            <text:p>0</text:p>
          </table:table-cell>
          <table:table-cell office:value-type="string" calcext:value-type="string">
            <text:p>),</text:p>
          </table:table-cell>
          <table:table-cell table:formula="of:=CONCATENATE([.D431];[.E431];[.F431];[.G431];[.H431];[.I431];[.J431];[.K431];[.L431])" office:value-type="string" office:string-value="(25000007, 'Optik', 'P', 0)," calcext:value-type="string">
            <text:p>(25000007, 'Op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32]+1000*[.B432]+[.C432]" office:value-type="float" office:value="25000008" calcext:value-type="float">
            <text:p>25000008</text:p>
          </table:table-cell>
          <table:table-cell office:value-type="string" calcext:value-type="string">
            <text:p>, '</text:p>
          </table:table-cell>
          <table:table-cell office:value-type="string" calcext:value-type="string">
            <text:p>Relativitätstheorie</text:p>
          </table:table-cell>
          <table:table-cell office:value-type="string" calcext:value-type="string">
            <text:p>', '</text:p>
          </table:table-cell>
          <table:table-cell table:formula="of:=IF(MOD([.E432];1000)=0;&quot;A&quot;;&quot;P&quot;)" office:value-type="string" office:string-value="P" calcext:value-type="string">
            <text:p>P</text:p>
          </table:table-cell>
          <table:table-cell office:value-type="string" calcext:value-type="string">
            <text:p>', </text:p>
          </table:table-cell>
          <table:table-cell table:formula="of:=IF(MOD([.E432];1000000)=0;1;0)" office:value-type="float" office:value="0" calcext:value-type="float">
            <text:p>0</text:p>
          </table:table-cell>
          <table:table-cell office:value-type="string" calcext:value-type="string">
            <text:p>),</text:p>
          </table:table-cell>
          <table:table-cell table:formula="of:=CONCATENATE([.D432];[.E432];[.F432];[.G432];[.H432];[.I432];[.J432];[.K432];[.L432])" office:value-type="string" office:string-value="(25000008, 'Relativitätstheorie', 'P', 0)," calcext:value-type="string">
            <text:p>(25000008, 'Relativitäts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33]+1000*[.B433]+[.C433]" office:value-type="float" office:value="25000009" calcext:value-type="float">
            <text:p>25000009</text:p>
          </table:table-cell>
          <table:table-cell office:value-type="string" calcext:value-type="string">
            <text:p>, '</text:p>
          </table:table-cell>
          <table:table-cell office:value-type="string" calcext:value-type="string">
            <text:p>Quantenmechanik</text:p>
          </table:table-cell>
          <table:table-cell office:value-type="string" calcext:value-type="string">
            <text:p>', '</text:p>
          </table:table-cell>
          <table:table-cell table:formula="of:=IF(MOD([.E433];1000)=0;&quot;A&quot;;&quot;P&quot;)" office:value-type="string" office:string-value="P" calcext:value-type="string">
            <text:p>P</text:p>
          </table:table-cell>
          <table:table-cell office:value-type="string" calcext:value-type="string">
            <text:p>', </text:p>
          </table:table-cell>
          <table:table-cell table:formula="of:=IF(MOD([.E433];1000000)=0;1;0)" office:value-type="float" office:value="0" calcext:value-type="float">
            <text:p>0</text:p>
          </table:table-cell>
          <table:table-cell office:value-type="string" calcext:value-type="string">
            <text:p>),</text:p>
          </table:table-cell>
          <table:table-cell table:formula="of:=CONCATENATE([.D433];[.E433];[.F433];[.G433];[.H433];[.I433];[.J433];[.K433];[.L433])" office:value-type="string" office:string-value="(25000009, 'Quantenmechanik', 'P', 0)," calcext:value-type="string">
            <text:p>(25000009, 'Quanten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34]+1000*[.B434]+[.C434]" office:value-type="float" office:value="25000010" calcext:value-type="float">
            <text:p>25000010</text:p>
          </table:table-cell>
          <table:table-cell office:value-type="string" calcext:value-type="string">
            <text:p>, '</text:p>
          </table:table-cell>
          <table:table-cell office:value-type="string" calcext:value-type="string">
            <text:p>Quantenfeldtheorie</text:p>
          </table:table-cell>
          <table:table-cell office:value-type="string" calcext:value-type="string">
            <text:p>', '</text:p>
          </table:table-cell>
          <table:table-cell table:formula="of:=IF(MOD([.E434];1000)=0;&quot;A&quot;;&quot;P&quot;)" office:value-type="string" office:string-value="P" calcext:value-type="string">
            <text:p>P</text:p>
          </table:table-cell>
          <table:table-cell office:value-type="string" calcext:value-type="string">
            <text:p>', </text:p>
          </table:table-cell>
          <table:table-cell table:formula="of:=IF(MOD([.E434];1000000)=0;1;0)" office:value-type="float" office:value="0" calcext:value-type="float">
            <text:p>0</text:p>
          </table:table-cell>
          <table:table-cell office:value-type="string" calcext:value-type="string">
            <text:p>),</text:p>
          </table:table-cell>
          <table:table-cell table:formula="of:=CONCATENATE([.D434];[.E434];[.F434];[.G434];[.H434];[.I434];[.J434];[.K434];[.L434])" office:value-type="string" office:string-value="(25000010, 'Quantenfeldtheorie', 'P', 0)," calcext:value-type="string">
            <text:p>(25000010, 'Quantenfeld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35]+1000*[.B435]+[.C435]" office:value-type="float" office:value="25000011" calcext:value-type="float">
            <text:p>25000011</text:p>
          </table:table-cell>
          <table:table-cell office:value-type="string" calcext:value-type="string">
            <text:p>, '</text:p>
          </table:table-cell>
          <table:table-cell office:value-type="string" calcext:value-type="string">
            <text:p>Teilchenphysik</text:p>
          </table:table-cell>
          <table:table-cell office:value-type="string" calcext:value-type="string">
            <text:p>', '</text:p>
          </table:table-cell>
          <table:table-cell table:formula="of:=IF(MOD([.E435];1000)=0;&quot;A&quot;;&quot;P&quot;)" office:value-type="string" office:string-value="P" calcext:value-type="string">
            <text:p>P</text:p>
          </table:table-cell>
          <table:table-cell office:value-type="string" calcext:value-type="string">
            <text:p>', </text:p>
          </table:table-cell>
          <table:table-cell table:formula="of:=IF(MOD([.E435];1000000)=0;1;0)" office:value-type="float" office:value="0" calcext:value-type="float">
            <text:p>0</text:p>
          </table:table-cell>
          <table:table-cell office:value-type="string" calcext:value-type="string">
            <text:p>),</text:p>
          </table:table-cell>
          <table:table-cell table:formula="of:=CONCATENATE([.D435];[.E435];[.F435];[.G435];[.H435];[.I435];[.J435];[.K435];[.L435])" office:value-type="string" office:string-value="(25000011, 'Teilchenphysik', 'P', 0)," calcext:value-type="string">
            <text:p>(25000011, 'Teilche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36]+1000*[.B436]+[.C436]" office:value-type="float" office:value="25000012" calcext:value-type="float">
            <text:p>25000012</text:p>
          </table:table-cell>
          <table:table-cell office:value-type="string" calcext:value-type="string">
            <text:p>, '</text:p>
          </table:table-cell>
          <table:table-cell office:value-type="string" calcext:value-type="string">
            <text:p>Kernphysik</text:p>
          </table:table-cell>
          <table:table-cell office:value-type="string" calcext:value-type="string">
            <text:p>', '</text:p>
          </table:table-cell>
          <table:table-cell table:formula="of:=IF(MOD([.E436];1000)=0;&quot;A&quot;;&quot;P&quot;)" office:value-type="string" office:string-value="P" calcext:value-type="string">
            <text:p>P</text:p>
          </table:table-cell>
          <table:table-cell office:value-type="string" calcext:value-type="string">
            <text:p>', </text:p>
          </table:table-cell>
          <table:table-cell table:formula="of:=IF(MOD([.E436];1000000)=0;1;0)" office:value-type="float" office:value="0" calcext:value-type="float">
            <text:p>0</text:p>
          </table:table-cell>
          <table:table-cell office:value-type="string" calcext:value-type="string">
            <text:p>),</text:p>
          </table:table-cell>
          <table:table-cell table:formula="of:=CONCATENATE([.D436];[.E436];[.F436];[.G436];[.H436];[.I436];[.J436];[.K436];[.L436])" office:value-type="string" office:string-value="(25000012, 'Kernphysik', 'P', 0)," calcext:value-type="string">
            <text:p>(25000012, 'Ker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37]+1000*[.B437]+[.C437]" office:value-type="float" office:value="25000013" calcext:value-type="float">
            <text:p>25000013</text:p>
          </table:table-cell>
          <table:table-cell office:value-type="string" calcext:value-type="string">
            <text:p>, '</text:p>
          </table:table-cell>
          <table:table-cell office:value-type="string" calcext:value-type="string">
            <text:p>Astrophysik und Kosmologie</text:p>
          </table:table-cell>
          <table:table-cell office:value-type="string" calcext:value-type="string">
            <text:p>', '</text:p>
          </table:table-cell>
          <table:table-cell table:formula="of:=IF(MOD([.E437];1000)=0;&quot;A&quot;;&quot;P&quot;)" office:value-type="string" office:string-value="P" calcext:value-type="string">
            <text:p>P</text:p>
          </table:table-cell>
          <table:table-cell office:value-type="string" calcext:value-type="string">
            <text:p>', </text:p>
          </table:table-cell>
          <table:table-cell table:formula="of:=IF(MOD([.E437];1000000)=0;1;0)" office:value-type="float" office:value="0" calcext:value-type="float">
            <text:p>0</text:p>
          </table:table-cell>
          <table:table-cell office:value-type="string" calcext:value-type="string">
            <text:p>),</text:p>
          </table:table-cell>
          <table:table-cell table:formula="of:=CONCATENATE([.D437];[.E437];[.F437];[.G437];[.H437];[.I437];[.J437];[.K437];[.L437])" office:value-type="string" office:string-value="(25000013, 'Astrophysik und Kosmologie', 'P', 0)," calcext:value-type="string">
            <text:p>(25000013, 'Astrophysik und Kosmolog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38]+1000*[.B438]+[.C438]" office:value-type="float" office:value="25000014" calcext:value-type="float">
            <text:p>25000014</text:p>
          </table:table-cell>
          <table:table-cell office:value-type="string" calcext:value-type="string">
            <text:p>, '</text:p>
          </table:table-cell>
          <table:table-cell office:value-type="string" calcext:value-type="string">
            <text:p>Geophysik</text:p>
          </table:table-cell>
          <table:table-cell office:value-type="string" calcext:value-type="string">
            <text:p>', '</text:p>
          </table:table-cell>
          <table:table-cell table:formula="of:=IF(MOD([.E438];1000)=0;&quot;A&quot;;&quot;P&quot;)" office:value-type="string" office:string-value="P" calcext:value-type="string">
            <text:p>P</text:p>
          </table:table-cell>
          <table:table-cell office:value-type="string" calcext:value-type="string">
            <text:p>', </text:p>
          </table:table-cell>
          <table:table-cell table:formula="of:=IF(MOD([.E438];1000000)=0;1;0)" office:value-type="float" office:value="0" calcext:value-type="float">
            <text:p>0</text:p>
          </table:table-cell>
          <table:table-cell office:value-type="string" calcext:value-type="string">
            <text:p>),</text:p>
          </table:table-cell>
          <table:table-cell table:formula="of:=CONCATENATE([.D438];[.E438];[.F438];[.G438];[.H438];[.I438];[.J438];[.K438];[.L438])" office:value-type="string" office:string-value="(25000014, 'Geophysik', 'P', 0)," calcext:value-type="string">
            <text:p>(25000014, 'Ge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39]+1000*[.B439]+[.C439]" office:value-type="float" office:value="25000015" calcext:value-type="float">
            <text:p>25000015</text:p>
          </table:table-cell>
          <table:table-cell office:value-type="string" calcext:value-type="string">
            <text:p>, '</text:p>
          </table:table-cell>
          <table:table-cell office:value-type="string" calcext:value-type="string">
            <text:p>Biophysik</text:p>
          </table:table-cell>
          <table:table-cell office:value-type="string" calcext:value-type="string">
            <text:p>', '</text:p>
          </table:table-cell>
          <table:table-cell table:formula="of:=IF(MOD([.E439];1000)=0;&quot;A&quot;;&quot;P&quot;)" office:value-type="string" office:string-value="P" calcext:value-type="string">
            <text:p>P</text:p>
          </table:table-cell>
          <table:table-cell office:value-type="string" calcext:value-type="string">
            <text:p>', </text:p>
          </table:table-cell>
          <table:table-cell table:formula="of:=IF(MOD([.E439];1000000)=0;1;0)" office:value-type="float" office:value="0" calcext:value-type="float">
            <text:p>0</text:p>
          </table:table-cell>
          <table:table-cell office:value-type="string" calcext:value-type="string">
            <text:p>),</text:p>
          </table:table-cell>
          <table:table-cell table:formula="of:=CONCATENATE([.D439];[.E439];[.F439];[.G439];[.H439];[.I439];[.J439];[.K439];[.L439])" office:value-type="string" office:string-value="(25000015, 'Biophysik', 'P', 0)," calcext:value-type="string">
            <text:p>(25000015, 'Bi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40]+1000*[.B440]+[.C440]" office:value-type="float" office:value="25000016" calcext:value-type="float">
            <text:p>25000016</text:p>
          </table:table-cell>
          <table:table-cell office:value-type="string" calcext:value-type="string">
            <text:p>, '</text:p>
          </table:table-cell>
          <table:table-cell office:value-type="string" calcext:value-type="string">
            <text:p>Materialphysik</text:p>
          </table:table-cell>
          <table:table-cell office:value-type="string" calcext:value-type="string">
            <text:p>', '</text:p>
          </table:table-cell>
          <table:table-cell table:formula="of:=IF(MOD([.E440];1000)=0;&quot;A&quot;;&quot;P&quot;)" office:value-type="string" office:string-value="P" calcext:value-type="string">
            <text:p>P</text:p>
          </table:table-cell>
          <table:table-cell office:value-type="string" calcext:value-type="string">
            <text:p>', </text:p>
          </table:table-cell>
          <table:table-cell table:formula="of:=IF(MOD([.E440];1000000)=0;1;0)" office:value-type="float" office:value="0" calcext:value-type="float">
            <text:p>0</text:p>
          </table:table-cell>
          <table:table-cell office:value-type="string" calcext:value-type="string">
            <text:p>),</text:p>
          </table:table-cell>
          <table:table-cell table:formula="of:=CONCATENATE([.D440];[.E440];[.F440];[.G440];[.H440];[.I440];[.J440];[.K440];[.L440])" office:value-type="string" office:string-value="(25000016, 'Materialphysik', 'P', 0)," calcext:value-type="string">
            <text:p>(25000016, 'Material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41]+1000*[.B441]+[.C441]" office:value-type="float" office:value="25000017" calcext:value-type="float">
            <text:p>25000017</text:p>
          </table:table-cell>
          <table:table-cell office:value-type="string" calcext:value-type="string">
            <text:p>, '</text:p>
          </table:table-cell>
          <table:table-cell office:value-type="string" calcext:value-type="string">
            <text:p>Theoretische Physik</text:p>
          </table:table-cell>
          <table:table-cell office:value-type="string" calcext:value-type="string">
            <text:p>', '</text:p>
          </table:table-cell>
          <table:table-cell table:formula="of:=IF(MOD([.E441];1000)=0;&quot;A&quot;;&quot;P&quot;)" office:value-type="string" office:string-value="P" calcext:value-type="string">
            <text:p>P</text:p>
          </table:table-cell>
          <table:table-cell office:value-type="string" calcext:value-type="string">
            <text:p>', </text:p>
          </table:table-cell>
          <table:table-cell table:formula="of:=IF(MOD([.E441];1000000)=0;1;0)" office:value-type="float" office:value="0" calcext:value-type="float">
            <text:p>0</text:p>
          </table:table-cell>
          <table:table-cell office:value-type="string" calcext:value-type="string">
            <text:p>),</text:p>
          </table:table-cell>
          <table:table-cell table:formula="of:=CONCATENATE([.D441];[.E441];[.F441];[.G441];[.H441];[.I441];[.J441];[.K441];[.L441])" office:value-type="string" office:string-value="(25000017, 'Theoretische Physik', 'P', 0)," calcext:value-type="string">
            <text:p>(25000017, 'Theoretische 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42]+1000*[.B442]+[.C442]" office:value-type="float" office:value="25000018" calcext:value-type="float">
            <text:p>25000018</text:p>
          </table:table-cell>
          <table:table-cell office:value-type="string" calcext:value-type="string">
            <text:p>, '</text:p>
          </table:table-cell>
          <table:table-cell office:value-type="string" calcext:value-type="string">
            <text:p>Experimentalphysik</text:p>
          </table:table-cell>
          <table:table-cell office:value-type="string" calcext:value-type="string">
            <text:p>', '</text:p>
          </table:table-cell>
          <table:table-cell table:formula="of:=IF(MOD([.E442];1000)=0;&quot;A&quot;;&quot;P&quot;)" office:value-type="string" office:string-value="P" calcext:value-type="string">
            <text:p>P</text:p>
          </table:table-cell>
          <table:table-cell office:value-type="string" calcext:value-type="string">
            <text:p>', </text:p>
          </table:table-cell>
          <table:table-cell table:formula="of:=IF(MOD([.E442];1000000)=0;1;0)" office:value-type="float" office:value="0" calcext:value-type="float">
            <text:p>0</text:p>
          </table:table-cell>
          <table:table-cell office:value-type="string" calcext:value-type="string">
            <text:p>),</text:p>
          </table:table-cell>
          <table:table-cell table:formula="of:=CONCATENATE([.D442];[.E442];[.F442];[.G442];[.H442];[.I442];[.J442];[.K442];[.L442])" office:value-type="string" office:string-value="(25000018, 'Experimentalphysik', 'P', 0)," calcext:value-type="string">
            <text:p>(25000018, 'Experimentalphysik', 'P', 0),</text:p>
          </table:table-cell>
        </table:table-row>
        <table:table-row table:style-name="ro1">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text:p>
          </table:table-cell>
          <table:table-cell table:formula="of:=1000000*[.A443]+1000*[.B443]+[.C443]" office:value-type="float" office:value="26000000" calcext:value-type="float">
            <text:p>26000000</text:p>
          </table:table-cell>
          <table:table-cell office:value-type="string" calcext:value-type="string">
            <text:p>, '</text:p>
          </table:table-cell>
          <table:table-cell office:value-type="string" calcext:value-type="string">
            <text:p>Chem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43];1000000)=0;1;0)" office:value-type="float" office:value="1" calcext:value-type="float">
            <text:p>1</text:p>
          </table:table-cell>
          <table:table-cell office:value-type="string" calcext:value-type="string">
            <text:p>),</text:p>
          </table:table-cell>
          <table:table-cell table:formula="of:=CONCATENATE([.D443];[.E443];[.F443];[.G443];[.H443];[.I443];[.J443];[.K443];[.L443])" office:value-type="string" office:string-value="(26000000, 'Chemie', 'P', 1)," calcext:value-type="string">
            <text:p>(26000000, 'Chemie', 'P', 1),</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44]+1000*[.B444]+[.C444]" office:value-type="float" office:value="26000001" calcext:value-type="float">
            <text:p>26000001</text:p>
          </table:table-cell>
          <table:table-cell office:value-type="string" calcext:value-type="string">
            <text:p>, '</text:p>
          </table:table-cell>
          <table:table-cell office:value-type="string" calcext:value-type="string">
            <text:p>Organische Chemie</text:p>
          </table:table-cell>
          <table:table-cell office:value-type="string" calcext:value-type="string">
            <text:p>', '</text:p>
          </table:table-cell>
          <table:table-cell table:formula="of:=IF(MOD([.E444];1000)=0;&quot;A&quot;;&quot;P&quot;)" office:value-type="string" office:string-value="P" calcext:value-type="string">
            <text:p>P</text:p>
          </table:table-cell>
          <table:table-cell office:value-type="string" calcext:value-type="string">
            <text:p>', </text:p>
          </table:table-cell>
          <table:table-cell table:formula="of:=IF(MOD([.E444];1000000)=0;1;0)" office:value-type="float" office:value="0" calcext:value-type="float">
            <text:p>0</text:p>
          </table:table-cell>
          <table:table-cell office:value-type="string" calcext:value-type="string">
            <text:p>),</text:p>
          </table:table-cell>
          <table:table-cell table:formula="of:=CONCATENATE([.D444];[.E444];[.F444];[.G444];[.H444];[.I444];[.J444];[.K444];[.L444])" office:value-type="string" office:string-value="(26000001, 'Organische Chemie', 'P', 0)," calcext:value-type="string">
            <text:p>(26000001, '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45]+1000*[.B445]+[.C445]" office:value-type="float" office:value="26000002" calcext:value-type="float">
            <text:p>26000002</text:p>
          </table:table-cell>
          <table:table-cell office:value-type="string" calcext:value-type="string">
            <text:p>, '</text:p>
          </table:table-cell>
          <table:table-cell office:value-type="string" calcext:value-type="string">
            <text:p>Anorganische Chemie</text:p>
          </table:table-cell>
          <table:table-cell office:value-type="string" calcext:value-type="string">
            <text:p>', '</text:p>
          </table:table-cell>
          <table:table-cell table:formula="of:=IF(MOD([.E445];1000)=0;&quot;A&quot;;&quot;P&quot;)" office:value-type="string" office:string-value="P" calcext:value-type="string">
            <text:p>P</text:p>
          </table:table-cell>
          <table:table-cell office:value-type="string" calcext:value-type="string">
            <text:p>', </text:p>
          </table:table-cell>
          <table:table-cell table:formula="of:=IF(MOD([.E445];1000000)=0;1;0)" office:value-type="float" office:value="0" calcext:value-type="float">
            <text:p>0</text:p>
          </table:table-cell>
          <table:table-cell office:value-type="string" calcext:value-type="string">
            <text:p>),</text:p>
          </table:table-cell>
          <table:table-cell table:formula="of:=CONCATENATE([.D445];[.E445];[.F445];[.G445];[.H445];[.I445];[.J445];[.K445];[.L445])" office:value-type="string" office:string-value="(26000002, 'Anorganische Chemie', 'P', 0)," calcext:value-type="string">
            <text:p>(26000002, 'An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46]+1000*[.B446]+[.C446]" office:value-type="float" office:value="26000003" calcext:value-type="float">
            <text:p>26000003</text:p>
          </table:table-cell>
          <table:table-cell office:value-type="string" calcext:value-type="string">
            <text:p>, '</text:p>
          </table:table-cell>
          <table:table-cell office:value-type="string" calcext:value-type="string">
            <text:p>Biochemie</text:p>
          </table:table-cell>
          <table:table-cell office:value-type="string" calcext:value-type="string">
            <text:p>', '</text:p>
          </table:table-cell>
          <table:table-cell table:formula="of:=IF(MOD([.E446];1000)=0;&quot;A&quot;;&quot;P&quot;)" office:value-type="string" office:string-value="P" calcext:value-type="string">
            <text:p>P</text:p>
          </table:table-cell>
          <table:table-cell office:value-type="string" calcext:value-type="string">
            <text:p>', </text:p>
          </table:table-cell>
          <table:table-cell table:formula="of:=IF(MOD([.E446];1000000)=0;1;0)" office:value-type="float" office:value="0" calcext:value-type="float">
            <text:p>0</text:p>
          </table:table-cell>
          <table:table-cell office:value-type="string" calcext:value-type="string">
            <text:p>),</text:p>
          </table:table-cell>
          <table:table-cell table:formula="of:=CONCATENATE([.D446];[.E446];[.F446];[.G446];[.H446];[.I446];[.J446];[.K446];[.L446])" office:value-type="string" office:string-value="(26000003, 'Biochemie', 'P', 0)," calcext:value-type="string">
            <text:p>(26000003, 'Bio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47]+1000*[.B447]+[.C447]" office:value-type="float" office:value="26000004" calcext:value-type="float">
            <text:p>26000004</text:p>
          </table:table-cell>
          <table:table-cell office:value-type="string" calcext:value-type="string">
            <text:p>, '</text:p>
          </table:table-cell>
          <table:table-cell office:value-type="string" calcext:value-type="string">
            <text:p>Materialforschung</text:p>
          </table:table-cell>
          <table:table-cell office:value-type="string" calcext:value-type="string">
            <text:p>', '</text:p>
          </table:table-cell>
          <table:table-cell table:formula="of:=IF(MOD([.E447];1000)=0;&quot;A&quot;;&quot;P&quot;)" office:value-type="string" office:string-value="P" calcext:value-type="string">
            <text:p>P</text:p>
          </table:table-cell>
          <table:table-cell office:value-type="string" calcext:value-type="string">
            <text:p>', </text:p>
          </table:table-cell>
          <table:table-cell table:formula="of:=IF(MOD([.E447];1000000)=0;1;0)" office:value-type="float" office:value="0" calcext:value-type="float">
            <text:p>0</text:p>
          </table:table-cell>
          <table:table-cell office:value-type="string" calcext:value-type="string">
            <text:p>),</text:p>
          </table:table-cell>
          <table:table-cell table:formula="of:=CONCATENATE([.D447];[.E447];[.F447];[.G447];[.H447];[.I447];[.J447];[.K447];[.L447])" office:value-type="string" office:string-value="(26000004, 'Materialforschung', 'P', 0)," calcext:value-type="string">
            <text:p>(26000004, 'Materialforschung',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48]+1000*[.B448]+[.C448]" office:value-type="float" office:value="26000005" calcext:value-type="float">
            <text:p>26000005</text:p>
          </table:table-cell>
          <table:table-cell office:value-type="string" calcext:value-type="string">
            <text:p>, '</text:p>
          </table:table-cell>
          <table:table-cell office:value-type="string" calcext:value-type="string">
            <text:p>Materialkunde</text:p>
          </table:table-cell>
          <table:table-cell office:value-type="string" calcext:value-type="string">
            <text:p>', '</text:p>
          </table:table-cell>
          <table:table-cell table:formula="of:=IF(MOD([.E448];1000)=0;&quot;A&quot;;&quot;P&quot;)" office:value-type="string" office:string-value="P" calcext:value-type="string">
            <text:p>P</text:p>
          </table:table-cell>
          <table:table-cell office:value-type="string" calcext:value-type="string">
            <text:p>', </text:p>
          </table:table-cell>
          <table:table-cell table:formula="of:=IF(MOD([.E448];1000000)=0;1;0)" office:value-type="float" office:value="0" calcext:value-type="float">
            <text:p>0</text:p>
          </table:table-cell>
          <table:table-cell office:value-type="string" calcext:value-type="string">
            <text:p>),</text:p>
          </table:table-cell>
          <table:table-cell table:formula="of:=CONCATENATE([.D448];[.E448];[.F448];[.G448];[.H448];[.I448];[.J448];[.K448];[.L448])" office:value-type="string" office:string-value="(26000005, 'Materialkunde', 'P', 0)," calcext:value-type="string">
            <text:p>(26000005, 'Materialkund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49]+1000*[.B449]+[.C449]" office:value-type="float" office:value="26000006" calcext:value-type="float">
            <text:p>26000006</text:p>
          </table:table-cell>
          <table:table-cell office:value-type="string" calcext:value-type="string">
            <text:p>, '</text:p>
          </table:table-cell>
          <table:table-cell office:value-type="string" calcext:value-type="string">
            <text:p>Chemische Analyse</text:p>
          </table:table-cell>
          <table:table-cell office:value-type="string" calcext:value-type="string">
            <text:p>', '</text:p>
          </table:table-cell>
          <table:table-cell table:formula="of:=IF(MOD([.E449];1000)=0;&quot;A&quot;;&quot;P&quot;)" office:value-type="string" office:string-value="P" calcext:value-type="string">
            <text:p>P</text:p>
          </table:table-cell>
          <table:table-cell office:value-type="string" calcext:value-type="string">
            <text:p>', </text:p>
          </table:table-cell>
          <table:table-cell table:formula="of:=IF(MOD([.E449];1000000)=0;1;0)" office:value-type="float" office:value="0" calcext:value-type="float">
            <text:p>0</text:p>
          </table:table-cell>
          <table:table-cell office:value-type="string" calcext:value-type="string">
            <text:p>),</text:p>
          </table:table-cell>
          <table:table-cell table:formula="of:=CONCATENATE([.D449];[.E449];[.F449];[.G449];[.H449];[.I449];[.J449];[.K449];[.L449])" office:value-type="string" office:string-value="(26000006, 'Chemische Analyse', 'P', 0)," calcext:value-type="string">
            <text:p>(26000006, 'Chemische Analys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0]+1000*[.B450]+[.C450]" office:value-type="float" office:value="26000007" calcext:value-type="float">
            <text:p>26000007</text:p>
          </table:table-cell>
          <table:table-cell office:value-type="string" calcext:value-type="string">
            <text:p>, '</text:p>
          </table:table-cell>
          <table:table-cell office:value-type="string" calcext:value-type="string">
            <text:p>Nanochemie</text:p>
          </table:table-cell>
          <table:table-cell office:value-type="string" calcext:value-type="string">
            <text:p>', '</text:p>
          </table:table-cell>
          <table:table-cell table:formula="of:=IF(MOD([.E450];1000)=0;&quot;A&quot;;&quot;P&quot;)" office:value-type="string" office:string-value="P" calcext:value-type="string">
            <text:p>P</text:p>
          </table:table-cell>
          <table:table-cell office:value-type="string" calcext:value-type="string">
            <text:p>', </text:p>
          </table:table-cell>
          <table:table-cell table:formula="of:=IF(MOD([.E450];1000000)=0;1;0)" office:value-type="float" office:value="0" calcext:value-type="float">
            <text:p>0</text:p>
          </table:table-cell>
          <table:table-cell office:value-type="string" calcext:value-type="string">
            <text:p>),</text:p>
          </table:table-cell>
          <table:table-cell table:formula="of:=CONCATENATE([.D450];[.E450];[.F450];[.G450];[.H450];[.I450];[.J450];[.K450];[.L450])" office:value-type="string" office:string-value="(26000007, 'Nanochemie', 'P', 0)," calcext:value-type="string">
            <text:p>(26000007, 'Nanochemie', 'P', 0),</text:p>
          </table:table-cell>
        </table:table-row>
        <table:table-row table:style-name="ro1">
          <table:table-cell office:value-type="float" office:value="27" calcext:value-type="float">
            <text:p>27</text:p>
          </table:table-cell>
          <table:table-cell table:number-columns-repeated="2" office:value-type="float" office:value="0" calcext:value-type="float">
            <text:p>0</text:p>
          </table:table-cell>
          <table:table-cell office:value-type="string" calcext:value-type="string">
            <text:p>(</text:p>
          </table:table-cell>
          <table:table-cell table:formula="of:=1000000*[.A451]+1000*[.B451]+[.C451]" office:value-type="float" office:value="27000000" calcext:value-type="float">
            <text:p>27000000</text:p>
          </table:table-cell>
          <table:table-cell office:value-type="string" calcext:value-type="string">
            <text:p>, '</text:p>
          </table:table-cell>
          <table:table-cell office:value-type="string" calcext:value-type="string">
            <text:p>Biolog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51];1000000)=0;1;0)" office:value-type="float" office:value="1" calcext:value-type="float">
            <text:p>1</text:p>
          </table:table-cell>
          <table:table-cell office:value-type="string" calcext:value-type="string">
            <text:p>),</text:p>
          </table:table-cell>
          <table:table-cell table:formula="of:=CONCATENATE([.D451];[.E451];[.F451];[.G451];[.H451];[.I451];[.J451];[.K451];[.L451])" office:value-type="string" office:string-value="(27000000, 'Biologie', 'P', 1)," calcext:value-type="string">
            <text:p>(27000000, 'Biologie', 'P', 1),</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52]+1000*[.B452]+[.C452]" office:value-type="float" office:value="27000001" calcext:value-type="float">
            <text:p>27000001</text:p>
          </table:table-cell>
          <table:table-cell office:value-type="string" calcext:value-type="string">
            <text:p>, '</text:p>
          </table:table-cell>
          <table:table-cell office:value-type="string" calcext:value-type="string">
            <text:p>Zellbiologie</text:p>
          </table:table-cell>
          <table:table-cell office:value-type="string" calcext:value-type="string">
            <text:p>', '</text:p>
          </table:table-cell>
          <table:table-cell table:formula="of:=IF(MOD([.E452];1000)=0;&quot;A&quot;;&quot;P&quot;)" office:value-type="string" office:string-value="P" calcext:value-type="string">
            <text:p>P</text:p>
          </table:table-cell>
          <table:table-cell office:value-type="string" calcext:value-type="string">
            <text:p>', </text:p>
          </table:table-cell>
          <table:table-cell table:formula="of:=IF(MOD([.E452];1000000)=0;1;0)" office:value-type="float" office:value="0" calcext:value-type="float">
            <text:p>0</text:p>
          </table:table-cell>
          <table:table-cell office:value-type="string" calcext:value-type="string">
            <text:p>),</text:p>
          </table:table-cell>
          <table:table-cell table:formula="of:=CONCATENATE([.D452];[.E452];[.F452];[.G452];[.H452];[.I452];[.J452];[.K452];[.L452])" office:value-type="string" office:string-value="(27000001, 'Zellbiologie', 'P', 0)," calcext:value-type="string">
            <text:p>(27000001, 'Zell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53]+1000*[.B453]+[.C453]" office:value-type="float" office:value="27000002" calcext:value-type="float">
            <text:p>27000002</text:p>
          </table:table-cell>
          <table:table-cell office:value-type="string" calcext:value-type="string">
            <text:p>, '</text:p>
          </table:table-cell>
          <table:table-cell office:value-type="string" calcext:value-type="string">
            <text:p>Genetik</text:p>
          </table:table-cell>
          <table:table-cell office:value-type="string" calcext:value-type="string">
            <text:p>', '</text:p>
          </table:table-cell>
          <table:table-cell table:formula="of:=IF(MOD([.E453];1000)=0;&quot;A&quot;;&quot;P&quot;)" office:value-type="string" office:string-value="P" calcext:value-type="string">
            <text:p>P</text:p>
          </table:table-cell>
          <table:table-cell office:value-type="string" calcext:value-type="string">
            <text:p>', </text:p>
          </table:table-cell>
          <table:table-cell table:formula="of:=IF(MOD([.E453];1000000)=0;1;0)" office:value-type="float" office:value="0" calcext:value-type="float">
            <text:p>0</text:p>
          </table:table-cell>
          <table:table-cell office:value-type="string" calcext:value-type="string">
            <text:p>),</text:p>
          </table:table-cell>
          <table:table-cell table:formula="of:=CONCATENATE([.D453];[.E453];[.F453];[.G453];[.H453];[.I453];[.J453];[.K453];[.L453])" office:value-type="string" office:string-value="(27000002, 'Genetik', 'P', 0)," calcext:value-type="string">
            <text:p>(27000002, 'Genetik',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54]+1000*[.B454]+[.C454]" office:value-type="float" office:value="27000003" calcext:value-type="float">
            <text:p>27000003</text:p>
          </table:table-cell>
          <table:table-cell office:value-type="string" calcext:value-type="string">
            <text:p>, '</text:p>
          </table:table-cell>
          <table:table-cell office:value-type="string" calcext:value-type="string">
            <text:p>Tierkunde</text:p>
          </table:table-cell>
          <table:table-cell office:value-type="string" calcext:value-type="string">
            <text:p>', '</text:p>
          </table:table-cell>
          <table:table-cell table:formula="of:=IF(MOD([.E454];1000)=0;&quot;A&quot;;&quot;P&quot;)" office:value-type="string" office:string-value="P" calcext:value-type="string">
            <text:p>P</text:p>
          </table:table-cell>
          <table:table-cell office:value-type="string" calcext:value-type="string">
            <text:p>', </text:p>
          </table:table-cell>
          <table:table-cell table:formula="of:=IF(MOD([.E454];1000000)=0;1;0)" office:value-type="float" office:value="0" calcext:value-type="float">
            <text:p>0</text:p>
          </table:table-cell>
          <table:table-cell office:value-type="string" calcext:value-type="string">
            <text:p>),</text:p>
          </table:table-cell>
          <table:table-cell table:formula="of:=CONCATENATE([.D454];[.E454];[.F454];[.G454];[.H454];[.I454];[.J454];[.K454];[.L454])" office:value-type="string" office:string-value="(27000003, 'Tierkunde', 'P', 0)," calcext:value-type="string">
            <text:p>(27000003, 'Tier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55]+1000*[.B455]+[.C455]" office:value-type="float" office:value="27000004" calcext:value-type="float">
            <text:p>27000004</text:p>
          </table:table-cell>
          <table:table-cell office:value-type="string" calcext:value-type="string">
            <text:p>, '</text:p>
          </table:table-cell>
          <table:table-cell office:value-type="string" calcext:value-type="string">
            <text:p>Pflanzenkunde</text:p>
          </table:table-cell>
          <table:table-cell office:value-type="string" calcext:value-type="string">
            <text:p>', '</text:p>
          </table:table-cell>
          <table:table-cell table:formula="of:=IF(MOD([.E455];1000)=0;&quot;A&quot;;&quot;P&quot;)" office:value-type="string" office:string-value="P" calcext:value-type="string">
            <text:p>P</text:p>
          </table:table-cell>
          <table:table-cell office:value-type="string" calcext:value-type="string">
            <text:p>', </text:p>
          </table:table-cell>
          <table:table-cell table:formula="of:=IF(MOD([.E455];1000000)=0;1;0)" office:value-type="float" office:value="0" calcext:value-type="float">
            <text:p>0</text:p>
          </table:table-cell>
          <table:table-cell office:value-type="string" calcext:value-type="string">
            <text:p>),</text:p>
          </table:table-cell>
          <table:table-cell table:formula="of:=CONCATENATE([.D455];[.E455];[.F455];[.G455];[.H455];[.I455];[.J455];[.K455];[.L455])" office:value-type="string" office:string-value="(27000004, 'Pflanzenkunde', 'P', 0)," calcext:value-type="string">
            <text:p>(27000004, 'Pflanzen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56]+1000*[.B456]+[.C456]" office:value-type="float" office:value="27000005" calcext:value-type="float">
            <text:p>27000005</text:p>
          </table:table-cell>
          <table:table-cell office:value-type="string" calcext:value-type="string">
            <text:p>, '</text:p>
          </table:table-cell>
          <table:table-cell office:value-type="string" calcext:value-type="string">
            <text:p>Biologie der Hazaru</text:p>
          </table:table-cell>
          <table:table-cell office:value-type="string" calcext:value-type="string">
            <text:p>', '</text:p>
          </table:table-cell>
          <table:table-cell table:formula="of:=IF(MOD([.E456];1000)=0;&quot;A&quot;;&quot;P&quot;)" office:value-type="string" office:string-value="P" calcext:value-type="string">
            <text:p>P</text:p>
          </table:table-cell>
          <table:table-cell office:value-type="string" calcext:value-type="string">
            <text:p>', </text:p>
          </table:table-cell>
          <table:table-cell table:formula="of:=IF(MOD([.E456];1000000)=0;1;0)" office:value-type="float" office:value="0" calcext:value-type="float">
            <text:p>0</text:p>
          </table:table-cell>
          <table:table-cell office:value-type="string" calcext:value-type="string">
            <text:p>),</text:p>
          </table:table-cell>
          <table:table-cell table:formula="of:=CONCATENATE([.D456];[.E456];[.F456];[.G456];[.H456];[.I456];[.J456];[.K456];[.L456])" office:value-type="string" office:string-value="(27000005, 'Biologie der Hazaru', 'P', 0)," calcext:value-type="string">
            <text:p>(27000005, 'Biologie der Hazaru',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57]+1000*[.B457]+[.C457]" office:value-type="float" office:value="27000006" calcext:value-type="float">
            <text:p>27000006</text:p>
          </table:table-cell>
          <table:table-cell office:value-type="string" calcext:value-type="string">
            <text:p>, '</text:p>
          </table:table-cell>
          <table:table-cell office:value-type="string" calcext:value-type="string">
            <text:p>Biologie der Ko</text:p>
          </table:table-cell>
          <table:table-cell office:value-type="string" calcext:value-type="string">
            <text:p>', '</text:p>
          </table:table-cell>
          <table:table-cell table:formula="of:=IF(MOD([.E457];1000)=0;&quot;A&quot;;&quot;P&quot;)" office:value-type="string" office:string-value="P" calcext:value-type="string">
            <text:p>P</text:p>
          </table:table-cell>
          <table:table-cell office:value-type="string" calcext:value-type="string">
            <text:p>', </text:p>
          </table:table-cell>
          <table:table-cell table:formula="of:=IF(MOD([.E457];1000000)=0;1;0)" office:value-type="float" office:value="0" calcext:value-type="float">
            <text:p>0</text:p>
          </table:table-cell>
          <table:table-cell office:value-type="string" calcext:value-type="string">
            <text:p>),</text:p>
          </table:table-cell>
          <table:table-cell table:formula="of:=CONCATENATE([.D457];[.E457];[.F457];[.G457];[.H457];[.I457];[.J457];[.K457];[.L457])" office:value-type="string" office:string-value="(27000006, 'Biologie der Ko', 'P', 0)," calcext:value-type="string">
            <text:p>(27000006, 'Biologie der Ko',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8]+1000*[.B458]+[.C458]" office:value-type="float" office:value="27000007" calcext:value-type="float">
            <text:p>27000007</text:p>
          </table:table-cell>
          <table:table-cell office:value-type="string" calcext:value-type="string">
            <text:p>, '</text:p>
          </table:table-cell>
          <table:table-cell office:value-type="string" calcext:value-type="string">
            <text:p>Biologie der Douwg</text:p>
          </table:table-cell>
          <table:table-cell office:value-type="string" calcext:value-type="string">
            <text:p>', '</text:p>
          </table:table-cell>
          <table:table-cell table:formula="of:=IF(MOD([.E458];1000)=0;&quot;A&quot;;&quot;P&quot;)" office:value-type="string" office:string-value="P" calcext:value-type="string">
            <text:p>P</text:p>
          </table:table-cell>
          <table:table-cell office:value-type="string" calcext:value-type="string">
            <text:p>', </text:p>
          </table:table-cell>
          <table:table-cell table:formula="of:=IF(MOD([.E458];1000000)=0;1;0)" office:value-type="float" office:value="0" calcext:value-type="float">
            <text:p>0</text:p>
          </table:table-cell>
          <table:table-cell office:value-type="string" calcext:value-type="string">
            <text:p>),</text:p>
          </table:table-cell>
          <table:table-cell table:formula="of:=CONCATENATE([.D458];[.E458];[.F458];[.G458];[.H458];[.I458];[.J458];[.K458];[.L458])" office:value-type="string" office:string-value="(27000007, 'Biologie der Douwg', 'P', 0)," calcext:value-type="string">
            <text:p>(27000007, 'Biologie der Douwg',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59]+1000*[.B459]+[.C459]" office:value-type="float" office:value="27000008" calcext:value-type="float">
            <text:p>27000008</text:p>
          </table:table-cell>
          <table:table-cell office:value-type="string" calcext:value-type="string">
            <text:p>, '</text:p>
          </table:table-cell>
          <table:table-cell office:value-type="string" calcext:value-type="string">
            <text:p>Humanbiologie</text:p>
          </table:table-cell>
          <table:table-cell office:value-type="string" calcext:value-type="string">
            <text:p>', '</text:p>
          </table:table-cell>
          <table:table-cell table:formula="of:=IF(MOD([.E459];1000)=0;&quot;A&quot;;&quot;P&quot;)" office:value-type="string" office:string-value="P" calcext:value-type="string">
            <text:p>P</text:p>
          </table:table-cell>
          <table:table-cell office:value-type="string" calcext:value-type="string">
            <text:p>', </text:p>
          </table:table-cell>
          <table:table-cell table:formula="of:=IF(MOD([.E459];1000000)=0;1;0)" office:value-type="float" office:value="0" calcext:value-type="float">
            <text:p>0</text:p>
          </table:table-cell>
          <table:table-cell office:value-type="string" calcext:value-type="string">
            <text:p>),</text:p>
          </table:table-cell>
          <table:table-cell table:formula="of:=CONCATENATE([.D459];[.E459];[.F459];[.G459];[.H459];[.I459];[.J459];[.K459];[.L459])" office:value-type="string" office:string-value="(27000008, 'Humanbiologie', 'P', 0)," calcext:value-type="string">
            <text:p>(27000008, 'Human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60]+1000*[.B460]+[.C460]" office:value-type="float" office:value="27000009" calcext:value-type="float">
            <text:p>27000009</text:p>
          </table:table-cell>
          <table:table-cell office:value-type="string" calcext:value-type="string">
            <text:p>, '</text:p>
          </table:table-cell>
          <table:table-cell office:value-type="string" calcext:value-type="string">
            <text:p>Stellarbiologie</text:p>
          </table:table-cell>
          <table:table-cell office:value-type="string" calcext:value-type="string">
            <text:p>', '</text:p>
          </table:table-cell>
          <table:table-cell table:formula="of:=IF(MOD([.E460];1000)=0;&quot;A&quot;;&quot;P&quot;)" office:value-type="string" office:string-value="P" calcext:value-type="string">
            <text:p>P</text:p>
          </table:table-cell>
          <table:table-cell office:value-type="string" calcext:value-type="string">
            <text:p>', </text:p>
          </table:table-cell>
          <table:table-cell table:formula="of:=IF(MOD([.E460];1000000)=0;1;0)" office:value-type="float" office:value="0" calcext:value-type="float">
            <text:p>0</text:p>
          </table:table-cell>
          <table:table-cell office:value-type="string" calcext:value-type="string">
            <text:p>),</text:p>
          </table:table-cell>
          <table:table-cell table:formula="of:=CONCATENATE([.D460];[.E460];[.F460];[.G460];[.H460];[.I460];[.J460];[.K460];[.L460])" office:value-type="string" office:string-value="(27000009, 'Stellarbiologie', 'P', 0)," calcext:value-type="string">
            <text:p>(27000009, 'Stellar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61]+1000*[.B461]+[.C461]" office:value-type="float" office:value="27000010" calcext:value-type="float">
            <text:p>27000010</text:p>
          </table:table-cell>
          <table:table-cell office:value-type="string" calcext:value-type="string">
            <text:p>, '</text:p>
          </table:table-cell>
          <table:table-cell office:value-type="string" calcext:value-type="string">
            <text:p>Biosphären</text:p>
          </table:table-cell>
          <table:table-cell office:value-type="string" calcext:value-type="string">
            <text:p>', '</text:p>
          </table:table-cell>
          <table:table-cell table:formula="of:=IF(MOD([.E461];1000)=0;&quot;A&quot;;&quot;P&quot;)" office:value-type="string" office:string-value="P" calcext:value-type="string">
            <text:p>P</text:p>
          </table:table-cell>
          <table:table-cell office:value-type="string" calcext:value-type="string">
            <text:p>', </text:p>
          </table:table-cell>
          <table:table-cell table:formula="of:=IF(MOD([.E461];1000000)=0;1;0)" office:value-type="float" office:value="0" calcext:value-type="float">
            <text:p>0</text:p>
          </table:table-cell>
          <table:table-cell office:value-type="string" calcext:value-type="string">
            <text:p>),</text:p>
          </table:table-cell>
          <table:table-cell table:formula="of:=CONCATENATE([.D461];[.E461];[.F461];[.G461];[.H461];[.I461];[.J461];[.K461];[.L461])" office:value-type="string" office:string-value="(27000010, 'Biosphären', 'P', 0)," calcext:value-type="string">
            <text:p>(27000010, 'Biosphären',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62]+1000*[.B462]+[.C462]" office:value-type="float" office:value="27000011" calcext:value-type="float">
            <text:p>27000011</text:p>
          </table:table-cell>
          <table:table-cell office:value-type="string" calcext:value-type="string">
            <text:p>, '</text:p>
          </table:table-cell>
          <table:table-cell office:value-type="string" calcext:value-type="string">
            <text:p>Gaja-Hypothese</text:p>
          </table:table-cell>
          <table:table-cell office:value-type="string" calcext:value-type="string">
            <text:p>', '</text:p>
          </table:table-cell>
          <table:table-cell table:formula="of:=IF(MOD([.E462];1000)=0;&quot;A&quot;;&quot;P&quot;)" office:value-type="string" office:string-value="P" calcext:value-type="string">
            <text:p>P</text:p>
          </table:table-cell>
          <table:table-cell office:value-type="string" calcext:value-type="string">
            <text:p>', </text:p>
          </table:table-cell>
          <table:table-cell table:formula="of:=IF(MOD([.E462];1000000)=0;1;0)" office:value-type="float" office:value="0" calcext:value-type="float">
            <text:p>0</text:p>
          </table:table-cell>
          <table:table-cell office:value-type="string" calcext:value-type="string">
            <text:p>),</text:p>
          </table:table-cell>
          <table:table-cell table:formula="of:=CONCATENATE([.D462];[.E462];[.F462];[.G462];[.H462];[.I462];[.J462];[.K462];[.L462])" office:value-type="string" office:string-value="(27000011, 'Gaja-Hypothese', 'P', 0)," calcext:value-type="string">
            <text:p>(27000011, 'Gaja-Hypothese', 'P', 0),</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string" calcext:value-type="string">
            <text:p>(</text:p>
          </table:table-cell>
          <table:table-cell table:formula="of:=1000000*[.A463]+1000*[.B463]+[.C463]" office:value-type="float" office:value="28000000" calcext:value-type="float">
            <text:p>28000000</text:p>
          </table:table-cell>
          <table:table-cell office:value-type="string" calcext:value-type="string">
            <text:p>, '</text:p>
          </table:table-cell>
          <table:table-cell office:value-type="string" calcext:value-type="string">
            <text:p>Geo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63];1000000)=0;1;0)" office:value-type="float" office:value="1" calcext:value-type="float">
            <text:p>1</text:p>
          </table:table-cell>
          <table:table-cell office:value-type="string" calcext:value-type="string">
            <text:p>),</text:p>
          </table:table-cell>
          <table:table-cell table:formula="of:=CONCATENATE([.D463];[.E463];[.F463];[.G463];[.H463];[.I463];[.J463];[.K463];[.L463])" office:value-type="string" office:string-value="(28000000, 'Geowissenschaften', 'P', 1)," calcext:value-type="string">
            <text:p>(28000000, 'Geowissenschaften', 'P', 1),</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64]+1000*[.B464]+[.C464]" office:value-type="float" office:value="28000001" calcext:value-type="float">
            <text:p>28000001</text:p>
          </table:table-cell>
          <table:table-cell office:value-type="string" calcext:value-type="string">
            <text:p>, '</text:p>
          </table:table-cell>
          <table:table-cell office:value-type="string" calcext:value-type="string">
            <text:p>Geographie</text:p>
          </table:table-cell>
          <table:table-cell office:value-type="string" calcext:value-type="string">
            <text:p>', '</text:p>
          </table:table-cell>
          <table:table-cell table:formula="of:=IF(MOD([.E464];1000)=0;&quot;A&quot;;&quot;P&quot;)" office:value-type="string" office:string-value="P" calcext:value-type="string">
            <text:p>P</text:p>
          </table:table-cell>
          <table:table-cell office:value-type="string" calcext:value-type="string">
            <text:p>', </text:p>
          </table:table-cell>
          <table:table-cell table:formula="of:=IF(MOD([.E464];1000000)=0;1;0)" office:value-type="float" office:value="0" calcext:value-type="float">
            <text:p>0</text:p>
          </table:table-cell>
          <table:table-cell office:value-type="string" calcext:value-type="string">
            <text:p>),</text:p>
          </table:table-cell>
          <table:table-cell table:formula="of:=CONCATENATE([.D464];[.E464];[.F464];[.G464];[.H464];[.I464];[.J464];[.K464];[.L464])" office:value-type="string" office:string-value="(28000001, 'Geographie', 'P', 0)," calcext:value-type="string">
            <text:p>(28000001, 'Ge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65]+1000*[.B465]+[.C465]" office:value-type="float" office:value="28000002" calcext:value-type="float">
            <text:p>28000002</text:p>
          </table:table-cell>
          <table:table-cell office:value-type="string" calcext:value-type="string">
            <text:p>, '</text:p>
          </table:table-cell>
          <table:table-cell office:value-type="string" calcext:value-type="string">
            <text:p>Geologie</text:p>
          </table:table-cell>
          <table:table-cell office:value-type="string" calcext:value-type="string">
            <text:p>', '</text:p>
          </table:table-cell>
          <table:table-cell table:formula="of:=IF(MOD([.E465];1000)=0;&quot;A&quot;;&quot;P&quot;)" office:value-type="string" office:string-value="P" calcext:value-type="string">
            <text:p>P</text:p>
          </table:table-cell>
          <table:table-cell office:value-type="string" calcext:value-type="string">
            <text:p>', </text:p>
          </table:table-cell>
          <table:table-cell table:formula="of:=IF(MOD([.E465];1000000)=0;1;0)" office:value-type="float" office:value="0" calcext:value-type="float">
            <text:p>0</text:p>
          </table:table-cell>
          <table:table-cell office:value-type="string" calcext:value-type="string">
            <text:p>),</text:p>
          </table:table-cell>
          <table:table-cell table:formula="of:=CONCATENATE([.D465];[.E465];[.F465];[.G465];[.H465];[.I465];[.J465];[.K465];[.L465])" office:value-type="string" office:string-value="(28000002, 'Geologie', 'P', 0)," calcext:value-type="string">
            <text:p>(28000002, 'G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66]+1000*[.B466]+[.C466]" office:value-type="float" office:value="28000003" calcext:value-type="float">
            <text:p>28000003</text:p>
          </table:table-cell>
          <table:table-cell office:value-type="string" calcext:value-type="string">
            <text:p>, '</text:p>
          </table:table-cell>
          <table:table-cell office:value-type="string" calcext:value-type="string">
            <text:p>Plattentektonik</text:p>
          </table:table-cell>
          <table:table-cell office:value-type="string" calcext:value-type="string">
            <text:p>', '</text:p>
          </table:table-cell>
          <table:table-cell table:formula="of:=IF(MOD([.E466];1000)=0;&quot;A&quot;;&quot;P&quot;)" office:value-type="string" office:string-value="P" calcext:value-type="string">
            <text:p>P</text:p>
          </table:table-cell>
          <table:table-cell office:value-type="string" calcext:value-type="string">
            <text:p>', </text:p>
          </table:table-cell>
          <table:table-cell table:formula="of:=IF(MOD([.E466];1000000)=0;1;0)" office:value-type="float" office:value="0" calcext:value-type="float">
            <text:p>0</text:p>
          </table:table-cell>
          <table:table-cell office:value-type="string" calcext:value-type="string">
            <text:p>),</text:p>
          </table:table-cell>
          <table:table-cell table:formula="of:=CONCATENATE([.D466];[.E466];[.F466];[.G466];[.H466];[.I466];[.J466];[.K466];[.L466])" office:value-type="string" office:string-value="(28000003, 'Plattentektonik', 'P', 0)," calcext:value-type="string">
            <text:p>(28000003, 'Plattentektonik',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67]+1000*[.B467]+[.C467]" office:value-type="float" office:value="28000004" calcext:value-type="float">
            <text:p>28000004</text:p>
          </table:table-cell>
          <table:table-cell office:value-type="string" calcext:value-type="string">
            <text:p>, '</text:p>
          </table:table-cell>
          <table:table-cell office:value-type="string" calcext:value-type="string">
            <text:p>Vulkanologie</text:p>
          </table:table-cell>
          <table:table-cell office:value-type="string" calcext:value-type="string">
            <text:p>', '</text:p>
          </table:table-cell>
          <table:table-cell table:formula="of:=IF(MOD([.E467];1000)=0;&quot;A&quot;;&quot;P&quot;)" office:value-type="string" office:string-value="P" calcext:value-type="string">
            <text:p>P</text:p>
          </table:table-cell>
          <table:table-cell office:value-type="string" calcext:value-type="string">
            <text:p>', </text:p>
          </table:table-cell>
          <table:table-cell table:formula="of:=IF(MOD([.E467];1000000)=0;1;0)" office:value-type="float" office:value="0" calcext:value-type="float">
            <text:p>0</text:p>
          </table:table-cell>
          <table:table-cell office:value-type="string" calcext:value-type="string">
            <text:p>),</text:p>
          </table:table-cell>
          <table:table-cell table:formula="of:=CONCATENATE([.D467];[.E467];[.F467];[.G467];[.H467];[.I467];[.J467];[.K467];[.L467])" office:value-type="string" office:string-value="(28000004, 'Vulkanologie', 'P', 0)," calcext:value-type="string">
            <text:p>(28000004, 'Vulkan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68]+1000*[.B468]+[.C468]" office:value-type="float" office:value="28000005" calcext:value-type="float">
            <text:p>28000005</text:p>
          </table:table-cell>
          <table:table-cell office:value-type="string" calcext:value-type="string">
            <text:p>, '</text:p>
          </table:table-cell>
          <table:table-cell office:value-type="string" calcext:value-type="string">
            <text:p>Metereologie</text:p>
          </table:table-cell>
          <table:table-cell office:value-type="string" calcext:value-type="string">
            <text:p>', '</text:p>
          </table:table-cell>
          <table:table-cell table:formula="of:=IF(MOD([.E468];1000)=0;&quot;A&quot;;&quot;P&quot;)" office:value-type="string" office:string-value="P" calcext:value-type="string">
            <text:p>P</text:p>
          </table:table-cell>
          <table:table-cell office:value-type="string" calcext:value-type="string">
            <text:p>', </text:p>
          </table:table-cell>
          <table:table-cell table:formula="of:=IF(MOD([.E468];1000000)=0;1;0)" office:value-type="float" office:value="0" calcext:value-type="float">
            <text:p>0</text:p>
          </table:table-cell>
          <table:table-cell office:value-type="string" calcext:value-type="string">
            <text:p>),</text:p>
          </table:table-cell>
          <table:table-cell table:formula="of:=CONCATENATE([.D468];[.E468];[.F468];[.G468];[.H468];[.I468];[.J468];[.K468];[.L468])" office:value-type="string" office:string-value="(28000005, 'Metereologie', 'P', 0)," calcext:value-type="string">
            <text:p>(28000005, 'Meter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69]+1000*[.B469]+[.C469]" office:value-type="float" office:value="28000006" calcext:value-type="float">
            <text:p>28000006</text:p>
          </table:table-cell>
          <table:table-cell office:value-type="string" calcext:value-type="string">
            <text:p>, '</text:p>
          </table:table-cell>
          <table:table-cell office:value-type="string" calcext:value-type="string">
            <text:p>Terraforming</text:p>
          </table:table-cell>
          <table:table-cell office:value-type="string" calcext:value-type="string">
            <text:p>', '</text:p>
          </table:table-cell>
          <table:table-cell table:formula="of:=IF(MOD([.E469];1000)=0;&quot;A&quot;;&quot;P&quot;)" office:value-type="string" office:string-value="P" calcext:value-type="string">
            <text:p>P</text:p>
          </table:table-cell>
          <table:table-cell office:value-type="string" calcext:value-type="string">
            <text:p>', </text:p>
          </table:table-cell>
          <table:table-cell table:formula="of:=IF(MOD([.E469];1000000)=0;1;0)" office:value-type="float" office:value="0" calcext:value-type="float">
            <text:p>0</text:p>
          </table:table-cell>
          <table:table-cell office:value-type="string" calcext:value-type="string">
            <text:p>),</text:p>
          </table:table-cell>
          <table:table-cell table:formula="of:=CONCATENATE([.D469];[.E469];[.F469];[.G469];[.H469];[.I469];[.J469];[.K469];[.L469])" office:value-type="string" office:string-value="(28000006, 'Terraforming', 'P', 0)," calcext:value-type="string">
            <text:p>(28000006, 'Terraforming',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70]+1000*[.B470]+[.C470]" office:value-type="float" office:value="28000007" calcext:value-type="float">
            <text:p>28000007</text:p>
          </table:table-cell>
          <table:table-cell office:value-type="string" calcext:value-type="string">
            <text:p>, '</text:p>
          </table:table-cell>
          <table:table-cell office:value-type="string" calcext:value-type="string">
            <text:p>Kartographie</text:p>
          </table:table-cell>
          <table:table-cell office:value-type="string" calcext:value-type="string">
            <text:p>', '</text:p>
          </table:table-cell>
          <table:table-cell table:formula="of:=IF(MOD([.E470];1000)=0;&quot;A&quot;;&quot;P&quot;)" office:value-type="string" office:string-value="P" calcext:value-type="string">
            <text:p>P</text:p>
          </table:table-cell>
          <table:table-cell office:value-type="string" calcext:value-type="string">
            <text:p>', </text:p>
          </table:table-cell>
          <table:table-cell table:formula="of:=IF(MOD([.E470];1000000)=0;1;0)" office:value-type="float" office:value="0" calcext:value-type="float">
            <text:p>0</text:p>
          </table:table-cell>
          <table:table-cell office:value-type="string" calcext:value-type="string">
            <text:p>),</text:p>
          </table:table-cell>
          <table:table-cell table:formula="of:=CONCATENATE([.D470];[.E470];[.F470];[.G470];[.H470];[.I470];[.J470];[.K470];[.L470])" office:value-type="string" office:string-value="(28000007, 'Kartographie', 'P', 0)," calcext:value-type="string">
            <text:p>(28000007, 'Kart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71]+1000*[.B471]+[.C471]" office:value-type="float" office:value="28000008" calcext:value-type="float">
            <text:p>28000008</text:p>
          </table:table-cell>
          <table:table-cell office:value-type="string" calcext:value-type="string">
            <text:p>, '</text:p>
          </table:table-cell>
          <table:table-cell office:value-type="string" calcext:value-type="string">
            <text:p>Geländekunde (Dschungel)</text:p>
          </table:table-cell>
          <table:table-cell office:value-type="string" calcext:value-type="string">
            <text:p>', '</text:p>
          </table:table-cell>
          <table:table-cell table:formula="of:=IF(MOD([.E471];1000)=0;&quot;A&quot;;&quot;P&quot;)" office:value-type="string" office:string-value="P" calcext:value-type="string">
            <text:p>P</text:p>
          </table:table-cell>
          <table:table-cell office:value-type="string" calcext:value-type="string">
            <text:p>', </text:p>
          </table:table-cell>
          <table:table-cell table:formula="of:=IF(MOD([.E471];1000000)=0;1;0)" office:value-type="float" office:value="0" calcext:value-type="float">
            <text:p>0</text:p>
          </table:table-cell>
          <table:table-cell office:value-type="string" calcext:value-type="string">
            <text:p>),</text:p>
          </table:table-cell>
          <table:table-cell table:formula="of:=CONCATENATE([.D471];[.E471];[.F471];[.G471];[.H471];[.I471];[.J471];[.K471];[.L471])" office:value-type="string" office:string-value="(28000008, 'Geländekunde (Dschungel)', 'P', 0)," calcext:value-type="string">
            <text:p>(28000008, 'Geländekunde (Dschungel)',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72]+1000*[.B472]+[.C472]" office:value-type="float" office:value="28000009" calcext:value-type="float">
            <text:p>28000009</text:p>
          </table:table-cell>
          <table:table-cell office:value-type="string" calcext:value-type="string">
            <text:p>, '</text:p>
          </table:table-cell>
          <table:table-cell office:value-type="string" calcext:value-type="string">
            <text:p>Geländekunde (Arktis)</text:p>
          </table:table-cell>
          <table:table-cell office:value-type="string" calcext:value-type="string">
            <text:p>', '</text:p>
          </table:table-cell>
          <table:table-cell table:formula="of:=IF(MOD([.E472];1000)=0;&quot;A&quot;;&quot;P&quot;)" office:value-type="string" office:string-value="P" calcext:value-type="string">
            <text:p>P</text:p>
          </table:table-cell>
          <table:table-cell office:value-type="string" calcext:value-type="string">
            <text:p>', </text:p>
          </table:table-cell>
          <table:table-cell table:formula="of:=IF(MOD([.E472];1000000)=0;1;0)" office:value-type="float" office:value="0" calcext:value-type="float">
            <text:p>0</text:p>
          </table:table-cell>
          <table:table-cell office:value-type="string" calcext:value-type="string">
            <text:p>),</text:p>
          </table:table-cell>
          <table:table-cell table:formula="of:=CONCATENATE([.D472];[.E472];[.F472];[.G472];[.H472];[.I472];[.J472];[.K472];[.L472])" office:value-type="string" office:string-value="(28000009, 'Geländekunde (Arktis)', 'P', 0)," calcext:value-type="string">
            <text:p>(28000009, 'Geländekunde (Arkti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73]+1000*[.B473]+[.C473]" office:value-type="float" office:value="28000010" calcext:value-type="float">
            <text:p>28000010</text:p>
          </table:table-cell>
          <table:table-cell office:value-type="string" calcext:value-type="string">
            <text:p>, '</text:p>
          </table:table-cell>
          <table:table-cell office:value-type="string" calcext:value-type="string">
            <text:p>Geländekunde (Gebirge)</text:p>
          </table:table-cell>
          <table:table-cell office:value-type="string" calcext:value-type="string">
            <text:p>', '</text:p>
          </table:table-cell>
          <table:table-cell table:formula="of:=IF(MOD([.E473];1000)=0;&quot;A&quot;;&quot;P&quot;)" office:value-type="string" office:string-value="P" calcext:value-type="string">
            <text:p>P</text:p>
          </table:table-cell>
          <table:table-cell office:value-type="string" calcext:value-type="string">
            <text:p>', </text:p>
          </table:table-cell>
          <table:table-cell table:formula="of:=IF(MOD([.E473];1000000)=0;1;0)" office:value-type="float" office:value="0" calcext:value-type="float">
            <text:p>0</text:p>
          </table:table-cell>
          <table:table-cell office:value-type="string" calcext:value-type="string">
            <text:p>),</text:p>
          </table:table-cell>
          <table:table-cell table:formula="of:=CONCATENATE([.D473];[.E473];[.F473];[.G473];[.H473];[.I473];[.J473];[.K473];[.L473])" office:value-type="string" office:string-value="(28000010, 'Geländekunde (Gebirge)', 'P', 0)," calcext:value-type="string">
            <text:p>(28000010, 'Geländekunde (Gebirg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74]+1000*[.B474]+[.C474]" office:value-type="float" office:value="28000011" calcext:value-type="float">
            <text:p>28000011</text:p>
          </table:table-cell>
          <table:table-cell office:value-type="string" calcext:value-type="string">
            <text:p>, '</text:p>
          </table:table-cell>
          <table:table-cell office:value-type="string" calcext:value-type="string">
            <text:p>Geländekunde (Waldgebiete)</text:p>
          </table:table-cell>
          <table:table-cell office:value-type="string" calcext:value-type="string">
            <text:p>', '</text:p>
          </table:table-cell>
          <table:table-cell table:formula="of:=IF(MOD([.E474];1000)=0;&quot;A&quot;;&quot;P&quot;)" office:value-type="string" office:string-value="P" calcext:value-type="string">
            <text:p>P</text:p>
          </table:table-cell>
          <table:table-cell office:value-type="string" calcext:value-type="string">
            <text:p>', </text:p>
          </table:table-cell>
          <table:table-cell table:formula="of:=IF(MOD([.E474];1000000)=0;1;0)" office:value-type="float" office:value="0" calcext:value-type="float">
            <text:p>0</text:p>
          </table:table-cell>
          <table:table-cell office:value-type="string" calcext:value-type="string">
            <text:p>),</text:p>
          </table:table-cell>
          <table:table-cell table:formula="of:=CONCATENATE([.D474];[.E474];[.F474];[.G474];[.H474];[.I474];[.J474];[.K474];[.L474])" office:value-type="string" office:string-value="(28000011, 'Geländekunde (Waldgebiete)', 'P', 0)," calcext:value-type="string">
            <text:p>(28000011, 'Geländekunde (Wald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75]+1000*[.B475]+[.C475]" office:value-type="float" office:value="28000012" calcext:value-type="float">
            <text:p>28000012</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5];1000)=0;&quot;A&quot;;&quot;P&quot;)" office:value-type="string" office:string-value="P" calcext:value-type="string">
            <text:p>P</text:p>
          </table:table-cell>
          <table:table-cell office:value-type="string" calcext:value-type="string">
            <text:p>', </text:p>
          </table:table-cell>
          <table:table-cell table:formula="of:=IF(MOD([.E475];1000000)=0;1;0)" office:value-type="float" office:value="0" calcext:value-type="float">
            <text:p>0</text:p>
          </table:table-cell>
          <table:table-cell office:value-type="string" calcext:value-type="string">
            <text:p>),</text:p>
          </table:table-cell>
          <table:table-cell table:formula="of:=CONCATENATE([.D475];[.E475];[.F475];[.G475];[.H475];[.I475];[.J475];[.K475];[.L475])" office:value-type="string" office:string-value="(28000012, 'Geländekunde (Wüsten)', 'P', 0)," calcext:value-type="string">
            <text:p>(28000012,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76]+1000*[.B476]+[.C476]" office:value-type="float" office:value="28000013" calcext:value-type="float">
            <text:p>28000013</text:p>
          </table:table-cell>
          <table:table-cell office:value-type="string" calcext:value-type="string">
            <text:p>, '</text:p>
          </table:table-cell>
          <table:table-cell office:value-type="string" calcext:value-type="string">
            <text:p>Geländekunde (Sumpf)</text:p>
          </table:table-cell>
          <table:table-cell office:value-type="string" calcext:value-type="string">
            <text:p>', '</text:p>
          </table:table-cell>
          <table:table-cell table:formula="of:=IF(MOD([.E476];1000)=0;&quot;A&quot;;&quot;P&quot;)" office:value-type="string" office:string-value="P" calcext:value-type="string">
            <text:p>P</text:p>
          </table:table-cell>
          <table:table-cell office:value-type="string" calcext:value-type="string">
            <text:p>', </text:p>
          </table:table-cell>
          <table:table-cell table:formula="of:=IF(MOD([.E476];1000000)=0;1;0)" office:value-type="float" office:value="0" calcext:value-type="float">
            <text:p>0</text:p>
          </table:table-cell>
          <table:table-cell office:value-type="string" calcext:value-type="string">
            <text:p>),</text:p>
          </table:table-cell>
          <table:table-cell table:formula="of:=CONCATENATE([.D476];[.E476];[.F476];[.G476];[.H476];[.I476];[.J476];[.K476];[.L476])" office:value-type="string" office:string-value="(28000013, 'Geländekunde (Sumpf)', 'P', 0)," calcext:value-type="string">
            <text:p>(28000013, 'Geländekunde (Sumpf)',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77]+1000*[.B477]+[.C477]" office:value-type="float" office:value="28000014" calcext:value-type="float">
            <text:p>28000014</text:p>
          </table:table-cell>
          <table:table-cell office:value-type="string" calcext:value-type="string">
            <text:p>, '</text:p>
          </table:table-cell>
          <table:table-cell office:value-type="string" calcext:value-type="string">
            <text:p>Geländekunde (Küsten)</text:p>
          </table:table-cell>
          <table:table-cell office:value-type="string" calcext:value-type="string">
            <text:p>', '</text:p>
          </table:table-cell>
          <table:table-cell table:formula="of:=IF(MOD([.E477];1000)=0;&quot;A&quot;;&quot;P&quot;)" office:value-type="string" office:string-value="P" calcext:value-type="string">
            <text:p>P</text:p>
          </table:table-cell>
          <table:table-cell office:value-type="string" calcext:value-type="string">
            <text:p>', </text:p>
          </table:table-cell>
          <table:table-cell table:formula="of:=IF(MOD([.E477];1000000)=0;1;0)" office:value-type="float" office:value="0" calcext:value-type="float">
            <text:p>0</text:p>
          </table:table-cell>
          <table:table-cell office:value-type="string" calcext:value-type="string">
            <text:p>),</text:p>
          </table:table-cell>
          <table:table-cell table:formula="of:=CONCATENATE([.D477];[.E477];[.F477];[.G477];[.H477];[.I477];[.J477];[.K477];[.L477])" office:value-type="string" office:string-value="(28000014, 'Geländekunde (Küsten)', 'P', 0)," calcext:value-type="string">
            <text:p>(28000014, 'Geländekunde (K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78]+1000*[.B478]+[.C478]" office:value-type="float" office:value="28000015" calcext:value-type="float">
            <text:p>28000015</text:p>
          </table:table-cell>
          <table:table-cell office:value-type="string" calcext:value-type="string">
            <text:p>, '</text:p>
          </table:table-cell>
          <table:table-cell office:value-type="string" calcext:value-type="string">
            <text:p>Geländekunde (Inseln)</text:p>
          </table:table-cell>
          <table:table-cell office:value-type="string" calcext:value-type="string">
            <text:p>', '</text:p>
          </table:table-cell>
          <table:table-cell table:formula="of:=IF(MOD([.E478];1000)=0;&quot;A&quot;;&quot;P&quot;)" office:value-type="string" office:string-value="P" calcext:value-type="string">
            <text:p>P</text:p>
          </table:table-cell>
          <table:table-cell office:value-type="string" calcext:value-type="string">
            <text:p>', </text:p>
          </table:table-cell>
          <table:table-cell table:formula="of:=IF(MOD([.E478];1000000)=0;1;0)" office:value-type="float" office:value="0" calcext:value-type="float">
            <text:p>0</text:p>
          </table:table-cell>
          <table:table-cell office:value-type="string" calcext:value-type="string">
            <text:p>),</text:p>
          </table:table-cell>
          <table:table-cell table:formula="of:=CONCATENATE([.D478];[.E478];[.F478];[.G478];[.H478];[.I478];[.J478];[.K478];[.L478])" office:value-type="string" office:string-value="(28000015, 'Geländekunde (Inseln)', 'P', 0)," calcext:value-type="string">
            <text:p>(28000015, 'Geländekunde (Insel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79]+1000*[.B479]+[.C479]" office:value-type="float" office:value="28000016" calcext:value-type="float">
            <text:p>28000016</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9];1000)=0;&quot;A&quot;;&quot;P&quot;)" office:value-type="string" office:string-value="P" calcext:value-type="string">
            <text:p>P</text:p>
          </table:table-cell>
          <table:table-cell office:value-type="string" calcext:value-type="string">
            <text:p>', </text:p>
          </table:table-cell>
          <table:table-cell table:formula="of:=IF(MOD([.E479];1000000)=0;1;0)" office:value-type="float" office:value="0" calcext:value-type="float">
            <text:p>0</text:p>
          </table:table-cell>
          <table:table-cell office:value-type="string" calcext:value-type="string">
            <text:p>),</text:p>
          </table:table-cell>
          <table:table-cell table:formula="of:=CONCATENATE([.D479];[.E479];[.F479];[.G479];[.H479];[.I479];[.J479];[.K479];[.L479])" office:value-type="string" office:string-value="(28000016, 'Geländekunde (Wüsten)', 'P', 0)," calcext:value-type="string">
            <text:p>(28000016,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80]+1000*[.B480]+[.C480]" office:value-type="float" office:value="28000017" calcext:value-type="float">
            <text:p>28000017</text:p>
          </table:table-cell>
          <table:table-cell office:value-type="string" calcext:value-type="string">
            <text:p>, '</text:p>
          </table:table-cell>
          <table:table-cell office:value-type="string" calcext:value-type="string">
            <text:p>Geländekunde (Lavafelder)</text:p>
          </table:table-cell>
          <table:table-cell office:value-type="string" calcext:value-type="string">
            <text:p>', '</text:p>
          </table:table-cell>
          <table:table-cell table:formula="of:=IF(MOD([.E480];1000)=0;&quot;A&quot;;&quot;P&quot;)" office:value-type="string" office:string-value="P" calcext:value-type="string">
            <text:p>P</text:p>
          </table:table-cell>
          <table:table-cell office:value-type="string" calcext:value-type="string">
            <text:p>', </text:p>
          </table:table-cell>
          <table:table-cell table:formula="of:=IF(MOD([.E480];1000000)=0;1;0)" office:value-type="float" office:value="0" calcext:value-type="float">
            <text:p>0</text:p>
          </table:table-cell>
          <table:table-cell office:value-type="string" calcext:value-type="string">
            <text:p>),</text:p>
          </table:table-cell>
          <table:table-cell table:formula="of:=CONCATENATE([.D480];[.E480];[.F480];[.G480];[.H480];[.I480];[.J480];[.K480];[.L480])" office:value-type="string" office:string-value="(28000017, 'Geländekunde (Lavafelder)', 'P', 0)," calcext:value-type="string">
            <text:p>(28000017, 'Geländekunde (Lavafelder)',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81]+1000*[.B481]+[.C481]" office:value-type="float" office:value="28000018" calcext:value-type="float">
            <text:p>28000018</text:p>
          </table:table-cell>
          <table:table-cell office:value-type="string" calcext:value-type="string">
            <text:p>, '</text:p>
          </table:table-cell>
          <table:table-cell office:value-type="string" calcext:value-type="string">
            <text:p>Geländekunde (Asteroiden)</text:p>
          </table:table-cell>
          <table:table-cell office:value-type="string" calcext:value-type="string">
            <text:p>', '</text:p>
          </table:table-cell>
          <table:table-cell table:formula="of:=IF(MOD([.E481];1000)=0;&quot;A&quot;;&quot;P&quot;)" office:value-type="string" office:string-value="P" calcext:value-type="string">
            <text:p>P</text:p>
          </table:table-cell>
          <table:table-cell office:value-type="string" calcext:value-type="string">
            <text:p>', </text:p>
          </table:table-cell>
          <table:table-cell table:formula="of:=IF(MOD([.E481];1000000)=0;1;0)" office:value-type="float" office:value="0" calcext:value-type="float">
            <text:p>0</text:p>
          </table:table-cell>
          <table:table-cell office:value-type="string" calcext:value-type="string">
            <text:p>),</text:p>
          </table:table-cell>
          <table:table-cell table:formula="of:=CONCATENATE([.D481];[.E481];[.F481];[.G481];[.H481];[.I481];[.J481];[.K481];[.L481])" office:value-type="string" office:string-value="(28000018, 'Geländekunde (Asteroiden)', 'P', 0)," calcext:value-type="string">
            <text:p>(28000018, 'Geländekunde (Asteroid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482]+1000*[.B482]+[.C482]" office:value-type="float" office:value="28000019" calcext:value-type="float">
            <text:p>28000019</text:p>
          </table:table-cell>
          <table:table-cell office:value-type="string" calcext:value-type="string">
            <text:p>, '</text:p>
          </table:table-cell>
          <table:table-cell office:value-type="string" calcext:value-type="string">
            <text:p>Geländekunde (Megahöhlen)</text:p>
          </table:table-cell>
          <table:table-cell office:value-type="string" calcext:value-type="string">
            <text:p>', '</text:p>
          </table:table-cell>
          <table:table-cell table:formula="of:=IF(MOD([.E482];1000)=0;&quot;A&quot;;&quot;P&quot;)" office:value-type="string" office:string-value="P" calcext:value-type="string">
            <text:p>P</text:p>
          </table:table-cell>
          <table:table-cell office:value-type="string" calcext:value-type="string">
            <text:p>', </text:p>
          </table:table-cell>
          <table:table-cell table:formula="of:=IF(MOD([.E482];1000000)=0;1;0)" office:value-type="float" office:value="0" calcext:value-type="float">
            <text:p>0</text:p>
          </table:table-cell>
          <table:table-cell office:value-type="string" calcext:value-type="string">
            <text:p>),</text:p>
          </table:table-cell>
          <table:table-cell table:formula="of:=CONCATENATE([.D482];[.E482];[.F482];[.G482];[.H482];[.I482];[.J482];[.K482];[.L482])" office:value-type="string" office:string-value="(28000019, 'Geländekunde (Megahöhlen)', 'P', 0)," calcext:value-type="string">
            <text:p>(28000019, 'Geländekunde (Megahöh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483]+1000*[.B483]+[.C483]" office:value-type="float" office:value="28000020" calcext:value-type="float">
            <text:p>28000020</text:p>
          </table:table-cell>
          <table:table-cell office:value-type="string" calcext:value-type="string">
            <text:p>, '</text:p>
          </table:table-cell>
          <table:table-cell office:value-type="string" calcext:value-type="string">
            <text:p>Geländekunde (Höhlensysteme)</text:p>
          </table:table-cell>
          <table:table-cell office:value-type="string" calcext:value-type="string">
            <text:p>', '</text:p>
          </table:table-cell>
          <table:table-cell table:formula="of:=IF(MOD([.E483];1000)=0;&quot;A&quot;;&quot;P&quot;)" office:value-type="string" office:string-value="P" calcext:value-type="string">
            <text:p>P</text:p>
          </table:table-cell>
          <table:table-cell office:value-type="string" calcext:value-type="string">
            <text:p>', </text:p>
          </table:table-cell>
          <table:table-cell table:formula="of:=IF(MOD([.E483];1000000)=0;1;0)" office:value-type="float" office:value="0" calcext:value-type="float">
            <text:p>0</text:p>
          </table:table-cell>
          <table:table-cell office:value-type="string" calcext:value-type="string">
            <text:p>),</text:p>
          </table:table-cell>
          <table:table-cell table:formula="of:=CONCATENATE([.D483];[.E483];[.F483];[.G483];[.H483];[.I483];[.J483];[.K483];[.L483])" office:value-type="string" office:string-value="(28000020, 'Geländekunde (Höhlensysteme)', 'P', 0)," calcext:value-type="string">
            <text:p>(28000020, 'Geländekunde (Höhlensystem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484]+1000*[.B484]+[.C484]" office:value-type="float" office:value="28000021" calcext:value-type="float">
            <text:p>28000021</text:p>
          </table:table-cell>
          <table:table-cell office:value-type="string" calcext:value-type="string">
            <text:p>, '</text:p>
          </table:table-cell>
          <table:table-cell office:value-type="string" calcext:value-type="string">
            <text:p>Geländekunde (Kristallwüsten)</text:p>
          </table:table-cell>
          <table:table-cell office:value-type="string" calcext:value-type="string">
            <text:p>', '</text:p>
          </table:table-cell>
          <table:table-cell table:formula="of:=IF(MOD([.E484];1000)=0;&quot;A&quot;;&quot;P&quot;)" office:value-type="string" office:string-value="P" calcext:value-type="string">
            <text:p>P</text:p>
          </table:table-cell>
          <table:table-cell office:value-type="string" calcext:value-type="string">
            <text:p>', </text:p>
          </table:table-cell>
          <table:table-cell table:formula="of:=IF(MOD([.E484];1000000)=0;1;0)" office:value-type="float" office:value="0" calcext:value-type="float">
            <text:p>0</text:p>
          </table:table-cell>
          <table:table-cell office:value-type="string" calcext:value-type="string">
            <text:p>),</text:p>
          </table:table-cell>
          <table:table-cell table:formula="of:=CONCATENATE([.D484];[.E484];[.F484];[.G484];[.H484];[.I484];[.J484];[.K484];[.L484])" office:value-type="string" office:string-value="(28000021, 'Geländekunde (Kristallwüsten)', 'P', 0)," calcext:value-type="string">
            <text:p>(28000021, 'Geländekunde (Kristall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485]+1000*[.B485]+[.C485]" office:value-type="float" office:value="28000022" calcext:value-type="float">
            <text:p>28000022</text:p>
          </table:table-cell>
          <table:table-cell office:value-type="string" calcext:value-type="string">
            <text:p>, '</text:p>
          </table:table-cell>
          <table:table-cell office:value-type="string" calcext:value-type="string">
            <text:p>Geländekunde (Raumschiffwracks)</text:p>
          </table:table-cell>
          <table:table-cell office:value-type="string" calcext:value-type="string">
            <text:p>', '</text:p>
          </table:table-cell>
          <table:table-cell table:formula="of:=IF(MOD([.E485];1000)=0;&quot;A&quot;;&quot;P&quot;)" office:value-type="string" office:string-value="P" calcext:value-type="string">
            <text:p>P</text:p>
          </table:table-cell>
          <table:table-cell office:value-type="string" calcext:value-type="string">
            <text:p>', </text:p>
          </table:table-cell>
          <table:table-cell table:formula="of:=IF(MOD([.E485];1000000)=0;1;0)" office:value-type="float" office:value="0" calcext:value-type="float">
            <text:p>0</text:p>
          </table:table-cell>
          <table:table-cell office:value-type="string" calcext:value-type="string">
            <text:p>),</text:p>
          </table:table-cell>
          <table:table-cell table:formula="of:=CONCATENATE([.D485];[.E485];[.F485];[.G485];[.H485];[.I485];[.J485];[.K485];[.L485])" office:value-type="string" office:string-value="(28000022, 'Geländekunde (Raumschiffwracks)', 'P', 0)," calcext:value-type="string">
            <text:p>(28000022, 'Geländekunde (Raumschiffwrack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486]+1000*[.B486]+[.C486]" office:value-type="float" office:value="28000023" calcext:value-type="float">
            <text:p>28000023</text:p>
          </table:table-cell>
          <table:table-cell office:value-type="string" calcext:value-type="string">
            <text:p>, '</text:p>
          </table:table-cell>
          <table:table-cell office:value-type="string" calcext:value-type="string">
            <text:p>Geländekunde (Urbane Gebiete)</text:p>
          </table:table-cell>
          <table:table-cell office:value-type="string" calcext:value-type="string">
            <text:p>', '</text:p>
          </table:table-cell>
          <table:table-cell table:formula="of:=IF(MOD([.E486];1000)=0;&quot;A&quot;;&quot;P&quot;)" office:value-type="string" office:string-value="P" calcext:value-type="string">
            <text:p>P</text:p>
          </table:table-cell>
          <table:table-cell office:value-type="string" calcext:value-type="string">
            <text:p>', </text:p>
          </table:table-cell>
          <table:table-cell table:formula="of:=IF(MOD([.E486];1000000)=0;1;0)" office:value-type="float" office:value="0" calcext:value-type="float">
            <text:p>0</text:p>
          </table:table-cell>
          <table:table-cell office:value-type="string" calcext:value-type="string">
            <text:p>),</text:p>
          </table:table-cell>
          <table:table-cell table:formula="of:=CONCATENATE([.D486];[.E486];[.F486];[.G486];[.H486];[.I486];[.J486];[.K486];[.L486])" office:value-type="string" office:string-value="(28000023, 'Geländekunde (Urbane Gebiete)', 'P', 0)," calcext:value-type="string">
            <text:p>(28000023, 'Geländekunde (Urbane 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487]+1000*[.B487]+[.C487]" office:value-type="float" office:value="28000024" calcext:value-type="float">
            <text:p>28000024</text:p>
          </table:table-cell>
          <table:table-cell office:value-type="string" calcext:value-type="string">
            <text:p>, '</text:p>
          </table:table-cell>
          <table:table-cell office:value-type="string" calcext:value-type="string">
            <text:p>Geländekunde (Metropolen)</text:p>
          </table:table-cell>
          <table:table-cell office:value-type="string" calcext:value-type="string">
            <text:p>', '</text:p>
          </table:table-cell>
          <table:table-cell table:formula="of:=IF(MOD([.E487];1000)=0;&quot;A&quot;;&quot;P&quot;)" office:value-type="string" office:string-value="P" calcext:value-type="string">
            <text:p>P</text:p>
          </table:table-cell>
          <table:table-cell office:value-type="string" calcext:value-type="string">
            <text:p>', </text:p>
          </table:table-cell>
          <table:table-cell table:formula="of:=IF(MOD([.E487];1000000)=0;1;0)" office:value-type="float" office:value="0" calcext:value-type="float">
            <text:p>0</text:p>
          </table:table-cell>
          <table:table-cell office:value-type="string" calcext:value-type="string">
            <text:p>),</text:p>
          </table:table-cell>
          <table:table-cell table:formula="of:=CONCATENATE([.D487];[.E487];[.F487];[.G487];[.H487];[.I487];[.J487];[.K487];[.L487])" office:value-type="string" office:string-value="(28000024, 'Geländekunde (Metropolen)', 'P', 0)," calcext:value-type="string">
            <text:p>(28000024, 'Geländekunde (Metropo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488]+1000*[.B488]+[.C488]" office:value-type="float" office:value="28000025" calcext:value-type="float">
            <text:p>28000025</text:p>
          </table:table-cell>
          <table:table-cell office:value-type="string" calcext:value-type="string">
            <text:p>, '</text:p>
          </table:table-cell>
          <table:table-cell office:value-type="string" calcext:value-type="string">
            <text:p>Geländekunde (Arkologien)</text:p>
          </table:table-cell>
          <table:table-cell office:value-type="string" calcext:value-type="string">
            <text:p>', '</text:p>
          </table:table-cell>
          <table:table-cell table:formula="of:=IF(MOD([.E488];1000)=0;&quot;A&quot;;&quot;P&quot;)" office:value-type="string" office:string-value="P" calcext:value-type="string">
            <text:p>P</text:p>
          </table:table-cell>
          <table:table-cell office:value-type="string" calcext:value-type="string">
            <text:p>', </text:p>
          </table:table-cell>
          <table:table-cell table:formula="of:=IF(MOD([.E488];1000000)=0;1;0)" office:value-type="float" office:value="0" calcext:value-type="float">
            <text:p>0</text:p>
          </table:table-cell>
          <table:table-cell office:value-type="string" calcext:value-type="string">
            <text:p>),</text:p>
          </table:table-cell>
          <table:table-cell table:formula="of:=CONCATENATE([.D488];[.E488];[.F488];[.G488];[.H488];[.I488];[.J488];[.K488];[.L488])" office:value-type="string" office:string-value="(28000025, 'Geländekunde (Arkologien)', 'P', 0)," calcext:value-type="string">
            <text:p>(28000025, 'Geländekunde (Arkologi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489]+1000*[.B489]+[.C489]" office:value-type="float" office:value="28000026" calcext:value-type="float">
            <text:p>28000026</text:p>
          </table:table-cell>
          <table:table-cell office:value-type="string" calcext:value-type="string">
            <text:p>, '</text:p>
          </table:table-cell>
          <table:table-cell office:value-type="string" calcext:value-type="string">
            <text:p>Geländekunde (Raumstationen)</text:p>
          </table:table-cell>
          <table:table-cell office:value-type="string" calcext:value-type="string">
            <text:p>', '</text:p>
          </table:table-cell>
          <table:table-cell table:formula="of:=IF(MOD([.E489];1000)=0;&quot;A&quot;;&quot;P&quot;)" office:value-type="string" office:string-value="P" calcext:value-type="string">
            <text:p>P</text:p>
          </table:table-cell>
          <table:table-cell office:value-type="string" calcext:value-type="string">
            <text:p>', </text:p>
          </table:table-cell>
          <table:table-cell table:formula="of:=IF(MOD([.E489];1000000)=0;1;0)" office:value-type="float" office:value="0" calcext:value-type="float">
            <text:p>0</text:p>
          </table:table-cell>
          <table:table-cell office:value-type="string" calcext:value-type="string">
            <text:p>),</text:p>
          </table:table-cell>
          <table:table-cell table:formula="of:=CONCATENATE([.D489];[.E489];[.F489];[.G489];[.H489];[.I489];[.J489];[.K489];[.L489])" office:value-type="string" office:string-value="(28000026, 'Geländekunde (Raumstationen)', 'P', 0)," calcext:value-type="string">
            <text:p>(28000026, 'Geländekunde (Raumstationen)', 'P', 0),</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string" calcext:value-type="string">
            <text:p>(</text:p>
          </table:table-cell>
          <table:table-cell table:formula="of:=1000000*[.A490]+1000*[.B490]+[.C490]" office:value-type="float" office:value="29000000" calcext:value-type="float">
            <text:p>29000000</text:p>
          </table:table-cell>
          <table:table-cell office:value-type="string" calcext:value-type="string">
            <text:p>, '</text:p>
          </table:table-cell>
          <table:table-cell office:value-type="string" calcext:value-type="string">
            <text:p>Mathema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90];1000000)=0;1;0)" office:value-type="float" office:value="1" calcext:value-type="float">
            <text:p>1</text:p>
          </table:table-cell>
          <table:table-cell office:value-type="string" calcext:value-type="string">
            <text:p>),</text:p>
          </table:table-cell>
          <table:table-cell table:formula="of:=CONCATENATE([.D490];[.E490];[.F490];[.G490];[.H490];[.I490];[.J490];[.K490];[.L490])" office:value-type="string" office:string-value="(29000000, 'Mathematik', 'P', 1)," calcext:value-type="string">
            <text:p>(29000000, 'Mathematik', 'P', 1),</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91]+1000*[.B491]+[.C491]" office:value-type="float" office:value="29000001" calcext:value-type="float">
            <text:p>29000001</text:p>
          </table:table-cell>
          <table:table-cell office:value-type="string" calcext:value-type="string">
            <text:p>, '</text:p>
          </table:table-cell>
          <table:table-cell office:value-type="string" calcext:value-type="string">
            <text:p>Algebra</text:p>
          </table:table-cell>
          <table:table-cell office:value-type="string" calcext:value-type="string">
            <text:p>', '</text:p>
          </table:table-cell>
          <table:table-cell table:formula="of:=IF(MOD([.E491];1000)=0;&quot;A&quot;;&quot;P&quot;)" office:value-type="string" office:string-value="P" calcext:value-type="string">
            <text:p>P</text:p>
          </table:table-cell>
          <table:table-cell office:value-type="string" calcext:value-type="string">
            <text:p>', </text:p>
          </table:table-cell>
          <table:table-cell table:formula="of:=IF(MOD([.E491];1000000)=0;1;0)" office:value-type="float" office:value="0" calcext:value-type="float">
            <text:p>0</text:p>
          </table:table-cell>
          <table:table-cell office:value-type="string" calcext:value-type="string">
            <text:p>),</text:p>
          </table:table-cell>
          <table:table-cell table:formula="of:=CONCATENATE([.D491];[.E491];[.F491];[.G491];[.H491];[.I491];[.J491];[.K491];[.L491])" office:value-type="string" office:string-value="(29000001, 'Algebra', 'P', 0)," calcext:value-type="string">
            <text:p>(29000001, 'Algebra',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92]+1000*[.B492]+[.C492]" office:value-type="float" office:value="29000002" calcext:value-type="float">
            <text:p>29000002</text:p>
          </table:table-cell>
          <table:table-cell office:value-type="string" calcext:value-type="string">
            <text:p>, '</text:p>
          </table:table-cell>
          <table:table-cell office:value-type="string" calcext:value-type="string">
            <text:p>Geometrie</text:p>
          </table:table-cell>
          <table:table-cell office:value-type="string" calcext:value-type="string">
            <text:p>', '</text:p>
          </table:table-cell>
          <table:table-cell table:formula="of:=IF(MOD([.E492];1000)=0;&quot;A&quot;;&quot;P&quot;)" office:value-type="string" office:string-value="P" calcext:value-type="string">
            <text:p>P</text:p>
          </table:table-cell>
          <table:table-cell office:value-type="string" calcext:value-type="string">
            <text:p>', </text:p>
          </table:table-cell>
          <table:table-cell table:formula="of:=IF(MOD([.E492];1000000)=0;1;0)" office:value-type="float" office:value="0" calcext:value-type="float">
            <text:p>0</text:p>
          </table:table-cell>
          <table:table-cell office:value-type="string" calcext:value-type="string">
            <text:p>),</text:p>
          </table:table-cell>
          <table:table-cell table:formula="of:=CONCATENATE([.D492];[.E492];[.F492];[.G492];[.H492];[.I492];[.J492];[.K492];[.L492])" office:value-type="string" office:string-value="(29000002, 'Geometrie', 'P', 0)," calcext:value-type="string">
            <text:p>(29000002, 'Geomet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93]+1000*[.B493]+[.C493]" office:value-type="float" office:value="29000003" calcext:value-type="float">
            <text:p>29000003</text:p>
          </table:table-cell>
          <table:table-cell office:value-type="string" calcext:value-type="string">
            <text:p>, '</text:p>
          </table:table-cell>
          <table:table-cell office:value-type="string" calcext:value-type="string">
            <text:p>Analysis</text:p>
          </table:table-cell>
          <table:table-cell office:value-type="string" calcext:value-type="string">
            <text:p>', '</text:p>
          </table:table-cell>
          <table:table-cell table:formula="of:=IF(MOD([.E493];1000)=0;&quot;A&quot;;&quot;P&quot;)" office:value-type="string" office:string-value="P" calcext:value-type="string">
            <text:p>P</text:p>
          </table:table-cell>
          <table:table-cell office:value-type="string" calcext:value-type="string">
            <text:p>', </text:p>
          </table:table-cell>
          <table:table-cell table:formula="of:=IF(MOD([.E493];1000000)=0;1;0)" office:value-type="float" office:value="0" calcext:value-type="float">
            <text:p>0</text:p>
          </table:table-cell>
          <table:table-cell office:value-type="string" calcext:value-type="string">
            <text:p>),</text:p>
          </table:table-cell>
          <table:table-cell table:formula="of:=CONCATENATE([.D493];[.E493];[.F493];[.G493];[.H493];[.I493];[.J493];[.K493];[.L493])" office:value-type="string" office:string-value="(29000003, 'Analysis', 'P', 0)," calcext:value-type="string">
            <text:p>(29000003, 'Analysis',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94]+1000*[.B494]+[.C494]" office:value-type="float" office:value="29000004" calcext:value-type="float">
            <text:p>29000004</text:p>
          </table:table-cell>
          <table:table-cell office:value-type="string" calcext:value-type="string">
            <text:p>, '</text:p>
          </table:table-cell>
          <table:table-cell office:value-type="string" calcext:value-type="string">
            <text:p>Topologie</text:p>
          </table:table-cell>
          <table:table-cell office:value-type="string" calcext:value-type="string">
            <text:p>', '</text:p>
          </table:table-cell>
          <table:table-cell table:formula="of:=IF(MOD([.E494];1000)=0;&quot;A&quot;;&quot;P&quot;)" office:value-type="string" office:string-value="P" calcext:value-type="string">
            <text:p>P</text:p>
          </table:table-cell>
          <table:table-cell office:value-type="string" calcext:value-type="string">
            <text:p>', </text:p>
          </table:table-cell>
          <table:table-cell table:formula="of:=IF(MOD([.E494];1000000)=0;1;0)" office:value-type="float" office:value="0" calcext:value-type="float">
            <text:p>0</text:p>
          </table:table-cell>
          <table:table-cell office:value-type="string" calcext:value-type="string">
            <text:p>),</text:p>
          </table:table-cell>
          <table:table-cell table:formula="of:=CONCATENATE([.D494];[.E494];[.F494];[.G494];[.H494];[.I494];[.J494];[.K494];[.L494])" office:value-type="string" office:string-value="(29000004, 'Topologie', 'P', 0)," calcext:value-type="string">
            <text:p>(29000004, 'Topolog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95]+1000*[.B495]+[.C495]" office:value-type="float" office:value="29000005" calcext:value-type="float">
            <text:p>29000005</text:p>
          </table:table-cell>
          <table:table-cell office:value-type="string" calcext:value-type="string">
            <text:p>, '</text:p>
          </table:table-cell>
          <table:table-cell office:value-type="string" calcext:value-type="string">
            <text:p>Zahlentheorie</text:p>
          </table:table-cell>
          <table:table-cell office:value-type="string" calcext:value-type="string">
            <text:p>', '</text:p>
          </table:table-cell>
          <table:table-cell table:formula="of:=IF(MOD([.E495];1000)=0;&quot;A&quot;;&quot;P&quot;)" office:value-type="string" office:string-value="P" calcext:value-type="string">
            <text:p>P</text:p>
          </table:table-cell>
          <table:table-cell office:value-type="string" calcext:value-type="string">
            <text:p>', </text:p>
          </table:table-cell>
          <table:table-cell table:formula="of:=IF(MOD([.E495];1000000)=0;1;0)" office:value-type="float" office:value="0" calcext:value-type="float">
            <text:p>0</text:p>
          </table:table-cell>
          <table:table-cell office:value-type="string" calcext:value-type="string">
            <text:p>),</text:p>
          </table:table-cell>
          <table:table-cell table:formula="of:=CONCATENATE([.D495];[.E495];[.F495];[.G495];[.H495];[.I495];[.J495];[.K495];[.L495])" office:value-type="string" office:string-value="(29000005, 'Zahlentheorie', 'P', 0)," calcext:value-type="string">
            <text:p>(29000005, 'Zahlentheo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96]+1000*[.B496]+[.C496]" office:value-type="float" office:value="29000006" calcext:value-type="float">
            <text:p>29000006</text:p>
          </table:table-cell>
          <table:table-cell office:value-type="string" calcext:value-type="string">
            <text:p>, '</text:p>
          </table:table-cell>
          <table:table-cell office:value-type="string" calcext:value-type="string">
            <text:p>Logik</text:p>
          </table:table-cell>
          <table:table-cell office:value-type="string" calcext:value-type="string">
            <text:p>', '</text:p>
          </table:table-cell>
          <table:table-cell table:formula="of:=IF(MOD([.E496];1000)=0;&quot;A&quot;;&quot;P&quot;)" office:value-type="string" office:string-value="P" calcext:value-type="string">
            <text:p>P</text:p>
          </table:table-cell>
          <table:table-cell office:value-type="string" calcext:value-type="string">
            <text:p>', </text:p>
          </table:table-cell>
          <table:table-cell table:formula="of:=IF(MOD([.E496];1000000)=0;1;0)" office:value-type="float" office:value="0" calcext:value-type="float">
            <text:p>0</text:p>
          </table:table-cell>
          <table:table-cell office:value-type="string" calcext:value-type="string">
            <text:p>),</text:p>
          </table:table-cell>
          <table:table-cell table:formula="of:=CONCATENATE([.D496];[.E496];[.F496];[.G496];[.H496];[.I496];[.J496];[.K496];[.L496])" office:value-type="string" office:string-value="(29000006, 'Logik', 'P', 0)," calcext:value-type="string">
            <text:p>(29000006, 'Logik',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97]+1000*[.B497]+[.C497]" office:value-type="float" office:value="29000007" calcext:value-type="float">
            <text:p>29000007</text:p>
          </table:table-cell>
          <table:table-cell office:value-type="string" calcext:value-type="string">
            <text:p>, '</text:p>
          </table:table-cell>
          <table:table-cell office:value-type="string" calcext:value-type="string">
            <text:p>Statistik</text:p>
          </table:table-cell>
          <table:table-cell office:value-type="string" calcext:value-type="string">
            <text:p>', '</text:p>
          </table:table-cell>
          <table:table-cell table:formula="of:=IF(MOD([.E497];1000)=0;&quot;A&quot;;&quot;P&quot;)" office:value-type="string" office:string-value="P" calcext:value-type="string">
            <text:p>P</text:p>
          </table:table-cell>
          <table:table-cell office:value-type="string" calcext:value-type="string">
            <text:p>', </text:p>
          </table:table-cell>
          <table:table-cell table:formula="of:=IF(MOD([.E497];1000000)=0;1;0)" office:value-type="float" office:value="0" calcext:value-type="float">
            <text:p>0</text:p>
          </table:table-cell>
          <table:table-cell office:value-type="string" calcext:value-type="string">
            <text:p>),</text:p>
          </table:table-cell>
          <table:table-cell table:formula="of:=CONCATENATE([.D497];[.E497];[.F497];[.G497];[.H497];[.I497];[.J497];[.K497];[.L497])" office:value-type="string" office:string-value="(29000007, 'Statistik', 'P', 0)," calcext:value-type="string">
            <text:p>(29000007, 'Statistik', 'P', 0),</text:p>
          </table:table-cell>
        </table:table-row>
        <table:table-row table:style-name="ro1">
          <table:table-cell office:value-type="float" office:value="30" calcext:value-type="float">
            <text:p>30</text:p>
          </table:table-cell>
          <table:table-cell table:number-columns-repeated="2" office:value-type="float" office:value="0" calcext:value-type="float">
            <text:p>0</text:p>
          </table:table-cell>
          <table:table-cell office:value-type="string" calcext:value-type="string">
            <text:p>(</text:p>
          </table:table-cell>
          <table:table-cell table:formula="of:=1000000*[.A498]+1000*[.B498]+[.C498]" office:value-type="float" office:value="30000000" calcext:value-type="float">
            <text:p>30000000</text:p>
          </table:table-cell>
          <table:table-cell office:value-type="string" calcext:value-type="string">
            <text:p>, '</text:p>
          </table:table-cell>
          <table:table-cell office:value-type="string" calcext:value-type="string">
            <text:p>Organisation und Verwaltung</text:p>
          </table:table-cell>
          <table:table-cell office:value-type="string" calcext:value-type="string">
            <text:p>', '</text:p>
          </table:table-cell>
          <table:table-cell table:formula="of:=IF(MOD([.E498];1000)=0;&quot;A&quot;;&quot;P&quot;)" office:value-type="string" office:string-value="A" calcext:value-type="string">
            <text:p>A</text:p>
          </table:table-cell>
          <table:table-cell office:value-type="string" calcext:value-type="string">
            <text:p>', </text:p>
          </table:table-cell>
          <table:table-cell table:formula="of:=IF(MOD([.E498];1000000)=0;1;0)" office:value-type="float" office:value="1" calcext:value-type="float">
            <text:p>1</text:p>
          </table:table-cell>
          <table:table-cell office:value-type="string" calcext:value-type="string">
            <text:p>),</text:p>
          </table:table-cell>
          <table:table-cell table:formula="of:=CONCATENATE([.D498];[.E498];[.F498];[.G498];[.H498];[.I498];[.J498];[.K498];[.L498])" office:value-type="string" office:string-value="(30000000, 'Organisation und Verwaltung', 'A', 1)," calcext:value-type="string">
            <text:p>(30000000, 'Organisation und Verwaltung', 'A', 1),</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499]+1000*[.B499]+[.C499]" office:value-type="float" office:value="30001000" calcext:value-type="float">
            <text:p>30001000</text:p>
          </table:table-cell>
          <table:table-cell office:value-type="string" calcext:value-type="string">
            <text:p>, '</text:p>
          </table:table-cell>
          <table:table-cell office:value-type="string" calcext:value-type="string">
            <text:p>Administration</text:p>
          </table:table-cell>
          <table:table-cell office:value-type="string" calcext:value-type="string">
            <text:p>', '</text:p>
          </table:table-cell>
          <table:table-cell table:formula="of:=IF(MOD([.E499];1000)=0;&quot;A&quot;;&quot;P&quot;)" office:value-type="string" office:string-value="A" calcext:value-type="string">
            <text:p>A</text:p>
          </table:table-cell>
          <table:table-cell office:value-type="string" calcext:value-type="string">
            <text:p>', </text:p>
          </table:table-cell>
          <table:table-cell table:formula="of:=IF(MOD([.E499];1000000)=0;1;0)" office:value-type="float" office:value="0" calcext:value-type="float">
            <text:p>0</text:p>
          </table:table-cell>
          <table:table-cell office:value-type="string" calcext:value-type="string">
            <text:p>),</text:p>
          </table:table-cell>
          <table:table-cell table:formula="of:=CONCATENATE([.D499];[.E499];[.F499];[.G499];[.H499];[.I499];[.J499];[.K499];[.L499])" office:value-type="string" office:string-value="(30001000, 'Administration', 'A', 0)," calcext:value-type="string">
            <text:p>(30001000, 'Administration', 'A', 0),</text:p>
          </table:table-cell>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text:p>
          </table:table-cell>
          <table:table-cell table:formula="of:=1000000*[.A500]+1000*[.B500]+[.C500]" office:value-type="float" office:value="30001001" calcext:value-type="float">
            <text:p>30001001</text:p>
          </table:table-cell>
          <table:table-cell office:value-type="string" calcext:value-type="string">
            <text:p>, '</text:p>
          </table:table-cell>
          <table:table-cell office:value-type="string" calcext:value-type="string">
            <text:p>Kalkulation und Buchführung</text:p>
          </table:table-cell>
          <table:table-cell office:value-type="string" calcext:value-type="string">
            <text:p>', '</text:p>
          </table:table-cell>
          <table:table-cell table:formula="of:=IF(MOD([.E500];1000)=0;&quot;A&quot;;&quot;P&quot;)" office:value-type="string" office:string-value="P" calcext:value-type="string">
            <text:p>P</text:p>
          </table:table-cell>
          <table:table-cell office:value-type="string" calcext:value-type="string">
            <text:p>', </text:p>
          </table:table-cell>
          <table:table-cell table:formula="of:=IF(MOD([.E500];1000000)=0;1;0)" office:value-type="float" office:value="0" calcext:value-type="float">
            <text:p>0</text:p>
          </table:table-cell>
          <table:table-cell office:value-type="string" calcext:value-type="string">
            <text:p>),</text:p>
          </table:table-cell>
          <table:table-cell table:formula="of:=CONCATENATE([.D500];[.E500];[.F500];[.G500];[.H500];[.I500];[.J500];[.K500];[.L500])" office:value-type="string" office:string-value="(30001001, 'Kalkulation und Buchführung', 'P', 0)," calcext:value-type="string">
            <text:p>(30001001, 'Kalkulation und Buchführ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01]+1000*[.B501]+[.C501]" office:value-type="float" office:value="30001002" calcext:value-type="float">
            <text:p>30001002</text:p>
          </table:table-cell>
          <table:table-cell office:value-type="string" calcext:value-type="string">
            <text:p>, '</text:p>
          </table:table-cell>
          <table:table-cell office:value-type="string" calcext:value-type="string">
            <text:p>Personaleinsatzplanung</text:p>
          </table:table-cell>
          <table:table-cell office:value-type="string" calcext:value-type="string">
            <text:p>', '</text:p>
          </table:table-cell>
          <table:table-cell table:formula="of:=IF(MOD([.E501];1000)=0;&quot;A&quot;;&quot;P&quot;)" office:value-type="string" office:string-value="P" calcext:value-type="string">
            <text:p>P</text:p>
          </table:table-cell>
          <table:table-cell office:value-type="string" calcext:value-type="string">
            <text:p>', </text:p>
          </table:table-cell>
          <table:table-cell table:formula="of:=IF(MOD([.E501];1000000)=0;1;0)" office:value-type="float" office:value="0" calcext:value-type="float">
            <text:p>0</text:p>
          </table:table-cell>
          <table:table-cell office:value-type="string" calcext:value-type="string">
            <text:p>),</text:p>
          </table:table-cell>
          <table:table-cell table:formula="of:=CONCATENATE([.D501];[.E501];[.F501];[.G501];[.H501];[.I501];[.J501];[.K501];[.L501])" office:value-type="string" office:string-value="(30001002, 'Personaleinsatzplanung', 'P', 0)," calcext:value-type="string">
            <text:p>(30001002, 'Personaleinsatzplan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502]+1000*[.B502]+[.C502]" office:value-type="float" office:value="30001003" calcext:value-type="float">
            <text:p>30001003</text:p>
          </table:table-cell>
          <table:table-cell office:value-type="string" calcext:value-type="string">
            <text:p>, '</text:p>
          </table:table-cell>
          <table:table-cell office:value-type="string" calcext:value-type="string">
            <text:p>Einkauf und Materialverwaltung</text:p>
          </table:table-cell>
          <table:table-cell office:value-type="string" calcext:value-type="string">
            <text:p>', '</text:p>
          </table:table-cell>
          <table:table-cell table:formula="of:=IF(MOD([.E502];1000)=0;&quot;A&quot;;&quot;P&quot;)" office:value-type="string" office:string-value="P" calcext:value-type="string">
            <text:p>P</text:p>
          </table:table-cell>
          <table:table-cell office:value-type="string" calcext:value-type="string">
            <text:p>', </text:p>
          </table:table-cell>
          <table:table-cell table:formula="of:=IF(MOD([.E502];1000000)=0;1;0)" office:value-type="float" office:value="0" calcext:value-type="float">
            <text:p>0</text:p>
          </table:table-cell>
          <table:table-cell office:value-type="string" calcext:value-type="string">
            <text:p>),</text:p>
          </table:table-cell>
          <table:table-cell table:formula="of:=CONCATENATE([.D502];[.E502];[.F502];[.G502];[.H502];[.I502];[.J502];[.K502];[.L502])" office:value-type="string" office:string-value="(30001003, 'Einkauf und Materialverwaltung', 'P', 0)," calcext:value-type="string">
            <text:p>(30001003, 'Einkauf und Materialverwalt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503]+1000*[.B503]+[.C503]" office:value-type="float" office:value="30001004" calcext:value-type="float">
            <text:p>30001004</text:p>
          </table:table-cell>
          <table:table-cell office:value-type="string" calcext:value-type="string">
            <text:p>, '</text:p>
          </table:table-cell>
          <table:table-cell office:value-type="string" calcext:value-type="string">
            <text:p>Korrespondenz</text:p>
          </table:table-cell>
          <table:table-cell office:value-type="string" calcext:value-type="string">
            <text:p>', '</text:p>
          </table:table-cell>
          <table:table-cell table:formula="of:=IF(MOD([.E503];1000)=0;&quot;A&quot;;&quot;P&quot;)" office:value-type="string" office:string-value="P" calcext:value-type="string">
            <text:p>P</text:p>
          </table:table-cell>
          <table:table-cell office:value-type="string" calcext:value-type="string">
            <text:p>', </text:p>
          </table:table-cell>
          <table:table-cell table:formula="of:=IF(MOD([.E503];1000000)=0;1;0)" office:value-type="float" office:value="0" calcext:value-type="float">
            <text:p>0</text:p>
          </table:table-cell>
          <table:table-cell office:value-type="string" calcext:value-type="string">
            <text:p>),</text:p>
          </table:table-cell>
          <table:table-cell table:formula="of:=CONCATENATE([.D503];[.E503];[.F503];[.G503];[.H503];[.I503];[.J503];[.K503];[.L503])" office:value-type="string" office:string-value="(30001004, 'Korrespondenz', 'P', 0)," calcext:value-type="string">
            <text:p>(30001004, 'Korrespondenz',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04]+1000*[.B504]+[.C504]" office:value-type="float" office:value="30002000" calcext:value-type="float">
            <text:p>30002000</text:p>
          </table:table-cell>
          <table:table-cell office:value-type="string" calcext:value-type="string">
            <text:p>, '</text:p>
          </table:table-cell>
          <table:table-cell office:value-type="string" calcext:value-type="string">
            <text:p>Handel</text:p>
          </table:table-cell>
          <table:table-cell office:value-type="string" calcext:value-type="string">
            <text:p>', '</text:p>
          </table:table-cell>
          <table:table-cell table:formula="of:=IF(MOD([.E504];1000)=0;&quot;A&quot;;&quot;P&quot;)" office:value-type="string" office:string-value="A" calcext:value-type="string">
            <text:p>A</text:p>
          </table:table-cell>
          <table:table-cell office:value-type="string" calcext:value-type="string">
            <text:p>', </text:p>
          </table:table-cell>
          <table:table-cell table:formula="of:=IF(MOD([.E504];1000000)=0;1;0)" office:value-type="float" office:value="0" calcext:value-type="float">
            <text:p>0</text:p>
          </table:table-cell>
          <table:table-cell office:value-type="string" calcext:value-type="string">
            <text:p>),</text:p>
          </table:table-cell>
          <table:table-cell table:formula="of:=CONCATENATE([.D504];[.E504];[.F504];[.G504];[.H504];[.I504];[.J504];[.K504];[.L504])" office:value-type="string" office:string-value="(30002000, 'Handel', 'A', 0)," calcext:value-type="string">
            <text:p>(30002000, 'Handel', 'A',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05]+1000*[.B505]+[.C505]" office:value-type="float" office:value="30002001" calcext:value-type="float">
            <text:p>30002001</text:p>
          </table:table-cell>
          <table:table-cell office:value-type="string" calcext:value-type="string">
            <text:p>, '</text:p>
          </table:table-cell>
          <table:table-cell office:value-type="string" calcext:value-type="string">
            <text:p>Schätzen</text:p>
          </table:table-cell>
          <table:table-cell office:value-type="string" calcext:value-type="string">
            <text:p>', '</text:p>
          </table:table-cell>
          <table:table-cell table:formula="of:=IF(MOD([.E505];1000)=0;&quot;A&quot;;&quot;P&quot;)" office:value-type="string" office:string-value="P" calcext:value-type="string">
            <text:p>P</text:p>
          </table:table-cell>
          <table:table-cell office:value-type="string" calcext:value-type="string">
            <text:p>', </text:p>
          </table:table-cell>
          <table:table-cell table:formula="of:=IF(MOD([.E505];1000000)=0;1;0)" office:value-type="float" office:value="0" calcext:value-type="float">
            <text:p>0</text:p>
          </table:table-cell>
          <table:table-cell office:value-type="string" calcext:value-type="string">
            <text:p>),</text:p>
          </table:table-cell>
          <table:table-cell table:formula="of:=CONCATENATE([.D505];[.E505];[.F505];[.G505];[.H505];[.I505];[.J505];[.K505];[.L505])" office:value-type="string" office:string-value="(30002001, 'Schätzen', 'P', 0)," calcext:value-type="string">
            <text:p>(30002001, 'Schätzen', 'P', 0),</text:p>
          </table:table-cell>
        </table:table-row>
        <table:table-row table:style-name="ro1">
          <table:table-cell office:value-type="float" office:value="30" calcext:value-type="float">
            <text:p>30</text:p>
          </table:table-cell>
          <table:table-cell table:number-columns-repeated="2" office:value-type="float" office:value="2" calcext:value-type="float">
            <text:p>2</text:p>
          </table:table-cell>
          <table:table-cell office:value-type="string" calcext:value-type="string">
            <text:p>(</text:p>
          </table:table-cell>
          <table:table-cell table:formula="of:=1000000*[.A506]+1000*[.B506]+[.C506]" office:value-type="float" office:value="30002002" calcext:value-type="float">
            <text:p>30002002</text:p>
          </table:table-cell>
          <table:table-cell office:value-type="string" calcext:value-type="string">
            <text:p>, '</text:p>
          </table:table-cell>
          <table:table-cell office:value-type="string" calcext:value-type="string">
            <text:p>Schwarzmarktpreise</text:p>
          </table:table-cell>
          <table:table-cell office:value-type="string" calcext:value-type="string">
            <text:p>', '</text:p>
          </table:table-cell>
          <table:table-cell table:formula="of:=IF(MOD([.E506];1000)=0;&quot;A&quot;;&quot;P&quot;)" office:value-type="string" office:string-value="P" calcext:value-type="string">
            <text:p>P</text:p>
          </table:table-cell>
          <table:table-cell office:value-type="string" calcext:value-type="string">
            <text:p>', </text:p>
          </table:table-cell>
          <table:table-cell table:formula="of:=IF(MOD([.E506];1000000)=0;1;0)" office:value-type="float" office:value="0" calcext:value-type="float">
            <text:p>0</text:p>
          </table:table-cell>
          <table:table-cell office:value-type="string" calcext:value-type="string">
            <text:p>),</text:p>
          </table:table-cell>
          <table:table-cell table:formula="of:=CONCATENATE([.D506];[.E506];[.F506];[.G506];[.H506];[.I506];[.J506];[.K506];[.L506])" office:value-type="string" office:string-value="(30002002, 'Schwarzmarktpreise', 'P', 0)," calcext:value-type="string">
            <text:p>(30002002, 'Schwarzmarktpreise',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07]+1000*[.B507]+[.C507]" office:value-type="float" office:value="30002003" calcext:value-type="float">
            <text:p>30002003</text:p>
          </table:table-cell>
          <table:table-cell office:value-type="string" calcext:value-type="string">
            <text:p>, '</text:p>
          </table:table-cell>
          <table:table-cell office:value-type="string" calcext:value-type="string">
            <text:p>Verkaufstechniken</text:p>
          </table:table-cell>
          <table:table-cell office:value-type="string" calcext:value-type="string">
            <text:p>', '</text:p>
          </table:table-cell>
          <table:table-cell table:formula="of:=IF(MOD([.E507];1000)=0;&quot;A&quot;;&quot;P&quot;)" office:value-type="string" office:string-value="P" calcext:value-type="string">
            <text:p>P</text:p>
          </table:table-cell>
          <table:table-cell office:value-type="string" calcext:value-type="string">
            <text:p>', </text:p>
          </table:table-cell>
          <table:table-cell table:formula="of:=IF(MOD([.E507];1000000)=0;1;0)" office:value-type="float" office:value="0" calcext:value-type="float">
            <text:p>0</text:p>
          </table:table-cell>
          <table:table-cell office:value-type="string" calcext:value-type="string">
            <text:p>),</text:p>
          </table:table-cell>
          <table:table-cell table:formula="of:=CONCATENATE([.D507];[.E507];[.F507];[.G507];[.H507];[.I507];[.J507];[.K507];[.L507])" office:value-type="string" office:string-value="(30002003, 'Verkaufstechniken', 'P', 0)," calcext:value-type="string">
            <text:p>(30002003, 'Verkaufstechniken',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08]+1000*[.B508]+[.C508]" office:value-type="float" office:value="30002004" calcext:value-type="float">
            <text:p>30002004</text:p>
          </table:table-cell>
          <table:table-cell office:value-type="string" calcext:value-type="string">
            <text:p>, '</text:p>
          </table:table-cell>
          <table:table-cell office:value-type="string" calcext:value-type="string">
            <text:p>Währungen und Umrechnungskurse</text:p>
          </table:table-cell>
          <table:table-cell office:value-type="string" calcext:value-type="string">
            <text:p>', '</text:p>
          </table:table-cell>
          <table:table-cell table:formula="of:=IF(MOD([.E508];1000)=0;&quot;A&quot;;&quot;P&quot;)" office:value-type="string" office:string-value="P" calcext:value-type="string">
            <text:p>P</text:p>
          </table:table-cell>
          <table:table-cell office:value-type="string" calcext:value-type="string">
            <text:p>', </text:p>
          </table:table-cell>
          <table:table-cell table:formula="of:=IF(MOD([.E508];1000000)=0;1;0)" office:value-type="float" office:value="0" calcext:value-type="float">
            <text:p>0</text:p>
          </table:table-cell>
          <table:table-cell office:value-type="string" calcext:value-type="string">
            <text:p>),</text:p>
          </table:table-cell>
          <table:table-cell table:formula="of:=CONCATENATE([.D508];[.E508];[.F508];[.G508];[.H508];[.I508];[.J508];[.K508];[.L508])" office:value-type="string" office:string-value="(30002004, 'Währungen und Umrechnungskurse', 'P', 0)," calcext:value-type="string">
            <text:p>(30002004, 'Währungen und Umrechnungskurse',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09]+1000*[.B509]+[.C509]" office:value-type="float" office:value="30003000" calcext:value-type="float">
            <text:p>30003000</text:p>
          </table:table-cell>
          <table:table-cell office:value-type="string" calcext:value-type="string">
            <text:p>, '</text:p>
          </table:table-cell>
          <table:table-cell office:value-type="string" calcext:value-type="string">
            <text:p>Ladung und Fracht</text:p>
          </table:table-cell>
          <table:table-cell office:value-type="string" calcext:value-type="string">
            <text:p>', '</text:p>
          </table:table-cell>
          <table:table-cell table:formula="of:=IF(MOD([.E509];1000)=0;&quot;A&quot;;&quot;P&quot;)" office:value-type="string" office:string-value="A" calcext:value-type="string">
            <text:p>A</text:p>
          </table:table-cell>
          <table:table-cell office:value-type="string" calcext:value-type="string">
            <text:p>', </text:p>
          </table:table-cell>
          <table:table-cell table:formula="of:=IF(MOD([.E509];1000000)=0;1;0)" office:value-type="float" office:value="0" calcext:value-type="float">
            <text:p>0</text:p>
          </table:table-cell>
          <table:table-cell office:value-type="string" calcext:value-type="string">
            <text:p>),</text:p>
          </table:table-cell>
          <table:table-cell table:formula="of:=CONCATENATE([.D509];[.E509];[.F509];[.G509];[.H509];[.I509];[.J509];[.K509];[.L509])" office:value-type="string" office:string-value="(30003000, 'Ladung und Fracht', 'A', 0)," calcext:value-type="string">
            <text:p>(30003000, 'Ladung und Fracht', 'A',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10]+1000*[.B510]+[.C510]" office:value-type="float" office:value="30003001" calcext:value-type="float">
            <text:p>30003001</text:p>
          </table:table-cell>
          <table:table-cell office:value-type="string" calcext:value-type="string">
            <text:p>, '</text:p>
          </table:table-cell>
          <table:table-cell office:value-type="string" calcext:value-type="string">
            <text:p>Umgang mit Gefahrgut</text:p>
          </table:table-cell>
          <table:table-cell office:value-type="string" calcext:value-type="string">
            <text:p>', '</text:p>
          </table:table-cell>
          <table:table-cell table:formula="of:=IF(MOD([.E510];1000)=0;&quot;A&quot;;&quot;P&quot;)" office:value-type="string" office:string-value="P" calcext:value-type="string">
            <text:p>P</text:p>
          </table:table-cell>
          <table:table-cell office:value-type="string" calcext:value-type="string">
            <text:p>', </text:p>
          </table:table-cell>
          <table:table-cell table:formula="of:=IF(MOD([.E510];1000000)=0;1;0)" office:value-type="float" office:value="0" calcext:value-type="float">
            <text:p>0</text:p>
          </table:table-cell>
          <table:table-cell office:value-type="string" calcext:value-type="string">
            <text:p>),</text:p>
          </table:table-cell>
          <table:table-cell table:formula="of:=CONCATENATE([.D510];[.E510];[.F510];[.G510];[.H510];[.I510];[.J510];[.K510];[.L510])" office:value-type="string" office:string-value="(30003001, 'Umgang mit Gefahrgut', 'P', 0)," calcext:value-type="string">
            <text:p>(30003001, 'Umgang mit Gefahrgut',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11]+1000*[.B511]+[.C511]" office:value-type="float" office:value="30003002" calcext:value-type="float">
            <text:p>30003002</text:p>
          </table:table-cell>
          <table:table-cell office:value-type="string" calcext:value-type="string">
            <text:p>, '</text:p>
          </table:table-cell>
          <table:table-cell office:value-type="string" calcext:value-type="string">
            <text:p>Lagerverwaltung</text:p>
          </table:table-cell>
          <table:table-cell office:value-type="string" calcext:value-type="string">
            <text:p>', '</text:p>
          </table:table-cell>
          <table:table-cell table:formula="of:=IF(MOD([.E511];1000)=0;&quot;A&quot;;&quot;P&quot;)" office:value-type="string" office:string-value="P" calcext:value-type="string">
            <text:p>P</text:p>
          </table:table-cell>
          <table:table-cell office:value-type="string" calcext:value-type="string">
            <text:p>', </text:p>
          </table:table-cell>
          <table:table-cell table:formula="of:=IF(MOD([.E511];1000000)=0;1;0)" office:value-type="float" office:value="0" calcext:value-type="float">
            <text:p>0</text:p>
          </table:table-cell>
          <table:table-cell office:value-type="string" calcext:value-type="string">
            <text:p>),</text:p>
          </table:table-cell>
          <table:table-cell table:formula="of:=CONCATENATE([.D511];[.E511];[.F511];[.G511];[.H511];[.I511];[.J511];[.K511];[.L511])" office:value-type="string" office:string-value="(30003002, 'Lagerverwaltung', 'P', 0)," calcext:value-type="string">
            <text:p>(30003002, 'Lagerverwaltung', 'P', 0),</text:p>
          </table:table-cell>
        </table:table-row>
        <table:table-row table:style-name="ro1">
          <table:table-cell office:value-type="float" office:value="30" calcext:value-type="float">
            <text:p>30</text:p>
          </table:table-cell>
          <table:table-cell table:number-columns-repeated="2" office:value-type="float" office:value="3" calcext:value-type="float">
            <text:p>3</text:p>
          </table:table-cell>
          <table:table-cell office:value-type="string" calcext:value-type="string">
            <text:p>(</text:p>
          </table:table-cell>
          <table:table-cell table:formula="of:=1000000*[.A512]+1000*[.B512]+[.C512]" office:value-type="float" office:value="30003003" calcext:value-type="float">
            <text:p>30003003</text:p>
          </table:table-cell>
          <table:table-cell office:value-type="string" calcext:value-type="string">
            <text:p>, '</text:p>
          </table:table-cell>
          <table:table-cell office:value-type="string" calcext:value-type="string">
            <text:p>Packen und Stauen</text:p>
          </table:table-cell>
          <table:table-cell office:value-type="string" calcext:value-type="string">
            <text:p>', '</text:p>
          </table:table-cell>
          <table:table-cell table:formula="of:=IF(MOD([.E512];1000)=0;&quot;A&quot;;&quot;P&quot;)" office:value-type="string" office:string-value="P" calcext:value-type="string">
            <text:p>P</text:p>
          </table:table-cell>
          <table:table-cell office:value-type="string" calcext:value-type="string">
            <text:p>', </text:p>
          </table:table-cell>
          <table:table-cell table:formula="of:=IF(MOD([.E512];1000000)=0;1;0)" office:value-type="float" office:value="0" calcext:value-type="float">
            <text:p>0</text:p>
          </table:table-cell>
          <table:table-cell office:value-type="string" calcext:value-type="string">
            <text:p>),</text:p>
          </table:table-cell>
          <table:table-cell table:formula="of:=CONCATENATE([.D512];[.E512];[.F512];[.G512];[.H512];[.I512];[.J512];[.K512];[.L512])" office:value-type="string" office:string-value="(30003003, 'Packen und Stauen', 'P', 0)," calcext:value-type="string">
            <text:p>(30003003, 'Packen und Stauen',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13]+1000*[.B513]+[.C513]" office:value-type="float" office:value="30003004" calcext:value-type="float">
            <text:p>30003004</text:p>
          </table:table-cell>
          <table:table-cell office:value-type="string" calcext:value-type="string">
            <text:p>, '</text:p>
          </table:table-cell>
          <table:table-cell office:value-type="string" calcext:value-type="string">
            <text:p>Expeditionsausrüstung</text:p>
          </table:table-cell>
          <table:table-cell office:value-type="string" calcext:value-type="string">
            <text:p>', '</text:p>
          </table:table-cell>
          <table:table-cell table:formula="of:=IF(MOD([.E513];1000)=0;&quot;A&quot;;&quot;P&quot;)" office:value-type="string" office:string-value="P" calcext:value-type="string">
            <text:p>P</text:p>
          </table:table-cell>
          <table:table-cell office:value-type="string" calcext:value-type="string">
            <text:p>', </text:p>
          </table:table-cell>
          <table:table-cell table:formula="of:=IF(MOD([.E513];1000000)=0;1;0)" office:value-type="float" office:value="0" calcext:value-type="float">
            <text:p>0</text:p>
          </table:table-cell>
          <table:table-cell office:value-type="string" calcext:value-type="string">
            <text:p>),</text:p>
          </table:table-cell>
          <table:table-cell table:formula="of:=CONCATENATE([.D513];[.E513];[.F513];[.G513];[.H513];[.I513];[.J513];[.K513];[.L513])" office:value-type="string" office:string-value="(30003004, 'Expeditionsausrüstung', 'P', 0)," calcext:value-type="string">
            <text:p>(30003004, 'Expeditionsausrüstung', 'P', 0),</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office:value-type="string" calcext:value-type="string">
            <text:p>(</text:p>
          </table:table-cell>
          <table:table-cell table:formula="of:=1000000*[.A514]+1000*[.B514]+[.C514]" office:value-type="float" office:value="31000000" calcext:value-type="float">
            <text:p>31000000</text:p>
          </table:table-cell>
          <table:table-cell office:value-type="string" calcext:value-type="string">
            <text:p>, '</text:p>
          </table:table-cell>
          <table:table-cell office:value-type="string" calcext:value-type="string">
            <text:p>Wirtschafts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14];1000000)=0;1;0)" office:value-type="float" office:value="1" calcext:value-type="float">
            <text:p>1</text:p>
          </table:table-cell>
          <table:table-cell office:value-type="string" calcext:value-type="string">
            <text:p>),</text:p>
          </table:table-cell>
          <table:table-cell table:formula="of:=CONCATENATE([.D514];[.E514];[.F514];[.G514];[.H514];[.I514];[.J514];[.K514];[.L514])" office:value-type="string" office:string-value="(31000000, 'Wirtschaftswissenschaften', 'P', 1)," calcext:value-type="string">
            <text:p>(31000000, 'Wirtschaftswissenschaften', 'P', 1),</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15]+1000*[.B515]+[.C515]" office:value-type="float" office:value="31000001" calcext:value-type="float">
            <text:p>31000001</text:p>
          </table:table-cell>
          <table:table-cell office:value-type="string" calcext:value-type="string">
            <text:p>, '</text:p>
          </table:table-cell>
          <table:table-cell office:value-type="string" calcext:value-type="string">
            <text:p>Betriebswirtschaftslehre</text:p>
          </table:table-cell>
          <table:table-cell office:value-type="string" calcext:value-type="string">
            <text:p>', '</text:p>
          </table:table-cell>
          <table:table-cell table:formula="of:=IF(MOD([.E515];1000)=0;&quot;A&quot;;&quot;P&quot;)" office:value-type="string" office:string-value="P" calcext:value-type="string">
            <text:p>P</text:p>
          </table:table-cell>
          <table:table-cell office:value-type="string" calcext:value-type="string">
            <text:p>', </text:p>
          </table:table-cell>
          <table:table-cell table:formula="of:=IF(MOD([.E515];1000000)=0;1;0)" office:value-type="float" office:value="0" calcext:value-type="float">
            <text:p>0</text:p>
          </table:table-cell>
          <table:table-cell office:value-type="string" calcext:value-type="string">
            <text:p>),</text:p>
          </table:table-cell>
          <table:table-cell table:formula="of:=CONCATENATE([.D515];[.E515];[.F515];[.G515];[.H515];[.I515];[.J515];[.K515];[.L515])" office:value-type="string" office:string-value="(31000001, 'Betriebswirtschaftslehre', 'P', 0)," calcext:value-type="string">
            <text:p>(31000001, 'Betrieb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16]+1000*[.B516]+[.C516]" office:value-type="float" office:value="31000002" calcext:value-type="float">
            <text:p>31000002</text:p>
          </table:table-cell>
          <table:table-cell office:value-type="string" calcext:value-type="string">
            <text:p>, '</text:p>
          </table:table-cell>
          <table:table-cell office:value-type="string" calcext:value-type="string">
            <text:p>Unternehmensführung</text:p>
          </table:table-cell>
          <table:table-cell office:value-type="string" calcext:value-type="string">
            <text:p>', '</text:p>
          </table:table-cell>
          <table:table-cell table:formula="of:=IF(MOD([.E516];1000)=0;&quot;A&quot;;&quot;P&quot;)" office:value-type="string" office:string-value="P" calcext:value-type="string">
            <text:p>P</text:p>
          </table:table-cell>
          <table:table-cell office:value-type="string" calcext:value-type="string">
            <text:p>', </text:p>
          </table:table-cell>
          <table:table-cell table:formula="of:=IF(MOD([.E516];1000000)=0;1;0)" office:value-type="float" office:value="0" calcext:value-type="float">
            <text:p>0</text:p>
          </table:table-cell>
          <table:table-cell office:value-type="string" calcext:value-type="string">
            <text:p>),</text:p>
          </table:table-cell>
          <table:table-cell table:formula="of:=CONCATENATE([.D516];[.E516];[.F516];[.G519];[.H516];[.I516];[.J516];[.K516];[.L516])" office:value-type="string" office:string-value="(31000002, 'Volkswirtschaftslehre', 'P', 0)," calcext:value-type="string">
            <text:p>(31000002, 'Volk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17]+1000*[.B517]+[.C517]" office:value-type="float" office:value="31000003" calcext:value-type="float">
            <text:p>31000003</text:p>
          </table:table-cell>
          <table:table-cell office:value-type="string" calcext:value-type="string">
            <text:p>, '</text:p>
          </table:table-cell>
          <table:table-cell office:value-type="string" calcext:value-type="string">
            <text:p>Organisationsentwicklung</text:p>
          </table:table-cell>
          <table:table-cell office:value-type="string" calcext:value-type="string">
            <text:p>', '</text:p>
          </table:table-cell>
          <table:table-cell table:formula="of:=IF(MOD([.E517];1000)=0;&quot;A&quot;;&quot;P&quot;)" office:value-type="string" office:string-value="P" calcext:value-type="string">
            <text:p>P</text:p>
          </table:table-cell>
          <table:table-cell office:value-type="string" calcext:value-type="string">
            <text:p>', </text:p>
          </table:table-cell>
          <table:table-cell table:formula="of:=IF(MOD([.E517];1000000)=0;1;0)" office:value-type="float" office:value="0" calcext:value-type="float">
            <text:p>0</text:p>
          </table:table-cell>
          <table:table-cell office:value-type="string" calcext:value-type="string">
            <text:p>),</text:p>
          </table:table-cell>
          <table:table-cell table:formula="of:=CONCATENATE([.D517];[.E517];[.F517];[.G522];[.H517];[.I517];[.J517];[.K517];[.L517])" office:value-type="string" office:string-value="(31000003, 'Finanzwirtschaft', 'P', 0)," calcext:value-type="string">
            <text:p>(31000003, 'Finanzwirtschaft',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18]+1000*[.B518]+[.C518]" office:value-type="float" office:value="31000004" calcext:value-type="float">
            <text:p>31000004</text:p>
          </table:table-cell>
          <table:table-cell office:value-type="string" calcext:value-type="string">
            <text:p>, '</text:p>
          </table:table-cell>
          <table:table-cell office:value-type="string" calcext:value-type="string">
            <text:p>Controlling</text:p>
          </table:table-cell>
          <table:table-cell office:value-type="string" calcext:value-type="string">
            <text:p>', '</text:p>
          </table:table-cell>
          <table:table-cell table:formula="of:=IF(MOD([.E518];1000)=0;&quot;A&quot;;&quot;P&quot;)" office:value-type="string" office:string-value="P" calcext:value-type="string">
            <text:p>P</text:p>
          </table:table-cell>
          <table:table-cell office:value-type="string" calcext:value-type="string">
            <text:p>', </text:p>
          </table:table-cell>
          <table:table-cell table:formula="of:=IF(MOD([.E518];1000000)=0;1;0)" office:value-type="float" office:value="0" calcext:value-type="float">
            <text:p>0</text:p>
          </table:table-cell>
          <table:table-cell office:value-type="string" calcext:value-type="string">
            <text:p>),</text:p>
          </table:table-cell>
          <table:table-cell table:formula="of:=CONCATENATE([.D518];[.E518];[.F518];[.G526];[.H518];[.I518];[.J518];[.K518];[.L518])" office:value-type="string" office:string-value="(31000004, 'Rechnungswesen', 'P', 0)," calcext:value-type="string">
            <text:p>(31000004,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19]+1000*[.B519]+[.C519]" office:value-type="float" office:value="31000005" calcext:value-type="float">
            <text:p>31000005</text:p>
          </table:table-cell>
          <table:table-cell office:value-type="string" calcext:value-type="string">
            <text:p>, '</text:p>
          </table:table-cell>
          <table:table-cell office:value-type="string" calcext:value-type="string">
            <text:p>Volkswirtschaftslehre</text:p>
          </table:table-cell>
          <table:table-cell office:value-type="string" calcext:value-type="string">
            <text:p>', '</text:p>
          </table:table-cell>
          <table:table-cell table:formula="of:=IF(MOD([.E519];1000)=0;&quot;A&quot;;&quot;P&quot;)" office:value-type="string" office:string-value="P" calcext:value-type="string">
            <text:p>P</text:p>
          </table:table-cell>
          <table:table-cell office:value-type="string" calcext:value-type="string">
            <text:p>', </text:p>
          </table:table-cell>
          <table:table-cell table:formula="of:=IF(MOD([.E519];1000000)=0;1;0)" office:value-type="float" office:value="0" calcext:value-type="float">
            <text:p>0</text:p>
          </table:table-cell>
          <table:table-cell office:value-type="string" calcext:value-type="string">
            <text:p>),</text:p>
          </table:table-cell>
          <table:table-cell table:formula="of:=CONCATENATE([.D519];[.E519];[.F519];[.G527];[.H519];[.I519];[.J519];[.K519];[.L519])" office:value-type="string" office:string-value="(31000005, 'Marketing', 'P', 0)," calcext:value-type="string">
            <text:p>(31000005,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20]+1000*[.B520]+[.C520]" office:value-type="float" office:value="31000006" calcext:value-type="float">
            <text:p>31000006</text:p>
          </table:table-cell>
          <table:table-cell office:value-type="string" calcext:value-type="string">
            <text:p>, '</text:p>
          </table:table-cell>
          <table:table-cell office:value-type="string" calcext:value-type="string">
            <text:p>Makroökonomie</text:p>
          </table:table-cell>
          <table:table-cell office:value-type="string" calcext:value-type="string">
            <text:p>', '</text:p>
          </table:table-cell>
          <table:table-cell table:formula="of:=IF(MOD([.E520];1000)=0;&quot;A&quot;;&quot;P&quot;)" office:value-type="string" office:string-value="P" calcext:value-type="string">
            <text:p>P</text:p>
          </table:table-cell>
          <table:table-cell office:value-type="string" calcext:value-type="string">
            <text:p>', </text:p>
          </table:table-cell>
          <table:table-cell table:formula="of:=IF(MOD([.E520];1000000)=0;1;0)" office:value-type="float" office:value="0" calcext:value-type="float">
            <text:p>0</text:p>
          </table:table-cell>
          <table:table-cell office:value-type="string" calcext:value-type="string">
            <text:p>),</text:p>
          </table:table-cell>
          <table:table-cell table:formula="of:=CONCATENATE([.D520];[.E520];[.F520];[.G531];[.H520];[.I520];[.J520];[.K520];[.L520])" office:value-type="string" office:string-value="(31000006, 'Personalwesen', 'P', 0)," calcext:value-type="string">
            <text:p>(31000006,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21]+1000*[.B521]+[.C521]" office:value-type="float" office:value="31000007" calcext:value-type="float">
            <text:p>31000007</text:p>
          </table:table-cell>
          <table:table-cell office:value-type="string" calcext:value-type="string">
            <text:p>, '</text:p>
          </table:table-cell>
          <table:table-cell office:value-type="string" calcext:value-type="string">
            <text:p>Mikroökonomie</text:p>
          </table:table-cell>
          <table:table-cell office:value-type="string" calcext:value-type="string">
            <text:p>', '</text:p>
          </table:table-cell>
          <table:table-cell table:formula="of:=IF(MOD([.E521];1000)=0;&quot;A&quot;;&quot;P&quot;)" office:value-type="string" office:string-value="P" calcext:value-type="string">
            <text:p>P</text:p>
          </table:table-cell>
          <table:table-cell office:value-type="string" calcext:value-type="string">
            <text:p>', </text:p>
          </table:table-cell>
          <table:table-cell table:formula="of:=IF(MOD([.E521];1000000)=0;1;0)" office:value-type="float" office:value="0" calcext:value-type="float">
            <text:p>0</text:p>
          </table:table-cell>
          <table:table-cell office:value-type="string" calcext:value-type="string">
            <text:p>),</text:p>
          </table:table-cell>
          <table:table-cell table:formula="of:=CONCATENATE([.D521];[.E521];[.F521];[.G532];[.H521];[.I521];[.J521];[.K521];[.L521])" office:value-type="string" office:string-value="(31000007, 'Logistik', 'P', 0)," calcext:value-type="string">
            <text:p>(31000007,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22]+1000*[.B522]+[.C522]" office:value-type="float" office:value="31000008" calcext:value-type="float">
            <text:p>31000008</text:p>
          </table:table-cell>
          <table:table-cell office:value-type="string" calcext:value-type="string">
            <text:p>, '</text:p>
          </table:table-cell>
          <table:table-cell office:value-type="string" calcext:value-type="string">
            <text:p>Finanzwirtschaft</text:p>
          </table:table-cell>
          <table:table-cell office:value-type="string" calcext:value-type="string">
            <text:p>', '</text:p>
          </table:table-cell>
          <table:table-cell table:formula="of:=IF(MOD([.E522];1000)=0;&quot;A&quot;;&quot;P&quot;)" office:value-type="string" office:string-value="P" calcext:value-type="string">
            <text:p>P</text:p>
          </table:table-cell>
          <table:table-cell office:value-type="string" calcext:value-type="string">
            <text:p>', </text:p>
          </table:table-cell>
          <table:table-cell table:formula="of:=IF(MOD([.E522];1000000)=0;1;0)" office:value-type="float" office:value="0" calcext:value-type="float">
            <text:p>0</text:p>
          </table:table-cell>
          <table:table-cell office:value-type="string" calcext:value-type="string">
            <text:p>),</text:p>
          </table:table-cell>
          <table:table-cell table:formula="of:=CONCATENATE([.D522];[.E522];[.F522];[.G533];[.H522];[.I522];[.J522];[.K522];[.L522])" office:value-type="string" office:string-value="(31000008, 'Produktionsplanung', 'P', 0)," calcext:value-type="string">
            <text:p>(31000008,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23]+1000*[.B523]+[.C523]" office:value-type="float" office:value="31000009" calcext:value-type="float">
            <text:p>31000009</text:p>
          </table:table-cell>
          <table:table-cell office:value-type="string" calcext:value-type="string">
            <text:p>, '</text:p>
          </table:table-cell>
          <table:table-cell office:value-type="string" calcext:value-type="string">
            <text:p>Investionsplanung</text:p>
          </table:table-cell>
          <table:table-cell office:value-type="string" calcext:value-type="string">
            <text:p>', '</text:p>
          </table:table-cell>
          <table:table-cell table:formula="of:=IF(MOD([.E523];1000)=0;&quot;A&quot;;&quot;P&quot;)" office:value-type="string" office:string-value="P" calcext:value-type="string">
            <text:p>P</text:p>
          </table:table-cell>
          <table:table-cell office:value-type="string" calcext:value-type="string">
            <text:p>', </text:p>
          </table:table-cell>
          <table:table-cell table:formula="of:=IF(MOD([.E523];1000000)=0;1;0)" office:value-type="float" office:value="0" calcext:value-type="float">
            <text:p>0</text:p>
          </table:table-cell>
          <table:table-cell office:value-type="string" calcext:value-type="string">
            <text:p>),</text:p>
          </table:table-cell>
          <table:table-cell table:formula="of:=CONCATENATE([.D523];[.E523];[.F523];[.G534];[.H523];[.I523];[.J523];[.K523];[.L523])" office:value-type="string" office:string-value="(31000009, 'Disposition', 'P', 0)," calcext:value-type="string">
            <text:p>(31000009,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24]+1000*[.B524]+[.C524]" office:value-type="float" office:value="31000010" calcext:value-type="float">
            <text:p>31000010</text:p>
          </table:table-cell>
          <table:table-cell office:value-type="string" calcext:value-type="string">
            <text:p>, '</text:p>
          </table:table-cell>
          <table:table-cell office:value-type="string" calcext:value-type="string">
            <text:p>Finanzierung</text:p>
          </table:table-cell>
          <table:table-cell office:value-type="string" calcext:value-type="string">
            <text:p>', '</text:p>
          </table:table-cell>
          <table:table-cell table:formula="of:=IF(MOD([.E524];1000)=0;&quot;A&quot;;&quot;P&quot;)" office:value-type="string" office:string-value="P" calcext:value-type="string">
            <text:p>P</text:p>
          </table:table-cell>
          <table:table-cell office:value-type="string" calcext:value-type="string">
            <text:p>', </text:p>
          </table:table-cell>
          <table:table-cell table:formula="of:=IF(MOD([.E524];1000000)=0;1;0)" office:value-type="float" office:value="0" calcext:value-type="float">
            <text:p>0</text:p>
          </table:table-cell>
          <table:table-cell office:value-type="string" calcext:value-type="string">
            <text:p>),</text:p>
          </table:table-cell>
          <table:table-cell table:formula="of:=CONCATENATE([.D524];[.E524];[.F524];[.G525];[.H524];[.I524];[.J524];[.K524];[.L524])" office:value-type="string" office:string-value="(31000010, 'Bankenwesen', 'P', 0)," calcext:value-type="string">
            <text:p>(31000010, 'Banken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25]+1000*[.B525]+[.C525]" office:value-type="float" office:value="31000011" calcext:value-type="float">
            <text:p>31000011</text:p>
          </table:table-cell>
          <table:table-cell office:value-type="string" calcext:value-type="string">
            <text:p>, '</text:p>
          </table:table-cell>
          <table:table-cell office:value-type="string" calcext:value-type="string">
            <text:p>Bankenwesen</text:p>
          </table:table-cell>
          <table:table-cell office:value-type="string" calcext:value-type="string">
            <text:p>', '</text:p>
          </table:table-cell>
          <table:table-cell table:formula="of:=IF(MOD([.E525];1000)=0;&quot;A&quot;;&quot;P&quot;)" office:value-type="string" office:string-value="P" calcext:value-type="string">
            <text:p>P</text:p>
          </table:table-cell>
          <table:table-cell office:value-type="string" calcext:value-type="string">
            <text:p>', </text:p>
          </table:table-cell>
          <table:table-cell table:formula="of:=IF(MOD([.E525];1000000)=0;1;0)" office:value-type="float" office:value="0" calcext:value-type="float">
            <text:p>0</text:p>
          </table:table-cell>
          <table:table-cell office:value-type="string" calcext:value-type="string">
            <text:p>),</text:p>
          </table:table-cell>
          <table:table-cell table:formula="of:=CONCATENATE([.D525];[.E525];[.F525];[.G526];[.H525];[.I525];[.J525];[.K525];[.L525])" office:value-type="string" office:string-value="(31000011, 'Rechnungswesen', 'P', 0)," calcext:value-type="string">
            <text:p>(31000011,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26]+1000*[.B526]+[.C526]" office:value-type="float" office:value="31000012" calcext:value-type="float">
            <text:p>31000012</text:p>
          </table:table-cell>
          <table:table-cell office:value-type="string" calcext:value-type="string">
            <text:p>, '</text:p>
          </table:table-cell>
          <table:table-cell office:value-type="string" calcext:value-type="string">
            <text:p>Rechnungswesen</text:p>
          </table:table-cell>
          <table:table-cell office:value-type="string" calcext:value-type="string">
            <text:p>', '</text:p>
          </table:table-cell>
          <table:table-cell table:formula="of:=IF(MOD([.E526];1000)=0;&quot;A&quot;;&quot;P&quot;)" office:value-type="string" office:string-value="P" calcext:value-type="string">
            <text:p>P</text:p>
          </table:table-cell>
          <table:table-cell office:value-type="string" calcext:value-type="string">
            <text:p>', </text:p>
          </table:table-cell>
          <table:table-cell table:formula="of:=IF(MOD([.E526];1000000)=0;1;0)" office:value-type="float" office:value="0" calcext:value-type="float">
            <text:p>0</text:p>
          </table:table-cell>
          <table:table-cell office:value-type="string" calcext:value-type="string">
            <text:p>),</text:p>
          </table:table-cell>
          <table:table-cell table:formula="of:=CONCATENATE([.D526];[.E526];[.F526];[.G527];[.H526];[.I526];[.J526];[.K526];[.L526])" office:value-type="string" office:string-value="(31000012, 'Marketing', 'P', 0)," calcext:value-type="string">
            <text:p>(31000012,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27]+1000*[.B527]+[.C527]" office:value-type="float" office:value="31000013" calcext:value-type="float">
            <text:p>31000013</text:p>
          </table:table-cell>
          <table:table-cell office:value-type="string" calcext:value-type="string">
            <text:p>, '</text:p>
          </table:table-cell>
          <table:table-cell office:value-type="string" calcext:value-type="string">
            <text:p>Marketing</text:p>
          </table:table-cell>
          <table:table-cell office:value-type="string" calcext:value-type="string">
            <text:p>', '</text:p>
          </table:table-cell>
          <table:table-cell table:formula="of:=IF(MOD([.E527];1000)=0;&quot;A&quot;;&quot;P&quot;)" office:value-type="string" office:string-value="P" calcext:value-type="string">
            <text:p>P</text:p>
          </table:table-cell>
          <table:table-cell office:value-type="string" calcext:value-type="string">
            <text:p>', </text:p>
          </table:table-cell>
          <table:table-cell table:formula="of:=IF(MOD([.E527];1000000)=0;1;0)" office:value-type="float" office:value="0" calcext:value-type="float">
            <text:p>0</text:p>
          </table:table-cell>
          <table:table-cell office:value-type="string" calcext:value-type="string">
            <text:p>),</text:p>
          </table:table-cell>
          <table:table-cell table:formula="of:=CONCATENATE([.D527];[.E527];[.F527];[.G531];[.H527];[.I527];[.J527];[.K527];[.L527])" office:value-type="string" office:string-value="(31000013, 'Personalwesen', 'P', 0)," calcext:value-type="string">
            <text:p>(31000013,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28]+1000*[.B528]+[.C528]" office:value-type="float" office:value="31000014" calcext:value-type="float">
            <text:p>31000014</text:p>
          </table:table-cell>
          <table:table-cell office:value-type="string" calcext:value-type="string">
            <text:p>, '</text:p>
          </table:table-cell>
          <table:table-cell office:value-type="string" calcext:value-type="string">
            <text:p>Marktforschung</text:p>
          </table:table-cell>
          <table:table-cell office:value-type="string" calcext:value-type="string">
            <text:p>', '</text:p>
          </table:table-cell>
          <table:table-cell table:formula="of:=IF(MOD([.E528];1000)=0;&quot;A&quot;;&quot;P&quot;)" office:value-type="string" office:string-value="P" calcext:value-type="string">
            <text:p>P</text:p>
          </table:table-cell>
          <table:table-cell office:value-type="string" calcext:value-type="string">
            <text:p>', </text:p>
          </table:table-cell>
          <table:table-cell table:formula="of:=IF(MOD([.E528];1000000)=0;1;0)" office:value-type="float" office:value="0" calcext:value-type="float">
            <text:p>0</text:p>
          </table:table-cell>
          <table:table-cell office:value-type="string" calcext:value-type="string">
            <text:p>),</text:p>
          </table:table-cell>
          <table:table-cell table:formula="of:=CONCATENATE([.D528];[.E528];[.F528];[.G532];[.H528];[.I528];[.J528];[.K528];[.L528])" office:value-type="string" office:string-value="(31000014, 'Logistik', 'P', 0)," calcext:value-type="string">
            <text:p>(31000014,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29]+1000*[.B529]+[.C529]" office:value-type="float" office:value="31000015" calcext:value-type="float">
            <text:p>31000015</text:p>
          </table:table-cell>
          <table:table-cell office:value-type="string" calcext:value-type="string">
            <text:p>, '</text:p>
          </table:table-cell>
          <table:table-cell office:value-type="string" calcext:value-type="string">
            <text:p>Produktpolitik</text:p>
          </table:table-cell>
          <table:table-cell office:value-type="string" calcext:value-type="string">
            <text:p>', '</text:p>
          </table:table-cell>
          <table:table-cell table:formula="of:=IF(MOD([.E529];1000)=0;&quot;A&quot;;&quot;P&quot;)" office:value-type="string" office:string-value="P" calcext:value-type="string">
            <text:p>P</text:p>
          </table:table-cell>
          <table:table-cell office:value-type="string" calcext:value-type="string">
            <text:p>', </text:p>
          </table:table-cell>
          <table:table-cell table:formula="of:=IF(MOD([.E529];1000000)=0;1;0)" office:value-type="float" office:value="0" calcext:value-type="float">
            <text:p>0</text:p>
          </table:table-cell>
          <table:table-cell office:value-type="string" calcext:value-type="string">
            <text:p>),</text:p>
          </table:table-cell>
          <table:table-cell table:formula="of:=CONCATENATE([.D529];[.E529];[.F529];[.G533];[.H529];[.I529];[.J529];[.K529];[.L529])" office:value-type="string" office:string-value="(31000015, 'Produktionsplanung', 'P', 0)," calcext:value-type="string">
            <text:p>(31000015,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30]+1000*[.B530]+[.C530]" office:value-type="float" office:value="31000016" calcext:value-type="float">
            <text:p>31000016</text:p>
          </table:table-cell>
          <table:table-cell office:value-type="string" calcext:value-type="string">
            <text:p>, '</text:p>
          </table:table-cell>
          <table:table-cell office:value-type="string" calcext:value-type="string">
            <text:p>Preispolitik</text:p>
          </table:table-cell>
          <table:table-cell office:value-type="string" calcext:value-type="string">
            <text:p>', '</text:p>
          </table:table-cell>
          <table:table-cell table:formula="of:=IF(MOD([.E530];1000)=0;&quot;A&quot;;&quot;P&quot;)" office:value-type="string" office:string-value="P" calcext:value-type="string">
            <text:p>P</text:p>
          </table:table-cell>
          <table:table-cell office:value-type="string" calcext:value-type="string">
            <text:p>', </text:p>
          </table:table-cell>
          <table:table-cell table:formula="of:=IF(MOD([.E530];1000000)=0;1;0)" office:value-type="float" office:value="0" calcext:value-type="float">
            <text:p>0</text:p>
          </table:table-cell>
          <table:table-cell office:value-type="string" calcext:value-type="string">
            <text:p>),</text:p>
          </table:table-cell>
          <table:table-cell table:formula="of:=CONCATENATE([.D530];[.E530];[.F530];[.G534];[.H530];[.I530];[.J530];[.K530];[.L530])" office:value-type="string" office:string-value="(31000016, 'Disposition', 'P', 0)," calcext:value-type="string">
            <text:p>(31000016,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31]+1000*[.B531]+[.C531]" office:value-type="float" office:value="31000017" calcext:value-type="float">
            <text:p>31000017</text:p>
          </table:table-cell>
          <table:table-cell office:value-type="string" calcext:value-type="string">
            <text:p>, '</text:p>
          </table:table-cell>
          <table:table-cell office:value-type="string" calcext:value-type="string">
            <text:p>Personalwesen</text:p>
          </table:table-cell>
          <table:table-cell office:value-type="string" calcext:value-type="string">
            <text:p>', '</text:p>
          </table:table-cell>
          <table:table-cell table:formula="of:=IF(MOD([.E531];1000)=0;&quot;A&quot;;&quot;P&quot;)" office:value-type="string" office:string-value="P" calcext:value-type="string">
            <text:p>P</text:p>
          </table:table-cell>
          <table:table-cell office:value-type="string" calcext:value-type="string">
            <text:p>', </text:p>
          </table:table-cell>
          <table:table-cell table:formula="of:=IF(MOD([.E531];1000000)=0;1;0)" office:value-type="float" office:value="0" calcext:value-type="float">
            <text:p>0</text:p>
          </table:table-cell>
          <table:table-cell office:value-type="string" calcext:value-type="string">
            <text:p>),</text:p>
          </table:table-cell>
          <table:table-cell table:formula="of:=CONCATENATE([.D531];[.E531];[.F531];[.G531];[.H531];[.I531];[.J531];[.K531];[.L531])" office:value-type="string" office:string-value="(31000017, 'Personalwesen', 'P', 0)," calcext:value-type="string">
            <text:p>(31000017,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532]+1000*[.B532]+[.C532]" office:value-type="float" office:value="31000018" calcext:value-type="float">
            <text:p>31000018</text:p>
          </table:table-cell>
          <table:table-cell office:value-type="string" calcext:value-type="string">
            <text:p>, '</text:p>
          </table:table-cell>
          <table:table-cell office:value-type="string" calcext:value-type="string">
            <text:p>Logistik</text:p>
          </table:table-cell>
          <table:table-cell office:value-type="string" calcext:value-type="string">
            <text:p>', '</text:p>
          </table:table-cell>
          <table:table-cell table:formula="of:=IF(MOD([.E532];1000)=0;&quot;A&quot;;&quot;P&quot;)" office:value-type="string" office:string-value="P" calcext:value-type="string">
            <text:p>P</text:p>
          </table:table-cell>
          <table:table-cell office:value-type="string" calcext:value-type="string">
            <text:p>', </text:p>
          </table:table-cell>
          <table:table-cell table:formula="of:=IF(MOD([.E532];1000000)=0;1;0)" office:value-type="float" office:value="0" calcext:value-type="float">
            <text:p>0</text:p>
          </table:table-cell>
          <table:table-cell office:value-type="string" calcext:value-type="string">
            <text:p>),</text:p>
          </table:table-cell>
          <table:table-cell table:formula="of:=CONCATENATE([.D532];[.E532];[.F532];[.G532];[.H532];[.I532];[.J532];[.K532];[.L532])" office:value-type="string" office:string-value="(31000018, 'Logistik', 'P', 0)," calcext:value-type="string">
            <text:p>(31000018,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533]+1000*[.B533]+[.C533]" office:value-type="float" office:value="31000019" calcext:value-type="float">
            <text:p>31000019</text:p>
          </table:table-cell>
          <table:table-cell office:value-type="string" calcext:value-type="string">
            <text:p>, '</text:p>
          </table:table-cell>
          <table:table-cell office:value-type="string" calcext:value-type="string">
            <text:p>Produktionsplanung</text:p>
          </table:table-cell>
          <table:table-cell office:value-type="string" calcext:value-type="string">
            <text:p>', '</text:p>
          </table:table-cell>
          <table:table-cell table:formula="of:=IF(MOD([.E533];1000)=0;&quot;A&quot;;&quot;P&quot;)" office:value-type="string" office:string-value="P" calcext:value-type="string">
            <text:p>P</text:p>
          </table:table-cell>
          <table:table-cell office:value-type="string" calcext:value-type="string">
            <text:p>', </text:p>
          </table:table-cell>
          <table:table-cell table:formula="of:=IF(MOD([.E533];1000000)=0;1;0)" office:value-type="float" office:value="0" calcext:value-type="float">
            <text:p>0</text:p>
          </table:table-cell>
          <table:table-cell office:value-type="string" calcext:value-type="string">
            <text:p>),</text:p>
          </table:table-cell>
          <table:table-cell table:formula="of:=CONCATENATE([.D533];[.E533];[.F533];[.G533];[.H533];[.I533];[.J533];[.K533];[.L533])" office:value-type="string" office:string-value="(31000019, 'Produktionsplanung', 'P', 0)," calcext:value-type="string">
            <text:p>(31000019,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534]+1000*[.B534]+[.C534]" office:value-type="float" office:value="31000020" calcext:value-type="float">
            <text:p>31000020</text:p>
          </table:table-cell>
          <table:table-cell office:value-type="string" calcext:value-type="string">
            <text:p>, '</text:p>
          </table:table-cell>
          <table:table-cell office:value-type="string" calcext:value-type="string">
            <text:p>Disposition</text:p>
          </table:table-cell>
          <table:table-cell office:value-type="string" calcext:value-type="string">
            <text:p>', '</text:p>
          </table:table-cell>
          <table:table-cell table:formula="of:=IF(MOD([.E534];1000)=0;&quot;A&quot;;&quot;P&quot;)" office:value-type="string" office:string-value="P" calcext:value-type="string">
            <text:p>P</text:p>
          </table:table-cell>
          <table:table-cell office:value-type="string" calcext:value-type="string">
            <text:p>', </text:p>
          </table:table-cell>
          <table:table-cell table:formula="of:=IF(MOD([.E534];1000000)=0;1;0)" office:value-type="float" office:value="0" calcext:value-type="float">
            <text:p>0</text:p>
          </table:table-cell>
          <table:table-cell office:value-type="string" calcext:value-type="string">
            <text:p>),</text:p>
          </table:table-cell>
          <table:table-cell table:formula="of:=CONCATENATE([.D534];[.E534];[.F534];[.G534];[.H534];[.I534];[.J534];[.K534];[.L534])" office:value-type="string" office:string-value="(31000020, 'Disposition', 'P', 0)," calcext:value-type="string">
            <text:p>(31000020, 'Disposition', 'P', 0),</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office:value-type="string" calcext:value-type="string">
            <text:p>(</text:p>
          </table:table-cell>
          <table:table-cell table:formula="of:=1000000*[.A535]+1000*[.B535]+[.C535]" office:value-type="float" office:value="32000000" calcext:value-type="float">
            <text:p>32000000</text:p>
          </table:table-cell>
          <table:table-cell office:value-type="string" calcext:value-type="string">
            <text:p>, '</text:p>
          </table:table-cell>
          <table:table-cell office:value-type="string" calcext:value-type="string">
            <text:p>Rechtswissenschaften</text:p>
          </table:table-cell>
          <table:table-cell office:value-type="string" calcext:value-type="string">
            <text:p>', '</text:p>
          </table:table-cell>
          <table:table-cell table:formula="of:=IF(MOD([.E535];1000)=0;&quot;A&quot;;&quot;P&quot;)" office:value-type="string" office:string-value="A" calcext:value-type="string">
            <text:p>A</text:p>
          </table:table-cell>
          <table:table-cell office:value-type="string" calcext:value-type="string">
            <text:p>', </text:p>
          </table:table-cell>
          <table:table-cell table:formula="of:=IF(MOD([.E535];1000000)=0;1;0)" office:value-type="float" office:value="1" calcext:value-type="float">
            <text:p>1</text:p>
          </table:table-cell>
          <table:table-cell office:value-type="string" calcext:value-type="string">
            <text:p>),</text:p>
          </table:table-cell>
          <table:table-cell table:formula="of:=CONCATENATE([.D535];[.E535];[.F535];[.G535];[.H535];[.I535];[.J535];[.K535];[.L535])" office:value-type="string" office:string-value="(32000000, 'Rechtswissenschaften', 'A', 1)," calcext:value-type="string">
            <text:p>(32000000, 'Rechtswissenschaften', 'A', 1),</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36]+1000*[.B536]+[.C536]" office:value-type="float" office:value="32000001" calcext:value-type="float">
            <text:p>32000001</text:p>
          </table:table-cell>
          <table:table-cell office:value-type="string" calcext:value-type="string">
            <text:p>, '</text:p>
          </table:table-cell>
          <table:table-cell office:value-type="string" calcext:value-type="string">
            <text:p>Öffentliches Recht</text:p>
          </table:table-cell>
          <table:table-cell office:value-type="string" calcext:value-type="string">
            <text:p>', '</text:p>
          </table:table-cell>
          <table:table-cell table:formula="of:=IF(MOD([.E536];1000)=0;&quot;A&quot;;&quot;P&quot;)" office:value-type="string" office:string-value="P" calcext:value-type="string">
            <text:p>P</text:p>
          </table:table-cell>
          <table:table-cell office:value-type="string" calcext:value-type="string">
            <text:p>', </text:p>
          </table:table-cell>
          <table:table-cell table:formula="of:=IF(MOD([.E536];1000000)=0;1;0)" office:value-type="float" office:value="0" calcext:value-type="float">
            <text:p>0</text:p>
          </table:table-cell>
          <table:table-cell office:value-type="string" calcext:value-type="string">
            <text:p>),</text:p>
          </table:table-cell>
          <table:table-cell table:formula="of:=CONCATENATE([.D536];[.E536];[.F536];[.G536];[.H536];[.I536];[.J536];[.K536];[.L536])" office:value-type="string" office:string-value="(32000001, 'Öffentliches Recht', 'P', 0)," calcext:value-type="string">
            <text:p>(32000001, 'Öffentliches 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37]+1000*[.B537]+[.C537]" office:value-type="float" office:value="32000002" calcext:value-type="float">
            <text:p>32000002</text:p>
          </table:table-cell>
          <table:table-cell office:value-type="string" calcext:value-type="string">
            <text:p>, '</text:p>
          </table:table-cell>
          <table:table-cell office:value-type="string" calcext:value-type="string">
            <text:p>Staatsrecht</text:p>
          </table:table-cell>
          <table:table-cell office:value-type="string" calcext:value-type="string">
            <text:p>', '</text:p>
          </table:table-cell>
          <table:table-cell table:formula="of:=IF(MOD([.E537];1000)=0;&quot;A&quot;;&quot;P&quot;)" office:value-type="string" office:string-value="P" calcext:value-type="string">
            <text:p>P</text:p>
          </table:table-cell>
          <table:table-cell office:value-type="string" calcext:value-type="string">
            <text:p>', </text:p>
          </table:table-cell>
          <table:table-cell table:formula="of:=IF(MOD([.E537];1000000)=0;1;0)" office:value-type="float" office:value="0" calcext:value-type="float">
            <text:p>0</text:p>
          </table:table-cell>
          <table:table-cell office:value-type="string" calcext:value-type="string">
            <text:p>),</text:p>
          </table:table-cell>
          <table:table-cell table:formula="of:=CONCATENATE([.D537];[.E537];[.F537];[.G537];[.H537];[.I537];[.J537];[.K537];[.L537])" office:value-type="string" office:string-value="(32000002, 'Staatsrecht', 'P', 0)," calcext:value-type="string">
            <text:p>(32000002, 'Staat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38]+1000*[.B538]+[.C538]" office:value-type="float" office:value="32000003" calcext:value-type="float">
            <text:p>32000003</text:p>
          </table:table-cell>
          <table:table-cell office:value-type="string" calcext:value-type="string">
            <text:p>, '</text:p>
          </table:table-cell>
          <table:table-cell office:value-type="string" calcext:value-type="string">
            <text:p>Verfassungsrecht</text:p>
          </table:table-cell>
          <table:table-cell office:value-type="string" calcext:value-type="string">
            <text:p>', '</text:p>
          </table:table-cell>
          <table:table-cell table:formula="of:=IF(MOD([.E538];1000)=0;&quot;A&quot;;&quot;P&quot;)" office:value-type="string" office:string-value="P" calcext:value-type="string">
            <text:p>P</text:p>
          </table:table-cell>
          <table:table-cell office:value-type="string" calcext:value-type="string">
            <text:p>', </text:p>
          </table:table-cell>
          <table:table-cell table:formula="of:=IF(MOD([.E538];1000000)=0;1;0)" office:value-type="float" office:value="0" calcext:value-type="float">
            <text:p>0</text:p>
          </table:table-cell>
          <table:table-cell office:value-type="string" calcext:value-type="string">
            <text:p>),</text:p>
          </table:table-cell>
          <table:table-cell table:formula="of:=CONCATENATE([.D538];[.E538];[.F538];[.G538];[.H538];[.I538];[.J538];[.K538];[.L538])" office:value-type="string" office:string-value="(32000003, 'Verfassungsrecht', 'P', 0)," calcext:value-type="string">
            <text:p>(32000003, 'Verfass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39]+1000*[.B539]+[.C539]" office:value-type="float" office:value="32000004" calcext:value-type="float">
            <text:p>32000004</text:p>
          </table:table-cell>
          <table:table-cell office:value-type="string" calcext:value-type="string">
            <text:p>, '</text:p>
          </table:table-cell>
          <table:table-cell office:value-type="string" calcext:value-type="string">
            <text:p>Verwaltungsrecht</text:p>
          </table:table-cell>
          <table:table-cell office:value-type="string" calcext:value-type="string">
            <text:p>', '</text:p>
          </table:table-cell>
          <table:table-cell table:formula="of:=IF(MOD([.E539];1000)=0;&quot;A&quot;;&quot;P&quot;)" office:value-type="string" office:string-value="P" calcext:value-type="string">
            <text:p>P</text:p>
          </table:table-cell>
          <table:table-cell office:value-type="string" calcext:value-type="string">
            <text:p>', </text:p>
          </table:table-cell>
          <table:table-cell table:formula="of:=IF(MOD([.E539];1000000)=0;1;0)" office:value-type="float" office:value="0" calcext:value-type="float">
            <text:p>0</text:p>
          </table:table-cell>
          <table:table-cell office:value-type="string" calcext:value-type="string">
            <text:p>),</text:p>
          </table:table-cell>
          <table:table-cell table:formula="of:=CONCATENATE([.D539];[.E539];[.F539];[.G539];[.H539];[.I539];[.J539];[.K539];[.L539])" office:value-type="string" office:string-value="(32000004, 'Verwaltungsrecht', 'P', 0)," calcext:value-type="string">
            <text:p>(32000004, 'Verwalt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40]+1000*[.B540]+[.C540]" office:value-type="float" office:value="32000005" calcext:value-type="float">
            <text:p>32000005</text:p>
          </table:table-cell>
          <table:table-cell office:value-type="string" calcext:value-type="string">
            <text:p>, '</text:p>
          </table:table-cell>
          <table:table-cell office:value-type="string" calcext:value-type="string">
            <text:p>Völkerrecht</text:p>
          </table:table-cell>
          <table:table-cell office:value-type="string" calcext:value-type="string">
            <text:p>', '</text:p>
          </table:table-cell>
          <table:table-cell table:formula="of:=IF(MOD([.E540];1000)=0;&quot;A&quot;;&quot;P&quot;)" office:value-type="string" office:string-value="P" calcext:value-type="string">
            <text:p>P</text:p>
          </table:table-cell>
          <table:table-cell office:value-type="string" calcext:value-type="string">
            <text:p>', </text:p>
          </table:table-cell>
          <table:table-cell table:formula="of:=IF(MOD([.E540];1000000)=0;1;0)" office:value-type="float" office:value="0" calcext:value-type="float">
            <text:p>0</text:p>
          </table:table-cell>
          <table:table-cell office:value-type="string" calcext:value-type="string">
            <text:p>),</text:p>
          </table:table-cell>
          <table:table-cell table:formula="of:=CONCATENATE([.D540];[.E540];[.F540];[.G540];[.H540];[.I540];[.J540];[.K540];[.L540])" office:value-type="string" office:string-value="(32000005, 'Völkerrecht', 'P', 0)," calcext:value-type="string">
            <text:p>(32000005, 'Völk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41]+1000*[.B541]+[.C541]" office:value-type="float" office:value="32000006" calcext:value-type="float">
            <text:p>32000006</text:p>
          </table:table-cell>
          <table:table-cell office:value-type="string" calcext:value-type="string">
            <text:p>, '</text:p>
          </table:table-cell>
          <table:table-cell office:value-type="string" calcext:value-type="string">
            <text:p>Zivilrecht</text:p>
          </table:table-cell>
          <table:table-cell office:value-type="string" calcext:value-type="string">
            <text:p>', '</text:p>
          </table:table-cell>
          <table:table-cell table:formula="of:=IF(MOD([.E541];1000)=0;&quot;A&quot;;&quot;P&quot;)" office:value-type="string" office:string-value="P" calcext:value-type="string">
            <text:p>P</text:p>
          </table:table-cell>
          <table:table-cell office:value-type="string" calcext:value-type="string">
            <text:p>', </text:p>
          </table:table-cell>
          <table:table-cell table:formula="of:=IF(MOD([.E541];1000000)=0;1;0)" office:value-type="float" office:value="0" calcext:value-type="float">
            <text:p>0</text:p>
          </table:table-cell>
          <table:table-cell office:value-type="string" calcext:value-type="string">
            <text:p>),</text:p>
          </table:table-cell>
          <table:table-cell table:formula="of:=CONCATENATE([.D541];[.E541];[.F541];[.G541];[.H541];[.I541];[.J541];[.K541];[.L541])" office:value-type="string" office:string-value="(32000006, 'Zivilrecht', 'P', 0)," calcext:value-type="string">
            <text:p>(32000006, 'Zivil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42]+1000*[.B542]+[.C542]" office:value-type="float" office:value="32000007" calcext:value-type="float">
            <text:p>32000007</text:p>
          </table:table-cell>
          <table:table-cell office:value-type="string" calcext:value-type="string">
            <text:p>, '</text:p>
          </table:table-cell>
          <table:table-cell office:value-type="string" calcext:value-type="string">
            <text:p>Handelsrecht</text:p>
          </table:table-cell>
          <table:table-cell office:value-type="string" calcext:value-type="string">
            <text:p>', '</text:p>
          </table:table-cell>
          <table:table-cell table:formula="of:=IF(MOD([.E542];1000)=0;&quot;A&quot;;&quot;P&quot;)" office:value-type="string" office:string-value="P" calcext:value-type="string">
            <text:p>P</text:p>
          </table:table-cell>
          <table:table-cell office:value-type="string" calcext:value-type="string">
            <text:p>', </text:p>
          </table:table-cell>
          <table:table-cell table:formula="of:=IF(MOD([.E542];1000000)=0;1;0)" office:value-type="float" office:value="0" calcext:value-type="float">
            <text:p>0</text:p>
          </table:table-cell>
          <table:table-cell office:value-type="string" calcext:value-type="string">
            <text:p>),</text:p>
          </table:table-cell>
          <table:table-cell table:formula="of:=CONCATENATE([.D542];[.E542];[.F542];[.G542];[.H542];[.I542];[.J542];[.K542];[.L542])" office:value-type="string" office:string-value="(32000007, 'Handelsrecht', 'P', 0)," calcext:value-type="string">
            <text:p>(32000007, 'Handel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43]+1000*[.B543]+[.C543]" office:value-type="float" office:value="32000008" calcext:value-type="float">
            <text:p>32000008</text:p>
          </table:table-cell>
          <table:table-cell office:value-type="string" calcext:value-type="string">
            <text:p>, '</text:p>
          </table:table-cell>
          <table:table-cell office:value-type="string" calcext:value-type="string">
            <text:p>Strafrecht</text:p>
          </table:table-cell>
          <table:table-cell office:value-type="string" calcext:value-type="string">
            <text:p>', '</text:p>
          </table:table-cell>
          <table:table-cell table:formula="of:=IF(MOD([.E543];1000)=0;&quot;A&quot;;&quot;P&quot;)" office:value-type="string" office:string-value="P" calcext:value-type="string">
            <text:p>P</text:p>
          </table:table-cell>
          <table:table-cell office:value-type="string" calcext:value-type="string">
            <text:p>', </text:p>
          </table:table-cell>
          <table:table-cell table:formula="of:=IF(MOD([.E543];1000000)=0;1;0)" office:value-type="float" office:value="0" calcext:value-type="float">
            <text:p>0</text:p>
          </table:table-cell>
          <table:table-cell office:value-type="string" calcext:value-type="string">
            <text:p>),</text:p>
          </table:table-cell>
          <table:table-cell table:formula="of:=CONCATENATE([.D543];[.E543];[.F543];[.G543];[.H543];[.I543];[.J543];[.K543];[.L543])" office:value-type="string" office:string-value="(32000008, 'Strafrecht', 'P', 0)," calcext:value-type="string">
            <text:p>(32000008, 'Straf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44]+1000*[.B544]+[.C544]" office:value-type="float" office:value="32000009" calcext:value-type="float">
            <text:p>32000009</text:p>
          </table:table-cell>
          <table:table-cell office:value-type="string" calcext:value-type="string">
            <text:p>, '</text:p>
          </table:table-cell>
          <table:table-cell office:value-type="string" calcext:value-type="string">
            <text:p>Steuerrecht</text:p>
          </table:table-cell>
          <table:table-cell office:value-type="string" calcext:value-type="string">
            <text:p>', '</text:p>
          </table:table-cell>
          <table:table-cell table:formula="of:=IF(MOD([.E544];1000)=0;&quot;A&quot;;&quot;P&quot;)" office:value-type="string" office:string-value="P" calcext:value-type="string">
            <text:p>P</text:p>
          </table:table-cell>
          <table:table-cell office:value-type="string" calcext:value-type="string">
            <text:p>', </text:p>
          </table:table-cell>
          <table:table-cell table:formula="of:=IF(MOD([.E544];1000000)=0;1;0)" office:value-type="float" office:value="0" calcext:value-type="float">
            <text:p>0</text:p>
          </table:table-cell>
          <table:table-cell office:value-type="string" calcext:value-type="string">
            <text:p>),</text:p>
          </table:table-cell>
          <table:table-cell table:formula="of:=CONCATENATE([.D544];[.E544];[.F544];[.G544];[.H544];[.I544];[.J544];[.K544];[.L544])" office:value-type="string" office:string-value="(32000009, 'Steuerrecht', 'P', 0)," calcext:value-type="string">
            <text:p>(32000009, 'Steu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45]+1000*[.B545]+[.C545]" office:value-type="float" office:value="32000010" calcext:value-type="float">
            <text:p>32000010</text:p>
          </table:table-cell>
          <table:table-cell office:value-type="string" calcext:value-type="string">
            <text:p>, '</text:p>
          </table:table-cell>
          <table:table-cell office:value-type="string" calcext:value-type="string">
            <text:p>Arbeitsrecht</text:p>
          </table:table-cell>
          <table:table-cell office:value-type="string" calcext:value-type="string">
            <text:p>', '</text:p>
          </table:table-cell>
          <table:table-cell table:formula="of:=IF(MOD([.E545];1000)=0;&quot;A&quot;;&quot;P&quot;)" office:value-type="string" office:string-value="P" calcext:value-type="string">
            <text:p>P</text:p>
          </table:table-cell>
          <table:table-cell office:value-type="string" calcext:value-type="string">
            <text:p>', </text:p>
          </table:table-cell>
          <table:table-cell table:formula="of:=IF(MOD([.E545];1000000)=0;1;0)" office:value-type="float" office:value="0" calcext:value-type="float">
            <text:p>0</text:p>
          </table:table-cell>
          <table:table-cell office:value-type="string" calcext:value-type="string">
            <text:p>),</text:p>
          </table:table-cell>
          <table:table-cell table:formula="of:=CONCATENATE([.D545];[.E545];[.F545];[.G545];[.H545];[.I545];[.J545];[.K545];[.L545])" office:value-type="string" office:string-value="(32000010, 'Arbeitsrecht', 'P', 0)," calcext:value-type="string">
            <text:p>(32000010, 'Arbeitsrecht', 'P', 0),</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string" calcext:value-type="string">
            <text:p>(</text:p>
          </table:table-cell>
          <table:table-cell table:formula="of:=1000000*[.A546]+1000*[.B546]+[.C546]" office:value-type="float" office:value="33000000" calcext:value-type="float">
            <text:p>33000000</text:p>
          </table:table-cell>
          <table:table-cell office:value-type="string" calcext:value-type="string">
            <text:p>, '</text:p>
          </table:table-cell>
          <table:table-cell office:value-type="string" calcext:value-type="string">
            <text:p>Geschicht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46];1000000)=0;1;0)" office:value-type="float" office:value="1" calcext:value-type="float">
            <text:p>1</text:p>
          </table:table-cell>
          <table:table-cell office:value-type="string" calcext:value-type="string">
            <text:p>),</text:p>
          </table:table-cell>
          <table:table-cell table:formula="of:=CONCATENATE([.D546];[.E546];[.F546];[.G546];[.H546];[.I546];[.J546];[.K546];[.L546])" office:value-type="string" office:string-value="(33000000, 'Geschichte', 'P', 1)," calcext:value-type="string">
            <text:p>(33000000, 'Geschichte', 'P', 1),</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47]+1000*[.B547]+[.C547]" office:value-type="float" office:value="33000001" calcext:value-type="float">
            <text:p>33000001</text:p>
          </table:table-cell>
          <table:table-cell office:value-type="string" calcext:value-type="string">
            <text:p>, '</text:p>
          </table:table-cell>
          <table:table-cell office:value-type="string" calcext:value-type="string">
            <text:p>Geschichte (Menschheit)</text:p>
          </table:table-cell>
          <table:table-cell office:value-type="string" calcext:value-type="string">
            <text:p>', '</text:p>
          </table:table-cell>
          <table:table-cell table:formula="of:=IF(MOD([.E547];1000)=0;&quot;A&quot;;&quot;P&quot;)" office:value-type="string" office:string-value="P" calcext:value-type="string">
            <text:p>P</text:p>
          </table:table-cell>
          <table:table-cell office:value-type="string" calcext:value-type="string">
            <text:p>', </text:p>
          </table:table-cell>
          <table:table-cell table:formula="of:=IF(MOD([.E547];1000000)=0;1;0)" office:value-type="float" office:value="0" calcext:value-type="float">
            <text:p>0</text:p>
          </table:table-cell>
          <table:table-cell office:value-type="string" calcext:value-type="string">
            <text:p>),</text:p>
          </table:table-cell>
          <table:table-cell table:formula="of:=CONCATENATE([.D547];[.E547];[.F547];[.G547];[.H547];[.I547];[.J547];[.K547];[.L547])" office:value-type="string" office:string-value="(33000001, 'Geschichte (Menschheit)', 'P', 0)," calcext:value-type="string">
            <text:p>(33000001, 'Geschichte (Menschheit)',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48]+1000*[.B548]+[.C548]" office:value-type="float" office:value="33000002" calcext:value-type="float">
            <text:p>33000002</text:p>
          </table:table-cell>
          <table:table-cell office:value-type="string" calcext:value-type="string">
            <text:p>, '</text:p>
          </table:table-cell>
          <table:table-cell office:value-type="string" calcext:value-type="string">
            <text:p>Geschichte (Terra)</text:p>
          </table:table-cell>
          <table:table-cell office:value-type="string" calcext:value-type="string">
            <text:p>', '</text:p>
          </table:table-cell>
          <table:table-cell table:formula="of:=IF(MOD([.E548];1000)=0;&quot;A&quot;;&quot;P&quot;)" office:value-type="string" office:string-value="P" calcext:value-type="string">
            <text:p>P</text:p>
          </table:table-cell>
          <table:table-cell office:value-type="string" calcext:value-type="string">
            <text:p>', </text:p>
          </table:table-cell>
          <table:table-cell table:formula="of:=IF(MOD([.E548];1000000)=0;1;0)" office:value-type="float" office:value="0" calcext:value-type="float">
            <text:p>0</text:p>
          </table:table-cell>
          <table:table-cell office:value-type="string" calcext:value-type="string">
            <text:p>),</text:p>
          </table:table-cell>
          <table:table-cell table:formula="of:=CONCATENATE([.D548];[.E548];[.F548];[.G548];[.H548];[.I548];[.J548];[.K548];[.L548])" office:value-type="string" office:string-value="(33000002, 'Geschichte (Terra)', 'P', 0)," calcext:value-type="string">
            <text:p>(33000002, 'Geschichte (Terr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49]+1000*[.B549]+[.C549]" office:value-type="float" office:value="33000003" calcext:value-type="float">
            <text:p>33000003</text:p>
          </table:table-cell>
          <table:table-cell office:value-type="string" calcext:value-type="string">
            <text:p>, '</text:p>
          </table:table-cell>
          <table:table-cell office:value-type="string" calcext:value-type="string">
            <text:p>Geschichte (Novarop. All.)</text:p>
          </table:table-cell>
          <table:table-cell office:value-type="string" calcext:value-type="string">
            <text:p>', '</text:p>
          </table:table-cell>
          <table:table-cell table:formula="of:=IF(MOD([.E549];1000)=0;&quot;A&quot;;&quot;P&quot;)" office:value-type="string" office:string-value="P" calcext:value-type="string">
            <text:p>P</text:p>
          </table:table-cell>
          <table:table-cell office:value-type="string" calcext:value-type="string">
            <text:p>', </text:p>
          </table:table-cell>
          <table:table-cell table:formula="of:=IF(MOD([.E549];1000000)=0;1;0)" office:value-type="float" office:value="0" calcext:value-type="float">
            <text:p>0</text:p>
          </table:table-cell>
          <table:table-cell office:value-type="string" calcext:value-type="string">
            <text:p>),</text:p>
          </table:table-cell>
          <table:table-cell table:formula="of:=CONCATENATE([.D549];[.E549];[.F549];[.G549];[.H549];[.I549];[.J549];[.K549];[.L549])" office:value-type="string" office:string-value="(33000003, 'Geschichte (Novarop. All.)', 'P', 0)," calcext:value-type="string">
            <text:p>(33000003, 'Geschichte (Novarop. All.)',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50]+1000*[.B550]+[.C550]" office:value-type="float" office:value="33000004" calcext:value-type="float">
            <text:p>33000004</text:p>
          </table:table-cell>
          <table:table-cell office:value-type="string" calcext:value-type="string">
            <text:p>, '</text:p>
          </table:table-cell>
          <table:table-cell office:value-type="string" calcext:value-type="string">
            <text:p>Geschichte (FSP)</text:p>
          </table:table-cell>
          <table:table-cell office:value-type="string" calcext:value-type="string">
            <text:p>', '</text:p>
          </table:table-cell>
          <table:table-cell table:formula="of:=IF(MOD([.E550];1000)=0;&quot;A&quot;;&quot;P&quot;)" office:value-type="string" office:string-value="P" calcext:value-type="string">
            <text:p>P</text:p>
          </table:table-cell>
          <table:table-cell office:value-type="string" calcext:value-type="string">
            <text:p>', </text:p>
          </table:table-cell>
          <table:table-cell table:formula="of:=IF(MOD([.E550];1000000)=0;1;0)" office:value-type="float" office:value="0" calcext:value-type="float">
            <text:p>0</text:p>
          </table:table-cell>
          <table:table-cell office:value-type="string" calcext:value-type="string">
            <text:p>),</text:p>
          </table:table-cell>
          <table:table-cell table:formula="of:=CONCATENATE([.D550];[.E550];[.F550];[.G550];[.H550];[.I550];[.J550];[.K550];[.L550])" office:value-type="string" office:string-value="(33000004, 'Geschichte (FSP)', 'P', 0)," calcext:value-type="string">
            <text:p>(33000004, 'Geschichte (FSP)',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51]+1000*[.B551]+[.C551]" office:value-type="float" office:value="33000005" calcext:value-type="float">
            <text:p>33000005</text:p>
          </table:table-cell>
          <table:table-cell office:value-type="string" calcext:value-type="string">
            <text:p>, '</text:p>
          </table:table-cell>
          <table:table-cell office:value-type="string" calcext:value-type="string">
            <text:p>Geschichte (Jünger d.z. Herrn)</text:p>
          </table:table-cell>
          <table:table-cell office:value-type="string" calcext:value-type="string">
            <text:p>', '</text:p>
          </table:table-cell>
          <table:table-cell table:formula="of:=IF(MOD([.E551];1000)=0;&quot;A&quot;;&quot;P&quot;)" office:value-type="string" office:string-value="P" calcext:value-type="string">
            <text:p>P</text:p>
          </table:table-cell>
          <table:table-cell office:value-type="string" calcext:value-type="string">
            <text:p>', </text:p>
          </table:table-cell>
          <table:table-cell table:formula="of:=IF(MOD([.E551];1000000)=0;1;0)" office:value-type="float" office:value="0" calcext:value-type="float">
            <text:p>0</text:p>
          </table:table-cell>
          <table:table-cell office:value-type="string" calcext:value-type="string">
            <text:p>),</text:p>
          </table:table-cell>
          <table:table-cell table:formula="of:=CONCATENATE([.D551];[.E551];[.F551];[.G552];[.H551];[.I551];[.J551];[.K551];[.L551])" office:value-type="string" office:string-value="(33000005, 'Geschichte (Hazaru)', 'P', 0)," calcext:value-type="string">
            <text:p>(33000005, 'Geschichte (Hazaru)',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52]+1000*[.B552]+[.C552]" office:value-type="float" office:value="33000006" calcext:value-type="float">
            <text:p>33000006</text:p>
          </table:table-cell>
          <table:table-cell office:value-type="string" calcext:value-type="string">
            <text:p>, '</text:p>
          </table:table-cell>
          <table:table-cell office:value-type="string" calcext:value-type="string">
            <text:p>Geschichte (Hazaru)</text:p>
          </table:table-cell>
          <table:table-cell office:value-type="string" calcext:value-type="string">
            <text:p>', '</text:p>
          </table:table-cell>
          <table:table-cell table:formula="of:=IF(MOD([.E552];1000)=0;&quot;A&quot;;&quot;P&quot;)" office:value-type="string" office:string-value="P" calcext:value-type="string">
            <text:p>P</text:p>
          </table:table-cell>
          <table:table-cell office:value-type="string" calcext:value-type="string">
            <text:p>', </text:p>
          </table:table-cell>
          <table:table-cell table:formula="of:=IF(MOD([.E552];1000000)=0;1;0)" office:value-type="float" office:value="0" calcext:value-type="float">
            <text:p>0</text:p>
          </table:table-cell>
          <table:table-cell office:value-type="string" calcext:value-type="string">
            <text:p>),</text:p>
          </table:table-cell>
          <table:table-cell table:formula="of:=CONCATENATE([.D552];[.E552];[.F552];[.G553];[.H552];[.I552];[.J552];[.K552];[.L552])" office:value-type="string" office:string-value="(33000006, 'Geschichte (Konklave Saszcord)', 'P', 0)," calcext:value-type="string">
            <text:p>(33000006, 'Geschichte (Konklave Saszcord)',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53]+1000*[.B553]+[.C553]" office:value-type="float" office:value="33000007" calcext:value-type="float">
            <text:p>33000007</text:p>
          </table:table-cell>
          <table:table-cell office:value-type="string" calcext:value-type="string">
            <text:p>, '</text:p>
          </table:table-cell>
          <table:table-cell office:value-type="string" calcext:value-type="string">
            <text:p>Geschichte (Konklave Saszcord)</text:p>
          </table:table-cell>
          <table:table-cell office:value-type="string" calcext:value-type="string">
            <text:p>', '</text:p>
          </table:table-cell>
          <table:table-cell table:formula="of:=IF(MOD([.E553];1000)=0;&quot;A&quot;;&quot;P&quot;)" office:value-type="string" office:string-value="P" calcext:value-type="string">
            <text:p>P</text:p>
          </table:table-cell>
          <table:table-cell office:value-type="string" calcext:value-type="string">
            <text:p>', </text:p>
          </table:table-cell>
          <table:table-cell table:formula="of:=IF(MOD([.E553];1000000)=0;1;0)" office:value-type="float" office:value="0" calcext:value-type="float">
            <text:p>0</text:p>
          </table:table-cell>
          <table:table-cell office:value-type="string" calcext:value-type="string">
            <text:p>),</text:p>
          </table:table-cell>
          <table:table-cell table:formula="of:=CONCATENATE([.D553];[.E553];[.F553];[.G554];[.H553];[.I553];[.J553];[.K553];[.L553])" office:value-type="string" office:string-value="(33000007, 'Geschichte (Stamm Zescola)', 'P', 0)," calcext:value-type="string">
            <text:p>(33000007, 'Geschichte (Stamm Zescol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54]+1000*[.B554]+[.C554]" office:value-type="float" office:value="33000008" calcext:value-type="float">
            <text:p>33000008</text:p>
          </table:table-cell>
          <table:table-cell office:value-type="string" calcext:value-type="string">
            <text:p>, '</text:p>
          </table:table-cell>
          <table:table-cell office:value-type="string" calcext:value-type="string">
            <text:p>Geschichte (Stamm Zescola)</text:p>
          </table:table-cell>
          <table:table-cell office:value-type="string" calcext:value-type="string">
            <text:p>', '</text:p>
          </table:table-cell>
          <table:table-cell table:formula="of:=IF(MOD([.E554];1000)=0;&quot;A&quot;;&quot;P&quot;)" office:value-type="string" office:string-value="P" calcext:value-type="string">
            <text:p>P</text:p>
          </table:table-cell>
          <table:table-cell office:value-type="string" calcext:value-type="string">
            <text:p>', </text:p>
          </table:table-cell>
          <table:table-cell table:formula="of:=IF(MOD([.E554];1000000)=0;1;0)" office:value-type="float" office:value="0" calcext:value-type="float">
            <text:p>0</text:p>
          </table:table-cell>
          <table:table-cell office:value-type="string" calcext:value-type="string">
            <text:p>),</text:p>
          </table:table-cell>
          <table:table-cell table:formula="of:=CONCATENATE([.D554];[.E554];[.F554];[.G555];[.H554];[.I554];[.J554];[.K554];[.L554])" office:value-type="string" office:string-value="(33000008, 'Geschichte (Stamm Itosrza)', 'P', 0)," calcext:value-type="string">
            <text:p>(33000008, 'Geschichte (Stamm Itosrz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55]+1000*[.B555]+[.C555]" office:value-type="float" office:value="33000009" calcext:value-type="float">
            <text:p>33000009</text:p>
          </table:table-cell>
          <table:table-cell office:value-type="string" calcext:value-type="string">
            <text:p>, '</text:p>
          </table:table-cell>
          <table:table-cell office:value-type="string" calcext:value-type="string">
            <text:p>Geschichte (Stamm Itosrza)</text:p>
          </table:table-cell>
          <table:table-cell office:value-type="string" calcext:value-type="string">
            <text:p>', '</text:p>
          </table:table-cell>
          <table:table-cell table:formula="of:=IF(MOD([.E555];1000)=0;&quot;A&quot;;&quot;P&quot;)" office:value-type="string" office:string-value="P" calcext:value-type="string">
            <text:p>P</text:p>
          </table:table-cell>
          <table:table-cell office:value-type="string" calcext:value-type="string">
            <text:p>', </text:p>
          </table:table-cell>
          <table:table-cell table:formula="of:=IF(MOD([.E555];1000000)=0;1;0)" office:value-type="float" office:value="0" calcext:value-type="float">
            <text:p>0</text:p>
          </table:table-cell>
          <table:table-cell office:value-type="string" calcext:value-type="string">
            <text:p>),</text:p>
          </table:table-cell>
          <table:table-cell table:formula="of:=CONCATENATE([.D555];[.E555];[.F555];[.G556];[.H555];[.I555];[.J555];[.K555];[.L555])" office:value-type="string" office:string-value="(33000009, 'Geschichte (Stamm Schyezz)', 'P', 0)," calcext:value-type="string">
            <text:p>(33000009, 'Geschichte (Stamm Schyezz)',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56]+1000*[.B556]+[.C556]" office:value-type="float" office:value="33000010" calcext:value-type="float">
            <text:p>33000010</text:p>
          </table:table-cell>
          <table:table-cell office:value-type="string" calcext:value-type="string">
            <text:p>, '</text:p>
          </table:table-cell>
          <table:table-cell office:value-type="string" calcext:value-type="string">
            <text:p>Geschichte (Stamm Schyezz)</text:p>
          </table:table-cell>
          <table:table-cell office:value-type="string" calcext:value-type="string">
            <text:p>', '</text:p>
          </table:table-cell>
          <table:table-cell table:formula="of:=IF(MOD([.E556];1000)=0;&quot;A&quot;;&quot;P&quot;)" office:value-type="string" office:string-value="P" calcext:value-type="string">
            <text:p>P</text:p>
          </table:table-cell>
          <table:table-cell office:value-type="string" calcext:value-type="string">
            <text:p>', </text:p>
          </table:table-cell>
          <table:table-cell table:formula="of:=IF(MOD([.E556];1000000)=0;1;0)" office:value-type="float" office:value="0" calcext:value-type="float">
            <text:p>0</text:p>
          </table:table-cell>
          <table:table-cell office:value-type="string" calcext:value-type="string">
            <text:p>),</text:p>
          </table:table-cell>
          <table:table-cell table:formula="of:=CONCATENATE([.D556];[.E556];[.F556];[.G557];[.H556];[.I556];[.J556];[.K556];[.L556])" office:value-type="string" office:string-value="(33000010, 'Geschichte (Stamm Hecca)', 'P', 0)," calcext:value-type="string">
            <text:p>(33000010, 'Geschichte (Stamm Hecc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57]+1000*[.B557]+[.C557]" office:value-type="float" office:value="33000011" calcext:value-type="float">
            <text:p>33000011</text:p>
          </table:table-cell>
          <table:table-cell office:value-type="string" calcext:value-type="string">
            <text:p>, '</text:p>
          </table:table-cell>
          <table:table-cell office:value-type="string" calcext:value-type="string">
            <text:p>Geschichte (Stamm Hecca)</text:p>
          </table:table-cell>
          <table:table-cell office:value-type="string" calcext:value-type="string">
            <text:p>', '</text:p>
          </table:table-cell>
          <table:table-cell table:formula="of:=IF(MOD([.E557];1000)=0;&quot;A&quot;;&quot;P&quot;)" office:value-type="string" office:string-value="P" calcext:value-type="string">
            <text:p>P</text:p>
          </table:table-cell>
          <table:table-cell office:value-type="string" calcext:value-type="string">
            <text:p>', </text:p>
          </table:table-cell>
          <table:table-cell table:formula="of:=IF(MOD([.E557];1000000)=0;1;0)" office:value-type="float" office:value="0" calcext:value-type="float">
            <text:p>0</text:p>
          </table:table-cell>
          <table:table-cell office:value-type="string" calcext:value-type="string">
            <text:p>),</text:p>
          </table:table-cell>
          <table:table-cell table:formula="of:=CONCATENATE([.D557];[.E557];[.F557];[.G558];[.H557];[.I557];[.J557];[.K557];[.L557])" office:value-type="string" office:string-value="(33000011, 'Geschichte (Hazaru Weltenschiffe)', 'P', 0)," calcext:value-type="string">
            <text:p>(33000011, 'Geschichte (Hazaru Weltenschiffe)',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58]+1000*[.B558]+[.C558]" office:value-type="float" office:value="33000012" calcext:value-type="float">
            <text:p>33000012</text:p>
          </table:table-cell>
          <table:table-cell office:value-type="string" calcext:value-type="string">
            <text:p>, '</text:p>
          </table:table-cell>
          <table:table-cell office:value-type="string" calcext:value-type="string">
            <text:p>Geschichte (Hazaru Weltenschiffe)</text:p>
          </table:table-cell>
          <table:table-cell office:value-type="string" calcext:value-type="string">
            <text:p>', '</text:p>
          </table:table-cell>
          <table:table-cell table:formula="of:=IF(MOD([.E558];1000)=0;&quot;A&quot;;&quot;P&quot;)" office:value-type="string" office:string-value="P" calcext:value-type="string">
            <text:p>P</text:p>
          </table:table-cell>
          <table:table-cell office:value-type="string" calcext:value-type="string">
            <text:p>', </text:p>
          </table:table-cell>
          <table:table-cell table:formula="of:=IF(MOD([.E558];1000000)=0;1;0)" office:value-type="float" office:value="0" calcext:value-type="float">
            <text:p>0</text:p>
          </table:table-cell>
          <table:table-cell office:value-type="string" calcext:value-type="string">
            <text:p>),</text:p>
          </table:table-cell>
          <table:table-cell table:formula="of:=CONCATENATE([.D558];[.E558];[.F558];[.G559];[.H558];[.I558];[.J558];[.K558];[.L558])" office:value-type="string" office:string-value="(33000012, 'Geschichte (Cyr. Imperium)', 'P', 0)," calcext:value-type="string">
            <text:p>(33000012,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59]+1000*[.B559]+[.C559]" office:value-type="float" office:value="33000013" calcext:value-type="float">
            <text:p>33000013</text:p>
          </table:table-cell>
          <table:table-cell office:value-type="string" calcext:value-type="string">
            <text:p>, '</text:p>
          </table:table-cell>
          <table:table-cell office:value-type="string" calcext:value-type="string">
            <text:p>Geschichte (Cyr. Imperium)</text:p>
          </table:table-cell>
          <table:table-cell office:value-type="string" calcext:value-type="string">
            <text:p>', '</text:p>
          </table:table-cell>
          <table:table-cell table:formula="of:=IF(MOD([.E559];1000)=0;&quot;A&quot;;&quot;P&quot;)" office:value-type="string" office:string-value="P" calcext:value-type="string">
            <text:p>P</text:p>
          </table:table-cell>
          <table:table-cell office:value-type="string" calcext:value-type="string">
            <text:p>', </text:p>
          </table:table-cell>
          <table:table-cell table:formula="of:=IF(MOD([.E559];1000000)=0;1;0)" office:value-type="float" office:value="0" calcext:value-type="float">
            <text:p>0</text:p>
          </table:table-cell>
          <table:table-cell office:value-type="string" calcext:value-type="string">
            <text:p>),</text:p>
          </table:table-cell>
          <table:table-cell table:formula="of:=CONCATENATE([.D559];[.E559];[.F559];[.G559];[.H559];[.I559];[.J559];[.K559];[.L559])" office:value-type="string" office:string-value="(33000013, 'Geschichte (Cyr. Imperium)', 'P', 0)," calcext:value-type="string">
            <text:p>(33000013,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60]+1000*[.B560]+[.C560]" office:value-type="float" office:value="33000014" calcext:value-type="float">
            <text:p>33000014</text:p>
          </table:table-cell>
          <table:table-cell office:value-type="string" calcext:value-type="string">
            <text:p>, '</text:p>
          </table:table-cell>
          <table:table-cell office:value-type="string" calcext:value-type="string">
            <text:p>Geschichte (Douwg)</text:p>
          </table:table-cell>
          <table:table-cell office:value-type="string" calcext:value-type="string">
            <text:p>', '</text:p>
          </table:table-cell>
          <table:table-cell table:formula="of:=IF(MOD([.E560];1000)=0;&quot;A&quot;;&quot;P&quot;)" office:value-type="string" office:string-value="P" calcext:value-type="string">
            <text:p>P</text:p>
          </table:table-cell>
          <table:table-cell office:value-type="string" calcext:value-type="string">
            <text:p>', </text:p>
          </table:table-cell>
          <table:table-cell table:formula="of:=IF(MOD([.E560];1000000)=0;1;0)" office:value-type="float" office:value="0" calcext:value-type="float">
            <text:p>0</text:p>
          </table:table-cell>
          <table:table-cell office:value-type="string" calcext:value-type="string">
            <text:p>),</text:p>
          </table:table-cell>
          <table:table-cell table:formula="of:=CONCATENATE([.D560];[.E560];[.F560];[.G560];[.H560];[.I560];[.J560];[.K560];[.L560])" office:value-type="string" office:string-value="(33000014, 'Geschichte (Douwg)', 'P', 0)," calcext:value-type="string">
            <text:p>(33000014, 'Geschichte (Douwg)',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61]+1000*[.B561]+[.C561]" office:value-type="float" office:value="33000015" calcext:value-type="float">
            <text:p>33000015</text:p>
          </table:table-cell>
          <table:table-cell office:value-type="string" calcext:value-type="string">
            <text:p>, '</text:p>
          </table:table-cell>
          <table:table-cell office:value-type="string" calcext:value-type="string">
            <text:p>Geschichte (Ko) </text:p>
          </table:table-cell>
          <table:table-cell office:value-type="string" calcext:value-type="string">
            <text:p>', '</text:p>
          </table:table-cell>
          <table:table-cell table:formula="of:=IF(MOD([.E561];1000)=0;&quot;A&quot;;&quot;P&quot;)" office:value-type="string" office:string-value="P" calcext:value-type="string">
            <text:p>P</text:p>
          </table:table-cell>
          <table:table-cell office:value-type="string" calcext:value-type="string">
            <text:p>', </text:p>
          </table:table-cell>
          <table:table-cell table:formula="of:=IF(MOD([.E561];1000000)=0;1;0)" office:value-type="float" office:value="0" calcext:value-type="float">
            <text:p>0</text:p>
          </table:table-cell>
          <table:table-cell office:value-type="string" calcext:value-type="string">
            <text:p>),</text:p>
          </table:table-cell>
          <table:table-cell table:formula="of:=CONCATENATE([.D561];[.E561];[.F561];[.G561];[.H561];[.I561];[.J561];[.K561];[.L561])" office:value-type="string" office:string-value="(33000015, 'Geschichte (Ko) ', 'P', 0)," calcext:value-type="string">
            <text:p>(33000015, 'Geschichte (Ko) ',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62]+1000*[.B562]+[.C562]" office:value-type="float" office:value="33000016" calcext:value-type="float">
            <text:p>33000016</text:p>
          </table:table-cell>
          <table:table-cell office:value-type="string" calcext:value-type="string">
            <text:p>, '</text:p>
          </table:table-cell>
          <table:table-cell office:value-type="string" calcext:value-type="string">
            <text:p>Geschichte (Gliborianer)</text:p>
          </table:table-cell>
          <table:table-cell office:value-type="string" calcext:value-type="string">
            <text:p>', '</text:p>
          </table:table-cell>
          <table:table-cell table:formula="of:=IF(MOD([.E562];1000)=0;&quot;A&quot;;&quot;P&quot;)" office:value-type="string" office:string-value="P" calcext:value-type="string">
            <text:p>P</text:p>
          </table:table-cell>
          <table:table-cell office:value-type="string" calcext:value-type="string">
            <text:p>', </text:p>
          </table:table-cell>
          <table:table-cell table:formula="of:=IF(MOD([.E562];1000000)=0;1;0)" office:value-type="float" office:value="0" calcext:value-type="float">
            <text:p>0</text:p>
          </table:table-cell>
          <table:table-cell office:value-type="string" calcext:value-type="string">
            <text:p>),</text:p>
          </table:table-cell>
          <table:table-cell table:formula="of:=CONCATENATE([.D562];[.E562];[.F562];[.G562];[.H562];[.I562];[.J562];[.K562];[.L562])" office:value-type="string" office:string-value="(33000016, 'Geschichte (Gliborianer)', 'P', 0)," calcext:value-type="string">
            <text:p>(33000016, 'Geschichte (Gliborianer)',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63]+1000*[.B563]+[.C563]" office:value-type="float" office:value="33000017" calcext:value-type="float">
            <text:p>33000017</text:p>
          </table:table-cell>
          <table:table-cell office:value-type="string" calcext:value-type="string">
            <text:p>, '</text:p>
          </table:table-cell>
          <table:table-cell office:value-type="string" calcext:value-type="string">
            <text:p>Geschichte (Galaktische)</text:p>
          </table:table-cell>
          <table:table-cell office:value-type="string" calcext:value-type="string">
            <text:p>', '</text:p>
          </table:table-cell>
          <table:table-cell table:formula="of:=IF(MOD([.E563];1000)=0;&quot;A&quot;;&quot;P&quot;)" office:value-type="string" office:string-value="P" calcext:value-type="string">
            <text:p>P</text:p>
          </table:table-cell>
          <table:table-cell office:value-type="string" calcext:value-type="string">
            <text:p>', </text:p>
          </table:table-cell>
          <table:table-cell table:formula="of:=IF(MOD([.E563];1000000)=0;1;0)" office:value-type="float" office:value="0" calcext:value-type="float">
            <text:p>0</text:p>
          </table:table-cell>
          <table:table-cell office:value-type="string" calcext:value-type="string">
            <text:p>),</text:p>
          </table:table-cell>
          <table:table-cell table:formula="of:=CONCATENATE([.D563];[.E563];[.F563];[.G563];[.H563];[.I563];[.J563];[.K563];[.L563])" office:value-type="string" office:string-value="(33000017, 'Geschichte (Galaktische)', 'P', 0)," calcext:value-type="string">
            <text:p>(33000017, 'Geschichte (Galaktische)', 'P', 0),</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office:value-type="string" calcext:value-type="string">
            <text:p>(</text:p>
          </table:table-cell>
          <table:table-cell table:formula="of:=1000000*[.A564]+1000*[.B564]+[.C564]" office:value-type="float" office:value="34000000" calcext:value-type="float">
            <text:p>34000000</text:p>
          </table:table-cell>
          <table:table-cell office:value-type="string" calcext:value-type="string">
            <text:p>, '</text:p>
          </table:table-cell>
          <table:table-cell office:value-type="string" calcext:value-type="string">
            <text:p>Theologie und Religio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64];1000000)=0;1;0)" office:value-type="float" office:value="1" calcext:value-type="float">
            <text:p>1</text:p>
          </table:table-cell>
          <table:table-cell office:value-type="string" calcext:value-type="string">
            <text:p>),</text:p>
          </table:table-cell>
          <table:table-cell table:formula="of:=CONCATENATE([.D564];[.E564];[.F564];[.G564];[.H564];[.I564];[.J564];[.K564];[.L564])" office:value-type="string" office:string-value="(34000000, 'Theologie und Religion', 'P', 1)," calcext:value-type="string">
            <text:p>(34000000, 'Theologie und Religion', 'P', 1),</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65]+1000*[.B565]+[.C565]" office:value-type="float" office:value="34000001" calcext:value-type="float">
            <text:p>34000001</text:p>
          </table:table-cell>
          <table:table-cell office:value-type="string" calcext:value-type="string">
            <text:p>, '</text:p>
          </table:table-cell>
          <table:table-cell office:value-type="string" calcext:value-type="string">
            <text:p>Ethik und Sozialethik</text:p>
          </table:table-cell>
          <table:table-cell office:value-type="string" calcext:value-type="string">
            <text:p>', '</text:p>
          </table:table-cell>
          <table:table-cell table:formula="of:=IF(MOD([.E565];1000)=0;&quot;A&quot;;&quot;P&quot;)" office:value-type="string" office:string-value="P" calcext:value-type="string">
            <text:p>P</text:p>
          </table:table-cell>
          <table:table-cell office:value-type="string" calcext:value-type="string">
            <text:p>', </text:p>
          </table:table-cell>
          <table:table-cell table:formula="of:=IF(MOD([.E565];1000000)=0;1;0)" office:value-type="float" office:value="0" calcext:value-type="float">
            <text:p>0</text:p>
          </table:table-cell>
          <table:table-cell office:value-type="string" calcext:value-type="string">
            <text:p>),</text:p>
          </table:table-cell>
          <table:table-cell table:formula="of:=CONCATENATE([.D565];[.E565];[.F565];[.G565];[.H565];[.I565];[.J565];[.K565];[.L565])" office:value-type="string" office:string-value="(34000001, 'Ethik und Sozialethik', 'P', 0)," calcext:value-type="string">
            <text:p>(34000001, 'Ethik und Sozialeth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66]+1000*[.B566]+[.C566]" office:value-type="float" office:value="34000002" calcext:value-type="float">
            <text:p>34000002</text:p>
          </table:table-cell>
          <table:table-cell office:value-type="string" calcext:value-type="string">
            <text:p>, '</text:p>
          </table:table-cell>
          <table:table-cell office:value-type="string" calcext:value-type="string">
            <text:p>Dogmatik</text:p>
          </table:table-cell>
          <table:table-cell office:value-type="string" calcext:value-type="string">
            <text:p>', '</text:p>
          </table:table-cell>
          <table:table-cell table:formula="of:=IF(MOD([.E566];1000)=0;&quot;A&quot;;&quot;P&quot;)" office:value-type="string" office:string-value="P" calcext:value-type="string">
            <text:p>P</text:p>
          </table:table-cell>
          <table:table-cell office:value-type="string" calcext:value-type="string">
            <text:p>', </text:p>
          </table:table-cell>
          <table:table-cell table:formula="of:=IF(MOD([.E566];1000000)=0;1;0)" office:value-type="float" office:value="0" calcext:value-type="float">
            <text:p>0</text:p>
          </table:table-cell>
          <table:table-cell office:value-type="string" calcext:value-type="string">
            <text:p>),</text:p>
          </table:table-cell>
          <table:table-cell table:formula="of:=CONCATENATE([.D566];[.E566];[.F566];[.G566];[.H566];[.I566];[.J566];[.K566];[.L566])" office:value-type="string" office:string-value="(34000002, 'Dogmatik', 'P', 0)," calcext:value-type="string">
            <text:p>(34000002, 'Dogmat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67]+1000*[.B567]+[.C567]" office:value-type="float" office:value="34000003" calcext:value-type="float">
            <text:p>34000003</text:p>
          </table:table-cell>
          <table:table-cell office:value-type="string" calcext:value-type="string">
            <text:p>, '</text:p>
          </table:table-cell>
          <table:table-cell office:value-type="string" calcext:value-type="string">
            <text:p>Liturgie</text:p>
          </table:table-cell>
          <table:table-cell office:value-type="string" calcext:value-type="string">
            <text:p>', '</text:p>
          </table:table-cell>
          <table:table-cell table:formula="of:=IF(MOD([.E567];1000)=0;&quot;A&quot;;&quot;P&quot;)" office:value-type="string" office:string-value="P" calcext:value-type="string">
            <text:p>P</text:p>
          </table:table-cell>
          <table:table-cell office:value-type="string" calcext:value-type="string">
            <text:p>', </text:p>
          </table:table-cell>
          <table:table-cell table:formula="of:=IF(MOD([.E567];1000000)=0;1;0)" office:value-type="float" office:value="0" calcext:value-type="float">
            <text:p>0</text:p>
          </table:table-cell>
          <table:table-cell office:value-type="string" calcext:value-type="string">
            <text:p>),</text:p>
          </table:table-cell>
          <table:table-cell table:formula="of:=CONCATENATE([.D567];[.E567];[.F567];[.G567];[.H567];[.I567];[.J567];[.K567];[.L567])" office:value-type="string" office:string-value="(34000003, 'Liturgie', 'P', 0)," calcext:value-type="string">
            <text:p>(34000003, 'Liturgi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68]+1000*[.B568]+[.C568]" office:value-type="float" office:value="34000004" calcext:value-type="float">
            <text:p>34000004</text:p>
          </table:table-cell>
          <table:table-cell office:value-type="string" calcext:value-type="string">
            <text:p>, '</text:p>
          </table:table-cell>
          <table:table-cell office:value-type="string" calcext:value-type="string">
            <text:p>Seelsorge</text:p>
          </table:table-cell>
          <table:table-cell office:value-type="string" calcext:value-type="string">
            <text:p>', '</text:p>
          </table:table-cell>
          <table:table-cell table:formula="of:=IF(MOD([.E568];1000)=0;&quot;A&quot;;&quot;P&quot;)" office:value-type="string" office:string-value="P" calcext:value-type="string">
            <text:p>P</text:p>
          </table:table-cell>
          <table:table-cell office:value-type="string" calcext:value-type="string">
            <text:p>', </text:p>
          </table:table-cell>
          <table:table-cell table:formula="of:=IF(MOD([.E568];1000000)=0;1;0)" office:value-type="float" office:value="0" calcext:value-type="float">
            <text:p>0</text:p>
          </table:table-cell>
          <table:table-cell office:value-type="string" calcext:value-type="string">
            <text:p>),</text:p>
          </table:table-cell>
          <table:table-cell table:formula="of:=CONCATENATE([.D568];[.E568];[.F568];[.G568];[.H568];[.I568];[.J568];[.K568];[.L568])" office:value-type="string" office:string-value="(34000004, 'Seelsorge', 'P', 0)," calcext:value-type="string">
            <text:p>(34000004, 'Seelsorg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69]+1000*[.B569]+[.C569]" office:value-type="float" office:value="34000005" calcext:value-type="float">
            <text:p>34000005</text:p>
          </table:table-cell>
          <table:table-cell office:value-type="string" calcext:value-type="string">
            <text:p>, '</text:p>
          </table:table-cell>
          <table:table-cell office:value-type="string" calcext:value-type="string">
            <text:p>Glaube (Unukredo)</text:p>
          </table:table-cell>
          <table:table-cell office:value-type="string" calcext:value-type="string">
            <text:p>', '</text:p>
          </table:table-cell>
          <table:table-cell table:formula="of:=IF(MOD([.E569];1000)=0;&quot;A&quot;;&quot;P&quot;)" office:value-type="string" office:string-value="P" calcext:value-type="string">
            <text:p>P</text:p>
          </table:table-cell>
          <table:table-cell office:value-type="string" calcext:value-type="string">
            <text:p>', </text:p>
          </table:table-cell>
          <table:table-cell table:formula="of:=IF(MOD([.E569];1000000)=0;1;0)" office:value-type="float" office:value="0" calcext:value-type="float">
            <text:p>0</text:p>
          </table:table-cell>
          <table:table-cell office:value-type="string" calcext:value-type="string">
            <text:p>),</text:p>
          </table:table-cell>
          <table:table-cell table:formula="of:=CONCATENATE([.D569];[.E569];[.F569];[.G569];[.H569];[.I569];[.J569];[.K569];[.L569])" office:value-type="string" office:string-value="(34000005, 'Glaube (Unukredo)', 'P', 0)," calcext:value-type="string">
            <text:p>(34000005, 'Glaube (Unukred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70]+1000*[.B570]+[.C570]" office:value-type="float" office:value="34000006" calcext:value-type="float">
            <text:p>34000006</text:p>
          </table:table-cell>
          <table:table-cell office:value-type="string" calcext:value-type="string">
            <text:p>, '</text:p>
          </table:table-cell>
          <table:table-cell office:value-type="string" calcext:value-type="string">
            <text:p>Glaube (Astraismus)</text:p>
          </table:table-cell>
          <table:table-cell office:value-type="string" calcext:value-type="string">
            <text:p>', '</text:p>
          </table:table-cell>
          <table:table-cell table:formula="of:=IF(MOD([.E570];1000)=0;&quot;A&quot;;&quot;P&quot;)" office:value-type="string" office:string-value="P" calcext:value-type="string">
            <text:p>P</text:p>
          </table:table-cell>
          <table:table-cell office:value-type="string" calcext:value-type="string">
            <text:p>', </text:p>
          </table:table-cell>
          <table:table-cell table:formula="of:=IF(MOD([.E570];1000000)=0;1;0)" office:value-type="float" office:value="0" calcext:value-type="float">
            <text:p>0</text:p>
          </table:table-cell>
          <table:table-cell office:value-type="string" calcext:value-type="string">
            <text:p>),</text:p>
          </table:table-cell>
          <table:table-cell table:formula="of:=CONCATENATE([.D570];[.E570];[.F570];[.G570];[.H570];[.I570];[.J570];[.K570];[.L570])" office:value-type="string" office:string-value="(34000006, 'Glaube (Astraismus)', 'P', 0)," calcext:value-type="string">
            <text:p>(34000006, 'Glaube (Astraism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71]+1000*[.B571]+[.C571]" office:value-type="float" office:value="34000007" calcext:value-type="float">
            <text:p>34000007</text:p>
          </table:table-cell>
          <table:table-cell office:value-type="string" calcext:value-type="string">
            <text:p>, '</text:p>
          </table:table-cell>
          <table:table-cell office:value-type="string" calcext:value-type="string">
            <text:p>Glaube (Sangha Taara)</text:p>
          </table:table-cell>
          <table:table-cell office:value-type="string" calcext:value-type="string">
            <text:p>', '</text:p>
          </table:table-cell>
          <table:table-cell table:formula="of:=IF(MOD([.E571];1000)=0;&quot;A&quot;;&quot;P&quot;)" office:value-type="string" office:string-value="P" calcext:value-type="string">
            <text:p>P</text:p>
          </table:table-cell>
          <table:table-cell office:value-type="string" calcext:value-type="string">
            <text:p>', </text:p>
          </table:table-cell>
          <table:table-cell table:formula="of:=IF(MOD([.E571];1000000)=0;1;0)" office:value-type="float" office:value="0" calcext:value-type="float">
            <text:p>0</text:p>
          </table:table-cell>
          <table:table-cell office:value-type="string" calcext:value-type="string">
            <text:p>),</text:p>
          </table:table-cell>
          <table:table-cell table:formula="of:=CONCATENATE([.D571];[.E571];[.F571];[.G571];[.H571];[.I571];[.J571];[.K571];[.L571])" office:value-type="string" office:string-value="(34000007, 'Glaube (Sangha Taara)', 'P', 0)," calcext:value-type="string">
            <text:p>(34000007, 'Glaube (Sangha Taara)',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72]+1000*[.B572]+[.C572]" office:value-type="float" office:value="34000008" calcext:value-type="float">
            <text:p>34000008</text:p>
          </table:table-cell>
          <table:table-cell office:value-type="string" calcext:value-type="string">
            <text:p>, '</text:p>
          </table:table-cell>
          <table:table-cell office:value-type="string" calcext:value-type="string">
            <text:p>Glaube (Alter Ritus)</text:p>
          </table:table-cell>
          <table:table-cell office:value-type="string" calcext:value-type="string">
            <text:p>', '</text:p>
          </table:table-cell>
          <table:table-cell table:formula="of:=IF(MOD([.E572];1000)=0;&quot;A&quot;;&quot;P&quot;)" office:value-type="string" office:string-value="P" calcext:value-type="string">
            <text:p>P</text:p>
          </table:table-cell>
          <table:table-cell office:value-type="string" calcext:value-type="string">
            <text:p>', </text:p>
          </table:table-cell>
          <table:table-cell table:formula="of:=IF(MOD([.E572];1000000)=0;1;0)" office:value-type="float" office:value="0" calcext:value-type="float">
            <text:p>0</text:p>
          </table:table-cell>
          <table:table-cell office:value-type="string" calcext:value-type="string">
            <text:p>),</text:p>
          </table:table-cell>
          <table:table-cell table:formula="of:=CONCATENATE([.D572];[.E572];[.F572];[.G572];[.H572];[.I572];[.J572];[.K572];[.L572])" office:value-type="string" office:string-value="(34000008, 'Glaube (Alter Ritus)', 'P', 0)," calcext:value-type="string">
            <text:p>(34000008, 'Glaube (Alt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73]+1000*[.B573]+[.C573]" office:value-type="float" office:value="34000009" calcext:value-type="float">
            <text:p>34000009</text:p>
          </table:table-cell>
          <table:table-cell office:value-type="string" calcext:value-type="string">
            <text:p>, '</text:p>
          </table:table-cell>
          <table:table-cell office:value-type="string" calcext:value-type="string">
            <text:p>Glaube (Neuer Ritus)</text:p>
          </table:table-cell>
          <table:table-cell office:value-type="string" calcext:value-type="string">
            <text:p>', '</text:p>
          </table:table-cell>
          <table:table-cell table:formula="of:=IF(MOD([.E573];1000)=0;&quot;A&quot;;&quot;P&quot;)" office:value-type="string" office:string-value="P" calcext:value-type="string">
            <text:p>P</text:p>
          </table:table-cell>
          <table:table-cell office:value-type="string" calcext:value-type="string">
            <text:p>', </text:p>
          </table:table-cell>
          <table:table-cell table:formula="of:=IF(MOD([.E573];1000000)=0;1;0)" office:value-type="float" office:value="0" calcext:value-type="float">
            <text:p>0</text:p>
          </table:table-cell>
          <table:table-cell office:value-type="string" calcext:value-type="string">
            <text:p>),</text:p>
          </table:table-cell>
          <table:table-cell table:formula="of:=CONCATENATE([.D573];[.E573];[.F573];[.G573];[.H573];[.I573];[.J573];[.K573];[.L573])" office:value-type="string" office:string-value="(34000009, 'Glaube (Neuer Ritus)', 'P', 0)," calcext:value-type="string">
            <text:p>(34000009, 'Glaube (Neu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74]+1000*[.B574]+[.C574]" office:value-type="float" office:value="34000010" calcext:value-type="float">
            <text:p>34000010</text:p>
          </table:table-cell>
          <table:table-cell office:value-type="string" calcext:value-type="string">
            <text:p>, '</text:p>
          </table:table-cell>
          <table:table-cell office:value-type="string" calcext:value-type="string">
            <text:p>Glaube (Ko)</text:p>
          </table:table-cell>
          <table:table-cell office:value-type="string" calcext:value-type="string">
            <text:p>', '</text:p>
          </table:table-cell>
          <table:table-cell table:formula="of:=IF(MOD([.E574];1000)=0;&quot;A&quot;;&quot;P&quot;)" office:value-type="string" office:string-value="P" calcext:value-type="string">
            <text:p>P</text:p>
          </table:table-cell>
          <table:table-cell office:value-type="string" calcext:value-type="string">
            <text:p>', </text:p>
          </table:table-cell>
          <table:table-cell table:formula="of:=IF(MOD([.E574];1000000)=0;1;0)" office:value-type="float" office:value="0" calcext:value-type="float">
            <text:p>0</text:p>
          </table:table-cell>
          <table:table-cell office:value-type="string" calcext:value-type="string">
            <text:p>),</text:p>
          </table:table-cell>
          <table:table-cell table:formula="of:=CONCATENATE([.D574];[.E574];[.F574];[.G574];[.H574];[.I574];[.J574];[.K574];[.L574])" office:value-type="string" office:string-value="(34000010, 'Glaube (Ko)', 'P', 0)," calcext:value-type="string">
            <text:p>(34000010, 'Glaube (K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75]+1000*[.B575]+[.C575]" office:value-type="float" office:value="34000011" calcext:value-type="float">
            <text:p>34000011</text:p>
          </table:table-cell>
          <table:table-cell office:value-type="string" calcext:value-type="string">
            <text:p>, '</text:p>
          </table:table-cell>
          <table:table-cell office:value-type="string" calcext:value-type="string">
            <text:p>Glaube (Hazaru)</text:p>
          </table:table-cell>
          <table:table-cell office:value-type="string" calcext:value-type="string">
            <text:p>', '</text:p>
          </table:table-cell>
          <table:table-cell table:formula="of:=IF(MOD([.E575];1000)=0;&quot;A&quot;;&quot;P&quot;)" office:value-type="string" office:string-value="P" calcext:value-type="string">
            <text:p>P</text:p>
          </table:table-cell>
          <table:table-cell office:value-type="string" calcext:value-type="string">
            <text:p>', </text:p>
          </table:table-cell>
          <table:table-cell table:formula="of:=IF(MOD([.E575];1000000)=0;1;0)" office:value-type="float" office:value="0" calcext:value-type="float">
            <text:p>0</text:p>
          </table:table-cell>
          <table:table-cell office:value-type="string" calcext:value-type="string">
            <text:p>),</text:p>
          </table:table-cell>
          <table:table-cell table:formula="of:=CONCATENATE([.D575];[.E575];[.F575];[.G575];[.H575];[.I575];[.J575];[.K575];[.L575])" office:value-type="string" office:string-value="(34000011, 'Glaube (Hazaru)', 'P', 0)," calcext:value-type="string">
            <text:p>(34000011, 'Glaube (Hazaru)', 'P', 0),</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office:value-type="string" calcext:value-type="string">
            <text:p>(</text:p>
          </table:table-cell>
          <table:table-cell table:formula="of:=1000000*[.A576]+1000*[.B576]+[.C576]" office:value-type="float" office:value="35000000" calcext:value-type="float">
            <text:p>35000000</text:p>
          </table:table-cell>
          <table:table-cell office:value-type="string" calcext:value-type="string">
            <text:p>, '</text:p>
          </table:table-cell>
          <table:table-cell office:value-type="string" calcext:value-type="string">
            <text:p>Kommunikation</text:p>
          </table:table-cell>
          <table:table-cell office:value-type="string" calcext:value-type="string">
            <text:p>', '</text:p>
          </table:table-cell>
          <table:table-cell table:formula="of:=IF(MOD([.E576];1000)=0;&quot;A&quot;;&quot;P&quot;)" office:value-type="string" office:string-value="A" calcext:value-type="string">
            <text:p>A</text:p>
          </table:table-cell>
          <table:table-cell office:value-type="string" calcext:value-type="string">
            <text:p>', </text:p>
          </table:table-cell>
          <table:table-cell table:formula="of:=IF(MOD([.E576];1000000)=0;1;0)" office:value-type="float" office:value="1" calcext:value-type="float">
            <text:p>1</text:p>
          </table:table-cell>
          <table:table-cell office:value-type="string" calcext:value-type="string">
            <text:p>),</text:p>
          </table:table-cell>
          <table:table-cell table:formula="of:=CONCATENATE([.D576];[.E576];[.F576];[.G576];[.H576];[.I576];[.J576];[.K576];[.L576])" office:value-type="string" office:string-value="(35000000, 'Kommunikation', 'A', 1)," calcext:value-type="string">
            <text:p>(35000000, 'Kommunikation', 'A', 1),</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77]+1000*[.B577]+[.C577]" office:value-type="float" office:value="35001000" calcext:value-type="float">
            <text:p>35001000</text:p>
          </table:table-cell>
          <table:table-cell office:value-type="string" calcext:value-type="string">
            <text:p>, '</text:p>
          </table:table-cell>
          <table:table-cell office:value-type="string" calcext:value-type="string">
            <text:p>Verhandlungen</text:p>
          </table:table-cell>
          <table:table-cell office:value-type="string" calcext:value-type="string">
            <text:p>', '</text:p>
          </table:table-cell>
          <table:table-cell table:formula="of:=IF(MOD([.E577];1000)=0;&quot;A&quot;;&quot;P&quot;)" office:value-type="string" office:string-value="A" calcext:value-type="string">
            <text:p>A</text:p>
          </table:table-cell>
          <table:table-cell office:value-type="string" calcext:value-type="string">
            <text:p>', </text:p>
          </table:table-cell>
          <table:table-cell table:formula="of:=IF(MOD([.E577];1000000)=0;1;0)" office:value-type="float" office:value="0" calcext:value-type="float">
            <text:p>0</text:p>
          </table:table-cell>
          <table:table-cell office:value-type="string" calcext:value-type="string">
            <text:p>),</text:p>
          </table:table-cell>
          <table:table-cell table:formula="of:=CONCATENATE([.D577];[.E577];[.F577];[.G577];[.H577];[.I577];[.J577];[.K577];[.L577])" office:value-type="string" office:string-value="(35001000, 'Verhandlungen', 'A', 0)," calcext:value-type="string">
            <text:p>(35001000, 'Verhandlungen', 'A', 0),</text:p>
          </table:table-cell>
        </table:table-row>
        <table:table-row table:style-name="ro1">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text:p>
          </table:table-cell>
          <table:table-cell table:formula="of:=1000000*[.A578]+1000*[.B578]+[.C578]" office:value-type="float" office:value="35001001" calcext:value-type="float">
            <text:p>35001001</text:p>
          </table:table-cell>
          <table:table-cell office:value-type="string" calcext:value-type="string">
            <text:p>, '</text:p>
          </table:table-cell>
          <table:table-cell office:value-type="string" calcext:value-type="string">
            <text:p>Feilschen</text:p>
          </table:table-cell>
          <table:table-cell office:value-type="string" calcext:value-type="string">
            <text:p>', '</text:p>
          </table:table-cell>
          <table:table-cell table:formula="of:=IF(MOD([.E578];1000)=0;&quot;A&quot;;&quot;P&quot;)" office:value-type="string" office:string-value="P" calcext:value-type="string">
            <text:p>P</text:p>
          </table:table-cell>
          <table:table-cell office:value-type="string" calcext:value-type="string">
            <text:p>', </text:p>
          </table:table-cell>
          <table:table-cell table:formula="of:=IF(MOD([.E578];1000000)=0;1;0)" office:value-type="float" office:value="0" calcext:value-type="float">
            <text:p>0</text:p>
          </table:table-cell>
          <table:table-cell office:value-type="string" calcext:value-type="string">
            <text:p>),</text:p>
          </table:table-cell>
          <table:table-cell table:formula="of:=CONCATENATE([.D578];[.E578];[.F578];[.G578];[.H578];[.I578];[.J578];[.K578];[.L578])" office:value-type="string" office:string-value="(35001001, 'Feilschen', 'P', 0)," calcext:value-type="string">
            <text:p>(35001001, 'Feilsc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79]+1000*[.B579]+[.C579]" office:value-type="float" office:value="35002000" calcext:value-type="float">
            <text:p>35002000</text:p>
          </table:table-cell>
          <table:table-cell office:value-type="string" calcext:value-type="string">
            <text:p>, '</text:p>
          </table:table-cell>
          <table:table-cell office:value-type="string" calcext:value-type="string">
            <text:p>Überreden</text:p>
          </table:table-cell>
          <table:table-cell office:value-type="string" calcext:value-type="string">
            <text:p>', '</text:p>
          </table:table-cell>
          <table:table-cell table:formula="of:=IF(MOD([.E579];1000)=0;&quot;A&quot;;&quot;P&quot;)" office:value-type="string" office:string-value="A" calcext:value-type="string">
            <text:p>A</text:p>
          </table:table-cell>
          <table:table-cell office:value-type="string" calcext:value-type="string">
            <text:p>', </text:p>
          </table:table-cell>
          <table:table-cell table:formula="of:=IF(MOD([.E579];1000000)=0;1;0)" office:value-type="float" office:value="0" calcext:value-type="float">
            <text:p>0</text:p>
          </table:table-cell>
          <table:table-cell office:value-type="string" calcext:value-type="string">
            <text:p>),</text:p>
          </table:table-cell>
          <table:table-cell table:formula="of:=CONCATENATE([.D579];[.E579];[.F579];[.G579];[.H579];[.I579];[.J579];[.K579];[.L579])" office:value-type="string" office:string-value="(35002000, 'Überreden', 'A', 0)," calcext:value-type="string">
            <text:p>(35002000, 'Überreden', 'A',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80]+1000*[.B580]+[.C580]" office:value-type="float" office:value="35002001" calcext:value-type="float">
            <text:p>35002001</text:p>
          </table:table-cell>
          <table:table-cell office:value-type="string" calcext:value-type="string">
            <text:p>, '</text:p>
          </table:table-cell>
          <table:table-cell office:value-type="string" calcext:value-type="string">
            <text:p>Totlabern</text:p>
          </table:table-cell>
          <table:table-cell office:value-type="string" calcext:value-type="string">
            <text:p>', '</text:p>
          </table:table-cell>
          <table:table-cell table:formula="of:=IF(MOD([.E580];1000)=0;&quot;A&quot;;&quot;P&quot;)" office:value-type="string" office:string-value="P" calcext:value-type="string">
            <text:p>P</text:p>
          </table:table-cell>
          <table:table-cell office:value-type="string" calcext:value-type="string">
            <text:p>', </text:p>
          </table:table-cell>
          <table:table-cell table:formula="of:=IF(MOD([.E580];1000000)=0;1;0)" office:value-type="float" office:value="0" calcext:value-type="float">
            <text:p>0</text:p>
          </table:table-cell>
          <table:table-cell office:value-type="string" calcext:value-type="string">
            <text:p>),</text:p>
          </table:table-cell>
          <table:table-cell table:formula="of:=CONCATENATE([.D580];[.E580];[.F580];[.G580];[.H580];[.I580];[.J580];[.K580];[.L580])" office:value-type="string" office:string-value="(35002001, 'Totlabern', 'P', 0)," calcext:value-type="string">
            <text:p>(35002001, 'Totlabern', 'P', 0),</text:p>
          </table:table-cell>
        </table:table-row>
        <table:table-row table:style-name="ro1">
          <table:table-cell office:value-type="float" office:value="35" calcext:value-type="float">
            <text:p>35</text:p>
          </table:table-cell>
          <table:table-cell table:number-columns-repeated="2" office:value-type="float" office:value="2" calcext:value-type="float">
            <text:p>2</text:p>
          </table:table-cell>
          <table:table-cell office:value-type="string" calcext:value-type="string">
            <text:p>(</text:p>
          </table:table-cell>
          <table:table-cell table:formula="of:=1000000*[.A581]+1000*[.B581]+[.C581]" office:value-type="float" office:value="35002002" calcext:value-type="float">
            <text:p>35002002</text:p>
          </table:table-cell>
          <table:table-cell office:value-type="string" calcext:value-type="string">
            <text:p>, '</text:p>
          </table:table-cell>
          <table:table-cell office:value-type="string" calcext:value-type="string">
            <text:p>Bedrohen</text:p>
          </table:table-cell>
          <table:table-cell office:value-type="string" calcext:value-type="string">
            <text:p>', '</text:p>
          </table:table-cell>
          <table:table-cell table:formula="of:=IF(MOD([.E581];1000)=0;&quot;A&quot;;&quot;P&quot;)" office:value-type="string" office:string-value="P" calcext:value-type="string">
            <text:p>P</text:p>
          </table:table-cell>
          <table:table-cell office:value-type="string" calcext:value-type="string">
            <text:p>', </text:p>
          </table:table-cell>
          <table:table-cell table:formula="of:=IF(MOD([.E581];1000000)=0;1;0)" office:value-type="float" office:value="0" calcext:value-type="float">
            <text:p>0</text:p>
          </table:table-cell>
          <table:table-cell office:value-type="string" calcext:value-type="string">
            <text:p>),</text:p>
          </table:table-cell>
          <table:table-cell table:formula="of:=CONCATENATE([.D581];[.E581];[.F581];[.G581];[.H581];[.I581];[.J581];[.K581];[.L581])" office:value-type="string" office:string-value="(35002002, 'Bedrohen', 'P', 0)," calcext:value-type="string">
            <text:p>(35002002, 'Bedro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82]+1000*[.B582]+[.C582]" office:value-type="float" office:value="35002003" calcext:value-type="float">
            <text:p>35002003</text:p>
          </table:table-cell>
          <table:table-cell office:value-type="string" calcext:value-type="string">
            <text:p>, '</text:p>
          </table:table-cell>
          <table:table-cell office:value-type="string" calcext:value-type="string">
            <text:p>Erpressen</text:p>
          </table:table-cell>
          <table:table-cell office:value-type="string" calcext:value-type="string">
            <text:p>', '</text:p>
          </table:table-cell>
          <table:table-cell table:formula="of:=IF(MOD([.E582];1000)=0;&quot;A&quot;;&quot;P&quot;)" office:value-type="string" office:string-value="P" calcext:value-type="string">
            <text:p>P</text:p>
          </table:table-cell>
          <table:table-cell office:value-type="string" calcext:value-type="string">
            <text:p>', </text:p>
          </table:table-cell>
          <table:table-cell table:formula="of:=IF(MOD([.E582];1000000)=0;1;0)" office:value-type="float" office:value="0" calcext:value-type="float">
            <text:p>0</text:p>
          </table:table-cell>
          <table:table-cell office:value-type="string" calcext:value-type="string">
            <text:p>),</text:p>
          </table:table-cell>
          <table:table-cell table:formula="of:=CONCATENATE([.D582];[.E582];[.F582];[.G582];[.H582];[.I582];[.J582];[.K582];[.L582])" office:value-type="string" office:string-value="(35002003, 'Erpressen', 'P', 0)," calcext:value-type="string">
            <text:p>(35002003, 'Erpress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83]+1000*[.B583]+[.C583]" office:value-type="float" office:value="35002004" calcext:value-type="float">
            <text:p>35002004</text:p>
          </table:table-cell>
          <table:table-cell office:value-type="string" calcext:value-type="string">
            <text:p>, '</text:p>
          </table:table-cell>
          <table:table-cell office:value-type="string" calcext:value-type="string">
            <text:p>Einschüchtern</text:p>
          </table:table-cell>
          <table:table-cell office:value-type="string" calcext:value-type="string">
            <text:p>', '</text:p>
          </table:table-cell>
          <table:table-cell table:formula="of:=IF(MOD([.E583];1000)=0;&quot;A&quot;;&quot;P&quot;)" office:value-type="string" office:string-value="P" calcext:value-type="string">
            <text:p>P</text:p>
          </table:table-cell>
          <table:table-cell office:value-type="string" calcext:value-type="string">
            <text:p>', </text:p>
          </table:table-cell>
          <table:table-cell table:formula="of:=IF(MOD([.E583];1000000)=0;1;0)" office:value-type="float" office:value="0" calcext:value-type="float">
            <text:p>0</text:p>
          </table:table-cell>
          <table:table-cell office:value-type="string" calcext:value-type="string">
            <text:p>),</text:p>
          </table:table-cell>
          <table:table-cell table:formula="of:=CONCATENATE([.D583];[.E583];[.F583];[.G583];[.H583];[.I583];[.J583];[.K583];[.L583])" office:value-type="string" office:string-value="(35002004, 'Einschüchtern', 'P', 0)," calcext:value-type="string">
            <text:p>(35002004, 'Einschüchter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84]+1000*[.B584]+[.C584]" office:value-type="float" office:value="35003000" calcext:value-type="float">
            <text:p>35003000</text:p>
          </table:table-cell>
          <table:table-cell office:value-type="string" calcext:value-type="string">
            <text:p>, '</text:p>
          </table:table-cell>
          <table:table-cell office:value-type="string" calcext:value-type="string">
            <text:p>Überzeugen</text:p>
          </table:table-cell>
          <table:table-cell office:value-type="string" calcext:value-type="string">
            <text:p>', '</text:p>
          </table:table-cell>
          <table:table-cell table:formula="of:=IF(MOD([.E584];1000)=0;&quot;A&quot;;&quot;P&quot;)" office:value-type="string" office:string-value="A" calcext:value-type="string">
            <text:p>A</text:p>
          </table:table-cell>
          <table:table-cell office:value-type="string" calcext:value-type="string">
            <text:p>', </text:p>
          </table:table-cell>
          <table:table-cell table:formula="of:=IF(MOD([.E584];1000000)=0;1;0)" office:value-type="float" office:value="0" calcext:value-type="float">
            <text:p>0</text:p>
          </table:table-cell>
          <table:table-cell office:value-type="string" calcext:value-type="string">
            <text:p>),</text:p>
          </table:table-cell>
          <table:table-cell table:formula="of:=CONCATENATE([.D584];[.E584];[.F584];[.G584];[.H584];[.I584];[.J584];[.K584];[.L584])" office:value-type="string" office:string-value="(35003000, 'Überzeugen', 'A', 0)," calcext:value-type="string">
            <text:p>(35003000, 'Überzeugen', 'A',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85]+1000*[.B585]+[.C585]" office:value-type="float" office:value="35003001" calcext:value-type="float">
            <text:p>35003001</text:p>
          </table:table-cell>
          <table:table-cell office:value-type="string" calcext:value-type="string">
            <text:p>, '</text:p>
          </table:table-cell>
          <table:table-cell office:value-type="string" calcext:value-type="string">
            <text:p>Verführen</text:p>
          </table:table-cell>
          <table:table-cell office:value-type="string" calcext:value-type="string">
            <text:p>', '</text:p>
          </table:table-cell>
          <table:table-cell table:formula="of:=IF(MOD([.E585];1000)=0;&quot;A&quot;;&quot;P&quot;)" office:value-type="string" office:string-value="P" calcext:value-type="string">
            <text:p>P</text:p>
          </table:table-cell>
          <table:table-cell office:value-type="string" calcext:value-type="string">
            <text:p>', </text:p>
          </table:table-cell>
          <table:table-cell table:formula="of:=IF(MOD([.E585];1000000)=0;1;0)" office:value-type="float" office:value="0" calcext:value-type="float">
            <text:p>0</text:p>
          </table:table-cell>
          <table:table-cell office:value-type="string" calcext:value-type="string">
            <text:p>),</text:p>
          </table:table-cell>
          <table:table-cell table:formula="of:=CONCATENATE([.D585];[.E585];[.F585];[.G585];[.H585];[.I585];[.J585];[.K585];[.L585])" office:value-type="string" office:string-value="(35003001, 'Verführen', 'P', 0)," calcext:value-type="string">
            <text:p>(35003001, 'Verführ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6]+1000*[.B586]+[.C586]" office:value-type="float" office:value="35003002" calcext:value-type="float">
            <text:p>35003002</text:p>
          </table:table-cell>
          <table:table-cell office:value-type="string" calcext:value-type="string">
            <text:p>, '</text:p>
          </table:table-cell>
          <table:table-cell office:value-type="string" calcext:value-type="string">
            <text:p>Propaganda</text:p>
          </table:table-cell>
          <table:table-cell office:value-type="string" calcext:value-type="string">
            <text:p>', '</text:p>
          </table:table-cell>
          <table:table-cell table:formula="of:=IF(MOD([.E586];1000)=0;&quot;A&quot;;&quot;P&quot;)" office:value-type="string" office:string-value="P" calcext:value-type="string">
            <text:p>P</text:p>
          </table:table-cell>
          <table:table-cell office:value-type="string" calcext:value-type="string">
            <text:p>', </text:p>
          </table:table-cell>
          <table:table-cell table:formula="of:=IF(MOD([.E586];1000000)=0;1;0)" office:value-type="float" office:value="0" calcext:value-type="float">
            <text:p>0</text:p>
          </table:table-cell>
          <table:table-cell office:value-type="string" calcext:value-type="string">
            <text:p>),</text:p>
          </table:table-cell>
          <table:table-cell table:formula="of:=CONCATENATE([.D586];[.E586];[.F586];[.G586];[.H586];[.I586];[.J586];[.K586];[.L586])" office:value-type="string" office:string-value="(35003002, 'Propaganda', 'P', 0)," calcext:value-type="string">
            <text:p>(35003002, 'Propaganda', 'P', 0),</text:p>
          </table:table-cell>
        </table:table-row>
        <table:table-row table:style-name="ro1">
          <table:table-cell office:value-type="float" office:value="35" calcext:value-type="float">
            <text:p>35</text:p>
          </table:table-cell>
          <table:table-cell table:number-columns-repeated="2" office:value-type="float" office:value="3" calcext:value-type="float">
            <text:p>3</text:p>
          </table:table-cell>
          <table:table-cell office:value-type="string" calcext:value-type="string">
            <text:p>(</text:p>
          </table:table-cell>
          <table:table-cell table:formula="of:=1000000*[.A587]+1000*[.B587]+[.C587]" office:value-type="float" office:value="35003003" calcext:value-type="float">
            <text:p>35003003</text:p>
          </table:table-cell>
          <table:table-cell office:value-type="string" calcext:value-type="string">
            <text:p>, '</text:p>
          </table:table-cell>
          <table:table-cell office:value-type="string" calcext:value-type="string">
            <text:p>Predigen</text:p>
          </table:table-cell>
          <table:table-cell office:value-type="string" calcext:value-type="string">
            <text:p>', '</text:p>
          </table:table-cell>
          <table:table-cell table:formula="of:=IF(MOD([.E587];1000)=0;&quot;A&quot;;&quot;P&quot;)" office:value-type="string" office:string-value="P" calcext:value-type="string">
            <text:p>P</text:p>
          </table:table-cell>
          <table:table-cell office:value-type="string" calcext:value-type="string">
            <text:p>', </text:p>
          </table:table-cell>
          <table:table-cell table:formula="of:=IF(MOD([.E587];1000000)=0;1;0)" office:value-type="float" office:value="0" calcext:value-type="float">
            <text:p>0</text:p>
          </table:table-cell>
          <table:table-cell office:value-type="string" calcext:value-type="string">
            <text:p>),</text:p>
          </table:table-cell>
          <table:table-cell table:formula="of:=CONCATENATE([.D587];[.E587];[.F587];[.G587];[.H587];[.I587];[.J587];[.K587];[.L587])" office:value-type="string" office:string-value="(35003003, 'Predigen', 'P', 0)," calcext:value-type="string">
            <text:p>(35003003, 'Predig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88]+1000*[.B588]+[.C588]" office:value-type="float" office:value="35003004" calcext:value-type="float">
            <text:p>35003004</text:p>
          </table:table-cell>
          <table:table-cell office:value-type="string" calcext:value-type="string">
            <text:p>, '</text:p>
          </table:table-cell>
          <table:table-cell office:value-type="string" calcext:value-type="string">
            <text:p>Hypnose</text:p>
          </table:table-cell>
          <table:table-cell office:value-type="string" calcext:value-type="string">
            <text:p>', '</text:p>
          </table:table-cell>
          <table:table-cell table:formula="of:=IF(MOD([.E588];1000)=0;&quot;A&quot;;&quot;P&quot;)" office:value-type="string" office:string-value="P" calcext:value-type="string">
            <text:p>P</text:p>
          </table:table-cell>
          <table:table-cell office:value-type="string" calcext:value-type="string">
            <text:p>', </text:p>
          </table:table-cell>
          <table:table-cell table:formula="of:=IF(MOD([.E588];1000000)=0;1;0)" office:value-type="float" office:value="0" calcext:value-type="float">
            <text:p>0</text:p>
          </table:table-cell>
          <table:table-cell office:value-type="string" calcext:value-type="string">
            <text:p>),</text:p>
          </table:table-cell>
          <table:table-cell table:formula="of:=CONCATENATE([.D588];[.E588];[.F588];[.G588];[.H588];[.I588];[.J588];[.K588];[.L588])" office:value-type="string" office:string-value="(35003004, 'Hypnose', 'P', 0)," calcext:value-type="string">
            <text:p>(35003004, 'Hypnose',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589]+1000*[.B589]+[.C589]" office:value-type="float" office:value="35003005" calcext:value-type="float">
            <text:p>35003005</text:p>
          </table:table-cell>
          <table:table-cell office:value-type="string" calcext:value-type="string">
            <text:p>, '</text:p>
          </table:table-cell>
          <table:table-cell office:value-type="string" calcext:value-type="string">
            <text:p>Gehirnwäsche</text:p>
          </table:table-cell>
          <table:table-cell office:value-type="string" calcext:value-type="string">
            <text:p>', '</text:p>
          </table:table-cell>
          <table:table-cell table:formula="of:=IF(MOD([.E589];1000)=0;&quot;A&quot;;&quot;P&quot;)" office:value-type="string" office:string-value="P" calcext:value-type="string">
            <text:p>P</text:p>
          </table:table-cell>
          <table:table-cell office:value-type="string" calcext:value-type="string">
            <text:p>', </text:p>
          </table:table-cell>
          <table:table-cell table:formula="of:=IF(MOD([.E589];1000000)=0;1;0)" office:value-type="float" office:value="0" calcext:value-type="float">
            <text:p>0</text:p>
          </table:table-cell>
          <table:table-cell office:value-type="string" calcext:value-type="string">
            <text:p>),</text:p>
          </table:table-cell>
          <table:table-cell table:formula="of:=CONCATENATE([.D589];[.E589];[.F589];[.G589];[.H589];[.I589];[.J589];[.K589];[.L589])" office:value-type="string" office:string-value="(35003005, 'Gehirnwäsche', 'P', 0)," calcext:value-type="string">
            <text:p>(35003005, 'Gehirnwäsche', 'P', 0),</text:p>
          </table:table-cell>
        </table:table-row>
        <table:table-row table:style-name="ro1">
          <table:table-cell office:value-type="float" office:value="35" calcext:value-type="float">
            <text:p>3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590]+1000*[.B590]+[.C590]" office:value-type="float" office:value="35004000" calcext:value-type="float">
            <text:p>35004000</text:p>
          </table:table-cell>
          <table:table-cell office:value-type="string" calcext:value-type="string">
            <text:p>, '</text:p>
          </table:table-cell>
          <table:table-cell office:value-type="string" calcext:value-type="string">
            <text:p>Lügen</text:p>
          </table:table-cell>
          <table:table-cell office:value-type="string" calcext:value-type="string">
            <text:p>', '</text:p>
          </table:table-cell>
          <table:table-cell table:formula="of:=IF(MOD([.E590];1000)=0;&quot;A&quot;;&quot;P&quot;)" office:value-type="string" office:string-value="A" calcext:value-type="string">
            <text:p>A</text:p>
          </table:table-cell>
          <table:table-cell office:value-type="string" calcext:value-type="string">
            <text:p>', </text:p>
          </table:table-cell>
          <table:table-cell table:formula="of:=IF(MOD([.E590];1000000)=0;1;0)" office:value-type="float" office:value="0" calcext:value-type="float">
            <text:p>0</text:p>
          </table:table-cell>
          <table:table-cell office:value-type="string" calcext:value-type="string">
            <text:p>),</text:p>
          </table:table-cell>
          <table:table-cell table:formula="of:=CONCATENATE([.D590];[.E590];[.F590];[.G590];[.H590];[.I590];[.J590];[.K590];[.L590])" office:value-type="string" office:string-value="(35004000, 'Lügen', 'A', 0)," calcext:value-type="string">
            <text:p>(35004000, 'Lü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591]+1000*[.B591]+[.C591]" office:value-type="float" office:value="35005000" calcext:value-type="float">
            <text:p>35005000</text:p>
          </table:table-cell>
          <table:table-cell office:value-type="string" calcext:value-type="string">
            <text:p>, '</text:p>
          </table:table-cell>
          <table:table-cell office:value-type="string" calcext:value-type="string">
            <text:p>Ausfragen</text:p>
          </table:table-cell>
          <table:table-cell office:value-type="string" calcext:value-type="string">
            <text:p>', '</text:p>
          </table:table-cell>
          <table:table-cell table:formula="of:=IF(MOD([.E591];1000)=0;&quot;A&quot;;&quot;P&quot;)" office:value-type="string" office:string-value="A" calcext:value-type="string">
            <text:p>A</text:p>
          </table:table-cell>
          <table:table-cell office:value-type="string" calcext:value-type="string">
            <text:p>', </text:p>
          </table:table-cell>
          <table:table-cell table:formula="of:=IF(MOD([.E591];1000000)=0;1;0)" office:value-type="float" office:value="0" calcext:value-type="float">
            <text:p>0</text:p>
          </table:table-cell>
          <table:table-cell office:value-type="string" calcext:value-type="string">
            <text:p>),</text:p>
          </table:table-cell>
          <table:table-cell table:formula="of:=CONCATENATE([.D591];[.E591];[.F591];[.G591];[.H591];[.I591];[.J591];[.K591];[.L591])" office:value-type="string" office:string-value="(35005000, 'Ausfragen', 'A', 0)," calcext:value-type="string">
            <text:p>(35005000, 'Ausfra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592]+1000*[.B592]+[.C592]" office:value-type="float" office:value="35005001" calcext:value-type="float">
            <text:p>35005001</text:p>
          </table:table-cell>
          <table:table-cell office:value-type="string" calcext:value-type="string">
            <text:p>, '</text:p>
          </table:table-cell>
          <table:table-cell office:value-type="string" calcext:value-type="string">
            <text:p>Verhörtechniken</text:p>
          </table:table-cell>
          <table:table-cell office:value-type="string" calcext:value-type="string">
            <text:p>', '</text:p>
          </table:table-cell>
          <table:table-cell table:formula="of:=IF(MOD([.E592];1000)=0;&quot;A&quot;;&quot;P&quot;)" office:value-type="string" office:string-value="P" calcext:value-type="string">
            <text:p>P</text:p>
          </table:table-cell>
          <table:table-cell office:value-type="string" calcext:value-type="string">
            <text:p>', </text:p>
          </table:table-cell>
          <table:table-cell table:formula="of:=IF(MOD([.E592];1000000)=0;1;0)" office:value-type="float" office:value="0" calcext:value-type="float">
            <text:p>0</text:p>
          </table:table-cell>
          <table:table-cell office:value-type="string" calcext:value-type="string">
            <text:p>),</text:p>
          </table:table-cell>
          <table:table-cell table:formula="of:=CONCATENATE([.D592];[.E592];[.F592];[.G592];[.H592];[.I592];[.J592];[.K592];[.L592])" office:value-type="string" office:string-value="(35005001, 'Verhörtechniken', 'P', 0)," calcext:value-type="string">
            <text:p>(35005001, 'Verhörtechniken', 'P',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593]+1000*[.B593]+[.C593]" office:value-type="float" office:value="35005002" calcext:value-type="float">
            <text:p>35005002</text:p>
          </table:table-cell>
          <table:table-cell office:value-type="string" calcext:value-type="string">
            <text:p>, '</text:p>
          </table:table-cell>
          <table:table-cell office:value-type="string" calcext:value-type="string">
            <text:p>Foltermethoden</text:p>
          </table:table-cell>
          <table:table-cell office:value-type="string" calcext:value-type="string">
            <text:p>', '</text:p>
          </table:table-cell>
          <table:table-cell table:formula="of:=IF(MOD([.E593];1000)=0;&quot;A&quot;;&quot;P&quot;)" office:value-type="string" office:string-value="P" calcext:value-type="string">
            <text:p>P</text:p>
          </table:table-cell>
          <table:table-cell office:value-type="string" calcext:value-type="string">
            <text:p>', </text:p>
          </table:table-cell>
          <table:table-cell table:formula="of:=IF(MOD([.E593];1000000)=0;1;0)" office:value-type="float" office:value="0" calcext:value-type="float">
            <text:p>0</text:p>
          </table:table-cell>
          <table:table-cell office:value-type="string" calcext:value-type="string">
            <text:p>),</text:p>
          </table:table-cell>
          <table:table-cell table:formula="of:=CONCATENATE([.D593];[.E593];[.F593];[.G593];[.H593];[.I593];[.J593];[.K593];[.L593])" office:value-type="string" office:string-value="(35005002, 'Foltermethoden', 'P', 0)," calcext:value-type="string">
            <text:p>(35005002, 'Foltermethoden', 'P', 0),</text:p>
          </table:table-cell>
        </table:table-row>
        <table:table-row table:style-name="ro1">
          <table:table-cell office:value-type="float" office:value="35" calcext:value-type="float">
            <text:p>35</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594]+1000*[.B594]+[.C594]" office:value-type="float" office:value="35006003" calcext:value-type="float">
            <text:p>35006003</text:p>
          </table:table-cell>
          <table:table-cell office:value-type="string" calcext:value-type="string">
            <text:p>, '</text:p>
          </table:table-cell>
          <table:table-cell office:value-type="string" calcext:value-type="string">
            <text:p>Etikette und Gebräuche</text:p>
          </table:table-cell>
          <table:table-cell office:value-type="string" calcext:value-type="string">
            <text:p>', '</text:p>
          </table:table-cell>
          <table:table-cell table:formula="of:=IF(MOD([.E594];1000)=0;&quot;A&quot;;&quot;P&quot;)" office:value-type="string" office:string-value="P" calcext:value-type="string">
            <text:p>P</text:p>
          </table:table-cell>
          <table:table-cell office:value-type="string" calcext:value-type="string">
            <text:p>', </text:p>
          </table:table-cell>
          <table:table-cell table:formula="of:=IF(MOD([.E594];1000000)=0;1;0)" office:value-type="float" office:value="0" calcext:value-type="float">
            <text:p>0</text:p>
          </table:table-cell>
          <table:table-cell office:value-type="string" calcext:value-type="string">
            <text:p>),</text:p>
          </table:table-cell>
          <table:table-cell table:formula="of:=CONCATENATE([.D594];[.E594];[.F594];[.G594];[.H594];[.I594];[.J594];[.K594];[.L594])" office:value-type="string" office:string-value="(35006003, 'Etikette und Gebräuche', 'P', 0)," calcext:value-type="string">
            <text:p>(35006003, 'Etikette und Gebräuche',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595]+1000*[.B595]+[.C595]" office:value-type="float" office:value="35007000" calcext:value-type="float">
            <text:p>35007000</text:p>
          </table:table-cell>
          <table:table-cell office:value-type="string" calcext:value-type="string">
            <text:p>, '</text:p>
          </table:table-cell>
          <table:table-cell office:value-type="string" calcext:value-type="string">
            <text:p>Menschenkenntnis</text:p>
          </table:table-cell>
          <table:table-cell office:value-type="string" calcext:value-type="string">
            <text:p>', '</text:p>
          </table:table-cell>
          <table:table-cell table:formula="of:=IF(MOD([.E595];1000)=0;&quot;A&quot;;&quot;P&quot;)" office:value-type="string" office:string-value="A" calcext:value-type="string">
            <text:p>A</text:p>
          </table:table-cell>
          <table:table-cell office:value-type="string" calcext:value-type="string">
            <text:p>', </text:p>
          </table:table-cell>
          <table:table-cell table:formula="of:=IF(MOD([.E595];1000000)=0;1;0)" office:value-type="float" office:value="0" calcext:value-type="float">
            <text:p>0</text:p>
          </table:table-cell>
          <table:table-cell office:value-type="string" calcext:value-type="string">
            <text:p>),</text:p>
          </table:table-cell>
          <table:table-cell table:formula="of:=CONCATENATE([.D595];[.E595];[.F595];[.G595];[.H595];[.I595];[.J595];[.K595];[.L595])" office:value-type="string" office:string-value="(35007000, 'Menschenkenntnis', 'A', 0)," calcext:value-type="string">
            <text:p>(35007000, 'Menschenkenntnis', 'A',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596]+1000*[.B596]+[.C596]" office:value-type="float" office:value="35007001" calcext:value-type="float">
            <text:p>35007001</text:p>
          </table:table-cell>
          <table:table-cell office:value-type="string" calcext:value-type="string">
            <text:p>, '</text:p>
          </table:table-cell>
          <table:table-cell office:value-type="string" calcext:value-type="string">
            <text:p>Motivation erkennen</text:p>
          </table:table-cell>
          <table:table-cell office:value-type="string" calcext:value-type="string">
            <text:p>', '</text:p>
          </table:table-cell>
          <table:table-cell table:formula="of:=IF(MOD([.E596];1000)=0;&quot;A&quot;;&quot;P&quot;)" office:value-type="string" office:string-value="P" calcext:value-type="string">
            <text:p>P</text:p>
          </table:table-cell>
          <table:table-cell office:value-type="string" calcext:value-type="string">
            <text:p>', </text:p>
          </table:table-cell>
          <table:table-cell table:formula="of:=IF(MOD([.E596];1000000)=0;1;0)" office:value-type="float" office:value="0" calcext:value-type="float">
            <text:p>0</text:p>
          </table:table-cell>
          <table:table-cell office:value-type="string" calcext:value-type="string">
            <text:p>),</text:p>
          </table:table-cell>
          <table:table-cell table:formula="of:=CONCATENATE([.D596];[.E596];[.F596];[.G596];[.H596];[.I596];[.J596];[.K596];[.L596])" office:value-type="string" office:string-value="(35007001, 'Motivation erkennen', 'P', 0)," calcext:value-type="string">
            <text:p>(35007001, 'Motivatio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text:p>
          </table:table-cell>
          <table:table-cell table:formula="of:=1000000*[.A597]+1000*[.B597]+[.C597]" office:value-type="float" office:value="35007002" calcext:value-type="float">
            <text:p>35007002</text:p>
          </table:table-cell>
          <table:table-cell office:value-type="string" calcext:value-type="string">
            <text:p>, '</text:p>
          </table:table-cell>
          <table:table-cell office:value-type="string" calcext:value-type="string">
            <text:p>Pläne durchschauen</text:p>
          </table:table-cell>
          <table:table-cell office:value-type="string" calcext:value-type="string">
            <text:p>', '</text:p>
          </table:table-cell>
          <table:table-cell table:formula="of:=IF(MOD([.E597];1000)=0;&quot;A&quot;;&quot;P&quot;)" office:value-type="string" office:string-value="P" calcext:value-type="string">
            <text:p>P</text:p>
          </table:table-cell>
          <table:table-cell office:value-type="string" calcext:value-type="string">
            <text:p>', </text:p>
          </table:table-cell>
          <table:table-cell table:formula="of:=IF(MOD([.E597];1000000)=0;1;0)" office:value-type="float" office:value="0" calcext:value-type="float">
            <text:p>0</text:p>
          </table:table-cell>
          <table:table-cell office:value-type="string" calcext:value-type="string">
            <text:p>),</text:p>
          </table:table-cell>
          <table:table-cell table:formula="of:=CONCATENATE([.D597];[.E597];[.F597];[.G597];[.H597];[.I597];[.J597];[.K597];[.L597])" office:value-type="string" office:string-value="(35007002, 'Pläne durchschauen', 'P', 0)," calcext:value-type="string">
            <text:p>(35007002, 'Pläne durchschau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ext:p>
          </table:table-cell>
          <table:table-cell table:formula="of:=1000000*[.A598]+1000*[.B598]+[.C598]" office:value-type="float" office:value="35007003" calcext:value-type="float">
            <text:p>35007003</text:p>
          </table:table-cell>
          <table:table-cell office:value-type="string" calcext:value-type="string">
            <text:p>, '</text:p>
          </table:table-cell>
          <table:table-cell office:value-type="string" calcext:value-type="string">
            <text:p>Lügen erkennen</text:p>
          </table:table-cell>
          <table:table-cell office:value-type="string" calcext:value-type="string">
            <text:p>', '</text:p>
          </table:table-cell>
          <table:table-cell table:formula="of:=IF(MOD([.E598];1000)=0;&quot;A&quot;;&quot;P&quot;)" office:value-type="string" office:string-value="P" calcext:value-type="string">
            <text:p>P</text:p>
          </table:table-cell>
          <table:table-cell office:value-type="string" calcext:value-type="string">
            <text:p>', </text:p>
          </table:table-cell>
          <table:table-cell table:formula="of:=IF(MOD([.E598];1000000)=0;1;0)" office:value-type="float" office:value="0" calcext:value-type="float">
            <text:p>0</text:p>
          </table:table-cell>
          <table:table-cell office:value-type="string" calcext:value-type="string">
            <text:p>),</text:p>
          </table:table-cell>
          <table:table-cell table:formula="of:=CONCATENATE([.D598];[.E598];[.F598];[.G598];[.H598];[.I598];[.J598];[.K598];[.L598])" office:value-type="string" office:string-value="(35007003, 'Lügen erkennen', 'P', 0)," calcext:value-type="string">
            <text:p>(35007003, 'Lüge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text:p>
          </table:table-cell>
          <table:table-cell table:formula="of:=1000000*[.A599]+1000*[.B599]+[.C599]" office:value-type="float" office:value="35007004" calcext:value-type="float">
            <text:p>35007004</text:p>
          </table:table-cell>
          <table:table-cell office:value-type="string" calcext:value-type="string">
            <text:p>, '</text:p>
          </table:table-cell>
          <table:table-cell office:value-type="string" calcext:value-type="string">
            <text:p>Gefahreneinschätzung</text:p>
          </table:table-cell>
          <table:table-cell office:value-type="string" calcext:value-type="string">
            <text:p>', '</text:p>
          </table:table-cell>
          <table:table-cell table:formula="of:=IF(MOD([.E599];1000)=0;&quot;A&quot;;&quot;P&quot;)" office:value-type="string" office:string-value="P" calcext:value-type="string">
            <text:p>P</text:p>
          </table:table-cell>
          <table:table-cell office:value-type="string" calcext:value-type="string">
            <text:p>', </text:p>
          </table:table-cell>
          <table:table-cell table:formula="of:=IF(MOD([.E599];1000000)=0;1;0)" office:value-type="float" office:value="0" calcext:value-type="float">
            <text:p>0</text:p>
          </table:table-cell>
          <table:table-cell office:value-type="string" calcext:value-type="string">
            <text:p>),</text:p>
          </table:table-cell>
          <table:table-cell table:formula="of:=CONCATENATE([.D599];[.E599];[.F599];[.G599];[.H599];[.I599];[.J599];[.K599];[.L599])" office:value-type="string" office:string-value="(35007004, 'Gefahreneinschätzung', 'P', 0)," calcext:value-type="string">
            <text:p>(35007004, 'Gefahreneinschätzung',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text:p>
          </table:table-cell>
          <table:table-cell table:formula="of:=1000000*[.A600]+1000*[.B600]+[.C600]" office:value-type="float" office:value="35007005" calcext:value-type="float">
            <text:p>35007005</text:p>
          </table:table-cell>
          <table:table-cell office:value-type="string" calcext:value-type="string">
            <text:p>, '</text:p>
          </table:table-cell>
          <table:table-cell office:value-type="string" calcext:value-type="string">
            <text:p>Emotionen lesen</text:p>
          </table:table-cell>
          <table:table-cell office:value-type="string" calcext:value-type="string">
            <text:p>', '</text:p>
          </table:table-cell>
          <table:table-cell table:formula="of:=IF(MOD([.E600];1000)=0;&quot;A&quot;;&quot;P&quot;)" office:value-type="string" office:string-value="P" calcext:value-type="string">
            <text:p>P</text:p>
          </table:table-cell>
          <table:table-cell office:value-type="string" calcext:value-type="string">
            <text:p>', </text:p>
          </table:table-cell>
          <table:table-cell table:formula="of:=IF(MOD([.E600];1000000)=0;1;0)" office:value-type="float" office:value="0" calcext:value-type="float">
            <text:p>0</text:p>
          </table:table-cell>
          <table:table-cell office:value-type="string" calcext:value-type="string">
            <text:p>),</text:p>
          </table:table-cell>
          <table:table-cell table:formula="of:=CONCATENATE([.D600];[.E600];[.F600];[.G600];[.H600];[.I600];[.J600];[.K600];[.L600])" office:value-type="string" office:string-value="(35007005, 'Emotionen lesen', 'P', 0)," calcext:value-type="string">
            <text:p>(35007005, 'Emotionen lesen', 'P', 0),</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office:value-type="string" calcext:value-type="string">
            <text:p>(</text:p>
          </table:table-cell>
          <table:table-cell table:formula="of:=1000000*[.A601]+1000*[.B601]+[.C601]" office:value-type="float" office:value="36000000" calcext:value-type="float">
            <text:p>36000000</text:p>
          </table:table-cell>
          <table:table-cell office:value-type="string" calcext:value-type="string">
            <text:p>, '</text:p>
          </table:table-cell>
          <table:table-cell office:value-type="string" calcext:value-type="string">
            <text:p>Schauspielerei</text:p>
          </table:table-cell>
          <table:table-cell office:value-type="string" calcext:value-type="string">
            <text:p>', '</text:p>
          </table:table-cell>
          <table:table-cell table:formula="of:=IF(MOD([.E601];1000)=0;&quot;A&quot;;&quot;P&quot;)" office:value-type="string" office:string-value="A" calcext:value-type="string">
            <text:p>A</text:p>
          </table:table-cell>
          <table:table-cell office:value-type="string" calcext:value-type="string">
            <text:p>', </text:p>
          </table:table-cell>
          <table:table-cell table:formula="of:=IF(MOD([.E601];1000000)=0;1;0)" office:value-type="float" office:value="1" calcext:value-type="float">
            <text:p>1</text:p>
          </table:table-cell>
          <table:table-cell office:value-type="string" calcext:value-type="string">
            <text:p>),</text:p>
          </table:table-cell>
          <table:table-cell table:formula="of:=CONCATENATE([.D601];[.E601];[.F601];[.G601];[.H601];[.I601];[.J601];[.K601];[.L601])" office:value-type="string" office:string-value="(36000000, 'Schauspielerei', 'A', 1)," calcext:value-type="string">
            <text:p>(36000000, 'Schauspielerei', 'A', 1),</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02]+1000*[.B602]+[.C602]" office:value-type="float" office:value="36001000" calcext:value-type="float">
            <text:p>36001000</text:p>
          </table:table-cell>
          <table:table-cell office:value-type="string" calcext:value-type="string">
            <text:p>, '</text:p>
          </table:table-cell>
          <table:table-cell office:value-type="string" calcext:value-type="string">
            <text:p>Verkleiden</text:p>
          </table:table-cell>
          <table:table-cell office:value-type="string" calcext:value-type="string">
            <text:p>', '</text:p>
          </table:table-cell>
          <table:table-cell table:formula="of:=IF(MOD([.E602];1000)=0;&quot;A&quot;;&quot;P&quot;)" office:value-type="string" office:string-value="A" calcext:value-type="string">
            <text:p>A</text:p>
          </table:table-cell>
          <table:table-cell office:value-type="string" calcext:value-type="string">
            <text:p>', </text:p>
          </table:table-cell>
          <table:table-cell table:formula="of:=IF(MOD([.E602];1000000)=0;1;0)" office:value-type="float" office:value="0" calcext:value-type="float">
            <text:p>0</text:p>
          </table:table-cell>
          <table:table-cell office:value-type="string" calcext:value-type="string">
            <text:p>),</text:p>
          </table:table-cell>
          <table:table-cell table:formula="of:=CONCATENATE([.D602];[.E602];[.F602];[.G602];[.H602];[.I602];[.J602];[.K602];[.L602])" office:value-type="string" office:string-value="(36001000, 'Verkleiden', 'A', 0)," calcext:value-type="string">
            <text:p>(36001000, 'Verkleiden', 'A', 0),</text:p>
          </table:table-cell>
        </table:table-row>
        <table:table-row table:style-name="ro1">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text:p>
          </table:table-cell>
          <table:table-cell table:formula="of:=1000000*[.A603]+1000*[.B603]+[.C603]" office:value-type="float" office:value="36001001" calcext:value-type="float">
            <text:p>36001001</text:p>
          </table:table-cell>
          <table:table-cell office:value-type="string" calcext:value-type="string">
            <text:p>, '</text:p>
          </table:table-cell>
          <table:table-cell office:value-type="string" calcext:value-type="string">
            <text:p>Schnellverkleidung</text:p>
          </table:table-cell>
          <table:table-cell office:value-type="string" calcext:value-type="string">
            <text:p>', '</text:p>
          </table:table-cell>
          <table:table-cell table:formula="of:=IF(MOD([.E603];1000)=0;&quot;A&quot;;&quot;P&quot;)" office:value-type="string" office:string-value="P" calcext:value-type="string">
            <text:p>P</text:p>
          </table:table-cell>
          <table:table-cell office:value-type="string" calcext:value-type="string">
            <text:p>', </text:p>
          </table:table-cell>
          <table:table-cell table:formula="of:=IF(MOD([.E603];1000000)=0;1;0)" office:value-type="float" office:value="0" calcext:value-type="float">
            <text:p>0</text:p>
          </table:table-cell>
          <table:table-cell office:value-type="string" calcext:value-type="string">
            <text:p>),</text:p>
          </table:table-cell>
          <table:table-cell table:formula="of:=CONCATENATE([.D603];[.E603];[.F603];[.G603];[.H603];[.I603];[.J603];[.K603];[.L603])" office:value-type="string" office:string-value="(36001001, 'Schnellverkleidung', 'P', 0)," calcext:value-type="string">
            <text:p>(36001001, 'Schnellverkleidung', 'P', 0),</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04]+1000*[.B604]+[.C604]" office:value-type="float" office:value="36001002" calcext:value-type="float">
            <text:p>36001002</text:p>
          </table:table-cell>
          <table:table-cell office:value-type="string" calcext:value-type="string">
            <text:p>, '</text:p>
          </table:table-cell>
          <table:table-cell office:value-type="string" calcext:value-type="string">
            <text:p>Verkleidung improvisieren</text:p>
          </table:table-cell>
          <table:table-cell office:value-type="string" calcext:value-type="string">
            <text:p>', '</text:p>
          </table:table-cell>
          <table:table-cell table:formula="of:=IF(MOD([.E604];1000)=0;&quot;A&quot;;&quot;P&quot;)" office:value-type="string" office:string-value="P" calcext:value-type="string">
            <text:p>P</text:p>
          </table:table-cell>
          <table:table-cell office:value-type="string" calcext:value-type="string">
            <text:p>', </text:p>
          </table:table-cell>
          <table:table-cell table:formula="of:=IF(MOD([.E604];1000000)=0;1;0)" office:value-type="float" office:value="0" calcext:value-type="float">
            <text:p>0</text:p>
          </table:table-cell>
          <table:table-cell office:value-type="string" calcext:value-type="string">
            <text:p>),</text:p>
          </table:table-cell>
          <table:table-cell table:formula="of:=CONCATENATE([.D604];[.E604];[.F604];[.G604];[.H604];[.I604];[.J604];[.K604];[.L604])" office:value-type="string" office:string-value="(36001002, 'Verkleidung improvisieren', 'P', 0)," calcext:value-type="string">
            <text:p>(36001002, 'Verkleidung improvis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05]+1000*[.B605]+[.C605]" office:value-type="float" office:value="36002000" calcext:value-type="float">
            <text:p>36002000</text:p>
          </table:table-cell>
          <table:table-cell office:value-type="string" calcext:value-type="string">
            <text:p>, '</text:p>
          </table:table-cell>
          <table:table-cell office:value-type="string" calcext:value-type="string">
            <text:p>Imitation</text:p>
          </table:table-cell>
          <table:table-cell office:value-type="string" calcext:value-type="string">
            <text:p>', '</text:p>
          </table:table-cell>
          <table:table-cell table:formula="of:=IF(MOD([.E605];1000)=0;&quot;A&quot;;&quot;P&quot;)" office:value-type="string" office:string-value="A" calcext:value-type="string">
            <text:p>A</text:p>
          </table:table-cell>
          <table:table-cell office:value-type="string" calcext:value-type="string">
            <text:p>', </text:p>
          </table:table-cell>
          <table:table-cell table:formula="of:=IF(MOD([.E605];1000000)=0;1;0)" office:value-type="float" office:value="0" calcext:value-type="float">
            <text:p>0</text:p>
          </table:table-cell>
          <table:table-cell office:value-type="string" calcext:value-type="string">
            <text:p>),</text:p>
          </table:table-cell>
          <table:table-cell table:formula="of:=CONCATENATE([.D605];[.E605];[.F605];[.G605];[.H605];[.I605];[.J605];[.K605];[.L605])" office:value-type="string" office:string-value="(36002000, 'Imitation', 'A', 0)," calcext:value-type="string">
            <text:p>(36002000, 'Imitation', 'A',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06]+1000*[.B606]+[.C606]" office:value-type="float" office:value="36002001" calcext:value-type="float">
            <text:p>36002001</text:p>
          </table:table-cell>
          <table:table-cell office:value-type="string" calcext:value-type="string">
            <text:p>, '</text:p>
          </table:table-cell>
          <table:table-cell office:value-type="string" calcext:value-type="string">
            <text:p>Stimmen imitieren</text:p>
          </table:table-cell>
          <table:table-cell office:value-type="string" calcext:value-type="string">
            <text:p>', '</text:p>
          </table:table-cell>
          <table:table-cell table:formula="of:=IF(MOD([.E606];1000)=0;&quot;A&quot;;&quot;P&quot;)" office:value-type="string" office:string-value="P" calcext:value-type="string">
            <text:p>P</text:p>
          </table:table-cell>
          <table:table-cell office:value-type="string" calcext:value-type="string">
            <text:p>', </text:p>
          </table:table-cell>
          <table:table-cell table:formula="of:=IF(MOD([.E606];1000000)=0;1;0)" office:value-type="float" office:value="0" calcext:value-type="float">
            <text:p>0</text:p>
          </table:table-cell>
          <table:table-cell office:value-type="string" calcext:value-type="string">
            <text:p>),</text:p>
          </table:table-cell>
          <table:table-cell table:formula="of:=CONCATENATE([.D606];[.E606];[.F606];[.G606];[.H606];[.I606];[.J606];[.K606];[.L606])" office:value-type="string" office:string-value="(36002001, 'Stimmen imitieren', 'P', 0)," calcext:value-type="string">
            <text:p>(36002001, 'Stimmen imitieren', 'P', 0),</text:p>
          </table:table-cell>
        </table:table-row>
        <table:table-row table:style-name="ro1">
          <table:table-cell office:value-type="float" office:value="36" calcext:value-type="float">
            <text:p>36</text:p>
          </table:table-cell>
          <table:table-cell table:number-columns-repeated="2" office:value-type="float" office:value="2" calcext:value-type="float">
            <text:p>2</text:p>
          </table:table-cell>
          <table:table-cell office:value-type="string" calcext:value-type="string">
            <text:p>(</text:p>
          </table:table-cell>
          <table:table-cell table:formula="of:=1000000*[.A607]+1000*[.B607]+[.C607]" office:value-type="float" office:value="36002002" calcext:value-type="float">
            <text:p>36002002</text:p>
          </table:table-cell>
          <table:table-cell office:value-type="string" calcext:value-type="string">
            <text:p>, '</text:p>
          </table:table-cell>
          <table:table-cell office:value-type="string" calcext:value-type="string">
            <text:p>Dialekte und Lingos nachahmen</text:p>
          </table:table-cell>
          <table:table-cell office:value-type="string" calcext:value-type="string">
            <text:p>', '</text:p>
          </table:table-cell>
          <table:table-cell table:formula="of:=IF(MOD([.E607];1000)=0;&quot;A&quot;;&quot;P&quot;)" office:value-type="string" office:string-value="P" calcext:value-type="string">
            <text:p>P</text:p>
          </table:table-cell>
          <table:table-cell office:value-type="string" calcext:value-type="string">
            <text:p>', </text:p>
          </table:table-cell>
          <table:table-cell table:formula="of:=IF(MOD([.E607];1000000)=0;1;0)" office:value-type="float" office:value="0" calcext:value-type="float">
            <text:p>0</text:p>
          </table:table-cell>
          <table:table-cell office:value-type="string" calcext:value-type="string">
            <text:p>),</text:p>
          </table:table-cell>
          <table:table-cell table:formula="of:=CONCATENATE([.D607];[.E607];[.F607];[.G607];[.H607];[.I607];[.J607];[.K607];[.L607])" office:value-type="string" office:string-value="(36002002, 'Dialekte und Lingos nachahmen', 'P', 0)," calcext:value-type="string">
            <text:p>(36002002, 'Dialekte und Lingos nachahm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08]+1000*[.B608]+[.C608]" office:value-type="float" office:value="36002003" calcext:value-type="float">
            <text:p>36002003</text:p>
          </table:table-cell>
          <table:table-cell office:value-type="string" calcext:value-type="string">
            <text:p>, '</text:p>
          </table:table-cell>
          <table:table-cell office:value-type="string" calcext:value-type="string">
            <text:p>Bewegungsabläufe imitieren</text:p>
          </table:table-cell>
          <table:table-cell office:value-type="string" calcext:value-type="string">
            <text:p>', '</text:p>
          </table:table-cell>
          <table:table-cell table:formula="of:=IF(MOD([.E608];1000)=0;&quot;A&quot;;&quot;P&quot;)" office:value-type="string" office:string-value="P" calcext:value-type="string">
            <text:p>P</text:p>
          </table:table-cell>
          <table:table-cell office:value-type="string" calcext:value-type="string">
            <text:p>', </text:p>
          </table:table-cell>
          <table:table-cell table:formula="of:=IF(MOD([.E608];1000000)=0;1;0)" office:value-type="float" office:value="0" calcext:value-type="float">
            <text:p>0</text:p>
          </table:table-cell>
          <table:table-cell office:value-type="string" calcext:value-type="string">
            <text:p>),</text:p>
          </table:table-cell>
          <table:table-cell table:formula="of:=CONCATENATE([.D608];[.E608];[.F608];[.G608];[.H608];[.I608];[.J608];[.K608];[.L608])" office:value-type="string" office:string-value="(36002003, 'Bewegungsabläufe imitieren', 'P', 0)," calcext:value-type="string">
            <text:p>(36002003, 'Bewegungsabläufe imit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09]+1000*[.B609]+[.C609]" office:value-type="float" office:value="36002004" calcext:value-type="float">
            <text:p>36002004</text:p>
          </table:table-cell>
          <table:table-cell office:value-type="string" calcext:value-type="string">
            <text:p>, '</text:p>
          </table:table-cell>
          <table:table-cell office:value-type="string" calcext:value-type="string">
            <text:p>Auftreten</text:p>
          </table:table-cell>
          <table:table-cell office:value-type="string" calcext:value-type="string">
            <text:p>', '</text:p>
          </table:table-cell>
          <table:table-cell table:formula="of:=IF(MOD([.E609];1000)=0;&quot;A&quot;;&quot;P&quot;)" office:value-type="string" office:string-value="P" calcext:value-type="string">
            <text:p>P</text:p>
          </table:table-cell>
          <table:table-cell office:value-type="string" calcext:value-type="string">
            <text:p>', </text:p>
          </table:table-cell>
          <table:table-cell table:formula="of:=IF(MOD([.E609];1000000)=0;1;0)" office:value-type="float" office:value="0" calcext:value-type="float">
            <text:p>0</text:p>
          </table:table-cell>
          <table:table-cell office:value-type="string" calcext:value-type="string">
            <text:p>),</text:p>
          </table:table-cell>
          <table:table-cell table:formula="of:=CONCATENATE([.D609];[.E609];[.F609];[.G609];[.H609];[.I609];[.J609];[.K609];[.L609])" office:value-type="string" office:string-value="(36002004, 'Auftreten', 'P', 0)," calcext:value-type="string">
            <text:p>(36002004, 'Auftret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10]+1000*[.B610]+[.C610]" office:value-type="float" office:value="36002005" calcext:value-type="float">
            <text:p>36002005</text:p>
          </table:table-cell>
          <table:table-cell office:value-type="string" calcext:value-type="string">
            <text:p>, '</text:p>
          </table:table-cell>
          <table:table-cell office:value-type="string" calcext:value-type="string">
            <text:p>Soziale Anpassungsfähigkeit</text:p>
          </table:table-cell>
          <table:table-cell office:value-type="string" calcext:value-type="string">
            <text:p>', '</text:p>
          </table:table-cell>
          <table:table-cell table:formula="of:=IF(MOD([.E610];1000)=0;&quot;A&quot;;&quot;P&quot;)" office:value-type="string" office:string-value="P" calcext:value-type="string">
            <text:p>P</text:p>
          </table:table-cell>
          <table:table-cell office:value-type="string" calcext:value-type="string">
            <text:p>', </text:p>
          </table:table-cell>
          <table:table-cell table:formula="of:=IF(MOD([.E610];1000000)=0;1;0)" office:value-type="float" office:value="0" calcext:value-type="float">
            <text:p>0</text:p>
          </table:table-cell>
          <table:table-cell office:value-type="string" calcext:value-type="string">
            <text:p>),</text:p>
          </table:table-cell>
          <table:table-cell table:formula="of:=CONCATENATE([.D610];[.E610];[.F610];[.G610];[.H610];[.I610];[.J610];[.K610];[.L610])" office:value-type="string" office:string-value="(36002005, 'Soziale Anpassungsfähigkeit', 'P', 0)," calcext:value-type="string">
            <text:p>(36002005, 'Soziale Anpassungsfähigkeit', 'P', 0),</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office:value-type="string" calcext:value-type="string">
            <text:p>(</text:p>
          </table:table-cell>
          <table:table-cell table:formula="of:=1000000*[.A611]+1000*[.B611]+[.C611]" office:value-type="float" office:value="37000000" calcext:value-type="float">
            <text:p>37000000</text:p>
          </table:table-cell>
          <table:table-cell office:value-type="string" calcext:value-type="string">
            <text:p>, '</text:p>
          </table:table-cell>
          <table:table-cell office:value-type="string" calcext:value-type="string">
            <text:p>Lehren und Unterrichten</text:p>
          </table:table-cell>
          <table:table-cell office:value-type="string" calcext:value-type="string">
            <text:p>', '</text:p>
          </table:table-cell>
          <table:table-cell table:formula="of:=IF(MOD([.E611];1000)=0;&quot;A&quot;;&quot;P&quot;)" office:value-type="string" office:string-value="A" calcext:value-type="string">
            <text:p>A</text:p>
          </table:table-cell>
          <table:table-cell office:value-type="string" calcext:value-type="string">
            <text:p>', </text:p>
          </table:table-cell>
          <table:table-cell table:formula="of:=IF(MOD([.E611];1000000)=0;1;0)" office:value-type="float" office:value="1" calcext:value-type="float">
            <text:p>1</text:p>
          </table:table-cell>
          <table:table-cell office:value-type="string" calcext:value-type="string">
            <text:p>),</text:p>
          </table:table-cell>
          <table:table-cell table:formula="of:=CONCATENATE([.D611];[.E611];[.F611];[.G611];[.H611];[.I611];[.J611];[.K611];[.L611])" office:value-type="string" office:string-value="(37000000, 'Lehren und Unterrichten', 'A', 1)," calcext:value-type="string">
            <text:p>(37000000, 'Lehren und Unterrichten', 'A', 1),</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2]+1000*[.B612]+[.C612]" office:value-type="float" office:value="37001000" calcext:value-type="float">
            <text:p>37001000</text:p>
          </table:table-cell>
          <table:table-cell office:value-type="string" calcext:value-type="string">
            <text:p>, '</text:p>
          </table:table-cell>
          <table:table-cell office:value-type="string" calcext:value-type="string">
            <text:p>Lehrer</text:p>
          </table:table-cell>
          <table:table-cell office:value-type="string" calcext:value-type="string">
            <text:p>', '</text:p>
          </table:table-cell>
          <table:table-cell table:formula="of:=IF(MOD([.E612];1000)=0;&quot;A&quot;;&quot;P&quot;)" office:value-type="string" office:string-value="A" calcext:value-type="string">
            <text:p>A</text:p>
          </table:table-cell>
          <table:table-cell office:value-type="string" calcext:value-type="string">
            <text:p>', </text:p>
          </table:table-cell>
          <table:table-cell table:formula="of:=IF(MOD([.E612];1000000)=0;1;0)" office:value-type="float" office:value="0" calcext:value-type="float">
            <text:p>0</text:p>
          </table:table-cell>
          <table:table-cell office:value-type="string" calcext:value-type="string">
            <text:p>),</text:p>
          </table:table-cell>
          <table:table-cell table:formula="of:=CONCATENATE([.D612];[.E612];[.F612];[.G612];[.H612];[.I612];[.J612];[.K612];[.L612])" office:value-type="string" office:string-value="(37001000, 'Lehrer', 'A', 0)," calcext:value-type="string">
            <text:p>(37001000, 'Lehrer', 'A', 0),</text:p>
          </table:table-cell>
        </table:table-row>
        <table:table-row table:style-name="ro1">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text:p>
          </table:table-cell>
          <table:table-cell table:formula="of:=1000000*[.A613]+1000*[.B613]+[.C613]" office:value-type="float" office:value="37001001" calcext:value-type="float">
            <text:p>37001001</text:p>
          </table:table-cell>
          <table:table-cell office:value-type="string" calcext:value-type="string">
            <text:p>, '</text:p>
          </table:table-cell>
          <table:table-cell office:value-type="string" calcext:value-type="string">
            <text:p>Grundschulpädagogik</text:p>
          </table:table-cell>
          <table:table-cell office:value-type="string" calcext:value-type="string">
            <text:p>', '</text:p>
          </table:table-cell>
          <table:table-cell table:formula="of:=IF(MOD([.E613];1000)=0;&quot;A&quot;;&quot;P&quot;)" office:value-type="string" office:string-value="P" calcext:value-type="string">
            <text:p>P</text:p>
          </table:table-cell>
          <table:table-cell office:value-type="string" calcext:value-type="string">
            <text:p>', </text:p>
          </table:table-cell>
          <table:table-cell table:formula="of:=IF(MOD([.E613];1000000)=0;1;0)" office:value-type="float" office:value="0" calcext:value-type="float">
            <text:p>0</text:p>
          </table:table-cell>
          <table:table-cell office:value-type="string" calcext:value-type="string">
            <text:p>),</text:p>
          </table:table-cell>
          <table:table-cell table:formula="of:=CONCATENATE([.D613];[.E613];[.F613];[.G613];[.H613];[.I613];[.J613];[.K613];[.L613])" office:value-type="string" office:string-value="(37001001, 'Grundschulpädagogik', 'P', 0)," calcext:value-type="string">
            <text:p>(37001001, 'Grundschulpädagogik', 'P', 0),</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14]+1000*[.B614]+[.C614]" office:value-type="float" office:value="37001002" calcext:value-type="float">
            <text:p>37001002</text:p>
          </table:table-cell>
          <table:table-cell office:value-type="string" calcext:value-type="string">
            <text:p>, '</text:p>
          </table:table-cell>
          <table:table-cell office:value-type="string" calcext:value-type="string">
            <text:p>Didaktik</text:p>
          </table:table-cell>
          <table:table-cell office:value-type="string" calcext:value-type="string">
            <text:p>', '</text:p>
          </table:table-cell>
          <table:table-cell table:formula="of:=IF(MOD([.E614];1000)=0;&quot;A&quot;;&quot;P&quot;)" office:value-type="string" office:string-value="P" calcext:value-type="string">
            <text:p>P</text:p>
          </table:table-cell>
          <table:table-cell office:value-type="string" calcext:value-type="string">
            <text:p>', </text:p>
          </table:table-cell>
          <table:table-cell table:formula="of:=IF(MOD([.E614];1000000)=0;1;0)" office:value-type="float" office:value="0" calcext:value-type="float">
            <text:p>0</text:p>
          </table:table-cell>
          <table:table-cell office:value-type="string" calcext:value-type="string">
            <text:p>),</text:p>
          </table:table-cell>
          <table:table-cell table:formula="of:=CONCATENATE([.D614];[.E614];[.F614];[.G614];[.H614];[.I614];[.J614];[.K614];[.L614])" office:value-type="string" office:string-value="(37001002, 'Didaktik', 'P', 0)," calcext:value-type="string">
            <text:p>(37001002, 'Didaktik', 'P', 0),</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15]+1000*[.B615]+[.C615]" office:value-type="float" office:value="37002000" calcext:value-type="float">
            <text:p>37002000</text:p>
          </table:table-cell>
          <table:table-cell office:value-type="string" calcext:value-type="string">
            <text:p>, '</text:p>
          </table:table-cell>
          <table:table-cell office:value-type="string" calcext:value-type="string">
            <text:p>Trainer</text:p>
          </table:table-cell>
          <table:table-cell office:value-type="string" calcext:value-type="string">
            <text:p>', '</text:p>
          </table:table-cell>
          <table:table-cell table:formula="of:=IF(MOD([.E615];1000)=0;&quot;A&quot;;&quot;P&quot;)" office:value-type="string" office:string-value="A" calcext:value-type="string">
            <text:p>A</text:p>
          </table:table-cell>
          <table:table-cell office:value-type="string" calcext:value-type="string">
            <text:p>', </text:p>
          </table:table-cell>
          <table:table-cell table:formula="of:=IF(MOD([.E615];1000000)=0;1;0)" office:value-type="float" office:value="0" calcext:value-type="float">
            <text:p>0</text:p>
          </table:table-cell>
          <table:table-cell office:value-type="string" calcext:value-type="string">
            <text:p>),</text:p>
          </table:table-cell>
          <table:table-cell table:formula="of:=CONCATENATE([.D615];[.E615];[.F615];[.G615];[.H615];[.I615];[.J615];[.K615];[.L615])" office:value-type="string" office:string-value="(37002000, 'Trainer', 'A', 0)," calcext:value-type="string">
            <text:p>(37002000, 'Trainer', 'A', 0),</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16]+1000*[.B616]+[.C616]" office:value-type="float" office:value="37003000" calcext:value-type="float">
            <text:p>37003000</text:p>
          </table:table-cell>
          <table:table-cell office:value-type="string" calcext:value-type="string">
            <text:p>, '</text:p>
          </table:table-cell>
          <table:table-cell office:value-type="string" calcext:value-type="string">
            <text:p>Professor</text:p>
          </table:table-cell>
          <table:table-cell office:value-type="string" calcext:value-type="string">
            <text:p>', '</text:p>
          </table:table-cell>
          <table:table-cell table:formula="of:=IF(MOD([.E616];1000)=0;&quot;A&quot;;&quot;P&quot;)" office:value-type="string" office:string-value="A" calcext:value-type="string">
            <text:p>A</text:p>
          </table:table-cell>
          <table:table-cell office:value-type="string" calcext:value-type="string">
            <text:p>', </text:p>
          </table:table-cell>
          <table:table-cell table:formula="of:=IF(MOD([.E616];1000000)=0;1;0)" office:value-type="float" office:value="0" calcext:value-type="float">
            <text:p>0</text:p>
          </table:table-cell>
          <table:table-cell office:value-type="string" calcext:value-type="string">
            <text:p>),</text:p>
          </table:table-cell>
          <table:table-cell table:formula="of:=CONCATENATE([.D616];[.E616];[.F616];[.G616];[.H616];[.I616];[.J616];[.K616];[.L616])" office:value-type="string" office:string-value="(37003000, 'Professor', 'A', 0)," calcext:value-type="string">
            <text:p>(37003000, 'Professor', 'A', 0),</text:p>
          </table:table-cell>
        </table:table-row>
        <table:table-row table:style-name="ro1">
          <table:table-cell office:value-type="float" office:value="37" calcext:value-type="float">
            <text:p>3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17]+1000*[.B617]+[.C617]" office:value-type="float" office:value="37004000" calcext:value-type="float">
            <text:p>37004000</text:p>
          </table:table-cell>
          <table:table-cell office:value-type="string" calcext:value-type="string">
            <text:p>, '</text:p>
          </table:table-cell>
          <table:table-cell office:value-type="string" calcext:value-type="string">
            <text:p>Militärausbilder</text:p>
          </table:table-cell>
          <table:table-cell office:value-type="string" calcext:value-type="string">
            <text:p>', '</text:p>
          </table:table-cell>
          <table:table-cell table:formula="of:=IF(MOD([.E617];1000)=0;&quot;A&quot;;&quot;P&quot;)" office:value-type="string" office:string-value="A" calcext:value-type="string">
            <text:p>A</text:p>
          </table:table-cell>
          <table:table-cell office:value-type="string" calcext:value-type="string">
            <text:p>', </text:p>
          </table:table-cell>
          <table:table-cell table:formula="of:=IF(MOD([.E617];1000000)=0;1;0)" office:value-type="float" office:value="0" calcext:value-type="float">
            <text:p>0</text:p>
          </table:table-cell>
          <table:table-cell office:value-type="string" calcext:value-type="string">
            <text:p>),</text:p>
          </table:table-cell>
          <table:table-cell table:formula="of:=CONCATENATE([.D617];[.E617];[.F617];[.G617];[.H617];[.I617];[.J617];[.K617];[.L617])" office:value-type="string" office:string-value="(37004000, 'Militärausbilder', 'A', 0)," calcext:value-type="string">
            <text:p>(37004000, 'Militärausbilder', 'A', 0),</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office:value-type="string" calcext:value-type="string">
            <text:p>(</text:p>
          </table:table-cell>
          <table:table-cell table:formula="of:=1000000*[.A618]+1000*[.B618]+[.C618]" office:value-type="float" office:value="38000000" calcext:value-type="float">
            <text:p>38000000</text:p>
          </table:table-cell>
          <table:table-cell office:value-type="string" calcext:value-type="string">
            <text:p>, '</text:p>
          </table:table-cell>
          <table:table-cell office:value-type="string" calcext:value-type="string">
            <text:p>Allgemeinbildung</text:p>
          </table:table-cell>
          <table:table-cell office:value-type="string" calcext:value-type="string">
            <text:p>', '</text:p>
          </table:table-cell>
          <table:table-cell table:formula="of:=IF(MOD([.E618];1000)=0;&quot;A&quot;;&quot;P&quot;)" office:value-type="string" office:string-value="A" calcext:value-type="string">
            <text:p>A</text:p>
          </table:table-cell>
          <table:table-cell office:value-type="string" calcext:value-type="string">
            <text:p>', </text:p>
          </table:table-cell>
          <table:table-cell table:formula="of:=IF(MOD([.E618];1000000)=0;1;0)" office:value-type="float" office:value="1" calcext:value-type="float">
            <text:p>1</text:p>
          </table:table-cell>
          <table:table-cell office:value-type="string" calcext:value-type="string">
            <text:p>),</text:p>
          </table:table-cell>
          <table:table-cell table:formula="of:=CONCATENATE([.D618];[.E618];[.F618];[.G618];[.H618];[.I618];[.J618];[.K618];[.L618])" office:value-type="string" office:string-value="(38000000, 'Allgemeinbildung', 'A', 1)," calcext:value-type="string">
            <text:p>(38000000, 'Allgemeinbildung', 'A', 1),</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9]+1000*[.B619]+[.C619]" office:value-type="float" office:value="38001000" calcext:value-type="float">
            <text:p>38001000</text:p>
          </table:table-cell>
          <table:table-cell office:value-type="string" calcext:value-type="string">
            <text:p>, '</text:p>
          </table:table-cell>
          <table:table-cell office:value-type="string" calcext:value-type="string">
            <text:p>Musikwiss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19];1000000)=0;1;0)" office:value-type="float" office:value="0" calcext:value-type="float">
            <text:p>0</text:p>
          </table:table-cell>
          <table:table-cell office:value-type="string" calcext:value-type="string">
            <text:p>),</text:p>
          </table:table-cell>
          <table:table-cell table:formula="of:=CONCATENATE([.D619];[.E619];[.F619];[.G619];[.H619];[.I619];[.J619];[.K619];[.L619])" office:value-type="string" office:string-value="(38001000, 'Musikwissen', 'P', 0)," calcext:value-type="string">
            <text:p>(38001000, 'Musikwissen', 'P', 0),</text:p>
          </table:table-cell>
        </table:table-row>
        <table:table-row table:style-name="ro1">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text:p>
          </table:table-cell>
          <table:table-cell table:formula="of:=1000000*[.A620]+1000*[.B620]+[.C620]" office:value-type="float" office:value="38001001" calcext:value-type="float">
            <text:p>38001001</text:p>
          </table:table-cell>
          <table:table-cell office:value-type="string" calcext:value-type="string">
            <text:p>, '</text:p>
          </table:table-cell>
          <table:table-cell office:value-type="string" calcext:value-type="string">
            <text:p>Musik (Menschen)</text:p>
          </table:table-cell>
          <table:table-cell office:value-type="string" calcext:value-type="string">
            <text:p>', '</text:p>
          </table:table-cell>
          <table:table-cell table:formula="of:=IF(MOD([.E620];1000)=0;&quot;A&quot;;&quot;P&quot;)" office:value-type="string" office:string-value="P" calcext:value-type="string">
            <text:p>P</text:p>
          </table:table-cell>
          <table:table-cell office:value-type="string" calcext:value-type="string">
            <text:p>', </text:p>
          </table:table-cell>
          <table:table-cell table:formula="of:=IF(MOD([.E620];1000000)=0;1;0)" office:value-type="float" office:value="0" calcext:value-type="float">
            <text:p>0</text:p>
          </table:table-cell>
          <table:table-cell office:value-type="string" calcext:value-type="string">
            <text:p>),</text:p>
          </table:table-cell>
          <table:table-cell table:formula="of:=CONCATENATE([.D620];[.E620];[.F620];[.G620];[.H620];[.I620];[.J620];[.K620];[.L620])" office:value-type="string" office:string-value="(38001001, 'Musik (Menschen)', 'P', 0)," calcext:value-type="string">
            <text:p>(38001001, 'Musik (Mensch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21]+1000*[.B621]+[.C621]" office:value-type="float" office:value="38001002" calcext:value-type="float">
            <text:p>38001002</text:p>
          </table:table-cell>
          <table:table-cell office:value-type="string" calcext:value-type="string">
            <text:p>, '</text:p>
          </table:table-cell>
          <table:table-cell office:value-type="string" calcext:value-type="string">
            <text:p>Musik (Abrahams)</text:p>
          </table:table-cell>
          <table:table-cell office:value-type="string" calcext:value-type="string">
            <text:p>', '</text:p>
          </table:table-cell>
          <table:table-cell table:formula="of:=IF(MOD([.E621];1000)=0;&quot;A&quot;;&quot;P&quot;)" office:value-type="string" office:string-value="P" calcext:value-type="string">
            <text:p>P</text:p>
          </table:table-cell>
          <table:table-cell office:value-type="string" calcext:value-type="string">
            <text:p>', </text:p>
          </table:table-cell>
          <table:table-cell table:formula="of:=IF(MOD([.E621];1000000)=0;1;0)" office:value-type="float" office:value="0" calcext:value-type="float">
            <text:p>0</text:p>
          </table:table-cell>
          <table:table-cell office:value-type="string" calcext:value-type="string">
            <text:p>),</text:p>
          </table:table-cell>
          <table:table-cell table:formula="of:=CONCATENATE([.D621];[.E621];[.F621];[.G621];[.H621];[.I621];[.J621];[.K621];[.L621])" office:value-type="string" office:string-value="(38001002, 'Musik (Abrahams)', 'P', 0)," calcext:value-type="string">
            <text:p>(38001002, 'Musik (Abraham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22]+1000*[.B622]+[.C622]" office:value-type="float" office:value="38001003" calcext:value-type="float">
            <text:p>38001003</text:p>
          </table:table-cell>
          <table:table-cell office:value-type="string" calcext:value-type="string">
            <text:p>, '</text:p>
          </table:table-cell>
          <table:table-cell office:value-type="string" calcext:value-type="string">
            <text:p>Musik (Aryavarta)</text:p>
          </table:table-cell>
          <table:table-cell office:value-type="string" calcext:value-type="string">
            <text:p>', '</text:p>
          </table:table-cell>
          <table:table-cell table:formula="of:=IF(MOD([.E622];1000)=0;&quot;A&quot;;&quot;P&quot;)" office:value-type="string" office:string-value="P" calcext:value-type="string">
            <text:p>P</text:p>
          </table:table-cell>
          <table:table-cell office:value-type="string" calcext:value-type="string">
            <text:p>', </text:p>
          </table:table-cell>
          <table:table-cell table:formula="of:=IF(MOD([.E622];1000000)=0;1;0)" office:value-type="float" office:value="0" calcext:value-type="float">
            <text:p>0</text:p>
          </table:table-cell>
          <table:table-cell office:value-type="string" calcext:value-type="string">
            <text:p>),</text:p>
          </table:table-cell>
          <table:table-cell table:formula="of:=CONCATENATE([.D622];[.E622];[.F622];[.G622];[.H622];[.I622];[.J622];[.K622];[.L622])" office:value-type="string" office:string-value="(38001003, 'Musik (Aryavarta)', 'P', 0)," calcext:value-type="string">
            <text:p>(38001003, 'Musik (Aryavart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623]+1000*[.B623]+[.C623]" office:value-type="float" office:value="38001004" calcext:value-type="float">
            <text:p>38001004</text:p>
          </table:table-cell>
          <table:table-cell office:value-type="string" calcext:value-type="string">
            <text:p>, '</text:p>
          </table:table-cell>
          <table:table-cell office:value-type="string" calcext:value-type="string">
            <text:p>Musik (d&amp;#039;Arc)</text:p>
          </table:table-cell>
          <table:table-cell office:value-type="string" calcext:value-type="string">
            <text:p>', '</text:p>
          </table:table-cell>
          <table:table-cell table:formula="of:=IF(MOD([.E623];1000)=0;&quot;A&quot;;&quot;P&quot;)" office:value-type="string" office:string-value="P" calcext:value-type="string">
            <text:p>P</text:p>
          </table:table-cell>
          <table:table-cell office:value-type="string" calcext:value-type="string">
            <text:p>', </text:p>
          </table:table-cell>
          <table:table-cell table:formula="of:=IF(MOD([.E623];1000000)=0;1;0)" office:value-type="float" office:value="0" calcext:value-type="float">
            <text:p>0</text:p>
          </table:table-cell>
          <table:table-cell office:value-type="string" calcext:value-type="string">
            <text:p>),</text:p>
          </table:table-cell>
          <table:table-cell table:formula="of:=CONCATENATE([.D623];[.E623];[.F623];[.G623];[.H623];[.I623];[.J623];[.K623];[.L623])" office:value-type="string" office:string-value="(38001004, 'Musik (d&amp;#039;Arc)', 'P', 0)," calcext:value-type="string">
            <text:p>(38001004, 'Musik (d&amp;#039;Arc)',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624]+1000*[.B624]+[.C624]" office:value-type="float" office:value="38001005" calcext:value-type="float">
            <text:p>38001005</text:p>
          </table:table-cell>
          <table:table-cell office:value-type="string" calcext:value-type="string">
            <text:p>, '</text:p>
          </table:table-cell>
          <table:table-cell office:value-type="string" calcext:value-type="string">
            <text:p>Musik (DeBeer)</text:p>
          </table:table-cell>
          <table:table-cell office:value-type="string" calcext:value-type="string">
            <text:p>', '</text:p>
          </table:table-cell>
          <table:table-cell table:formula="of:=IF(MOD([.E624];1000)=0;&quot;A&quot;;&quot;P&quot;)" office:value-type="string" office:string-value="P" calcext:value-type="string">
            <text:p>P</text:p>
          </table:table-cell>
          <table:table-cell office:value-type="string" calcext:value-type="string">
            <text:p>', </text:p>
          </table:table-cell>
          <table:table-cell table:formula="of:=IF(MOD([.E624];1000000)=0;1;0)" office:value-type="float" office:value="0" calcext:value-type="float">
            <text:p>0</text:p>
          </table:table-cell>
          <table:table-cell office:value-type="string" calcext:value-type="string">
            <text:p>),</text:p>
          </table:table-cell>
          <table:table-cell table:formula="of:=CONCATENATE([.D624];[.E624];[.F624];[.G624];[.H624];[.I624];[.J624];[.K624];[.L624])" office:value-type="string" office:string-value="(38001005, 'Musik (DeBeer)', 'P', 0)," calcext:value-type="string">
            <text:p>(38001005, 'Musik (DeBeer)',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625]+1000*[.B625]+[.C625]" office:value-type="float" office:value="38001006" calcext:value-type="float">
            <text:p>38001006</text:p>
          </table:table-cell>
          <table:table-cell office:value-type="string" calcext:value-type="string">
            <text:p>, '</text:p>
          </table:table-cell>
          <table:table-cell office:value-type="string" calcext:value-type="string">
            <text:p>Musik (Habsburg-Möbius)</text:p>
          </table:table-cell>
          <table:table-cell office:value-type="string" calcext:value-type="string">
            <text:p>', '</text:p>
          </table:table-cell>
          <table:table-cell table:formula="of:=IF(MOD([.E625];1000)=0;&quot;A&quot;;&quot;P&quot;)" office:value-type="string" office:string-value="P" calcext:value-type="string">
            <text:p>P</text:p>
          </table:table-cell>
          <table:table-cell office:value-type="string" calcext:value-type="string">
            <text:p>', </text:p>
          </table:table-cell>
          <table:table-cell table:formula="of:=IF(MOD([.E625];1000000)=0;1;0)" office:value-type="float" office:value="0" calcext:value-type="float">
            <text:p>0</text:p>
          </table:table-cell>
          <table:table-cell office:value-type="string" calcext:value-type="string">
            <text:p>),</text:p>
          </table:table-cell>
          <table:table-cell table:formula="of:=CONCATENATE([.D625];[.E625];[.F625];[.G625];[.H625];[.I625];[.J625];[.K625];[.L625])" office:value-type="string" office:string-value="(38001006, 'Musik (Habsburg-Möbius)', 'P', 0)," calcext:value-type="string">
            <text:p>(38001006, 'Musik (Habsburg-Möbiu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626]+1000*[.B626]+[.C626]" office:value-type="float" office:value="38001007" calcext:value-type="float">
            <text:p>38001007</text:p>
          </table:table-cell>
          <table:table-cell office:value-type="string" calcext:value-type="string">
            <text:p>, '</text:p>
          </table:table-cell>
          <table:table-cell office:value-type="string" calcext:value-type="string">
            <text:p>Musik (Neo-Edo)</text:p>
          </table:table-cell>
          <table:table-cell office:value-type="string" calcext:value-type="string">
            <text:p>', '</text:p>
          </table:table-cell>
          <table:table-cell table:formula="of:=IF(MOD([.E626];1000)=0;&quot;A&quot;;&quot;P&quot;)" office:value-type="string" office:string-value="P" calcext:value-type="string">
            <text:p>P</text:p>
          </table:table-cell>
          <table:table-cell office:value-type="string" calcext:value-type="string">
            <text:p>', </text:p>
          </table:table-cell>
          <table:table-cell table:formula="of:=IF(MOD([.E626];1000000)=0;1;0)" office:value-type="float" office:value="0" calcext:value-type="float">
            <text:p>0</text:p>
          </table:table-cell>
          <table:table-cell office:value-type="string" calcext:value-type="string">
            <text:p>),</text:p>
          </table:table-cell>
          <table:table-cell table:formula="of:=CONCATENATE([.D626];[.E626];[.F626];[.G626];[.H626];[.I626];[.J626];[.K626];[.L626])" office:value-type="string" office:string-value="(38001007, 'Musik (Neo-Edo)', 'P', 0)," calcext:value-type="string">
            <text:p>(38001007, 'Musik (Neo-Ed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627]+1000*[.B627]+[.C627]" office:value-type="float" office:value="38001008" calcext:value-type="float">
            <text:p>38001008</text:p>
          </table:table-cell>
          <table:table-cell office:value-type="string" calcext:value-type="string">
            <text:p>, '</text:p>
          </table:table-cell>
          <table:table-cell office:value-type="string" calcext:value-type="string">
            <text:p>Musik (Nguni-Zulu)</text:p>
          </table:table-cell>
          <table:table-cell office:value-type="string" calcext:value-type="string">
            <text:p>', '</text:p>
          </table:table-cell>
          <table:table-cell table:formula="of:=IF(MOD([.E627];1000)=0;&quot;A&quot;;&quot;P&quot;)" office:value-type="string" office:string-value="P" calcext:value-type="string">
            <text:p>P</text:p>
          </table:table-cell>
          <table:table-cell office:value-type="string" calcext:value-type="string">
            <text:p>', </text:p>
          </table:table-cell>
          <table:table-cell table:formula="of:=IF(MOD([.E627];1000000)=0;1;0)" office:value-type="float" office:value="0" calcext:value-type="float">
            <text:p>0</text:p>
          </table:table-cell>
          <table:table-cell office:value-type="string" calcext:value-type="string">
            <text:p>),</text:p>
          </table:table-cell>
          <table:table-cell table:formula="of:=CONCATENATE([.D627];[.E627];[.F627];[.G627];[.H627];[.I627];[.J627];[.K627];[.L627])" office:value-type="string" office:string-value="(38001008, 'Musik (Nguni-Zulu)', 'P', 0)," calcext:value-type="string">
            <text:p>(38001008, 'Musik (Nguni-Zul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628]+1000*[.B628]+[.C628]" office:value-type="float" office:value="38001009" calcext:value-type="float">
            <text:p>38001009</text:p>
          </table:table-cell>
          <table:table-cell office:value-type="string" calcext:value-type="string">
            <text:p>, '</text:p>
          </table:table-cell>
          <table:table-cell office:value-type="string" calcext:value-type="string">
            <text:p>Musik (Onassos)</text:p>
          </table:table-cell>
          <table:table-cell office:value-type="string" calcext:value-type="string">
            <text:p>', '</text:p>
          </table:table-cell>
          <table:table-cell table:formula="of:=IF(MOD([.E628];1000)=0;&quot;A&quot;;&quot;P&quot;)" office:value-type="string" office:string-value="P" calcext:value-type="string">
            <text:p>P</text:p>
          </table:table-cell>
          <table:table-cell office:value-type="string" calcext:value-type="string">
            <text:p>', </text:p>
          </table:table-cell>
          <table:table-cell table:formula="of:=IF(MOD([.E628];1000000)=0;1;0)" office:value-type="float" office:value="0" calcext:value-type="float">
            <text:p>0</text:p>
          </table:table-cell>
          <table:table-cell office:value-type="string" calcext:value-type="string">
            <text:p>),</text:p>
          </table:table-cell>
          <table:table-cell table:formula="of:=CONCATENATE([.D628];[.E628];[.F628];[.G628];[.H628];[.I628];[.J628];[.K628];[.L628])" office:value-type="string" office:string-value="(38001009, 'Musik (Onassos)', 'P', 0)," calcext:value-type="string">
            <text:p>(38001009, 'Musik (Onasso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table:formula="of:=1000000*[.A629]+1000*[.B629]+[.C629]" office:value-type="float" office:value="38001010" calcext:value-type="float">
            <text:p>38001010</text:p>
          </table:table-cell>
          <table:table-cell office:value-type="string" calcext:value-type="string">
            <text:p>, '</text:p>
          </table:table-cell>
          <table:table-cell office:value-type="string" calcext:value-type="string">
            <text:p>Musik (Pendragon)</text:p>
          </table:table-cell>
          <table:table-cell office:value-type="string" calcext:value-type="string">
            <text:p>', '</text:p>
          </table:table-cell>
          <table:table-cell table:formula="of:=IF(MOD([.E629];1000)=0;&quot;A&quot;;&quot;P&quot;)" office:value-type="string" office:string-value="P" calcext:value-type="string">
            <text:p>P</text:p>
          </table:table-cell>
          <table:table-cell office:value-type="string" calcext:value-type="string">
            <text:p>', </text:p>
          </table:table-cell>
          <table:table-cell table:formula="of:=IF(MOD([.E629];1000000)=0;1;0)" office:value-type="float" office:value="0" calcext:value-type="float">
            <text:p>0</text:p>
          </table:table-cell>
          <table:table-cell office:value-type="string" calcext:value-type="string">
            <text:p>),</text:p>
          </table:table-cell>
          <table:table-cell table:formula="of:=CONCATENATE([.D629];[.E629];[.F629];[.G629];[.H629];[.I629];[.J629];[.K629];[.L629])" office:value-type="string" office:string-value="(38001010, 'Musik (Pendragon)', 'P', 0)," calcext:value-type="string">
            <text:p>(38001010, 'Musik (Pendrago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ext:p>
          </table:table-cell>
          <table:table-cell table:formula="of:=1000000*[.A630]+1000*[.B630]+[.C630]" office:value-type="float" office:value="38001011" calcext:value-type="float">
            <text:p>38001011</text:p>
          </table:table-cell>
          <table:table-cell office:value-type="string" calcext:value-type="string">
            <text:p>, '</text:p>
          </table:table-cell>
          <table:table-cell office:value-type="string" calcext:value-type="string">
            <text:p>Musik (Said)</text:p>
          </table:table-cell>
          <table:table-cell office:value-type="string" calcext:value-type="string">
            <text:p>', '</text:p>
          </table:table-cell>
          <table:table-cell table:formula="of:=IF(MOD([.E630];1000)=0;&quot;A&quot;;&quot;P&quot;)" office:value-type="string" office:string-value="P" calcext:value-type="string">
            <text:p>P</text:p>
          </table:table-cell>
          <table:table-cell office:value-type="string" calcext:value-type="string">
            <text:p>', </text:p>
          </table:table-cell>
          <table:table-cell table:formula="of:=IF(MOD([.E630];1000000)=0;1;0)" office:value-type="float" office:value="0" calcext:value-type="float">
            <text:p>0</text:p>
          </table:table-cell>
          <table:table-cell office:value-type="string" calcext:value-type="string">
            <text:p>),</text:p>
          </table:table-cell>
          <table:table-cell table:formula="of:=CONCATENATE([.D630];[.E630];[.F630];[.G630];[.H630];[.I630];[.J630];[.K630];[.L630])" office:value-type="string" office:string-value="(38001011, 'Musik (Said)', 'P', 0)," calcext:value-type="string">
            <text:p>(38001011, 'Musik (Said)',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text:p>
          </table:table-cell>
          <table:table-cell table:formula="of:=1000000*[.A631]+1000*[.B631]+[.C631]" office:value-type="float" office:value="38001012" calcext:value-type="float">
            <text:p>38001012</text:p>
          </table:table-cell>
          <table:table-cell office:value-type="string" calcext:value-type="string">
            <text:p>, '</text:p>
          </table:table-cell>
          <table:table-cell office:value-type="string" calcext:value-type="string">
            <text:p>Musik (Wolkow)</text:p>
          </table:table-cell>
          <table:table-cell office:value-type="string" calcext:value-type="string">
            <text:p>', '</text:p>
          </table:table-cell>
          <table:table-cell table:formula="of:=IF(MOD([.E631];1000)=0;&quot;A&quot;;&quot;P&quot;)" office:value-type="string" office:string-value="P" calcext:value-type="string">
            <text:p>P</text:p>
          </table:table-cell>
          <table:table-cell office:value-type="string" calcext:value-type="string">
            <text:p>', </text:p>
          </table:table-cell>
          <table:table-cell table:formula="of:=IF(MOD([.E631];1000000)=0;1;0)" office:value-type="float" office:value="0" calcext:value-type="float">
            <text:p>0</text:p>
          </table:table-cell>
          <table:table-cell office:value-type="string" calcext:value-type="string">
            <text:p>),</text:p>
          </table:table-cell>
          <table:table-cell table:formula="of:=CONCATENATE([.D631];[.E631];[.F631];[.G631];[.H631];[.I631];[.J631];[.K631];[.L631])" office:value-type="string" office:string-value="(38001012, 'Musik (Wolkow)', 'P', 0)," calcext:value-type="string">
            <text:p>(38001012, 'Musik (Wolkow)',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text:p>
          </table:table-cell>
          <table:table-cell table:formula="of:=1000000*[.A632]+1000*[.B632]+[.C632]" office:value-type="float" office:value="38001013" calcext:value-type="float">
            <text:p>38001013</text:p>
          </table:table-cell>
          <table:table-cell office:value-type="string" calcext:value-type="string">
            <text:p>, '</text:p>
          </table:table-cell>
          <table:table-cell office:value-type="string" calcext:value-type="string">
            <text:p>Musik (Corassonne)</text:p>
          </table:table-cell>
          <table:table-cell office:value-type="string" calcext:value-type="string">
            <text:p>', '</text:p>
          </table:table-cell>
          <table:table-cell table:formula="of:=IF(MOD([.E632];1000)=0;&quot;A&quot;;&quot;P&quot;)" office:value-type="string" office:string-value="P" calcext:value-type="string">
            <text:p>P</text:p>
          </table:table-cell>
          <table:table-cell office:value-type="string" calcext:value-type="string">
            <text:p>', </text:p>
          </table:table-cell>
          <table:table-cell table:formula="of:=IF(MOD([.E632];1000000)=0;1;0)" office:value-type="float" office:value="0" calcext:value-type="float">
            <text:p>0</text:p>
          </table:table-cell>
          <table:table-cell office:value-type="string" calcext:value-type="string">
            <text:p>),</text:p>
          </table:table-cell>
          <table:table-cell table:formula="of:=CONCATENATE([.D632];[.E632];[.F632];[.G632];[.H632];[.I632];[.J632];[.K632];[.L632])" office:value-type="string" office:string-value="(38001013, 'Musik (Corassonne)', 'P', 0)," calcext:value-type="string">
            <text:p>(38001013, 'Musik (Corassonn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text:p>
          </table:table-cell>
          <table:table-cell table:formula="of:=1000000*[.A633]+1000*[.B633]+[.C633]" office:value-type="float" office:value="38001014" calcext:value-type="float">
            <text:p>38001014</text:p>
          </table:table-cell>
          <table:table-cell office:value-type="string" calcext:value-type="string">
            <text:p>, '</text:p>
          </table:table-cell>
          <table:table-cell office:value-type="string" calcext:value-type="string">
            <text:p>Musik (Neun Welten)</text:p>
          </table:table-cell>
          <table:table-cell office:value-type="string" calcext:value-type="string">
            <text:p>', '</text:p>
          </table:table-cell>
          <table:table-cell table:formula="of:=IF(MOD([.E633];1000)=0;&quot;A&quot;;&quot;P&quot;)" office:value-type="string" office:string-value="P" calcext:value-type="string">
            <text:p>P</text:p>
          </table:table-cell>
          <table:table-cell office:value-type="string" calcext:value-type="string">
            <text:p>', </text:p>
          </table:table-cell>
          <table:table-cell table:formula="of:=IF(MOD([.E633];1000000)=0;1;0)" office:value-type="float" office:value="0" calcext:value-type="float">
            <text:p>0</text:p>
          </table:table-cell>
          <table:table-cell office:value-type="string" calcext:value-type="string">
            <text:p>),</text:p>
          </table:table-cell>
          <table:table-cell table:formula="of:=CONCATENATE([.D633];[.E633];[.F633];[.G633];[.H633];[.I633];[.J633];[.K633];[.L633])" office:value-type="string" office:string-value="(38001014, 'Musik (Neun Welten)', 'P', 0)," calcext:value-type="string">
            <text:p>(38001014, 'Musik (Neun Welt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table:formula="of:=1000000*[.A634]+1000*[.B634]+[.C634]" office:value-type="float" office:value="38001015" calcext:value-type="float">
            <text:p>38001015</text:p>
          </table:table-cell>
          <table:table-cell office:value-type="string" calcext:value-type="string">
            <text:p>, '</text:p>
          </table:table-cell>
          <table:table-cell office:value-type="string" calcext:value-type="string">
            <text:p>Musik (Hazaru)</text:p>
          </table:table-cell>
          <table:table-cell office:value-type="string" calcext:value-type="string">
            <text:p>', '</text:p>
          </table:table-cell>
          <table:table-cell table:formula="of:=IF(MOD([.E634];1000)=0;&quot;A&quot;;&quot;P&quot;)" office:value-type="string" office:string-value="P" calcext:value-type="string">
            <text:p>P</text:p>
          </table:table-cell>
          <table:table-cell office:value-type="string" calcext:value-type="string">
            <text:p>', </text:p>
          </table:table-cell>
          <table:table-cell table:formula="of:=IF(MOD([.E634];1000000)=0;1;0)" office:value-type="float" office:value="0" calcext:value-type="float">
            <text:p>0</text:p>
          </table:table-cell>
          <table:table-cell office:value-type="string" calcext:value-type="string">
            <text:p>),</text:p>
          </table:table-cell>
          <table:table-cell table:formula="of:=CONCATENATE([.D634];[.E634];[.F634];[.G634];[.H634];[.I634];[.J634];[.K634];[.L634])" office:value-type="string" office:string-value="(38001015, 'Musik (Hazaru)', 'P', 0)," calcext:value-type="string">
            <text:p>(38001015, 'Musik (Hazar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ext:p>
          </table:table-cell>
          <table:table-cell table:formula="of:=1000000*[.A635]+1000*[.B635]+[.C635]" office:value-type="float" office:value="38001016" calcext:value-type="float">
            <text:p>38001016</text:p>
          </table:table-cell>
          <table:table-cell office:value-type="string" calcext:value-type="string">
            <text:p>, '</text:p>
          </table:table-cell>
          <table:table-cell office:value-type="string" calcext:value-type="string">
            <text:p>Musik (Zescola)</text:p>
          </table:table-cell>
          <table:table-cell office:value-type="string" calcext:value-type="string">
            <text:p>', '</text:p>
          </table:table-cell>
          <table:table-cell table:formula="of:=IF(MOD([.E635];1000)=0;&quot;A&quot;;&quot;P&quot;)" office:value-type="string" office:string-value="P" calcext:value-type="string">
            <text:p>P</text:p>
          </table:table-cell>
          <table:table-cell office:value-type="string" calcext:value-type="string">
            <text:p>', </text:p>
          </table:table-cell>
          <table:table-cell table:formula="of:=IF(MOD([.E635];1000000)=0;1;0)" office:value-type="float" office:value="0" calcext:value-type="float">
            <text:p>0</text:p>
          </table:table-cell>
          <table:table-cell office:value-type="string" calcext:value-type="string">
            <text:p>),</text:p>
          </table:table-cell>
          <table:table-cell table:formula="of:=CONCATENATE([.D635];[.E635];[.F635];[.G635];[.H635];[.I635];[.J635];[.K635];[.L635])" office:value-type="string" office:string-value="(38001016, 'Musik (Zescola)', 'P', 0)," calcext:value-type="string">
            <text:p>(38001016, 'Musik (Zescol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text:p>
          </table:table-cell>
          <table:table-cell table:formula="of:=1000000*[.A636]+1000*[.B636]+[.C636]" office:value-type="float" office:value="38001017" calcext:value-type="float">
            <text:p>38001017</text:p>
          </table:table-cell>
          <table:table-cell office:value-type="string" calcext:value-type="string">
            <text:p>, '</text:p>
          </table:table-cell>
          <table:table-cell office:value-type="string" calcext:value-type="string">
            <text:p>Musik (Itoszra)</text:p>
          </table:table-cell>
          <table:table-cell office:value-type="string" calcext:value-type="string">
            <text:p>', '</text:p>
          </table:table-cell>
          <table:table-cell table:formula="of:=IF(MOD([.E636];1000)=0;&quot;A&quot;;&quot;P&quot;)" office:value-type="string" office:string-value="P" calcext:value-type="string">
            <text:p>P</text:p>
          </table:table-cell>
          <table:table-cell office:value-type="string" calcext:value-type="string">
            <text:p>', </text:p>
          </table:table-cell>
          <table:table-cell table:formula="of:=IF(MOD([.E636];1000000)=0;1;0)" office:value-type="float" office:value="0" calcext:value-type="float">
            <text:p>0</text:p>
          </table:table-cell>
          <table:table-cell office:value-type="string" calcext:value-type="string">
            <text:p>),</text:p>
          </table:table-cell>
          <table:table-cell table:formula="of:=CONCATENATE([.D636];[.E636];[.F636];[.G636];[.H636];[.I636];[.J636];[.K636];[.L636])" office:value-type="string" office:string-value="(38001017, 'Musik (Itoszra)', 'P', 0)," calcext:value-type="string">
            <text:p>(38001017, 'Musik (Itoszr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text:p>
          </table:table-cell>
          <table:table-cell table:formula="of:=1000000*[.A637]+1000*[.B637]+[.C637]" office:value-type="float" office:value="38001018" calcext:value-type="float">
            <text:p>38001018</text:p>
          </table:table-cell>
          <table:table-cell office:value-type="string" calcext:value-type="string">
            <text:p>, '</text:p>
          </table:table-cell>
          <table:table-cell office:value-type="string" calcext:value-type="string">
            <text:p>Musik (Shyezz)</text:p>
          </table:table-cell>
          <table:table-cell office:value-type="string" calcext:value-type="string">
            <text:p>', '</text:p>
          </table:table-cell>
          <table:table-cell table:formula="of:=IF(MOD([.E637];1000)=0;&quot;A&quot;;&quot;P&quot;)" office:value-type="string" office:string-value="P" calcext:value-type="string">
            <text:p>P</text:p>
          </table:table-cell>
          <table:table-cell office:value-type="string" calcext:value-type="string">
            <text:p>', </text:p>
          </table:table-cell>
          <table:table-cell table:formula="of:=IF(MOD([.E637];1000000)=0;1;0)" office:value-type="float" office:value="0" calcext:value-type="float">
            <text:p>0</text:p>
          </table:table-cell>
          <table:table-cell office:value-type="string" calcext:value-type="string">
            <text:p>),</text:p>
          </table:table-cell>
          <table:table-cell table:formula="of:=CONCATENATE([.D637];[.E637];[.F637];[.G637];[.H637];[.I637];[.J637];[.K637];[.L637])" office:value-type="string" office:string-value="(38001018, 'Musik (Shyezz)', 'P', 0)," calcext:value-type="string">
            <text:p>(38001018, 'Musik (Shye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text:p>
          </table:table-cell>
          <table:table-cell table:formula="of:=1000000*[.A638]+1000*[.B638]+[.C638]" office:value-type="float" office:value="38001019" calcext:value-type="float">
            <text:p>38001019</text:p>
          </table:table-cell>
          <table:table-cell office:value-type="string" calcext:value-type="string">
            <text:p>, '</text:p>
          </table:table-cell>
          <table:table-cell office:value-type="string" calcext:value-type="string">
            <text:p>Musik (Hecca)</text:p>
          </table:table-cell>
          <table:table-cell office:value-type="string" calcext:value-type="string">
            <text:p>', '</text:p>
          </table:table-cell>
          <table:table-cell table:formula="of:=IF(MOD([.E638];1000)=0;&quot;A&quot;;&quot;P&quot;)" office:value-type="string" office:string-value="P" calcext:value-type="string">
            <text:p>P</text:p>
          </table:table-cell>
          <table:table-cell office:value-type="string" calcext:value-type="string">
            <text:p>', </text:p>
          </table:table-cell>
          <table:table-cell table:formula="of:=IF(MOD([.E638];1000000)=0;1;0)" office:value-type="float" office:value="0" calcext:value-type="float">
            <text:p>0</text:p>
          </table:table-cell>
          <table:table-cell office:value-type="string" calcext:value-type="string">
            <text:p>),</text:p>
          </table:table-cell>
          <table:table-cell table:formula="of:=CONCATENATE([.D638];[.E638];[.F638];[.G638];[.H638];[.I638];[.J638];[.K638];[.L638])" office:value-type="string" office:string-value="(38001019, 'Musik (Hecca)', 'P', 0)," calcext:value-type="string">
            <text:p>(38001019, 'Musik (Hecc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ext:p>
          </table:table-cell>
          <table:table-cell table:formula="of:=1000000*[.A639]+1000*[.B639]+[.C639]" office:value-type="float" office:value="38001020" calcext:value-type="float">
            <text:p>38001020</text:p>
          </table:table-cell>
          <table:table-cell office:value-type="string" calcext:value-type="string">
            <text:p>, '</text:p>
          </table:table-cell>
          <table:table-cell office:value-type="string" calcext:value-type="string">
            <text:p>Musik (Douwg)</text:p>
          </table:table-cell>
          <table:table-cell office:value-type="string" calcext:value-type="string">
            <text:p>', '</text:p>
          </table:table-cell>
          <table:table-cell table:formula="of:=IF(MOD([.E639];1000)=0;&quot;A&quot;;&quot;P&quot;)" office:value-type="string" office:string-value="P" calcext:value-type="string">
            <text:p>P</text:p>
          </table:table-cell>
          <table:table-cell office:value-type="string" calcext:value-type="string">
            <text:p>', </text:p>
          </table:table-cell>
          <table:table-cell table:formula="of:=IF(MOD([.E639];1000000)=0;1;0)" office:value-type="float" office:value="0" calcext:value-type="float">
            <text:p>0</text:p>
          </table:table-cell>
          <table:table-cell office:value-type="string" calcext:value-type="string">
            <text:p>),</text:p>
          </table:table-cell>
          <table:table-cell table:formula="of:=CONCATENATE([.D639];[.E639];[.F639];[.G639];[.H639];[.I639];[.J639];[.K639];[.L639])" office:value-type="string" office:string-value="(38001020, 'Musik (Douwg)', 'P', 0)," calcext:value-type="string">
            <text:p>(38001020, 'Musik (Douwg)',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text:p>
          </table:table-cell>
          <table:table-cell table:formula="of:=1000000*[.A640]+1000*[.B640]+[.C640]" office:value-type="float" office:value="38001021" calcext:value-type="float">
            <text:p>38001021</text:p>
          </table:table-cell>
          <table:table-cell office:value-type="string" calcext:value-type="string">
            <text:p>, '</text:p>
          </table:table-cell>
          <table:table-cell office:value-type="string" calcext:value-type="string">
            <text:p>Musik (Ko)</text:p>
          </table:table-cell>
          <table:table-cell office:value-type="string" calcext:value-type="string">
            <text:p>', '</text:p>
          </table:table-cell>
          <table:table-cell table:formula="of:=IF(MOD([.E640];1000)=0;&quot;A&quot;;&quot;P&quot;)" office:value-type="string" office:string-value="P" calcext:value-type="string">
            <text:p>P</text:p>
          </table:table-cell>
          <table:table-cell office:value-type="string" calcext:value-type="string">
            <text:p>', </text:p>
          </table:table-cell>
          <table:table-cell table:formula="of:=IF(MOD([.E640];1000000)=0;1;0)" office:value-type="float" office:value="0" calcext:value-type="float">
            <text:p>0</text:p>
          </table:table-cell>
          <table:table-cell office:value-type="string" calcext:value-type="string">
            <text:p>),</text:p>
          </table:table-cell>
          <table:table-cell table:formula="of:=CONCATENATE([.D640];[.E640];[.F640];[.G640];[.H640];[.I640];[.J640];[.K640];[.L640])" office:value-type="string" office:string-value="(38001021, 'Musik (Ko)', 'P', 0)," calcext:value-type="string">
            <text:p>(38001021, 'Musik (K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text:p>
          </table:table-cell>
          <table:table-cell table:formula="of:=1000000*[.A641]+1000*[.B641]+[.C641]" office:value-type="float" office:value="38001022" calcext:value-type="float">
            <text:p>38001022</text:p>
          </table:table-cell>
          <table:table-cell office:value-type="string" calcext:value-type="string">
            <text:p>, '</text:p>
          </table:table-cell>
          <table:table-cell office:value-type="string" calcext:value-type="string">
            <text:p>Musik (Gravwave)</text:p>
          </table:table-cell>
          <table:table-cell office:value-type="string" calcext:value-type="string">
            <text:p>', '</text:p>
          </table:table-cell>
          <table:table-cell table:formula="of:=IF(MOD([.E641];1000)=0;&quot;A&quot;;&quot;P&quot;)" office:value-type="string" office:string-value="P" calcext:value-type="string">
            <text:p>P</text:p>
          </table:table-cell>
          <table:table-cell office:value-type="string" calcext:value-type="string">
            <text:p>', </text:p>
          </table:table-cell>
          <table:table-cell table:formula="of:=IF(MOD([.E641];1000000)=0;1;0)" office:value-type="float" office:value="0" calcext:value-type="float">
            <text:p>0</text:p>
          </table:table-cell>
          <table:table-cell office:value-type="string" calcext:value-type="string">
            <text:p>),</text:p>
          </table:table-cell>
          <table:table-cell table:formula="of:=CONCATENATE([.D641];[.E641];[.F641];[.G641];[.H641];[.I641];[.J641];[.K641];[.L641])" office:value-type="string" office:string-value="(38001022, 'Musik (Gravwave)', 'P', 0)," calcext:value-type="string">
            <text:p>(38001022, 'Musik (Gravwav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ext:p>
          </table:table-cell>
          <table:table-cell table:formula="of:=1000000*[.A642]+1000*[.B642]+[.C642]" office:value-type="float" office:value="38001023" calcext:value-type="float">
            <text:p>38001023</text:p>
          </table:table-cell>
          <table:table-cell office:value-type="string" calcext:value-type="string">
            <text:p>, '</text:p>
          </table:table-cell>
          <table:table-cell office:value-type="string" calcext:value-type="string">
            <text:p>Musik (Voidjazz)</text:p>
          </table:table-cell>
          <table:table-cell office:value-type="string" calcext:value-type="string">
            <text:p>', '</text:p>
          </table:table-cell>
          <table:table-cell table:formula="of:=IF(MOD([.E642];1000)=0;&quot;A&quot;;&quot;P&quot;)" office:value-type="string" office:string-value="P" calcext:value-type="string">
            <text:p>P</text:p>
          </table:table-cell>
          <table:table-cell office:value-type="string" calcext:value-type="string">
            <text:p>', </text:p>
          </table:table-cell>
          <table:table-cell table:formula="of:=IF(MOD([.E642];1000000)=0;1;0)" office:value-type="float" office:value="0" calcext:value-type="float">
            <text:p>0</text:p>
          </table:table-cell>
          <table:table-cell office:value-type="string" calcext:value-type="string">
            <text:p>),</text:p>
          </table:table-cell>
          <table:table-cell table:formula="of:=CONCATENATE([.D642];[.E642];[.F642];[.G642];[.H642];[.I642];[.J642];[.K642];[.L642])" office:value-type="string" office:string-value="(38001023, 'Musik (Voidjazz)', 'P', 0)," calcext:value-type="string">
            <text:p>(38001023, 'Musik (Voidja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text:p>
          </table:table-cell>
          <table:table-cell table:formula="of:=1000000*[.A643]+1000*[.B643]+[.C643]" office:value-type="float" office:value="38001024" calcext:value-type="float">
            <text:p>38001024</text:p>
          </table:table-cell>
          <table:table-cell office:value-type="string" calcext:value-type="string">
            <text:p>, '</text:p>
          </table:table-cell>
          <table:table-cell office:value-type="string" calcext:value-type="string">
            <text:p>Musik (Cryosynth)</text:p>
          </table:table-cell>
          <table:table-cell office:value-type="string" calcext:value-type="string">
            <text:p>', '</text:p>
          </table:table-cell>
          <table:table-cell table:formula="of:=IF(MOD([.E643];1000)=0;&quot;A&quot;;&quot;P&quot;)" office:value-type="string" office:string-value="P" calcext:value-type="string">
            <text:p>P</text:p>
          </table:table-cell>
          <table:table-cell office:value-type="string" calcext:value-type="string">
            <text:p>', </text:p>
          </table:table-cell>
          <table:table-cell table:formula="of:=IF(MOD([.E643];1000000)=0;1;0)" office:value-type="float" office:value="0" calcext:value-type="float">
            <text:p>0</text:p>
          </table:table-cell>
          <table:table-cell office:value-type="string" calcext:value-type="string">
            <text:p>),</text:p>
          </table:table-cell>
          <table:table-cell table:formula="of:=CONCATENATE([.D643];[.E643];[.F643];[.G643];[.H643];[.I643];[.J643];[.K643];[.L643])" office:value-type="string" office:string-value="(38001024, 'Musik (Cryosynth)', 'P', 0)," calcext:value-type="string">
            <text:p>(38001024, 'Musik (Cryosynt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table:formula="of:=1000000*[.A644]+1000*[.B644]+[.C644]" office:value-type="float" office:value="38001025" calcext:value-type="float">
            <text:p>38001025</text:p>
          </table:table-cell>
          <table:table-cell office:value-type="string" calcext:value-type="string">
            <text:p>, '</text:p>
          </table:table-cell>
          <table:table-cell office:value-type="string" calcext:value-type="string">
            <text:p>Musik (Warpstep)</text:p>
          </table:table-cell>
          <table:table-cell office:value-type="string" calcext:value-type="string">
            <text:p>', '</text:p>
          </table:table-cell>
          <table:table-cell table:formula="of:=IF(MOD([.E644];1000)=0;&quot;A&quot;;&quot;P&quot;)" office:value-type="string" office:string-value="P" calcext:value-type="string">
            <text:p>P</text:p>
          </table:table-cell>
          <table:table-cell office:value-type="string" calcext:value-type="string">
            <text:p>', </text:p>
          </table:table-cell>
          <table:table-cell table:formula="of:=IF(MOD([.E644];1000000)=0;1;0)" office:value-type="float" office:value="0" calcext:value-type="float">
            <text:p>0</text:p>
          </table:table-cell>
          <table:table-cell office:value-type="string" calcext:value-type="string">
            <text:p>),</text:p>
          </table:table-cell>
          <table:table-cell table:formula="of:=CONCATENATE([.D644];[.E644];[.F644];[.G644];[.H644];[.I644];[.J644];[.K644];[.L644])" office:value-type="string" office:string-value="(38001025, 'Musik (Warpstep)', 'P', 0)," calcext:value-type="string">
            <text:p>(38001025, 'Musik (Warpste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text:p>
          </table:table-cell>
          <table:table-cell table:formula="of:=1000000*[.A645]+1000*[.B645]+[.C645]" office:value-type="float" office:value="38001026" calcext:value-type="float">
            <text:p>38001026</text:p>
          </table:table-cell>
          <table:table-cell office:value-type="string" calcext:value-type="string">
            <text:p>, '</text:p>
          </table:table-cell>
          <table:table-cell office:value-type="string" calcext:value-type="string">
            <text:p>Musik (Bioharmonics)</text:p>
          </table:table-cell>
          <table:table-cell office:value-type="string" calcext:value-type="string">
            <text:p>', '</text:p>
          </table:table-cell>
          <table:table-cell table:formula="of:=IF(MOD([.E645];1000)=0;&quot;A&quot;;&quot;P&quot;)" office:value-type="string" office:string-value="P" calcext:value-type="string">
            <text:p>P</text:p>
          </table:table-cell>
          <table:table-cell office:value-type="string" calcext:value-type="string">
            <text:p>', </text:p>
          </table:table-cell>
          <table:table-cell table:formula="of:=IF(MOD([.E645];1000000)=0;1;0)" office:value-type="float" office:value="0" calcext:value-type="float">
            <text:p>0</text:p>
          </table:table-cell>
          <table:table-cell office:value-type="string" calcext:value-type="string">
            <text:p>),</text:p>
          </table:table-cell>
          <table:table-cell table:formula="of:=CONCATENATE([.D645];[.E645];[.F645];[.G645];[.H645];[.I645];[.J645];[.K645];[.L645])" office:value-type="string" office:string-value="(38001026, 'Musik (Bioharmonics)', 'P', 0)," calcext:value-type="string">
            <text:p>(38001026, 'Musik (Bioharmonic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text:p>
          </table:table-cell>
          <table:table-cell table:formula="of:=1000000*[.A646]+1000*[.B646]+[.C646]" office:value-type="float" office:value="38001027" calcext:value-type="float">
            <text:p>38001027</text:p>
          </table:table-cell>
          <table:table-cell office:value-type="string" calcext:value-type="string">
            <text:p>, '</text:p>
          </table:table-cell>
          <table:table-cell office:value-type="string" calcext:value-type="string">
            <text:p>Musik (Asteroid Blues)</text:p>
          </table:table-cell>
          <table:table-cell office:value-type="string" calcext:value-type="string">
            <text:p>', '</text:p>
          </table:table-cell>
          <table:table-cell table:formula="of:=IF(MOD([.E646];1000)=0;&quot;A&quot;;&quot;P&quot;)" office:value-type="string" office:string-value="P" calcext:value-type="string">
            <text:p>P</text:p>
          </table:table-cell>
          <table:table-cell office:value-type="string" calcext:value-type="string">
            <text:p>', </text:p>
          </table:table-cell>
          <table:table-cell table:formula="of:=IF(MOD([.E646];1000000)=0;1;0)" office:value-type="float" office:value="0" calcext:value-type="float">
            <text:p>0</text:p>
          </table:table-cell>
          <table:table-cell office:value-type="string" calcext:value-type="string">
            <text:p>),</text:p>
          </table:table-cell>
          <table:table-cell table:formula="of:=CONCATENATE([.D646];[.E646];[.F646];[.G646];[.H646];[.I646];[.J646];[.K646];[.L646])" office:value-type="string" office:string-value="(38001027, 'Musik (Asteroid Blues)', 'P', 0)," calcext:value-type="string">
            <text:p>(38001027, 'Musik (Asteroid Blue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text:p>
          </table:table-cell>
          <table:table-cell table:formula="of:=1000000*[.A647]+1000*[.B647]+[.C647]" office:value-type="float" office:value="38001028" calcext:value-type="float">
            <text:p>38001028</text:p>
          </table:table-cell>
          <table:table-cell office:value-type="string" calcext:value-type="string">
            <text:p>, '</text:p>
          </table:table-cell>
          <table:table-cell office:value-type="string" calcext:value-type="string">
            <text:p>Musik (Nanopunk)</text:p>
          </table:table-cell>
          <table:table-cell office:value-type="string" calcext:value-type="string">
            <text:p>', '</text:p>
          </table:table-cell>
          <table:table-cell table:formula="of:=IF(MOD([.E647];1000)=0;&quot;A&quot;;&quot;P&quot;)" office:value-type="string" office:string-value="P" calcext:value-type="string">
            <text:p>P</text:p>
          </table:table-cell>
          <table:table-cell office:value-type="string" calcext:value-type="string">
            <text:p>', </text:p>
          </table:table-cell>
          <table:table-cell table:formula="of:=IF(MOD([.E647];1000000)=0;1;0)" office:value-type="float" office:value="0" calcext:value-type="float">
            <text:p>0</text:p>
          </table:table-cell>
          <table:table-cell office:value-type="string" calcext:value-type="string">
            <text:p>),</text:p>
          </table:table-cell>
          <table:table-cell table:formula="of:=CONCATENATE([.D647];[.E647];[.F647];[.G647];[.H647];[.I647];[.J647];[.K647];[.L647])" office:value-type="string" office:string-value="(38001028, 'Musik (Nanopunk)', 'P', 0)," calcext:value-type="string">
            <text:p>(38001028, 'Musik (Nanopun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text:p>
          </table:table-cell>
          <table:table-cell table:formula="of:=1000000*[.A648]+1000*[.B648]+[.C648]" office:value-type="float" office:value="38001029" calcext:value-type="float">
            <text:p>38001029</text:p>
          </table:table-cell>
          <table:table-cell office:value-type="string" calcext:value-type="string">
            <text:p>, '</text:p>
          </table:table-cell>
          <table:table-cell office:value-type="string" calcext:value-type="string">
            <text:p>Musik (Frontier Folk)</text:p>
          </table:table-cell>
          <table:table-cell office:value-type="string" calcext:value-type="string">
            <text:p>', '</text:p>
          </table:table-cell>
          <table:table-cell table:formula="of:=IF(MOD([.E648];1000)=0;&quot;A&quot;;&quot;P&quot;)" office:value-type="string" office:string-value="P" calcext:value-type="string">
            <text:p>P</text:p>
          </table:table-cell>
          <table:table-cell office:value-type="string" calcext:value-type="string">
            <text:p>', </text:p>
          </table:table-cell>
          <table:table-cell table:formula="of:=IF(MOD([.E648];1000000)=0;1;0)" office:value-type="float" office:value="0" calcext:value-type="float">
            <text:p>0</text:p>
          </table:table-cell>
          <table:table-cell office:value-type="string" calcext:value-type="string">
            <text:p>),</text:p>
          </table:table-cell>
          <table:table-cell table:formula="of:=CONCATENATE([.D648];[.E648];[.F648];[.G648];[.H648];[.I648];[.J648];[.K648];[.L648])" office:value-type="string" office:string-value="(38001029, 'Musik (Frontier Folk)', 'P', 0)," calcext:value-type="string">
            <text:p>(38001029, 'Musik (Frontier Fol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text:p>
          </table:table-cell>
          <table:table-cell table:formula="of:=1000000*[.A649]+1000*[.B649]+[.C649]" office:value-type="float" office:value="38001030" calcext:value-type="float">
            <text:p>38001030</text:p>
          </table:table-cell>
          <table:table-cell office:value-type="string" calcext:value-type="string">
            <text:p>, '</text:p>
          </table:table-cell>
          <table:table-cell office:value-type="string" calcext:value-type="string">
            <text:p>Musik (Klassisch)</text:p>
          </table:table-cell>
          <table:table-cell office:value-type="string" calcext:value-type="string">
            <text:p>', '</text:p>
          </table:table-cell>
          <table:table-cell table:formula="of:=IF(MOD([.E649];1000)=0;&quot;A&quot;;&quot;P&quot;)" office:value-type="string" office:string-value="P" calcext:value-type="string">
            <text:p>P</text:p>
          </table:table-cell>
          <table:table-cell office:value-type="string" calcext:value-type="string">
            <text:p>', </text:p>
          </table:table-cell>
          <table:table-cell table:formula="of:=IF(MOD([.E649];1000000)=0;1;0)" office:value-type="float" office:value="0" calcext:value-type="float">
            <text:p>0</text:p>
          </table:table-cell>
          <table:table-cell office:value-type="string" calcext:value-type="string">
            <text:p>),</text:p>
          </table:table-cell>
          <table:table-cell table:formula="of:=CONCATENATE([.D649];[.E649];[.F649];[.G649];[.H649];[.I649];[.J649];[.K649];[.L649])" office:value-type="string" office:string-value="(38001030, 'Musik (Klassisch)', 'P', 0)," calcext:value-type="string">
            <text:p>(38001030, 'Musik (Klassisc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text:p>
          </table:table-cell>
          <table:table-cell table:formula="of:=1000000*[.A650]+1000*[.B650]+[.C650]" office:value-type="float" office:value="38001031" calcext:value-type="float">
            <text:p>38001031</text:p>
          </table:table-cell>
          <table:table-cell office:value-type="string" calcext:value-type="string">
            <text:p>, '</text:p>
          </table:table-cell>
          <table:table-cell office:value-type="string" calcext:value-type="string">
            <text:p>Musik (Terra Pop)</text:p>
          </table:table-cell>
          <table:table-cell office:value-type="string" calcext:value-type="string">
            <text:p>', '</text:p>
          </table:table-cell>
          <table:table-cell table:formula="of:=IF(MOD([.E650];1000)=0;&quot;A&quot;;&quot;P&quot;)" office:value-type="string" office:string-value="P" calcext:value-type="string">
            <text:p>P</text:p>
          </table:table-cell>
          <table:table-cell office:value-type="string" calcext:value-type="string">
            <text:p>', </text:p>
          </table:table-cell>
          <table:table-cell table:formula="of:=IF(MOD([.E650];1000000)=0;1;0)" office:value-type="float" office:value="0" calcext:value-type="float">
            <text:p>0</text:p>
          </table:table-cell>
          <table:table-cell office:value-type="string" calcext:value-type="string">
            <text:p>),</text:p>
          </table:table-cell>
          <table:table-cell table:formula="of:=CONCATENATE([.D650];[.E650];[.F650];[.G650];[.H650];[.I650];[.J650];[.K650];[.L650])" office:value-type="string" office:string-value="(38001031, 'Musik (Terra Pop)', 'P', 0)," calcext:value-type="string">
            <text:p>(38001031, 'Musik (Terra Po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text:p>
          </table:table-cell>
          <table:table-cell table:formula="of:=1000000*[.A651]+1000*[.B651]+[.C651]" office:value-type="float" office:value="38001032" calcext:value-type="float">
            <text:p>38001032</text:p>
          </table:table-cell>
          <table:table-cell office:value-type="string" calcext:value-type="string">
            <text:p>, '</text:p>
          </table:table-cell>
          <table:table-cell office:value-type="string" calcext:value-type="string">
            <text:p>Musik (Metal)</text:p>
          </table:table-cell>
          <table:table-cell office:value-type="string" calcext:value-type="string">
            <text:p>', '</text:p>
          </table:table-cell>
          <table:table-cell table:formula="of:=IF(MOD([.E651];1000)=0;&quot;A&quot;;&quot;P&quot;)" office:value-type="string" office:string-value="P" calcext:value-type="string">
            <text:p>P</text:p>
          </table:table-cell>
          <table:table-cell office:value-type="string" calcext:value-type="string">
            <text:p>', </text:p>
          </table:table-cell>
          <table:table-cell table:formula="of:=IF(MOD([.E651];1000000)=0;1;0)" office:value-type="float" office:value="0" calcext:value-type="float">
            <text:p>0</text:p>
          </table:table-cell>
          <table:table-cell office:value-type="string" calcext:value-type="string">
            <text:p>),</text:p>
          </table:table-cell>
          <table:table-cell table:formula="of:=CONCATENATE([.D651];[.E651];[.F651];[.G651];[.H651];[.I651];[.J651];[.K651];[.L651])" office:value-type="string" office:string-value="(38001032, 'Musik (Metal)', 'P', 0)," calcext:value-type="string">
            <text:p>(38001032, 'Musik (Metal)',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52]+1000*[.B652]+[.C652]" office:value-type="float" office:value="38002000" calcext:value-type="float">
            <text:p>38002000</text:p>
          </table:table-cell>
          <table:table-cell office:value-type="string" calcext:value-type="string">
            <text:p>, '</text:p>
          </table:table-cell>
          <table:table-cell office:value-type="string" calcext:value-type="string">
            <text:p>Literaturkenntnis</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52];1000000)=0;1;0)" office:value-type="float" office:value="0" calcext:value-type="float">
            <text:p>0</text:p>
          </table:table-cell>
          <table:table-cell office:value-type="string" calcext:value-type="string">
            <text:p>),</text:p>
          </table:table-cell>
          <table:table-cell table:formula="of:=CONCATENATE([.D652];[.E652];[.F652];[.G652];[.H652];[.I652];[.J652];[.K652];[.L652])" office:value-type="string" office:string-value="(38002000, 'Literaturkenntnis', 'P', 0)," calcext:value-type="string">
            <text:p>(38002000, 'Literaturkenntni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53]+1000*[.B653]+[.C653]" office:value-type="float" office:value="38002001" calcext:value-type="float">
            <text:p>38002001</text:p>
          </table:table-cell>
          <table:table-cell office:value-type="string" calcext:value-type="string">
            <text:p>, '</text:p>
          </table:table-cell>
          <table:table-cell office:value-type="string" calcext:value-type="string">
            <text:p>Literatur (Menschen)</text:p>
          </table:table-cell>
          <table:table-cell office:value-type="string" calcext:value-type="string">
            <text:p>', '</text:p>
          </table:table-cell>
          <table:table-cell table:formula="of:=IF(MOD([.E653];1000)=0;&quot;A&quot;;&quot;P&quot;)" office:value-type="string" office:string-value="P" calcext:value-type="string">
            <text:p>P</text:p>
          </table:table-cell>
          <table:table-cell office:value-type="string" calcext:value-type="string">
            <text:p>', </text:p>
          </table:table-cell>
          <table:table-cell table:formula="of:=IF(MOD([.E653];1000000)=0;1;0)" office:value-type="float" office:value="0" calcext:value-type="float">
            <text:p>0</text:p>
          </table:table-cell>
          <table:table-cell office:value-type="string" calcext:value-type="string">
            <text:p>),</text:p>
          </table:table-cell>
          <table:table-cell table:formula="of:=CONCATENATE([.D653];[.E653];[.F653];[.G653];[.H653];[.I653];[.J653];[.K653];[.L653])" office:value-type="string" office:string-value="(38002001, 'Literatur (Menschen)', 'P', 0)," calcext:value-type="string">
            <text:p>(38002001, 'Literatur (Menschen)', 'P', 0),</text:p>
          </table:table-cell>
        </table:table-row>
        <table:table-row table:style-name="ro1">
          <table:table-cell office:value-type="float" office:value="38" calcext:value-type="float">
            <text:p>38</text:p>
          </table:table-cell>
          <table:table-cell table:number-columns-repeated="2" office:value-type="float" office:value="2" calcext:value-type="float">
            <text:p>2</text:p>
          </table:table-cell>
          <table:table-cell office:value-type="string" calcext:value-type="string">
            <text:p>(</text:p>
          </table:table-cell>
          <table:table-cell table:formula="of:=1000000*[.A654]+1000*[.B654]+[.C654]" office:value-type="float" office:value="38002002" calcext:value-type="float">
            <text:p>38002002</text:p>
          </table:table-cell>
          <table:table-cell office:value-type="string" calcext:value-type="string">
            <text:p>, '</text:p>
          </table:table-cell>
          <table:table-cell office:value-type="string" calcext:value-type="string">
            <text:p>Literatur (Abrahams)</text:p>
          </table:table-cell>
          <table:table-cell office:value-type="string" calcext:value-type="string">
            <text:p>', '</text:p>
          </table:table-cell>
          <table:table-cell table:formula="of:=IF(MOD([.E654];1000)=0;&quot;A&quot;;&quot;P&quot;)" office:value-type="string" office:string-value="P" calcext:value-type="string">
            <text:p>P</text:p>
          </table:table-cell>
          <table:table-cell office:value-type="string" calcext:value-type="string">
            <text:p>', </text:p>
          </table:table-cell>
          <table:table-cell table:formula="of:=IF(MOD([.E654];1000000)=0;1;0)" office:value-type="float" office:value="0" calcext:value-type="float">
            <text:p>0</text:p>
          </table:table-cell>
          <table:table-cell office:value-type="string" calcext:value-type="string">
            <text:p>),</text:p>
          </table:table-cell>
          <table:table-cell table:formula="of:=CONCATENATE([.D654];[.E654];[.F654];[.G654];[.H654];[.I654];[.J654];[.K654];[.L654])" office:value-type="string" office:string-value="(38002002, 'Literatur (Abrahams)', 'P', 0)," calcext:value-type="string">
            <text:p>(38002002, 'Literatur (Abraham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55]+1000*[.B655]+[.C655]" office:value-type="float" office:value="38002003" calcext:value-type="float">
            <text:p>38002003</text:p>
          </table:table-cell>
          <table:table-cell office:value-type="string" calcext:value-type="string">
            <text:p>, '</text:p>
          </table:table-cell>
          <table:table-cell office:value-type="string" calcext:value-type="string">
            <text:p>Literatur (Aryavarta)</text:p>
          </table:table-cell>
          <table:table-cell office:value-type="string" calcext:value-type="string">
            <text:p>', '</text:p>
          </table:table-cell>
          <table:table-cell table:formula="of:=IF(MOD([.E655];1000)=0;&quot;A&quot;;&quot;P&quot;)" office:value-type="string" office:string-value="P" calcext:value-type="string">
            <text:p>P</text:p>
          </table:table-cell>
          <table:table-cell office:value-type="string" calcext:value-type="string">
            <text:p>', </text:p>
          </table:table-cell>
          <table:table-cell table:formula="of:=IF(MOD([.E655];1000000)=0;1;0)" office:value-type="float" office:value="0" calcext:value-type="float">
            <text:p>0</text:p>
          </table:table-cell>
          <table:table-cell office:value-type="string" calcext:value-type="string">
            <text:p>),</text:p>
          </table:table-cell>
          <table:table-cell table:formula="of:=CONCATENATE([.D655];[.E655];[.F655];[.G655];[.H655];[.I655];[.J655];[.K655];[.L655])" office:value-type="string" office:string-value="(38002003, 'Literatur (Aryavarta)', 'P', 0)," calcext:value-type="string">
            <text:p>(38002003, 'Literatur (Aryavart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56]+1000*[.B656]+[.C656]" office:value-type="float" office:value="38002004" calcext:value-type="float">
            <text:p>38002004</text:p>
          </table:table-cell>
          <table:table-cell office:value-type="string" calcext:value-type="string">
            <text:p>, '</text:p>
          </table:table-cell>
          <table:table-cell office:value-type="string" calcext:value-type="string">
            <text:p>Literatur (d&amp;#039;Arc)</text:p>
          </table:table-cell>
          <table:table-cell office:value-type="string" calcext:value-type="string">
            <text:p>', '</text:p>
          </table:table-cell>
          <table:table-cell table:formula="of:=IF(MOD([.E656];1000)=0;&quot;A&quot;;&quot;P&quot;)" office:value-type="string" office:string-value="P" calcext:value-type="string">
            <text:p>P</text:p>
          </table:table-cell>
          <table:table-cell office:value-type="string" calcext:value-type="string">
            <text:p>', </text:p>
          </table:table-cell>
          <table:table-cell table:formula="of:=IF(MOD([.E656];1000000)=0;1;0)" office:value-type="float" office:value="0" calcext:value-type="float">
            <text:p>0</text:p>
          </table:table-cell>
          <table:table-cell office:value-type="string" calcext:value-type="string">
            <text:p>),</text:p>
          </table:table-cell>
          <table:table-cell table:formula="of:=CONCATENATE([.D656];[.E656];[.F656];[.G656];[.H656];[.I656];[.J656];[.K656];[.L656])" office:value-type="string" office:string-value="(38002004, 'Literatur (d&amp;#039;Arc)', 'P', 0)," calcext:value-type="string">
            <text:p>(38002004, 'Literatur (d&amp;#039;Arc)',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57]+1000*[.B657]+[.C657]" office:value-type="float" office:value="38002005" calcext:value-type="float">
            <text:p>38002005</text:p>
          </table:table-cell>
          <table:table-cell office:value-type="string" calcext:value-type="string">
            <text:p>, '</text:p>
          </table:table-cell>
          <table:table-cell office:value-type="string" calcext:value-type="string">
            <text:p>Literatur (DeBeer)</text:p>
          </table:table-cell>
          <table:table-cell office:value-type="string" calcext:value-type="string">
            <text:p>', '</text:p>
          </table:table-cell>
          <table:table-cell table:formula="of:=IF(MOD([.E657];1000)=0;&quot;A&quot;;&quot;P&quot;)" office:value-type="string" office:string-value="P" calcext:value-type="string">
            <text:p>P</text:p>
          </table:table-cell>
          <table:table-cell office:value-type="string" calcext:value-type="string">
            <text:p>', </text:p>
          </table:table-cell>
          <table:table-cell table:formula="of:=IF(MOD([.E657];1000000)=0;1;0)" office:value-type="float" office:value="0" calcext:value-type="float">
            <text:p>0</text:p>
          </table:table-cell>
          <table:table-cell office:value-type="string" calcext:value-type="string">
            <text:p>),</text:p>
          </table:table-cell>
          <table:table-cell table:formula="of:=CONCATENATE([.D657];[.E657];[.F657];[.G657];[.H657];[.I657];[.J657];[.K657];[.L657])" office:value-type="string" office:string-value="(38002005, 'Literatur (DeBeer)', 'P', 0)," calcext:value-type="string">
            <text:p>(38002005, 'Literatur (DeBe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658]+1000*[.B658]+[.C658]" office:value-type="float" office:value="38002006" calcext:value-type="float">
            <text:p>38002006</text:p>
          </table:table-cell>
          <table:table-cell office:value-type="string" calcext:value-type="string">
            <text:p>, '</text:p>
          </table:table-cell>
          <table:table-cell office:value-type="string" calcext:value-type="string">
            <text:p>Literatur (Habsburg-Möbius)</text:p>
          </table:table-cell>
          <table:table-cell office:value-type="string" calcext:value-type="string">
            <text:p>', '</text:p>
          </table:table-cell>
          <table:table-cell table:formula="of:=IF(MOD([.E658];1000)=0;&quot;A&quot;;&quot;P&quot;)" office:value-type="string" office:string-value="P" calcext:value-type="string">
            <text:p>P</text:p>
          </table:table-cell>
          <table:table-cell office:value-type="string" calcext:value-type="string">
            <text:p>', </text:p>
          </table:table-cell>
          <table:table-cell table:formula="of:=IF(MOD([.E658];1000000)=0;1;0)" office:value-type="float" office:value="0" calcext:value-type="float">
            <text:p>0</text:p>
          </table:table-cell>
          <table:table-cell office:value-type="string" calcext:value-type="string">
            <text:p>),</text:p>
          </table:table-cell>
          <table:table-cell table:formula="of:=CONCATENATE([.D658];[.E658];[.F658];[.G658];[.H658];[.I658];[.J658];[.K658];[.L658])" office:value-type="string" office:string-value="(38002006, 'Literatur (Habsburg-Möbius)', 'P', 0)," calcext:value-type="string">
            <text:p>(38002006, 'Literatur (Habsburg-Möbiu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659]+1000*[.B659]+[.C659]" office:value-type="float" office:value="38002007" calcext:value-type="float">
            <text:p>38002007</text:p>
          </table:table-cell>
          <table:table-cell office:value-type="string" calcext:value-type="string">
            <text:p>, '</text:p>
          </table:table-cell>
          <table:table-cell office:value-type="string" calcext:value-type="string">
            <text:p>Literatur (Neo-Edo)</text:p>
          </table:table-cell>
          <table:table-cell office:value-type="string" calcext:value-type="string">
            <text:p>', '</text:p>
          </table:table-cell>
          <table:table-cell table:formula="of:=IF(MOD([.E659];1000)=0;&quot;A&quot;;&quot;P&quot;)" office:value-type="string" office:string-value="P" calcext:value-type="string">
            <text:p>P</text:p>
          </table:table-cell>
          <table:table-cell office:value-type="string" calcext:value-type="string">
            <text:p>', </text:p>
          </table:table-cell>
          <table:table-cell table:formula="of:=IF(MOD([.E659];1000000)=0;1;0)" office:value-type="float" office:value="0" calcext:value-type="float">
            <text:p>0</text:p>
          </table:table-cell>
          <table:table-cell office:value-type="string" calcext:value-type="string">
            <text:p>),</text:p>
          </table:table-cell>
          <table:table-cell table:formula="of:=CONCATENATE([.D659];[.E659];[.F659];[.G659];[.H659];[.I659];[.J659];[.K659];[.L659])" office:value-type="string" office:string-value="(38002007, 'Literatur (Neo-Edo)', 'P', 0)," calcext:value-type="string">
            <text:p>(38002007, 'Literatur (Neo-Ed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660]+1000*[.B660]+[.C660]" office:value-type="float" office:value="38002008" calcext:value-type="float">
            <text:p>38002008</text:p>
          </table:table-cell>
          <table:table-cell office:value-type="string" calcext:value-type="string">
            <text:p>, '</text:p>
          </table:table-cell>
          <table:table-cell office:value-type="string" calcext:value-type="string">
            <text:p>Literatur (Nguni-Zulu)</text:p>
          </table:table-cell>
          <table:table-cell office:value-type="string" calcext:value-type="string">
            <text:p>', '</text:p>
          </table:table-cell>
          <table:table-cell table:formula="of:=IF(MOD([.E660];1000)=0;&quot;A&quot;;&quot;P&quot;)" office:value-type="string" office:string-value="P" calcext:value-type="string">
            <text:p>P</text:p>
          </table:table-cell>
          <table:table-cell office:value-type="string" calcext:value-type="string">
            <text:p>', </text:p>
          </table:table-cell>
          <table:table-cell table:formula="of:=IF(MOD([.E660];1000000)=0;1;0)" office:value-type="float" office:value="0" calcext:value-type="float">
            <text:p>0</text:p>
          </table:table-cell>
          <table:table-cell office:value-type="string" calcext:value-type="string">
            <text:p>),</text:p>
          </table:table-cell>
          <table:table-cell table:formula="of:=CONCATENATE([.D660];[.E660];[.F660];[.G660];[.H660];[.I660];[.J660];[.K660];[.L660])" office:value-type="string" office:string-value="(38002008, 'Literatur (Nguni-Zulu)', 'P', 0)," calcext:value-type="string">
            <text:p>(38002008, 'Literatur (Nguni-Zul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661]+1000*[.B661]+[.C661]" office:value-type="float" office:value="38002009" calcext:value-type="float">
            <text:p>38002009</text:p>
          </table:table-cell>
          <table:table-cell office:value-type="string" calcext:value-type="string">
            <text:p>, '</text:p>
          </table:table-cell>
          <table:table-cell office:value-type="string" calcext:value-type="string">
            <text:p>Literatur (Onassos)</text:p>
          </table:table-cell>
          <table:table-cell office:value-type="string" calcext:value-type="string">
            <text:p>', '</text:p>
          </table:table-cell>
          <table:table-cell table:formula="of:=IF(MOD([.E661];1000)=0;&quot;A&quot;;&quot;P&quot;)" office:value-type="string" office:string-value="P" calcext:value-type="string">
            <text:p>P</text:p>
          </table:table-cell>
          <table:table-cell office:value-type="string" calcext:value-type="string">
            <text:p>', </text:p>
          </table:table-cell>
          <table:table-cell table:formula="of:=IF(MOD([.E661];1000000)=0;1;0)" office:value-type="float" office:value="0" calcext:value-type="float">
            <text:p>0</text:p>
          </table:table-cell>
          <table:table-cell office:value-type="string" calcext:value-type="string">
            <text:p>),</text:p>
          </table:table-cell>
          <table:table-cell table:formula="of:=CONCATENATE([.D661];[.E661];[.F661];[.G661];[.H661];[.I661];[.J661];[.K661];[.L661])" office:value-type="string" office:string-value="(38002009, 'Literatur (Onassos)', 'P', 0)," calcext:value-type="string">
            <text:p>(38002009, 'Literatur (Onasso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662]+1000*[.B662]+[.C662]" office:value-type="float" office:value="38002010" calcext:value-type="float">
            <text:p>38002010</text:p>
          </table:table-cell>
          <table:table-cell office:value-type="string" calcext:value-type="string">
            <text:p>, '</text:p>
          </table:table-cell>
          <table:table-cell office:value-type="string" calcext:value-type="string">
            <text:p>Literatur (Pendragon)</text:p>
          </table:table-cell>
          <table:table-cell office:value-type="string" calcext:value-type="string">
            <text:p>', '</text:p>
          </table:table-cell>
          <table:table-cell table:formula="of:=IF(MOD([.E662];1000)=0;&quot;A&quot;;&quot;P&quot;)" office:value-type="string" office:string-value="P" calcext:value-type="string">
            <text:p>P</text:p>
          </table:table-cell>
          <table:table-cell office:value-type="string" calcext:value-type="string">
            <text:p>', </text:p>
          </table:table-cell>
          <table:table-cell table:formula="of:=IF(MOD([.E662];1000000)=0;1;0)" office:value-type="float" office:value="0" calcext:value-type="float">
            <text:p>0</text:p>
          </table:table-cell>
          <table:table-cell office:value-type="string" calcext:value-type="string">
            <text:p>),</text:p>
          </table:table-cell>
          <table:table-cell table:formula="of:=CONCATENATE([.D662];[.E662];[.F662];[.G662];[.H662];[.I662];[.J662];[.K662];[.L662])" office:value-type="string" office:string-value="(38002010, 'Literatur (Pendragon)', 'P', 0)," calcext:value-type="string">
            <text:p>(38002010, 'Literatur (Pendrago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663]+1000*[.B663]+[.C663]" office:value-type="float" office:value="38002011" calcext:value-type="float">
            <text:p>38002011</text:p>
          </table:table-cell>
          <table:table-cell office:value-type="string" calcext:value-type="string">
            <text:p>, '</text:p>
          </table:table-cell>
          <table:table-cell office:value-type="string" calcext:value-type="string">
            <text:p>Literatur (Said)</text:p>
          </table:table-cell>
          <table:table-cell office:value-type="string" calcext:value-type="string">
            <text:p>', '</text:p>
          </table:table-cell>
          <table:table-cell table:formula="of:=IF(MOD([.E663];1000)=0;&quot;A&quot;;&quot;P&quot;)" office:value-type="string" office:string-value="P" calcext:value-type="string">
            <text:p>P</text:p>
          </table:table-cell>
          <table:table-cell office:value-type="string" calcext:value-type="string">
            <text:p>', </text:p>
          </table:table-cell>
          <table:table-cell table:formula="of:=IF(MOD([.E663];1000000)=0;1;0)" office:value-type="float" office:value="0" calcext:value-type="float">
            <text:p>0</text:p>
          </table:table-cell>
          <table:table-cell office:value-type="string" calcext:value-type="string">
            <text:p>),</text:p>
          </table:table-cell>
          <table:table-cell table:formula="of:=CONCATENATE([.D663];[.E663];[.F663];[.G663];[.H663];[.I663];[.J663];[.K663];[.L663])" office:value-type="string" office:string-value="(38002011, 'Literatur (Said)', 'P', 0)," calcext:value-type="string">
            <text:p>(38002011, 'Literatur (Said)',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664]+1000*[.B664]+[.C664]" office:value-type="float" office:value="38002012" calcext:value-type="float">
            <text:p>38002012</text:p>
          </table:table-cell>
          <table:table-cell office:value-type="string" calcext:value-type="string">
            <text:p>, '</text:p>
          </table:table-cell>
          <table:table-cell office:value-type="string" calcext:value-type="string">
            <text:p>Literatur (Wolkow)</text:p>
          </table:table-cell>
          <table:table-cell office:value-type="string" calcext:value-type="string">
            <text:p>', '</text:p>
          </table:table-cell>
          <table:table-cell table:formula="of:=IF(MOD([.E664];1000)=0;&quot;A&quot;;&quot;P&quot;)" office:value-type="string" office:string-value="P" calcext:value-type="string">
            <text:p>P</text:p>
          </table:table-cell>
          <table:table-cell office:value-type="string" calcext:value-type="string">
            <text:p>', </text:p>
          </table:table-cell>
          <table:table-cell table:formula="of:=IF(MOD([.E664];1000000)=0;1;0)" office:value-type="float" office:value="0" calcext:value-type="float">
            <text:p>0</text:p>
          </table:table-cell>
          <table:table-cell office:value-type="string" calcext:value-type="string">
            <text:p>),</text:p>
          </table:table-cell>
          <table:table-cell table:formula="of:=CONCATENATE([.D664];[.E664];[.F664];[.G664];[.H664];[.I664];[.J664];[.K664];[.L664])" office:value-type="string" office:string-value="(38002012, 'Literatur (Wolkow)', 'P', 0)," calcext:value-type="string">
            <text:p>(38002012, 'Literatur (Wolkow)',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665]+1000*[.B665]+[.C665]" office:value-type="float" office:value="38002013" calcext:value-type="float">
            <text:p>38002013</text:p>
          </table:table-cell>
          <table:table-cell office:value-type="string" calcext:value-type="string">
            <text:p>, '</text:p>
          </table:table-cell>
          <table:table-cell office:value-type="string" calcext:value-type="string">
            <text:p>Literatur (Corassonne)</text:p>
          </table:table-cell>
          <table:table-cell office:value-type="string" calcext:value-type="string">
            <text:p>', '</text:p>
          </table:table-cell>
          <table:table-cell table:formula="of:=IF(MOD([.E665];1000)=0;&quot;A&quot;;&quot;P&quot;)" office:value-type="string" office:string-value="P" calcext:value-type="string">
            <text:p>P</text:p>
          </table:table-cell>
          <table:table-cell office:value-type="string" calcext:value-type="string">
            <text:p>', </text:p>
          </table:table-cell>
          <table:table-cell table:formula="of:=IF(MOD([.E665];1000000)=0;1;0)" office:value-type="float" office:value="0" calcext:value-type="float">
            <text:p>0</text:p>
          </table:table-cell>
          <table:table-cell office:value-type="string" calcext:value-type="string">
            <text:p>),</text:p>
          </table:table-cell>
          <table:table-cell table:formula="of:=CONCATENATE([.D665];[.E665];[.F665];[.G665];[.H665];[.I665];[.J665];[.K665];[.L665])" office:value-type="string" office:string-value="(38002013, 'Literatur (Corassonne)', 'P', 0)," calcext:value-type="string">
            <text:p>(38002013, 'Literatur (Corassonne)',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666]+1000*[.B666]+[.C666]" office:value-type="float" office:value="38002014" calcext:value-type="float">
            <text:p>38002014</text:p>
          </table:table-cell>
          <table:table-cell office:value-type="string" calcext:value-type="string">
            <text:p>, '</text:p>
          </table:table-cell>
          <table:table-cell office:value-type="string" calcext:value-type="string">
            <text:p>Literatur (Neun Welten)</text:p>
          </table:table-cell>
          <table:table-cell office:value-type="string" calcext:value-type="string">
            <text:p>', '</text:p>
          </table:table-cell>
          <table:table-cell table:formula="of:=IF(MOD([.E666];1000)=0;&quot;A&quot;;&quot;P&quot;)" office:value-type="string" office:string-value="P" calcext:value-type="string">
            <text:p>P</text:p>
          </table:table-cell>
          <table:table-cell office:value-type="string" calcext:value-type="string">
            <text:p>', </text:p>
          </table:table-cell>
          <table:table-cell table:formula="of:=IF(MOD([.E666];1000000)=0;1;0)" office:value-type="float" office:value="0" calcext:value-type="float">
            <text:p>0</text:p>
          </table:table-cell>
          <table:table-cell office:value-type="string" calcext:value-type="string">
            <text:p>),</text:p>
          </table:table-cell>
          <table:table-cell table:formula="of:=CONCATENATE([.D666];[.E666];[.F666];[.G666];[.H666];[.I666];[.J666];[.K666];[.L666])" office:value-type="string" office:string-value="(38002014, 'Literatur (Neun Welten)', 'P', 0)," calcext:value-type="string">
            <text:p>(38002014, 'Literatur (Neun Welte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667]+1000*[.B667]+[.C667]" office:value-type="float" office:value="38002015" calcext:value-type="float">
            <text:p>38002015</text:p>
          </table:table-cell>
          <table:table-cell office:value-type="string" calcext:value-type="string">
            <text:p>, '</text:p>
          </table:table-cell>
          <table:table-cell office:value-type="string" calcext:value-type="string">
            <text:p>Literatur (Hazaru)</text:p>
          </table:table-cell>
          <table:table-cell office:value-type="string" calcext:value-type="string">
            <text:p>', '</text:p>
          </table:table-cell>
          <table:table-cell table:formula="of:=IF(MOD([.E667];1000)=0;&quot;A&quot;;&quot;P&quot;)" office:value-type="string" office:string-value="P" calcext:value-type="string">
            <text:p>P</text:p>
          </table:table-cell>
          <table:table-cell office:value-type="string" calcext:value-type="string">
            <text:p>', </text:p>
          </table:table-cell>
          <table:table-cell table:formula="of:=IF(MOD([.E667];1000000)=0;1;0)" office:value-type="float" office:value="0" calcext:value-type="float">
            <text:p>0</text:p>
          </table:table-cell>
          <table:table-cell office:value-type="string" calcext:value-type="string">
            <text:p>),</text:p>
          </table:table-cell>
          <table:table-cell table:formula="of:=CONCATENATE([.D667];[.E667];[.F667];[.G667];[.H667];[.I667];[.J667];[.K667];[.L667])" office:value-type="string" office:string-value="(38002015, 'Literatur (Hazaru)', 'P', 0)," calcext:value-type="string">
            <text:p>(38002015, 'Literatur (Hazar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668]+1000*[.B668]+[.C668]" office:value-type="float" office:value="38002016" calcext:value-type="float">
            <text:p>38002016</text:p>
          </table:table-cell>
          <table:table-cell office:value-type="string" calcext:value-type="string">
            <text:p>, '</text:p>
          </table:table-cell>
          <table:table-cell office:value-type="string" calcext:value-type="string">
            <text:p>Literatur (Zescola)</text:p>
          </table:table-cell>
          <table:table-cell office:value-type="string" calcext:value-type="string">
            <text:p>', '</text:p>
          </table:table-cell>
          <table:table-cell table:formula="of:=IF(MOD([.E668];1000)=0;&quot;A&quot;;&quot;P&quot;)" office:value-type="string" office:string-value="P" calcext:value-type="string">
            <text:p>P</text:p>
          </table:table-cell>
          <table:table-cell office:value-type="string" calcext:value-type="string">
            <text:p>', </text:p>
          </table:table-cell>
          <table:table-cell table:formula="of:=IF(MOD([.E668];1000000)=0;1;0)" office:value-type="float" office:value="0" calcext:value-type="float">
            <text:p>0</text:p>
          </table:table-cell>
          <table:table-cell office:value-type="string" calcext:value-type="string">
            <text:p>),</text:p>
          </table:table-cell>
          <table:table-cell table:formula="of:=CONCATENATE([.D668];[.E668];[.F668];[.G668];[.H668];[.I668];[.J668];[.K668];[.L668])" office:value-type="string" office:string-value="(38002016, 'Literatur (Zescola)', 'P', 0)," calcext:value-type="string">
            <text:p>(38002016, 'Literatur (Zescol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669]+1000*[.B669]+[.C669]" office:value-type="float" office:value="38002017" calcext:value-type="float">
            <text:p>38002017</text:p>
          </table:table-cell>
          <table:table-cell office:value-type="string" calcext:value-type="string">
            <text:p>, '</text:p>
          </table:table-cell>
          <table:table-cell office:value-type="string" calcext:value-type="string">
            <text:p>Literatur (Itoszra)</text:p>
          </table:table-cell>
          <table:table-cell office:value-type="string" calcext:value-type="string">
            <text:p>', '</text:p>
          </table:table-cell>
          <table:table-cell table:formula="of:=IF(MOD([.E669];1000)=0;&quot;A&quot;;&quot;P&quot;)" office:value-type="string" office:string-value="P" calcext:value-type="string">
            <text:p>P</text:p>
          </table:table-cell>
          <table:table-cell office:value-type="string" calcext:value-type="string">
            <text:p>', </text:p>
          </table:table-cell>
          <table:table-cell table:formula="of:=IF(MOD([.E669];1000000)=0;1;0)" office:value-type="float" office:value="0" calcext:value-type="float">
            <text:p>0</text:p>
          </table:table-cell>
          <table:table-cell office:value-type="string" calcext:value-type="string">
            <text:p>),</text:p>
          </table:table-cell>
          <table:table-cell table:formula="of:=CONCATENATE([.D669];[.E669];[.F669];[.G669];[.H669];[.I669];[.J669];[.K669];[.L669])" office:value-type="string" office:string-value="(38002017, 'Literatur (Itoszra)', 'P', 0)," calcext:value-type="string">
            <text:p>(38002017, 'Literatur (Itoszr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670]+1000*[.B670]+[.C670]" office:value-type="float" office:value="38002018" calcext:value-type="float">
            <text:p>38002018</text:p>
          </table:table-cell>
          <table:table-cell office:value-type="string" calcext:value-type="string">
            <text:p>, '</text:p>
          </table:table-cell>
          <table:table-cell office:value-type="string" calcext:value-type="string">
            <text:p>Literatur (Shyezz)</text:p>
          </table:table-cell>
          <table:table-cell office:value-type="string" calcext:value-type="string">
            <text:p>', '</text:p>
          </table:table-cell>
          <table:table-cell table:formula="of:=IF(MOD([.E670];1000)=0;&quot;A&quot;;&quot;P&quot;)" office:value-type="string" office:string-value="P" calcext:value-type="string">
            <text:p>P</text:p>
          </table:table-cell>
          <table:table-cell office:value-type="string" calcext:value-type="string">
            <text:p>', </text:p>
          </table:table-cell>
          <table:table-cell table:formula="of:=IF(MOD([.E670];1000000)=0;1;0)" office:value-type="float" office:value="0" calcext:value-type="float">
            <text:p>0</text:p>
          </table:table-cell>
          <table:table-cell office:value-type="string" calcext:value-type="string">
            <text:p>),</text:p>
          </table:table-cell>
          <table:table-cell table:formula="of:=CONCATENATE([.D670];[.E670];[.F670];[.G670];[.H670];[.I670];[.J670];[.K670];[.L670])" office:value-type="string" office:string-value="(38002018, 'Literatur (Shyezz)', 'P', 0)," calcext:value-type="string">
            <text:p>(38002018, 'Literatur (Shyezz)',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671]+1000*[.B671]+[.C671]" office:value-type="float" office:value="38002019" calcext:value-type="float">
            <text:p>38002019</text:p>
          </table:table-cell>
          <table:table-cell office:value-type="string" calcext:value-type="string">
            <text:p>, '</text:p>
          </table:table-cell>
          <table:table-cell office:value-type="string" calcext:value-type="string">
            <text:p>Literatur (Hecca)</text:p>
          </table:table-cell>
          <table:table-cell office:value-type="string" calcext:value-type="string">
            <text:p>', '</text:p>
          </table:table-cell>
          <table:table-cell table:formula="of:=IF(MOD([.E671];1000)=0;&quot;A&quot;;&quot;P&quot;)" office:value-type="string" office:string-value="P" calcext:value-type="string">
            <text:p>P</text:p>
          </table:table-cell>
          <table:table-cell office:value-type="string" calcext:value-type="string">
            <text:p>', </text:p>
          </table:table-cell>
          <table:table-cell table:formula="of:=IF(MOD([.E671];1000000)=0;1;0)" office:value-type="float" office:value="0" calcext:value-type="float">
            <text:p>0</text:p>
          </table:table-cell>
          <table:table-cell office:value-type="string" calcext:value-type="string">
            <text:p>),</text:p>
          </table:table-cell>
          <table:table-cell table:formula="of:=CONCATENATE([.D671];[.E671];[.F671];[.G671];[.H671];[.I671];[.J671];[.K671];[.L671])" office:value-type="string" office:string-value="(38002019, 'Literatur (Hecca)', 'P', 0)," calcext:value-type="string">
            <text:p>(38002019, 'Literatur (Hecc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672]+1000*[.B672]+[.C672]" office:value-type="float" office:value="38002020" calcext:value-type="float">
            <text:p>38002020</text:p>
          </table:table-cell>
          <table:table-cell office:value-type="string" calcext:value-type="string">
            <text:p>, '</text:p>
          </table:table-cell>
          <table:table-cell office:value-type="string" calcext:value-type="string">
            <text:p>Literatur (Douwg)</text:p>
          </table:table-cell>
          <table:table-cell office:value-type="string" calcext:value-type="string">
            <text:p>', '</text:p>
          </table:table-cell>
          <table:table-cell table:formula="of:=IF(MOD([.E672];1000)=0;&quot;A&quot;;&quot;P&quot;)" office:value-type="string" office:string-value="P" calcext:value-type="string">
            <text:p>P</text:p>
          </table:table-cell>
          <table:table-cell office:value-type="string" calcext:value-type="string">
            <text:p>', </text:p>
          </table:table-cell>
          <table:table-cell table:formula="of:=IF(MOD([.E672];1000000)=0;1;0)" office:value-type="float" office:value="0" calcext:value-type="float">
            <text:p>0</text:p>
          </table:table-cell>
          <table:table-cell office:value-type="string" calcext:value-type="string">
            <text:p>),</text:p>
          </table:table-cell>
          <table:table-cell table:formula="of:=CONCATENATE([.D672];[.E672];[.F672];[.G672];[.H672];[.I672];[.J672];[.K672];[.L672])" office:value-type="string" office:string-value="(38002020, 'Literatur (Douwg)', 'P', 0)," calcext:value-type="string">
            <text:p>(38002020, 'Literatur (Douwg)',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673]+1000*[.B673]+[.C673]" office:value-type="float" office:value="38002021" calcext:value-type="float">
            <text:p>38002021</text:p>
          </table:table-cell>
          <table:table-cell office:value-type="string" calcext:value-type="string">
            <text:p>, '</text:p>
          </table:table-cell>
          <table:table-cell office:value-type="string" calcext:value-type="string">
            <text:p>Literatur (Ko)</text:p>
          </table:table-cell>
          <table:table-cell office:value-type="string" calcext:value-type="string">
            <text:p>', '</text:p>
          </table:table-cell>
          <table:table-cell table:formula="of:=IF(MOD([.E673];1000)=0;&quot;A&quot;;&quot;P&quot;)" office:value-type="string" office:string-value="P" calcext:value-type="string">
            <text:p>P</text:p>
          </table:table-cell>
          <table:table-cell office:value-type="string" calcext:value-type="string">
            <text:p>', </text:p>
          </table:table-cell>
          <table:table-cell table:formula="of:=IF(MOD([.E673];1000000)=0;1;0)" office:value-type="float" office:value="0" calcext:value-type="float">
            <text:p>0</text:p>
          </table:table-cell>
          <table:table-cell office:value-type="string" calcext:value-type="string">
            <text:p>),</text:p>
          </table:table-cell>
          <table:table-cell table:formula="of:=CONCATENATE([.D673];[.E673];[.F673];[.G673];[.H673];[.I673];[.J673];[.K673];[.L673])" office:value-type="string" office:string-value="(38002021, 'Literatur (Ko)', 'P', 0)," calcext:value-type="string">
            <text:p>(38002021, 'Literatur (K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674]+1000*[.B674]+[.C674]" office:value-type="float" office:value="38002022" calcext:value-type="float">
            <text:p>38002022</text:p>
          </table:table-cell>
          <table:table-cell office:value-type="string" calcext:value-type="string">
            <text:p>, '</text:p>
          </table:table-cell>
          <table:table-cell office:value-type="string" calcext:value-type="string">
            <text:p>Literatur (Sci Fi)</text:p>
          </table:table-cell>
          <table:table-cell office:value-type="string" calcext:value-type="string">
            <text:p>', '</text:p>
          </table:table-cell>
          <table:table-cell table:formula="of:=IF(MOD([.E674];1000)=0;&quot;A&quot;;&quot;P&quot;)" office:value-type="string" office:string-value="P" calcext:value-type="string">
            <text:p>P</text:p>
          </table:table-cell>
          <table:table-cell office:value-type="string" calcext:value-type="string">
            <text:p>', </text:p>
          </table:table-cell>
          <table:table-cell table:formula="of:=IF(MOD([.E674];1000000)=0;1;0)" office:value-type="float" office:value="0" calcext:value-type="float">
            <text:p>0</text:p>
          </table:table-cell>
          <table:table-cell office:value-type="string" calcext:value-type="string">
            <text:p>),</text:p>
          </table:table-cell>
          <table:table-cell table:formula="of:=CONCATENATE([.D674];[.E674];[.F674];[.G674];[.H674];[.I674];[.J674];[.K674];[.L674])" office:value-type="string" office:string-value="(38002022, 'Literatur (Sci Fi)', 'P', 0)," calcext:value-type="string">
            <text:p>(38002022, 'Literatur (Sci F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text:p>
          </table:table-cell>
          <table:table-cell table:formula="of:=1000000*[.A675]+1000*[.B675]+[.C675]" office:value-type="float" office:value="38002023" calcext:value-type="float">
            <text:p>38002023</text:p>
          </table:table-cell>
          <table:table-cell office:value-type="string" calcext:value-type="string">
            <text:p>, '</text:p>
          </table:table-cell>
          <table:table-cell office:value-type="string" calcext:value-type="string">
            <text:p>Literatur (Fantasy)</text:p>
          </table:table-cell>
          <table:table-cell office:value-type="string" calcext:value-type="string">
            <text:p>', '</text:p>
          </table:table-cell>
          <table:table-cell table:formula="of:=IF(MOD([.E675];1000)=0;&quot;A&quot;;&quot;P&quot;)" office:value-type="string" office:string-value="P" calcext:value-type="string">
            <text:p>P</text:p>
          </table:table-cell>
          <table:table-cell office:value-type="string" calcext:value-type="string">
            <text:p>', </text:p>
          </table:table-cell>
          <table:table-cell table:formula="of:=IF(MOD([.E675];1000000)=0;1;0)" office:value-type="float" office:value="0" calcext:value-type="float">
            <text:p>0</text:p>
          </table:table-cell>
          <table:table-cell office:value-type="string" calcext:value-type="string">
            <text:p>),</text:p>
          </table:table-cell>
          <table:table-cell table:formula="of:=CONCATENATE([.D675];[.E675];[.F675];[.G675];[.H675];[.I675];[.J675];[.K675];[.L675])" office:value-type="string" office:string-value="(38002023, 'Literatur (Fantasy)', 'P', 0)," calcext:value-type="string">
            <text:p>(38002023, 'Literatur (Fantasy)',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text:p>
          </table:table-cell>
          <table:table-cell table:formula="of:=1000000*[.A676]+1000*[.B676]+[.C676]" office:value-type="float" office:value="38002024" calcext:value-type="float">
            <text:p>38002024</text:p>
          </table:table-cell>
          <table:table-cell office:value-type="string" calcext:value-type="string">
            <text:p>, '</text:p>
          </table:table-cell>
          <table:table-cell office:value-type="string" calcext:value-type="string">
            <text:p>Literatur (Historisch)</text:p>
          </table:table-cell>
          <table:table-cell office:value-type="string" calcext:value-type="string">
            <text:p>', '</text:p>
          </table:table-cell>
          <table:table-cell table:formula="of:=IF(MOD([.E676];1000)=0;&quot;A&quot;;&quot;P&quot;)" office:value-type="string" office:string-value="P" calcext:value-type="string">
            <text:p>P</text:p>
          </table:table-cell>
          <table:table-cell office:value-type="string" calcext:value-type="string">
            <text:p>', </text:p>
          </table:table-cell>
          <table:table-cell table:formula="of:=IF(MOD([.E676];1000000)=0;1;0)" office:value-type="float" office:value="0" calcext:value-type="float">
            <text:p>0</text:p>
          </table:table-cell>
          <table:table-cell office:value-type="string" calcext:value-type="string">
            <text:p>),</text:p>
          </table:table-cell>
          <table:table-cell table:formula="of:=CONCATENATE([.D676];[.E676];[.F676];[.G676];[.H676];[.I676];[.J676];[.K676];[.L676])" office:value-type="string" office:string-value="(38002024, 'Literatur (Historisch)', 'P', 0)," calcext:value-type="string">
            <text:p>(38002024, 'Literatur (Histor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text:p>
          </table:table-cell>
          <table:table-cell table:formula="of:=1000000*[.A677]+1000*[.B677]+[.C677]" office:value-type="float" office:value="38002025" calcext:value-type="float">
            <text:p>38002025</text:p>
          </table:table-cell>
          <table:table-cell office:value-type="string" calcext:value-type="string">
            <text:p>, '</text:p>
          </table:table-cell>
          <table:table-cell office:value-type="string" calcext:value-type="string">
            <text:p>Literatur (Krimi)</text:p>
          </table:table-cell>
          <table:table-cell office:value-type="string" calcext:value-type="string">
            <text:p>', '</text:p>
          </table:table-cell>
          <table:table-cell table:formula="of:=IF(MOD([.E677];1000)=0;&quot;A&quot;;&quot;P&quot;)" office:value-type="string" office:string-value="P" calcext:value-type="string">
            <text:p>P</text:p>
          </table:table-cell>
          <table:table-cell office:value-type="string" calcext:value-type="string">
            <text:p>', </text:p>
          </table:table-cell>
          <table:table-cell table:formula="of:=IF(MOD([.E677];1000000)=0;1;0)" office:value-type="float" office:value="0" calcext:value-type="float">
            <text:p>0</text:p>
          </table:table-cell>
          <table:table-cell office:value-type="string" calcext:value-type="string">
            <text:p>),</text:p>
          </table:table-cell>
          <table:table-cell table:formula="of:=CONCATENATE([.D677];[.E677];[.F677];[.G677];[.H677];[.I677];[.J677];[.K677];[.L677])" office:value-type="string" office:string-value="(38002025, 'Literatur (Krimi)', 'P', 0)," calcext:value-type="string">
            <text:p>(38002025, 'Literatur (Krim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text:p>
          </table:table-cell>
          <table:table-cell table:formula="of:=1000000*[.A678]+1000*[.B678]+[.C678]" office:value-type="float" office:value="38002026" calcext:value-type="float">
            <text:p>38002026</text:p>
          </table:table-cell>
          <table:table-cell office:value-type="string" calcext:value-type="string">
            <text:p>, '</text:p>
          </table:table-cell>
          <table:table-cell office:value-type="string" calcext:value-type="string">
            <text:p>Literatur (Thriller)</text:p>
          </table:table-cell>
          <table:table-cell office:value-type="string" calcext:value-type="string">
            <text:p>', '</text:p>
          </table:table-cell>
          <table:table-cell table:formula="of:=IF(MOD([.E678];1000)=0;&quot;A&quot;;&quot;P&quot;)" office:value-type="string" office:string-value="P" calcext:value-type="string">
            <text:p>P</text:p>
          </table:table-cell>
          <table:table-cell office:value-type="string" calcext:value-type="string">
            <text:p>', </text:p>
          </table:table-cell>
          <table:table-cell table:formula="of:=IF(MOD([.E678];1000000)=0;1;0)" office:value-type="float" office:value="0" calcext:value-type="float">
            <text:p>0</text:p>
          </table:table-cell>
          <table:table-cell office:value-type="string" calcext:value-type="string">
            <text:p>),</text:p>
          </table:table-cell>
          <table:table-cell table:formula="of:=CONCATENATE([.D678];[.E678];[.F678];[.G678];[.H678];[.I678];[.J678];[.K678];[.L678])" office:value-type="string" office:string-value="(38002026, 'Literatur (Thriller)', 'P', 0)," calcext:value-type="string">
            <text:p>(38002026, 'Literatur (Thrill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text:p>
          </table:table-cell>
          <table:table-cell table:formula="of:=1000000*[.A679]+1000*[.B679]+[.C679]" office:value-type="float" office:value="38002027" calcext:value-type="float">
            <text:p>38002027</text:p>
          </table:table-cell>
          <table:table-cell office:value-type="string" calcext:value-type="string">
            <text:p>, '</text:p>
          </table:table-cell>
          <table:table-cell office:value-type="string" calcext:value-type="string">
            <text:p>Literatur (Horror)</text:p>
          </table:table-cell>
          <table:table-cell office:value-type="string" calcext:value-type="string">
            <text:p>', '</text:p>
          </table:table-cell>
          <table:table-cell table:formula="of:=IF(MOD([.E679];1000)=0;&quot;A&quot;;&quot;P&quot;)" office:value-type="string" office:string-value="P" calcext:value-type="string">
            <text:p>P</text:p>
          </table:table-cell>
          <table:table-cell office:value-type="string" calcext:value-type="string">
            <text:p>', </text:p>
          </table:table-cell>
          <table:table-cell table:formula="of:=IF(MOD([.E679];1000000)=0;1;0)" office:value-type="float" office:value="0" calcext:value-type="float">
            <text:p>0</text:p>
          </table:table-cell>
          <table:table-cell office:value-type="string" calcext:value-type="string">
            <text:p>),</text:p>
          </table:table-cell>
          <table:table-cell table:formula="of:=CONCATENATE([.D679];[.E679];[.F679];[.G679];[.H679];[.I679];[.J679];[.K679];[.L679])" office:value-type="string" office:string-value="(38002027, 'Literatur (Horror)', 'P', 0)," calcext:value-type="string">
            <text:p>(38002027, 'Literatur (Horro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text:p>
          </table:table-cell>
          <table:table-cell table:formula="of:=1000000*[.A680]+1000*[.B680]+[.C680]" office:value-type="float" office:value="38002028" calcext:value-type="float">
            <text:p>38002028</text:p>
          </table:table-cell>
          <table:table-cell office:value-type="string" calcext:value-type="string">
            <text:p>, '</text:p>
          </table:table-cell>
          <table:table-cell office:value-type="string" calcext:value-type="string">
            <text:p>Literatur (Romantisch)</text:p>
          </table:table-cell>
          <table:table-cell office:value-type="string" calcext:value-type="string">
            <text:p>', '</text:p>
          </table:table-cell>
          <table:table-cell table:formula="of:=IF(MOD([.E680];1000)=0;&quot;A&quot;;&quot;P&quot;)" office:value-type="string" office:string-value="P" calcext:value-type="string">
            <text:p>P</text:p>
          </table:table-cell>
          <table:table-cell office:value-type="string" calcext:value-type="string">
            <text:p>', </text:p>
          </table:table-cell>
          <table:table-cell table:formula="of:=IF(MOD([.E680];1000000)=0;1;0)" office:value-type="float" office:value="0" calcext:value-type="float">
            <text:p>0</text:p>
          </table:table-cell>
          <table:table-cell office:value-type="string" calcext:value-type="string">
            <text:p>),</text:p>
          </table:table-cell>
          <table:table-cell table:formula="of:=CONCATENATE([.D680];[.E680];[.F680];[.G680];[.H680];[.I680];[.J680];[.K680];[.L680])" office:value-type="string" office:string-value="(38002028, 'Literatur (Romantisch)', 'P', 0)," calcext:value-type="string">
            <text:p>(38002028, 'Literatur (Romant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text:p>
          </table:table-cell>
          <table:table-cell table:formula="of:=1000000*[.A681]+1000*[.B681]+[.C681]" office:value-type="float" office:value="38002029" calcext:value-type="float">
            <text:p>38002029</text:p>
          </table:table-cell>
          <table:table-cell office:value-type="string" calcext:value-type="string">
            <text:p>, '</text:p>
          </table:table-cell>
          <table:table-cell office:value-type="string" calcext:value-type="string">
            <text:p>Literatur (Drama)</text:p>
          </table:table-cell>
          <table:table-cell office:value-type="string" calcext:value-type="string">
            <text:p>', '</text:p>
          </table:table-cell>
          <table:table-cell table:formula="of:=IF(MOD([.E681];1000)=0;&quot;A&quot;;&quot;P&quot;)" office:value-type="string" office:string-value="P" calcext:value-type="string">
            <text:p>P</text:p>
          </table:table-cell>
          <table:table-cell office:value-type="string" calcext:value-type="string">
            <text:p>', </text:p>
          </table:table-cell>
          <table:table-cell table:formula="of:=IF(MOD([.E681];1000000)=0;1;0)" office:value-type="float" office:value="0" calcext:value-type="float">
            <text:p>0</text:p>
          </table:table-cell>
          <table:table-cell office:value-type="string" calcext:value-type="string">
            <text:p>),</text:p>
          </table:table-cell>
          <table:table-cell table:formula="of:=CONCATENATE([.D681];[.E681];[.F681];[.G681];[.H681];[.I681];[.J681];[.K681];[.L681])" office:value-type="string" office:string-value="(38002029, 'Literatur (Drama)', 'P', 0)," calcext:value-type="string">
            <text:p>(38002029, 'Literatur (Dram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text:p>
          </table:table-cell>
          <table:table-cell table:formula="of:=1000000*[.A682]+1000*[.B682]+[.C682]" office:value-type="float" office:value="38002030" calcext:value-type="float">
            <text:p>38002030</text:p>
          </table:table-cell>
          <table:table-cell office:value-type="string" calcext:value-type="string">
            <text:p>, '</text:p>
          </table:table-cell>
          <table:table-cell office:value-type="string" calcext:value-type="string">
            <text:p>Literatur (Abenteuer)</text:p>
          </table:table-cell>
          <table:table-cell office:value-type="string" calcext:value-type="string">
            <text:p>', '</text:p>
          </table:table-cell>
          <table:table-cell table:formula="of:=IF(MOD([.E682];1000)=0;&quot;A&quot;;&quot;P&quot;)" office:value-type="string" office:string-value="P" calcext:value-type="string">
            <text:p>P</text:p>
          </table:table-cell>
          <table:table-cell office:value-type="string" calcext:value-type="string">
            <text:p>', </text:p>
          </table:table-cell>
          <table:table-cell table:formula="of:=IF(MOD([.E682];1000000)=0;1;0)" office:value-type="float" office:value="0" calcext:value-type="float">
            <text:p>0</text:p>
          </table:table-cell>
          <table:table-cell office:value-type="string" calcext:value-type="string">
            <text:p>),</text:p>
          </table:table-cell>
          <table:table-cell table:formula="of:=CONCATENATE([.D682];[.E682];[.F682];[.G682];[.H682];[.I682];[.J682];[.K682];[.L682])" office:value-type="string" office:string-value="(38002030, 'Literatur (Abenteuer)', 'P', 0)," calcext:value-type="string">
            <text:p>(38002030, 'Literatur (Abenteu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text:p>
          </table:table-cell>
          <table:table-cell table:formula="of:=1000000*[.A683]+1000*[.B683]+[.C683]" office:value-type="float" office:value="38002031" calcext:value-type="float">
            <text:p>38002031</text:p>
          </table:table-cell>
          <table:table-cell office:value-type="string" calcext:value-type="string">
            <text:p>, '</text:p>
          </table:table-cell>
          <table:table-cell office:value-type="string" calcext:value-type="string">
            <text:p>Literatur (Kinderbuch)</text:p>
          </table:table-cell>
          <table:table-cell office:value-type="string" calcext:value-type="string">
            <text:p>', '</text:p>
          </table:table-cell>
          <table:table-cell table:formula="of:=IF(MOD([.E683];1000)=0;&quot;A&quot;;&quot;P&quot;)" office:value-type="string" office:string-value="P" calcext:value-type="string">
            <text:p>P</text:p>
          </table:table-cell>
          <table:table-cell office:value-type="string" calcext:value-type="string">
            <text:p>', </text:p>
          </table:table-cell>
          <table:table-cell table:formula="of:=IF(MOD([.E683];1000000)=0;1;0)" office:value-type="float" office:value="0" calcext:value-type="float">
            <text:p>0</text:p>
          </table:table-cell>
          <table:table-cell office:value-type="string" calcext:value-type="string">
            <text:p>),</text:p>
          </table:table-cell>
          <table:table-cell table:formula="of:=CONCATENATE([.D683];[.E683];[.F683];[.G683];[.H683];[.I683];[.J683];[.K683];[.L683])" office:value-type="string" office:string-value="(38002031, 'Literatur (Kinderbuch)', 'P', 0)," calcext:value-type="string">
            <text:p>(38002031, 'Literatur (Kinderbu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text:p>
          </table:table-cell>
          <table:table-cell table:formula="of:=1000000*[.A684]+1000*[.B684]+[.C684]" office:value-type="float" office:value="38002032" calcext:value-type="float">
            <text:p>38002032</text:p>
          </table:table-cell>
          <table:table-cell office:value-type="string" calcext:value-type="string">
            <text:p>, '</text:p>
          </table:table-cell>
          <table:table-cell office:value-type="string" calcext:value-type="string">
            <text:p>Literatur (Biographie)</text:p>
          </table:table-cell>
          <table:table-cell office:value-type="string" calcext:value-type="string">
            <text:p>', '</text:p>
          </table:table-cell>
          <table:table-cell table:formula="of:=IF(MOD([.E684];1000)=0;&quot;A&quot;;&quot;P&quot;)" office:value-type="string" office:string-value="P" calcext:value-type="string">
            <text:p>P</text:p>
          </table:table-cell>
          <table:table-cell office:value-type="string" calcext:value-type="string">
            <text:p>', </text:p>
          </table:table-cell>
          <table:table-cell table:formula="of:=IF(MOD([.E684];1000000)=0;1;0)" office:value-type="float" office:value="0" calcext:value-type="float">
            <text:p>0</text:p>
          </table:table-cell>
          <table:table-cell office:value-type="string" calcext:value-type="string">
            <text:p>),</text:p>
          </table:table-cell>
          <table:table-cell table:formula="of:=CONCATENATE([.D684];[.E684];[.F684];[.G684];[.H684];[.I684];[.J684];[.K684];[.L684])" office:value-type="string" office:string-value="(38002032, 'Literatur (Biographie)', 'P', 0)," calcext:value-type="string">
            <text:p>(38002032, 'Literatur (Biographi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85]+1000*[.B685]+[.C685]" office:value-type="float" office:value="38003000" calcext:value-type="float">
            <text:p>38003000</text:p>
          </table:table-cell>
          <table:table-cell office:value-type="string" calcext:value-type="string">
            <text:p>, '</text:p>
          </table:table-cell>
          <table:table-cell office:value-type="string" calcext:value-type="string">
            <text:p>Gourme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85];1000000)=0;1;0)" office:value-type="float" office:value="0" calcext:value-type="float">
            <text:p>0</text:p>
          </table:table-cell>
          <table:table-cell office:value-type="string" calcext:value-type="string">
            <text:p>),</text:p>
          </table:table-cell>
          <table:table-cell table:formula="of:=CONCATENATE([.D685];[.E685];[.F685];[.G685];[.H685];[.I685];[.J685];[.K685];[.L685])" office:value-type="string" office:string-value="(38003000, 'Gourmet', 'P', 0)," calcext:value-type="string">
            <text:p>(38003000, 'Gourmet',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686]+1000*[.B686]+[.C686]" office:value-type="float" office:value="38003001" calcext:value-type="float">
            <text:p>38003001</text:p>
          </table:table-cell>
          <table:table-cell office:value-type="string" calcext:value-type="string">
            <text:p>, '</text:p>
          </table:table-cell>
          <table:table-cell office:value-type="string" calcext:value-type="string">
            <text:p>Weinkenner</text:p>
          </table:table-cell>
          <table:table-cell office:value-type="string" calcext:value-type="string">
            <text:p>', '</text:p>
          </table:table-cell>
          <table:table-cell table:formula="of:=IF(MOD([.E686];1000)=0;&quot;A&quot;;&quot;P&quot;)" office:value-type="string" office:string-value="P" calcext:value-type="string">
            <text:p>P</text:p>
          </table:table-cell>
          <table:table-cell office:value-type="string" calcext:value-type="string">
            <text:p>', </text:p>
          </table:table-cell>
          <table:table-cell table:formula="of:=IF(MOD([.E686];1000000)=0;1;0)" office:value-type="float" office:value="0" calcext:value-type="float">
            <text:p>0</text:p>
          </table:table-cell>
          <table:table-cell office:value-type="string" calcext:value-type="string">
            <text:p>),</text:p>
          </table:table-cell>
          <table:table-cell table:formula="of:=CONCATENATE([.D686];[.E686];[.F686];[.G686];[.H686];[.I686];[.J686];[.K686];[.L686])" office:value-type="string" office:string-value="(38003001, 'Weinkenner', 'P', 0)," calcext:value-type="string">
            <text:p>(38003001, 'Weinkenn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687]+1000*[.B687]+[.C687]" office:value-type="float" office:value="38003002" calcext:value-type="float">
            <text:p>38003002</text:p>
          </table:table-cell>
          <table:table-cell office:value-type="string" calcext:value-type="string">
            <text:p>, '</text:p>
          </table:table-cell>
          <table:table-cell office:value-type="string" calcext:value-type="string">
            <text:p>Sommelier</text:p>
          </table:table-cell>
          <table:table-cell office:value-type="string" calcext:value-type="string">
            <text:p>', '</text:p>
          </table:table-cell>
          <table:table-cell table:formula="of:=IF(MOD([.E687];1000)=0;&quot;A&quot;;&quot;P&quot;)" office:value-type="string" office:string-value="P" calcext:value-type="string">
            <text:p>P</text:p>
          </table:table-cell>
          <table:table-cell office:value-type="string" calcext:value-type="string">
            <text:p>', </text:p>
          </table:table-cell>
          <table:table-cell table:formula="of:=IF(MOD([.E687];1000000)=0;1;0)" office:value-type="float" office:value="0" calcext:value-type="float">
            <text:p>0</text:p>
          </table:table-cell>
          <table:table-cell office:value-type="string" calcext:value-type="string">
            <text:p>),</text:p>
          </table:table-cell>
          <table:table-cell table:formula="of:=CONCATENATE([.D687];[.E687];[.F687];[.G687];[.H687];[.I687];[.J687];[.K687];[.L687])" office:value-type="string" office:string-value="(38003002, 'Sommelier', 'P', 0)," calcext:value-type="string">
            <text:p>(38003002, 'Sommelier', 'P', 0),</text:p>
          </table:table-cell>
        </table:table-row>
        <table:table-row table:style-name="ro1">
          <table:table-cell office:value-type="float" office:value="38" calcext:value-type="float">
            <text:p>38</text:p>
          </table:table-cell>
          <table:table-cell table:number-columns-repeated="2" office:value-type="float" office:value="3" calcext:value-type="float">
            <text:p>3</text:p>
          </table:table-cell>
          <table:table-cell office:value-type="string" calcext:value-type="string">
            <text:p>(</text:p>
          </table:table-cell>
          <table:table-cell table:formula="of:=1000000*[.A688]+1000*[.B688]+[.C688]" office:value-type="float" office:value="38003003" calcext:value-type="float">
            <text:p>38003003</text:p>
          </table:table-cell>
          <table:table-cell office:value-type="string" calcext:value-type="string">
            <text:p>, '</text:p>
          </table:table-cell>
          <table:table-cell office:value-type="string" calcext:value-type="string">
            <text:p>Barista</text:p>
          </table:table-cell>
          <table:table-cell office:value-type="string" calcext:value-type="string">
            <text:p>', '</text:p>
          </table:table-cell>
          <table:table-cell table:formula="of:=IF(MOD([.E688];1000)=0;&quot;A&quot;;&quot;P&quot;)" office:value-type="string" office:string-value="P" calcext:value-type="string">
            <text:p>P</text:p>
          </table:table-cell>
          <table:table-cell office:value-type="string" calcext:value-type="string">
            <text:p>', </text:p>
          </table:table-cell>
          <table:table-cell table:formula="of:=IF(MOD([.E688];1000000)=0;1;0)" office:value-type="float" office:value="0" calcext:value-type="float">
            <text:p>0</text:p>
          </table:table-cell>
          <table:table-cell office:value-type="string" calcext:value-type="string">
            <text:p>),</text:p>
          </table:table-cell>
          <table:table-cell table:formula="of:=CONCATENATE([.D688];[.E688];[.F688];[.G688];[.H688];[.I688];[.J688];[.K688];[.L688])" office:value-type="string" office:string-value="(38003003, 'Barista', 'P', 0)," calcext:value-type="string">
            <text:p>(38003003, 'Baris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89]+1000*[.B689]+[.C689]" office:value-type="float" office:value="38003004" calcext:value-type="float">
            <text:p>38003004</text:p>
          </table:table-cell>
          <table:table-cell office:value-type="string" calcext:value-type="string">
            <text:p>, '</text:p>
          </table:table-cell>
          <table:table-cell office:value-type="string" calcext:value-type="string">
            <text:p>Chocolatier</text:p>
          </table:table-cell>
          <table:table-cell office:value-type="string" calcext:value-type="string">
            <text:p>', '</text:p>
          </table:table-cell>
          <table:table-cell table:formula="of:=IF(MOD([.E689];1000)=0;&quot;A&quot;;&quot;P&quot;)" office:value-type="string" office:string-value="P" calcext:value-type="string">
            <text:p>P</text:p>
          </table:table-cell>
          <table:table-cell office:value-type="string" calcext:value-type="string">
            <text:p>', </text:p>
          </table:table-cell>
          <table:table-cell table:formula="of:=IF(MOD([.E689];1000000)=0;1;0)" office:value-type="float" office:value="0" calcext:value-type="float">
            <text:p>0</text:p>
          </table:table-cell>
          <table:table-cell office:value-type="string" calcext:value-type="string">
            <text:p>),</text:p>
          </table:table-cell>
          <table:table-cell table:formula="of:=CONCATENATE([.D689];[.E689];[.F689];[.G689];[.H689];[.I689];[.J689];[.K689];[.L689])" office:value-type="string" office:string-value="(38003004, 'Chocolatier', 'P', 0)," calcext:value-type="string">
            <text:p>(38003004, 'Chocolati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90]+1000*[.B690]+[.C690]" office:value-type="float" office:value="38003005" calcext:value-type="float">
            <text:p>38003005</text:p>
          </table:table-cell>
          <table:table-cell office:value-type="string" calcext:value-type="string">
            <text:p>, '</text:p>
          </table:table-cell>
          <table:table-cell office:value-type="string" calcext:value-type="string">
            <text:p>Küche (Menschen)</text:p>
          </table:table-cell>
          <table:table-cell office:value-type="string" calcext:value-type="string">
            <text:p>', '</text:p>
          </table:table-cell>
          <table:table-cell table:formula="of:=IF(MOD([.E690];1000)=0;&quot;A&quot;;&quot;P&quot;)" office:value-type="string" office:string-value="P" calcext:value-type="string">
            <text:p>P</text:p>
          </table:table-cell>
          <table:table-cell office:value-type="string" calcext:value-type="string">
            <text:p>', </text:p>
          </table:table-cell>
          <table:table-cell table:formula="of:=IF(MOD([.E690];1000000)=0;1;0)" office:value-type="float" office:value="0" calcext:value-type="float">
            <text:p>0</text:p>
          </table:table-cell>
          <table:table-cell office:value-type="string" calcext:value-type="string">
            <text:p>),</text:p>
          </table:table-cell>
          <table:table-cell table:formula="of:=CONCATENATE([.D690];[.E690];[.F690];[.G690];[.H690];[.I690];[.J690];[.K690];[.L690])" office:value-type="string" office:string-value="(38003005, 'Küche (Menschen)', 'P', 0)," calcext:value-type="string">
            <text:p>(38003005, 'Küche (Mensch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91]+1000*[.B691]+[.C691]" office:value-type="float" office:value="38003006" calcext:value-type="float">
            <text:p>38003006</text:p>
          </table:table-cell>
          <table:table-cell office:value-type="string" calcext:value-type="string">
            <text:p>, '</text:p>
          </table:table-cell>
          <table:table-cell office:value-type="string" calcext:value-type="string">
            <text:p>Küche (Abrahams)</text:p>
          </table:table-cell>
          <table:table-cell office:value-type="string" calcext:value-type="string">
            <text:p>', '</text:p>
          </table:table-cell>
          <table:table-cell table:formula="of:=IF(MOD([.E691];1000)=0;&quot;A&quot;;&quot;P&quot;)" office:value-type="string" office:string-value="P" calcext:value-type="string">
            <text:p>P</text:p>
          </table:table-cell>
          <table:table-cell office:value-type="string" calcext:value-type="string">
            <text:p>', </text:p>
          </table:table-cell>
          <table:table-cell table:formula="of:=IF(MOD([.E691];1000000)=0;1;0)" office:value-type="float" office:value="0" calcext:value-type="float">
            <text:p>0</text:p>
          </table:table-cell>
          <table:table-cell office:value-type="string" calcext:value-type="string">
            <text:p>),</text:p>
          </table:table-cell>
          <table:table-cell table:formula="of:=CONCATENATE([.D691];[.E691];[.F691];[.G691];[.H691];[.I691];[.J691];[.K691];[.L691])" office:value-type="string" office:string-value="(38003006, 'Küche (Abrahams)', 'P', 0)," calcext:value-type="string">
            <text:p>(38003006, 'Küche (Abraham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92]+1000*[.B692]+[.C692]" office:value-type="float" office:value="38003007" calcext:value-type="float">
            <text:p>38003007</text:p>
          </table:table-cell>
          <table:table-cell office:value-type="string" calcext:value-type="string">
            <text:p>, '</text:p>
          </table:table-cell>
          <table:table-cell office:value-type="string" calcext:value-type="string">
            <text:p>Küche (Aryavarta)</text:p>
          </table:table-cell>
          <table:table-cell office:value-type="string" calcext:value-type="string">
            <text:p>', '</text:p>
          </table:table-cell>
          <table:table-cell table:formula="of:=IF(MOD([.E692];1000)=0;&quot;A&quot;;&quot;P&quot;)" office:value-type="string" office:string-value="P" calcext:value-type="string">
            <text:p>P</text:p>
          </table:table-cell>
          <table:table-cell office:value-type="string" calcext:value-type="string">
            <text:p>', </text:p>
          </table:table-cell>
          <table:table-cell table:formula="of:=IF(MOD([.E692];1000000)=0;1;0)" office:value-type="float" office:value="0" calcext:value-type="float">
            <text:p>0</text:p>
          </table:table-cell>
          <table:table-cell office:value-type="string" calcext:value-type="string">
            <text:p>),</text:p>
          </table:table-cell>
          <table:table-cell table:formula="of:=CONCATENATE([.D692];[.E692];[.F692];[.G692];[.H692];[.I692];[.J692];[.K692];[.L692])" office:value-type="string" office:string-value="(38003007, 'Küche (Aryavarta)', 'P', 0)," calcext:value-type="string">
            <text:p>(38003007, 'Küche (Aryavar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93]+1000*[.B693]+[.C693]" office:value-type="float" office:value="38003008" calcext:value-type="float">
            <text:p>38003008</text:p>
          </table:table-cell>
          <table:table-cell office:value-type="string" calcext:value-type="string">
            <text:p>, '</text:p>
          </table:table-cell>
          <table:table-cell office:value-type="string" calcext:value-type="string">
            <text:p>Küche (d&amp;#039;Arc)</text:p>
          </table:table-cell>
          <table:table-cell office:value-type="string" calcext:value-type="string">
            <text:p>', '</text:p>
          </table:table-cell>
          <table:table-cell table:formula="of:=IF(MOD([.E693];1000)=0;&quot;A&quot;;&quot;P&quot;)" office:value-type="string" office:string-value="P" calcext:value-type="string">
            <text:p>P</text:p>
          </table:table-cell>
          <table:table-cell office:value-type="string" calcext:value-type="string">
            <text:p>', </text:p>
          </table:table-cell>
          <table:table-cell table:formula="of:=IF(MOD([.E693];1000000)=0;1;0)" office:value-type="float" office:value="0" calcext:value-type="float">
            <text:p>0</text:p>
          </table:table-cell>
          <table:table-cell office:value-type="string" calcext:value-type="string">
            <text:p>),</text:p>
          </table:table-cell>
          <table:table-cell table:formula="of:=CONCATENATE([.D693];[.E693];[.F693];[.G693];[.H693];[.I693];[.J693];[.K693];[.L693])" office:value-type="string" office:string-value="(38003008, 'Küche (d&amp;#039;Arc)', 'P', 0)," calcext:value-type="string">
            <text:p>(38003008, 'Küche (d&amp;#039;Arc)',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94]+1000*[.B694]+[.C694]" office:value-type="float" office:value="38003009" calcext:value-type="float">
            <text:p>38003009</text:p>
          </table:table-cell>
          <table:table-cell office:value-type="string" calcext:value-type="string">
            <text:p>, '</text:p>
          </table:table-cell>
          <table:table-cell office:value-type="string" calcext:value-type="string">
            <text:p>Küche (DeBeer)</text:p>
          </table:table-cell>
          <table:table-cell office:value-type="string" calcext:value-type="string">
            <text:p>', '</text:p>
          </table:table-cell>
          <table:table-cell table:formula="of:=IF(MOD([.E694];1000)=0;&quot;A&quot;;&quot;P&quot;)" office:value-type="string" office:string-value="P" calcext:value-type="string">
            <text:p>P</text:p>
          </table:table-cell>
          <table:table-cell office:value-type="string" calcext:value-type="string">
            <text:p>', </text:p>
          </table:table-cell>
          <table:table-cell table:formula="of:=IF(MOD([.E694];1000000)=0;1;0)" office:value-type="float" office:value="0" calcext:value-type="float">
            <text:p>0</text:p>
          </table:table-cell>
          <table:table-cell office:value-type="string" calcext:value-type="string">
            <text:p>),</text:p>
          </table:table-cell>
          <table:table-cell table:formula="of:=CONCATENATE([.D694];[.E694];[.F694];[.G694];[.H694];[.I694];[.J694];[.K694];[.L694])" office:value-type="string" office:string-value="(38003009, 'Küche (DeBeer)', 'P', 0)," calcext:value-type="string">
            <text:p>(38003009, 'Küche (DeBe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95]+1000*[.B695]+[.C695]" office:value-type="float" office:value="38003010" calcext:value-type="float">
            <text:p>38003010</text:p>
          </table:table-cell>
          <table:table-cell office:value-type="string" calcext:value-type="string">
            <text:p>, '</text:p>
          </table:table-cell>
          <table:table-cell office:value-type="string" calcext:value-type="string">
            <text:p>Küche (Habsburg-Möbius)</text:p>
          </table:table-cell>
          <table:table-cell office:value-type="string" calcext:value-type="string">
            <text:p>', '</text:p>
          </table:table-cell>
          <table:table-cell table:formula="of:=IF(MOD([.E695];1000)=0;&quot;A&quot;;&quot;P&quot;)" office:value-type="string" office:string-value="P" calcext:value-type="string">
            <text:p>P</text:p>
          </table:table-cell>
          <table:table-cell office:value-type="string" calcext:value-type="string">
            <text:p>', </text:p>
          </table:table-cell>
          <table:table-cell table:formula="of:=IF(MOD([.E695];1000000)=0;1;0)" office:value-type="float" office:value="0" calcext:value-type="float">
            <text:p>0</text:p>
          </table:table-cell>
          <table:table-cell office:value-type="string" calcext:value-type="string">
            <text:p>),</text:p>
          </table:table-cell>
          <table:table-cell table:formula="of:=CONCATENATE([.D695];[.E695];[.F695];[.G695];[.H695];[.I695];[.J695];[.K695];[.L695])" office:value-type="string" office:string-value="(38003010, 'Küche (Habsburg-Möbius)', 'P', 0)," calcext:value-type="string">
            <text:p>(38003010, 'Küche (Habsburg-Möbiu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96]+1000*[.B696]+[.C696]" office:value-type="float" office:value="38003011" calcext:value-type="float">
            <text:p>38003011</text:p>
          </table:table-cell>
          <table:table-cell office:value-type="string" calcext:value-type="string">
            <text:p>, '</text:p>
          </table:table-cell>
          <table:table-cell office:value-type="string" calcext:value-type="string">
            <text:p>Küche (Neo-Edo)</text:p>
          </table:table-cell>
          <table:table-cell office:value-type="string" calcext:value-type="string">
            <text:p>', '</text:p>
          </table:table-cell>
          <table:table-cell table:formula="of:=IF(MOD([.E696];1000)=0;&quot;A&quot;;&quot;P&quot;)" office:value-type="string" office:string-value="P" calcext:value-type="string">
            <text:p>P</text:p>
          </table:table-cell>
          <table:table-cell office:value-type="string" calcext:value-type="string">
            <text:p>', </text:p>
          </table:table-cell>
          <table:table-cell table:formula="of:=IF(MOD([.E696];1000000)=0;1;0)" office:value-type="float" office:value="0" calcext:value-type="float">
            <text:p>0</text:p>
          </table:table-cell>
          <table:table-cell office:value-type="string" calcext:value-type="string">
            <text:p>),</text:p>
          </table:table-cell>
          <table:table-cell table:formula="of:=CONCATENATE([.D696];[.E696];[.F696];[.G696];[.H696];[.I696];[.J696];[.K696];[.L696])" office:value-type="string" office:string-value="(38003011, 'Küche (Neo-Edo)', 'P', 0)," calcext:value-type="string">
            <text:p>(38003011, 'Küche (Neo-Edo)',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ext:p>
          </table:table-cell>
          <table:table-cell table:formula="of:=1000000*[.A697]+1000*[.B697]+[.C697]" office:value-type="float" office:value="38003012" calcext:value-type="float">
            <text:p>38003012</text:p>
          </table:table-cell>
          <table:table-cell office:value-type="string" calcext:value-type="string">
            <text:p>, '</text:p>
          </table:table-cell>
          <table:table-cell office:value-type="string" calcext:value-type="string">
            <text:p>Küche (Nguni-Zulu)</text:p>
          </table:table-cell>
          <table:table-cell office:value-type="string" calcext:value-type="string">
            <text:p>', '</text:p>
          </table:table-cell>
          <table:table-cell table:formula="of:=IF(MOD([.E697];1000)=0;&quot;A&quot;;&quot;P&quot;)" office:value-type="string" office:string-value="P" calcext:value-type="string">
            <text:p>P</text:p>
          </table:table-cell>
          <table:table-cell office:value-type="string" calcext:value-type="string">
            <text:p>', </text:p>
          </table:table-cell>
          <table:table-cell table:formula="of:=IF(MOD([.E697];1000000)=0;1;0)" office:value-type="float" office:value="0" calcext:value-type="float">
            <text:p>0</text:p>
          </table:table-cell>
          <table:table-cell office:value-type="string" calcext:value-type="string">
            <text:p>),</text:p>
          </table:table-cell>
          <table:table-cell table:formula="of:=CONCATENATE([.D697];[.E697];[.F697];[.G697];[.H697];[.I697];[.J697];[.K697];[.L697])" office:value-type="string" office:string-value="(38003012, 'Küche (Nguni-Zulu)', 'P', 0)," calcext:value-type="string">
            <text:p>(38003012, 'Küche (Nguni-Zul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text:p>
          </table:table-cell>
          <table:table-cell table:formula="of:=1000000*[.A698]+1000*[.B698]+[.C698]" office:value-type="float" office:value="38003013" calcext:value-type="float">
            <text:p>38003013</text:p>
          </table:table-cell>
          <table:table-cell office:value-type="string" calcext:value-type="string">
            <text:p>, '</text:p>
          </table:table-cell>
          <table:table-cell office:value-type="string" calcext:value-type="string">
            <text:p>Küche (Onassos)</text:p>
          </table:table-cell>
          <table:table-cell office:value-type="string" calcext:value-type="string">
            <text:p>', '</text:p>
          </table:table-cell>
          <table:table-cell table:formula="of:=IF(MOD([.E698];1000)=0;&quot;A&quot;;&quot;P&quot;)" office:value-type="string" office:string-value="P" calcext:value-type="string">
            <text:p>P</text:p>
          </table:table-cell>
          <table:table-cell office:value-type="string" calcext:value-type="string">
            <text:p>', </text:p>
          </table:table-cell>
          <table:table-cell table:formula="of:=IF(MOD([.E698];1000000)=0;1;0)" office:value-type="float" office:value="0" calcext:value-type="float">
            <text:p>0</text:p>
          </table:table-cell>
          <table:table-cell office:value-type="string" calcext:value-type="string">
            <text:p>),</text:p>
          </table:table-cell>
          <table:table-cell table:formula="of:=CONCATENATE([.D698];[.E698];[.F698];[.G698];[.H698];[.I698];[.J698];[.K698];[.L698])" office:value-type="string" office:string-value="(38003013, 'Küche (Onassos)', 'P', 0)," calcext:value-type="string">
            <text:p>(38003013, 'Küche (Onasso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text:p>
          </table:table-cell>
          <table:table-cell table:formula="of:=1000000*[.A699]+1000*[.B699]+[.C699]" office:value-type="float" office:value="38003014" calcext:value-type="float">
            <text:p>38003014</text:p>
          </table:table-cell>
          <table:table-cell office:value-type="string" calcext:value-type="string">
            <text:p>, '</text:p>
          </table:table-cell>
          <table:table-cell office:value-type="string" calcext:value-type="string">
            <text:p>Küche (Pendragon)</text:p>
          </table:table-cell>
          <table:table-cell office:value-type="string" calcext:value-type="string">
            <text:p>', '</text:p>
          </table:table-cell>
          <table:table-cell table:formula="of:=IF(MOD([.E699];1000)=0;&quot;A&quot;;&quot;P&quot;)" office:value-type="string" office:string-value="P" calcext:value-type="string">
            <text:p>P</text:p>
          </table:table-cell>
          <table:table-cell office:value-type="string" calcext:value-type="string">
            <text:p>', </text:p>
          </table:table-cell>
          <table:table-cell table:formula="of:=IF(MOD([.E699];1000000)=0;1;0)" office:value-type="float" office:value="0" calcext:value-type="float">
            <text:p>0</text:p>
          </table:table-cell>
          <table:table-cell office:value-type="string" calcext:value-type="string">
            <text:p>),</text:p>
          </table:table-cell>
          <table:table-cell table:formula="of:=CONCATENATE([.D699];[.E699];[.F699];[.G699];[.H699];[.I699];[.J699];[.K699];[.L699])" office:value-type="string" office:string-value="(38003014, 'Küche (Pendragon)', 'P', 0)," calcext:value-type="string">
            <text:p>(38003014, 'Küche (Pendrago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table:formula="of:=1000000*[.A700]+1000*[.B700]+[.C700]" office:value-type="float" office:value="38003015" calcext:value-type="float">
            <text:p>38003015</text:p>
          </table:table-cell>
          <table:table-cell office:value-type="string" calcext:value-type="string">
            <text:p>, '</text:p>
          </table:table-cell>
          <table:table-cell office:value-type="string" calcext:value-type="string">
            <text:p>Küche (Said)</text:p>
          </table:table-cell>
          <table:table-cell office:value-type="string" calcext:value-type="string">
            <text:p>', '</text:p>
          </table:table-cell>
          <table:table-cell table:formula="of:=IF(MOD([.E700];1000)=0;&quot;A&quot;;&quot;P&quot;)" office:value-type="string" office:string-value="P" calcext:value-type="string">
            <text:p>P</text:p>
          </table:table-cell>
          <table:table-cell office:value-type="string" calcext:value-type="string">
            <text:p>', </text:p>
          </table:table-cell>
          <table:table-cell table:formula="of:=IF(MOD([.E700];1000000)=0;1;0)" office:value-type="float" office:value="0" calcext:value-type="float">
            <text:p>0</text:p>
          </table:table-cell>
          <table:table-cell office:value-type="string" calcext:value-type="string">
            <text:p>),</text:p>
          </table:table-cell>
          <table:table-cell table:formula="of:=CONCATENATE([.D700];[.E700];[.F700];[.G700];[.H700];[.I700];[.J700];[.K700];[.L700])" office:value-type="string" office:string-value="(38003015, 'Küche (Said)', 'P', 0)," calcext:value-type="string">
            <text:p>(38003015, 'Küche (Said)',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text:p>
          </table:table-cell>
          <table:table-cell table:formula="of:=1000000*[.A701]+1000*[.B701]+[.C701]" office:value-type="float" office:value="38003016" calcext:value-type="float">
            <text:p>38003016</text:p>
          </table:table-cell>
          <table:table-cell office:value-type="string" calcext:value-type="string">
            <text:p>, '</text:p>
          </table:table-cell>
          <table:table-cell office:value-type="string" calcext:value-type="string">
            <text:p>Küche (Wolkow)</text:p>
          </table:table-cell>
          <table:table-cell office:value-type="string" calcext:value-type="string">
            <text:p>', '</text:p>
          </table:table-cell>
          <table:table-cell table:formula="of:=IF(MOD([.E701];1000)=0;&quot;A&quot;;&quot;P&quot;)" office:value-type="string" office:string-value="P" calcext:value-type="string">
            <text:p>P</text:p>
          </table:table-cell>
          <table:table-cell office:value-type="string" calcext:value-type="string">
            <text:p>', </text:p>
          </table:table-cell>
          <table:table-cell table:formula="of:=IF(MOD([.E701];1000000)=0;1;0)" office:value-type="float" office:value="0" calcext:value-type="float">
            <text:p>0</text:p>
          </table:table-cell>
          <table:table-cell office:value-type="string" calcext:value-type="string">
            <text:p>),</text:p>
          </table:table-cell>
          <table:table-cell table:formula="of:=CONCATENATE([.D701];[.E701];[.F701];[.G701];[.H701];[.I701];[.J701];[.K701];[.L701])" office:value-type="string" office:string-value="(38003016, 'Küche (Wolkow)', 'P', 0)," calcext:value-type="string">
            <text:p>(38003016, 'Küche (Wolkow)',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text:p>
          </table:table-cell>
          <table:table-cell table:formula="of:=1000000*[.A702]+1000*[.B702]+[.C702]" office:value-type="float" office:value="38003017" calcext:value-type="float">
            <text:p>38003017</text:p>
          </table:table-cell>
          <table:table-cell office:value-type="string" calcext:value-type="string">
            <text:p>, '</text:p>
          </table:table-cell>
          <table:table-cell office:value-type="string" calcext:value-type="string">
            <text:p>Küche (Corassonne)</text:p>
          </table:table-cell>
          <table:table-cell office:value-type="string" calcext:value-type="string">
            <text:p>', '</text:p>
          </table:table-cell>
          <table:table-cell table:formula="of:=IF(MOD([.E702];1000)=0;&quot;A&quot;;&quot;P&quot;)" office:value-type="string" office:string-value="P" calcext:value-type="string">
            <text:p>P</text:p>
          </table:table-cell>
          <table:table-cell office:value-type="string" calcext:value-type="string">
            <text:p>', </text:p>
          </table:table-cell>
          <table:table-cell table:formula="of:=IF(MOD([.E702];1000000)=0;1;0)" office:value-type="float" office:value="0" calcext:value-type="float">
            <text:p>0</text:p>
          </table:table-cell>
          <table:table-cell office:value-type="string" calcext:value-type="string">
            <text:p>),</text:p>
          </table:table-cell>
          <table:table-cell table:formula="of:=CONCATENATE([.D702];[.E702];[.F702];[.G702];[.H702];[.I702];[.J702];[.K702];[.L702])" office:value-type="string" office:string-value="(38003017, 'Küche (Corassonne)', 'P', 0)," calcext:value-type="string">
            <text:p>(38003017, 'Küche (Corassonn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text:p>
          </table:table-cell>
          <table:table-cell table:formula="of:=1000000*[.A703]+1000*[.B703]+[.C703]" office:value-type="float" office:value="38003018" calcext:value-type="float">
            <text:p>38003018</text:p>
          </table:table-cell>
          <table:table-cell office:value-type="string" calcext:value-type="string">
            <text:p>, '</text:p>
          </table:table-cell>
          <table:table-cell office:value-type="string" calcext:value-type="string">
            <text:p>Küche (Neun Welten)</text:p>
          </table:table-cell>
          <table:table-cell office:value-type="string" calcext:value-type="string">
            <text:p>', '</text:p>
          </table:table-cell>
          <table:table-cell table:formula="of:=IF(MOD([.E703];1000)=0;&quot;A&quot;;&quot;P&quot;)" office:value-type="string" office:string-value="P" calcext:value-type="string">
            <text:p>P</text:p>
          </table:table-cell>
          <table:table-cell office:value-type="string" calcext:value-type="string">
            <text:p>', </text:p>
          </table:table-cell>
          <table:table-cell table:formula="of:=IF(MOD([.E703];1000000)=0;1;0)" office:value-type="float" office:value="0" calcext:value-type="float">
            <text:p>0</text:p>
          </table:table-cell>
          <table:table-cell office:value-type="string" calcext:value-type="string">
            <text:p>),</text:p>
          </table:table-cell>
          <table:table-cell table:formula="of:=CONCATENATE([.D703];[.E703];[.F703];[.G703];[.H703];[.I703];[.J703];[.K703];[.L703])" office:value-type="string" office:string-value="(38003018, 'Küche (Neun Welten)', 'P', 0)," calcext:value-type="string">
            <text:p>(38003018, 'Küche (Neun Welt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text:p>
          </table:table-cell>
          <table:table-cell table:formula="of:=1000000*[.A704]+1000*[.B704]+[.C704]" office:value-type="float" office:value="38003019" calcext:value-type="float">
            <text:p>38003019</text:p>
          </table:table-cell>
          <table:table-cell office:value-type="string" calcext:value-type="string">
            <text:p>, '</text:p>
          </table:table-cell>
          <table:table-cell office:value-type="string" calcext:value-type="string">
            <text:p>Küche (Hazaru)</text:p>
          </table:table-cell>
          <table:table-cell office:value-type="string" calcext:value-type="string">
            <text:p>', '</text:p>
          </table:table-cell>
          <table:table-cell table:formula="of:=IF(MOD([.E704];1000)=0;&quot;A&quot;;&quot;P&quot;)" office:value-type="string" office:string-value="P" calcext:value-type="string">
            <text:p>P</text:p>
          </table:table-cell>
          <table:table-cell office:value-type="string" calcext:value-type="string">
            <text:p>', </text:p>
          </table:table-cell>
          <table:table-cell table:formula="of:=IF(MOD([.E704];1000000)=0;1;0)" office:value-type="float" office:value="0" calcext:value-type="float">
            <text:p>0</text:p>
          </table:table-cell>
          <table:table-cell office:value-type="string" calcext:value-type="string">
            <text:p>),</text:p>
          </table:table-cell>
          <table:table-cell table:formula="of:=CONCATENATE([.D704];[.E704];[.F704];[.G704];[.H704];[.I704];[.J704];[.K704];[.L704])" office:value-type="string" office:string-value="(38003019, 'Küche (Hazaru)', 'P', 0)," calcext:value-type="string">
            <text:p>(38003019, 'Küche (Hazar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text:p>
          </table:table-cell>
          <table:table-cell table:formula="of:=1000000*[.A705]+1000*[.B705]+[.C705]" office:value-type="float" office:value="38003020" calcext:value-type="float">
            <text:p>38003020</text:p>
          </table:table-cell>
          <table:table-cell office:value-type="string" calcext:value-type="string">
            <text:p>, '</text:p>
          </table:table-cell>
          <table:table-cell office:value-type="string" calcext:value-type="string">
            <text:p>Küche (Zescola)</text:p>
          </table:table-cell>
          <table:table-cell office:value-type="string" calcext:value-type="string">
            <text:p>', '</text:p>
          </table:table-cell>
          <table:table-cell table:formula="of:=IF(MOD([.E705];1000)=0;&quot;A&quot;;&quot;P&quot;)" office:value-type="string" office:string-value="P" calcext:value-type="string">
            <text:p>P</text:p>
          </table:table-cell>
          <table:table-cell office:value-type="string" calcext:value-type="string">
            <text:p>', </text:p>
          </table:table-cell>
          <table:table-cell table:formula="of:=IF(MOD([.E705];1000000)=0;1;0)" office:value-type="float" office:value="0" calcext:value-type="float">
            <text:p>0</text:p>
          </table:table-cell>
          <table:table-cell office:value-type="string" calcext:value-type="string">
            <text:p>),</text:p>
          </table:table-cell>
          <table:table-cell table:formula="of:=CONCATENATE([.D705];[.E705];[.F705];[.G705];[.H705];[.I705];[.J705];[.K705];[.L705])" office:value-type="string" office:string-value="(38003020, 'Küche (Zescola)', 'P', 0)," calcext:value-type="string">
            <text:p>(38003020, 'Küche (Zescol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text:p>
          </table:table-cell>
          <table:table-cell table:formula="of:=1000000*[.A706]+1000*[.B706]+[.C706]" office:value-type="float" office:value="38003021" calcext:value-type="float">
            <text:p>38003021</text:p>
          </table:table-cell>
          <table:table-cell office:value-type="string" calcext:value-type="string">
            <text:p>, '</text:p>
          </table:table-cell>
          <table:table-cell office:value-type="string" calcext:value-type="string">
            <text:p>Küche (Itoszra)</text:p>
          </table:table-cell>
          <table:table-cell office:value-type="string" calcext:value-type="string">
            <text:p>', '</text:p>
          </table:table-cell>
          <table:table-cell table:formula="of:=IF(MOD([.E706];1000)=0;&quot;A&quot;;&quot;P&quot;)" office:value-type="string" office:string-value="P" calcext:value-type="string">
            <text:p>P</text:p>
          </table:table-cell>
          <table:table-cell office:value-type="string" calcext:value-type="string">
            <text:p>', </text:p>
          </table:table-cell>
          <table:table-cell table:formula="of:=IF(MOD([.E706];1000000)=0;1;0)" office:value-type="float" office:value="0" calcext:value-type="float">
            <text:p>0</text:p>
          </table:table-cell>
          <table:table-cell office:value-type="string" calcext:value-type="string">
            <text:p>),</text:p>
          </table:table-cell>
          <table:table-cell table:formula="of:=CONCATENATE([.D706];[.E706];[.F706];[.G706];[.H706];[.I706];[.J706];[.K706];[.L706])" office:value-type="string" office:string-value="(38003021, 'Küche (Itoszra)', 'P', 0)," calcext:value-type="string">
            <text:p>(38003021, 'Küche (Itoszr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p>
          </table:table-cell>
          <table:table-cell table:formula="of:=1000000*[.A707]+1000*[.B707]+[.C707]" office:value-type="float" office:value="38003022" calcext:value-type="float">
            <text:p>38003022</text:p>
          </table:table-cell>
          <table:table-cell office:value-type="string" calcext:value-type="string">
            <text:p>, '</text:p>
          </table:table-cell>
          <table:table-cell office:value-type="string" calcext:value-type="string">
            <text:p>Küche (Shyezz)</text:p>
          </table:table-cell>
          <table:table-cell office:value-type="string" calcext:value-type="string">
            <text:p>', '</text:p>
          </table:table-cell>
          <table:table-cell table:formula="of:=IF(MOD([.E707];1000)=0;&quot;A&quot;;&quot;P&quot;)" office:value-type="string" office:string-value="P" calcext:value-type="string">
            <text:p>P</text:p>
          </table:table-cell>
          <table:table-cell office:value-type="string" calcext:value-type="string">
            <text:p>', </text:p>
          </table:table-cell>
          <table:table-cell table:formula="of:=IF(MOD([.E707];1000000)=0;1;0)" office:value-type="float" office:value="0" calcext:value-type="float">
            <text:p>0</text:p>
          </table:table-cell>
          <table:table-cell office:value-type="string" calcext:value-type="string">
            <text:p>),</text:p>
          </table:table-cell>
          <table:table-cell table:formula="of:=CONCATENATE([.D707];[.E707];[.F707];[.G707];[.H707];[.I707];[.J707];[.K707];[.L707])" office:value-type="string" office:string-value="(38003022, 'Küche (Shyezz)', 'P', 0)," calcext:value-type="string">
            <text:p>(38003022, 'Küche (Shyezz)',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text:p>
          </table:table-cell>
          <table:table-cell table:formula="of:=1000000*[.A708]+1000*[.B708]+[.C708]" office:value-type="float" office:value="38003023" calcext:value-type="float">
            <text:p>38003023</text:p>
          </table:table-cell>
          <table:table-cell office:value-type="string" calcext:value-type="string">
            <text:p>, '</text:p>
          </table:table-cell>
          <table:table-cell office:value-type="string" calcext:value-type="string">
            <text:p>Küche (Hecca)</text:p>
          </table:table-cell>
          <table:table-cell office:value-type="string" calcext:value-type="string">
            <text:p>', '</text:p>
          </table:table-cell>
          <table:table-cell table:formula="of:=IF(MOD([.E708];1000)=0;&quot;A&quot;;&quot;P&quot;)" office:value-type="string" office:string-value="P" calcext:value-type="string">
            <text:p>P</text:p>
          </table:table-cell>
          <table:table-cell office:value-type="string" calcext:value-type="string">
            <text:p>', </text:p>
          </table:table-cell>
          <table:table-cell table:formula="of:=IF(MOD([.E708];1000000)=0;1;0)" office:value-type="float" office:value="0" calcext:value-type="float">
            <text:p>0</text:p>
          </table:table-cell>
          <table:table-cell office:value-type="string" calcext:value-type="string">
            <text:p>),</text:p>
          </table:table-cell>
          <table:table-cell table:formula="of:=CONCATENATE([.D708];[.E708];[.F708];[.G708];[.H708];[.I708];[.J708];[.K708];[.L708])" office:value-type="string" office:string-value="(38003023, 'Küche (Hecca)', 'P', 0)," calcext:value-type="string">
            <text:p>(38003023, 'Küche (Hecc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text:p>
          </table:table-cell>
          <table:table-cell table:formula="of:=1000000*[.A709]+1000*[.B709]+[.C709]" office:value-type="float" office:value="38003024" calcext:value-type="float">
            <text:p>38003024</text:p>
          </table:table-cell>
          <table:table-cell office:value-type="string" calcext:value-type="string">
            <text:p>, '</text:p>
          </table:table-cell>
          <table:table-cell office:value-type="string" calcext:value-type="string">
            <text:p>Küche (Douwg)</text:p>
          </table:table-cell>
          <table:table-cell office:value-type="string" calcext:value-type="string">
            <text:p>', '</text:p>
          </table:table-cell>
          <table:table-cell table:formula="of:=IF(MOD([.E709];1000)=0;&quot;A&quot;;&quot;P&quot;)" office:value-type="string" office:string-value="P" calcext:value-type="string">
            <text:p>P</text:p>
          </table:table-cell>
          <table:table-cell office:value-type="string" calcext:value-type="string">
            <text:p>', </text:p>
          </table:table-cell>
          <table:table-cell table:formula="of:=IF(MOD([.E709];1000000)=0;1;0)" office:value-type="float" office:value="0" calcext:value-type="float">
            <text:p>0</text:p>
          </table:table-cell>
          <table:table-cell office:value-type="string" calcext:value-type="string">
            <text:p>),</text:p>
          </table:table-cell>
          <table:table-cell table:formula="of:=CONCATENATE([.D709];[.E709];[.F709];[.G709];[.H709];[.I709];[.J709];[.K709];[.L709])" office:value-type="string" office:string-value="(38003024, 'Küche (Douwg)', 'P', 0)," calcext:value-type="string">
            <text:p>(38003024, 'Küche (Douwg)',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ext:p>
          </table:table-cell>
          <table:table-cell table:formula="of:=1000000*[.A710]+1000*[.B710]+[.C710]" office:value-type="float" office:value="38003025" calcext:value-type="float">
            <text:p>38003025</text:p>
          </table:table-cell>
          <table:table-cell office:value-type="string" calcext:value-type="string">
            <text:p>, '</text:p>
          </table:table-cell>
          <table:table-cell office:value-type="string" calcext:value-type="string">
            <text:p>Küche (Ko)</text:p>
          </table:table-cell>
          <table:table-cell office:value-type="string" calcext:value-type="string">
            <text:p>', '</text:p>
          </table:table-cell>
          <table:table-cell table:formula="of:=IF(MOD([.E710];1000)=0;&quot;A&quot;;&quot;P&quot;)" office:value-type="string" office:string-value="P" calcext:value-type="string">
            <text:p>P</text:p>
          </table:table-cell>
          <table:table-cell office:value-type="string" calcext:value-type="string">
            <text:p>', </text:p>
          </table:table-cell>
          <table:table-cell table:formula="of:=IF(MOD([.E710];1000000)=0;1;0)" office:value-type="float" office:value="0" calcext:value-type="float">
            <text:p>0</text:p>
          </table:table-cell>
          <table:table-cell office:value-type="string" calcext:value-type="string">
            <text:p>),</text:p>
          </table:table-cell>
          <table:table-cell table:formula="of:=CONCATENATE([.D710];[.E710];[.F710];[.G710];[.H710];[.I710];[.J710];[.K710];[.L710])" office:value-type="string" office:string-value="(38003025, 'Küche (Ko)', 'P', 0)," calcext:value-type="string">
            <text:p>(38003025, 'Küche (Ko)',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11]+1000*[.B711]+[.C711]" office:value-type="float" office:value="38004000" calcext:value-type="float">
            <text:p>38004000</text:p>
          </table:table-cell>
          <table:table-cell office:value-type="string" calcext:value-type="string">
            <text:p>, '</text:p>
          </table:table-cell>
          <table:table-cell office:value-type="string" calcext:value-type="string">
            <text:p>Sportenthusias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11];1000000)=0;1;0)" office:value-type="float" office:value="0" calcext:value-type="float">
            <text:p>0</text:p>
          </table:table-cell>
          <table:table-cell office:value-type="string" calcext:value-type="string">
            <text:p>),</text:p>
          </table:table-cell>
          <table:table-cell table:formula="of:=CONCATENATE([.D711];[.E711];[.F711];[.G711];[.H711];[.I711];[.J711];[.K711];[.L711])" office:value-type="string" office:string-value="(38004000, 'Sportenthusiast', 'P', 0)," calcext:value-type="string">
            <text:p>(38004000, 'Sportenthusiast',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12]+1000*[.B712]+[.C712]" office:value-type="float" office:value="38004001" calcext:value-type="float">
            <text:p>38004001</text:p>
          </table:table-cell>
          <table:table-cell office:value-type="string" calcext:value-type="string">
            <text:p>, '</text:p>
          </table:table-cell>
          <table:table-cell office:value-type="string" calcext:value-type="string">
            <text:p>Sport (Fußball)</text:p>
          </table:table-cell>
          <table:table-cell office:value-type="string" calcext:value-type="string">
            <text:p>', '</text:p>
          </table:table-cell>
          <table:table-cell table:formula="of:=IF(MOD([.E712];1000)=0;&quot;A&quot;;&quot;P&quot;)" office:value-type="string" office:string-value="P" calcext:value-type="string">
            <text:p>P</text:p>
          </table:table-cell>
          <table:table-cell office:value-type="string" calcext:value-type="string">
            <text:p>', </text:p>
          </table:table-cell>
          <table:table-cell table:formula="of:=IF(MOD([.E712];1000000)=0;1;0)" office:value-type="float" office:value="0" calcext:value-type="float">
            <text:p>0</text:p>
          </table:table-cell>
          <table:table-cell office:value-type="string" calcext:value-type="string">
            <text:p>),</text:p>
          </table:table-cell>
          <table:table-cell table:formula="of:=CONCATENATE([.D712];[.E712];[.F712];[.G712];[.H712];[.I712];[.J712];[.K712];[.L712])" office:value-type="string" office:string-value="(38004001, 'Sport (Fußball)', 'P', 0)," calcext:value-type="string">
            <text:p>(38004001, 'Sport (Fuß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713]+1000*[.B713]+[.C713]" office:value-type="float" office:value="38004002" calcext:value-type="float">
            <text:p>38004002</text:p>
          </table:table-cell>
          <table:table-cell office:value-type="string" calcext:value-type="string">
            <text:p>, '</text:p>
          </table:table-cell>
          <table:table-cell office:value-type="string" calcext:value-type="string">
            <text:p>Sport (Basketball)</text:p>
          </table:table-cell>
          <table:table-cell office:value-type="string" calcext:value-type="string">
            <text:p>', '</text:p>
          </table:table-cell>
          <table:table-cell table:formula="of:=IF(MOD([.E713];1000)=0;&quot;A&quot;;&quot;P&quot;)" office:value-type="string" office:string-value="P" calcext:value-type="string">
            <text:p>P</text:p>
          </table:table-cell>
          <table:table-cell office:value-type="string" calcext:value-type="string">
            <text:p>', </text:p>
          </table:table-cell>
          <table:table-cell table:formula="of:=IF(MOD([.E713];1000000)=0;1;0)" office:value-type="float" office:value="0" calcext:value-type="float">
            <text:p>0</text:p>
          </table:table-cell>
          <table:table-cell office:value-type="string" calcext:value-type="string">
            <text:p>),</text:p>
          </table:table-cell>
          <table:table-cell table:formula="of:=CONCATENATE([.D713];[.E713];[.F713];[.G713];[.H713];[.I713];[.J713];[.K713];[.L713])" office:value-type="string" office:string-value="(38004002, 'Sport (Basketball)', 'P', 0)," calcext:value-type="string">
            <text:p>(38004002, 'Sport (Basket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714]+1000*[.B714]+[.C714]" office:value-type="float" office:value="38004003" calcext:value-type="float">
            <text:p>38004003</text:p>
          </table:table-cell>
          <table:table-cell office:value-type="string" calcext:value-type="string">
            <text:p>, '</text:p>
          </table:table-cell>
          <table:table-cell office:value-type="string" calcext:value-type="string">
            <text:p>Sport (Volleyball)</text:p>
          </table:table-cell>
          <table:table-cell office:value-type="string" calcext:value-type="string">
            <text:p>', '</text:p>
          </table:table-cell>
          <table:table-cell table:formula="of:=IF(MOD([.E714];1000)=0;&quot;A&quot;;&quot;P&quot;)" office:value-type="string" office:string-value="P" calcext:value-type="string">
            <text:p>P</text:p>
          </table:table-cell>
          <table:table-cell office:value-type="string" calcext:value-type="string">
            <text:p>', </text:p>
          </table:table-cell>
          <table:table-cell table:formula="of:=IF(MOD([.E714];1000000)=0;1;0)" office:value-type="float" office:value="0" calcext:value-type="float">
            <text:p>0</text:p>
          </table:table-cell>
          <table:table-cell office:value-type="string" calcext:value-type="string">
            <text:p>),</text:p>
          </table:table-cell>
          <table:table-cell table:formula="of:=CONCATENATE([.D714];[.E714];[.F714];[.G714];[.H714];[.I714];[.J714];[.K714];[.L714])" office:value-type="string" office:string-value="(38004003, 'Sport (Volleyball)', 'P', 0)," calcext:value-type="string">
            <text:p>(38004003, 'Sport (Volleyball)', 'P', 0),</text:p>
          </table:table-cell>
        </table:table-row>
        <table:table-row table:style-name="ro1">
          <table:table-cell office:value-type="float" office:value="38" calcext:value-type="float">
            <text:p>38</text:p>
          </table:table-cell>
          <table:table-cell table:number-columns-repeated="2" office:value-type="float" office:value="4" calcext:value-type="float">
            <text:p>4</text:p>
          </table:table-cell>
          <table:table-cell office:value-type="string" calcext:value-type="string">
            <text:p>(</text:p>
          </table:table-cell>
          <table:table-cell table:formula="of:=1000000*[.A715]+1000*[.B715]+[.C715]" office:value-type="float" office:value="38004004" calcext:value-type="float">
            <text:p>38004004</text:p>
          </table:table-cell>
          <table:table-cell office:value-type="string" calcext:value-type="string">
            <text:p>, '</text:p>
          </table:table-cell>
          <table:table-cell office:value-type="string" calcext:value-type="string">
            <text:p>Sport (Handball)</text:p>
          </table:table-cell>
          <table:table-cell office:value-type="string" calcext:value-type="string">
            <text:p>', '</text:p>
          </table:table-cell>
          <table:table-cell table:formula="of:=IF(MOD([.E715];1000)=0;&quot;A&quot;;&quot;P&quot;)" office:value-type="string" office:string-value="P" calcext:value-type="string">
            <text:p>P</text:p>
          </table:table-cell>
          <table:table-cell office:value-type="string" calcext:value-type="string">
            <text:p>', </text:p>
          </table:table-cell>
          <table:table-cell table:formula="of:=IF(MOD([.E715];1000000)=0;1;0)" office:value-type="float" office:value="0" calcext:value-type="float">
            <text:p>0</text:p>
          </table:table-cell>
          <table:table-cell office:value-type="string" calcext:value-type="string">
            <text:p>),</text:p>
          </table:table-cell>
          <table:table-cell table:formula="of:=CONCATENATE([.D715];[.E715];[.F715];[.G715];[.H715];[.I715];[.J715];[.K715];[.L715])" office:value-type="string" office:string-value="(38004004, 'Sport (Handball)', 'P', 0)," calcext:value-type="string">
            <text:p>(38004004, 'Sport (Hand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716]+1000*[.B716]+[.C716]" office:value-type="float" office:value="38004005" calcext:value-type="float">
            <text:p>38004005</text:p>
          </table:table-cell>
          <table:table-cell office:value-type="string" calcext:value-type="string">
            <text:p>, '</text:p>
          </table:table-cell>
          <table:table-cell office:value-type="string" calcext:value-type="string">
            <text:p>Sport (Tennis)</text:p>
          </table:table-cell>
          <table:table-cell office:value-type="string" calcext:value-type="string">
            <text:p>', '</text:p>
          </table:table-cell>
          <table:table-cell table:formula="of:=IF(MOD([.E716];1000)=0;&quot;A&quot;;&quot;P&quot;)" office:value-type="string" office:string-value="P" calcext:value-type="string">
            <text:p>P</text:p>
          </table:table-cell>
          <table:table-cell office:value-type="string" calcext:value-type="string">
            <text:p>', </text:p>
          </table:table-cell>
          <table:table-cell table:formula="of:=IF(MOD([.E716];1000000)=0;1;0)" office:value-type="float" office:value="0" calcext:value-type="float">
            <text:p>0</text:p>
          </table:table-cell>
          <table:table-cell office:value-type="string" calcext:value-type="string">
            <text:p>),</text:p>
          </table:table-cell>
          <table:table-cell table:formula="of:=CONCATENATE([.D716];[.E716];[.F716];[.G716];[.H716];[.I716];[.J716];[.K716];[.L716])" office:value-type="string" office:string-value="(38004005, 'Sport (Tennis)', 'P', 0)," calcext:value-type="string">
            <text:p>(38004005, 'Sport (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717]+1000*[.B717]+[.C717]" office:value-type="float" office:value="38004006" calcext:value-type="float">
            <text:p>38004006</text:p>
          </table:table-cell>
          <table:table-cell office:value-type="string" calcext:value-type="string">
            <text:p>, '</text:p>
          </table:table-cell>
          <table:table-cell office:value-type="string" calcext:value-type="string">
            <text:p>Sport (Leichtathletik)</text:p>
          </table:table-cell>
          <table:table-cell office:value-type="string" calcext:value-type="string">
            <text:p>', '</text:p>
          </table:table-cell>
          <table:table-cell table:formula="of:=IF(MOD([.E717];1000)=0;&quot;A&quot;;&quot;P&quot;)" office:value-type="string" office:string-value="P" calcext:value-type="string">
            <text:p>P</text:p>
          </table:table-cell>
          <table:table-cell office:value-type="string" calcext:value-type="string">
            <text:p>', </text:p>
          </table:table-cell>
          <table:table-cell table:formula="of:=IF(MOD([.E717];1000000)=0;1;0)" office:value-type="float" office:value="0" calcext:value-type="float">
            <text:p>0</text:p>
          </table:table-cell>
          <table:table-cell office:value-type="string" calcext:value-type="string">
            <text:p>),</text:p>
          </table:table-cell>
          <table:table-cell table:formula="of:=CONCATENATE([.D717];[.E717];[.F717];[.G717];[.H717];[.I717];[.J717];[.K717];[.L717])" office:value-type="string" office:string-value="(38004006, 'Sport (Leichtathletik)', 'P', 0)," calcext:value-type="string">
            <text:p>(38004006, 'Sport (Leichtathletik)',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718]+1000*[.B718]+[.C718]" office:value-type="float" office:value="38004007" calcext:value-type="float">
            <text:p>38004007</text:p>
          </table:table-cell>
          <table:table-cell office:value-type="string" calcext:value-type="string">
            <text:p>, '</text:p>
          </table:table-cell>
          <table:table-cell office:value-type="string" calcext:value-type="string">
            <text:p>Sport (Radfahren)</text:p>
          </table:table-cell>
          <table:table-cell office:value-type="string" calcext:value-type="string">
            <text:p>', '</text:p>
          </table:table-cell>
          <table:table-cell table:formula="of:=IF(MOD([.E718];1000)=0;&quot;A&quot;;&quot;P&quot;)" office:value-type="string" office:string-value="P" calcext:value-type="string">
            <text:p>P</text:p>
          </table:table-cell>
          <table:table-cell office:value-type="string" calcext:value-type="string">
            <text:p>', </text:p>
          </table:table-cell>
          <table:table-cell table:formula="of:=IF(MOD([.E718];1000000)=0;1;0)" office:value-type="float" office:value="0" calcext:value-type="float">
            <text:p>0</text:p>
          </table:table-cell>
          <table:table-cell office:value-type="string" calcext:value-type="string">
            <text:p>),</text:p>
          </table:table-cell>
          <table:table-cell table:formula="of:=CONCATENATE([.D718];[.E718];[.F718];[.G718];[.H718];[.I718];[.J718];[.K718];[.L718])" office:value-type="string" office:string-value="(38004007, 'Sport (Radfahren)', 'P', 0)," calcext:value-type="string">
            <text:p>(38004007, 'Sport (Radfahr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719]+1000*[.B719]+[.C719]" office:value-type="float" office:value="38004008" calcext:value-type="float">
            <text:p>38004008</text:p>
          </table:table-cell>
          <table:table-cell office:value-type="string" calcext:value-type="string">
            <text:p>, '</text:p>
          </table:table-cell>
          <table:table-cell office:value-type="string" calcext:value-type="string">
            <text:p>Sport (Tischtennis)</text:p>
          </table:table-cell>
          <table:table-cell office:value-type="string" calcext:value-type="string">
            <text:p>', '</text:p>
          </table:table-cell>
          <table:table-cell table:formula="of:=IF(MOD([.E719];1000)=0;&quot;A&quot;;&quot;P&quot;)" office:value-type="string" office:string-value="P" calcext:value-type="string">
            <text:p>P</text:p>
          </table:table-cell>
          <table:table-cell office:value-type="string" calcext:value-type="string">
            <text:p>', </text:p>
          </table:table-cell>
          <table:table-cell table:formula="of:=IF(MOD([.E719];1000000)=0;1;0)" office:value-type="float" office:value="0" calcext:value-type="float">
            <text:p>0</text:p>
          </table:table-cell>
          <table:table-cell office:value-type="string" calcext:value-type="string">
            <text:p>),</text:p>
          </table:table-cell>
          <table:table-cell table:formula="of:=CONCATENATE([.D719];[.E719];[.F719];[.G719];[.H719];[.I719];[.J719];[.K719];[.L719])" office:value-type="string" office:string-value="(38004008, 'Sport (Tischtennis)', 'P', 0)," calcext:value-type="string">
            <text:p>(38004008, 'Sport (Tisch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720]+1000*[.B720]+[.C720]" office:value-type="float" office:value="38004009" calcext:value-type="float">
            <text:p>38004009</text:p>
          </table:table-cell>
          <table:table-cell office:value-type="string" calcext:value-type="string">
            <text:p>, '</text:p>
          </table:table-cell>
          <table:table-cell office:value-type="string" calcext:value-type="string">
            <text:p>Sport (Boxen)</text:p>
          </table:table-cell>
          <table:table-cell office:value-type="string" calcext:value-type="string">
            <text:p>', '</text:p>
          </table:table-cell>
          <table:table-cell table:formula="of:=IF(MOD([.E720];1000)=0;&quot;A&quot;;&quot;P&quot;)" office:value-type="string" office:string-value="P" calcext:value-type="string">
            <text:p>P</text:p>
          </table:table-cell>
          <table:table-cell office:value-type="string" calcext:value-type="string">
            <text:p>', </text:p>
          </table:table-cell>
          <table:table-cell table:formula="of:=IF(MOD([.E720];1000000)=0;1;0)" office:value-type="float" office:value="0" calcext:value-type="float">
            <text:p>0</text:p>
          </table:table-cell>
          <table:table-cell office:value-type="string" calcext:value-type="string">
            <text:p>),</text:p>
          </table:table-cell>
          <table:table-cell table:formula="of:=CONCATENATE([.D720];[.E720];[.F720];[.G720];[.H720];[.I720];[.J720];[.K720];[.L720])" office:value-type="string" office:string-value="(38004009, 'Sport (Boxen)', 'P', 0)," calcext:value-type="string">
            <text:p>(38004009, 'Sport (Box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721]+1000*[.B721]+[.C721]" office:value-type="float" office:value="38004010" calcext:value-type="float">
            <text:p>38004010</text:p>
          </table:table-cell>
          <table:table-cell office:value-type="string" calcext:value-type="string">
            <text:p>, '</text:p>
          </table:table-cell>
          <table:table-cell office:value-type="string" calcext:value-type="string">
            <text:p>Sport (Golf)</text:p>
          </table:table-cell>
          <table:table-cell office:value-type="string" calcext:value-type="string">
            <text:p>', '</text:p>
          </table:table-cell>
          <table:table-cell table:formula="of:=IF(MOD([.E721];1000)=0;&quot;A&quot;;&quot;P&quot;)" office:value-type="string" office:string-value="P" calcext:value-type="string">
            <text:p>P</text:p>
          </table:table-cell>
          <table:table-cell office:value-type="string" calcext:value-type="string">
            <text:p>', </text:p>
          </table:table-cell>
          <table:table-cell table:formula="of:=IF(MOD([.E721];1000000)=0;1;0)" office:value-type="float" office:value="0" calcext:value-type="float">
            <text:p>0</text:p>
          </table:table-cell>
          <table:table-cell office:value-type="string" calcext:value-type="string">
            <text:p>),</text:p>
          </table:table-cell>
          <table:table-cell table:formula="of:=CONCATENATE([.D721];[.E721];[.F721];[.G721];[.H721];[.I721];[.J721];[.K721];[.L721])" office:value-type="string" office:string-value="(38004010, 'Sport (Golf)', 'P', 0)," calcext:value-type="string">
            <text:p>(38004010, 'Sport (Golf)',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text:p>
          </table:table-cell>
          <table:table-cell table:formula="of:=1000000*[.A722]+1000*[.B722]+[.C722]" office:value-type="float" office:value="38004011" calcext:value-type="float">
            <text:p>38004011</text:p>
          </table:table-cell>
          <table:table-cell office:value-type="string" calcext:value-type="string">
            <text:p>, '</text:p>
          </table:table-cell>
          <table:table-cell office:value-type="string" calcext:value-type="string">
            <text:p>Sport (G-Ball)</text:p>
          </table:table-cell>
          <table:table-cell office:value-type="string" calcext:value-type="string">
            <text:p>', '</text:p>
          </table:table-cell>
          <table:table-cell table:formula="of:=IF(MOD([.E722];1000)=0;&quot;A&quot;;&quot;P&quot;)" office:value-type="string" office:string-value="P" calcext:value-type="string">
            <text:p>P</text:p>
          </table:table-cell>
          <table:table-cell office:value-type="string" calcext:value-type="string">
            <text:p>', </text:p>
          </table:table-cell>
          <table:table-cell table:formula="of:=IF(MOD([.E722];1000000)=0;1;0)" office:value-type="float" office:value="0" calcext:value-type="float">
            <text:p>0</text:p>
          </table:table-cell>
          <table:table-cell office:value-type="string" calcext:value-type="string">
            <text:p>),</text:p>
          </table:table-cell>
          <table:table-cell table:formula="of:=CONCATENATE([.D722];[.E722];[.F722];[.G722];[.H722];[.I722];[.J722];[.K722];[.L722])" office:value-type="string" office:string-value="(38004011, 'Sport (G-Ball)', 'P', 0)," calcext:value-type="string">
            <text:p>(38004011, 'Sport (G-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table:formula="of:=1000000*[.A723]+1000*[.B723]+[.C723]" office:value-type="float" office:value="38004012" calcext:value-type="float">
            <text:p>38004012</text:p>
          </table:table-cell>
          <table:table-cell office:value-type="string" calcext:value-type="string">
            <text:p>, '</text:p>
          </table:table-cell>
          <table:table-cell office:value-type="string" calcext:value-type="string">
            <text:p>Sport (Gravcage)</text:p>
          </table:table-cell>
          <table:table-cell office:value-type="string" calcext:value-type="string">
            <text:p>', '</text:p>
          </table:table-cell>
          <table:table-cell table:formula="of:=IF(MOD([.E723];1000)=0;&quot;A&quot;;&quot;P&quot;)" office:value-type="string" office:string-value="P" calcext:value-type="string">
            <text:p>P</text:p>
          </table:table-cell>
          <table:table-cell office:value-type="string" calcext:value-type="string">
            <text:p>', </text:p>
          </table:table-cell>
          <table:table-cell table:formula="of:=IF(MOD([.E723];1000000)=0;1;0)" office:value-type="float" office:value="0" calcext:value-type="float">
            <text:p>0</text:p>
          </table:table-cell>
          <table:table-cell office:value-type="string" calcext:value-type="string">
            <text:p>),</text:p>
          </table:table-cell>
          <table:table-cell table:formula="of:=CONCATENATE([.D723];[.E723];[.F723];[.G723];[.H723];[.I723];[.J723];[.K723];[.L723])" office:value-type="string" office:string-value="(38004012, 'Sport (Gravcage)', 'P', 0)," calcext:value-type="string">
            <text:p>(38004012, 'Sport (Gravcage)',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p>
          </table:table-cell>
          <table:table-cell table:formula="of:=1000000*[.A724]+1000*[.B724]+[.C724]" office:value-type="float" office:value="38004013" calcext:value-type="float">
            <text:p>38004013</text:p>
          </table:table-cell>
          <table:table-cell office:value-type="string" calcext:value-type="string">
            <text:p>, '</text:p>
          </table:table-cell>
          <table:table-cell office:value-type="string" calcext:value-type="string">
            <text:p>Sport (Zero-Brawl)</text:p>
          </table:table-cell>
          <table:table-cell office:value-type="string" calcext:value-type="string">
            <text:p>', '</text:p>
          </table:table-cell>
          <table:table-cell table:formula="of:=IF(MOD([.E724];1000)=0;&quot;A&quot;;&quot;P&quot;)" office:value-type="string" office:string-value="P" calcext:value-type="string">
            <text:p>P</text:p>
          </table:table-cell>
          <table:table-cell office:value-type="string" calcext:value-type="string">
            <text:p>', </text:p>
          </table:table-cell>
          <table:table-cell table:formula="of:=IF(MOD([.E724];1000000)=0;1;0)" office:value-type="float" office:value="0" calcext:value-type="float">
            <text:p>0</text:p>
          </table:table-cell>
          <table:table-cell office:value-type="string" calcext:value-type="string">
            <text:p>),</text:p>
          </table:table-cell>
          <table:table-cell table:formula="of:=CONCATENATE([.D724];[.E724];[.F724];[.G724];[.H724];[.I724];[.J724];[.K724];[.L724])" office:value-type="string" office:string-value="(38004013, 'Sport (Zero-Brawl)', 'P', 0)," calcext:value-type="string">
            <text:p>(38004013, 'Sport (Zero-Braw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text:p>
          </table:table-cell>
          <table:table-cell table:formula="of:=1000000*[.A725]+1000*[.B725]+[.C725]" office:value-type="float" office:value="38004014" calcext:value-type="float">
            <text:p>38004014</text:p>
          </table:table-cell>
          <table:table-cell office:value-type="string" calcext:value-type="string">
            <text:p>, '</text:p>
          </table:table-cell>
          <table:table-cell office:value-type="string" calcext:value-type="string">
            <text:p>Sport (Squash)</text:p>
          </table:table-cell>
          <table:table-cell office:value-type="string" calcext:value-type="string">
            <text:p>', '</text:p>
          </table:table-cell>
          <table:table-cell table:formula="of:=IF(MOD([.E725];1000)=0;&quot;A&quot;;&quot;P&quot;)" office:value-type="string" office:string-value="P" calcext:value-type="string">
            <text:p>P</text:p>
          </table:table-cell>
          <table:table-cell office:value-type="string" calcext:value-type="string">
            <text:p>', </text:p>
          </table:table-cell>
          <table:table-cell table:formula="of:=IF(MOD([.E725];1000000)=0;1;0)" office:value-type="float" office:value="0" calcext:value-type="float">
            <text:p>0</text:p>
          </table:table-cell>
          <table:table-cell office:value-type="string" calcext:value-type="string">
            <text:p>),</text:p>
          </table:table-cell>
          <table:table-cell table:formula="of:=CONCATENATE([.D725];[.E725];[.F725];[.G725];[.H725];[.I725];[.J725];[.K725];[.L725])" office:value-type="string" office:string-value="(38004014, 'Sport (Squash)', 'P', 0)," calcext:value-type="string">
            <text:p>(38004014, 'Sport (Squash)', 'P', 0),</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office:value-type="string" calcext:value-type="string">
            <text:p>(</text:p>
          </table:table-cell>
          <table:table-cell table:formula="of:=1000000*[.A726]+1000*[.B726]+[.C726]" office:value-type="float" office:value="39000000" calcext:value-type="float">
            <text:p>39000000</text:p>
          </table:table-cell>
          <table:table-cell office:value-type="string" calcext:value-type="string">
            <text:p>, '</text:p>
          </table:table-cell>
          <table:table-cell office:value-type="string" calcext:value-type="string">
            <text:p>Kulturkund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26];1000000)=0;1;0)" office:value-type="float" office:value="1" calcext:value-type="float">
            <text:p>1</text:p>
          </table:table-cell>
          <table:table-cell office:value-type="string" calcext:value-type="string">
            <text:p>),</text:p>
          </table:table-cell>
          <table:table-cell table:formula="of:=CONCATENATE([.D726];[.E726];[.F726];[.G726];[.H726];[.I726];[.J726];[.K726];[.L726])" office:value-type="string" office:string-value="(39000000, 'Kulturkunde', 'P', 1)," calcext:value-type="string">
            <text:p>(39000000, 'Kulturkunde', 'P', 1),</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727]+1000*[.B727]+[.C727]" office:value-type="float" office:value="39000001" calcext:value-type="float">
            <text:p>39000001</text:p>
          </table:table-cell>
          <table:table-cell office:value-type="string" calcext:value-type="string">
            <text:p>, '</text:p>
          </table:table-cell>
          <table:table-cell office:value-type="string" calcext:value-type="string">
            <text:p>Kultur (Menschen)</text:p>
          </table:table-cell>
          <table:table-cell office:value-type="string" calcext:value-type="string">
            <text:p>', '</text:p>
          </table:table-cell>
          <table:table-cell table:formula="of:=IF(MOD([.E727];1000)=0;&quot;A&quot;;&quot;P&quot;)" office:value-type="string" office:string-value="P" calcext:value-type="string">
            <text:p>P</text:p>
          </table:table-cell>
          <table:table-cell office:value-type="string" calcext:value-type="string">
            <text:p>', </text:p>
          </table:table-cell>
          <table:table-cell table:formula="of:=IF(MOD([.E727];1000000)=0;1;0)" office:value-type="float" office:value="0" calcext:value-type="float">
            <text:p>0</text:p>
          </table:table-cell>
          <table:table-cell office:value-type="string" calcext:value-type="string">
            <text:p>),</text:p>
          </table:table-cell>
          <table:table-cell table:formula="of:=CONCATENATE([.D727];[.E727];[.F727];[.G727];[.H727];[.I727];[.J727];[.K727];[.L727])" office:value-type="string" office:string-value="(39000001, 'Kultur (Menschen)', 'P', 0)," calcext:value-type="string">
            <text:p>(39000001, 'Kultur (Mensch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728]+1000*[.B728]+[.C728]" office:value-type="float" office:value="39000002" calcext:value-type="float">
            <text:p>39000002</text:p>
          </table:table-cell>
          <table:table-cell office:value-type="string" calcext:value-type="string">
            <text:p>, '</text:p>
          </table:table-cell>
          <table:table-cell office:value-type="string" calcext:value-type="string">
            <text:p>Kultur (Abrahams)</text:p>
          </table:table-cell>
          <table:table-cell office:value-type="string" calcext:value-type="string">
            <text:p>', '</text:p>
          </table:table-cell>
          <table:table-cell table:formula="of:=IF(MOD([.E728];1000)=0;&quot;A&quot;;&quot;P&quot;)" office:value-type="string" office:string-value="P" calcext:value-type="string">
            <text:p>P</text:p>
          </table:table-cell>
          <table:table-cell office:value-type="string" calcext:value-type="string">
            <text:p>', </text:p>
          </table:table-cell>
          <table:table-cell table:formula="of:=IF(MOD([.E728];1000000)=0;1;0)" office:value-type="float" office:value="0" calcext:value-type="float">
            <text:p>0</text:p>
          </table:table-cell>
          <table:table-cell office:value-type="string" calcext:value-type="string">
            <text:p>),</text:p>
          </table:table-cell>
          <table:table-cell table:formula="of:=CONCATENATE([.D728];[.E728];[.F728];[.G728];[.H728];[.I728];[.J728];[.K728];[.L728])" office:value-type="string" office:string-value="(39000002, 'Kultur (Abrahams)', 'P', 0)," calcext:value-type="string">
            <text:p>(39000002, 'Kultur (Abraham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729]+1000*[.B729]+[.C729]" office:value-type="float" office:value="39000003" calcext:value-type="float">
            <text:p>39000003</text:p>
          </table:table-cell>
          <table:table-cell office:value-type="string" calcext:value-type="string">
            <text:p>, '</text:p>
          </table:table-cell>
          <table:table-cell office:value-type="string" calcext:value-type="string">
            <text:p>Kultur (Aryavarta)</text:p>
          </table:table-cell>
          <table:table-cell office:value-type="string" calcext:value-type="string">
            <text:p>', '</text:p>
          </table:table-cell>
          <table:table-cell table:formula="of:=IF(MOD([.E729];1000)=0;&quot;A&quot;;&quot;P&quot;)" office:value-type="string" office:string-value="P" calcext:value-type="string">
            <text:p>P</text:p>
          </table:table-cell>
          <table:table-cell office:value-type="string" calcext:value-type="string">
            <text:p>', </text:p>
          </table:table-cell>
          <table:table-cell table:formula="of:=IF(MOD([.E729];1000000)=0;1;0)" office:value-type="float" office:value="0" calcext:value-type="float">
            <text:p>0</text:p>
          </table:table-cell>
          <table:table-cell office:value-type="string" calcext:value-type="string">
            <text:p>),</text:p>
          </table:table-cell>
          <table:table-cell table:formula="of:=CONCATENATE([.D729];[.E729];[.F729];[.G729];[.H729];[.I729];[.J729];[.K729];[.L729])" office:value-type="string" office:string-value="(39000003, 'Kultur (Aryavarta)', 'P', 0)," calcext:value-type="string">
            <text:p>(39000003, 'Kultur (Aryavart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730]+1000*[.B730]+[.C730]" office:value-type="float" office:value="39000004" calcext:value-type="float">
            <text:p>39000004</text:p>
          </table:table-cell>
          <table:table-cell office:value-type="string" calcext:value-type="string">
            <text:p>, '</text:p>
          </table:table-cell>
          <table:table-cell office:value-type="string" calcext:value-type="string">
            <text:p>Kultur (d&amp;#039;Arc)</text:p>
          </table:table-cell>
          <table:table-cell office:value-type="string" calcext:value-type="string">
            <text:p>', '</text:p>
          </table:table-cell>
          <table:table-cell table:formula="of:=IF(MOD([.E730];1000)=0;&quot;A&quot;;&quot;P&quot;)" office:value-type="string" office:string-value="P" calcext:value-type="string">
            <text:p>P</text:p>
          </table:table-cell>
          <table:table-cell office:value-type="string" calcext:value-type="string">
            <text:p>', </text:p>
          </table:table-cell>
          <table:table-cell table:formula="of:=IF(MOD([.E730];1000000)=0;1;0)" office:value-type="float" office:value="0" calcext:value-type="float">
            <text:p>0</text:p>
          </table:table-cell>
          <table:table-cell office:value-type="string" calcext:value-type="string">
            <text:p>),</text:p>
          </table:table-cell>
          <table:table-cell table:formula="of:=CONCATENATE([.D730];[.E730];[.F730];[.G730];[.H730];[.I730];[.J730];[.K730];[.L730])" office:value-type="string" office:string-value="(39000004, 'Kultur (d&amp;#039;Arc)', 'P', 0)," calcext:value-type="string">
            <text:p>(39000004, 'Kultur (d&amp;#039;Arc)',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731]+1000*[.B731]+[.C731]" office:value-type="float" office:value="39000005" calcext:value-type="float">
            <text:p>39000005</text:p>
          </table:table-cell>
          <table:table-cell office:value-type="string" calcext:value-type="string">
            <text:p>, '</text:p>
          </table:table-cell>
          <table:table-cell office:value-type="string" calcext:value-type="string">
            <text:p>Kultur (DeBeer)</text:p>
          </table:table-cell>
          <table:table-cell office:value-type="string" calcext:value-type="string">
            <text:p>', '</text:p>
          </table:table-cell>
          <table:table-cell table:formula="of:=IF(MOD([.E731];1000)=0;&quot;A&quot;;&quot;P&quot;)" office:value-type="string" office:string-value="P" calcext:value-type="string">
            <text:p>P</text:p>
          </table:table-cell>
          <table:table-cell office:value-type="string" calcext:value-type="string">
            <text:p>', </text:p>
          </table:table-cell>
          <table:table-cell table:formula="of:=IF(MOD([.E731];1000000)=0;1;0)" office:value-type="float" office:value="0" calcext:value-type="float">
            <text:p>0</text:p>
          </table:table-cell>
          <table:table-cell office:value-type="string" calcext:value-type="string">
            <text:p>),</text:p>
          </table:table-cell>
          <table:table-cell table:formula="of:=CONCATENATE([.D731];[.E731];[.F731];[.G731];[.H731];[.I731];[.J731];[.K731];[.L731])" office:value-type="string" office:string-value="(39000005, 'Kultur (DeBeer)', 'P', 0)," calcext:value-type="string">
            <text:p>(39000005, 'Kultur (DeBe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732]+1000*[.B732]+[.C732]" office:value-type="float" office:value="39000006" calcext:value-type="float">
            <text:p>39000006</text:p>
          </table:table-cell>
          <table:table-cell office:value-type="string" calcext:value-type="string">
            <text:p>, '</text:p>
          </table:table-cell>
          <table:table-cell office:value-type="string" calcext:value-type="string">
            <text:p>Kultur (Habsburg-Möbius)</text:p>
          </table:table-cell>
          <table:table-cell office:value-type="string" calcext:value-type="string">
            <text:p>', '</text:p>
          </table:table-cell>
          <table:table-cell table:formula="of:=IF(MOD([.E732];1000)=0;&quot;A&quot;;&quot;P&quot;)" office:value-type="string" office:string-value="P" calcext:value-type="string">
            <text:p>P</text:p>
          </table:table-cell>
          <table:table-cell office:value-type="string" calcext:value-type="string">
            <text:p>', </text:p>
          </table:table-cell>
          <table:table-cell table:formula="of:=IF(MOD([.E732];1000000)=0;1;0)" office:value-type="float" office:value="0" calcext:value-type="float">
            <text:p>0</text:p>
          </table:table-cell>
          <table:table-cell office:value-type="string" calcext:value-type="string">
            <text:p>),</text:p>
          </table:table-cell>
          <table:table-cell table:formula="of:=CONCATENATE([.D732];[.E732];[.F732];[.G732];[.H732];[.I732];[.J732];[.K732];[.L732])" office:value-type="string" office:string-value="(39000006, 'Kultur (Habsburg-Möbius)', 'P', 0)," calcext:value-type="string">
            <text:p>(39000006, 'Kultur (Habsburg-Möbiu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733]+1000*[.B733]+[.C733]" office:value-type="float" office:value="39000007" calcext:value-type="float">
            <text:p>39000007</text:p>
          </table:table-cell>
          <table:table-cell office:value-type="string" calcext:value-type="string">
            <text:p>, '</text:p>
          </table:table-cell>
          <table:table-cell office:value-type="string" calcext:value-type="string">
            <text:p>Kultur (Neo-Edo)</text:p>
          </table:table-cell>
          <table:table-cell office:value-type="string" calcext:value-type="string">
            <text:p>', '</text:p>
          </table:table-cell>
          <table:table-cell table:formula="of:=IF(MOD([.E733];1000)=0;&quot;A&quot;;&quot;P&quot;)" office:value-type="string" office:string-value="P" calcext:value-type="string">
            <text:p>P</text:p>
          </table:table-cell>
          <table:table-cell office:value-type="string" calcext:value-type="string">
            <text:p>', </text:p>
          </table:table-cell>
          <table:table-cell table:formula="of:=IF(MOD([.E733];1000000)=0;1;0)" office:value-type="float" office:value="0" calcext:value-type="float">
            <text:p>0</text:p>
          </table:table-cell>
          <table:table-cell office:value-type="string" calcext:value-type="string">
            <text:p>),</text:p>
          </table:table-cell>
          <table:table-cell table:formula="of:=CONCATENATE([.D733];[.E733];[.F733];[.G733];[.H733];[.I733];[.J733];[.K733];[.L733])" office:value-type="string" office:string-value="(39000007, 'Kultur (Neo-Edo)', 'P', 0)," calcext:value-type="string">
            <text:p>(39000007, 'Kultur (Neo-Ed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734]+1000*[.B734]+[.C734]" office:value-type="float" office:value="39000008" calcext:value-type="float">
            <text:p>39000008</text:p>
          </table:table-cell>
          <table:table-cell office:value-type="string" calcext:value-type="string">
            <text:p>, '</text:p>
          </table:table-cell>
          <table:table-cell office:value-type="string" calcext:value-type="string">
            <text:p>Kultur (Nguni-Zulu)</text:p>
          </table:table-cell>
          <table:table-cell office:value-type="string" calcext:value-type="string">
            <text:p>', '</text:p>
          </table:table-cell>
          <table:table-cell table:formula="of:=IF(MOD([.E734];1000)=0;&quot;A&quot;;&quot;P&quot;)" office:value-type="string" office:string-value="P" calcext:value-type="string">
            <text:p>P</text:p>
          </table:table-cell>
          <table:table-cell office:value-type="string" calcext:value-type="string">
            <text:p>', </text:p>
          </table:table-cell>
          <table:table-cell table:formula="of:=IF(MOD([.E734];1000000)=0;1;0)" office:value-type="float" office:value="0" calcext:value-type="float">
            <text:p>0</text:p>
          </table:table-cell>
          <table:table-cell office:value-type="string" calcext:value-type="string">
            <text:p>),</text:p>
          </table:table-cell>
          <table:table-cell table:formula="of:=CONCATENATE([.D734];[.E734];[.F734];[.G734];[.H734];[.I734];[.J734];[.K734];[.L734])" office:value-type="string" office:string-value="(39000008, 'Kultur (Nguni-Zulu)', 'P', 0)," calcext:value-type="string">
            <text:p>(39000008, 'Kultur (Nguni-Zul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735]+1000*[.B735]+[.C735]" office:value-type="float" office:value="39000009" calcext:value-type="float">
            <text:p>39000009</text:p>
          </table:table-cell>
          <table:table-cell office:value-type="string" calcext:value-type="string">
            <text:p>, '</text:p>
          </table:table-cell>
          <table:table-cell office:value-type="string" calcext:value-type="string">
            <text:p>Kultur (Onassos)</text:p>
          </table:table-cell>
          <table:table-cell office:value-type="string" calcext:value-type="string">
            <text:p>', '</text:p>
          </table:table-cell>
          <table:table-cell table:formula="of:=IF(MOD([.E735];1000)=0;&quot;A&quot;;&quot;P&quot;)" office:value-type="string" office:string-value="P" calcext:value-type="string">
            <text:p>P</text:p>
          </table:table-cell>
          <table:table-cell office:value-type="string" calcext:value-type="string">
            <text:p>', </text:p>
          </table:table-cell>
          <table:table-cell table:formula="of:=IF(MOD([.E735];1000000)=0;1;0)" office:value-type="float" office:value="0" calcext:value-type="float">
            <text:p>0</text:p>
          </table:table-cell>
          <table:table-cell office:value-type="string" calcext:value-type="string">
            <text:p>),</text:p>
          </table:table-cell>
          <table:table-cell table:formula="of:=CONCATENATE([.D735];[.E735];[.F735];[.G735];[.H735];[.I735];[.J735];[.K735];[.L735])" office:value-type="string" office:string-value="(39000009, 'Kultur (Onassos)', 'P', 0)," calcext:value-type="string">
            <text:p>(39000009, 'Kultur (Onasso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736]+1000*[.B736]+[.C736]" office:value-type="float" office:value="39000010" calcext:value-type="float">
            <text:p>39000010</text:p>
          </table:table-cell>
          <table:table-cell office:value-type="string" calcext:value-type="string">
            <text:p>, '</text:p>
          </table:table-cell>
          <table:table-cell office:value-type="string" calcext:value-type="string">
            <text:p>Kultur (Pendragon)</text:p>
          </table:table-cell>
          <table:table-cell office:value-type="string" calcext:value-type="string">
            <text:p>', '</text:p>
          </table:table-cell>
          <table:table-cell table:formula="of:=IF(MOD([.E736];1000)=0;&quot;A&quot;;&quot;P&quot;)" office:value-type="string" office:string-value="P" calcext:value-type="string">
            <text:p>P</text:p>
          </table:table-cell>
          <table:table-cell office:value-type="string" calcext:value-type="string">
            <text:p>', </text:p>
          </table:table-cell>
          <table:table-cell table:formula="of:=IF(MOD([.E736];1000000)=0;1;0)" office:value-type="float" office:value="0" calcext:value-type="float">
            <text:p>0</text:p>
          </table:table-cell>
          <table:table-cell office:value-type="string" calcext:value-type="string">
            <text:p>),</text:p>
          </table:table-cell>
          <table:table-cell table:formula="of:=CONCATENATE([.D736];[.E736];[.F736];[.G736];[.H736];[.I736];[.J736];[.K736];[.L736])" office:value-type="string" office:string-value="(39000010, 'Kultur (Pendragon)', 'P', 0)," calcext:value-type="string">
            <text:p>(39000010, 'Kultur (Pendrago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737]+1000*[.B737]+[.C737]" office:value-type="float" office:value="39000011" calcext:value-type="float">
            <text:p>39000011</text:p>
          </table:table-cell>
          <table:table-cell office:value-type="string" calcext:value-type="string">
            <text:p>, '</text:p>
          </table:table-cell>
          <table:table-cell office:value-type="string" calcext:value-type="string">
            <text:p>Kultur (Said)</text:p>
          </table:table-cell>
          <table:table-cell office:value-type="string" calcext:value-type="string">
            <text:p>', '</text:p>
          </table:table-cell>
          <table:table-cell table:formula="of:=IF(MOD([.E737];1000)=0;&quot;A&quot;;&quot;P&quot;)" office:value-type="string" office:string-value="P" calcext:value-type="string">
            <text:p>P</text:p>
          </table:table-cell>
          <table:table-cell office:value-type="string" calcext:value-type="string">
            <text:p>', </text:p>
          </table:table-cell>
          <table:table-cell table:formula="of:=IF(MOD([.E737];1000000)=0;1;0)" office:value-type="float" office:value="0" calcext:value-type="float">
            <text:p>0</text:p>
          </table:table-cell>
          <table:table-cell office:value-type="string" calcext:value-type="string">
            <text:p>),</text:p>
          </table:table-cell>
          <table:table-cell table:formula="of:=CONCATENATE([.D737];[.E737];[.F737];[.G737];[.H737];[.I737];[.J737];[.K737];[.L737])" office:value-type="string" office:string-value="(39000011, 'Kultur (Said)', 'P', 0)," calcext:value-type="string">
            <text:p>(39000011, 'Kultur (Said)',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738]+1000*[.B738]+[.C738]" office:value-type="float" office:value="39000012" calcext:value-type="float">
            <text:p>39000012</text:p>
          </table:table-cell>
          <table:table-cell office:value-type="string" calcext:value-type="string">
            <text:p>, '</text:p>
          </table:table-cell>
          <table:table-cell office:value-type="string" calcext:value-type="string">
            <text:p>Kultur (Wolkow)</text:p>
          </table:table-cell>
          <table:table-cell office:value-type="string" calcext:value-type="string">
            <text:p>', '</text:p>
          </table:table-cell>
          <table:table-cell table:formula="of:=IF(MOD([.E738];1000)=0;&quot;A&quot;;&quot;P&quot;)" office:value-type="string" office:string-value="P" calcext:value-type="string">
            <text:p>P</text:p>
          </table:table-cell>
          <table:table-cell office:value-type="string" calcext:value-type="string">
            <text:p>', </text:p>
          </table:table-cell>
          <table:table-cell table:formula="of:=IF(MOD([.E738];1000000)=0;1;0)" office:value-type="float" office:value="0" calcext:value-type="float">
            <text:p>0</text:p>
          </table:table-cell>
          <table:table-cell office:value-type="string" calcext:value-type="string">
            <text:p>),</text:p>
          </table:table-cell>
          <table:table-cell table:formula="of:=CONCATENATE([.D738];[.E738];[.F738];[.G738];[.H738];[.I738];[.J738];[.K738];[.L738])" office:value-type="string" office:string-value="(39000012, 'Kultur (Wolkow)', 'P', 0)," calcext:value-type="string">
            <text:p>(39000012, 'Kultur (Wolkow)',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739]+1000*[.B739]+[.C739]" office:value-type="float" office:value="39000013" calcext:value-type="float">
            <text:p>39000013</text:p>
          </table:table-cell>
          <table:table-cell office:value-type="string" calcext:value-type="string">
            <text:p>, '</text:p>
          </table:table-cell>
          <table:table-cell office:value-type="string" calcext:value-type="string">
            <text:p>Kultur (Corassonne)</text:p>
          </table:table-cell>
          <table:table-cell office:value-type="string" calcext:value-type="string">
            <text:p>', '</text:p>
          </table:table-cell>
          <table:table-cell table:formula="of:=IF(MOD([.E739];1000)=0;&quot;A&quot;;&quot;P&quot;)" office:value-type="string" office:string-value="P" calcext:value-type="string">
            <text:p>P</text:p>
          </table:table-cell>
          <table:table-cell office:value-type="string" calcext:value-type="string">
            <text:p>', </text:p>
          </table:table-cell>
          <table:table-cell table:formula="of:=IF(MOD([.E739];1000000)=0;1;0)" office:value-type="float" office:value="0" calcext:value-type="float">
            <text:p>0</text:p>
          </table:table-cell>
          <table:table-cell office:value-type="string" calcext:value-type="string">
            <text:p>),</text:p>
          </table:table-cell>
          <table:table-cell table:formula="of:=CONCATENATE([.D739];[.E739];[.F739];[.G739];[.H739];[.I739];[.J739];[.K739];[.L739])" office:value-type="string" office:string-value="(39000013, 'Kultur (Corassonne)', 'P', 0)," calcext:value-type="string">
            <text:p>(39000013, 'Kultur (Corassonn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740]+1000*[.B740]+[.C740]" office:value-type="float" office:value="39000014" calcext:value-type="float">
            <text:p>39000014</text:p>
          </table:table-cell>
          <table:table-cell office:value-type="string" calcext:value-type="string">
            <text:p>, '</text:p>
          </table:table-cell>
          <table:table-cell office:value-type="string" calcext:value-type="string">
            <text:p>Kultur (Neun Welten)</text:p>
          </table:table-cell>
          <table:table-cell office:value-type="string" calcext:value-type="string">
            <text:p>', '</text:p>
          </table:table-cell>
          <table:table-cell table:formula="of:=IF(MOD([.E740];1000)=0;&quot;A&quot;;&quot;P&quot;)" office:value-type="string" office:string-value="P" calcext:value-type="string">
            <text:p>P</text:p>
          </table:table-cell>
          <table:table-cell office:value-type="string" calcext:value-type="string">
            <text:p>', </text:p>
          </table:table-cell>
          <table:table-cell table:formula="of:=IF(MOD([.E740];1000000)=0;1;0)" office:value-type="float" office:value="0" calcext:value-type="float">
            <text:p>0</text:p>
          </table:table-cell>
          <table:table-cell office:value-type="string" calcext:value-type="string">
            <text:p>),</text:p>
          </table:table-cell>
          <table:table-cell table:formula="of:=CONCATENATE([.D740];[.E740];[.F740];[.G740];[.H740];[.I740];[.J740];[.K740];[.L740])" office:value-type="string" office:string-value="(39000014, 'Kultur (Neun Welten)', 'P', 0)," calcext:value-type="string">
            <text:p>(39000014, 'Kultur (Neun Wel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741]+1000*[.B741]+[.C741]" office:value-type="float" office:value="39000015" calcext:value-type="float">
            <text:p>39000015</text:p>
          </table:table-cell>
          <table:table-cell office:value-type="string" calcext:value-type="string">
            <text:p>, '</text:p>
          </table:table-cell>
          <table:table-cell office:value-type="string" calcext:value-type="string">
            <text:p>Kultur (Hazaru)</text:p>
          </table:table-cell>
          <table:table-cell office:value-type="string" calcext:value-type="string">
            <text:p>', '</text:p>
          </table:table-cell>
          <table:table-cell table:formula="of:=IF(MOD([.E741];1000)=0;&quot;A&quot;;&quot;P&quot;)" office:value-type="string" office:string-value="P" calcext:value-type="string">
            <text:p>P</text:p>
          </table:table-cell>
          <table:table-cell office:value-type="string" calcext:value-type="string">
            <text:p>', </text:p>
          </table:table-cell>
          <table:table-cell table:formula="of:=IF(MOD([.E741];1000000)=0;1;0)" office:value-type="float" office:value="0" calcext:value-type="float">
            <text:p>0</text:p>
          </table:table-cell>
          <table:table-cell office:value-type="string" calcext:value-type="string">
            <text:p>),</text:p>
          </table:table-cell>
          <table:table-cell table:formula="of:=CONCATENATE([.D741];[.E741];[.F741];[.G741];[.H741];[.I741];[.J741];[.K741];[.L741])" office:value-type="string" office:string-value="(39000015, 'Kultur (Hazaru)', 'P', 0)," calcext:value-type="string">
            <text:p>(39000015, 'Kultur (Hazar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742]+1000*[.B742]+[.C742]" office:value-type="float" office:value="39000016" calcext:value-type="float">
            <text:p>39000016</text:p>
          </table:table-cell>
          <table:table-cell office:value-type="string" calcext:value-type="string">
            <text:p>, '</text:p>
          </table:table-cell>
          <table:table-cell office:value-type="string" calcext:value-type="string">
            <text:p>Kultur (Zescola)</text:p>
          </table:table-cell>
          <table:table-cell office:value-type="string" calcext:value-type="string">
            <text:p>', '</text:p>
          </table:table-cell>
          <table:table-cell table:formula="of:=IF(MOD([.E742];1000)=0;&quot;A&quot;;&quot;P&quot;)" office:value-type="string" office:string-value="P" calcext:value-type="string">
            <text:p>P</text:p>
          </table:table-cell>
          <table:table-cell office:value-type="string" calcext:value-type="string">
            <text:p>', </text:p>
          </table:table-cell>
          <table:table-cell table:formula="of:=IF(MOD([.E742];1000000)=0;1;0)" office:value-type="float" office:value="0" calcext:value-type="float">
            <text:p>0</text:p>
          </table:table-cell>
          <table:table-cell office:value-type="string" calcext:value-type="string">
            <text:p>),</text:p>
          </table:table-cell>
          <table:table-cell table:formula="of:=CONCATENATE([.D742];[.E742];[.F742];[.G742];[.H742];[.I742];[.J742];[.K742];[.L742])" office:value-type="string" office:string-value="(39000016, 'Kultur (Zescola)', 'P', 0)," calcext:value-type="string">
            <text:p>(39000016, 'Kultur (Zescol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743]+1000*[.B743]+[.C743]" office:value-type="float" office:value="39000017" calcext:value-type="float">
            <text:p>39000017</text:p>
          </table:table-cell>
          <table:table-cell office:value-type="string" calcext:value-type="string">
            <text:p>, '</text:p>
          </table:table-cell>
          <table:table-cell office:value-type="string" calcext:value-type="string">
            <text:p>Kultur (Itoszra)</text:p>
          </table:table-cell>
          <table:table-cell office:value-type="string" calcext:value-type="string">
            <text:p>', '</text:p>
          </table:table-cell>
          <table:table-cell table:formula="of:=IF(MOD([.E743];1000)=0;&quot;A&quot;;&quot;P&quot;)" office:value-type="string" office:string-value="P" calcext:value-type="string">
            <text:p>P</text:p>
          </table:table-cell>
          <table:table-cell office:value-type="string" calcext:value-type="string">
            <text:p>', </text:p>
          </table:table-cell>
          <table:table-cell table:formula="of:=IF(MOD([.E743];1000000)=0;1;0)" office:value-type="float" office:value="0" calcext:value-type="float">
            <text:p>0</text:p>
          </table:table-cell>
          <table:table-cell office:value-type="string" calcext:value-type="string">
            <text:p>),</text:p>
          </table:table-cell>
          <table:table-cell table:formula="of:=CONCATENATE([.D743];[.E743];[.F743];[.G743];[.H743];[.I743];[.J743];[.K743];[.L743])" office:value-type="string" office:string-value="(39000017, 'Kultur (Itoszra)', 'P', 0)," calcext:value-type="string">
            <text:p>(39000017, 'Kultur (Itoszr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744]+1000*[.B744]+[.C744]" office:value-type="float" office:value="39000018" calcext:value-type="float">
            <text:p>39000018</text:p>
          </table:table-cell>
          <table:table-cell office:value-type="string" calcext:value-type="string">
            <text:p>, '</text:p>
          </table:table-cell>
          <table:table-cell office:value-type="string" calcext:value-type="string">
            <text:p>Kultur (Shyezz)</text:p>
          </table:table-cell>
          <table:table-cell office:value-type="string" calcext:value-type="string">
            <text:p>', '</text:p>
          </table:table-cell>
          <table:table-cell table:formula="of:=IF(MOD([.E744];1000)=0;&quot;A&quot;;&quot;P&quot;)" office:value-type="string" office:string-value="P" calcext:value-type="string">
            <text:p>P</text:p>
          </table:table-cell>
          <table:table-cell office:value-type="string" calcext:value-type="string">
            <text:p>', </text:p>
          </table:table-cell>
          <table:table-cell table:formula="of:=IF(MOD([.E744];1000000)=0;1;0)" office:value-type="float" office:value="0" calcext:value-type="float">
            <text:p>0</text:p>
          </table:table-cell>
          <table:table-cell office:value-type="string" calcext:value-type="string">
            <text:p>),</text:p>
          </table:table-cell>
          <table:table-cell table:formula="of:=CONCATENATE([.D744];[.E744];[.F744];[.G744];[.H744];[.I744];[.J744];[.K744];[.L744])" office:value-type="string" office:string-value="(39000018, 'Kultur (Shyezz)', 'P', 0)," calcext:value-type="string">
            <text:p>(39000018, 'Kultur (Shyezz)',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745]+1000*[.B745]+[.C745]" office:value-type="float" office:value="39000019" calcext:value-type="float">
            <text:p>39000019</text:p>
          </table:table-cell>
          <table:table-cell office:value-type="string" calcext:value-type="string">
            <text:p>, '</text:p>
          </table:table-cell>
          <table:table-cell office:value-type="string" calcext:value-type="string">
            <text:p>Kultur (Hecca)</text:p>
          </table:table-cell>
          <table:table-cell office:value-type="string" calcext:value-type="string">
            <text:p>', '</text:p>
          </table:table-cell>
          <table:table-cell table:formula="of:=IF(MOD([.E745];1000)=0;&quot;A&quot;;&quot;P&quot;)" office:value-type="string" office:string-value="P" calcext:value-type="string">
            <text:p>P</text:p>
          </table:table-cell>
          <table:table-cell office:value-type="string" calcext:value-type="string">
            <text:p>', </text:p>
          </table:table-cell>
          <table:table-cell table:formula="of:=IF(MOD([.E745];1000000)=0;1;0)" office:value-type="float" office:value="0" calcext:value-type="float">
            <text:p>0</text:p>
          </table:table-cell>
          <table:table-cell office:value-type="string" calcext:value-type="string">
            <text:p>),</text:p>
          </table:table-cell>
          <table:table-cell table:formula="of:=CONCATENATE([.D745];[.E745];[.F745];[.G745];[.H745];[.I745];[.J745];[.K745];[.L745])" office:value-type="string" office:string-value="(39000019, 'Kultur (Hecca)', 'P', 0)," calcext:value-type="string">
            <text:p>(39000019, 'Kultur (Hecc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746]+1000*[.B746]+[.C746]" office:value-type="float" office:value="39000020" calcext:value-type="float">
            <text:p>39000020</text:p>
          </table:table-cell>
          <table:table-cell office:value-type="string" calcext:value-type="string">
            <text:p>, '</text:p>
          </table:table-cell>
          <table:table-cell office:value-type="string" calcext:value-type="string">
            <text:p>Kultur (Douwg)</text:p>
          </table:table-cell>
          <table:table-cell office:value-type="string" calcext:value-type="string">
            <text:p>', '</text:p>
          </table:table-cell>
          <table:table-cell table:formula="of:=IF(MOD([.E746];1000)=0;&quot;A&quot;;&quot;P&quot;)" office:value-type="string" office:string-value="P" calcext:value-type="string">
            <text:p>P</text:p>
          </table:table-cell>
          <table:table-cell office:value-type="string" calcext:value-type="string">
            <text:p>', </text:p>
          </table:table-cell>
          <table:table-cell table:formula="of:=IF(MOD([.E746];1000000)=0;1;0)" office:value-type="float" office:value="0" calcext:value-type="float">
            <text:p>0</text:p>
          </table:table-cell>
          <table:table-cell office:value-type="string" calcext:value-type="string">
            <text:p>),</text:p>
          </table:table-cell>
          <table:table-cell table:formula="of:=CONCATENATE([.D746];[.E746];[.F746];[.G746];[.H746];[.I746];[.J746];[.K746];[.L746])" office:value-type="string" office:string-value="(39000020, 'Kultur (Douwg)', 'P', 0)," calcext:value-type="string">
            <text:p>(39000020, 'Kultur (Douw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747]+1000*[.B747]+[.C747]" office:value-type="float" office:value="39000021" calcext:value-type="float">
            <text:p>39000021</text:p>
          </table:table-cell>
          <table:table-cell office:value-type="string" calcext:value-type="string">
            <text:p>, '</text:p>
          </table:table-cell>
          <table:table-cell office:value-type="string" calcext:value-type="string">
            <text:p>Kultur (Ko)</text:p>
          </table:table-cell>
          <table:table-cell office:value-type="string" calcext:value-type="string">
            <text:p>', '</text:p>
          </table:table-cell>
          <table:table-cell table:formula="of:=IF(MOD([.E747];1000)=0;&quot;A&quot;;&quot;P&quot;)" office:value-type="string" office:string-value="P" calcext:value-type="string">
            <text:p>P</text:p>
          </table:table-cell>
          <table:table-cell office:value-type="string" calcext:value-type="string">
            <text:p>', </text:p>
          </table:table-cell>
          <table:table-cell table:formula="of:=IF(MOD([.E747];1000000)=0;1;0)" office:value-type="float" office:value="0" calcext:value-type="float">
            <text:p>0</text:p>
          </table:table-cell>
          <table:table-cell office:value-type="string" calcext:value-type="string">
            <text:p>),</text:p>
          </table:table-cell>
          <table:table-cell table:formula="of:=CONCATENATE([.D747];[.E747];[.F747];[.G747];[.H747];[.I747];[.J747];[.K747];[.L747])" office:value-type="string" office:string-value="(39000021, 'Kultur (Ko)', 'P', 0)," calcext:value-type="string">
            <text:p>(39000021, 'Kultur (K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748]+1000*[.B748]+[.C748]" office:value-type="float" office:value="39000022" calcext:value-type="float">
            <text:p>39000022</text:p>
          </table:table-cell>
          <table:table-cell office:value-type="string" calcext:value-type="string">
            <text:p>, '</text:p>
          </table:table-cell>
          <table:table-cell office:value-type="string" calcext:value-type="string">
            <text:p>Subkultur (Militär)</text:p>
          </table:table-cell>
          <table:table-cell office:value-type="string" calcext:value-type="string">
            <text:p>', '</text:p>
          </table:table-cell>
          <table:table-cell table:formula="of:=IF(MOD([.E748];1000)=0;&quot;A&quot;;&quot;P&quot;)" office:value-type="string" office:string-value="P" calcext:value-type="string">
            <text:p>P</text:p>
          </table:table-cell>
          <table:table-cell office:value-type="string" calcext:value-type="string">
            <text:p>', </text:p>
          </table:table-cell>
          <table:table-cell table:formula="of:=IF(MOD([.E748];1000000)=0;1;0)" office:value-type="float" office:value="0" calcext:value-type="float">
            <text:p>0</text:p>
          </table:table-cell>
          <table:table-cell office:value-type="string" calcext:value-type="string">
            <text:p>),</text:p>
          </table:table-cell>
          <table:table-cell table:formula="of:=CONCATENATE([.D748];[.E748];[.F748];[.G748];[.H748];[.I748];[.J748];[.K748];[.L748])" office:value-type="string" office:string-value="(39000022, 'Subkultur (Militär)', 'P', 0)," calcext:value-type="string">
            <text:p>(39000022, 'Subkultur (Militä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749]+1000*[.B749]+[.C749]" office:value-type="float" office:value="39000023" calcext:value-type="float">
            <text:p>39000023</text:p>
          </table:table-cell>
          <table:table-cell office:value-type="string" calcext:value-type="string">
            <text:p>, '</text:p>
          </table:table-cell>
          <table:table-cell office:value-type="string" calcext:value-type="string">
            <text:p>Subkultur (Spacer)</text:p>
          </table:table-cell>
          <table:table-cell office:value-type="string" calcext:value-type="string">
            <text:p>', '</text:p>
          </table:table-cell>
          <table:table-cell table:formula="of:=IF(MOD([.E749];1000)=0;&quot;A&quot;;&quot;P&quot;)" office:value-type="string" office:string-value="P" calcext:value-type="string">
            <text:p>P</text:p>
          </table:table-cell>
          <table:table-cell office:value-type="string" calcext:value-type="string">
            <text:p>', </text:p>
          </table:table-cell>
          <table:table-cell table:formula="of:=IF(MOD([.E749];1000000)=0;1;0)" office:value-type="float" office:value="0" calcext:value-type="float">
            <text:p>0</text:p>
          </table:table-cell>
          <table:table-cell office:value-type="string" calcext:value-type="string">
            <text:p>),</text:p>
          </table:table-cell>
          <table:table-cell table:formula="of:=CONCATENATE([.D749];[.E749];[.F749];[.G749];[.H749];[.I749];[.J749];[.K749];[.L749])" office:value-type="string" office:string-value="(39000023, 'Subkultur (Spacer)', 'P', 0)," calcext:value-type="string">
            <text:p>(39000023, 'Subkultur (Spac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750]+1000*[.B750]+[.C750]" office:value-type="float" office:value="39000024" calcext:value-type="float">
            <text:p>39000024</text:p>
          </table:table-cell>
          <table:table-cell office:value-type="string" calcext:value-type="string">
            <text:p>, '</text:p>
          </table:table-cell>
          <table:table-cell office:value-type="string" calcext:value-type="string">
            <text:p>Subkultur (Farmer)</text:p>
          </table:table-cell>
          <table:table-cell office:value-type="string" calcext:value-type="string">
            <text:p>', '</text:p>
          </table:table-cell>
          <table:table-cell table:formula="of:=IF(MOD([.E750];1000)=0;&quot;A&quot;;&quot;P&quot;)" office:value-type="string" office:string-value="P" calcext:value-type="string">
            <text:p>P</text:p>
          </table:table-cell>
          <table:table-cell office:value-type="string" calcext:value-type="string">
            <text:p>', </text:p>
          </table:table-cell>
          <table:table-cell table:formula="of:=IF(MOD([.E750];1000000)=0;1;0)" office:value-type="float" office:value="0" calcext:value-type="float">
            <text:p>0</text:p>
          </table:table-cell>
          <table:table-cell office:value-type="string" calcext:value-type="string">
            <text:p>),</text:p>
          </table:table-cell>
          <table:table-cell table:formula="of:=CONCATENATE([.D750];[.E750];[.F750];[.G750];[.H750];[.I750];[.J750];[.K750];[.L750])" office:value-type="string" office:string-value="(39000024, 'Subkultur (Farmer)', 'P', 0)," calcext:value-type="string">
            <text:p>(39000024, 'Subkultur (Fa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751]+1000*[.B751]+[.C751]" office:value-type="float" office:value="39000025" calcext:value-type="float">
            <text:p>39000025</text:p>
          </table:table-cell>
          <table:table-cell office:value-type="string" calcext:value-type="string">
            <text:p>, '</text:p>
          </table:table-cell>
          <table:table-cell office:value-type="string" calcext:value-type="string">
            <text:p>Subkultur (Terraformer)</text:p>
          </table:table-cell>
          <table:table-cell office:value-type="string" calcext:value-type="string">
            <text:p>', '</text:p>
          </table:table-cell>
          <table:table-cell table:formula="of:=IF(MOD([.E751];1000)=0;&quot;A&quot;;&quot;P&quot;)" office:value-type="string" office:string-value="P" calcext:value-type="string">
            <text:p>P</text:p>
          </table:table-cell>
          <table:table-cell office:value-type="string" calcext:value-type="string">
            <text:p>', </text:p>
          </table:table-cell>
          <table:table-cell table:formula="of:=IF(MOD([.E751];1000000)=0;1;0)" office:value-type="float" office:value="0" calcext:value-type="float">
            <text:p>0</text:p>
          </table:table-cell>
          <table:table-cell office:value-type="string" calcext:value-type="string">
            <text:p>),</text:p>
          </table:table-cell>
          <table:table-cell table:formula="of:=CONCATENATE([.D751];[.E751];[.F751];[.G751];[.H751];[.I751];[.J751];[.K751];[.L751])" office:value-type="string" office:string-value="(39000025, 'Subkultur (Terraformer)', 'P', 0)," calcext:value-type="string">
            <text:p>(39000025, 'Subkultur (Terrafo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752]+1000*[.B752]+[.C752]" office:value-type="float" office:value="39000026" calcext:value-type="float">
            <text:p>39000026</text:p>
          </table:table-cell>
          <table:table-cell office:value-type="string" calcext:value-type="string">
            <text:p>, '</text:p>
          </table:table-cell>
          <table:table-cell office:value-type="string" calcext:value-type="string">
            <text:p>Subkultur (Weltenschiff)</text:p>
          </table:table-cell>
          <table:table-cell office:value-type="string" calcext:value-type="string">
            <text:p>', '</text:p>
          </table:table-cell>
          <table:table-cell table:formula="of:=IF(MOD([.E752];1000)=0;&quot;A&quot;;&quot;P&quot;)" office:value-type="string" office:string-value="P" calcext:value-type="string">
            <text:p>P</text:p>
          </table:table-cell>
          <table:table-cell office:value-type="string" calcext:value-type="string">
            <text:p>', </text:p>
          </table:table-cell>
          <table:table-cell table:formula="of:=IF(MOD([.E752];1000000)=0;1;0)" office:value-type="float" office:value="0" calcext:value-type="float">
            <text:p>0</text:p>
          </table:table-cell>
          <table:table-cell office:value-type="string" calcext:value-type="string">
            <text:p>),</text:p>
          </table:table-cell>
          <table:table-cell table:formula="of:=CONCATENATE([.D752];[.E752];[.F752];[.G752];[.H752];[.I752];[.J752];[.K752];[.L752])" office:value-type="string" office:string-value="(39000026, 'Subkultur (Weltenschiff)', 'P', 0)," calcext:value-type="string">
            <text:p>(39000026, 'Subkultur (Weltenschiff)',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text:p>
          </table:table-cell>
          <table:table-cell table:formula="of:=1000000*[.A753]+1000*[.B753]+[.C753]" office:value-type="float" office:value="39000027" calcext:value-type="float">
            <text:p>39000027</text:p>
          </table:table-cell>
          <table:table-cell office:value-type="string" calcext:value-type="string">
            <text:p>, '</text:p>
          </table:table-cell>
          <table:table-cell office:value-type="string" calcext:value-type="string">
            <text:p>Subkultur (Bergleute)</text:p>
          </table:table-cell>
          <table:table-cell office:value-type="string" calcext:value-type="string">
            <text:p>', '</text:p>
          </table:table-cell>
          <table:table-cell table:formula="of:=IF(MOD([.E753];1000)=0;&quot;A&quot;;&quot;P&quot;)" office:value-type="string" office:string-value="P" calcext:value-type="string">
            <text:p>P</text:p>
          </table:table-cell>
          <table:table-cell office:value-type="string" calcext:value-type="string">
            <text:p>', </text:p>
          </table:table-cell>
          <table:table-cell table:formula="of:=IF(MOD([.E753];1000000)=0;1;0)" office:value-type="float" office:value="0" calcext:value-type="float">
            <text:p>0</text:p>
          </table:table-cell>
          <table:table-cell office:value-type="string" calcext:value-type="string">
            <text:p>),</text:p>
          </table:table-cell>
          <table:table-cell table:formula="of:=CONCATENATE([.D753];[.E753];[.F753];[.G753];[.H753];[.I753];[.J753];[.K753];[.L753])" office:value-type="string" office:string-value="(39000027, 'Subkultur (Bergleute)', 'P', 0)," calcext:value-type="string">
            <text:p>(39000027, 'Subkultur (Bergleut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8" calcext:value-type="float">
            <text:p>28</text:p>
          </table:table-cell>
          <table:table-cell office:value-type="string" calcext:value-type="string">
            <text:p>(</text:p>
          </table:table-cell>
          <table:table-cell table:formula="of:=1000000*[.A754]+1000*[.B754]+[.C754]" office:value-type="float" office:value="39000028" calcext:value-type="float">
            <text:p>39000028</text:p>
          </table:table-cell>
          <table:table-cell office:value-type="string" calcext:value-type="string">
            <text:p>, '</text:p>
          </table:table-cell>
          <table:table-cell office:value-type="string" calcext:value-type="string">
            <text:p>Subkultur (Kleriker)</text:p>
          </table:table-cell>
          <table:table-cell office:value-type="string" calcext:value-type="string">
            <text:p>', '</text:p>
          </table:table-cell>
          <table:table-cell table:formula="of:=IF(MOD([.E754];1000)=0;&quot;A&quot;;&quot;P&quot;)" office:value-type="string" office:string-value="P" calcext:value-type="string">
            <text:p>P</text:p>
          </table:table-cell>
          <table:table-cell office:value-type="string" calcext:value-type="string">
            <text:p>', </text:p>
          </table:table-cell>
          <table:table-cell table:formula="of:=IF(MOD([.E754];1000000)=0;1;0)" office:value-type="float" office:value="0" calcext:value-type="float">
            <text:p>0</text:p>
          </table:table-cell>
          <table:table-cell office:value-type="string" calcext:value-type="string">
            <text:p>),</text:p>
          </table:table-cell>
          <table:table-cell table:formula="of:=CONCATENATE([.D754];[.E754];[.F754];[.G754];[.H754];[.I754];[.J754];[.K754];[.L754])" office:value-type="string" office:string-value="(39000028, 'Subkultur (Kleriker)', 'P', 0)," calcext:value-type="string">
            <text:p>(39000028, 'Subkultur (Kler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9" calcext:value-type="float">
            <text:p>29</text:p>
          </table:table-cell>
          <table:table-cell office:value-type="string" calcext:value-type="string">
            <text:p>(</text:p>
          </table:table-cell>
          <table:table-cell table:formula="of:=1000000*[.A755]+1000*[.B755]+[.C755]" office:value-type="float" office:value="39000029" calcext:value-type="float">
            <text:p>39000029</text:p>
          </table:table-cell>
          <table:table-cell office:value-type="string" calcext:value-type="string">
            <text:p>, '</text:p>
          </table:table-cell>
          <table:table-cell office:value-type="string" calcext:value-type="string">
            <text:p>Subkultur (Techniker)</text:p>
          </table:table-cell>
          <table:table-cell office:value-type="string" calcext:value-type="string">
            <text:p>', '</text:p>
          </table:table-cell>
          <table:table-cell table:formula="of:=IF(MOD([.E755];1000)=0;&quot;A&quot;;&quot;P&quot;)" office:value-type="string" office:string-value="P" calcext:value-type="string">
            <text:p>P</text:p>
          </table:table-cell>
          <table:table-cell office:value-type="string" calcext:value-type="string">
            <text:p>', </text:p>
          </table:table-cell>
          <table:table-cell table:formula="of:=IF(MOD([.E755];1000000)=0;1;0)" office:value-type="float" office:value="0" calcext:value-type="float">
            <text:p>0</text:p>
          </table:table-cell>
          <table:table-cell office:value-type="string" calcext:value-type="string">
            <text:p>),</text:p>
          </table:table-cell>
          <table:table-cell table:formula="of:=CONCATENATE([.D755];[.E755];[.F755];[.G755];[.H755];[.I755];[.J755];[.K755];[.L755])" office:value-type="string" office:string-value="(39000029, 'Subkultur (Techniker)', 'P', 0)," calcext:value-type="string">
            <text:p>(39000029, 'Subkultur (Techn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table:formula="of:=1000000*[.A756]+1000*[.B756]+[.C756]" office:value-type="float" office:value="39000030" calcext:value-type="float">
            <text:p>39000030</text:p>
          </table:table-cell>
          <table:table-cell office:value-type="string" calcext:value-type="string">
            <text:p>, '</text:p>
          </table:table-cell>
          <table:table-cell office:value-type="string" calcext:value-type="string">
            <text:p>Subkultur (Musiker)</text:p>
          </table:table-cell>
          <table:table-cell office:value-type="string" calcext:value-type="string">
            <text:p>', '</text:p>
          </table:table-cell>
          <table:table-cell table:formula="of:=IF(MOD([.E756];1000)=0;&quot;A&quot;;&quot;P&quot;)" office:value-type="string" office:string-value="P" calcext:value-type="string">
            <text:p>P</text:p>
          </table:table-cell>
          <table:table-cell office:value-type="string" calcext:value-type="string">
            <text:p>', </text:p>
          </table:table-cell>
          <table:table-cell table:formula="of:=IF(MOD([.E756];1000000)=0;1;0)" office:value-type="float" office:value="0" calcext:value-type="float">
            <text:p>0</text:p>
          </table:table-cell>
          <table:table-cell office:value-type="string" calcext:value-type="string">
            <text:p>),</text:p>
          </table:table-cell>
          <table:table-cell table:formula="of:=CONCATENATE([.D756];[.E756];[.F756];[.G756];[.H756];[.I756];[.J756];[.K756];[.L756])" office:value-type="string" office:string-value="(39000030, 'Subkultur (Musiker)', 'P', 0)," calcext:value-type="string">
            <text:p>(39000030, 'Subkultur (Mus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1" calcext:value-type="float">
            <text:p>31</text:p>
          </table:table-cell>
          <table:table-cell office:value-type="string" calcext:value-type="string">
            <text:p>(</text:p>
          </table:table-cell>
          <table:table-cell table:formula="of:=1000000*[.A757]+1000*[.B757]+[.C757]" office:value-type="float" office:value="39000031" calcext:value-type="float">
            <text:p>39000031</text:p>
          </table:table-cell>
          <table:table-cell office:value-type="string" calcext:value-type="string">
            <text:p>, '</text:p>
          </table:table-cell>
          <table:table-cell office:value-type="string" calcext:value-type="string">
            <text:p>Subkultur (Schauspieler)</text:p>
          </table:table-cell>
          <table:table-cell office:value-type="string" calcext:value-type="string">
            <text:p>', '</text:p>
          </table:table-cell>
          <table:table-cell table:formula="of:=IF(MOD([.E757];1000)=0;&quot;A&quot;;&quot;P&quot;)" office:value-type="string" office:string-value="P" calcext:value-type="string">
            <text:p>P</text:p>
          </table:table-cell>
          <table:table-cell office:value-type="string" calcext:value-type="string">
            <text:p>', </text:p>
          </table:table-cell>
          <table:table-cell table:formula="of:=IF(MOD([.E757];1000000)=0;1;0)" office:value-type="float" office:value="0" calcext:value-type="float">
            <text:p>0</text:p>
          </table:table-cell>
          <table:table-cell office:value-type="string" calcext:value-type="string">
            <text:p>),</text:p>
          </table:table-cell>
          <table:table-cell table:formula="of:=CONCATENATE([.D757];[.E757];[.F757];[.G757];[.H757];[.I757];[.J757];[.K757];[.L757])" office:value-type="string" office:string-value="(39000031, 'Subkultur (Schauspieler)', 'P', 0)," calcext:value-type="string">
            <text:p>(39000031, 'Subkultur (Schauspie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text:p>
          </table:table-cell>
          <table:table-cell table:formula="of:=1000000*[.A758]+1000*[.B758]+[.C758]" office:value-type="float" office:value="39000032" calcext:value-type="float">
            <text:p>39000032</text:p>
          </table:table-cell>
          <table:table-cell office:value-type="string" calcext:value-type="string">
            <text:p>, '</text:p>
          </table:table-cell>
          <table:table-cell office:value-type="string" calcext:value-type="string">
            <text:p>Subkultur (Höfling)</text:p>
          </table:table-cell>
          <table:table-cell office:value-type="string" calcext:value-type="string">
            <text:p>', '</text:p>
          </table:table-cell>
          <table:table-cell table:formula="of:=IF(MOD([.E758];1000)=0;&quot;A&quot;;&quot;P&quot;)" office:value-type="string" office:string-value="P" calcext:value-type="string">
            <text:p>P</text:p>
          </table:table-cell>
          <table:table-cell office:value-type="string" calcext:value-type="string">
            <text:p>', </text:p>
          </table:table-cell>
          <table:table-cell table:formula="of:=IF(MOD([.E758];1000000)=0;1;0)" office:value-type="float" office:value="0" calcext:value-type="float">
            <text:p>0</text:p>
          </table:table-cell>
          <table:table-cell office:value-type="string" calcext:value-type="string">
            <text:p>),</text:p>
          </table:table-cell>
          <table:table-cell table:formula="of:=CONCATENATE([.D758];[.E758];[.F758];[.G758];[.H758];[.I758];[.J758];[.K758];[.L758])" office:value-type="string" office:string-value="(39000032, 'Subkultur (Höfling)', 'P', 0)," calcext:value-type="string">
            <text:p>(39000032, 'Subkultur (Höflin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text:p>
          </table:table-cell>
          <table:table-cell table:formula="of:=1000000*[.A759]+1000*[.B759]+[.C759]" office:value-type="float" office:value="39000033" calcext:value-type="float">
            <text:p>39000033</text:p>
          </table:table-cell>
          <table:table-cell office:value-type="string" calcext:value-type="string">
            <text:p>, '</text:p>
          </table:table-cell>
          <table:table-cell office:value-type="string" calcext:value-type="string">
            <text:p>Subkultur (Diplomat)</text:p>
          </table:table-cell>
          <table:table-cell office:value-type="string" calcext:value-type="string">
            <text:p>', '</text:p>
          </table:table-cell>
          <table:table-cell table:formula="of:=IF(MOD([.E759];1000)=0;&quot;A&quot;;&quot;P&quot;)" office:value-type="string" office:string-value="P" calcext:value-type="string">
            <text:p>P</text:p>
          </table:table-cell>
          <table:table-cell office:value-type="string" calcext:value-type="string">
            <text:p>', </text:p>
          </table:table-cell>
          <table:table-cell table:formula="of:=IF(MOD([.E759];1000000)=0;1;0)" office:value-type="float" office:value="0" calcext:value-type="float">
            <text:p>0</text:p>
          </table:table-cell>
          <table:table-cell office:value-type="string" calcext:value-type="string">
            <text:p>),</text:p>
          </table:table-cell>
          <table:table-cell table:formula="of:=CONCATENATE([.D759];[.E759];[.F759];[.G759];[.H759];[.I759];[.J759];[.K759];[.L759])" office:value-type="string" office:string-value="(39000033, 'Subkultur (Diplomat)', 'P', 0)," calcext:value-type="string">
            <text:p>(39000033, 'Subkultur (Diplomat)',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text:p>
          </table:table-cell>
          <table:table-cell table:formula="of:=1000000*[.A760]+1000*[.B760]+[.C760]" office:value-type="float" office:value="39000034" calcext:value-type="float">
            <text:p>39000034</text:p>
          </table:table-cell>
          <table:table-cell office:value-type="string" calcext:value-type="string">
            <text:p>, '</text:p>
          </table:table-cell>
          <table:table-cell office:value-type="string" calcext:value-type="string">
            <text:p>Subkultur (Händler)</text:p>
          </table:table-cell>
          <table:table-cell office:value-type="string" calcext:value-type="string">
            <text:p>', '</text:p>
          </table:table-cell>
          <table:table-cell table:formula="of:=IF(MOD([.E760];1000)=0;&quot;A&quot;;&quot;P&quot;)" office:value-type="string" office:string-value="P" calcext:value-type="string">
            <text:p>P</text:p>
          </table:table-cell>
          <table:table-cell office:value-type="string" calcext:value-type="string">
            <text:p>', </text:p>
          </table:table-cell>
          <table:table-cell table:formula="of:=IF(MOD([.E760];1000000)=0;1;0)" office:value-type="float" office:value="0" calcext:value-type="float">
            <text:p>0</text:p>
          </table:table-cell>
          <table:table-cell office:value-type="string" calcext:value-type="string">
            <text:p>),</text:p>
          </table:table-cell>
          <table:table-cell table:formula="of:=CONCATENATE([.D760];[.E760];[.F760];[.G760];[.H760];[.I760];[.J760];[.K760];[.L760])" office:value-type="string" office:string-value="(39000034, 'Subkultur (Händler)', 'P', 0)," calcext:value-type="string">
            <text:p>(39000034, 'Subkultur (Händ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table:formula="of:=1000000*[.A761]+1000*[.B761]+[.C761]" office:value-type="float" office:value="39000035" calcext:value-type="float">
            <text:p>39000035</text:p>
          </table:table-cell>
          <table:table-cell office:value-type="string" calcext:value-type="string">
            <text:p>, '</text:p>
          </table:table-cell>
          <table:table-cell office:value-type="string" calcext:value-type="string">
            <text:p>Subkultur (Mediziner)</text:p>
          </table:table-cell>
          <table:table-cell office:value-type="string" calcext:value-type="string">
            <text:p>', '</text:p>
          </table:table-cell>
          <table:table-cell table:formula="of:=IF(MOD([.E761];1000)=0;&quot;A&quot;;&quot;P&quot;)" office:value-type="string" office:string-value="P" calcext:value-type="string">
            <text:p>P</text:p>
          </table:table-cell>
          <table:table-cell office:value-type="string" calcext:value-type="string">
            <text:p>', </text:p>
          </table:table-cell>
          <table:table-cell table:formula="of:=IF(MOD([.E761];1000000)=0;1;0)" office:value-type="float" office:value="0" calcext:value-type="float">
            <text:p>0</text:p>
          </table:table-cell>
          <table:table-cell office:value-type="string" calcext:value-type="string">
            <text:p>),</text:p>
          </table:table-cell>
          <table:table-cell table:formula="of:=CONCATENATE([.D761];[.E761];[.F761];[.G761];[.H761];[.I761];[.J761];[.K761];[.L761])" office:value-type="string" office:string-value="(39000035, 'Subkultur (Mediziner)', 'P', 0)," calcext:value-type="string">
            <text:p>(39000035, 'Subkultur (Medizin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6" calcext:value-type="float">
            <text:p>36</text:p>
          </table:table-cell>
          <table:table-cell office:value-type="string" calcext:value-type="string">
            <text:p>(</text:p>
          </table:table-cell>
          <table:table-cell table:formula="of:=1000000*[.A762]+1000*[.B762]+[.C762]" office:value-type="float" office:value="39000036" calcext:value-type="float">
            <text:p>39000036</text:p>
          </table:table-cell>
          <table:table-cell office:value-type="string" calcext:value-type="string">
            <text:p>, '</text:p>
          </table:table-cell>
          <table:table-cell office:value-type="string" calcext:value-type="string">
            <text:p>Subkultur (Cyborgs)</text:p>
          </table:table-cell>
          <table:table-cell office:value-type="string" calcext:value-type="string">
            <text:p>', '</text:p>
          </table:table-cell>
          <table:table-cell table:formula="of:=IF(MOD([.E762];1000)=0;&quot;A&quot;;&quot;P&quot;)" office:value-type="string" office:string-value="P" calcext:value-type="string">
            <text:p>P</text:p>
          </table:table-cell>
          <table:table-cell office:value-type="string" calcext:value-type="string">
            <text:p>', </text:p>
          </table:table-cell>
          <table:table-cell table:formula="of:=IF(MOD([.E762];1000000)=0;1;0)" office:value-type="float" office:value="0" calcext:value-type="float">
            <text:p>0</text:p>
          </table:table-cell>
          <table:table-cell office:value-type="string" calcext:value-type="string">
            <text:p>),</text:p>
          </table:table-cell>
          <table:table-cell table:formula="of:=CONCATENATE([.D762];[.E762];[.F762];[.G762];[.H762];[.I762];[.J762];[.K762];[.L762])" office:value-type="string" office:string-value="(39000036, 'Subkultur (Cyborgs)', 'P', 0)," calcext:value-type="string">
            <text:p>(39000036, 'Subkultur (Cyborg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7" calcext:value-type="float">
            <text:p>37</text:p>
          </table:table-cell>
          <table:table-cell office:value-type="string" calcext:value-type="string">
            <text:p>(</text:p>
          </table:table-cell>
          <table:table-cell table:formula="of:=1000000*[.A763]+1000*[.B763]+[.C763]" office:value-type="float" office:value="39000037" calcext:value-type="float">
            <text:p>39000037</text:p>
          </table:table-cell>
          <table:table-cell office:value-type="string" calcext:value-type="string">
            <text:p>, '</text:p>
          </table:table-cell>
          <table:table-cell office:value-type="string" calcext:value-type="string">
            <text:p>Subkultur (Adelige)</text:p>
          </table:table-cell>
          <table:table-cell office:value-type="string" calcext:value-type="string">
            <text:p>', '</text:p>
          </table:table-cell>
          <table:table-cell table:formula="of:=IF(MOD([.E763];1000)=0;&quot;A&quot;;&quot;P&quot;)" office:value-type="string" office:string-value="P" calcext:value-type="string">
            <text:p>P</text:p>
          </table:table-cell>
          <table:table-cell office:value-type="string" calcext:value-type="string">
            <text:p>', </text:p>
          </table:table-cell>
          <table:table-cell table:formula="of:=IF(MOD([.E763];1000000)=0;1;0)" office:value-type="float" office:value="0" calcext:value-type="float">
            <text:p>0</text:p>
          </table:table-cell>
          <table:table-cell office:value-type="string" calcext:value-type="string">
            <text:p>),</text:p>
          </table:table-cell>
          <table:table-cell table:formula="of:=CONCATENATE([.D763];[.E763];[.F763];[.G763];[.H763];[.I763];[.J763];[.K763];[.L763])" office:value-type="string" office:string-value="(39000037, 'Subkultur (Adelige)', 'P', 0)," calcext:value-type="string">
            <text:p>(39000037, 'Subkultur (Adelig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text:p>
          </table:table-cell>
          <table:table-cell table:formula="of:=1000000*[.A764]+1000*[.B764]+[.C764]" office:value-type="float" office:value="39000038" calcext:value-type="float">
            <text:p>39000038</text:p>
          </table:table-cell>
          <table:table-cell office:value-type="string" calcext:value-type="string">
            <text:p>, '</text:p>
          </table:table-cell>
          <table:table-cell office:value-type="string" calcext:value-type="string">
            <text:p>Subkultur (Piloten)</text:p>
          </table:table-cell>
          <table:table-cell office:value-type="string" calcext:value-type="string">
            <text:p>', '</text:p>
          </table:table-cell>
          <table:table-cell table:formula="of:=IF(MOD([.E764];1000)=0;&quot;A&quot;;&quot;P&quot;)" office:value-type="string" office:string-value="P" calcext:value-type="string">
            <text:p>P</text:p>
          </table:table-cell>
          <table:table-cell office:value-type="string" calcext:value-type="string">
            <text:p>', </text:p>
          </table:table-cell>
          <table:table-cell table:formula="of:=IF(MOD([.E764];1000000)=0;1;0)" office:value-type="float" office:value="0" calcext:value-type="float">
            <text:p>0</text:p>
          </table:table-cell>
          <table:table-cell office:value-type="string" calcext:value-type="string">
            <text:p>),</text:p>
          </table:table-cell>
          <table:table-cell table:formula="of:=CONCATENATE([.D764];[.E764];[.F764];[.G764];[.H764];[.I764];[.J764];[.K764];[.L764])" office:value-type="string" office:string-value="(39000038, 'Subkultur (Piloten)', 'P', 0)," calcext:value-type="string">
            <text:p>(39000038, 'Subkultur (Pilo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table:formula="of:=1000000*[.A765]+1000*[.B765]+[.C765]" office:value-type="float" office:value="39000039" calcext:value-type="float">
            <text:p>39000039</text:p>
          </table:table-cell>
          <table:table-cell office:value-type="string" calcext:value-type="string">
            <text:p>, '</text:p>
          </table:table-cell>
          <table:table-cell office:value-type="string" calcext:value-type="string">
            <text:p>Subkultur (Marines)</text:p>
          </table:table-cell>
          <table:table-cell office:value-type="string" calcext:value-type="string">
            <text:p>', '</text:p>
          </table:table-cell>
          <table:table-cell table:formula="of:=IF(MOD([.E765];1000)=0;&quot;A&quot;;&quot;P&quot;)" office:value-type="string" office:string-value="P" calcext:value-type="string">
            <text:p>P</text:p>
          </table:table-cell>
          <table:table-cell office:value-type="string" calcext:value-type="string">
            <text:p>', </text:p>
          </table:table-cell>
          <table:table-cell table:formula="of:=IF(MOD([.E765];1000000)=0;1;0)" office:value-type="float" office:value="0" calcext:value-type="float">
            <text:p>0</text:p>
          </table:table-cell>
          <table:table-cell office:value-type="string" calcext:value-type="string">
            <text:p>),</text:p>
          </table:table-cell>
          <table:table-cell table:formula="of:=CONCATENATE([.D765];[.E765];[.F765];[.G765];[.H765];[.I765];[.J765];[.K765];[.L765])" office:value-type="string" office:string-value="(39000039, 'Subkultur (Marines)', 'P', 0)," calcext:value-type="string">
            <text:p>(39000039, 'Subkultur (Marine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text:p>
          </table:table-cell>
          <table:table-cell table:formula="of:=1000000*[.A766]+1000*[.B766]+[.C766]" office:value-type="float" office:value="39000040" calcext:value-type="float">
            <text:p>39000040</text:p>
          </table:table-cell>
          <table:table-cell office:value-type="string" calcext:value-type="string">
            <text:p>, '</text:p>
          </table:table-cell>
          <table:table-cell office:value-type="string" calcext:value-type="string">
            <text:p>Subkultur (Sprungtruppen)</text:p>
          </table:table-cell>
          <table:table-cell office:value-type="string" calcext:value-type="string">
            <text:p>', '</text:p>
          </table:table-cell>
          <table:table-cell table:formula="of:=IF(MOD([.E766];1000)=0;&quot;A&quot;;&quot;P&quot;)" office:value-type="string" office:string-value="P" calcext:value-type="string">
            <text:p>P</text:p>
          </table:table-cell>
          <table:table-cell office:value-type="string" calcext:value-type="string">
            <text:p>', </text:p>
          </table:table-cell>
          <table:table-cell table:formula="of:=IF(MOD([.E766];1000000)=0;1;0)" office:value-type="float" office:value="0" calcext:value-type="float">
            <text:p>0</text:p>
          </table:table-cell>
          <table:table-cell office:value-type="string" calcext:value-type="string">
            <text:p>),</text:p>
          </table:table-cell>
          <table:table-cell table:formula="of:=CONCATENATE([.D766];[.E766];[.F766];[.G766];[.H766];[.I766];[.J766];[.K766];[.L766])" office:value-type="string" office:string-value="(39000040, 'Subkultur (Sprungtruppen)', 'P', 0)," calcext:value-type="string">
            <text:p>(39000040, 'Subkultur (Sprungtrupp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text:p>
          </table:table-cell>
          <table:table-cell table:formula="of:=1000000*[.A767]+1000*[.B767]+[.C767]" office:value-type="float" office:value="39000041" calcext:value-type="float">
            <text:p>39000041</text:p>
          </table:table-cell>
          <table:table-cell office:value-type="string" calcext:value-type="string">
            <text:p>, '</text:p>
          </table:table-cell>
          <table:table-cell office:value-type="string" calcext:value-type="string">
            <text:p>Subkultur (Spezialeinheiten)</text:p>
          </table:table-cell>
          <table:table-cell office:value-type="string" calcext:value-type="string">
            <text:p>', '</text:p>
          </table:table-cell>
          <table:table-cell table:formula="of:=IF(MOD([.E767];1000)=0;&quot;A&quot;;&quot;P&quot;)" office:value-type="string" office:string-value="P" calcext:value-type="string">
            <text:p>P</text:p>
          </table:table-cell>
          <table:table-cell office:value-type="string" calcext:value-type="string">
            <text:p>', </text:p>
          </table:table-cell>
          <table:table-cell table:formula="of:=IF(MOD([.E767];1000000)=0;1;0)" office:value-type="float" office:value="0" calcext:value-type="float">
            <text:p>0</text:p>
          </table:table-cell>
          <table:table-cell office:value-type="string" calcext:value-type="string">
            <text:p>),</text:p>
          </table:table-cell>
          <table:table-cell table:formula="of:=CONCATENATE([.D767];[.E767];[.F767];[.G767];[.H767];[.I767];[.J767];[.K767];[.L767])" office:value-type="string" office:string-value="(39000041, 'Subkultur (Spezialeinheiten)', 'P', 0)," calcext:value-type="string">
            <text:p>(39000041, 'Subkultur (Spezialeinhe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2" calcext:value-type="float">
            <text:p>42</text:p>
          </table:table-cell>
          <table:table-cell office:value-type="string" calcext:value-type="string">
            <text:p>(</text:p>
          </table:table-cell>
          <table:table-cell table:formula="of:=1000000*[.A768]+1000*[.B768]+[.C768]" office:value-type="float" office:value="39000042" calcext:value-type="float">
            <text:p>39000042</text:p>
          </table:table-cell>
          <table:table-cell office:value-type="string" calcext:value-type="string">
            <text:p>, '</text:p>
          </table:table-cell>
          <table:table-cell office:value-type="string" calcext:value-type="string">
            <text:p>Subkultur (Offiziere)</text:p>
          </table:table-cell>
          <table:table-cell office:value-type="string" calcext:value-type="string">
            <text:p>', '</text:p>
          </table:table-cell>
          <table:table-cell table:formula="of:=IF(MOD([.E768];1000)=0;&quot;A&quot;;&quot;P&quot;)" office:value-type="string" office:string-value="P" calcext:value-type="string">
            <text:p>P</text:p>
          </table:table-cell>
          <table:table-cell office:value-type="string" calcext:value-type="string">
            <text:p>', </text:p>
          </table:table-cell>
          <table:table-cell table:formula="of:=IF(MOD([.E768];1000000)=0;1;0)" office:value-type="float" office:value="0" calcext:value-type="float">
            <text:p>0</text:p>
          </table:table-cell>
          <table:table-cell office:value-type="string" calcext:value-type="string">
            <text:p>),</text:p>
          </table:table-cell>
          <table:table-cell table:formula="of:=CONCATENATE([.D768];[.E768];[.F768];[.G768];[.H768];[.I768];[.J768];[.K768];[.L768])" office:value-type="string" office:string-value="(39000042, 'Subkultur (Offiziere)', 'P', 0)," calcext:value-type="string">
            <text:p>(39000042, 'Subkultur (Offizier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text:p>
          </table:table-cell>
          <table:table-cell table:formula="of:=1000000*[.A769]+1000*[.B769]+[.C769]" office:value-type="float" office:value="39000043" calcext:value-type="float">
            <text:p>39000043</text:p>
          </table:table-cell>
          <table:table-cell office:value-type="string" calcext:value-type="string">
            <text:p>, '</text:p>
          </table:table-cell>
          <table:table-cell office:value-type="string" calcext:value-type="string">
            <text:p>Subkultur (Prepper)</text:p>
          </table:table-cell>
          <table:table-cell office:value-type="string" calcext:value-type="string">
            <text:p>', '</text:p>
          </table:table-cell>
          <table:table-cell table:formula="of:=IF(MOD([.E769];1000)=0;&quot;A&quot;;&quot;P&quot;)" office:value-type="string" office:string-value="P" calcext:value-type="string">
            <text:p>P</text:p>
          </table:table-cell>
          <table:table-cell office:value-type="string" calcext:value-type="string">
            <text:p>', </text:p>
          </table:table-cell>
          <table:table-cell table:formula="of:=IF(MOD([.E769];1000000)=0;1;0)" office:value-type="float" office:value="0" calcext:value-type="float">
            <text:p>0</text:p>
          </table:table-cell>
          <table:table-cell office:value-type="string" calcext:value-type="string">
            <text:p>),</text:p>
          </table:table-cell>
          <table:table-cell table:formula="of:=CONCATENATE([.D769];[.E769];[.F769];[.G769];[.H769];[.I769];[.J769];[.K769];[.L769])" office:value-type="string" office:string-value="(39000043, 'Subkultur (Prepper)', 'P', 0)," calcext:value-type="string">
            <text:p>(39000043, 'Subkultur (Prepp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4" calcext:value-type="float">
            <text:p>44</text:p>
          </table:table-cell>
          <table:table-cell office:value-type="string" calcext:value-type="string">
            <text:p>(</text:p>
          </table:table-cell>
          <table:table-cell table:formula="of:=1000000*[.A770]+1000*[.B770]+[.C770]" office:value-type="float" office:value="39000044" calcext:value-type="float">
            <text:p>39000044</text:p>
          </table:table-cell>
          <table:table-cell office:value-type="string" calcext:value-type="string">
            <text:p>, '</text:p>
          </table:table-cell>
          <table:table-cell office:value-type="string" calcext:value-type="string">
            <text:p>Subkultur (Gamer)</text:p>
          </table:table-cell>
          <table:table-cell office:value-type="string" calcext:value-type="string">
            <text:p>', '</text:p>
          </table:table-cell>
          <table:table-cell table:formula="of:=IF(MOD([.E770];1000)=0;&quot;A&quot;;&quot;P&quot;)" office:value-type="string" office:string-value="P" calcext:value-type="string">
            <text:p>P</text:p>
          </table:table-cell>
          <table:table-cell office:value-type="string" calcext:value-type="string">
            <text:p>', </text:p>
          </table:table-cell>
          <table:table-cell table:formula="of:=IF(MOD([.E770];1000000)=0;1;0)" office:value-type="float" office:value="0" calcext:value-type="float">
            <text:p>0</text:p>
          </table:table-cell>
          <table:table-cell office:value-type="string" calcext:value-type="string">
            <text:p>),</text:p>
          </table:table-cell>
          <table:table-cell table:formula="of:=CONCATENATE([.D770];[.E770];[.F770];[.G770];[.H770];[.I770];[.J770];[.K770];[.L770])" office:value-type="string" office:string-value="(39000044, 'Subkultur (Gamer)', 'P', 0)," calcext:value-type="string">
            <text:p>(39000044, 'Subkultur (Ga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5" calcext:value-type="float">
            <text:p>45</text:p>
          </table:table-cell>
          <table:table-cell office:value-type="string" calcext:value-type="string">
            <text:p>(</text:p>
          </table:table-cell>
          <table:table-cell table:formula="of:=1000000*[.A771]+1000*[.B771]+[.C771]" office:value-type="float" office:value="39000045" calcext:value-type="float">
            <text:p>39000045</text:p>
          </table:table-cell>
          <table:table-cell office:value-type="string" calcext:value-type="string">
            <text:p>, '</text:p>
          </table:table-cell>
          <table:table-cell office:value-type="string" calcext:value-type="string">
            <text:p>Subkultur (Maker)</text:p>
          </table:table-cell>
          <table:table-cell office:value-type="string" calcext:value-type="string">
            <text:p>', '</text:p>
          </table:table-cell>
          <table:table-cell table:formula="of:=IF(MOD([.E771];1000)=0;&quot;A&quot;;&quot;P&quot;)" office:value-type="string" office:string-value="P" calcext:value-type="string">
            <text:p>P</text:p>
          </table:table-cell>
          <table:table-cell office:value-type="string" calcext:value-type="string">
            <text:p>', </text:p>
          </table:table-cell>
          <table:table-cell table:formula="of:=IF(MOD([.E771];1000000)=0;1;0)" office:value-type="float" office:value="0" calcext:value-type="float">
            <text:p>0</text:p>
          </table:table-cell>
          <table:table-cell office:value-type="string" calcext:value-type="string">
            <text:p>),</text:p>
          </table:table-cell>
          <table:table-cell table:formula="of:=CONCATENATE([.D771];[.E771];[.F771];[.G771];[.H771];[.I771];[.J771];[.K771];[.L771])" office:value-type="string" office:string-value="(39000045, 'Subkultur (Maker)', 'P', 0)," calcext:value-type="string">
            <text:p>(39000045, 'Subkultur (Ma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text:p>
          </table:table-cell>
          <table:table-cell table:formula="of:=1000000*[.A772]+1000*[.B772]+[.C772]" office:value-type="float" office:value="39000046" calcext:value-type="float">
            <text:p>39000046</text:p>
          </table:table-cell>
          <table:table-cell office:value-type="string" calcext:value-type="string">
            <text:p>, '</text:p>
          </table:table-cell>
          <table:table-cell office:value-type="string" calcext:value-type="string">
            <text:p>Subkultur (Minimalisten)</text:p>
          </table:table-cell>
          <table:table-cell office:value-type="string" calcext:value-type="string">
            <text:p>', '</text:p>
          </table:table-cell>
          <table:table-cell table:formula="of:=IF(MOD([.E772];1000)=0;&quot;A&quot;;&quot;P&quot;)" office:value-type="string" office:string-value="P" calcext:value-type="string">
            <text:p>P</text:p>
          </table:table-cell>
          <table:table-cell office:value-type="string" calcext:value-type="string">
            <text:p>', </text:p>
          </table:table-cell>
          <table:table-cell table:formula="of:=IF(MOD([.E772];1000000)=0;1;0)" office:value-type="float" office:value="0" calcext:value-type="float">
            <text:p>0</text:p>
          </table:table-cell>
          <table:table-cell office:value-type="string" calcext:value-type="string">
            <text:p>),</text:p>
          </table:table-cell>
          <table:table-cell table:formula="of:=CONCATENATE([.D772];[.E772];[.F772];[.G772];[.H772];[.I772];[.J772];[.K772];[.L772])" office:value-type="string" office:string-value="(39000046, 'Subkultur (Minimalisten)', 'P', 0)," calcext:value-type="string">
            <text:p>(39000046, 'Subkultur (Minimalis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7" calcext:value-type="float">
            <text:p>47</text:p>
          </table:table-cell>
          <table:table-cell office:value-type="string" calcext:value-type="string">
            <text:p>(</text:p>
          </table:table-cell>
          <table:table-cell table:formula="of:=1000000*[.A773]+1000*[.B773]+[.C773]" office:value-type="float" office:value="39000047" calcext:value-type="float">
            <text:p>39000047</text:p>
          </table:table-cell>
          <table:table-cell office:value-type="string" calcext:value-type="string">
            <text:p>, '</text:p>
          </table:table-cell>
          <table:table-cell office:value-type="string" calcext:value-type="string">
            <text:p>Subkultur (Cosmopoliten)</text:p>
          </table:table-cell>
          <table:table-cell office:value-type="string" calcext:value-type="string">
            <text:p>', '</text:p>
          </table:table-cell>
          <table:table-cell table:formula="of:=IF(MOD([.E773];1000)=0;&quot;A&quot;;&quot;P&quot;)" office:value-type="string" office:string-value="P" calcext:value-type="string">
            <text:p>P</text:p>
          </table:table-cell>
          <table:table-cell office:value-type="string" calcext:value-type="string">
            <text:p>', </text:p>
          </table:table-cell>
          <table:table-cell table:formula="of:=IF(MOD([.E773];1000000)=0;1;0)" office:value-type="float" office:value="0" calcext:value-type="float">
            <text:p>0</text:p>
          </table:table-cell>
          <table:table-cell office:value-type="string" calcext:value-type="string">
            <text:p>),</text:p>
          </table:table-cell>
          <table:table-cell table:formula="of:=CONCATENATE([.D773];[.E773];[.F773];[.G773];[.H773];[.I773];[.J773];[.K773];[.L773])" office:value-type="string" office:string-value="(39000047, 'Subkultur (Cosmopoliten)', 'P', 0)," calcext:value-type="string">
            <text:p>(39000047, 'Subkultur (Cosmopol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text:p>
          </table:table-cell>
          <table:table-cell table:formula="of:=1000000*[.A774]+1000*[.B774]+[.C774]" office:value-type="float" office:value="39000048" calcext:value-type="float">
            <text:p>39000048</text:p>
          </table:table-cell>
          <table:table-cell office:value-type="string" calcext:value-type="string">
            <text:p>, '</text:p>
          </table:table-cell>
          <table:table-cell office:value-type="string" calcext:value-type="string">
            <text:p>Subkultur (Bodybuilder)</text:p>
          </table:table-cell>
          <table:table-cell office:value-type="string" calcext:value-type="string">
            <text:p>', '</text:p>
          </table:table-cell>
          <table:table-cell table:formula="of:=IF(MOD([.E774];1000)=0;&quot;A&quot;;&quot;P&quot;)" office:value-type="string" office:string-value="P" calcext:value-type="string">
            <text:p>P</text:p>
          </table:table-cell>
          <table:table-cell office:value-type="string" calcext:value-type="string">
            <text:p>', </text:p>
          </table:table-cell>
          <table:table-cell table:formula="of:=IF(MOD([.E774];1000000)=0;1;0)" office:value-type="float" office:value="0" calcext:value-type="float">
            <text:p>0</text:p>
          </table:table-cell>
          <table:table-cell office:value-type="string" calcext:value-type="string">
            <text:p>),</text:p>
          </table:table-cell>
          <table:table-cell table:formula="of:=CONCATENATE([.D774];[.E774];[.F774];[.G774];[.H774];[.I774];[.J774];[.K774];[.L774])" office:value-type="string" office:string-value="(39000048, 'Subkultur (Bodybuilder)', 'P', 0)," calcext:value-type="string">
            <text:p>(39000048, 'Subkultur (Bodybuild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9" calcext:value-type="float">
            <text:p>49</text:p>
          </table:table-cell>
          <table:table-cell office:value-type="string" calcext:value-type="string">
            <text:p>(</text:p>
          </table:table-cell>
          <table:table-cell table:formula="of:=1000000*[.A775]+1000*[.B775]+[.C775]" office:value-type="float" office:value="39000049" calcext:value-type="float">
            <text:p>39000049</text:p>
          </table:table-cell>
          <table:table-cell office:value-type="string" calcext:value-type="string">
            <text:p>, '</text:p>
          </table:table-cell>
          <table:table-cell office:value-type="string" calcext:value-type="string">
            <text:p>Subkultur (Jäger)</text:p>
          </table:table-cell>
          <table:table-cell office:value-type="string" calcext:value-type="string">
            <text:p>', '</text:p>
          </table:table-cell>
          <table:table-cell table:formula="of:=IF(MOD([.E775];1000)=0;&quot;A&quot;;&quot;P&quot;)" office:value-type="string" office:string-value="P" calcext:value-type="string">
            <text:p>P</text:p>
          </table:table-cell>
          <table:table-cell office:value-type="string" calcext:value-type="string">
            <text:p>', </text:p>
          </table:table-cell>
          <table:table-cell table:formula="of:=IF(MOD([.E775];1000000)=0;1;0)" office:value-type="float" office:value="0" calcext:value-type="float">
            <text:p>0</text:p>
          </table:table-cell>
          <table:table-cell office:value-type="string" calcext:value-type="string">
            <text:p>),</text:p>
          </table:table-cell>
          <table:table-cell table:formula="of:=CONCATENATE([.D775];[.E775];[.F775];[.G775];[.H775];[.I775];[.J775];[.K775];[.L775])" office:value-type="string" office:string-value="(39000049, 'Subkultur (Jäger)', 'P', 0)," calcext:value-type="string">
            <text:p>(39000049, 'Subkultur (Jäger)', 'P', 0),</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office:value-type="string" calcext:value-type="string">
            <text:p>(</text:p>
          </table:table-cell>
          <table:table-cell table:formula="of:=1000000*[.A776]+1000*[.B776]+[.C776]" office:value-type="float" office:value="40000000" calcext:value-type="float">
            <text:p>40000000</text:p>
          </table:table-cell>
          <table:table-cell office:value-type="string" calcext:value-type="string">
            <text:p>, '</text:p>
          </table:table-cell>
          <table:table-cell office:value-type="string" calcext:value-type="string">
            <text:p>Sprachen und Linguis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76];1000000)=0;1;0)" office:value-type="float" office:value="1" calcext:value-type="float">
            <text:p>1</text:p>
          </table:table-cell>
          <table:table-cell office:value-type="string" calcext:value-type="string">
            <text:p>),</text:p>
          </table:table-cell>
          <table:table-cell table:formula="of:=CONCATENATE([.D776];[.E776];[.F776];[.G776];[.H776];[.I776];[.J776];[.K776];[.L776])" office:value-type="string" office:string-value="(40000000, 'Sprachen und Linguistik', 'P', 1)," calcext:value-type="string">
            <text:p>(40000000, 'Sprachen und Linguistik', 'P', 1),</text:p>
          </table:table-cell>
        </table:table-row>
        <table:table-row table:style-name="ro1">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text:p>
          </table:table-cell>
          <table:table-cell table:formula="of:=1000000*[.A777]+1000*[.B777]+[.C777]" office:value-type="float" office:value="40001001" calcext:value-type="float">
            <text:p>40001001</text:p>
          </table:table-cell>
          <table:table-cell office:value-type="string" calcext:value-type="string">
            <text:p>, '</text:p>
          </table:table-cell>
          <table:table-cell office:value-type="string" calcext:value-type="string">
            <text:p>Novasperanto</text:p>
          </table:table-cell>
          <table:table-cell office:value-type="string" calcext:value-type="string">
            <text:p>', '</text:p>
          </table:table-cell>
          <table:table-cell table:formula="of:=IF(MOD([.E777];1000)=0;&quot;A&quot;;&quot;S&quot;)" office:value-type="string" office:string-value="S" calcext:value-type="string">
            <text:p>S</text:p>
          </table:table-cell>
          <table:table-cell office:value-type="string" calcext:value-type="string">
            <text:p>', </text:p>
          </table:table-cell>
          <table:table-cell table:formula="of:=IF(MOD([.E777];1000000)=0;1;0)" office:value-type="float" office:value="0" calcext:value-type="float">
            <text:p>0</text:p>
          </table:table-cell>
          <table:table-cell office:value-type="string" calcext:value-type="string">
            <text:p>),</text:p>
          </table:table-cell>
          <table:table-cell table:formula="of:=CONCATENATE([.D777];[.E777];[.F777];[.G777];[.H777];[.I777];[.J777];[.K777];[.L777])" office:value-type="string" office:string-value="(40001001, 'Novasperanto', 'S', 0)," calcext:value-type="string">
            <text:p>(40001001, 'Novasperanto', 'S', 0),</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778]+1000*[.B778]+[.C778]" office:value-type="float" office:value="40002001" calcext:value-type="float">
            <text:p>40002001</text:p>
          </table:table-cell>
          <table:table-cell office:value-type="string" calcext:value-type="string">
            <text:p>, '</text:p>
          </table:table-cell>
          <table:table-cell office:value-type="string" calcext:value-type="string">
            <text:p>Novababel</text:p>
          </table:table-cell>
          <table:table-cell office:value-type="string" calcext:value-type="string">
            <text:p>', '</text:p>
          </table:table-cell>
          <table:table-cell table:formula="of:=IF(MOD([.E778];1000)=0;&quot;A&quot;;&quot;S&quot;)" office:value-type="string" office:string-value="S" calcext:value-type="string">
            <text:p>S</text:p>
          </table:table-cell>
          <table:table-cell office:value-type="string" calcext:value-type="string">
            <text:p>', </text:p>
          </table:table-cell>
          <table:table-cell table:formula="of:=IF(MOD([.E778];1000000)=0;1;0)" office:value-type="float" office:value="0" calcext:value-type="float">
            <text:p>0</text:p>
          </table:table-cell>
          <table:table-cell office:value-type="string" calcext:value-type="string">
            <text:p>),</text:p>
          </table:table-cell>
          <table:table-cell table:formula="of:=CONCATENATE([.D778];[.E778];[.F778];[.G778];[.H778];[.I778];[.J778];[.K778];[.L778])" office:value-type="string" office:string-value="(40002001, 'Novababel', 'S', 0)," calcext:value-type="string">
            <text:p>(40002001, 'Novababel', 'S', 0),</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779]+1000*[.B779]+[.C779]" office:value-type="float" office:value="40003001" calcext:value-type="float">
            <text:p>40003001</text:p>
          </table:table-cell>
          <table:table-cell office:value-type="string" calcext:value-type="string">
            <text:p>, '</text:p>
          </table:table-cell>
          <table:table-cell office:value-type="string" calcext:value-type="string">
            <text:p>Technobabel</text:p>
          </table:table-cell>
          <table:table-cell office:value-type="string" calcext:value-type="string">
            <text:p>', '</text:p>
          </table:table-cell>
          <table:table-cell table:formula="of:=IF(MOD([.E779];1000)=0;&quot;A&quot;;&quot;S&quot;)" office:value-type="string" office:string-value="S" calcext:value-type="string">
            <text:p>S</text:p>
          </table:table-cell>
          <table:table-cell office:value-type="string" calcext:value-type="string">
            <text:p>', </text:p>
          </table:table-cell>
          <table:table-cell table:formula="of:=IF(MOD([.E779];1000000)=0;1;0)" office:value-type="float" office:value="0" calcext:value-type="float">
            <text:p>0</text:p>
          </table:table-cell>
          <table:table-cell office:value-type="string" calcext:value-type="string">
            <text:p>),</text:p>
          </table:table-cell>
          <table:table-cell table:formula="of:=CONCATENATE([.D779];[.E779];[.F779];[.G779];[.H779];[.I779];[.J779];[.K779];[.L779])" office:value-type="string" office:string-value="(40003001, 'Technobabel', 'S', 0)," calcext:value-type="string">
            <text:p>(40003001, 'Technobabel', 'S', 0),</text:p>
          </table:table-cell>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80]+1000*[.B780]+[.C780]" office:value-type="float" office:value="40004001" calcext:value-type="float">
            <text:p>40004001</text:p>
          </table:table-cell>
          <table:table-cell office:value-type="string" calcext:value-type="string">
            <text:p>, '</text:p>
          </table:table-cell>
          <table:table-cell office:value-type="string" calcext:value-type="string">
            <text:p>Alpha-Ganimed-Babel</text:p>
          </table:table-cell>
          <table:table-cell office:value-type="string" calcext:value-type="string">
            <text:p>', '</text:p>
          </table:table-cell>
          <table:table-cell table:formula="of:=IF(MOD([.E780];1000)=0;&quot;A&quot;;&quot;S&quot;)" office:value-type="string" office:string-value="S" calcext:value-type="string">
            <text:p>S</text:p>
          </table:table-cell>
          <table:table-cell office:value-type="string" calcext:value-type="string">
            <text:p>', </text:p>
          </table:table-cell>
          <table:table-cell table:formula="of:=IF(MOD([.E780];1000000)=0;1;0)" office:value-type="float" office:value="0" calcext:value-type="float">
            <text:p>0</text:p>
          </table:table-cell>
          <table:table-cell office:value-type="string" calcext:value-type="string">
            <text:p>),</text:p>
          </table:table-cell>
          <table:table-cell table:formula="of:=CONCATENATE([.D780];[.E780];[.F780];[.G780];[.H780];[.I780];[.J780];[.K780];[.L780])" office:value-type="string" office:string-value="(40004001, 'Alpha-Ganimed-Babel', 'S', 0)," calcext:value-type="string">
            <text:p>(40004001, 'Alpha-Ganimed-Babel', 'S', 0),</text:p>
          </table:table-cell>
        </table:table-row>
        <table:table-row table:style-name="ro1">
          <table:table-cell office:value-type="float" office:value="40" calcext:value-type="float">
            <text:p>4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781]+1000*[.B781]+[.C781]" office:value-type="float" office:value="40005001" calcext:value-type="float">
            <text:p>40005001</text:p>
          </table:table-cell>
          <table:table-cell office:value-type="string" calcext:value-type="string">
            <text:p>, '</text:p>
          </table:table-cell>
          <table:table-cell office:value-type="string" calcext:value-type="string">
            <text:p>Araby</text:p>
          </table:table-cell>
          <table:table-cell office:value-type="string" calcext:value-type="string">
            <text:p>', '</text:p>
          </table:table-cell>
          <table:table-cell table:formula="of:=IF(MOD([.E781];1000)=0;&quot;A&quot;;&quot;S&quot;)" office:value-type="string" office:string-value="S" calcext:value-type="string">
            <text:p>S</text:p>
          </table:table-cell>
          <table:table-cell office:value-type="string" calcext:value-type="string">
            <text:p>', </text:p>
          </table:table-cell>
          <table:table-cell table:formula="of:=IF(MOD([.E781];1000000)=0;1;0)" office:value-type="float" office:value="0" calcext:value-type="float">
            <text:p>0</text:p>
          </table:table-cell>
          <table:table-cell office:value-type="string" calcext:value-type="string">
            <text:p>),</text:p>
          </table:table-cell>
          <table:table-cell table:formula="of:=CONCATENATE([.D781];[.E781];[.F781];[.G781];[.H781];[.I781];[.J781];[.K781];[.L781])" office:value-type="string" office:string-value="(40005001, 'Araby', 'S', 0)," calcext:value-type="string">
            <text:p>(40005001, 'Araby', 'S', 0),</text:p>
          </table:table-cell>
        </table:table-row>
        <table:table-row table:style-name="ro1">
          <table:table-cell office:value-type="float" office:value="40" calcext:value-type="float">
            <text:p>4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782]+1000*[.B782]+[.C782]" office:value-type="float" office:value="40006001" calcext:value-type="float">
            <text:p>40006001</text:p>
          </table:table-cell>
          <table:table-cell office:value-type="string" calcext:value-type="string">
            <text:p>, '</text:p>
          </table:table-cell>
          <table:table-cell office:value-type="string" calcext:value-type="string">
            <text:p>Gotick</text:p>
          </table:table-cell>
          <table:table-cell office:value-type="string" calcext:value-type="string">
            <text:p>', '</text:p>
          </table:table-cell>
          <table:table-cell table:formula="of:=IF(MOD([.E782];1000)=0;&quot;A&quot;;&quot;S&quot;)" office:value-type="string" office:string-value="S" calcext:value-type="string">
            <text:p>S</text:p>
          </table:table-cell>
          <table:table-cell office:value-type="string" calcext:value-type="string">
            <text:p>', </text:p>
          </table:table-cell>
          <table:table-cell table:formula="of:=IF(MOD([.E782];1000000)=0;1;0)" office:value-type="float" office:value="0" calcext:value-type="float">
            <text:p>0</text:p>
          </table:table-cell>
          <table:table-cell office:value-type="string" calcext:value-type="string">
            <text:p>),</text:p>
          </table:table-cell>
          <table:table-cell table:formula="of:=CONCATENATE([.D782];[.E782];[.F782];[.G782];[.H782];[.I782];[.J782];[.K782];[.L782])" office:value-type="string" office:string-value="(40006001, 'Gotick', 'S', 0)," calcext:value-type="string">
            <text:p>(40006001, 'Gotick', 'S', 0),</text:p>
          </table:table-cell>
        </table:table-row>
        <table:table-row table:style-name="ro1">
          <table:table-cell office:value-type="float" office:value="40" calcext:value-type="float">
            <text:p>4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783]+1000*[.B783]+[.C783]" office:value-type="float" office:value="40007001" calcext:value-type="float">
            <text:p>40007001</text:p>
          </table:table-cell>
          <table:table-cell office:value-type="string" calcext:value-type="string">
            <text:p>, '</text:p>
          </table:table-cell>
          <table:table-cell office:value-type="string" calcext:value-type="string">
            <text:p>Españal</text:p>
          </table:table-cell>
          <table:table-cell office:value-type="string" calcext:value-type="string">
            <text:p>', '</text:p>
          </table:table-cell>
          <table:table-cell table:formula="of:=IF(MOD([.E783];1000)=0;&quot;A&quot;;&quot;S&quot;)" office:value-type="string" office:string-value="S" calcext:value-type="string">
            <text:p>S</text:p>
          </table:table-cell>
          <table:table-cell office:value-type="string" calcext:value-type="string">
            <text:p>', </text:p>
          </table:table-cell>
          <table:table-cell table:formula="of:=IF(MOD([.E783];1000000)=0;1;0)" office:value-type="float" office:value="0" calcext:value-type="float">
            <text:p>0</text:p>
          </table:table-cell>
          <table:table-cell office:value-type="string" calcext:value-type="string">
            <text:p>),</text:p>
          </table:table-cell>
          <table:table-cell table:formula="of:=CONCATENATE([.D783];[.E783];[.F783];[.G783];[.H783];[.I783];[.J783];[.K783];[.L783])" office:value-type="string" office:string-value="(40007001, 'Españal', 'S', 0)," calcext:value-type="string">
            <text:p>(40007001, 'Españal', 'S', 0),</text:p>
          </table:table-cell>
        </table:table-row>
        <table:table-row table:style-name="ro1">
          <table:table-cell office:value-type="float" office:value="40" calcext:value-type="float">
            <text:p>4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table:formula="of:=1000000*[.A784]+1000*[.B784]+[.C784]" office:value-type="float" office:value="40008001" calcext:value-type="float">
            <text:p>40008001</text:p>
          </table:table-cell>
          <table:table-cell office:value-type="string" calcext:value-type="string">
            <text:p>, '</text:p>
          </table:table-cell>
          <table:table-cell office:value-type="string" calcext:value-type="string">
            <text:p>Franças</text:p>
          </table:table-cell>
          <table:table-cell office:value-type="string" calcext:value-type="string">
            <text:p>', '</text:p>
          </table:table-cell>
          <table:table-cell table:formula="of:=IF(MOD([.E784];1000)=0;&quot;A&quot;;&quot;S&quot;)" office:value-type="string" office:string-value="S" calcext:value-type="string">
            <text:p>S</text:p>
          </table:table-cell>
          <table:table-cell office:value-type="string" calcext:value-type="string">
            <text:p>', </text:p>
          </table:table-cell>
          <table:table-cell table:formula="of:=IF(MOD([.E784];1000000)=0;1;0)" office:value-type="float" office:value="0" calcext:value-type="float">
            <text:p>0</text:p>
          </table:table-cell>
          <table:table-cell office:value-type="string" calcext:value-type="string">
            <text:p>),</text:p>
          </table:table-cell>
          <table:table-cell table:formula="of:=CONCATENATE([.D784];[.E784];[.F784];[.G784];[.H784];[.I784];[.J784];[.K784];[.L784])" office:value-type="string" office:string-value="(40008001, 'Franças', 'S', 0)," calcext:value-type="string">
            <text:p>(40008001, 'Franças', 'S', 0),</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p>
          </table:table-cell>
          <table:table-cell table:formula="of:=1000000*[.A785]+1000*[.B785]+[.C785]" office:value-type="float" office:value="40009001" calcext:value-type="float">
            <text:p>40009001</text:p>
          </table:table-cell>
          <table:table-cell office:value-type="string" calcext:value-type="string">
            <text:p>, '</text:p>
          </table:table-cell>
          <table:table-cell office:value-type="string" calcext:value-type="string">
            <text:p>Latin</text:p>
          </table:table-cell>
          <table:table-cell office:value-type="string" calcext:value-type="string">
            <text:p>', '</text:p>
          </table:table-cell>
          <table:table-cell table:formula="of:=IF(MOD([.E785];1000)=0;&quot;A&quot;;&quot;S&quot;)" office:value-type="string" office:string-value="S" calcext:value-type="string">
            <text:p>S</text:p>
          </table:table-cell>
          <table:table-cell office:value-type="string" calcext:value-type="string">
            <text:p>', </text:p>
          </table:table-cell>
          <table:table-cell table:formula="of:=IF(MOD([.E785];1000000)=0;1;0)" office:value-type="float" office:value="0" calcext:value-type="float">
            <text:p>0</text:p>
          </table:table-cell>
          <table:table-cell office:value-type="string" calcext:value-type="string">
            <text:p>),</text:p>
          </table:table-cell>
          <table:table-cell table:formula="of:=CONCATENATE([.D785];[.E785];[.F785];[.G785];[.H785];[.I785];[.J785];[.K785];[.L785])" office:value-type="string" office:string-value="(40009001, 'Latin', 'S', 0)," calcext:value-type="string">
            <text:p>(40009001, 'Latin', 'S', 0),</text:p>
          </table:table-cell>
        </table:table-row>
        <table:table-row table:style-name="ro1">
          <table:table-cell office:value-type="float" office:value="40" calcext:value-type="float">
            <text:p>4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786]+1000*[.B786]+[.C786]" office:value-type="float" office:value="40010001" calcext:value-type="float">
            <text:p>40010001</text:p>
          </table:table-cell>
          <table:table-cell office:value-type="string" calcext:value-type="string">
            <text:p>, '</text:p>
          </table:table-cell>
          <table:table-cell office:value-type="string" calcext:value-type="string">
            <text:p>Helleniki</text:p>
          </table:table-cell>
          <table:table-cell office:value-type="string" calcext:value-type="string">
            <text:p>', '</text:p>
          </table:table-cell>
          <table:table-cell table:formula="of:=IF(MOD([.E786];1000)=0;&quot;A&quot;;&quot;S&quot;)" office:value-type="string" office:string-value="S" calcext:value-type="string">
            <text:p>S</text:p>
          </table:table-cell>
          <table:table-cell office:value-type="string" calcext:value-type="string">
            <text:p>', </text:p>
          </table:table-cell>
          <table:table-cell table:formula="of:=IF(MOD([.E786];1000000)=0;1;0)" office:value-type="float" office:value="0" calcext:value-type="float">
            <text:p>0</text:p>
          </table:table-cell>
          <table:table-cell office:value-type="string" calcext:value-type="string">
            <text:p>),</text:p>
          </table:table-cell>
          <table:table-cell table:formula="of:=CONCATENATE([.D786];[.E786];[.F786];[.G786];[.H786];[.I786];[.J786];[.K786];[.L786])" office:value-type="string" office:string-value="(40010001, 'Helleniki', 'S', 0)," calcext:value-type="string">
            <text:p>(40010001, 'Helleniki', 'S', 0),</text:p>
          </table:table-cell>
        </table:table-row>
        <table:table-row table:style-name="ro1">
          <table:table-cell office:value-type="float" office:value="40" calcext:value-type="float">
            <text:p>40</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p>
          </table:table-cell>
          <table:table-cell table:formula="of:=1000000*[.A787]+1000*[.B787]+[.C787]" office:value-type="float" office:value="40011001" calcext:value-type="float">
            <text:p>40011001</text:p>
          </table:table-cell>
          <table:table-cell office:value-type="string" calcext:value-type="string">
            <text:p>, '</text:p>
          </table:table-cell>
          <table:table-cell office:value-type="string" calcext:value-type="string">
            <text:p>Nippon</text:p>
          </table:table-cell>
          <table:table-cell office:value-type="string" calcext:value-type="string">
            <text:p>', '</text:p>
          </table:table-cell>
          <table:table-cell table:formula="of:=IF(MOD([.E787];1000)=0;&quot;A&quot;;&quot;S&quot;)" office:value-type="string" office:string-value="S" calcext:value-type="string">
            <text:p>S</text:p>
          </table:table-cell>
          <table:table-cell office:value-type="string" calcext:value-type="string">
            <text:p>', </text:p>
          </table:table-cell>
          <table:table-cell table:formula="of:=IF(MOD([.E787];1000000)=0;1;0)" office:value-type="float" office:value="0" calcext:value-type="float">
            <text:p>0</text:p>
          </table:table-cell>
          <table:table-cell office:value-type="string" calcext:value-type="string">
            <text:p>),</text:p>
          </table:table-cell>
          <table:table-cell table:formula="of:=CONCATENATE([.D787];[.E787];[.F787];[.G787];[.H787];[.I787];[.J787];[.K787];[.L787])" office:value-type="string" office:string-value="(40011001, 'Nippon', 'S', 0)," calcext:value-type="string">
            <text:p>(40011001, 'Nippon', 'S', 0),</text:p>
          </table:table-cell>
        </table:table-row>
        <table:table-row table:style-name="ro1">
          <table:table-cell office:value-type="float" office:value="40" calcext:value-type="float">
            <text:p>40</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table:formula="of:=1000000*[.A788]+1000*[.B788]+[.C788]" office:value-type="float" office:value="40012001" calcext:value-type="float">
            <text:p>40012001</text:p>
          </table:table-cell>
          <table:table-cell office:value-type="string" calcext:value-type="string">
            <text:p>, '</text:p>
          </table:table-cell>
          <table:table-cell office:value-type="string" calcext:value-type="string">
            <text:p>Rosska</text:p>
          </table:table-cell>
          <table:table-cell office:value-type="string" calcext:value-type="string">
            <text:p>', '</text:p>
          </table:table-cell>
          <table:table-cell table:formula="of:=IF(MOD([.E788];1000)=0;&quot;A&quot;;&quot;S&quot;)" office:value-type="string" office:string-value="S" calcext:value-type="string">
            <text:p>S</text:p>
          </table:table-cell>
          <table:table-cell office:value-type="string" calcext:value-type="string">
            <text:p>', </text:p>
          </table:table-cell>
          <table:table-cell table:formula="of:=IF(MOD([.E788];1000000)=0;1;0)" office:value-type="float" office:value="0" calcext:value-type="float">
            <text:p>0</text:p>
          </table:table-cell>
          <table:table-cell office:value-type="string" calcext:value-type="string">
            <text:p>),</text:p>
          </table:table-cell>
          <table:table-cell table:formula="of:=CONCATENATE([.D788];[.E788];[.F788];[.G788];[.H788];[.I788];[.J788];[.K788];[.L788])" office:value-type="string" office:string-value="(40012001, 'Rosska', 'S', 0)," calcext:value-type="string">
            <text:p>(40012001, 'Rosska', 'S', 0),</text:p>
          </table:table-cell>
        </table:table-row>
        <table:table-row table:style-name="ro1">
          <table:table-cell office:value-type="float" office:value="40" calcext:value-type="float">
            <text:p>4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789]+1000*[.B789]+[.C789]" office:value-type="float" office:value="40013001" calcext:value-type="float">
            <text:p>40013001</text:p>
          </table:table-cell>
          <table:table-cell office:value-type="string" calcext:value-type="string">
            <text:p>, '</text:p>
          </table:table-cell>
          <table:table-cell office:value-type="string" calcext:value-type="string">
            <text:p>Konklav-Hazaru</text:p>
          </table:table-cell>
          <table:table-cell office:value-type="string" calcext:value-type="string">
            <text:p>', '</text:p>
          </table:table-cell>
          <table:table-cell table:formula="of:=IF(MOD([.E789];1000)=0;&quot;A&quot;;&quot;S&quot;)" office:value-type="string" office:string-value="S" calcext:value-type="string">
            <text:p>S</text:p>
          </table:table-cell>
          <table:table-cell office:value-type="string" calcext:value-type="string">
            <text:p>', </text:p>
          </table:table-cell>
          <table:table-cell table:formula="of:=IF(MOD([.E789];1000000)=0;1;0)" office:value-type="float" office:value="0" calcext:value-type="float">
            <text:p>0</text:p>
          </table:table-cell>
          <table:table-cell office:value-type="string" calcext:value-type="string">
            <text:p>),</text:p>
          </table:table-cell>
          <table:table-cell table:formula="of:=CONCATENATE([.D789];[.E789];[.F789];[.G789];[.H789];[.I789];[.J789];[.K789];[.L789])" office:value-type="string" office:string-value="(40013001, 'Konklav-Hazaru', 'S', 0)," calcext:value-type="string">
            <text:p>(40013001, 'Konklav-Hazaru', 'S', 0),</text:p>
          </table:table-cell>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p>
          </table:table-cell>
          <table:table-cell table:formula="of:=1000000*[.A790]+1000*[.B790]+[.C790]" office:value-type="float" office:value="40014001" calcext:value-type="float">
            <text:p>40014001</text:p>
          </table:table-cell>
          <table:table-cell office:value-type="string" calcext:value-type="string">
            <text:p>, '</text:p>
          </table:table-cell>
          <table:table-cell office:value-type="string" calcext:value-type="string">
            <text:p>Szezaru</text:p>
          </table:table-cell>
          <table:table-cell office:value-type="string" calcext:value-type="string">
            <text:p>', '</text:p>
          </table:table-cell>
          <table:table-cell table:formula="of:=IF(MOD([.E790];1000)=0;&quot;A&quot;;&quot;S&quot;)" office:value-type="string" office:string-value="S" calcext:value-type="string">
            <text:p>S</text:p>
          </table:table-cell>
          <table:table-cell office:value-type="string" calcext:value-type="string">
            <text:p>', </text:p>
          </table:table-cell>
          <table:table-cell table:formula="of:=IF(MOD([.E790];1000000)=0;1;0)" office:value-type="float" office:value="0" calcext:value-type="float">
            <text:p>0</text:p>
          </table:table-cell>
          <table:table-cell office:value-type="string" calcext:value-type="string">
            <text:p>),</text:p>
          </table:table-cell>
          <table:table-cell table:formula="of:=CONCATENATE([.D790];[.E790];[.F790];[.G790];[.H790];[.I790];[.J790];[.K790];[.L790])" office:value-type="string" office:string-value="(40014001, 'Szezaru', 'S', 0)," calcext:value-type="string">
            <text:p>(40014001, 'Szezaru', 'S', 0),</text:p>
          </table:table-cell>
        </table:table-row>
        <table:table-row table:style-name="ro1">
          <table:table-cell office:value-type="float" office:value="40" calcext:value-type="float">
            <text:p>4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p>
          </table:table-cell>
          <table:table-cell table:formula="of:=1000000*[.A791]+1000*[.B791]+[.C791]" office:value-type="float" office:value="40015001" calcext:value-type="float">
            <text:p>40015001</text:p>
          </table:table-cell>
          <table:table-cell office:value-type="string" calcext:value-type="string">
            <text:p>, '</text:p>
          </table:table-cell>
          <table:table-cell office:value-type="string" calcext:value-type="string">
            <text:p>Qya</text:p>
          </table:table-cell>
          <table:table-cell office:value-type="string" calcext:value-type="string">
            <text:p>', '</text:p>
          </table:table-cell>
          <table:table-cell table:formula="of:=IF(MOD([.E791];1000)=0;&quot;A&quot;;&quot;S&quot;)" office:value-type="string" office:string-value="S" calcext:value-type="string">
            <text:p>S</text:p>
          </table:table-cell>
          <table:table-cell office:value-type="string" calcext:value-type="string">
            <text:p>', </text:p>
          </table:table-cell>
          <table:table-cell table:formula="of:=IF(MOD([.E791];1000000)=0;1;0)" office:value-type="float" office:value="0" calcext:value-type="float">
            <text:p>0</text:p>
          </table:table-cell>
          <table:table-cell office:value-type="string" calcext:value-type="string">
            <text:p>),</text:p>
          </table:table-cell>
          <table:table-cell table:formula="of:=CONCATENATE([.D791];[.E791];[.F791];[.G791];[.H791];[.I791];[.J791];[.K791];[.L791])" office:value-type="string" office:string-value="(40015001, 'Qya', 'S', 0)," calcext:value-type="string">
            <text:p>(40015001, 'Qya', 'S', 0),</text:p>
          </table:table-cell>
        </table:table-row>
        <table:table-row table:style-name="ro1">
          <table:table-cell office:value-type="float" office:value="40" calcext:value-type="float">
            <text:p>4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table:formula="of:=1000000*[.A792]+1000*[.B792]+[.C792]" office:value-type="float" office:value="40016001" calcext:value-type="float">
            <text:p>40016001</text:p>
          </table:table-cell>
          <table:table-cell office:value-type="string" calcext:value-type="string">
            <text:p>, '</text:p>
          </table:table-cell>
          <table:table-cell office:value-type="string" calcext:value-type="string">
            <text:p>Qyani</text:p>
          </table:table-cell>
          <table:table-cell office:value-type="string" calcext:value-type="string">
            <text:p>', '</text:p>
          </table:table-cell>
          <table:table-cell table:formula="of:=IF(MOD([.E792];1000)=0;&quot;A&quot;;&quot;S&quot;)" office:value-type="string" office:string-value="S" calcext:value-type="string">
            <text:p>S</text:p>
          </table:table-cell>
          <table:table-cell office:value-type="string" calcext:value-type="string">
            <text:p>', </text:p>
          </table:table-cell>
          <table:table-cell table:formula="of:=IF(MOD([.E792];1000000)=0;1;0)" office:value-type="float" office:value="0" calcext:value-type="float">
            <text:p>0</text:p>
          </table:table-cell>
          <table:table-cell office:value-type="string" calcext:value-type="string">
            <text:p>),</text:p>
          </table:table-cell>
          <table:table-cell table:formula="of:=CONCATENATE([.D792];[.E792];[.F792];[.G792];[.H792];[.I792];[.J792];[.K792];[.L792])" office:value-type="string" office:string-value="(40016001, 'Qyani', 'S', 0)," calcext:value-type="string">
            <text:p>(40016001, 'Qyani', 'S', 0),</text:p>
          </table:table-cell>
        </table:table-row>
        <table:table-row table:style-name="ro1">
          <table:table-cell office:value-type="float" office:value="40" calcext:value-type="float">
            <text:p>4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p>
          </table:table-cell>
          <table:table-cell table:formula="of:=1000000*[.A793]+1000*[.B793]+[.C793]" office:value-type="float" office:value="40017001" calcext:value-type="float">
            <text:p>40017001</text:p>
          </table:table-cell>
          <table:table-cell office:value-type="string" calcext:value-type="string">
            <text:p>, '</text:p>
          </table:table-cell>
          <table:table-cell office:value-type="string" calcext:value-type="string">
            <text:p>Řhu</text:p>
          </table:table-cell>
          <table:table-cell office:value-type="string" calcext:value-type="string">
            <text:p>', '</text:p>
          </table:table-cell>
          <table:table-cell table:formula="of:=IF(MOD([.E793];1000)=0;&quot;A&quot;;&quot;S&quot;)" office:value-type="string" office:string-value="S" calcext:value-type="string">
            <text:p>S</text:p>
          </table:table-cell>
          <table:table-cell office:value-type="string" calcext:value-type="string">
            <text:p>', </text:p>
          </table:table-cell>
          <table:table-cell table:formula="of:=IF(MOD([.E793];1000000)=0;1;0)" office:value-type="float" office:value="0" calcext:value-type="float">
            <text:p>0</text:p>
          </table:table-cell>
          <table:table-cell office:value-type="string" calcext:value-type="string">
            <text:p>),</text:p>
          </table:table-cell>
          <table:table-cell table:formula="of:=CONCATENATE([.D793];[.E793];[.F793];[.G793];[.H793];[.I793];[.J793];[.K793];[.L793])" office:value-type="string" office:string-value="(40017001, 'Řhu', 'S', 0)," calcext:value-type="string">
            <text:p>(40017001, 'Řhu', 'S', 0),</text:p>
          </table:table-cell>
        </table:table-row>
        <table:table-row table:style-name="ro1">
          <table:table-cell office:value-type="float" office:value="40" calcext:value-type="float">
            <text:p>4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text:p>
          </table:table-cell>
          <table:table-cell table:formula="of:=1000000*[.A794]+1000*[.B794]+[.C794]" office:value-type="float" office:value="40018001" calcext:value-type="float">
            <text:p>40018001</text:p>
          </table:table-cell>
          <table:table-cell office:value-type="string" calcext:value-type="string">
            <text:p>, '</text:p>
          </table:table-cell>
          <table:table-cell office:value-type="string" calcext:value-type="string">
            <text:p>Orionischer Standard</text:p>
          </table:table-cell>
          <table:table-cell office:value-type="string" calcext:value-type="string">
            <text:p>', '</text:p>
          </table:table-cell>
          <table:table-cell table:formula="of:=IF(MOD([.E794];1000)=0;&quot;A&quot;;&quot;S&quot;)" office:value-type="string" office:string-value="S" calcext:value-type="string">
            <text:p>S</text:p>
          </table:table-cell>
          <table:table-cell office:value-type="string" calcext:value-type="string">
            <text:p>', </text:p>
          </table:table-cell>
          <table:table-cell table:formula="of:=IF(MOD([.E794];1000000)=0;1;0)" office:value-type="float" office:value="0" calcext:value-type="float">
            <text:p>0</text:p>
          </table:table-cell>
          <table:table-cell office:value-type="string" calcext:value-type="string">
            <text:p>),</text:p>
          </table:table-cell>
          <table:table-cell table:formula="of:=CONCATENATE([.D794];[.E794];[.F794];[.G794];[.H794];[.I794];[.J794];[.K794];[.L794])" office:value-type="string" office:string-value="(40018001, 'Orionischer Standard', 'S', 0)," calcext:value-type="string">
            <text:p>(40018001, 'Orionischer Standard', 'S', 0),</text:p>
          </table:table-cell>
        </table:table-row>
        <table:table-row table:style-name="ro1">
          <table:table-cell table:number-columns-repeated="3"/>
          <table:table-cell office:value-type="string" calcext:value-type="string">
            <text:p>(</text:p>
          </table:table-cell>
          <table:table-cell table:formula="of:=1000000*[.A795]+1000*[.B795]+[.C79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5];1000)=0;&quot;A&quot;;&quot;S&quot;)" office:value-type="string" office:string-value="A" calcext:value-type="string">
            <text:p>A</text:p>
          </table:table-cell>
          <table:table-cell office:value-type="string" calcext:value-type="string">
            <text:p>', </text:p>
          </table:table-cell>
          <table:table-cell table:formula="of:=IF(MOD([.E795];1000000)=0;1;0)" office:value-type="float" office:value="1" calcext:value-type="float">
            <text:p>1</text:p>
          </table:table-cell>
          <table:table-cell office:value-type="string" calcext:value-type="string">
            <text:p>),</text:p>
          </table:table-cell>
          <table:table-cell table:formula="of:=CONCATENATE([.D795];[.E795];[.F795];[.G795];[.H795];[.I795];[.J795];[.K795];[.L79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6]+1000*[.B796]+[.C79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6];1000)=0;&quot;A&quot;;&quot;S&quot;)" office:value-type="string" office:string-value="A" calcext:value-type="string">
            <text:p>A</text:p>
          </table:table-cell>
          <table:table-cell office:value-type="string" calcext:value-type="string">
            <text:p>', </text:p>
          </table:table-cell>
          <table:table-cell table:formula="of:=IF(MOD([.E796];1000000)=0;1;0)" office:value-type="float" office:value="1" calcext:value-type="float">
            <text:p>1</text:p>
          </table:table-cell>
          <table:table-cell office:value-type="string" calcext:value-type="string">
            <text:p>),</text:p>
          </table:table-cell>
          <table:table-cell table:formula="of:=CONCATENATE([.D796];[.E796];[.F796];[.G796];[.H796];[.I796];[.J796];[.K796];[.L79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7]+1000*[.B797]+[.C79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7];1000)=0;&quot;A&quot;;&quot;S&quot;)" office:value-type="string" office:string-value="A" calcext:value-type="string">
            <text:p>A</text:p>
          </table:table-cell>
          <table:table-cell office:value-type="string" calcext:value-type="string">
            <text:p>', </text:p>
          </table:table-cell>
          <table:table-cell table:formula="of:=IF(MOD([.E797];1000000)=0;1;0)" office:value-type="float" office:value="1" calcext:value-type="float">
            <text:p>1</text:p>
          </table:table-cell>
          <table:table-cell office:value-type="string" calcext:value-type="string">
            <text:p>),</text:p>
          </table:table-cell>
          <table:table-cell table:formula="of:=CONCATENATE([.D797];[.E797];[.F797];[.G797];[.H797];[.I797];[.J797];[.K797];[.L79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8]+1000*[.B798]+[.C79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8];1000)=0;&quot;A&quot;;&quot;S&quot;)" office:value-type="string" office:string-value="A" calcext:value-type="string">
            <text:p>A</text:p>
          </table:table-cell>
          <table:table-cell office:value-type="string" calcext:value-type="string">
            <text:p>', </text:p>
          </table:table-cell>
          <table:table-cell table:formula="of:=IF(MOD([.E798];1000000)=0;1;0)" office:value-type="float" office:value="1" calcext:value-type="float">
            <text:p>1</text:p>
          </table:table-cell>
          <table:table-cell office:value-type="string" calcext:value-type="string">
            <text:p>),</text:p>
          </table:table-cell>
          <table:table-cell table:formula="of:=CONCATENATE([.D798];[.E798];[.F798];[.G798];[.H798];[.I798];[.J798];[.K798];[.L79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9]+1000*[.B799]+[.C79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9];1000)=0;&quot;A&quot;;&quot;S&quot;)" office:value-type="string" office:string-value="A" calcext:value-type="string">
            <text:p>A</text:p>
          </table:table-cell>
          <table:table-cell office:value-type="string" calcext:value-type="string">
            <text:p>', </text:p>
          </table:table-cell>
          <table:table-cell table:formula="of:=IF(MOD([.E799];1000000)=0;1;0)" office:value-type="float" office:value="1" calcext:value-type="float">
            <text:p>1</text:p>
          </table:table-cell>
          <table:table-cell office:value-type="string" calcext:value-type="string">
            <text:p>),</text:p>
          </table:table-cell>
          <table:table-cell table:formula="of:=CONCATENATE([.D799];[.E799];[.F799];[.G799];[.H799];[.I799];[.J799];[.K799];[.L79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0]+1000*[.B800]+[.C80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0];1000)=0;&quot;A&quot;;&quot;S&quot;)" office:value-type="string" office:string-value="A" calcext:value-type="string">
            <text:p>A</text:p>
          </table:table-cell>
          <table:table-cell office:value-type="string" calcext:value-type="string">
            <text:p>', </text:p>
          </table:table-cell>
          <table:table-cell table:formula="of:=IF(MOD([.E800];1000000)=0;1;0)" office:value-type="float" office:value="1" calcext:value-type="float">
            <text:p>1</text:p>
          </table:table-cell>
          <table:table-cell office:value-type="string" calcext:value-type="string">
            <text:p>),</text:p>
          </table:table-cell>
          <table:table-cell table:formula="of:=CONCATENATE([.D800];[.E800];[.F800];[.G800];[.H800];[.I800];[.J800];[.K800];[.L80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1]+1000*[.B801]+[.C80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1];1000)=0;&quot;A&quot;;&quot;S&quot;)" office:value-type="string" office:string-value="A" calcext:value-type="string">
            <text:p>A</text:p>
          </table:table-cell>
          <table:table-cell office:value-type="string" calcext:value-type="string">
            <text:p>', </text:p>
          </table:table-cell>
          <table:table-cell table:formula="of:=IF(MOD([.E801];1000000)=0;1;0)" office:value-type="float" office:value="1" calcext:value-type="float">
            <text:p>1</text:p>
          </table:table-cell>
          <table:table-cell office:value-type="string" calcext:value-type="string">
            <text:p>),</text:p>
          </table:table-cell>
          <table:table-cell table:formula="of:=CONCATENATE([.D801];[.E801];[.F801];[.G801];[.H801];[.I801];[.J801];[.K801];[.L80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2]+1000*[.B802]+[.C80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2];1000)=0;&quot;A&quot;;&quot;S&quot;)" office:value-type="string" office:string-value="A" calcext:value-type="string">
            <text:p>A</text:p>
          </table:table-cell>
          <table:table-cell office:value-type="string" calcext:value-type="string">
            <text:p>', </text:p>
          </table:table-cell>
          <table:table-cell table:formula="of:=IF(MOD([.E802];1000000)=0;1;0)" office:value-type="float" office:value="1" calcext:value-type="float">
            <text:p>1</text:p>
          </table:table-cell>
          <table:table-cell office:value-type="string" calcext:value-type="string">
            <text:p>),</text:p>
          </table:table-cell>
          <table:table-cell table:formula="of:=CONCATENATE([.D802];[.E802];[.F802];[.G802];[.H802];[.I802];[.J802];[.K802];[.L80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3]+1000*[.B803]+[.C80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3];1000)=0;&quot;A&quot;;&quot;S&quot;)" office:value-type="string" office:string-value="A" calcext:value-type="string">
            <text:p>A</text:p>
          </table:table-cell>
          <table:table-cell office:value-type="string" calcext:value-type="string">
            <text:p>', </text:p>
          </table:table-cell>
          <table:table-cell table:formula="of:=IF(MOD([.E803];1000000)=0;1;0)" office:value-type="float" office:value="1" calcext:value-type="float">
            <text:p>1</text:p>
          </table:table-cell>
          <table:table-cell office:value-type="string" calcext:value-type="string">
            <text:p>),</text:p>
          </table:table-cell>
          <table:table-cell table:formula="of:=CONCATENATE([.D803];[.E803];[.F803];[.G803];[.H803];[.I803];[.J803];[.K803];[.L80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4]+1000*[.B804]+[.C80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4];1000)=0;&quot;A&quot;;&quot;S&quot;)" office:value-type="string" office:string-value="A" calcext:value-type="string">
            <text:p>A</text:p>
          </table:table-cell>
          <table:table-cell office:value-type="string" calcext:value-type="string">
            <text:p>', </text:p>
          </table:table-cell>
          <table:table-cell table:formula="of:=IF(MOD([.E804];1000000)=0;1;0)" office:value-type="float" office:value="1" calcext:value-type="float">
            <text:p>1</text:p>
          </table:table-cell>
          <table:table-cell office:value-type="string" calcext:value-type="string">
            <text:p>),</text:p>
          </table:table-cell>
          <table:table-cell table:formula="of:=CONCATENATE([.D804];[.E804];[.F804];[.G804];[.H804];[.I804];[.J804];[.K804];[.L80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5]+1000*[.B805]+[.C80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5];1000)=0;&quot;A&quot;;&quot;S&quot;)" office:value-type="string" office:string-value="A" calcext:value-type="string">
            <text:p>A</text:p>
          </table:table-cell>
          <table:table-cell office:value-type="string" calcext:value-type="string">
            <text:p>', </text:p>
          </table:table-cell>
          <table:table-cell table:formula="of:=IF(MOD([.E805];1000000)=0;1;0)" office:value-type="float" office:value="1" calcext:value-type="float">
            <text:p>1</text:p>
          </table:table-cell>
          <table:table-cell office:value-type="string" calcext:value-type="string">
            <text:p>),</text:p>
          </table:table-cell>
          <table:table-cell table:formula="of:=CONCATENATE([.D805];[.E805];[.F805];[.G805];[.H805];[.I805];[.J805];[.K805];[.L80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6]+1000*[.B806]+[.C80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6];1000)=0;&quot;A&quot;;&quot;S&quot;)" office:value-type="string" office:string-value="A" calcext:value-type="string">
            <text:p>A</text:p>
          </table:table-cell>
          <table:table-cell office:value-type="string" calcext:value-type="string">
            <text:p>', </text:p>
          </table:table-cell>
          <table:table-cell table:formula="of:=IF(MOD([.E806];1000000)=0;1;0)" office:value-type="float" office:value="1" calcext:value-type="float">
            <text:p>1</text:p>
          </table:table-cell>
          <table:table-cell office:value-type="string" calcext:value-type="string">
            <text:p>),</text:p>
          </table:table-cell>
          <table:table-cell table:formula="of:=CONCATENATE([.D806];[.E806];[.F806];[.G806];[.H806];[.I806];[.J806];[.K806];[.L80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7]+1000*[.B807]+[.C80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7];1000)=0;&quot;A&quot;;&quot;S&quot;)" office:value-type="string" office:string-value="A" calcext:value-type="string">
            <text:p>A</text:p>
          </table:table-cell>
          <table:table-cell office:value-type="string" calcext:value-type="string">
            <text:p>', </text:p>
          </table:table-cell>
          <table:table-cell table:formula="of:=IF(MOD([.E807];1000000)=0;1;0)" office:value-type="float" office:value="1" calcext:value-type="float">
            <text:p>1</text:p>
          </table:table-cell>
          <table:table-cell office:value-type="string" calcext:value-type="string">
            <text:p>),</text:p>
          </table:table-cell>
          <table:table-cell table:formula="of:=CONCATENATE([.D807];[.E807];[.F807];[.G807];[.H807];[.I807];[.J807];[.K807];[.L80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8]+1000*[.B808]+[.C80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8];1000)=0;&quot;A&quot;;&quot;S&quot;)" office:value-type="string" office:string-value="A" calcext:value-type="string">
            <text:p>A</text:p>
          </table:table-cell>
          <table:table-cell office:value-type="string" calcext:value-type="string">
            <text:p>', </text:p>
          </table:table-cell>
          <table:table-cell table:formula="of:=IF(MOD([.E808];1000000)=0;1;0)" office:value-type="float" office:value="1" calcext:value-type="float">
            <text:p>1</text:p>
          </table:table-cell>
          <table:table-cell office:value-type="string" calcext:value-type="string">
            <text:p>),</text:p>
          </table:table-cell>
          <table:table-cell table:formula="of:=CONCATENATE([.D808];[.E808];[.F808];[.G808];[.H808];[.I808];[.J808];[.K808];[.L80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9]+1000*[.B809]+[.C80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9];1000)=0;&quot;A&quot;;&quot;S&quot;)" office:value-type="string" office:string-value="A" calcext:value-type="string">
            <text:p>A</text:p>
          </table:table-cell>
          <table:table-cell office:value-type="string" calcext:value-type="string">
            <text:p>', </text:p>
          </table:table-cell>
          <table:table-cell table:formula="of:=IF(MOD([.E809];1000000)=0;1;0)" office:value-type="float" office:value="1" calcext:value-type="float">
            <text:p>1</text:p>
          </table:table-cell>
          <table:table-cell office:value-type="string" calcext:value-type="string">
            <text:p>),</text:p>
          </table:table-cell>
          <table:table-cell table:formula="of:=CONCATENATE([.D809];[.E809];[.F809];[.G809];[.H809];[.I809];[.J809];[.K809];[.L80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0]+1000*[.B810]+[.C81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0];1000)=0;&quot;A&quot;;&quot;S&quot;)" office:value-type="string" office:string-value="A" calcext:value-type="string">
            <text:p>A</text:p>
          </table:table-cell>
          <table:table-cell office:value-type="string" calcext:value-type="string">
            <text:p>', </text:p>
          </table:table-cell>
          <table:table-cell table:formula="of:=IF(MOD([.E810];1000000)=0;1;0)" office:value-type="float" office:value="1" calcext:value-type="float">
            <text:p>1</text:p>
          </table:table-cell>
          <table:table-cell office:value-type="string" calcext:value-type="string">
            <text:p>),</text:p>
          </table:table-cell>
          <table:table-cell table:formula="of:=CONCATENATE([.D810];[.E810];[.F810];[.G810];[.H810];[.I810];[.J810];[.K810];[.L81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1]+1000*[.B811]+[.C81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1];1000)=0;&quot;A&quot;;&quot;S&quot;)" office:value-type="string" office:string-value="A" calcext:value-type="string">
            <text:p>A</text:p>
          </table:table-cell>
          <table:table-cell office:value-type="string" calcext:value-type="string">
            <text:p>', </text:p>
          </table:table-cell>
          <table:table-cell table:formula="of:=IF(MOD([.E811];1000000)=0;1;0)" office:value-type="float" office:value="1" calcext:value-type="float">
            <text:p>1</text:p>
          </table:table-cell>
          <table:table-cell office:value-type="string" calcext:value-type="string">
            <text:p>),</text:p>
          </table:table-cell>
          <table:table-cell table:formula="of:=CONCATENATE([.D811];[.E811];[.F811];[.G811];[.H811];[.I811];[.J811];[.K811];[.L81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2]+1000*[.B812]+[.C81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2];1000)=0;&quot;A&quot;;&quot;S&quot;)" office:value-type="string" office:string-value="A" calcext:value-type="string">
            <text:p>A</text:p>
          </table:table-cell>
          <table:table-cell office:value-type="string" calcext:value-type="string">
            <text:p>', </text:p>
          </table:table-cell>
          <table:table-cell table:formula="of:=IF(MOD([.E812];1000000)=0;1;0)" office:value-type="float" office:value="1" calcext:value-type="float">
            <text:p>1</text:p>
          </table:table-cell>
          <table:table-cell office:value-type="string" calcext:value-type="string">
            <text:p>),</text:p>
          </table:table-cell>
          <table:table-cell table:formula="of:=CONCATENATE([.D812];[.E812];[.F812];[.G812];[.H812];[.I812];[.J812];[.K812];[.L81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3]+1000*[.B813]+[.C81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3];1000)=0;&quot;A&quot;;&quot;S&quot;)" office:value-type="string" office:string-value="A" calcext:value-type="string">
            <text:p>A</text:p>
          </table:table-cell>
          <table:table-cell office:value-type="string" calcext:value-type="string">
            <text:p>', </text:p>
          </table:table-cell>
          <table:table-cell table:formula="of:=IF(MOD([.E813];1000000)=0;1;0)" office:value-type="float" office:value="1" calcext:value-type="float">
            <text:p>1</text:p>
          </table:table-cell>
          <table:table-cell office:value-type="string" calcext:value-type="string">
            <text:p>),</text:p>
          </table:table-cell>
          <table:table-cell table:formula="of:=CONCATENATE([.D813];[.E813];[.F813];[.G813];[.H813];[.I813];[.J813];[.K813];[.L81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4]+1000*[.B814]+[.C81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4];1000)=0;&quot;A&quot;;&quot;S&quot;)" office:value-type="string" office:string-value="A" calcext:value-type="string">
            <text:p>A</text:p>
          </table:table-cell>
          <table:table-cell office:value-type="string" calcext:value-type="string">
            <text:p>', </text:p>
          </table:table-cell>
          <table:table-cell table:formula="of:=IF(MOD([.E814];1000000)=0;1;0)" office:value-type="float" office:value="1" calcext:value-type="float">
            <text:p>1</text:p>
          </table:table-cell>
          <table:table-cell office:value-type="string" calcext:value-type="string">
            <text:p>),</text:p>
          </table:table-cell>
          <table:table-cell table:formula="of:=CONCATENATE([.D814];[.E814];[.F814];[.G814];[.H814];[.I814];[.J814];[.K814];[.L81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5]+1000*[.B815]+[.C81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5];1000)=0;&quot;A&quot;;&quot;S&quot;)" office:value-type="string" office:string-value="A" calcext:value-type="string">
            <text:p>A</text:p>
          </table:table-cell>
          <table:table-cell office:value-type="string" calcext:value-type="string">
            <text:p>', </text:p>
          </table:table-cell>
          <table:table-cell table:formula="of:=IF(MOD([.E815];1000000)=0;1;0)" office:value-type="float" office:value="1" calcext:value-type="float">
            <text:p>1</text:p>
          </table:table-cell>
          <table:table-cell office:value-type="string" calcext:value-type="string">
            <text:p>),</text:p>
          </table:table-cell>
          <table:table-cell table:formula="of:=CONCATENATE([.D815];[.E815];[.F815];[.G815];[.H815];[.I815];[.J815];[.K815];[.L81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6]+1000*[.B816]+[.C81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6];1000)=0;&quot;A&quot;;&quot;S&quot;)" office:value-type="string" office:string-value="A" calcext:value-type="string">
            <text:p>A</text:p>
          </table:table-cell>
          <table:table-cell office:value-type="string" calcext:value-type="string">
            <text:p>', </text:p>
          </table:table-cell>
          <table:table-cell table:formula="of:=IF(MOD([.E816];1000000)=0;1;0)" office:value-type="float" office:value="1" calcext:value-type="float">
            <text:p>1</text:p>
          </table:table-cell>
          <table:table-cell office:value-type="string" calcext:value-type="string">
            <text:p>),</text:p>
          </table:table-cell>
          <table:table-cell table:formula="of:=CONCATENATE([.D816];[.E816];[.F816];[.G816];[.H816];[.I816];[.J816];[.K816];[.L81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7]+1000*[.B817]+[.C81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7];1000)=0;&quot;A&quot;;&quot;S&quot;)" office:value-type="string" office:string-value="A" calcext:value-type="string">
            <text:p>A</text:p>
          </table:table-cell>
          <table:table-cell office:value-type="string" calcext:value-type="string">
            <text:p>', </text:p>
          </table:table-cell>
          <table:table-cell table:formula="of:=IF(MOD([.E817];1000000)=0;1;0)" office:value-type="float" office:value="1" calcext:value-type="float">
            <text:p>1</text:p>
          </table:table-cell>
          <table:table-cell office:value-type="string" calcext:value-type="string">
            <text:p>),</text:p>
          </table:table-cell>
          <table:table-cell table:formula="of:=CONCATENATE([.D817];[.E817];[.F817];[.G817];[.H817];[.I817];[.J817];[.K817];[.L81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8]+1000*[.B818]+[.C81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8];1000)=0;&quot;A&quot;;&quot;S&quot;)" office:value-type="string" office:string-value="A" calcext:value-type="string">
            <text:p>A</text:p>
          </table:table-cell>
          <table:table-cell office:value-type="string" calcext:value-type="string">
            <text:p>', </text:p>
          </table:table-cell>
          <table:table-cell table:formula="of:=IF(MOD([.E818];1000000)=0;1;0)" office:value-type="float" office:value="1" calcext:value-type="float">
            <text:p>1</text:p>
          </table:table-cell>
          <table:table-cell office:value-type="string" calcext:value-type="string">
            <text:p>),</text:p>
          </table:table-cell>
          <table:table-cell table:formula="of:=CONCATENATE([.D818];[.E818];[.F818];[.G818];[.H818];[.I818];[.J818];[.K818];[.L81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9]+1000*[.B819]+[.C81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9];1000)=0;&quot;A&quot;;&quot;S&quot;)" office:value-type="string" office:string-value="A" calcext:value-type="string">
            <text:p>A</text:p>
          </table:table-cell>
          <table:table-cell office:value-type="string" calcext:value-type="string">
            <text:p>', </text:p>
          </table:table-cell>
          <table:table-cell table:formula="of:=IF(MOD([.E819];1000000)=0;1;0)" office:value-type="float" office:value="1" calcext:value-type="float">
            <text:p>1</text:p>
          </table:table-cell>
          <table:table-cell office:value-type="string" calcext:value-type="string">
            <text:p>),</text:p>
          </table:table-cell>
          <table:table-cell table:formula="of:=CONCATENATE([.D819];[.E819];[.F819];[.G819];[.H819];[.I819];[.J819];[.K819];[.L81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0]+1000*[.B820]+[.C82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0];1000)=0;&quot;A&quot;;&quot;S&quot;)" office:value-type="string" office:string-value="A" calcext:value-type="string">
            <text:p>A</text:p>
          </table:table-cell>
          <table:table-cell office:value-type="string" calcext:value-type="string">
            <text:p>', </text:p>
          </table:table-cell>
          <table:table-cell table:formula="of:=IF(MOD([.E820];1000000)=0;1;0)" office:value-type="float" office:value="1" calcext:value-type="float">
            <text:p>1</text:p>
          </table:table-cell>
          <table:table-cell office:value-type="string" calcext:value-type="string">
            <text:p>),</text:p>
          </table:table-cell>
          <table:table-cell table:formula="of:=CONCATENATE([.D820];[.E820];[.F820];[.G820];[.H820];[.I820];[.J820];[.K820];[.L82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1]+1000*[.B821]+[.C82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1];1000)=0;&quot;A&quot;;&quot;S&quot;)" office:value-type="string" office:string-value="A" calcext:value-type="string">
            <text:p>A</text:p>
          </table:table-cell>
          <table:table-cell office:value-type="string" calcext:value-type="string">
            <text:p>', </text:p>
          </table:table-cell>
          <table:table-cell table:formula="of:=IF(MOD([.E821];1000000)=0;1;0)" office:value-type="float" office:value="1" calcext:value-type="float">
            <text:p>1</text:p>
          </table:table-cell>
          <table:table-cell office:value-type="string" calcext:value-type="string">
            <text:p>),</text:p>
          </table:table-cell>
          <table:table-cell table:formula="of:=CONCATENATE([.D821];[.E821];[.F821];[.G821];[.H821];[.I821];[.J821];[.K821];[.L82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2]+1000*[.B822]+[.C82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2];1000)=0;&quot;A&quot;;&quot;S&quot;)" office:value-type="string" office:string-value="A" calcext:value-type="string">
            <text:p>A</text:p>
          </table:table-cell>
          <table:table-cell office:value-type="string" calcext:value-type="string">
            <text:p>', </text:p>
          </table:table-cell>
          <table:table-cell table:formula="of:=IF(MOD([.E822];1000000)=0;1;0)" office:value-type="float" office:value="1" calcext:value-type="float">
            <text:p>1</text:p>
          </table:table-cell>
          <table:table-cell office:value-type="string" calcext:value-type="string">
            <text:p>),</text:p>
          </table:table-cell>
          <table:table-cell table:formula="of:=CONCATENATE([.D822];[.E822];[.F822];[.G822];[.H822];[.I822];[.J822];[.K822];[.L82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3]+1000*[.B823]+[.C82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3];1000)=0;&quot;A&quot;;&quot;S&quot;)" office:value-type="string" office:string-value="A" calcext:value-type="string">
            <text:p>A</text:p>
          </table:table-cell>
          <table:table-cell office:value-type="string" calcext:value-type="string">
            <text:p>', </text:p>
          </table:table-cell>
          <table:table-cell table:formula="of:=IF(MOD([.E823];1000000)=0;1;0)" office:value-type="float" office:value="1" calcext:value-type="float">
            <text:p>1</text:p>
          </table:table-cell>
          <table:table-cell office:value-type="string" calcext:value-type="string">
            <text:p>),</text:p>
          </table:table-cell>
          <table:table-cell table:formula="of:=CONCATENATE([.D823];[.E823];[.F823];[.G823];[.H823];[.I823];[.J823];[.K823];[.L82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4]+1000*[.B824]+[.C82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4];1000)=0;&quot;A&quot;;&quot;S&quot;)" office:value-type="string" office:string-value="A" calcext:value-type="string">
            <text:p>A</text:p>
          </table:table-cell>
          <table:table-cell office:value-type="string" calcext:value-type="string">
            <text:p>', </text:p>
          </table:table-cell>
          <table:table-cell table:formula="of:=IF(MOD([.E824];1000000)=0;1;0)" office:value-type="float" office:value="1" calcext:value-type="float">
            <text:p>1</text:p>
          </table:table-cell>
          <table:table-cell office:value-type="string" calcext:value-type="string">
            <text:p>),</text:p>
          </table:table-cell>
          <table:table-cell table:formula="of:=CONCATENATE([.D824];[.E824];[.F824];[.G824];[.H824];[.I824];[.J824];[.K824];[.L82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5]+1000*[.B825]+[.C82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5];1000)=0;&quot;A&quot;;&quot;S&quot;)" office:value-type="string" office:string-value="A" calcext:value-type="string">
            <text:p>A</text:p>
          </table:table-cell>
          <table:table-cell office:value-type="string" calcext:value-type="string">
            <text:p>', </text:p>
          </table:table-cell>
          <table:table-cell table:formula="of:=IF(MOD([.E825];1000000)=0;1;0)" office:value-type="float" office:value="1" calcext:value-type="float">
            <text:p>1</text:p>
          </table:table-cell>
          <table:table-cell office:value-type="string" calcext:value-type="string">
            <text:p>),</text:p>
          </table:table-cell>
          <table:table-cell table:formula="of:=CONCATENATE([.D825];[.E825];[.F825];[.G825];[.H825];[.I825];[.J825];[.K825];[.L82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6]+1000*[.B826]+[.C82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6];1000)=0;&quot;A&quot;;&quot;S&quot;)" office:value-type="string" office:string-value="A" calcext:value-type="string">
            <text:p>A</text:p>
          </table:table-cell>
          <table:table-cell office:value-type="string" calcext:value-type="string">
            <text:p>', </text:p>
          </table:table-cell>
          <table:table-cell table:formula="of:=IF(MOD([.E826];1000000)=0;1;0)" office:value-type="float" office:value="1" calcext:value-type="float">
            <text:p>1</text:p>
          </table:table-cell>
          <table:table-cell office:value-type="string" calcext:value-type="string">
            <text:p>),</text:p>
          </table:table-cell>
          <table:table-cell table:formula="of:=CONCATENATE([.D826];[.E826];[.F826];[.G826];[.H826];[.I826];[.J826];[.K826];[.L82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7]+1000*[.B827]+[.C82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7];1000)=0;&quot;A&quot;;&quot;S&quot;)" office:value-type="string" office:string-value="A" calcext:value-type="string">
            <text:p>A</text:p>
          </table:table-cell>
          <table:table-cell office:value-type="string" calcext:value-type="string">
            <text:p>', </text:p>
          </table:table-cell>
          <table:table-cell table:formula="of:=IF(MOD([.E827];1000000)=0;1;0)" office:value-type="float" office:value="1" calcext:value-type="float">
            <text:p>1</text:p>
          </table:table-cell>
          <table:table-cell office:value-type="string" calcext:value-type="string">
            <text:p>),</text:p>
          </table:table-cell>
          <table:table-cell table:formula="of:=CONCATENATE([.D827];[.E827];[.F827];[.G827];[.H827];[.I827];[.J827];[.K827];[.L82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8]+1000*[.B828]+[.C82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8];1000)=0;&quot;A&quot;;&quot;S&quot;)" office:value-type="string" office:string-value="A" calcext:value-type="string">
            <text:p>A</text:p>
          </table:table-cell>
          <table:table-cell office:value-type="string" calcext:value-type="string">
            <text:p>', </text:p>
          </table:table-cell>
          <table:table-cell table:formula="of:=IF(MOD([.E828];1000000)=0;1;0)" office:value-type="float" office:value="1" calcext:value-type="float">
            <text:p>1</text:p>
          </table:table-cell>
          <table:table-cell office:value-type="string" calcext:value-type="string">
            <text:p>),</text:p>
          </table:table-cell>
          <table:table-cell table:formula="of:=CONCATENATE([.D828];[.E828];[.F828];[.G828];[.H828];[.I828];[.J828];[.K828];[.L82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9]+1000*[.B829]+[.C82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9];1000)=0;&quot;A&quot;;&quot;S&quot;)" office:value-type="string" office:string-value="A" calcext:value-type="string">
            <text:p>A</text:p>
          </table:table-cell>
          <table:table-cell office:value-type="string" calcext:value-type="string">
            <text:p>', </text:p>
          </table:table-cell>
          <table:table-cell table:formula="of:=IF(MOD([.E829];1000000)=0;1;0)" office:value-type="float" office:value="1" calcext:value-type="float">
            <text:p>1</text:p>
          </table:table-cell>
          <table:table-cell office:value-type="string" calcext:value-type="string">
            <text:p>),</text:p>
          </table:table-cell>
          <table:table-cell table:formula="of:=CONCATENATE([.D829];[.E829];[.F829];[.G829];[.H829];[.I829];[.J829];[.K829];[.L82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0]+1000*[.B830]+[.C83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0];1000)=0;&quot;A&quot;;&quot;S&quot;)" office:value-type="string" office:string-value="A" calcext:value-type="string">
            <text:p>A</text:p>
          </table:table-cell>
          <table:table-cell office:value-type="string" calcext:value-type="string">
            <text:p>', </text:p>
          </table:table-cell>
          <table:table-cell table:formula="of:=IF(MOD([.E830];1000000)=0;1;0)" office:value-type="float" office:value="1" calcext:value-type="float">
            <text:p>1</text:p>
          </table:table-cell>
          <table:table-cell office:value-type="string" calcext:value-type="string">
            <text:p>),</text:p>
          </table:table-cell>
          <table:table-cell table:formula="of:=CONCATENATE([.D830];[.E830];[.F830];[.G830];[.H830];[.I830];[.J830];[.K830];[.L83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1]+1000*[.B831]+[.C83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1];1000)=0;&quot;A&quot;;&quot;S&quot;)" office:value-type="string" office:string-value="A" calcext:value-type="string">
            <text:p>A</text:p>
          </table:table-cell>
          <table:table-cell office:value-type="string" calcext:value-type="string">
            <text:p>', </text:p>
          </table:table-cell>
          <table:table-cell table:formula="of:=IF(MOD([.E831];1000000)=0;1;0)" office:value-type="float" office:value="1" calcext:value-type="float">
            <text:p>1</text:p>
          </table:table-cell>
          <table:table-cell office:value-type="string" calcext:value-type="string">
            <text:p>),</text:p>
          </table:table-cell>
          <table:table-cell table:formula="of:=CONCATENATE([.D831];[.E831];[.F831];[.G831];[.H831];[.I831];[.J831];[.K831];[.L83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2]+1000*[.B832]+[.C83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2];1000)=0;&quot;A&quot;;&quot;S&quot;)" office:value-type="string" office:string-value="A" calcext:value-type="string">
            <text:p>A</text:p>
          </table:table-cell>
          <table:table-cell office:value-type="string" calcext:value-type="string">
            <text:p>', </text:p>
          </table:table-cell>
          <table:table-cell table:formula="of:=IF(MOD([.E832];1000000)=0;1;0)" office:value-type="float" office:value="1" calcext:value-type="float">
            <text:p>1</text:p>
          </table:table-cell>
          <table:table-cell office:value-type="string" calcext:value-type="string">
            <text:p>),</text:p>
          </table:table-cell>
          <table:table-cell table:formula="of:=CONCATENATE([.D832];[.E832];[.F832];[.G832];[.H832];[.I832];[.J832];[.K832];[.L83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3]+1000*[.B833]+[.C83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3];1000)=0;&quot;A&quot;;&quot;S&quot;)" office:value-type="string" office:string-value="A" calcext:value-type="string">
            <text:p>A</text:p>
          </table:table-cell>
          <table:table-cell office:value-type="string" calcext:value-type="string">
            <text:p>', </text:p>
          </table:table-cell>
          <table:table-cell table:formula="of:=IF(MOD([.E833];1000000)=0;1;0)" office:value-type="float" office:value="1" calcext:value-type="float">
            <text:p>1</text:p>
          </table:table-cell>
          <table:table-cell office:value-type="string" calcext:value-type="string">
            <text:p>),</text:p>
          </table:table-cell>
          <table:table-cell table:formula="of:=CONCATENATE([.D833];[.E833];[.F833];[.G833];[.H833];[.I833];[.J833];[.K833];[.L83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4]+1000*[.B834]+[.C83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4];1000)=0;&quot;A&quot;;&quot;S&quot;)" office:value-type="string" office:string-value="A" calcext:value-type="string">
            <text:p>A</text:p>
          </table:table-cell>
          <table:table-cell office:value-type="string" calcext:value-type="string">
            <text:p>', </text:p>
          </table:table-cell>
          <table:table-cell table:formula="of:=IF(MOD([.E834];1000000)=0;1;0)" office:value-type="float" office:value="1" calcext:value-type="float">
            <text:p>1</text:p>
          </table:table-cell>
          <table:table-cell office:value-type="string" calcext:value-type="string">
            <text:p>),</text:p>
          </table:table-cell>
          <table:table-cell table:formula="of:=CONCATENATE([.D834];[.E834];[.F834];[.G834];[.H834];[.I834];[.J834];[.K834];[.L83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5]+1000*[.B835]+[.C83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5];1000)=0;&quot;A&quot;;&quot;S&quot;)" office:value-type="string" office:string-value="A" calcext:value-type="string">
            <text:p>A</text:p>
          </table:table-cell>
          <table:table-cell office:value-type="string" calcext:value-type="string">
            <text:p>', </text:p>
          </table:table-cell>
          <table:table-cell table:formula="of:=IF(MOD([.E835];1000000)=0;1;0)" office:value-type="float" office:value="1" calcext:value-type="float">
            <text:p>1</text:p>
          </table:table-cell>
          <table:table-cell office:value-type="string" calcext:value-type="string">
            <text:p>),</text:p>
          </table:table-cell>
          <table:table-cell table:formula="of:=CONCATENATE([.D835];[.E835];[.F835];[.G835];[.H835];[.I835];[.J835];[.K835];[.L83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6]+1000*[.B836]+[.C83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6];1000)=0;&quot;A&quot;;&quot;S&quot;)" office:value-type="string" office:string-value="A" calcext:value-type="string">
            <text:p>A</text:p>
          </table:table-cell>
          <table:table-cell office:value-type="string" calcext:value-type="string">
            <text:p>', </text:p>
          </table:table-cell>
          <table:table-cell table:formula="of:=IF(MOD([.E836];1000000)=0;1;0)" office:value-type="float" office:value="1" calcext:value-type="float">
            <text:p>1</text:p>
          </table:table-cell>
          <table:table-cell office:value-type="string" calcext:value-type="string">
            <text:p>),</text:p>
          </table:table-cell>
          <table:table-cell table:formula="of:=CONCATENATE([.D836];[.E836];[.F836];[.G836];[.H836];[.I836];[.J836];[.K836];[.L83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7]+1000*[.B837]+[.C83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7];1000)=0;&quot;A&quot;;&quot;S&quot;)" office:value-type="string" office:string-value="A" calcext:value-type="string">
            <text:p>A</text:p>
          </table:table-cell>
          <table:table-cell office:value-type="string" calcext:value-type="string">
            <text:p>', </text:p>
          </table:table-cell>
          <table:table-cell table:formula="of:=IF(MOD([.E837];1000000)=0;1;0)" office:value-type="float" office:value="1" calcext:value-type="float">
            <text:p>1</text:p>
          </table:table-cell>
          <table:table-cell office:value-type="string" calcext:value-type="string">
            <text:p>),</text:p>
          </table:table-cell>
          <table:table-cell table:formula="of:=CONCATENATE([.D837];[.E837];[.F837];[.G837];[.H837];[.I837];[.J837];[.K837];[.L83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8]+1000*[.B838]+[.C83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8];1000)=0;&quot;A&quot;;&quot;S&quot;)" office:value-type="string" office:string-value="A" calcext:value-type="string">
            <text:p>A</text:p>
          </table:table-cell>
          <table:table-cell office:value-type="string" calcext:value-type="string">
            <text:p>', </text:p>
          </table:table-cell>
          <table:table-cell table:formula="of:=IF(MOD([.E838];1000000)=0;1;0)" office:value-type="float" office:value="1" calcext:value-type="float">
            <text:p>1</text:p>
          </table:table-cell>
          <table:table-cell office:value-type="string" calcext:value-type="string">
            <text:p>),</text:p>
          </table:table-cell>
          <table:table-cell table:formula="of:=CONCATENATE([.D838];[.E838];[.F838];[.G838];[.H838];[.I838];[.J838];[.K838];[.L83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9]+1000*[.B839]+[.C83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9];1000)=0;&quot;A&quot;;&quot;S&quot;)" office:value-type="string" office:string-value="A" calcext:value-type="string">
            <text:p>A</text:p>
          </table:table-cell>
          <table:table-cell office:value-type="string" calcext:value-type="string">
            <text:p>', </text:p>
          </table:table-cell>
          <table:table-cell table:formula="of:=IF(MOD([.E839];1000000)=0;1;0)" office:value-type="float" office:value="1" calcext:value-type="float">
            <text:p>1</text:p>
          </table:table-cell>
          <table:table-cell office:value-type="string" calcext:value-type="string">
            <text:p>),</text:p>
          </table:table-cell>
          <table:table-cell table:formula="of:=CONCATENATE([.D839];[.E839];[.F839];[.G839];[.H839];[.I839];[.J839];[.K839];[.L83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0]+1000*[.B840]+[.C84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0];1000)=0;&quot;A&quot;;&quot;S&quot;)" office:value-type="string" office:string-value="A" calcext:value-type="string">
            <text:p>A</text:p>
          </table:table-cell>
          <table:table-cell office:value-type="string" calcext:value-type="string">
            <text:p>', </text:p>
          </table:table-cell>
          <table:table-cell table:formula="of:=IF(MOD([.E840];1000000)=0;1;0)" office:value-type="float" office:value="1" calcext:value-type="float">
            <text:p>1</text:p>
          </table:table-cell>
          <table:table-cell office:value-type="string" calcext:value-type="string">
            <text:p>),</text:p>
          </table:table-cell>
          <table:table-cell table:formula="of:=CONCATENATE([.D840];[.E840];[.F840];[.G840];[.H840];[.I840];[.J840];[.K840];[.L84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1]+1000*[.B841]+[.C84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1];1000)=0;&quot;A&quot;;&quot;S&quot;)" office:value-type="string" office:string-value="A" calcext:value-type="string">
            <text:p>A</text:p>
          </table:table-cell>
          <table:table-cell office:value-type="string" calcext:value-type="string">
            <text:p>', </text:p>
          </table:table-cell>
          <table:table-cell table:formula="of:=IF(MOD([.E841];1000000)=0;1;0)" office:value-type="float" office:value="1" calcext:value-type="float">
            <text:p>1</text:p>
          </table:table-cell>
          <table:table-cell office:value-type="string" calcext:value-type="string">
            <text:p>),</text:p>
          </table:table-cell>
          <table:table-cell table:formula="of:=CONCATENATE([.D841];[.E841];[.F841];[.G841];[.H841];[.I841];[.J841];[.K841];[.L84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2]+1000*[.B842]+[.C84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2];1000)=0;&quot;A&quot;;&quot;S&quot;)" office:value-type="string" office:string-value="A" calcext:value-type="string">
            <text:p>A</text:p>
          </table:table-cell>
          <table:table-cell office:value-type="string" calcext:value-type="string">
            <text:p>', </text:p>
          </table:table-cell>
          <table:table-cell table:formula="of:=IF(MOD([.E842];1000000)=0;1;0)" office:value-type="float" office:value="1" calcext:value-type="float">
            <text:p>1</text:p>
          </table:table-cell>
          <table:table-cell office:value-type="string" calcext:value-type="string">
            <text:p>),</text:p>
          </table:table-cell>
          <table:table-cell table:formula="of:=CONCATENATE([.D842];[.E842];[.F842];[.G842];[.H842];[.I842];[.J842];[.K842];[.L84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3]+1000*[.B843]+[.C84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3];1000)=0;&quot;A&quot;;&quot;S&quot;)" office:value-type="string" office:string-value="A" calcext:value-type="string">
            <text:p>A</text:p>
          </table:table-cell>
          <table:table-cell office:value-type="string" calcext:value-type="string">
            <text:p>', </text:p>
          </table:table-cell>
          <table:table-cell table:formula="of:=IF(MOD([.E843];1000000)=0;1;0)" office:value-type="float" office:value="1" calcext:value-type="float">
            <text:p>1</text:p>
          </table:table-cell>
          <table:table-cell office:value-type="string" calcext:value-type="string">
            <text:p>),</text:p>
          </table:table-cell>
          <table:table-cell table:formula="of:=CONCATENATE([.D843];[.E843];[.F843];[.G843];[.H843];[.I843];[.J843];[.K843];[.L84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4]+1000*[.B844]+[.C84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4];1000)=0;&quot;A&quot;;&quot;S&quot;)" office:value-type="string" office:string-value="A" calcext:value-type="string">
            <text:p>A</text:p>
          </table:table-cell>
          <table:table-cell office:value-type="string" calcext:value-type="string">
            <text:p>', </text:p>
          </table:table-cell>
          <table:table-cell table:formula="of:=IF(MOD([.E844];1000000)=0;1;0)" office:value-type="float" office:value="1" calcext:value-type="float">
            <text:p>1</text:p>
          </table:table-cell>
          <table:table-cell office:value-type="string" calcext:value-type="string">
            <text:p>),</text:p>
          </table:table-cell>
          <table:table-cell table:formula="of:=CONCATENATE([.D844];[.E844];[.F844];[.G844];[.H844];[.I844];[.J844];[.K844];[.L84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5]+1000*[.B845]+[.C84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5];1000)=0;&quot;A&quot;;&quot;S&quot;)" office:value-type="string" office:string-value="A" calcext:value-type="string">
            <text:p>A</text:p>
          </table:table-cell>
          <table:table-cell office:value-type="string" calcext:value-type="string">
            <text:p>', </text:p>
          </table:table-cell>
          <table:table-cell table:formula="of:=IF(MOD([.E845];1000000)=0;1;0)" office:value-type="float" office:value="1" calcext:value-type="float">
            <text:p>1</text:p>
          </table:table-cell>
          <table:table-cell office:value-type="string" calcext:value-type="string">
            <text:p>),</text:p>
          </table:table-cell>
          <table:table-cell table:formula="of:=CONCATENATE([.D845];[.E845];[.F845];[.G845];[.H845];[.I845];[.J845];[.K845];[.L84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6]+1000*[.B846]+[.C84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6];1000)=0;&quot;A&quot;;&quot;S&quot;)" office:value-type="string" office:string-value="A" calcext:value-type="string">
            <text:p>A</text:p>
          </table:table-cell>
          <table:table-cell office:value-type="string" calcext:value-type="string">
            <text:p>', </text:p>
          </table:table-cell>
          <table:table-cell table:formula="of:=IF(MOD([.E846];1000000)=0;1;0)" office:value-type="float" office:value="1" calcext:value-type="float">
            <text:p>1</text:p>
          </table:table-cell>
          <table:table-cell office:value-type="string" calcext:value-type="string">
            <text:p>),</text:p>
          </table:table-cell>
          <table:table-cell table:formula="of:=CONCATENATE([.D846];[.E846];[.F846];[.G846];[.H846];[.I846];[.J846];[.K846];[.L84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7]+1000*[.B847]+[.C84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7];1000)=0;&quot;A&quot;;&quot;S&quot;)" office:value-type="string" office:string-value="A" calcext:value-type="string">
            <text:p>A</text:p>
          </table:table-cell>
          <table:table-cell office:value-type="string" calcext:value-type="string">
            <text:p>', </text:p>
          </table:table-cell>
          <table:table-cell table:formula="of:=IF(MOD([.E847];1000000)=0;1;0)" office:value-type="float" office:value="1" calcext:value-type="float">
            <text:p>1</text:p>
          </table:table-cell>
          <table:table-cell office:value-type="string" calcext:value-type="string">
            <text:p>),</text:p>
          </table:table-cell>
          <table:table-cell table:formula="of:=CONCATENATE([.D847];[.E847];[.F847];[.G847];[.H847];[.I847];[.J847];[.K847];[.L84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8]+1000*[.B848]+[.C84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8];1000)=0;&quot;A&quot;;&quot;S&quot;)" office:value-type="string" office:string-value="A" calcext:value-type="string">
            <text:p>A</text:p>
          </table:table-cell>
          <table:table-cell office:value-type="string" calcext:value-type="string">
            <text:p>', </text:p>
          </table:table-cell>
          <table:table-cell table:formula="of:=IF(MOD([.E848];1000000)=0;1;0)" office:value-type="float" office:value="1" calcext:value-type="float">
            <text:p>1</text:p>
          </table:table-cell>
          <table:table-cell office:value-type="string" calcext:value-type="string">
            <text:p>),</text:p>
          </table:table-cell>
          <table:table-cell table:formula="of:=CONCATENATE([.D848];[.E848];[.F848];[.G848];[.H848];[.I848];[.J848];[.K848];[.L84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9]+1000*[.B849]+[.C84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9];1000)=0;&quot;A&quot;;&quot;S&quot;)" office:value-type="string" office:string-value="A" calcext:value-type="string">
            <text:p>A</text:p>
          </table:table-cell>
          <table:table-cell office:value-type="string" calcext:value-type="string">
            <text:p>', </text:p>
          </table:table-cell>
          <table:table-cell table:formula="of:=IF(MOD([.E849];1000000)=0;1;0)" office:value-type="float" office:value="1" calcext:value-type="float">
            <text:p>1</text:p>
          </table:table-cell>
          <table:table-cell office:value-type="string" calcext:value-type="string">
            <text:p>),</text:p>
          </table:table-cell>
          <table:table-cell table:formula="of:=CONCATENATE([.D849];[.E849];[.F849];[.G849];[.H849];[.I849];[.J849];[.K849];[.L84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0]+1000*[.B850]+[.C85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0];1000)=0;&quot;A&quot;;&quot;S&quot;)" office:value-type="string" office:string-value="A" calcext:value-type="string">
            <text:p>A</text:p>
          </table:table-cell>
          <table:table-cell office:value-type="string" calcext:value-type="string">
            <text:p>', </text:p>
          </table:table-cell>
          <table:table-cell table:formula="of:=IF(MOD([.E850];1000000)=0;1;0)" office:value-type="float" office:value="1" calcext:value-type="float">
            <text:p>1</text:p>
          </table:table-cell>
          <table:table-cell office:value-type="string" calcext:value-type="string">
            <text:p>),</text:p>
          </table:table-cell>
          <table:table-cell table:formula="of:=CONCATENATE([.D850];[.E850];[.F850];[.G850];[.H850];[.I850];[.J850];[.K850];[.L85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1]+1000*[.B851]+[.C85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1];1000)=0;&quot;A&quot;;&quot;S&quot;)" office:value-type="string" office:string-value="A" calcext:value-type="string">
            <text:p>A</text:p>
          </table:table-cell>
          <table:table-cell office:value-type="string" calcext:value-type="string">
            <text:p>', </text:p>
          </table:table-cell>
          <table:table-cell table:formula="of:=IF(MOD([.E851];1000000)=0;1;0)" office:value-type="float" office:value="1" calcext:value-type="float">
            <text:p>1</text:p>
          </table:table-cell>
          <table:table-cell office:value-type="string" calcext:value-type="string">
            <text:p>),</text:p>
          </table:table-cell>
          <table:table-cell table:formula="of:=CONCATENATE([.D851];[.E851];[.F851];[.G851];[.H851];[.I851];[.J851];[.K851];[.L85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2]+1000*[.B852]+[.C85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2];1000)=0;&quot;A&quot;;&quot;S&quot;)" office:value-type="string" office:string-value="A" calcext:value-type="string">
            <text:p>A</text:p>
          </table:table-cell>
          <table:table-cell office:value-type="string" calcext:value-type="string">
            <text:p>', </text:p>
          </table:table-cell>
          <table:table-cell table:formula="of:=IF(MOD([.E852];1000000)=0;1;0)" office:value-type="float" office:value="1" calcext:value-type="float">
            <text:p>1</text:p>
          </table:table-cell>
          <table:table-cell office:value-type="string" calcext:value-type="string">
            <text:p>),</text:p>
          </table:table-cell>
          <table:table-cell table:formula="of:=CONCATENATE([.D852];[.E852];[.F852];[.G852];[.H852];[.I852];[.J852];[.K852];[.L85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3]+1000*[.B853]+[.C85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3];1000)=0;&quot;A&quot;;&quot;S&quot;)" office:value-type="string" office:string-value="A" calcext:value-type="string">
            <text:p>A</text:p>
          </table:table-cell>
          <table:table-cell office:value-type="string" calcext:value-type="string">
            <text:p>', </text:p>
          </table:table-cell>
          <table:table-cell table:formula="of:=IF(MOD([.E853];1000000)=0;1;0)" office:value-type="float" office:value="1" calcext:value-type="float">
            <text:p>1</text:p>
          </table:table-cell>
          <table:table-cell office:value-type="string" calcext:value-type="string">
            <text:p>),</text:p>
          </table:table-cell>
          <table:table-cell table:formula="of:=CONCATENATE([.D853];[.E853];[.F853];[.G853];[.H853];[.I853];[.J853];[.K853];[.L85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4]+1000*[.B854]+[.C85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4];1000)=0;&quot;A&quot;;&quot;S&quot;)" office:value-type="string" office:string-value="A" calcext:value-type="string">
            <text:p>A</text:p>
          </table:table-cell>
          <table:table-cell office:value-type="string" calcext:value-type="string">
            <text:p>', </text:p>
          </table:table-cell>
          <table:table-cell table:formula="of:=IF(MOD([.E854];1000000)=0;1;0)" office:value-type="float" office:value="1" calcext:value-type="float">
            <text:p>1</text:p>
          </table:table-cell>
          <table:table-cell office:value-type="string" calcext:value-type="string">
            <text:p>),</text:p>
          </table:table-cell>
          <table:table-cell table:formula="of:=CONCATENATE([.D854];[.E854];[.F854];[.G854];[.H854];[.I854];[.J854];[.K854];[.L85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5]+1000*[.B855]+[.C85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5];1000)=0;&quot;A&quot;;&quot;S&quot;)" office:value-type="string" office:string-value="A" calcext:value-type="string">
            <text:p>A</text:p>
          </table:table-cell>
          <table:table-cell office:value-type="string" calcext:value-type="string">
            <text:p>', </text:p>
          </table:table-cell>
          <table:table-cell table:formula="of:=IF(MOD([.E855];1000000)=0;1;0)" office:value-type="float" office:value="1" calcext:value-type="float">
            <text:p>1</text:p>
          </table:table-cell>
          <table:table-cell office:value-type="string" calcext:value-type="string">
            <text:p>),</text:p>
          </table:table-cell>
          <table:table-cell table:formula="of:=CONCATENATE([.D855];[.E855];[.F855];[.G855];[.H855];[.I855];[.J855];[.K855];[.L85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6]+1000*[.B856]+[.C85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6];1000)=0;&quot;A&quot;;&quot;S&quot;)" office:value-type="string" office:string-value="A" calcext:value-type="string">
            <text:p>A</text:p>
          </table:table-cell>
          <table:table-cell office:value-type="string" calcext:value-type="string">
            <text:p>', </text:p>
          </table:table-cell>
          <table:table-cell table:formula="of:=IF(MOD([.E856];1000000)=0;1;0)" office:value-type="float" office:value="1" calcext:value-type="float">
            <text:p>1</text:p>
          </table:table-cell>
          <table:table-cell office:value-type="string" calcext:value-type="string">
            <text:p>),</text:p>
          </table:table-cell>
          <table:table-cell table:formula="of:=CONCATENATE([.D856];[.E856];[.F856];[.G856];[.H856];[.I856];[.J856];[.K856];[.L85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7]+1000*[.B857]+[.C85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7];1000)=0;&quot;A&quot;;&quot;S&quot;)" office:value-type="string" office:string-value="A" calcext:value-type="string">
            <text:p>A</text:p>
          </table:table-cell>
          <table:table-cell office:value-type="string" calcext:value-type="string">
            <text:p>', </text:p>
          </table:table-cell>
          <table:table-cell table:formula="of:=IF(MOD([.E857];1000000)=0;1;0)" office:value-type="float" office:value="1" calcext:value-type="float">
            <text:p>1</text:p>
          </table:table-cell>
          <table:table-cell office:value-type="string" calcext:value-type="string">
            <text:p>),</text:p>
          </table:table-cell>
          <table:table-cell table:formula="of:=CONCATENATE([.D857];[.E857];[.F857];[.G857];[.H857];[.I857];[.J857];[.K857];[.L85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8]+1000*[.B858]+[.C85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8];1000)=0;&quot;A&quot;;&quot;S&quot;)" office:value-type="string" office:string-value="A" calcext:value-type="string">
            <text:p>A</text:p>
          </table:table-cell>
          <table:table-cell office:value-type="string" calcext:value-type="string">
            <text:p>', </text:p>
          </table:table-cell>
          <table:table-cell table:formula="of:=IF(MOD([.E858];1000000)=0;1;0)" office:value-type="float" office:value="1" calcext:value-type="float">
            <text:p>1</text:p>
          </table:table-cell>
          <table:table-cell office:value-type="string" calcext:value-type="string">
            <text:p>),</text:p>
          </table:table-cell>
          <table:table-cell table:formula="of:=CONCATENATE([.D858];[.E858];[.F858];[.G858];[.H858];[.I858];[.J858];[.K858];[.L85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9]+1000*[.B859]+[.C85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9];1000)=0;&quot;A&quot;;&quot;S&quot;)" office:value-type="string" office:string-value="A" calcext:value-type="string">
            <text:p>A</text:p>
          </table:table-cell>
          <table:table-cell office:value-type="string" calcext:value-type="string">
            <text:p>', </text:p>
          </table:table-cell>
          <table:table-cell table:formula="of:=IF(MOD([.E859];1000000)=0;1;0)" office:value-type="float" office:value="1" calcext:value-type="float">
            <text:p>1</text:p>
          </table:table-cell>
          <table:table-cell office:value-type="string" calcext:value-type="string">
            <text:p>),</text:p>
          </table:table-cell>
          <table:table-cell table:formula="of:=CONCATENATE([.D859];[.E859];[.F859];[.G859];[.H859];[.I859];[.J859];[.K859];[.L85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0]+1000*[.B860]+[.C86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0];1000)=0;&quot;A&quot;;&quot;S&quot;)" office:value-type="string" office:string-value="A" calcext:value-type="string">
            <text:p>A</text:p>
          </table:table-cell>
          <table:table-cell office:value-type="string" calcext:value-type="string">
            <text:p>', </text:p>
          </table:table-cell>
          <table:table-cell table:formula="of:=IF(MOD([.E860];1000000)=0;1;0)" office:value-type="float" office:value="1" calcext:value-type="float">
            <text:p>1</text:p>
          </table:table-cell>
          <table:table-cell office:value-type="string" calcext:value-type="string">
            <text:p>),</text:p>
          </table:table-cell>
          <table:table-cell table:formula="of:=CONCATENATE([.D860];[.E860];[.F860];[.G860];[.H860];[.I860];[.J860];[.K860];[.L86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1]+1000*[.B861]+[.C86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1];1000)=0;&quot;A&quot;;&quot;S&quot;)" office:value-type="string" office:string-value="A" calcext:value-type="string">
            <text:p>A</text:p>
          </table:table-cell>
          <table:table-cell office:value-type="string" calcext:value-type="string">
            <text:p>', </text:p>
          </table:table-cell>
          <table:table-cell table:formula="of:=IF(MOD([.E861];1000000)=0;1;0)" office:value-type="float" office:value="1" calcext:value-type="float">
            <text:p>1</text:p>
          </table:table-cell>
          <table:table-cell office:value-type="string" calcext:value-type="string">
            <text:p>),</text:p>
          </table:table-cell>
          <table:table-cell table:formula="of:=CONCATENATE([.D861];[.E861];[.F861];[.G861];[.H861];[.I861];[.J861];[.K861];[.L86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2]+1000*[.B862]+[.C86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2];1000)=0;&quot;A&quot;;&quot;S&quot;)" office:value-type="string" office:string-value="A" calcext:value-type="string">
            <text:p>A</text:p>
          </table:table-cell>
          <table:table-cell office:value-type="string" calcext:value-type="string">
            <text:p>', </text:p>
          </table:table-cell>
          <table:table-cell table:formula="of:=IF(MOD([.E862];1000000)=0;1;0)" office:value-type="float" office:value="1" calcext:value-type="float">
            <text:p>1</text:p>
          </table:table-cell>
          <table:table-cell office:value-type="string" calcext:value-type="string">
            <text:p>),</text:p>
          </table:table-cell>
          <table:table-cell table:formula="of:=CONCATENATE([.D862];[.E862];[.F862];[.G862];[.H862];[.I862];[.J862];[.K862];[.L86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3]+1000*[.B863]+[.C86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3];1000)=0;&quot;A&quot;;&quot;S&quot;)" office:value-type="string" office:string-value="A" calcext:value-type="string">
            <text:p>A</text:p>
          </table:table-cell>
          <table:table-cell office:value-type="string" calcext:value-type="string">
            <text:p>', </text:p>
          </table:table-cell>
          <table:table-cell table:formula="of:=IF(MOD([.E863];1000000)=0;1;0)" office:value-type="float" office:value="1" calcext:value-type="float">
            <text:p>1</text:p>
          </table:table-cell>
          <table:table-cell office:value-type="string" calcext:value-type="string">
            <text:p>),</text:p>
          </table:table-cell>
          <table:table-cell table:formula="of:=CONCATENATE([.D863];[.E863];[.F863];[.G863];[.H863];[.I863];[.J863];[.K863];[.L86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4]+1000*[.B864]+[.C86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4];1000)=0;&quot;A&quot;;&quot;S&quot;)" office:value-type="string" office:string-value="A" calcext:value-type="string">
            <text:p>A</text:p>
          </table:table-cell>
          <table:table-cell office:value-type="string" calcext:value-type="string">
            <text:p>', </text:p>
          </table:table-cell>
          <table:table-cell table:formula="of:=IF(MOD([.E864];1000000)=0;1;0)" office:value-type="float" office:value="1" calcext:value-type="float">
            <text:p>1</text:p>
          </table:table-cell>
          <table:table-cell office:value-type="string" calcext:value-type="string">
            <text:p>),</text:p>
          </table:table-cell>
          <table:table-cell table:formula="of:=CONCATENATE([.D864];[.E864];[.F864];[.G864];[.H864];[.I864];[.J864];[.K864];[.L864])" office:value-type="string" office:string-value="(0, '', 'A', 1)," calcext:value-type="string">
            <text:p>(0, '', 'A', 1),</text:p>
          </table:table-cell>
        </table:table-row>
        <table:table-row table:style-name="ro1" table:number-rows-repeated="1047659">
          <table:table-cell table:number-columns-repeated="13"/>
        </table:table-row>
        <table:table-row table:style-name="ro1">
          <table:table-cell office:value-type="float" office:value="1" calcext:value-type="float">
            <text:p>1</text:p>
          </table:table-cell>
          <table:table-cell office:value-type="float" office:value="3" calcext:value-type="float">
            <text:p>3</text:p>
          </table:table-cell>
          <table:table-cell table:number-columns-repeated="11"/>
        </table:table-row>
      </table:table>
      <table:table table:name="Kulturen" table:style-name="ta1">
        <table:table-column table:style-name="co5" table:number-columns-repeated="18" table:default-cell-style-name="Default"/>
        <table:table-column table:style-name="co4" table:default-cell-style-name="Default"/>
        <table:table-row table:style-name="ro1">
          <table:table-cell office:value-type="string" calcext:value-type="string">
            <text:p>Menschen</text:p>
          </table:table-cell>
          <table:table-cell/>
          <table:table-cell table:formula="of:=CONCATENATE(&quot;Kultur (&quot;;[.A1];&quot;)&quot;)" office:value-type="string" office:string-value="Kultur (Menschen)" calcext:value-type="string">
            <text:p>Kultur (Menschen)</text:p>
          </table:table-cell>
          <table:table-cell/>
          <table:table-cell table:formula="of:=CONCATENATE(&quot;Mode (&quot;;[.A1];&quot;)&quot;)" office:value-type="string" office:string-value="Mode (Menschen)" calcext:value-type="string">
            <text:p>Mode (Menschen)</text:p>
          </table:table-cell>
          <table:table-cell/>
          <table:table-cell table:formula="of:=CONCATENATE(&quot;Musik (&quot;;[.A1];&quot;)&quot;)" office:value-type="string" office:string-value="Musik (Menschen)" calcext:value-type="string">
            <text:p>Musik (Menschen)</text:p>
          </table:table-cell>
          <table:table-cell/>
          <table:table-cell table:formula="of:=CONCATENATE(&quot;Literatur (&quot;;[.A1];&quot;)&quot;)" office:value-type="string" office:string-value="Literatur (Menschen)" calcext:value-type="string">
            <text:p>Literatur (Menschen)</text:p>
          </table:table-cell>
          <table:table-cell/>
          <table:table-cell table:formula="of:=CONCATENATE(&quot;Küche (&quot;;[.A1];&quot;)&quot;)" office:value-type="string" office:string-value="Küche (Menschen)" calcext:value-type="string">
            <text:p>Küche (Menschen)</text:p>
          </table:table-cell>
          <table:table-cell/>
          <table:table-cell office:value-type="string" calcext:value-type="string">
            <text:p>Fußball</text:p>
          </table:table-cell>
          <table:table-cell table:formula="of:=CONCATENATE(&quot;Sport (&quot;;[.M1];&quot;)&quot;)" office:value-type="string" office:string-value="Sport (Fußball)" calcext:value-type="string">
            <text:p>Sport (Fußball)</text:p>
          </table:table-cell>
          <table:table-cell table:number-columns-repeated="4"/>
          <table:table-cell office:value-type="string" calcext:value-type="string">
            <text:p>Name</text:p>
          </table:table-cell>
        </table:table-row>
        <table:table-row table:style-name="ro1">
          <table:table-cell office:value-type="string" calcext:value-type="string">
            <text:p>Abrahams</text:p>
          </table:table-cell>
          <table:table-cell/>
          <table:table-cell table:formula="of:=CONCATENATE(&quot;Kultur (&quot;;[.A2];&quot;)&quot;)" office:value-type="string" office:string-value="Kultur (Abrahams)" calcext:value-type="string">
            <text:p>Kultur (Abrahams)</text:p>
          </table:table-cell>
          <table:table-cell/>
          <table:table-cell table:formula="of:=CONCATENATE(&quot;Mode (&quot;;[.A2];&quot;)&quot;)" office:value-type="string" office:string-value="Mode (Abrahams)" calcext:value-type="string">
            <text:p>Mode (Abrahams)</text:p>
          </table:table-cell>
          <table:table-cell/>
          <table:table-cell table:formula="of:=CONCATENATE(&quot;Musik (&quot;;[.A2];&quot;)&quot;)" office:value-type="string" office:string-value="Musik (Abrahams)" calcext:value-type="string">
            <text:p>Musik (Abrahams)</text:p>
          </table:table-cell>
          <table:table-cell/>
          <table:table-cell table:formula="of:=CONCATENATE(&quot;Literatur (&quot;;[.A2];&quot;)&quot;)" office:value-type="string" office:string-value="Literatur (Abrahams)" calcext:value-type="string">
            <text:p>Literatur (Abrahams)</text:p>
          </table:table-cell>
          <table:table-cell/>
          <table:table-cell table:formula="of:=CONCATENATE(&quot;Küche (&quot;;[.A2];&quot;)&quot;)" office:value-type="string" office:string-value="Küche (Abrahams)" calcext:value-type="string">
            <text:p>Küche (Abrahams)</text:p>
          </table:table-cell>
          <table:table-cell/>
          <table:table-cell office:value-type="string" calcext:value-type="string">
            <text:p>Basketball</text:p>
          </table:table-cell>
          <table:table-cell table:formula="of:=CONCATENATE(&quot;Sport (&quot;;[.M2];&quot;)&quot;)" office:value-type="string" office:string-value="Sport (Basketball)" calcext:value-type="string">
            <text:p>Sport (Basketball)</text:p>
          </table:table-cell>
          <table:table-cell table:number-columns-repeated="4"/>
          <table:table-cell office:value-type="string" calcext:value-type="string">
            <text:p>Athletik</text:p>
          </table:table-cell>
        </table:table-row>
        <table:table-row table:style-name="ro1">
          <table:table-cell office:value-type="string" calcext:value-type="string">
            <text:p>Aryavarta</text:p>
          </table:table-cell>
          <table:table-cell/>
          <table:table-cell table:formula="of:=CONCATENATE(&quot;Kultur (&quot;;[.A3];&quot;)&quot;)" office:value-type="string" office:string-value="Kultur (Aryavarta)" calcext:value-type="string">
            <text:p>Kultur (Aryavarta)</text:p>
          </table:table-cell>
          <table:table-cell/>
          <table:table-cell table:formula="of:=CONCATENATE(&quot;Mode (&quot;;[.A3];&quot;)&quot;)" office:value-type="string" office:string-value="Mode (Aryavarta)" calcext:value-type="string">
            <text:p>Mode (Aryavarta)</text:p>
          </table:table-cell>
          <table:table-cell/>
          <table:table-cell table:formula="of:=CONCATENATE(&quot;Musik (&quot;;[.A3];&quot;)&quot;)" office:value-type="string" office:string-value="Musik (Aryavarta)" calcext:value-type="string">
            <text:p>Musik (Aryavarta)</text:p>
          </table:table-cell>
          <table:table-cell/>
          <table:table-cell table:formula="of:=CONCATENATE(&quot;Literatur (&quot;;[.A3];&quot;)&quot;)" office:value-type="string" office:string-value="Literatur (Aryavarta)" calcext:value-type="string">
            <text:p>Literatur (Aryavarta)</text:p>
          </table:table-cell>
          <table:table-cell/>
          <table:table-cell table:formula="of:=CONCATENATE(&quot;Küche (&quot;;[.A3];&quot;)&quot;)" office:value-type="string" office:string-value="Küche (Aryavarta)" calcext:value-type="string">
            <text:p>Küche (Aryavarta)</text:p>
          </table:table-cell>
          <table:table-cell/>
          <table:table-cell office:value-type="string" calcext:value-type="string">
            <text:p>Volleyball</text:p>
          </table:table-cell>
          <table:table-cell table:formula="of:=CONCATENATE(&quot;Sport (&quot;;[.M3];&quot;)&quot;)" office:value-type="string" office:string-value="Sport (Volleyball)" calcext:value-type="string">
            <text:p>Sport (Volleyball)</text:p>
          </table:table-cell>
          <table:table-cell table:number-columns-repeated="4"/>
          <table:table-cell office:value-type="string" calcext:value-type="string">
            <text:p>Klettern</text:p>
          </table:table-cell>
        </table:table-row>
        <table:table-row table:style-name="ro1">
          <table:table-cell office:value-type="string" calcext:value-type="string">
            <text:p>d\'Arc</text:p>
          </table:table-cell>
          <table:table-cell/>
          <table:table-cell table:formula="of:=CONCATENATE(&quot;Kultur (&quot;;[.A4];&quot;)&quot;)" office:value-type="string" office:string-value="Kultur (d\'Arc)" calcext:value-type="string">
            <text:p>Kultur (d\'Arc)</text:p>
          </table:table-cell>
          <table:table-cell/>
          <table:table-cell table:formula="of:=CONCATENATE(&quot;Mode (&quot;;[.A4];&quot;)&quot;)" office:value-type="string" office:string-value="Mode (d\'Arc)" calcext:value-type="string">
            <text:p>Mode (d\'Arc)</text:p>
          </table:table-cell>
          <table:table-cell/>
          <table:table-cell table:formula="of:=CONCATENATE(&quot;Musik (&quot;;[.A4];&quot;)&quot;)" office:value-type="string" office:string-value="Musik (d\'Arc)" calcext:value-type="string">
            <text:p>Musik (d\'Arc)</text:p>
          </table:table-cell>
          <table:table-cell/>
          <table:table-cell table:formula="of:=CONCATENATE(&quot;Literatur (&quot;;[.A4];&quot;)&quot;)" office:value-type="string" office:string-value="Literatur (d\'Arc)" calcext:value-type="string">
            <text:p>Literatur (d\'Arc)</text:p>
          </table:table-cell>
          <table:table-cell/>
          <table:table-cell table:formula="of:=CONCATENATE(&quot;Küche (&quot;;[.A4];&quot;)&quot;)" office:value-type="string" office:string-value="Küche (d\'Arc)" calcext:value-type="string">
            <text:p>Küche (d\'Arc)</text:p>
          </table:table-cell>
          <table:table-cell/>
          <table:table-cell office:value-type="string" calcext:value-type="string">
            <text:p>Handball</text:p>
          </table:table-cell>
          <table:table-cell table:formula="of:=CONCATENATE(&quot;Sport (&quot;;[.M4];&quot;)&quot;)" office:value-type="string" office:string-value="Sport (Handball)" calcext:value-type="string">
            <text:p>Sport (Handball)</text:p>
          </table:table-cell>
          <table:table-cell table:number-columns-repeated="4"/>
          <table:table-cell office:value-type="string" calcext:value-type="string">
            <text:p>Hochgebirgsklettern</text:p>
          </table:table-cell>
        </table:table-row>
        <table:table-row table:style-name="ro1">
          <table:table-cell office:value-type="string" calcext:value-type="string">
            <text:p>DeBeer</text:p>
          </table:table-cell>
          <table:table-cell/>
          <table:table-cell table:formula="of:=CONCATENATE(&quot;Kultur (&quot;;[.A5];&quot;)&quot;)" office:value-type="string" office:string-value="Kultur (DeBeer)" calcext:value-type="string">
            <text:p>Kultur (DeBeer)</text:p>
          </table:table-cell>
          <table:table-cell/>
          <table:table-cell table:formula="of:=CONCATENATE(&quot;Mode (&quot;;[.A5];&quot;)&quot;)" office:value-type="string" office:string-value="Mode (DeBeer)" calcext:value-type="string">
            <text:p>Mode (DeBeer)</text:p>
          </table:table-cell>
          <table:table-cell/>
          <table:table-cell table:formula="of:=CONCATENATE(&quot;Musik (&quot;;[.A5];&quot;)&quot;)" office:value-type="string" office:string-value="Musik (DeBeer)" calcext:value-type="string">
            <text:p>Musik (DeBeer)</text:p>
          </table:table-cell>
          <table:table-cell/>
          <table:table-cell table:formula="of:=CONCATENATE(&quot;Literatur (&quot;;[.A5];&quot;)&quot;)" office:value-type="string" office:string-value="Literatur (DeBeer)" calcext:value-type="string">
            <text:p>Literatur (DeBeer)</text:p>
          </table:table-cell>
          <table:table-cell/>
          <table:table-cell table:formula="of:=CONCATENATE(&quot;Küche (&quot;;[.A5];&quot;)&quot;)" office:value-type="string" office:string-value="Küche (DeBeer)" calcext:value-type="string">
            <text:p>Küche (DeBeer)</text:p>
          </table:table-cell>
          <table:table-cell/>
          <table:table-cell office:value-type="string" calcext:value-type="string">
            <text:p>Tennis</text:p>
          </table:table-cell>
          <table:table-cell table:formula="of:=CONCATENATE(&quot;Sport (&quot;;[.M5];&quot;)&quot;)" office:value-type="string" office:string-value="Sport (Tennis)" calcext:value-type="string">
            <text:p>Sport (Tennis)</text:p>
          </table:table-cell>
          <table:table-cell table:number-columns-repeated="4"/>
          <table:table-cell office:value-type="string" calcext:value-type="string">
            <text:p>Fassadenklettern</text:p>
          </table:table-cell>
        </table:table-row>
        <table:table-row table:style-name="ro1">
          <table:table-cell office:value-type="string" calcext:value-type="string">
            <text:p>Habsburg-Möbius</text:p>
          </table:table-cell>
          <table:table-cell/>
          <table:table-cell table:formula="of:=CONCATENATE(&quot;Kultur (&quot;;[.A6];&quot;)&quot;)" office:value-type="string" office:string-value="Kultur (Habsburg-Möbius)" calcext:value-type="string">
            <text:p>Kultur (Habsburg-Möbius)</text:p>
          </table:table-cell>
          <table:table-cell/>
          <table:table-cell table:formula="of:=CONCATENATE(&quot;Mode (&quot;;[.A6];&quot;)&quot;)" office:value-type="string" office:string-value="Mode (Habsburg-Möbius)" calcext:value-type="string">
            <text:p>Mode (Habsburg-Möbius)</text:p>
          </table:table-cell>
          <table:table-cell/>
          <table:table-cell table:formula="of:=CONCATENATE(&quot;Musik (&quot;;[.A6];&quot;)&quot;)" office:value-type="string" office:string-value="Musik (Habsburg-Möbius)" calcext:value-type="string">
            <text:p>Musik (Habsburg-Möbius)</text:p>
          </table:table-cell>
          <table:table-cell/>
          <table:table-cell table:formula="of:=CONCATENATE(&quot;Literatur (&quot;;[.A6];&quot;)&quot;)" office:value-type="string" office:string-value="Literatur (Habsburg-Möbius)" calcext:value-type="string">
            <text:p>Literatur (Habsburg-Möbius)</text:p>
          </table:table-cell>
          <table:table-cell/>
          <table:table-cell table:formula="of:=CONCATENATE(&quot;Küche (&quot;;[.A6];&quot;)&quot;)" office:value-type="string" office:string-value="Küche (Habsburg-Möbius)" calcext:value-type="string">
            <text:p>Küche (Habsburg-Möbius)</text:p>
          </table:table-cell>
          <table:table-cell/>
          <table:table-cell office:value-type="string" calcext:value-type="string">
            <text:p>Leichtathletik</text:p>
          </table:table-cell>
          <table:table-cell table:formula="of:=CONCATENATE(&quot;Sport (&quot;;[.M6];&quot;)&quot;)" office:value-type="string" office:string-value="Sport (Leichtathletik)" calcext:value-type="string">
            <text:p>Sport (Leichtathletik)</text:p>
          </table:table-cell>
          <table:table-cell table:number-columns-repeated="4"/>
          <table:table-cell office:value-type="string" calcext:value-type="string">
            <text:p>Höhlenklettern</text:p>
          </table:table-cell>
        </table:table-row>
        <table:table-row table:style-name="ro1">
          <table:table-cell office:value-type="string" calcext:value-type="string">
            <text:p>Neo-Edo</text:p>
          </table:table-cell>
          <table:table-cell/>
          <table:table-cell table:formula="of:=CONCATENATE(&quot;Kultur (&quot;;[.A7];&quot;)&quot;)" office:value-type="string" office:string-value="Kultur (Neo-Edo)" calcext:value-type="string">
            <text:p>Kultur (Neo-Edo)</text:p>
          </table:table-cell>
          <table:table-cell/>
          <table:table-cell table:formula="of:=CONCATENATE(&quot;Mode (&quot;;[.A7];&quot;)&quot;)" office:value-type="string" office:string-value="Mode (Neo-Edo)" calcext:value-type="string">
            <text:p>Mode (Neo-Edo)</text:p>
          </table:table-cell>
          <table:table-cell/>
          <table:table-cell table:formula="of:=CONCATENATE(&quot;Musik (&quot;;[.A7];&quot;)&quot;)" office:value-type="string" office:string-value="Musik (Neo-Edo)" calcext:value-type="string">
            <text:p>Musik (Neo-Edo)</text:p>
          </table:table-cell>
          <table:table-cell/>
          <table:table-cell table:formula="of:=CONCATENATE(&quot;Literatur (&quot;;[.A7];&quot;)&quot;)" office:value-type="string" office:string-value="Literatur (Neo-Edo)" calcext:value-type="string">
            <text:p>Literatur (Neo-Edo)</text:p>
          </table:table-cell>
          <table:table-cell/>
          <table:table-cell table:formula="of:=CONCATENATE(&quot;Küche (&quot;;[.A7];&quot;)&quot;)" office:value-type="string" office:string-value="Küche (Neo-Edo)" calcext:value-type="string">
            <text:p>Küche (Neo-Edo)</text:p>
          </table:table-cell>
          <table:table-cell/>
          <table:table-cell office:value-type="string" calcext:value-type="string">
            <text:p>Radfahren</text:p>
          </table:table-cell>
          <table:table-cell table:formula="of:=CONCATENATE(&quot;Sport (&quot;;[.M7];&quot;)&quot;)" office:value-type="string" office:string-value="Sport (Radfahren)" calcext:value-type="string">
            <text:p>Sport (Radfahren)</text:p>
          </table:table-cell>
          <table:table-cell table:number-columns-repeated="4"/>
          <table:table-cell office:value-type="string" calcext:value-type="string">
            <text:p>Freiklettern</text:p>
          </table:table-cell>
        </table:table-row>
        <table:table-row table:style-name="ro1">
          <table:table-cell office:value-type="string" calcext:value-type="string">
            <text:p>Nguni-Zulu</text:p>
          </table:table-cell>
          <table:table-cell/>
          <table:table-cell table:formula="of:=CONCATENATE(&quot;Kultur (&quot;;[.A8];&quot;)&quot;)" office:value-type="string" office:string-value="Kultur (Nguni-Zulu)" calcext:value-type="string">
            <text:p>Kultur (Nguni-Zulu)</text:p>
          </table:table-cell>
          <table:table-cell/>
          <table:table-cell table:formula="of:=CONCATENATE(&quot;Mode (&quot;;[.A8];&quot;)&quot;)" office:value-type="string" office:string-value="Mode (Nguni-Zulu)" calcext:value-type="string">
            <text:p>Mode (Nguni-Zulu)</text:p>
          </table:table-cell>
          <table:table-cell/>
          <table:table-cell table:formula="of:=CONCATENATE(&quot;Musik (&quot;;[.A8];&quot;)&quot;)" office:value-type="string" office:string-value="Musik (Nguni-Zulu)" calcext:value-type="string">
            <text:p>Musik (Nguni-Zulu)</text:p>
          </table:table-cell>
          <table:table-cell/>
          <table:table-cell table:formula="of:=CONCATENATE(&quot;Literatur (&quot;;[.A8];&quot;)&quot;)" office:value-type="string" office:string-value="Literatur (Nguni-Zulu)" calcext:value-type="string">
            <text:p>Literatur (Nguni-Zulu)</text:p>
          </table:table-cell>
          <table:table-cell/>
          <table:table-cell table:formula="of:=CONCATENATE(&quot;Küche (&quot;;[.A8];&quot;)&quot;)" office:value-type="string" office:string-value="Küche (Nguni-Zulu)" calcext:value-type="string">
            <text:p>Küche (Nguni-Zulu)</text:p>
          </table:table-cell>
          <table:table-cell/>
          <table:table-cell office:value-type="string" calcext:value-type="string">
            <text:p>Tischtennis</text:p>
          </table:table-cell>
          <table:table-cell table:formula="of:=CONCATENATE(&quot;Sport (&quot;;[.M8];&quot;)&quot;)" office:value-type="string" office:string-value="Sport (Tischtennis)" calcext:value-type="string">
            <text:p>Sport (Tischtennis)</text:p>
          </table:table-cell>
          <table:table-cell table:number-columns-repeated="4"/>
          <table:table-cell office:value-type="string" calcext:value-type="string">
            <text:p>Technisches Klettern</text:p>
          </table:table-cell>
        </table:table-row>
        <table:table-row table:style-name="ro1">
          <table:table-cell office:value-type="string" calcext:value-type="string">
            <text:p>Onassos</text:p>
          </table:table-cell>
          <table:table-cell/>
          <table:table-cell table:formula="of:=CONCATENATE(&quot;Kultur (&quot;;[.A9];&quot;)&quot;)" office:value-type="string" office:string-value="Kultur (Onassos)" calcext:value-type="string">
            <text:p>Kultur (Onassos)</text:p>
          </table:table-cell>
          <table:table-cell/>
          <table:table-cell table:formula="of:=CONCATENATE(&quot;Mode (&quot;;[.A9];&quot;)&quot;)" office:value-type="string" office:string-value="Mode (Onassos)" calcext:value-type="string">
            <text:p>Mode (Onassos)</text:p>
          </table:table-cell>
          <table:table-cell/>
          <table:table-cell table:formula="of:=CONCATENATE(&quot;Musik (&quot;;[.A9];&quot;)&quot;)" office:value-type="string" office:string-value="Musik (Onassos)" calcext:value-type="string">
            <text:p>Musik (Onassos)</text:p>
          </table:table-cell>
          <table:table-cell/>
          <table:table-cell table:formula="of:=CONCATENATE(&quot;Literatur (&quot;;[.A9];&quot;)&quot;)" office:value-type="string" office:string-value="Literatur (Onassos)" calcext:value-type="string">
            <text:p>Literatur (Onassos)</text:p>
          </table:table-cell>
          <table:table-cell/>
          <table:table-cell table:formula="of:=CONCATENATE(&quot;Küche (&quot;;[.A9];&quot;)&quot;)" office:value-type="string" office:string-value="Küche (Onassos)" calcext:value-type="string">
            <text:p>Küche (Onassos)</text:p>
          </table:table-cell>
          <table:table-cell/>
          <table:table-cell office:value-type="string" calcext:value-type="string">
            <text:p>Boxen</text:p>
          </table:table-cell>
          <table:table-cell table:formula="of:=CONCATENATE(&quot;Sport (&quot;;[.M9];&quot;)&quot;)" office:value-type="string" office:string-value="Sport (Boxen)" calcext:value-type="string">
            <text:p>Sport (Boxen)</text:p>
          </table:table-cell>
          <table:table-cell table:number-columns-repeated="2"/>
          <table:table-cell office:value-type="string" calcext:value-type="string">
            <text:p>Weinkenner</text:p>
          </table:table-cell>
          <table:table-cell/>
          <table:table-cell office:value-type="string" calcext:value-type="string">
            <text:p>Höhenrettung</text:p>
          </table:table-cell>
        </table:table-row>
        <table:table-row table:style-name="ro1">
          <table:table-cell office:value-type="string" calcext:value-type="string">
            <text:p>Pendragon</text:p>
          </table:table-cell>
          <table:table-cell/>
          <table:table-cell table:formula="of:=CONCATENATE(&quot;Kultur (&quot;;[.A10];&quot;)&quot;)" office:value-type="string" office:string-value="Kultur (Pendragon)" calcext:value-type="string">
            <text:p>Kultur (Pendragon)</text:p>
          </table:table-cell>
          <table:table-cell/>
          <table:table-cell table:formula="of:=CONCATENATE(&quot;Mode (&quot;;[.A10];&quot;)&quot;)" office:value-type="string" office:string-value="Mode (Pendragon)" calcext:value-type="string">
            <text:p>Mode (Pendragon)</text:p>
          </table:table-cell>
          <table:table-cell/>
          <table:table-cell table:formula="of:=CONCATENATE(&quot;Musik (&quot;;[.A10];&quot;)&quot;)" office:value-type="string" office:string-value="Musik (Pendragon)" calcext:value-type="string">
            <text:p>Musik (Pendragon)</text:p>
          </table:table-cell>
          <table:table-cell/>
          <table:table-cell table:formula="of:=CONCATENATE(&quot;Literatur (&quot;;[.A10];&quot;)&quot;)" office:value-type="string" office:string-value="Literatur (Pendragon)" calcext:value-type="string">
            <text:p>Literatur (Pendragon)</text:p>
          </table:table-cell>
          <table:table-cell/>
          <table:table-cell table:formula="of:=CONCATENATE(&quot;Küche (&quot;;[.A10];&quot;)&quot;)" office:value-type="string" office:string-value="Küche (Pendragon)" calcext:value-type="string">
            <text:p>Küche (Pendragon)</text:p>
          </table:table-cell>
          <table:table-cell/>
          <table:table-cell office:value-type="string" calcext:value-type="string">
            <text:p>Golf</text:p>
          </table:table-cell>
          <table:table-cell table:formula="of:=CONCATENATE(&quot;Sport (&quot;;[.M10];&quot;)&quot;)" office:value-type="string" office:string-value="Sport (Golf)" calcext:value-type="string">
            <text:p>Sport (Golf)</text:p>
          </table:table-cell>
          <table:table-cell table:number-columns-repeated="2"/>
          <table:table-cell office:value-type="string" calcext:value-type="string">
            <text:p>Sommelier</text:p>
          </table:table-cell>
          <table:table-cell/>
          <table:table-cell office:value-type="string" calcext:value-type="string">
            <text:p>Bouldern</text:p>
          </table:table-cell>
        </table:table-row>
        <table:table-row table:style-name="ro1">
          <table:table-cell office:value-type="string" calcext:value-type="string">
            <text:p>Said</text:p>
          </table:table-cell>
          <table:table-cell/>
          <table:table-cell table:formula="of:=CONCATENATE(&quot;Kultur (&quot;;[.A11];&quot;)&quot;)" office:value-type="string" office:string-value="Kultur (Said)" calcext:value-type="string">
            <text:p>Kultur (Said)</text:p>
          </table:table-cell>
          <table:table-cell/>
          <table:table-cell table:formula="of:=CONCATENATE(&quot;Mode (&quot;;[.A11];&quot;)&quot;)" office:value-type="string" office:string-value="Mode (Said)" calcext:value-type="string">
            <text:p>Mode (Said)</text:p>
          </table:table-cell>
          <table:table-cell/>
          <table:table-cell table:formula="of:=CONCATENATE(&quot;Musik (&quot;;[.A11];&quot;)&quot;)" office:value-type="string" office:string-value="Musik (Said)" calcext:value-type="string">
            <text:p>Musik (Said)</text:p>
          </table:table-cell>
          <table:table-cell/>
          <table:table-cell table:formula="of:=CONCATENATE(&quot;Literatur (&quot;;[.A11];&quot;)&quot;)" office:value-type="string" office:string-value="Literatur (Said)" calcext:value-type="string">
            <text:p>Literatur (Said)</text:p>
          </table:table-cell>
          <table:table-cell/>
          <table:table-cell table:formula="of:=CONCATENATE(&quot;Küche (&quot;;[.A11];&quot;)&quot;)" office:value-type="string" office:string-value="Küche (Said)" calcext:value-type="string">
            <text:p>Küche (Said)</text:p>
          </table:table-cell>
          <table:table-cell/>
          <table:table-cell office:value-type="string" calcext:value-type="string">
            <text:p>G-Ball</text:p>
          </table:table-cell>
          <table:table-cell table:formula="of:=CONCATENATE(&quot;Sport (&quot;;[.M11];&quot;)&quot;)" office:value-type="string" office:string-value="Sport (G-Ball)" calcext:value-type="string">
            <text:p>Sport (G-Ball)</text:p>
          </table:table-cell>
          <table:table-cell table:number-columns-repeated="2"/>
          <table:table-cell office:value-type="string" calcext:value-type="string">
            <text:p>Gourmet</text:p>
          </table:table-cell>
          <table:table-cell/>
          <table:table-cell office:value-type="string" calcext:value-type="string">
            <text:p>Parcour</text:p>
          </table:table-cell>
        </table:table-row>
        <table:table-row table:style-name="ro1">
          <table:table-cell office:value-type="string" calcext:value-type="string">
            <text:p>Wolkow</text:p>
          </table:table-cell>
          <table:table-cell/>
          <table:table-cell table:formula="of:=CONCATENATE(&quot;Kultur (&quot;;[.A12];&quot;)&quot;)" office:value-type="string" office:string-value="Kultur (Wolkow)" calcext:value-type="string">
            <text:p>Kultur (Wolkow)</text:p>
          </table:table-cell>
          <table:table-cell/>
          <table:table-cell table:formula="of:=CONCATENATE(&quot;Mode (&quot;;[.A12];&quot;)&quot;)" office:value-type="string" office:string-value="Mode (Wolkow)" calcext:value-type="string">
            <text:p>Mode (Wolkow)</text:p>
          </table:table-cell>
          <table:table-cell/>
          <table:table-cell table:formula="of:=CONCATENATE(&quot;Musik (&quot;;[.A12];&quot;)&quot;)" office:value-type="string" office:string-value="Musik (Wolkow)" calcext:value-type="string">
            <text:p>Musik (Wolkow)</text:p>
          </table:table-cell>
          <table:table-cell/>
          <table:table-cell table:formula="of:=CONCATENATE(&quot;Literatur (&quot;;[.A12];&quot;)&quot;)" office:value-type="string" office:string-value="Literatur (Wolkow)" calcext:value-type="string">
            <text:p>Literatur (Wolkow)</text:p>
          </table:table-cell>
          <table:table-cell/>
          <table:table-cell table:formula="of:=CONCATENATE(&quot;Küche (&quot;;[.A12];&quot;)&quot;)" office:value-type="string" office:string-value="Küche (Wolkow)" calcext:value-type="string">
            <text:p>Küche (Wolkow)</text:p>
          </table:table-cell>
          <table:table-cell/>
          <table:table-cell office:value-type="string" calcext:value-type="string">
            <text:p>Gravcage</text:p>
          </table:table-cell>
          <table:table-cell table:formula="of:=CONCATENATE(&quot;Sport (&quot;;[.M12];&quot;)&quot;)" office:value-type="string" office:string-value="Sport (Gravcage)" calcext:value-type="string">
            <text:p>Sport (Gravcage)</text:p>
          </table:table-cell>
          <table:table-cell table:number-columns-repeated="2"/>
          <table:table-cell office:value-type="string" calcext:value-type="string">
            <text:p>Barista</text:p>
          </table:table-cell>
          <table:table-cell/>
          <table:table-cell office:value-type="string" calcext:value-type="string">
            <text:p>Canyoning</text:p>
          </table:table-cell>
        </table:table-row>
        <table:table-row table:style-name="ro1">
          <table:table-cell office:value-type="string" calcext:value-type="string">
            <text:p>Corassonne</text:p>
          </table:table-cell>
          <table:table-cell/>
          <table:table-cell table:formula="of:=CONCATENATE(&quot;Kultur (&quot;;[.A13];&quot;)&quot;)" office:value-type="string" office:string-value="Kultur (Corassonne)" calcext:value-type="string">
            <text:p>Kultur (Corassonne)</text:p>
          </table:table-cell>
          <table:table-cell/>
          <table:table-cell table:formula="of:=CONCATENATE(&quot;Mode (&quot;;[.A13];&quot;)&quot;)" office:value-type="string" office:string-value="Mode (Corassonne)" calcext:value-type="string">
            <text:p>Mode (Corassonne)</text:p>
          </table:table-cell>
          <table:table-cell/>
          <table:table-cell table:formula="of:=CONCATENATE(&quot;Musik (&quot;;[.A13];&quot;)&quot;)" office:value-type="string" office:string-value="Musik (Corassonne)" calcext:value-type="string">
            <text:p>Musik (Corassonne)</text:p>
          </table:table-cell>
          <table:table-cell/>
          <table:table-cell table:formula="of:=CONCATENATE(&quot;Literatur (&quot;;[.A13];&quot;)&quot;)" office:value-type="string" office:string-value="Literatur (Corassonne)" calcext:value-type="string">
            <text:p>Literatur (Corassonne)</text:p>
          </table:table-cell>
          <table:table-cell/>
          <table:table-cell table:formula="of:=CONCATENATE(&quot;Küche (&quot;;[.A13];&quot;)&quot;)" office:value-type="string" office:string-value="Küche (Corassonne)" calcext:value-type="string">
            <text:p>Küche (Corassonne)</text:p>
          </table:table-cell>
          <table:table-cell/>
          <table:table-cell office:value-type="string" calcext:value-type="string">
            <text:p>Zero-Brawl</text:p>
          </table:table-cell>
          <table:table-cell table:formula="of:=CONCATENATE(&quot;Sport (&quot;;[.M13];&quot;)&quot;)" office:value-type="string" office:string-value="Sport (Zero-Brawl)" calcext:value-type="string">
            <text:p>Sport (Zero-Brawl)</text:p>
          </table:table-cell>
          <table:table-cell table:number-columns-repeated="2"/>
          <table:table-cell office:value-type="string" calcext:value-type="string">
            <text:p>Chocolatier</text:p>
          </table:table-cell>
          <table:table-cell/>
          <table:table-cell office:value-type="string" calcext:value-type="string">
            <text:p>Laufen</text:p>
          </table:table-cell>
        </table:table-row>
        <table:table-row table:style-name="ro1">
          <table:table-cell office:value-type="string" calcext:value-type="string">
            <text:p>Neun Welten</text:p>
          </table:table-cell>
          <table:table-cell/>
          <table:table-cell table:formula="of:=CONCATENATE(&quot;Kultur (&quot;;[.A14];&quot;)&quot;)" office:value-type="string" office:string-value="Kultur (Neun Welten)" calcext:value-type="string">
            <text:p>Kultur (Neun Welten)</text:p>
          </table:table-cell>
          <table:table-cell/>
          <table:table-cell table:formula="of:=CONCATENATE(&quot;Mode (&quot;;[.A14];&quot;)&quot;)" office:value-type="string" office:string-value="Mode (Neun Welten)" calcext:value-type="string">
            <text:p>Mode (Neun Welten)</text:p>
          </table:table-cell>
          <table:table-cell/>
          <table:table-cell table:formula="of:=CONCATENATE(&quot;Musik (&quot;;[.A14];&quot;)&quot;)" office:value-type="string" office:string-value="Musik (Neun Welten)" calcext:value-type="string">
            <text:p>Musik (Neun Welten)</text:p>
          </table:table-cell>
          <table:table-cell/>
          <table:table-cell table:formula="of:=CONCATENATE(&quot;Literatur (&quot;;[.A14];&quot;)&quot;)" office:value-type="string" office:string-value="Literatur (Neun Welten)" calcext:value-type="string">
            <text:p>Literatur (Neun Welten)</text:p>
          </table:table-cell>
          <table:table-cell/>
          <table:table-cell table:formula="of:=CONCATENATE(&quot;Küche (&quot;;[.A14];&quot;)&quot;)" office:value-type="string" office:string-value="Küche (Neun Welten)" calcext:value-type="string">
            <text:p>Küche (Neun Welten)</text:p>
          </table:table-cell>
          <table:table-cell/>
          <table:table-cell office:value-type="string" calcext:value-type="string">
            <text:p>Squash</text:p>
          </table:table-cell>
          <table:table-cell table:formula="of:=CONCATENATE(&quot;Sport (&quot;;[.M14];&quot;)&quot;)" office:value-type="string" office:string-value="Sport (Squash)" calcext:value-type="string">
            <text:p>Sport (Squash)</text:p>
          </table:table-cell>
          <table:table-cell table:number-columns-repeated="4"/>
          <table:table-cell office:value-type="string" calcext:value-type="string">
            <text:p>Sprinten</text:p>
          </table:table-cell>
        </table:table-row>
        <table:table-row table:style-name="ro1">
          <table:table-cell office:value-type="string" calcext:value-type="string">
            <text:p>Hazaru</text:p>
          </table:table-cell>
          <table:table-cell/>
          <table:table-cell table:formula="of:=CONCATENATE(&quot;Kultur (&quot;;[.A15];&quot;)&quot;)" office:value-type="string" office:string-value="Kultur (Hazaru)" calcext:value-type="string">
            <text:p>Kultur (Hazaru)</text:p>
          </table:table-cell>
          <table:table-cell/>
          <table:table-cell table:formula="of:=CONCATENATE(&quot;Mode (&quot;;[.A15];&quot;)&quot;)" office:value-type="string" office:string-value="Mode (Hazaru)" calcext:value-type="string">
            <text:p>Mode (Hazaru)</text:p>
          </table:table-cell>
          <table:table-cell/>
          <table:table-cell table:formula="of:=CONCATENATE(&quot;Musik (&quot;;[.A15];&quot;)&quot;)" office:value-type="string" office:string-value="Musik (Hazaru)" calcext:value-type="string">
            <text:p>Musik (Hazaru)</text:p>
          </table:table-cell>
          <table:table-cell/>
          <table:table-cell table:formula="of:=CONCATENATE(&quot;Literatur (&quot;;[.A15];&quot;)&quot;)" office:value-type="string" office:string-value="Literatur (Hazaru)" calcext:value-type="string">
            <text:p>Literatur (Hazaru)</text:p>
          </table:table-cell>
          <table:table-cell/>
          <table:table-cell table:formula="of:=CONCATENATE(&quot;Küche (&quot;;[.A15];&quot;)&quot;)" office:value-type="string" office:string-value="Küche (Hazaru)" calcext:value-type="string">
            <text:p>Küche (Hazaru)</text:p>
          </table:table-cell>
          <table:table-cell table:number-columns-repeated="7"/>
          <table:table-cell office:value-type="string" calcext:value-type="string">
            <text:p>Langstreckenlauf</text:p>
          </table:table-cell>
        </table:table-row>
        <table:table-row table:style-name="ro1">
          <table:table-cell office:value-type="string" calcext:value-type="string">
            <text:p>Zescola</text:p>
          </table:table-cell>
          <table:table-cell/>
          <table:table-cell table:formula="of:=CONCATENATE(&quot;Kultur (&quot;;[.A16];&quot;)&quot;)" office:value-type="string" office:string-value="Kultur (Zescola)" calcext:value-type="string">
            <text:p>Kultur (Zescola)</text:p>
          </table:table-cell>
          <table:table-cell/>
          <table:table-cell table:formula="of:=CONCATENATE(&quot;Mode (&quot;;[.A16];&quot;)&quot;)" office:value-type="string" office:string-value="Mode (Zescola)" calcext:value-type="string">
            <text:p>Mode (Zescola)</text:p>
          </table:table-cell>
          <table:table-cell/>
          <table:table-cell table:formula="of:=CONCATENATE(&quot;Musik (&quot;;[.A16];&quot;)&quot;)" office:value-type="string" office:string-value="Musik (Zescola)" calcext:value-type="string">
            <text:p>Musik (Zescola)</text:p>
          </table:table-cell>
          <table:table-cell/>
          <table:table-cell table:formula="of:=CONCATENATE(&quot;Literatur (&quot;;[.A16];&quot;)&quot;)" office:value-type="string" office:string-value="Literatur (Zescola)" calcext:value-type="string">
            <text:p>Literatur (Zescola)</text:p>
          </table:table-cell>
          <table:table-cell/>
          <table:table-cell table:formula="of:=CONCATENATE(&quot;Küche (&quot;;[.A16];&quot;)&quot;)" office:value-type="string" office:string-value="Küche (Zescola)" calcext:value-type="string">
            <text:p>Küche (Zescola)</text:p>
          </table:table-cell>
          <table:table-cell table:number-columns-repeated="7"/>
          <table:table-cell office:value-type="string" calcext:value-type="string">
            <text:p>Marathonlauf</text:p>
          </table:table-cell>
        </table:table-row>
        <table:table-row table:style-name="ro1">
          <table:table-cell office:value-type="string" calcext:value-type="string">
            <text:p>Itoszra</text:p>
          </table:table-cell>
          <table:table-cell/>
          <table:table-cell table:formula="of:=CONCATENATE(&quot;Kultur (&quot;;[.A17];&quot;)&quot;)" office:value-type="string" office:string-value="Kultur (Itoszra)" calcext:value-type="string">
            <text:p>Kultur (Itoszra)</text:p>
          </table:table-cell>
          <table:table-cell/>
          <table:table-cell table:formula="of:=CONCATENATE(&quot;Mode (&quot;;[.A17];&quot;)&quot;)" office:value-type="string" office:string-value="Mode (Itoszra)" calcext:value-type="string">
            <text:p>Mode (Itoszra)</text:p>
          </table:table-cell>
          <table:table-cell/>
          <table:table-cell table:formula="of:=CONCATENATE(&quot;Musik (&quot;;[.A17];&quot;)&quot;)" office:value-type="string" office:string-value="Musik (Itoszra)" calcext:value-type="string">
            <text:p>Musik (Itoszra)</text:p>
          </table:table-cell>
          <table:table-cell/>
          <table:table-cell table:formula="of:=CONCATENATE(&quot;Literatur (&quot;;[.A17];&quot;)&quot;)" office:value-type="string" office:string-value="Literatur (Itoszra)" calcext:value-type="string">
            <text:p>Literatur (Itoszra)</text:p>
          </table:table-cell>
          <table:table-cell/>
          <table:table-cell table:formula="of:=CONCATENATE(&quot;Küche (&quot;;[.A17];&quot;)&quot;)" office:value-type="string" office:string-value="Küche (Itoszra)" calcext:value-type="string">
            <text:p>Küche (Itoszra)</text:p>
          </table:table-cell>
          <table:table-cell table:number-columns-repeated="7"/>
          <table:table-cell office:value-type="string" calcext:value-type="string">
            <text:p>Joggen</text:p>
          </table:table-cell>
        </table:table-row>
        <table:table-row table:style-name="ro1">
          <table:table-cell office:value-type="string" calcext:value-type="string">
            <text:p>Shyezz</text:p>
          </table:table-cell>
          <table:table-cell/>
          <table:table-cell table:formula="of:=CONCATENATE(&quot;Kultur (&quot;;[.A18];&quot;)&quot;)" office:value-type="string" office:string-value="Kultur (Shyezz)" calcext:value-type="string">
            <text:p>Kultur (Shyezz)</text:p>
          </table:table-cell>
          <table:table-cell/>
          <table:table-cell table:formula="of:=CONCATENATE(&quot;Mode (&quot;;[.A18];&quot;)&quot;)" office:value-type="string" office:string-value="Mode (Shyezz)" calcext:value-type="string">
            <text:p>Mode (Shyezz)</text:p>
          </table:table-cell>
          <table:table-cell/>
          <table:table-cell table:formula="of:=CONCATENATE(&quot;Musik (&quot;;[.A18];&quot;)&quot;)" office:value-type="string" office:string-value="Musik (Shyezz)" calcext:value-type="string">
            <text:p>Musik (Shyezz)</text:p>
          </table:table-cell>
          <table:table-cell/>
          <table:table-cell table:formula="of:=CONCATENATE(&quot;Literatur (&quot;;[.A18];&quot;)&quot;)" office:value-type="string" office:string-value="Literatur (Shyezz)" calcext:value-type="string">
            <text:p>Literatur (Shyezz)</text:p>
          </table:table-cell>
          <table:table-cell/>
          <table:table-cell table:formula="of:=CONCATENATE(&quot;Küche (&quot;;[.A18];&quot;)&quot;)" office:value-type="string" office:string-value="Küche (Shyezz)" calcext:value-type="string">
            <text:p>Küche (Shyezz)</text:p>
          </table:table-cell>
          <table:table-cell table:number-columns-repeated="7"/>
          <table:table-cell office:value-type="string" calcext:value-type="string">
            <text:p>Wandern</text:p>
          </table:table-cell>
        </table:table-row>
        <table:table-row table:style-name="ro1">
          <table:table-cell office:value-type="string" calcext:value-type="string">
            <text:p>Hecca</text:p>
          </table:table-cell>
          <table:table-cell/>
          <table:table-cell table:formula="of:=CONCATENATE(&quot;Kultur (&quot;;[.A19];&quot;)&quot;)" office:value-type="string" office:string-value="Kultur (Hecca)" calcext:value-type="string">
            <text:p>Kultur (Hecca)</text:p>
          </table:table-cell>
          <table:table-cell/>
          <table:table-cell table:formula="of:=CONCATENATE(&quot;Mode (&quot;;[.A19];&quot;)&quot;)" office:value-type="string" office:string-value="Mode (Hecca)" calcext:value-type="string">
            <text:p>Mode (Hecca)</text:p>
          </table:table-cell>
          <table:table-cell/>
          <table:table-cell table:formula="of:=CONCATENATE(&quot;Musik (&quot;;[.A19];&quot;)&quot;)" office:value-type="string" office:string-value="Musik (Hecca)" calcext:value-type="string">
            <text:p>Musik (Hecca)</text:p>
          </table:table-cell>
          <table:table-cell/>
          <table:table-cell table:formula="of:=CONCATENATE(&quot;Literatur (&quot;;[.A19];&quot;)&quot;)" office:value-type="string" office:string-value="Literatur (Hecca)" calcext:value-type="string">
            <text:p>Literatur (Hecca)</text:p>
          </table:table-cell>
          <table:table-cell/>
          <table:table-cell table:formula="of:=CONCATENATE(&quot;Küche (&quot;;[.A19];&quot;)&quot;)" office:value-type="string" office:string-value="Küche (Hecca)" calcext:value-type="string">
            <text:p>Küche (Hecca)</text:p>
          </table:table-cell>
          <table:table-cell table:number-columns-repeated="7"/>
          <table:table-cell office:value-type="string" calcext:value-type="string">
            <text:p>Marschieren</text:p>
          </table:table-cell>
        </table:table-row>
        <table:table-row table:style-name="ro1">
          <table:table-cell office:value-type="string" calcext:value-type="string">
            <text:p>Douwg</text:p>
          </table:table-cell>
          <table:table-cell/>
          <table:table-cell table:formula="of:=CONCATENATE(&quot;Kultur (&quot;;[.A20];&quot;)&quot;)" office:value-type="string" office:string-value="Kultur (Douwg)" calcext:value-type="string">
            <text:p>Kultur (Douwg)</text:p>
          </table:table-cell>
          <table:table-cell/>
          <table:table-cell table:formula="of:=CONCATENATE(&quot;Mode (&quot;;[.A20];&quot;)&quot;)" office:value-type="string" office:string-value="Mode (Douwg)" calcext:value-type="string">
            <text:p>Mode (Douwg)</text:p>
          </table:table-cell>
          <table:table-cell/>
          <table:table-cell table:formula="of:=CONCATENATE(&quot;Musik (&quot;;[.A20];&quot;)&quot;)" office:value-type="string" office:string-value="Musik (Douwg)" calcext:value-type="string">
            <text:p>Musik (Douwg)</text:p>
          </table:table-cell>
          <table:table-cell/>
          <table:table-cell table:formula="of:=CONCATENATE(&quot;Literatur (&quot;;[.A20];&quot;)&quot;)" office:value-type="string" office:string-value="Literatur (Douwg)" calcext:value-type="string">
            <text:p>Literatur (Douwg)</text:p>
          </table:table-cell>
          <table:table-cell/>
          <table:table-cell table:formula="of:=CONCATENATE(&quot;Küche (&quot;;[.A20];&quot;)&quot;)" office:value-type="string" office:string-value="Küche (Douwg)" calcext:value-type="string">
            <text:p>Küche (Douwg)</text:p>
          </table:table-cell>
          <table:table-cell table:number-columns-repeated="7"/>
          <table:table-cell office:value-type="string" calcext:value-type="string">
            <text:p>Schwimmen</text:p>
          </table:table-cell>
        </table:table-row>
        <table:table-row table:style-name="ro1">
          <table:table-cell office:value-type="string" calcext:value-type="string">
            <text:p>Ko</text:p>
          </table:table-cell>
          <table:table-cell/>
          <table:table-cell table:formula="of:=CONCATENATE(&quot;Kultur (&quot;;[.A21];&quot;)&quot;)" office:value-type="string" office:string-value="Kultur (Ko)" calcext:value-type="string">
            <text:p>Kultur (Ko)</text:p>
          </table:table-cell>
          <table:table-cell/>
          <table:table-cell table:formula="of:=CONCATENATE(&quot;Mode (&quot;;[.A21];&quot;)&quot;)" office:value-type="string" office:string-value="Mode (Ko)" calcext:value-type="string">
            <text:p>Mode (Ko)</text:p>
          </table:table-cell>
          <table:table-cell/>
          <table:table-cell table:formula="of:=CONCATENATE(&quot;Musik (&quot;;[.A21];&quot;)&quot;)" office:value-type="string" office:string-value="Musik (Ko)" calcext:value-type="string">
            <text:p>Musik (Ko)</text:p>
          </table:table-cell>
          <table:table-cell/>
          <table:table-cell table:formula="of:=CONCATENATE(&quot;Literatur (&quot;;[.A21];&quot;)&quot;)" office:value-type="string" office:string-value="Literatur (Ko)" calcext:value-type="string">
            <text:p>Literatur (Ko)</text:p>
          </table:table-cell>
          <table:table-cell/>
          <table:table-cell table:formula="of:=CONCATENATE(&quot;Küche (&quot;;[.A21];&quot;)&quot;)" office:value-type="string" office:string-value="Küche (Ko)" calcext:value-type="string">
            <text:p>Küche (Ko)</text:p>
          </table:table-cell>
          <table:table-cell table:number-columns-repeated="7"/>
          <table:table-cell office:value-type="string" calcext:value-type="string">
            <text:p>Langstreckenschwimmen</text:p>
          </table:table-cell>
        </table:table-row>
        <table:table-row table:style-name="ro1">
          <table:table-cell table:number-columns-repeated="5"/>
          <table:table-cell office:value-type="string" calcext:value-type="string">
            <text:p>Gravwave</text:p>
          </table:table-cell>
          <table:table-cell table:formula="of:=CONCATENATE(&quot;Musik (&quot;;[.F22];&quot;)&quot;)" office:value-type="string" office:string-value="Musik (Gravwave)" calcext:value-type="string">
            <text:p>Musik (Gravwave)</text:p>
          </table:table-cell>
          <table:table-cell office:value-type="string" calcext:value-type="string">
            <text:p>Sci Fi</text:p>
          </table:table-cell>
          <table:table-cell table:formula="of:=CONCATENATE(&quot;Literatur (&quot;;[.H22];&quot;)&quot;)" office:value-type="string" office:string-value="Literatur (Sci Fi)" calcext:value-type="string">
            <text:p>Literatur (Sci Fi)</text:p>
          </table:table-cell>
          <table:table-cell table:number-columns-repeated="9"/>
          <table:table-cell office:value-type="string" calcext:value-type="string">
            <text:p>Rettungsschwimmen</text:p>
          </table:table-cell>
        </table:table-row>
        <table:table-row table:style-name="ro1">
          <table:table-cell table:number-columns-repeated="5"/>
          <table:table-cell office:value-type="string" calcext:value-type="string">
            <text:p>Voidjazz</text:p>
          </table:table-cell>
          <table:table-cell table:formula="of:=CONCATENATE(&quot;Musik (&quot;;[.F23];&quot;)&quot;)" office:value-type="string" office:string-value="Musik (Voidjazz)" calcext:value-type="string">
            <text:p>Musik (Voidjazz)</text:p>
          </table:table-cell>
          <table:table-cell office:value-type="string" calcext:value-type="string">
            <text:p>Fantasy</text:p>
          </table:table-cell>
          <table:table-cell table:formula="of:=CONCATENATE(&quot;Literatur (&quot;;[.H23];&quot;)&quot;)" office:value-type="string" office:string-value="Literatur (Fantasy)" calcext:value-type="string">
            <text:p>Literatur (Fantasy)</text:p>
          </table:table-cell>
          <table:table-cell table:number-columns-repeated="9"/>
          <table:table-cell office:value-type="string" calcext:value-type="string">
            <text:p>Brustschwimmen</text:p>
          </table:table-cell>
        </table:table-row>
        <table:table-row table:style-name="ro1">
          <table:table-cell office:value-type="string" calcext:value-type="string">
            <text:p>Militär</text:p>
          </table:table-cell>
          <table:table-cell/>
          <table:table-cell table:formula="of:=CONCATENATE(&quot;Subkultur (&quot;;[.A24];&quot;)&quot;)" office:value-type="string" office:string-value="Subkultur (Militär)" calcext:value-type="string">
            <text:p>Subkultur (Militär)</text:p>
          </table:table-cell>
          <table:table-cell table:number-columns-repeated="2"/>
          <table:table-cell office:value-type="string" calcext:value-type="string">
            <text:p>Cryosynth</text:p>
          </table:table-cell>
          <table:table-cell table:formula="of:=CONCATENATE(&quot;Musik (&quot;;[.F24];&quot;)&quot;)" office:value-type="string" office:string-value="Musik (Cryosynth)" calcext:value-type="string">
            <text:p>Musik (Cryosynth)</text:p>
          </table:table-cell>
          <table:table-cell office:value-type="string" calcext:value-type="string">
            <text:p>Historisch</text:p>
          </table:table-cell>
          <table:table-cell table:formula="of:=CONCATENATE(&quot;Literatur (&quot;;[.H24];&quot;)&quot;)" office:value-type="string" office:string-value="Literatur (Historisch)" calcext:value-type="string">
            <text:p>Literatur (Historisch)</text:p>
          </table:table-cell>
          <table:table-cell table:number-columns-repeated="9"/>
          <table:table-cell office:value-type="string" calcext:value-type="string">
            <text:p>Kraulen</text:p>
          </table:table-cell>
        </table:table-row>
        <table:table-row table:style-name="ro1">
          <table:table-cell office:value-type="string" calcext:value-type="string">
            <text:p>Spacer</text:p>
          </table:table-cell>
          <table:table-cell/>
          <table:table-cell table:formula="of:=CONCATENATE(&quot;Subkultur (&quot;;[.A25];&quot;)&quot;)" office:value-type="string" office:string-value="Subkultur (Spacer)" calcext:value-type="string">
            <text:p>Subkultur (Spacer)</text:p>
          </table:table-cell>
          <table:table-cell table:number-columns-repeated="2"/>
          <table:table-cell office:value-type="string" calcext:value-type="string">
            <text:p>Warpstep</text:p>
          </table:table-cell>
          <table:table-cell table:formula="of:=CONCATENATE(&quot;Musik (&quot;;[.F25];&quot;)&quot;)" office:value-type="string" office:string-value="Musik (Warpstep)" calcext:value-type="string">
            <text:p>Musik (Warpstep)</text:p>
          </table:table-cell>
          <table:table-cell office:value-type="string" calcext:value-type="string">
            <text:p>Krimi</text:p>
          </table:table-cell>
          <table:table-cell table:formula="of:=CONCATENATE(&quot;Literatur (&quot;;[.H25];&quot;)&quot;)" office:value-type="string" office:string-value="Literatur (Krimi)" calcext:value-type="string">
            <text:p>Literatur (Krimi)</text:p>
          </table:table-cell>
          <table:table-cell table:number-columns-repeated="9"/>
          <table:table-cell office:value-type="string" calcext:value-type="string">
            <text:p>Flossen</text:p>
          </table:table-cell>
        </table:table-row>
        <table:table-row table:style-name="ro1">
          <table:table-cell office:value-type="string" calcext:value-type="string">
            <text:p>Farmer</text:p>
          </table:table-cell>
          <table:table-cell/>
          <table:table-cell table:formula="of:=CONCATENATE(&quot;Subkultur (&quot;;[.A26];&quot;)&quot;)" office:value-type="string" office:string-value="Subkultur (Farmer)" calcext:value-type="string">
            <text:p>Subkultur (Farmer)</text:p>
          </table:table-cell>
          <table:table-cell table:number-columns-repeated="2"/>
          <table:table-cell office:value-type="string" calcext:value-type="string">
            <text:p>Bioharmonics</text:p>
          </table:table-cell>
          <table:table-cell table:formula="of:=CONCATENATE(&quot;Musik (&quot;;[.F26];&quot;)&quot;)" office:value-type="string" office:string-value="Musik (Bioharmonics)" calcext:value-type="string">
            <text:p>Musik (Bioharmonics)</text:p>
          </table:table-cell>
          <table:table-cell office:value-type="string" calcext:value-type="string">
            <text:p>Thriller</text:p>
          </table:table-cell>
          <table:table-cell table:formula="of:=CONCATENATE(&quot;Literatur (&quot;;[.H26];&quot;)&quot;)" office:value-type="string" office:string-value="Literatur (Thriller)" calcext:value-type="string">
            <text:p>Literatur (Thriller)</text:p>
          </table:table-cell>
          <table:table-cell table:number-columns-repeated="9"/>
          <table:table-cell office:value-type="string" calcext:value-type="string">
            <text:p>Tauchen</text:p>
          </table:table-cell>
        </table:table-row>
        <table:table-row table:style-name="ro1">
          <table:table-cell office:value-type="string" calcext:value-type="string">
            <text:p>Terraformer</text:p>
          </table:table-cell>
          <table:table-cell/>
          <table:table-cell table:formula="of:=CONCATENATE(&quot;Subkultur (&quot;;[.A27];&quot;)&quot;)" office:value-type="string" office:string-value="Subkultur (Terraformer)" calcext:value-type="string">
            <text:p>Subkultur (Terraformer)</text:p>
          </table:table-cell>
          <table:table-cell table:number-columns-repeated="2"/>
          <table:table-cell office:value-type="string" calcext:value-type="string">
            <text:p>Asteroid Blues</text:p>
          </table:table-cell>
          <table:table-cell table:formula="of:=CONCATENATE(&quot;Musik (&quot;;[.F27];&quot;)&quot;)" office:value-type="string" office:string-value="Musik (Asteroid Blues)" calcext:value-type="string">
            <text:p>Musik (Asteroid Blues)</text:p>
          </table:table-cell>
          <table:table-cell office:value-type="string" calcext:value-type="string">
            <text:p>Horror</text:p>
          </table:table-cell>
          <table:table-cell table:formula="of:=CONCATENATE(&quot;Literatur (&quot;;[.H27];&quot;)&quot;)" office:value-type="string" office:string-value="Literatur (Horror)" calcext:value-type="string">
            <text:p>Literatur (Horror)</text:p>
          </table:table-cell>
          <table:table-cell table:number-columns-repeated="9"/>
          <table:table-cell office:value-type="string" calcext:value-type="string">
            <text:p>Freitauchen</text:p>
          </table:table-cell>
        </table:table-row>
        <table:table-row table:style-name="ro1">
          <table:table-cell office:value-type="string" calcext:value-type="string">
            <text:p>Weltenschiff</text:p>
          </table:table-cell>
          <table:table-cell/>
          <table:table-cell table:formula="of:=CONCATENATE(&quot;Subkultur (&quot;;[.A28];&quot;)&quot;)" office:value-type="string" office:string-value="Subkultur (Weltenschiff)" calcext:value-type="string">
            <text:p>Subkultur (Weltenschiff)</text:p>
          </table:table-cell>
          <table:table-cell table:number-columns-repeated="2"/>
          <table:table-cell office:value-type="string" calcext:value-type="string">
            <text:p>Nanopunk</text:p>
          </table:table-cell>
          <table:table-cell table:formula="of:=CONCATENATE(&quot;Musik (&quot;;[.F28];&quot;)&quot;)" office:value-type="string" office:string-value="Musik (Nanopunk)" calcext:value-type="string">
            <text:p>Musik (Nanopunk)</text:p>
          </table:table-cell>
          <table:table-cell office:value-type="string" calcext:value-type="string">
            <text:p>Romantisch</text:p>
          </table:table-cell>
          <table:table-cell table:formula="of:=CONCATENATE(&quot;Literatur (&quot;;[.H28];&quot;)&quot;)" office:value-type="string" office:string-value="Literatur (Romantisch)" calcext:value-type="string">
            <text:p>Literatur (Romantisch)</text:p>
          </table:table-cell>
          <table:table-cell table:number-columns-repeated="9"/>
          <table:table-cell office:value-type="string" calcext:value-type="string">
            <text:p>Gerätetauchen</text:p>
          </table:table-cell>
        </table:table-row>
        <table:table-row table:style-name="ro1">
          <table:table-cell office:value-type="string" calcext:value-type="string">
            <text:p>Bergleute</text:p>
          </table:table-cell>
          <table:table-cell/>
          <table:table-cell table:formula="of:=CONCATENATE(&quot;Subkultur (&quot;;[.A29];&quot;)&quot;)" office:value-type="string" office:string-value="Subkultur (Bergleute)" calcext:value-type="string">
            <text:p>Subkultur (Bergleute)</text:p>
          </table:table-cell>
          <table:table-cell table:number-columns-repeated="2"/>
          <table:table-cell office:value-type="string" calcext:value-type="string">
            <text:p>Frontier Folk</text:p>
          </table:table-cell>
          <table:table-cell table:formula="of:=CONCATENATE(&quot;Musik (&quot;;[.F29];&quot;)&quot;)" office:value-type="string" office:string-value="Musik (Frontier Folk)" calcext:value-type="string">
            <text:p>Musik (Frontier Folk)</text:p>
          </table:table-cell>
          <table:table-cell office:value-type="string" calcext:value-type="string">
            <text:p>Drama</text:p>
          </table:table-cell>
          <table:table-cell table:formula="of:=CONCATENATE(&quot;Literatur (&quot;;[.H29];&quot;)&quot;)" office:value-type="string" office:string-value="Literatur (Drama)" calcext:value-type="string">
            <text:p>Literatur (Drama)</text:p>
          </table:table-cell>
          <table:table-cell table:number-columns-repeated="9"/>
          <table:table-cell office:value-type="string" calcext:value-type="string">
            <text:p>Schnorcheln</text:p>
          </table:table-cell>
        </table:table-row>
        <table:table-row table:style-name="ro1">
          <table:table-cell office:value-type="string" calcext:value-type="string">
            <text:p>Kleriker</text:p>
          </table:table-cell>
          <table:table-cell/>
          <table:table-cell table:formula="of:=CONCATENATE(&quot;Subkultur (&quot;;[.A30];&quot;)&quot;)" office:value-type="string" office:string-value="Subkultur (Kleriker)" calcext:value-type="string">
            <text:p>Subkultur (Kleriker)</text:p>
          </table:table-cell>
          <table:table-cell table:number-columns-repeated="2"/>
          <table:table-cell office:value-type="string" calcext:value-type="string">
            <text:p>Klassisch</text:p>
          </table:table-cell>
          <table:table-cell table:formula="of:=CONCATENATE(&quot;Musik (&quot;;[.F30];&quot;)&quot;)" office:value-type="string" office:string-value="Musik (Klassisch)" calcext:value-type="string">
            <text:p>Musik (Klassisch)</text:p>
          </table:table-cell>
          <table:table-cell office:value-type="string" calcext:value-type="string">
            <text:p>Abenteuer</text:p>
          </table:table-cell>
          <table:table-cell table:formula="of:=CONCATENATE(&quot;Literatur (&quot;;[.H30];&quot;)&quot;)" office:value-type="string" office:string-value="Literatur (Abenteuer)" calcext:value-type="string">
            <text:p>Literatur (Abenteuer)</text:p>
          </table:table-cell>
          <table:table-cell table:number-columns-repeated="9"/>
          <table:table-cell office:value-type="string" calcext:value-type="string">
            <text:p>Reiten</text:p>
          </table:table-cell>
        </table:table-row>
        <table:table-row table:style-name="ro1">
          <table:table-cell office:value-type="string" calcext:value-type="string">
            <text:p>Techniker</text:p>
          </table:table-cell>
          <table:table-cell/>
          <table:table-cell table:formula="of:=CONCATENATE(&quot;Subkultur (&quot;;[.A31];&quot;)&quot;)" office:value-type="string" office:string-value="Subkultur (Techniker)" calcext:value-type="string">
            <text:p>Subkultur (Techniker)</text:p>
          </table:table-cell>
          <table:table-cell table:number-columns-repeated="2"/>
          <table:table-cell office:value-type="string" calcext:value-type="string">
            <text:p>Terra Pop</text:p>
          </table:table-cell>
          <table:table-cell table:formula="of:=CONCATENATE(&quot;Musik (&quot;;[.F31];&quot;)&quot;)" office:value-type="string" office:string-value="Musik (Terra Pop)" calcext:value-type="string">
            <text:p>Musik (Terra Pop)</text:p>
          </table:table-cell>
          <table:table-cell office:value-type="string" calcext:value-type="string">
            <text:p>Kinderbuch</text:p>
          </table:table-cell>
          <table:table-cell table:formula="of:=CONCATENATE(&quot;Literatur (&quot;;[.H31];&quot;)&quot;)" office:value-type="string" office:string-value="Literatur (Kinderbuch)" calcext:value-type="string">
            <text:p>Literatur (Kinderbuch)</text:p>
          </table:table-cell>
          <table:table-cell table:number-columns-repeated="9"/>
          <table:table-cell office:value-type="string" calcext:value-type="string">
            <text:p>Rennreiten</text:p>
          </table:table-cell>
        </table:table-row>
        <table:table-row table:style-name="ro1">
          <table:table-cell office:value-type="string" calcext:value-type="string">
            <text:p>Musiker</text:p>
          </table:table-cell>
          <table:table-cell/>
          <table:table-cell table:formula="of:=CONCATENATE(&quot;Subkultur (&quot;;[.A32];&quot;)&quot;)" office:value-type="string" office:string-value="Subkultur (Musiker)" calcext:value-type="string">
            <text:p>Subkultur (Musiker)</text:p>
          </table:table-cell>
          <table:table-cell table:number-columns-repeated="2"/>
          <table:table-cell office:value-type="string" calcext:value-type="string">
            <text:p>Metal</text:p>
          </table:table-cell>
          <table:table-cell table:formula="of:=CONCATENATE(&quot;Musik (&quot;;[.F32];&quot;)&quot;)" office:value-type="string" office:string-value="Musik (Metal)" calcext:value-type="string">
            <text:p>Musik (Metal)</text:p>
          </table:table-cell>
          <table:table-cell office:value-type="string" calcext:value-type="string">
            <text:p>Biographie</text:p>
          </table:table-cell>
          <table:table-cell table:formula="of:=CONCATENATE(&quot;Literatur (&quot;;[.H32];&quot;)&quot;)" office:value-type="string" office:string-value="Literatur (Biographie)" calcext:value-type="string">
            <text:p>Literatur (Biographie)</text:p>
          </table:table-cell>
          <table:table-cell table:number-columns-repeated="9"/>
          <table:table-cell office:value-type="string" calcext:value-type="string">
            <text:p>Dressurreiten</text:p>
          </table:table-cell>
        </table:table-row>
        <table:table-row table:style-name="ro1">
          <table:table-cell office:value-type="string" calcext:value-type="string">
            <text:p>Schauspieler</text:p>
          </table:table-cell>
          <table:table-cell/>
          <table:table-cell table:formula="of:=CONCATENATE(&quot;Subkultur (&quot;;[.A33];&quot;)&quot;)" office:value-type="string" office:string-value="Subkultur (Schauspieler)" calcext:value-type="string">
            <text:p>Subkultur (Schauspieler)</text:p>
          </table:table-cell>
          <table:table-cell table:number-columns-repeated="15"/>
          <table:table-cell office:value-type="string" calcext:value-type="string">
            <text:p>Zureiten</text:p>
          </table:table-cell>
        </table:table-row>
        <table:table-row table:style-name="ro1">
          <table:table-cell office:value-type="string" calcext:value-type="string">
            <text:p>Höfling</text:p>
          </table:table-cell>
          <table:table-cell/>
          <table:table-cell table:formula="of:=CONCATENATE(&quot;Subkultur (&quot;;[.A34];&quot;)&quot;)" office:value-type="string" office:string-value="Subkultur (Höfling)" calcext:value-type="string">
            <text:p>Subkultur (Höfling)</text:p>
          </table:table-cell>
          <table:table-cell table:number-columns-repeated="15"/>
          <table:table-cell office:value-type="string" calcext:value-type="string">
            <text:p>Reitpferde</text:p>
          </table:table-cell>
        </table:table-row>
        <table:table-row table:style-name="ro1">
          <table:table-cell office:value-type="string" calcext:value-type="string">
            <text:p>Diplomat</text:p>
          </table:table-cell>
          <table:table-cell/>
          <table:table-cell table:formula="of:=CONCATENATE(&quot;Subkultur (&quot;;[.A35];&quot;)&quot;)" office:value-type="string" office:string-value="Subkultur (Diplomat)" calcext:value-type="string">
            <text:p>Subkultur (Diplomat)</text:p>
          </table:table-cell>
          <table:table-cell table:number-columns-repeated="15"/>
          <table:table-cell office:value-type="string" calcext:value-type="string">
            <text:p>Reitoliphanten</text:p>
          </table:table-cell>
        </table:table-row>
        <table:table-row table:style-name="ro1">
          <table:table-cell office:value-type="string" calcext:value-type="string">
            <text:p>Händler</text:p>
          </table:table-cell>
          <table:table-cell/>
          <table:table-cell table:formula="of:=CONCATENATE(&quot;Subkultur (&quot;;[.A36];&quot;)&quot;)" office:value-type="string" office:string-value="Subkultur (Händler)" calcext:value-type="string">
            <text:p>Subkultur (Händler)</text:p>
          </table:table-cell>
          <table:table-cell table:number-columns-repeated="15"/>
          <table:table-cell office:value-type="string" calcext:value-type="string">
            <text:p>Fliegen</text:p>
          </table:table-cell>
        </table:table-row>
        <table:table-row table:style-name="ro1">
          <table:table-cell office:value-type="string" calcext:value-type="string">
            <text:p>Mediziner</text:p>
          </table:table-cell>
          <table:table-cell/>
          <table:table-cell table:formula="of:=CONCATENATE(&quot;Subkultur (&quot;;[.A37];&quot;)&quot;)" office:value-type="string" office:string-value="Subkultur (Mediziner)" calcext:value-type="string">
            <text:p>Subkultur (Mediziner)</text:p>
          </table:table-cell>
          <table:table-cell table:number-columns-repeated="15"/>
          <table:table-cell office:value-type="string" calcext:value-type="string">
            <text:p>Flügel</text:p>
          </table:table-cell>
        </table:table-row>
        <table:table-row table:style-name="ro1">
          <table:table-cell office:value-type="string" calcext:value-type="string">
            <text:p>Cyborgs</text:p>
          </table:table-cell>
          <table:table-cell/>
          <table:table-cell table:formula="of:=CONCATENATE(&quot;Subkultur (&quot;;[.A38];&quot;)&quot;)" office:value-type="string" office:string-value="Subkultur (Cyborgs)" calcext:value-type="string">
            <text:p>Subkultur (Cyborgs)</text:p>
          </table:table-cell>
          <table:table-cell table:number-columns-repeated="15"/>
          <table:table-cell office:value-type="string" calcext:value-type="string">
            <text:p>Fallschirm</text:p>
          </table:table-cell>
        </table:table-row>
        <table:table-row table:style-name="ro1">
          <table:table-cell office:value-type="string" calcext:value-type="string">
            <text:p>Adelige</text:p>
          </table:table-cell>
          <table:table-cell/>
          <table:table-cell table:formula="of:=CONCATENATE(&quot;Subkultur (&quot;;[.A39];&quot;)&quot;)" office:value-type="string" office:string-value="Subkultur (Adelige)" calcext:value-type="string">
            <text:p>Subkultur (Adelige)</text:p>
          </table:table-cell>
          <table:table-cell table:number-columns-repeated="15"/>
          <table:table-cell office:value-type="string" calcext:value-type="string">
            <text:p>Gleitschirm</text:p>
          </table:table-cell>
        </table:table-row>
        <table:table-row table:style-name="ro1">
          <table:table-cell table:number-columns-repeated="18"/>
          <table:table-cell office:value-type="string" calcext:value-type="string">
            <text:p>Hängegleiter</text:p>
          </table:table-cell>
        </table:table-row>
        <table:table-row table:style-name="ro1">
          <table:table-cell office:value-type="string" calcext:value-type="string">
            <text:p>Piloten</text:p>
          </table:table-cell>
          <table:table-cell/>
          <table:table-cell table:formula="of:=CONCATENATE(&quot;Subkultur (&quot;;[.A41];&quot;)&quot;)" office:value-type="string" office:string-value="Subkultur (Piloten)" calcext:value-type="string">
            <text:p>Subkultur (Piloten)</text:p>
          </table:table-cell>
          <table:table-cell table:number-columns-repeated="15"/>
          <table:table-cell office:value-type="string" calcext:value-type="string">
            <text:p>Wingsuits</text:p>
          </table:table-cell>
        </table:table-row>
        <table:table-row table:style-name="ro1">
          <table:table-cell office:value-type="string" calcext:value-type="string">
            <text:p>Marines</text:p>
          </table:table-cell>
          <table:table-cell/>
          <table:table-cell table:formula="of:=CONCATENATE(&quot;Subkultur (&quot;;[.A42];&quot;)&quot;)" office:value-type="string" office:string-value="Subkultur (Marines)" calcext:value-type="string">
            <text:p>Subkultur (Marines)</text:p>
          </table:table-cell>
          <table:table-cell table:number-columns-repeated="15"/>
          <table:table-cell office:value-type="string" calcext:value-type="string">
            <text:p>Orbitalsprung</text:p>
          </table:table-cell>
        </table:table-row>
        <table:table-row table:style-name="ro1">
          <table:table-cell office:value-type="string" calcext:value-type="string">
            <text:p>Sprungtruppen</text:p>
          </table:table-cell>
          <table:table-cell/>
          <table:table-cell table:formula="of:=CONCATENATE(&quot;Subkultur (&quot;;[.A43];&quot;)&quot;)" office:value-type="string" office:string-value="Subkultur (Sprungtruppen)" calcext:value-type="string">
            <text:p>Subkultur (Sprungtruppen)</text:p>
          </table:table-cell>
          <table:table-cell table:number-columns-repeated="15"/>
          <table:table-cell office:value-type="string" calcext:value-type="string">
            <text:p>Ultra HALO Sprung</text:p>
          </table:table-cell>
        </table:table-row>
        <table:table-row table:style-name="ro1">
          <table:table-cell office:value-type="string" calcext:value-type="string">
            <text:p>Spezialeinheiten</text:p>
          </table:table-cell>
          <table:table-cell/>
          <table:table-cell table:formula="of:=CONCATENATE(&quot;Subkultur (&quot;;[.A44];&quot;)&quot;)" office:value-type="string" office:string-value="Subkultur (Spezialeinheiten)" calcext:value-type="string">
            <text:p>Subkultur (Spezialeinheiten)</text:p>
          </table:table-cell>
          <table:table-cell table:number-columns-repeated="15"/>
          <table:table-cell office:value-type="string" calcext:value-type="string">
            <text:p>Überleben</text:p>
          </table:table-cell>
        </table:table-row>
        <table:table-row table:style-name="ro1">
          <table:table-cell office:value-type="string" calcext:value-type="string">
            <text:p>Offiziere</text:p>
          </table:table-cell>
          <table:table-cell/>
          <table:table-cell table:formula="of:=CONCATENATE(&quot;Subkultur (&quot;;[.A45];&quot;)&quot;)" office:value-type="string" office:string-value="Subkultur (Offiziere)" calcext:value-type="string">
            <text:p>Subkultur (Offiziere)</text:p>
          </table:table-cell>
          <table:table-cell table:number-columns-repeated="15"/>
          <table:table-cell office:value-type="string" calcext:value-type="string">
            <text:p>Jagen</text:p>
          </table:table-cell>
        </table:table-row>
        <table:table-row table:style-name="ro1">
          <table:table-cell office:value-type="string" calcext:value-type="string">
            <text:p>Prepper</text:p>
          </table:table-cell>
          <table:table-cell/>
          <table:table-cell table:formula="of:=CONCATENATE(&quot;Subkultur (&quot;;[.A46];&quot;)&quot;)" office:value-type="string" office:string-value="Subkultur (Prepper)" calcext:value-type="string">
            <text:p>Subkultur (Prepper)</text:p>
          </table:table-cell>
          <table:table-cell table:number-columns-repeated="15"/>
          <table:table-cell office:value-type="string" calcext:value-type="string">
            <text:p>Angeln</text:p>
          </table:table-cell>
        </table:table-row>
        <table:table-row table:style-name="ro1">
          <table:table-cell office:value-type="string" calcext:value-type="string">
            <text:p>Gamer</text:p>
          </table:table-cell>
          <table:table-cell/>
          <table:table-cell table:formula="of:=CONCATENATE(&quot;Subkultur (&quot;;[.A47];&quot;)&quot;)" office:value-type="string" office:string-value="Subkultur (Gamer)" calcext:value-type="string">
            <text:p>Subkultur (Gamer)</text:p>
          </table:table-cell>
          <table:table-cell table:number-columns-repeated="15"/>
          <table:table-cell office:value-type="string" calcext:value-type="string">
            <text:p>Nahrungssuche</text:p>
          </table:table-cell>
        </table:table-row>
        <table:table-row table:style-name="ro1">
          <table:table-cell office:value-type="string" calcext:value-type="string">
            <text:p>Maker</text:p>
          </table:table-cell>
          <table:table-cell/>
          <table:table-cell table:formula="of:=CONCATENATE(&quot;Subkultur (&quot;;[.A48];&quot;)&quot;)" office:value-type="string" office:string-value="Subkultur (Maker)" calcext:value-type="string">
            <text:p>Subkultur (Maker)</text:p>
          </table:table-cell>
          <table:table-cell table:number-columns-repeated="15"/>
          <table:table-cell office:value-type="string" calcext:value-type="string">
            <text:p>Unterschlupf finden</text:p>
          </table:table-cell>
        </table:table-row>
        <table:table-row table:style-name="ro1">
          <table:table-cell office:value-type="string" calcext:value-type="string">
            <text:p>Minimalisten</text:p>
          </table:table-cell>
          <table:table-cell/>
          <table:table-cell table:formula="of:=CONCATENATE(&quot;Subkultur (&quot;;[.A49];&quot;)&quot;)" office:value-type="string" office:string-value="Subkultur (Minimalisten)" calcext:value-type="string">
            <text:p>Subkultur (Minimalisten)</text:p>
          </table:table-cell>
          <table:table-cell table:number-columns-repeated="15"/>
          <table:table-cell office:value-type="string" calcext:value-type="string">
            <text:p>Korperbeherrschung</text:p>
          </table:table-cell>
        </table:table-row>
        <table:table-row table:style-name="ro1">
          <table:table-cell office:value-type="string" calcext:value-type="string">
            <text:p>Cosmopoliten</text:p>
          </table:table-cell>
          <table:table-cell/>
          <table:table-cell table:formula="of:=CONCATENATE(&quot;Subkultur (&quot;;[.A50];&quot;)&quot;)" office:value-type="string" office:string-value="Subkultur (Cosmopoliten)" calcext:value-type="string">
            <text:p>Subkultur (Cosmopoliten)</text:p>
          </table:table-cell>
          <table:table-cell table:number-columns-repeated="15"/>
          <table:table-cell office:value-type="string" calcext:value-type="string">
            <text:p>Balancieren</text:p>
          </table:table-cell>
        </table:table-row>
        <table:table-row table:style-name="ro1">
          <table:table-cell office:value-type="string" calcext:value-type="string">
            <text:p>Bodybuilder</text:p>
          </table:table-cell>
          <table:table-cell/>
          <table:table-cell table:formula="of:=CONCATENATE(&quot;Subkultur (&quot;;[.A51];&quot;)&quot;)" office:value-type="string" office:string-value="Subkultur (Bodybuilder)" calcext:value-type="string">
            <text:p>Subkultur (Bodybuilder)</text:p>
          </table:table-cell>
          <table:table-cell table:number-columns-repeated="15"/>
          <table:table-cell office:value-type="string" calcext:value-type="string">
            <text:p>Hochseil</text:p>
          </table:table-cell>
        </table:table-row>
        <table:table-row table:style-name="ro1">
          <table:table-cell office:value-type="string" calcext:value-type="string">
            <text:p>Jäger</text:p>
          </table:table-cell>
          <table:table-cell/>
          <table:table-cell table:formula="of:=CONCATENATE(&quot;Subkultur (&quot;;[.A52];&quot;)&quot;)" office:value-type="string" office:string-value="Subkultur (Jäger)" calcext:value-type="string">
            <text:p>Subkultur (Jäger)</text:p>
          </table:table-cell>
          <table:table-cell table:number-columns-repeated="15"/>
          <table:table-cell office:value-type="string" calcext:value-type="string">
            <text:p>Gleichgewicht halten</text:p>
          </table:table-cell>
        </table:table-row>
        <table:table-row table:style-name="ro1">
          <table:table-cell table:number-columns-repeated="18"/>
          <table:table-cell office:value-type="string" calcext:value-type="string">
            <text:p>Fallen</text:p>
          </table:table-cell>
        </table:table-row>
        <table:table-row table:style-name="ro1">
          <table:table-cell table:number-columns-repeated="18"/>
          <table:table-cell office:value-type="string" calcext:value-type="string">
            <text:p>Abrollen</text:p>
          </table:table-cell>
        </table:table-row>
        <table:table-row table:style-name="ro1">
          <table:table-cell table:number-columns-repeated="18"/>
          <table:table-cell office:value-type="string" calcext:value-type="string">
            <text:p>Abfedern</text:p>
          </table:table-cell>
        </table:table-row>
        <table:table-row table:style-name="ro1">
          <table:table-cell table:number-columns-repeated="18"/>
          <table:table-cell office:value-type="string" calcext:value-type="string">
            <text:p>Tanzen</text:p>
          </table:table-cell>
        </table:table-row>
        <table:table-row table:style-name="ro1">
          <table:table-cell table:number-columns-repeated="18"/>
          <table:table-cell office:value-type="string" calcext:value-type="string">
            <text:p>Choreographie</text:p>
          </table:table-cell>
        </table:table-row>
        <table:table-row table:style-name="ro1">
          <table:table-cell table:number-columns-repeated="18"/>
          <table:table-cell office:value-type="string" calcext:value-type="string">
            <text:p>Höfische Tänze</text:p>
          </table:table-cell>
        </table:table-row>
        <table:table-row table:style-name="ro1">
          <table:table-cell table:number-columns-repeated="18"/>
          <table:table-cell office:value-type="string" calcext:value-type="string">
            <text:p>Tango</text:p>
          </table:table-cell>
        </table:table-row>
        <table:table-row table:style-name="ro1">
          <table:table-cell table:number-columns-repeated="18"/>
          <table:table-cell office:value-type="string" calcext:value-type="string">
            <text:p>Rock \’n\’ Roll</text:p>
          </table:table-cell>
        </table:table-row>
        <table:table-row table:style-name="ro1">
          <table:table-cell table:number-columns-repeated="18"/>
          <table:table-cell office:value-type="string" calcext:value-type="string">
            <text:p>Walzer</text:p>
          </table:table-cell>
        </table:table-row>
        <table:table-row table:style-name="ro1">
          <table:table-cell table:number-columns-repeated="18"/>
          <table:table-cell office:value-type="string" calcext:value-type="string">
            <text:p>Samba</text:p>
          </table:table-cell>
        </table:table-row>
        <table:table-row table:style-name="ro1">
          <table:table-cell table:number-columns-repeated="18"/>
          <table:table-cell office:value-type="string" calcext:value-type="string">
            <text:p>Salsa</text:p>
          </table:table-cell>
        </table:table-row>
        <table:table-row table:style-name="ro1">
          <table:table-cell table:number-columns-repeated="18"/>
          <table:table-cell office:value-type="string" calcext:value-type="string">
            <text:p>Hip-Hop</text:p>
          </table:table-cell>
        </table:table-row>
        <table:table-row table:style-name="ro1">
          <table:table-cell table:number-columns-repeated="18"/>
          <table:table-cell office:value-type="string" calcext:value-type="string">
            <text:p>Ballett</text:p>
          </table:table-cell>
        </table:table-row>
        <table:table-row table:style-name="ro1">
          <table:table-cell table:number-columns-repeated="18"/>
          <table:table-cell office:value-type="string" calcext:value-type="string">
            <text:p>Stepptanz</text:p>
          </table:table-cell>
        </table:table-row>
        <table:table-row table:style-name="ro1">
          <table:table-cell table:number-columns-repeated="18"/>
          <table:table-cell office:value-type="string" calcext:value-type="string">
            <text:p>Orientalischer Tanz</text:p>
          </table:table-cell>
        </table:table-row>
        <table:table-row table:style-name="ro1">
          <table:table-cell table:number-columns-repeated="18"/>
          <table:table-cell office:value-type="string" calcext:value-type="string">
            <text:p>0G-Manöver</text:p>
          </table:table-cell>
        </table:table-row>
        <table:table-row table:style-name="ro1">
          <table:table-cell table:number-columns-repeated="18"/>
          <table:table-cell office:value-type="string" calcext:value-type="string">
            <text:p>EVA-Operationen</text:p>
          </table:table-cell>
        </table:table-row>
        <table:table-row table:style-name="ro1">
          <table:table-cell table:number-columns-repeated="18"/>
          <table:table-cell office:value-type="string" calcext:value-type="string">
            <text:p>Fingerfertigkeit</text:p>
          </table:table-cell>
        </table:table-row>
        <table:table-row table:style-name="ro1">
          <table:table-cell table:number-columns-repeated="18"/>
          <table:table-cell office:value-type="string" calcext:value-type="string">
            <text:p>Darts</text:p>
          </table:table-cell>
        </table:table-row>
        <table:table-row table:style-name="ro1">
          <table:table-cell table:number-columns-repeated="18"/>
          <table:table-cell office:value-type="string" calcext:value-type="string">
            <text:p>Billard</text:p>
          </table:table-cell>
        </table:table-row>
        <table:table-row table:style-name="ro1">
          <table:table-cell table:number-columns-repeated="18"/>
          <table:table-cell office:value-type="string" calcext:value-type="string">
            <text:p>Bowling</text:p>
          </table:table-cell>
        </table:table-row>
        <table:table-row table:style-name="ro1">
          <table:table-cell table:number-columns-repeated="18"/>
          <table:table-cell office:value-type="string" calcext:value-type="string">
            <text:p>Taschenspielerei</text:p>
          </table:table-cell>
        </table:table-row>
        <table:table-row table:style-name="ro1">
          <table:table-cell table:number-columns-repeated="18"/>
          <table:table-cell office:value-type="string" calcext:value-type="string">
            <text:p>Kartentricks</text:p>
          </table:table-cell>
        </table:table-row>
        <table:table-row table:style-name="ro1">
          <table:table-cell table:number-columns-repeated="18"/>
          <table:table-cell office:value-type="string" calcext:value-type="string">
            <text:p>Jonglieren</text:p>
          </table:table-cell>
        </table:table-row>
        <table:table-row table:style-name="ro1">
          <table:table-cell table:number-columns-repeated="18"/>
          <table:table-cell office:value-type="string" calcext:value-type="string">
            <text:p>Falschspiel</text:p>
          </table:table-cell>
        </table:table-row>
        <table:table-row table:style-name="ro1">
          <table:table-cell table:number-columns-repeated="18"/>
          <table:table-cell office:value-type="string" calcext:value-type="string">
            <text:p>Taschendiebstahl</text:p>
          </table:table-cell>
        </table:table-row>
        <table:table-row table:style-name="ro1">
          <table:table-cell table:number-columns-repeated="18"/>
          <table:table-cell office:value-type="string" calcext:value-type="string">
            <text:p>Schlösser knacken</text:p>
          </table:table-cell>
        </table:table-row>
        <table:table-row table:style-name="ro1">
          <table:table-cell table:number-columns-repeated="18"/>
          <table:table-cell office:value-type="string" calcext:value-type="string">
            <text:p>Fahren</text:p>
          </table:table-cell>
        </table:table-row>
        <table:table-row table:style-name="ro1">
          <table:table-cell table:number-columns-repeated="18"/>
          <table:table-cell office:value-type="string" calcext:value-type="string">
            <text:p>Fahren (Zweirad)</text:p>
          </table:table-cell>
        </table:table-row>
        <table:table-row table:style-name="ro1">
          <table:table-cell table:number-columns-repeated="18"/>
          <table:table-cell office:value-type="string" calcext:value-type="string">
            <text:p>Fahren (Radfahrzeug)</text:p>
          </table:table-cell>
        </table:table-row>
        <table:table-row table:style-name="ro1">
          <table:table-cell table:number-columns-repeated="18"/>
          <table:table-cell office:value-type="string" calcext:value-type="string">
            <text:p>Fahren (Kettenfahrzeug)</text:p>
          </table:table-cell>
        </table:table-row>
        <table:table-row table:style-name="ro1">
          <table:table-cell table:number-columns-repeated="18"/>
          <table:table-cell office:value-type="string" calcext:value-type="string">
            <text:p>Fahren (Schweber)</text:p>
          </table:table-cell>
        </table:table-row>
        <table:table-row table:style-name="ro1">
          <table:table-cell table:number-columns-repeated="18"/>
          <table:table-cell office:value-type="string" calcext:value-type="string">
            <text:p>Fahren (Schienenfahrzeug)</text:p>
          </table:table-cell>
        </table:table-row>
        <table:table-row table:style-name="ro1">
          <table:table-cell table:number-columns-repeated="18"/>
          <table:table-cell office:value-type="string" calcext:value-type="string">
            <text:p>Fahren (Boot)</text:p>
          </table:table-cell>
        </table:table-row>
        <table:table-row table:style-name="ro1">
          <table:table-cell table:number-columns-repeated="18"/>
          <table:table-cell office:value-type="string" calcext:value-type="string">
            <text:p>Fahren (Schiff)</text:p>
          </table:table-cell>
        </table:table-row>
        <table:table-row table:style-name="ro1">
          <table:table-cell table:number-columns-repeated="18"/>
          <table:table-cell office:value-type="string" calcext:value-type="string">
            <text:p>Off-Roading</text:p>
          </table:table-cell>
        </table:table-row>
        <table:table-row table:style-name="ro1">
          <table:table-cell table:number-columns-repeated="18"/>
          <table:table-cell office:value-type="string" calcext:value-type="string">
            <text:p>Stadtverkehr</text:p>
          </table:table-cell>
        </table:table-row>
        <table:table-row table:style-name="ro1">
          <table:table-cell table:number-columns-repeated="18"/>
          <table:table-cell office:value-type="string" calcext:value-type="string">
            <text:p>Baumaschinen</text:p>
          </table:table-cell>
        </table:table-row>
        <table:table-row table:style-name="ro1">
          <table:table-cell table:number-columns-repeated="18"/>
          <table:table-cell office:value-type="string" calcext:value-type="string">
            <text:p>Rennen</text:p>
          </table:table-cell>
        </table:table-row>
        <table:table-row table:style-name="ro1">
          <table:table-cell table:number-columns-repeated="18"/>
          <table:table-cell office:value-type="string" calcext:value-type="string">
            <text:p>Rallyes</text:p>
          </table:table-cell>
        </table:table-row>
        <table:table-row table:style-name="ro1">
          <table:table-cell table:number-columns-repeated="18"/>
          <table:table-cell office:value-type="string" calcext:value-type="string">
            <text:p>Schwertransporte</text:p>
          </table:table-cell>
        </table:table-row>
        <table:table-row table:style-name="ro1">
          <table:table-cell table:number-columns-repeated="18"/>
          <table:table-cell office:value-type="string" calcext:value-type="string">
            <text:p>Küstenschiffahrt</text:p>
          </table:table-cell>
        </table:table-row>
        <table:table-row table:style-name="ro1">
          <table:table-cell table:number-columns-repeated="18"/>
          <table:table-cell office:value-type="string" calcext:value-type="string">
            <text:p>Flussschiffahrt</text:p>
          </table:table-cell>
        </table:table-row>
        <table:table-row table:style-name="ro1">
          <table:table-cell table:number-columns-repeated="18"/>
          <table:table-cell office:value-type="string" calcext:value-type="string">
            <text:p>Seeschifffahrt</text:p>
          </table:table-cell>
        </table:table-row>
        <table:table-row table:style-name="ro1">
          <table:table-cell table:number-columns-repeated="18"/>
          <table:table-cell office:value-type="string" calcext:value-type="string">
            <text:p>Segeln</text:p>
          </table:table-cell>
        </table:table-row>
        <table:table-row table:style-name="ro1">
          <table:table-cell table:number-columns-repeated="18"/>
          <table:table-cell office:value-type="string" calcext:value-type="string">
            <text:p>Pilot</text:p>
          </table:table-cell>
        </table:table-row>
        <table:table-row table:style-name="ro1">
          <table:table-cell table:number-columns-repeated="18"/>
          <table:table-cell office:value-type="string" calcext:value-type="string">
            <text:p>Pilot (Flugzeug)</text:p>
          </table:table-cell>
        </table:table-row>
        <table:table-row table:style-name="ro1">
          <table:table-cell table:number-columns-repeated="18"/>
          <table:table-cell office:value-type="string" calcext:value-type="string">
            <text:p>Pilot (Helikopter)</text:p>
          </table:table-cell>
        </table:table-row>
        <table:table-row table:style-name="ro1">
          <table:table-cell table:number-columns-repeated="18"/>
          <table:table-cell office:value-type="string" calcext:value-type="string">
            <text:p>Pilot (Vektorschub)</text:p>
          </table:table-cell>
        </table:table-row>
        <table:table-row table:style-name="ro1">
          <table:table-cell table:number-columns-repeated="18"/>
          <table:table-cell office:value-type="string" calcext:value-type="string">
            <text:p>Pilot (U-Boot)</text:p>
          </table:table-cell>
        </table:table-row>
        <table:table-row table:style-name="ro1">
          <table:table-cell table:number-columns-repeated="18"/>
          <table:table-cell office:value-type="string" calcext:value-type="string">
            <text:p>Pilot (Raumschiff)</text:p>
          </table:table-cell>
        </table:table-row>
        <table:table-row table:style-name="ro1">
          <table:table-cell table:number-columns-repeated="18"/>
          <table:table-cell office:value-type="string" calcext:value-type="string">
            <text:p>Kampfmanöver</text:p>
          </table:table-cell>
        </table:table-row>
        <table:table-row table:style-name="ro1">
          <table:table-cell table:number-columns-repeated="18"/>
          <table:table-cell office:value-type="string" calcext:value-type="string">
            <text:p>Ausweichmanöver</text:p>
          </table:table-cell>
        </table:table-row>
        <table:table-row table:style-name="ro1">
          <table:table-cell table:number-columns-repeated="18"/>
          <table:table-cell office:value-type="string" calcext:value-type="string">
            <text:p>Docking</text:p>
          </table:table-cell>
        </table:table-row>
        <table:table-row table:style-name="ro1">
          <table:table-cell table:number-columns-repeated="18"/>
          <table:table-cell office:value-type="string" calcext:value-type="string">
            <text:p>Planetare Landungen</text:p>
          </table:table-cell>
        </table:table-row>
        <table:table-row table:style-name="ro1">
          <table:table-cell table:number-columns-repeated="18"/>
          <table:table-cell office:value-type="string" calcext:value-type="string">
            <text:p>Tiefflug</text:p>
          </table:table-cell>
        </table:table-row>
        <table:table-row table:style-name="ro1">
          <table:table-cell table:number-columns-repeated="18"/>
          <table:table-cell office:value-type="string" calcext:value-type="string">
            <text:p>Navigation</text:p>
          </table:table-cell>
        </table:table-row>
        <table:table-row table:style-name="ro1">
          <table:table-cell table:number-columns-repeated="18"/>
          <table:table-cell office:value-type="string" calcext:value-type="string">
            <text:p>Karten lesen</text:p>
          </table:table-cell>
        </table:table-row>
        <table:table-row table:style-name="ro1">
          <table:table-cell table:number-columns-repeated="18"/>
          <table:table-cell office:value-type="string" calcext:value-type="string">
            <text:p>Routenplanung</text:p>
          </table:table-cell>
        </table:table-row>
        <table:table-row table:style-name="ro1">
          <table:table-cell table:number-columns-repeated="18"/>
          <table:table-cell office:value-type="string" calcext:value-type="string">
            <text:p>Astrogation</text:p>
          </table:table-cell>
        </table:table-row>
        <table:table-row table:style-name="ro1">
          <table:table-cell table:number-columns-repeated="18"/>
          <table:table-cell office:value-type="string" calcext:value-type="string">
            <text:p>Torverbindungen</text:p>
          </table:table-cell>
        </table:table-row>
        <table:table-row table:style-name="ro1">
          <table:table-cell table:number-columns-repeated="18"/>
          <table:table-cell office:value-type="string" calcext:value-type="string">
            <text:p>Orbitale</text:p>
          </table:table-cell>
        </table:table-row>
        <table:table-row table:style-name="ro1">
          <table:table-cell table:number-columns-repeated="18"/>
          <table:table-cell office:value-type="string" calcext:value-type="string">
            <text:p>Sprungrouten</text:p>
          </table:table-cell>
        </table:table-row>
        <table:table-row table:style-name="ro1">
          <table:table-cell table:number-columns-repeated="18"/>
          <table:table-cell office:value-type="string" calcext:value-type="string">
            <text:p>Gefechtsastrogation</text:p>
          </table:table-cell>
        </table:table-row>
        <table:table-row table:style-name="ro1">
          <table:table-cell table:number-columns-repeated="18"/>
          <table:table-cell office:value-type="string" calcext:value-type="string">
            <text:p>Unbewaffneter Nahkampf</text:p>
          </table:table-cell>
        </table:table-row>
        <table:table-row table:style-name="ro1">
          <table:table-cell table:number-columns-repeated="18"/>
          <table:table-cell office:value-type="string" calcext:value-type="string">
            <text:p>Raufen</text:p>
          </table:table-cell>
        </table:table-row>
        <table:table-row table:style-name="ro1">
          <table:table-cell table:number-columns-repeated="18"/>
          <table:table-cell office:value-type="string" calcext:value-type="string">
            <text:p>Kneipenschlägerei</text:p>
          </table:table-cell>
        </table:table-row>
        <table:table-row table:style-name="ro1">
          <table:table-cell table:number-columns-repeated="18"/>
          <table:table-cell office:value-type="string" calcext:value-type="string">
            <text:p>Kampfsport (Judo)</text:p>
          </table:table-cell>
        </table:table-row>
        <table:table-row table:style-name="ro1">
          <table:table-cell table:number-columns-repeated="18"/>
          <table:table-cell office:value-type="string" calcext:value-type="string">
            <text:p>Kampfsport (Karate)</text:p>
          </table:table-cell>
        </table:table-row>
        <table:table-row table:style-name="ro1">
          <table:table-cell table:number-columns-repeated="18"/>
          <table:table-cell office:value-type="string" calcext:value-type="string">
            <text:p>Kampfsport (Boxen)</text:p>
          </table:table-cell>
        </table:table-row>
        <table:table-row table:style-name="ro1">
          <table:table-cell table:number-columns-repeated="18"/>
          <table:table-cell office:value-type="string" calcext:value-type="string">
            <text:p>Kampfstil (Lann Marfach)</text:p>
          </table:table-cell>
        </table:table-row>
        <table:table-row table:style-name="ro1">
          <table:table-cell table:number-columns-repeated="18"/>
          <table:table-cell office:value-type="string" calcext:value-type="string">
            <text:p>Kampfstil (Sambo)</text:p>
          </table:table-cell>
        </table:table-row>
        <table:table-row table:style-name="ro1">
          <table:table-cell table:number-columns-repeated="18"/>
          <table:table-cell office:value-type="string" calcext:value-type="string">
            <text:p>Kampfstil (Krav Maga)</text:p>
          </table:table-cell>
        </table:table-row>
        <table:table-row table:style-name="ro1">
          <table:table-cell table:number-columns-repeated="18"/>
          <table:table-cell office:value-type="string" calcext:value-type="string">
            <text:p>Kampfkunst (Kung Fu)</text:p>
          </table:table-cell>
        </table:table-row>
        <table:table-row table:style-name="ro1">
          <table:table-cell table:number-columns-repeated="18"/>
          <table:table-cell office:value-type="string" calcext:value-type="string">
            <text:p>Kampfkunst (Capoeira)</text:p>
          </table:table-cell>
        </table:table-row>
        <table:table-row table:style-name="ro1">
          <table:table-cell table:number-columns-repeated="18"/>
          <table:table-cell office:value-type="string" calcext:value-type="string">
            <text:p>Hiebwaffen</text:p>
          </table:table-cell>
        </table:table-row>
        <table:table-row table:style-name="ro1">
          <table:table-cell table:number-columns-repeated="18"/>
          <table:table-cell office:value-type="string" calcext:value-type="string">
            <text:p>Improvisierte Hiebwaffen</text:p>
          </table:table-cell>
        </table:table-row>
        <table:table-row table:style-name="ro1">
          <table:table-cell table:number-columns-repeated="18"/>
          <table:table-cell office:value-type="string" calcext:value-type="string">
            <text:p>2" Schraubenschlüssel</text:p>
          </table:table-cell>
        </table:table-row>
        <table:table-row table:style-name="ro1">
          <table:table-cell table:number-columns-repeated="18"/>
          <table:table-cell office:value-type="string" calcext:value-type="string">
            <text:p>Kurzstöcke</text:p>
          </table:table-cell>
        </table:table-row>
        <table:table-row table:style-name="ro1">
          <table:table-cell table:number-columns-repeated="18"/>
          <table:table-cell office:value-type="string" calcext:value-type="string">
            <text:p>Teleskopschlagstock</text:p>
          </table:table-cell>
        </table:table-row>
        <table:table-row table:style-name="ro1">
          <table:table-cell table:number-columns-repeated="18"/>
          <table:table-cell office:value-type="string" calcext:value-type="string">
            <text:p>Beile und Äxte</text:p>
          </table:table-cell>
        </table:table-row>
        <table:table-row table:style-name="ro1">
          <table:table-cell table:number-columns-repeated="18"/>
          <table:table-cell office:value-type="string" calcext:value-type="string">
            <text:p>Streitaxt</text:p>
          </table:table-cell>
        </table:table-row>
        <table:table-row table:style-name="ro1">
          <table:table-cell table:number-columns-repeated="18"/>
          <table:table-cell office:value-type="string" calcext:value-type="string">
            <text:p>Holzfälleraxt</text:p>
          </table:table-cell>
        </table:table-row>
        <table:table-row table:style-name="ro1">
          <table:table-cell table:number-columns-repeated="18"/>
          <table:table-cell office:value-type="string" calcext:value-type="string">
            <text:p>Hammer</text:p>
          </table:table-cell>
        </table:table-row>
        <table:table-row table:style-name="ro1">
          <table:table-cell table:number-columns-repeated="18"/>
          <table:table-cell office:value-type="string" calcext:value-type="string">
            <text:p>Vorschlaghammer</text:p>
          </table:table-cell>
        </table:table-row>
        <table:table-row table:style-name="ro1">
          <table:table-cell table:number-columns-repeated="18"/>
          <table:table-cell office:value-type="string" calcext:value-type="string">
            <text:p>Streitkolben</text:p>
          </table:table-cell>
        </table:table-row>
        <table:table-row table:style-name="ro1">
          <table:table-cell table:number-columns-repeated="18"/>
          <table:table-cell office:value-type="string" calcext:value-type="string">
            <text:p>Kriegshammer</text:p>
          </table:table-cell>
        </table:table-row>
        <table:table-row table:style-name="ro1">
          <table:table-cell table:number-columns-repeated="18"/>
          <table:table-cell office:value-type="string" calcext:value-type="string">
            <text:p>Klingenwaffen</text:p>
          </table:table-cell>
        </table:table-row>
        <table:table-row table:style-name="ro1">
          <table:table-cell table:number-columns-repeated="18"/>
          <table:table-cell office:value-type="string" calcext:value-type="string">
            <text:p>Messer und Dolche</text:p>
          </table:table-cell>
        </table:table-row>
        <table:table-row table:style-name="ro1">
          <table:table-cell table:number-columns-repeated="18"/>
          <table:table-cell office:value-type="string" calcext:value-type="string">
            <text:p>Schwerter</text:p>
          </table:table-cell>
        </table:table-row>
        <table:table-row table:style-name="ro1">
          <table:table-cell table:number-columns-repeated="18"/>
          <table:table-cell office:value-type="string" calcext:value-type="string">
            <text:p>Kurzschwert</text:p>
          </table:table-cell>
        </table:table-row>
        <table:table-row table:style-name="ro1">
          <table:table-cell table:number-columns-repeated="18"/>
          <table:table-cell office:value-type="string" calcext:value-type="string">
            <text:p>Langschwert</text:p>
          </table:table-cell>
        </table:table-row>
        <table:table-row table:style-name="ro1">
          <table:table-cell table:number-columns-repeated="18"/>
          <table:table-cell office:value-type="string" calcext:value-type="string">
            <text:p>Zweihänder</text:p>
          </table:table-cell>
        </table:table-row>
        <table:table-row table:style-name="ro1">
          <table:table-cell table:number-columns-repeated="18"/>
          <table:table-cell office:value-type="string" calcext:value-type="string">
            <text:p>Säbel und Krummschwerter</text:p>
          </table:table-cell>
        </table:table-row>
        <table:table-row table:style-name="ro1">
          <table:table-cell table:number-columns-repeated="18"/>
          <table:table-cell office:value-type="string" calcext:value-type="string">
            <text:p>Entermesser</text:p>
          </table:table-cell>
        </table:table-row>
        <table:table-row table:style-name="ro1">
          <table:table-cell table:number-columns-repeated="18"/>
          <table:table-cell office:value-type="string" calcext:value-type="string">
            <text:p>Katana</text:p>
          </table:table-cell>
        </table:table-row>
        <table:table-row table:style-name="ro1">
          <table:table-cell table:number-columns-repeated="18"/>
          <table:table-cell office:value-type="string" calcext:value-type="string">
            <text:p>Stangenwaffen</text:p>
          </table:table-cell>
        </table:table-row>
        <table:table-row table:style-name="ro1">
          <table:table-cell table:number-columns-repeated="18"/>
          <table:table-cell office:value-type="string" calcext:value-type="string">
            <text:p>Kampfstäbe</text:p>
          </table:table-cell>
        </table:table-row>
        <table:table-row table:style-name="ro1">
          <table:table-cell table:number-columns-repeated="18"/>
          <table:table-cell office:value-type="string" calcext:value-type="string">
            <text:p>Schockstab</text:p>
          </table:table-cell>
        </table:table-row>
        <table:table-row table:style-name="ro1">
          <table:table-cell table:number-columns-repeated="18"/>
          <table:table-cell office:value-type="string" calcext:value-type="string">
            <text:p>Teleskopstab</text:p>
          </table:table-cell>
        </table:table-row>
        <table:table-row table:style-name="ro1">
          <table:table-cell table:number-columns-repeated="18"/>
          <table:table-cell office:value-type="string" calcext:value-type="string">
            <text:p>Hellebarde</text:p>
          </table:table-cell>
        </table:table-row>
        <table:table-row table:style-name="ro1">
          <table:table-cell table:number-columns-repeated="18"/>
          <table:table-cell office:value-type="string" calcext:value-type="string">
            <text:p>Speere</text:p>
          </table:table-cell>
        </table:table-row>
        <table:table-row table:style-name="ro1">
          <table:table-cell table:number-columns-repeated="18"/>
          <table:table-cell office:value-type="string" calcext:value-type="string">
            <text:p>Gleven</text:p>
          </table:table-cell>
        </table:table-row>
        <table:table-row table:style-name="ro1">
          <table:table-cell table:number-columns-repeated="18"/>
          <table:table-cell office:value-type="string" calcext:value-type="string">
            <text:p>Peitschen</text:p>
          </table:table-cell>
        </table:table-row>
        <table:table-row table:style-name="ro1">
          <table:table-cell table:number-columns-repeated="18"/>
          <table:table-cell office:value-type="string" calcext:value-type="string">
            <text:p>Wurfwaffen</text:p>
          </table:table-cell>
        </table:table-row>
        <table:table-row table:style-name="ro1">
          <table:table-cell table:number-columns-repeated="18"/>
          <table:table-cell office:value-type="string" calcext:value-type="string">
            <text:p>Granaten</text:p>
          </table:table-cell>
        </table:table-row>
        <table:table-row table:style-name="ro1">
          <table:table-cell table:number-columns-repeated="18"/>
          <table:table-cell office:value-type="string" calcext:value-type="string">
            <text:p>Handgranaten</text:p>
          </table:table-cell>
        </table:table-row>
        <table:table-row table:style-name="ro1">
          <table:table-cell table:number-columns-repeated="18"/>
          <table:table-cell office:value-type="string" calcext:value-type="string">
            <text:p>Rauchgranaten</text:p>
          </table:table-cell>
        </table:table-row>
        <table:table-row table:style-name="ro1">
          <table:table-cell table:number-columns-repeated="18"/>
          <table:table-cell office:value-type="string" calcext:value-type="string">
            <text:p>Betäubungsgranaten</text:p>
          </table:table-cell>
        </table:table-row>
        <table:table-row table:style-name="ro1">
          <table:table-cell table:number-columns-repeated="18"/>
          <table:table-cell office:value-type="string" calcext:value-type="string">
            <text:p>Wurfmesser</text:p>
          </table:table-cell>
        </table:table-row>
        <table:table-row table:style-name="ro1">
          <table:table-cell table:number-columns-repeated="18"/>
          <table:table-cell office:value-type="string" calcext:value-type="string">
            <text:p>Tomahawks</text:p>
          </table:table-cell>
        </table:table-row>
        <table:table-row table:style-name="ro1">
          <table:table-cell table:number-columns-repeated="18"/>
          <table:table-cell office:value-type="string" calcext:value-type="string">
            <text:p>Wurfsterne</text:p>
          </table:table-cell>
        </table:table-row>
        <table:table-row table:style-name="ro1">
          <table:table-cell table:number-columns-repeated="18"/>
          <table:table-cell office:value-type="string" calcext:value-type="string">
            <text:p>Wurfnetz</text:p>
          </table:table-cell>
        </table:table-row>
        <table:table-row table:style-name="ro1">
          <table:table-cell table:number-columns-repeated="18"/>
          <table:table-cell office:value-type="string" calcext:value-type="string">
            <text:p>Schleudern</text:p>
          </table:table-cell>
        </table:table-row>
        <table:table-row table:style-name="ro1">
          <table:table-cell table:number-columns-repeated="18"/>
          <table:table-cell office:value-type="string" calcext:value-type="string">
            <text:p>Bola</text:p>
          </table:table-cell>
        </table:table-row>
        <table:table-row table:style-name="ro1">
          <table:table-cell table:number-columns-repeated="18"/>
          <table:table-cell office:value-type="string" calcext:value-type="string">
            <text:p>Diskus</text:p>
          </table:table-cell>
        </table:table-row>
        <table:table-row table:style-name="ro1">
          <table:table-cell table:number-columns-repeated="18"/>
          <table:table-cell office:value-type="string" calcext:value-type="string">
            <text:p>Lasso</text:p>
          </table:table-cell>
        </table:table-row>
        <table:table-row table:style-name="ro1">
          <table:table-cell table:number-columns-repeated="18"/>
          <table:table-cell office:value-type="string" calcext:value-type="string">
            <text:p>Bögen</text:p>
          </table:table-cell>
        </table:table-row>
        <table:table-row table:style-name="ro1">
          <table:table-cell table:number-columns-repeated="18"/>
          <table:table-cell office:value-type="string" calcext:value-type="string">
            <text:p>Pistolen und Revolver</text:p>
          </table:table-cell>
        </table:table-row>
        <table:table-row table:style-name="ro1">
          <table:table-cell table:number-columns-repeated="18"/>
          <table:table-cell office:value-type="string" calcext:value-type="string">
            <text:p>Pistolen</text:p>
          </table:table-cell>
        </table:table-row>
        <table:table-row table:style-name="ro1">
          <table:table-cell table:number-columns-repeated="18"/>
          <table:table-cell office:value-type="string" calcext:value-type="string">
            <text:p>OMG Alpha 9mm</text:p>
          </table:table-cell>
        </table:table-row>
        <table:table-row table:style-name="ro1">
          <table:table-cell table:number-columns-repeated="18"/>
          <table:table-cell office:value-type="string" calcext:value-type="string">
            <text:p>Revolver</text:p>
          </table:table-cell>
        </table:table-row>
        <table:table-row table:style-name="ro1">
          <table:table-cell table:number-columns-repeated="18"/>
          <table:table-cell office:value-type="string" calcext:value-type="string">
            <text:p>Paratec Ursus .357</text:p>
          </table:table-cell>
        </table:table-row>
        <table:table-row table:style-name="ro1">
          <table:table-cell table:number-columns-repeated="18"/>
          <table:table-cell office:value-type="string" calcext:value-type="string">
            <text:p>Maschinenpistolen</text:p>
          </table:table-cell>
        </table:table-row>
        <table:table-row table:style-name="ro1">
          <table:table-cell table:number-columns-repeated="18"/>
          <table:table-cell office:value-type="string" calcext:value-type="string">
            <text:p>SMI Cadenca 9mm</text:p>
          </table:table-cell>
        </table:table-row>
        <table:table-row table:style-name="ro1">
          <table:table-cell table:number-columns-repeated="18"/>
          <table:table-cell office:value-type="string" calcext:value-type="string">
            <text:p>Schnellziehen</text:p>
          </table:table-cell>
        </table:table-row>
        <table:table-row table:style-name="ro1">
          <table:table-cell table:number-columns-repeated="18"/>
          <table:table-cell office:value-type="string" calcext:value-type="string">
            <text:p>Schalldämpfer</text:p>
          </table:table-cell>
        </table:table-row>
        <table:table-row table:style-name="ro1">
          <table:table-cell table:number-columns-repeated="18"/>
          <table:table-cell office:value-type="string" calcext:value-type="string">
            <text:p>Gewehre</text:p>
          </table:table-cell>
        </table:table-row>
        <table:table-row table:style-name="ro1">
          <table:table-cell table:number-columns-repeated="18"/>
          <table:table-cell office:value-type="string" calcext:value-type="string">
            <text:p>Schroflinten</text:p>
          </table:table-cell>
        </table:table-row>
        <table:table-row table:style-name="ro1">
          <table:table-cell table:number-columns-repeated="18"/>
          <table:table-cell office:value-type="string" calcext:value-type="string">
            <text:p>Flinten</text:p>
          </table:table-cell>
        </table:table-row>
        <table:table-row table:style-name="ro1">
          <table:table-cell table:number-columns-repeated="18"/>
          <table:table-cell office:value-type="string" calcext:value-type="string">
            <text:p>Scharfschützengewehre</text:p>
          </table:table-cell>
        </table:table-row>
        <table:table-row table:style-name="ro1">
          <table:table-cell table:number-columns-repeated="18"/>
          <table:table-cell office:value-type="string" calcext:value-type="string">
            <text:p>Sturmgewehre</text:p>
          </table:table-cell>
        </table:table-row>
        <table:table-row table:style-name="ro1">
          <table:table-cell table:number-columns-repeated="18"/>
          <table:table-cell office:value-type="string" calcext:value-type="string">
            <text:p>Armbrüste</text:p>
          </table:table-cell>
        </table:table-row>
        <table:table-row table:style-name="ro1">
          <table:table-cell table:number-columns-repeated="18"/>
          <table:table-cell office:value-type="string" calcext:value-type="string">
            <text:p>Strahlenwaffen</text:p>
          </table:table-cell>
        </table:table-row>
        <table:table-row table:style-name="ro1">
          <table:table-cell table:number-columns-repeated="18"/>
          <table:table-cell office:value-type="string" calcext:value-type="string">
            <text:p>Strahlenpistolen</text:p>
          </table:table-cell>
        </table:table-row>
        <table:table-row table:style-name="ro1">
          <table:table-cell table:number-columns-repeated="18"/>
          <table:table-cell office:value-type="string" calcext:value-type="string">
            <text:p>Strahlengewehre</text:p>
          </table:table-cell>
        </table:table-row>
        <table:table-row table:style-name="ro1">
          <table:table-cell table:number-columns-repeated="18"/>
          <table:table-cell office:value-type="string" calcext:value-type="string">
            <text:p>Schwere Waffen</text:p>
          </table:table-cell>
        </table:table-row>
        <table:table-row table:style-name="ro1">
          <table:table-cell table:number-columns-repeated="18"/>
          <table:table-cell office:value-type="string" calcext:value-type="string">
            <text:p>Maschinengewehre</text:p>
          </table:table-cell>
        </table:table-row>
        <table:table-row table:style-name="ro1">
          <table:table-cell table:number-columns-repeated="18"/>
          <table:table-cell office:value-type="string" calcext:value-type="string">
            <text:p>Maschinenkanonen</text:p>
          </table:table-cell>
        </table:table-row>
        <table:table-row table:style-name="ro1">
          <table:table-cell table:number-columns-repeated="18"/>
          <table:table-cell office:value-type="string" calcext:value-type="string">
            <text:p>Raketenwerfer</text:p>
          </table:table-cell>
        </table:table-row>
        <table:table-row table:style-name="ro1">
          <table:table-cell table:number-columns-repeated="18"/>
          <table:table-cell office:value-type="string" calcext:value-type="string">
            <text:p>Granatwerfer</text:p>
          </table:table-cell>
        </table:table-row>
        <table:table-row table:style-name="ro1">
          <table:table-cell table:number-columns-repeated="18"/>
          <table:table-cell office:value-type="string" calcext:value-type="string">
            <text:p>Geschütze</text:p>
          </table:table-cell>
        </table:table-row>
        <table:table-row table:style-name="ro1">
          <table:table-cell table:number-columns-repeated="18"/>
          <table:table-cell office:value-type="string" calcext:value-type="string">
            <text:p>Kanonen</text:p>
          </table:table-cell>
        </table:table-row>
        <table:table-row table:style-name="ro1">
          <table:table-cell table:number-columns-repeated="18"/>
          <table:table-cell office:value-type="string" calcext:value-type="string">
            <text:p>Autokanonen</text:p>
          </table:table-cell>
        </table:table-row>
        <table:table-row table:style-name="ro1">
          <table:table-cell table:number-columns-repeated="18"/>
          <table:table-cell office:value-type="string" calcext:value-type="string">
            <text:p>Partikelbeschleuniger</text:p>
          </table:table-cell>
        </table:table-row>
        <table:table-row table:style-name="ro1">
          <table:table-cell table:number-columns-repeated="18"/>
          <table:table-cell office:value-type="string" calcext:value-type="string">
            <text:p>Massetreiber</text:p>
          </table:table-cell>
        </table:table-row>
        <table:table-row table:style-name="ro1">
          <table:table-cell table:number-columns-repeated="18"/>
          <table:table-cell office:value-type="string" calcext:value-type="string">
            <text:p>Lasergeschütze</text:p>
          </table:table-cell>
        </table:table-row>
        <table:table-row table:style-name="ro1">
          <table:table-cell table:number-columns-repeated="18"/>
          <table:table-cell office:value-type="string" calcext:value-type="string">
            <text:p>Plasmageschütze</text:p>
          </table:table-cell>
        </table:table-row>
        <table:table-row table:style-name="ro1">
          <table:table-cell table:number-columns-repeated="18"/>
          <table:table-cell office:value-type="string" calcext:value-type="string">
            <text:p>Raketensysteme</text:p>
          </table:table-cell>
        </table:table-row>
        <table:table-row table:style-name="ro1">
          <table:table-cell table:number-columns-repeated="18"/>
          <table:table-cell office:value-type="string" calcext:value-type="string">
            <text:p>Sprühwaffen</text:p>
          </table:table-cell>
        </table:table-row>
        <table:table-row table:style-name="ro1">
          <table:table-cell table:number-columns-repeated="18"/>
          <table:table-cell office:value-type="string" calcext:value-type="string">
            <text:p>Flammenwerfer</text:p>
          </table:table-cell>
        </table:table-row>
        <table:table-row table:style-name="ro1">
          <table:table-cell table:number-columns-repeated="18"/>
          <table:table-cell office:value-type="string" calcext:value-type="string">
            <text:p>Sandstrahler</text:p>
          </table:table-cell>
        </table:table-row>
        <table:table-row table:style-name="ro1">
          <table:table-cell table:number-columns-repeated="18"/>
          <table:table-cell office:value-type="string" calcext:value-type="string">
            <text:p>Handwerk</text:p>
          </table:table-cell>
        </table:table-row>
        <table:table-row table:style-name="ro1">
          <table:table-cell table:number-columns-repeated="18"/>
          <table:table-cell office:value-type="string" calcext:value-type="string">
            <text:p>Metallbau</text:p>
          </table:table-cell>
        </table:table-row>
        <table:table-row table:style-name="ro1">
          <table:table-cell table:number-columns-repeated="18"/>
          <table:table-cell office:value-type="string" calcext:value-type="string">
            <text:p>Schweißen</text:p>
          </table:table-cell>
        </table:table-row>
        <table:table-row table:style-name="ro1">
          <table:table-cell table:number-columns-repeated="18"/>
          <table:table-cell office:value-type="string" calcext:value-type="string">
            <text:p>Schmieden</text:p>
          </table:table-cell>
        </table:table-row>
        <table:table-row table:style-name="ro1">
          <table:table-cell table:number-columns-repeated="18"/>
          <table:table-cell office:value-type="string" calcext:value-type="string">
            <text:p>Brennschneiden</text:p>
          </table:table-cell>
        </table:table-row>
        <table:table-row table:style-name="ro1">
          <table:table-cell table:number-columns-repeated="18"/>
          <table:table-cell office:value-type="string" calcext:value-type="string">
            <text:p>Prägen</text:p>
          </table:table-cell>
        </table:table-row>
        <table:table-row table:style-name="ro1">
          <table:table-cell table:number-columns-repeated="18"/>
          <table:table-cell office:value-type="string" calcext:value-type="string">
            <text:p>Löten</text:p>
          </table:table-cell>
        </table:table-row>
        <table:table-row table:style-name="ro1">
          <table:table-cell table:number-columns-repeated="18"/>
          <table:table-cell office:value-type="string" calcext:value-type="string">
            <text:p>Drehen</text:p>
          </table:table-cell>
        </table:table-row>
        <table:table-row table:style-name="ro1">
          <table:table-cell table:number-columns-repeated="18"/>
          <table:table-cell office:value-type="string" calcext:value-type="string">
            <text:p>Fräsen</text:p>
          </table:table-cell>
        </table:table-row>
        <table:table-row table:style-name="ro1">
          <table:table-cell table:number-columns-repeated="18"/>
          <table:table-cell office:value-type="string" calcext:value-type="string">
            <text:p>Schleifen</text:p>
          </table:table-cell>
        </table:table-row>
        <table:table-row table:style-name="ro1">
          <table:table-cell table:number-columns-repeated="18"/>
          <table:table-cell office:value-type="string" calcext:value-type="string">
            <text:p>Polieren</text:p>
          </table:table-cell>
        </table:table-row>
        <table:table-row table:style-name="ro1">
          <table:table-cell table:number-columns-repeated="18"/>
          <table:table-cell office:value-type="string" calcext:value-type="string">
            <text:p>Elektronik</text:p>
          </table:table-cell>
        </table:table-row>
        <table:table-row table:style-name="ro1">
          <table:table-cell table:number-columns-repeated="18"/>
          <table:table-cell office:value-type="string" calcext:value-type="string">
            <text:p>Hochspannungstechnik</text:p>
          </table:table-cell>
        </table:table-row>
        <table:table-row table:style-name="ro1">
          <table:table-cell table:number-columns-repeated="18"/>
          <table:table-cell office:value-type="string" calcext:value-type="string">
            <text:p>Automatisierungssysteme</text:p>
          </table:table-cell>
        </table:table-row>
        <table:table-row table:style-name="ro1">
          <table:table-cell table:number-columns-repeated="18"/>
          <table:table-cell office:value-type="string" calcext:value-type="string">
            <text:p>Antriebstechnik</text:p>
          </table:table-cell>
        </table:table-row>
        <table:table-row table:style-name="ro1">
          <table:table-cell table:number-columns-repeated="18"/>
          <table:table-cell office:value-type="string" calcext:value-type="string">
            <text:p>Robotik</text:p>
          </table:table-cell>
        </table:table-row>
        <table:table-row table:style-name="ro1">
          <table:table-cell table:number-columns-repeated="18"/>
          <table:table-cell office:value-type="string" calcext:value-type="string">
            <text:p>Sensortechnik</text:p>
          </table:table-cell>
        </table:table-row>
        <table:table-row table:style-name="ro1">
          <table:table-cell table:number-columns-repeated="18"/>
          <table:table-cell office:value-type="string" calcext:value-type="string">
            <text:p>Mikrocontroller</text:p>
          </table:table-cell>
        </table:table-row>
        <table:table-row table:style-name="ro1">
          <table:table-cell table:number-columns-repeated="18"/>
          <table:table-cell office:value-type="string" calcext:value-type="string">
            <text:p>Schaltkreise</text:p>
          </table:table-cell>
        </table:table-row>
        <table:table-row table:style-name="ro1">
          <table:table-cell table:number-columns-repeated="18"/>
          <table:table-cell office:value-type="string" calcext:value-type="string">
            <text:p>Sicherheitstechnik</text:p>
          </table:table-cell>
        </table:table-row>
        <table:table-row table:style-name="ro1">
          <table:table-cell table:number-columns-repeated="18"/>
          <table:table-cell office:value-type="string" calcext:value-type="string">
            <text:p>Energietechnik</text:p>
          </table:table-cell>
        </table:table-row>
        <table:table-row table:style-name="ro1">
          <table:table-cell table:number-columns-repeated="18"/>
          <table:table-cell office:value-type="string" calcext:value-type="string">
            <text:p>Reaktortechnik</text:p>
          </table:table-cell>
        </table:table-row>
        <table:table-row table:style-name="ro1">
          <table:table-cell table:number-columns-repeated="18"/>
          <table:table-cell office:value-type="string" calcext:value-type="string">
            <text:p>Fusionsreaktoren</text:p>
          </table:table-cell>
        </table:table-row>
        <table:table-row table:style-name="ro1">
          <table:table-cell table:number-columns-repeated="18"/>
          <table:table-cell office:value-type="string" calcext:value-type="string">
            <text:p>Kernreaktoren</text:p>
          </table:table-cell>
        </table:table-row>
        <table:table-row table:style-name="ro1">
          <table:table-cell table:number-columns-repeated="18"/>
          <table:table-cell office:value-type="string" calcext:value-type="string">
            <text:p>Antimateriereaktoren</text:p>
          </table:table-cell>
        </table:table-row>
        <table:table-row table:style-name="ro1">
          <table:table-cell table:number-columns-repeated="18"/>
          <table:table-cell office:value-type="string" calcext:value-type="string">
            <text:p>Energieverteilung</text:p>
          </table:table-cell>
        </table:table-row>
        <table:table-row table:style-name="ro1">
          <table:table-cell table:number-columns-repeated="18"/>
          <table:table-cell office:value-type="string" calcext:value-type="string">
            <text:p>Kühlsysteme </text:p>
          </table:table-cell>
        </table:table-row>
        <table:table-row table:style-name="ro1">
          <table:table-cell table:number-columns-repeated="18"/>
          <table:table-cell office:value-type="string" calcext:value-type="string">
            <text:p>Energetische Abschirmung</text:p>
          </table:table-cell>
        </table:table-row>
        <table:table-row table:style-name="ro1">
          <table:table-cell table:number-columns-repeated="18"/>
          <table:table-cell office:value-type="string" calcext:value-type="string">
            <text:p>Umweltsystemtechnik</text:p>
          </table:table-cell>
        </table:table-row>
        <table:table-row table:style-name="ro1">
          <table:table-cell table:number-columns-repeated="18"/>
          <table:table-cell office:value-type="string" calcext:value-type="string">
            <text:p>Lebenserhaltungssysteme</text:p>
          </table:table-cell>
        </table:table-row>
        <table:table-row table:style-name="ro1">
          <table:table-cell table:number-columns-repeated="18"/>
          <table:table-cell office:value-type="string" calcext:value-type="string">
            <text:p>Klimanlagen</text:p>
          </table:table-cell>
        </table:table-row>
        <table:table-row table:style-name="ro1">
          <table:table-cell table:number-columns-repeated="18"/>
          <table:table-cell office:value-type="string" calcext:value-type="string">
            <text:p>Wasseraufbereitungsanlagen</text:p>
          </table:table-cell>
        </table:table-row>
        <table:table-row table:style-name="ro1">
          <table:table-cell table:number-columns-repeated="18"/>
          <table:table-cell office:value-type="string" calcext:value-type="string">
            <text:p>Hyroponische Anlagen</text:p>
          </table:table-cell>
        </table:table-row>
        <table:table-row table:style-name="ro1">
          <table:table-cell table:number-columns-repeated="18"/>
          <table:table-cell office:value-type="string" calcext:value-type="string">
            <text:p>Schiffssysteme</text:p>
          </table:table-cell>
        </table:table-row>
        <table:table-row table:style-name="ro1">
          <table:table-cell table:number-columns-repeated="18"/>
          <table:table-cell office:value-type="string" calcext:value-type="string">
            <text:p>Fergusson-Generatoren</text:p>
          </table:table-cell>
        </table:table-row>
        <table:table-row table:style-name="ro1">
          <table:table-cell table:number-columns-repeated="18"/>
          <table:table-cell office:value-type="string" calcext:value-type="string">
            <text:p>Fergusson-Feld-Fokus-Projektoren</text:p>
          </table:table-cell>
        </table:table-row>
        <table:table-row table:style-name="ro1">
          <table:table-cell table:number-columns-repeated="18"/>
          <table:table-cell office:value-type="string" calcext:value-type="string">
            <text:p>Kontexttranslatorsystem</text:p>
          </table:table-cell>
        </table:table-row>
        <table:table-row table:style-name="ro1">
          <table:table-cell table:number-columns-repeated="18"/>
          <table:table-cell office:value-type="string" calcext:value-type="string">
            <text:p>Extraspatialantriebe</text:p>
          </table:table-cell>
        </table:table-row>
        <table:table-row table:style-name="ro1">
          <table:table-cell table:number-columns-repeated="18"/>
          <table:table-cell office:value-type="string" calcext:value-type="string">
            <text:p>Schildgeneratoren</text:p>
          </table:table-cell>
        </table:table-row>
        <table:table-row table:style-name="ro1">
          <table:table-cell table:number-columns-repeated="18"/>
          <table:table-cell office:value-type="string" calcext:value-type="string">
            <text:p>Fahrzeugtechnik</text:p>
          </table:table-cell>
        </table:table-row>
        <table:table-row table:style-name="ro1">
          <table:table-cell table:number-columns-repeated="18"/>
          <table:table-cell office:value-type="string" calcext:value-type="string">
            <text:p>Beleuchtungseinrichtungen</text:p>
          </table:table-cell>
        </table:table-row>
        <table:table-row table:style-name="ro1">
          <table:table-cell table:number-columns-repeated="18"/>
          <table:table-cell office:value-type="string" calcext:value-type="string">
            <text:p>Motoren</text:p>
          </table:table-cell>
        </table:table-row>
        <table:table-row table:style-name="ro1">
          <table:table-cell table:number-columns-repeated="18"/>
          <table:table-cell office:value-type="string" calcext:value-type="string">
            <text:p>Antriebssysteme</text:p>
          </table:table-cell>
        </table:table-row>
        <table:table-row table:style-name="ro1">
          <table:table-cell table:number-columns-repeated="18"/>
          <table:table-cell office:value-type="string" calcext:value-type="string">
            <text:p>Fahrzeugelektronik</text:p>
          </table:table-cell>
        </table:table-row>
        <table:table-row table:style-name="ro1">
          <table:table-cell table:number-columns-repeated="18"/>
          <table:table-cell office:value-type="string" calcext:value-type="string">
            <text:p>Hydrauliksysteme</text:p>
          </table:table-cell>
        </table:table-row>
        <table:table-row table:style-name="ro1">
          <table:table-cell table:number-columns-repeated="18"/>
          <table:table-cell office:value-type="string" calcext:value-type="string">
            <text:p>Hoch- und Tiefbau</text:p>
          </table:table-cell>
        </table:table-row>
        <table:table-row table:style-name="ro1">
          <table:table-cell table:number-columns-repeated="18"/>
          <table:table-cell office:value-type="string" calcext:value-type="string">
            <text:p>Holzbau</text:p>
          </table:table-cell>
        </table:table-row>
        <table:table-row table:style-name="ro1">
          <table:table-cell table:number-columns-repeated="18"/>
          <table:table-cell office:value-type="string" calcext:value-type="string">
            <text:p>Malen und Zeichnen</text:p>
          </table:table-cell>
        </table:table-row>
        <table:table-row table:style-name="ro1">
          <table:table-cell table:number-columns-repeated="18"/>
          <table:table-cell office:value-type="string" calcext:value-type="string">
            <text:p>Grafik und Design</text:p>
          </table:table-cell>
        </table:table-row>
        <table:table-row table:style-name="ro1">
          <table:table-cell table:number-columns-repeated="18"/>
          <table:table-cell office:value-type="string" calcext:value-type="string">
            <text:p>Illustration</text:p>
          </table:table-cell>
        </table:table-row>
        <table:table-row table:style-name="ro1">
          <table:table-cell table:number-columns-repeated="18"/>
          <table:table-cell office:value-type="string" calcext:value-type="string">
            <text:p>Cartoons</text:p>
          </table:table-cell>
        </table:table-row>
        <table:table-row table:style-name="ro1">
          <table:table-cell table:number-columns-repeated="18"/>
          <table:table-cell office:value-type="string" calcext:value-type="string">
            <text:p>Kalligraphie</text:p>
          </table:table-cell>
        </table:table-row>
        <table:table-row table:style-name="ro1">
          <table:table-cell table:number-columns-repeated="18"/>
          <table:table-cell office:value-type="string" calcext:value-type="string">
            <text:p>Heraldische Kunst</text:p>
          </table:table-cell>
        </table:table-row>
        <table:table-row table:style-name="ro1">
          <table:table-cell table:number-columns-repeated="18"/>
          <table:table-cell office:value-type="string" calcext:value-type="string">
            <text:p>Technisches Zeichnen</text:p>
          </table:table-cell>
        </table:table-row>
        <table:table-row table:style-name="ro1">
          <table:table-cell table:number-columns-repeated="18"/>
          <table:table-cell office:value-type="string" calcext:value-type="string">
            <text:p>Computer Aided Design (CAD)</text:p>
          </table:table-cell>
        </table:table-row>
        <table:table-row table:style-name="ro1">
          <table:table-cell table:number-columns-repeated="18"/>
          <table:table-cell office:value-type="string" calcext:value-type="string">
            <text:p>Ölmalerei</text:p>
          </table:table-cell>
        </table:table-row>
        <table:table-row table:style-name="ro1">
          <table:table-cell table:number-columns-repeated="18"/>
          <table:table-cell office:value-type="string" calcext:value-type="string">
            <text:p>Aquarell</text:p>
          </table:table-cell>
        </table:table-row>
        <table:table-row table:style-name="ro1">
          <table:table-cell table:number-columns-repeated="18"/>
          <table:table-cell office:value-type="string" calcext:value-type="string">
            <text:p>Landschaftsmalerei</text:p>
          </table:table-cell>
        </table:table-row>
        <table:table-row table:style-name="ro1">
          <table:table-cell table:number-columns-repeated="18"/>
          <table:table-cell office:value-type="string" calcext:value-type="string">
            <text:p>Portraitmalerei</text:p>
          </table:table-cell>
        </table:table-row>
        <table:table-row table:style-name="ro1">
          <table:table-cell table:number-columns-repeated="18"/>
          <table:table-cell office:value-type="string" calcext:value-type="string">
            <text:p>Manga Stil</text:p>
          </table:table-cell>
        </table:table-row>
        <table:table-row table:style-name="ro1">
          <table:table-cell table:number-columns-repeated="18"/>
          <table:table-cell office:value-type="string" calcext:value-type="string">
            <text:p>Graphic Novel Stil</text:p>
          </table:table-cell>
        </table:table-row>
        <table:table-row table:style-name="ro1">
          <table:table-cell table:number-columns-repeated="18"/>
          <table:table-cell office:value-type="string" calcext:value-type="string">
            <text:p>Fotographie</text:p>
          </table:table-cell>
        </table:table-row>
        <table:table-row table:style-name="ro1">
          <table:table-cell table:number-columns-repeated="18"/>
          <table:table-cell office:value-type="string" calcext:value-type="string">
            <text:p>Videographie</text:p>
          </table:table-cell>
        </table:table-row>
        <table:table-row table:style-name="ro1">
          <table:table-cell table:number-columns-repeated="18"/>
          <table:table-cell office:value-type="string" calcext:value-type="string">
            <text:p>Modellieren</text:p>
          </table:table-cell>
        </table:table-row>
        <table:table-row table:style-name="ro1">
          <table:table-cell table:number-columns-repeated="18"/>
          <table:table-cell office:value-type="string" calcext:value-type="string">
            <text:p>Töpferei</text:p>
          </table:table-cell>
        </table:table-row>
        <table:table-row table:style-name="ro1">
          <table:table-cell table:number-columns-repeated="18"/>
          <table:table-cell office:value-type="string" calcext:value-type="string">
            <text:p>Steinmetzkunst</text:p>
          </table:table-cell>
        </table:table-row>
        <table:table-row table:style-name="ro1">
          <table:table-cell table:number-columns-repeated="18"/>
          <table:table-cell office:value-type="string" calcext:value-type="string">
            <text:p>Schnitzhandwerk</text:p>
          </table:table-cell>
        </table:table-row>
        <table:table-row table:style-name="ro1">
          <table:table-cell table:number-columns-repeated="18"/>
          <table:table-cell office:value-type="string" calcext:value-type="string">
            <text:p>Maskenbildnerei</text:p>
          </table:table-cell>
        </table:table-row>
        <table:table-row table:style-name="ro1">
          <table:table-cell table:number-columns-repeated="18"/>
          <table:table-cell office:value-type="string" calcext:value-type="string">
            <text:p>3D-Druck</text:p>
          </table:table-cell>
        </table:table-row>
        <table:table-row table:style-name="ro1">
          <table:table-cell table:number-columns-repeated="18"/>
          <table:table-cell office:value-type="string" calcext:value-type="string">
            <text:p>Kochen</text:p>
          </table:table-cell>
        </table:table-row>
        <table:table-row table:style-name="ro1">
          <table:table-cell table:number-columns-repeated="18"/>
          <table:table-cell office:value-type="string" calcext:value-type="string">
            <text:p>Backen</text:p>
          </table:table-cell>
        </table:table-row>
        <table:table-row table:style-name="ro1">
          <table:table-cell table:number-columns-repeated="18"/>
          <table:table-cell office:value-type="string" calcext:value-type="string">
            <text:p>Musizieren</text:p>
          </table:table-cell>
        </table:table-row>
        <table:table-row table:style-name="ro1">
          <table:table-cell table:number-columns-repeated="18"/>
          <table:table-cell office:value-type="string" calcext:value-type="string">
            <text:p>Singen</text:p>
          </table:table-cell>
        </table:table-row>
        <table:table-row table:style-name="ro1">
          <table:table-cell table:number-columns-repeated="18"/>
          <table:table-cell office:value-type="string" calcext:value-type="string">
            <text:p>Chorgesang</text:p>
          </table:table-cell>
        </table:table-row>
        <table:table-row table:style-name="ro1">
          <table:table-cell table:number-columns-repeated="18"/>
          <table:table-cell office:value-type="string" calcext:value-type="string">
            <text:p>Rap</text:p>
          </table:table-cell>
        </table:table-row>
        <table:table-row table:style-name="ro1">
          <table:table-cell table:number-columns-repeated="18"/>
          <table:table-cell office:value-type="string" calcext:value-type="string">
            <text:p>Jodeln</text:p>
          </table:table-cell>
        </table:table-row>
        <table:table-row table:style-name="ro1">
          <table:table-cell table:number-columns-repeated="18"/>
          <table:table-cell office:value-type="string" calcext:value-type="string">
            <text:p>Beatboxing</text:p>
          </table:table-cell>
        </table:table-row>
        <table:table-row table:style-name="ro1">
          <table:table-cell table:number-columns-repeated="18"/>
          <table:table-cell office:value-type="string" calcext:value-type="string">
            <text:p>A Capella</text:p>
          </table:table-cell>
        </table:table-row>
        <table:table-row table:style-name="ro1">
          <table:table-cell table:number-columns-repeated="18"/>
          <table:table-cell office:value-type="string" calcext:value-type="string">
            <text:p>Sopran</text:p>
          </table:table-cell>
        </table:table-row>
        <table:table-row table:style-name="ro1">
          <table:table-cell table:number-columns-repeated="18"/>
          <table:table-cell office:value-type="string" calcext:value-type="string">
            <text:p>Alt</text:p>
          </table:table-cell>
        </table:table-row>
        <table:table-row table:style-name="ro1">
          <table:table-cell table:number-columns-repeated="18"/>
          <table:table-cell office:value-type="string" calcext:value-type="string">
            <text:p>Tenor</text:p>
          </table:table-cell>
        </table:table-row>
        <table:table-row table:style-name="ro1">
          <table:table-cell table:number-columns-repeated="18"/>
          <table:table-cell office:value-type="string" calcext:value-type="string">
            <text:p>Bass</text:p>
          </table:table-cell>
        </table:table-row>
        <table:table-row table:style-name="ro1">
          <table:table-cell table:number-columns-repeated="18"/>
          <table:table-cell office:value-type="string" calcext:value-type="string">
            <text:p>Saiteninstrumente</text:p>
          </table:table-cell>
        </table:table-row>
        <table:table-row table:style-name="ro1">
          <table:table-cell table:number-columns-repeated="18"/>
          <table:table-cell office:value-type="string" calcext:value-type="string">
            <text:p>Gitarre</text:p>
          </table:table-cell>
        </table:table-row>
        <table:table-row table:style-name="ro1">
          <table:table-cell table:number-columns-repeated="18"/>
          <table:table-cell office:value-type="string" calcext:value-type="string">
            <text:p>Harfe</text:p>
          </table:table-cell>
        </table:table-row>
        <table:table-row table:style-name="ro1">
          <table:table-cell table:number-columns-repeated="18"/>
          <table:table-cell office:value-type="string" calcext:value-type="string">
            <text:p>Mandoline</text:p>
          </table:table-cell>
        </table:table-row>
        <table:table-row table:style-name="ro1">
          <table:table-cell table:number-columns-repeated="18"/>
          <table:table-cell office:value-type="string" calcext:value-type="string">
            <text:p>Banjo</text:p>
          </table:table-cell>
        </table:table-row>
        <table:table-row table:style-name="ro1">
          <table:table-cell table:number-columns-repeated="18"/>
          <table:table-cell office:value-type="string" calcext:value-type="string">
            <text:p>Bassgitarre</text:p>
          </table:table-cell>
        </table:table-row>
        <table:table-row table:style-name="ro1">
          <table:table-cell table:number-columns-repeated="18"/>
          <table:table-cell office:value-type="string" calcext:value-type="string">
            <text:p>E-Gitarre</text:p>
          </table:table-cell>
        </table:table-row>
        <table:table-row table:style-name="ro1">
          <table:table-cell table:number-columns-repeated="18"/>
          <table:table-cell office:value-type="string" calcext:value-type="string">
            <text:p>Streichinstrumente</text:p>
          </table:table-cell>
        </table:table-row>
        <table:table-row table:style-name="ro1">
          <table:table-cell table:number-columns-repeated="18"/>
          <table:table-cell office:value-type="string" calcext:value-type="string">
            <text:p>Geige</text:p>
          </table:table-cell>
        </table:table-row>
        <table:table-row table:style-name="ro1">
          <table:table-cell table:number-columns-repeated="18"/>
          <table:table-cell office:value-type="string" calcext:value-type="string">
            <text:p>Violine</text:p>
          </table:table-cell>
        </table:table-row>
        <table:table-row table:style-name="ro1">
          <table:table-cell table:number-columns-repeated="18"/>
          <table:table-cell office:value-type="string" calcext:value-type="string">
            <text:p>Cello</text:p>
          </table:table-cell>
        </table:table-row>
        <table:table-row table:style-name="ro1">
          <table:table-cell table:number-columns-repeated="18"/>
          <table:table-cell office:value-type="string" calcext:value-type="string">
            <text:p>Kontrabass</text:p>
          </table:table-cell>
        </table:table-row>
        <table:table-row table:style-name="ro1">
          <table:table-cell table:number-columns-repeated="18"/>
          <table:table-cell office:value-type="string" calcext:value-type="string">
            <text:p>Blasinstrumente</text:p>
          </table:table-cell>
        </table:table-row>
        <table:table-row table:style-name="ro1">
          <table:table-cell table:number-columns-repeated="18"/>
          <table:table-cell office:value-type="string" calcext:value-type="string">
            <text:p>Flöte</text:p>
          </table:table-cell>
        </table:table-row>
        <table:table-row table:style-name="ro1">
          <table:table-cell table:number-columns-repeated="18"/>
          <table:table-cell office:value-type="string" calcext:value-type="string">
            <text:p>Querflöte</text:p>
          </table:table-cell>
        </table:table-row>
        <table:table-row table:style-name="ro1">
          <table:table-cell table:number-columns-repeated="18"/>
          <table:table-cell office:value-type="string" calcext:value-type="string">
            <text:p>Klarinette</text:p>
          </table:table-cell>
        </table:table-row>
        <table:table-row table:style-name="ro1">
          <table:table-cell table:number-columns-repeated="18"/>
          <table:table-cell office:value-type="string" calcext:value-type="string">
            <text:p>Oboe</text:p>
          </table:table-cell>
        </table:table-row>
        <table:table-row table:style-name="ro1">
          <table:table-cell table:number-columns-repeated="18"/>
          <table:table-cell office:value-type="string" calcext:value-type="string">
            <text:p>Fagott</text:p>
          </table:table-cell>
        </table:table-row>
        <table:table-row table:style-name="ro1">
          <table:table-cell table:number-columns-repeated="18"/>
          <table:table-cell office:value-type="string" calcext:value-type="string">
            <text:p>Saxophon</text:p>
          </table:table-cell>
        </table:table-row>
        <table:table-row table:style-name="ro1">
          <table:table-cell table:number-columns-repeated="18"/>
          <table:table-cell office:value-type="string" calcext:value-type="string">
            <text:p>Trompete</text:p>
          </table:table-cell>
        </table:table-row>
        <table:table-row table:style-name="ro1">
          <table:table-cell table:number-columns-repeated="18"/>
          <table:table-cell office:value-type="string" calcext:value-type="string">
            <text:p>Posaune</text:p>
          </table:table-cell>
        </table:table-row>
        <table:table-row table:style-name="ro1">
          <table:table-cell table:number-columns-repeated="18"/>
          <table:table-cell office:value-type="string" calcext:value-type="string">
            <text:p>Horn</text:p>
          </table:table-cell>
        </table:table-row>
        <table:table-row table:style-name="ro1">
          <table:table-cell table:number-columns-repeated="18"/>
          <table:table-cell office:value-type="string" calcext:value-type="string">
            <text:p>Tuba</text:p>
          </table:table-cell>
        </table:table-row>
        <table:table-row table:style-name="ro1">
          <table:table-cell table:number-columns-repeated="18"/>
          <table:table-cell office:value-type="string" calcext:value-type="string">
            <text:p>Tasteninstrumente</text:p>
          </table:table-cell>
        </table:table-row>
        <table:table-row table:style-name="ro1">
          <table:table-cell table:number-columns-repeated="18"/>
          <table:table-cell office:value-type="string" calcext:value-type="string">
            <text:p>Klavier</text:p>
          </table:table-cell>
        </table:table-row>
        <table:table-row table:style-name="ro1">
          <table:table-cell table:number-columns-repeated="18"/>
          <table:table-cell office:value-type="string" calcext:value-type="string">
            <text:p>Orgel</text:p>
          </table:table-cell>
        </table:table-row>
        <table:table-row table:style-name="ro1">
          <table:table-cell table:number-columns-repeated="18"/>
          <table:table-cell office:value-type="string" calcext:value-type="string">
            <text:p>Akkordeon</text:p>
          </table:table-cell>
        </table:table-row>
        <table:table-row table:style-name="ro1">
          <table:table-cell table:number-columns-repeated="18"/>
          <table:table-cell office:value-type="string" calcext:value-type="string">
            <text:p>Keyboard</text:p>
          </table:table-cell>
        </table:table-row>
        <table:table-row table:style-name="ro1">
          <table:table-cell table:number-columns-repeated="18"/>
          <table:table-cell office:value-type="string" calcext:value-type="string">
            <text:p>Schlaginstrumente</text:p>
          </table:table-cell>
        </table:table-row>
        <table:table-row table:style-name="ro1">
          <table:table-cell table:number-columns-repeated="18"/>
          <table:table-cell office:value-type="string" calcext:value-type="string">
            <text:p>Schlagzeug</text:p>
          </table:table-cell>
        </table:table-row>
        <table:table-row table:style-name="ro1">
          <table:table-cell table:number-columns-repeated="18"/>
          <table:table-cell office:value-type="string" calcext:value-type="string">
            <text:p>Pauke</text:p>
          </table:table-cell>
        </table:table-row>
        <table:table-row table:style-name="ro1">
          <table:table-cell table:number-columns-repeated="18"/>
          <table:table-cell office:value-type="string" calcext:value-type="string">
            <text:p>Bongos</text:p>
          </table:table-cell>
        </table:table-row>
        <table:table-row table:style-name="ro1">
          <table:table-cell table:number-columns-repeated="18"/>
          <table:table-cell office:value-type="string" calcext:value-type="string">
            <text:p>Xylophon</text:p>
          </table:table-cell>
        </table:table-row>
        <table:table-row table:style-name="ro1">
          <table:table-cell table:number-columns-repeated="18"/>
          <table:table-cell office:value-type="string" calcext:value-type="string">
            <text:p>Glockenspiel</text:p>
          </table:table-cell>
        </table:table-row>
        <table:table-row table:style-name="ro1">
          <table:table-cell table:number-columns-repeated="18"/>
          <table:table-cell office:value-type="string" calcext:value-type="string">
            <text:p>Marimbaphon</text:p>
          </table:table-cell>
        </table:table-row>
        <table:table-row table:style-name="ro1">
          <table:table-cell table:number-columns-repeated="18"/>
          <table:table-cell office:value-type="string" calcext:value-type="string">
            <text:p>Medizin</text:p>
          </table:table-cell>
        </table:table-row>
        <table:table-row table:style-name="ro1">
          <table:table-cell table:number-columns-repeated="18"/>
          <table:table-cell office:value-type="string" calcext:value-type="string">
            <text:p>Erste-Hilfe</text:p>
          </table:table-cell>
        </table:table-row>
        <table:table-row table:style-name="ro1">
          <table:table-cell table:number-columns-repeated="18"/>
          <table:table-cell office:value-type="string" calcext:value-type="string">
            <text:p>Medizinische Diagnose</text:p>
          </table:table-cell>
        </table:table-row>
        <table:table-row table:style-name="ro1">
          <table:table-cell table:number-columns-repeated="18"/>
          <table:table-cell office:value-type="string" calcext:value-type="string">
            <text:p>Inspektion (Ansehen)</text:p>
          </table:table-cell>
        </table:table-row>
        <table:table-row table:style-name="ro1">
          <table:table-cell table:number-columns-repeated="18"/>
          <table:table-cell office:value-type="string" calcext:value-type="string">
            <text:p>Palpatation (Abtasten)</text:p>
          </table:table-cell>
        </table:table-row>
        <table:table-row table:style-name="ro1">
          <table:table-cell table:number-columns-repeated="18"/>
          <table:table-cell office:value-type="string" calcext:value-type="string">
            <text:p>Perkussion (Abklopfen)</text:p>
          </table:table-cell>
        </table:table-row>
        <table:table-row table:style-name="ro1">
          <table:table-cell table:number-columns-repeated="18"/>
          <table:table-cell office:value-type="string" calcext:value-type="string">
            <text:p>Auskulation (Abhören)</text:p>
          </table:table-cell>
        </table:table-row>
        <table:table-row table:style-name="ro1">
          <table:table-cell table:number-columns-repeated="18"/>
          <table:table-cell office:value-type="string" calcext:value-type="string">
            <text:p>Laboruntersuchung</text:p>
          </table:table-cell>
        </table:table-row>
        <table:table-row table:style-name="ro1">
          <table:table-cell table:number-columns-repeated="18"/>
          <table:table-cell office:value-type="string" calcext:value-type="string">
            <text:p>Blutanalyse</text:p>
          </table:table-cell>
        </table:table-row>
        <table:table-row table:style-name="ro1">
          <table:table-cell table:number-columns-repeated="18"/>
          <table:table-cell office:value-type="string" calcext:value-type="string">
            <text:p>Urinanalyse</text:p>
          </table:table-cell>
        </table:table-row>
        <table:table-row table:style-name="ro1">
          <table:table-cell table:number-columns-repeated="18"/>
          <table:table-cell office:value-type="string" calcext:value-type="string">
            <text:p>Mikrobiologische Tests</text:p>
          </table:table-cell>
        </table:table-row>
        <table:table-row table:style-name="ro1">
          <table:table-cell table:number-columns-repeated="18"/>
          <table:table-cell office:value-type="string" calcext:value-type="string">
            <text:p>Genetische Tests</text:p>
          </table:table-cell>
        </table:table-row>
        <table:table-row table:style-name="ro1">
          <table:table-cell table:number-columns-repeated="18"/>
          <table:table-cell office:value-type="string" calcext:value-type="string">
            <text:p>Bildgebende Diagnostik</text:p>
          </table:table-cell>
        </table:table-row>
        <table:table-row table:style-name="ro1">
          <table:table-cell table:number-columns-repeated="18"/>
          <table:table-cell office:value-type="string" calcext:value-type="string">
            <text:p>Röntgenuntersuchung</text:p>
          </table:table-cell>
        </table:table-row>
        <table:table-row table:style-name="ro1">
          <table:table-cell table:number-columns-repeated="18"/>
          <table:table-cell office:value-type="string" calcext:value-type="string">
            <text:p>Computertomographie (CT(</text:p>
          </table:table-cell>
        </table:table-row>
        <table:table-row table:style-name="ro1">
          <table:table-cell table:number-columns-repeated="18"/>
          <table:table-cell office:value-type="string" calcext:value-type="string">
            <text:p>Magnetresonanztomographie (MRT)</text:p>
          </table:table-cell>
        </table:table-row>
        <table:table-row table:style-name="ro1">
          <table:table-cell table:number-columns-repeated="18"/>
          <table:table-cell office:value-type="string" calcext:value-type="string">
            <text:p>Ultraschalluntersuchung</text:p>
          </table:table-cell>
        </table:table-row>
        <table:table-row table:style-name="ro1">
          <table:table-cell table:number-columns-repeated="18"/>
          <table:table-cell office:value-type="string" calcext:value-type="string">
            <text:p>Positronenemmissionstomographie (PET)</text:p>
          </table:table-cell>
        </table:table-row>
        <table:table-row table:style-name="ro1">
          <table:table-cell table:number-columns-repeated="18"/>
          <table:table-cell office:value-type="string" calcext:value-type="string">
            <text:p>Endoskopie</text:p>
          </table:table-cell>
        </table:table-row>
        <table:table-row table:style-name="ro1">
          <table:table-cell table:number-columns-repeated="18"/>
          <table:table-cell office:value-type="string" calcext:value-type="string">
            <text:p>Funktionelle Diagnostik</text:p>
          </table:table-cell>
        </table:table-row>
        <table:table-row table:style-name="ro1">
          <table:table-cell table:number-columns-repeated="18"/>
          <table:table-cell office:value-type="string" calcext:value-type="string">
            <text:p>Elektrokardiogramm (EKG)</text:p>
          </table:table-cell>
        </table:table-row>
        <table:table-row table:style-name="ro1">
          <table:table-cell table:number-columns-repeated="18"/>
          <table:table-cell office:value-type="string" calcext:value-type="string">
            <text:p>Elektroenzephalogramm (EEG)</text:p>
          </table:table-cell>
        </table:table-row>
        <table:table-row table:style-name="ro1">
          <table:table-cell table:number-columns-repeated="18"/>
          <table:table-cell office:value-type="string" calcext:value-type="string">
            <text:p>Lungenfunktionsprüfung</text:p>
          </table:table-cell>
        </table:table-row>
        <table:table-row table:style-name="ro1">
          <table:table-cell table:number-columns-repeated="18"/>
          <table:table-cell office:value-type="string" calcext:value-type="string">
            <text:p>Sehtest</text:p>
          </table:table-cell>
        </table:table-row>
        <table:table-row table:style-name="ro1">
          <table:table-cell table:number-columns-repeated="18"/>
          <table:table-cell office:value-type="string" calcext:value-type="string">
            <text:p>Hörtest</text:p>
          </table:table-cell>
        </table:table-row>
        <table:table-row table:style-name="ro1">
          <table:table-cell table:number-columns-repeated="18"/>
          <table:table-cell office:value-type="string" calcext:value-type="string">
            <text:p>Medizinische Behandlung</text:p>
          </table:table-cell>
        </table:table-row>
        <table:table-row table:style-name="ro1">
          <table:table-cell table:number-columns-repeated="18"/>
          <table:table-cell office:value-type="string" calcext:value-type="string">
            <text:p>Medikamentengabe</text:p>
          </table:table-cell>
        </table:table-row>
        <table:table-row table:style-name="ro1">
          <table:table-cell table:number-columns-repeated="18"/>
          <table:table-cell office:value-type="string" calcext:value-type="string">
            <text:p>Wärmetherapie</text:p>
          </table:table-cell>
        </table:table-row>
        <table:table-row table:style-name="ro1">
          <table:table-cell table:number-columns-repeated="18"/>
          <table:table-cell office:value-type="string" calcext:value-type="string">
            <text:p>Kältetherapie</text:p>
          </table:table-cell>
        </table:table-row>
        <table:table-row table:style-name="ro1">
          <table:table-cell table:number-columns-repeated="18"/>
          <table:table-cell office:value-type="string" calcext:value-type="string">
            <text:p>Physiotherapie</text:p>
          </table:table-cell>
        </table:table-row>
        <table:table-row table:style-name="ro1">
          <table:table-cell table:number-columns-repeated="18"/>
          <table:table-cell office:value-type="string" calcext:value-type="string">
            <text:p>Logopädie</text:p>
          </table:table-cell>
        </table:table-row>
        <table:table-row table:style-name="ro1">
          <table:table-cell table:number-columns-repeated="18"/>
          <table:table-cell office:value-type="string" calcext:value-type="string">
            <text:p>Ernährungsberatung</text:p>
          </table:table-cell>
        </table:table-row>
        <table:table-row table:style-name="ro1">
          <table:table-cell table:number-columns-repeated="18"/>
          <table:table-cell office:value-type="string" calcext:value-type="string">
            <text:p>Akupunktur</text:p>
          </table:table-cell>
        </table:table-row>
        <table:table-row table:style-name="ro1">
          <table:table-cell table:number-columns-repeated="18"/>
          <table:table-cell office:value-type="string" calcext:value-type="string">
            <text:p>Akupressur</text:p>
          </table:table-cell>
        </table:table-row>
        <table:table-row table:style-name="ro1">
          <table:table-cell table:number-columns-repeated="18"/>
          <table:table-cell office:value-type="string" calcext:value-type="string">
            <text:p>Gentherapie</text:p>
          </table:table-cell>
        </table:table-row>
        <table:table-row table:style-name="ro1">
          <table:table-cell table:number-columns-repeated="18"/>
          <table:table-cell office:value-type="string" calcext:value-type="string">
            <text:p>Chirurgie</text:p>
          </table:table-cell>
        </table:table-row>
        <table:table-row table:style-name="ro1">
          <table:table-cell table:number-columns-repeated="18"/>
          <table:table-cell office:value-type="string" calcext:value-type="string">
            <text:p>Mikrochirurgie</text:p>
          </table:table-cell>
        </table:table-row>
        <table:table-row table:style-name="ro1">
          <table:table-cell table:number-columns-repeated="18"/>
          <table:table-cell office:value-type="string" calcext:value-type="string">
            <text:p>Nanochirurgie</text:p>
          </table:table-cell>
        </table:table-row>
        <table:table-row table:style-name="ro1">
          <table:table-cell table:number-columns-repeated="18"/>
          <table:table-cell office:value-type="string" calcext:value-type="string">
            <text:p>Plastische Chirurgie</text:p>
          </table:table-cell>
        </table:table-row>
        <table:table-row table:style-name="ro1">
          <table:table-cell table:number-columns-repeated="18"/>
          <table:table-cell office:value-type="string" calcext:value-type="string">
            <text:p>Neurochirurgie</text:p>
          </table:table-cell>
        </table:table-row>
        <table:table-row table:style-name="ro1">
          <table:table-cell table:number-columns-repeated="18"/>
          <table:table-cell office:value-type="string" calcext:value-type="string">
            <text:p>Thoraxchirurgie</text:p>
          </table:table-cell>
        </table:table-row>
        <table:table-row table:style-name="ro1">
          <table:table-cell table:number-columns-repeated="18"/>
          <table:table-cell office:value-type="string" calcext:value-type="string">
            <text:p>Endoskopische Eingriffe</text:p>
          </table:table-cell>
        </table:table-row>
        <table:table-row table:style-name="ro1">
          <table:table-cell table:number-columns-repeated="18"/>
          <table:table-cell office:value-type="string" calcext:value-type="string">
            <text:p>Allgemeinmedizin</text:p>
          </table:table-cell>
        </table:table-row>
        <table:table-row table:style-name="ro1">
          <table:table-cell table:number-columns-repeated="18"/>
          <table:table-cell office:value-type="string" calcext:value-type="string">
            <text:p>Innere Medizin</text:p>
          </table:table-cell>
        </table:table-row>
        <table:table-row table:style-name="ro1">
          <table:table-cell table:number-columns-repeated="18"/>
          <table:table-cell office:value-type="string" calcext:value-type="string">
            <text:p>Kardiologie</text:p>
          </table:table-cell>
        </table:table-row>
        <table:table-row table:style-name="ro1">
          <table:table-cell table:number-columns-repeated="18"/>
          <table:table-cell office:value-type="string" calcext:value-type="string">
            <text:p>Pneumologie</text:p>
          </table:table-cell>
        </table:table-row>
        <table:table-row table:style-name="ro1">
          <table:table-cell table:number-columns-repeated="18"/>
          <table:table-cell office:value-type="string" calcext:value-type="string">
            <text:p>Gastroenterologie</text:p>
          </table:table-cell>
        </table:table-row>
        <table:table-row table:style-name="ro1">
          <table:table-cell table:number-columns-repeated="18"/>
          <table:table-cell office:value-type="string" calcext:value-type="string">
            <text:p>Hepatologie</text:p>
          </table:table-cell>
        </table:table-row>
        <table:table-row table:style-name="ro1">
          <table:table-cell table:number-columns-repeated="18"/>
          <table:table-cell office:value-type="string" calcext:value-type="string">
            <text:p>Nephrologie</text:p>
          </table:table-cell>
        </table:table-row>
        <table:table-row table:style-name="ro1">
          <table:table-cell table:number-columns-repeated="18"/>
          <table:table-cell office:value-type="string" calcext:value-type="string">
            <text:p>Endokrinologie</text:p>
          </table:table-cell>
        </table:table-row>
        <table:table-row table:style-name="ro1">
          <table:table-cell table:number-columns-repeated="18"/>
          <table:table-cell office:value-type="string" calcext:value-type="string">
            <text:p>Rheumatologie</text:p>
          </table:table-cell>
        </table:table-row>
        <table:table-row table:style-name="ro1">
          <table:table-cell table:number-columns-repeated="18"/>
          <table:table-cell office:value-type="string" calcext:value-type="string">
            <text:p>Hämatologie</text:p>
          </table:table-cell>
        </table:table-row>
        <table:table-row table:style-name="ro1">
          <table:table-cell table:number-columns-repeated="18"/>
          <table:table-cell office:value-type="string" calcext:value-type="string">
            <text:p>Onkologie</text:p>
          </table:table-cell>
        </table:table-row>
        <table:table-row table:style-name="ro1">
          <table:table-cell table:number-columns-repeated="18"/>
          <table:table-cell office:value-type="string" calcext:value-type="string">
            <text:p>Infektiologie</text:p>
          </table:table-cell>
        </table:table-row>
        <table:table-row table:style-name="ro1">
          <table:table-cell table:number-columns-repeated="18"/>
          <table:table-cell office:value-type="string" calcext:value-type="string">
            <text:p>Neurologie</text:p>
          </table:table-cell>
        </table:table-row>
        <table:table-row table:style-name="ro1">
          <table:table-cell table:number-columns-repeated="18"/>
          <table:table-cell office:value-type="string" calcext:value-type="string">
            <text:p>Psychiatrie</text:p>
          </table:table-cell>
        </table:table-row>
        <table:table-row table:style-name="ro1">
          <table:table-cell table:number-columns-repeated="18"/>
          <table:table-cell office:value-type="string" calcext:value-type="string">
            <text:p>Psychotherapie</text:p>
          </table:table-cell>
        </table:table-row>
        <table:table-row table:style-name="ro1">
          <table:table-cell table:number-columns-repeated="18"/>
          <table:table-cell office:value-type="string" calcext:value-type="string">
            <text:p>Pädiatrie</text:p>
          </table:table-cell>
        </table:table-row>
        <table:table-row table:style-name="ro1">
          <table:table-cell table:number-columns-repeated="18"/>
          <table:table-cell office:value-type="string" calcext:value-type="string">
            <text:p>Geriatrie</text:p>
          </table:table-cell>
        </table:table-row>
        <table:table-row table:style-name="ro1">
          <table:table-cell table:number-columns-repeated="18"/>
          <table:table-cell office:value-type="string" calcext:value-type="string">
            <text:p>Ophthalmologie</text:p>
          </table:table-cell>
        </table:table-row>
        <table:table-row table:style-name="ro1">
          <table:table-cell table:number-columns-repeated="18"/>
          <table:table-cell office:value-type="string" calcext:value-type="string">
            <text:p>Phoniatrie</text:p>
          </table:table-cell>
        </table:table-row>
        <table:table-row table:style-name="ro1">
          <table:table-cell table:number-columns-repeated="18"/>
          <table:table-cell office:value-type="string" calcext:value-type="string">
            <text:p>Pädaudiologie</text:p>
          </table:table-cell>
        </table:table-row>
        <table:table-row table:style-name="ro1">
          <table:table-cell table:number-columns-repeated="18"/>
          <table:table-cell office:value-type="string" calcext:value-type="string">
            <text:p>Urologie</text:p>
          </table:table-cell>
        </table:table-row>
        <table:table-row table:style-name="ro1">
          <table:table-cell table:number-columns-repeated="18"/>
          <table:table-cell office:value-type="string" calcext:value-type="string">
            <text:p>Gynäkologie</text:p>
          </table:table-cell>
        </table:table-row>
        <table:table-row table:style-name="ro1">
          <table:table-cell table:number-columns-repeated="18"/>
          <table:table-cell office:value-type="string" calcext:value-type="string">
            <text:p>Dermatologie</text:p>
          </table:table-cell>
        </table:table-row>
        <table:table-row table:style-name="ro1">
          <table:table-cell table:number-columns-repeated="18"/>
          <table:table-cell office:value-type="string" calcext:value-type="string">
            <text:p>Radiologie</text:p>
          </table:table-cell>
        </table:table-row>
        <table:table-row table:style-name="ro1">
          <table:table-cell table:number-columns-repeated="18"/>
          <table:table-cell office:value-type="string" calcext:value-type="string">
            <text:p>Pathologie</text:p>
          </table:table-cell>
        </table:table-row>
        <table:table-row table:style-name="ro1">
          <table:table-cell table:number-columns-repeated="18"/>
          <table:table-cell office:value-type="string" calcext:value-type="string">
            <text:p>Rechtsmedizin</text:p>
          </table:table-cell>
        </table:table-row>
        <table:table-row table:style-name="ro1">
          <table:table-cell table:number-columns-repeated="18"/>
          <table:table-cell office:value-type="string" calcext:value-type="string">
            <text:p>Arbeitsmedizin</text:p>
          </table:table-cell>
        </table:table-row>
        <table:table-row table:style-name="ro1">
          <table:table-cell table:number-columns-repeated="18"/>
          <table:table-cell office:value-type="string" calcext:value-type="string">
            <text:p>Sportmedizin</text:p>
          </table:table-cell>
        </table:table-row>
        <table:table-row table:style-name="ro1">
          <table:table-cell table:number-columns-repeated="18"/>
          <table:table-cell office:value-type="string" calcext:value-type="string">
            <text:p>Notfallmedizin</text:p>
          </table:table-cell>
        </table:table-row>
        <table:table-row table:style-name="ro1">
          <table:table-cell table:number-columns-repeated="18"/>
          <table:table-cell office:value-type="string" calcext:value-type="string">
            <text:p>Palliativmedizin</text:p>
          </table:table-cell>
        </table:table-row>
        <table:table-row table:style-name="ro1">
          <table:table-cell table:number-columns-repeated="18"/>
          <table:table-cell office:value-type="string" calcext:value-type="string">
            <text:p>Prosthetik</text:p>
          </table:table-cell>
        </table:table-row>
        <table:table-row table:style-name="ro1">
          <table:table-cell table:number-columns-repeated="18"/>
          <table:table-cell office:value-type="string" calcext:value-type="string">
            <text:p>Mensch-Maschine-Integration</text:p>
          </table:table-cell>
        </table:table-row>
        <table:table-row table:style-name="ro1">
          <table:table-cell table:number-columns-repeated="18"/>
          <table:table-cell office:value-type="string" calcext:value-type="string">
            <text:p>Recherche</text:p>
          </table:table-cell>
        </table:table-row>
        <table:table-row table:style-name="ro1">
          <table:table-cell table:number-columns-repeated="18"/>
          <table:table-cell office:value-type="string" calcext:value-type="string">
            <text:p>Computernutzung</text:p>
          </table:table-cell>
        </table:table-row>
        <table:table-row table:style-name="ro1">
          <table:table-cell table:number-columns-repeated="18"/>
          <table:table-cell office:value-type="string" calcext:value-type="string">
            <text:p>Datenanalyse</text:p>
          </table:table-cell>
        </table:table-row>
        <table:table-row table:style-name="ro1">
          <table:table-cell table:number-columns-repeated="18"/>
          <table:table-cell office:value-type="string" calcext:value-type="string">
            <text:p>Programmierung</text:p>
          </table:table-cell>
        </table:table-row>
        <table:table-row table:style-name="ro1">
          <table:table-cell table:number-columns-repeated="18"/>
          <table:table-cell office:value-type="string" calcext:value-type="string">
            <text:p>Hacking</text:p>
          </table:table-cell>
        </table:table-row>
        <table:table-row table:style-name="ro1">
          <table:table-cell table:number-columns-repeated="18"/>
          <table:table-cell office:value-type="string" calcext:value-type="string">
            <text:p>Sensorsysteme</text:p>
          </table:table-cell>
        </table:table-row>
        <table:table-row table:style-name="ro1">
          <table:table-cell table:number-columns-repeated="18"/>
          <table:table-cell office:value-type="string" calcext:value-type="string">
            <text:p>Radar</text:p>
          </table:table-cell>
        </table:table-row>
        <table:table-row table:style-name="ro1">
          <table:table-cell table:number-columns-repeated="18"/>
          <table:table-cell office:value-type="string" calcext:value-type="string">
            <text:p>Sonar</text:p>
          </table:table-cell>
        </table:table-row>
        <table:table-row table:style-name="ro1">
          <table:table-cell table:number-columns-repeated="18"/>
          <table:table-cell office:value-type="string" calcext:value-type="string">
            <text:p>Lidar</text:p>
          </table:table-cell>
        </table:table-row>
        <table:table-row table:style-name="ro1">
          <table:table-cell table:number-columns-repeated="18"/>
          <table:table-cell office:value-type="string" calcext:value-type="string">
            <text:p>Optische Sensoren</text:p>
          </table:table-cell>
        </table:table-row>
        <table:table-row table:style-name="ro1">
          <table:table-cell table:number-columns-repeated="18"/>
          <table:table-cell office:value-type="string" calcext:value-type="string">
            <text:p>Spektrometer</text:p>
          </table:table-cell>
        </table:table-row>
        <table:table-row table:style-name="ro1">
          <table:table-cell table:number-columns-repeated="18"/>
          <table:table-cell office:value-type="string" calcext:value-type="string">
            <text:p>Strahlungsdetektoren</text:p>
          </table:table-cell>
        </table:table-row>
        <table:table-row table:style-name="ro1">
          <table:table-cell table:number-columns-repeated="18"/>
          <table:table-cell office:value-type="string" calcext:value-type="string">
            <text:p>Extraspatialsensoren</text:p>
          </table:table-cell>
        </table:table-row>
        <table:table-row table:style-name="ro1">
          <table:table-cell table:number-columns-repeated="18"/>
          <table:table-cell office:value-type="string" calcext:value-type="string">
            <text:p>Biosensoren</text:p>
          </table:table-cell>
        </table:table-row>
        <table:table-row table:style-name="ro1">
          <table:table-cell table:number-columns-repeated="18"/>
          <table:table-cell office:value-type="string" calcext:value-type="string">
            <text:p>Gravitonsensoren</text:p>
          </table:table-cell>
        </table:table-row>
        <table:table-row table:style-name="ro1">
          <table:table-cell table:number-columns-repeated="18"/>
          <table:table-cell office:value-type="string" calcext:value-type="string">
            <text:p>Multispektralanalysen</text:p>
          </table:table-cell>
        </table:table-row>
        <table:table-row table:style-name="ro1">
          <table:table-cell table:number-columns-repeated="18"/>
          <table:table-cell office:value-type="string" calcext:value-type="string">
            <text:p>Laborarbeit</text:p>
          </table:table-cell>
        </table:table-row>
        <table:table-row table:style-name="ro1">
          <table:table-cell table:number-columns-repeated="18"/>
          <table:table-cell office:value-type="string" calcext:value-type="string">
            <text:p>Chemische Analysen</text:p>
          </table:table-cell>
        </table:table-row>
        <table:table-row table:style-name="ro1">
          <table:table-cell table:number-columns-repeated="18"/>
          <table:table-cell office:value-type="string" calcext:value-type="string">
            <text:p>Mikroskopie</text:p>
          </table:table-cell>
        </table:table-row>
        <table:table-row table:style-name="ro1">
          <table:table-cell table:number-columns-repeated="18"/>
          <table:table-cell office:value-type="string" calcext:value-type="string">
            <text:p>Forensische Analytik</text:p>
          </table:table-cell>
        </table:table-row>
        <table:table-row table:style-name="ro1">
          <table:table-cell table:number-columns-repeated="18"/>
          <table:table-cell office:value-type="string" calcext:value-type="string">
            <text:p>Spektroskopie</text:p>
          </table:table-cell>
        </table:table-row>
        <table:table-row table:style-name="ro1">
          <table:table-cell table:number-columns-repeated="18"/>
          <table:table-cell office:value-type="string" calcext:value-type="string">
            <text:p>Wissenschaftliche Methodik</text:p>
          </table:table-cell>
        </table:table-row>
        <table:table-row table:style-name="ro1">
          <table:table-cell table:number-columns-repeated="18"/>
          <table:table-cell office:value-type="string" calcext:value-type="string">
            <text:p>Sprengstoffe</text:p>
          </table:table-cell>
        </table:table-row>
        <table:table-row table:style-name="ro1">
          <table:table-cell table:number-columns-repeated="18"/>
          <table:table-cell office:value-type="string" calcext:value-type="string">
            <text:p>Pharmazie</text:p>
          </table:table-cell>
        </table:table-row>
        <table:table-row table:style-name="ro1">
          <table:table-cell table:number-columns-repeated="18"/>
          <table:table-cell office:value-type="string" calcext:value-type="string">
            <text:p>Drogenherstellung</text:p>
          </table:table-cell>
        </table:table-row>
        <table:table-row table:style-name="ro1">
          <table:table-cell table:number-columns-repeated="18"/>
          <table:table-cell office:value-type="string" calcext:value-type="string">
            <text:p>Archäologie</text:p>
          </table:table-cell>
        </table:table-row>
        <table:table-row table:style-name="ro1">
          <table:table-cell table:number-columns-repeated="18"/>
          <table:table-cell office:value-type="string" calcext:value-type="string">
            <text:p>Ausgrabungsvorbereitung</text:p>
          </table:table-cell>
        </table:table-row>
        <table:table-row table:style-name="ro1">
          <table:table-cell table:number-columns-repeated="18"/>
          <table:table-cell office:value-type="string" calcext:value-type="string">
            <text:p>Funddokumentation</text:p>
          </table:table-cell>
        </table:table-row>
        <table:table-row table:style-name="ro1">
          <table:table-cell table:number-columns-repeated="18"/>
          <table:table-cell office:value-type="string" calcext:value-type="string">
            <text:p>Physik</text:p>
          </table:table-cell>
        </table:table-row>
        <table:table-row table:style-name="ro1">
          <table:table-cell table:number-columns-repeated="18"/>
          <table:table-cell office:value-type="string" calcext:value-type="string">
            <text:p>Mechanik</text:p>
          </table:table-cell>
        </table:table-row>
        <table:table-row table:style-name="ro1">
          <table:table-cell table:number-columns-repeated="18"/>
          <table:table-cell office:value-type="string" calcext:value-type="string">
            <text:p>Statik</text:p>
          </table:table-cell>
        </table:table-row>
        <table:table-row table:style-name="ro1">
          <table:table-cell table:number-columns-repeated="18"/>
          <table:table-cell office:value-type="string" calcext:value-type="string">
            <text:p>Dynamik</text:p>
          </table:table-cell>
        </table:table-row>
        <table:table-row table:style-name="ro1">
          <table:table-cell table:number-columns-repeated="18"/>
          <table:table-cell office:value-type="string" calcext:value-type="string">
            <text:p>Aerodynamik</text:p>
          </table:table-cell>
        </table:table-row>
        <table:table-row table:style-name="ro1">
          <table:table-cell table:number-columns-repeated="18"/>
          <table:table-cell office:value-type="string" calcext:value-type="string">
            <text:p>Thermodynamik</text:p>
          </table:table-cell>
        </table:table-row>
        <table:table-row table:style-name="ro1">
          <table:table-cell table:number-columns-repeated="18"/>
          <table:table-cell office:value-type="string" calcext:value-type="string">
            <text:p>Elektromagnetismus</text:p>
          </table:table-cell>
        </table:table-row>
        <table:table-row table:style-name="ro1">
          <table:table-cell table:number-columns-repeated="18"/>
          <table:table-cell office:value-type="string" calcext:value-type="string">
            <text:p>Optik</text:p>
          </table:table-cell>
        </table:table-row>
        <table:table-row table:style-name="ro1">
          <table:table-cell table:number-columns-repeated="18"/>
          <table:table-cell office:value-type="string" calcext:value-type="string">
            <text:p>Relativitätstheorie</text:p>
          </table:table-cell>
        </table:table-row>
        <table:table-row table:style-name="ro1">
          <table:table-cell table:number-columns-repeated="18"/>
          <table:table-cell office:value-type="string" calcext:value-type="string">
            <text:p>Quantenmechanik</text:p>
          </table:table-cell>
        </table:table-row>
        <table:table-row table:style-name="ro1">
          <table:table-cell table:number-columns-repeated="18"/>
          <table:table-cell office:value-type="string" calcext:value-type="string">
            <text:p>Quantenfeldtheorie</text:p>
          </table:table-cell>
        </table:table-row>
        <table:table-row table:style-name="ro1">
          <table:table-cell table:number-columns-repeated="18"/>
          <table:table-cell office:value-type="string" calcext:value-type="string">
            <text:p>Teilchenphysik</text:p>
          </table:table-cell>
        </table:table-row>
        <table:table-row table:style-name="ro1">
          <table:table-cell table:number-columns-repeated="18"/>
          <table:table-cell office:value-type="string" calcext:value-type="string">
            <text:p>Kernphysik</text:p>
          </table:table-cell>
        </table:table-row>
        <table:table-row table:style-name="ro1">
          <table:table-cell table:number-columns-repeated="18"/>
          <table:table-cell office:value-type="string" calcext:value-type="string">
            <text:p>Astrophysik und Kosmologie</text:p>
          </table:table-cell>
        </table:table-row>
        <table:table-row table:style-name="ro1">
          <table:table-cell table:number-columns-repeated="18"/>
          <table:table-cell office:value-type="string" calcext:value-type="string">
            <text:p>Geophysik</text:p>
          </table:table-cell>
        </table:table-row>
        <table:table-row table:style-name="ro1">
          <table:table-cell table:number-columns-repeated="18"/>
          <table:table-cell office:value-type="string" calcext:value-type="string">
            <text:p>Biophysik</text:p>
          </table:table-cell>
        </table:table-row>
        <table:table-row table:style-name="ro1">
          <table:table-cell table:number-columns-repeated="18"/>
          <table:table-cell office:value-type="string" calcext:value-type="string">
            <text:p>Materialphysik</text:p>
          </table:table-cell>
        </table:table-row>
        <table:table-row table:style-name="ro1">
          <table:table-cell table:number-columns-repeated="18"/>
          <table:table-cell office:value-type="string" calcext:value-type="string">
            <text:p>Theoretische Physik</text:p>
          </table:table-cell>
        </table:table-row>
        <table:table-row table:style-name="ro1">
          <table:table-cell table:number-columns-repeated="18"/>
          <table:table-cell office:value-type="string" calcext:value-type="string">
            <text:p>Experimentalphysik</text:p>
          </table:table-cell>
        </table:table-row>
        <table:table-row table:style-name="ro1">
          <table:table-cell table:number-columns-repeated="18"/>
          <table:table-cell office:value-type="string" calcext:value-type="string">
            <text:p>Chemie</text:p>
          </table:table-cell>
        </table:table-row>
        <table:table-row table:style-name="ro1">
          <table:table-cell table:number-columns-repeated="18"/>
          <table:table-cell office:value-type="string" calcext:value-type="string">
            <text:p>Organische Chemie</text:p>
          </table:table-cell>
        </table:table-row>
        <table:table-row table:style-name="ro1">
          <table:table-cell table:number-columns-repeated="18"/>
          <table:table-cell office:value-type="string" calcext:value-type="string">
            <text:p>Anorganische Chemie</text:p>
          </table:table-cell>
        </table:table-row>
        <table:table-row table:style-name="ro1">
          <table:table-cell table:number-columns-repeated="18"/>
          <table:table-cell office:value-type="string" calcext:value-type="string">
            <text:p>Biochemie</text:p>
          </table:table-cell>
        </table:table-row>
        <table:table-row table:style-name="ro1">
          <table:table-cell table:number-columns-repeated="18"/>
          <table:table-cell office:value-type="string" calcext:value-type="string">
            <text:p>Materialforschung</text:p>
          </table:table-cell>
        </table:table-row>
        <table:table-row table:style-name="ro1">
          <table:table-cell table:number-columns-repeated="18"/>
          <table:table-cell office:value-type="string" calcext:value-type="string">
            <text:p>Materialkunde</text:p>
          </table:table-cell>
        </table:table-row>
        <table:table-row table:style-name="ro1">
          <table:table-cell table:number-columns-repeated="18"/>
          <table:table-cell office:value-type="string" calcext:value-type="string">
            <text:p>Chemische Analyse</text:p>
          </table:table-cell>
        </table:table-row>
        <table:table-row table:style-name="ro1">
          <table:table-cell table:number-columns-repeated="18"/>
          <table:table-cell office:value-type="string" calcext:value-type="string">
            <text:p>Nanochemie</text:p>
          </table:table-cell>
        </table:table-row>
        <table:table-row table:style-name="ro1">
          <table:table-cell table:number-columns-repeated="18"/>
          <table:table-cell office:value-type="string" calcext:value-type="string">
            <text:p>Biologie</text:p>
          </table:table-cell>
        </table:table-row>
        <table:table-row table:style-name="ro1">
          <table:table-cell table:number-columns-repeated="18"/>
          <table:table-cell office:value-type="string" calcext:value-type="string">
            <text:p>Zellbiologie</text:p>
          </table:table-cell>
        </table:table-row>
        <table:table-row table:style-name="ro1">
          <table:table-cell table:number-columns-repeated="18"/>
          <table:table-cell office:value-type="string" calcext:value-type="string">
            <text:p>Genetik</text:p>
          </table:table-cell>
        </table:table-row>
        <table:table-row table:style-name="ro1">
          <table:table-cell table:number-columns-repeated="18"/>
          <table:table-cell office:value-type="string" calcext:value-type="string">
            <text:p>Tierkunde</text:p>
          </table:table-cell>
        </table:table-row>
        <table:table-row table:style-name="ro1">
          <table:table-cell table:number-columns-repeated="18"/>
          <table:table-cell office:value-type="string" calcext:value-type="string">
            <text:p>Pflanzenkunde</text:p>
          </table:table-cell>
        </table:table-row>
        <table:table-row table:style-name="ro1">
          <table:table-cell table:number-columns-repeated="18"/>
          <table:table-cell office:value-type="string" calcext:value-type="string">
            <text:p>Biologie der Hazaru</text:p>
          </table:table-cell>
        </table:table-row>
        <table:table-row table:style-name="ro1">
          <table:table-cell table:number-columns-repeated="18"/>
          <table:table-cell office:value-type="string" calcext:value-type="string">
            <text:p>Biologie der Ko</text:p>
          </table:table-cell>
        </table:table-row>
        <table:table-row table:style-name="ro1">
          <table:table-cell table:number-columns-repeated="18"/>
          <table:table-cell office:value-type="string" calcext:value-type="string">
            <text:p>Biologie der Douwg</text:p>
          </table:table-cell>
        </table:table-row>
        <table:table-row table:style-name="ro1">
          <table:table-cell table:number-columns-repeated="18"/>
          <table:table-cell office:value-type="string" calcext:value-type="string">
            <text:p>Humanbiologie</text:p>
          </table:table-cell>
        </table:table-row>
        <table:table-row table:style-name="ro1">
          <table:table-cell table:number-columns-repeated="18"/>
          <table:table-cell office:value-type="string" calcext:value-type="string">
            <text:p>Stellarbiologie</text:p>
          </table:table-cell>
        </table:table-row>
        <table:table-row table:style-name="ro1">
          <table:table-cell table:number-columns-repeated="18"/>
          <table:table-cell office:value-type="string" calcext:value-type="string">
            <text:p>Biosphären</text:p>
          </table:table-cell>
        </table:table-row>
        <table:table-row table:style-name="ro1">
          <table:table-cell table:number-columns-repeated="18"/>
          <table:table-cell office:value-type="string" calcext:value-type="string">
            <text:p>Gaja-Hypothese</text:p>
          </table:table-cell>
        </table:table-row>
        <table:table-row table:style-name="ro1">
          <table:table-cell table:number-columns-repeated="18"/>
          <table:table-cell office:value-type="string" calcext:value-type="string">
            <text:p>Geowissenschaften</text:p>
          </table:table-cell>
        </table:table-row>
        <table:table-row table:style-name="ro1">
          <table:table-cell table:number-columns-repeated="18"/>
          <table:table-cell office:value-type="string" calcext:value-type="string">
            <text:p>Geographie</text:p>
          </table:table-cell>
        </table:table-row>
        <table:table-row table:style-name="ro1">
          <table:table-cell table:number-columns-repeated="18"/>
          <table:table-cell office:value-type="string" calcext:value-type="string">
            <text:p>Geologie</text:p>
          </table:table-cell>
        </table:table-row>
        <table:table-row table:style-name="ro1">
          <table:table-cell table:number-columns-repeated="18"/>
          <table:table-cell office:value-type="string" calcext:value-type="string">
            <text:p>Plattentektonik</text:p>
          </table:table-cell>
        </table:table-row>
        <table:table-row table:style-name="ro1">
          <table:table-cell table:number-columns-repeated="18"/>
          <table:table-cell office:value-type="string" calcext:value-type="string">
            <text:p>Vulkanologie</text:p>
          </table:table-cell>
        </table:table-row>
        <table:table-row table:style-name="ro1">
          <table:table-cell table:number-columns-repeated="18"/>
          <table:table-cell office:value-type="string" calcext:value-type="string">
            <text:p>Metereologie</text:p>
          </table:table-cell>
        </table:table-row>
        <table:table-row table:style-name="ro1">
          <table:table-cell table:number-columns-repeated="18"/>
          <table:table-cell office:value-type="string" calcext:value-type="string">
            <text:p>Terraforming</text:p>
          </table:table-cell>
        </table:table-row>
        <table:table-row table:style-name="ro1">
          <table:table-cell table:number-columns-repeated="18"/>
          <table:table-cell office:value-type="string" calcext:value-type="string">
            <text:p>Kartographie</text:p>
          </table:table-cell>
        </table:table-row>
        <table:table-row table:style-name="ro1">
          <table:table-cell table:number-columns-repeated="18"/>
          <table:table-cell office:value-type="string" calcext:value-type="string">
            <text:p>Geländekunde (Dschungel)</text:p>
          </table:table-cell>
        </table:table-row>
        <table:table-row table:style-name="ro1">
          <table:table-cell table:number-columns-repeated="18"/>
          <table:table-cell office:value-type="string" calcext:value-type="string">
            <text:p>Geländekunde (Arktis)</text:p>
          </table:table-cell>
        </table:table-row>
        <table:table-row table:style-name="ro1">
          <table:table-cell table:number-columns-repeated="18"/>
          <table:table-cell office:value-type="string" calcext:value-type="string">
            <text:p>Geländekunde (Gebirge)</text:p>
          </table:table-cell>
        </table:table-row>
        <table:table-row table:style-name="ro1">
          <table:table-cell table:number-columns-repeated="18"/>
          <table:table-cell office:value-type="string" calcext:value-type="string">
            <text:p>Geländekunde (Waldgebiete)</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Sumpf)</text:p>
          </table:table-cell>
        </table:table-row>
        <table:table-row table:style-name="ro1">
          <table:table-cell table:number-columns-repeated="18"/>
          <table:table-cell office:value-type="string" calcext:value-type="string">
            <text:p>Geländekunde (Küsten)</text:p>
          </table:table-cell>
        </table:table-row>
        <table:table-row table:style-name="ro1">
          <table:table-cell table:number-columns-repeated="18"/>
          <table:table-cell office:value-type="string" calcext:value-type="string">
            <text:p>Geländekunde (Inseln)</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Lavafelder)</text:p>
          </table:table-cell>
        </table:table-row>
        <table:table-row table:style-name="ro1">
          <table:table-cell table:number-columns-repeated="18"/>
          <table:table-cell office:value-type="string" calcext:value-type="string">
            <text:p>Geländekunde (Asteroiden)</text:p>
          </table:table-cell>
        </table:table-row>
        <table:table-row table:style-name="ro1">
          <table:table-cell table:number-columns-repeated="18"/>
          <table:table-cell office:value-type="string" calcext:value-type="string">
            <text:p>Geländekunde (Megahöhlen)</text:p>
          </table:table-cell>
        </table:table-row>
        <table:table-row table:style-name="ro1">
          <table:table-cell table:number-columns-repeated="18"/>
          <table:table-cell office:value-type="string" calcext:value-type="string">
            <text:p>Geländekunde (Höhlensysteme)</text:p>
          </table:table-cell>
        </table:table-row>
        <table:table-row table:style-name="ro1">
          <table:table-cell table:number-columns-repeated="18"/>
          <table:table-cell office:value-type="string" calcext:value-type="string">
            <text:p>Geländekunde (Kristallwüsten)</text:p>
          </table:table-cell>
        </table:table-row>
        <table:table-row table:style-name="ro1">
          <table:table-cell table:number-columns-repeated="18"/>
          <table:table-cell office:value-type="string" calcext:value-type="string">
            <text:p>Geländekunde (Raumschiffwracks)</text:p>
          </table:table-cell>
        </table:table-row>
        <table:table-row table:style-name="ro1">
          <table:table-cell table:number-columns-repeated="18"/>
          <table:table-cell office:value-type="string" calcext:value-type="string">
            <text:p>Geländekunde (Urbane Gebiete)</text:p>
          </table:table-cell>
        </table:table-row>
        <table:table-row table:style-name="ro1">
          <table:table-cell table:number-columns-repeated="18"/>
          <table:table-cell office:value-type="string" calcext:value-type="string">
            <text:p>Geländekunde (Metropolen)</text:p>
          </table:table-cell>
        </table:table-row>
        <table:table-row table:style-name="ro1">
          <table:table-cell table:number-columns-repeated="18"/>
          <table:table-cell office:value-type="string" calcext:value-type="string">
            <text:p>Geländekunde (Arkologien)</text:p>
          </table:table-cell>
        </table:table-row>
        <table:table-row table:style-name="ro1">
          <table:table-cell table:number-columns-repeated="18"/>
          <table:table-cell office:value-type="string" calcext:value-type="string">
            <text:p>Geländekunde (Raumstationen)</text:p>
          </table:table-cell>
        </table:table-row>
        <table:table-row table:style-name="ro1">
          <table:table-cell table:number-columns-repeated="18"/>
          <table:table-cell office:value-type="string" calcext:value-type="string">
            <text:p>Mathematik</text:p>
          </table:table-cell>
        </table:table-row>
        <table:table-row table:style-name="ro1">
          <table:table-cell table:number-columns-repeated="18"/>
          <table:table-cell office:value-type="string" calcext:value-type="string">
            <text:p>Algebra</text:p>
          </table:table-cell>
        </table:table-row>
        <table:table-row table:style-name="ro1">
          <table:table-cell table:number-columns-repeated="18"/>
          <table:table-cell office:value-type="string" calcext:value-type="string">
            <text:p>Geometrie</text:p>
          </table:table-cell>
        </table:table-row>
        <table:table-row table:style-name="ro1">
          <table:table-cell table:number-columns-repeated="18"/>
          <table:table-cell office:value-type="string" calcext:value-type="string">
            <text:p>Analysis</text:p>
          </table:table-cell>
        </table:table-row>
        <table:table-row table:style-name="ro1">
          <table:table-cell table:number-columns-repeated="18"/>
          <table:table-cell office:value-type="string" calcext:value-type="string">
            <text:p>Topologie</text:p>
          </table:table-cell>
        </table:table-row>
        <table:table-row table:style-name="ro1">
          <table:table-cell table:number-columns-repeated="18"/>
          <table:table-cell office:value-type="string" calcext:value-type="string">
            <text:p>Zahlentheorie</text:p>
          </table:table-cell>
        </table:table-row>
        <table:table-row table:style-name="ro1">
          <table:table-cell table:number-columns-repeated="18"/>
          <table:table-cell office:value-type="string" calcext:value-type="string">
            <text:p>Logik</text:p>
          </table:table-cell>
        </table:table-row>
        <table:table-row table:style-name="ro1">
          <table:table-cell table:number-columns-repeated="18"/>
          <table:table-cell office:value-type="string" calcext:value-type="string">
            <text:p>Statistik</text:p>
          </table:table-cell>
        </table:table-row>
        <table:table-row table:style-name="ro1">
          <table:table-cell table:number-columns-repeated="18"/>
          <table:table-cell office:value-type="string" calcext:value-type="string">
            <text:p>Organisation und Verwaltung</text:p>
          </table:table-cell>
        </table:table-row>
        <table:table-row table:style-name="ro1">
          <table:table-cell table:number-columns-repeated="18"/>
          <table:table-cell office:value-type="string" calcext:value-type="string">
            <text:p>Administration</text:p>
          </table:table-cell>
        </table:table-row>
        <table:table-row table:style-name="ro1">
          <table:table-cell table:number-columns-repeated="18"/>
          <table:table-cell office:value-type="string" calcext:value-type="string">
            <text:p>Kalkulation und Buchführung</text:p>
          </table:table-cell>
        </table:table-row>
        <table:table-row table:style-name="ro1">
          <table:table-cell table:number-columns-repeated="18"/>
          <table:table-cell office:value-type="string" calcext:value-type="string">
            <text:p>Personaleinsatzplanung</text:p>
          </table:table-cell>
        </table:table-row>
        <table:table-row table:style-name="ro1">
          <table:table-cell table:number-columns-repeated="18"/>
          <table:table-cell office:value-type="string" calcext:value-type="string">
            <text:p>Einkauf und Materialverwaltung</text:p>
          </table:table-cell>
        </table:table-row>
        <table:table-row table:style-name="ro1">
          <table:table-cell table:number-columns-repeated="18"/>
          <table:table-cell office:value-type="string" calcext:value-type="string">
            <text:p>Korrespondenz</text:p>
          </table:table-cell>
        </table:table-row>
        <table:table-row table:style-name="ro1">
          <table:table-cell table:number-columns-repeated="18"/>
          <table:table-cell office:value-type="string" calcext:value-type="string">
            <text:p>Handel</text:p>
          </table:table-cell>
        </table:table-row>
        <table:table-row table:style-name="ro1">
          <table:table-cell table:number-columns-repeated="18"/>
          <table:table-cell office:value-type="string" calcext:value-type="string">
            <text:p>Schätzen</text:p>
          </table:table-cell>
        </table:table-row>
        <table:table-row table:style-name="ro1">
          <table:table-cell table:number-columns-repeated="18"/>
          <table:table-cell office:value-type="string" calcext:value-type="string">
            <text:p>Schwarzmarktpreise</text:p>
          </table:table-cell>
        </table:table-row>
        <table:table-row table:style-name="ro1">
          <table:table-cell table:number-columns-repeated="18"/>
          <table:table-cell office:value-type="string" calcext:value-type="string">
            <text:p>Verkaufstechniken</text:p>
          </table:table-cell>
        </table:table-row>
        <table:table-row table:style-name="ro1">
          <table:table-cell table:number-columns-repeated="18"/>
          <table:table-cell office:value-type="string" calcext:value-type="string">
            <text:p>Währungen und Umrechnungskurse</text:p>
          </table:table-cell>
        </table:table-row>
        <table:table-row table:style-name="ro1">
          <table:table-cell table:number-columns-repeated="18"/>
          <table:table-cell office:value-type="string" calcext:value-type="string">
            <text:p>Ladung und Fracht</text:p>
          </table:table-cell>
        </table:table-row>
        <table:table-row table:style-name="ro1">
          <table:table-cell table:number-columns-repeated="18"/>
          <table:table-cell office:value-type="string" calcext:value-type="string">
            <text:p>Umgang mit Gefahrgut</text:p>
          </table:table-cell>
        </table:table-row>
        <table:table-row table:style-name="ro1">
          <table:table-cell table:number-columns-repeated="18"/>
          <table:table-cell office:value-type="string" calcext:value-type="string">
            <text:p>Lagerverwaltung</text:p>
          </table:table-cell>
        </table:table-row>
        <table:table-row table:style-name="ro1">
          <table:table-cell table:number-columns-repeated="18"/>
          <table:table-cell office:value-type="string" calcext:value-type="string">
            <text:p>Packen und Stauen</text:p>
          </table:table-cell>
        </table:table-row>
        <table:table-row table:style-name="ro1">
          <table:table-cell table:number-columns-repeated="18"/>
          <table:table-cell office:value-type="string" calcext:value-type="string">
            <text:p>Expeditionsausrüstung</text:p>
          </table:table-cell>
        </table:table-row>
        <table:table-row table:style-name="ro1">
          <table:table-cell table:number-columns-repeated="18"/>
          <table:table-cell office:value-type="string" calcext:value-type="string">
            <text:p>Wirtschaftswissenschaften</text:p>
          </table:table-cell>
        </table:table-row>
        <table:table-row table:style-name="ro1">
          <table:table-cell table:number-columns-repeated="18"/>
          <table:table-cell office:value-type="string" calcext:value-type="string">
            <text:p>Betriebswirtschaftslehre</text:p>
          </table:table-cell>
        </table:table-row>
        <table:table-row table:style-name="ro1">
          <table:table-cell table:number-columns-repeated="18"/>
          <table:table-cell office:value-type="string" calcext:value-type="string">
            <text:p>Unternehmensführung</text:p>
          </table:table-cell>
        </table:table-row>
        <table:table-row table:style-name="ro1">
          <table:table-cell table:number-columns-repeated="18"/>
          <table:table-cell office:value-type="string" calcext:value-type="string">
            <text:p>Organisationsentwicklung</text:p>
          </table:table-cell>
        </table:table-row>
        <table:table-row table:style-name="ro1">
          <table:table-cell table:number-columns-repeated="18"/>
          <table:table-cell office:value-type="string" calcext:value-type="string">
            <text:p>Controlling</text:p>
          </table:table-cell>
        </table:table-row>
        <table:table-row table:style-name="ro1">
          <table:table-cell table:number-columns-repeated="18"/>
          <table:table-cell office:value-type="string" calcext:value-type="string">
            <text:p>Volkswirtschaftslehre</text:p>
          </table:table-cell>
        </table:table-row>
        <table:table-row table:style-name="ro1">
          <table:table-cell table:number-columns-repeated="18"/>
          <table:table-cell office:value-type="string" calcext:value-type="string">
            <text:p>Makroökonomie</text:p>
          </table:table-cell>
        </table:table-row>
        <table:table-row table:style-name="ro1">
          <table:table-cell table:number-columns-repeated="18"/>
          <table:table-cell office:value-type="string" calcext:value-type="string">
            <text:p>Mikroökonomie</text:p>
          </table:table-cell>
        </table:table-row>
        <table:table-row table:style-name="ro1">
          <table:table-cell table:number-columns-repeated="18"/>
          <table:table-cell office:value-type="string" calcext:value-type="string">
            <text:p>Finanzwirtschaft</text:p>
          </table:table-cell>
        </table:table-row>
        <table:table-row table:style-name="ro1">
          <table:table-cell table:number-columns-repeated="18"/>
          <table:table-cell office:value-type="string" calcext:value-type="string">
            <text:p>Investionsplanung</text:p>
          </table:table-cell>
        </table:table-row>
        <table:table-row table:style-name="ro1">
          <table:table-cell table:number-columns-repeated="18"/>
          <table:table-cell office:value-type="string" calcext:value-type="string">
            <text:p>Finanzierung</text:p>
          </table:table-cell>
        </table:table-row>
        <table:table-row table:style-name="ro1">
          <table:table-cell table:number-columns-repeated="18"/>
          <table:table-cell office:value-type="string" calcext:value-type="string">
            <text:p>Bankenwesen</text:p>
          </table:table-cell>
        </table:table-row>
        <table:table-row table:style-name="ro1">
          <table:table-cell table:number-columns-repeated="18"/>
          <table:table-cell office:value-type="string" calcext:value-type="string">
            <text:p>Rechnungswesen</text:p>
          </table:table-cell>
        </table:table-row>
        <table:table-row table:style-name="ro1">
          <table:table-cell table:number-columns-repeated="18"/>
          <table:table-cell office:value-type="string" calcext:value-type="string">
            <text:p>Marketing</text:p>
          </table:table-cell>
        </table:table-row>
        <table:table-row table:style-name="ro1">
          <table:table-cell table:number-columns-repeated="18"/>
          <table:table-cell office:value-type="string" calcext:value-type="string">
            <text:p>Marktforschung</text:p>
          </table:table-cell>
        </table:table-row>
        <table:table-row table:style-name="ro1">
          <table:table-cell table:number-columns-repeated="18"/>
          <table:table-cell office:value-type="string" calcext:value-type="string">
            <text:p>Produktpolitik</text:p>
          </table:table-cell>
        </table:table-row>
        <table:table-row table:style-name="ro1">
          <table:table-cell table:number-columns-repeated="18"/>
          <table:table-cell office:value-type="string" calcext:value-type="string">
            <text:p>Preispolitik</text:p>
          </table:table-cell>
        </table:table-row>
        <table:table-row table:style-name="ro1">
          <table:table-cell table:number-columns-repeated="18"/>
          <table:table-cell office:value-type="string" calcext:value-type="string">
            <text:p>Personalwesen</text:p>
          </table:table-cell>
        </table:table-row>
        <table:table-row table:style-name="ro1">
          <table:table-cell table:number-columns-repeated="18"/>
          <table:table-cell office:value-type="string" calcext:value-type="string">
            <text:p>Logistik</text:p>
          </table:table-cell>
        </table:table-row>
        <table:table-row table:style-name="ro1">
          <table:table-cell table:number-columns-repeated="18"/>
          <table:table-cell office:value-type="string" calcext:value-type="string">
            <text:p>Produktionsplanung</text:p>
          </table:table-cell>
        </table:table-row>
        <table:table-row table:style-name="ro1">
          <table:table-cell table:number-columns-repeated="18"/>
          <table:table-cell office:value-type="string" calcext:value-type="string">
            <text:p>Disposition</text:p>
          </table:table-cell>
        </table:table-row>
        <table:table-row table:style-name="ro1">
          <table:table-cell table:number-columns-repeated="18"/>
          <table:table-cell office:value-type="string" calcext:value-type="string">
            <text:p>Rechtswissenschaften</text:p>
          </table:table-cell>
        </table:table-row>
        <table:table-row table:style-name="ro1">
          <table:table-cell table:number-columns-repeated="18"/>
          <table:table-cell office:value-type="string" calcext:value-type="string">
            <text:p>Öffentliches Recht</text:p>
          </table:table-cell>
        </table:table-row>
        <table:table-row table:style-name="ro1">
          <table:table-cell table:number-columns-repeated="18"/>
          <table:table-cell office:value-type="string" calcext:value-type="string">
            <text:p>Staatsrecht</text:p>
          </table:table-cell>
        </table:table-row>
        <table:table-row table:style-name="ro1">
          <table:table-cell table:number-columns-repeated="18"/>
          <table:table-cell office:value-type="string" calcext:value-type="string">
            <text:p>Verfassungsrecht</text:p>
          </table:table-cell>
        </table:table-row>
        <table:table-row table:style-name="ro1">
          <table:table-cell table:number-columns-repeated="18"/>
          <table:table-cell office:value-type="string" calcext:value-type="string">
            <text:p>Verwaltungsrecht</text:p>
          </table:table-cell>
        </table:table-row>
        <table:table-row table:style-name="ro1">
          <table:table-cell table:number-columns-repeated="18"/>
          <table:table-cell office:value-type="string" calcext:value-type="string">
            <text:p>Völkerrecht</text:p>
          </table:table-cell>
        </table:table-row>
        <table:table-row table:style-name="ro1">
          <table:table-cell table:number-columns-repeated="18"/>
          <table:table-cell office:value-type="string" calcext:value-type="string">
            <text:p>Zivilrecht</text:p>
          </table:table-cell>
        </table:table-row>
        <table:table-row table:style-name="ro1">
          <table:table-cell table:number-columns-repeated="18"/>
          <table:table-cell office:value-type="string" calcext:value-type="string">
            <text:p>Handelsrecht</text:p>
          </table:table-cell>
        </table:table-row>
        <table:table-row table:style-name="ro1">
          <table:table-cell table:number-columns-repeated="18"/>
          <table:table-cell office:value-type="string" calcext:value-type="string">
            <text:p>Strafrecht</text:p>
          </table:table-cell>
        </table:table-row>
        <table:table-row table:style-name="ro1">
          <table:table-cell table:number-columns-repeated="18"/>
          <table:table-cell office:value-type="string" calcext:value-type="string">
            <text:p>Steuerrecht</text:p>
          </table:table-cell>
        </table:table-row>
        <table:table-row table:style-name="ro1">
          <table:table-cell table:number-columns-repeated="18"/>
          <table:table-cell office:value-type="string" calcext:value-type="string">
            <text:p>Arbeitsrecht</text:p>
          </table:table-cell>
        </table:table-row>
        <table:table-row table:style-name="ro1">
          <table:table-cell table:number-columns-repeated="18"/>
          <table:table-cell office:value-type="string" calcext:value-type="string">
            <text:p>Geschichte</text:p>
          </table:table-cell>
        </table:table-row>
        <table:table-row table:style-name="ro1">
          <table:table-cell table:number-columns-repeated="18"/>
          <table:table-cell office:value-type="string" calcext:value-type="string">
            <text:p>Geschichte (Menschheit)</text:p>
          </table:table-cell>
        </table:table-row>
        <table:table-row table:style-name="ro1">
          <table:table-cell table:number-columns-repeated="18"/>
          <table:table-cell office:value-type="string" calcext:value-type="string">
            <text:p>Geschichte (Terra)</text:p>
          </table:table-cell>
        </table:table-row>
        <table:table-row table:style-name="ro1">
          <table:table-cell table:number-columns-repeated="18"/>
          <table:table-cell office:value-type="string" calcext:value-type="string">
            <text:p>Geschichte (Novarop. All.)</text:p>
          </table:table-cell>
        </table:table-row>
        <table:table-row table:style-name="ro1">
          <table:table-cell table:number-columns-repeated="18"/>
          <table:table-cell office:value-type="string" calcext:value-type="string">
            <text:p>Geschichte (FSP)</text:p>
          </table:table-cell>
        </table:table-row>
        <table:table-row table:style-name="ro1">
          <table:table-cell table:number-columns-repeated="18"/>
          <table:table-cell office:value-type="string" calcext:value-type="string">
            <text:p>Geschichte (Jünger d.z. Herrn)</text:p>
          </table:table-cell>
        </table:table-row>
        <table:table-row table:style-name="ro1">
          <table:table-cell table:number-columns-repeated="18"/>
          <table:table-cell office:value-type="string" calcext:value-type="string">
            <text:p>Geschichte (Hazaru)</text:p>
          </table:table-cell>
        </table:table-row>
        <table:table-row table:style-name="ro1">
          <table:table-cell table:number-columns-repeated="18"/>
          <table:table-cell office:value-type="string" calcext:value-type="string">
            <text:p>Geschichte (Konklave Saszcord)</text:p>
          </table:table-cell>
        </table:table-row>
        <table:table-row table:style-name="ro1">
          <table:table-cell table:number-columns-repeated="18"/>
          <table:table-cell office:value-type="string" calcext:value-type="string">
            <text:p>Geschichte (Stamm Zescola)</text:p>
          </table:table-cell>
        </table:table-row>
        <table:table-row table:style-name="ro1">
          <table:table-cell table:number-columns-repeated="18"/>
          <table:table-cell office:value-type="string" calcext:value-type="string">
            <text:p>Geschichte (Stamm Itosrza)</text:p>
          </table:table-cell>
        </table:table-row>
        <table:table-row table:style-name="ro1">
          <table:table-cell table:number-columns-repeated="18"/>
          <table:table-cell office:value-type="string" calcext:value-type="string">
            <text:p>Geschichte (Stamm Schyezz)</text:p>
          </table:table-cell>
        </table:table-row>
        <table:table-row table:style-name="ro1">
          <table:table-cell table:number-columns-repeated="18"/>
          <table:table-cell office:value-type="string" calcext:value-type="string">
            <text:p>Geschichte (Stamm Hecca)</text:p>
          </table:table-cell>
        </table:table-row>
        <table:table-row table:style-name="ro1">
          <table:table-cell table:number-columns-repeated="18"/>
          <table:table-cell office:value-type="string" calcext:value-type="string">
            <text:p>Geschichte (Hazaru Weltenschiffe)</text:p>
          </table:table-cell>
        </table:table-row>
        <table:table-row table:style-name="ro1">
          <table:table-cell table:number-columns-repeated="18"/>
          <table:table-cell office:value-type="string" calcext:value-type="string">
            <text:p>Geschichte (Cyr. Imperium)</text:p>
          </table:table-cell>
        </table:table-row>
        <table:table-row table:style-name="ro1">
          <table:table-cell table:number-columns-repeated="18"/>
          <table:table-cell office:value-type="string" calcext:value-type="string">
            <text:p>Geschichte (Douwg)</text:p>
          </table:table-cell>
        </table:table-row>
        <table:table-row table:style-name="ro1">
          <table:table-cell table:number-columns-repeated="18"/>
          <table:table-cell office:value-type="string" calcext:value-type="string">
            <text:p>Geschichte (Ko) </text:p>
          </table:table-cell>
        </table:table-row>
        <table:table-row table:style-name="ro1">
          <table:table-cell table:number-columns-repeated="18"/>
          <table:table-cell office:value-type="string" calcext:value-type="string">
            <text:p>Geschichte (Gliborianer)</text:p>
          </table:table-cell>
        </table:table-row>
        <table:table-row table:style-name="ro1">
          <table:table-cell table:number-columns-repeated="18"/>
          <table:table-cell office:value-type="string" calcext:value-type="string">
            <text:p>Geschichte (Galaktische)</text:p>
          </table:table-cell>
        </table:table-row>
        <table:table-row table:style-name="ro1">
          <table:table-cell table:number-columns-repeated="18"/>
          <table:table-cell office:value-type="string" calcext:value-type="string">
            <text:p>Theologie und Religion</text:p>
          </table:table-cell>
        </table:table-row>
        <table:table-row table:style-name="ro1">
          <table:table-cell table:number-columns-repeated="18"/>
          <table:table-cell office:value-type="string" calcext:value-type="string">
            <text:p>Ethik und Sozialethik</text:p>
          </table:table-cell>
        </table:table-row>
        <table:table-row table:style-name="ro1">
          <table:table-cell table:number-columns-repeated="18"/>
          <table:table-cell office:value-type="string" calcext:value-type="string">
            <text:p>Dogmatik</text:p>
          </table:table-cell>
        </table:table-row>
        <table:table-row table:style-name="ro1">
          <table:table-cell table:number-columns-repeated="18"/>
          <table:table-cell office:value-type="string" calcext:value-type="string">
            <text:p>Liturgie</text:p>
          </table:table-cell>
        </table:table-row>
        <table:table-row table:style-name="ro1">
          <table:table-cell table:number-columns-repeated="18"/>
          <table:table-cell office:value-type="string" calcext:value-type="string">
            <text:p>Seelsorge</text:p>
          </table:table-cell>
        </table:table-row>
        <table:table-row table:style-name="ro1">
          <table:table-cell table:number-columns-repeated="18"/>
          <table:table-cell office:value-type="string" calcext:value-type="string">
            <text:p>Glaube (Unukredo)</text:p>
          </table:table-cell>
        </table:table-row>
        <table:table-row table:style-name="ro1">
          <table:table-cell table:number-columns-repeated="18"/>
          <table:table-cell office:value-type="string" calcext:value-type="string">
            <text:p>Glaube (Astraismus)</text:p>
          </table:table-cell>
        </table:table-row>
        <table:table-row table:style-name="ro1">
          <table:table-cell table:number-columns-repeated="18"/>
          <table:table-cell office:value-type="string" calcext:value-type="string">
            <text:p>Glaube (Sangha Taara)</text:p>
          </table:table-cell>
        </table:table-row>
        <table:table-row table:style-name="ro1">
          <table:table-cell table:number-columns-repeated="18"/>
          <table:table-cell office:value-type="string" calcext:value-type="string">
            <text:p>Glaube (Alter Ritus)</text:p>
          </table:table-cell>
        </table:table-row>
        <table:table-row table:style-name="ro1">
          <table:table-cell table:number-columns-repeated="18"/>
          <table:table-cell office:value-type="string" calcext:value-type="string">
            <text:p>Glaube (Neuer Ritus)</text:p>
          </table:table-cell>
        </table:table-row>
        <table:table-row table:style-name="ro1">
          <table:table-cell table:number-columns-repeated="18"/>
          <table:table-cell office:value-type="string" calcext:value-type="string">
            <text:p>Glaube (Ko)</text:p>
          </table:table-cell>
        </table:table-row>
        <table:table-row table:style-name="ro1">
          <table:table-cell table:number-columns-repeated="18"/>
          <table:table-cell office:value-type="string" calcext:value-type="string">
            <text:p>Glaube (Hazaru)</text:p>
          </table:table-cell>
        </table:table-row>
        <table:table-row table:style-name="ro1">
          <table:table-cell table:number-columns-repeated="18"/>
          <table:table-cell office:value-type="string" calcext:value-type="string">
            <text:p>Kommunikation</text:p>
          </table:table-cell>
        </table:table-row>
        <table:table-row table:style-name="ro1">
          <table:table-cell table:number-columns-repeated="18"/>
          <table:table-cell office:value-type="string" calcext:value-type="string">
            <text:p>Verhandlungen</text:p>
          </table:table-cell>
        </table:table-row>
        <table:table-row table:style-name="ro1">
          <table:table-cell table:number-columns-repeated="18"/>
          <table:table-cell office:value-type="string" calcext:value-type="string">
            <text:p>Feilschen</text:p>
          </table:table-cell>
        </table:table-row>
        <table:table-row table:style-name="ro1">
          <table:table-cell table:number-columns-repeated="18"/>
          <table:table-cell office:value-type="string" calcext:value-type="string">
            <text:p>Überreden</text:p>
          </table:table-cell>
        </table:table-row>
        <table:table-row table:style-name="ro1">
          <table:table-cell table:number-columns-repeated="18"/>
          <table:table-cell office:value-type="string" calcext:value-type="string">
            <text:p>Totlabern</text:p>
          </table:table-cell>
        </table:table-row>
        <table:table-row table:style-name="ro1">
          <table:table-cell table:number-columns-repeated="18"/>
          <table:table-cell office:value-type="string" calcext:value-type="string">
            <text:p>Bedrohen</text:p>
          </table:table-cell>
        </table:table-row>
        <table:table-row table:style-name="ro1">
          <table:table-cell table:number-columns-repeated="18"/>
          <table:table-cell office:value-type="string" calcext:value-type="string">
            <text:p>Erpressen</text:p>
          </table:table-cell>
        </table:table-row>
        <table:table-row table:style-name="ro1">
          <table:table-cell table:number-columns-repeated="18"/>
          <table:table-cell office:value-type="string" calcext:value-type="string">
            <text:p>Einschüchtern</text:p>
          </table:table-cell>
        </table:table-row>
        <table:table-row table:style-name="ro1">
          <table:table-cell table:number-columns-repeated="18"/>
          <table:table-cell office:value-type="string" calcext:value-type="string">
            <text:p>Überzeugen</text:p>
          </table:table-cell>
        </table:table-row>
        <table:table-row table:style-name="ro1">
          <table:table-cell table:number-columns-repeated="18"/>
          <table:table-cell office:value-type="string" calcext:value-type="string">
            <text:p>Verführen</text:p>
          </table:table-cell>
        </table:table-row>
        <table:table-row table:style-name="ro1">
          <table:table-cell table:number-columns-repeated="18"/>
          <table:table-cell office:value-type="string" calcext:value-type="string">
            <text:p>Propaganda</text:p>
          </table:table-cell>
        </table:table-row>
        <table:table-row table:style-name="ro1">
          <table:table-cell table:number-columns-repeated="18"/>
          <table:table-cell office:value-type="string" calcext:value-type="string">
            <text:p>Predigen</text:p>
          </table:table-cell>
        </table:table-row>
        <table:table-row table:style-name="ro1">
          <table:table-cell table:number-columns-repeated="18"/>
          <table:table-cell office:value-type="string" calcext:value-type="string">
            <text:p>Hypnose</text:p>
          </table:table-cell>
        </table:table-row>
        <table:table-row table:style-name="ro1">
          <table:table-cell table:number-columns-repeated="18"/>
          <table:table-cell office:value-type="string" calcext:value-type="string">
            <text:p>Gehirnwäsche</text:p>
          </table:table-cell>
        </table:table-row>
        <table:table-row table:style-name="ro1">
          <table:table-cell table:number-columns-repeated="18"/>
          <table:table-cell office:value-type="string" calcext:value-type="string">
            <text:p>Lügen</text:p>
          </table:table-cell>
        </table:table-row>
        <table:table-row table:style-name="ro1">
          <table:table-cell table:number-columns-repeated="18"/>
          <table:table-cell office:value-type="string" calcext:value-type="string">
            <text:p>Ausfragen</text:p>
          </table:table-cell>
        </table:table-row>
        <table:table-row table:style-name="ro1">
          <table:table-cell table:number-columns-repeated="18"/>
          <table:table-cell office:value-type="string" calcext:value-type="string">
            <text:p>Verhörtechniken</text:p>
          </table:table-cell>
        </table:table-row>
        <table:table-row table:style-name="ro1">
          <table:table-cell table:number-columns-repeated="18"/>
          <table:table-cell office:value-type="string" calcext:value-type="string">
            <text:p>Foltermethoden</text:p>
          </table:table-cell>
        </table:table-row>
        <table:table-row table:style-name="ro1">
          <table:table-cell table:number-columns-repeated="18"/>
          <table:table-cell office:value-type="string" calcext:value-type="string">
            <text:p>Etikette und Gebräuche</text:p>
          </table:table-cell>
        </table:table-row>
        <table:table-row table:style-name="ro1">
          <table:table-cell table:number-columns-repeated="18"/>
          <table:table-cell office:value-type="string" calcext:value-type="string">
            <text:p>Menschenkenntnis</text:p>
          </table:table-cell>
        </table:table-row>
        <table:table-row table:style-name="ro1">
          <table:table-cell table:number-columns-repeated="18"/>
          <table:table-cell office:value-type="string" calcext:value-type="string">
            <text:p>Motivation erkennen</text:p>
          </table:table-cell>
        </table:table-row>
        <table:table-row table:style-name="ro1">
          <table:table-cell table:number-columns-repeated="18"/>
          <table:table-cell office:value-type="string" calcext:value-type="string">
            <text:p>Pläne durchschauen</text:p>
          </table:table-cell>
        </table:table-row>
        <table:table-row table:style-name="ro1">
          <table:table-cell table:number-columns-repeated="18"/>
          <table:table-cell office:value-type="string" calcext:value-type="string">
            <text:p>Lügen erkennen</text:p>
          </table:table-cell>
        </table:table-row>
        <table:table-row table:style-name="ro1">
          <table:table-cell table:number-columns-repeated="18"/>
          <table:table-cell office:value-type="string" calcext:value-type="string">
            <text:p>Gefahreneinschätzung</text:p>
          </table:table-cell>
        </table:table-row>
        <table:table-row table:style-name="ro1">
          <table:table-cell table:number-columns-repeated="18"/>
          <table:table-cell office:value-type="string" calcext:value-type="string">
            <text:p>Emotionen lesen</text:p>
          </table:table-cell>
        </table:table-row>
        <table:table-row table:style-name="ro1">
          <table:table-cell table:number-columns-repeated="18"/>
          <table:table-cell office:value-type="string" calcext:value-type="string">
            <text:p>Schauspielerei</text:p>
          </table:table-cell>
        </table:table-row>
        <table:table-row table:style-name="ro1">
          <table:table-cell table:number-columns-repeated="18"/>
          <table:table-cell office:value-type="string" calcext:value-type="string">
            <text:p>Verkleiden</text:p>
          </table:table-cell>
        </table:table-row>
        <table:table-row table:style-name="ro1">
          <table:table-cell table:number-columns-repeated="18"/>
          <table:table-cell office:value-type="string" calcext:value-type="string">
            <text:p>Schnellverkleidung</text:p>
          </table:table-cell>
        </table:table-row>
        <table:table-row table:style-name="ro1">
          <table:table-cell table:number-columns-repeated="18"/>
          <table:table-cell office:value-type="string" calcext:value-type="string">
            <text:p>Verkleidung improvisieren</text:p>
          </table:table-cell>
        </table:table-row>
        <table:table-row table:style-name="ro1">
          <table:table-cell table:number-columns-repeated="18"/>
          <table:table-cell office:value-type="string" calcext:value-type="string">
            <text:p>Imitation</text:p>
          </table:table-cell>
        </table:table-row>
        <table:table-row table:style-name="ro1">
          <table:table-cell table:number-columns-repeated="18"/>
          <table:table-cell office:value-type="string" calcext:value-type="string">
            <text:p>Stimmen imitieren</text:p>
          </table:table-cell>
        </table:table-row>
        <table:table-row table:style-name="ro1">
          <table:table-cell table:number-columns-repeated="18"/>
          <table:table-cell office:value-type="string" calcext:value-type="string">
            <text:p>Dialekte und Lingos nachahmen</text:p>
          </table:table-cell>
        </table:table-row>
        <table:table-row table:style-name="ro1">
          <table:table-cell table:number-columns-repeated="18"/>
          <table:table-cell office:value-type="string" calcext:value-type="string">
            <text:p>Bewegungsabläufe imitieren</text:p>
          </table:table-cell>
        </table:table-row>
        <table:table-row table:style-name="ro1">
          <table:table-cell table:number-columns-repeated="18"/>
          <table:table-cell office:value-type="string" calcext:value-type="string">
            <text:p>Auftreten</text:p>
          </table:table-cell>
        </table:table-row>
        <table:table-row table:style-name="ro1">
          <table:table-cell table:number-columns-repeated="18"/>
          <table:table-cell office:value-type="string" calcext:value-type="string">
            <text:p>Soziale Anpassungsfähigkeit</text:p>
          </table:table-cell>
        </table:table-row>
        <table:table-row table:style-name="ro1">
          <table:table-cell table:number-columns-repeated="18"/>
          <table:table-cell office:value-type="string" calcext:value-type="string">
            <text:p>Lehren und Unterrichten</text:p>
          </table:table-cell>
        </table:table-row>
        <table:table-row table:style-name="ro1">
          <table:table-cell table:number-columns-repeated="18"/>
          <table:table-cell office:value-type="string" calcext:value-type="string">
            <text:p>Lehrer</text:p>
          </table:table-cell>
        </table:table-row>
        <table:table-row table:style-name="ro1">
          <table:table-cell table:number-columns-repeated="18"/>
          <table:table-cell office:value-type="string" calcext:value-type="string">
            <text:p>Grundschulpädagogik</text:p>
          </table:table-cell>
        </table:table-row>
        <table:table-row table:style-name="ro1">
          <table:table-cell table:number-columns-repeated="18"/>
          <table:table-cell office:value-type="string" calcext:value-type="string">
            <text:p>Didaktik</text:p>
          </table:table-cell>
        </table:table-row>
        <table:table-row table:style-name="ro1">
          <table:table-cell table:number-columns-repeated="18"/>
          <table:table-cell office:value-type="string" calcext:value-type="string">
            <text:p>Trainer</text:p>
          </table:table-cell>
        </table:table-row>
        <table:table-row table:style-name="ro1">
          <table:table-cell table:number-columns-repeated="18"/>
          <table:table-cell office:value-type="string" calcext:value-type="string">
            <text:p>Professor</text:p>
          </table:table-cell>
        </table:table-row>
        <table:table-row table:style-name="ro1">
          <table:table-cell table:number-columns-repeated="18"/>
          <table:table-cell office:value-type="string" calcext:value-type="string">
            <text:p>Militärausbilder</text:p>
          </table:table-cell>
        </table:table-row>
        <table:table-row table:style-name="ro1">
          <table:table-cell table:number-columns-repeated="18"/>
          <table:table-cell office:value-type="string" calcext:value-type="string">
            <text:p>Allgemeinbildung</text:p>
          </table:table-cell>
        </table:table-row>
        <table:table-row table:style-name="ro1">
          <table:table-cell table:number-columns-repeated="18"/>
          <table:table-cell office:value-type="string" calcext:value-type="string">
            <text:p>Musikwissen</text:p>
          </table:table-cell>
        </table:table-row>
        <table:table-row table:style-name="ro1">
          <table:table-cell table:number-columns-repeated="18"/>
          <table:table-cell office:value-type="string" calcext:value-type="string">
            <text:p>Musik (Menschen)</text:p>
          </table:table-cell>
        </table:table-row>
        <table:table-row table:style-name="ro1">
          <table:table-cell table:number-columns-repeated="18"/>
          <table:table-cell office:value-type="string" calcext:value-type="string">
            <text:p>Musik (Abrahams)</text:p>
          </table:table-cell>
        </table:table-row>
        <table:table-row table:style-name="ro1">
          <table:table-cell table:number-columns-repeated="18"/>
          <table:table-cell office:value-type="string" calcext:value-type="string">
            <text:p>Musik (Aryavarta)</text:p>
          </table:table-cell>
        </table:table-row>
        <table:table-row table:style-name="ro1">
          <table:table-cell table:number-columns-repeated="18"/>
          <table:table-cell office:value-type="string" calcext:value-type="string">
            <text:p>Musik (d\'Arc)</text:p>
          </table:table-cell>
        </table:table-row>
        <table:table-row table:style-name="ro1">
          <table:table-cell table:number-columns-repeated="18"/>
          <table:table-cell office:value-type="string" calcext:value-type="string">
            <text:p>Musik (DeBeer)</text:p>
          </table:table-cell>
        </table:table-row>
        <table:table-row table:style-name="ro1">
          <table:table-cell table:number-columns-repeated="18"/>
          <table:table-cell office:value-type="string" calcext:value-type="string">
            <text:p>Musik (Habsburg-Möbius)</text:p>
          </table:table-cell>
        </table:table-row>
        <table:table-row table:style-name="ro1">
          <table:table-cell table:number-columns-repeated="18"/>
          <table:table-cell office:value-type="string" calcext:value-type="string">
            <text:p>Musik (Neo-Edo)</text:p>
          </table:table-cell>
        </table:table-row>
        <table:table-row table:style-name="ro1">
          <table:table-cell table:number-columns-repeated="18"/>
          <table:table-cell office:value-type="string" calcext:value-type="string">
            <text:p>Musik (Nguni-Zulu)</text:p>
          </table:table-cell>
        </table:table-row>
        <table:table-row table:style-name="ro1">
          <table:table-cell table:number-columns-repeated="18"/>
          <table:table-cell office:value-type="string" calcext:value-type="string">
            <text:p>Musik (Onassos)</text:p>
          </table:table-cell>
        </table:table-row>
        <table:table-row table:style-name="ro1">
          <table:table-cell table:number-columns-repeated="18"/>
          <table:table-cell office:value-type="string" calcext:value-type="string">
            <text:p>Musik (Pendragon)</text:p>
          </table:table-cell>
        </table:table-row>
        <table:table-row table:style-name="ro1">
          <table:table-cell table:number-columns-repeated="18"/>
          <table:table-cell office:value-type="string" calcext:value-type="string">
            <text:p>Musik (Said)</text:p>
          </table:table-cell>
        </table:table-row>
        <table:table-row table:style-name="ro1">
          <table:table-cell table:number-columns-repeated="18"/>
          <table:table-cell office:value-type="string" calcext:value-type="string">
            <text:p>Musik (Wolkow)</text:p>
          </table:table-cell>
        </table:table-row>
        <table:table-row table:style-name="ro1">
          <table:table-cell table:number-columns-repeated="18"/>
          <table:table-cell office:value-type="string" calcext:value-type="string">
            <text:p>Musik (Corassonne)</text:p>
          </table:table-cell>
        </table:table-row>
        <table:table-row table:style-name="ro1">
          <table:table-cell table:number-columns-repeated="18"/>
          <table:table-cell office:value-type="string" calcext:value-type="string">
            <text:p>Musik (Neun Welten)</text:p>
          </table:table-cell>
        </table:table-row>
        <table:table-row table:style-name="ro1">
          <table:table-cell table:number-columns-repeated="18"/>
          <table:table-cell office:value-type="string" calcext:value-type="string">
            <text:p>Musik (Hazaru)</text:p>
          </table:table-cell>
        </table:table-row>
        <table:table-row table:style-name="ro1">
          <table:table-cell table:number-columns-repeated="18"/>
          <table:table-cell office:value-type="string" calcext:value-type="string">
            <text:p>Musik (Zescola)</text:p>
          </table:table-cell>
        </table:table-row>
        <table:table-row table:style-name="ro1">
          <table:table-cell table:number-columns-repeated="18"/>
          <table:table-cell office:value-type="string" calcext:value-type="string">
            <text:p>Musik (Itoszra)</text:p>
          </table:table-cell>
        </table:table-row>
        <table:table-row table:style-name="ro1">
          <table:table-cell table:number-columns-repeated="18"/>
          <table:table-cell office:value-type="string" calcext:value-type="string">
            <text:p>Musik (Shyezz)</text:p>
          </table:table-cell>
        </table:table-row>
        <table:table-row table:style-name="ro1">
          <table:table-cell table:number-columns-repeated="18"/>
          <table:table-cell office:value-type="string" calcext:value-type="string">
            <text:p>Musik (Hecca)</text:p>
          </table:table-cell>
        </table:table-row>
        <table:table-row table:style-name="ro1">
          <table:table-cell table:number-columns-repeated="18"/>
          <table:table-cell office:value-type="string" calcext:value-type="string">
            <text:p>Musik (Douwg)</text:p>
          </table:table-cell>
        </table:table-row>
        <table:table-row table:style-name="ro1">
          <table:table-cell table:number-columns-repeated="18"/>
          <table:table-cell office:value-type="string" calcext:value-type="string">
            <text:p>Musik (Ko)</text:p>
          </table:table-cell>
        </table:table-row>
        <table:table-row table:style-name="ro1">
          <table:table-cell table:number-columns-repeated="18"/>
          <table:table-cell office:value-type="string" calcext:value-type="string">
            <text:p>Musik (Gravwave)</text:p>
          </table:table-cell>
        </table:table-row>
        <table:table-row table:style-name="ro1">
          <table:table-cell table:number-columns-repeated="18"/>
          <table:table-cell office:value-type="string" calcext:value-type="string">
            <text:p>Musik (Voidjazz)</text:p>
          </table:table-cell>
        </table:table-row>
        <table:table-row table:style-name="ro1">
          <table:table-cell table:number-columns-repeated="18"/>
          <table:table-cell office:value-type="string" calcext:value-type="string">
            <text:p>Musik (Cryosynth)</text:p>
          </table:table-cell>
        </table:table-row>
        <table:table-row table:style-name="ro1">
          <table:table-cell table:number-columns-repeated="18"/>
          <table:table-cell office:value-type="string" calcext:value-type="string">
            <text:p>Musik (Warpstep)</text:p>
          </table:table-cell>
        </table:table-row>
        <table:table-row table:style-name="ro1">
          <table:table-cell table:number-columns-repeated="18"/>
          <table:table-cell office:value-type="string" calcext:value-type="string">
            <text:p>Musik (Bioharmonics)</text:p>
          </table:table-cell>
        </table:table-row>
        <table:table-row table:style-name="ro1">
          <table:table-cell table:number-columns-repeated="18"/>
          <table:table-cell office:value-type="string" calcext:value-type="string">
            <text:p>Musik (Asteroid Blues)</text:p>
          </table:table-cell>
        </table:table-row>
        <table:table-row table:style-name="ro1">
          <table:table-cell table:number-columns-repeated="18"/>
          <table:table-cell office:value-type="string" calcext:value-type="string">
            <text:p>Musik (Nanopunk)</text:p>
          </table:table-cell>
        </table:table-row>
        <table:table-row table:style-name="ro1">
          <table:table-cell table:number-columns-repeated="18"/>
          <table:table-cell office:value-type="string" calcext:value-type="string">
            <text:p>Musik (Frontier Folk)</text:p>
          </table:table-cell>
        </table:table-row>
        <table:table-row table:style-name="ro1">
          <table:table-cell table:number-columns-repeated="18"/>
          <table:table-cell office:value-type="string" calcext:value-type="string">
            <text:p>Musik (Klassisch)</text:p>
          </table:table-cell>
        </table:table-row>
        <table:table-row table:style-name="ro1">
          <table:table-cell table:number-columns-repeated="18"/>
          <table:table-cell office:value-type="string" calcext:value-type="string">
            <text:p>Musik (Terra Pop)</text:p>
          </table:table-cell>
        </table:table-row>
        <table:table-row table:style-name="ro1">
          <table:table-cell table:number-columns-repeated="18"/>
          <table:table-cell office:value-type="string" calcext:value-type="string">
            <text:p>Musik (Metal)</text:p>
          </table:table-cell>
        </table:table-row>
        <table:table-row table:style-name="ro1">
          <table:table-cell table:number-columns-repeated="18"/>
          <table:table-cell office:value-type="string" calcext:value-type="string">
            <text:p>Literaturkenntnis</text:p>
          </table:table-cell>
        </table:table-row>
        <table:table-row table:style-name="ro1">
          <table:table-cell table:number-columns-repeated="18"/>
          <table:table-cell office:value-type="string" calcext:value-type="string">
            <text:p>Literatur (Menschen)</text:p>
          </table:table-cell>
        </table:table-row>
        <table:table-row table:style-name="ro1">
          <table:table-cell table:number-columns-repeated="18"/>
          <table:table-cell office:value-type="string" calcext:value-type="string">
            <text:p>Literatur (Abrahams)</text:p>
          </table:table-cell>
        </table:table-row>
        <table:table-row table:style-name="ro1">
          <table:table-cell table:number-columns-repeated="18"/>
          <table:table-cell office:value-type="string" calcext:value-type="string">
            <text:p>Literatur (Aryavarta)</text:p>
          </table:table-cell>
        </table:table-row>
        <table:table-row table:style-name="ro1">
          <table:table-cell table:number-columns-repeated="18"/>
          <table:table-cell office:value-type="string" calcext:value-type="string">
            <text:p>Literatur (d\'Arc)</text:p>
          </table:table-cell>
        </table:table-row>
        <table:table-row table:style-name="ro1">
          <table:table-cell table:number-columns-repeated="18"/>
          <table:table-cell office:value-type="string" calcext:value-type="string">
            <text:p>Literatur (DeBeer)</text:p>
          </table:table-cell>
        </table:table-row>
        <table:table-row table:style-name="ro1">
          <table:table-cell table:number-columns-repeated="18"/>
          <table:table-cell office:value-type="string" calcext:value-type="string">
            <text:p>Literatur (Habsburg-Möbius)</text:p>
          </table:table-cell>
        </table:table-row>
        <table:table-row table:style-name="ro1">
          <table:table-cell table:number-columns-repeated="18"/>
          <table:table-cell office:value-type="string" calcext:value-type="string">
            <text:p>Literatur (Neo-Edo)</text:p>
          </table:table-cell>
        </table:table-row>
        <table:table-row table:style-name="ro1">
          <table:table-cell table:number-columns-repeated="18"/>
          <table:table-cell office:value-type="string" calcext:value-type="string">
            <text:p>Literatur (Nguni-Zulu)</text:p>
          </table:table-cell>
        </table:table-row>
        <table:table-row table:style-name="ro1">
          <table:table-cell table:number-columns-repeated="18"/>
          <table:table-cell office:value-type="string" calcext:value-type="string">
            <text:p>Literatur (Onassos)</text:p>
          </table:table-cell>
        </table:table-row>
        <table:table-row table:style-name="ro1">
          <table:table-cell table:number-columns-repeated="18"/>
          <table:table-cell office:value-type="string" calcext:value-type="string">
            <text:p>Literatur (Pendragon)</text:p>
          </table:table-cell>
        </table:table-row>
        <table:table-row table:style-name="ro1">
          <table:table-cell table:number-columns-repeated="18"/>
          <table:table-cell office:value-type="string" calcext:value-type="string">
            <text:p>Literatur (Said)</text:p>
          </table:table-cell>
        </table:table-row>
        <table:table-row table:style-name="ro1">
          <table:table-cell table:number-columns-repeated="18"/>
          <table:table-cell office:value-type="string" calcext:value-type="string">
            <text:p>Literatur (Wolkow)</text:p>
          </table:table-cell>
        </table:table-row>
        <table:table-row table:style-name="ro1">
          <table:table-cell table:number-columns-repeated="18"/>
          <table:table-cell office:value-type="string" calcext:value-type="string">
            <text:p>Literatur (Corassonne)</text:p>
          </table:table-cell>
        </table:table-row>
        <table:table-row table:style-name="ro1">
          <table:table-cell table:number-columns-repeated="18"/>
          <table:table-cell office:value-type="string" calcext:value-type="string">
            <text:p>Literatur (Neun Welten)</text:p>
          </table:table-cell>
        </table:table-row>
        <table:table-row table:style-name="ro1">
          <table:table-cell table:number-columns-repeated="18"/>
          <table:table-cell office:value-type="string" calcext:value-type="string">
            <text:p>Literatur (Hazaru)</text:p>
          </table:table-cell>
        </table:table-row>
        <table:table-row table:style-name="ro1">
          <table:table-cell table:number-columns-repeated="18"/>
          <table:table-cell office:value-type="string" calcext:value-type="string">
            <text:p>Literatur (Zescola)</text:p>
          </table:table-cell>
        </table:table-row>
        <table:table-row table:style-name="ro1">
          <table:table-cell table:number-columns-repeated="18"/>
          <table:table-cell office:value-type="string" calcext:value-type="string">
            <text:p>Literatur (Itoszra)</text:p>
          </table:table-cell>
        </table:table-row>
        <table:table-row table:style-name="ro1">
          <table:table-cell table:number-columns-repeated="18"/>
          <table:table-cell office:value-type="string" calcext:value-type="string">
            <text:p>Literatur (Shyezz)</text:p>
          </table:table-cell>
        </table:table-row>
        <table:table-row table:style-name="ro1">
          <table:table-cell table:number-columns-repeated="18"/>
          <table:table-cell office:value-type="string" calcext:value-type="string">
            <text:p>Literatur (Hecca)</text:p>
          </table:table-cell>
        </table:table-row>
        <table:table-row table:style-name="ro1">
          <table:table-cell table:number-columns-repeated="18"/>
          <table:table-cell office:value-type="string" calcext:value-type="string">
            <text:p>Literatur (Douwg)</text:p>
          </table:table-cell>
        </table:table-row>
        <table:table-row table:style-name="ro1">
          <table:table-cell table:number-columns-repeated="18"/>
          <table:table-cell office:value-type="string" calcext:value-type="string">
            <text:p>Literatur (Ko)</text:p>
          </table:table-cell>
        </table:table-row>
        <table:table-row table:style-name="ro1">
          <table:table-cell table:number-columns-repeated="18"/>
          <table:table-cell office:value-type="string" calcext:value-type="string">
            <text:p>Literatur (Sci Fi)</text:p>
          </table:table-cell>
        </table:table-row>
        <table:table-row table:style-name="ro1">
          <table:table-cell table:number-columns-repeated="18"/>
          <table:table-cell office:value-type="string" calcext:value-type="string">
            <text:p>Literatur (Fantasy)</text:p>
          </table:table-cell>
        </table:table-row>
        <table:table-row table:style-name="ro1">
          <table:table-cell table:number-columns-repeated="18"/>
          <table:table-cell office:value-type="string" calcext:value-type="string">
            <text:p>Literatur (Historisch)</text:p>
          </table:table-cell>
        </table:table-row>
        <table:table-row table:style-name="ro1">
          <table:table-cell table:number-columns-repeated="18"/>
          <table:table-cell office:value-type="string" calcext:value-type="string">
            <text:p>Literatur (Krimi)</text:p>
          </table:table-cell>
        </table:table-row>
        <table:table-row table:style-name="ro1">
          <table:table-cell table:number-columns-repeated="18"/>
          <table:table-cell office:value-type="string" calcext:value-type="string">
            <text:p>Literatur (Thriller)</text:p>
          </table:table-cell>
        </table:table-row>
        <table:table-row table:style-name="ro1">
          <table:table-cell table:number-columns-repeated="18"/>
          <table:table-cell office:value-type="string" calcext:value-type="string">
            <text:p>Literatur (Horror)</text:p>
          </table:table-cell>
        </table:table-row>
        <table:table-row table:style-name="ro1">
          <table:table-cell table:number-columns-repeated="18"/>
          <table:table-cell office:value-type="string" calcext:value-type="string">
            <text:p>Literatur (Romantisch)</text:p>
          </table:table-cell>
        </table:table-row>
        <table:table-row table:style-name="ro1">
          <table:table-cell table:number-columns-repeated="18"/>
          <table:table-cell office:value-type="string" calcext:value-type="string">
            <text:p>Literatur (Drama)</text:p>
          </table:table-cell>
        </table:table-row>
        <table:table-row table:style-name="ro1">
          <table:table-cell table:number-columns-repeated="18"/>
          <table:table-cell office:value-type="string" calcext:value-type="string">
            <text:p>Literatur (Abenteuer)</text:p>
          </table:table-cell>
        </table:table-row>
        <table:table-row table:style-name="ro1">
          <table:table-cell table:number-columns-repeated="18"/>
          <table:table-cell office:value-type="string" calcext:value-type="string">
            <text:p>Literatur (Kinderbuch)</text:p>
          </table:table-cell>
        </table:table-row>
        <table:table-row table:style-name="ro1">
          <table:table-cell table:number-columns-repeated="18"/>
          <table:table-cell office:value-type="string" calcext:value-type="string">
            <text:p>Literatur (Biographie)</text:p>
          </table:table-cell>
        </table:table-row>
        <table:table-row table:style-name="ro1">
          <table:table-cell table:number-columns-repeated="18"/>
          <table:table-cell office:value-type="string" calcext:value-type="string">
            <text:p>Gourmet</text:p>
          </table:table-cell>
        </table:table-row>
        <table:table-row table:style-name="ro1">
          <table:table-cell table:number-columns-repeated="18"/>
          <table:table-cell office:value-type="string" calcext:value-type="string">
            <text:p>Weinkenner</text:p>
          </table:table-cell>
        </table:table-row>
        <table:table-row table:style-name="ro1">
          <table:table-cell table:number-columns-repeated="18"/>
          <table:table-cell office:value-type="string" calcext:value-type="string">
            <text:p>Sommelier</text:p>
          </table:table-cell>
        </table:table-row>
        <table:table-row table:style-name="ro1">
          <table:table-cell table:number-columns-repeated="18"/>
          <table:table-cell office:value-type="string" calcext:value-type="string">
            <text:p>Barista</text:p>
          </table:table-cell>
        </table:table-row>
        <table:table-row table:style-name="ro1">
          <table:table-cell table:number-columns-repeated="18"/>
          <table:table-cell office:value-type="string" calcext:value-type="string">
            <text:p>Chocolatier</text:p>
          </table:table-cell>
        </table:table-row>
        <table:table-row table:style-name="ro1">
          <table:table-cell table:number-columns-repeated="18"/>
          <table:table-cell office:value-type="string" calcext:value-type="string">
            <text:p>Küche (Menschen)</text:p>
          </table:table-cell>
        </table:table-row>
        <table:table-row table:style-name="ro1">
          <table:table-cell table:number-columns-repeated="18"/>
          <table:table-cell office:value-type="string" calcext:value-type="string">
            <text:p>Küche (Abrahams)</text:p>
          </table:table-cell>
        </table:table-row>
        <table:table-row table:style-name="ro1">
          <table:table-cell table:number-columns-repeated="18"/>
          <table:table-cell office:value-type="string" calcext:value-type="string">
            <text:p>Küche (Aryavarta)</text:p>
          </table:table-cell>
        </table:table-row>
        <table:table-row table:style-name="ro1">
          <table:table-cell table:number-columns-repeated="18"/>
          <table:table-cell office:value-type="string" calcext:value-type="string">
            <text:p>Küche (d\'Arc)</text:p>
          </table:table-cell>
        </table:table-row>
        <table:table-row table:style-name="ro1">
          <table:table-cell table:number-columns-repeated="18"/>
          <table:table-cell office:value-type="string" calcext:value-type="string">
            <text:p>Küche (DeBeer)</text:p>
          </table:table-cell>
        </table:table-row>
        <table:table-row table:style-name="ro1">
          <table:table-cell table:number-columns-repeated="18"/>
          <table:table-cell office:value-type="string" calcext:value-type="string">
            <text:p>Küche (Habsburg-Möbius)</text:p>
          </table:table-cell>
        </table:table-row>
        <table:table-row table:style-name="ro1">
          <table:table-cell table:number-columns-repeated="18"/>
          <table:table-cell office:value-type="string" calcext:value-type="string">
            <text:p>Küche (Neo-Edo)</text:p>
          </table:table-cell>
        </table:table-row>
        <table:table-row table:style-name="ro1">
          <table:table-cell table:number-columns-repeated="18"/>
          <table:table-cell office:value-type="string" calcext:value-type="string">
            <text:p>Küche (Nguni-Zulu)</text:p>
          </table:table-cell>
        </table:table-row>
        <table:table-row table:style-name="ro1">
          <table:table-cell table:number-columns-repeated="18"/>
          <table:table-cell office:value-type="string" calcext:value-type="string">
            <text:p>Küche (Onassos)</text:p>
          </table:table-cell>
        </table:table-row>
        <table:table-row table:style-name="ro1">
          <table:table-cell table:number-columns-repeated="18"/>
          <table:table-cell office:value-type="string" calcext:value-type="string">
            <text:p>Küche (Pendragon)</text:p>
          </table:table-cell>
        </table:table-row>
        <table:table-row table:style-name="ro1">
          <table:table-cell table:number-columns-repeated="18"/>
          <table:table-cell office:value-type="string" calcext:value-type="string">
            <text:p>Küche (Said)</text:p>
          </table:table-cell>
        </table:table-row>
        <table:table-row table:style-name="ro1">
          <table:table-cell table:number-columns-repeated="18"/>
          <table:table-cell office:value-type="string" calcext:value-type="string">
            <text:p>Küche (Wolkow)</text:p>
          </table:table-cell>
        </table:table-row>
        <table:table-row table:style-name="ro1">
          <table:table-cell table:number-columns-repeated="18"/>
          <table:table-cell office:value-type="string" calcext:value-type="string">
            <text:p>Küche (Corassonne)</text:p>
          </table:table-cell>
        </table:table-row>
        <table:table-row table:style-name="ro1">
          <table:table-cell table:number-columns-repeated="18"/>
          <table:table-cell office:value-type="string" calcext:value-type="string">
            <text:p>Küche (Neun Welten)</text:p>
          </table:table-cell>
        </table:table-row>
        <table:table-row table:style-name="ro1">
          <table:table-cell table:number-columns-repeated="18"/>
          <table:table-cell office:value-type="string" calcext:value-type="string">
            <text:p>Küche (Hazaru)</text:p>
          </table:table-cell>
        </table:table-row>
        <table:table-row table:style-name="ro1">
          <table:table-cell table:number-columns-repeated="18"/>
          <table:table-cell office:value-type="string" calcext:value-type="string">
            <text:p>Küche (Zescola)</text:p>
          </table:table-cell>
        </table:table-row>
        <table:table-row table:style-name="ro1">
          <table:table-cell table:number-columns-repeated="18"/>
          <table:table-cell office:value-type="string" calcext:value-type="string">
            <text:p>Küche (Itoszra)</text:p>
          </table:table-cell>
        </table:table-row>
        <table:table-row table:style-name="ro1">
          <table:table-cell table:number-columns-repeated="18"/>
          <table:table-cell office:value-type="string" calcext:value-type="string">
            <text:p>Küche (Shyezz)</text:p>
          </table:table-cell>
        </table:table-row>
        <table:table-row table:style-name="ro1">
          <table:table-cell table:number-columns-repeated="18"/>
          <table:table-cell office:value-type="string" calcext:value-type="string">
            <text:p>Küche (Hecca)</text:p>
          </table:table-cell>
        </table:table-row>
        <table:table-row table:style-name="ro1">
          <table:table-cell table:number-columns-repeated="18"/>
          <table:table-cell office:value-type="string" calcext:value-type="string">
            <text:p>Küche (Douwg)</text:p>
          </table:table-cell>
        </table:table-row>
        <table:table-row table:style-name="ro1">
          <table:table-cell table:number-columns-repeated="18"/>
          <table:table-cell office:value-type="string" calcext:value-type="string">
            <text:p>Küche (Ko)</text:p>
          </table:table-cell>
        </table:table-row>
        <table:table-row table:style-name="ro1">
          <table:table-cell table:number-columns-repeated="18"/>
          <table:table-cell office:value-type="string" calcext:value-type="string">
            <text:p>Sportenthusiast</text:p>
          </table:table-cell>
        </table:table-row>
        <table:table-row table:style-name="ro1">
          <table:table-cell table:number-columns-repeated="18"/>
          <table:table-cell office:value-type="string" calcext:value-type="string">
            <text:p>Sport (Fußball)</text:p>
          </table:table-cell>
        </table:table-row>
        <table:table-row table:style-name="ro1">
          <table:table-cell table:number-columns-repeated="18"/>
          <table:table-cell office:value-type="string" calcext:value-type="string">
            <text:p>Sport (Basketball)</text:p>
          </table:table-cell>
        </table:table-row>
        <table:table-row table:style-name="ro1">
          <table:table-cell table:number-columns-repeated="18"/>
          <table:table-cell office:value-type="string" calcext:value-type="string">
            <text:p>Sport (Volleyball)</text:p>
          </table:table-cell>
        </table:table-row>
        <table:table-row table:style-name="ro1">
          <table:table-cell table:number-columns-repeated="18"/>
          <table:table-cell office:value-type="string" calcext:value-type="string">
            <text:p>Sport (Handball)</text:p>
          </table:table-cell>
        </table:table-row>
        <table:table-row table:style-name="ro1">
          <table:table-cell table:number-columns-repeated="18"/>
          <table:table-cell office:value-type="string" calcext:value-type="string">
            <text:p>Sport (Tennis)</text:p>
          </table:table-cell>
        </table:table-row>
        <table:table-row table:style-name="ro1">
          <table:table-cell table:number-columns-repeated="18"/>
          <table:table-cell office:value-type="string" calcext:value-type="string">
            <text:p>Sport (Leichtathletik)</text:p>
          </table:table-cell>
        </table:table-row>
        <table:table-row table:style-name="ro1">
          <table:table-cell table:number-columns-repeated="18"/>
          <table:table-cell office:value-type="string" calcext:value-type="string">
            <text:p>Sport (Radfahren)</text:p>
          </table:table-cell>
        </table:table-row>
        <table:table-row table:style-name="ro1">
          <table:table-cell table:number-columns-repeated="18"/>
          <table:table-cell office:value-type="string" calcext:value-type="string">
            <text:p>Sport (Tischtennis)</text:p>
          </table:table-cell>
        </table:table-row>
        <table:table-row table:style-name="ro1">
          <table:table-cell table:number-columns-repeated="18"/>
          <table:table-cell office:value-type="string" calcext:value-type="string">
            <text:p>Sport (Boxen)</text:p>
          </table:table-cell>
        </table:table-row>
        <table:table-row table:style-name="ro1">
          <table:table-cell table:number-columns-repeated="18"/>
          <table:table-cell office:value-type="string" calcext:value-type="string">
            <text:p>Sport (Golf)</text:p>
          </table:table-cell>
        </table:table-row>
        <table:table-row table:style-name="ro1">
          <table:table-cell table:number-columns-repeated="18"/>
          <table:table-cell office:value-type="string" calcext:value-type="string">
            <text:p>Sport (G-Ball)</text:p>
          </table:table-cell>
        </table:table-row>
        <table:table-row table:style-name="ro1">
          <table:table-cell table:number-columns-repeated="18"/>
          <table:table-cell office:value-type="string" calcext:value-type="string">
            <text:p>Sport (Gravcage)</text:p>
          </table:table-cell>
        </table:table-row>
        <table:table-row table:style-name="ro1">
          <table:table-cell table:number-columns-repeated="18"/>
          <table:table-cell office:value-type="string" calcext:value-type="string">
            <text:p>Sport (Zero-Brawl)</text:p>
          </table:table-cell>
        </table:table-row>
        <table:table-row table:style-name="ro1">
          <table:table-cell table:number-columns-repeated="18"/>
          <table:table-cell office:value-type="string" calcext:value-type="string">
            <text:p>Sport (Squash)</text:p>
          </table:table-cell>
        </table:table-row>
        <table:table-row table:style-name="ro1">
          <table:table-cell table:number-columns-repeated="18"/>
          <table:table-cell office:value-type="string" calcext:value-type="string">
            <text:p>Kulturkunde</text:p>
          </table:table-cell>
        </table:table-row>
        <table:table-row table:style-name="ro1">
          <table:table-cell table:number-columns-repeated="18"/>
          <table:table-cell office:value-type="string" calcext:value-type="string">
            <text:p>Kultur (Menschen)</text:p>
          </table:table-cell>
        </table:table-row>
        <table:table-row table:style-name="ro1">
          <table:table-cell table:number-columns-repeated="18"/>
          <table:table-cell office:value-type="string" calcext:value-type="string">
            <text:p>Kultur (Abrahams)</text:p>
          </table:table-cell>
        </table:table-row>
        <table:table-row table:style-name="ro1">
          <table:table-cell table:number-columns-repeated="18"/>
          <table:table-cell office:value-type="string" calcext:value-type="string">
            <text:p>Kultur (Aryavarta)</text:p>
          </table:table-cell>
        </table:table-row>
        <table:table-row table:style-name="ro1">
          <table:table-cell table:number-columns-repeated="18"/>
          <table:table-cell office:value-type="string" calcext:value-type="string">
            <text:p>Kultur (d\'Arc)</text:p>
          </table:table-cell>
        </table:table-row>
        <table:table-row table:style-name="ro1">
          <table:table-cell table:number-columns-repeated="18"/>
          <table:table-cell office:value-type="string" calcext:value-type="string">
            <text:p>Kultur (DeBeer)</text:p>
          </table:table-cell>
        </table:table-row>
        <table:table-row table:style-name="ro1">
          <table:table-cell table:number-columns-repeated="18"/>
          <table:table-cell office:value-type="string" calcext:value-type="string">
            <text:p>Kultur (Habsburg-Möbius)</text:p>
          </table:table-cell>
        </table:table-row>
        <table:table-row table:style-name="ro1">
          <table:table-cell table:number-columns-repeated="18"/>
          <table:table-cell office:value-type="string" calcext:value-type="string">
            <text:p>Kultur (Neo-Edo)</text:p>
          </table:table-cell>
        </table:table-row>
        <table:table-row table:style-name="ro1">
          <table:table-cell table:number-columns-repeated="18"/>
          <table:table-cell office:value-type="string" calcext:value-type="string">
            <text:p>Kultur (Nguni-Zulu)</text:p>
          </table:table-cell>
        </table:table-row>
        <table:table-row table:style-name="ro1">
          <table:table-cell table:number-columns-repeated="18"/>
          <table:table-cell office:value-type="string" calcext:value-type="string">
            <text:p>Kultur (Onassos)</text:p>
          </table:table-cell>
        </table:table-row>
        <table:table-row table:style-name="ro1">
          <table:table-cell table:number-columns-repeated="18"/>
          <table:table-cell office:value-type="string" calcext:value-type="string">
            <text:p>Kultur (Pendragon)</text:p>
          </table:table-cell>
        </table:table-row>
        <table:table-row table:style-name="ro1">
          <table:table-cell table:number-columns-repeated="18"/>
          <table:table-cell office:value-type="string" calcext:value-type="string">
            <text:p>Kultur (Said)</text:p>
          </table:table-cell>
        </table:table-row>
        <table:table-row table:style-name="ro1">
          <table:table-cell table:number-columns-repeated="18"/>
          <table:table-cell office:value-type="string" calcext:value-type="string">
            <text:p>Kultur (Wolkow)</text:p>
          </table:table-cell>
        </table:table-row>
        <table:table-row table:style-name="ro1">
          <table:table-cell table:number-columns-repeated="18"/>
          <table:table-cell office:value-type="string" calcext:value-type="string">
            <text:p>Kultur (Corassonne)</text:p>
          </table:table-cell>
        </table:table-row>
        <table:table-row table:style-name="ro1">
          <table:table-cell table:number-columns-repeated="18"/>
          <table:table-cell office:value-type="string" calcext:value-type="string">
            <text:p>Kultur (Neun Welten)</text:p>
          </table:table-cell>
        </table:table-row>
        <table:table-row table:style-name="ro1">
          <table:table-cell table:number-columns-repeated="18"/>
          <table:table-cell office:value-type="string" calcext:value-type="string">
            <text:p>Kultur (Hazaru)</text:p>
          </table:table-cell>
        </table:table-row>
        <table:table-row table:style-name="ro1">
          <table:table-cell table:number-columns-repeated="18"/>
          <table:table-cell office:value-type="string" calcext:value-type="string">
            <text:p>Kultur (Zescola)</text:p>
          </table:table-cell>
        </table:table-row>
        <table:table-row table:style-name="ro1">
          <table:table-cell table:number-columns-repeated="18"/>
          <table:table-cell office:value-type="string" calcext:value-type="string">
            <text:p>Kultur (Itoszra)</text:p>
          </table:table-cell>
        </table:table-row>
        <table:table-row table:style-name="ro1">
          <table:table-cell table:number-columns-repeated="18"/>
          <table:table-cell office:value-type="string" calcext:value-type="string">
            <text:p>Kultur (Shyezz)</text:p>
          </table:table-cell>
        </table:table-row>
        <table:table-row table:style-name="ro1">
          <table:table-cell table:number-columns-repeated="18"/>
          <table:table-cell office:value-type="string" calcext:value-type="string">
            <text:p>Kultur (Hecca)</text:p>
          </table:table-cell>
        </table:table-row>
        <table:table-row table:style-name="ro1">
          <table:table-cell table:number-columns-repeated="18"/>
          <table:table-cell office:value-type="string" calcext:value-type="string">
            <text:p>Kultur (Douwg)</text:p>
          </table:table-cell>
        </table:table-row>
        <table:table-row table:style-name="ro1">
          <table:table-cell table:number-columns-repeated="18"/>
          <table:table-cell office:value-type="string" calcext:value-type="string">
            <text:p>Kultur (Ko)</text:p>
          </table:table-cell>
        </table:table-row>
        <table:table-row table:style-name="ro1">
          <table:table-cell table:number-columns-repeated="18"/>
          <table:table-cell office:value-type="string" calcext:value-type="string">
            <text:p>Subkultur (Militär)</text:p>
          </table:table-cell>
        </table:table-row>
        <table:table-row table:style-name="ro1">
          <table:table-cell table:number-columns-repeated="18"/>
          <table:table-cell office:value-type="string" calcext:value-type="string">
            <text:p>Subkultur (Spacer)</text:p>
          </table:table-cell>
        </table:table-row>
        <table:table-row table:style-name="ro1">
          <table:table-cell table:number-columns-repeated="18"/>
          <table:table-cell office:value-type="string" calcext:value-type="string">
            <text:p>Subkultur (Farmer)</text:p>
          </table:table-cell>
        </table:table-row>
        <table:table-row table:style-name="ro1">
          <table:table-cell table:number-columns-repeated="18"/>
          <table:table-cell office:value-type="string" calcext:value-type="string">
            <text:p>Subkultur (Terraformer)</text:p>
          </table:table-cell>
        </table:table-row>
        <table:table-row table:style-name="ro1">
          <table:table-cell table:number-columns-repeated="18"/>
          <table:table-cell office:value-type="string" calcext:value-type="string">
            <text:p>Subkultur (Weltenschiff)</text:p>
          </table:table-cell>
        </table:table-row>
        <table:table-row table:style-name="ro1">
          <table:table-cell table:number-columns-repeated="18"/>
          <table:table-cell office:value-type="string" calcext:value-type="string">
            <text:p>Subkultur (Bergleute)</text:p>
          </table:table-cell>
        </table:table-row>
        <table:table-row table:style-name="ro1">
          <table:table-cell table:number-columns-repeated="18"/>
          <table:table-cell office:value-type="string" calcext:value-type="string">
            <text:p>Subkultur (Kleriker)</text:p>
          </table:table-cell>
        </table:table-row>
        <table:table-row table:style-name="ro1">
          <table:table-cell table:number-columns-repeated="18"/>
          <table:table-cell office:value-type="string" calcext:value-type="string">
            <text:p>Subkultur (Techniker)</text:p>
          </table:table-cell>
        </table:table-row>
        <table:table-row table:style-name="ro1">
          <table:table-cell table:number-columns-repeated="18"/>
          <table:table-cell office:value-type="string" calcext:value-type="string">
            <text:p>Subkultur (Musiker)</text:p>
          </table:table-cell>
        </table:table-row>
        <table:table-row table:style-name="ro1">
          <table:table-cell table:number-columns-repeated="18"/>
          <table:table-cell office:value-type="string" calcext:value-type="string">
            <text:p>Subkultur (Schauspieler)</text:p>
          </table:table-cell>
        </table:table-row>
        <table:table-row table:style-name="ro1">
          <table:table-cell table:number-columns-repeated="18"/>
          <table:table-cell office:value-type="string" calcext:value-type="string">
            <text:p>Subkultur (Höfling)</text:p>
          </table:table-cell>
        </table:table-row>
        <table:table-row table:style-name="ro1">
          <table:table-cell table:number-columns-repeated="18"/>
          <table:table-cell office:value-type="string" calcext:value-type="string">
            <text:p>Subkultur (Diplomat)</text:p>
          </table:table-cell>
        </table:table-row>
        <table:table-row table:style-name="ro1">
          <table:table-cell table:number-columns-repeated="18"/>
          <table:table-cell office:value-type="string" calcext:value-type="string">
            <text:p>Subkultur (Händler)</text:p>
          </table:table-cell>
        </table:table-row>
        <table:table-row table:style-name="ro1">
          <table:table-cell table:number-columns-repeated="18"/>
          <table:table-cell office:value-type="string" calcext:value-type="string">
            <text:p>Subkultur (Mediziner)</text:p>
          </table:table-cell>
        </table:table-row>
        <table:table-row table:style-name="ro1">
          <table:table-cell table:number-columns-repeated="18"/>
          <table:table-cell office:value-type="string" calcext:value-type="string">
            <text:p>Subkultur (Cyborgs)</text:p>
          </table:table-cell>
        </table:table-row>
        <table:table-row table:style-name="ro1">
          <table:table-cell table:number-columns-repeated="18"/>
          <table:table-cell office:value-type="string" calcext:value-type="string">
            <text:p>Subkultur (Adelige)</text:p>
          </table:table-cell>
        </table:table-row>
        <table:table-row table:style-name="ro1">
          <table:table-cell table:number-columns-repeated="18"/>
          <table:table-cell office:value-type="string" calcext:value-type="string">
            <text:p>Subkultur (Piloten)</text:p>
          </table:table-cell>
        </table:table-row>
        <table:table-row table:style-name="ro1">
          <table:table-cell table:number-columns-repeated="18"/>
          <table:table-cell office:value-type="string" calcext:value-type="string">
            <text:p>Subkultur (Marines)</text:p>
          </table:table-cell>
        </table:table-row>
        <table:table-row table:style-name="ro1">
          <table:table-cell table:number-columns-repeated="18"/>
          <table:table-cell office:value-type="string" calcext:value-type="string">
            <text:p>Subkultur (Sprungtruppen)</text:p>
          </table:table-cell>
        </table:table-row>
        <table:table-row table:style-name="ro1">
          <table:table-cell table:number-columns-repeated="18"/>
          <table:table-cell office:value-type="string" calcext:value-type="string">
            <text:p>Subkultur (Spezialeinheiten)</text:p>
          </table:table-cell>
        </table:table-row>
        <table:table-row table:style-name="ro1">
          <table:table-cell table:number-columns-repeated="18"/>
          <table:table-cell office:value-type="string" calcext:value-type="string">
            <text:p>Subkultur (Offiziere)</text:p>
          </table:table-cell>
        </table:table-row>
        <table:table-row table:style-name="ro1">
          <table:table-cell table:number-columns-repeated="18"/>
          <table:table-cell office:value-type="string" calcext:value-type="string">
            <text:p>Subkultur (Prepper)</text:p>
          </table:table-cell>
        </table:table-row>
        <table:table-row table:style-name="ro1">
          <table:table-cell table:number-columns-repeated="18"/>
          <table:table-cell office:value-type="string" calcext:value-type="string">
            <text:p>Subkultur (Gamer)</text:p>
          </table:table-cell>
        </table:table-row>
        <table:table-row table:style-name="ro1">
          <table:table-cell table:number-columns-repeated="18"/>
          <table:table-cell office:value-type="string" calcext:value-type="string">
            <text:p>Subkultur (Maker)</text:p>
          </table:table-cell>
        </table:table-row>
        <table:table-row table:style-name="ro1">
          <table:table-cell table:number-columns-repeated="18"/>
          <table:table-cell office:value-type="string" calcext:value-type="string">
            <text:p>Subkultur (Minimalisten)</text:p>
          </table:table-cell>
        </table:table-row>
        <table:table-row table:style-name="ro1">
          <table:table-cell table:number-columns-repeated="18"/>
          <table:table-cell office:value-type="string" calcext:value-type="string">
            <text:p>Subkultur (Cosmopoliten)</text:p>
          </table:table-cell>
        </table:table-row>
        <table:table-row table:style-name="ro1">
          <table:table-cell table:number-columns-repeated="18"/>
          <table:table-cell office:value-type="string" calcext:value-type="string">
            <text:p>Subkultur (Bodybuilder)</text:p>
          </table:table-cell>
        </table:table-row>
        <table:table-row table:style-name="ro1">
          <table:table-cell table:number-columns-repeated="18"/>
          <table:table-cell office:value-type="string" calcext:value-type="string">
            <text:p>Subkultur (Jäger)</text:p>
          </table:table-cell>
        </table:table-row>
      </table:table>
      <table:table table:name="Traits" table:style-name="ta1">
        <office:forms form:automatic-focus="false" form:apply-design-mode="false"/>
        <table:table-column table:style-name="co7" table:default-cell-style-name="ce1"/>
        <table:table-column table:style-name="co8" table:default-cell-style-name="ce1"/>
        <table:table-column table:style-name="co7" table:default-cell-style-name="ce1"/>
        <table:table-column table:style-name="co9" table:default-cell-style-name="ce2"/>
        <table:table-column table:style-name="co7" table:default-cell-style-name="ce1"/>
        <table:table-column table:style-name="co10" table:default-cell-style-name="ce1"/>
        <table:table-column table:style-name="co11" table:default-cell-style-name="ce1"/>
        <table:table-column table:style-name="co12" table:default-cell-style-name="ce1"/>
        <table:table-column table:style-name="co11" table:default-cell-style-name="ce1"/>
        <table:table-column table:style-name="co7" table:default-cell-style-name="ce1"/>
        <table:table-column table:style-name="co11" table:default-cell-style-name="ce1"/>
        <table:table-column table:style-name="co12" table:default-cell-style-name="ce1"/>
        <table:table-column table:style-name="co13" table:default-cell-style-name="ce1"/>
        <table:table-column table:style-name="co5" table:default-cell-style-name="ce4"/>
        <table:table-column table:style-name="co5" table:number-columns-repeated="16370"/>
        <table:table-row table:style-name="ro1">
          <table:table-cell table:style-name="Default"/>
          <table:table-cell table:style-name="Default" office:value-type="string" calcext:value-type="string">
            <text:p>Bezeichnung</text:p>
          </table:table-cell>
          <table:table-cell table:style-name="Default"/>
          <table:table-cell table:style-name="Default" office:value-type="string" calcext:value-type="string">
            <text:p>Beschreibung</text:p>
          </table:table-cell>
          <table:table-cell table:style-name="Default"/>
          <table:table-cell table:style-name="Default" office:value-type="string" calcext:value-type="string">
            <text:p>Type</text:p>
          </table:table-cell>
          <table:table-cell table:style-name="Default"/>
          <table:table-cell table:style-name="Default" office:value-type="string" calcext:value-type="string">
            <text:p>maxrank</text:p>
          </table:table-cell>
          <table:table-cell table:style-name="Default"/>
          <table:table-cell table:style-name="Default" office:value-type="string" calcext:value-type="string">
            <text:p>xpcost</text:p>
          </table:table-cell>
          <table:table-cell table:style-name="Default"/>
          <table:table-cell table:style-name="Default" office:value-type="string" calcext:value-type="string">
            <text:p>showrank</text:p>
          </table:table-cell>
          <table:table-cell table:style-name="Default" table:number-columns-repeated="16372"/>
        </table:table-row>
        <table:table-row table:style-name="ro2">
          <table:table-cell office:value-type="string" calcext:value-type="string">
            <text:p>('</text:p>
          </table:table-cell>
          <table:table-cell office:value-type="string" calcext:value-type="string">
            <text:p>Schwach</text:p>
          </table:table-cell>
          <table:table-cell office:value-type="string" calcext:value-type="string">
            <text:p>', '</text:p>
          </table:table-cell>
          <table:table-cell office:value-type="string" calcext:value-type="string">
            <text:p>Die Muskulatur des Charakters ist eher unterdurchschnittlich ausgeprägt, PHY-Proben, bei denen es um Stärke geht, werden um einen Punkt pro Rang in diesem Nachteil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2];[.B2];[.C2];[.D2];[.E2];[.F2];[.G2];[.H2];[.I2];[.J2];[.K2];[.L2];[.M2])" office:value-type="string" office:string-value="('Schwach', 'Die Muskulatur des Charakters ist eher unterdurchschnittlich ausgeprägt, PHY-Proben, bei denen es um Stärke geht, werden um einen Punkt pro Rang in diesem Nachteil erschwert.', 'PHY Attributsspezialisierung', 10, -6,1)," calcext:value-type="string">
            <text:p>('Schwach', 'Die Muskulatur des Charakters ist eher unterdurchschnittlich ausgeprägt, PHY-Proben, bei denen es um Stärke geht, werden um einen Punkt pro Rang in diesem Nachteil erschwert.', 'PHY Attributsspezialisierung', 10, -6,1),</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Kräftig</text:p>
          </table:table-cell>
          <table:table-cell office:value-type="string" calcext:value-type="string">
            <text:p>', '</text:p>
          </table:table-cell>
          <table:table-cell office:value-type="string" calcext:value-type="string">
            <text:p>Der Charakter ist stärker, als es man annehmen würde. PHY-Proben, bei denen es auf die Stärke ankommt, werden um einen Punkt pro Rang in diesem Vorteil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3];[.B3];[.C3];[.D3];[.E3];[.F3];[.G3];[.H3];[.I3];[.J3];[.K3];[.L3];[.M3])" office:value-type="string" office:string-value="('Kräftig', 'Der Charakter ist stärker, als es man annehmen würde. PHY-Proben, bei denen es auf die Stärke ankommt, werden um einen Punkt pro Rang in diesem Vorteil erleichtert. ', 'PHY Attributsspezialisierung', 10, 6,1)," calcext:value-type="string">
            <text:p>('Kräftig', 'Der Charakter ist stärker, als es man annehmen würde. PHY-Proben, bei denen es auf die Stärke ankommt, werden um einen Punkt pro Rang in diesem Vorteil erleichtert. ', 'PHY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Ungelenkig</text:p>
          </table:table-cell>
          <table:table-cell office:value-type="string" calcext:value-type="string">
            <text:p>', '</text:p>
          </table:table-cell>
          <table:table-cell office:value-type="string" calcext:value-type="string">
            <text:p>Der Charakter ist eher ungeschickt und neigt dazu, beim Tanzen über seine eigenen Füße zu stolpern. PHY-Proben, bei denen es um die Beweglichkeit geht, werden um einen Punkt pro Rang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B4];[.C4];[.D4];[.E4];[.F4];[.G4];[.H4];[.I4];[.J4];[.K4];[.L4];[.M4])" office:value-type="string" office:string-value="('Ungelenkig', 'Der Charakter ist eher ungeschickt und neigt dazu, beim Tanzen über seine eigenen Füße zu stolpern. PHY-Proben, bei denen es um die Beweglichkeit geht, werden um einen Punkt pro Rang erschwert.', 'PHY Attributsspezialisierung', 10, -6,1)," calcext:value-type="string">
            <text:p>('Ungelenkig', 'Der Charakter ist eher ungeschickt und neigt dazu, beim Tanzen über seine eigenen Füße zu stolpern. PHY-Proben, bei denen es um die Beweglichkeit geht, werden um einen Punkt pro Rang erschwert.', 'PHY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Gelenkig</text:p>
          </table:table-cell>
          <table:table-cell office:value-type="string" calcext:value-type="string">
            <text:p>', '</text:p>
          </table:table-cell>
          <table:table-cell office:value-type="string" calcext:value-type="string">
            <text:p>Der Charakter ist besonders beweglich und gelenkig. PHY-Proben, bei denen die Beweglichkeit im Mittelpunkt steht, werden um einen Punkt pro Rang in diesem Vorteil erleicht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5];[.B5];[.C5];[.D5];[.E5];[.F5];[.G5];[.H5];[.I5];[.J5];[.K5];[.L5];[.M5])" office:value-type="string" office:string-value="('Gelenkig', 'Der Charakter ist besonders beweglich und gelenkig. PHY-Proben, bei denen die Beweglichkeit im Mittelpunkt steht, werden um einen Punkt pro Rang in diesem Vorteil erleichtert.', 'PHY Attributsspezialisierung', 10, 6,1)," calcext:value-type="string">
            <text:p>('Gelenkig', 'Der Charakter ist besonders beweglich und gelenkig. PHY-Proben, bei denen die Beweglichkeit im Mittelpunkt steht, werden um einen Punkt pro Rang in diesem Vorteil erleichtert.', 'PHY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Grobmotoriker</text:p>
          </table:table-cell>
          <table:table-cell office:value-type="string" calcext:value-type="string">
            <text:p>', '</text:p>
          </table:table-cell>
          <table:table-cell office:value-type="string" calcext:value-type="string">
            <text:p>Manchmal wirkt es, als hätte der Charakter zwei linke Hände. Alle PHY-Proben, bei denen die Fingerfertigkeit eine zentrale Rolle spielt, werden durch diesen Nachteil um einen Punkt pro Rang erschw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6];[.B6];[.C6];[.D6];[.E6];[.F6];[.G6];[.H6];[.I6];[.J6];[.K6];[.L6];[.M6])" office:value-type="string" office:string-value="('Grobmotoriker', 'Manchmal wirkt es, als hätte der Charakter zwei linke Hände. Alle PHY-Proben, bei denen die Fingerfertigkeit eine zentrale Rolle spielt, werden durch diesen Nachteil um einen Punkt pro Rang erschwert. ', 'PHY Attributsspezialisierung', 10, -6,1)," calcext:value-type="string">
            <text:p>('Grobmotoriker', 'Manchmal wirkt es, als hätte der Charakter zwei linke Hände. Alle PHY-Proben, bei denen die Fingerfertigkeit eine zentrale Rolle spielt, werden durch diesen Nachteil um einen Punkt pro Rang erschwert. ', 'PHY Attributsspezialisierung', 10, -6,1),</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Fingerfertig</text:p>
          </table:table-cell>
          <table:table-cell office:value-type="string" calcext:value-type="string">
            <text:p>', '</text:p>
          </table:table-cell>
          <table:table-cell office:value-type="string" calcext:value-type="string">
            <text:p>Dieser Charakter hat seine Finger hervorragend unter Kontrolle. Alle PHY-Proben, bei denen es um Fingerfertigkeit geht, werden um einen Punkt pro Rang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7];[.B7];[.C7];[.D7];[.E7];[.F7];[.G7];[.H7];[.I7];[.J7];[.K7];[.L7];[.M7])" office:value-type="string" office:string-value="('Fingerfertig', 'Dieser Charakter hat seine Finger hervorragend unter Kontrolle. Alle PHY-Proben, bei denen es um Fingerfertigkeit geht, werden um einen Punkt pro Rang erleichtert. ', 'PHY Attributsspezialisierung', 10, 6,1)," calcext:value-type="string">
            <text:p>('Fingerfertig', 'Dieser Charakter hat seine Finger hervorragend unter Kontrolle. Alle PHY-Proben, bei denen es um Fingerfertigkeit geht, werden um einen Punkt pro Rang erleichtert. ', 'PHY Attributsspezialisierung', 10, 6,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Langsam</text:p>
          </table:table-cell>
          <table:table-cell office:value-type="string" calcext:value-type="string">
            <text:p>', '</text:p>
          </table:table-cell>
          <table:table-cell office:value-type="string" calcext:value-type="string">
            <text:p>Der Charakter bewegt sich eher behäbig. Seine effektive Bewegung ist um einen Punkt pro Rang in diesem Nachteil geringer. Dieser Nachteil kommt besonders dann zum Tragen, wenn ihr in eurer Spielrunde Minaturen und die erweiterten Bewegungsregeln verwende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B8];[.C8];[.D8];[.E8];[.F8];[.G8];[.H8];[.I8];[.J8];[.K8];[.L8];[.M8])" office:value-type="string" office:string-value="('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1)," calcext:value-type="string">
            <text:p>('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Schnell</text:p>
          </table:table-cell>
          <table:table-cell office:value-type="string" calcext:value-type="string">
            <text:p>', '</text:p>
          </table:table-cell>
          <table:table-cell office:value-type="string" calcext:value-type="string">
            <text:p>Der Charakter ist besonders flink, für jeden Punkt in diesem Vorteil steigt die effektive Bewegung um eins. Dieser Vorteil ist insbesondere dann interessant, wenn ihr in eurer Spielrunde mit Miniaturen und erweiterten Bewegungsregeln spiel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B9];[.C9];[.D9];[.E9];[.F9];[.G9];[.H9];[.I9];[.J9];[.K9];[.L9];[.M9])" office:value-type="string" office:string-value="('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1)," calcext:value-type="string">
            <text:p>('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Irrational</text:p>
          </table:table-cell>
          <table:table-cell office:value-type="string" calcext:value-type="string">
            <text:p>', '</text:p>
          </table:table-cell>
          <table:table-cell office:value-type="string" calcext:value-type="string">
            <text:p>Der Charakter tut sich schwer damit logische Zusammenhänge herzustellen oder zu verstehen. Für MEN-Proben, die sich auf Logik beziehen, wird die Probe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0];[.B10];[.C10];[.D10];[.E10];[.F10];[.G10];[.H10];[.I10];[.J10];[.K10];[.L10];[.M10])" office:value-type="string" office:string-value="('Irrational', 'Der Charakter tut sich schwer damit logische Zusammenhänge herzustellen oder zu verstehen. Für MEN-Proben, die sich auf Logik beziehen, wird die Probe um einen Punkt pro Rang in diesem Nachteil erschwert.', 'MEN Attributsspezialisierung', 10, -6,1)," calcext:value-type="string">
            <text:p>('Irrational', 'Der Charakter tut sich schwer damit logische Zusammenhänge herzustellen oder zu verstehen. Für MEN-Proben, die sich auf Logik beziehen, wird die Probe um einen Punkt pro Rang in diesem Nachteil erschwert.', 'MEN Attributsspezialisierung', 10, -6,1),</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Logiker</text:p>
          </table:table-cell>
          <table:table-cell office:value-type="string" calcext:value-type="string">
            <text:p>', '</text:p>
          </table:table-cell>
          <table:table-cell office:value-type="string" calcext:value-type="string">
            <text:p>Der Charakter hat ein natürliches Verständnis für Logik und Zusammenhänge. MEN-Proben, die sich auf Logik beziehen werden um einen Punkt pro Rang in diesem Vorteil erleicht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1];[.B11];[.C11];[.D11];[.E11];[.F11];[.G11];[.H11];[.I11];[.J11];[.K11];[.L11];[.M11])" office:value-type="string" office:string-value="('Logiker', 'Der Charakter hat ein natürliches Verständnis für Logik und Zusammenhänge. MEN-Proben, die sich auf Logik beziehen werden um einen Punkt pro Rang in diesem Vorteil erleichtert.', 'MEN Attributsspezialisierung', 10, 6,1)," calcext:value-type="string">
            <text:p>('Logiker', 'Der Charakter hat ein natürliches Verständnis für Logik und Zusammenhänge. MEN-Proben, die sich auf Logik beziehen werden um einen Punkt pro Rang in diesem Vorteil erleichtert.', 'MEN Attributsspezialisierung', 10, 6,1),</text:p>
          </table:table-cell>
          <table:table-cell table:style-name="ce1" table:number-columns-repeated="16370"/>
        </table:table-row>
        <table:table-row table:style-name="ro4">
          <table:table-cell office:value-type="string" calcext:value-type="string">
            <text:p>('</text:p>
          </table:table-cell>
          <table:table-cell table:style-name="Default" office:value-type="string" calcext:value-type="string">
            <text:p>Unsicher</text:p>
          </table:table-cell>
          <table:table-cell office:value-type="string" calcext:value-type="string">
            <text:p>', '</text:p>
          </table:table-cell>
          <table:table-cell table:style-name="ce3" office:value-type="string" calcext:value-type="string">
            <text:p>Einem Charakter mit diesem Nachteil fällt es schwer, sich auf sein Bauchgefühl zu verlassen und intuitiv auf neue Situationen zu reagieren. MEN-Proben, bei denen es um Inuition geht, werden um einen Punkt pro Rang in diesem Nachteil erschw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2];[.B12];[.C12];[.D12];[.E12];[.F12];[.G12];[.H12];[.I12];[.J12];[.K12];[.L12];[.M12])" office:value-type="string" office:string-value="('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1)," calcext:value-type="string">
            <text:p>('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1),</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Intuitiv</text:p>
          </table:table-cell>
          <table:table-cell office:value-type="string" calcext:value-type="string">
            <text:p>', '</text:p>
          </table:table-cell>
          <table:table-cell office:value-type="string" calcext:value-type="string">
            <text:p>Ein Charakter mit diesem Vorteil kann sich üblicherweise auf sein Bauchgefühl verlassen und diesem Vertrauen, wenn er mit unbekannten Situationen konfrontiert wird. MEN-Proben die sich auf Intuition beziehen, werden um einen Punkt pro Rang in diesem Vorteil erleicht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3];[.B13];[.C13];[.D13];[.E13];[.F13];[.G13];[.H13];[.I13];[.J13];[.K13];[.L13];[.M13])" office:value-type="string" office:string-value="('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1)," calcext:value-type="string">
            <text:p>('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1),</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Ungebildet</text:p>
          </table:table-cell>
          <table:table-cell office:value-type="string" calcext:value-type="string">
            <text:p>', '</text:p>
          </table:table-cell>
          <table:table-cell office:value-type="string" calcext:value-type="string">
            <text:p>Charaktere mit diesem Nachteil haben Schwierigkeiten damit Dinge zu lernen und sich an Erlerntes zu Erinnern. MEN-Proben, bei denen es darum geht, sich an eher obskure Informationen zu erinnern, werden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4];[.B14];[.C14];[.D14];[.E14];[.F14];[.G14];[.H14];[.I14];[.J14];[.K14];[.L14];[.M14])" office:value-type="string" office:string-value="('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1)," calcext:value-type="string">
            <text:p>('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Gebildet</text:p>
          </table:table-cell>
          <table:table-cell office:value-type="string" calcext:value-type="string">
            <text:p>', '</text:p>
          </table:table-cell>
          <table:table-cell office:value-type="string" calcext:value-type="string">
            <text:p>Dieser Charakter neigt dazu, Wissen geradezu aufzusaugen. Die MEN-Probe wird um einen Punkt pro Rang in diesem Vorteil erleichtert, wenn es darum geht, sich an bestimmte Dinge zu erinnern.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5];[.B15];[.C15];[.D15];[.E15];[.F15];[.G15];[.H15];[.I15];[.J15];[.K15];[.L15];[.M15])" office:value-type="string" office:string-value="('Gebildet', 'Dieser Charakter neigt dazu, Wissen geradezu aufzusaugen. Die MEN-Probe wird um einen Punkt pro Rang in diesem Vorteil erleichtert, wenn es darum geht, sich an bestimmte Dinge zu erinnern. ', 'MEN Attributsspezialisierung', 10, 6,1)," calcext:value-type="string">
            <text:p>('Gebildet', 'Dieser Charakter neigt dazu, Wissen geradezu aufzusaugen. Die MEN-Probe wird um einen Punkt pro Rang in diesem Vorteil erleichtert, wenn es darum geht, sich an bestimmte Dinge zu erinnern. ', 'MEN Attributsspezialisierung', 10, 6,1),</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Uncharismatisch</text:p>
          </table:table-cell>
          <table:table-cell office:value-type="string" calcext:value-type="string">
            <text:p>', '</text:p>
          </table:table-cell>
          <table:table-cell office:value-type="string" calcext:value-type="string">
            <text:p>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6];[.B16];[.C16];[.D16];[.E16];[.F16];[.G16];[.H16];[.I16];[.J16];[.K16];[.L16];[.M16])" office:value-type="string" office:string-value="('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1)," calcext:value-type="string">
            <text:p>('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Charismatisch</text:p>
          </table:table-cell>
          <table:table-cell office:value-type="string" calcext:value-type="string">
            <text:p>', '</text:p>
          </table:table-cell>
          <table:table-cell office:value-type="string" calcext:value-type="string">
            <text:p>Der Charakter hat ein Auftreten, das dazu geeignet ist, andere in seinen Bann zu ziehen. SOZ-Proben, die darauf abzielen andere zu überzeugen, werden um einen Punkt pro Rang des Vorteils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7];[.B17];[.C17];[.D17];[.E17];[.F17];[.G17];[.H17];[.I17];[.J17];[.K17];[.L17];[.M17])" office:value-type="string" office:string-value="('Charismatisch', 'Der Charakter hat ein Auftreten, das dazu geeignet ist, andere in seinen Bann zu ziehen. SOZ-Proben, die darauf abzielen andere zu überzeugen, werden um einen Punkt pro Rang des Vorteils erleichtert. ', 'SOZ Attributsspezialisierung', 10, 6,1)," calcext:value-type="string">
            <text:p>('Charismatisch', 'Der Charakter hat ein Auftreten, das dazu geeignet ist, andere in seinen Bann zu ziehen. SOZ-Proben, die darauf abzielen andere zu überzeugen, werden um einen Punkt pro Rang des Vorteils erleichtert. ', 'SOZ Attributsspezialisierung', 10, 6,1),</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Unempatisch</text:p>
          </table:table-cell>
          <table:table-cell office:value-type="string" calcext:value-type="string">
            <text:p>', '</text:p>
          </table:table-cell>
          <table:table-cell office:value-type="string" calcext:value-type="string">
            <text:p>Dem Charakter fällt es eher schwer den emotionalen Zustand anderen Wesen zu erfassen und er ist auch selbst eher unemotional. SOZ-Proben, bei denen die Emotion im Mittelpunkt steht, werden für diesen Charakter um einen Punkt pro Rang in diesem Nachteil erschw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8];[.B18];[.C18];[.D18];[.E18];[.F18];[.G18];[.H18];[.I18];[.J18];[.K18];[.L18];[.M18])" office:value-type="string" office:string-value="('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1)," calcext:value-type="string">
            <text:p>('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Emphatisch</text:p>
          </table:table-cell>
          <table:table-cell office:value-type="string" calcext:value-type="string">
            <text:p>', '</text:p>
          </table:table-cell>
          <table:table-cell office:value-type="string" calcext:value-type="string">
            <text:p>Der Charakter hat ein gutes Gefühl für Emotionen und die Stimmungen anderer und kann selbst auch leicht Emotionen zeigen und vermitteln. SOZ-Proben, bei denen Emotionen eine zentrale Rolle spielen, werden um einen Punkt pro Rang in diesem Vorteil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9];[.B19];[.C19];[.D19];[.E19];[.F19];[.G19];[.H19];[.I19];[.J19];[.K19];[.L19];[.M19])" office:value-type="string" office:string-value="('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1)," calcext:value-type="string">
            <text:p>('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Unsicher</text:p>
          </table:table-cell>
          <table:table-cell office:value-type="string" calcext:value-type="string">
            <text:p>', '</text:p>
          </table:table-cell>
          <table:table-cell office:value-type="string" calcext:value-type="string">
            <text:p>Der Charakter lässt sich in sozialen Situationen besonders leicht verunsichern und von seinen Standpunkten abbringen. SOZ-Proben, bei denen es um die Standhaftigkeit des Charakters geht, werden um einen Punkt pro Rang in diesem Nachteil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20];[.B20];[.C20];[.D20];[.E20];[.F20];[.G20];[.H20];[.I20];[.J20];[.K20];[.L20];[.M20])" office:value-type="string" office:string-value="('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1)," calcext:value-type="string">
            <text:p>('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1),</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Resolut</text:p>
          </table:table-cell>
          <table:table-cell office:value-type="string" calcext:value-type="string">
            <text:p>', '</text:p>
          </table:table-cell>
          <table:table-cell office:value-type="string" calcext:value-type="string">
            <text:p>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21];[.B21];[.C21];[.D21];[.E21];[.F21];[.G21];[.H21];[.I21];[.J21];[.K21];[.L21];[.M21])" office:value-type="string" office:string-value="('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1)," calcext:value-type="string">
            <text:p>('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Blind</text:p>
          </table:table-cell>
          <table:table-cell office:value-type="string" calcext:value-type="string">
            <text:p>', '</text:p>
          </table:table-cell>
          <table:table-cell office:value-type="string" calcext:value-type="string">
            <text:p>Licht im für Menschen üblichen Spektrum, kann der Charakter nicht wahrnehmen. Dieser Nachteil schließt nicht aus, dass der Charakter möglicherweise durch die Vorteile Infrarotsicht oder UV-Sicht sehen kann. </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2];[.B22];[.C22];[.D22];[.E22];[.F22];[.G22];[.H22];[.I22];[.J22];[.K22];[.L22];[.M22])" office:value-type="string" office:string-value="('Blind', 'Licht im für Menschen üblichen Spektrum, kann der Charakter nicht wahrnehmen. Dieser Nachteil schließt nicht aus, dass der Charakter möglicherweise durch die Vorteile Infrarotsicht oder UV-Sicht sehen kann. ', 'PHY Wahrnehmung', 1, 18,0)," calcext:value-type="string">
            <text:p>('Blind', 'Licht im für Menschen üblichen Spektrum, kann der Charakter nicht wahrnehmen. Dieser Nachteil schließt nicht aus, dass der Charakter möglicherweise durch die Vorteile Infrarotsicht oder UV-Sicht sehen kann. ', 'PHY Wahrnehmung', 1, 18,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Dämmerungssicht</text:p>
          </table:table-cell>
          <table:table-cell office:value-type="string" calcext:value-type="string">
            <text:p>', '</text:p>
          </table:table-cell>
          <table:table-cell office:value-type="string" calcext:value-type="string">
            <text:p>Die Augen des Charakters kommen mit wenig Licht aus, selbst im Mondlicht sieht er, als wäre es Taghell</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3];[.B23];[.C23];[.D23];[.E23];[.F23];[.G23];[.H23];[.I23];[.J23];[.K23];[.L23];[.M23])" office:value-type="string" office:string-value="('Dämmerungssicht', 'Die Augen des Charakters kommen mit wenig Licht aus, selbst im Mondlicht sieht er, als wäre es Taghell', 'PHY Wahrnehmung', 1, 3,0)," calcext:value-type="string">
            <text:p>('Dämmerungssicht', 'Die Augen des Charakters kommen mit wenig Licht aus, selbst im Mondlicht sieht er, als wäre es Taghell', 'PHY Wahrnehmung', 1, 3,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Dunkelsicht</text:p>
          </table:table-cell>
          <table:table-cell office:value-type="string" calcext:value-type="string">
            <text:p>', '</text:p>
          </table:table-cell>
          <table:table-cell office:value-type="string" calcext:value-type="string">
            <text:p>Die Augen des Charakters kommen mit extrem wenig Licht aus, selbst Sternenlicht ist ausreichend um zu sehen wie am Tag. In einem geschlossenen Raum reicht das Licht einer einzelnen LED. </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4];[.B24];[.C24];[.D24];[.E24];[.F24];[.G24];[.H24];[.I24];[.J24];[.K24];[.L24];[.M24])" office:value-type="string" office:string-value="('Dunkelsicht', 'Die Augen des Charakters kommen mit extrem wenig Licht aus, selbst Sternenlicht ist ausreichend um zu sehen wie am Tag. In einem geschlossenen Raum reicht das Licht einer einzelnen LED. ', 'PHY Wahrnehmung', 1, 6,0)," calcext:value-type="string">
            <text:p>('Dunkelsicht', 'Die Augen des Charakters kommen mit extrem wenig Licht aus, selbst Sternenlicht ist ausreichend um zu sehen wie am Tag. In einem geschlossenen Raum reicht das Licht einer einzelnen LED. ', 'PHY Wahrnehmung', 1, 6,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Erweitertes Sichtfeld</text:p>
          </table:table-cell>
          <table:table-cell office:value-type="string" calcext:value-type="string">
            <text:p>', '</text:p>
          </table:table-cell>
          <table:table-cell office:value-type="string" calcext:value-type="string">
            <text:p>Der Charakter hat gegenüber den meisten Spezies ein deutlich erweitertes Sichtfeld von etwa 270“</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5];[.B25];[.C25];[.D25];[.E25];[.F25];[.G25];[.H25];[.I25];[.J25];[.K25];[.L25];[.M25])" office:value-type="string" office:string-value="('Erweitertes Sichtfeld', 'Der Charakter hat gegenüber den meisten Spezies ein deutlich erweitertes Sichtfeld von etwa 270“', 'PHY Wahrnehmung', 1, 6,0)," calcext:value-type="string">
            <text:p>('Erweitertes Sichtfeld', 'Der Charakter hat gegenüber den meisten Spezies ein deutlich erweitertes Sichtfeld von etwa 270“', 'PHY Wahrnehmung', 1, 6,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Rundumsicht</text:p>
          </table:table-cell>
          <table:table-cell office:value-type="string" calcext:value-type="string">
            <text:p>', '</text:p>
          </table:table-cell>
          <table:table-cell office:value-type="string" calcext:value-type="string">
            <text:p>Der Charakter hat ein Sichtfeld von (fast) 360° und kann nicht nur sehen, was vor oder neben, sondern auch hinter ihm passier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2" calcext:value-type="float">
            <text:p>1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6];[.B26];[.C26];[.D26];[.E26];[.F26];[.G26];[.H26];[.I26];[.J26];[.K26];[.L26];[.M26])" office:value-type="string" office:string-value="('Rundumsicht', 'Der Charakter hat ein Sichtfeld von (fast) 360° und kann nicht nur sehen, was vor oder neben, sondern auch hinter ihm passiert', 'PHY Wahrnehmung', 1, 12,0)," calcext:value-type="string">
            <text:p>('Rundumsicht', 'Der Charakter hat ein Sichtfeld von (fast) 360° und kann nicht nur sehen, was vor oder neben, sondern auch hinter ihm passiert', 'PHY Wahrnehmung', 1, 12,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Vermindertes Sichtfeld</text:p>
          </table:table-cell>
          <table:table-cell office:value-type="string" calcext:value-type="string">
            <text:p>', '</text:p>
          </table:table-cell>
          <table:table-cell office:value-type="string" calcext:value-type="string">
            <text:p>Der Charakter sieht nur, was sich vor ihm abspielt und hat ein sehr eingeschränktes peripheres Blickfeld</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7];[.B27];[.C27];[.D27];[.E27];[.F27];[.G27];[.H27];[.I27];[.J27];[.K27];[.L27];[.M27])" office:value-type="string" office:string-value="('Vermindertes Sichtfeld', 'Der Charakter sieht nur, was sich vor ihm abspielt und hat ein sehr eingeschränktes peripheres Blickfeld', 'PHY Wahrnehmung', 1, -3,0)," calcext:value-type="string">
            <text:p>('Vermindertes Sichtfeld', 'Der Charakter sieht nur, was sich vor ihm abspielt und hat ein sehr eingeschränktes peripheres Blickfeld', 'PHY Wahrnehmung', 1, -3,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Einäugig</text:p>
          </table:table-cell>
          <table:table-cell office:value-type="string" calcext:value-type="string">
            <text:p>', '</text:p>
          </table:table-cell>
          <table:table-cell office:value-type="string" calcext:value-type="string">
            <text:p>Der Charakter hat eine eingeschränkte räumliche Wahrnehmung und ein reduziertes Sichtfeld. Wenn die Spezies üblicherweise zwei Augen hat, solltest du vermerken, auf welcher Seite er noch sieh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8];[.B28];[.C28];[.D28];[.E28];[.F28];[.G28];[.H28];[.I28];[.J28];[.K28];[.L28];[.M28])" office:value-type="string" office:string-value="('Einäugig', 'Der Charakter hat eine eingeschränkte räumliche Wahrnehmung und ein reduziertes Sichtfeld. Wenn die Spezies üblicherweise zwei Augen hat, solltest du vermerken, auf welcher Seite er noch sieht.', 'PHY Wahrnehmung', 1, -6,0)," calcext:value-type="string">
            <text:p>('Einäugig', 'Der Charakter hat eine eingeschränkte räumliche Wahrnehmung und ein reduziertes Sichtfeld. Wenn die Spezies üblicherweise zwei Augen hat, solltest du vermerken, auf welcher Seite er noch sieht.', 'PHY Wahrnehmung', 1, -6,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Farbenblind (rot-grün)</text:p>
          </table:table-cell>
          <table:table-cell office:value-type="string" calcext:value-type="string">
            <text:p>', '</text:p>
          </table:table-cell>
          <table:table-cell office:value-type="string" calcext:value-type="string">
            <text:p>Der Charakter kann im Spektralbereich zwischen rot und grün nur Helligkeiten, aber nicht die Farben unterscheid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29];[.B29];[.C29];[.D29];[.E29];[.F29];[.G29];[.H29];[.I29];[.J29];[.K29];[.L29];[.M29])" office:value-type="string" office:string-value="('Farbenblind (rot-grün)', 'Der Charakter kann im Spektralbereich zwischen rot und grün nur Helligkeiten, aber nicht die Farben unterscheiden.', 'PHY Wahrnehmung', 1, -3,0)," calcext:value-type="string">
            <text:p>('Farbenblind (rot-grün)', 'Der Charakter kann im Spektralbereich zwischen rot und grün nur Helligkeiten, aber nicht die Farben unterscheiden.', 'PHY Wahrnehmung', 1, -3,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Farbenblind (gelb-blau)</text:p>
          </table:table-cell>
          <table:table-cell office:value-type="string" calcext:value-type="string">
            <text:p>', '</text:p>
          </table:table-cell>
          <table:table-cell office:value-type="string" calcext:value-type="string">
            <text:p>Der Charakter kann im Spektralbereich zwischen gelb und blau nur Helligkeiten unterscheiden, aber nicht die Farb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0];[.B30];[.C30];[.D30];[.E30];[.F30];[.G30];[.H30];[.I30];[.J30];[.K30];[.L30];[.M30])" office:value-type="string" office:string-value="('Farbenblind (gelb-blau)', 'Der Charakter kann im Spektralbereich zwischen gelb und blau nur Helligkeiten unterscheiden, aber nicht die Farben.', 'PHY Wahrnehmung', 1, -3,0)," calcext:value-type="string">
            <text:p>('Farbenblind (gelb-blau)', 'Der Charakter kann im Spektralbereich zwischen gelb und blau nur Helligkeiten unterscheiden, aber nicht die Farben.', 'PHY Wahrnehmung', 1, -3,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Farbenblind (vollständig)</text:p>
          </table:table-cell>
          <table:table-cell office:value-type="string" calcext:value-type="string">
            <text:p>', '</text:p>
          </table:table-cell>
          <table:table-cell office:value-type="string" calcext:value-type="string">
            <text:p>Der Charakter kann nur Helligkeiten, nicht jedoch Farben unterscheid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1];[.B31];[.C31];[.D31];[.E31];[.F31];[.G31];[.H31];[.I31];[.J31];[.K31];[.L31];[.M31])" office:value-type="string" office:string-value="('Farbenblind (vollständig)', 'Der Charakter kann nur Helligkeiten, nicht jedoch Farben unterscheiden.', 'PHY Wahrnehmung', 1, -6,0)," calcext:value-type="string">
            <text:p>('Farbenblind (vollständig)', 'Der Charakter kann nur Helligkeiten, nicht jedoch Farben unterscheiden.', 'PHY Wahrnehmung', 1, -6,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Blaublind</text:p>
          </table:table-cell>
          <table:table-cell office:value-type="string" calcext:value-type="string">
            <text:p>', '</text:p>
          </table:table-cell>
          <table:table-cell office:value-type="string" calcext:value-type="string">
            <text:p>Der Charakter kann Farben in blau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2];[.B32];[.C32];[.D32];[.E32];[.F32];[.G32];[.H32];[.I32];[.J32];[.K32];[.L32];[.M32])" office:value-type="string" office:string-value="('Blaublind', 'Der Charakter kann Farben in blauen Bereich des Spektralbands nicht wahrnehmen.', 'PHY Wahrnehmung', 1, -6,0)," calcext:value-type="string">
            <text:p>('Blaublind', 'Der Charakter kann Farben in blauen Bereich des Spektralbands nicht wahrnehmen.', 'PHY Wahrnehmung', 1, -6,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Rotblind</text:p>
          </table:table-cell>
          <table:table-cell office:value-type="string" calcext:value-type="string">
            <text:p>', '</text:p>
          </table:table-cell>
          <table:table-cell office:value-type="string" calcext:value-type="string">
            <text:p>Der Charakter kann Farben im rot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3];[.B33];[.C33];[.D33];[.E33];[.F33];[.G33];[.H33];[.I33];[.J33];[.K33];[.L33];[.M33])" office:value-type="string" office:string-value="('Rotblind', 'Der Charakter kann Farben im roten Bereich des Spektralbands nicht wahrnehmen.', 'PHY Wahrnehmung', 1, -6,0)," calcext:value-type="string">
            <text:p>('Rotblind', 'Der Charakter kann Farben im roten Bereich des Spektralbands nicht wahrnehmen.', 'PHY Wahrnehmung', 1, -6,0),</text:p>
          </table:table-cell>
          <table:table-cell table:style-name="ce1" table:number-columns-repeated="16370"/>
        </table:table-row>
        <table:table-row table:style-name="ro8">
          <table:table-cell office:value-type="string" calcext:value-type="string">
            <text:p>('</text:p>
          </table:table-cell>
          <table:table-cell table:style-name="Default" office:value-type="string" calcext:value-type="string">
            <text:p>Grünblind</text:p>
          </table:table-cell>
          <table:table-cell office:value-type="string" calcext:value-type="string">
            <text:p>', '</text:p>
          </table:table-cell>
          <table:table-cell table:style-name="ce3" office:value-type="string" calcext:value-type="string">
            <text:p>Der Charakter kann Farben im grünen Bereich des Spektralbands nicht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4];[.B34];[.C34];[.D34];[.E34];[.F34];[.G34];[.H34];[.I34];[.J34];[.K34];[.L34];[.M34])" office:value-type="string" office:string-value="('Grünblind', 'Der Charakter kann Farben im grünen Bereich des Spektralbands nicht wahrnehmen.', 'PHY Wahrnehmung', 1, -6,0)," calcext:value-type="string">
            <text:p>('Grünblind', 'Der Charakter kann Farben im grünen Bereich des Spektralbands nicht wahrnehmen.', 'PHY Wahrnehmung', 1, -6,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Infrarotsicht</text:p>
          </table:table-cell>
          <table:table-cell office:value-type="string" calcext:value-type="string">
            <text:p>', '</text:p>
          </table:table-cell>
          <table:table-cell office:value-type="string" calcext:value-type="string">
            <text:p>Der Charakter kann Farben im infraroten Bereich des Lichtspektrums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5];[.B35];[.C35];[.D35];[.E35];[.F35];[.G35];[.H35];[.I35];[.J35];[.K35];[.L35];[.M35])" office:value-type="string" office:string-value="('Infrarotsicht', 'Der Charakter kann Farben im infraroten Bereich des Lichtspektrums wahrnehmen.', 'PHY Wahrnehmung', 1, 6,0)," calcext:value-type="string">
            <text:p>('Infrarotsicht', 'Der Charakter kann Farben im infraroten Bereich des Lichtspektrums wahrnehmen.', 'PHY Wahrnehmung', 1, 6,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UV-Sicht</text:p>
          </table:table-cell>
          <table:table-cell office:value-type="string" calcext:value-type="string">
            <text:p>', '</text:p>
          </table:table-cell>
          <table:table-cell office:value-type="string" calcext:value-type="string">
            <text:p>Der Charakter kann Farben im ultravioletten Bereich des Lichtspektrums wahrnehm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6];[.B36];[.C36];[.D36];[.E36];[.F36];[.G36];[.H36];[.I36];[.J36];[.K36];[.L36];[.M36])" office:value-type="string" office:string-value="('UV-Sicht', 'Der Charakter kann Farben im ultravioletten Bereich des Lichtspektrums wahrnehmen.', 'PHY Wahrnehmung', 1, 6,0)," calcext:value-type="string">
            <text:p>('UV-Sicht', 'Der Charakter kann Farben im ultravioletten Bereich des Lichtspektrums wahrnehmen.', 'PHY Wahrnehmung', 1, 6,0),</text:p>
          </table:table-cell>
          <table:table-cell table:style-name="ce1" table:number-columns-repeated="16370"/>
        </table:table-row>
        <table:table-row table:style-name="ro9">
          <table:table-cell office:value-type="string" calcext:value-type="string">
            <text:p>('</text:p>
          </table:table-cell>
          <table:table-cell office:value-type="string" calcext:value-type="string">
            <text:p>Kurzsichtig</text:p>
          </table:table-cell>
          <table:table-cell office:value-type="string" calcext:value-type="string">
            <text:p>', '</text:p>
          </table:table-cell>
          <table:table-cell office:value-type="string" calcext:value-type="string">
            <text:p>Die Augen des Charakters sind nicht in der Lage auf größere Entfernungen zu fokussieren. Ohne Brille oder Kontaktlinsen kann der Charakter weiter entfernte Objekte nur schwer oder gar nicht erkennen.</text:p>
            <text:p>Rang I: Geringe Beeinträchtigung, Modifikator +1 für Wahrnehmungsproben auf Sicht bei einer Distanz von mehr als 4,5m.</text:p>
            <text:p>Rang II: Deutliche Sehschwäche, der Modifikator steigt +1 alle 1,5m.</text:p>
            <text:p>Rang III: Extrem kurzsichtig, Modifikator +2 pro 1,5 Meter Entfernung.</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37];[.B37];[.C37];[.D37];[.E37];[.F37];[.G37];[.H37];[.I37];[.J37];[.K37];[.L37];[.M37])" office:value-type="string" office:string-value="('Kurzsichtig', 'Die Augen des Charakters sind nicht in der Lage auf größere Entfernungen zu fokussieren. Ohne Brille oder Kontaktlinsen kann der Charakter weiter entfernte Objekte nur schwer oder gar nicht erkennen.&#10;Rang I: Geringe Beeinträchtigung, Modifikator +1 für Wahrnehmungsproben auf Sicht bei einer Distanz von mehr als 4,5m.&#10;Rang II: Deutliche Sehschwäche, der Modifikator steigt +1 alle 1,5m.&#10;Rang III: Extrem kurzsichtig, Modifikator +2 pro 1,5 Meter Entfernung.', 'PHY Wahrnehmung', 3, 3,1)," calcext:value-type="string">
            <text:p>('Kurzsichtig', 'Die Augen des Charakters sind nicht in der Lage auf größere Entfernungen zu fokussieren. Ohne Brille oder Kontaktlinsen kann der Charakter weiter entfernte Objekte nur schwer oder gar nicht erkennen.</text:p>
            <text:p>Rang I: Geringe Beeinträchtigung, Modifikator +1 für Wahrnehmungsproben auf Sicht bei einer Distanz von mehr als 4,5m.</text:p>
            <text:p>Rang II: Deutliche Sehschwäche, der Modifikator steigt +1 alle 1,5m.</text:p>
            <text:p>Rang III: Extrem kurzsichtig, Modifikator +2 pro 1,5 Meter Entfernung.', 'PHY Wahrnehmung', 3, 3,1),</text:p>
          </table:table-cell>
          <table:table-cell table:style-name="ce1" table:number-columns-repeated="16370"/>
        </table:table-row>
        <table:table-row table:style-name="ro10">
          <table:table-cell office:value-type="string" calcext:value-type="string">
            <text:p>('</text:p>
          </table:table-cell>
          <table:table-cell office:value-type="string" calcext:value-type="string">
            <text:p>Weitsichtig</text:p>
          </table:table-cell>
          <table:table-cell office:value-type="string" calcext:value-type="string">
            <text:p>', '</text:p>
          </table:table-cell>
          <table:table-cell office:value-type="string" calcext:value-type="string">
            <text:p>Die Augen des Charakters können auf Nahe Objekte nicht korrekt fokussieren.</text:p>
            <text:p>Rang I: Geringe Beeinträchtigung, Modifikator +1 für Wahrnehmungsproben auf Sicht bei einer Distanz von weniger als 4,5m.</text:p>
            <text:p>Rang II: Deutliche Sehschwäche, der Modifikator beträgt +3 für Objekte, die weniger als 1,5 m entfernt sind. Alle 3m reduziert sich der Modifikator um 1.</text:p>
            <text:p>Rang III: Extrem weitsichtig, der Modifikator liegt bei +6 für Objekte, die weniger als 1,5 m entfernt sind. Alle 3m reduziert sich der Modifikator um 1.</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38];[.B38];[.C38];[.D38];[.E38];[.F38];[.G38];[.H38];[.I38];[.J38];[.K38];[.L38];[.M38])" office:value-type="string" office:string-value="('Weitsichtig', 'Die Augen des Charakters können auf Nahe Objekte nicht korrekt fokussieren.&#10;Rang I: Geringe Beeinträchtigung, Modifikator +1 für Wahrnehmungsproben auf Sicht bei einer Distanz von weniger als 4,5m.&#10;Rang II: Deutliche Sehschwäche, der Modifikator beträgt +3 für Objekte, die weniger als 1,5 m entfernt sind. Alle 3m reduziert sich der Modifikator um 1.&#10;Rang III: Extrem weitsichtig, der Modifikator liegt bei +6 für Objekte, die weniger als 1,5 m entfernt sind. Alle 3m reduziert sich der Modifikator um 1.', 'PHY Wahrnehmung', 3, 3,1)," calcext:value-type="string">
            <text:p>('Weitsichtig', 'Die Augen des Charakters können auf Nahe Objekte nicht korrekt fokussieren.</text:p>
            <text:p>Rang I: Geringe Beeinträchtigung, Modifikator +1 für Wahrnehmungsproben auf Sicht bei einer Distanz von weniger als 4,5m.</text:p>
            <text:p>Rang II: Deutliche Sehschwäche, der Modifikator beträgt +3 für Objekte, die weniger als 1,5 m entfernt sind. Alle 3m reduziert sich der Modifikator um 1.</text:p>
            <text:p>Rang III: Extrem weitsichtig, der Modifikator liegt bei +6 für Objekte, die weniger als 1,5 m entfernt sind. Alle 3m reduziert sich der Modifikator um 1.', 'PHY Wahrnehmung', 3, 3,1),</text:p>
          </table:table-cell>
          <table:table-cell table:style-name="ce1" table:number-columns-repeated="16370"/>
        </table:table-row>
        <table:table-row table:style-name="ro11">
          <table:table-cell office:value-type="string" calcext:value-type="string">
            <text:p>('</text:p>
          </table:table-cell>
          <table:table-cell office:value-type="string" calcext:value-type="string">
            <text:p>Lichtempfindlich</text:p>
          </table:table-cell>
          <table:table-cell office:value-type="string" calcext:value-type="string">
            <text:p>', '</text:p>
          </table:table-cell>
          <table:table-cell office:value-type="string" calcext:value-type="string">
            <text:p>Die Augen des Charakters sind helles Licht nicht gewöhnt. In sehr hellen Umgebungen fühlt sich der Charakter unwohl und erleidet einen +1 Modifikator auf alle Prob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39];[.B39];[.C39];[.D39];[.E39];[.F39];[.G39];[.H39];[.I39];[.J39];[.K39];[.L39];[.M39])" office:value-type="string" office:string-value="('Lichtempfindlich', 'Die Augen des Charakters sind helles Licht nicht gewöhnt. In sehr hellen Umgebungen fühlt sich der Charakter unwohl und erleidet einen +1 Modifikator auf alle Proben.', 'PHY Wahrnehmung', 1, -6,0)," calcext:value-type="string">
            <text:p>('Lichtempfindlich', 'Die Augen des Charakters sind helles Licht nicht gewöhnt. In sehr hellen Umgebungen fühlt sich der Charakter unwohl und erleidet einen +1 Modifikator auf alle Proben.', 'PHY Wahrnehmung', 1, -6,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Infraschallgehör</text:p>
          </table:table-cell>
          <table:table-cell office:value-type="string" calcext:value-type="string">
            <text:p>', '</text:p>
          </table:table-cell>
          <table:table-cell office:value-type="string" calcext:value-type="string">
            <text:p>Der Charakter ist in der Lage Geräusche mit Frequenzen unter 20Hz zu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40];[.B40];[.C40];[.D40];[.E40];[.F40];[.G40];[.H40];[.I40];[.J40];[.K40];[.L40];[.M40])" office:value-type="string" office:string-value="('Infraschallgehör', 'Der Charakter ist in der Lage Geräusche mit Frequenzen unter 20Hz zu hören.', 'PHY Wahrnehmung', 1, 3,0)," calcext:value-type="string">
            <text:p>('Infraschallgehör', 'Der Charakter ist in der Lage Geräusche mit Frequenzen unter 20Hz zu hören.', 'PHY Wahrnehmung', 1, 3,0),</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Ultraschallgehör</text:p>
          </table:table-cell>
          <table:table-cell office:value-type="string" calcext:value-type="string">
            <text:p>', '</text:p>
          </table:table-cell>
          <table:table-cell office:value-type="string" calcext:value-type="string">
            <text:p>Der Charakter ist in der Lage Geräusche mit Frequenzen über 30kHz zu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41];[.B41];[.C41];[.D41];[.E41];[.F41];[.G41];[.H41];[.I41];[.J41];[.K41];[.L41];[.M41])" office:value-type="string" office:string-value="('Ultraschallgehör', 'Der Charakter ist in der Lage Geräusche mit Frequenzen über 30kHz zu hören.', 'PHY Wahrnehmung', 1, 3,0)," calcext:value-type="string">
            <text:p>('Ultraschallgehör', 'Der Charakter ist in der Lage Geräusche mit Frequenzen über 30kHz zu hören.', 'PHY Wahrnehmung', 1, 3,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Sensibles Gehör</text:p>
          </table:table-cell>
          <table:table-cell office:value-type="string" calcext:value-type="string">
            <text:p>', '</text:p>
          </table:table-cell>
          <table:table-cell office:value-type="string" calcext:value-type="string">
            <text:p>Die Hörschwelle des Charakters liegt deutlich niedriger, als bei einem normalen Menschen. Pro Rang in diesem Vorteil werden Proben, bei denen es aufs Hören ankommt um einen Punkt erleichter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2];[.B42];[.C42];[.D42];[.E42];[.F42];[.G42];[.H42];[.I42];[.J42];[.K42];[.L42];[.M42])" office:value-type="string" office:string-value="('Sensibles Gehör', 'Die Hörschwelle des Charakters liegt deutlich niedriger, als bei einem normalen Menschen. Pro Rang in diesem Vorteil werden Proben, bei denen es aufs Hören ankommt um einen Punkt erleichtert', 'PHY Wahrnehmung', 3, 3,1)," calcext:value-type="string">
            <text:p>('Sensibles Gehör', 'Die Hörschwelle des Charakters liegt deutlich niedriger, als bei einem normalen Menschen. Pro Rang in diesem Vorteil werden Proben, bei denen es aufs Hören ankommt um einen Punkt erleichtert', 'PHY Wahrnehmung', 3, 3,1),</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Schwerhörig</text:p>
          </table:table-cell>
          <table:table-cell office:value-type="string" calcext:value-type="string">
            <text:p>', '</text:p>
          </table:table-cell>
          <table:table-cell table:style-name="ce3" office:value-type="string" calcext:value-type="string">
            <text:p>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3];[.B43];[.C43];[.D43];[.E43];[.F43];[.G43];[.H43];[.I43];[.J43];[.K43];[.L43];[.M43])" office:value-type="string" office:string-value="('Schwerhörig', '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 'PHY Wahrnehmung', 3, -3,1)," calcext:value-type="string">
            <text:p>('Schwerhörig', 'Mit diesem Nachteil liegt die Hörschwelle des Charakters deutlich höher, als bei einem normalen Menschen. Eine schwerhörige Person kann leise Geräusche nicht wahrnehmen und hat ernsthafte Schwierigkeiten einem geflüsterten Gespräch zu folgen. Der entsprechende Probenmodifikator beträgt +1 pro Rang.', 'PHY Wahrnehmung', 3, -3,1),</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Empfindliches Gehör</text:p>
          </table:table-cell>
          <table:table-cell office:value-type="string" calcext:value-type="string">
            <text:p>', '</text:p>
          </table:table-cell>
          <table:table-cell office:value-type="string" calcext:value-type="string">
            <text:p>Das Hörorgan des Charakters verträgt laute Geräusche nicht so gut, die Schmerzschwelle liegt niedriger als bei den meisten Menschen. Bereits ab 100dB empfindet der Charakter Schmerzen und Unwohlsei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44];[.B44];[.C44];[.D44];[.E44];[.F44];[.G44];[.H44];[.I44];[.J44];[.K44];[.L44];[.M44])" office:value-type="string" office:string-value="('Empfindliches Gehör', 'Das Hörorgan des Charakters verträgt laute Geräusche nicht so gut, die Schmerzschwelle liegt niedriger als bei den meisten Menschen. Bereits ab 100dB empfindet der Charakter Schmerzen und Unwohlsein.', 'PHY Wahrnehmung', 1, -3,0)," calcext:value-type="string">
            <text:p>('Empfindliches Gehör', 'Das Hörorgan des Charakters verträgt laute Geräusche nicht so gut, die Schmerzschwelle liegt niedriger als bei den meisten Menschen. Bereits ab 100dB empfindet der Charakter Schmerzen und Unwohlsein.', 'PHY Wahrnehmung', 1, -3,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Robustes Gehör</text:p>
          </table:table-cell>
          <table:table-cell office:value-type="string" calcext:value-type="string">
            <text:p>', '</text:p>
          </table:table-cell>
          <table:table-cell office:value-type="string" calcext:value-type="string">
            <text:p>Die Ohren des Charakters sind ziemlich unempfindlich und erst ein Schalldruck jenseits von 140dB verursacht Schmerzen und Unwohlsei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45];[.B45];[.C45];[.D45];[.E45];[.F45];[.G45];[.H45];[.I45];[.J45];[.K45];[.L45];[.M45])" office:value-type="string" office:string-value="('Robustes Gehör', 'Die Ohren des Charakters sind ziemlich unempfindlich und erst ein Schalldruck jenseits von 140dB verursacht Schmerzen und Unwohlsein.', 'PHY Wahrnehmung', 1, -3,0)," calcext:value-type="string">
            <text:p>('Robustes Gehör', 'Die Ohren des Charakters sind ziemlich unempfindlich und erst ein Schalldruck jenseits von 140dB verursacht Schmerzen und Unwohlsein.', 'PHY Wahrnehmung', 1, -3,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Taub</text:p>
          </table:table-cell>
          <table:table-cell office:value-type="string" calcext:value-type="string">
            <text:p>', '</text:p>
          </table:table-cell>
          <table:table-cell office:value-type="string" calcext:value-type="string">
            <text:p>Ein Charakter mit diesem Nachteil kann Töne und Klänge im üblichen menschlichen Wahrnehmungsbereich nicht hö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2" calcext:value-type="float">
            <text:p>-1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46];[.B46];[.C46];[.D46];[.E46];[.F46];[.G46];[.H46];[.I46];[.J46];[.K46];[.L46];[.M46])" office:value-type="string" office:string-value="('Taub', 'Ein Charakter mit diesem Nachteil kann Töne und Klänge im üblichen menschlichen Wahrnehmungsbereich nicht hören.', 'PHY Wahrnehmung', 1, -12,0)," calcext:value-type="string">
            <text:p>('Taub', 'Ein Charakter mit diesem Nachteil kann Töne und Klänge im üblichen menschlichen Wahrnehmungsbereich nicht hören.', 'PHY Wahrnehmung', 1, -12,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Feine Nase</text:p>
          </table:table-cell>
          <table:table-cell office:value-type="string" calcext:value-type="string">
            <text:p>', '</text:p>
          </table:table-cell>
          <table:table-cell office:value-type="string" calcext:value-type="string">
            <text:p>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7];[.B47];[.C47];[.D47];[.E47];[.F47];[.G47];[.H47];[.I47];[.J47];[.K47];[.L47];[.M47])" office:value-type="string" office:string-value="('Feine Nase', '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 'PHY Wahrnehmung', 3, 3,1)," calcext:value-type="string">
            <text:p>('Feine Nase', 'Der Geruchssinn dieses Charakters ist deutlich besser ausgeprägt, als der eines Menschen. Er kann Aromastoffe in deutlich geringeren Spuren wahrnehmen. Wahrnehmungsproben die sich auf den Geruchssinn stützen, werden um einen Punkt pro Rang erleichtert. Um die Aromastoffe auch zuzuordnen, benötigt der Charakter passende Wissensfertigkeiten, beispielsweise Geruchskenntnis (Drogen) oder Geruchskenntnis (Gewürze).', 'PHY Wahrnehmung', 3, 3,1),</text:p>
          </table:table-cell>
          <table:table-cell table:style-name="ce1" table:number-columns-repeated="16370"/>
        </table:table-row>
        <table:table-row table:style-name="ro13">
          <table:table-cell office:value-type="string" calcext:value-type="string">
            <text:p>('</text:p>
          </table:table-cell>
          <table:table-cell office:value-type="string" calcext:value-type="string">
            <text:p>Geruchsblind</text:p>
          </table:table-cell>
          <table:table-cell office:value-type="string" calcext:value-type="string">
            <text:p>', '</text:p>
          </table:table-cell>
          <table:table-cell office:value-type="string" calcext:value-type="string">
            <text:p>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8];[.B48];[.C48];[.D48];[.E48];[.F48];[.G48];[.H48];[.I48];[.J48];[.K48];[.L48];[.M48])" office:value-type="string" office:string-value="('Geruchsblind', '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 'PHY Wahrnehmung', 3, -3,1)," calcext:value-type="string">
            <text:p>('Geruchsblind', 'Der Charakter hat einen deutlich unterdurchschnittlich ausgeprägten Geruchssinn. Wahrnehmungsproben, die sich auf den Geruchssinn stützen (etwa auch das Wahrnehmen von Rauchgeruch) werden um einen Punkt pro Rang erschwert. Ein Charakter mit diesem Nachteil sollte nicht als Schiffskoch tätig werden, er neigt dazu beim Kochen deutlich zu überwürzen.', 'PHY Wahrnehmung', 3, -3,1),</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Verminderter Tastsinn</text:p>
          </table:table-cell>
          <table:table-cell office:value-type="string" calcext:value-type="string">
            <text:p>', '</text:p>
          </table:table-cell>
          <table:table-cell office:value-type="string" calcext:value-type="string">
            <text:p>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49];[.B49];[.C49];[.D49];[.E49];[.F49];[.G49];[.H49];[.I49];[.J49];[.K49];[.L49];[.M49])" office:value-type="string" office:string-value="('Verminderter Tastsinn', '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 'PHY Wahrnehmung', 3, -3,1)," calcext:value-type="string">
            <text:p>('Verminderter Tastsinn', 'Der Charakter hat ein deutlich weniger ausgeprägtes Tastgefühl, als die meisten Menschen. Er weiß zwar, wenn sich seine Hände um einen Gegenstand schließen, kann aber höchstens durch Sicht abschätzen, wie fest er jetzt zudrückt. Proben bei denen es auf Fingerfertigkeit ankommt, werden um einen Punkt pro Rang erschwert. Das können auch Proben sein, bei denen es ganz allgemein auf einen festen uns sicheren Griff ankommen, wie etwa Klettern.', 'PHY Wahrnehmung', 3, -3,1),</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Ausgeprägter Tastsinn</text:p>
          </table:table-cell>
          <table:table-cell office:value-type="string" calcext:value-type="string">
            <text:p>', '</text:p>
          </table:table-cell>
          <table:table-cell office:value-type="string" calcext:value-type="string">
            <text:p>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50];[.B50];[.C50];[.D50];[.E50];[.F50];[.G50];[.H50];[.I50];[.J50];[.K50];[.L50];[.M50])" office:value-type="string" office:string-value="('Ausgeprägter Tastsinn', '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 'PHY Wahrnehmung', 3, 3,1)," calcext:value-type="string">
            <text:p>('Ausgeprägter Tastsinn', 'Durch diesen Vorteil ist der Charakter in der Lage, deutlich feinere Strukturen zu ertasten, als ein Mensch das könnte. Der Charakter erkennt feinste Unebenheiten oder Risse in Oberflächen. Entsprechende Proben werden um einen Punkt pro Rang erleichtert. Ab Rang zwei, kann ein Charakter einen gedruckten Text durch Tasten lesen, wenn er die entsprechende Übung hat (was sich in einer entsprechenden Wissensfertigkeit ausdrücken sollte).', 'PHY Wahrnehmung', 3, 3,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Vermindertes Schmerzempfinden</text:p>
          </table:table-cell>
          <table:table-cell office:value-type="string" calcext:value-type="string">
            <text:p>', '</text:p>
          </table:table-cell>
          <table:table-cell office:value-type="string" calcext:value-type="string">
            <text:p>Schmerzen sind ein Warnsignal, dass irgendetwas mit dem Körper nicht in Ordnung ist, somit handelt es sich um einen Nachteil. Ein Charakter mit diesem Nachteil muss eine unmodifizierte MEN-Probe ablegen, um eine Verletzung zu registrie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1];[.B51];[.C51];[.D51];[.E51];[.F51];[.G51];[.H51];[.I51];[.J51];[.K51];[.L51];[.M51])" office:value-type="string" office:string-value="('Vermindertes Schmerzempfinden', 'Schmerzen sind ein Warnsignal, dass irgendetwas mit dem Körper nicht in Ordnung ist, somit handelt es sich um einen Nachteil. Ein Charakter mit diesem Nachteil muss eine unmodifizierte MEN-Probe ablegen, um eine Verletzung zu registrieren.', 'PHY Wahrnehmung', 1, -3,0)," calcext:value-type="string">
            <text:p>('Vermindertes Schmerzempfinden', 'Schmerzen sind ein Warnsignal, dass irgendetwas mit dem Körper nicht in Ordnung ist, somit handelt es sich um einen Nachteil. Ein Charakter mit diesem Nachteil muss eine unmodifizierte MEN-Probe ablegen, um eine Verletzung zu registrieren.', 'PHY Wahrnehmung', 1, -3,0),</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Kein Schmerzempfinden</text:p>
          </table:table-cell>
          <table:table-cell office:value-type="string" calcext:value-type="string">
            <text:p>', '</text:p>
          </table:table-cell>
          <table:table-cell office:value-type="string" calcext:value-type="string">
            <text:p>Dieser Charakter hat überhaupt kein Schmerzempfinden. Das kann zwar in gewissen Situationen durchaus von Vorteil sein, allerdings muss er eine um 2 erschwerte MEN-Probe ablegen, um eine Verletzung zu registrier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2];[.B52];[.C52];[.D52];[.E52];[.F52];[.G52];[.H52];[.I52];[.J52];[.K52];[.L52];[.M52])" office:value-type="string" office:string-value="('Kein Schmerzempfinden', 'Dieser Charakter hat überhaupt kein Schmerzempfinden. Das kann zwar in gewissen Situationen durchaus von Vorteil sein, allerdings muss er eine um 2 erschwerte MEN-Probe ablegen, um eine Verletzung zu registrieren.', 'PHY Wahrnehmung', 1, -6,0)," calcext:value-type="string">
            <text:p>('Kein Schmerzempfinden', 'Dieser Charakter hat überhaupt kein Schmerzempfinden. Das kann zwar in gewissen Situationen durchaus von Vorteil sein, allerdings muss er eine um 2 erschwerte MEN-Probe ablegen, um eine Verletzung zu registrieren.', 'PHY Wahrnehmung', 1, -6,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Hohe Schmerzempfndlichkeit</text:p>
          </table:table-cell>
          <table:table-cell office:value-type="string" calcext:value-type="string">
            <text:p>', '</text:p>
          </table:table-cell>
          <table:table-cell office:value-type="string" calcext:value-type="string">
            <text:p>Verliert der Charakter mehr als einen LP durch ein Schadensereignis, erleidet er für die nächste Kampfrunde einen Probenmodifikator von +1. <text:s/></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3];[.B53];[.C53];[.D53];[.E53];[.F53];[.G53];[.H53];[.I53];[.J53];[.K53];[.L53];[.M53])" office:value-type="string" office:string-value="('Hohe Schmerzempfndlichkeit', 'Verliert der Charakter mehr als einen LP durch ein Schadensereignis, erleidet er für die nächste Kampfrunde einen Probenmodifikator von +1.  ', 'PHY Wahrnehmung', 1, -6,0)," calcext:value-type="string">
            <text:p>('Hohe Schmerzempfndlichkeit', 'Verliert der Charakter mehr als einen LP durch ein Schadensereignis, erleidet er für die nächste Kampfrunde einen Probenmodifikator von +1. <text:s/>', 'PHY Wahrnehmung', 1, -6,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Geringe Schmerzempfindlichkeit</text:p>
          </table:table-cell>
          <table:table-cell office:value-type="string" calcext:value-type="string">
            <text:p>', '</text:p>
          </table:table-cell>
          <table:table-cell office:value-type="string" calcext:value-type="string">
            <text:p>Ein Charakter mit diesem Vorteil reduziert Erschwernisse, die durch Verletzungen verursacht werden um einen Punk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4];[.B54];[.C54];[.D54];[.E54];[.F54];[.G54];[.H54];[.I54];[.J54];[.K54];[.L54];[.M54])" office:value-type="string" office:string-value="('Geringe Schmerzempfindlichkeit', 'Ein Charakter mit diesem Vorteil reduziert Erschwernisse, die durch Verletzungen verursacht werden um einen Punkt', 'PHY Wahrnehmung', 1, 6,0)," calcext:value-type="string">
            <text:p>('Geringe Schmerzempfindlichkeit', 'Ein Charakter mit diesem Vorteil reduziert Erschwernisse, die durch Verletzungen verursacht werden um einen Punkt', 'PHY Wahrnehmung', 1, 6,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Ausgeprägte Temperaturwahrnehmung</text:p>
          </table:table-cell>
          <table:table-cell office:value-type="string" calcext:value-type="string">
            <text:p>', '</text:p>
          </table:table-cell>
          <table:table-cell office:value-type="string" calcext:value-type="string">
            <text:p>Der Charakter kann sehr feine Temperaturgradienten unterscheiden und auch sehr genau abschätzen wie warm oder kalt ein Gegenstand is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5];[.B55];[.C55];[.D55];[.E55];[.F55];[.G55];[.H55];[.I55];[.J55];[.K55];[.L55];[.M55])" office:value-type="string" office:string-value="('Ausgeprägte Temperaturwahrnehmung', 'Der Charakter kann sehr feine Temperaturgradienten unterscheiden und auch sehr genau abschätzen wie warm oder kalt ein Gegenstand ist.', 'PHY Wahrnehmung', 1, 3,0)," calcext:value-type="string">
            <text:p>('Ausgeprägte Temperaturwahrnehmung', 'Der Charakter kann sehr feine Temperaturgradienten unterscheiden und auch sehr genau abschätzen wie warm oder kalt ein Gegenstand ist.', 'PHY Wahrnehmung', 1, 3,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Keinerlei Temperaturempfindung</text:p>
          </table:table-cell>
          <table:table-cell office:value-type="string" calcext:value-type="string">
            <text:p>', '</text:p>
          </table:table-cell>
          <table:table-cell office:value-type="string" calcext:value-type="string">
            <text:p>Mit diesem Nachteil ist der Charakter nicht in der Lage festzustellen, ob ein Gegenstand oder eine Flüssigkeit möglicherweise zu heiß oder zu kalt ist. Sofern der Charakter allerdings über ein normales Schmerzempfinden verfügt, bemerkt er, wenn er sich verbrennt oder Erfrierungen zuzieh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6];[.B56];[.C56];[.D56];[.E56];[.F56];[.G56];[.H56];[.I56];[.J56];[.K56];[.L56];[.M56])" office:value-type="string" office:string-value="('Keinerlei Temperaturempfindung', 'Mit diesem Nachteil ist der Charakter nicht in der Lage festzustellen, ob ein Gegenstand oder eine Flüssigkeit möglicherweise zu heiß oder zu kalt ist. Sofern der Charakter allerdings über ein normales Schmerzempfinden verfügt, bemerkt er, wenn er sich verbrennt oder Erfrierungen zuzieht.', 'PHY Wahrnehmung', 1, -3,0)," calcext:value-type="string">
            <text:p>('Keinerlei Temperaturempfindung', 'Mit diesem Nachteil ist der Charakter nicht in der Lage festzustellen, ob ein Gegenstand oder eine Flüssigkeit möglicherweise zu heiß oder zu kalt ist. Sofern der Charakter allerdings über ein normales Schmerzempfinden verfügt, bemerkt er, wenn er sich verbrennt oder Erfrierungen zuzieht.', 'PHY Wahrnehmung', 1, -3,0),</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Synesthesie</text:p>
          </table:table-cell>
          <table:table-cell office:value-type="string" calcext:value-type="string">
            <text:p>', '</text:p>
          </table:table-cell>
          <table:table-cell office:value-type="string" calcext:value-type="string">
            <text:p>Der Charakter verfügt über kombinierte Sinne – kann Farben Schmecken oder Geräusche sehen. Dies kann, bei passenden Wissensfertigkeiten einen Punkt Erleichterung auf entsprechende Wahrnehmungsproben bringen.</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7];[.B57];[.C57];[.D57];[.E57];[.F57];[.G57];[.H57];[.I57];[.J57];[.K57];[.L57];[.M57])" office:value-type="string" office:string-value="('Synesthesie', 'Der Charakter verfügt über kombinierte Sinne – kann Farben Schmecken oder Geräusche sehen. Dies kann, bei passenden Wissensfertigkeiten einen Punkt Erleichterung auf entsprechende Wahrnehmungsproben bringen.', 'PHY Wahrnehmung', 1, 3,0)," calcext:value-type="string">
            <text:p>('Synesthesie', 'Der Charakter verfügt über kombinierte Sinne – kann Farben Schmecken oder Geräusche sehen. Dies kann, bei passenden Wissensfertigkeiten einen Punkt Erleichterung auf entsprechende Wahrnehmungsproben bringen.', 'PHY Wahrnehmung', 1, 3,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0-G-Intoleranz</text:p>
          </table:table-cell>
          <table:table-cell office:value-type="string" calcext:value-type="string">
            <text:p>', '</text:p>
          </table:table-cell>
          <table:table-cell office:value-type="string" calcext:value-type="string">
            <text:p>Der Charakter verträgt keine Schwerelosigkeit. Jedes Mal, wenn er Schwerelosigkeit ausgesetzt wird muss er eine PHY-Probe ablegen. Bei Misslingen hat der Charakter mit Schwindel, Übelkeit, Sturzgefühlen und ähnlichem zu kämpfen. Einen Punkt im Rang des Nachteils erschwer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58];[.B58];[.C58];[.D58];[.E58];[.F58];[.G58];[.H58];[.I58];[.J58];[.K58];[.L58];[.M58])" office:value-type="string" office:string-value="('0-G-Intoleranz', 'Der Charakter verträgt keine Schwerelosigkeit. Jedes Mal, wenn er Schwerelosigkeit ausgesetzt wird muss er eine PHY-Probe ablegen. Bei Misslingen hat der Charakter mit Schwindel, Übelkeit, Sturzgefühlen und ähnlichem zu kämpfen. Einen Punkt im Rang des Nachteils erschwert', 'PHY Wahrnehmung', 3, -3,1)," calcext:value-type="string">
            <text:p>('0-G-Intoleranz', 'Der Charakter verträgt keine Schwerelosigkeit. Jedes Mal, wenn er Schwerelosigkeit ausgesetzt wird muss er eine PHY-Probe ablegen. Bei Misslingen hat der Charakter mit Schwindel, Übelkeit, Sturzgefühlen und ähnlichem zu kämpfen. Einen Punkt im Rang des Nachteils erschwert', 'PHY Wahrnehmung', 3, -3,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Richtungssinn</text:p>
          </table:table-cell>
          <table:table-cell office:value-type="string" calcext:value-type="string">
            <text:p>', '</text:p>
          </table:table-cell>
          <table:table-cell office:value-type="string" calcext:value-type="string">
            <text:p>Der Charakter hat ein ausgesprochen gutes Gespür für Richtungen und Dimensionen, er weiß in welche Richtung er sich bewegt und wie weit. Selbst auf dem Meer, in der Wüste oder im Nebel kann der Charakter die Richtung halten. </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59];[.B59];[.C59];[.D59];[.E59];[.F59];[.G59];[.H59];[.I59];[.J59];[.K59];[.L59];[.M59])" office:value-type="string" office:string-value="('Richtungssinn', 'Der Charakter hat ein ausgesprochen gutes Gespür für Richtungen und Dimensionen, er weiß in welche Richtung er sich bewegt und wie weit. Selbst auf dem Meer, in der Wüste oder im Nebel kann der Charakter die Richtung halten. ', 'PHY Wahrnehmung', 1, 6,0)," calcext:value-type="string">
            <text:p>('Richtungssinn', 'Der Charakter hat ein ausgesprochen gutes Gespür für Richtungen und Dimensionen, er weiß in welche Richtung er sich bewegt und wie weit. Selbst auf dem Meer, in der Wüste oder im Nebel kann der Charakter die Richtung halten. ', 'PHY Wahrnehmung', 1, 6,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Raumsinn</text:p>
          </table:table-cell>
          <table:table-cell office:value-type="string" calcext:value-type="string">
            <text:p>', '</text:p>
          </table:table-cell>
          <table:table-cell office:value-type="string" calcext:value-type="string">
            <text:p>Die erweiterte Form des Richtungssinns gilt nicht nur in der Fläche sondern auch im Raum und in der Schwerelosigkeit.</text:p>
          </table:table-cell>
          <table:table-cell office:value-type="string" calcext:value-type="string">
            <text:p>', '</text:p>
          </table:table-cell>
          <table:table-cell office:value-type="string" calcext:value-type="string">
            <text:p>PHY Wahrnehmung</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0];[.B60];[.C60];[.D60];[.E60];[.F60];[.G60];[.H60];[.I60];[.J60];[.K60];[.L60];[.M60])" office:value-type="string" office:string-value="('Raumsinn', 'Die erweiterte Form des Richtungssinns gilt nicht nur in der Fläche sondern auch im Raum und in der Schwerelosigkeit.', 'PHY Wahrnehmung', 1, 9,0)," calcext:value-type="string">
            <text:p>('Raumsinn', 'Die erweiterte Form des Richtungssinns gilt nicht nur in der Fläche sondern auch im Raum und in der Schwerelosigkeit.', 'PHY Wahrnehmung', 1, 9,0),</text:p>
          </table:table-cell>
          <table:table-cell table:style-name="ce1" table:number-columns-repeated="16370"/>
        </table:table-row>
        <table:table-row table:style-name="ro10">
          <table:table-cell office:value-type="string" calcext:value-type="string">
            <text:p>('</text:p>
          </table:table-cell>
          <table:table-cell office:value-type="string" calcext:value-type="string">
            <text:p>Riesenwuchs/Gigant</text:p>
          </table:table-cell>
          <table:table-cell office:value-type="string" calcext:value-type="string">
            <text:p>', '</text:p>
          </table:table-cell>
          <table:table-cell office:value-type="string" calcext:value-type="string">
            <text:p>Der Charakter ist nach dem Maßstab der Gesellschaft zu groß. Er hat Schwierigkeiten, passende Kleidung zu finden. Standardmäßige Betten und Räume sind ihm zu eng und zu niedrig. Er neigt dazu, sich an Türstöcken anzustoßen oder ständig gebeugt zu gehen. Zudem reagieren manche Menschen negativ auf ihn – vorwiegend mit Angst und entsprechender Abneigung.</text:p>
            <text:p>Ein Charakter mit diesem Nachteil sollte ein PHY-Attribut von mindestens 5 besitzen.</text:p>
            <text:p>(-3): bei einer Größe von 2,10m - 2,50m,</text:p>
            <text:p>(-6): für Charaktere über 2,50m</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1];[.B61];[.C61];[.D61];[.E61];[.F61];[.G61];[.H61];[.I61];[.J61];[.K61];[.L61];[.M61])" office:value-type="string" office:string-value="('Riesenwuchs/Gigant', 'Der Charakter ist nach dem Maßstab der Gesellschaft zu groß. Er hat Schwierigkeiten, passende Kleidung zu finden. Standardmäßige Betten und Räume sind ihm zu eng und zu niedrig. Er neigt dazu, sich an Türstöcken anzustoßen oder ständig gebeugt zu gehen. Zudem reagieren manche Menschen negativ auf ihn – vorwiegend mit Angst und entsprechender Abneigung.&#10;Ein Charakter mit diesem Nachteil sollte ein PHY-Attribut von mindestens 5 besitzen.&#10;(-3): bei einer Größe von 2,10m - 2,50m,&#10;(-6): für Charaktere über 2,50m', 'PHY Körperbau', 2, -3,0)," calcext:value-type="string">
            <text:p>('Riesenwuchs/Gigant', 'Der Charakter ist nach dem Maßstab der Gesellschaft zu groß. Er hat Schwierigkeiten, passende Kleidung zu finden. Standardmäßige Betten und Räume sind ihm zu eng und zu niedrig. Er neigt dazu, sich an Türstöcken anzustoßen oder ständig gebeugt zu gehen. Zudem reagieren manche Menschen negativ auf ihn – vorwiegend mit Angst und entsprechender Abneigung.</text:p>
            <text:p>Ein Charakter mit diesem Nachteil sollte ein PHY-Attribut von mindestens 5 besitzen.</text:p>
            <text:p>(-3): bei einer Größe von 2,10m - 2,50m,</text:p>
            <text:p>(-6): für Charaktere über 2,50m', 'PHY Körperbau', 2, -3,0),</text:p>
          </table:table-cell>
          <table:table-cell table:style-name="ce1" table:number-columns-repeated="16370"/>
        </table:table-row>
        <table:table-row table:style-name="ro13">
          <table:table-cell office:value-type="string" calcext:value-type="string">
            <text:p>('</text:p>
          </table:table-cell>
          <table:table-cell office:value-type="string" calcext:value-type="string">
            <text:p>Zwergenwuchs/Winzig</text:p>
          </table:table-cell>
          <table:table-cell office:value-type="string" calcext:value-type="string">
            <text:p>', '</text:p>
          </table:table-cell>
          <table:table-cell office:value-type="string" calcext:value-type="string">
            <text:p>Der Charakter ist zu klein für die Gesellschaft. Es ist eine Herausforderung, passende Kleidung zu finden, alle Möbel und Gerätschaften sind zu groß. Außerdem reagieren Fremde auf den Charakter mit Mitleid oder Vorurteilen...</text:p>
            <text:p>(-3): bei einer Körpergröße von 1,00m bis 1,50m,</text:p>
            <text:p>(-6): bei einer Größe unter 1,00m</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2];[.B62];[.C62];[.D62];[.E62];[.F62];[.G62];[.H62];[.I62];[.J62];[.K62];[.L62];[.M62])" office:value-type="string" office:string-value="('Zwergenwuchs/Winzig', 'Der Charakter ist zu klein für die Gesellschaft. Es ist eine Herausforderung, passende Kleidung zu finden, alle Möbel und Gerätschaften sind zu groß. Außerdem reagieren Fremde auf den Charakter mit Mitleid oder Vorurteilen...&#10;(-3): bei einer Körpergröße von 1,00m bis 1,50m,&#10;(-6): bei einer Größe unter 1,00m', 'PHY Körperbau', 2, -3,0)," calcext:value-type="string">
            <text:p>('Zwergenwuchs/Winzig', 'Der Charakter ist zu klein für die Gesellschaft. Es ist eine Herausforderung, passende Kleidung zu finden, alle Möbel und Gerätschaften sind zu groß. Außerdem reagieren Fremde auf den Charakter mit Mitleid oder Vorurteilen...</text:p>
            <text:p>(-3): bei einer Körpergröße von 1,00m bis 1,50m,</text:p>
            <text:p>(-6): bei einer Größe unter 1,00m', 'PHY Körperbau', 2, -3,0),</text:p>
          </table:table-cell>
          <table:table-cell table:style-name="ce1" table:number-columns-repeated="16370"/>
        </table:table-row>
        <table:table-row table:style-name="ro9">
          <table:table-cell office:value-type="string" calcext:value-type="string">
            <text:p>('</text:p>
          </table:table-cell>
          <table:table-cell office:value-type="string" calcext:value-type="string">
            <text:p>Übergewichtig/Dick</text:p>
          </table:table-cell>
          <table:table-cell office:value-type="string" calcext:value-type="string">
            <text:p>', '</text:p>
          </table:table-cell>
          <table:table-cell office:value-type="string" calcext:value-type="string">
            <text:p>Der Charakter ist für seine Spezies deutlich übergewichtig. Die passende Kleidung zu finden kann eine Herausforderung sein. Andere Personen können den Charakter unattraktiv oder unansehnlich finden. Überdies steigt das Risiko schwerer Krankheiten.</text:p>
            <text:p>Für die meisten kohlenstoffbasierten Lebensformen gilt grob:</text:p>
            <text:p>(-3): Gewicht in kg &gt; 75% der Körpergröße in cm.</text:p>
            <text:p>(-6): Gewicht in kg &gt; 100% der Körpergröße in cm.</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3];[.B63];[.C63];[.D63];[.E63];[.F63];[.G63];[.H63];[.I63];[.J63];[.K63];[.L63];[.M63])" office:value-type="string" office:string-value="('Übergewichtig/Dick', 'Der Charakter ist für seine Spezies deutlich übergewichtig. Die passende Kleidung zu finden kann eine Herausforderung sein. Andere Personen können den Charakter unattraktiv oder unansehnlich finden. Überdies steigt das Risiko schwerer Krankheiten.&#10;Für die meisten kohlenstoffbasierten Lebensformen gilt grob:&#10;(-3): Gewicht in kg &gt; 75% der Körpergröße in cm.&#10;(-6): Gewicht in kg &gt; 100% der Körpergröße in cm.', 'PHY Körperbau', 2, -3,0)," calcext:value-type="string">
            <text:p>('Übergewichtig/Dick', 'Der Charakter ist für seine Spezies deutlich übergewichtig. Die passende Kleidung zu finden kann eine Herausforderung sein. Andere Personen können den Charakter unattraktiv oder unansehnlich finden. Überdies steigt das Risiko schwerer Krankheiten.</text:p>
            <text:p>Für die meisten kohlenstoffbasierten Lebensformen gilt grob:</text:p>
            <text:p>(-3): Gewicht in kg &gt; 75% der Körpergröße in cm.</text:p>
            <text:p>(-6): Gewicht in kg &gt; 100% der Körpergröße in cm.', 'PHY Körperbau', 2, -3,0),</text:p>
          </table:table-cell>
          <table:table-cell table:style-name="ce1" table:number-columns-repeated="16370"/>
        </table:table-row>
        <table:table-row table:style-name="ro9">
          <table:table-cell office:value-type="string" calcext:value-type="string">
            <text:p>('</text:p>
          </table:table-cell>
          <table:table-cell office:value-type="string" calcext:value-type="string">
            <text:p>Untergewichtig/Dürr</text:p>
          </table:table-cell>
          <table:table-cell office:value-type="string" calcext:value-type="string">
            <text:p>', '</text:p>
          </table:table-cell>
          <table:table-cell office:value-type="string" calcext:value-type="string">
            <text:p>Der Charakter ist für seine Spezies deutlich untergewichtig. Die Muskulator ist oft eher schwach ausgeprägt, der Charakter wirkt zierlich oder gar zerbrechlich. Soziale Interaktionen können durch die Wahrnehmung des Charakters erschwert sein.</text:p>
            <text:p>Für die meisten kohlenstoffbasierten Lebensformen gilt grob:</text:p>
            <text:p>(-3): Gewicht in kg &lt; 33% der Körpergröße in cm.</text:p>
            <text:p>(-6): Gewicht in kg &lt; 25% der Körpergröße in cm.</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4];[.B64];[.C64];[.D64];[.E64];[.F64];[.G64];[.H64];[.I64];[.J64];[.K64];[.L64];[.M64])" office:value-type="string" office:string-value="('Untergewichtig/Dürr', 'Der Charakter ist für seine Spezies deutlich untergewichtig. Die Muskulator ist oft eher schwach ausgeprägt, der Charakter wirkt zierlich oder gar zerbrechlich. Soziale Interaktionen können durch die Wahrnehmung des Charakters erschwert sein.&#10;Für die meisten kohlenstoffbasierten Lebensformen gilt grob:&#10;(-3): Gewicht in kg &lt; 33% der Körpergröße in cm.&#10;(-6): Gewicht in kg &lt; 25% der Körpergröße in cm.', 'PHY Körperbau', 2, -3,0)," calcext:value-type="string">
            <text:p>('Untergewichtig/Dürr', 'Der Charakter ist für seine Spezies deutlich untergewichtig. Die Muskulator ist oft eher schwach ausgeprägt, der Charakter wirkt zierlich oder gar zerbrechlich. Soziale Interaktionen können durch die Wahrnehmung des Charakters erschwert sein.</text:p>
            <text:p>Für die meisten kohlenstoffbasierten Lebensformen gilt grob:</text:p>
            <text:p>(-3): Gewicht in kg &lt; 33% der Körpergröße in cm.</text:p>
            <text:p>(-6): Gewicht in kg &lt; 25% der Körpergröße in cm.', 'PHY Körperbau', 2, -3,0),</text:p>
          </table:table-cell>
          <table:table-cell table:style-name="ce1" table:number-columns-repeated="16370"/>
        </table:table-row>
        <table:table-row table:style-name="ro9">
          <table:table-cell office:value-type="string" calcext:value-type="string">
            <text:p>('</text:p>
          </table:table-cell>
          <table:table-cell office:value-type="string" calcext:value-type="string">
            <text:p>Massiv/Leicht</text:p>
          </table:table-cell>
          <table:table-cell office:value-type="string" calcext:value-type="string">
            <text:p>', '</text:p>
          </table:table-cell>
          <table:table-cell office:value-type="string" calcext:value-type="string">
            <text:p>Diese Eigenschaften sind vornehmlich für Charaktere gedacht, die aufgrund ihrer Biologie eine deutlich von der Norm abweichende Masse aufweisen - ohne dabei für ihre Spezies unter- oder übergewichtig zu sein. Hierunter fallen einerseits überschwere Spezies, die auf metallischer oder silikater Biologie basieren, andererseits besonders leichte vogelartige oder gasförmige Spezies. Diese Andersartigkeit kann beispielsweise in Kampfsituationen einen kleinen Vorteil bedeute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5];[.B65];[.C65];[.D65];[.E65];[.F65];[.G65];[.H65];[.I65];[.J65];[.K65];[.L65];[.M65])" office:value-type="string" office:string-value="('Massiv/Leicht', 'Diese Eigenschaften sind vornehmlich für Charaktere gedacht, die aufgrund ihrer Biologie eine deutlich von der Norm abweichende Masse aufweisen - ohne dabei für ihre Spezies unter- oder übergewichtig zu sein. Hierunter fallen einerseits überschwere Spezies, die auf metallischer oder silikater Biologie basieren, andererseits besonders leichte vogelartige oder gasförmige Spezies. Diese Andersartigkeit kann beispielsweise in Kampfsituationen einen kleinen Vorteil bedeuten.', 'PHY Körperbau', 1, 3,0)," calcext:value-type="string">
            <text:p>('Massiv/Leicht', 'Diese Eigenschaften sind vornehmlich für Charaktere gedacht, die aufgrund ihrer Biologie eine deutlich von der Norm abweichende Masse aufweisen - ohne dabei für ihre Spezies unter- oder übergewichtig zu sein. Hierunter fallen einerseits überschwere Spezies, die auf metallischer oder silikater Biologie basieren, andererseits besonders leichte vogelartige oder gasförmige Spezies. Diese Andersartigkeit kann beispielsweise in Kampfsituationen einen kleinen Vorteil bedeuten.', 'PHY Körperbau', 1, 3,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Fehlende oder verkrüppelte Gliedmaßen</text:p>
          </table:table-cell>
          <table:table-cell office:value-type="string" calcext:value-type="string">
            <text:p>', '</text:p>
          </table:table-cell>
          <table:table-cell office:value-type="string" calcext:value-type="string">
            <text:p>Hierbei handelt es sich um einen Nachteil, der in seinen Ausprägungen und auch in seiner Auswirkung sehr vielfältig ist. Besonders bei der mehrfachen Wahl dieses Nachteils sollte man die Spielbarkeit des Charakters im Blick halten. Als grober Rahmen: </text:p>
            <text:p>(-3) zwei fehlende Finger</text:p>
            <text:p>(-6) Steifes Knie</text:p>
            <text:p>(-9) Fehlendes Bein</text:p>
            <text:p>(-9) Fehlende Hand</text:p>
            <text:p>(-12) Fehlender Arm</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2" calcext:value-type="float">
            <text:p>12</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6];[.B66];[.C66];[.D66];[.E66];[.F66];[.G66];[.H66];[.I66];[.J66];[.K66];[.L66];[.M66])" office:value-type="string" office:string-value="('Fehlende oder verkrüppelte Gliedmaßen', 'Hierbei handelt es sich um einen Nachteil, der in seinen Ausprägungen und auch in seiner Auswirkung sehr vielfältig ist. Besonders bei der mehrfachen Wahl dieses Nachteils sollte man die Spielbarkeit des Charakters im Blick halten. Als grober Rahmen: &#10;(-3) zwei fehlende Finger&#10;(-6) Steifes Knie&#10;(-9) Fehlendes Bein&#10;(-9) Fehlende Hand&#10;(-12) Fehlender Arm', 'PHY Körperbau', 12, -1,0)," calcext:value-type="string">
            <text:p>('Fehlende oder verkrüppelte Gliedmaßen', 'Hierbei handelt es sich um einen Nachteil, der in seinen Ausprägungen und auch in seiner Auswirkung sehr vielfältig ist. Besonders bei der mehrfachen Wahl dieses Nachteils sollte man die Spielbarkeit des Charakters im Blick halten. Als grober Rahmen: </text:p>
            <text:p>(-3) zwei fehlende Finger</text:p>
            <text:p>(-6) Steifes Knie</text:p>
            <text:p>(-9) Fehlendes Bein</text:p>
            <text:p>(-9) Fehlende Hand</text:p>
            <text:p>(-12) Fehlender Arm', 'PHY Körperbau', 12, -1,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Motorisches Störungen</text:p>
          </table:table-cell>
          <table:table-cell office:value-type="string" calcext:value-type="string">
            <text:p>', '</text:p>
          </table:table-cell>
          <table:table-cell office:value-type="string" calcext:value-type="string">
            <text:p>Auch hierbei handelt es sich um einen sehr breit gefassten Nachteil, der zusammen mit dem Spielleiter genauer definiert werden muss, sowohl in seiner Ausprägung, wie auch in der Wirkung. Der Nachteil deckt von einem gelegentlichen Zittern der Hand bis zu einer vollständigen Lähmung alles ab. </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2" calcext:value-type="float">
            <text:p>1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7];[.B67];[.C67];[.D67];[.E67];[.F67];[.G67];[.H67];[.I67];[.J67];[.K67];[.L67];[.M67])" office:value-type="string" office:string-value="('Motorisches Störungen', 'Auch hierbei handelt es sich um einen sehr breit gefassten Nachteil, der zusammen mit dem Spielleiter genauer definiert werden muss, sowohl in seiner Ausprägung, wie auch in der Wirkung. Der Nachteil deckt von einem gelegentlichen Zittern der Hand bis zu einer vollständigen Lähmung alles ab. ', 'PHY Körperbau', 12, -3,0)," calcext:value-type="string">
            <text:p>('Motorisches Störungen', 'Auch hierbei handelt es sich um einen sehr breit gefassten Nachteil, der zusammen mit dem Spielleiter genauer definiert werden muss, sowohl in seiner Ausprägung, wie auch in der Wirkung. Der Nachteil deckt von einem gelegentlichen Zittern der Hand bis zu einer vollständigen Lähmung alles ab. ', 'PHY Körperbau', 12, -3,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Einfacher Schwanz</text:p>
          </table:table-cell>
          <table:table-cell office:value-type="string" calcext:value-type="string">
            <text:p>', '</text:p>
          </table:table-cell>
          <table:table-cell office:value-type="string" calcext:value-type="string">
            <text:p>Ein Schwanz in dieser Ausprägung ist weder besonders nützlich, noch störend. Er zählt einfach als kosmetische Modifikatio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8];[.B68];[.C68];[.D68];[.E68];[.F68];[.G68];[.H68];[.I68];[.J68];[.K68];[.L68];[.M68])" office:value-type="string" office:string-value="('Einfacher Schwanz', 'Ein Schwanz in dieser Ausprägung ist weder besonders nützlich, noch störend. Er zählt einfach als kosmetische Modifikation', 'PHY Körperbau', 1, 0,0)," calcext:value-type="string">
            <text:p>('Einfacher Schwanz', 'Ein Schwanz in dieser Ausprägung ist weder besonders nützlich, noch störend. Er zählt einfach als kosmetische Modifikation', 'PHY Körperbau', 1, 0,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Beweglicher Schwanz</text:p>
          </table:table-cell>
          <table:table-cell office:value-type="string" calcext:value-type="string">
            <text:p>', '</text:p>
          </table:table-cell>
          <table:table-cell office:value-type="string" calcext:value-type="string">
            <text:p>Der Charakter kann seinen Schwanz verwenden, um die Balance zu halten und ist auch in der Lage gezielt einen Hebel oder Schalter damit umzulegen oder einen leichten Gegenstand wegzuschieben. </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69];[.B69];[.C69];[.D69];[.E69];[.F69];[.G69];[.H69];[.I69];[.J69];[.K69];[.L69];[.M69])" office:value-type="string" office:string-value="('Beweglicher Schwanz', 'Der Charakter kann seinen Schwanz verwenden, um die Balance zu halten und ist auch in der Lage gezielt einen Hebel oder Schalter damit umzulegen oder einen leichten Gegenstand wegzuschieben. ', 'PHY Körperbau', 1, 3,0)," calcext:value-type="string">
            <text:p>('Beweglicher Schwanz', 'Der Charakter kann seinen Schwanz verwenden, um die Balance zu halten und ist auch in der Lage gezielt einen Hebel oder Schalter damit umzulegen oder einen leichten Gegenstand wegzuschieben. ', 'PHY Körperbau', 1, 3,0),</text:p>
          </table:table-cell>
          <table:table-cell table:style-name="ce1" table:number-columns-repeated="16370"/>
        </table:table-row>
        <table:table-row table:style-name="ro13">
          <table:table-cell office:value-type="string" calcext:value-type="string">
            <text:p>('</text:p>
          </table:table-cell>
          <table:table-cell office:value-type="string" calcext:value-type="string">
            <text:p>Greifschwanz</text:p>
          </table:table-cell>
          <table:table-cell office:value-type="string" calcext:value-type="string">
            <text:p>', '</text:p>
          </table:table-cell>
          <table:table-cell office:value-type="string" calcext:value-type="string">
            <text:p>Ein Greifschwanz kann sich um Gegenstände winden und diese bewegen. Auch kann sich der Charakter mit einem Greifschwanz zum Beispiel an einer Leiter festhalten. Der Schwanz kann für unbewaffnete Angriffe genutzt werden und verschiedene Spezies haben auch spezialisierte Waffen entwickelt, die auf dem Schwanz aufgesetzt werden können. </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0];[.B70];[.C70];[.D70];[.E70];[.F70];[.G70];[.H70];[.I70];[.J70];[.K70];[.L70];[.M70])" office:value-type="string" office:string-value="('Greifschwanz', 'Ein Greifschwanz kann sich um Gegenstände winden und diese bewegen. Auch kann sich der Charakter mit einem Greifschwanz zum Beispiel an einer Leiter festhalten. Der Schwanz kann für unbewaffnete Angriffe genutzt werden und verschiedene Spezies haben auch spezialisierte Waffen entwickelt, die auf dem Schwanz aufgesetzt werden können. ', 'PHY Körperbau', 1, 9,0)," calcext:value-type="string">
            <text:p>('Greifschwanz', 'Ein Greifschwanz kann sich um Gegenstände winden und diese bewegen. Auch kann sich der Charakter mit einem Greifschwanz zum Beispiel an einer Leiter festhalten. Der Schwanz kann für unbewaffnete Angriffe genutzt werden und verschiedene Spezies haben auch spezialisierte Waffen entwickelt, die auf dem Schwanz aufgesetzt werden können. ', 'PHY Körperbau', 1, 9,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Tentakel</text:p>
          </table:table-cell>
          <table:table-cell office:value-type="string" calcext:value-type="string">
            <text:p>', '</text:p>
          </table:table-cell>
          <table:table-cell office:value-type="string" calcext:value-type="string">
            <text:p>Der Charakter verfügt über Tentakel als Greif- und/oder Fortbewegungsgliedmaßen. Die Kosten für diesen Vorteil sind von der Länge und Anzahl der Tentakel abhängig. Als Referenz – vier bis sechs armlange Tentakel gleichen genau den Nachteil Fehlender Arm aus.</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4" calcext:value-type="float">
            <text:p>4</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1];[.B71];[.C71];[.D71];[.E71];[.F71];[.G71];[.H71];[.I71];[.J71];[.K71];[.L71];[.M71])" office:value-type="string" office:string-value="('Tentakel', 'Der Charakter verfügt über Tentakel als Greif- und/oder Fortbewegungsgliedmaßen. Die Kosten für diesen Vorteil sind von der Länge und Anzahl der Tentakel abhängig. Als Referenz – vier bis sechs armlange Tentakel gleichen genau den Nachteil Fehlender Arm aus.', 'PHY Körperbau', 4, 6,0)," calcext:value-type="string">
            <text:p>('Tentakel', 'Der Charakter verfügt über Tentakel als Greif- und/oder Fortbewegungsgliedmaßen. Die Kosten für diesen Vorteil sind von der Länge und Anzahl der Tentakel abhängig. Als Referenz – vier bis sechs armlange Tentakel gleichen genau den Nachteil Fehlender Arm aus.', 'PHY Körperbau', 4, 6,0),</text:p>
          </table:table-cell>
          <table:table-cell table:style-name="ce1" table:number-columns-repeated="16370"/>
        </table:table-row>
        <table:table-row table:style-name="ro14">
          <table:table-cell office:value-type="string" calcext:value-type="string">
            <text:p>('</text:p>
          </table:table-cell>
          <table:table-cell office:value-type="string" calcext:value-type="string">
            <text:p>Weiteres Armpaar</text:p>
          </table:table-cell>
          <table:table-cell office:value-type="string" calcext:value-type="string">
            <text:p>', '</text:p>
          </table:table-cell>
          <table:table-cell office:value-type="string" calcext:value-type="string">
            <text:p>Der Charakter besitzt mehr als zwei Arme. Diesen Vorteil gibt es in zwei Varianten:</text:p>
            <text:p>(9) Diese Arme sind kürzer, schwächer oder weniger fingerfertig, als die Hauptarme. Dennoch ist der Charakter möglicherweise in der Lage, mit diesen Armen schon einmal den Ersatzclip aus der Gürteltasche zu ziehen, während sie mit den anderen Armen noch schießen.</text:p>
            <text:p>(18) Der Charakter besitzt ein weiteres voll ausgebildetes Armpaar. Er ist prinzipiell in der Lage, zwei zweihändige Waffen zu führen und bekommt deutliche Erleichterungen auf bestimmte Athletikproben, etwa Klettern</text:p>
            <text:p>Charaktere die multitasken, etwa eine Leiter hochklettern und gleichzeitig mit den anderen Armen schießen, erhalten auf die Aktionen entsprechende Erschwernisse analog zu Aktionen während der Bewegung.</text:p>
            <text:p>Ja, es mag Spezies geben, bei denen der der doppelt gewählte Nachteil Fehlende/Verkrüppelte Gliedmaßen: Bein durch diesen Vorteil ausgeglichen wird.</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2];[.B72];[.C72];[.D72];[.E72];[.F72];[.G72];[.H72];[.I72];[.J72];[.K72];[.L72];[.M72])" office:value-type="string" office:string-value="('Weiteres Armpaar', 'Der Charakter besitzt mehr als zwei Arme. Diesen Vorteil gibt es in zwei Varianten:&#10;(9) Diese Arme sind kürzer, schwächer oder weniger fingerfertig, als die Hauptarme. Dennoch ist der Charakter möglicherweise in der Lage, mit diesen Armen schon einmal den Ersatzclip aus der Gürteltasche zu ziehen, während sie mit den anderen Armen noch schießen.&#10;(18) Der Charakter besitzt ein weiteres voll ausgebildetes Armpaar. Er ist prinzipiell in der Lage, zwei zweihändige Waffen zu führen und bekommt deutliche Erleichterungen auf bestimmte Athletikproben, etwa Klettern&#10;Charaktere die multitasken, etwa eine Leiter hochklettern und gleichzeitig mit den anderen Armen schießen, erhalten auf die Aktionen entsprechende Erschwernisse analog zu Aktionen während der Bewegung.&#10;Ja, es mag Spezies geben, bei denen der der doppelt gewählte Nachteil Fehlende/Verkrüppelte Gliedmaßen: Bein durch diesen Vorteil ausgeglichen wird.', 'PHY Körperbau', 2, 9,0)," calcext:value-type="string">
            <text:p>('Weiteres Armpaar', 'Der Charakter besitzt mehr als zwei Arme. Diesen Vorteil gibt es in zwei Varianten:</text:p>
            <text:p>(9) Diese Arme sind kürzer, schwächer oder weniger fingerfertig, als die Hauptarme. Dennoch ist der Charakter möglicherweise in der Lage, mit diesen Armen schon einmal den Ersatzclip aus der Gürteltasche zu ziehen, während sie mit den anderen Armen noch schießen.</text:p>
            <text:p>(18) Der Charakter besitzt ein weiteres voll ausgebildetes Armpaar. Er ist prinzipiell in der Lage, zwei zweihändige Waffen zu führen und bekommt deutliche Erleichterungen auf bestimmte Athletikproben, etwa Klettern</text:p>
            <text:p>Charaktere die multitasken, etwa eine Leiter hochklettern und gleichzeitig mit den anderen Armen schießen, erhalten auf die Aktionen entsprechende Erschwernisse analog zu Aktionen während der Bewegung.</text:p>
            <text:p>Ja, es mag Spezies geben, bei denen der der doppelt gewählte Nachteil Fehlende/Verkrüppelte Gliedmaßen: Bein durch diesen Vorteil ausgeglichen wird.', 'PHY Körperbau', 2, 9,0),</text:p>
          </table:table-cell>
          <table:table-cell table:style-name="ce1" table:number-columns-repeated="16370"/>
        </table:table-row>
        <table:table-row table:style-name="ro15">
          <table:table-cell office:value-type="string" calcext:value-type="string">
            <text:p>('</text:p>
          </table:table-cell>
          <table:table-cell office:value-type="string" calcext:value-type="string">
            <text:p>Polypode</text:p>
          </table:table-cell>
          <table:table-cell office:value-type="string" calcext:value-type="string">
            <text:p>', '</text:p>
          </table:table-cell>
          <table:table-cell office:value-type="string" calcext:value-type="string">
            <text:p>Der Charakter ist nicht zweibeinig, sondern verfügt über vier oder mehr Extremitäten, die primär der Fortbewegung dienen. Die genaue Anzahl spielt regeltechnisch nur eine untergeordnete Rolle. Die effektive Bewegung steigt um 1. Der Charakter steht deutlich stabiler und ist schwieriger aus dem Gleichgewicht zu bringen. Der Vorteil erhöht das effektive PHY-Attribut für Proben auf Balance, Klettern und verwandte Aktionen bei denen zusätzlich Beine hilfreich sein können um 1. Ein solcher Charakter benötigt üblicherweise Sitzmöbel, die auf seine Spezies angepasst sind und kann die Pilotensitze der meisten Fahrzeuge in Standardkonfiguration nicht verwende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3];[.B73];[.C73];[.D73];[.E73];[.F73];[.G73];[.H73];[.I73];[.J73];[.K73];[.L73];[.M73])" office:value-type="string" office:string-value="('Polypode', 'Der Charakter ist nicht zweibeinig, sondern verfügt über vier oder mehr Extremitäten, die primär der Fortbewegung dienen. Die genaue Anzahl spielt regeltechnisch nur eine untergeordnete Rolle. Die effektive Bewegung steigt um 1. Der Charakter steht deutlich stabiler und ist schwieriger aus dem Gleichgewicht zu bringen. Der Vorteil erhöht das effektive PHY-Attribut für Proben auf Balance, Klettern und verwandte Aktionen bei denen zusätzlich Beine hilfreich sein können um 1. Ein solcher Charakter benötigt üblicherweise Sitzmöbel, die auf seine Spezies angepasst sind und kann die Pilotensitze der meisten Fahrzeuge in Standardkonfiguration nicht verwenden.', 'PHY Körperbau', 1, 6,0)," calcext:value-type="string">
            <text:p>('Polypode', 'Der Charakter ist nicht zweibeinig, sondern verfügt über vier oder mehr Extremitäten, die primär der Fortbewegung dienen. Die genaue Anzahl spielt regeltechnisch nur eine untergeordnete Rolle. Die effektive Bewegung steigt um 1. Der Charakter steht deutlich stabiler und ist schwieriger aus dem Gleichgewicht zu bringen. Der Vorteil erhöht das effektive PHY-Attribut für Proben auf Balance, Klettern und verwandte Aktionen bei denen zusätzlich Beine hilfreich sein können um 1. Ein solcher Charakter benötigt üblicherweise Sitzmöbel, die auf seine Spezies angepasst sind und kann die Pilotensitze der meisten Fahrzeuge in Standardkonfiguration nicht verwenden.', 'PHY Körperbau', 1, 6,0),</text:p>
          </table:table-cell>
          <table:table-cell table:style-name="ce1" table:number-columns-repeated="16370"/>
        </table:table-row>
        <table:table-row table:style-name="ro13">
          <table:table-cell office:value-type="string" calcext:value-type="string">
            <text:p>('</text:p>
          </table:table-cell>
          <table:table-cell office:value-type="string" calcext:value-type="string">
            <text:p>Flügel</text:p>
          </table:table-cell>
          <table:table-cell office:value-type="string" calcext:value-type="string">
            <text:p>', '</text:p>
          </table:table-cell>
          <table:table-cell office:value-type="string" calcext:value-type="string">
            <text:p>Der Charakter besitzt einen Satz Flügel. Du liest das schon korrekt, das ist ein Nachteil! Flügel sind unhandlich und groß. Und allein der Umstand, dass der Charakter über diese Gliedmaßen verfügt, bedeutet noch lange nicht, dass er auch wirklich fliegen kann. Das wird über entsprechende Fertigkeiten abgewickelt, die zusätzlich erworben werden müsse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4];[.B74];[.C74];[.D74];[.E74];[.F74];[.G74];[.H74];[.I74];[.J74];[.K74];[.L74];[.M74])" office:value-type="string" office:string-value="('Flügel', 'Der Charakter besitzt einen Satz Flügel. Du liest das schon korrekt, das ist ein Nachteil! Flügel sind unhandlich und groß. Und allein der Umstand, dass der Charakter über diese Gliedmaßen verfügt, bedeutet noch lange nicht, dass er auch wirklich fliegen kann. Das wird über entsprechende Fertigkeiten abgewickelt, die zusätzlich erworben werden müssen.', 'PHY Körperbau', 1, -6,0)," calcext:value-type="string">
            <text:p>('Flügel', 'Der Charakter besitzt einen Satz Flügel. Du liest das schon korrekt, das ist ein Nachteil! Flügel sind unhandlich und groß. Und allein der Umstand, dass der Charakter über diese Gliedmaßen verfügt, bedeutet noch lange nicht, dass er auch wirklich fliegen kann. Das wird über entsprechende Fertigkeiten abgewickelt, die zusätzlich erworben werden müssen.', 'PHY Körperbau', 1, -6,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Beidhändigkeit</text:p>
          </table:table-cell>
          <table:table-cell office:value-type="string" calcext:value-type="string">
            <text:p>', '</text:p>
          </table:table-cell>
          <table:table-cell office:value-type="string" calcext:value-type="string">
            <text:p>Der Charakter kann mit beiden Händen gleich gut umgehen. Insbesondere vermag er zwei gleichartige einhändige Waffen zu führen die als ein Angriff gewertet werde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5];[.B75];[.C75];[.D75];[.E75];[.F75];[.G75];[.H75];[.I75];[.J75];[.K75];[.L75];[.M75])" office:value-type="string" office:string-value="('Beidhändigkeit', 'Der Charakter kann mit beiden Händen gleich gut umgehen. Insbesondere vermag er zwei gleichartige einhändige Waffen zu führen die als ein Angriff gewertet werden.', 'PHY Körperbau', 1, 9,0)," calcext:value-type="string">
            <text:p>('Beidhändigkeit', 'Der Charakter kann mit beiden Händen gleich gut umgehen. Insbesondere vermag er zwei gleichartige einhändige Waffen zu führen die als ein Angriff gewertet werden.', 'PHY Körperbau', 1, 9,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Natürliche Panzerung</text:p>
          </table:table-cell>
          <table:table-cell office:value-type="string" calcext:value-type="string">
            <text:p>', '</text:p>
          </table:table-cell>
          <table:table-cell office:value-type="string" calcext:value-type="string">
            <text:p>Der Charakter hat eine besonders zähe Haut, Schuppen oder ein Exoskelett. Hierdurch erhält der Charakter eine 0/+1 Panzerung</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6];[.B76];[.C76];[.D76];[.E76];[.F76];[.G76];[.H76];[.I76];[.J76];[.K76];[.L76];[.M76])" office:value-type="string" office:string-value="('Natürliche Panzerung', 'Der Charakter hat eine besonders zähe Haut, Schuppen oder ein Exoskelett. Hierdurch erhält der Charakter eine 0/+1 Panzerung', 'PHY Körperbau', 1, 9,0)," calcext:value-type="string">
            <text:p>('Natürliche Panzerung', 'Der Charakter hat eine besonders zähe Haut, Schuppen oder ein Exoskelett. Hierdurch erhält der Charakter eine 0/+1 Panzerung', 'PHY Körperbau', 1, 9,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Eiserner Lebenswille</text:p>
          </table:table-cell>
          <table:table-cell office:value-type="string" calcext:value-type="string">
            <text:p>', '</text:p>
          </table:table-cell>
          <table:table-cell office:value-type="string" calcext:value-type="string">
            <text:p>Der Charakter ist ein zäher Brocken. Er überlebt auch Verletzungen, die jeden anderen töten würden. Die Todesschwelle erhöht sich um zwei Punkte pro Rang.</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77];[.B77];[.C77];[.D77];[.E77];[.F77];[.G77];[.H77];[.I77];[.J77];[.K77];[.L77];[.M77])" office:value-type="string" office:string-value="('Eiserner Lebenswille', 'Der Charakter ist ein zäher Brocken. Er überlebt auch Verletzungen, die jeden anderen töten würden. Die Todesschwelle erhöht sich um zwei Punkte pro Rang.', 'PHY Körperbau', 6, 3,1)," calcext:value-type="string">
            <text:p>('Eiserner Lebenswille', 'Der Charakter ist ein zäher Brocken. Er überlebt auch Verletzungen, die jeden anderen töten würden. Die Todesschwelle erhöht sich um zwei Punkte pro Rang.', 'PHY Körperbau', 6, 3,1),</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Giftresistenz</text:p>
          </table:table-cell>
          <table:table-cell office:value-type="string" calcext:value-type="string">
            <text:p>', '</text:p>
          </table:table-cell>
          <table:table-cell office:value-type="string" calcext:value-type="string">
            <text:p>Der Charakter hat eine natürliche oder künstliche Resistenz gegen eine bestimmte Klasse von Giften. Oder Substanzen. Etwa 'Betäubungsmittel', 'Nervengifte', 'Zellgifte' etc.</text:p>
            <text:p>Widerstandswürfe gegen diese Art von Giften werden mit einem Bonus entsprechend dem Rang abgelegt.</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78];[.B78];[.C78];[.D78];[.E78];[.F78];[.G78];[.H78];[.I78];[.J78];[.K78];[.L78];[.M78])" office:value-type="string" office:string-value="('Giftresistenz', 'Der Charakter hat eine natürliche oder künstliche Resistenz gegen eine bestimmte Klasse von Giften. Oder Substanzen. Etwa 'Betäubungsmittel', 'Nervengifte', 'Zellgifte' etc.&#10;Widerstandswürfe gegen diese Art von Giften werden mit einem Bonus entsprechend dem Rang abgelegt.', 'PHY Körperbau', 6, 3,1)," calcext:value-type="string">
            <text:p>('Giftresistenz', 'Der Charakter hat eine natürliche oder künstliche Resistenz gegen eine bestimmte Klasse von Giften. Oder Substanzen. Etwa 'Betäubungsmittel', 'Nervengifte', 'Zellgifte' etc.</text:p>
            <text:p>Widerstandswürfe gegen diese Art von Giften werden mit einem Bonus entsprechend dem Rang abgelegt.', 'PHY Körperbau', 6, 3,1),</text:p>
          </table:table-cell>
          <table:table-cell table:style-name="ce1" table:number-columns-repeated="16370"/>
        </table:table-row>
        <table:table-row table:style-name="ro16">
          <table:table-cell office:value-type="string" calcext:value-type="string">
            <text:p>('</text:p>
          </table:table-cell>
          <table:table-cell office:value-type="string" calcext:value-type="string">
            <text:p>Raubtiergebiss</text:p>
          </table:table-cell>
          <table:table-cell office:value-type="string" calcext:value-type="string">
            <text:p>', '</text:p>
          </table:table-cell>
          <table:table-cell office:value-type="string" calcext:value-type="string">
            <text:p>Der Charakter besitzt einen kräftigen Kiefer und besonders Spitze, sowie scharfe Zähne. Bei einem erfolgreichen Angriff, verursacht sein Biss schwerere Verletzungen. Ein Raubtiergebiss findet man bei vielen Hazaru-Unterarten aber auch bei den Reynora und den Douwg.</text:p>
            <text:p>(3) Starker Kiefer: Schaden 1/-1</text:p>
            <text:p>(6) Böse Reißzähne: Schaden 2/0</text:p>
            <text:p>(9) Kräftiges Raubtiergebiss: Schaden 2/-2</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79];[.B79];[.C79];[.D79];[.E79];[.F79];[.G79];[.H79];[.I79];[.J79];[.K79];[.L79];[.M79])" office:value-type="string" office:string-value="('Raubtiergebiss', 'Der Charakter besitzt einen kräftigen Kiefer und besonders Spitze, sowie scharfe Zähne. Bei einem erfolgreichen Angriff, verursacht sein Biss schwerere Verletzungen. Ein Raubtiergebiss findet man bei vielen Hazaru-Unterarten aber auch bei den Reynora und den Douwg.&#10;(3) Starker Kiefer: Schaden 1/-1&#10;(6) Böse Reißzähne: Schaden 2/0&#10;(9) Kräftiges Raubtiergebiss: Schaden 2/-2', 'PHY Körperbau', 3, 3,0)," calcext:value-type="string">
            <text:p>('Raubtiergebiss', 'Der Charakter besitzt einen kräftigen Kiefer und besonders Spitze, sowie scharfe Zähne. Bei einem erfolgreichen Angriff, verursacht sein Biss schwerere Verletzungen. Ein Raubtiergebiss findet man bei vielen Hazaru-Unterarten aber auch bei den Reynora und den Douwg.</text:p>
            <text:p>(3) Starker Kiefer: Schaden 1/-1</text:p>
            <text:p>(6) Böse Reißzähne: Schaden 2/0</text:p>
            <text:p>(9) Kräftiges Raubtiergebiss: Schaden 2/-2', 'PHY Körperbau', 3, 3,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Krallen / Klauen</text:p>
          </table:table-cell>
          <table:table-cell office:value-type="string" calcext:value-type="string">
            <text:p>', '</text:p>
          </table:table-cell>
          <table:table-cell office:value-type="string" calcext:value-type="string">
            <text:p>Die Finger und/oder Zehen des Charakters laufen in ernsthafte Krallen oder Klauen aus. Bei einem erfolgreichen Angriff verursachen sie klaffende Wunden und schwere Verletzungen.</text:p>
            <text:p>(3) Schmerzhafte Pranken: Schaden 1/-1</text:p>
            <text:p>(6) Scharfe Krallen: Schaden 2/0</text:p>
            <text:p>(9) Eindrucksvolle Klauen: Schaden 2/-2</text:p>
            <text:p>Je nach Länge der Krallen, bietet es sich an, dazu eine entsprechende Einschränkung der Fingerfertigkeit in Betracht zu ziehen</text:p>
          </table:table-cell>
          <table:table-cell office:value-type="string" calcext:value-type="string">
            <text:p>', '</text:p>
          </table:table-cell>
          <table:table-cell office:value-type="string" calcext:value-type="string">
            <text:p>PHY Körperbau</text:p>
          </table:table-cell>
          <table:table-cell office:value-type="string" calcext:value-type="string">
            <text:p>', </text:p>
          </table:table-cell>
          <table:table-cell office:value-type="float" office:value="3" calcext:value-type="float">
            <text:p>3</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80];[.B80];[.C80];[.D80];[.E80];[.F80];[.G80];[.H80];[.I80];[.J80];[.K80];[.L80];[.M80])" office:value-type="string" office:string-value="('Krallen / Klauen', 'Die Finger und/oder Zehen des Charakters laufen in ernsthafte Krallen oder Klauen aus. Bei einem erfolgreichen Angriff verursachen sie klaffende Wunden und schwere Verletzungen.&#10;(3) Schmerzhafte Pranken: Schaden 1/-1&#10;(6) Scharfe Krallen: Schaden 2/0&#10;(9) Eindrucksvolle Klauen: Schaden 2/-2&#10;Je nach Länge der Krallen, bietet es sich an, dazu eine entsprechende Einschränkung der Fingerfertigkeit in Betracht zu ziehen', 'PHY Körperbau', 3, 3,0)," calcext:value-type="string">
            <text:p>('Krallen / Klauen', 'Die Finger und/oder Zehen des Charakters laufen in ernsthafte Krallen oder Klauen aus. Bei einem erfolgreichen Angriff verursachen sie klaffende Wunden und schwere Verletzungen.</text:p>
            <text:p>(3) Schmerzhafte Pranken: Schaden 1/-1</text:p>
            <text:p>(6) Scharfe Krallen: Schaden 2/0</text:p>
            <text:p>(9) Eindrucksvolle Klauen: Schaden 2/-2</text:p>
            <text:p>Je nach Länge der Krallen, bietet es sich an, dazu eine entsprechende Einschränkung der Fingerfertigkeit in Betracht zu ziehen', 'PHY Körperbau', 3, 3,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Allergien</text:p>
          </table:table-cell>
          <table:table-cell office:value-type="string" calcext:value-type="string">
            <text:p>', '</text:p>
          </table:table-cell>
          <table:table-cell office:value-type="string" calcext:value-type="string">
            <text:p>Der Wert und die Auswirkung dieses Nachteils ist stark von der Verbreitung des Auslöser und der Wirkung abhängig und sollte mit dem Spielleiter abgestimmt werden.</text:p>
          </table:table-cell>
          <table:table-cell office:value-type="string" calcext:value-type="string">
            <text:p>', '</text:p>
          </table:table-cell>
          <table:table-cell office:value-type="string" calcext:value-type="string">
            <text:p>PHY Krankheit</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81];[.B81];[.C81];[.D81];[.E81];[.F81];[.G81];[.H81];[.I81];[.J81];[.K81];[.L81];[.M81])" office:value-type="string" office:string-value="('Allergien', 'Der Wert und die Auswirkung dieses Nachteils ist stark von der Verbreitung des Auslöser und der Wirkung abhängig und sollte mit dem Spielleiter abgestimmt werden.', 'PHY Krankheit', 24, -1,0)," calcext:value-type="string">
            <text:p>('Allergien', 'Der Wert und die Auswirkung dieses Nachteils ist stark von der Verbreitung des Auslöser und der Wirkung abhängig und sollte mit dem Spielleiter abgestimmt werden.', 'PHY Krankheit', 24, -1,0),</text:p>
          </table:table-cell>
          <table:table-cell table:style-name="ce1" table:number-columns-repeated="16370"/>
        </table:table-row>
        <table:table-row table:style-name="ro17">
          <table:table-cell office:value-type="string" calcext:value-type="string">
            <text:p>('</text:p>
          </table:table-cell>
          <table:table-cell office:value-type="string" calcext:value-type="string">
            <text:p>Geborgte Zeit</text:p>
          </table:table-cell>
          <table:table-cell office:value-type="string" calcext:value-type="string">
            <text:p>', '</text:p>
          </table:table-cell>
          <table:table-cell office:value-type="string" calcext:value-type="string">
            <text:p>Der Charakter leidet an einer progressiven, degenerativen Krankheit, die über kurz oder lang den sicheren Tod bedeutet. Je nach der genauen Natur der Erkrankung oder vielleicht auch Vergiftung, wählt der Spieler Attribute aus, welche durch den Fortschritt der Krankheit beeinflusst werden:</text:p>
            <text:p>PHY - negative Auswirkung auf die Körperkontrolle</text:p>
            <text:p>MEN - geistiger Verfall, Demenz</text:p>
            <text:p>LP - reduziert die Konstitution</text:p>
            <text:p>EP - laugt den Erkrankten aus und raubt ihm Antriebskraft</text:p>
            <text:p>Geschwindigkeit des Fortschreitens der Erkrankung:</text:p>
            <text:p>schnell [1 Wurf/Tag] (24)</text:p>
            <text:p>merklich [1 Wurf/Megasek] (12)</text:p>
            <text:p>langwierig [1 Wurf/Dekade] (3)</text:p>
            <text:p>ein betroffenes Attribut (x2)</text:p>
            <text:p>zwei betroffene Attribute (x1)</text:p>
            <text:p>mehr betroffene Attribute (x½)</text:p>
            <text:p>Immer zum Ende des Zeitraums erfolgt ein unmodifizierter Wurf gegen das höchste betroffene Attribut. Bei Misserfolg sinkt das Attribut um eins. Sinkt ein Wert auf 0 stirbt der Charakter.</text:p>
            <text:p>Ist die Erkrankung/Vergiftung so aggressiv, dass es keine Therapien gibt, verdoppelt sich der Nachteilswert noch einmal (x2). Die betroffenen Attribute können in diesem Fall nicht mehr gesteigert werden.</text:p>
            <text:p>Ja, das können bis zu 96 Punkte werden ... aber der Unterschied zum nachfolgend aufgeführten Nachteil ist dann auch nicht mehr besonders weit ...</text:p>
          </table:table-cell>
          <table:table-cell office:value-type="string" calcext:value-type="string">
            <text:p>', '</text:p>
          </table:table-cell>
          <table:table-cell office:value-type="string" calcext:value-type="string">
            <text:p>PHY Krankheit</text:p>
          </table:table-cell>
          <table:table-cell office:value-type="string" calcext:value-type="string">
            <text:p>', </text:p>
          </table:table-cell>
          <table:table-cell office:value-type="float" office:value="32" calcext:value-type="float">
            <text:p>32</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82];[.B82];[.C82];[.D82];[.E82];[.F82];[.G82];[.H82];[.I82];[.J82];[.K82];[.L82];[.M82])" office:value-type="string" office:string-value="('Geborgte Zeit', 'Der Charakter leidet an einer progressiven, degenerativen Krankheit, die über kurz oder lang den sicheren Tod bedeutet. Je nach der genauen Natur der Erkrankung oder vielleicht auch Vergiftung, wählt der Spieler Attribute aus, welche durch den Fortschritt der Krankheit beeinflusst werden:&#10;PHY - negative Auswirkung auf die Körperkontrolle&#10;MEN - geistiger Verfall, Demenz&#10;LP - reduziert die Konstitution&#10;EP - laugt den Erkrankten aus und raubt ihm Antriebskraft&#10;Geschwindigkeit des Fortschreitens der Erkrankung:&#10;schnell [1 Wurf/Tag] (24)&#10;merklich [1 Wurf/Megasek] (12)&#10;langwierig [1 Wurf/Dekade] (3)&#10;ein betroffenes Attribut (x2)&#10;zwei betroffene Attribute (x1)&#10;mehr betroffene Attribute (x½)&#10;Immer zum Ende des Zeitraums erfolgt ein unmodifizierter Wurf gegen das höchste betroffene Attribut. Bei Misserfolg sinkt das Attribut um eins. Sinkt ein Wert auf 0 stirbt der Charakter.&#10;Ist die Erkrankung/Vergiftung so aggressiv, dass es keine Therapien gibt, verdoppelt sich der Nachteilswert noch einmal (x2). Die betroffenen Attribute können in diesem Fall nicht mehr gesteigert werden.&#10;Ja, das können bis zu 96 Punkte werden ... aber der Unterschied zum nachfolgend aufgeführten Nachteil ist dann auch nicht mehr besonders weit ...', 'PHY Krankheit', 32, -3,0)," calcext:value-type="string">
            <text:p>('Geborgte Zeit', 'Der Charakter leidet an einer progressiven, degenerativen Krankheit, die über kurz oder lang den sicheren Tod bedeutet. Je nach der genauen Natur der Erkrankung oder vielleicht auch Vergiftung, wählt der Spieler Attribute aus, welche durch den Fortschritt der Krankheit beeinflusst werden:</text:p>
            <text:p>PHY - negative Auswirkung auf die Körperkontrolle</text:p>
            <text:p>MEN - geistiger Verfall, Demenz</text:p>
            <text:p>LP - reduziert die Konstitution</text:p>
            <text:p>EP - laugt den Erkrankten aus und raubt ihm Antriebskraft</text:p>
            <text:p>Geschwindigkeit des Fortschreitens der Erkrankung:</text:p>
            <text:p>schnell [1 Wurf/Tag] (24)</text:p>
            <text:p>merklich [1 Wurf/Megasek] (12)</text:p>
            <text:p>langwierig [1 Wurf/Dekade] (3)</text:p>
            <text:p>ein betroffenes Attribut (x2)</text:p>
            <text:p>zwei betroffene Attribute (x1)</text:p>
            <text:p>mehr betroffene Attribute (x½)</text:p>
            <text:p>Immer zum Ende des Zeitraums erfolgt ein unmodifizierter Wurf gegen das höchste betroffene Attribut. Bei Misserfolg sinkt das Attribut um eins. Sinkt ein Wert auf 0 stirbt der Charakter.</text:p>
            <text:p>Ist die Erkrankung/Vergiftung so aggressiv, dass es keine Therapien gibt, verdoppelt sich der Nachteilswert noch einmal (x2). Die betroffenen Attribute können in diesem Fall nicht mehr gesteigert werden.</text:p>
            <text:p>Ja, das können bis zu 96 Punkte werden ... aber der Unterschied zum nachfolgend aufgeführten Nachteil ist dann auch nicht mehr besonders weit ...', 'PHY Krankheit', 32, -3,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Tot</text:p>
          </table:table-cell>
          <table:table-cell office:value-type="string" calcext:value-type="string">
            <text:p>', '</text:p>
          </table:table-cell>
          <table:table-cell office:value-type="string" calcext:value-type="string">
            <text:p>Der Charakter ist gestorben. Dies kann als Abenteueraufhänger für andere Charaktere dienen. Nein, die Punkte sind nicht übertragbar.</text:p>
          </table:table-cell>
          <table:table-cell office:value-type="string" calcext:value-type="string">
            <text:p>', '</text:p>
          </table:table-cell>
          <table:table-cell office:value-type="string" calcext:value-type="string">
            <text:p>PHY Krankheit</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00" calcext:value-type="float">
            <text:p>-10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83];[.B83];[.C83];[.D83];[.E83];[.F83];[.G83];[.H83];[.I83];[.J83];[.K83];[.L83];[.M83])" office:value-type="string" office:string-value="('Tot', 'Der Charakter ist gestorben. Dies kann als Abenteueraufhänger für andere Charaktere dienen. Nein, die Punkte sind nicht übertragbar.', 'PHY Krankheit', 1, -100,0)," calcext:value-type="string">
            <text:p>('Tot', 'Der Charakter ist gestorben. Dies kann als Abenteueraufhänger für andere Charaktere dienen. Nein, die Punkte sind nicht übertragbar.', 'PHY Krankheit', 1, -100,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PSI-Resistenz</text:p>
          </table:table-cell>
          <table:table-cell office:value-type="string" calcext:value-type="string">
            <text:p>', '</text:p>
          </table:table-cell>
          <table:table-cell office:value-type="string" calcext:value-type="string">
            <text:p>Ein Charakter mit diesem Vorteil¹ ist durch psionische Effekte generell schwerer zu beeinflussen. Das Wirken von PSI-Talenten, die diese Person zum Ziel haben, wird um +1 pro Rang erschwert.</text:p>
          </table:table-cell>
          <table:table-cell office:value-type="string" calcext:value-type="string">
            <text:p>', '</text:p>
          </table:table-cell>
          <table:table-cell office:value-type="string" calcext:value-type="string">
            <text:p>PSI</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4];[.B84];[.C84];[.D84];[.E84];[.F84];[.G84];[.H84];[.I84];[.J84];[.K84];[.L84];[.M84])" office:value-type="string" office:string-value="('PSI-Resistenz', 'Ein Charakter mit diesem Vorteil¹ ist durch psionische Effekte generell schwerer zu beeinflussen. Das Wirken von PSI-Talenten, die diese Person zum Ziel haben, wird um +1 pro Rang erschwert.', 'PSI', 6, 3,1)," calcext:value-type="string">
            <text:p>('PSI-Resistenz', 'Ein Charakter mit diesem Vorteil¹ ist durch psionische Effekte generell schwerer zu beeinflussen. Das Wirken von PSI-Talenten, die diese Person zum Ziel haben, wird um +1 pro Rang erschwert.', 'PSI', 6, 3,1),</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PSI-Streuung</text:p>
          </table:table-cell>
          <table:table-cell office:value-type="string" calcext:value-type="string">
            <text:p>', '</text:p>
          </table:table-cell>
          <table:table-cell office:value-type="string" calcext:value-type="string">
            <text:p>Irgendetwas an dem Charakter stört die kanalisierte Struktur der psionischen Kräfte. Durch diesen Vorteil erhöht sich der Rückschlag gegen den Wirker des psionischen Effekts um 0/-1 pro Rang.</text:p>
            <text:p>Wir werten diese als Vorteil, doch solltest du dir bewusst machen, dass das auch gegen Talente wie Heilung oder Portal gilt.</text:p>
          </table:table-cell>
          <table:table-cell office:value-type="string" calcext:value-type="string">
            <text:p>', '</text:p>
          </table:table-cell>
          <table:table-cell office:value-type="string" calcext:value-type="string">
            <text:p>PSI</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5];[.B85];[.C85];[.D85];[.E85];[.F85];[.G85];[.H85];[.I85];[.J85];[.K85];[.L85];[.M85])" office:value-type="string" office:string-value="('PSI-Streuung', 'Irgendetwas an dem Charakter stört die kanalisierte Struktur der psionischen Kräfte. Durch diesen Vorteil erhöht sich der Rückschlag gegen den Wirker des psionischen Effekts um 0/-1 pro Rang.&#10;Wir werten diese als Vorteil, doch solltest du dir bewusst machen, dass das auch gegen Talente wie Heilung oder Portal gilt.', 'PSI', 6, 3,1)," calcext:value-type="string">
            <text:p>('PSI-Streuung', 'Irgendetwas an dem Charakter stört die kanalisierte Struktur der psionischen Kräfte. Durch diesen Vorteil erhöht sich der Rückschlag gegen den Wirker des psionischen Effekts um 0/-1 pro Rang.</text:p>
            <text:p>Wir werten diese als Vorteil, doch solltest du dir bewusst machen, dass das auch gegen Talente wie Heilung oder Portal gilt.', 'PSI', 6, 3,1),</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Aggressiv</text:p>
          </table:table-cell>
          <table:table-cell office:value-type="string" calcext:value-type="string">
            <text:p>', '</text:p>
          </table:table-cell>
          <table:table-cell office:value-type="string" calcext:value-type="string">
            <text:p>Der Charakter ist aggressiv und kann seine Gefühlsausbrüche nur schwer kontrollieren. Um nicht mit Gewalt auf ein Problem zu reagieren, muss dem Charakter eine MEN-Probe gelingen, diese wird pauschal um den Rang des Nachteils erschwert und kann zudem abhängig vom Auslöser (Beleidigung, Tätlichkeit ...) weiter modifiziert werd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6];[.B86];[.C86];[.D86];[.E86];[.F86];[.G86];[.H86];[.I86];[.J86];[.K86];[.L86];[.M86])" office:value-type="string" office:string-value="('Aggressiv', 'Der Charakter ist aggressiv und kann seine Gefühlsausbrüche nur schwer kontrollieren. Um nicht mit Gewalt auf ein Problem zu reagieren, muss dem Charakter eine MEN-Probe gelingen, diese wird pauschal um den Rang des Nachteils erschwert und kann zudem abhängig vom Auslöser (Beleidigung, Tätlichkeit ...) weiter modifiziert werden.', 'SOZ ', 6, -3,1)," calcext:value-type="string">
            <text:p>('Aggressiv', 'Der Charakter ist aggressiv und kann seine Gefühlsausbrüche nur schwer kontrollieren. Um nicht mit Gewalt auf ein Problem zu reagieren, muss dem Charakter eine MEN-Probe gelingen, diese wird pauschal um den Rang des Nachteils erschwert und kann zudem abhängig vom Auslöser (Beleidigung, Tätlichkeit ...) weiter modifiziert werden.', 'SOZ ', 6, -3,1),</text:p>
          </table:table-cell>
          <table:table-cell table:style-name="ce1" table:number-columns-repeated="16370"/>
        </table:table-row>
        <table:table-row table:style-name="ro18">
          <table:table-cell office:value-type="string" calcext:value-type="string">
            <text:p>('</text:p>
          </table:table-cell>
          <table:table-cell office:value-type="string" calcext:value-type="string">
            <text:p>Arrogant</text:p>
          </table:table-cell>
          <table:table-cell office:value-type="string" calcext:value-type="string">
            <text:p>', '</text:p>
          </table:table-cell>
          <table:table-cell office:value-type="string" calcext:value-type="string">
            <text:p>Der Charakter ist von sich und seinem Stand mehr als überzeugt. Er neigt zur Überheblichkeit und dazu Personen aus 'niederen' Ständen zu unterschätzen. Typisch ist der Novaropäische Adlige, der sich als Verkörperung alter Ideale und Mitglied einer höheren Menschenkaste betrachtet und für die 'Gemeinen' bestenfalls Geringschätzung übrig hat. Aber auch Träger akademischer Titel oder Berühmtheiten sind oft nicht über diesen Makel erhaben. Alle sozialen Proben mit Mitgliedern die der Charakter als 'unter seiner Würde' erachtet sind um die Stufe des Nachteils erschwer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7];[.B87];[.C87];[.D87];[.E87];[.F87];[.G87];[.H87];[.I87];[.J87];[.K87];[.L87];[.M87])" office:value-type="string" office:string-value="('Arrogant', 'Der Charakter ist von sich und seinem Stand mehr als überzeugt. Er neigt zur Überheblichkeit und dazu Personen aus 'niederen' Ständen zu unterschätzen. Typisch ist der Novaropäische Adlige, der sich als Verkörperung alter Ideale und Mitglied einer höheren Menschenkaste betrachtet und für die 'Gemeinen' bestenfalls Geringschätzung übrig hat. Aber auch Träger akademischer Titel oder Berühmtheiten sind oft nicht über diesen Makel erhaben. Alle sozialen Proben mit Mitgliedern die der Charakter als 'unter seiner Würde' erachtet sind um die Stufe des Nachteils erschwert.', 'SOZ ', 6, -3,1)," calcext:value-type="string">
            <text:p>('Arrogant', 'Der Charakter ist von sich und seinem Stand mehr als überzeugt. Er neigt zur Überheblichkeit und dazu Personen aus 'niederen' Ständen zu unterschätzen. Typisch ist der Novaropäische Adlige, der sich als Verkörperung alter Ideale und Mitglied einer höheren Menschenkaste betrachtet und für die 'Gemeinen' bestenfalls Geringschätzung übrig hat. Aber auch Träger akademischer Titel oder Berühmtheiten sind oft nicht über diesen Makel erhaben. Alle sozialen Proben mit Mitgliedern die der Charakter als 'unter seiner Würde' erachtet sind um die Stufe des Nachteils erschwert.', 'SOZ ', 6, -3,1),</text:p>
          </table:table-cell>
          <table:table-cell table:style-name="ce1" table:number-columns-repeated="16370"/>
        </table:table-row>
        <table:table-row table:style-name="ro15">
          <table:table-cell office:value-type="string" calcext:value-type="string">
            <text:p>('</text:p>
          </table:table-cell>
          <table:table-cell office:value-type="string" calcext:value-type="string">
            <text:p>Dickköpfig</text:p>
          </table:table-cell>
          <table:table-cell office:value-type="string" calcext:value-type="string">
            <text:p>', '</text:p>
          </table:table-cell>
          <table:table-cell office:value-type="string" calcext:value-type="string">
            <text:p>Der Charakter ist nur schwer von einer einmal getroffenen Entscheidung abzubringen. Was er angefangen hat, will er auch zuende bringen, ob er nun jemand verfolgt oder er der meinung ist, dass er den Reaktor selbst reparieren muss.</text:p>
            <text:p>Sollte die Entscheidung ihn oder die Gruppe in Gefahr bringen oder möchte der Charakter seine Aktion abbrechen, kann er eine MEN-Probe, erschwert um den Rang des Nachteils, ablegen. Modifikatoren nach Spielleiterentscheid sind möglich.</text:p>
            <text:p>Der Einsatz von Unterrichten, Überreden, Einschüchtern und verwandten Fertigkeiten gegen den Charakter werden um den Rang des Nachteils erschwer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8];[.B88];[.C88];[.D88];[.E88];[.F88];[.G88];[.H88];[.I88];[.J88];[.K88];[.L88];[.M88])" office:value-type="string" office:string-value="('Dickköpfig', 'Der Charakter ist nur schwer von einer einmal getroffenen Entscheidung abzubringen. Was er angefangen hat, will er auch zuende bringen, ob er nun jemand verfolgt oder er der meinung ist, dass er den Reaktor selbst reparieren muss.&#10;Sollte die Entscheidung ihn oder die Gruppe in Gefahr bringen oder möchte der Charakter seine Aktion abbrechen, kann er eine MEN-Probe, erschwert um den Rang des Nachteils, ablegen. Modifikatoren nach Spielleiterentscheid sind möglich.&#10;Der Einsatz von Unterrichten, Überreden, Einschüchtern und verwandten Fertigkeiten gegen den Charakter werden um den Rang des Nachteils erschwert.', 'SOZ ', 6, -3,1)," calcext:value-type="string">
            <text:p>('Dickköpfig', 'Der Charakter ist nur schwer von einer einmal getroffenen Entscheidung abzubringen. Was er angefangen hat, will er auch zuende bringen, ob er nun jemand verfolgt oder er der meinung ist, dass er den Reaktor selbst reparieren muss.</text:p>
            <text:p>Sollte die Entscheidung ihn oder die Gruppe in Gefahr bringen oder möchte der Charakter seine Aktion abbrechen, kann er eine MEN-Probe, erschwert um den Rang des Nachteils, ablegen. Modifikatoren nach Spielleiterentscheid sind möglich.</text:p>
            <text:p>Der Einsatz von Unterrichten, Überreden, Einschüchtern und verwandten Fertigkeiten gegen den Charakter werden um den Rang des Nachteils erschwert.', 'SOZ ', 6, -3,1),</text:p>
          </table:table-cell>
          <table:table-cell table:style-name="ce1" table:number-columns-repeated="16370"/>
        </table:table-row>
        <table:table-row table:style-name="ro15">
          <table:table-cell office:value-type="string" calcext:value-type="string">
            <text:p>('</text:p>
          </table:table-cell>
          <table:table-cell office:value-type="string" calcext:value-type="string">
            <text:p>Ehrlich</text:p>
          </table:table-cell>
          <table:table-cell office:value-type="string" calcext:value-type="string">
            <text:p>', '</text:p>
          </table:table-cell>
          <table:table-cell office:value-type="string" calcext:value-type="string">
            <text:p>Der Charakter ist kreuzehrlich. Und man sieht es ihm an. Er ist nicht in der Lage zu lügen. Bei jedem Versuch zu lügen oder die Wahrheit zu verschweigen, muss ihm zuvor eine (um den Rang des Nachteils erschwerte) SOZ-Probe gelingen, um nicht sofort als Lügner aufzufallen. Diese kann nach Spielleiterentscheid modifiziert werden, so sind etwa Händler, Polizisten oder Richter besser darin, Lügner zu entlarven. Die normale Fertigkeitsprobe auf Lügen wird anschließend abgehandelt.</text:p>
            <text:p>Allerdings gilt der Charakter auch als ehrlich und integer – entsprechend positiv reagieren Personen, die ihn kennen. SOZ-Proben können unter umständen erleichtert werd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89];[.B89];[.C89];[.D89];[.E89];[.F89];[.G89];[.H89];[.I89];[.J89];[.K89];[.L89];[.M89])" office:value-type="string" office:string-value="('Ehrlich', 'Der Charakter ist kreuzehrlich. Und man sieht es ihm an. Er ist nicht in der Lage zu lügen. Bei jedem Versuch zu lügen oder die Wahrheit zu verschweigen, muss ihm zuvor eine (um den Rang des Nachteils erschwerte) SOZ-Probe gelingen, um nicht sofort als Lügner aufzufallen. Diese kann nach Spielleiterentscheid modifiziert werden, so sind etwa Händler, Polizisten oder Richter besser darin, Lügner zu entlarven. Die normale Fertigkeitsprobe auf Lügen wird anschließend abgehandelt.&#10;Allerdings gilt der Charakter auch als ehrlich und integer – entsprechend positiv reagieren Personen, die ihn kennen. SOZ-Proben können unter umständen erleichtert werden.', 'SOZ ', 6, -3,1)," calcext:value-type="string">
            <text:p>('Ehrlich', 'Der Charakter ist kreuzehrlich. Und man sieht es ihm an. Er ist nicht in der Lage zu lügen. Bei jedem Versuch zu lügen oder die Wahrheit zu verschweigen, muss ihm zuvor eine (um den Rang des Nachteils erschwerte) SOZ-Probe gelingen, um nicht sofort als Lügner aufzufallen. Diese kann nach Spielleiterentscheid modifiziert werden, so sind etwa Händler, Polizisten oder Richter besser darin, Lügner zu entlarven. Die normale Fertigkeitsprobe auf Lügen wird anschließend abgehandelt.</text:p>
            <text:p>Allerdings gilt der Charakter auch als ehrlich und integer – entsprechend positiv reagieren Personen, die ihn kennen. SOZ-Proben können unter umständen erleichtert werden.', 'SOZ ', 6, -3,1),</text:p>
          </table:table-cell>
          <table:table-cell table:style-name="ce1" table:number-columns-repeated="16370"/>
        </table:table-row>
        <table:table-row table:style-name="ro19">
          <table:table-cell office:value-type="string" calcext:value-type="string">
            <text:p>('</text:p>
          </table:table-cell>
          <table:table-cell office:value-type="string" calcext:value-type="string">
            <text:p>Geizig</text:p>
          </table:table-cell>
          <table:table-cell office:value-type="string" calcext:value-type="string">
            <text:p>', '</text:p>
          </table:table-cell>
          <table:table-cell office:value-type="string" calcext:value-type="string">
            <text:p>Ein Charakter mit diesem Nachteil ist nicht einfach nur sparsam, er versucht jegliche Art von Ausgaben zu vermeiden. Er gibt kein Trinkgeld, er bietet nicht an die Rechnung zu übernehmen und wird dem Bettler an der Straßenecke keinen Cent geben.</text:p>
            <text:p>Natürlich hat ein solcher Charakter auch Schwierigkeiten damit, die Richtige Menge Schmiergeld zwischen die Dokumente der Zollabfertigung zu legen. Um zu erkennen, dass eine scheinbar sinnlose Geldverschwendung eine notwendige Investition ist, muss dem Charakter eine MEN-Probe gelingen, die um den Rang des Nachteils erschwert is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0];[.B90];[.C90];[.D90];[.E90];[.F90];[.G90];[.H90];[.I90];[.J90];[.K90];[.L90];[.M90])" office:value-type="string" office:string-value="('Geizig', 'Ein Charakter mit diesem Nachteil ist nicht einfach nur sparsam, er versucht jegliche Art von Ausgaben zu vermeiden. Er gibt kein Trinkgeld, er bietet nicht an die Rechnung zu übernehmen und wird dem Bettler an der Straßenecke keinen Cent geben.&#10;Natürlich hat ein solcher Charakter auch Schwierigkeiten damit, die Richtige Menge Schmiergeld zwischen die Dokumente der Zollabfertigung zu legen. Um zu erkennen, dass eine scheinbar sinnlose Geldverschwendung eine notwendige Investition ist, muss dem Charakter eine MEN-Probe gelingen, die um den Rang des Nachteils erschwert ist.', 'SOZ ', 6, -3,1)," calcext:value-type="string">
            <text:p>('Geizig', 'Ein Charakter mit diesem Nachteil ist nicht einfach nur sparsam, er versucht jegliche Art von Ausgaben zu vermeiden. Er gibt kein Trinkgeld, er bietet nicht an die Rechnung zu übernehmen und wird dem Bettler an der Straßenecke keinen Cent geben.</text:p>
            <text:p>Natürlich hat ein solcher Charakter auch Schwierigkeiten damit, die Richtige Menge Schmiergeld zwischen die Dokumente der Zollabfertigung zu legen. Um zu erkennen, dass eine scheinbar sinnlose Geldverschwendung eine notwendige Investition ist, muss dem Charakter eine MEN-Probe gelingen, die um den Rang des Nachteils erschwert ist.', 'SOZ ', 6, -3,1),</text:p>
          </table:table-cell>
          <table:table-cell table:style-name="ce1" table:number-columns-repeated="16370"/>
        </table:table-row>
        <table:table-row table:style-name="ro20">
          <table:table-cell office:value-type="string" calcext:value-type="string">
            <text:p>('</text:p>
          </table:table-cell>
          <table:table-cell office:value-type="string" calcext:value-type="string">
            <text:p>Gierig</text:p>
          </table:table-cell>
          <table:table-cell office:value-type="string" calcext:value-type="string">
            <text:p>', '</text:p>
          </table:table-cell>
          <table:table-cell office:value-type="string" calcext:value-type="string">
            <text:p>Der Charakter giert nach Reichtum, Geld, Schätzen, Kunstwerken oder auch nach besonders gutem Essen, Machtpositionen, Titeln oder Orden. Die Art der Gier sollte festgelegt werden, der Spielleiter kann durchaus zulassen dass der Spieler mehr als eine Gier besitzt.</text:p>
            <text:p>Wann immer sich eine Gelegenheit für den Charakter bietet, an ein Objekt seiner Begierde zu gelangen, muss er versuchen, es zu bekommen. Wäre der Versuch illegal oder lebensgefährlich, kann der Spielleiter eine SOZ-Probe erlauben, die wieder um den Rang des Nachteils erschwert ist.</text:p>
            <text:p>Im übrigen ist Gierig nicht gleich Geizig. Ein passionierter Taschendieb kann durchaus das Geld mit vollen Händen ausgeben - immerhin hat er ja eine relativ sichere Quelle.</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1];[.B91];[.C91];[.D91];[.E91];[.F91];[.G91];[.H91];[.I91];[.J91];[.K91];[.L91];[.M91])" office:value-type="string" office:string-value="('Gierig', 'Der Charakter giert nach Reichtum, Geld, Schätzen, Kunstwerken oder auch nach besonders gutem Essen, Machtpositionen, Titeln oder Orden. Die Art der Gier sollte festgelegt werden, der Spielleiter kann durchaus zulassen dass der Spieler mehr als eine Gier besitzt.&#10;Wann immer sich eine Gelegenheit für den Charakter bietet, an ein Objekt seiner Begierde zu gelangen, muss er versuchen, es zu bekommen. Wäre der Versuch illegal oder lebensgefährlich, kann der Spielleiter eine SOZ-Probe erlauben, die wieder um den Rang des Nachteils erschwert ist.&#10;Im übrigen ist Gierig nicht gleich Geizig. Ein passionierter Taschendieb kann durchaus das Geld mit vollen Händen ausgeben - immerhin hat er ja eine relativ sichere Quelle.', 'SOZ ', 6, -3,1)," calcext:value-type="string">
            <text:p>('Gierig', 'Der Charakter giert nach Reichtum, Geld, Schätzen, Kunstwerken oder auch nach besonders gutem Essen, Machtpositionen, Titeln oder Orden. Die Art der Gier sollte festgelegt werden, der Spielleiter kann durchaus zulassen dass der Spieler mehr als eine Gier besitzt.</text:p>
            <text:p>Wann immer sich eine Gelegenheit für den Charakter bietet, an ein Objekt seiner Begierde zu gelangen, muss er versuchen, es zu bekommen. Wäre der Versuch illegal oder lebensgefährlich, kann der Spielleiter eine SOZ-Probe erlauben, die wieder um den Rang des Nachteils erschwert ist.</text:p>
            <text:p>Im übrigen ist Gierig nicht gleich Geizig. Ein passionierter Taschendieb kann durchaus das Geld mit vollen Händen ausgeben - immerhin hat er ja eine relativ sichere Quelle.', 'SOZ ', 6, -3,1),</text:p>
          </table:table-cell>
          <table:table-cell table:style-name="ce1" table:number-columns-repeated="16370"/>
        </table:table-row>
        <table:table-row table:style-name="ro21">
          <table:table-cell office:value-type="string" calcext:value-type="string">
            <text:p>('</text:p>
          </table:table-cell>
          <table:table-cell office:value-type="string" calcext:value-type="string">
            <text:p>Impulsiv</text:p>
          </table:table-cell>
          <table:table-cell office:value-type="string" calcext:value-type="string">
            <text:p>', '</text:p>
          </table:table-cell>
          <table:table-cell office:value-type="string" calcext:value-type="string">
            <text:p>Der Charakter neigt dazu schnell, konsequent und ... ohne Überlegung zu handeln.</text:p>
            <text:p>Wichtig bei diesem Nachteil ist, ihn richtig zu spielen. Der Charakter hasst lange Diskussionen. Er trifft seine Entscheidung schnell und handelt danach.</text:p>
            <text:p>Während der Rest noch redet, ist er schon fertig.</text:p>
            <text:p>Genauso reagiert der Charakter auch schnell und unüberlegt. Eine Beleidigung? Ohrfeige. Eine schwere Beleidigung? Eine handfeste Prügelei ist im Gange.</text:p>
            <text:p>Jemand bescheißt ihn beim Kartenspielen... nun ihr wisst, was wir meinen.</text:p>
            <text:p>Um einen impulsiven Charakter zum planen zu bringen, muss ihm erst eine MEN-Probe (erschwert um den Rang des Nachteils) gelingen. Es soll aber auch helfen, ihn an einen Stuhl zu fessel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2];[.B92];[.C92];[.D92];[.E92];[.F92];[.G92];[.H92];[.I92];[.J92];[.K92];[.L92];[.M92])" office:value-type="string" office:string-value="('Impulsiv', 'Der Charakter neigt dazu schnell, konsequent und ... ohne Überlegung zu handeln.&#10;Wichtig bei diesem Nachteil ist, ihn richtig zu spielen. Der Charakter hasst lange Diskussionen. Er trifft seine Entscheidung schnell und handelt danach.&#10;Während der Rest noch redet, ist er schon fertig.&#10;Genauso reagiert der Charakter auch schnell und unüberlegt. Eine Beleidigung? Ohrfeige. Eine schwere Beleidigung? Eine handfeste Prügelei ist im Gange.&#10;Jemand bescheißt ihn beim Kartenspielen... nun ihr wisst, was wir meinen.&#10;Um einen impulsiven Charakter zum planen zu bringen, muss ihm erst eine MEN-Probe (erschwert um den Rang des Nachteils) gelingen. Es soll aber auch helfen, ihn an einen Stuhl zu fesseln.', 'SOZ ', 6, -3,1)," calcext:value-type="string">
            <text:p>('Impulsiv', 'Der Charakter neigt dazu schnell, konsequent und ... ohne Überlegung zu handeln.</text:p>
            <text:p>Wichtig bei diesem Nachteil ist, ihn richtig zu spielen. Der Charakter hasst lange Diskussionen. Er trifft seine Entscheidung schnell und handelt danach.</text:p>
            <text:p>Während der Rest noch redet, ist er schon fertig.</text:p>
            <text:p>Genauso reagiert der Charakter auch schnell und unüberlegt. Eine Beleidigung? Ohrfeige. Eine schwere Beleidigung? Eine handfeste Prügelei ist im Gange.</text:p>
            <text:p>Jemand bescheißt ihn beim Kartenspielen... nun ihr wisst, was wir meinen.</text:p>
            <text:p>Um einen impulsiven Charakter zum planen zu bringen, muss ihm erst eine MEN-Probe (erschwert um den Rang des Nachteils) gelingen. Es soll aber auch helfen, ihn an einen Stuhl zu fesseln.', 'SOZ ', 6, -3,1),</text:p>
          </table:table-cell>
          <table:table-cell table:style-name="ce1" table:number-columns-repeated="16370"/>
        </table:table-row>
        <table:table-row table:style-name="ro22">
          <table:table-cell office:value-type="string" calcext:value-type="string">
            <text:p>('</text:p>
          </table:table-cell>
          <table:table-cell office:value-type="string" calcext:value-type="string">
            <text:p>Intoleranz/Vorurteile</text:p>
          </table:table-cell>
          <table:table-cell office:value-type="string" calcext:value-type="string">
            <text:p>', '</text:p>
          </table:table-cell>
          <table:table-cell office:value-type="string" calcext:value-type="string">
            <text:p>Der Charakter hat ein festgefügtes und engstirniges Weltbild und eine Abneigung gegen alles, was nicht in sein Weltbild passt oder nach seinen Werten lebt. Ein extremes Beispiel für Intoleranz und Vorurteile sind die Jünger des zürnenden Herren. Sie hassen alles und jeden.</text:p>
            <text:p>Dieser Nachteil kann sich gegen Vertreter einer bestimmten Art, eines Berufsstands, einer Fraktion, einer religiösen oder sexuellen Überzeugung richten - oder aber auch gegen bestimmte Technologien, Staatsformen, etc. Prinzipiell kann dieser Nachteil mehrfach gewählt werden.</text:p>
            <text:p>Dem Charakter muss eine MEN-Probe gelingen, erschwert um den Rang des Nachteils, um seine Abneigung zu überwinden. Fertigkeitsproben im Umgang mit dem Subjekt oder Objekt der Abneigung, können zudem erschwert werd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3];[.B93];[.C93];[.D93];[.E93];[.F93];[.G93];[.H93];[.I93];[.J93];[.K93];[.L93];[.M93])" office:value-type="string" office:string-value="('Intoleranz/Vorurteile', 'Der Charakter hat ein festgefügtes und engstirniges Weltbild und eine Abneigung gegen alles, was nicht in sein Weltbild passt oder nach seinen Werten lebt. Ein extremes Beispiel für Intoleranz und Vorurteile sind die Jünger des zürnenden Herren. Sie hassen alles und jeden.&#10;Dieser Nachteil kann sich gegen Vertreter einer bestimmten Art, eines Berufsstands, einer Fraktion, einer religiösen oder sexuellen Überzeugung richten - oder aber auch gegen bestimmte Technologien, Staatsformen, etc. Prinzipiell kann dieser Nachteil mehrfach gewählt werden.&#10;Dem Charakter muss eine MEN-Probe gelingen, erschwert um den Rang des Nachteils, um seine Abneigung zu überwinden. Fertigkeitsproben im Umgang mit dem Subjekt oder Objekt der Abneigung, können zudem erschwert werden.', 'SOZ ', 6, -3,1)," calcext:value-type="string">
            <text:p>('Intoleranz/Vorurteile', 'Der Charakter hat ein festgefügtes und engstirniges Weltbild und eine Abneigung gegen alles, was nicht in sein Weltbild passt oder nach seinen Werten lebt. Ein extremes Beispiel für Intoleranz und Vorurteile sind die Jünger des zürnenden Herren. Sie hassen alles und jeden.</text:p>
            <text:p>Dieser Nachteil kann sich gegen Vertreter einer bestimmten Art, eines Berufsstands, einer Fraktion, einer religiösen oder sexuellen Überzeugung richten - oder aber auch gegen bestimmte Technologien, Staatsformen, etc. Prinzipiell kann dieser Nachteil mehrfach gewählt werden.</text:p>
            <text:p>Dem Charakter muss eine MEN-Probe gelingen, erschwert um den Rang des Nachteils, um seine Abneigung zu überwinden. Fertigkeitsproben im Umgang mit dem Subjekt oder Objekt der Abneigung, können zudem erschwert werden.', 'SOZ ', 6, -3,1),</text:p>
          </table:table-cell>
          <table:table-cell table:style-name="ce1" table:number-columns-repeated="16370"/>
        </table:table-row>
        <table:table-row table:style-name="ro23">
          <table:table-cell office:value-type="string" calcext:value-type="string">
            <text:p>('</text:p>
          </table:table-cell>
          <table:table-cell office:value-type="string" calcext:value-type="string">
            <text:p>Neugierig</text:p>
          </table:table-cell>
          <table:table-cell office:value-type="string" calcext:value-type="string">
            <text:p>', '</text:p>
          </table:table-cell>
          <table:table-cell office:value-type="string" calcext:value-type="string">
            <text:p/>
            <text:p>Jeder Charakter sollte eine gewisse Neugierde mitbringen, sonst kann er auch zuhause bleiben und einem ganz normalen Job nachgehen. Neugierig als Nachteil heißt, der Charakter ist zu neugierig.</text:p>
            <text:p/>
            <text:p>Du verlangsamst durchaus mal deinen Schritt um ein Gespräch etwas länger zu verfolgen. Du blätterst am Kopierer auch durch die Ausdrucke die nicht dir gehören. Du wirfst einen langen Blick in den geöffneten Tresor.</text:p>
            <text:p>Der Spielleiter kann dir eine, um den Rang des Nachteils erschwerte, MEN-Probe erlauben, um zu entscheiden, den an Wand befindlichen, unbeschrifteten roten Knopf nicht zu drücken ...</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4];[.B94];[.C94];[.D94];[.E94];[.F94];[.G94];[.H94];[.I94];[.J94];[.K94];[.L94];[.M94])" office:value-type="string" office:string-value="('Neugierig', '&#10;Jeder Charakter sollte eine gewisse Neugierde mitbringen, sonst kann er auch zuhause bleiben und einem ganz normalen Job nachgehen. Neugierig als Nachteil heißt, der Charakter ist zu neugierig.&#10;&#10;Du verlangsamst durchaus mal deinen Schritt um ein Gespräch etwas länger zu verfolgen. Du blätterst am Kopierer auch durch die Ausdrucke die nicht dir gehören. Du wirfst einen langen Blick in den geöffneten Tresor.&#10;Der Spielleiter kann dir eine, um den Rang des Nachteils erschwerte, MEN-Probe erlauben, um zu entscheiden, den an Wand befindlichen, unbeschrifteten roten Knopf nicht zu drücken ...', 'SOZ ', 6, -3,1)," calcext:value-type="string">
            <text:p>('Neugierig', '</text:p>
            <text:p>Jeder Charakter sollte eine gewisse Neugierde mitbringen, sonst kann er auch zuhause bleiben und einem ganz normalen Job nachgehen. Neugierig als Nachteil heißt, der Charakter ist zu neugierig.</text:p>
            <text:p/>
            <text:p>Du verlangsamst durchaus mal deinen Schritt um ein Gespräch etwas länger zu verfolgen. Du blätterst am Kopierer auch durch die Ausdrucke die nicht dir gehören. Du wirfst einen langen Blick in den geöffneten Tresor.</text:p>
            <text:p>Der Spielleiter kann dir eine, um den Rang des Nachteils erschwerte, MEN-Probe erlauben, um zu entscheiden, den an Wand befindlichen, unbeschrifteten roten Knopf nicht zu drücken ...', 'SOZ ', 6, -3,1),</text:p>
          </table:table-cell>
          <table:table-cell table:style-name="ce1" table:number-columns-repeated="16370"/>
        </table:table-row>
        <table:table-row table:style-name="ro18">
          <table:table-cell office:value-type="string" calcext:value-type="string">
            <text:p>('</text:p>
          </table:table-cell>
          <table:table-cell office:value-type="string" calcext:value-type="string">
            <text:p>Pazifist</text:p>
          </table:table-cell>
          <table:table-cell office:value-type="string" calcext:value-type="string">
            <text:p>', '</text:p>
          </table:table-cell>
          <table:table-cell office:value-type="string" calcext:value-type="string">
            <text:p>Der Charakter hat eine Abneigung gegen die Anwendung von Gewalt. Er wird vermeiden jemanden zu verletzen oder gar zu töten. Der Charakter wird von sich aus keinen Kampf beginnen.</text:p>
            <text:p>Natürlich kann auch hier der Charakter entscheiden, eine (vorzugsweise nichttödliche) Waffe zu verwenden, um sich in einer Gefahrensituation seiner Haut zu erwehren. Ist davon auszugehen, dass das primäre Ziel der Angreifer nicht der Tod des Charakters ist, muss ihm eine MEN-Probe, modifiziert um den Rang des Nachteils, gelingen, um aktiv in den Kampf einzugreif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5];[.B95];[.C95];[.D95];[.E95];[.F95];[.G95];[.H95];[.I95];[.J95];[.K95];[.L95];[.M95])" office:value-type="string" office:string-value="('Pazifist', 'Der Charakter hat eine Abneigung gegen die Anwendung von Gewalt. Er wird vermeiden jemanden zu verletzen oder gar zu töten. Der Charakter wird von sich aus keinen Kampf beginnen.&#10;Natürlich kann auch hier der Charakter entscheiden, eine (vorzugsweise nichttödliche) Waffe zu verwenden, um sich in einer Gefahrensituation seiner Haut zu erwehren. Ist davon auszugehen, dass das primäre Ziel der Angreifer nicht der Tod des Charakters ist, muss ihm eine MEN-Probe, modifiziert um den Rang des Nachteils, gelingen, um aktiv in den Kampf einzugreifen.', 'SOZ ', 6, -3,1)," calcext:value-type="string">
            <text:p>('Pazifist', 'Der Charakter hat eine Abneigung gegen die Anwendung von Gewalt. Er wird vermeiden jemanden zu verletzen oder gar zu töten. Der Charakter wird von sich aus keinen Kampf beginnen.</text:p>
            <text:p>Natürlich kann auch hier der Charakter entscheiden, eine (vorzugsweise nichttödliche) Waffe zu verwenden, um sich in einer Gefahrensituation seiner Haut zu erwehren. Ist davon auszugehen, dass das primäre Ziel der Angreifer nicht der Tod des Charakters ist, muss ihm eine MEN-Probe, modifiziert um den Rang des Nachteils, gelingen, um aktiv in den Kampf einzugreifen.', 'SOZ ', 6, -3,1),</text:p>
          </table:table-cell>
          <table:table-cell table:style-name="ce1" table:number-columns-repeated="16370"/>
        </table:table-row>
        <table:table-row table:style-name="ro24">
          <table:table-cell office:value-type="string" calcext:value-type="string">
            <text:p>('</text:p>
          </table:table-cell>
          <table:table-cell office:value-type="string" calcext:value-type="string">
            <text:p>Phobien</text:p>
          </table:table-cell>
          <table:table-cell office:value-type="string" calcext:value-type="string">
            <text:p>', '</text:p>
          </table:table-cell>
          <table:table-cell office:value-type="string" calcext:value-type="string">
            <text:p>Der Charakter hat vor irgendetwas eine objektiv irrationale Angst. Die Liste der möglichen Phobien ist lang und sie hier aufzuführen würde wohl den Rahmen sprengen, üblich sind Raumangst, Höhenangst, Angst von Nagetieren oder Angst vom Menschenmassen.</text:p>
            <text:p/>
            <text:p>Der konkrete Wert der jeweiligen Phobie sollte anhand der Symptome und der Häufigkeit des Auslösers ermittelt werden. Der Charakter kann eine MEN-Probe erschwert um den halben Wert der Phobie machen um zu widerstehen.</text:p>
            <text:p/>
            <text:p>Heftigkeit</text:p>
            <text:p>(-1) Leichte Symptome: Allgemeines Unwohlsein, Gänsehaut. Proben die Konzentration erfordern werden um 1 Punkt erschwert.</text:p>
            <text:p/>
            <text:p>(-2) Mäßige Symptome: Schwindelgefühl, erschreckter Schrei. Proben werden allgemein um 1 Punkt erschwert</text:p>
            <text:p>(-3) Schwere Symptome: Der Charakter muss eine MEN-Probe ablegen, ansonsten muss er versuchen, sich aus der Gefahrenzone zu entfernen. Alle Proben sind um 2 Punkte erschwert.</text:p>
            <text:p>(-6) Extreme Symptome: Katatonie, Schreikrampf, Panikattacke. Der Charakter ist handlungsunfähig, kann aber eine MEN-Probe ablegen um sich zu lösen. Er muss dann sofort versuchen sich aus der 'Gefahrenzone' zu entfernen.</text:p>
            <text:p>Auslöser:</text:p>
            <text:p>(x3) Allgegenwärtige Auslöser (Menschenmassen, enge Räume, Höhen, Dunkelheit)</text:p>
            <text:p>(x2) Häufige Auslöser (Nagetiere, große Insekten, Hunde)</text:p>
            <text:p>(x1) Seltene Auslöser (Seltene Tierarten, unübliche Farben)</text:p>
            <text:p>(x½) Extrem seltene Auslöser (Kleidung einer bestimmten Kultur, Tierarten die nur auf einer einzigen Welt heimisch sind)</text:p>
            <text:p>Der Gesamtwert einer Phobie sollte zwischen (-1) und (-18) liegen, letztendlich liegt es im Ermessen des Spielleiters ob er eine bestimmte Phobie zulässt und welchen Wert sie hat.</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8" calcext:value-type="float">
            <text:p>18</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96];[.B96];[.C96];[.D96];[.E96];[.F96];[.G96];[.H96];[.I96];[.J96];[.K96];[.L96];[.M96])" office:value-type="string" office:string-value="('Phobien', 'Der Charakter hat vor irgendetwas eine objektiv irrationale Angst. Die Liste der möglichen Phobien ist lang und sie hier aufzuführen würde wohl den Rahmen sprengen, üblich sind Raumangst, Höhenangst, Angst von Nagetieren oder Angst vom Menschenmassen.&#10;&#10;Der konkrete Wert der jeweiligen Phobie sollte anhand der Symptome und der Häufigkeit des Auslösers ermittelt werden. Der Charakter kann eine MEN-Probe erschwert um den halben Wert der Phobie machen um zu widerstehen.&#10;&#10;Heftigkeit&#10;(-1) Leichte Symptome: Allgemeines Unwohlsein, Gänsehaut. Proben die Konzentration erfordern werden um 1 Punkt erschwert.&#10;&#10;(-2) Mäßige Symptome: Schwindelgefühl, erschreckter Schrei. Proben werden allgemein um 1 Punkt erschwert&#10;(-3) Schwere Symptome: Der Charakter muss eine MEN-Probe ablegen, ansonsten muss er versuchen, sich aus der Gefahrenzone zu entfernen. Alle Proben sind um 2 Punkte erschwert.&#10;(-6) Extreme Symptome: Katatonie, Schreikrampf, Panikattacke. Der Charakter ist handlungsunfähig, kann aber eine MEN-Probe ablegen um sich zu lösen. Er muss dann sofort versuchen sich aus der 'Gefahrenzone' zu entfernen.&#10;Auslöser:&#10;(x3) Allgegenwärtige Auslöser (Menschenmassen, enge Räume, Höhen, Dunkelheit)&#10;(x2) Häufige Auslöser (Nagetiere, große Insekten, Hunde)&#10;(x1) Seltene Auslöser (Seltene Tierarten, unübliche Farben)&#10;(x½) Extrem seltene Auslöser (Kleidung einer bestimmten Kultur, Tierarten die nur auf einer einzigen Welt heimisch sind)&#10;Der Gesamtwert einer Phobie sollte zwischen (-1) und (-18) liegen, letztendlich liegt es im Ermessen des Spielleiters ob er eine bestimmte Phobie zulässt und welchen Wert sie hat.', 'MEN', 18, -1,0)," calcext:value-type="string">
            <text:p>('Phobien', 'Der Charakter hat vor irgendetwas eine objektiv irrationale Angst. Die Liste der möglichen Phobien ist lang und sie hier aufzuführen würde wohl den Rahmen sprengen, üblich sind Raumangst, Höhenangst, Angst von Nagetieren oder Angst vom Menschenmassen.</text:p>
            <text:p/>
            <text:p>Der konkrete Wert der jeweiligen Phobie sollte anhand der Symptome und der Häufigkeit des Auslösers ermittelt werden. Der Charakter kann eine MEN-Probe erschwert um den halben Wert der Phobie machen um zu widerstehen.</text:p>
            <text:p/>
            <text:p>Heftigkeit</text:p>
            <text:p>(-1) Leichte Symptome: Allgemeines Unwohlsein, Gänsehaut. Proben die Konzentration erfordern werden um 1 Punkt erschwert.</text:p>
            <text:p/>
            <text:p>(-2) Mäßige Symptome: Schwindelgefühl, erschreckter Schrei. Proben werden allgemein um 1 Punkt erschwert</text:p>
            <text:p>(-3) Schwere Symptome: Der Charakter muss eine MEN-Probe ablegen, ansonsten muss er versuchen, sich aus der Gefahrenzone zu entfernen. Alle Proben sind um 2 Punkte erschwert.</text:p>
            <text:p>(-6) Extreme Symptome: Katatonie, Schreikrampf, Panikattacke. Der Charakter ist handlungsunfähig, kann aber eine MEN-Probe ablegen um sich zu lösen. Er muss dann sofort versuchen sich aus der 'Gefahrenzone' zu entfernen.</text:p>
            <text:p>Auslöser:</text:p>
            <text:p>(x3) Allgegenwärtige Auslöser (Menschenmassen, enge Räume, Höhen, Dunkelheit)</text:p>
            <text:p>(x2) Häufige Auslöser (Nagetiere, große Insekten, Hunde)</text:p>
            <text:p>(x1) Seltene Auslöser (Seltene Tierarten, unübliche Farben)</text:p>
            <text:p>(x½) Extrem seltene Auslöser (Kleidung einer bestimmten Kultur, Tierarten die nur auf einer einzigen Welt heimisch sind)</text:p>
            <text:p>Der Gesamtwert einer Phobie sollte zwischen (-1) und (-18) liegen, letztendlich liegt es im Ermessen des Spielleiters ob er eine bestimmte Phobie zulässt und welchen Wert sie hat.', 'MEN', 18, -1,0),</text:p>
          </table:table-cell>
          <table:table-cell table:style-name="ce1" table:number-columns-repeated="16370"/>
        </table:table-row>
        <table:table-row table:style-name="ro25">
          <table:table-cell office:value-type="string" calcext:value-type="string">
            <text:p>('</text:p>
          </table:table-cell>
          <table:table-cell office:value-type="string" calcext:value-type="string">
            <text:p>Drogensucht</text:p>
          </table:table-cell>
          <table:table-cell office:value-type="string" calcext:value-type="string">
            <text:p>', '</text:p>
          </table:table-cell>
          <table:table-cell office:value-type="string" calcext:value-type="string">
            <text:p>Der Charakter hat eine Abhängigkeit zu einer bestimmten chemischen Substanz entwickelt. Das kann durchaus auch ein körperlicher Nachteil sein, primär ist es aber ein mentaler Nachteil. Er ist gezwungen, die Substanz regelmäßig zu sich zu nehmen, um normal aggieren zu können. Ansonsten drohen Entzugserscheinungen, unkontrollierte Gefühlsausbrüche, Schmerzen oder sogar gesundheitliche Schäden.</text:p>
            <text:p/>
            <text:p>Wie stark sich dieser Nachteil auswirkt, hängt von der jeweiligen Droge ab. Der Punktwert bildet sich als Summe verschiedener Faktoren.</text:p>
            <text:p/>
            <text:p>Legalität &amp; Verfügbarkeit</text:p>
            <text:p>Der Hyperion und die menschlichen Kernwelten umfassen hunderte Welten, auf denen die verschiedensten Gesetze gelten. Der Wert für diesen Faktor liegt zwischen (0), für Substanzen, deren Erwerb, Besitz und Konsum (nahezu) überall im bekannten Weltraum erlaubt ist und die vielerorts legal verkauft werden, und (-6), für Drogen, deren Besitz schon in kleinsten Mengen mit langjährigen Haftstrafen oder sogar der Todesstrafe geahndet wird.</text:p>
            <text:p/>
            <text:p>Wirkung &amp; Nebenwirkungen</text:p>
            <text:p>Von klar leistungssteigernden Drogen, über klassische Betäubungsmittel, bis hin zu PSI-aktivierenden Substanzen - die Bandbreite ist sehr weit.</text:p>
            <text:p>Der Wert dieses Faktors liegt zwischen (0), für Substanzen mit positiven Wirkungen (Boni auf bestimmte Proben während der Wirkzeit) und vernachlässigbaren Nebenwirkungen, und (-6), für Drogen, die den Charakter über die Wirkzeit deutlich einschränken und möglicherweise körperlichen Schaden verursachen.</text:p>
            <text:p/>
            <text:p>Abhängigkeit &amp; Entzugserscheinungen</text:p>
            <text:p>Es gibt Drogen, deren Suchtwirkung ist eher gering und die Entzugserscheinungen sind vernachlässigbar. Andere Substanzen verursachen bereits mit dem ersten Konsum eine schwere körperliche Abhängigkeit, und ohne medizinische Versorgung kann der Entzug tödlich enden. Auch bei diesem Faktor liegt der Wert zwischen (0), bei Substanzen die nur geringes Suchtpotential und vernachlässigbare Entzugswirkung haben, und (-6) für Drogen die beim ersten Kontakt süchtig machen und deren Entzug potentiell tödlich ist.</text:p>
            <text:p>Einige Beispiele</text:p>
            <text:p>Summiert ergibt sich zwischen Wert von (0), für legale Drogen ohne herausragende Wirkung oder Nebenwirkung mit geringem Suchtpotential, und (-18), für extrem kontrollierte Substanzen mit grauenhaften Nebenwirkungen und potentiell tödlichen Entzugserscheinungen:</text:p>
            <text:p>(-1) Kaffee, Tee, koffeinhaltige Softdrinks, Onavuprodukte - Der Genuss dieser legalen Drogen gibt einen kleineren Energieschub, der Entzug hat geringe Auswirkungen und die Sucht lässt sich mit Willenskraft leicht überwinden.</text:p>
            <text:p>(-3): Funktionierender Alkoholiker - der Charakter schafft es üblicherweise seinen Pegel zu halten und hat vielleicht noch nicht einmal realisiert, dass er eigentlich ein schwerwiegendes Problem hat. Zu seinem Glück ist seine Droge der Wahl legal, überall erhältlich und ziemlich billig.</text:p>
            <text:p>(-9): Entgleister Alkoholiker - Sobald der Alkoholpegel absinkt, muss dem Charakter eine unmodifizierte MEN-Probe gelingen, um sich nur bis zu einem funktionalen Level zu trinken, ansonsten betrinkt er sich.</text:p>
            <text:p>(-6) Kokain</text:p>
            <text:p>(-9) LSD</text:p>
            <text:p>(-12) Heroin</text:p>
            <text:p>Details zu Wirkungen und Nebenwirkungen, Legalität und Verfügbarkeit, Suchtpotential und Entzugserscheinungen finden sich in der Ausrüstungsliste.</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8" calcext:value-type="float">
            <text:p>18</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97];[.B97];[.C97];[.D97];[.E97];[.F97];[.G97];[.H97];[.I97];[.J97];[.K97];[.L97];[.M97])" office:value-type="string" office:string-value="('Drogensucht', 'Der Charakter hat eine Abhängigkeit zu einer bestimmten chemischen Substanz entwickelt. Das kann durchaus auch ein körperlicher Nachteil sein, primär ist es aber ein mentaler Nachteil. Er ist gezwungen, die Substanz regelmäßig zu sich zu nehmen, um normal aggieren zu können. Ansonsten drohen Entzugserscheinungen, unkontrollierte Gefühlsausbrüche, Schmerzen oder sogar gesundheitliche Schäden.&#10;&#10;Wie stark sich dieser Nachteil auswirkt, hängt von der jeweiligen Droge ab. Der Punktwert bildet sich als Summe verschiedener Faktoren.&#10;&#10;Legalität &amp; Verfügbarkeit&#10;Der Hyperion und die menschlichen Kernwelten umfassen hunderte Welten, auf denen die verschiedensten Gesetze gelten. Der Wert für diesen Faktor liegt zwischen (0), für Substanzen, deren Erwerb, Besitz und Konsum (nahezu) überall im bekannten Weltraum erlaubt ist und die vielerorts legal verkauft werden, und (-6), für Drogen, deren Besitz schon in kleinsten Mengen mit langjährigen Haftstrafen oder sogar der Todesstrafe geahndet wird.&#10;&#10;Wirkung &amp; Nebenwirkungen&#10;Von klar leistungssteigernden Drogen, über klassische Betäubungsmittel, bis hin zu PSI-aktivierenden Substanzen - die Bandbreite ist sehr weit.&#10;Der Wert dieses Faktors liegt zwischen (0), für Substanzen mit positiven Wirkungen (Boni auf bestimmte Proben während der Wirkzeit) und vernachlässigbaren Nebenwirkungen, und (-6), für Drogen, die den Charakter über die Wirkzeit deutlich einschränken und möglicherweise körperlichen Schaden verursachen.&#10;&#10;Abhängigkeit &amp; Entzugserscheinungen&#10;Es gibt Drogen, deren Suchtwirkung ist eher gering und die Entzugserscheinungen sind vernachlässigbar. Andere Substanzen verursachen bereits mit dem ersten Konsum eine schwere körperliche Abhängigkeit, und ohne medizinische Versorgung kann der Entzug tödlich enden. Auch bei diesem Faktor liegt der Wert zwischen (0), bei Substanzen die nur geringes Suchtpotential und vernachlässigbare Entzugswirkung haben, und (-6) für Drogen die beim ersten Kontakt süchtig machen und deren Entzug potentiell tödlich ist.&#10;Einige Beispiele&#10;Summiert ergibt sich zwischen Wert von (0), für legale Drogen ohne herausragende Wirkung oder Nebenwirkung mit geringem Suchtpotential, und (-18), für extrem kontrollierte Substanzen mit grauenhaften Nebenwirkungen und potentiell tödlichen Entzugserscheinungen:&#10;(-1) Kaffee, Tee, koffeinhaltige Softdrinks, Onavuprodukte - Der Genuss dieser legalen Drogen gibt einen kleineren Energieschub, der Entzug hat geringe Auswirkungen und die Sucht lässt sich mit Willenskraft leicht überwinden.&#10;(-3): Funktionierender Alkoholiker - der Charakter schafft es üblicherweise seinen Pegel zu halten und hat vielleicht noch nicht einmal realisiert, dass er eigentlich ein schwerwiegendes Problem hat. Zu seinem Glück ist seine Droge der Wahl legal, überall erhältlich und ziemlich billig.&#10;(-9): Entgleister Alkoholiker - Sobald der Alkoholpegel absinkt, muss dem Charakter eine unmodifizierte MEN-Probe gelingen, um sich nur bis zu einem funktionalen Level zu trinken, ansonsten betrinkt er sich.&#10;(-6) Kokain&#10;(-9) LSD&#10;(-12) Heroin&#10;Details zu Wirkungen und Nebenwirkungen, Legalität und Verfügbarkeit, Suchtpotential und Entzugserscheinungen finden sich in der Ausrüstungsliste.', 'MEN', 18, -1,0)," calcext:value-type="string">
            <text:p>('Drogensucht', 'Der Charakter hat eine Abhängigkeit zu einer bestimmten chemischen Substanz entwickelt. Das kann durchaus auch ein körperlicher Nachteil sein, primär ist es aber ein mentaler Nachteil. Er ist gezwungen, die Substanz regelmäßig zu sich zu nehmen, um normal aggieren zu können. Ansonsten drohen Entzugserscheinungen, unkontrollierte Gefühlsausbrüche, Schmerzen oder sogar gesundheitliche Schäden.</text:p>
            <text:p/>
            <text:p>Wie stark sich dieser Nachteil auswirkt, hängt von der jeweiligen Droge ab. Der Punktwert bildet sich als Summe verschiedener Faktoren.</text:p>
            <text:p/>
            <text:p>Legalität &amp; Verfügbarkeit</text:p>
            <text:p>Der Hyperion und die menschlichen Kernwelten umfassen hunderte Welten, auf denen die verschiedensten Gesetze gelten. Der Wert für diesen Faktor liegt zwischen (0), für Substanzen, deren Erwerb, Besitz und Konsum (nahezu) überall im bekannten Weltraum erlaubt ist und die vielerorts legal verkauft werden, und (-6), für Drogen, deren Besitz schon in kleinsten Mengen mit langjährigen Haftstrafen oder sogar der Todesstrafe geahndet wird.</text:p>
            <text:p/>
            <text:p>Wirkung &amp; Nebenwirkungen</text:p>
            <text:p>Von klar leistungssteigernden Drogen, über klassische Betäubungsmittel, bis hin zu PSI-aktivierenden Substanzen - die Bandbreite ist sehr weit.</text:p>
            <text:p>Der Wert dieses Faktors liegt zwischen (0), für Substanzen mit positiven Wirkungen (Boni auf bestimmte Proben während der Wirkzeit) und vernachlässigbaren Nebenwirkungen, und (-6), für Drogen, die den Charakter über die Wirkzeit deutlich einschränken und möglicherweise körperlichen Schaden verursachen.</text:p>
            <text:p/>
            <text:p>Abhängigkeit &amp; Entzugserscheinungen</text:p>
            <text:p>Es gibt Drogen, deren Suchtwirkung ist eher gering und die Entzugserscheinungen sind vernachlässigbar. Andere Substanzen verursachen bereits mit dem ersten Konsum eine schwere körperliche Abhängigkeit, und ohne medizinische Versorgung kann der Entzug tödlich enden. Auch bei diesem Faktor liegt der Wert zwischen (0), bei Substanzen die nur geringes Suchtpotential und vernachlässigbare Entzugswirkung haben, und (-6) für Drogen die beim ersten Kontakt süchtig machen und deren Entzug potentiell tödlich ist.</text:p>
            <text:p>Einige Beispiele</text:p>
            <text:p>Summiert ergibt sich zwischen Wert von (0), für legale Drogen ohne herausragende Wirkung oder Nebenwirkung mit geringem Suchtpotential, und (-18), für extrem kontrollierte Substanzen mit grauenhaften Nebenwirkungen und potentiell tödlichen Entzugserscheinungen:</text:p>
            <text:p>(-1) Kaffee, Tee, koffeinhaltige Softdrinks, Onavuprodukte - Der Genuss dieser legalen Drogen gibt einen kleineren Energieschub, der Entzug hat geringe Auswirkungen und die Sucht lässt sich mit Willenskraft leicht überwinden.</text:p>
            <text:p>(-3): Funktionierender Alkoholiker - der Charakter schafft es üblicherweise seinen Pegel zu halten und hat vielleicht noch nicht einmal realisiert, dass er eigentlich ein schwerwiegendes Problem hat. Zu seinem Glück ist seine Droge der Wahl legal, überall erhältlich und ziemlich billig.</text:p>
            <text:p>(-9): Entgleister Alkoholiker - Sobald der Alkoholpegel absinkt, muss dem Charakter eine unmodifizierte MEN-Probe gelingen, um sich nur bis zu einem funktionalen Level zu trinken, ansonsten betrinkt er sich.</text:p>
            <text:p>(-6) Kokain</text:p>
            <text:p>(-9) LSD</text:p>
            <text:p>(-12) Heroin</text:p>
            <text:p>Details zu Wirkungen und Nebenwirkungen, Legalität und Verfügbarkeit, Suchtpotential und Entzugserscheinungen finden sich in der Ausrüstungsliste.', 'MEN', 18, -1,0),</text:p>
          </table:table-cell>
          <table:table-cell table:style-name="ce1" table:number-columns-repeated="16370"/>
        </table:table-row>
        <table:table-row table:style-name="ro26">
          <table:table-cell office:value-type="string" calcext:value-type="string">
            <text:p>('</text:p>
          </table:table-cell>
          <table:table-cell office:value-type="string" calcext:value-type="string">
            <text:p>Spielsucht/Wettsucht</text:p>
          </table:table-cell>
          <table:table-cell office:value-type="string" calcext:value-type="string">
            <text:p>', '</text:p>
          </table:table-cell>
          <table:table-cell office:value-type="string" calcext:value-type="string">
            <text:p>Deutliches Symptom für Spielsucht ist häufiges, auch episodenhaftes, Glücksspiel. Dabei ist der Betroffene überzeugt, dass er das System besiegt hat und bessere Gewinnchancen besitzt, als der Gelegenheitsspieler und möglicherweise sogar die Bank. Aus zunächst gelegentlichem Spiel werden häufigere Sitzungen am Spieltisch oder Automaten, dabei werden die Einsätze immer höher, in der Hoffnung, aufgelaufene Verluste wieder reinzuholen.</text:p>
            <text:p>Der Spielsüchtige befasst sich auch außerhalb des Spiels viel mit dem Spiel und versucht sein System weiter zu verfeinern oder zu verbessern. Auf lange Sicht, häufen sich oftmals beachtliche Schuldenberge an. Passende weitere Nachteile für einen Charakter mit Spielsucht sind Schulden, Feind oder Auf der Flucht.</text:p>
            <text:p>Dem Charakter muss eine MEN-Probe (erschwert um den Rang des Nachteils) gelingen, um dem Drang zu widerstehen an einem Glücksspiel teilzunehmen oder das Spiel abzubrechen.</text:p>
            <text:p>Dieser Nachteil gilt für eine bestimmte Art von Spiel (Kartenspiele, Automatenspiele, Sportwetten) und kann prinzipiell auch mehrfach gewählt werden.</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8];[.B98];[.C98];[.D98];[.E98];[.F98];[.G98];[.H98];[.I98];[.J98];[.K98];[.L98];[.M98])" office:value-type="string" office:string-value="('Spielsucht/Wettsucht', 'Deutliches Symptom für Spielsucht ist häufiges, auch episodenhaftes, Glücksspiel. Dabei ist der Betroffene überzeugt, dass er das System besiegt hat und bessere Gewinnchancen besitzt, als der Gelegenheitsspieler und möglicherweise sogar die Bank. Aus zunächst gelegentlichem Spiel werden häufigere Sitzungen am Spieltisch oder Automaten, dabei werden die Einsätze immer höher, in der Hoffnung, aufgelaufene Verluste wieder reinzuholen.&#10;Der Spielsüchtige befasst sich auch außerhalb des Spiels viel mit dem Spiel und versucht sein System weiter zu verfeinern oder zu verbessern. Auf lange Sicht, häufen sich oftmals beachtliche Schuldenberge an. Passende weitere Nachteile für einen Charakter mit Spielsucht sind Schulden, Feind oder Auf der Flucht.&#10;Dem Charakter muss eine MEN-Probe (erschwert um den Rang des Nachteils) gelingen, um dem Drang zu widerstehen an einem Glücksspiel teilzunehmen oder das Spiel abzubrechen.&#10;Dieser Nachteil gilt für eine bestimmte Art von Spiel (Kartenspiele, Automatenspiele, Sportwetten) und kann prinzipiell auch mehrfach gewählt werden.', 'MEN', 6, -3,1)," calcext:value-type="string">
            <text:p>('Spielsucht/Wettsucht', 'Deutliches Symptom für Spielsucht ist häufiges, auch episodenhaftes, Glücksspiel. Dabei ist der Betroffene überzeugt, dass er das System besiegt hat und bessere Gewinnchancen besitzt, als der Gelegenheitsspieler und möglicherweise sogar die Bank. Aus zunächst gelegentlichem Spiel werden häufigere Sitzungen am Spieltisch oder Automaten, dabei werden die Einsätze immer höher, in der Hoffnung, aufgelaufene Verluste wieder reinzuholen.</text:p>
            <text:p>Der Spielsüchtige befasst sich auch außerhalb des Spiels viel mit dem Spiel und versucht sein System weiter zu verfeinern oder zu verbessern. Auf lange Sicht, häufen sich oftmals beachtliche Schuldenberge an. Passende weitere Nachteile für einen Charakter mit Spielsucht sind Schulden, Feind oder Auf der Flucht.</text:p>
            <text:p>Dem Charakter muss eine MEN-Probe (erschwert um den Rang des Nachteils) gelingen, um dem Drang zu widerstehen an einem Glücksspiel teilzunehmen oder das Spiel abzubrechen.</text:p>
            <text:p>Dieser Nachteil gilt für eine bestimmte Art von Spiel (Kartenspiele, Automatenspiele, Sportwetten) und kann prinzipiell auch mehrfach gewählt werden.', 'MEN', 6, -3,1),</text:p>
          </table:table-cell>
          <table:table-cell table:style-name="ce1" table:number-columns-repeated="16370"/>
        </table:table-row>
        <table:table-row table:style-name="ro26">
          <table:table-cell office:value-type="string" calcext:value-type="string">
            <text:p>('</text:p>
          </table:table-cell>
          <table:table-cell office:value-type="string" calcext:value-type="string">
            <text:p>Paranoia</text:p>
          </table:table-cell>
          <table:table-cell office:value-type="string" calcext:value-type="string">
            <text:p>', '</text:p>
          </table:table-cell>
          <table:table-cell office:value-type="string" calcext:value-type="string">
            <text:p>Sie verfolgen deinen Charakter und er weiß es. Jeder gehört zu ihnen. Alle sind Spitzel und Häscher, die gekommen sind, um ihn mitzunehmen...</text:p>
            <text:p/>
            <text:p>Der Charakter leidet an krankhaftem Verfolgungswahn. In allem und jedem erkennt er die böse Verschwörung oder seine Verfolger. Der Charakter wird nur schwer mit anderen zusammenarbeiten. Vertrauen wird er sowieso niemals jemandem. Fremde reagieren auf den Charakter mit Abneigung, wenn sie seine Störung erkennen. Man wird ihn für einen Spinner halten und entsprechend behandeln.</text:p>
            <text:p>SOZ-Proben, bei denen das Vertrauen in das Gegenüber eine zentrale Rolle spielt, werden um den Rang der Paranoia erschwert, sofern dem Charakter nicht zuvor eine MEN-Probe, erschwert um den Rang des Nachteils gelungen ist.</text:p>
            <text:p>Der Spielleiter kann dem Charakter Erleichterungen in Höhe des Nachteilsrangs auf Proben gewähren, die dazu dienen eine tatsächliche Verschwörung oder einen Hinterhalt aufzudecken.</text:p>
            <text:p>Übrigens: Paranoid zu sein heißt nicht, dass der Charakter nicht verfolgt wird...</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99];[.B99];[.C99];[.D99];[.E99];[.F99];[.G99];[.H99];[.I99];[.J99];[.K99];[.L99];[.M99])" office:value-type="string" office:string-value="('Paranoia', 'Sie verfolgen deinen Charakter und er weiß es. Jeder gehört zu ihnen. Alle sind Spitzel und Häscher, die gekommen sind, um ihn mitzunehmen...&#10;&#10;Der Charakter leidet an krankhaftem Verfolgungswahn. In allem und jedem erkennt er die böse Verschwörung oder seine Verfolger. Der Charakter wird nur schwer mit anderen zusammenarbeiten. Vertrauen wird er sowieso niemals jemandem. Fremde reagieren auf den Charakter mit Abneigung, wenn sie seine Störung erkennen. Man wird ihn für einen Spinner halten und entsprechend behandeln.&#10;SOZ-Proben, bei denen das Vertrauen in das Gegenüber eine zentrale Rolle spielt, werden um den Rang der Paranoia erschwert, sofern dem Charakter nicht zuvor eine MEN-Probe, erschwert um den Rang des Nachteils gelungen ist.&#10;Der Spielleiter kann dem Charakter Erleichterungen in Höhe des Nachteilsrangs auf Proben gewähren, die dazu dienen eine tatsächliche Verschwörung oder einen Hinterhalt aufzudecken.&#10;Übrigens: Paranoid zu sein heißt nicht, dass der Charakter nicht verfolgt wird...', 'MEN', 6, -3,1)," calcext:value-type="string">
            <text:p>('Paranoia', 'Sie verfolgen deinen Charakter und er weiß es. Jeder gehört zu ihnen. Alle sind Spitzel und Häscher, die gekommen sind, um ihn mitzunehmen...</text:p>
            <text:p/>
            <text:p>Der Charakter leidet an krankhaftem Verfolgungswahn. In allem und jedem erkennt er die böse Verschwörung oder seine Verfolger. Der Charakter wird nur schwer mit anderen zusammenarbeiten. Vertrauen wird er sowieso niemals jemandem. Fremde reagieren auf den Charakter mit Abneigung, wenn sie seine Störung erkennen. Man wird ihn für einen Spinner halten und entsprechend behandeln.</text:p>
            <text:p>SOZ-Proben, bei denen das Vertrauen in das Gegenüber eine zentrale Rolle spielt, werden um den Rang der Paranoia erschwert, sofern dem Charakter nicht zuvor eine MEN-Probe, erschwert um den Rang des Nachteils gelungen ist.</text:p>
            <text:p>Der Spielleiter kann dem Charakter Erleichterungen in Höhe des Nachteilsrangs auf Proben gewähren, die dazu dienen eine tatsächliche Verschwörung oder einen Hinterhalt aufzudecken.</text:p>
            <text:p>Übrigens: Paranoid zu sein heißt nicht, dass der Charakter nicht verfolgt wird...', 'MEN', 6, -3,1),</text:p>
          </table:table-cell>
          <table:table-cell table:style-name="ce1" table:number-columns-repeated="16370"/>
        </table:table-row>
        <table:table-row table:style-name="ro8">
          <table:table-cell office:value-type="string" calcext:value-type="string">
            <text:p>('</text:p>
          </table:table-cell>
          <table:table-cell office:value-type="string" calcext:value-type="string">
            <text:p>Ehrenkodex/Eid</text:p>
          </table:table-cell>
          <table:table-cell office:value-type="string" calcext:value-type="string">
            <text:p>', '</text:p>
          </table:table-cell>
          <table:table-cell office:value-type="string" calcext:value-type="string">
            <text:p>Der Charakter folgt einem Ehrenkodex oder hat einen Eid abgeleg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00];[.B100];[.C100];[.D100];[.E100];[.F100];[.G100];[.H100];[.I100];[.J100];[.K100];[.L100];[.M100])" office:value-type="string" office:string-value="('Ehrenkodex/Eid', 'Der Charakter folgt einem Ehrenkodex oder hat einen Eid abgelegt.', 'SOZ ', 6, -3,1)," calcext:value-type="string">
            <text:p>('Ehrenkodex/Eid', 'Der Charakter folgt einem Ehrenkodex oder hat einen Eid abgelegt.', 'SOZ ', 6, -3,1),</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Hippokratischer Eid</text:p>
          </table:table-cell>
          <table:table-cell office:value-type="string" calcext:value-type="string">
            <text:p>', '</text:p>
          </table:table-cell>
          <table:table-cell office:value-type="string" calcext:value-type="string">
            <text:p>Auch wenn sich der genaue Wortlaut im laufe der Jahrtausende immer wieder geändert hat, blieb der Kern stets erhalten: </text:p>
            <text:p>Patientengesundheit und Wohl des Patienten haben oberste Priorität</text:p>
            <text:p>Die Würde und der Wille des Patienten sind zu achten. </text:p>
            <text:p>Wissen um Anatomie und Krankheiten ist mit anderen zu Teilen.</text:p>
            <text:p>Die ärztliche Schweigepflicht ist zu wahren, auch über den Tod eines Patienten hinaus.</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formula="of:=CONCATENATE([.A101];[.B101];[.C101];[.D101];[.E101];[.F101];[.G101];[.H101];[.I101];[.J101];[.K101];[.L101];[.M101])" office:value-type="string" office:string-value="('Hippokratischer Eid', 'Auch wenn sich der genaue Wortlaut im laufe der Jahrtausende immer wieder geändert hat, blieb der Kern stets erhalten: &#10;Patientengesundheit und Wohl des Patienten haben oberste Priorität&#10;Die Würde und der Wille des Patienten sind zu achten. &#10;Wissen um Anatomie und Krankheiten ist mit anderen zu Teilen.&#10;Die ärztliche Schweigepflicht ist zu wahren, auch über den Tod eines Patienten hinaus.', 'SOZ ', 6, -3,1)," calcext:value-type="string">
            <text:p>('Hippokratischer Eid', 'Auch wenn sich der genaue Wortlaut im laufe der Jahrtausende immer wieder geändert hat, blieb der Kern stets erhalten: </text:p>
            <text:p>Patientengesundheit und Wohl des Patienten haben oberste Priorität</text:p>
            <text:p>Die Würde und der Wille des Patienten sind zu achten. </text:p>
            <text:p>Wissen um Anatomie und Krankheiten ist mit anderen zu Teilen.</text:p>
            <text:p>Die ärztliche Schweigepflicht ist zu wahren, auch über den Tod eines Patienten hinaus.', 'SOZ ', 6, -3,1),</text:p>
          </table:table-cell>
          <table:table-cell table:style-name="ce1" table:number-columns-repeated="16370"/>
        </table:table-row>
        <table:table-row table:style-name="ro4">
          <table:table-cell office:value-type="string" calcext:value-type="string">
            <text:p>('</text:p>
          </table:table-cell>
          <table:table-cell office:value-type="string" calcext:value-type="string">
            <text:p>Unaufmerksam</text:p>
          </table:table-cell>
          <table:table-cell office:value-type="string" calcext:value-type="string">
            <text:p>', '</text:p>
          </table:table-cell>
          <table:table-cell office:value-type="string" calcext:value-type="string">
            <text:p>Der Charakter lässt sich leicht ablenken. Er hat eine kurze Aufmerksamkeistsspanne und kann sich auch unter Gefahrensituationen nur schwer konzentrieren.</text:p>
            <text:p>MEN-Proben, bei denen Konzentration eine Rolle spielt, werden um einen Punkt erschwert</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2];[.B102];[.C102];[.D102];[.E102];[.F102];[.G102];[.H102];[.I102];[.J102];[.K102];[.L102];[.M102])" office:value-type="string" office:string-value="('Unaufmerksam', 'Der Charakter lässt sich leicht ablenken. Er hat eine kurze Aufmerksamkeistsspanne und kann sich auch unter Gefahrensituationen nur schwer konzentrieren.&#10;MEN-Proben, bei denen Konzentration eine Rolle spielt, werden um einen Punkt erschwert', 'MEN', 1, -9,0)," calcext:value-type="string">
            <text:p>('Unaufmerksam', 'Der Charakter lässt sich leicht ablenken. Er hat eine kurze Aufmerksamkeistsspanne und kann sich auch unter Gefahrensituationen nur schwer konzentrieren.</text:p>
            <text:p>MEN-Proben, bei denen Konzentration eine Rolle spielt, werden um einen Punkt erschwert', 'MEN', 1, -9,0),</text:p>
          </table:table-cell>
          <table:table-cell table:style-name="ce1" table:number-columns-repeated="16370"/>
        </table:table-row>
        <table:table-row table:style-name="ro3">
          <table:table-cell office:value-type="string" calcext:value-type="string">
            <text:p>('</text:p>
          </table:table-cell>
          <table:table-cell office:value-type="string" calcext:value-type="string">
            <text:p>Kühler Kopf</text:p>
          </table:table-cell>
          <table:table-cell office:value-type="string" calcext:value-type="string">
            <text:p>', '</text:p>
          </table:table-cell>
          <table:table-cell office:value-type="string" calcext:value-type="string">
            <text:p>Der Charakter behält auch in stressigen Situationen die nerven. Ein entsprechender negativer Modifikator wird um einen Punkt reduziert. </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3];[.B103];[.C103];[.D103];[.E103];[.F103];[.G103];[.H103];[.I103];[.J103];[.K103];[.L103];[.M103])" office:value-type="string" office:string-value="('Kühler Kopf', 'Der Charakter behält auch in stressigen Situationen die nerven. Ein entsprechender negativer Modifikator wird um einen Punkt reduziert. ', 'MEN', 1, 9,0)," calcext:value-type="string">
            <text:p>('Kühler Kopf', 'Der Charakter behält auch in stressigen Situationen die nerven. Ein entsprechender negativer Modifikator wird um einen Punkt reduziert. ', 'MEN', 1, 9,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Zeitgefühl</text:p>
          </table:table-cell>
          <table:table-cell office:value-type="string" calcext:value-type="string">
            <text:p>', '</text:p>
          </table:table-cell>
          <table:table-cell office:value-type="string" calcext:value-type="string">
            <text:p>Der Charakter hat ein instinktives Zeitgefühl. Er kann Zeiträume sehr genau abschätzen und er prägt sich Tagesabläufe auf verschiedenen Planeten sehr schnell ein. Wird er z.B. mit verbundenen Augen einen Weg entlang geführt, kann er aufgrund der Laufdauer die Entfernung abschätzen etc.</text:p>
            <text:p>Das Zeitgefühl kann nur durch Phasen der Bewusstlosigkeit, Tiefschlafphasen oder extreme Ablenkungen und Psionische Effekte eingeschränkt werden.</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4];[.B104];[.C104];[.D104];[.E104];[.F104];[.G104];[.H104];[.I104];[.J104];[.K104];[.L104];[.M104])" office:value-type="string" office:string-value="('Zeitgefühl', 'Der Charakter hat ein instinktives Zeitgefühl. Er kann Zeiträume sehr genau abschätzen und er prägt sich Tagesabläufe auf verschiedenen Planeten sehr schnell ein. Wird er z.B. mit verbundenen Augen einen Weg entlang geführt, kann er aufgrund der Laufdauer die Entfernung abschätzen etc.&#10;Das Zeitgefühl kann nur durch Phasen der Bewusstlosigkeit, Tiefschlafphasen oder extreme Ablenkungen und Psionische Effekte eingeschränkt werden.', 'MEN', 1, 6,0)," calcext:value-type="string">
            <text:p>('Zeitgefühl', 'Der Charakter hat ein instinktives Zeitgefühl. Er kann Zeiträume sehr genau abschätzen und er prägt sich Tagesabläufe auf verschiedenen Planeten sehr schnell ein. Wird er z.B. mit verbundenen Augen einen Weg entlang geführt, kann er aufgrund der Laufdauer die Entfernung abschätzen etc.</text:p>
            <text:p>Das Zeitgefühl kann nur durch Phasen der Bewusstlosigkeit, Tiefschlafphasen oder extreme Ablenkungen und Psionische Effekte eingeschränkt werden.', 'MEN', 1, 6,0),</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Gesunder Menschenverstand</text:p>
          </table:table-cell>
          <table:table-cell office:value-type="string" calcext:value-type="string">
            <text:p>', '</text:p>
          </table:table-cell>
          <table:table-cell office:value-type="string" calcext:value-type="string">
            <text:p>Der Charakter verfügt über ein gutes Maß an Bauernschläue und steht mit beiden Beinen auf dem Boden. Einmal pro Spielsitzung sollte der Spielleiter den Spieler darauf hinweisen, dass sein Charakter – oder die Gruppe – gerade im Begriff ist, eine Dummheit zu begehen. Natürlich nur, wenn die Helden wirklich eine Dummheit begehen würden.</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5];[.B105];[.C105];[.D105];[.E105];[.F105];[.G105];[.H105];[.I105];[.J105];[.K105];[.L105];[.M105])" office:value-type="string" office:string-value="('Gesunder Menschenverstand', 'Der Charakter verfügt über ein gutes Maß an Bauernschläue und steht mit beiden Beinen auf dem Boden. Einmal pro Spielsitzung sollte der Spielleiter den Spieler darauf hinweisen, dass sein Charakter – oder die Gruppe – gerade im Begriff ist, eine Dummheit zu begehen. Natürlich nur, wenn die Helden wirklich eine Dummheit begehen würden.', 'MEN', 1, 3,0)," calcext:value-type="string">
            <text:p>('Gesunder Menschenverstand', 'Der Charakter verfügt über ein gutes Maß an Bauernschläue und steht mit beiden Beinen auf dem Boden. Einmal pro Spielsitzung sollte der Spielleiter den Spieler darauf hinweisen, dass sein Charakter – oder die Gruppe – gerade im Begriff ist, eine Dummheit zu begehen. Natürlich nur, wenn die Helden wirklich eine Dummheit begehen würden.', 'MEN', 1, 3,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Meister des …</text:p>
          </table:table-cell>
          <table:table-cell office:value-type="string" calcext:value-type="string">
            <text:p>', '</text:p>
          </table:table-cell>
          <table:table-cell office:value-type="string" calcext:value-type="string">
            <text:p>Der Charakter ist in einer bestimmten Fertigkeit besonders gut. Ist der Gesamtmodifikator der Probe negativ, wird der Wert halbiert.</text:p>
            <text:p>Dieser Vorteil kostet 18 Punkte für Aktionsfertigkeiten und 9 Punkte für alle anderen Fertigkeiten.</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2" calcext:value-type="float">
            <text:p>2</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6];[.B106];[.C106];[.D106];[.E106];[.F106];[.G106];[.H106];[.I106];[.J106];[.K106];[.L106];[.M106])" office:value-type="string" office:string-value="('Meister des …', 'Der Charakter ist in einer bestimmten Fertigkeit besonders gut. Ist der Gesamtmodifikator der Probe negativ, wird der Wert halbiert.&#10;Dieser Vorteil kostet 18 Punkte für Aktionsfertigkeiten und 9 Punkte für alle anderen Fertigkeiten.', 'MEN', 2, 9,0)," calcext:value-type="string">
            <text:p>('Meister des …', 'Der Charakter ist in einer bestimmten Fertigkeit besonders gut. Ist der Gesamtmodifikator der Probe negativ, wird der Wert halbiert.</text:p>
            <text:p>Dieser Vorteil kostet 18 Punkte für Aktionsfertigkeiten und 9 Punkte für alle anderen Fertigkeiten.', 'MEN', 2, 9,0),</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Alpträume</text:p>
          </table:table-cell>
          <table:table-cell office:value-type="string" calcext:value-type="string">
            <text:p>', '</text:p>
          </table:table-cell>
          <table:table-cell office:value-type="string" calcext:value-type="string">
            <text:p>Der Charakter leidet unter Alpträumen und Schlaflosigkeit. Während einer Rast wird eine unmodifizierte MEN-Probe gewürfelt. Misslingt diese Probe so kann der Charakter nicht richtig Ruhen und Regenerieren. Dies kann zum Zustand 'Übermüdung' führen, oder diesen verschlimmern, wie es dort beschrieben ist.</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7];[.B107];[.C107];[.D107];[.E107];[.F107];[.G107];[.H107];[.I107];[.J107];[.K107];[.L107];[.M107])" office:value-type="string" office:string-value="('Alpträume', 'Der Charakter leidet unter Alpträumen und Schlaflosigkeit. Während einer Rast wird eine unmodifizierte MEN-Probe gewürfelt. Misslingt diese Probe so kann der Charakter nicht richtig Ruhen und Regenerieren. Dies kann zum Zustand 'Übermüdung' führen, oder diesen verschlimmern, wie es dort beschrieben ist.', 'MEN', 1, -9,0)," calcext:value-type="string">
            <text:p>('Alpträume', 'Der Charakter leidet unter Alpträumen und Schlaflosigkeit. Während einer Rast wird eine unmodifizierte MEN-Probe gewürfelt. Misslingt diese Probe so kann der Charakter nicht richtig Ruhen und Regenerieren. Dies kann zum Zustand 'Übermüdung' führen, oder diesen verschlimmern, wie es dort beschrieben ist.', 'MEN', 1, -9,0),</text:p>
          </table:table-cell>
          <table:table-cell table:style-name="ce1" table:number-columns-repeated="16370"/>
        </table:table-row>
        <table:table-row table:style-name="ro27">
          <table:table-cell office:value-type="string" calcext:value-type="string">
            <text:p>('</text:p>
          </table:table-cell>
          <table:table-cell office:value-type="string" calcext:value-type="string">
            <text:p>Blutrausch</text:p>
          </table:table-cell>
          <table:table-cell office:value-type="string" calcext:value-type="string">
            <text:p>', '</text:p>
          </table:table-cell>
          <table:table-cell office:value-type="string" calcext:value-type="string">
            <text:p>Wenn der Charakter getroffen wird, muss dem Charakter eine MEN-Probe gelingen. Diese Probe wird jedes mal, wenn der Charakter in der selben Szene/Kampf erneut getroffen wird wiederholt und um 1 Punkt erschwert werden.</text:p>
            <text:p>Misslingt die Probe, so verfällt der Charakter in einen Blutrausch. Er greift jedes Ziel in Reichweite an - unabhängig ob es sich dabei um Feinde oder Kameraden handelt.</text:p>
            <text:p>Während des Blutrausches spürt der Charakter keine Schmerzen. Wunden werden ignoriert. Betäubungsangriffe zählen nur, wenn sie genug Schaden verursachen um den Charakter sofort bewusstlos werden zu lassen, ansonsten werden sie gänzlich ignoriert.</text:p>
            <text:p>Der Blutrausch endet wenn der Charakter kampfunfähig oder bewusstlos wird oder wenn für eine Spielrunde keine Ziele in Reichweite sind.</text:p>
            <text:p>Der Spieler kann versuchen den Charakter unter Kontrolle zu bringen. Dazu steht ihm jede Runde eine MEN-Probe zu. Sie beginnt mit dem selben Aufschlag, mit dem der Blutrausch begonnen hat und wird jedes mal um 1 Punkt erleichtert.</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8];[.B108];[.C108];[.D108];[.E108];[.F108];[.G108];[.H108];[.I108];[.J108];[.K108];[.L108];[.M108])" office:value-type="string" office:string-value="('Blutrausch', 'Wenn der Charakter getroffen wird, muss dem Charakter eine MEN-Probe gelingen. Diese Probe wird jedes mal, wenn der Charakter in der selben Szene/Kampf erneut getroffen wird wiederholt und um 1 Punkt erschwert werden.&#10;Misslingt die Probe, so verfällt der Charakter in einen Blutrausch. Er greift jedes Ziel in Reichweite an - unabhängig ob es sich dabei um Feinde oder Kameraden handelt.&#10;Während des Blutrausches spürt der Charakter keine Schmerzen. Wunden werden ignoriert. Betäubungsangriffe zählen nur, wenn sie genug Schaden verursachen um den Charakter sofort bewusstlos werden zu lassen, ansonsten werden sie gänzlich ignoriert.&#10;Der Blutrausch endet wenn der Charakter kampfunfähig oder bewusstlos wird oder wenn für eine Spielrunde keine Ziele in Reichweite sind.&#10;Der Spieler kann versuchen den Charakter unter Kontrolle zu bringen. Dazu steht ihm jede Runde eine MEN-Probe zu. Sie beginnt mit dem selben Aufschlag, mit dem der Blutrausch begonnen hat und wird jedes mal um 1 Punkt erleichtert.', 'MEN', 1, -9,0)," calcext:value-type="string">
            <text:p>('Blutrausch', 'Wenn der Charakter getroffen wird, muss dem Charakter eine MEN-Probe gelingen. Diese Probe wird jedes mal, wenn der Charakter in der selben Szene/Kampf erneut getroffen wird wiederholt und um 1 Punkt erschwert werden.</text:p>
            <text:p>Misslingt die Probe, so verfällt der Charakter in einen Blutrausch. Er greift jedes Ziel in Reichweite an - unabhängig ob es sich dabei um Feinde oder Kameraden handelt.</text:p>
            <text:p>Während des Blutrausches spürt der Charakter keine Schmerzen. Wunden werden ignoriert. Betäubungsangriffe zählen nur, wenn sie genug Schaden verursachen um den Charakter sofort bewusstlos werden zu lassen, ansonsten werden sie gänzlich ignoriert.</text:p>
            <text:p>Der Blutrausch endet wenn der Charakter kampfunfähig oder bewusstlos wird oder wenn für eine Spielrunde keine Ziele in Reichweite sind.</text:p>
            <text:p>Der Spieler kann versuchen den Charakter unter Kontrolle zu bringen. Dazu steht ihm jede Runde eine MEN-Probe zu. Sie beginnt mit dem selben Aufschlag, mit dem der Blutrausch begonnen hat und wird jedes mal um 1 Punkt erleichtert.', 'MEN', 1, -9,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Reflexlähmung</text:p>
          </table:table-cell>
          <table:table-cell office:value-type="string" calcext:value-type="string">
            <text:p>', '</text:p>
          </table:table-cell>
          <table:table-cell office:value-type="string" calcext:value-type="string">
            <text:p>In einer extremen Stresssituation kann es passieren, dass der Charakter einfriert. Angst und Stress lähmen ihn einfach.</text:p>
            <text:p>Wenn der Charakter einer ernsthaften, bedrohlichen Stresssituation ausgesetzt wird, muss er eine unmodifizierte MEN-Probe ablegen, misslingt diese ist er zunächst handlungsunfähig. Zu beginn jeder Runde kann der Charakter eine weitere MEN-Probe würfeln um zu versuchen, die Lähmung abzuschütteln. </text:p>
          </table:table-cell>
          <table:table-cell office:value-type="string" calcext:value-type="string">
            <text:p>', '</text:p>
          </table:table-cell>
          <table:table-cell office:value-type="string" calcext:value-type="string">
            <text:p>M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09];[.B109];[.C109];[.D109];[.E109];[.F109];[.G109];[.H109];[.I109];[.J109];[.K109];[.L109];[.M109])" office:value-type="string" office:string-value="('Reflexlähmung', 'In einer extremen Stresssituation kann es passieren, dass der Charakter einfriert. Angst und Stress lähmen ihn einfach.&#10;Wenn der Charakter einer ernsthaften, bedrohlichen Stresssituation ausgesetzt wird, muss er eine unmodifizierte MEN-Probe ablegen, misslingt diese ist er zunächst handlungsunfähig. Zu beginn jeder Runde kann der Charakter eine weitere MEN-Probe würfeln um zu versuchen, die Lähmung abzuschütteln. ', 'MEN', 1, -9,0)," calcext:value-type="string">
            <text:p>('Reflexlähmung', 'In einer extremen Stresssituation kann es passieren, dass der Charakter einfriert. Angst und Stress lähmen ihn einfach.</text:p>
            <text:p>Wenn der Charakter einer ernsthaften, bedrohlichen Stresssituation ausgesetzt wird, muss er eine unmodifizierte MEN-Probe ablegen, misslingt diese ist er zunächst handlungsunfähig. Zu beginn jeder Runde kann der Charakter eine weitere MEN-Probe würfeln um zu versuchen, die Lähmung abzuschütteln. ', 'MEN', 1, -9,0),</text:p>
          </table:table-cell>
          <table:table-cell table:style-name="ce1" table:number-columns-repeated="16370"/>
        </table:table-row>
        <table:table-row table:style-name="ro9">
          <table:table-cell office:value-type="string" calcext:value-type="string">
            <text:p>('</text:p>
          </table:table-cell>
          <table:table-cell office:value-type="string" calcext:value-type="string">
            <text:p>Schneller alternd</text:p>
          </table:table-cell>
          <table:table-cell office:value-type="string" calcext:value-type="string">
            <text:p>', '</text:p>
          </table:table-cell>
          <table:table-cell office:value-type="string" calcext:value-type="string">
            <text:p>Der Charakter wird deutlicher früher sterben als der durchschnittliche Vertreter seiner Spezies, er wird früher Alt werden und entsprechende Alterserscheinungen wie Attributsverluste, Erschwernisse auf Wissensfertigkeitswürfe oder auch Krankheiten oder Abhängigkeit von Medikamenten werden sich früher einstellen.</text:p>
            <text:p>Hinweis: Einen nahezu unsterblichen Glasmenschen von Glibor zu spielen, der jetzt nicht mehr nach 9000 Jahren altert sondern schon nach 4500 Jahren... ist kein Nachteil.</text:p>
          </table:table-cell>
          <table:table-cell office:value-type="string" calcext:value-type="string">
            <text:p>', '</text:p>
          </table:table-cell>
          <table:table-cell office:value-type="string" calcext:value-type="string">
            <text:p>PHY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0];[.B110];[.C110];[.D110];[.E110];[.F110];[.G110];[.H110];[.I110];[.J110];[.K110];[.L110];[.M110])" office:value-type="string" office:string-value="('Schneller alternd', 'Der Charakter wird deutlicher früher sterben als der durchschnittliche Vertreter seiner Spezies, er wird früher Alt werden und entsprechende Alterserscheinungen wie Attributsverluste, Erschwernisse auf Wissensfertigkeitswürfe oder auch Krankheiten oder Abhängigkeit von Medikamenten werden sich früher einstellen.&#10;Hinweis: Einen nahezu unsterblichen Glasmenschen von Glibor zu spielen, der jetzt nicht mehr nach 9000 Jahren altert sondern schon nach 4500 Jahren... ist kein Nachteil.', 'PHY ', 1, -1,0)," calcext:value-type="string">
            <text:p>('Schneller alternd', 'Der Charakter wird deutlicher früher sterben als der durchschnittliche Vertreter seiner Spezies, er wird früher Alt werden und entsprechende Alterserscheinungen wie Attributsverluste, Erschwernisse auf Wissensfertigkeitswürfe oder auch Krankheiten oder Abhängigkeit von Medikamenten werden sich früher einstellen.</text:p>
            <text:p>Hinweis: Einen nahezu unsterblichen Glasmenschen von Glibor zu spielen, der jetzt nicht mehr nach 9000 Jahren altert sondern schon nach 4500 Jahren... ist kein Nachteil.', 'PHY ', 1, -1,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Gutes Aussehen</text:p>
          </table:table-cell>
          <table:table-cell office:value-type="string" calcext:value-type="string">
            <text:p>', '</text:p>
          </table:table-cell>
          <table:table-cell office:value-type="string" calcext:value-type="string">
            <text:p>Der Charakter sieht (für seine Spezies) besonders gut oder eindrucksvoll aus. Alle Fertigkeitsproben, bei denen Aussehen eine Rolle spielt werden gegenüber Mitgliedern der eigenen Spezies um 1 Punkt erleichter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1];[.B111];[.C111];[.D111];[.E111];[.F111];[.G111];[.H111];[.I111];[.J111];[.K111];[.L111];[.M111])" office:value-type="string" office:string-value="('Gutes Aussehen', 'Der Charakter sieht (für seine Spezies) besonders gut oder eindrucksvoll aus. Alle Fertigkeitsproben, bei denen Aussehen eine Rolle spielt werden gegenüber Mitgliedern der eigenen Spezies um 1 Punkt erleichtert.', 'SOZ ', 1, 3,0)," calcext:value-type="string">
            <text:p>('Gutes Aussehen', 'Der Charakter sieht (für seine Spezies) besonders gut oder eindrucksvoll aus. Alle Fertigkeitsproben, bei denen Aussehen eine Rolle spielt werden gegenüber Mitgliedern der eigenen Spezies um 1 Punkt erleichtert.', 'SOZ ', 1, 3,0),</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Hervorragendes Aussehen</text:p>
          </table:table-cell>
          <table:table-cell office:value-type="string" calcext:value-type="string">
            <text:p>', '</text:p>
          </table:table-cell>
          <table:table-cell office:value-type="string" calcext:value-type="string">
            <text:p>Das Aussehen des Charakters ist von solch blendender Schönheit, dass sogar Wesen von anderen Spezies beeindruckt werden. Alle Fertigkeitsproben bei denen das Aussehen eine Rolle spielt werden für Mitglieder der eigenen Spezies um 3 Punkte erleichtert; für andere Spezies kann der Spielleiter einen Bonus von 1 – 2 Punkten gewähr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2];[.B112];[.C112];[.D112];[.E112];[.F112];[.G112];[.H112];[.I112];[.J112];[.K112];[.L112];[.M112])" office:value-type="string" office:string-value="('Hervorragendes Aussehen', 'Das Aussehen des Charakters ist von solch blendender Schönheit, dass sogar Wesen von anderen Spezies beeindruckt werden. Alle Fertigkeitsproben bei denen das Aussehen eine Rolle spielt werden für Mitglieder der eigenen Spezies um 3 Punkte erleichtert; für andere Spezies kann der Spielleiter einen Bonus von 1 – 2 Punkten gewähren.', 'SOZ ', 1, 9,0)," calcext:value-type="string">
            <text:p>('Hervorragendes Aussehen', 'Das Aussehen des Charakters ist von solch blendender Schönheit, dass sogar Wesen von anderen Spezies beeindruckt werden. Alle Fertigkeitsproben bei denen das Aussehen eine Rolle spielt werden für Mitglieder der eigenen Spezies um 3 Punkte erleichtert; für andere Spezies kann der Spielleiter einen Bonus von 1 – 2 Punkten gewähren.', 'SOZ ', 1, 9,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Beeindruckende Narbe</text:p>
          </table:table-cell>
          <table:table-cell office:value-type="string" calcext:value-type="string">
            <text:p>', '</text:p>
          </table:table-cell>
          <table:table-cell office:value-type="string" calcext:value-type="string">
            <text:p>Der Charakter hat eine eindrucksvolle Narbe oder ein ähnliches Kampfmal an einer offensichtlichen Stelle. Alle Proben auf Kommandieren, vor allem im militärischen Bereich werden um 1 Punkt erleichtert.</text:p>
            <text:p>Zudem kann man auf Festen interessante Geschichten vom Krieg zum Besten geb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3];[.B113];[.C113];[.D113];[.E113];[.F113];[.G113];[.H113];[.I113];[.J113];[.K113];[.L113];[.M113])" office:value-type="string" office:string-value="('Beeindruckende Narbe', 'Der Charakter hat eine eindrucksvolle Narbe oder ein ähnliches Kampfmal an einer offensichtlichen Stelle. Alle Proben auf Kommandieren, vor allem im militärischen Bereich werden um 1 Punkt erleichtert.&#10;Zudem kann man auf Festen interessante Geschichten vom Krieg zum Besten geben…', 'SOZ ', 1, 3,0)," calcext:value-type="string">
            <text:p>('Beeindruckende Narbe', 'Der Charakter hat eine eindrucksvolle Narbe oder ein ähnliches Kampfmal an einer offensichtlichen Stelle. Alle Proben auf Kommandieren, vor allem im militärischen Bereich werden um 1 Punkt erleichtert.</text:p>
            <text:p>Zudem kann man auf Festen interessante Geschichten vom Krieg zum Besten geben…', 'SOZ ', 1, 3,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Beeindruckende Stimme</text:p>
          </table:table-cell>
          <table:table-cell office:value-type="string" calcext:value-type="string">
            <text:p>', '</text:p>
          </table:table-cell>
          <table:table-cell office:value-type="string" calcext:value-type="string">
            <text:p>Der Charakter kann mit einer klangvollen Stimme sprechen oder Singen und weiß sein Gegenüber durch Wortwahl und Stimmmodulation zu überzeugen. Fertigkeitswürfe bei denen die Stimme wichtig ist (Feilschen, Schauspiel, Singen, Überreden...) werden um 1 Punkt erleichter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4];[.B114];[.C114];[.D114];[.E114];[.F114];[.G114];[.H114];[.I114];[.J114];[.K114];[.L114];[.M114])" office:value-type="string" office:string-value="('Beeindruckende Stimme', 'Der Charakter kann mit einer klangvollen Stimme sprechen oder Singen und weiß sein Gegenüber durch Wortwahl und Stimmmodulation zu überzeugen. Fertigkeitswürfe bei denen die Stimme wichtig ist (Feilschen, Schauspiel, Singen, Überreden...) werden um 1 Punkt erleichtert', 'SOZ ', 1, 3,0)," calcext:value-type="string">
            <text:p>('Beeindruckende Stimme', 'Der Charakter kann mit einer klangvollen Stimme sprechen oder Singen und weiß sein Gegenüber durch Wortwahl und Stimmmodulation zu überzeugen. Fertigkeitswürfe bei denen die Stimme wichtig ist (Feilschen, Schauspiel, Singen, Überreden...) werden um 1 Punkt erleichtert', 'SOZ ', 1, 3,0),</text:p>
          </table:table-cell>
          <table:table-cell table:style-name="ce1" table:number-columns-repeated="16370"/>
        </table:table-row>
        <table:table-row table:style-name="ro16">
          <table:table-cell office:value-type="string" calcext:value-type="string">
            <text:p>('</text:p>
          </table:table-cell>
          <table:table-cell office:value-type="string" calcext:value-type="string">
            <text:p>Sprachfehler</text:p>
          </table:table-cell>
          <table:table-cell office:value-type="string" calcext:value-type="string">
            <text:p>', '</text:p>
          </table:table-cell>
          <table:table-cell office:value-type="string" calcext:value-type="string">
            <text:p>Der Charakter leidet an einem Sprachfehler. Lispeln, stottern, sich ständig verhaspeln oder irgendwelche Geräusche in einen Satz einflechten etc. gelten als solche.</text:p>
            <text:p>Auf jedenfall wirkt er auf sein Gegenüber seltsam. SOZ-Proben bei denen Sprache eine Rolle spielt, beispielsweise 'Verhandlung', können je nach Situation um 1 - 3 Punkte erschwert werden.</text:p>
            <text:p>Lispeln ist kein Sprachfehler für Hazaru.</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5];[.B115];[.C115];[.D115];[.E115];[.F115];[.G115];[.H115];[.I115];[.J115];[.K115];[.L115];[.M115])" office:value-type="string" office:string-value="('Sprachfehler', 'Der Charakter leidet an einem Sprachfehler. Lispeln, stottern, sich ständig verhaspeln oder irgendwelche Geräusche in einen Satz einflechten etc. gelten als solche.&#10;Auf jedenfall wirkt er auf sein Gegenüber seltsam. SOZ-Proben bei denen Sprache eine Rolle spielt, beispielsweise 'Verhandlung', können je nach Situation um 1 - 3 Punkte erschwert werden.&#10;Lispeln ist kein Sprachfehler für Hazaru.', 'SOZ ', 1, -3,0)," calcext:value-type="string">
            <text:p>('Sprachfehler', 'Der Charakter leidet an einem Sprachfehler. Lispeln, stottern, sich ständig verhaspeln oder irgendwelche Geräusche in einen Satz einflechten etc. gelten als solche.</text:p>
            <text:p>Auf jedenfall wirkt er auf sein Gegenüber seltsam. SOZ-Proben bei denen Sprache eine Rolle spielt, beispielsweise 'Verhandlung', können je nach Situation um 1 - 3 Punkte erschwert werden.</text:p>
            <text:p>Lispeln ist kein Sprachfehler für Hazaru.', 'SOZ ', 1, -3,0),</text:p>
          </table:table-cell>
          <table:table-cell table:style-name="ce1" table:number-columns-repeated="16370"/>
        </table:table-row>
        <table:table-row table:style-name="ro5">
          <table:table-cell office:value-type="string" calcext:value-type="string">
            <text:p>('</text:p>
          </table:table-cell>
          <table:table-cell office:value-type="string" calcext:value-type="string">
            <text:p>Sprachtalent</text:p>
          </table:table-cell>
          <table:table-cell office:value-type="string" calcext:value-type="string">
            <text:p>', '</text:p>
          </table:table-cell>
          <table:table-cell office:value-type="string" calcext:value-type="string">
            <text:p>Einem sprachtalentierten Charakter fällt es leicht, neue Sprachen zu erlernen und er kann sich bald schnell und flüssig verständigen.</text:p>
            <text:p>Das Erlernen einer neuen Sprache dauert nur die Hälfte der normalen Zeit. Der Charakter kann versuchen auf verwandte Sprachen auszuweichen. </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6];[.B116];[.C116];[.D116];[.E116];[.F116];[.G116];[.H116];[.I116];[.J116];[.K116];[.L116];[.M116])" office:value-type="string" office:string-value="('Sprachtalent', 'Einem sprachtalentierten Charakter fällt es leicht, neue Sprachen zu erlernen und er kann sich bald schnell und flüssig verständigen.&#10;Das Erlernen einer neuen Sprache dauert nur die Hälfte der normalen Zeit. Der Charakter kann versuchen auf verwandte Sprachen auszuweichen. ', 'SOZ ', 1, 6,0)," calcext:value-type="string">
            <text:p>('Sprachtalent', 'Einem sprachtalentierten Charakter fällt es leicht, neue Sprachen zu erlernen und er kann sich bald schnell und flüssig verständigen.</text:p>
            <text:p>Das Erlernen einer neuen Sprache dauert nur die Hälfte der normalen Zeit. Der Charakter kann versuchen auf verwandte Sprachen auszuweichen. ', 'SOZ ', 1, 6,0),</text:p>
          </table:table-cell>
          <table:table-cell table:style-name="ce1" table:number-columns-repeated="16370"/>
        </table:table-row>
        <table:table-row table:style-name="ro28">
          <table:table-cell office:value-type="string" calcext:value-type="string">
            <text:p>('</text:p>
          </table:table-cell>
          <table:table-cell office:value-type="string" calcext:value-type="string">
            <text:p>Auf der Flucht</text:p>
          </table:table-cell>
          <table:table-cell office:value-type="string" calcext:value-type="string">
            <text:p>', '</text:p>
          </table:table-cell>
          <table:table-cell office:value-type="string" calcext:value-type="string">
            <text:p>Irgend jemand ist hinter dem Charakter her und der Charakter will unter allen Umständen vermeiden, von seinen Verfolgern erwischt zu werden.</text:p>
            <text:p>Er kann sich nie lange an einem Ort aufhalten und muss verdeckt reisen. Er ist gezwungen aufwändig seine Spuren zu verwischen und hat selten Zeit zum Ausruhen.</text:p>
            <text:p>Dieser Nachteil kann auch auf die Gruppe übertragen werden!</text:p>
            <text:p>Mit diesem Nachteil wird er nirgends auf Dauer Frieden finden. Der Verfolger hat genügend Mittel und Motivation um den Charakter über den Rand des bekannten Universums zu verfolgen Um den Status 'Auf der Flucht' los zu werden, muss der Charakter sich seinem Nemesis stellen und diesen auf die ein oder andere Art überwinden.</text:p>
            <text:p>(-2) Der Gegner weiß nicht viel über den momentanen Status des Charakters. Jedoch wird sein Spitzelnetz früher oder später Informationen zusammentragen, wenn sich der Charakter in einer zivilisierten Umgebung aufhält.</text:p>
            <text:p>(-6) Die Verfolger haben eine Spur die sie zumindest in den gleichen Subsektor führt. Es wird nicht lange dauern, bis sie dem Charakter auf den Fersen sind.</text:p>
            <text:p>(-12) Die Feinde sind dem Charakter dicht auf den Fersen. Er kann praktisch ihren Atem im Nacken spüren und selbst eine Höhle auf einem Asteroiden in diesem Gebiet ist zur Zeit kein ausreichendes Versteck.</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6" calcext:value-type="float">
            <text:p>6</text:p>
          </table:table-cell>
          <table:table-cell office:value-type="string" calcext:value-type="string">
            <text:p>, </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7];[.B117];[.C117];[.D117];[.E117];[.F117];[.G117];[.H117];[.I117];[.J117];[.K117];[.L117];[.M117])" office:value-type="string" office:string-value="('Auf der Flucht', 'Irgend jemand ist hinter dem Charakter her und der Charakter will unter allen Umständen vermeiden, von seinen Verfolgern erwischt zu werden.&#10;Er kann sich nie lange an einem Ort aufhalten und muss verdeckt reisen. Er ist gezwungen aufwändig seine Spuren zu verwischen und hat selten Zeit zum Ausruhen.&#10;Dieser Nachteil kann auch auf die Gruppe übertragen werden!&#10;Mit diesem Nachteil wird er nirgends auf Dauer Frieden finden. Der Verfolger hat genügend Mittel und Motivation um den Charakter über den Rand des bekannten Universums zu verfolgen Um den Status 'Auf der Flucht' los zu werden, muss der Charakter sich seinem Nemesis stellen und diesen auf die ein oder andere Art überwinden.&#10;(-2) Der Gegner weiß nicht viel über den momentanen Status des Charakters. Jedoch wird sein Spitzelnetz früher oder später Informationen zusammentragen, wenn sich der Charakter in einer zivilisierten Umgebung aufhält.&#10;(-6) Die Verfolger haben eine Spur die sie zumindest in den gleichen Subsektor führt. Es wird nicht lange dauern, bis sie dem Charakter auf den Fersen sind.&#10;(-12) Die Feinde sind dem Charakter dicht auf den Fersen. Er kann praktisch ihren Atem im Nacken spüren und selbst eine Höhle auf einem Asteroiden in diesem Gebiet ist zur Zeit kein ausreichendes Versteck.', 'SOZ ', 6, -2,0)," calcext:value-type="string">
            <text:p>('Auf der Flucht', 'Irgend jemand ist hinter dem Charakter her und der Charakter will unter allen Umständen vermeiden, von seinen Verfolgern erwischt zu werden.</text:p>
            <text:p>Er kann sich nie lange an einem Ort aufhalten und muss verdeckt reisen. Er ist gezwungen aufwändig seine Spuren zu verwischen und hat selten Zeit zum Ausruhen.</text:p>
            <text:p>Dieser Nachteil kann auch auf die Gruppe übertragen werden!</text:p>
            <text:p>Mit diesem Nachteil wird er nirgends auf Dauer Frieden finden. Der Verfolger hat genügend Mittel und Motivation um den Charakter über den Rand des bekannten Universums zu verfolgen Um den Status 'Auf der Flucht' los zu werden, muss der Charakter sich seinem Nemesis stellen und diesen auf die ein oder andere Art überwinden.</text:p>
            <text:p>(-2) Der Gegner weiß nicht viel über den momentanen Status des Charakters. Jedoch wird sein Spitzelnetz früher oder später Informationen zusammentragen, wenn sich der Charakter in einer zivilisierten Umgebung aufhält.</text:p>
            <text:p>(-6) Die Verfolger haben eine Spur die sie zumindest in den gleichen Subsektor führt. Es wird nicht lange dauern, bis sie dem Charakter auf den Fersen sind.</text:p>
            <text:p>(-12) Die Feinde sind dem Charakter dicht auf den Fersen. Er kann praktisch ihren Atem im Nacken spüren und selbst eine Höhle auf einem Asteroiden in diesem Gebiet ist zur Zeit kein ausreichendes Versteck.', 'SOZ ', 6, -2,0),</text:p>
          </table:table-cell>
          <table:table-cell table:style-name="ce1" table:number-columns-repeated="16370"/>
        </table:table-row>
        <table:table-row table:style-name="ro10">
          <table:table-cell office:value-type="string" calcext:value-type="string">
            <text:p>('</text:p>
          </table:table-cell>
          <table:table-cell office:value-type="string" calcext:value-type="string">
            <text:p>Gesucht</text:p>
          </table:table-cell>
          <table:table-cell office:value-type="string" calcext:value-type="string">
            <text:p>', '</text:p>
          </table:table-cell>
          <table:table-cell office:value-type="string" calcext:value-type="string">
            <text:p>Der Charakter wird aufgrund von Verbrechen oder anderer Vergehen in einigen Teilen es Weltraums gesucht. Die Kosten für den Nachteil sind abhängig davon, wie weit der Einfluss einer Fraktion reicht und wie schwer das Verbrechen wiegt.</text:p>
            <text:p>Wegen Kriegsverbrechen in der gesamten Novaropäischen Allianz gesucht zu sein, ist etwas anderes, als wegen einer Reihe von Diebstählen auf einer bestimmten Kolonie gesucht zu werden.</text:p>
            <text:p>Der Wert des Nachteils sollte sich zwischen -1 und -18 beweg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8" calcext:value-type="float">
            <text:p>18</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8];[.B118];[.C118];[.D118];[.E118];[.F118];[.G118];[.H118];[.I118];[.J118];[.K118];[.L118];[.M118])" office:value-type="string" office:string-value="('Gesucht', 'Der Charakter wird aufgrund von Verbrechen oder anderer Vergehen in einigen Teilen es Weltraums gesucht. Die Kosten für den Nachteil sind abhängig davon, wie weit der Einfluss einer Fraktion reicht und wie schwer das Verbrechen wiegt.&#10;Wegen Kriegsverbrechen in der gesamten Novaropäischen Allianz gesucht zu sein, ist etwas anderes, als wegen einer Reihe von Diebstählen auf einer bestimmten Kolonie gesucht zu werden.&#10;Der Wert des Nachteils sollte sich zwischen -1 und -18 bewegen.', 'SOZ ', 18, -1,0)," calcext:value-type="string">
            <text:p>('Gesucht', 'Der Charakter wird aufgrund von Verbrechen oder anderer Vergehen in einigen Teilen es Weltraums gesucht. Die Kosten für den Nachteil sind abhängig davon, wie weit der Einfluss einer Fraktion reicht und wie schwer das Verbrechen wiegt.</text:p>
            <text:p>Wegen Kriegsverbrechen in der gesamten Novaropäischen Allianz gesucht zu sein, ist etwas anderes, als wegen einer Reihe von Diebstählen auf einer bestimmten Kolonie gesucht zu werden.</text:p>
            <text:p>Der Wert des Nachteils sollte sich zwischen -1 und -18 bewegen.', 'SOZ ', 18, -1,0),</text:p>
          </table:table-cell>
          <table:table-cell table:style-name="ce1" table:number-columns-repeated="16370"/>
        </table:table-row>
        <table:table-row table:style-name="ro22">
          <table:table-cell office:value-type="string" calcext:value-type="string">
            <text:p>('</text:p>
          </table:table-cell>
          <table:table-cell office:value-type="string" calcext:value-type="string">
            <text:p>Barbar</text:p>
          </table:table-cell>
          <table:table-cell office:value-type="string" calcext:value-type="string">
            <text:p>', '</text:p>
          </table:table-cell>
          <table:table-cell office:value-type="string" calcext:value-type="string">
            <text:p>Der Charakter stammt von einer Welt, die technisch weit zurückliegt und hat noch nicht lange Kontakt mit raumfahrenden Völkern. Er kann anfangs keine Standardsprache, die Technologien die im Torweltenuniversum eigentlich zum Standard gehören sind für ihn Mysterien.</text:p>
            <text:p>Als Richtlinie kann man sich eine Kultur zwischen Bronzezeit und Hochmittelalter vorstellen. Bei der Charaktererschaffung können keine Fertigkeiten gewählt werden, die sich auf Technologien beziehen die in der Kultur des Charakters nicht vertreten sind.</text:p>
            <text:p>Beim Einsatz von Feuerwaffen, Triebwerken, Energiefeldern und anderen lauten unheimlichen Dingen bricht der Charakter anfangs in Panik aus. Selbst wenn er schonend darauf vorbereitet wird, muss ihm eine MEN-Probe gelingen um sich zurückzuhalt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19];[.B119];[.C119];[.D119];[.E119];[.F119];[.G119];[.H119];[.I119];[.J119];[.K119];[.L119];[.M119])" office:value-type="string" office:string-value="('Barbar', 'Der Charakter stammt von einer Welt, die technisch weit zurückliegt und hat noch nicht lange Kontakt mit raumfahrenden Völkern. Er kann anfangs keine Standardsprache, die Technologien die im Torweltenuniversum eigentlich zum Standard gehören sind für ihn Mysterien.&#10;Als Richtlinie kann man sich eine Kultur zwischen Bronzezeit und Hochmittelalter vorstellen. Bei der Charaktererschaffung können keine Fertigkeiten gewählt werden, die sich auf Technologien beziehen die in der Kultur des Charakters nicht vertreten sind.&#10;Beim Einsatz von Feuerwaffen, Triebwerken, Energiefeldern und anderen lauten unheimlichen Dingen bricht der Charakter anfangs in Panik aus. Selbst wenn er schonend darauf vorbereitet wird, muss ihm eine MEN-Probe gelingen um sich zurückzuhalten.', 'SOZ ', 1, -9,0)," calcext:value-type="string">
            <text:p>('Barbar', 'Der Charakter stammt von einer Welt, die technisch weit zurückliegt und hat noch nicht lange Kontakt mit raumfahrenden Völkern. Er kann anfangs keine Standardsprache, die Technologien die im Torweltenuniversum eigentlich zum Standard gehören sind für ihn Mysterien.</text:p>
            <text:p>Als Richtlinie kann man sich eine Kultur zwischen Bronzezeit und Hochmittelalter vorstellen. Bei der Charaktererschaffung können keine Fertigkeiten gewählt werden, die sich auf Technologien beziehen die in der Kultur des Charakters nicht vertreten sind.</text:p>
            <text:p>Beim Einsatz von Feuerwaffen, Triebwerken, Energiefeldern und anderen lauten unheimlichen Dingen bricht der Charakter anfangs in Panik aus. Selbst wenn er schonend darauf vorbereitet wird, muss ihm eine MEN-Probe gelingen um sich zurückzuhalten.', 'SOZ ', 1, -9,0),</text:p>
          </table:table-cell>
          <table:table-cell table:style-name="ce1" table:number-columns-repeated="16370"/>
        </table:table-row>
        <table:table-row table:style-name="ro18">
          <table:table-cell office:value-type="string" calcext:value-type="string">
            <text:p>('</text:p>
          </table:table-cell>
          <table:table-cell office:value-type="string" calcext:value-type="string">
            <text:p>Militärischer Rang</text:p>
          </table:table-cell>
          <table:table-cell office:value-type="string" calcext:value-type="string">
            <text:p>', '</text:p>
          </table:table-cell>
          <table:table-cell office:value-type="string" calcext:value-type="string">
            <text:p>Der Charakter ist oder war Mitglied in einer regulären Armee oder einer größeren Söldnergruppierung. Man hat 'Kontakt' zu Mitgliedern der (ehemaligen) Einheit.</text:p>
            <text:p>(1-6) Mannschaftsdienstgrade</text:p>
            <text:p>(3-9) Unteroffiziere</text:p>
            <text:p>(6-12) Offiziere</text:p>
            <text:p>(9-18) Stabsoffiziere</text:p>
            <text:p>(15+) Generalstab</text:p>
            <text:p>Der genauer Wert ist auch ein bisschen abhängig von Prestige der Verwendung und der Einheit</text:p>
            <text:p>Ränge der Reserve oder außer Dienst kosten die Hälfte.</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0];[.B120];[.C120];[.D120];[.E120];[.F120];[.G120];[.H120];[.I120];[.J120];[.K120];[.L120];[.M120])" office:value-type="string" office:string-value="('Militärischer Rang', 'Der Charakter ist oder war Mitglied in einer regulären Armee oder einer größeren Söldnergruppierung. Man hat 'Kontakt' zu Mitgliedern der (ehemaligen) Einheit.&#10;(1-6) Mannschaftsdienstgrade&#10;(3-9) Unteroffiziere&#10;(6-12) Offiziere&#10;(9-18) Stabsoffiziere&#10;(15+) Generalstab&#10;Der genauer Wert ist auch ein bisschen abhängig von Prestige der Verwendung und der Einheit&#10;Ränge der Reserve oder außer Dienst kosten die Hälfte.', 'SOZ ', 24, 1,0)," calcext:value-type="string">
            <text:p>('Militärischer Rang', 'Der Charakter ist oder war Mitglied in einer regulären Armee oder einer größeren Söldnergruppierung. Man hat 'Kontakt' zu Mitgliedern der (ehemaligen) Einheit.</text:p>
            <text:p>(1-6) Mannschaftsdienstgrade</text:p>
            <text:p>(3-9) Unteroffiziere</text:p>
            <text:p>(6-12) Offiziere</text:p>
            <text:p>(9-18) Stabsoffiziere</text:p>
            <text:p>(15+) Generalstab</text:p>
            <text:p>Der genauer Wert ist auch ein bisschen abhängig von Prestige der Verwendung und der Einheit</text:p>
            <text:p>Ränge der Reserve oder außer Dienst kosten die Hälfte.', 'SOZ ', 24, 1,0),</text:p>
          </table:table-cell>
          <table:table-cell table:style-name="ce1" table:number-columns-repeated="16370"/>
        </table:table-row>
        <table:table-row table:style-name="ro12">
          <table:table-cell office:value-type="string" calcext:value-type="string">
            <text:p>('</text:p>
          </table:table-cell>
          <table:table-cell office:value-type="string" calcext:value-type="string">
            <text:p>Wissenschaftlicher Titel</text:p>
          </table:table-cell>
          <table:table-cell office:value-type="string" calcext:value-type="string">
            <text:p>', '</text:p>
          </table:table-cell>
          <table:table-cell office:value-type="string" calcext:value-type="string">
            <text:p>Der Charakter hat ein wissenschaftliches Studium absolviert und einen oder mehrere Abschlüsse erworben, die möglicherweise auch als Namensteile getragen werden können.</text:p>
            <text:p>(3-9) Bachelor</text:p>
            <text:p>(6-12) Master / Diplom</text:p>
            <text:p>(9-15) Doktortitel</text:p>
            <text:p>(12-18) Professur</text:p>
            <text:p>Der genaue Wert ist natürlich abhängig vom Prestige der entsprechenden Institution. </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1];[.B121];[.C121];[.D121];[.E121];[.F121];[.G121];[.H121];[.I121];[.J121];[.K121];[.L121];[.M121])" office:value-type="string" office:string-value="('Wissenschaftlicher Titel', 'Der Charakter hat ein wissenschaftliches Studium absolviert und einen oder mehrere Abschlüsse erworben, die möglicherweise auch als Namensteile getragen werden können.&#10;(3-9) Bachelor&#10;(6-12) Master / Diplom&#10;(9-15) Doktortitel&#10;(12-18) Professur&#10;Der genaue Wert ist natürlich abhängig vom Prestige der entsprechenden Institution. ', 'SOZ ', 24, 1,0)," calcext:value-type="string">
            <text:p>('Wissenschaftlicher Titel', 'Der Charakter hat ein wissenschaftliches Studium absolviert und einen oder mehrere Abschlüsse erworben, die möglicherweise auch als Namensteile getragen werden können.</text:p>
            <text:p>(3-9) Bachelor</text:p>
            <text:p>(6-12) Master / Diplom</text:p>
            <text:p>(9-15) Doktortitel</text:p>
            <text:p>(12-18) Professur</text:p>
            <text:p>Der genaue Wert ist natürlich abhängig vom Prestige der entsprechenden Institution. ', 'SOZ ', 24, 1,0),</text:p>
          </table:table-cell>
          <table:table-cell table:style-name="ce1" table:number-columns-repeated="16370"/>
        </table:table-row>
        <table:table-row table:style-name="ro14">
          <table:table-cell office:value-type="string" calcext:value-type="string">
            <text:p>('</text:p>
          </table:table-cell>
          <table:table-cell office:value-type="string" calcext:value-type="string">
            <text:p>Adelstitel</text:p>
          </table:table-cell>
          <table:table-cell office:value-type="string" calcext:value-type="string">
            <text:p>', '</text:p>
          </table:table-cell>
          <table:table-cell office:value-type="string" calcext:value-type="string">
            <text:p>Der Charakter entstammt einem adeligen Haus. Er trägt ein 'von' im Namen oder das entsprechende Äquivalent seiner Kultur. Das sagt zwar nichts über die wahre Macht des Charakters aus oder seinen Reichtum, aber er gibt ihm dennoch Ruf.</text:p>
            <text:p>(1) Adelige Abstammung. Man trägt den Namen und darf möglicherweise das Wappen oder Signet der Familie führen. </text:p>
            <text:p>(1-6) Reiner Titularadel, Name und Rang ohne Macht und Verantwortung, aber es ist immerhin nicht nur der Name der Familie sondern der eigene Name.</text:p>
            <text:p>(3-9) Immer noch reiner Titularadel, aber er ist erblich.</text:p>
            <text:p>(6-12) Ritterwürde ohne Besitzungen</text:p>
            <text:p>(9-18) Ritterwürde mit Besitzungen </text:p>
            <text:p>(15+) Höhere Adelstitel mit Besitzungen</text:p>
            <text:p>Besitzungen, Untertanen, Diener und ähnliches sind nicht Teil dieses Vorteils, sondern müssen gesondert erworben werden, möglicherweise durch Erschaffung einer Fraktion. </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2];[.B122];[.C122];[.D122];[.E122];[.F122];[.G122];[.H122];[.I122];[.J122];[.K122];[.L122];[.M122])" office:value-type="string" office:string-value="('Adelstitel', 'Der Charakter entstammt einem adeligen Haus. Er trägt ein 'von' im Namen oder das entsprechende Äquivalent seiner Kultur. Das sagt zwar nichts über die wahre Macht des Charakters aus oder seinen Reichtum, aber er gibt ihm dennoch Ruf.&#10;(1) Adelige Abstammung. Man trägt den Namen und darf möglicherweise das Wappen oder Signet der Familie führen. &#10;(1-6) Reiner Titularadel, Name und Rang ohne Macht und Verantwortung, aber es ist immerhin nicht nur der Name der Familie sondern der eigene Name.&#10;(3-9) Immer noch reiner Titularadel, aber er ist erblich.&#10;(6-12) Ritterwürde ohne Besitzungen&#10;(9-18) Ritterwürde mit Besitzungen &#10;(15+) Höhere Adelstitel mit Besitzungen&#10;Besitzungen, Untertanen, Diener und ähnliches sind nicht Teil dieses Vorteils, sondern müssen gesondert erworben werden, möglicherweise durch Erschaffung einer Fraktion. ', 'SOZ ', 24, 1,0)," calcext:value-type="string">
            <text:p>('Adelstitel', 'Der Charakter entstammt einem adeligen Haus. Er trägt ein 'von' im Namen oder das entsprechende Äquivalent seiner Kultur. Das sagt zwar nichts über die wahre Macht des Charakters aus oder seinen Reichtum, aber er gibt ihm dennoch Ruf.</text:p>
            <text:p>(1) Adelige Abstammung. Man trägt den Namen und darf möglicherweise das Wappen oder Signet der Familie führen. </text:p>
            <text:p>(1-6) Reiner Titularadel, Name und Rang ohne Macht und Verantwortung, aber es ist immerhin nicht nur der Name der Familie sondern der eigene Name.</text:p>
            <text:p>(3-9) Immer noch reiner Titularadel, aber er ist erblich.</text:p>
            <text:p>(6-12) Ritterwürde ohne Besitzungen</text:p>
            <text:p>(9-18) Ritterwürde mit Besitzungen </text:p>
            <text:p>(15+) Höhere Adelstitel mit Besitzungen</text:p>
            <text:p>Besitzungen, Untertanen, Diener und ähnliches sind nicht Teil dieses Vorteils, sondern müssen gesondert erworben werden, möglicherweise durch Erschaffung einer Fraktion. ', 'SOZ ', 24, 1,0),</text:p>
          </table:table-cell>
          <table:table-cell table:style-name="ce1" table:number-columns-repeated="16370"/>
        </table:table-row>
        <table:table-row table:style-name="ro13">
          <table:table-cell office:value-type="string" calcext:value-type="string">
            <text:p>('</text:p>
          </table:table-cell>
          <table:table-cell office:value-type="string" calcext:value-type="string">
            <text:p>Sonstige Titel</text:p>
          </table:table-cell>
          <table:table-cell office:value-type="string" calcext:value-type="string">
            <text:p>', '</text:p>
          </table:table-cell>
          <table:table-cell office:value-type="string" calcext:value-type="string">
            <text:p>In einigen Berufszweigen kommt man ohne Titel nicht weit. Teilweise darf man überhaupt nicht tätig werden oder man bewegt sich in einer Grauzone. Einige Titel wären:</text:p>
            <text:p>(6-9) Handwerksgeselle</text:p>
            <text:p>(9-12) Handwerksmeister</text:p>
            <text:p>(9-12) Arzt</text:p>
            <text:p>(9-12) Ingenieur</text:p>
            <text:p>(9-12) Anwalt</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3];[.B123];[.C123];[.D123];[.E123];[.F123];[.G123];[.H123];[.I123];[.J123];[.K123];[.L123];[.M123])" office:value-type="string" office:string-value="('Sonstige Titel', 'In einigen Berufszweigen kommt man ohne Titel nicht weit. Teilweise darf man überhaupt nicht tätig werden oder man bewegt sich in einer Grauzone. Einige Titel wären:&#10;(6-9) Handwerksgeselle&#10;(9-12) Handwerksmeister&#10;(9-12) Arzt&#10;(9-12) Ingenieur&#10;(9-12) Anwalt', 'SOZ ', 24, 1,0)," calcext:value-type="string">
            <text:p>('Sonstige Titel', 'In einigen Berufszweigen kommt man ohne Titel nicht weit. Teilweise darf man überhaupt nicht tätig werden oder man bewegt sich in einer Grauzone. Einige Titel wären:</text:p>
            <text:p>(6-9) Handwerksgeselle</text:p>
            <text:p>(9-12) Handwerksmeister</text:p>
            <text:p>(9-12) Arzt</text:p>
            <text:p>(9-12) Ingenieur</text:p>
            <text:p>(9-12) Anwalt', 'SOZ ', 24, 1,0),</text:p>
          </table:table-cell>
          <table:table-cell table:style-name="ce1" table:number-columns-repeated="16370"/>
        </table:table-row>
        <table:table-row table:style-name="ro16">
          <table:table-cell office:value-type="string" calcext:value-type="string">
            <text:p>('</text:p>
          </table:table-cell>
          <table:table-cell office:value-type="string" calcext:value-type="string">
            <text:p>Berühmt oder Berüchtigt</text:p>
          </table:table-cell>
          <table:table-cell office:value-type="string" calcext:value-type="string">
            <text:p>', '</text:p>
          </table:table-cell>
          <table:table-cell office:value-type="string" calcext:value-type="string">
            <text:p>Der Charakter trägt zwar keinen besonderen Titel, doch er ist aus anderen Gründen bekannt. Schauspieler, Schriftsteller, bekannte Händler oder legendäre Archäologen.</text:p>
            <text:p>(1-6) namhaft</text:p>
            <text:p>(3-9) bekannt</text:p>
            <text:p>(6-15) prominent</text:p>
            <text:p>(12-18) berühmt</text:p>
            <text:p>(15+) legendär</text:p>
            <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24" calcext:value-type="float">
            <text:p>24</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4];[.B124];[.C124];[.D124];[.E124];[.F124];[.G124];[.H124];[.I124];[.J124];[.K124];[.L124];[.M124])" office:value-type="string" office:string-value="('Berühmt oder Berüchtigt', 'Der Charakter trägt zwar keinen besonderen Titel, doch er ist aus anderen Gründen bekannt. Schauspieler, Schriftsteller, bekannte Händler oder legendäre Archäologen.&#10;(1-6) namhaft&#10;(3-9) bekannt&#10;(6-15) prominent&#10;(12-18) berühmt&#10;(15+) legendär&#10;', 'SOZ ', 24, 1,0)," calcext:value-type="string">
            <text:p>('Berühmt oder Berüchtigt', 'Der Charakter trägt zwar keinen besonderen Titel, doch er ist aus anderen Gründen bekannt. Schauspieler, Schriftsteller, bekannte Händler oder legendäre Archäologen.</text:p>
            <text:p>(1-6) namhaft</text:p>
            <text:p>(3-9) bekannt</text:p>
            <text:p>(6-15) prominent</text:p>
            <text:p>(12-18) berühmt</text:p>
            <text:p>(15+) legendär</text:p>
            <text:p>', 'SOZ ', 24, 1,0),</text:p>
          </table:table-cell>
          <table:table-cell table:style-name="ce1" table:number-columns-repeated="16370"/>
        </table:table-row>
        <table:table-row table:style-name="ro29">
          <table:table-cell office:value-type="string" calcext:value-type="string">
            <text:p>('</text:p>
          </table:table-cell>
          <table:table-cell office:value-type="string" calcext:value-type="string">
            <text:p>Diplomatische Immunität</text:p>
          </table:table-cell>
          <table:table-cell office:value-type="string" calcext:value-type="string">
            <text:p>', '</text:p>
          </table:table-cell>
          <table:table-cell office:value-type="string" calcext:value-type="string">
            <text:p>Voraussetzung: Mächtige Freunde, Adelig, oder Verpflichtung gegenüber einem Adligen Haus.</text:p>
            <text:p>Der Charakter genießt diplomatische Immunität. Diese schützt ihn vor Strafverfolgung bei den meisten Delikten (Etwa zu schnelles Fahren, falsch parken etc.). Sein Gepäck darf nicht vom Zoll untersucht werden und Mitglieder der eigenen Botschaft müssen ihm Hilfestellung gewähren.</text:p>
            <text:p>Dieser Vorteil ist mit äußerster Vorsicht zu genießen. Er ist für besondere Kampagnen interessant und sollte dort auf Zeit vergeben werden.</text:p>
            <text:p>Dieser Vorteil bietet sich eher für spezielle Kampagnen an und sollte im Vorfeld vom Spielleiter abgesegnet werden.</text:p>
            <text:p>Man muss als Spieler auch bedenken, Diplomatische Immunität macht nicht kugelsicher und die eigene Regierung kann einen immer noch für alle Taten als Botschafter zur Rechenschaft ziehen.</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5];[.B125];[.C125];[.D125];[.E125];[.F125];[.G125];[.H125];[.I125];[.J125];[.K125];[.L125];[.M125])" office:value-type="string" office:string-value="('Diplomatische Immunität', 'Voraussetzung: Mächtige Freunde, Adelig, oder Verpflichtung gegenüber einem Adligen Haus.&#10;Der Charakter genießt diplomatische Immunität. Diese schützt ihn vor Strafverfolgung bei den meisten Delikten (Etwa zu schnelles Fahren, falsch parken etc.). Sein Gepäck darf nicht vom Zoll untersucht werden und Mitglieder der eigenen Botschaft müssen ihm Hilfestellung gewähren.&#10;Dieser Vorteil ist mit äußerster Vorsicht zu genießen. Er ist für besondere Kampagnen interessant und sollte dort auf Zeit vergeben werden.&#10;Dieser Vorteil bietet sich eher für spezielle Kampagnen an und sollte im Vorfeld vom Spielleiter abgesegnet werden.&#10;Man muss als Spieler auch bedenken, Diplomatische Immunität macht nicht kugelsicher und die eigene Regierung kann einen immer noch für alle Taten als Botschafter zur Rechenschaft ziehen.', 'SOZ ', 1, 18,0)," calcext:value-type="string">
            <text:p>('Diplomatische Immunität', 'Voraussetzung: Mächtige Freunde, Adelig, oder Verpflichtung gegenüber einem Adligen Haus.</text:p>
            <text:p>Der Charakter genießt diplomatische Immunität. Diese schützt ihn vor Strafverfolgung bei den meisten Delikten (Etwa zu schnelles Fahren, falsch parken etc.). Sein Gepäck darf nicht vom Zoll untersucht werden und Mitglieder der eigenen Botschaft müssen ihm Hilfestellung gewähren.</text:p>
            <text:p>Dieser Vorteil ist mit äußerster Vorsicht zu genießen. Er ist für besondere Kampagnen interessant und sollte dort auf Zeit vergeben werden.</text:p>
            <text:p>Dieser Vorteil bietet sich eher für spezielle Kampagnen an und sollte im Vorfeld vom Spielleiter abgesegnet werden.</text:p>
            <text:p>Man muss als Spieler auch bedenken, Diplomatische Immunität macht nicht kugelsicher und die eigene Regierung kann einen immer noch für alle Taten als Botschafter zur Rechenschaft ziehen.', 'SOZ ', 1, 18,0),</text:p>
          </table:table-cell>
          <table:table-cell table:style-name="ce1" table:number-columns-repeated="16370"/>
        </table:table-row>
        <table:table-row table:style-name="ro6">
          <table:table-cell office:value-type="string" calcext:value-type="string">
            <text:p>('</text:p>
          </table:table-cell>
          <table:table-cell office:value-type="string" calcext:value-type="string">
            <text:p>Gesellschaftlicher Makel</text:p>
          </table:table-cell>
          <table:table-cell office:value-type="string" calcext:value-type="string">
            <text:p>', '</text:p>
          </table:table-cell>
          <table:table-cell office:value-type="string" calcext:value-type="string">
            <text:p>Der Charakter ist aus irgendeinem Grund in seiner gewöhnlichen Gesellschaft nicht akzeptiert. Das kann verschiedenste Gründe haben. Die Höhe der Punkte für diesen Nachteil hängt davon ab, wie stark der Charakter in der Gesellschaft zurückgesetzt wird.</text:p>
          </table:table-cell>
          <table:table-cell office:value-type="string" calcext:value-type="string">
            <text:p>', '</text:p>
          </table:table-cell>
          <table:table-cell office:value-type="string" calcext:value-type="string">
            <text:p>SOZ </text:p>
          </table:table-cell>
          <table:table-cell office:value-type="string" calcext:value-type="string">
            <text:p>', </text:p>
          </table:table-cell>
          <table:table-cell office:value-type="float" office:value="12" calcext:value-type="float">
            <text:p>12</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6];[.B126];[.C126];[.D126];[.E126];[.F126];[.G126];[.H126];[.I126];[.J126];[.K126];[.L126];[.M126])" office:value-type="string" office:string-value="('Gesellschaftlicher Makel', 'Der Charakter ist aus irgendeinem Grund in seiner gewöhnlichen Gesellschaft nicht akzeptiert. Das kann verschiedenste Gründe haben. Die Höhe der Punkte für diesen Nachteil hängt davon ab, wie stark der Charakter in der Gesellschaft zurückgesetzt wird.', 'SOZ ', 12, -1,0)," calcext:value-type="string">
            <text:p>('Gesellschaftlicher Makel', 'Der Charakter ist aus irgendeinem Grund in seiner gewöhnlichen Gesellschaft nicht akzeptiert. Das kann verschiedenste Gründe haben. Die Höhe der Punkte für diesen Nachteil hängt davon ab, wie stark der Charakter in der Gesellschaft zurückgesetzt wird.', 'SOZ ', 12, -1,0),</text:p>
          </table:table-cell>
          <table:table-cell table:style-name="ce1" table:number-columns-repeated="16370"/>
        </table:table-row>
        <table:table-row table:style-name="ro2">
          <table:table-cell office:value-type="string" calcext:value-type="string">
            <text:p>('</text:p>
          </table:table-cell>
          <table:table-cell office:value-type="string" calcext:value-type="string">
            <text:p>PSI-Begabung</text:p>
          </table:table-cell>
          <table:table-cell office:value-type="string" calcext:value-type="string">
            <text:p>', '</text:p>
          </table:table-cell>
          <table:table-cell office:value-type="string" calcext:value-type="string">
            <text:p>Der Charakter ist in der Lage Psionische Kräfte zu kanalisieren und damit Effekte zu erzielen. Der Vorteil PSI-Begabung sollte immer mit einer PSI-Tradition gekoppelt werden.</text:p>
          </table:table-cell>
          <table:table-cell office:value-type="string" calcext:value-type="string">
            <text:p>', '</text:p>
          </table:table-cell>
          <table:table-cell office:value-type="string" calcext:value-type="string">
            <text:p>PSI</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24" calcext:value-type="float">
            <text:p>24</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formula="of:=CONCATENATE([.A127];[.B127];[.C127];[.D127];[.E127];[.F127];[.G127];[.H127];[.I127];[.J127];[.K127];[.L127];[.M127])" office:value-type="string" office:string-value="('PSI-Begabung', 'Der Charakter ist in der Lage Psionische Kräfte zu kanalisieren und damit Effekte zu erzielen. Der Vorteil PSI-Begabung sollte immer mit einer PSI-Tradition gekoppelt werden.', 'PSI', 1, 24,0)," calcext:value-type="string">
            <text:p>('PSI-Begabung', 'Der Charakter ist in der Lage Psionische Kräfte zu kanalisieren und damit Effekte zu erzielen. Der Vorteil PSI-Begabung sollte immer mit einer PSI-Tradition gekoppelt werden.', 'PSI', 1, 24,0),</text:p>
          </table:table-cell>
          <table:table-cell table:style-name="ce1" table:number-columns-repeated="16370"/>
        </table:table-row>
        <table:table-row table:style-name="ro7">
          <table:table-cell office:value-type="string" calcext:value-type="string">
            <text:p>('</text:p>
          </table:table-cell>
          <table:table-cell office:value-type="string" calcext:value-type="string">
            <text:p>Tradition: Keine Tradition</text:p>
          </table:table-cell>
          <table:table-cell office:value-type="string" calcext:value-type="string">
            <text:p>', '</text:p>
          </table:table-cell>
          <table:table-cell office:value-type="string" calcext:value-type="string">
            <text:p>Der Charakter hat keinerlei formelle Ausbildung im Umgang mit Psionik und kann die </text:p>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28];[.B128];[.C128];[.D128];[.E128];[.F128];[.G128];[.H128];[.I128];[.J128];[.K128];[.L128];[.M128])" office:value-type="string" office:string-value="('Tradition: Keine Tradition', 'Der Charakter hat keinerlei formelle Ausbildung im Umgang mit Psionik und kann die ', '', , ,)," calcext:value-type="string">
            <text:p>('Tradition: Keine Tradition', 'Der Charakter hat keinerlei formelle Ausbildung im Umgang mit Psionik und kann die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29];[.B129];[.C129];[.D129];[.E129];[.F129];[.G129];[.H129];[.I129];[.J129];[.K129];[.L129];[.M129])"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0];[.B130];[.C130];[.D130];[.E130];[.F130];[.G130];[.H130];[.I130];[.J130];[.K130];[.L130];[.M130])"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1];[.B131];[.C131];[.D131];[.E131];[.F131];[.G131];[.H131];[.I131];[.J131];[.K131];[.L131];[.M131])"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2];[.B132];[.C132];[.D132];[.E132];[.F132];[.G132];[.H132];[.I132];[.J132];[.K132];[.L132];[.M132])"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3];[.B133];[.C133];[.D133];[.E133];[.F133];[.G133];[.H133];[.I133];[.J133];[.K133];[.L133];[.M133])"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4];[.B134];[.C134];[.D134];[.E134];[.F134];[.G134];[.H134];[.I134];[.J134];[.K134];[.L134];[.M134])"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5];[.B135];[.C135];[.D135];[.E135];[.F135];[.G135];[.H135];[.I135];[.J135];[.K135];[.L135];[.M135])"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6];[.B136];[.C136];[.D136];[.E136];[.F136];[.G136];[.H136];[.I136];[.J136];[.K136];[.L136];[.M136])"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7];[.B137];[.C137];[.D137];[.E137];[.F137];[.G137];[.H137];[.I137];[.J137];[.K137];[.L137];[.M137])"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8];[.B138];[.C138];[.D138];[.E138];[.F138];[.G138];[.H138];[.I138];[.J138];[.K138];[.L138];[.M138])"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39];[.B139];[.C139];[.D139];[.E139];[.F139];[.G139];[.H139];[.I139];[.J139];[.K139];[.L139];[.M139])"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0];[.B140];[.C140];[.D140];[.E140];[.F140];[.G140];[.H140];[.I140];[.J140];[.K140];[.L140];[.M140])"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1];[.B141];[.C141];[.D141];[.E141];[.F141];[.G141];[.H141];[.I141];[.J141];[.K141];[.L141];[.M141])"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2];[.B142];[.C142];[.D142];[.E142];[.F142];[.G142];[.H142];[.I142];[.J142];[.K142];[.L142];[.M142])"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3];[.B143];[.C143];[.D143];[.E143];[.F143];[.G143];[.H143];[.I143];[.J143];[.K143];[.L143];[.M143])"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4];[.B144];[.C144];[.D144];[.E144];[.F144];[.G144];[.H144];[.I144];[.J144];[.K144];[.L144];[.M144])"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5];[.B145];[.C145];[.D145];[.E145];[.F145];[.G145];[.H145];[.I145];[.J145];[.K145];[.L145];[.M145])"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6];[.B146];[.C146];[.D146];[.E146];[.F146];[.G146];[.H146];[.I146];[.J146];[.K146];[.L146];[.M146])"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7];[.B147];[.C147];[.D147];[.E147];[.F147];[.G147];[.H147];[.I147];[.J147];[.K147];[.L147];[.M147])"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8];[.B148];[.C148];[.D148];[.E148];[.F148];[.G148];[.H148];[.I148];[.J148];[.K148];[.L148];[.M148])"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49];[.B149];[.C149];[.D149];[.E149];[.F149];[.G149];[.H149];[.I149];[.J149];[.K149];[.L149];[.M149])"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0];[.B150];[.C150];[.D150];[.E150];[.F150];[.G150];[.H150];[.I150];[.J150];[.K150];[.L150];[.M150])"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1];[.B151];[.C151];[.D151];[.E151];[.F151];[.G151];[.H151];[.I151];[.J151];[.K151];[.L151];[.M151])"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2];[.B152];[.C152];[.D152];[.E152];[.F152];[.G152];[.H152];[.I152];[.J152];[.K152];[.L152];[.M152])" office:value-type="string" office:string-value="('', '', '', , ,)," calcext:value-type="string">
            <text:p>('', '', '', , ,),</text:p>
          </table:table-cell>
          <table:table-cell table:style-name="ce1"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3];[.B153];[.C153];[.D153];[.E153];[.F153];[.G153];[.H153];[.I153];[.J153];[.K153];[.L153];[.M153])"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4];[.B154];[.C154];[.D154];[.E154];[.F154];[.G154];[.H154];[.I154];[.J154];[.K154];[.L154];[.M154])"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5];[.B155];[.C155];[.D155];[.E155];[.F155];[.G155];[.H155];[.I155];[.J155];[.K155];[.L155];[.M155])"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6];[.B156];[.C156];[.D156];[.E156];[.F156];[.G156];[.H156];[.I156];[.J156];[.K156];[.L156];[.M156])"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7];[.B157];[.C157];[.D157];[.E157];[.F157];[.G157];[.H157];[.I157];[.J157];[.K157];[.L157];[.M157])"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8];[.B158];[.C158];[.D158];[.E158];[.F158];[.G158];[.H158];[.I158];[.J158];[.K158];[.L158];[.M158])"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59];[.B159];[.C159];[.D159];[.E159];[.F159];[.G159];[.H159];[.I159];[.J159];[.K159];[.L159];[.M159])"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0];[.B160];[.C160];[.D160];[.E160];[.F160];[.G160];[.H160];[.I160];[.J160];[.K160];[.L160];[.M160])"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1];[.B161];[.C161];[.D161];[.E161];[.F161];[.G161];[.H161];[.I161];[.J161];[.K161];[.L161];[.M161])"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2];[.B162];[.C162];[.D162];[.E162];[.F162];[.G162];[.H162];[.I162];[.J162];[.K162];[.L162];[.M162])"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3];[.B163];[.C163];[.D163];[.E163];[.F163];[.G163];[.H163];[.I163];[.J163];[.K163];[.L163];[.M163])"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4];[.B164];[.C164];[.D164];[.E164];[.F164];[.G164];[.H164];[.I164];[.J164];[.K164];[.L164];[.M164])"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5];[.B165];[.C165];[.D165];[.E165];[.F165];[.G165];[.H165];[.I165];[.J165];[.K165];[.L165];[.M165])"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6];[.B166];[.C166];[.D166];[.E166];[.F166];[.G166];[.H166];[.I166];[.J166];[.K166];[.L166];[.M166])"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7];[.B167];[.C167];[.D167];[.E167];[.F167];[.G167];[.H167];[.I167];[.J167];[.K167];[.L167];[.M167])" office:value-type="string" office:string-value="('', '', '', , ,)," calcext:value-type="string">
            <text:p>('', '', '', , ,),</text:p>
          </table:table-cell>
          <table:table-cell table:style-name="Default" table:number-columns-repeated="16370"/>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table-cell office:value-type="string" calcext:value-type="string">
            <text:p>),</text:p>
          </table:table-cell>
          <table:table-cell table:formula="of:=CONCATENATE([.A168];[.B168];[.C168];[.D168];[.E168];[.F168];[.G168];[.H168];[.I168];[.J168];[.K168];[.L168];[.M168])" office:value-type="string" office:string-value="('', '', '', , ,)," calcext:value-type="string">
            <text:p>('', '', '', , ,),</text:p>
          </table:table-cell>
          <table:table-cell table:style-name="Default" table:number-columns-repeated="1637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8">00.00.0000</text:date>, <text:time style:data-style-name="N2" text:time-value="19:22:41.251854821">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8T06:39:55.680518491</meta:creation-date>
    <dc:date>2025-08-28T21:17:05.861884112</dc:date>
    <meta:editing-duration>PT5H22M33S</meta:editing-duration>
    <meta:editing-cycles>42</meta:editing-cycles>
    <meta:generator>LibreOffice/25.2.5.2$Linux_X86_64 LibreOffice_project/fb4792146257752f54eab576deb869869b108571</meta:generator>
    <meta:document-statistic meta:table-count="3" meta:cell-count="14081" meta:object-count="0"/>
  </office:meta>
</office:document-meta>
</file>